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636cm"/>
    </style:style>
    <style:style style:name="co2" style:family="table-column">
      <style:table-column-properties fo:break-before="auto" style:column-width="1.318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346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6.219cm"/>
    </style:style>
    <style:style style:name="co11" style:family="table-column">
      <style:table-column-properties fo:break-before="auto" style:column-width="5.644cm"/>
    </style:style>
    <style:style style:name="co12" style:family="table-column">
      <style:table-column-properties fo:break-before="auto" style:column-width="6.1cm"/>
    </style:style>
    <style:style style:name="co13" style:family="table-column">
      <style:table-column-properties fo:break-before="auto" style:column-width="5.525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orrida" table:style-name="ta1" table:print="false">
        <table:shapes>
          <draw:frame draw:z-index="0" draw:style-name="gr1" svg:width="15.999cm" svg:height="8.999cm" svg:x="23.608cm" svg:y="3.394cm">
            <draw:object draw:notify-on-update-of-ranges="corrida.B2:corrida.B31 corrida.C1:corrida.C1 corrida.C2:corrida.C31 corrida.B2:corrida.B31 corrida.D1:corrida.D1 corrida.D2:corrida.D31 corrida.B2:corrida.B31 corrida.E1:corrida.E1 corrida.E2:corrida.E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ce5"/>
        <table:table-column table:style-name="co1" table:default-cell-style-name="Default"/>
        <table:table-column table:style-name="co6" table:default-cell-style-name="Default"/>
        <table:table-column table:style-name="co14" table:default-cell-style-name="Default"/>
        <table:table-row table:style-name="ro1">
          <table:table-cell table:style-name="ce4" table:formula="of:=['file:///home/diego/workspace/qin-cluster/pruebas/estadisticas/corrida-20120802000741.ods'#$secuencia.A1]" office:value-type="string" office:string-value="metodo">
            <text:p>metodo</text:p>
          </table:table-cell>
          <table:table-cell table:style-name="ce4" office:value-type="string">
            <text:p>indice</text:p>
          </table:table-cell>
          <table:table-cell table:style-name="ce4" table:formula="of:=['file:///home/diego/workspace/qin-cluster/pruebas/estadisticas/corrida-20120802000741.ods'#$secuencia.B1]" office:value-type="string" office:string-value="tiempo [milisegundos]">
            <text:p>tiempo [milisegundos]</text:p>
          </table:table-cell>
          <table:table-cell table:style-name="ce4" table:formula="of:=['file:///home/diego/workspace/qin-cluster/pruebas/estadisticas/corrida-20120802000741.ods'#$secuencia.C1]" office:value-type="string" office:string-value="tiempo [segundos]">
            <text:p>tiempo [segundos]</text:p>
          </table:table-cell>
          <table:table-cell table:style-name="ce4" office:value-type="string">
            <text:p>porcentual [%]</text:p>
          </table:table-cell>
          <table:table-cell office:value-type="string">
            <text:p>total valores [unidad]</text:p>
          </table:table-cell>
          <table:table-cell table:formula="of:=COUNTIF([.A1:.A1001];&quot;&lt;&gt;0&quot;)" office:value-type="float" office:value="9">
            <text:p>9</text:p>
          </table:table-cell>
          <table:table-cell/>
          <table:table-cell table:style-name="ce4" table:formula="of:=['file:///home/diego/workspace/qin-cluster/pruebas/estadisticas/corrida-20120802000741.ods'#$acumulado.B1]" office:value-type="string" office:string-value="metodo">
            <text:p>metodo</text:p>
          </table:table-cell>
          <table:table-cell table:style-name="ce4" table:formula="of:=['file:///home/diego/workspace/qin-cluster/pruebas/estadisticas/corrida-20120802000741.ods'#$acumulado.A1]" office:value-type="string" office:string-value="indice">
            <text:p>indice</text:p>
          </table:table-cell>
          <table:table-cell table:style-name="ce4" table:formula="of:=['file:///home/diego/workspace/qin-cluster/pruebas/estadisticas/corrida-20120802000741.ods'#$acumulado.C1]" office:value-type="string" office:string-value="cantidad de invocaciones">
            <text:p>cantidad de invocaciones</text:p>
          </table:table-cell>
          <table:table-cell table:style-name="ce4" table:formula="of:=['file:///home/diego/workspace/qin-cluster/pruebas/estadisticas/corrida-20120802000741.ods'#$acumulado.D1]" office:value-type="string" office:string-value="suma total de tiempo [milisegundos]">
            <text:p>suma total de tiempo [milisegundos]</text:p>
          </table:table-cell>
          <table:table-cell table:style-name="ce4" table:formula="of:=['file:///home/diego/workspace/qin-cluster/pruebas/estadisticas/corrida-20120802000741.ods'#$acumulado.E1]" office:value-type="string" office:string-value="suma total de tiempo [segundos]">
            <text:p>suma total de tiempo [segundos]</text:p>
          </table:table-cell>
          <table:table-cell table:style-name="ce4" table:formula="of:=['file:///home/diego/workspace/qin-cluster/pruebas/estadisticas/corrida-20120802000741.ods'#$acumulado.F1]" office:value-type="string" office:string-value="promedio de tiempo [milisegundos]">
            <text:p>promedio de tiempo [milisegundos]</text:p>
          </table:table-cell>
          <table:table-cell table:style-name="ce4" table:formula="of:=['file:///home/diego/workspace/qin-cluster/pruebas/estadisticas/corrida-20120802000741.ods'#$acumulado.G1]" office:value-type="string" office:string-value="promedio de tiempo [segundos]">
            <text:p>promedio de tiempo [segundos]</text:p>
          </table:table-cell>
          <table:table-cell table:style-name="ce4" office:value-type="string">
            <text:p>porcentual [%]</text:p>
          </table:table-cell>
          <table:table-cell table:formula="of:=[.I1]" office:value-type="string" office:string-value="metodo">
            <text:p>metodo</text:p>
          </table:table-cell>
          <table:table-cell office:value-type="string">
            <text:p>total valores [unidad]</text:p>
          </table:table-cell>
          <table:table-cell table:formula="of:=COUNTIF([.J1:.J1001];&quot;&lt;&gt;0&quot;)" office:value-type="float" office:value="7">
            <text:p>7</text:p>
          </table:table-cell>
        </table:table-row>
        <table:table-row table:style-name="ro1">
          <table:table-cell table:formula="of:=['file:///home/diego/workspace/qin-cluster/pruebas/estadisticas/corrida-20120802000741.ods'#$secuencia.A2]" office:value-type="string" office:string-value="com,qin,controller,LoginController,home">
            <text:p>com,qin,controller,LoginController,home</text:p>
          </table:table-cell>
          <table:table-cell office:value-type="float" office:value="1">
            <text:p>1</text:p>
          </table:table-cell>
          <table:table-cell table:formula="of:=['file:///home/diego/workspace/qin-cluster/pruebas/estadisticas/corrida-20120802000741.ods'#$secuencia.B2]" office:value-type="float" office:value="218">
            <text:p>218</text:p>
          </table:table-cell>
          <table:table-cell table:formula="of:=['file:///home/diego/workspace/qin-cluster/pruebas/estadisticas/corrida-20120802000741.ods'#$secuencia.C2]" office:value-type="float" office:value="218">
            <text:p>218,00</text:p>
          </table:table-cell>
          <table:table-cell table:formula="of:=[.C2]*100/[.$G$2]" office:value-type="float" office:value="25.3783469150175">
            <text:p>25,38</text:p>
          </table:table-cell>
          <table:table-cell office:value-type="string">
            <text:p>total [milisegundos]</text:p>
          </table:table-cell>
          <table:table-cell table:formula="of:=SUM([.C2:.C1001])" office:value-type="float" office:value="859">
            <text:p>859</text:p>
          </table:table-cell>
          <table:table-cell/>
          <table:table-cell table:formula="of:=['file:///home/diego/workspace/qin-cluster/pruebas/estadisticas/corrida-20120802000741.ods'#$acumulado.B2]" office:value-type="string" office:string-value="com,qin,controller,LoginController,home">
            <text:p>com,qin,controller,LoginController,home</text:p>
          </table:table-cell>
          <table:table-cell table:formula="of:=['file:///home/diego/workspace/qin-cluster/pruebas/estadisticas/corrida-20120802000741.ods'#$acumulado.A2]" office:value-type="float" office:value="1">
            <text:p>1</text:p>
          </table:table-cell>
          <table:table-cell table:formula="of:=['file:///home/diego/workspace/qin-cluster/pruebas/estadisticas/corrida-20120802000741.ods'#$acumulado.C2]" office:value-type="float" office:value="1">
            <text:p>1</text:p>
          </table:table-cell>
          <table:table-cell table:formula="of:=['file:///home/diego/workspace/qin-cluster/pruebas/estadisticas/corrida-20120802000741.ods'#$acumulado.D2]" office:value-type="float" office:value="218">
            <text:p>218</text:p>
          </table:table-cell>
          <table:table-cell table:style-name="ce5" table:formula="of:=['file:///home/diego/workspace/qin-cluster/pruebas/estadisticas/corrida-20120802000741.ods'#$acumulado.E2]" office:value-type="float" office:value="218">
            <text:p>218,00</text:p>
          </table:table-cell>
          <table:table-cell table:style-name="ce5" table:formula="of:=['file:///home/diego/workspace/qin-cluster/pruebas/estadisticas/corrida-20120802000741.ods'#$acumulado.F2]" office:value-type="float" office:value="218">
            <text:p>218,00</text:p>
          </table:table-cell>
          <table:table-cell table:style-name="ce5" table:formula="of:=['file:///home/diego/workspace/qin-cluster/pruebas/estadisticas/corrida-20120802000741.ods'#$acumulado.G2]" office:value-type="float" office:value="218">
            <text:p>218,00</text:p>
          </table:table-cell>
          <table:table-cell table:formula="of:=[.L2]*100/[.$S$2]" office:value-type="float" office:value="25.3783469150175">
            <text:p>25,38</text:p>
          </table:table-cell>
          <table:table-cell table:formula="of:=[.I2]" office:value-type="string" office:string-value="com,qin,controller,LoginController,home">
            <text:p>com,qin,controller,LoginController,home</text:p>
          </table:table-cell>
          <table:table-cell office:value-type="string">
            <text:p>total [milisegundos]</text:p>
          </table:table-cell>
          <table:table-cell table:formula="of:=SUM([.L2:.L1001])" office:value-type="float" office:value="859">
            <text:p>859</text:p>
          </table:table-cell>
        </table:table-row>
        <table:table-row table:style-name="ro1">
          <table:table-cell table:formula="of:=['file:///home/diego/workspace/qin-cluster/pruebas/estadisticas/corrida-20120802000741.ods'#$secuencia.A3]" office:value-type="string" office:string-value="com,qin,controller,ConsultaController,consultar">
            <text:p>com,qin,controller,ConsultaController,consultar</text:p>
          </table:table-cell>
          <table:table-cell office:value-type="float" office:value="2">
            <text:p>2</text:p>
          </table:table-cell>
          <table:table-cell table:formula="of:=['file:///home/diego/workspace/qin-cluster/pruebas/estadisticas/corrida-20120802000741.ods'#$secuencia.B3]" office:value-type="float" office:value="1">
            <text:p>1</text:p>
          </table:table-cell>
          <table:table-cell table:formula="of:=['file:///home/diego/workspace/qin-cluster/pruebas/estadisticas/corrida-20120802000741.ods'#$secuencia.C3]" office:value-type="float" office:value="1">
            <text:p>1,00</text:p>
          </table:table-cell>
          <table:table-cell table:formula="of:=[.C3]*100/[.$G$2]" office:value-type="float" office:value="0.116414435389988">
            <text:p>0,12</text:p>
          </table:table-cell>
          <table:table-cell office:value-type="string">
            <text:p>total [segundos]</text:p>
          </table:table-cell>
          <table:table-cell table:style-name="ce5" table:formula="of:=SUM([.D2:.D1001])" office:value-type="float" office:value="829.03">
            <text:p>829,03</text:p>
          </table:table-cell>
          <table:table-cell/>
          <table:table-cell table:formula="of:=['file:///home/diego/workspace/qin-cluster/pruebas/estadisticas/corrida-20120802000741.ods'#$acumulado.B3]" office:value-type="string" office:string-value="com,qin,controller,ConsultaController,consultar">
            <text:p>com,qin,controller,ConsultaController,consultar</text:p>
          </table:table-cell>
          <table:table-cell table:formula="of:=['file:///home/diego/workspace/qin-cluster/pruebas/estadisticas/corrida-20120802000741.ods'#$acumulado.A3]" office:value-type="float" office:value="2">
            <text:p>2</text:p>
          </table:table-cell>
          <table:table-cell table:formula="of:=['file:///home/diego/workspace/qin-cluster/pruebas/estadisticas/corrida-20120802000741.ods'#$acumulado.C3]" office:value-type="float" office:value="1">
            <text:p>1</text:p>
          </table:table-cell>
          <table:table-cell table:formula="of:=['file:///home/diego/workspace/qin-cluster/pruebas/estadisticas/corrida-20120802000741.ods'#$acumulado.D3]" office:value-type="float" office:value="1">
            <text:p>1</text:p>
          </table:table-cell>
          <table:table-cell table:style-name="ce5" table:formula="of:=['file:///home/diego/workspace/qin-cluster/pruebas/estadisticas/corrida-20120802000741.ods'#$acumulado.E3]" office:value-type="float" office:value="1">
            <text:p>1,00</text:p>
          </table:table-cell>
          <table:table-cell table:style-name="ce5" table:formula="of:=['file:///home/diego/workspace/qin-cluster/pruebas/estadisticas/corrida-20120802000741.ods'#$acumulado.F3]" office:value-type="float" office:value="1">
            <text:p>1,00</text:p>
          </table:table-cell>
          <table:table-cell table:style-name="ce5" table:formula="of:=['file:///home/diego/workspace/qin-cluster/pruebas/estadisticas/corrida-20120802000741.ods'#$acumulado.G3]" office:value-type="float" office:value="1">
            <text:p>1,00</text:p>
          </table:table-cell>
          <table:table-cell table:formula="of:=[.L3]*100/[.$S$2]" office:value-type="float" office:value="0.116414435389988">
            <text:p>0,12</text:p>
          </table:table-cell>
          <table:table-cell table:formula="of:=[.I3]" office:value-type="string" office:string-value="com,qin,controller,ConsultaController,consultar">
            <text:p>com,qin,controller,ConsultaController,consultar</text:p>
          </table:table-cell>
          <table:table-cell office:value-type="string">
            <text:p>total [segundos]</text:p>
          </table:table-cell>
          <table:table-cell table:style-name="ce5" table:formula="of:=SUM([.M2:.M1001])" office:value-type="float" office:value="829.03">
            <text:p>829,03</text:p>
          </table:table-cell>
        </table:table-row>
        <table:table-row table:style-name="ro1">
          <table:table-cell table:formula="of:=['file:///home/diego/workspace/qin-cluster/pruebas/estadisticas/corrida-20120802000741.ods'#$secuencia.A4]" office:value-type="string" office:string-value="com,qin,controller,BusquedaTPController,buscarTPs">
            <text:p>com,qin,controller,BusquedaTPController,buscarTPs</text:p>
          </table:table-cell>
          <table:table-cell office:value-type="float" office:value="3">
            <text:p>3</text:p>
          </table:table-cell>
          <table:table-cell table:formula="of:=['file:///home/diego/workspace/qin-cluster/pruebas/estadisticas/corrida-20120802000741.ods'#$secuencia.B4]" office:value-type="float" office:value="30">
            <text:p>30</text:p>
          </table:table-cell>
          <table:table-cell table:formula="of:=['file:///home/diego/workspace/qin-cluster/pruebas/estadisticas/corrida-20120802000741.ods'#$secuencia.C4]" office:value-type="float" office:value="0.03">
            <text:p>0,03</text:p>
          </table:table-cell>
          <table:table-cell table:formula="of:=[.C4]*100/[.$G$2]" office:value-type="float" office:value="3.49243306169965">
            <text:p>3,49</text:p>
          </table:table-cell>
          <table:table-cell office:value-type="string">
            <text:p>promedio [milisegundos]</text:p>
          </table:table-cell>
          <table:table-cell table:style-name="ce5" table:formula="of:=[.G2]/[.G1]" office:value-type="float" office:value="95.4444444444444">
            <text:p>95,44</text:p>
          </table:table-cell>
          <table:table-cell/>
          <table:table-cell table:formula="of:=['file:///home/diego/workspace/qin-cluster/pruebas/estadisticas/corrida-20120802000741.ods'#$acumulado.B4]" office:value-type="string" office:string-value="com,qin,controller,BusquedaTPController,buscarTPs">
            <text:p>com,qin,controller,BusquedaTPController,buscarTPs</text:p>
          </table:table-cell>
          <table:table-cell table:formula="of:=['file:///home/diego/workspace/qin-cluster/pruebas/estadisticas/corrida-20120802000741.ods'#$acumulado.A4]" office:value-type="float" office:value="3">
            <text:p>3</text:p>
          </table:table-cell>
          <table:table-cell table:formula="of:=['file:///home/diego/workspace/qin-cluster/pruebas/estadisticas/corrida-20120802000741.ods'#$acumulado.C4]" office:value-type="float" office:value="1">
            <text:p>1</text:p>
          </table:table-cell>
          <table:table-cell table:formula="of:=['file:///home/diego/workspace/qin-cluster/pruebas/estadisticas/corrida-20120802000741.ods'#$acumulado.D4]" office:value-type="float" office:value="30">
            <text:p>30</text:p>
          </table:table-cell>
          <table:table-cell table:style-name="ce5" table:formula="of:=['file:///home/diego/workspace/qin-cluster/pruebas/estadisticas/corrida-20120802000741.ods'#$acumulado.E4]" office:value-type="float" office:value="0.03">
            <text:p>0,03</text:p>
          </table:table-cell>
          <table:table-cell table:style-name="ce5" table:formula="of:=['file:///home/diego/workspace/qin-cluster/pruebas/estadisticas/corrida-20120802000741.ods'#$acumulado.F4]" office:value-type="float" office:value="30">
            <text:p>30,00</text:p>
          </table:table-cell>
          <table:table-cell table:style-name="ce5" table:formula="of:=['file:///home/diego/workspace/qin-cluster/pruebas/estadisticas/corrida-20120802000741.ods'#$acumulado.G4]" office:value-type="float" office:value="0.03">
            <text:p>0,03</text:p>
          </table:table-cell>
          <table:table-cell table:formula="of:=[.L4]*100/[.$S$2]" office:value-type="float" office:value="3.49243306169965">
            <text:p>3,49</text:p>
          </table:table-cell>
          <table:table-cell table:formula="of:=[.I4]" office:value-type="string" office:string-value="com,qin,controller,BusquedaTPController,buscarTPs">
            <text:p>com,qin,controller,BusquedaTPController,buscarTPs</text:p>
          </table:table-cell>
          <table:table-cell office:value-type="string">
            <text:p>promedio [milisegundos]</text:p>
          </table:table-cell>
          <table:table-cell table:style-name="ce5" table:formula="of:=[.S2]/[.S1]" office:value-type="float" office:value="122.714285714286">
            <text:p>122,71</text:p>
          </table:table-cell>
        </table:table-row>
        <table:table-row table:style-name="ro1">
          <table:table-cell table:formula="of:=['file:///home/diego/workspace/qin-cluster/pruebas/estadisticas/corrida-20120802000741.ods'#$secuencia.A5]" office:value-type="string" office:string-value="com,qin,controller,ElaboracionResolucionController,popularMaterias">
            <text:p>com,qin,controller,ElaboracionResolucionController,popularMaterias</text:p>
          </table:table-cell>
          <table:table-cell office:value-type="float" office:value="4">
            <text:p>4</text:p>
          </table:table-cell>
          <table:table-cell table:formula="of:=['file:///home/diego/workspace/qin-cluster/pruebas/estadisticas/corrida-20120802000741.ods'#$secuencia.B5]" office:value-type="float" office:value="12">
            <text:p>12</text:p>
          </table:table-cell>
          <table:table-cell table:formula="of:=['file:///home/diego/workspace/qin-cluster/pruebas/estadisticas/corrida-20120802000741.ods'#$secuencia.C5]" office:value-type="float" office:value="12">
            <text:p>12,00</text:p>
          </table:table-cell>
          <table:table-cell table:formula="of:=[.C5]*100/[.$G$2]" office:value-type="float" office:value="1.39697322467986">
            <text:p>1,40</text:p>
          </table:table-cell>
          <table:table-cell office:value-type="string">
            <text:p>promedio [segundos]</text:p>
          </table:table-cell>
          <table:table-cell table:style-name="ce5" table:formula="of:=[.G3]/[.G1]" office:value-type="float" office:value="92.1144444444444">
            <text:p>92,11</text:p>
          </table:table-cell>
          <table:table-cell/>
          <table:table-cell table:formula="of:=['file:///home/diego/workspace/qin-cluster/pruebas/estadisticas/corrida-20120802000741.ods'#$acumulado.B5]" office:value-type="string" office:string-value="com,qin,controller,ElaboracionResolucionController,popularMaterias">
            <text:p>com,qin,controller,ElaboracionResolucionController,popularMaterias</text:p>
          </table:table-cell>
          <table:table-cell table:formula="of:=['file:///home/diego/workspace/qin-cluster/pruebas/estadisticas/corrida-20120802000741.ods'#$acumulado.A5]" office:value-type="float" office:value="4">
            <text:p>4</text:p>
          </table:table-cell>
          <table:table-cell table:formula="of:=['file:///home/diego/workspace/qin-cluster/pruebas/estadisticas/corrida-20120802000741.ods'#$acumulado.C5]" office:value-type="float" office:value="1">
            <text:p>1</text:p>
          </table:table-cell>
          <table:table-cell table:formula="of:=['file:///home/diego/workspace/qin-cluster/pruebas/estadisticas/corrida-20120802000741.ods'#$acumulado.D5]" office:value-type="float" office:value="12">
            <text:p>12</text:p>
          </table:table-cell>
          <table:table-cell table:style-name="ce5" table:formula="of:=['file:///home/diego/workspace/qin-cluster/pruebas/estadisticas/corrida-20120802000741.ods'#$acumulado.E5]" office:value-type="float" office:value="12">
            <text:p>12,00</text:p>
          </table:table-cell>
          <table:table-cell table:style-name="ce5" table:formula="of:=['file:///home/diego/workspace/qin-cluster/pruebas/estadisticas/corrida-20120802000741.ods'#$acumulado.F5]" office:value-type="float" office:value="12">
            <text:p>12,00</text:p>
          </table:table-cell>
          <table:table-cell table:style-name="ce5" table:formula="of:=['file:///home/diego/workspace/qin-cluster/pruebas/estadisticas/corrida-20120802000741.ods'#$acumulado.G5]" office:value-type="float" office:value="12">
            <text:p>12,00</text:p>
          </table:table-cell>
          <table:table-cell table:formula="of:=[.L5]*100/[.$S$2]" office:value-type="float" office:value="1.39697322467986">
            <text:p>1,40</text:p>
          </table:table-cell>
          <table:table-cell table:formula="of:=[.I5]" office:value-type="string" office:string-value="com,qin,controller,ElaboracionResolucionController,popularMaterias">
            <text:p>com,qin,controller,ElaboracionResolucionController,popularMaterias</text:p>
          </table:table-cell>
          <table:table-cell office:value-type="string">
            <text:p>promedio [segundos]</text:p>
          </table:table-cell>
          <table:table-cell table:style-name="ce5" table:formula="of:=[.S3]/[.S1]" office:value-type="float" office:value="118.432857142857">
            <text:p>118,43</text:p>
          </table:table-cell>
        </table:table-row>
        <table:table-row table:style-name="ro1">
          <table:table-cell table:formula="of:=['file:///home/diego/workspace/qin-cluster/pruebas/estadisticas/corrida-20120802000741.ods'#$secuencia.A6]" office:value-type="string" office:string-value="com,qin,controller,ElaboracionResolucionController,altaTP">
            <text:p>com,qin,controller,ElaboracionResolucionController,altaTP</text:p>
          </table:table-cell>
          <table:table-cell office:value-type="float" office:value="5">
            <text:p>5</text:p>
          </table:table-cell>
          <table:table-cell table:formula="of:=['file:///home/diego/workspace/qin-cluster/pruebas/estadisticas/corrida-20120802000741.ods'#$secuencia.B6]" office:value-type="float" office:value="284">
            <text:p>284</text:p>
          </table:table-cell>
          <table:table-cell table:formula="of:=['file:///home/diego/workspace/qin-cluster/pruebas/estadisticas/corrida-20120802000741.ods'#$secuencia.C6]" office:value-type="float" office:value="284">
            <text:p>284,00</text:p>
          </table:table-cell>
          <table:table-cell table:formula="of:=[.C6]*100/[.$G$2]" office:value-type="float" office:value="33.0616996507567">
            <text:p>33,06</text:p>
          </table:table-cell>
          <table:table-cell office:value-type="string">
            <text:p>Promedio [%]</text:p>
          </table:table-cell>
          <table:table-cell table:style-name="ce5" table:formula="of:=SUM([.E1:.E1001])/[.G1]" office:value-type="float" office:value="11.1111111111111">
            <text:p>11,11</text:p>
          </table:table-cell>
          <table:table-cell/>
          <table:table-cell table:formula="of:=['file:///home/diego/workspace/qin-cluster/pruebas/estadisticas/corrida-20120802000741.ods'#$acumulado.B6]" office:value-type="string" office:string-value="com,qin,controller,ElaboracionResolucionController,altaTP">
            <text:p>com,qin,controller,ElaboracionResolucionController,altaTP</text:p>
          </table:table-cell>
          <table:table-cell table:formula="of:=['file:///home/diego/workspace/qin-cluster/pruebas/estadisticas/corrida-20120802000741.ods'#$acumulado.A6]" office:value-type="float" office:value="5">
            <text:p>5</text:p>
          </table:table-cell>
          <table:table-cell table:formula="of:=['file:///home/diego/workspace/qin-cluster/pruebas/estadisticas/corrida-20120802000741.ods'#$acumulado.C6]" office:value-type="float" office:value="1">
            <text:p>1</text:p>
          </table:table-cell>
          <table:table-cell table:formula="of:=['file:///home/diego/workspace/qin-cluster/pruebas/estadisticas/corrida-20120802000741.ods'#$acumulado.D6]" office:value-type="float" office:value="284">
            <text:p>284</text:p>
          </table:table-cell>
          <table:table-cell table:style-name="ce5" table:formula="of:=['file:///home/diego/workspace/qin-cluster/pruebas/estadisticas/corrida-20120802000741.ods'#$acumulado.E6]" office:value-type="float" office:value="284">
            <text:p>284,00</text:p>
          </table:table-cell>
          <table:table-cell table:style-name="ce5" table:formula="of:=['file:///home/diego/workspace/qin-cluster/pruebas/estadisticas/corrida-20120802000741.ods'#$acumulado.F6]" office:value-type="float" office:value="284">
            <text:p>284,00</text:p>
          </table:table-cell>
          <table:table-cell table:style-name="ce5" table:formula="of:=['file:///home/diego/workspace/qin-cluster/pruebas/estadisticas/corrida-20120802000741.ods'#$acumulado.G6]" office:value-type="float" office:value="284">
            <text:p>284,00</text:p>
          </table:table-cell>
          <table:table-cell table:formula="of:=[.L6]*100/[.$S$2]" office:value-type="float" office:value="33.0616996507567">
            <text:p>33,06</text:p>
          </table:table-cell>
          <table:table-cell table:formula="of:=[.I6]" office:value-type="string" office:string-value="com,qin,controller,ElaboracionResolucionController,altaTP">
            <text:p>com,qin,controller,ElaboracionResolucionController,altaTP</text:p>
          </table:table-cell>
          <table:table-cell office:value-type="string">
            <text:p>Promedio [%]</text:p>
          </table:table-cell>
          <table:table-cell table:style-name="ce5" table:formula="of:=SUM([.P1:.P1001])/[.S1]" office:value-type="float" office:value="14.2857142857143">
            <text:p>14,29</text:p>
          </table:table-cell>
        </table:table-row>
        <table:table-row table:style-name="ro1">
          <table:table-cell table:formula="of:=['file:///home/diego/workspace/qin-cluster/pruebas/estadisticas/corrida-20120802000741.ods'#$secuencia.A7]" office:value-type="string" office:string-value="com,qin,controller,SincronizadorTPController,sincronizar">
            <text:p>com,qin,controller,SincronizadorTPController,sincronizar</text:p>
          </table:table-cell>
          <table:table-cell office:value-type="float" office:value="6">
            <text:p>6</text:p>
          </table:table-cell>
          <table:table-cell table:formula="of:=['file:///home/diego/workspace/qin-cluster/pruebas/estadisticas/corrida-20120802000741.ods'#$secuencia.B7]" office:value-type="float" office:value="296">
            <text:p>296</text:p>
          </table:table-cell>
          <table:table-cell table:formula="of:=['file:///home/diego/workspace/qin-cluster/pruebas/estadisticas/corrida-20120802000741.ods'#$secuencia.C7]" office:value-type="float" office:value="296">
            <text:p>296,00</text:p>
          </table:table-cell>
          <table:table-cell table:formula="of:=[.C7]*100/[.$G$2]" office:value-type="float" office:value="34.4586728754366">
            <text:p>34,46</text:p>
          </table:table-cell>
          <table:table-cell table:number-columns-repeated="3"/>
          <table:table-cell table:formula="of:=['file:///home/diego/workspace/qin-cluster/pruebas/estadisticas/corrida-20120802000741.ods'#$acumulado.B7]" office:value-type="string" office:string-value="com,qin,controller,SincronizadorTPController,sincronizar">
            <text:p>com,qin,controller,SincronizadorTPController,sincronizar</text:p>
          </table:table-cell>
          <table:table-cell table:formula="of:=['file:///home/diego/workspace/qin-cluster/pruebas/estadisticas/corrida-20120802000741.ods'#$acumulado.A7]" office:value-type="float" office:value="6">
            <text:p>6</text:p>
          </table:table-cell>
          <table:table-cell table:formula="of:=['file:///home/diego/workspace/qin-cluster/pruebas/estadisticas/corrida-20120802000741.ods'#$acumulado.C7]" office:value-type="float" office:value="3">
            <text:p>3</text:p>
          </table:table-cell>
          <table:table-cell table:formula="of:=['file:///home/diego/workspace/qin-cluster/pruebas/estadisticas/corrida-20120802000741.ods'#$acumulado.D7]" office:value-type="float" office:value="314">
            <text:p>314</text:p>
          </table:table-cell>
          <table:table-cell table:style-name="ce5" table:formula="of:=['file:///home/diego/workspace/qin-cluster/pruebas/estadisticas/corrida-20120802000741.ods'#$acumulado.E7]" office:value-type="float" office:value="314">
            <text:p>314,00</text:p>
          </table:table-cell>
          <table:table-cell table:style-name="ce5" table:formula="of:=['file:///home/diego/workspace/qin-cluster/pruebas/estadisticas/corrida-20120802000741.ods'#$acumulado.F7]" office:value-type="float" office:value="104.666666666667">
            <text:p>104,67</text:p>
          </table:table-cell>
          <table:table-cell table:style-name="ce5" table:formula="of:=['file:///home/diego/workspace/qin-cluster/pruebas/estadisticas/corrida-20120802000741.ods'#$acumulado.G7]" office:value-type="float" office:value="0.104666666666667">
            <text:p>0,10</text:p>
          </table:table-cell>
          <table:table-cell table:formula="of:=[.L7]*100/[.$S$2]" office:value-type="float" office:value="36.5541327124563">
            <text:p>36,55</text:p>
          </table:table-cell>
          <table:table-cell table:formula="of:=[.I7]" office:value-type="string" office:string-value="com,qin,controller,SincronizadorTPController,sincronizar">
            <text:p>com,qin,controller,SincronizadorTPController,sincronizar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]" office:value-type="string" office:string-value="com,qin,controller,SincronizadorTPController,sincronizar">
            <text:p>com,qin,controller,SincronizadorTPController,sincronizar</text:p>
          </table:table-cell>
          <table:table-cell office:value-type="float" office:value="7">
            <text:p>7</text:p>
          </table:table-cell>
          <table:table-cell table:formula="of:=['file:///home/diego/workspace/qin-cluster/pruebas/estadisticas/corrida-20120802000741.ods'#$secuencia.B8]" office:value-type="float" office:value="6">
            <text:p>6</text:p>
          </table:table-cell>
          <table:table-cell table:formula="of:=['file:///home/diego/workspace/qin-cluster/pruebas/estadisticas/corrida-20120802000741.ods'#$secuencia.C8]" office:value-type="float" office:value="6">
            <text:p>6,00</text:p>
          </table:table-cell>
          <table:table-cell table:formula="of:=[.C8]*100/[.$G$2]" office:value-type="float" office:value="0.69848661233993">
            <text:p>0,70</text:p>
          </table:table-cell>
          <table:table-cell table:number-columns-repeated="3"/>
          <table:table-cell table:formula="of:=['file:///home/diego/workspace/qin-cluster/pruebas/estadisticas/corrida-20120802000741.ods'#$acumulado.B8]" office:value-type="float" office:value="0">
            <text:p>0</text:p>
          </table:table-cell>
          <table:table-cell table:formula="of:=['file:///home/diego/workspace/qin-cluster/pruebas/estadisticas/corrida-20120802000741.ods'#$acumulado.A8]" office:value-type="float" office:value="0">
            <text:p>0</text:p>
          </table:table-cell>
          <table:table-cell table:formula="of:=['file:///home/diego/workspace/qin-cluster/pruebas/estadisticas/corrida-20120802000741.ods'#$acumulado.C8]" office:value-type="float" office:value="0">
            <text:p>0</text:p>
          </table:table-cell>
          <table:table-cell table:formula="of:=['file:///home/diego/workspace/qin-cluster/pruebas/estadisticas/corrida-20120802000741.ods'#$acumulado.D8]" office:value-type="float" office:value="0">
            <text:p>0</text:p>
          </table:table-cell>
          <table:table-cell table:formula="of:=['file:///home/diego/workspace/qin-cluster/pruebas/estadisticas/corrida-20120802000741.ods'#$acumulado.E8]" office:value-type="float" office:value="0">
            <text:p>0</text:p>
          </table:table-cell>
          <table:table-cell table:formula="of:=['file:///home/diego/workspace/qin-cluster/pruebas/estadisticas/corrida-20120802000741.ods'#$acumulado.F8]" office:value-type="float" office:value="0">
            <text:p>0</text:p>
          </table:table-cell>
          <table:table-cell table:formula="of:=['file:///home/diego/workspace/qin-cluster/pruebas/estadisticas/corrida-20120802000741.ods'#$acumulado.G8]" office:value-type="float" office:value="0">
            <text:p>0</text:p>
          </table:table-cell>
          <table:table-cell table:formula="of:=[.L8]*100/[.$S$2]" office:value-type="float" office:value="0">
            <text:p>0,00</text:p>
          </table:table-cell>
          <table:table-cell table:formula="of:=[.I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]" office:value-type="string" office:string-value="com,qin,controller,SincronizadorTPController,sincronizar">
            <text:p>com,qin,controller,SincronizadorTPController,sincronizar</text:p>
          </table:table-cell>
          <table:table-cell office:value-type="float" office:value="8">
            <text:p>8</text:p>
          </table:table-cell>
          <table:table-cell table:formula="of:=['file:///home/diego/workspace/qin-cluster/pruebas/estadisticas/corrida-20120802000741.ods'#$secuencia.B9]" office:value-type="float" office:value="12">
            <text:p>12</text:p>
          </table:table-cell>
          <table:table-cell table:formula="of:=['file:///home/diego/workspace/qin-cluster/pruebas/estadisticas/corrida-20120802000741.ods'#$secuencia.C9]" office:value-type="float" office:value="12">
            <text:p>12,00</text:p>
          </table:table-cell>
          <table:table-cell table:formula="of:=[.C9]*100/[.$G$2]" office:value-type="float" office:value="1.39697322467986">
            <text:p>1,40</text:p>
          </table:table-cell>
          <table:table-cell table:number-columns-repeated="3"/>
          <table:table-cell table:formula="of:=['file:///home/diego/workspace/qin-cluster/pruebas/estadisticas/corrida-20120802000741.ods'#$acumulado.B9]" office:value-type="float" office:value="0">
            <text:p>0</text:p>
          </table:table-cell>
          <table:table-cell table:formula="of:=['file:///home/diego/workspace/qin-cluster/pruebas/estadisticas/corrida-20120802000741.ods'#$acumulado.A9]" office:value-type="float" office:value="0">
            <text:p>0</text:p>
          </table:table-cell>
          <table:table-cell table:formula="of:=['file:///home/diego/workspace/qin-cluster/pruebas/estadisticas/corrida-20120802000741.ods'#$acumulado.C9]" office:value-type="float" office:value="0">
            <text:p>0</text:p>
          </table:table-cell>
          <table:table-cell table:formula="of:=['file:///home/diego/workspace/qin-cluster/pruebas/estadisticas/corrida-20120802000741.ods'#$acumulado.D9]" office:value-type="float" office:value="0">
            <text:p>0</text:p>
          </table:table-cell>
          <table:table-cell table:formula="of:=['file:///home/diego/workspace/qin-cluster/pruebas/estadisticas/corrida-20120802000741.ods'#$acumulado.E9]" office:value-type="float" office:value="0">
            <text:p>0</text:p>
          </table:table-cell>
          <table:table-cell table:formula="of:=['file:///home/diego/workspace/qin-cluster/pruebas/estadisticas/corrida-20120802000741.ods'#$acumulado.F9]" office:value-type="float" office:value="0">
            <text:p>0</text:p>
          </table:table-cell>
          <table:table-cell table:formula="of:=['file:///home/diego/workspace/qin-cluster/pruebas/estadisticas/corrida-20120802000741.ods'#$acumulado.G9]" office:value-type="float" office:value="0">
            <text:p>0</text:p>
          </table:table-cell>
          <table:table-cell table:formula="of:=[.L9]*100/[.$S$2]" office:value-type="float" office:value="0">
            <text:p>0,00</text:p>
          </table:table-cell>
          <table:table-cell table:formula="of:=[.I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]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'file:///home/diego/workspace/qin-cluster/pruebas/estadisticas/corrida-20120802000741.ods'#$secuencia.B10]" office:value-type="float" office:value="0">
            <text:p>0</text:p>
          </table:table-cell>
          <table:table-cell table:formula="of:=['file:///home/diego/workspace/qin-cluster/pruebas/estadisticas/corrida-20120802000741.ods'#$secuencia.C10]" office:value-type="float" office:value="0">
            <text:p>0,00</text:p>
          </table:table-cell>
          <table:table-cell table:formula="of:=[.C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]" office:value-type="float" office:value="0">
            <text:p>0</text:p>
          </table:table-cell>
          <table:table-cell table:formula="of:=['file:///home/diego/workspace/qin-cluster/pruebas/estadisticas/corrida-20120802000741.ods'#$acumulado.A10]" office:value-type="float" office:value="0">
            <text:p>0</text:p>
          </table:table-cell>
          <table:table-cell table:formula="of:=['file:///home/diego/workspace/qin-cluster/pruebas/estadisticas/corrida-20120802000741.ods'#$acumulado.C10]" office:value-type="float" office:value="0">
            <text:p>0</text:p>
          </table:table-cell>
          <table:table-cell table:formula="of:=['file:///home/diego/workspace/qin-cluster/pruebas/estadisticas/corrida-20120802000741.ods'#$acumulado.D10]" office:value-type="float" office:value="0">
            <text:p>0</text:p>
          </table:table-cell>
          <table:table-cell table:formula="of:=['file:///home/diego/workspace/qin-cluster/pruebas/estadisticas/corrida-20120802000741.ods'#$acumulado.E10]" office:value-type="float" office:value="0">
            <text:p>0</text:p>
          </table:table-cell>
          <table:table-cell table:formula="of:=['file:///home/diego/workspace/qin-cluster/pruebas/estadisticas/corrida-20120802000741.ods'#$acumulado.F10]" office:value-type="float" office:value="0">
            <text:p>0</text:p>
          </table:table-cell>
          <table:table-cell table:formula="of:=['file:///home/diego/workspace/qin-cluster/pruebas/estadisticas/corrida-20120802000741.ods'#$acumulado.G10]" office:value-type="float" office:value="0">
            <text:p>0</text:p>
          </table:table-cell>
          <table:table-cell table:formula="of:=[.L10]*100/[.$S$2]" office:value-type="float" office:value="0">
            <text:p>0,00</text:p>
          </table:table-cell>
          <table:table-cell table:formula="of:=[.I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'file:///home/diego/workspace/qin-cluster/pruebas/estadisticas/corrida-20120802000741.ods'#$secuencia.B11]" office:value-type="float" office:value="0">
            <text:p>0</text:p>
          </table:table-cell>
          <table:table-cell table:formula="of:=['file:///home/diego/workspace/qin-cluster/pruebas/estadisticas/corrida-20120802000741.ods'#$secuencia.C11]" office:value-type="float" office:value="0">
            <text:p>0,00</text:p>
          </table:table-cell>
          <table:table-cell table:formula="of:=[.C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]" office:value-type="float" office:value="0">
            <text:p>0</text:p>
          </table:table-cell>
          <table:table-cell table:formula="of:=['file:///home/diego/workspace/qin-cluster/pruebas/estadisticas/corrida-20120802000741.ods'#$acumulado.A11]" office:value-type="float" office:value="0">
            <text:p>0</text:p>
          </table:table-cell>
          <table:table-cell table:formula="of:=['file:///home/diego/workspace/qin-cluster/pruebas/estadisticas/corrida-20120802000741.ods'#$acumulado.C11]" office:value-type="float" office:value="0">
            <text:p>0</text:p>
          </table:table-cell>
          <table:table-cell table:formula="of:=['file:///home/diego/workspace/qin-cluster/pruebas/estadisticas/corrida-20120802000741.ods'#$acumulado.D11]" office:value-type="float" office:value="0">
            <text:p>0</text:p>
          </table:table-cell>
          <table:table-cell table:formula="of:=['file:///home/diego/workspace/qin-cluster/pruebas/estadisticas/corrida-20120802000741.ods'#$acumulado.E11]" office:value-type="float" office:value="0">
            <text:p>0</text:p>
          </table:table-cell>
          <table:table-cell table:formula="of:=['file:///home/diego/workspace/qin-cluster/pruebas/estadisticas/corrida-20120802000741.ods'#$acumulado.F11]" office:value-type="float" office:value="0">
            <text:p>0</text:p>
          </table:table-cell>
          <table:table-cell table:formula="of:=['file:///home/diego/workspace/qin-cluster/pruebas/estadisticas/corrida-20120802000741.ods'#$acumulado.G11]" office:value-type="float" office:value="0">
            <text:p>0</text:p>
          </table:table-cell>
          <table:table-cell table:formula="of:=[.L11]*100/[.$S$2]" office:value-type="float" office:value="0">
            <text:p>0,00</text:p>
          </table:table-cell>
          <table:table-cell table:formula="of:=[.I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]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'file:///home/diego/workspace/qin-cluster/pruebas/estadisticas/corrida-20120802000741.ods'#$secuencia.B12]" office:value-type="float" office:value="0">
            <text:p>0</text:p>
          </table:table-cell>
          <table:table-cell table:formula="of:=['file:///home/diego/workspace/qin-cluster/pruebas/estadisticas/corrida-20120802000741.ods'#$secuencia.C12]" office:value-type="float" office:value="0">
            <text:p>0,00</text:p>
          </table:table-cell>
          <table:table-cell table:formula="of:=[.C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]" office:value-type="float" office:value="0">
            <text:p>0</text:p>
          </table:table-cell>
          <table:table-cell table:formula="of:=['file:///home/diego/workspace/qin-cluster/pruebas/estadisticas/corrida-20120802000741.ods'#$acumulado.A12]" office:value-type="float" office:value="0">
            <text:p>0</text:p>
          </table:table-cell>
          <table:table-cell table:formula="of:=['file:///home/diego/workspace/qin-cluster/pruebas/estadisticas/corrida-20120802000741.ods'#$acumulado.C12]" office:value-type="float" office:value="0">
            <text:p>0</text:p>
          </table:table-cell>
          <table:table-cell table:formula="of:=['file:///home/diego/workspace/qin-cluster/pruebas/estadisticas/corrida-20120802000741.ods'#$acumulado.D12]" office:value-type="float" office:value="0">
            <text:p>0</text:p>
          </table:table-cell>
          <table:table-cell table:formula="of:=['file:///home/diego/workspace/qin-cluster/pruebas/estadisticas/corrida-20120802000741.ods'#$acumulado.E12]" office:value-type="float" office:value="0">
            <text:p>0</text:p>
          </table:table-cell>
          <table:table-cell table:formula="of:=['file:///home/diego/workspace/qin-cluster/pruebas/estadisticas/corrida-20120802000741.ods'#$acumulado.F12]" office:value-type="float" office:value="0">
            <text:p>0</text:p>
          </table:table-cell>
          <table:table-cell table:formula="of:=['file:///home/diego/workspace/qin-cluster/pruebas/estadisticas/corrida-20120802000741.ods'#$acumulado.G12]" office:value-type="float" office:value="0">
            <text:p>0</text:p>
          </table:table-cell>
          <table:table-cell table:formula="of:=[.L12]*100/[.$S$2]" office:value-type="float" office:value="0">
            <text:p>0,00</text:p>
          </table:table-cell>
          <table:table-cell table:formula="of:=[.I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]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'file:///home/diego/workspace/qin-cluster/pruebas/estadisticas/corrida-20120802000741.ods'#$secuencia.B13]" office:value-type="float" office:value="0">
            <text:p>0</text:p>
          </table:table-cell>
          <table:table-cell table:formula="of:=['file:///home/diego/workspace/qin-cluster/pruebas/estadisticas/corrida-20120802000741.ods'#$secuencia.C13]" office:value-type="float" office:value="0">
            <text:p>0,00</text:p>
          </table:table-cell>
          <table:table-cell table:formula="of:=[.C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]" office:value-type="float" office:value="0">
            <text:p>0</text:p>
          </table:table-cell>
          <table:table-cell table:formula="of:=['file:///home/diego/workspace/qin-cluster/pruebas/estadisticas/corrida-20120802000741.ods'#$acumulado.A13]" office:value-type="float" office:value="0">
            <text:p>0</text:p>
          </table:table-cell>
          <table:table-cell table:formula="of:=['file:///home/diego/workspace/qin-cluster/pruebas/estadisticas/corrida-20120802000741.ods'#$acumulado.C13]" office:value-type="float" office:value="0">
            <text:p>0</text:p>
          </table:table-cell>
          <table:table-cell table:formula="of:=['file:///home/diego/workspace/qin-cluster/pruebas/estadisticas/corrida-20120802000741.ods'#$acumulado.D13]" office:value-type="float" office:value="0">
            <text:p>0</text:p>
          </table:table-cell>
          <table:table-cell table:formula="of:=['file:///home/diego/workspace/qin-cluster/pruebas/estadisticas/corrida-20120802000741.ods'#$acumulado.E13]" office:value-type="float" office:value="0">
            <text:p>0</text:p>
          </table:table-cell>
          <table:table-cell table:formula="of:=['file:///home/diego/workspace/qin-cluster/pruebas/estadisticas/corrida-20120802000741.ods'#$acumulado.F13]" office:value-type="float" office:value="0">
            <text:p>0</text:p>
          </table:table-cell>
          <table:table-cell table:formula="of:=['file:///home/diego/workspace/qin-cluster/pruebas/estadisticas/corrida-20120802000741.ods'#$acumulado.G13]" office:value-type="float" office:value="0">
            <text:p>0</text:p>
          </table:table-cell>
          <table:table-cell table:formula="of:=[.L13]*100/[.$S$2]" office:value-type="float" office:value="0">
            <text:p>0,00</text:p>
          </table:table-cell>
          <table:table-cell table:formula="of:=[.I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]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'file:///home/diego/workspace/qin-cluster/pruebas/estadisticas/corrida-20120802000741.ods'#$secuencia.B14]" office:value-type="float" office:value="0">
            <text:p>0</text:p>
          </table:table-cell>
          <table:table-cell table:formula="of:=['file:///home/diego/workspace/qin-cluster/pruebas/estadisticas/corrida-20120802000741.ods'#$secuencia.C14]" office:value-type="float" office:value="0">
            <text:p>0,00</text:p>
          </table:table-cell>
          <table:table-cell table:formula="of:=[.C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]" office:value-type="float" office:value="0">
            <text:p>0</text:p>
          </table:table-cell>
          <table:table-cell table:formula="of:=['file:///home/diego/workspace/qin-cluster/pruebas/estadisticas/corrida-20120802000741.ods'#$acumulado.A14]" office:value-type="float" office:value="0">
            <text:p>0</text:p>
          </table:table-cell>
          <table:table-cell table:formula="of:=['file:///home/diego/workspace/qin-cluster/pruebas/estadisticas/corrida-20120802000741.ods'#$acumulado.C14]" office:value-type="float" office:value="0">
            <text:p>0</text:p>
          </table:table-cell>
          <table:table-cell table:formula="of:=['file:///home/diego/workspace/qin-cluster/pruebas/estadisticas/corrida-20120802000741.ods'#$acumulado.D14]" office:value-type="float" office:value="0">
            <text:p>0</text:p>
          </table:table-cell>
          <table:table-cell table:formula="of:=['file:///home/diego/workspace/qin-cluster/pruebas/estadisticas/corrida-20120802000741.ods'#$acumulado.E14]" office:value-type="float" office:value="0">
            <text:p>0</text:p>
          </table:table-cell>
          <table:table-cell table:formula="of:=['file:///home/diego/workspace/qin-cluster/pruebas/estadisticas/corrida-20120802000741.ods'#$acumulado.F14]" office:value-type="float" office:value="0">
            <text:p>0</text:p>
          </table:table-cell>
          <table:table-cell table:formula="of:=['file:///home/diego/workspace/qin-cluster/pruebas/estadisticas/corrida-20120802000741.ods'#$acumulado.G14]" office:value-type="float" office:value="0">
            <text:p>0</text:p>
          </table:table-cell>
          <table:table-cell table:formula="of:=[.L14]*100/[.$S$2]" office:value-type="float" office:value="0">
            <text:p>0,00</text:p>
          </table:table-cell>
          <table:table-cell table:formula="of:=[.I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'file:///home/diego/workspace/qin-cluster/pruebas/estadisticas/corrida-20120802000741.ods'#$secuencia.B15]" office:value-type="float" office:value="0">
            <text:p>0</text:p>
          </table:table-cell>
          <table:table-cell table:formula="of:=['file:///home/diego/workspace/qin-cluster/pruebas/estadisticas/corrida-20120802000741.ods'#$secuencia.C15]" office:value-type="float" office:value="0">
            <text:p>0,00</text:p>
          </table:table-cell>
          <table:table-cell table:formula="of:=[.C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]" office:value-type="float" office:value="0">
            <text:p>0</text:p>
          </table:table-cell>
          <table:table-cell table:formula="of:=['file:///home/diego/workspace/qin-cluster/pruebas/estadisticas/corrida-20120802000741.ods'#$acumulado.A15]" office:value-type="float" office:value="0">
            <text:p>0</text:p>
          </table:table-cell>
          <table:table-cell table:formula="of:=['file:///home/diego/workspace/qin-cluster/pruebas/estadisticas/corrida-20120802000741.ods'#$acumulado.C15]" office:value-type="float" office:value="0">
            <text:p>0</text:p>
          </table:table-cell>
          <table:table-cell table:formula="of:=['file:///home/diego/workspace/qin-cluster/pruebas/estadisticas/corrida-20120802000741.ods'#$acumulado.D15]" office:value-type="float" office:value="0">
            <text:p>0</text:p>
          </table:table-cell>
          <table:table-cell table:formula="of:=['file:///home/diego/workspace/qin-cluster/pruebas/estadisticas/corrida-20120802000741.ods'#$acumulado.E15]" office:value-type="float" office:value="0">
            <text:p>0</text:p>
          </table:table-cell>
          <table:table-cell table:formula="of:=['file:///home/diego/workspace/qin-cluster/pruebas/estadisticas/corrida-20120802000741.ods'#$acumulado.F15]" office:value-type="float" office:value="0">
            <text:p>0</text:p>
          </table:table-cell>
          <table:table-cell table:formula="of:=['file:///home/diego/workspace/qin-cluster/pruebas/estadisticas/corrida-20120802000741.ods'#$acumulado.G15]" office:value-type="float" office:value="0">
            <text:p>0</text:p>
          </table:table-cell>
          <table:table-cell table:formula="of:=[.L15]*100/[.$S$2]" office:value-type="float" office:value="0">
            <text:p>0,00</text:p>
          </table:table-cell>
          <table:table-cell table:formula="of:=[.I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'file:///home/diego/workspace/qin-cluster/pruebas/estadisticas/corrida-20120802000741.ods'#$secuencia.B16]" office:value-type="float" office:value="0">
            <text:p>0</text:p>
          </table:table-cell>
          <table:table-cell table:formula="of:=['file:///home/diego/workspace/qin-cluster/pruebas/estadisticas/corrida-20120802000741.ods'#$secuencia.C16]" office:value-type="float" office:value="0">
            <text:p>0,00</text:p>
          </table:table-cell>
          <table:table-cell table:formula="of:=[.C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]" office:value-type="float" office:value="0">
            <text:p>0</text:p>
          </table:table-cell>
          <table:table-cell table:formula="of:=['file:///home/diego/workspace/qin-cluster/pruebas/estadisticas/corrida-20120802000741.ods'#$acumulado.A16]" office:value-type="float" office:value="0">
            <text:p>0</text:p>
          </table:table-cell>
          <table:table-cell table:formula="of:=['file:///home/diego/workspace/qin-cluster/pruebas/estadisticas/corrida-20120802000741.ods'#$acumulado.C16]" office:value-type="float" office:value="0">
            <text:p>0</text:p>
          </table:table-cell>
          <table:table-cell table:formula="of:=['file:///home/diego/workspace/qin-cluster/pruebas/estadisticas/corrida-20120802000741.ods'#$acumulado.D16]" office:value-type="float" office:value="0">
            <text:p>0</text:p>
          </table:table-cell>
          <table:table-cell table:formula="of:=['file:///home/diego/workspace/qin-cluster/pruebas/estadisticas/corrida-20120802000741.ods'#$acumulado.E16]" office:value-type="float" office:value="0">
            <text:p>0</text:p>
          </table:table-cell>
          <table:table-cell table:formula="of:=['file:///home/diego/workspace/qin-cluster/pruebas/estadisticas/corrida-20120802000741.ods'#$acumulado.F16]" office:value-type="float" office:value="0">
            <text:p>0</text:p>
          </table:table-cell>
          <table:table-cell table:formula="of:=['file:///home/diego/workspace/qin-cluster/pruebas/estadisticas/corrida-20120802000741.ods'#$acumulado.G16]" office:value-type="float" office:value="0">
            <text:p>0</text:p>
          </table:table-cell>
          <table:table-cell table:formula="of:=[.L16]*100/[.$S$2]" office:value-type="float" office:value="0">
            <text:p>0,00</text:p>
          </table:table-cell>
          <table:table-cell table:formula="of:=[.I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]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'file:///home/diego/workspace/qin-cluster/pruebas/estadisticas/corrida-20120802000741.ods'#$secuencia.B17]" office:value-type="float" office:value="0">
            <text:p>0</text:p>
          </table:table-cell>
          <table:table-cell table:formula="of:=['file:///home/diego/workspace/qin-cluster/pruebas/estadisticas/corrida-20120802000741.ods'#$secuencia.C17]" office:value-type="float" office:value="0">
            <text:p>0,00</text:p>
          </table:table-cell>
          <table:table-cell table:formula="of:=[.C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]" office:value-type="float" office:value="0">
            <text:p>0</text:p>
          </table:table-cell>
          <table:table-cell table:formula="of:=['file:///home/diego/workspace/qin-cluster/pruebas/estadisticas/corrida-20120802000741.ods'#$acumulado.A17]" office:value-type="float" office:value="0">
            <text:p>0</text:p>
          </table:table-cell>
          <table:table-cell table:formula="of:=['file:///home/diego/workspace/qin-cluster/pruebas/estadisticas/corrida-20120802000741.ods'#$acumulado.C17]" office:value-type="float" office:value="0">
            <text:p>0</text:p>
          </table:table-cell>
          <table:table-cell table:formula="of:=['file:///home/diego/workspace/qin-cluster/pruebas/estadisticas/corrida-20120802000741.ods'#$acumulado.D17]" office:value-type="float" office:value="0">
            <text:p>0</text:p>
          </table:table-cell>
          <table:table-cell table:formula="of:=['file:///home/diego/workspace/qin-cluster/pruebas/estadisticas/corrida-20120802000741.ods'#$acumulado.E17]" office:value-type="float" office:value="0">
            <text:p>0</text:p>
          </table:table-cell>
          <table:table-cell table:formula="of:=['file:///home/diego/workspace/qin-cluster/pruebas/estadisticas/corrida-20120802000741.ods'#$acumulado.F17]" office:value-type="float" office:value="0">
            <text:p>0</text:p>
          </table:table-cell>
          <table:table-cell table:formula="of:=['file:///home/diego/workspace/qin-cluster/pruebas/estadisticas/corrida-20120802000741.ods'#$acumulado.G17]" office:value-type="float" office:value="0">
            <text:p>0</text:p>
          </table:table-cell>
          <table:table-cell table:formula="of:=[.L17]*100/[.$S$2]" office:value-type="float" office:value="0">
            <text:p>0,00</text:p>
          </table:table-cell>
          <table:table-cell table:formula="of:=[.I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]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'file:///home/diego/workspace/qin-cluster/pruebas/estadisticas/corrida-20120802000741.ods'#$secuencia.B18]" office:value-type="float" office:value="0">
            <text:p>0</text:p>
          </table:table-cell>
          <table:table-cell table:formula="of:=['file:///home/diego/workspace/qin-cluster/pruebas/estadisticas/corrida-20120802000741.ods'#$secuencia.C18]" office:value-type="float" office:value="0">
            <text:p>0,00</text:p>
          </table:table-cell>
          <table:table-cell table:formula="of:=[.C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]" office:value-type="float" office:value="0">
            <text:p>0</text:p>
          </table:table-cell>
          <table:table-cell table:formula="of:=['file:///home/diego/workspace/qin-cluster/pruebas/estadisticas/corrida-20120802000741.ods'#$acumulado.A18]" office:value-type="float" office:value="0">
            <text:p>0</text:p>
          </table:table-cell>
          <table:table-cell table:formula="of:=['file:///home/diego/workspace/qin-cluster/pruebas/estadisticas/corrida-20120802000741.ods'#$acumulado.C18]" office:value-type="float" office:value="0">
            <text:p>0</text:p>
          </table:table-cell>
          <table:table-cell table:formula="of:=['file:///home/diego/workspace/qin-cluster/pruebas/estadisticas/corrida-20120802000741.ods'#$acumulado.D18]" office:value-type="float" office:value="0">
            <text:p>0</text:p>
          </table:table-cell>
          <table:table-cell table:formula="of:=['file:///home/diego/workspace/qin-cluster/pruebas/estadisticas/corrida-20120802000741.ods'#$acumulado.E18]" office:value-type="float" office:value="0">
            <text:p>0</text:p>
          </table:table-cell>
          <table:table-cell table:formula="of:=['file:///home/diego/workspace/qin-cluster/pruebas/estadisticas/corrida-20120802000741.ods'#$acumulado.F18]" office:value-type="float" office:value="0">
            <text:p>0</text:p>
          </table:table-cell>
          <table:table-cell table:formula="of:=['file:///home/diego/workspace/qin-cluster/pruebas/estadisticas/corrida-20120802000741.ods'#$acumulado.G18]" office:value-type="float" office:value="0">
            <text:p>0</text:p>
          </table:table-cell>
          <table:table-cell table:formula="of:=[.L18]*100/[.$S$2]" office:value-type="float" office:value="0">
            <text:p>0,00</text:p>
          </table:table-cell>
          <table:table-cell table:formula="of:=[.I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]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'file:///home/diego/workspace/qin-cluster/pruebas/estadisticas/corrida-20120802000741.ods'#$secuencia.B19]" office:value-type="float" office:value="0">
            <text:p>0</text:p>
          </table:table-cell>
          <table:table-cell table:formula="of:=['file:///home/diego/workspace/qin-cluster/pruebas/estadisticas/corrida-20120802000741.ods'#$secuencia.C19]" office:value-type="float" office:value="0">
            <text:p>0,00</text:p>
          </table:table-cell>
          <table:table-cell table:formula="of:=[.C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]" office:value-type="float" office:value="0">
            <text:p>0</text:p>
          </table:table-cell>
          <table:table-cell table:formula="of:=['file:///home/diego/workspace/qin-cluster/pruebas/estadisticas/corrida-20120802000741.ods'#$acumulado.A19]" office:value-type="float" office:value="0">
            <text:p>0</text:p>
          </table:table-cell>
          <table:table-cell table:formula="of:=['file:///home/diego/workspace/qin-cluster/pruebas/estadisticas/corrida-20120802000741.ods'#$acumulado.C19]" office:value-type="float" office:value="0">
            <text:p>0</text:p>
          </table:table-cell>
          <table:table-cell table:formula="of:=['file:///home/diego/workspace/qin-cluster/pruebas/estadisticas/corrida-20120802000741.ods'#$acumulado.D19]" office:value-type="float" office:value="0">
            <text:p>0</text:p>
          </table:table-cell>
          <table:table-cell table:formula="of:=['file:///home/diego/workspace/qin-cluster/pruebas/estadisticas/corrida-20120802000741.ods'#$acumulado.E19]" office:value-type="float" office:value="0">
            <text:p>0</text:p>
          </table:table-cell>
          <table:table-cell table:formula="of:=['file:///home/diego/workspace/qin-cluster/pruebas/estadisticas/corrida-20120802000741.ods'#$acumulado.F19]" office:value-type="float" office:value="0">
            <text:p>0</text:p>
          </table:table-cell>
          <table:table-cell table:formula="of:=['file:///home/diego/workspace/qin-cluster/pruebas/estadisticas/corrida-20120802000741.ods'#$acumulado.G19]" office:value-type="float" office:value="0">
            <text:p>0</text:p>
          </table:table-cell>
          <table:table-cell table:formula="of:=[.L19]*100/[.$S$2]" office:value-type="float" office:value="0">
            <text:p>0,00</text:p>
          </table:table-cell>
          <table:table-cell table:formula="of:=[.I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]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'file:///home/diego/workspace/qin-cluster/pruebas/estadisticas/corrida-20120802000741.ods'#$secuencia.B20]" office:value-type="float" office:value="0">
            <text:p>0</text:p>
          </table:table-cell>
          <table:table-cell table:formula="of:=['file:///home/diego/workspace/qin-cluster/pruebas/estadisticas/corrida-20120802000741.ods'#$secuencia.C20]" office:value-type="float" office:value="0">
            <text:p>0,00</text:p>
          </table:table-cell>
          <table:table-cell table:formula="of:=[.C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]" office:value-type="float" office:value="0">
            <text:p>0</text:p>
          </table:table-cell>
          <table:table-cell table:formula="of:=['file:///home/diego/workspace/qin-cluster/pruebas/estadisticas/corrida-20120802000741.ods'#$acumulado.A20]" office:value-type="float" office:value="0">
            <text:p>0</text:p>
          </table:table-cell>
          <table:table-cell table:formula="of:=['file:///home/diego/workspace/qin-cluster/pruebas/estadisticas/corrida-20120802000741.ods'#$acumulado.C20]" office:value-type="float" office:value="0">
            <text:p>0</text:p>
          </table:table-cell>
          <table:table-cell table:formula="of:=['file:///home/diego/workspace/qin-cluster/pruebas/estadisticas/corrida-20120802000741.ods'#$acumulado.D20]" office:value-type="float" office:value="0">
            <text:p>0</text:p>
          </table:table-cell>
          <table:table-cell table:formula="of:=['file:///home/diego/workspace/qin-cluster/pruebas/estadisticas/corrida-20120802000741.ods'#$acumulado.E20]" office:value-type="float" office:value="0">
            <text:p>0</text:p>
          </table:table-cell>
          <table:table-cell table:formula="of:=['file:///home/diego/workspace/qin-cluster/pruebas/estadisticas/corrida-20120802000741.ods'#$acumulado.F20]" office:value-type="float" office:value="0">
            <text:p>0</text:p>
          </table:table-cell>
          <table:table-cell table:formula="of:=['file:///home/diego/workspace/qin-cluster/pruebas/estadisticas/corrida-20120802000741.ods'#$acumulado.G20]" office:value-type="float" office:value="0">
            <text:p>0</text:p>
          </table:table-cell>
          <table:table-cell table:formula="of:=[.L20]*100/[.$S$2]" office:value-type="float" office:value="0">
            <text:p>0,00</text:p>
          </table:table-cell>
          <table:table-cell table:formula="of:=[.I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'file:///home/diego/workspace/qin-cluster/pruebas/estadisticas/corrida-20120802000741.ods'#$secuencia.B21]" office:value-type="float" office:value="0">
            <text:p>0</text:p>
          </table:table-cell>
          <table:table-cell table:formula="of:=['file:///home/diego/workspace/qin-cluster/pruebas/estadisticas/corrida-20120802000741.ods'#$secuencia.C21]" office:value-type="float" office:value="0">
            <text:p>0,00</text:p>
          </table:table-cell>
          <table:table-cell table:formula="of:=[.C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]" office:value-type="float" office:value="0">
            <text:p>0</text:p>
          </table:table-cell>
          <table:table-cell table:formula="of:=['file:///home/diego/workspace/qin-cluster/pruebas/estadisticas/corrida-20120802000741.ods'#$acumulado.A21]" office:value-type="float" office:value="0">
            <text:p>0</text:p>
          </table:table-cell>
          <table:table-cell table:formula="of:=['file:///home/diego/workspace/qin-cluster/pruebas/estadisticas/corrida-20120802000741.ods'#$acumulado.C21]" office:value-type="float" office:value="0">
            <text:p>0</text:p>
          </table:table-cell>
          <table:table-cell table:formula="of:=['file:///home/diego/workspace/qin-cluster/pruebas/estadisticas/corrida-20120802000741.ods'#$acumulado.D21]" office:value-type="float" office:value="0">
            <text:p>0</text:p>
          </table:table-cell>
          <table:table-cell table:formula="of:=['file:///home/diego/workspace/qin-cluster/pruebas/estadisticas/corrida-20120802000741.ods'#$acumulado.E21]" office:value-type="float" office:value="0">
            <text:p>0</text:p>
          </table:table-cell>
          <table:table-cell table:formula="of:=['file:///home/diego/workspace/qin-cluster/pruebas/estadisticas/corrida-20120802000741.ods'#$acumulado.F21]" office:value-type="float" office:value="0">
            <text:p>0</text:p>
          </table:table-cell>
          <table:table-cell table:formula="of:=['file:///home/diego/workspace/qin-cluster/pruebas/estadisticas/corrida-20120802000741.ods'#$acumulado.G21]" office:value-type="float" office:value="0">
            <text:p>0</text:p>
          </table:table-cell>
          <table:table-cell table:formula="of:=[.L21]*100/[.$S$2]" office:value-type="float" office:value="0">
            <text:p>0,00</text:p>
          </table:table-cell>
          <table:table-cell table:formula="of:=[.I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]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'file:///home/diego/workspace/qin-cluster/pruebas/estadisticas/corrida-20120802000741.ods'#$secuencia.B22]" office:value-type="float" office:value="0">
            <text:p>0</text:p>
          </table:table-cell>
          <table:table-cell table:formula="of:=['file:///home/diego/workspace/qin-cluster/pruebas/estadisticas/corrida-20120802000741.ods'#$secuencia.C22]" office:value-type="float" office:value="0">
            <text:p>0,00</text:p>
          </table:table-cell>
          <table:table-cell table:formula="of:=[.C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]" office:value-type="float" office:value="0">
            <text:p>0</text:p>
          </table:table-cell>
          <table:table-cell table:formula="of:=['file:///home/diego/workspace/qin-cluster/pruebas/estadisticas/corrida-20120802000741.ods'#$acumulado.A22]" office:value-type="float" office:value="0">
            <text:p>0</text:p>
          </table:table-cell>
          <table:table-cell table:formula="of:=['file:///home/diego/workspace/qin-cluster/pruebas/estadisticas/corrida-20120802000741.ods'#$acumulado.C22]" office:value-type="float" office:value="0">
            <text:p>0</text:p>
          </table:table-cell>
          <table:table-cell table:formula="of:=['file:///home/diego/workspace/qin-cluster/pruebas/estadisticas/corrida-20120802000741.ods'#$acumulado.D22]" office:value-type="float" office:value="0">
            <text:p>0</text:p>
          </table:table-cell>
          <table:table-cell table:formula="of:=['file:///home/diego/workspace/qin-cluster/pruebas/estadisticas/corrida-20120802000741.ods'#$acumulado.E22]" office:value-type="float" office:value="0">
            <text:p>0</text:p>
          </table:table-cell>
          <table:table-cell table:formula="of:=['file:///home/diego/workspace/qin-cluster/pruebas/estadisticas/corrida-20120802000741.ods'#$acumulado.F22]" office:value-type="float" office:value="0">
            <text:p>0</text:p>
          </table:table-cell>
          <table:table-cell table:formula="of:=['file:///home/diego/workspace/qin-cluster/pruebas/estadisticas/corrida-20120802000741.ods'#$acumulado.G22]" office:value-type="float" office:value="0">
            <text:p>0</text:p>
          </table:table-cell>
          <table:table-cell table:formula="of:=[.L22]*100/[.$S$2]" office:value-type="float" office:value="0">
            <text:p>0,00</text:p>
          </table:table-cell>
          <table:table-cell table:formula="of:=[.I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'file:///home/diego/workspace/qin-cluster/pruebas/estadisticas/corrida-20120802000741.ods'#$secuencia.B23]" office:value-type="float" office:value="0">
            <text:p>0</text:p>
          </table:table-cell>
          <table:table-cell table:formula="of:=['file:///home/diego/workspace/qin-cluster/pruebas/estadisticas/corrida-20120802000741.ods'#$secuencia.C23]" office:value-type="float" office:value="0">
            <text:p>0,00</text:p>
          </table:table-cell>
          <table:table-cell table:formula="of:=[.C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]" office:value-type="float" office:value="0">
            <text:p>0</text:p>
          </table:table-cell>
          <table:table-cell table:formula="of:=['file:///home/diego/workspace/qin-cluster/pruebas/estadisticas/corrida-20120802000741.ods'#$acumulado.A23]" office:value-type="float" office:value="0">
            <text:p>0</text:p>
          </table:table-cell>
          <table:table-cell table:formula="of:=['file:///home/diego/workspace/qin-cluster/pruebas/estadisticas/corrida-20120802000741.ods'#$acumulado.C23]" office:value-type="float" office:value="0">
            <text:p>0</text:p>
          </table:table-cell>
          <table:table-cell table:formula="of:=['file:///home/diego/workspace/qin-cluster/pruebas/estadisticas/corrida-20120802000741.ods'#$acumulado.D23]" office:value-type="float" office:value="0">
            <text:p>0</text:p>
          </table:table-cell>
          <table:table-cell table:formula="of:=['file:///home/diego/workspace/qin-cluster/pruebas/estadisticas/corrida-20120802000741.ods'#$acumulado.E23]" office:value-type="float" office:value="0">
            <text:p>0</text:p>
          </table:table-cell>
          <table:table-cell table:formula="of:=['file:///home/diego/workspace/qin-cluster/pruebas/estadisticas/corrida-20120802000741.ods'#$acumulado.F23]" office:value-type="float" office:value="0">
            <text:p>0</text:p>
          </table:table-cell>
          <table:table-cell table:formula="of:=['file:///home/diego/workspace/qin-cluster/pruebas/estadisticas/corrida-20120802000741.ods'#$acumulado.G23]" office:value-type="float" office:value="0">
            <text:p>0</text:p>
          </table:table-cell>
          <table:table-cell table:formula="of:=[.L23]*100/[.$S$2]" office:value-type="float" office:value="0">
            <text:p>0,00</text:p>
          </table:table-cell>
          <table:table-cell table:formula="of:=[.I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]"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'file:///home/diego/workspace/qin-cluster/pruebas/estadisticas/corrida-20120802000741.ods'#$secuencia.B24]" office:value-type="float" office:value="0">
            <text:p>0</text:p>
          </table:table-cell>
          <table:table-cell table:formula="of:=['file:///home/diego/workspace/qin-cluster/pruebas/estadisticas/corrida-20120802000741.ods'#$secuencia.C24]" office:value-type="float" office:value="0">
            <text:p>0,00</text:p>
          </table:table-cell>
          <table:table-cell table:formula="of:=[.C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]" office:value-type="float" office:value="0">
            <text:p>0</text:p>
          </table:table-cell>
          <table:table-cell table:formula="of:=['file:///home/diego/workspace/qin-cluster/pruebas/estadisticas/corrida-20120802000741.ods'#$acumulado.A24]" office:value-type="float" office:value="0">
            <text:p>0</text:p>
          </table:table-cell>
          <table:table-cell table:formula="of:=['file:///home/diego/workspace/qin-cluster/pruebas/estadisticas/corrida-20120802000741.ods'#$acumulado.C24]" office:value-type="float" office:value="0">
            <text:p>0</text:p>
          </table:table-cell>
          <table:table-cell table:formula="of:=['file:///home/diego/workspace/qin-cluster/pruebas/estadisticas/corrida-20120802000741.ods'#$acumulado.D24]" office:value-type="float" office:value="0">
            <text:p>0</text:p>
          </table:table-cell>
          <table:table-cell table:formula="of:=['file:///home/diego/workspace/qin-cluster/pruebas/estadisticas/corrida-20120802000741.ods'#$acumulado.E24]" office:value-type="float" office:value="0">
            <text:p>0</text:p>
          </table:table-cell>
          <table:table-cell table:formula="of:=['file:///home/diego/workspace/qin-cluster/pruebas/estadisticas/corrida-20120802000741.ods'#$acumulado.F24]" office:value-type="float" office:value="0">
            <text:p>0</text:p>
          </table:table-cell>
          <table:table-cell table:formula="of:=['file:///home/diego/workspace/qin-cluster/pruebas/estadisticas/corrida-20120802000741.ods'#$acumulado.G24]" office:value-type="float" office:value="0">
            <text:p>0</text:p>
          </table:table-cell>
          <table:table-cell table:formula="of:=[.L24]*100/[.$S$2]" office:value-type="float" office:value="0">
            <text:p>0,00</text:p>
          </table:table-cell>
          <table:table-cell table:formula="of:=[.I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]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'file:///home/diego/workspace/qin-cluster/pruebas/estadisticas/corrida-20120802000741.ods'#$secuencia.B25]" office:value-type="float" office:value="0">
            <text:p>0</text:p>
          </table:table-cell>
          <table:table-cell table:formula="of:=['file:///home/diego/workspace/qin-cluster/pruebas/estadisticas/corrida-20120802000741.ods'#$secuencia.C25]" office:value-type="float" office:value="0">
            <text:p>0,00</text:p>
          </table:table-cell>
          <table:table-cell table:formula="of:=[.C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]" office:value-type="float" office:value="0">
            <text:p>0</text:p>
          </table:table-cell>
          <table:table-cell table:formula="of:=['file:///home/diego/workspace/qin-cluster/pruebas/estadisticas/corrida-20120802000741.ods'#$acumulado.A25]" office:value-type="float" office:value="0">
            <text:p>0</text:p>
          </table:table-cell>
          <table:table-cell table:formula="of:=['file:///home/diego/workspace/qin-cluster/pruebas/estadisticas/corrida-20120802000741.ods'#$acumulado.C25]" office:value-type="float" office:value="0">
            <text:p>0</text:p>
          </table:table-cell>
          <table:table-cell table:formula="of:=['file:///home/diego/workspace/qin-cluster/pruebas/estadisticas/corrida-20120802000741.ods'#$acumulado.D25]" office:value-type="float" office:value="0">
            <text:p>0</text:p>
          </table:table-cell>
          <table:table-cell table:formula="of:=['file:///home/diego/workspace/qin-cluster/pruebas/estadisticas/corrida-20120802000741.ods'#$acumulado.E25]" office:value-type="float" office:value="0">
            <text:p>0</text:p>
          </table:table-cell>
          <table:table-cell table:formula="of:=['file:///home/diego/workspace/qin-cluster/pruebas/estadisticas/corrida-20120802000741.ods'#$acumulado.F25]" office:value-type="float" office:value="0">
            <text:p>0</text:p>
          </table:table-cell>
          <table:table-cell table:formula="of:=['file:///home/diego/workspace/qin-cluster/pruebas/estadisticas/corrida-20120802000741.ods'#$acumulado.G25]" office:value-type="float" office:value="0">
            <text:p>0</text:p>
          </table:table-cell>
          <table:table-cell table:formula="of:=[.L25]*100/[.$S$2]" office:value-type="float" office:value="0">
            <text:p>0,00</text:p>
          </table:table-cell>
          <table:table-cell table:formula="of:=[.I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'file:///home/diego/workspace/qin-cluster/pruebas/estadisticas/corrida-20120802000741.ods'#$secuencia.B26]" office:value-type="float" office:value="0">
            <text:p>0</text:p>
          </table:table-cell>
          <table:table-cell table:formula="of:=['file:///home/diego/workspace/qin-cluster/pruebas/estadisticas/corrida-20120802000741.ods'#$secuencia.C26]" office:value-type="float" office:value="0">
            <text:p>0,00</text:p>
          </table:table-cell>
          <table:table-cell table:formula="of:=[.C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]" office:value-type="float" office:value="0">
            <text:p>0</text:p>
          </table:table-cell>
          <table:table-cell table:formula="of:=['file:///home/diego/workspace/qin-cluster/pruebas/estadisticas/corrida-20120802000741.ods'#$acumulado.A26]" office:value-type="float" office:value="0">
            <text:p>0</text:p>
          </table:table-cell>
          <table:table-cell table:formula="of:=['file:///home/diego/workspace/qin-cluster/pruebas/estadisticas/corrida-20120802000741.ods'#$acumulado.C26]" office:value-type="float" office:value="0">
            <text:p>0</text:p>
          </table:table-cell>
          <table:table-cell table:formula="of:=['file:///home/diego/workspace/qin-cluster/pruebas/estadisticas/corrida-20120802000741.ods'#$acumulado.D26]" office:value-type="float" office:value="0">
            <text:p>0</text:p>
          </table:table-cell>
          <table:table-cell table:formula="of:=['file:///home/diego/workspace/qin-cluster/pruebas/estadisticas/corrida-20120802000741.ods'#$acumulado.E26]" office:value-type="float" office:value="0">
            <text:p>0</text:p>
          </table:table-cell>
          <table:table-cell table:formula="of:=['file:///home/diego/workspace/qin-cluster/pruebas/estadisticas/corrida-20120802000741.ods'#$acumulado.F26]" office:value-type="float" office:value="0">
            <text:p>0</text:p>
          </table:table-cell>
          <table:table-cell table:formula="of:=['file:///home/diego/workspace/qin-cluster/pruebas/estadisticas/corrida-20120802000741.ods'#$acumulado.G26]" office:value-type="float" office:value="0">
            <text:p>0</text:p>
          </table:table-cell>
          <table:table-cell table:formula="of:=[.L26]*100/[.$S$2]" office:value-type="float" office:value="0">
            <text:p>0,00</text:p>
          </table:table-cell>
          <table:table-cell table:formula="of:=[.I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'file:///home/diego/workspace/qin-cluster/pruebas/estadisticas/corrida-20120802000741.ods'#$secuencia.B27]" office:value-type="float" office:value="0">
            <text:p>0</text:p>
          </table:table-cell>
          <table:table-cell table:formula="of:=['file:///home/diego/workspace/qin-cluster/pruebas/estadisticas/corrida-20120802000741.ods'#$secuencia.C27]" office:value-type="float" office:value="0">
            <text:p>0,00</text:p>
          </table:table-cell>
          <table:table-cell table:formula="of:=[.C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]" office:value-type="float" office:value="0">
            <text:p>0</text:p>
          </table:table-cell>
          <table:table-cell table:formula="of:=['file:///home/diego/workspace/qin-cluster/pruebas/estadisticas/corrida-20120802000741.ods'#$acumulado.A27]" office:value-type="float" office:value="0">
            <text:p>0</text:p>
          </table:table-cell>
          <table:table-cell table:formula="of:=['file:///home/diego/workspace/qin-cluster/pruebas/estadisticas/corrida-20120802000741.ods'#$acumulado.C27]" office:value-type="float" office:value="0">
            <text:p>0</text:p>
          </table:table-cell>
          <table:table-cell table:formula="of:=['file:///home/diego/workspace/qin-cluster/pruebas/estadisticas/corrida-20120802000741.ods'#$acumulado.D27]" office:value-type="float" office:value="0">
            <text:p>0</text:p>
          </table:table-cell>
          <table:table-cell table:formula="of:=['file:///home/diego/workspace/qin-cluster/pruebas/estadisticas/corrida-20120802000741.ods'#$acumulado.E27]" office:value-type="float" office:value="0">
            <text:p>0</text:p>
          </table:table-cell>
          <table:table-cell table:formula="of:=['file:///home/diego/workspace/qin-cluster/pruebas/estadisticas/corrida-20120802000741.ods'#$acumulado.F27]" office:value-type="float" office:value="0">
            <text:p>0</text:p>
          </table:table-cell>
          <table:table-cell table:formula="of:=['file:///home/diego/workspace/qin-cluster/pruebas/estadisticas/corrida-20120802000741.ods'#$acumulado.G27]" office:value-type="float" office:value="0">
            <text:p>0</text:p>
          </table:table-cell>
          <table:table-cell table:formula="of:=[.L27]*100/[.$S$2]" office:value-type="float" office:value="0">
            <text:p>0,00</text:p>
          </table:table-cell>
          <table:table-cell table:formula="of:=[.I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]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'file:///home/diego/workspace/qin-cluster/pruebas/estadisticas/corrida-20120802000741.ods'#$secuencia.B28]" office:value-type="float" office:value="0">
            <text:p>0</text:p>
          </table:table-cell>
          <table:table-cell table:formula="of:=['file:///home/diego/workspace/qin-cluster/pruebas/estadisticas/corrida-20120802000741.ods'#$secuencia.C28]" office:value-type="float" office:value="0">
            <text:p>0,00</text:p>
          </table:table-cell>
          <table:table-cell table:formula="of:=[.C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]" office:value-type="float" office:value="0">
            <text:p>0</text:p>
          </table:table-cell>
          <table:table-cell table:formula="of:=['file:///home/diego/workspace/qin-cluster/pruebas/estadisticas/corrida-20120802000741.ods'#$acumulado.A28]" office:value-type="float" office:value="0">
            <text:p>0</text:p>
          </table:table-cell>
          <table:table-cell table:formula="of:=['file:///home/diego/workspace/qin-cluster/pruebas/estadisticas/corrida-20120802000741.ods'#$acumulado.C28]" office:value-type="float" office:value="0">
            <text:p>0</text:p>
          </table:table-cell>
          <table:table-cell table:formula="of:=['file:///home/diego/workspace/qin-cluster/pruebas/estadisticas/corrida-20120802000741.ods'#$acumulado.D28]" office:value-type="float" office:value="0">
            <text:p>0</text:p>
          </table:table-cell>
          <table:table-cell table:formula="of:=['file:///home/diego/workspace/qin-cluster/pruebas/estadisticas/corrida-20120802000741.ods'#$acumulado.E28]" office:value-type="float" office:value="0">
            <text:p>0</text:p>
          </table:table-cell>
          <table:table-cell table:formula="of:=['file:///home/diego/workspace/qin-cluster/pruebas/estadisticas/corrida-20120802000741.ods'#$acumulado.F28]" office:value-type="float" office:value="0">
            <text:p>0</text:p>
          </table:table-cell>
          <table:table-cell table:formula="of:=['file:///home/diego/workspace/qin-cluster/pruebas/estadisticas/corrida-20120802000741.ods'#$acumulado.G28]" office:value-type="float" office:value="0">
            <text:p>0</text:p>
          </table:table-cell>
          <table:table-cell table:formula="of:=[.L28]*100/[.$S$2]" office:value-type="float" office:value="0">
            <text:p>0,00</text:p>
          </table:table-cell>
          <table:table-cell table:formula="of:=[.I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]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'file:///home/diego/workspace/qin-cluster/pruebas/estadisticas/corrida-20120802000741.ods'#$secuencia.B29]" office:value-type="float" office:value="0">
            <text:p>0</text:p>
          </table:table-cell>
          <table:table-cell table:formula="of:=['file:///home/diego/workspace/qin-cluster/pruebas/estadisticas/corrida-20120802000741.ods'#$secuencia.C29]" office:value-type="float" office:value="0">
            <text:p>0,00</text:p>
          </table:table-cell>
          <table:table-cell table:formula="of:=[.C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]" office:value-type="float" office:value="0">
            <text:p>0</text:p>
          </table:table-cell>
          <table:table-cell table:formula="of:=['file:///home/diego/workspace/qin-cluster/pruebas/estadisticas/corrida-20120802000741.ods'#$acumulado.A29]" office:value-type="float" office:value="0">
            <text:p>0</text:p>
          </table:table-cell>
          <table:table-cell table:formula="of:=['file:///home/diego/workspace/qin-cluster/pruebas/estadisticas/corrida-20120802000741.ods'#$acumulado.C29]" office:value-type="float" office:value="0">
            <text:p>0</text:p>
          </table:table-cell>
          <table:table-cell table:formula="of:=['file:///home/diego/workspace/qin-cluster/pruebas/estadisticas/corrida-20120802000741.ods'#$acumulado.D29]" office:value-type="float" office:value="0">
            <text:p>0</text:p>
          </table:table-cell>
          <table:table-cell table:formula="of:=['file:///home/diego/workspace/qin-cluster/pruebas/estadisticas/corrida-20120802000741.ods'#$acumulado.E29]" office:value-type="float" office:value="0">
            <text:p>0</text:p>
          </table:table-cell>
          <table:table-cell table:formula="of:=['file:///home/diego/workspace/qin-cluster/pruebas/estadisticas/corrida-20120802000741.ods'#$acumulado.F29]" office:value-type="float" office:value="0">
            <text:p>0</text:p>
          </table:table-cell>
          <table:table-cell table:formula="of:=['file:///home/diego/workspace/qin-cluster/pruebas/estadisticas/corrida-20120802000741.ods'#$acumulado.G29]" office:value-type="float" office:value="0">
            <text:p>0</text:p>
          </table:table-cell>
          <table:table-cell table:formula="of:=[.L29]*100/[.$S$2]" office:value-type="float" office:value="0">
            <text:p>0,00</text:p>
          </table:table-cell>
          <table:table-cell table:formula="of:=[.I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]"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'file:///home/diego/workspace/qin-cluster/pruebas/estadisticas/corrida-20120802000741.ods'#$secuencia.B30]" office:value-type="float" office:value="0">
            <text:p>0</text:p>
          </table:table-cell>
          <table:table-cell table:formula="of:=['file:///home/diego/workspace/qin-cluster/pruebas/estadisticas/corrida-20120802000741.ods'#$secuencia.C30]" office:value-type="float" office:value="0">
            <text:p>0,00</text:p>
          </table:table-cell>
          <table:table-cell table:formula="of:=[.C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]" office:value-type="float" office:value="0">
            <text:p>0</text:p>
          </table:table-cell>
          <table:table-cell table:formula="of:=['file:///home/diego/workspace/qin-cluster/pruebas/estadisticas/corrida-20120802000741.ods'#$acumulado.A30]" office:value-type="float" office:value="0">
            <text:p>0</text:p>
          </table:table-cell>
          <table:table-cell table:formula="of:=['file:///home/diego/workspace/qin-cluster/pruebas/estadisticas/corrida-20120802000741.ods'#$acumulado.C30]" office:value-type="float" office:value="0">
            <text:p>0</text:p>
          </table:table-cell>
          <table:table-cell table:formula="of:=['file:///home/diego/workspace/qin-cluster/pruebas/estadisticas/corrida-20120802000741.ods'#$acumulado.D30]" office:value-type="float" office:value="0">
            <text:p>0</text:p>
          </table:table-cell>
          <table:table-cell table:formula="of:=['file:///home/diego/workspace/qin-cluster/pruebas/estadisticas/corrida-20120802000741.ods'#$acumulado.E30]" office:value-type="float" office:value="0">
            <text:p>0</text:p>
          </table:table-cell>
          <table:table-cell table:formula="of:=['file:///home/diego/workspace/qin-cluster/pruebas/estadisticas/corrida-20120802000741.ods'#$acumulado.F30]" office:value-type="float" office:value="0">
            <text:p>0</text:p>
          </table:table-cell>
          <table:table-cell table:formula="of:=['file:///home/diego/workspace/qin-cluster/pruebas/estadisticas/corrida-20120802000741.ods'#$acumulado.G30]" office:value-type="float" office:value="0">
            <text:p>0</text:p>
          </table:table-cell>
          <table:table-cell table:formula="of:=[.L30]*100/[.$S$2]" office:value-type="float" office:value="0">
            <text:p>0,00</text:p>
          </table:table-cell>
          <table:table-cell table:formula="of:=[.I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'file:///home/diego/workspace/qin-cluster/pruebas/estadisticas/corrida-20120802000741.ods'#$secuencia.B31]" office:value-type="float" office:value="0">
            <text:p>0</text:p>
          </table:table-cell>
          <table:table-cell table:formula="of:=['file:///home/diego/workspace/qin-cluster/pruebas/estadisticas/corrida-20120802000741.ods'#$secuencia.C31]" office:value-type="float" office:value="0">
            <text:p>0,00</text:p>
          </table:table-cell>
          <table:table-cell table:formula="of:=[.C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]" office:value-type="float" office:value="0">
            <text:p>0</text:p>
          </table:table-cell>
          <table:table-cell table:formula="of:=['file:///home/diego/workspace/qin-cluster/pruebas/estadisticas/corrida-20120802000741.ods'#$acumulado.A31]" office:value-type="float" office:value="0">
            <text:p>0</text:p>
          </table:table-cell>
          <table:table-cell table:formula="of:=['file:///home/diego/workspace/qin-cluster/pruebas/estadisticas/corrida-20120802000741.ods'#$acumulado.C31]" office:value-type="float" office:value="0">
            <text:p>0</text:p>
          </table:table-cell>
          <table:table-cell table:formula="of:=['file:///home/diego/workspace/qin-cluster/pruebas/estadisticas/corrida-20120802000741.ods'#$acumulado.D31]" office:value-type="float" office:value="0">
            <text:p>0</text:p>
          </table:table-cell>
          <table:table-cell table:formula="of:=['file:///home/diego/workspace/qin-cluster/pruebas/estadisticas/corrida-20120802000741.ods'#$acumulado.E31]" office:value-type="float" office:value="0">
            <text:p>0</text:p>
          </table:table-cell>
          <table:table-cell table:formula="of:=['file:///home/diego/workspace/qin-cluster/pruebas/estadisticas/corrida-20120802000741.ods'#$acumulado.F31]" office:value-type="float" office:value="0">
            <text:p>0</text:p>
          </table:table-cell>
          <table:table-cell table:formula="of:=['file:///home/diego/workspace/qin-cluster/pruebas/estadisticas/corrida-20120802000741.ods'#$acumulado.G31]" office:value-type="float" office:value="0">
            <text:p>0</text:p>
          </table:table-cell>
          <table:table-cell table:formula="of:=[.L31]*100/[.$S$2]" office:value-type="float" office:value="0">
            <text:p>0,00</text:p>
          </table:table-cell>
          <table:table-cell table:formula="of:=[.I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]"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'file:///home/diego/workspace/qin-cluster/pruebas/estadisticas/corrida-20120802000741.ods'#$secuencia.B32]" office:value-type="float" office:value="0">
            <text:p>0</text:p>
          </table:table-cell>
          <table:table-cell table:formula="of:=['file:///home/diego/workspace/qin-cluster/pruebas/estadisticas/corrida-20120802000741.ods'#$secuencia.C32]" office:value-type="float" office:value="0">
            <text:p>0,00</text:p>
          </table:table-cell>
          <table:table-cell table:formula="of:=[.C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]" office:value-type="float" office:value="0">
            <text:p>0</text:p>
          </table:table-cell>
          <table:table-cell table:formula="of:=['file:///home/diego/workspace/qin-cluster/pruebas/estadisticas/corrida-20120802000741.ods'#$acumulado.A32]" office:value-type="float" office:value="0">
            <text:p>0</text:p>
          </table:table-cell>
          <table:table-cell table:formula="of:=['file:///home/diego/workspace/qin-cluster/pruebas/estadisticas/corrida-20120802000741.ods'#$acumulado.C32]" office:value-type="float" office:value="0">
            <text:p>0</text:p>
          </table:table-cell>
          <table:table-cell table:formula="of:=['file:///home/diego/workspace/qin-cluster/pruebas/estadisticas/corrida-20120802000741.ods'#$acumulado.D32]" office:value-type="float" office:value="0">
            <text:p>0</text:p>
          </table:table-cell>
          <table:table-cell table:formula="of:=['file:///home/diego/workspace/qin-cluster/pruebas/estadisticas/corrida-20120802000741.ods'#$acumulado.E32]" office:value-type="float" office:value="0">
            <text:p>0</text:p>
          </table:table-cell>
          <table:table-cell table:formula="of:=['file:///home/diego/workspace/qin-cluster/pruebas/estadisticas/corrida-20120802000741.ods'#$acumulado.F32]" office:value-type="float" office:value="0">
            <text:p>0</text:p>
          </table:table-cell>
          <table:table-cell table:formula="of:=['file:///home/diego/workspace/qin-cluster/pruebas/estadisticas/corrida-20120802000741.ods'#$acumulado.G32]" office:value-type="float" office:value="0">
            <text:p>0</text:p>
          </table:table-cell>
          <table:table-cell table:formula="of:=[.L32]*100/[.$S$2]" office:value-type="float" office:value="0">
            <text:p>0,00</text:p>
          </table:table-cell>
          <table:table-cell table:formula="of:=[.I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]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'file:///home/diego/workspace/qin-cluster/pruebas/estadisticas/corrida-20120802000741.ods'#$secuencia.B33]" office:value-type="float" office:value="0">
            <text:p>0</text:p>
          </table:table-cell>
          <table:table-cell table:formula="of:=['file:///home/diego/workspace/qin-cluster/pruebas/estadisticas/corrida-20120802000741.ods'#$secuencia.C33]" office:value-type="float" office:value="0">
            <text:p>0,00</text:p>
          </table:table-cell>
          <table:table-cell table:formula="of:=[.C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]" office:value-type="float" office:value="0">
            <text:p>0</text:p>
          </table:table-cell>
          <table:table-cell table:formula="of:=['file:///home/diego/workspace/qin-cluster/pruebas/estadisticas/corrida-20120802000741.ods'#$acumulado.A33]" office:value-type="float" office:value="0">
            <text:p>0</text:p>
          </table:table-cell>
          <table:table-cell table:formula="of:=['file:///home/diego/workspace/qin-cluster/pruebas/estadisticas/corrida-20120802000741.ods'#$acumulado.C33]" office:value-type="float" office:value="0">
            <text:p>0</text:p>
          </table:table-cell>
          <table:table-cell table:formula="of:=['file:///home/diego/workspace/qin-cluster/pruebas/estadisticas/corrida-20120802000741.ods'#$acumulado.D33]" office:value-type="float" office:value="0">
            <text:p>0</text:p>
          </table:table-cell>
          <table:table-cell table:formula="of:=['file:///home/diego/workspace/qin-cluster/pruebas/estadisticas/corrida-20120802000741.ods'#$acumulado.E33]" office:value-type="float" office:value="0">
            <text:p>0</text:p>
          </table:table-cell>
          <table:table-cell table:formula="of:=['file:///home/diego/workspace/qin-cluster/pruebas/estadisticas/corrida-20120802000741.ods'#$acumulado.F33]" office:value-type="float" office:value="0">
            <text:p>0</text:p>
          </table:table-cell>
          <table:table-cell table:formula="of:=['file:///home/diego/workspace/qin-cluster/pruebas/estadisticas/corrida-20120802000741.ods'#$acumulado.G33]" office:value-type="float" office:value="0">
            <text:p>0</text:p>
          </table:table-cell>
          <table:table-cell table:formula="of:=[.L33]*100/[.$S$2]" office:value-type="float" office:value="0">
            <text:p>0,00</text:p>
          </table:table-cell>
          <table:table-cell table:formula="of:=[.I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]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'file:///home/diego/workspace/qin-cluster/pruebas/estadisticas/corrida-20120802000741.ods'#$secuencia.B34]" office:value-type="float" office:value="0">
            <text:p>0</text:p>
          </table:table-cell>
          <table:table-cell table:formula="of:=['file:///home/diego/workspace/qin-cluster/pruebas/estadisticas/corrida-20120802000741.ods'#$secuencia.C34]" office:value-type="float" office:value="0">
            <text:p>0,00</text:p>
          </table:table-cell>
          <table:table-cell table:formula="of:=[.C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]" office:value-type="float" office:value="0">
            <text:p>0</text:p>
          </table:table-cell>
          <table:table-cell table:formula="of:=['file:///home/diego/workspace/qin-cluster/pruebas/estadisticas/corrida-20120802000741.ods'#$acumulado.A34]" office:value-type="float" office:value="0">
            <text:p>0</text:p>
          </table:table-cell>
          <table:table-cell table:formula="of:=['file:///home/diego/workspace/qin-cluster/pruebas/estadisticas/corrida-20120802000741.ods'#$acumulado.C34]" office:value-type="float" office:value="0">
            <text:p>0</text:p>
          </table:table-cell>
          <table:table-cell table:formula="of:=['file:///home/diego/workspace/qin-cluster/pruebas/estadisticas/corrida-20120802000741.ods'#$acumulado.D34]" office:value-type="float" office:value="0">
            <text:p>0</text:p>
          </table:table-cell>
          <table:table-cell table:formula="of:=['file:///home/diego/workspace/qin-cluster/pruebas/estadisticas/corrida-20120802000741.ods'#$acumulado.E34]" office:value-type="float" office:value="0">
            <text:p>0</text:p>
          </table:table-cell>
          <table:table-cell table:formula="of:=['file:///home/diego/workspace/qin-cluster/pruebas/estadisticas/corrida-20120802000741.ods'#$acumulado.F34]" office:value-type="float" office:value="0">
            <text:p>0</text:p>
          </table:table-cell>
          <table:table-cell table:formula="of:=['file:///home/diego/workspace/qin-cluster/pruebas/estadisticas/corrida-20120802000741.ods'#$acumulado.G34]" office:value-type="float" office:value="0">
            <text:p>0</text:p>
          </table:table-cell>
          <table:table-cell table:formula="of:=[.L34]*100/[.$S$2]" office:value-type="float" office:value="0">
            <text:p>0,00</text:p>
          </table:table-cell>
          <table:table-cell table:formula="of:=[.I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]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'file:///home/diego/workspace/qin-cluster/pruebas/estadisticas/corrida-20120802000741.ods'#$secuencia.B35]" office:value-type="float" office:value="0">
            <text:p>0</text:p>
          </table:table-cell>
          <table:table-cell table:formula="of:=['file:///home/diego/workspace/qin-cluster/pruebas/estadisticas/corrida-20120802000741.ods'#$secuencia.C35]" office:value-type="float" office:value="0">
            <text:p>0,00</text:p>
          </table:table-cell>
          <table:table-cell table:formula="of:=[.C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]" office:value-type="float" office:value="0">
            <text:p>0</text:p>
          </table:table-cell>
          <table:table-cell table:formula="of:=['file:///home/diego/workspace/qin-cluster/pruebas/estadisticas/corrida-20120802000741.ods'#$acumulado.A35]" office:value-type="float" office:value="0">
            <text:p>0</text:p>
          </table:table-cell>
          <table:table-cell table:formula="of:=['file:///home/diego/workspace/qin-cluster/pruebas/estadisticas/corrida-20120802000741.ods'#$acumulado.C35]" office:value-type="float" office:value="0">
            <text:p>0</text:p>
          </table:table-cell>
          <table:table-cell table:formula="of:=['file:///home/diego/workspace/qin-cluster/pruebas/estadisticas/corrida-20120802000741.ods'#$acumulado.D35]" office:value-type="float" office:value="0">
            <text:p>0</text:p>
          </table:table-cell>
          <table:table-cell table:formula="of:=['file:///home/diego/workspace/qin-cluster/pruebas/estadisticas/corrida-20120802000741.ods'#$acumulado.E35]" office:value-type="float" office:value="0">
            <text:p>0</text:p>
          </table:table-cell>
          <table:table-cell table:formula="of:=['file:///home/diego/workspace/qin-cluster/pruebas/estadisticas/corrida-20120802000741.ods'#$acumulado.F35]" office:value-type="float" office:value="0">
            <text:p>0</text:p>
          </table:table-cell>
          <table:table-cell table:formula="of:=['file:///home/diego/workspace/qin-cluster/pruebas/estadisticas/corrida-20120802000741.ods'#$acumulado.G35]" office:value-type="float" office:value="0">
            <text:p>0</text:p>
          </table:table-cell>
          <table:table-cell table:formula="of:=[.L35]*100/[.$S$2]" office:value-type="float" office:value="0">
            <text:p>0,00</text:p>
          </table:table-cell>
          <table:table-cell table:formula="of:=[.I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'file:///home/diego/workspace/qin-cluster/pruebas/estadisticas/corrida-20120802000741.ods'#$secuencia.B36]" office:value-type="float" office:value="0">
            <text:p>0</text:p>
          </table:table-cell>
          <table:table-cell table:formula="of:=['file:///home/diego/workspace/qin-cluster/pruebas/estadisticas/corrida-20120802000741.ods'#$secuencia.C36]" office:value-type="float" office:value="0">
            <text:p>0,00</text:p>
          </table:table-cell>
          <table:table-cell table:formula="of:=[.C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]" office:value-type="float" office:value="0">
            <text:p>0</text:p>
          </table:table-cell>
          <table:table-cell table:formula="of:=['file:///home/diego/workspace/qin-cluster/pruebas/estadisticas/corrida-20120802000741.ods'#$acumulado.A36]" office:value-type="float" office:value="0">
            <text:p>0</text:p>
          </table:table-cell>
          <table:table-cell table:formula="of:=['file:///home/diego/workspace/qin-cluster/pruebas/estadisticas/corrida-20120802000741.ods'#$acumulado.C36]" office:value-type="float" office:value="0">
            <text:p>0</text:p>
          </table:table-cell>
          <table:table-cell table:formula="of:=['file:///home/diego/workspace/qin-cluster/pruebas/estadisticas/corrida-20120802000741.ods'#$acumulado.D36]" office:value-type="float" office:value="0">
            <text:p>0</text:p>
          </table:table-cell>
          <table:table-cell table:formula="of:=['file:///home/diego/workspace/qin-cluster/pruebas/estadisticas/corrida-20120802000741.ods'#$acumulado.E36]" office:value-type="float" office:value="0">
            <text:p>0</text:p>
          </table:table-cell>
          <table:table-cell table:formula="of:=['file:///home/diego/workspace/qin-cluster/pruebas/estadisticas/corrida-20120802000741.ods'#$acumulado.F36]" office:value-type="float" office:value="0">
            <text:p>0</text:p>
          </table:table-cell>
          <table:table-cell table:formula="of:=['file:///home/diego/workspace/qin-cluster/pruebas/estadisticas/corrida-20120802000741.ods'#$acumulado.G36]" office:value-type="float" office:value="0">
            <text:p>0</text:p>
          </table:table-cell>
          <table:table-cell table:formula="of:=[.L36]*100/[.$S$2]" office:value-type="float" office:value="0">
            <text:p>0,00</text:p>
          </table:table-cell>
          <table:table-cell table:formula="of:=[.I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]"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'file:///home/diego/workspace/qin-cluster/pruebas/estadisticas/corrida-20120802000741.ods'#$secuencia.B37]" office:value-type="float" office:value="0">
            <text:p>0</text:p>
          </table:table-cell>
          <table:table-cell table:formula="of:=['file:///home/diego/workspace/qin-cluster/pruebas/estadisticas/corrida-20120802000741.ods'#$secuencia.C37]" office:value-type="float" office:value="0">
            <text:p>0,00</text:p>
          </table:table-cell>
          <table:table-cell table:formula="of:=[.C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]" office:value-type="float" office:value="0">
            <text:p>0</text:p>
          </table:table-cell>
          <table:table-cell table:formula="of:=['file:///home/diego/workspace/qin-cluster/pruebas/estadisticas/corrida-20120802000741.ods'#$acumulado.A37]" office:value-type="float" office:value="0">
            <text:p>0</text:p>
          </table:table-cell>
          <table:table-cell table:formula="of:=['file:///home/diego/workspace/qin-cluster/pruebas/estadisticas/corrida-20120802000741.ods'#$acumulado.C37]" office:value-type="float" office:value="0">
            <text:p>0</text:p>
          </table:table-cell>
          <table:table-cell table:formula="of:=['file:///home/diego/workspace/qin-cluster/pruebas/estadisticas/corrida-20120802000741.ods'#$acumulado.D37]" office:value-type="float" office:value="0">
            <text:p>0</text:p>
          </table:table-cell>
          <table:table-cell table:formula="of:=['file:///home/diego/workspace/qin-cluster/pruebas/estadisticas/corrida-20120802000741.ods'#$acumulado.E37]" office:value-type="float" office:value="0">
            <text:p>0</text:p>
          </table:table-cell>
          <table:table-cell table:formula="of:=['file:///home/diego/workspace/qin-cluster/pruebas/estadisticas/corrida-20120802000741.ods'#$acumulado.F37]" office:value-type="float" office:value="0">
            <text:p>0</text:p>
          </table:table-cell>
          <table:table-cell table:formula="of:=['file:///home/diego/workspace/qin-cluster/pruebas/estadisticas/corrida-20120802000741.ods'#$acumulado.G37]" office:value-type="float" office:value="0">
            <text:p>0</text:p>
          </table:table-cell>
          <table:table-cell table:formula="of:=[.L37]*100/[.$S$2]" office:value-type="float" office:value="0">
            <text:p>0,00</text:p>
          </table:table-cell>
          <table:table-cell table:formula="of:=[.I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]"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'file:///home/diego/workspace/qin-cluster/pruebas/estadisticas/corrida-20120802000741.ods'#$secuencia.B38]" office:value-type="float" office:value="0">
            <text:p>0</text:p>
          </table:table-cell>
          <table:table-cell table:formula="of:=['file:///home/diego/workspace/qin-cluster/pruebas/estadisticas/corrida-20120802000741.ods'#$secuencia.C38]" office:value-type="float" office:value="0">
            <text:p>0,00</text:p>
          </table:table-cell>
          <table:table-cell table:formula="of:=[.C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]" office:value-type="float" office:value="0">
            <text:p>0</text:p>
          </table:table-cell>
          <table:table-cell table:formula="of:=['file:///home/diego/workspace/qin-cluster/pruebas/estadisticas/corrida-20120802000741.ods'#$acumulado.A38]" office:value-type="float" office:value="0">
            <text:p>0</text:p>
          </table:table-cell>
          <table:table-cell table:formula="of:=['file:///home/diego/workspace/qin-cluster/pruebas/estadisticas/corrida-20120802000741.ods'#$acumulado.C38]" office:value-type="float" office:value="0">
            <text:p>0</text:p>
          </table:table-cell>
          <table:table-cell table:formula="of:=['file:///home/diego/workspace/qin-cluster/pruebas/estadisticas/corrida-20120802000741.ods'#$acumulado.D38]" office:value-type="float" office:value="0">
            <text:p>0</text:p>
          </table:table-cell>
          <table:table-cell table:formula="of:=['file:///home/diego/workspace/qin-cluster/pruebas/estadisticas/corrida-20120802000741.ods'#$acumulado.E38]" office:value-type="float" office:value="0">
            <text:p>0</text:p>
          </table:table-cell>
          <table:table-cell table:formula="of:=['file:///home/diego/workspace/qin-cluster/pruebas/estadisticas/corrida-20120802000741.ods'#$acumulado.F38]" office:value-type="float" office:value="0">
            <text:p>0</text:p>
          </table:table-cell>
          <table:table-cell table:formula="of:=['file:///home/diego/workspace/qin-cluster/pruebas/estadisticas/corrida-20120802000741.ods'#$acumulado.G38]" office:value-type="float" office:value="0">
            <text:p>0</text:p>
          </table:table-cell>
          <table:table-cell table:formula="of:=[.L38]*100/[.$S$2]" office:value-type="float" office:value="0">
            <text:p>0,00</text:p>
          </table:table-cell>
          <table:table-cell table:formula="of:=[.I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]"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'file:///home/diego/workspace/qin-cluster/pruebas/estadisticas/corrida-20120802000741.ods'#$secuencia.B39]" office:value-type="float" office:value="0">
            <text:p>0</text:p>
          </table:table-cell>
          <table:table-cell table:formula="of:=['file:///home/diego/workspace/qin-cluster/pruebas/estadisticas/corrida-20120802000741.ods'#$secuencia.C39]" office:value-type="float" office:value="0">
            <text:p>0,00</text:p>
          </table:table-cell>
          <table:table-cell table:formula="of:=[.C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]" office:value-type="float" office:value="0">
            <text:p>0</text:p>
          </table:table-cell>
          <table:table-cell table:formula="of:=['file:///home/diego/workspace/qin-cluster/pruebas/estadisticas/corrida-20120802000741.ods'#$acumulado.A39]" office:value-type="float" office:value="0">
            <text:p>0</text:p>
          </table:table-cell>
          <table:table-cell table:formula="of:=['file:///home/diego/workspace/qin-cluster/pruebas/estadisticas/corrida-20120802000741.ods'#$acumulado.C39]" office:value-type="float" office:value="0">
            <text:p>0</text:p>
          </table:table-cell>
          <table:table-cell table:formula="of:=['file:///home/diego/workspace/qin-cluster/pruebas/estadisticas/corrida-20120802000741.ods'#$acumulado.D39]" office:value-type="float" office:value="0">
            <text:p>0</text:p>
          </table:table-cell>
          <table:table-cell table:formula="of:=['file:///home/diego/workspace/qin-cluster/pruebas/estadisticas/corrida-20120802000741.ods'#$acumulado.E39]" office:value-type="float" office:value="0">
            <text:p>0</text:p>
          </table:table-cell>
          <table:table-cell table:formula="of:=['file:///home/diego/workspace/qin-cluster/pruebas/estadisticas/corrida-20120802000741.ods'#$acumulado.F39]" office:value-type="float" office:value="0">
            <text:p>0</text:p>
          </table:table-cell>
          <table:table-cell table:formula="of:=['file:///home/diego/workspace/qin-cluster/pruebas/estadisticas/corrida-20120802000741.ods'#$acumulado.G39]" office:value-type="float" office:value="0">
            <text:p>0</text:p>
          </table:table-cell>
          <table:table-cell table:formula="of:=[.L39]*100/[.$S$2]" office:value-type="float" office:value="0">
            <text:p>0,00</text:p>
          </table:table-cell>
          <table:table-cell table:formula="of:=[.I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]"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'file:///home/diego/workspace/qin-cluster/pruebas/estadisticas/corrida-20120802000741.ods'#$secuencia.B40]" office:value-type="float" office:value="0">
            <text:p>0</text:p>
          </table:table-cell>
          <table:table-cell table:formula="of:=['file:///home/diego/workspace/qin-cluster/pruebas/estadisticas/corrida-20120802000741.ods'#$secuencia.C40]" office:value-type="float" office:value="0">
            <text:p>0,00</text:p>
          </table:table-cell>
          <table:table-cell table:formula="of:=[.C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]" office:value-type="float" office:value="0">
            <text:p>0</text:p>
          </table:table-cell>
          <table:table-cell table:formula="of:=['file:///home/diego/workspace/qin-cluster/pruebas/estadisticas/corrida-20120802000741.ods'#$acumulado.A40]" office:value-type="float" office:value="0">
            <text:p>0</text:p>
          </table:table-cell>
          <table:table-cell table:formula="of:=['file:///home/diego/workspace/qin-cluster/pruebas/estadisticas/corrida-20120802000741.ods'#$acumulado.C40]" office:value-type="float" office:value="0">
            <text:p>0</text:p>
          </table:table-cell>
          <table:table-cell table:formula="of:=['file:///home/diego/workspace/qin-cluster/pruebas/estadisticas/corrida-20120802000741.ods'#$acumulado.D40]" office:value-type="float" office:value="0">
            <text:p>0</text:p>
          </table:table-cell>
          <table:table-cell table:formula="of:=['file:///home/diego/workspace/qin-cluster/pruebas/estadisticas/corrida-20120802000741.ods'#$acumulado.E40]" office:value-type="float" office:value="0">
            <text:p>0</text:p>
          </table:table-cell>
          <table:table-cell table:formula="of:=['file:///home/diego/workspace/qin-cluster/pruebas/estadisticas/corrida-20120802000741.ods'#$acumulado.F40]" office:value-type="float" office:value="0">
            <text:p>0</text:p>
          </table:table-cell>
          <table:table-cell table:formula="of:=['file:///home/diego/workspace/qin-cluster/pruebas/estadisticas/corrida-20120802000741.ods'#$acumulado.G40]" office:value-type="float" office:value="0">
            <text:p>0</text:p>
          </table:table-cell>
          <table:table-cell table:formula="of:=[.L40]*100/[.$S$2]" office:value-type="float" office:value="0">
            <text:p>0,00</text:p>
          </table:table-cell>
          <table:table-cell table:formula="of:=[.I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]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'file:///home/diego/workspace/qin-cluster/pruebas/estadisticas/corrida-20120802000741.ods'#$secuencia.B41]" office:value-type="float" office:value="0">
            <text:p>0</text:p>
          </table:table-cell>
          <table:table-cell table:formula="of:=['file:///home/diego/workspace/qin-cluster/pruebas/estadisticas/corrida-20120802000741.ods'#$secuencia.C41]" office:value-type="float" office:value="0">
            <text:p>0,00</text:p>
          </table:table-cell>
          <table:table-cell table:formula="of:=[.C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]" office:value-type="float" office:value="0">
            <text:p>0</text:p>
          </table:table-cell>
          <table:table-cell table:formula="of:=['file:///home/diego/workspace/qin-cluster/pruebas/estadisticas/corrida-20120802000741.ods'#$acumulado.A41]" office:value-type="float" office:value="0">
            <text:p>0</text:p>
          </table:table-cell>
          <table:table-cell table:formula="of:=['file:///home/diego/workspace/qin-cluster/pruebas/estadisticas/corrida-20120802000741.ods'#$acumulado.C41]" office:value-type="float" office:value="0">
            <text:p>0</text:p>
          </table:table-cell>
          <table:table-cell table:formula="of:=['file:///home/diego/workspace/qin-cluster/pruebas/estadisticas/corrida-20120802000741.ods'#$acumulado.D41]" office:value-type="float" office:value="0">
            <text:p>0</text:p>
          </table:table-cell>
          <table:table-cell table:formula="of:=['file:///home/diego/workspace/qin-cluster/pruebas/estadisticas/corrida-20120802000741.ods'#$acumulado.E41]" office:value-type="float" office:value="0">
            <text:p>0</text:p>
          </table:table-cell>
          <table:table-cell table:formula="of:=['file:///home/diego/workspace/qin-cluster/pruebas/estadisticas/corrida-20120802000741.ods'#$acumulado.F41]" office:value-type="float" office:value="0">
            <text:p>0</text:p>
          </table:table-cell>
          <table:table-cell table:formula="of:=['file:///home/diego/workspace/qin-cluster/pruebas/estadisticas/corrida-20120802000741.ods'#$acumulado.G41]" office:value-type="float" office:value="0">
            <text:p>0</text:p>
          </table:table-cell>
          <table:table-cell table:formula="of:=[.L41]*100/[.$S$2]" office:value-type="float" office:value="0">
            <text:p>0,00</text:p>
          </table:table-cell>
          <table:table-cell table:formula="of:=[.I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]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'file:///home/diego/workspace/qin-cluster/pruebas/estadisticas/corrida-20120802000741.ods'#$secuencia.B42]" office:value-type="float" office:value="0">
            <text:p>0</text:p>
          </table:table-cell>
          <table:table-cell table:formula="of:=['file:///home/diego/workspace/qin-cluster/pruebas/estadisticas/corrida-20120802000741.ods'#$secuencia.C42]" office:value-type="float" office:value="0">
            <text:p>0,00</text:p>
          </table:table-cell>
          <table:table-cell table:formula="of:=[.C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]" office:value-type="float" office:value="0">
            <text:p>0</text:p>
          </table:table-cell>
          <table:table-cell table:formula="of:=['file:///home/diego/workspace/qin-cluster/pruebas/estadisticas/corrida-20120802000741.ods'#$acumulado.A42]" office:value-type="float" office:value="0">
            <text:p>0</text:p>
          </table:table-cell>
          <table:table-cell table:formula="of:=['file:///home/diego/workspace/qin-cluster/pruebas/estadisticas/corrida-20120802000741.ods'#$acumulado.C42]" office:value-type="float" office:value="0">
            <text:p>0</text:p>
          </table:table-cell>
          <table:table-cell table:formula="of:=['file:///home/diego/workspace/qin-cluster/pruebas/estadisticas/corrida-20120802000741.ods'#$acumulado.D42]" office:value-type="float" office:value="0">
            <text:p>0</text:p>
          </table:table-cell>
          <table:table-cell table:formula="of:=['file:///home/diego/workspace/qin-cluster/pruebas/estadisticas/corrida-20120802000741.ods'#$acumulado.E42]" office:value-type="float" office:value="0">
            <text:p>0</text:p>
          </table:table-cell>
          <table:table-cell table:formula="of:=['file:///home/diego/workspace/qin-cluster/pruebas/estadisticas/corrida-20120802000741.ods'#$acumulado.F42]" office:value-type="float" office:value="0">
            <text:p>0</text:p>
          </table:table-cell>
          <table:table-cell table:formula="of:=['file:///home/diego/workspace/qin-cluster/pruebas/estadisticas/corrida-20120802000741.ods'#$acumulado.G42]" office:value-type="float" office:value="0">
            <text:p>0</text:p>
          </table:table-cell>
          <table:table-cell table:formula="of:=[.L42]*100/[.$S$2]" office:value-type="float" office:value="0">
            <text:p>0,00</text:p>
          </table:table-cell>
          <table:table-cell table:formula="of:=[.I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'file:///home/diego/workspace/qin-cluster/pruebas/estadisticas/corrida-20120802000741.ods'#$secuencia.B43]" office:value-type="float" office:value="0">
            <text:p>0</text:p>
          </table:table-cell>
          <table:table-cell table:formula="of:=['file:///home/diego/workspace/qin-cluster/pruebas/estadisticas/corrida-20120802000741.ods'#$secuencia.C43]" office:value-type="float" office:value="0">
            <text:p>0,00</text:p>
          </table:table-cell>
          <table:table-cell table:formula="of:=[.C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]" office:value-type="float" office:value="0">
            <text:p>0</text:p>
          </table:table-cell>
          <table:table-cell table:formula="of:=['file:///home/diego/workspace/qin-cluster/pruebas/estadisticas/corrida-20120802000741.ods'#$acumulado.A43]" office:value-type="float" office:value="0">
            <text:p>0</text:p>
          </table:table-cell>
          <table:table-cell table:formula="of:=['file:///home/diego/workspace/qin-cluster/pruebas/estadisticas/corrida-20120802000741.ods'#$acumulado.C43]" office:value-type="float" office:value="0">
            <text:p>0</text:p>
          </table:table-cell>
          <table:table-cell table:formula="of:=['file:///home/diego/workspace/qin-cluster/pruebas/estadisticas/corrida-20120802000741.ods'#$acumulado.D43]" office:value-type="float" office:value="0">
            <text:p>0</text:p>
          </table:table-cell>
          <table:table-cell table:formula="of:=['file:///home/diego/workspace/qin-cluster/pruebas/estadisticas/corrida-20120802000741.ods'#$acumulado.E43]" office:value-type="float" office:value="0">
            <text:p>0</text:p>
          </table:table-cell>
          <table:table-cell table:formula="of:=['file:///home/diego/workspace/qin-cluster/pruebas/estadisticas/corrida-20120802000741.ods'#$acumulado.F43]" office:value-type="float" office:value="0">
            <text:p>0</text:p>
          </table:table-cell>
          <table:table-cell table:formula="of:=['file:///home/diego/workspace/qin-cluster/pruebas/estadisticas/corrida-20120802000741.ods'#$acumulado.G43]" office:value-type="float" office:value="0">
            <text:p>0</text:p>
          </table:table-cell>
          <table:table-cell table:formula="of:=[.L43]*100/[.$S$2]" office:value-type="float" office:value="0">
            <text:p>0,00</text:p>
          </table:table-cell>
          <table:table-cell table:formula="of:=[.I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]"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'file:///home/diego/workspace/qin-cluster/pruebas/estadisticas/corrida-20120802000741.ods'#$secuencia.B44]" office:value-type="float" office:value="0">
            <text:p>0</text:p>
          </table:table-cell>
          <table:table-cell table:formula="of:=['file:///home/diego/workspace/qin-cluster/pruebas/estadisticas/corrida-20120802000741.ods'#$secuencia.C44]" office:value-type="float" office:value="0">
            <text:p>0,00</text:p>
          </table:table-cell>
          <table:table-cell table:formula="of:=[.C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]" office:value-type="float" office:value="0">
            <text:p>0</text:p>
          </table:table-cell>
          <table:table-cell table:formula="of:=['file:///home/diego/workspace/qin-cluster/pruebas/estadisticas/corrida-20120802000741.ods'#$acumulado.A44]" office:value-type="float" office:value="0">
            <text:p>0</text:p>
          </table:table-cell>
          <table:table-cell table:formula="of:=['file:///home/diego/workspace/qin-cluster/pruebas/estadisticas/corrida-20120802000741.ods'#$acumulado.C44]" office:value-type="float" office:value="0">
            <text:p>0</text:p>
          </table:table-cell>
          <table:table-cell table:formula="of:=['file:///home/diego/workspace/qin-cluster/pruebas/estadisticas/corrida-20120802000741.ods'#$acumulado.D44]" office:value-type="float" office:value="0">
            <text:p>0</text:p>
          </table:table-cell>
          <table:table-cell table:formula="of:=['file:///home/diego/workspace/qin-cluster/pruebas/estadisticas/corrida-20120802000741.ods'#$acumulado.E44]" office:value-type="float" office:value="0">
            <text:p>0</text:p>
          </table:table-cell>
          <table:table-cell table:formula="of:=['file:///home/diego/workspace/qin-cluster/pruebas/estadisticas/corrida-20120802000741.ods'#$acumulado.F44]" office:value-type="float" office:value="0">
            <text:p>0</text:p>
          </table:table-cell>
          <table:table-cell table:formula="of:=['file:///home/diego/workspace/qin-cluster/pruebas/estadisticas/corrida-20120802000741.ods'#$acumulado.G44]" office:value-type="float" office:value="0">
            <text:p>0</text:p>
          </table:table-cell>
          <table:table-cell table:formula="of:=[.L44]*100/[.$S$2]" office:value-type="float" office:value="0">
            <text:p>0,00</text:p>
          </table:table-cell>
          <table:table-cell table:formula="of:=[.I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]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'file:///home/diego/workspace/qin-cluster/pruebas/estadisticas/corrida-20120802000741.ods'#$secuencia.B45]" office:value-type="float" office:value="0">
            <text:p>0</text:p>
          </table:table-cell>
          <table:table-cell table:formula="of:=['file:///home/diego/workspace/qin-cluster/pruebas/estadisticas/corrida-20120802000741.ods'#$secuencia.C45]" office:value-type="float" office:value="0">
            <text:p>0,00</text:p>
          </table:table-cell>
          <table:table-cell table:formula="of:=[.C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]" office:value-type="float" office:value="0">
            <text:p>0</text:p>
          </table:table-cell>
          <table:table-cell table:formula="of:=['file:///home/diego/workspace/qin-cluster/pruebas/estadisticas/corrida-20120802000741.ods'#$acumulado.A45]" office:value-type="float" office:value="0">
            <text:p>0</text:p>
          </table:table-cell>
          <table:table-cell table:formula="of:=['file:///home/diego/workspace/qin-cluster/pruebas/estadisticas/corrida-20120802000741.ods'#$acumulado.C45]" office:value-type="float" office:value="0">
            <text:p>0</text:p>
          </table:table-cell>
          <table:table-cell table:formula="of:=['file:///home/diego/workspace/qin-cluster/pruebas/estadisticas/corrida-20120802000741.ods'#$acumulado.D45]" office:value-type="float" office:value="0">
            <text:p>0</text:p>
          </table:table-cell>
          <table:table-cell table:formula="of:=['file:///home/diego/workspace/qin-cluster/pruebas/estadisticas/corrida-20120802000741.ods'#$acumulado.E45]" office:value-type="float" office:value="0">
            <text:p>0</text:p>
          </table:table-cell>
          <table:table-cell table:formula="of:=['file:///home/diego/workspace/qin-cluster/pruebas/estadisticas/corrida-20120802000741.ods'#$acumulado.F45]" office:value-type="float" office:value="0">
            <text:p>0</text:p>
          </table:table-cell>
          <table:table-cell table:formula="of:=['file:///home/diego/workspace/qin-cluster/pruebas/estadisticas/corrida-20120802000741.ods'#$acumulado.G45]" office:value-type="float" office:value="0">
            <text:p>0</text:p>
          </table:table-cell>
          <table:table-cell table:formula="of:=[.L45]*100/[.$S$2]" office:value-type="float" office:value="0">
            <text:p>0,00</text:p>
          </table:table-cell>
          <table:table-cell table:formula="of:=[.I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]"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'file:///home/diego/workspace/qin-cluster/pruebas/estadisticas/corrida-20120802000741.ods'#$secuencia.B46]" office:value-type="float" office:value="0">
            <text:p>0</text:p>
          </table:table-cell>
          <table:table-cell table:formula="of:=['file:///home/diego/workspace/qin-cluster/pruebas/estadisticas/corrida-20120802000741.ods'#$secuencia.C46]" office:value-type="float" office:value="0">
            <text:p>0,00</text:p>
          </table:table-cell>
          <table:table-cell table:formula="of:=[.C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]" office:value-type="float" office:value="0">
            <text:p>0</text:p>
          </table:table-cell>
          <table:table-cell table:formula="of:=['file:///home/diego/workspace/qin-cluster/pruebas/estadisticas/corrida-20120802000741.ods'#$acumulado.A46]" office:value-type="float" office:value="0">
            <text:p>0</text:p>
          </table:table-cell>
          <table:table-cell table:formula="of:=['file:///home/diego/workspace/qin-cluster/pruebas/estadisticas/corrida-20120802000741.ods'#$acumulado.C46]" office:value-type="float" office:value="0">
            <text:p>0</text:p>
          </table:table-cell>
          <table:table-cell table:formula="of:=['file:///home/diego/workspace/qin-cluster/pruebas/estadisticas/corrida-20120802000741.ods'#$acumulado.D46]" office:value-type="float" office:value="0">
            <text:p>0</text:p>
          </table:table-cell>
          <table:table-cell table:formula="of:=['file:///home/diego/workspace/qin-cluster/pruebas/estadisticas/corrida-20120802000741.ods'#$acumulado.E46]" office:value-type="float" office:value="0">
            <text:p>0</text:p>
          </table:table-cell>
          <table:table-cell table:formula="of:=['file:///home/diego/workspace/qin-cluster/pruebas/estadisticas/corrida-20120802000741.ods'#$acumulado.F46]" office:value-type="float" office:value="0">
            <text:p>0</text:p>
          </table:table-cell>
          <table:table-cell table:formula="of:=['file:///home/diego/workspace/qin-cluster/pruebas/estadisticas/corrida-20120802000741.ods'#$acumulado.G46]" office:value-type="float" office:value="0">
            <text:p>0</text:p>
          </table:table-cell>
          <table:table-cell table:formula="of:=[.L46]*100/[.$S$2]" office:value-type="float" office:value="0">
            <text:p>0,00</text:p>
          </table:table-cell>
          <table:table-cell table:formula="of:=[.I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]"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'file:///home/diego/workspace/qin-cluster/pruebas/estadisticas/corrida-20120802000741.ods'#$secuencia.B47]" office:value-type="float" office:value="0">
            <text:p>0</text:p>
          </table:table-cell>
          <table:table-cell table:formula="of:=['file:///home/diego/workspace/qin-cluster/pruebas/estadisticas/corrida-20120802000741.ods'#$secuencia.C47]" office:value-type="float" office:value="0">
            <text:p>0,00</text:p>
          </table:table-cell>
          <table:table-cell table:formula="of:=[.C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]" office:value-type="float" office:value="0">
            <text:p>0</text:p>
          </table:table-cell>
          <table:table-cell table:formula="of:=['file:///home/diego/workspace/qin-cluster/pruebas/estadisticas/corrida-20120802000741.ods'#$acumulado.A47]" office:value-type="float" office:value="0">
            <text:p>0</text:p>
          </table:table-cell>
          <table:table-cell table:formula="of:=['file:///home/diego/workspace/qin-cluster/pruebas/estadisticas/corrida-20120802000741.ods'#$acumulado.C47]" office:value-type="float" office:value="0">
            <text:p>0</text:p>
          </table:table-cell>
          <table:table-cell table:formula="of:=['file:///home/diego/workspace/qin-cluster/pruebas/estadisticas/corrida-20120802000741.ods'#$acumulado.D47]" office:value-type="float" office:value="0">
            <text:p>0</text:p>
          </table:table-cell>
          <table:table-cell table:formula="of:=['file:///home/diego/workspace/qin-cluster/pruebas/estadisticas/corrida-20120802000741.ods'#$acumulado.E47]" office:value-type="float" office:value="0">
            <text:p>0</text:p>
          </table:table-cell>
          <table:table-cell table:formula="of:=['file:///home/diego/workspace/qin-cluster/pruebas/estadisticas/corrida-20120802000741.ods'#$acumulado.F47]" office:value-type="float" office:value="0">
            <text:p>0</text:p>
          </table:table-cell>
          <table:table-cell table:formula="of:=['file:///home/diego/workspace/qin-cluster/pruebas/estadisticas/corrida-20120802000741.ods'#$acumulado.G47]" office:value-type="float" office:value="0">
            <text:p>0</text:p>
          </table:table-cell>
          <table:table-cell table:formula="of:=[.L47]*100/[.$S$2]" office:value-type="float" office:value="0">
            <text:p>0,00</text:p>
          </table:table-cell>
          <table:table-cell table:formula="of:=[.I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]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'file:///home/diego/workspace/qin-cluster/pruebas/estadisticas/corrida-20120802000741.ods'#$secuencia.B48]" office:value-type="float" office:value="0">
            <text:p>0</text:p>
          </table:table-cell>
          <table:table-cell table:formula="of:=['file:///home/diego/workspace/qin-cluster/pruebas/estadisticas/corrida-20120802000741.ods'#$secuencia.C48]" office:value-type="float" office:value="0">
            <text:p>0,00</text:p>
          </table:table-cell>
          <table:table-cell table:formula="of:=[.C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]" office:value-type="float" office:value="0">
            <text:p>0</text:p>
          </table:table-cell>
          <table:table-cell table:formula="of:=['file:///home/diego/workspace/qin-cluster/pruebas/estadisticas/corrida-20120802000741.ods'#$acumulado.A48]" office:value-type="float" office:value="0">
            <text:p>0</text:p>
          </table:table-cell>
          <table:table-cell table:formula="of:=['file:///home/diego/workspace/qin-cluster/pruebas/estadisticas/corrida-20120802000741.ods'#$acumulado.C48]" office:value-type="float" office:value="0">
            <text:p>0</text:p>
          </table:table-cell>
          <table:table-cell table:formula="of:=['file:///home/diego/workspace/qin-cluster/pruebas/estadisticas/corrida-20120802000741.ods'#$acumulado.D48]" office:value-type="float" office:value="0">
            <text:p>0</text:p>
          </table:table-cell>
          <table:table-cell table:formula="of:=['file:///home/diego/workspace/qin-cluster/pruebas/estadisticas/corrida-20120802000741.ods'#$acumulado.E48]" office:value-type="float" office:value="0">
            <text:p>0</text:p>
          </table:table-cell>
          <table:table-cell table:formula="of:=['file:///home/diego/workspace/qin-cluster/pruebas/estadisticas/corrida-20120802000741.ods'#$acumulado.F48]" office:value-type="float" office:value="0">
            <text:p>0</text:p>
          </table:table-cell>
          <table:table-cell table:formula="of:=['file:///home/diego/workspace/qin-cluster/pruebas/estadisticas/corrida-20120802000741.ods'#$acumulado.G48]" office:value-type="float" office:value="0">
            <text:p>0</text:p>
          </table:table-cell>
          <table:table-cell table:formula="of:=[.L48]*100/[.$S$2]" office:value-type="float" office:value="0">
            <text:p>0,00</text:p>
          </table:table-cell>
          <table:table-cell table:formula="of:=[.I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]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'file:///home/diego/workspace/qin-cluster/pruebas/estadisticas/corrida-20120802000741.ods'#$secuencia.B49]" office:value-type="float" office:value="0">
            <text:p>0</text:p>
          </table:table-cell>
          <table:table-cell table:formula="of:=['file:///home/diego/workspace/qin-cluster/pruebas/estadisticas/corrida-20120802000741.ods'#$secuencia.C49]" office:value-type="float" office:value="0">
            <text:p>0,00</text:p>
          </table:table-cell>
          <table:table-cell table:formula="of:=[.C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]" office:value-type="float" office:value="0">
            <text:p>0</text:p>
          </table:table-cell>
          <table:table-cell table:formula="of:=['file:///home/diego/workspace/qin-cluster/pruebas/estadisticas/corrida-20120802000741.ods'#$acumulado.A49]" office:value-type="float" office:value="0">
            <text:p>0</text:p>
          </table:table-cell>
          <table:table-cell table:formula="of:=['file:///home/diego/workspace/qin-cluster/pruebas/estadisticas/corrida-20120802000741.ods'#$acumulado.C49]" office:value-type="float" office:value="0">
            <text:p>0</text:p>
          </table:table-cell>
          <table:table-cell table:formula="of:=['file:///home/diego/workspace/qin-cluster/pruebas/estadisticas/corrida-20120802000741.ods'#$acumulado.D49]" office:value-type="float" office:value="0">
            <text:p>0</text:p>
          </table:table-cell>
          <table:table-cell table:formula="of:=['file:///home/diego/workspace/qin-cluster/pruebas/estadisticas/corrida-20120802000741.ods'#$acumulado.E49]" office:value-type="float" office:value="0">
            <text:p>0</text:p>
          </table:table-cell>
          <table:table-cell table:formula="of:=['file:///home/diego/workspace/qin-cluster/pruebas/estadisticas/corrida-20120802000741.ods'#$acumulado.F49]" office:value-type="float" office:value="0">
            <text:p>0</text:p>
          </table:table-cell>
          <table:table-cell table:formula="of:=['file:///home/diego/workspace/qin-cluster/pruebas/estadisticas/corrida-20120802000741.ods'#$acumulado.G49]" office:value-type="float" office:value="0">
            <text:p>0</text:p>
          </table:table-cell>
          <table:table-cell table:formula="of:=[.L49]*100/[.$S$2]" office:value-type="float" office:value="0">
            <text:p>0,00</text:p>
          </table:table-cell>
          <table:table-cell table:formula="of:=[.I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]"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'file:///home/diego/workspace/qin-cluster/pruebas/estadisticas/corrida-20120802000741.ods'#$secuencia.B50]" office:value-type="float" office:value="0">
            <text:p>0</text:p>
          </table:table-cell>
          <table:table-cell table:formula="of:=['file:///home/diego/workspace/qin-cluster/pruebas/estadisticas/corrida-20120802000741.ods'#$secuencia.C50]" office:value-type="float" office:value="0">
            <text:p>0,00</text:p>
          </table:table-cell>
          <table:table-cell table:formula="of:=[.C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]" office:value-type="float" office:value="0">
            <text:p>0</text:p>
          </table:table-cell>
          <table:table-cell table:formula="of:=['file:///home/diego/workspace/qin-cluster/pruebas/estadisticas/corrida-20120802000741.ods'#$acumulado.A50]" office:value-type="float" office:value="0">
            <text:p>0</text:p>
          </table:table-cell>
          <table:table-cell table:formula="of:=['file:///home/diego/workspace/qin-cluster/pruebas/estadisticas/corrida-20120802000741.ods'#$acumulado.C50]" office:value-type="float" office:value="0">
            <text:p>0</text:p>
          </table:table-cell>
          <table:table-cell table:formula="of:=['file:///home/diego/workspace/qin-cluster/pruebas/estadisticas/corrida-20120802000741.ods'#$acumulado.D50]" office:value-type="float" office:value="0">
            <text:p>0</text:p>
          </table:table-cell>
          <table:table-cell table:formula="of:=['file:///home/diego/workspace/qin-cluster/pruebas/estadisticas/corrida-20120802000741.ods'#$acumulado.E50]" office:value-type="float" office:value="0">
            <text:p>0</text:p>
          </table:table-cell>
          <table:table-cell table:formula="of:=['file:///home/diego/workspace/qin-cluster/pruebas/estadisticas/corrida-20120802000741.ods'#$acumulado.F50]" office:value-type="float" office:value="0">
            <text:p>0</text:p>
          </table:table-cell>
          <table:table-cell table:formula="of:=['file:///home/diego/workspace/qin-cluster/pruebas/estadisticas/corrida-20120802000741.ods'#$acumulado.G50]" office:value-type="float" office:value="0">
            <text:p>0</text:p>
          </table:table-cell>
          <table:table-cell table:formula="of:=[.L50]*100/[.$S$2]" office:value-type="float" office:value="0">
            <text:p>0,00</text:p>
          </table:table-cell>
          <table:table-cell table:formula="of:=[.I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'file:///home/diego/workspace/qin-cluster/pruebas/estadisticas/corrida-20120802000741.ods'#$secuencia.B51]" office:value-type="float" office:value="0">
            <text:p>0</text:p>
          </table:table-cell>
          <table:table-cell table:formula="of:=['file:///home/diego/workspace/qin-cluster/pruebas/estadisticas/corrida-20120802000741.ods'#$secuencia.C51]" office:value-type="float" office:value="0">
            <text:p>0,00</text:p>
          </table:table-cell>
          <table:table-cell table:formula="of:=[.C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]" office:value-type="float" office:value="0">
            <text:p>0</text:p>
          </table:table-cell>
          <table:table-cell table:formula="of:=['file:///home/diego/workspace/qin-cluster/pruebas/estadisticas/corrida-20120802000741.ods'#$acumulado.A51]" office:value-type="float" office:value="0">
            <text:p>0</text:p>
          </table:table-cell>
          <table:table-cell table:formula="of:=['file:///home/diego/workspace/qin-cluster/pruebas/estadisticas/corrida-20120802000741.ods'#$acumulado.C51]" office:value-type="float" office:value="0">
            <text:p>0</text:p>
          </table:table-cell>
          <table:table-cell table:formula="of:=['file:///home/diego/workspace/qin-cluster/pruebas/estadisticas/corrida-20120802000741.ods'#$acumulado.D51]" office:value-type="float" office:value="0">
            <text:p>0</text:p>
          </table:table-cell>
          <table:table-cell table:formula="of:=['file:///home/diego/workspace/qin-cluster/pruebas/estadisticas/corrida-20120802000741.ods'#$acumulado.E51]" office:value-type="float" office:value="0">
            <text:p>0</text:p>
          </table:table-cell>
          <table:table-cell table:formula="of:=['file:///home/diego/workspace/qin-cluster/pruebas/estadisticas/corrida-20120802000741.ods'#$acumulado.F51]" office:value-type="float" office:value="0">
            <text:p>0</text:p>
          </table:table-cell>
          <table:table-cell table:formula="of:=['file:///home/diego/workspace/qin-cluster/pruebas/estadisticas/corrida-20120802000741.ods'#$acumulado.G51]" office:value-type="float" office:value="0">
            <text:p>0</text:p>
          </table:table-cell>
          <table:table-cell table:formula="of:=[.L51]*100/[.$S$2]" office:value-type="float" office:value="0">
            <text:p>0,00</text:p>
          </table:table-cell>
          <table:table-cell table:formula="of:=[.I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]"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['file:///home/diego/workspace/qin-cluster/pruebas/estadisticas/corrida-20120802000741.ods'#$secuencia.B52]" office:value-type="float" office:value="0">
            <text:p>0</text:p>
          </table:table-cell>
          <table:table-cell table:formula="of:=['file:///home/diego/workspace/qin-cluster/pruebas/estadisticas/corrida-20120802000741.ods'#$secuencia.C52]" office:value-type="float" office:value="0">
            <text:p>0,00</text:p>
          </table:table-cell>
          <table:table-cell table:formula="of:=[.C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]" office:value-type="float" office:value="0">
            <text:p>0</text:p>
          </table:table-cell>
          <table:table-cell table:formula="of:=['file:///home/diego/workspace/qin-cluster/pruebas/estadisticas/corrida-20120802000741.ods'#$acumulado.A52]" office:value-type="float" office:value="0">
            <text:p>0</text:p>
          </table:table-cell>
          <table:table-cell table:formula="of:=['file:///home/diego/workspace/qin-cluster/pruebas/estadisticas/corrida-20120802000741.ods'#$acumulado.C52]" office:value-type="float" office:value="0">
            <text:p>0</text:p>
          </table:table-cell>
          <table:table-cell table:formula="of:=['file:///home/diego/workspace/qin-cluster/pruebas/estadisticas/corrida-20120802000741.ods'#$acumulado.D52]" office:value-type="float" office:value="0">
            <text:p>0</text:p>
          </table:table-cell>
          <table:table-cell table:formula="of:=['file:///home/diego/workspace/qin-cluster/pruebas/estadisticas/corrida-20120802000741.ods'#$acumulado.E52]" office:value-type="float" office:value="0">
            <text:p>0</text:p>
          </table:table-cell>
          <table:table-cell table:formula="of:=['file:///home/diego/workspace/qin-cluster/pruebas/estadisticas/corrida-20120802000741.ods'#$acumulado.F52]" office:value-type="float" office:value="0">
            <text:p>0</text:p>
          </table:table-cell>
          <table:table-cell table:formula="of:=['file:///home/diego/workspace/qin-cluster/pruebas/estadisticas/corrida-20120802000741.ods'#$acumulado.G52]" office:value-type="float" office:value="0">
            <text:p>0</text:p>
          </table:table-cell>
          <table:table-cell table:formula="of:=[.L52]*100/[.$S$2]" office:value-type="float" office:value="0">
            <text:p>0,00</text:p>
          </table:table-cell>
          <table:table-cell table:formula="of:=[.I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'file:///home/diego/workspace/qin-cluster/pruebas/estadisticas/corrida-20120802000741.ods'#$secuencia.B53]" office:value-type="float" office:value="0">
            <text:p>0</text:p>
          </table:table-cell>
          <table:table-cell table:formula="of:=['file:///home/diego/workspace/qin-cluster/pruebas/estadisticas/corrida-20120802000741.ods'#$secuencia.C53]" office:value-type="float" office:value="0">
            <text:p>0,00</text:p>
          </table:table-cell>
          <table:table-cell table:formula="of:=[.C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]" office:value-type="float" office:value="0">
            <text:p>0</text:p>
          </table:table-cell>
          <table:table-cell table:formula="of:=['file:///home/diego/workspace/qin-cluster/pruebas/estadisticas/corrida-20120802000741.ods'#$acumulado.A53]" office:value-type="float" office:value="0">
            <text:p>0</text:p>
          </table:table-cell>
          <table:table-cell table:formula="of:=['file:///home/diego/workspace/qin-cluster/pruebas/estadisticas/corrida-20120802000741.ods'#$acumulado.C53]" office:value-type="float" office:value="0">
            <text:p>0</text:p>
          </table:table-cell>
          <table:table-cell table:formula="of:=['file:///home/diego/workspace/qin-cluster/pruebas/estadisticas/corrida-20120802000741.ods'#$acumulado.D53]" office:value-type="float" office:value="0">
            <text:p>0</text:p>
          </table:table-cell>
          <table:table-cell table:formula="of:=['file:///home/diego/workspace/qin-cluster/pruebas/estadisticas/corrida-20120802000741.ods'#$acumulado.E53]" office:value-type="float" office:value="0">
            <text:p>0</text:p>
          </table:table-cell>
          <table:table-cell table:formula="of:=['file:///home/diego/workspace/qin-cluster/pruebas/estadisticas/corrida-20120802000741.ods'#$acumulado.F53]" office:value-type="float" office:value="0">
            <text:p>0</text:p>
          </table:table-cell>
          <table:table-cell table:formula="of:=['file:///home/diego/workspace/qin-cluster/pruebas/estadisticas/corrida-20120802000741.ods'#$acumulado.G53]" office:value-type="float" office:value="0">
            <text:p>0</text:p>
          </table:table-cell>
          <table:table-cell table:formula="of:=[.L53]*100/[.$S$2]" office:value-type="float" office:value="0">
            <text:p>0,00</text:p>
          </table:table-cell>
          <table:table-cell table:formula="of:=[.I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'file:///home/diego/workspace/qin-cluster/pruebas/estadisticas/corrida-20120802000741.ods'#$secuencia.B54]" office:value-type="float" office:value="0">
            <text:p>0</text:p>
          </table:table-cell>
          <table:table-cell table:formula="of:=['file:///home/diego/workspace/qin-cluster/pruebas/estadisticas/corrida-20120802000741.ods'#$secuencia.C54]" office:value-type="float" office:value="0">
            <text:p>0,00</text:p>
          </table:table-cell>
          <table:table-cell table:formula="of:=[.C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]" office:value-type="float" office:value="0">
            <text:p>0</text:p>
          </table:table-cell>
          <table:table-cell table:formula="of:=['file:///home/diego/workspace/qin-cluster/pruebas/estadisticas/corrida-20120802000741.ods'#$acumulado.A54]" office:value-type="float" office:value="0">
            <text:p>0</text:p>
          </table:table-cell>
          <table:table-cell table:formula="of:=['file:///home/diego/workspace/qin-cluster/pruebas/estadisticas/corrida-20120802000741.ods'#$acumulado.C54]" office:value-type="float" office:value="0">
            <text:p>0</text:p>
          </table:table-cell>
          <table:table-cell table:formula="of:=['file:///home/diego/workspace/qin-cluster/pruebas/estadisticas/corrida-20120802000741.ods'#$acumulado.D54]" office:value-type="float" office:value="0">
            <text:p>0</text:p>
          </table:table-cell>
          <table:table-cell table:formula="of:=['file:///home/diego/workspace/qin-cluster/pruebas/estadisticas/corrida-20120802000741.ods'#$acumulado.E54]" office:value-type="float" office:value="0">
            <text:p>0</text:p>
          </table:table-cell>
          <table:table-cell table:formula="of:=['file:///home/diego/workspace/qin-cluster/pruebas/estadisticas/corrida-20120802000741.ods'#$acumulado.F54]" office:value-type="float" office:value="0">
            <text:p>0</text:p>
          </table:table-cell>
          <table:table-cell table:formula="of:=['file:///home/diego/workspace/qin-cluster/pruebas/estadisticas/corrida-20120802000741.ods'#$acumulado.G54]" office:value-type="float" office:value="0">
            <text:p>0</text:p>
          </table:table-cell>
          <table:table-cell table:formula="of:=[.L54]*100/[.$S$2]" office:value-type="float" office:value="0">
            <text:p>0,00</text:p>
          </table:table-cell>
          <table:table-cell table:formula="of:=[.I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]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'file:///home/diego/workspace/qin-cluster/pruebas/estadisticas/corrida-20120802000741.ods'#$secuencia.B55]" office:value-type="float" office:value="0">
            <text:p>0</text:p>
          </table:table-cell>
          <table:table-cell table:formula="of:=['file:///home/diego/workspace/qin-cluster/pruebas/estadisticas/corrida-20120802000741.ods'#$secuencia.C55]" office:value-type="float" office:value="0">
            <text:p>0,00</text:p>
          </table:table-cell>
          <table:table-cell table:formula="of:=[.C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]" office:value-type="float" office:value="0">
            <text:p>0</text:p>
          </table:table-cell>
          <table:table-cell table:formula="of:=['file:///home/diego/workspace/qin-cluster/pruebas/estadisticas/corrida-20120802000741.ods'#$acumulado.A55]" office:value-type="float" office:value="0">
            <text:p>0</text:p>
          </table:table-cell>
          <table:table-cell table:formula="of:=['file:///home/diego/workspace/qin-cluster/pruebas/estadisticas/corrida-20120802000741.ods'#$acumulado.C55]" office:value-type="float" office:value="0">
            <text:p>0</text:p>
          </table:table-cell>
          <table:table-cell table:formula="of:=['file:///home/diego/workspace/qin-cluster/pruebas/estadisticas/corrida-20120802000741.ods'#$acumulado.D55]" office:value-type="float" office:value="0">
            <text:p>0</text:p>
          </table:table-cell>
          <table:table-cell table:formula="of:=['file:///home/diego/workspace/qin-cluster/pruebas/estadisticas/corrida-20120802000741.ods'#$acumulado.E55]" office:value-type="float" office:value="0">
            <text:p>0</text:p>
          </table:table-cell>
          <table:table-cell table:formula="of:=['file:///home/diego/workspace/qin-cluster/pruebas/estadisticas/corrida-20120802000741.ods'#$acumulado.F55]" office:value-type="float" office:value="0">
            <text:p>0</text:p>
          </table:table-cell>
          <table:table-cell table:formula="of:=['file:///home/diego/workspace/qin-cluster/pruebas/estadisticas/corrida-20120802000741.ods'#$acumulado.G55]" office:value-type="float" office:value="0">
            <text:p>0</text:p>
          </table:table-cell>
          <table:table-cell table:formula="of:=[.L55]*100/[.$S$2]" office:value-type="float" office:value="0">
            <text:p>0,00</text:p>
          </table:table-cell>
          <table:table-cell table:formula="of:=[.I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]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'file:///home/diego/workspace/qin-cluster/pruebas/estadisticas/corrida-20120802000741.ods'#$secuencia.B56]" office:value-type="float" office:value="0">
            <text:p>0</text:p>
          </table:table-cell>
          <table:table-cell table:formula="of:=['file:///home/diego/workspace/qin-cluster/pruebas/estadisticas/corrida-20120802000741.ods'#$secuencia.C56]" office:value-type="float" office:value="0">
            <text:p>0,00</text:p>
          </table:table-cell>
          <table:table-cell table:formula="of:=[.C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]" office:value-type="float" office:value="0">
            <text:p>0</text:p>
          </table:table-cell>
          <table:table-cell table:formula="of:=['file:///home/diego/workspace/qin-cluster/pruebas/estadisticas/corrida-20120802000741.ods'#$acumulado.A56]" office:value-type="float" office:value="0">
            <text:p>0</text:p>
          </table:table-cell>
          <table:table-cell table:formula="of:=['file:///home/diego/workspace/qin-cluster/pruebas/estadisticas/corrida-20120802000741.ods'#$acumulado.C56]" office:value-type="float" office:value="0">
            <text:p>0</text:p>
          </table:table-cell>
          <table:table-cell table:formula="of:=['file:///home/diego/workspace/qin-cluster/pruebas/estadisticas/corrida-20120802000741.ods'#$acumulado.D56]" office:value-type="float" office:value="0">
            <text:p>0</text:p>
          </table:table-cell>
          <table:table-cell table:formula="of:=['file:///home/diego/workspace/qin-cluster/pruebas/estadisticas/corrida-20120802000741.ods'#$acumulado.E56]" office:value-type="float" office:value="0">
            <text:p>0</text:p>
          </table:table-cell>
          <table:table-cell table:formula="of:=['file:///home/diego/workspace/qin-cluster/pruebas/estadisticas/corrida-20120802000741.ods'#$acumulado.F56]" office:value-type="float" office:value="0">
            <text:p>0</text:p>
          </table:table-cell>
          <table:table-cell table:formula="of:=['file:///home/diego/workspace/qin-cluster/pruebas/estadisticas/corrida-20120802000741.ods'#$acumulado.G56]" office:value-type="float" office:value="0">
            <text:p>0</text:p>
          </table:table-cell>
          <table:table-cell table:formula="of:=[.L56]*100/[.$S$2]" office:value-type="float" office:value="0">
            <text:p>0,00</text:p>
          </table:table-cell>
          <table:table-cell table:formula="of:=[.I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]"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['file:///home/diego/workspace/qin-cluster/pruebas/estadisticas/corrida-20120802000741.ods'#$secuencia.B57]" office:value-type="float" office:value="0">
            <text:p>0</text:p>
          </table:table-cell>
          <table:table-cell table:formula="of:=['file:///home/diego/workspace/qin-cluster/pruebas/estadisticas/corrida-20120802000741.ods'#$secuencia.C57]" office:value-type="float" office:value="0">
            <text:p>0,00</text:p>
          </table:table-cell>
          <table:table-cell table:formula="of:=[.C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]" office:value-type="float" office:value="0">
            <text:p>0</text:p>
          </table:table-cell>
          <table:table-cell table:formula="of:=['file:///home/diego/workspace/qin-cluster/pruebas/estadisticas/corrida-20120802000741.ods'#$acumulado.A57]" office:value-type="float" office:value="0">
            <text:p>0</text:p>
          </table:table-cell>
          <table:table-cell table:formula="of:=['file:///home/diego/workspace/qin-cluster/pruebas/estadisticas/corrida-20120802000741.ods'#$acumulado.C57]" office:value-type="float" office:value="0">
            <text:p>0</text:p>
          </table:table-cell>
          <table:table-cell table:formula="of:=['file:///home/diego/workspace/qin-cluster/pruebas/estadisticas/corrida-20120802000741.ods'#$acumulado.D57]" office:value-type="float" office:value="0">
            <text:p>0</text:p>
          </table:table-cell>
          <table:table-cell table:formula="of:=['file:///home/diego/workspace/qin-cluster/pruebas/estadisticas/corrida-20120802000741.ods'#$acumulado.E57]" office:value-type="float" office:value="0">
            <text:p>0</text:p>
          </table:table-cell>
          <table:table-cell table:formula="of:=['file:///home/diego/workspace/qin-cluster/pruebas/estadisticas/corrida-20120802000741.ods'#$acumulado.F57]" office:value-type="float" office:value="0">
            <text:p>0</text:p>
          </table:table-cell>
          <table:table-cell table:formula="of:=['file:///home/diego/workspace/qin-cluster/pruebas/estadisticas/corrida-20120802000741.ods'#$acumulado.G57]" office:value-type="float" office:value="0">
            <text:p>0</text:p>
          </table:table-cell>
          <table:table-cell table:formula="of:=[.L57]*100/[.$S$2]" office:value-type="float" office:value="0">
            <text:p>0,00</text:p>
          </table:table-cell>
          <table:table-cell table:formula="of:=[.I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]" office:value-type="float" office:value="0">
            <text:p>0</text:p>
          </table:table-cell>
          <table:table-cell office:value-type="float" office:value="57">
            <text:p>57</text:p>
          </table:table-cell>
          <table:table-cell table:formula="of:=['file:///home/diego/workspace/qin-cluster/pruebas/estadisticas/corrida-20120802000741.ods'#$secuencia.B58]" office:value-type="float" office:value="0">
            <text:p>0</text:p>
          </table:table-cell>
          <table:table-cell table:formula="of:=['file:///home/diego/workspace/qin-cluster/pruebas/estadisticas/corrida-20120802000741.ods'#$secuencia.C58]" office:value-type="float" office:value="0">
            <text:p>0,00</text:p>
          </table:table-cell>
          <table:table-cell table:formula="of:=[.C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]" office:value-type="float" office:value="0">
            <text:p>0</text:p>
          </table:table-cell>
          <table:table-cell table:formula="of:=['file:///home/diego/workspace/qin-cluster/pruebas/estadisticas/corrida-20120802000741.ods'#$acumulado.A58]" office:value-type="float" office:value="0">
            <text:p>0</text:p>
          </table:table-cell>
          <table:table-cell table:formula="of:=['file:///home/diego/workspace/qin-cluster/pruebas/estadisticas/corrida-20120802000741.ods'#$acumulado.C58]" office:value-type="float" office:value="0">
            <text:p>0</text:p>
          </table:table-cell>
          <table:table-cell table:formula="of:=['file:///home/diego/workspace/qin-cluster/pruebas/estadisticas/corrida-20120802000741.ods'#$acumulado.D58]" office:value-type="float" office:value="0">
            <text:p>0</text:p>
          </table:table-cell>
          <table:table-cell table:formula="of:=['file:///home/diego/workspace/qin-cluster/pruebas/estadisticas/corrida-20120802000741.ods'#$acumulado.E58]" office:value-type="float" office:value="0">
            <text:p>0</text:p>
          </table:table-cell>
          <table:table-cell table:formula="of:=['file:///home/diego/workspace/qin-cluster/pruebas/estadisticas/corrida-20120802000741.ods'#$acumulado.F58]" office:value-type="float" office:value="0">
            <text:p>0</text:p>
          </table:table-cell>
          <table:table-cell table:formula="of:=['file:///home/diego/workspace/qin-cluster/pruebas/estadisticas/corrida-20120802000741.ods'#$acumulado.G58]" office:value-type="float" office:value="0">
            <text:p>0</text:p>
          </table:table-cell>
          <table:table-cell table:formula="of:=[.L58]*100/[.$S$2]" office:value-type="float" office:value="0">
            <text:p>0,00</text:p>
          </table:table-cell>
          <table:table-cell table:formula="of:=[.I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]"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['file:///home/diego/workspace/qin-cluster/pruebas/estadisticas/corrida-20120802000741.ods'#$secuencia.B59]" office:value-type="float" office:value="0">
            <text:p>0</text:p>
          </table:table-cell>
          <table:table-cell table:formula="of:=['file:///home/diego/workspace/qin-cluster/pruebas/estadisticas/corrida-20120802000741.ods'#$secuencia.C59]" office:value-type="float" office:value="0">
            <text:p>0,00</text:p>
          </table:table-cell>
          <table:table-cell table:formula="of:=[.C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]" office:value-type="float" office:value="0">
            <text:p>0</text:p>
          </table:table-cell>
          <table:table-cell table:formula="of:=['file:///home/diego/workspace/qin-cluster/pruebas/estadisticas/corrida-20120802000741.ods'#$acumulado.A59]" office:value-type="float" office:value="0">
            <text:p>0</text:p>
          </table:table-cell>
          <table:table-cell table:formula="of:=['file:///home/diego/workspace/qin-cluster/pruebas/estadisticas/corrida-20120802000741.ods'#$acumulado.C59]" office:value-type="float" office:value="0">
            <text:p>0</text:p>
          </table:table-cell>
          <table:table-cell table:formula="of:=['file:///home/diego/workspace/qin-cluster/pruebas/estadisticas/corrida-20120802000741.ods'#$acumulado.D59]" office:value-type="float" office:value="0">
            <text:p>0</text:p>
          </table:table-cell>
          <table:table-cell table:formula="of:=['file:///home/diego/workspace/qin-cluster/pruebas/estadisticas/corrida-20120802000741.ods'#$acumulado.E59]" office:value-type="float" office:value="0">
            <text:p>0</text:p>
          </table:table-cell>
          <table:table-cell table:formula="of:=['file:///home/diego/workspace/qin-cluster/pruebas/estadisticas/corrida-20120802000741.ods'#$acumulado.F59]" office:value-type="float" office:value="0">
            <text:p>0</text:p>
          </table:table-cell>
          <table:table-cell table:formula="of:=['file:///home/diego/workspace/qin-cluster/pruebas/estadisticas/corrida-20120802000741.ods'#$acumulado.G59]" office:value-type="float" office:value="0">
            <text:p>0</text:p>
          </table:table-cell>
          <table:table-cell table:formula="of:=[.L59]*100/[.$S$2]" office:value-type="float" office:value="0">
            <text:p>0,00</text:p>
          </table:table-cell>
          <table:table-cell table:formula="of:=[.I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]"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['file:///home/diego/workspace/qin-cluster/pruebas/estadisticas/corrida-20120802000741.ods'#$secuencia.B60]" office:value-type="float" office:value="0">
            <text:p>0</text:p>
          </table:table-cell>
          <table:table-cell table:formula="of:=['file:///home/diego/workspace/qin-cluster/pruebas/estadisticas/corrida-20120802000741.ods'#$secuencia.C60]" office:value-type="float" office:value="0">
            <text:p>0,00</text:p>
          </table:table-cell>
          <table:table-cell table:formula="of:=[.C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]" office:value-type="float" office:value="0">
            <text:p>0</text:p>
          </table:table-cell>
          <table:table-cell table:formula="of:=['file:///home/diego/workspace/qin-cluster/pruebas/estadisticas/corrida-20120802000741.ods'#$acumulado.A60]" office:value-type="float" office:value="0">
            <text:p>0</text:p>
          </table:table-cell>
          <table:table-cell table:formula="of:=['file:///home/diego/workspace/qin-cluster/pruebas/estadisticas/corrida-20120802000741.ods'#$acumulado.C60]" office:value-type="float" office:value="0">
            <text:p>0</text:p>
          </table:table-cell>
          <table:table-cell table:formula="of:=['file:///home/diego/workspace/qin-cluster/pruebas/estadisticas/corrida-20120802000741.ods'#$acumulado.D60]" office:value-type="float" office:value="0">
            <text:p>0</text:p>
          </table:table-cell>
          <table:table-cell table:formula="of:=['file:///home/diego/workspace/qin-cluster/pruebas/estadisticas/corrida-20120802000741.ods'#$acumulado.E60]" office:value-type="float" office:value="0">
            <text:p>0</text:p>
          </table:table-cell>
          <table:table-cell table:formula="of:=['file:///home/diego/workspace/qin-cluster/pruebas/estadisticas/corrida-20120802000741.ods'#$acumulado.F60]" office:value-type="float" office:value="0">
            <text:p>0</text:p>
          </table:table-cell>
          <table:table-cell table:formula="of:=['file:///home/diego/workspace/qin-cluster/pruebas/estadisticas/corrida-20120802000741.ods'#$acumulado.G60]" office:value-type="float" office:value="0">
            <text:p>0</text:p>
          </table:table-cell>
          <table:table-cell table:formula="of:=[.L60]*100/[.$S$2]" office:value-type="float" office:value="0">
            <text:p>0,00</text:p>
          </table:table-cell>
          <table:table-cell table:formula="of:=[.I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]"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'file:///home/diego/workspace/qin-cluster/pruebas/estadisticas/corrida-20120802000741.ods'#$secuencia.B61]" office:value-type="float" office:value="0">
            <text:p>0</text:p>
          </table:table-cell>
          <table:table-cell table:formula="of:=['file:///home/diego/workspace/qin-cluster/pruebas/estadisticas/corrida-20120802000741.ods'#$secuencia.C61]" office:value-type="float" office:value="0">
            <text:p>0,00</text:p>
          </table:table-cell>
          <table:table-cell table:formula="of:=[.C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]" office:value-type="float" office:value="0">
            <text:p>0</text:p>
          </table:table-cell>
          <table:table-cell table:formula="of:=['file:///home/diego/workspace/qin-cluster/pruebas/estadisticas/corrida-20120802000741.ods'#$acumulado.A61]" office:value-type="float" office:value="0">
            <text:p>0</text:p>
          </table:table-cell>
          <table:table-cell table:formula="of:=['file:///home/diego/workspace/qin-cluster/pruebas/estadisticas/corrida-20120802000741.ods'#$acumulado.C61]" office:value-type="float" office:value="0">
            <text:p>0</text:p>
          </table:table-cell>
          <table:table-cell table:formula="of:=['file:///home/diego/workspace/qin-cluster/pruebas/estadisticas/corrida-20120802000741.ods'#$acumulado.D61]" office:value-type="float" office:value="0">
            <text:p>0</text:p>
          </table:table-cell>
          <table:table-cell table:formula="of:=['file:///home/diego/workspace/qin-cluster/pruebas/estadisticas/corrida-20120802000741.ods'#$acumulado.E61]" office:value-type="float" office:value="0">
            <text:p>0</text:p>
          </table:table-cell>
          <table:table-cell table:formula="of:=['file:///home/diego/workspace/qin-cluster/pruebas/estadisticas/corrida-20120802000741.ods'#$acumulado.F61]" office:value-type="float" office:value="0">
            <text:p>0</text:p>
          </table:table-cell>
          <table:table-cell table:formula="of:=['file:///home/diego/workspace/qin-cluster/pruebas/estadisticas/corrida-20120802000741.ods'#$acumulado.G61]" office:value-type="float" office:value="0">
            <text:p>0</text:p>
          </table:table-cell>
          <table:table-cell table:formula="of:=[.L61]*100/[.$S$2]" office:value-type="float" office:value="0">
            <text:p>0,00</text:p>
          </table:table-cell>
          <table:table-cell table:formula="of:=[.I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]" office:value-type="float" office:value="0">
            <text:p>0</text:p>
          </table:table-cell>
          <table:table-cell office:value-type="float" office:value="61">
            <text:p>61</text:p>
          </table:table-cell>
          <table:table-cell table:formula="of:=['file:///home/diego/workspace/qin-cluster/pruebas/estadisticas/corrida-20120802000741.ods'#$secuencia.B62]" office:value-type="float" office:value="0">
            <text:p>0</text:p>
          </table:table-cell>
          <table:table-cell table:formula="of:=['file:///home/diego/workspace/qin-cluster/pruebas/estadisticas/corrida-20120802000741.ods'#$secuencia.C62]" office:value-type="float" office:value="0">
            <text:p>0,00</text:p>
          </table:table-cell>
          <table:table-cell table:formula="of:=[.C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]" office:value-type="float" office:value="0">
            <text:p>0</text:p>
          </table:table-cell>
          <table:table-cell table:formula="of:=['file:///home/diego/workspace/qin-cluster/pruebas/estadisticas/corrida-20120802000741.ods'#$acumulado.A62]" office:value-type="float" office:value="0">
            <text:p>0</text:p>
          </table:table-cell>
          <table:table-cell table:formula="of:=['file:///home/diego/workspace/qin-cluster/pruebas/estadisticas/corrida-20120802000741.ods'#$acumulado.C62]" office:value-type="float" office:value="0">
            <text:p>0</text:p>
          </table:table-cell>
          <table:table-cell table:formula="of:=['file:///home/diego/workspace/qin-cluster/pruebas/estadisticas/corrida-20120802000741.ods'#$acumulado.D62]" office:value-type="float" office:value="0">
            <text:p>0</text:p>
          </table:table-cell>
          <table:table-cell table:formula="of:=['file:///home/diego/workspace/qin-cluster/pruebas/estadisticas/corrida-20120802000741.ods'#$acumulado.E62]" office:value-type="float" office:value="0">
            <text:p>0</text:p>
          </table:table-cell>
          <table:table-cell table:formula="of:=['file:///home/diego/workspace/qin-cluster/pruebas/estadisticas/corrida-20120802000741.ods'#$acumulado.F62]" office:value-type="float" office:value="0">
            <text:p>0</text:p>
          </table:table-cell>
          <table:table-cell table:formula="of:=['file:///home/diego/workspace/qin-cluster/pruebas/estadisticas/corrida-20120802000741.ods'#$acumulado.G62]" office:value-type="float" office:value="0">
            <text:p>0</text:p>
          </table:table-cell>
          <table:table-cell table:formula="of:=[.L62]*100/[.$S$2]" office:value-type="float" office:value="0">
            <text:p>0,00</text:p>
          </table:table-cell>
          <table:table-cell table:formula="of:=[.I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]"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['file:///home/diego/workspace/qin-cluster/pruebas/estadisticas/corrida-20120802000741.ods'#$secuencia.B63]" office:value-type="float" office:value="0">
            <text:p>0</text:p>
          </table:table-cell>
          <table:table-cell table:formula="of:=['file:///home/diego/workspace/qin-cluster/pruebas/estadisticas/corrida-20120802000741.ods'#$secuencia.C63]" office:value-type="float" office:value="0">
            <text:p>0,00</text:p>
          </table:table-cell>
          <table:table-cell table:formula="of:=[.C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]" office:value-type="float" office:value="0">
            <text:p>0</text:p>
          </table:table-cell>
          <table:table-cell table:formula="of:=['file:///home/diego/workspace/qin-cluster/pruebas/estadisticas/corrida-20120802000741.ods'#$acumulado.A63]" office:value-type="float" office:value="0">
            <text:p>0</text:p>
          </table:table-cell>
          <table:table-cell table:formula="of:=['file:///home/diego/workspace/qin-cluster/pruebas/estadisticas/corrida-20120802000741.ods'#$acumulado.C63]" office:value-type="float" office:value="0">
            <text:p>0</text:p>
          </table:table-cell>
          <table:table-cell table:formula="of:=['file:///home/diego/workspace/qin-cluster/pruebas/estadisticas/corrida-20120802000741.ods'#$acumulado.D63]" office:value-type="float" office:value="0">
            <text:p>0</text:p>
          </table:table-cell>
          <table:table-cell table:formula="of:=['file:///home/diego/workspace/qin-cluster/pruebas/estadisticas/corrida-20120802000741.ods'#$acumulado.E63]" office:value-type="float" office:value="0">
            <text:p>0</text:p>
          </table:table-cell>
          <table:table-cell table:formula="of:=['file:///home/diego/workspace/qin-cluster/pruebas/estadisticas/corrida-20120802000741.ods'#$acumulado.F63]" office:value-type="float" office:value="0">
            <text:p>0</text:p>
          </table:table-cell>
          <table:table-cell table:formula="of:=['file:///home/diego/workspace/qin-cluster/pruebas/estadisticas/corrida-20120802000741.ods'#$acumulado.G63]" office:value-type="float" office:value="0">
            <text:p>0</text:p>
          </table:table-cell>
          <table:table-cell table:formula="of:=[.L63]*100/[.$S$2]" office:value-type="float" office:value="0">
            <text:p>0,00</text:p>
          </table:table-cell>
          <table:table-cell table:formula="of:=[.I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]" office:value-type="float" office:value="0">
            <text:p>0</text:p>
          </table:table-cell>
          <table:table-cell office:value-type="float" office:value="63">
            <text:p>63</text:p>
          </table:table-cell>
          <table:table-cell table:formula="of:=['file:///home/diego/workspace/qin-cluster/pruebas/estadisticas/corrida-20120802000741.ods'#$secuencia.B64]" office:value-type="float" office:value="0">
            <text:p>0</text:p>
          </table:table-cell>
          <table:table-cell table:formula="of:=['file:///home/diego/workspace/qin-cluster/pruebas/estadisticas/corrida-20120802000741.ods'#$secuencia.C64]" office:value-type="float" office:value="0">
            <text:p>0,00</text:p>
          </table:table-cell>
          <table:table-cell table:formula="of:=[.C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]" office:value-type="float" office:value="0">
            <text:p>0</text:p>
          </table:table-cell>
          <table:table-cell table:formula="of:=['file:///home/diego/workspace/qin-cluster/pruebas/estadisticas/corrida-20120802000741.ods'#$acumulado.A64]" office:value-type="float" office:value="0">
            <text:p>0</text:p>
          </table:table-cell>
          <table:table-cell table:formula="of:=['file:///home/diego/workspace/qin-cluster/pruebas/estadisticas/corrida-20120802000741.ods'#$acumulado.C64]" office:value-type="float" office:value="0">
            <text:p>0</text:p>
          </table:table-cell>
          <table:table-cell table:formula="of:=['file:///home/diego/workspace/qin-cluster/pruebas/estadisticas/corrida-20120802000741.ods'#$acumulado.D64]" office:value-type="float" office:value="0">
            <text:p>0</text:p>
          </table:table-cell>
          <table:table-cell table:formula="of:=['file:///home/diego/workspace/qin-cluster/pruebas/estadisticas/corrida-20120802000741.ods'#$acumulado.E64]" office:value-type="float" office:value="0">
            <text:p>0</text:p>
          </table:table-cell>
          <table:table-cell table:formula="of:=['file:///home/diego/workspace/qin-cluster/pruebas/estadisticas/corrida-20120802000741.ods'#$acumulado.F64]" office:value-type="float" office:value="0">
            <text:p>0</text:p>
          </table:table-cell>
          <table:table-cell table:formula="of:=['file:///home/diego/workspace/qin-cluster/pruebas/estadisticas/corrida-20120802000741.ods'#$acumulado.G64]" office:value-type="float" office:value="0">
            <text:p>0</text:p>
          </table:table-cell>
          <table:table-cell table:formula="of:=[.L64]*100/[.$S$2]" office:value-type="float" office:value="0">
            <text:p>0,00</text:p>
          </table:table-cell>
          <table:table-cell table:formula="of:=[.I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]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'file:///home/diego/workspace/qin-cluster/pruebas/estadisticas/corrida-20120802000741.ods'#$secuencia.B65]" office:value-type="float" office:value="0">
            <text:p>0</text:p>
          </table:table-cell>
          <table:table-cell table:formula="of:=['file:///home/diego/workspace/qin-cluster/pruebas/estadisticas/corrida-20120802000741.ods'#$secuencia.C65]" office:value-type="float" office:value="0">
            <text:p>0,00</text:p>
          </table:table-cell>
          <table:table-cell table:formula="of:=[.C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]" office:value-type="float" office:value="0">
            <text:p>0</text:p>
          </table:table-cell>
          <table:table-cell table:formula="of:=['file:///home/diego/workspace/qin-cluster/pruebas/estadisticas/corrida-20120802000741.ods'#$acumulado.A65]" office:value-type="float" office:value="0">
            <text:p>0</text:p>
          </table:table-cell>
          <table:table-cell table:formula="of:=['file:///home/diego/workspace/qin-cluster/pruebas/estadisticas/corrida-20120802000741.ods'#$acumulado.C65]" office:value-type="float" office:value="0">
            <text:p>0</text:p>
          </table:table-cell>
          <table:table-cell table:formula="of:=['file:///home/diego/workspace/qin-cluster/pruebas/estadisticas/corrida-20120802000741.ods'#$acumulado.D65]" office:value-type="float" office:value="0">
            <text:p>0</text:p>
          </table:table-cell>
          <table:table-cell table:formula="of:=['file:///home/diego/workspace/qin-cluster/pruebas/estadisticas/corrida-20120802000741.ods'#$acumulado.E65]" office:value-type="float" office:value="0">
            <text:p>0</text:p>
          </table:table-cell>
          <table:table-cell table:formula="of:=['file:///home/diego/workspace/qin-cluster/pruebas/estadisticas/corrida-20120802000741.ods'#$acumulado.F65]" office:value-type="float" office:value="0">
            <text:p>0</text:p>
          </table:table-cell>
          <table:table-cell table:formula="of:=['file:///home/diego/workspace/qin-cluster/pruebas/estadisticas/corrida-20120802000741.ods'#$acumulado.G65]" office:value-type="float" office:value="0">
            <text:p>0</text:p>
          </table:table-cell>
          <table:table-cell table:formula="of:=[.L65]*100/[.$S$2]" office:value-type="float" office:value="0">
            <text:p>0,00</text:p>
          </table:table-cell>
          <table:table-cell table:formula="of:=[.I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]"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f:=['file:///home/diego/workspace/qin-cluster/pruebas/estadisticas/corrida-20120802000741.ods'#$secuencia.B66]" office:value-type="float" office:value="0">
            <text:p>0</text:p>
          </table:table-cell>
          <table:table-cell table:formula="of:=['file:///home/diego/workspace/qin-cluster/pruebas/estadisticas/corrida-20120802000741.ods'#$secuencia.C66]" office:value-type="float" office:value="0">
            <text:p>0,00</text:p>
          </table:table-cell>
          <table:table-cell table:formula="of:=[.C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]" office:value-type="float" office:value="0">
            <text:p>0</text:p>
          </table:table-cell>
          <table:table-cell table:formula="of:=['file:///home/diego/workspace/qin-cluster/pruebas/estadisticas/corrida-20120802000741.ods'#$acumulado.A66]" office:value-type="float" office:value="0">
            <text:p>0</text:p>
          </table:table-cell>
          <table:table-cell table:formula="of:=['file:///home/diego/workspace/qin-cluster/pruebas/estadisticas/corrida-20120802000741.ods'#$acumulado.C66]" office:value-type="float" office:value="0">
            <text:p>0</text:p>
          </table:table-cell>
          <table:table-cell table:formula="of:=['file:///home/diego/workspace/qin-cluster/pruebas/estadisticas/corrida-20120802000741.ods'#$acumulado.D66]" office:value-type="float" office:value="0">
            <text:p>0</text:p>
          </table:table-cell>
          <table:table-cell table:formula="of:=['file:///home/diego/workspace/qin-cluster/pruebas/estadisticas/corrida-20120802000741.ods'#$acumulado.E66]" office:value-type="float" office:value="0">
            <text:p>0</text:p>
          </table:table-cell>
          <table:table-cell table:formula="of:=['file:///home/diego/workspace/qin-cluster/pruebas/estadisticas/corrida-20120802000741.ods'#$acumulado.F66]" office:value-type="float" office:value="0">
            <text:p>0</text:p>
          </table:table-cell>
          <table:table-cell table:formula="of:=['file:///home/diego/workspace/qin-cluster/pruebas/estadisticas/corrida-20120802000741.ods'#$acumulado.G66]" office:value-type="float" office:value="0">
            <text:p>0</text:p>
          </table:table-cell>
          <table:table-cell table:formula="of:=[.L66]*100/[.$S$2]" office:value-type="float" office:value="0">
            <text:p>0,00</text:p>
          </table:table-cell>
          <table:table-cell table:formula="of:=[.I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]"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['file:///home/diego/workspace/qin-cluster/pruebas/estadisticas/corrida-20120802000741.ods'#$secuencia.B67]" office:value-type="float" office:value="0">
            <text:p>0</text:p>
          </table:table-cell>
          <table:table-cell table:formula="of:=['file:///home/diego/workspace/qin-cluster/pruebas/estadisticas/corrida-20120802000741.ods'#$secuencia.C67]" office:value-type="float" office:value="0">
            <text:p>0,00</text:p>
          </table:table-cell>
          <table:table-cell table:formula="of:=[.C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]" office:value-type="float" office:value="0">
            <text:p>0</text:p>
          </table:table-cell>
          <table:table-cell table:formula="of:=['file:///home/diego/workspace/qin-cluster/pruebas/estadisticas/corrida-20120802000741.ods'#$acumulado.A67]" office:value-type="float" office:value="0">
            <text:p>0</text:p>
          </table:table-cell>
          <table:table-cell table:formula="of:=['file:///home/diego/workspace/qin-cluster/pruebas/estadisticas/corrida-20120802000741.ods'#$acumulado.C67]" office:value-type="float" office:value="0">
            <text:p>0</text:p>
          </table:table-cell>
          <table:table-cell table:formula="of:=['file:///home/diego/workspace/qin-cluster/pruebas/estadisticas/corrida-20120802000741.ods'#$acumulado.D67]" office:value-type="float" office:value="0">
            <text:p>0</text:p>
          </table:table-cell>
          <table:table-cell table:formula="of:=['file:///home/diego/workspace/qin-cluster/pruebas/estadisticas/corrida-20120802000741.ods'#$acumulado.E67]" office:value-type="float" office:value="0">
            <text:p>0</text:p>
          </table:table-cell>
          <table:table-cell table:formula="of:=['file:///home/diego/workspace/qin-cluster/pruebas/estadisticas/corrida-20120802000741.ods'#$acumulado.F67]" office:value-type="float" office:value="0">
            <text:p>0</text:p>
          </table:table-cell>
          <table:table-cell table:formula="of:=['file:///home/diego/workspace/qin-cluster/pruebas/estadisticas/corrida-20120802000741.ods'#$acumulado.G67]" office:value-type="float" office:value="0">
            <text:p>0</text:p>
          </table:table-cell>
          <table:table-cell table:formula="of:=[.L67]*100/[.$S$2]" office:value-type="float" office:value="0">
            <text:p>0,00</text:p>
          </table:table-cell>
          <table:table-cell table:formula="of:=[.I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]"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['file:///home/diego/workspace/qin-cluster/pruebas/estadisticas/corrida-20120802000741.ods'#$secuencia.B68]" office:value-type="float" office:value="0">
            <text:p>0</text:p>
          </table:table-cell>
          <table:table-cell table:formula="of:=['file:///home/diego/workspace/qin-cluster/pruebas/estadisticas/corrida-20120802000741.ods'#$secuencia.C68]" office:value-type="float" office:value="0">
            <text:p>0,00</text:p>
          </table:table-cell>
          <table:table-cell table:formula="of:=[.C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]" office:value-type="float" office:value="0">
            <text:p>0</text:p>
          </table:table-cell>
          <table:table-cell table:formula="of:=['file:///home/diego/workspace/qin-cluster/pruebas/estadisticas/corrida-20120802000741.ods'#$acumulado.A68]" office:value-type="float" office:value="0">
            <text:p>0</text:p>
          </table:table-cell>
          <table:table-cell table:formula="of:=['file:///home/diego/workspace/qin-cluster/pruebas/estadisticas/corrida-20120802000741.ods'#$acumulado.C68]" office:value-type="float" office:value="0">
            <text:p>0</text:p>
          </table:table-cell>
          <table:table-cell table:formula="of:=['file:///home/diego/workspace/qin-cluster/pruebas/estadisticas/corrida-20120802000741.ods'#$acumulado.D68]" office:value-type="float" office:value="0">
            <text:p>0</text:p>
          </table:table-cell>
          <table:table-cell table:formula="of:=['file:///home/diego/workspace/qin-cluster/pruebas/estadisticas/corrida-20120802000741.ods'#$acumulado.E68]" office:value-type="float" office:value="0">
            <text:p>0</text:p>
          </table:table-cell>
          <table:table-cell table:formula="of:=['file:///home/diego/workspace/qin-cluster/pruebas/estadisticas/corrida-20120802000741.ods'#$acumulado.F68]" office:value-type="float" office:value="0">
            <text:p>0</text:p>
          </table:table-cell>
          <table:table-cell table:formula="of:=['file:///home/diego/workspace/qin-cluster/pruebas/estadisticas/corrida-20120802000741.ods'#$acumulado.G68]" office:value-type="float" office:value="0">
            <text:p>0</text:p>
          </table:table-cell>
          <table:table-cell table:formula="of:=[.L68]*100/[.$S$2]" office:value-type="float" office:value="0">
            <text:p>0,00</text:p>
          </table:table-cell>
          <table:table-cell table:formula="of:=[.I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]"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['file:///home/diego/workspace/qin-cluster/pruebas/estadisticas/corrida-20120802000741.ods'#$secuencia.B69]" office:value-type="float" office:value="0">
            <text:p>0</text:p>
          </table:table-cell>
          <table:table-cell table:formula="of:=['file:///home/diego/workspace/qin-cluster/pruebas/estadisticas/corrida-20120802000741.ods'#$secuencia.C69]" office:value-type="float" office:value="0">
            <text:p>0,00</text:p>
          </table:table-cell>
          <table:table-cell table:formula="of:=[.C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]" office:value-type="float" office:value="0">
            <text:p>0</text:p>
          </table:table-cell>
          <table:table-cell table:formula="of:=['file:///home/diego/workspace/qin-cluster/pruebas/estadisticas/corrida-20120802000741.ods'#$acumulado.A69]" office:value-type="float" office:value="0">
            <text:p>0</text:p>
          </table:table-cell>
          <table:table-cell table:formula="of:=['file:///home/diego/workspace/qin-cluster/pruebas/estadisticas/corrida-20120802000741.ods'#$acumulado.C69]" office:value-type="float" office:value="0">
            <text:p>0</text:p>
          </table:table-cell>
          <table:table-cell table:formula="of:=['file:///home/diego/workspace/qin-cluster/pruebas/estadisticas/corrida-20120802000741.ods'#$acumulado.D69]" office:value-type="float" office:value="0">
            <text:p>0</text:p>
          </table:table-cell>
          <table:table-cell table:formula="of:=['file:///home/diego/workspace/qin-cluster/pruebas/estadisticas/corrida-20120802000741.ods'#$acumulado.E69]" office:value-type="float" office:value="0">
            <text:p>0</text:p>
          </table:table-cell>
          <table:table-cell table:formula="of:=['file:///home/diego/workspace/qin-cluster/pruebas/estadisticas/corrida-20120802000741.ods'#$acumulado.F69]" office:value-type="float" office:value="0">
            <text:p>0</text:p>
          </table:table-cell>
          <table:table-cell table:formula="of:=['file:///home/diego/workspace/qin-cluster/pruebas/estadisticas/corrida-20120802000741.ods'#$acumulado.G69]" office:value-type="float" office:value="0">
            <text:p>0</text:p>
          </table:table-cell>
          <table:table-cell table:formula="of:=[.L69]*100/[.$S$2]" office:value-type="float" office:value="0">
            <text:p>0,00</text:p>
          </table:table-cell>
          <table:table-cell table:formula="of:=[.I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]" office:value-type="float" office:value="0">
            <text:p>0</text:p>
          </table:table-cell>
          <table:table-cell office:value-type="float" office:value="69">
            <text:p>69</text:p>
          </table:table-cell>
          <table:table-cell table:formula="of:=['file:///home/diego/workspace/qin-cluster/pruebas/estadisticas/corrida-20120802000741.ods'#$secuencia.B70]" office:value-type="float" office:value="0">
            <text:p>0</text:p>
          </table:table-cell>
          <table:table-cell table:formula="of:=['file:///home/diego/workspace/qin-cluster/pruebas/estadisticas/corrida-20120802000741.ods'#$secuencia.C70]" office:value-type="float" office:value="0">
            <text:p>0,00</text:p>
          </table:table-cell>
          <table:table-cell table:formula="of:=[.C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]" office:value-type="float" office:value="0">
            <text:p>0</text:p>
          </table:table-cell>
          <table:table-cell table:formula="of:=['file:///home/diego/workspace/qin-cluster/pruebas/estadisticas/corrida-20120802000741.ods'#$acumulado.A70]" office:value-type="float" office:value="0">
            <text:p>0</text:p>
          </table:table-cell>
          <table:table-cell table:formula="of:=['file:///home/diego/workspace/qin-cluster/pruebas/estadisticas/corrida-20120802000741.ods'#$acumulado.C70]" office:value-type="float" office:value="0">
            <text:p>0</text:p>
          </table:table-cell>
          <table:table-cell table:formula="of:=['file:///home/diego/workspace/qin-cluster/pruebas/estadisticas/corrida-20120802000741.ods'#$acumulado.D70]" office:value-type="float" office:value="0">
            <text:p>0</text:p>
          </table:table-cell>
          <table:table-cell table:formula="of:=['file:///home/diego/workspace/qin-cluster/pruebas/estadisticas/corrida-20120802000741.ods'#$acumulado.E70]" office:value-type="float" office:value="0">
            <text:p>0</text:p>
          </table:table-cell>
          <table:table-cell table:formula="of:=['file:///home/diego/workspace/qin-cluster/pruebas/estadisticas/corrida-20120802000741.ods'#$acumulado.F70]" office:value-type="float" office:value="0">
            <text:p>0</text:p>
          </table:table-cell>
          <table:table-cell table:formula="of:=['file:///home/diego/workspace/qin-cluster/pruebas/estadisticas/corrida-20120802000741.ods'#$acumulado.G70]" office:value-type="float" office:value="0">
            <text:p>0</text:p>
          </table:table-cell>
          <table:table-cell table:formula="of:=[.L70]*100/[.$S$2]" office:value-type="float" office:value="0">
            <text:p>0,00</text:p>
          </table:table-cell>
          <table:table-cell table:formula="of:=[.I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]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['file:///home/diego/workspace/qin-cluster/pruebas/estadisticas/corrida-20120802000741.ods'#$secuencia.B71]" office:value-type="float" office:value="0">
            <text:p>0</text:p>
          </table:table-cell>
          <table:table-cell table:formula="of:=['file:///home/diego/workspace/qin-cluster/pruebas/estadisticas/corrida-20120802000741.ods'#$secuencia.C71]" office:value-type="float" office:value="0">
            <text:p>0,00</text:p>
          </table:table-cell>
          <table:table-cell table:formula="of:=[.C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]" office:value-type="float" office:value="0">
            <text:p>0</text:p>
          </table:table-cell>
          <table:table-cell table:formula="of:=['file:///home/diego/workspace/qin-cluster/pruebas/estadisticas/corrida-20120802000741.ods'#$acumulado.A71]" office:value-type="float" office:value="0">
            <text:p>0</text:p>
          </table:table-cell>
          <table:table-cell table:formula="of:=['file:///home/diego/workspace/qin-cluster/pruebas/estadisticas/corrida-20120802000741.ods'#$acumulado.C71]" office:value-type="float" office:value="0">
            <text:p>0</text:p>
          </table:table-cell>
          <table:table-cell table:formula="of:=['file:///home/diego/workspace/qin-cluster/pruebas/estadisticas/corrida-20120802000741.ods'#$acumulado.D71]" office:value-type="float" office:value="0">
            <text:p>0</text:p>
          </table:table-cell>
          <table:table-cell table:formula="of:=['file:///home/diego/workspace/qin-cluster/pruebas/estadisticas/corrida-20120802000741.ods'#$acumulado.E71]" office:value-type="float" office:value="0">
            <text:p>0</text:p>
          </table:table-cell>
          <table:table-cell table:formula="of:=['file:///home/diego/workspace/qin-cluster/pruebas/estadisticas/corrida-20120802000741.ods'#$acumulado.F71]" office:value-type="float" office:value="0">
            <text:p>0</text:p>
          </table:table-cell>
          <table:table-cell table:formula="of:=['file:///home/diego/workspace/qin-cluster/pruebas/estadisticas/corrida-20120802000741.ods'#$acumulado.G71]" office:value-type="float" office:value="0">
            <text:p>0</text:p>
          </table:table-cell>
          <table:table-cell table:formula="of:=[.L71]*100/[.$S$2]" office:value-type="float" office:value="0">
            <text:p>0,00</text:p>
          </table:table-cell>
          <table:table-cell table:formula="of:=[.I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]" office:value-type="float" office:value="0">
            <text:p>0</text:p>
          </table:table-cell>
          <table:table-cell office:value-type="float" office:value="71">
            <text:p>71</text:p>
          </table:table-cell>
          <table:table-cell table:formula="of:=['file:///home/diego/workspace/qin-cluster/pruebas/estadisticas/corrida-20120802000741.ods'#$secuencia.B72]" office:value-type="float" office:value="0">
            <text:p>0</text:p>
          </table:table-cell>
          <table:table-cell table:formula="of:=['file:///home/diego/workspace/qin-cluster/pruebas/estadisticas/corrida-20120802000741.ods'#$secuencia.C72]" office:value-type="float" office:value="0">
            <text:p>0,00</text:p>
          </table:table-cell>
          <table:table-cell table:formula="of:=[.C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]" office:value-type="float" office:value="0">
            <text:p>0</text:p>
          </table:table-cell>
          <table:table-cell table:formula="of:=['file:///home/diego/workspace/qin-cluster/pruebas/estadisticas/corrida-20120802000741.ods'#$acumulado.A72]" office:value-type="float" office:value="0">
            <text:p>0</text:p>
          </table:table-cell>
          <table:table-cell table:formula="of:=['file:///home/diego/workspace/qin-cluster/pruebas/estadisticas/corrida-20120802000741.ods'#$acumulado.C72]" office:value-type="float" office:value="0">
            <text:p>0</text:p>
          </table:table-cell>
          <table:table-cell table:formula="of:=['file:///home/diego/workspace/qin-cluster/pruebas/estadisticas/corrida-20120802000741.ods'#$acumulado.D72]" office:value-type="float" office:value="0">
            <text:p>0</text:p>
          </table:table-cell>
          <table:table-cell table:formula="of:=['file:///home/diego/workspace/qin-cluster/pruebas/estadisticas/corrida-20120802000741.ods'#$acumulado.E72]" office:value-type="float" office:value="0">
            <text:p>0</text:p>
          </table:table-cell>
          <table:table-cell table:formula="of:=['file:///home/diego/workspace/qin-cluster/pruebas/estadisticas/corrida-20120802000741.ods'#$acumulado.F72]" office:value-type="float" office:value="0">
            <text:p>0</text:p>
          </table:table-cell>
          <table:table-cell table:formula="of:=['file:///home/diego/workspace/qin-cluster/pruebas/estadisticas/corrida-20120802000741.ods'#$acumulado.G72]" office:value-type="float" office:value="0">
            <text:p>0</text:p>
          </table:table-cell>
          <table:table-cell table:formula="of:=[.L72]*100/[.$S$2]" office:value-type="float" office:value="0">
            <text:p>0,00</text:p>
          </table:table-cell>
          <table:table-cell table:formula="of:=[.I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]"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['file:///home/diego/workspace/qin-cluster/pruebas/estadisticas/corrida-20120802000741.ods'#$secuencia.B73]" office:value-type="float" office:value="0">
            <text:p>0</text:p>
          </table:table-cell>
          <table:table-cell table:formula="of:=['file:///home/diego/workspace/qin-cluster/pruebas/estadisticas/corrida-20120802000741.ods'#$secuencia.C73]" office:value-type="float" office:value="0">
            <text:p>0,00</text:p>
          </table:table-cell>
          <table:table-cell table:formula="of:=[.C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]" office:value-type="float" office:value="0">
            <text:p>0</text:p>
          </table:table-cell>
          <table:table-cell table:formula="of:=['file:///home/diego/workspace/qin-cluster/pruebas/estadisticas/corrida-20120802000741.ods'#$acumulado.A73]" office:value-type="float" office:value="0">
            <text:p>0</text:p>
          </table:table-cell>
          <table:table-cell table:formula="of:=['file:///home/diego/workspace/qin-cluster/pruebas/estadisticas/corrida-20120802000741.ods'#$acumulado.C73]" office:value-type="float" office:value="0">
            <text:p>0</text:p>
          </table:table-cell>
          <table:table-cell table:formula="of:=['file:///home/diego/workspace/qin-cluster/pruebas/estadisticas/corrida-20120802000741.ods'#$acumulado.D73]" office:value-type="float" office:value="0">
            <text:p>0</text:p>
          </table:table-cell>
          <table:table-cell table:formula="of:=['file:///home/diego/workspace/qin-cluster/pruebas/estadisticas/corrida-20120802000741.ods'#$acumulado.E73]" office:value-type="float" office:value="0">
            <text:p>0</text:p>
          </table:table-cell>
          <table:table-cell table:formula="of:=['file:///home/diego/workspace/qin-cluster/pruebas/estadisticas/corrida-20120802000741.ods'#$acumulado.F73]" office:value-type="float" office:value="0">
            <text:p>0</text:p>
          </table:table-cell>
          <table:table-cell table:formula="of:=['file:///home/diego/workspace/qin-cluster/pruebas/estadisticas/corrida-20120802000741.ods'#$acumulado.G73]" office:value-type="float" office:value="0">
            <text:p>0</text:p>
          </table:table-cell>
          <table:table-cell table:formula="of:=[.L73]*100/[.$S$2]" office:value-type="float" office:value="0">
            <text:p>0,00</text:p>
          </table:table-cell>
          <table:table-cell table:formula="of:=[.I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]" office:value-type="float" office:value="0">
            <text:p>0</text:p>
          </table:table-cell>
          <table:table-cell office:value-type="float" office:value="73">
            <text:p>73</text:p>
          </table:table-cell>
          <table:table-cell table:formula="of:=['file:///home/diego/workspace/qin-cluster/pruebas/estadisticas/corrida-20120802000741.ods'#$secuencia.B74]" office:value-type="float" office:value="0">
            <text:p>0</text:p>
          </table:table-cell>
          <table:table-cell table:formula="of:=['file:///home/diego/workspace/qin-cluster/pruebas/estadisticas/corrida-20120802000741.ods'#$secuencia.C74]" office:value-type="float" office:value="0">
            <text:p>0,00</text:p>
          </table:table-cell>
          <table:table-cell table:formula="of:=[.C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]" office:value-type="float" office:value="0">
            <text:p>0</text:p>
          </table:table-cell>
          <table:table-cell table:formula="of:=['file:///home/diego/workspace/qin-cluster/pruebas/estadisticas/corrida-20120802000741.ods'#$acumulado.A74]" office:value-type="float" office:value="0">
            <text:p>0</text:p>
          </table:table-cell>
          <table:table-cell table:formula="of:=['file:///home/diego/workspace/qin-cluster/pruebas/estadisticas/corrida-20120802000741.ods'#$acumulado.C74]" office:value-type="float" office:value="0">
            <text:p>0</text:p>
          </table:table-cell>
          <table:table-cell table:formula="of:=['file:///home/diego/workspace/qin-cluster/pruebas/estadisticas/corrida-20120802000741.ods'#$acumulado.D74]" office:value-type="float" office:value="0">
            <text:p>0</text:p>
          </table:table-cell>
          <table:table-cell table:formula="of:=['file:///home/diego/workspace/qin-cluster/pruebas/estadisticas/corrida-20120802000741.ods'#$acumulado.E74]" office:value-type="float" office:value="0">
            <text:p>0</text:p>
          </table:table-cell>
          <table:table-cell table:formula="of:=['file:///home/diego/workspace/qin-cluster/pruebas/estadisticas/corrida-20120802000741.ods'#$acumulado.F74]" office:value-type="float" office:value="0">
            <text:p>0</text:p>
          </table:table-cell>
          <table:table-cell table:formula="of:=['file:///home/diego/workspace/qin-cluster/pruebas/estadisticas/corrida-20120802000741.ods'#$acumulado.G74]" office:value-type="float" office:value="0">
            <text:p>0</text:p>
          </table:table-cell>
          <table:table-cell table:formula="of:=[.L74]*100/[.$S$2]" office:value-type="float" office:value="0">
            <text:p>0,00</text:p>
          </table:table-cell>
          <table:table-cell table:formula="of:=[.I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]"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['file:///home/diego/workspace/qin-cluster/pruebas/estadisticas/corrida-20120802000741.ods'#$secuencia.B75]" office:value-type="float" office:value="0">
            <text:p>0</text:p>
          </table:table-cell>
          <table:table-cell table:formula="of:=['file:///home/diego/workspace/qin-cluster/pruebas/estadisticas/corrida-20120802000741.ods'#$secuencia.C75]" office:value-type="float" office:value="0">
            <text:p>0,00</text:p>
          </table:table-cell>
          <table:table-cell table:formula="of:=[.C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]" office:value-type="float" office:value="0">
            <text:p>0</text:p>
          </table:table-cell>
          <table:table-cell table:formula="of:=['file:///home/diego/workspace/qin-cluster/pruebas/estadisticas/corrida-20120802000741.ods'#$acumulado.A75]" office:value-type="float" office:value="0">
            <text:p>0</text:p>
          </table:table-cell>
          <table:table-cell table:formula="of:=['file:///home/diego/workspace/qin-cluster/pruebas/estadisticas/corrida-20120802000741.ods'#$acumulado.C75]" office:value-type="float" office:value="0">
            <text:p>0</text:p>
          </table:table-cell>
          <table:table-cell table:formula="of:=['file:///home/diego/workspace/qin-cluster/pruebas/estadisticas/corrida-20120802000741.ods'#$acumulado.D75]" office:value-type="float" office:value="0">
            <text:p>0</text:p>
          </table:table-cell>
          <table:table-cell table:formula="of:=['file:///home/diego/workspace/qin-cluster/pruebas/estadisticas/corrida-20120802000741.ods'#$acumulado.E75]" office:value-type="float" office:value="0">
            <text:p>0</text:p>
          </table:table-cell>
          <table:table-cell table:formula="of:=['file:///home/diego/workspace/qin-cluster/pruebas/estadisticas/corrida-20120802000741.ods'#$acumulado.F75]" office:value-type="float" office:value="0">
            <text:p>0</text:p>
          </table:table-cell>
          <table:table-cell table:formula="of:=['file:///home/diego/workspace/qin-cluster/pruebas/estadisticas/corrida-20120802000741.ods'#$acumulado.G75]" office:value-type="float" office:value="0">
            <text:p>0</text:p>
          </table:table-cell>
          <table:table-cell table:formula="of:=[.L75]*100/[.$S$2]" office:value-type="float" office:value="0">
            <text:p>0,00</text:p>
          </table:table-cell>
          <table:table-cell table:formula="of:=[.I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['file:///home/diego/workspace/qin-cluster/pruebas/estadisticas/corrida-20120802000741.ods'#$secuencia.B76]" office:value-type="float" office:value="0">
            <text:p>0</text:p>
          </table:table-cell>
          <table:table-cell table:formula="of:=['file:///home/diego/workspace/qin-cluster/pruebas/estadisticas/corrida-20120802000741.ods'#$secuencia.C76]" office:value-type="float" office:value="0">
            <text:p>0,00</text:p>
          </table:table-cell>
          <table:table-cell table:formula="of:=[.C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]" office:value-type="float" office:value="0">
            <text:p>0</text:p>
          </table:table-cell>
          <table:table-cell table:formula="of:=['file:///home/diego/workspace/qin-cluster/pruebas/estadisticas/corrida-20120802000741.ods'#$acumulado.A76]" office:value-type="float" office:value="0">
            <text:p>0</text:p>
          </table:table-cell>
          <table:table-cell table:formula="of:=['file:///home/diego/workspace/qin-cluster/pruebas/estadisticas/corrida-20120802000741.ods'#$acumulado.C76]" office:value-type="float" office:value="0">
            <text:p>0</text:p>
          </table:table-cell>
          <table:table-cell table:formula="of:=['file:///home/diego/workspace/qin-cluster/pruebas/estadisticas/corrida-20120802000741.ods'#$acumulado.D76]" office:value-type="float" office:value="0">
            <text:p>0</text:p>
          </table:table-cell>
          <table:table-cell table:formula="of:=['file:///home/diego/workspace/qin-cluster/pruebas/estadisticas/corrida-20120802000741.ods'#$acumulado.E76]" office:value-type="float" office:value="0">
            <text:p>0</text:p>
          </table:table-cell>
          <table:table-cell table:formula="of:=['file:///home/diego/workspace/qin-cluster/pruebas/estadisticas/corrida-20120802000741.ods'#$acumulado.F76]" office:value-type="float" office:value="0">
            <text:p>0</text:p>
          </table:table-cell>
          <table:table-cell table:formula="of:=['file:///home/diego/workspace/qin-cluster/pruebas/estadisticas/corrida-20120802000741.ods'#$acumulado.G76]" office:value-type="float" office:value="0">
            <text:p>0</text:p>
          </table:table-cell>
          <table:table-cell table:formula="of:=[.L76]*100/[.$S$2]" office:value-type="float" office:value="0">
            <text:p>0,00</text:p>
          </table:table-cell>
          <table:table-cell table:formula="of:=[.I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]"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['file:///home/diego/workspace/qin-cluster/pruebas/estadisticas/corrida-20120802000741.ods'#$secuencia.B77]" office:value-type="float" office:value="0">
            <text:p>0</text:p>
          </table:table-cell>
          <table:table-cell table:formula="of:=['file:///home/diego/workspace/qin-cluster/pruebas/estadisticas/corrida-20120802000741.ods'#$secuencia.C77]" office:value-type="float" office:value="0">
            <text:p>0,00</text:p>
          </table:table-cell>
          <table:table-cell table:formula="of:=[.C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]" office:value-type="float" office:value="0">
            <text:p>0</text:p>
          </table:table-cell>
          <table:table-cell table:formula="of:=['file:///home/diego/workspace/qin-cluster/pruebas/estadisticas/corrida-20120802000741.ods'#$acumulado.A77]" office:value-type="float" office:value="0">
            <text:p>0</text:p>
          </table:table-cell>
          <table:table-cell table:formula="of:=['file:///home/diego/workspace/qin-cluster/pruebas/estadisticas/corrida-20120802000741.ods'#$acumulado.C77]" office:value-type="float" office:value="0">
            <text:p>0</text:p>
          </table:table-cell>
          <table:table-cell table:formula="of:=['file:///home/diego/workspace/qin-cluster/pruebas/estadisticas/corrida-20120802000741.ods'#$acumulado.D77]" office:value-type="float" office:value="0">
            <text:p>0</text:p>
          </table:table-cell>
          <table:table-cell table:formula="of:=['file:///home/diego/workspace/qin-cluster/pruebas/estadisticas/corrida-20120802000741.ods'#$acumulado.E77]" office:value-type="float" office:value="0">
            <text:p>0</text:p>
          </table:table-cell>
          <table:table-cell table:formula="of:=['file:///home/diego/workspace/qin-cluster/pruebas/estadisticas/corrida-20120802000741.ods'#$acumulado.F77]" office:value-type="float" office:value="0">
            <text:p>0</text:p>
          </table:table-cell>
          <table:table-cell table:formula="of:=['file:///home/diego/workspace/qin-cluster/pruebas/estadisticas/corrida-20120802000741.ods'#$acumulado.G77]" office:value-type="float" office:value="0">
            <text:p>0</text:p>
          </table:table-cell>
          <table:table-cell table:formula="of:=[.L77]*100/[.$S$2]" office:value-type="float" office:value="0">
            <text:p>0,00</text:p>
          </table:table-cell>
          <table:table-cell table:formula="of:=[.I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]"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'file:///home/diego/workspace/qin-cluster/pruebas/estadisticas/corrida-20120802000741.ods'#$secuencia.B78]" office:value-type="float" office:value="0">
            <text:p>0</text:p>
          </table:table-cell>
          <table:table-cell table:formula="of:=['file:///home/diego/workspace/qin-cluster/pruebas/estadisticas/corrida-20120802000741.ods'#$secuencia.C78]" office:value-type="float" office:value="0">
            <text:p>0,00</text:p>
          </table:table-cell>
          <table:table-cell table:formula="of:=[.C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]" office:value-type="float" office:value="0">
            <text:p>0</text:p>
          </table:table-cell>
          <table:table-cell table:formula="of:=['file:///home/diego/workspace/qin-cluster/pruebas/estadisticas/corrida-20120802000741.ods'#$acumulado.A78]" office:value-type="float" office:value="0">
            <text:p>0</text:p>
          </table:table-cell>
          <table:table-cell table:formula="of:=['file:///home/diego/workspace/qin-cluster/pruebas/estadisticas/corrida-20120802000741.ods'#$acumulado.C78]" office:value-type="float" office:value="0">
            <text:p>0</text:p>
          </table:table-cell>
          <table:table-cell table:formula="of:=['file:///home/diego/workspace/qin-cluster/pruebas/estadisticas/corrida-20120802000741.ods'#$acumulado.D78]" office:value-type="float" office:value="0">
            <text:p>0</text:p>
          </table:table-cell>
          <table:table-cell table:formula="of:=['file:///home/diego/workspace/qin-cluster/pruebas/estadisticas/corrida-20120802000741.ods'#$acumulado.E78]" office:value-type="float" office:value="0">
            <text:p>0</text:p>
          </table:table-cell>
          <table:table-cell table:formula="of:=['file:///home/diego/workspace/qin-cluster/pruebas/estadisticas/corrida-20120802000741.ods'#$acumulado.F78]" office:value-type="float" office:value="0">
            <text:p>0</text:p>
          </table:table-cell>
          <table:table-cell table:formula="of:=['file:///home/diego/workspace/qin-cluster/pruebas/estadisticas/corrida-20120802000741.ods'#$acumulado.G78]" office:value-type="float" office:value="0">
            <text:p>0</text:p>
          </table:table-cell>
          <table:table-cell table:formula="of:=[.L78]*100/[.$S$2]" office:value-type="float" office:value="0">
            <text:p>0,00</text:p>
          </table:table-cell>
          <table:table-cell table:formula="of:=[.I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]"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['file:///home/diego/workspace/qin-cluster/pruebas/estadisticas/corrida-20120802000741.ods'#$secuencia.B79]" office:value-type="float" office:value="0">
            <text:p>0</text:p>
          </table:table-cell>
          <table:table-cell table:formula="of:=['file:///home/diego/workspace/qin-cluster/pruebas/estadisticas/corrida-20120802000741.ods'#$secuencia.C79]" office:value-type="float" office:value="0">
            <text:p>0,00</text:p>
          </table:table-cell>
          <table:table-cell table:formula="of:=[.C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]" office:value-type="float" office:value="0">
            <text:p>0</text:p>
          </table:table-cell>
          <table:table-cell table:formula="of:=['file:///home/diego/workspace/qin-cluster/pruebas/estadisticas/corrida-20120802000741.ods'#$acumulado.A79]" office:value-type="float" office:value="0">
            <text:p>0</text:p>
          </table:table-cell>
          <table:table-cell table:formula="of:=['file:///home/diego/workspace/qin-cluster/pruebas/estadisticas/corrida-20120802000741.ods'#$acumulado.C79]" office:value-type="float" office:value="0">
            <text:p>0</text:p>
          </table:table-cell>
          <table:table-cell table:formula="of:=['file:///home/diego/workspace/qin-cluster/pruebas/estadisticas/corrida-20120802000741.ods'#$acumulado.D79]" office:value-type="float" office:value="0">
            <text:p>0</text:p>
          </table:table-cell>
          <table:table-cell table:formula="of:=['file:///home/diego/workspace/qin-cluster/pruebas/estadisticas/corrida-20120802000741.ods'#$acumulado.E79]" office:value-type="float" office:value="0">
            <text:p>0</text:p>
          </table:table-cell>
          <table:table-cell table:formula="of:=['file:///home/diego/workspace/qin-cluster/pruebas/estadisticas/corrida-20120802000741.ods'#$acumulado.F79]" office:value-type="float" office:value="0">
            <text:p>0</text:p>
          </table:table-cell>
          <table:table-cell table:formula="of:=['file:///home/diego/workspace/qin-cluster/pruebas/estadisticas/corrida-20120802000741.ods'#$acumulado.G79]" office:value-type="float" office:value="0">
            <text:p>0</text:p>
          </table:table-cell>
          <table:table-cell table:formula="of:=[.L79]*100/[.$S$2]" office:value-type="float" office:value="0">
            <text:p>0,00</text:p>
          </table:table-cell>
          <table:table-cell table:formula="of:=[.I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]" office:value-type="float" office:value="0">
            <text:p>0</text:p>
          </table:table-cell>
          <table:table-cell office:value-type="float" office:value="79">
            <text:p>79</text:p>
          </table:table-cell>
          <table:table-cell table:formula="of:=['file:///home/diego/workspace/qin-cluster/pruebas/estadisticas/corrida-20120802000741.ods'#$secuencia.B80]" office:value-type="float" office:value="0">
            <text:p>0</text:p>
          </table:table-cell>
          <table:table-cell table:formula="of:=['file:///home/diego/workspace/qin-cluster/pruebas/estadisticas/corrida-20120802000741.ods'#$secuencia.C80]" office:value-type="float" office:value="0">
            <text:p>0,00</text:p>
          </table:table-cell>
          <table:table-cell table:formula="of:=[.C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]" office:value-type="float" office:value="0">
            <text:p>0</text:p>
          </table:table-cell>
          <table:table-cell table:formula="of:=['file:///home/diego/workspace/qin-cluster/pruebas/estadisticas/corrida-20120802000741.ods'#$acumulado.A80]" office:value-type="float" office:value="0">
            <text:p>0</text:p>
          </table:table-cell>
          <table:table-cell table:formula="of:=['file:///home/diego/workspace/qin-cluster/pruebas/estadisticas/corrida-20120802000741.ods'#$acumulado.C80]" office:value-type="float" office:value="0">
            <text:p>0</text:p>
          </table:table-cell>
          <table:table-cell table:formula="of:=['file:///home/diego/workspace/qin-cluster/pruebas/estadisticas/corrida-20120802000741.ods'#$acumulado.D80]" office:value-type="float" office:value="0">
            <text:p>0</text:p>
          </table:table-cell>
          <table:table-cell table:formula="of:=['file:///home/diego/workspace/qin-cluster/pruebas/estadisticas/corrida-20120802000741.ods'#$acumulado.E80]" office:value-type="float" office:value="0">
            <text:p>0</text:p>
          </table:table-cell>
          <table:table-cell table:formula="of:=['file:///home/diego/workspace/qin-cluster/pruebas/estadisticas/corrida-20120802000741.ods'#$acumulado.F80]" office:value-type="float" office:value="0">
            <text:p>0</text:p>
          </table:table-cell>
          <table:table-cell table:formula="of:=['file:///home/diego/workspace/qin-cluster/pruebas/estadisticas/corrida-20120802000741.ods'#$acumulado.G80]" office:value-type="float" office:value="0">
            <text:p>0</text:p>
          </table:table-cell>
          <table:table-cell table:formula="of:=[.L80]*100/[.$S$2]" office:value-type="float" office:value="0">
            <text:p>0,00</text:p>
          </table:table-cell>
          <table:table-cell table:formula="of:=[.I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['file:///home/diego/workspace/qin-cluster/pruebas/estadisticas/corrida-20120802000741.ods'#$secuencia.B81]" office:value-type="float" office:value="0">
            <text:p>0</text:p>
          </table:table-cell>
          <table:table-cell table:formula="of:=['file:///home/diego/workspace/qin-cluster/pruebas/estadisticas/corrida-20120802000741.ods'#$secuencia.C81]" office:value-type="float" office:value="0">
            <text:p>0,00</text:p>
          </table:table-cell>
          <table:table-cell table:formula="of:=[.C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]" office:value-type="float" office:value="0">
            <text:p>0</text:p>
          </table:table-cell>
          <table:table-cell table:formula="of:=['file:///home/diego/workspace/qin-cluster/pruebas/estadisticas/corrida-20120802000741.ods'#$acumulado.A81]" office:value-type="float" office:value="0">
            <text:p>0</text:p>
          </table:table-cell>
          <table:table-cell table:formula="of:=['file:///home/diego/workspace/qin-cluster/pruebas/estadisticas/corrida-20120802000741.ods'#$acumulado.C81]" office:value-type="float" office:value="0">
            <text:p>0</text:p>
          </table:table-cell>
          <table:table-cell table:formula="of:=['file:///home/diego/workspace/qin-cluster/pruebas/estadisticas/corrida-20120802000741.ods'#$acumulado.D81]" office:value-type="float" office:value="0">
            <text:p>0</text:p>
          </table:table-cell>
          <table:table-cell table:formula="of:=['file:///home/diego/workspace/qin-cluster/pruebas/estadisticas/corrida-20120802000741.ods'#$acumulado.E81]" office:value-type="float" office:value="0">
            <text:p>0</text:p>
          </table:table-cell>
          <table:table-cell table:formula="of:=['file:///home/diego/workspace/qin-cluster/pruebas/estadisticas/corrida-20120802000741.ods'#$acumulado.F81]" office:value-type="float" office:value="0">
            <text:p>0</text:p>
          </table:table-cell>
          <table:table-cell table:formula="of:=['file:///home/diego/workspace/qin-cluster/pruebas/estadisticas/corrida-20120802000741.ods'#$acumulado.G81]" office:value-type="float" office:value="0">
            <text:p>0</text:p>
          </table:table-cell>
          <table:table-cell table:formula="of:=[.L81]*100/[.$S$2]" office:value-type="float" office:value="0">
            <text:p>0,00</text:p>
          </table:table-cell>
          <table:table-cell table:formula="of:=[.I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'file:///home/diego/workspace/qin-cluster/pruebas/estadisticas/corrida-20120802000741.ods'#$secuencia.B82]" office:value-type="float" office:value="0">
            <text:p>0</text:p>
          </table:table-cell>
          <table:table-cell table:formula="of:=['file:///home/diego/workspace/qin-cluster/pruebas/estadisticas/corrida-20120802000741.ods'#$secuencia.C82]" office:value-type="float" office:value="0">
            <text:p>0,00</text:p>
          </table:table-cell>
          <table:table-cell table:formula="of:=[.C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]" office:value-type="float" office:value="0">
            <text:p>0</text:p>
          </table:table-cell>
          <table:table-cell table:formula="of:=['file:///home/diego/workspace/qin-cluster/pruebas/estadisticas/corrida-20120802000741.ods'#$acumulado.A82]" office:value-type="float" office:value="0">
            <text:p>0</text:p>
          </table:table-cell>
          <table:table-cell table:formula="of:=['file:///home/diego/workspace/qin-cluster/pruebas/estadisticas/corrida-20120802000741.ods'#$acumulado.C82]" office:value-type="float" office:value="0">
            <text:p>0</text:p>
          </table:table-cell>
          <table:table-cell table:formula="of:=['file:///home/diego/workspace/qin-cluster/pruebas/estadisticas/corrida-20120802000741.ods'#$acumulado.D82]" office:value-type="float" office:value="0">
            <text:p>0</text:p>
          </table:table-cell>
          <table:table-cell table:formula="of:=['file:///home/diego/workspace/qin-cluster/pruebas/estadisticas/corrida-20120802000741.ods'#$acumulado.E82]" office:value-type="float" office:value="0">
            <text:p>0</text:p>
          </table:table-cell>
          <table:table-cell table:formula="of:=['file:///home/diego/workspace/qin-cluster/pruebas/estadisticas/corrida-20120802000741.ods'#$acumulado.F82]" office:value-type="float" office:value="0">
            <text:p>0</text:p>
          </table:table-cell>
          <table:table-cell table:formula="of:=['file:///home/diego/workspace/qin-cluster/pruebas/estadisticas/corrida-20120802000741.ods'#$acumulado.G82]" office:value-type="float" office:value="0">
            <text:p>0</text:p>
          </table:table-cell>
          <table:table-cell table:formula="of:=[.L82]*100/[.$S$2]" office:value-type="float" office:value="0">
            <text:p>0,00</text:p>
          </table:table-cell>
          <table:table-cell table:formula="of:=[.I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]"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['file:///home/diego/workspace/qin-cluster/pruebas/estadisticas/corrida-20120802000741.ods'#$secuencia.B83]" office:value-type="float" office:value="0">
            <text:p>0</text:p>
          </table:table-cell>
          <table:table-cell table:formula="of:=['file:///home/diego/workspace/qin-cluster/pruebas/estadisticas/corrida-20120802000741.ods'#$secuencia.C83]" office:value-type="float" office:value="0">
            <text:p>0,00</text:p>
          </table:table-cell>
          <table:table-cell table:formula="of:=[.C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]" office:value-type="float" office:value="0">
            <text:p>0</text:p>
          </table:table-cell>
          <table:table-cell table:formula="of:=['file:///home/diego/workspace/qin-cluster/pruebas/estadisticas/corrida-20120802000741.ods'#$acumulado.A83]" office:value-type="float" office:value="0">
            <text:p>0</text:p>
          </table:table-cell>
          <table:table-cell table:formula="of:=['file:///home/diego/workspace/qin-cluster/pruebas/estadisticas/corrida-20120802000741.ods'#$acumulado.C83]" office:value-type="float" office:value="0">
            <text:p>0</text:p>
          </table:table-cell>
          <table:table-cell table:formula="of:=['file:///home/diego/workspace/qin-cluster/pruebas/estadisticas/corrida-20120802000741.ods'#$acumulado.D83]" office:value-type="float" office:value="0">
            <text:p>0</text:p>
          </table:table-cell>
          <table:table-cell table:formula="of:=['file:///home/diego/workspace/qin-cluster/pruebas/estadisticas/corrida-20120802000741.ods'#$acumulado.E83]" office:value-type="float" office:value="0">
            <text:p>0</text:p>
          </table:table-cell>
          <table:table-cell table:formula="of:=['file:///home/diego/workspace/qin-cluster/pruebas/estadisticas/corrida-20120802000741.ods'#$acumulado.F83]" office:value-type="float" office:value="0">
            <text:p>0</text:p>
          </table:table-cell>
          <table:table-cell table:formula="of:=['file:///home/diego/workspace/qin-cluster/pruebas/estadisticas/corrida-20120802000741.ods'#$acumulado.G83]" office:value-type="float" office:value="0">
            <text:p>0</text:p>
          </table:table-cell>
          <table:table-cell table:formula="of:=[.L83]*100/[.$S$2]" office:value-type="float" office:value="0">
            <text:p>0,00</text:p>
          </table:table-cell>
          <table:table-cell table:formula="of:=[.I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]"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['file:///home/diego/workspace/qin-cluster/pruebas/estadisticas/corrida-20120802000741.ods'#$secuencia.B84]" office:value-type="float" office:value="0">
            <text:p>0</text:p>
          </table:table-cell>
          <table:table-cell table:formula="of:=['file:///home/diego/workspace/qin-cluster/pruebas/estadisticas/corrida-20120802000741.ods'#$secuencia.C84]" office:value-type="float" office:value="0">
            <text:p>0,00</text:p>
          </table:table-cell>
          <table:table-cell table:formula="of:=[.C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]" office:value-type="float" office:value="0">
            <text:p>0</text:p>
          </table:table-cell>
          <table:table-cell table:formula="of:=['file:///home/diego/workspace/qin-cluster/pruebas/estadisticas/corrida-20120802000741.ods'#$acumulado.A84]" office:value-type="float" office:value="0">
            <text:p>0</text:p>
          </table:table-cell>
          <table:table-cell table:formula="of:=['file:///home/diego/workspace/qin-cluster/pruebas/estadisticas/corrida-20120802000741.ods'#$acumulado.C84]" office:value-type="float" office:value="0">
            <text:p>0</text:p>
          </table:table-cell>
          <table:table-cell table:formula="of:=['file:///home/diego/workspace/qin-cluster/pruebas/estadisticas/corrida-20120802000741.ods'#$acumulado.D84]" office:value-type="float" office:value="0">
            <text:p>0</text:p>
          </table:table-cell>
          <table:table-cell table:formula="of:=['file:///home/diego/workspace/qin-cluster/pruebas/estadisticas/corrida-20120802000741.ods'#$acumulado.E84]" office:value-type="float" office:value="0">
            <text:p>0</text:p>
          </table:table-cell>
          <table:table-cell table:formula="of:=['file:///home/diego/workspace/qin-cluster/pruebas/estadisticas/corrida-20120802000741.ods'#$acumulado.F84]" office:value-type="float" office:value="0">
            <text:p>0</text:p>
          </table:table-cell>
          <table:table-cell table:formula="of:=['file:///home/diego/workspace/qin-cluster/pruebas/estadisticas/corrida-20120802000741.ods'#$acumulado.G84]" office:value-type="float" office:value="0">
            <text:p>0</text:p>
          </table:table-cell>
          <table:table-cell table:formula="of:=[.L84]*100/[.$S$2]" office:value-type="float" office:value="0">
            <text:p>0,00</text:p>
          </table:table-cell>
          <table:table-cell table:formula="of:=[.I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]"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['file:///home/diego/workspace/qin-cluster/pruebas/estadisticas/corrida-20120802000741.ods'#$secuencia.B85]" office:value-type="float" office:value="0">
            <text:p>0</text:p>
          </table:table-cell>
          <table:table-cell table:formula="of:=['file:///home/diego/workspace/qin-cluster/pruebas/estadisticas/corrida-20120802000741.ods'#$secuencia.C85]" office:value-type="float" office:value="0">
            <text:p>0,00</text:p>
          </table:table-cell>
          <table:table-cell table:formula="of:=[.C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]" office:value-type="float" office:value="0">
            <text:p>0</text:p>
          </table:table-cell>
          <table:table-cell table:formula="of:=['file:///home/diego/workspace/qin-cluster/pruebas/estadisticas/corrida-20120802000741.ods'#$acumulado.A85]" office:value-type="float" office:value="0">
            <text:p>0</text:p>
          </table:table-cell>
          <table:table-cell table:formula="of:=['file:///home/diego/workspace/qin-cluster/pruebas/estadisticas/corrida-20120802000741.ods'#$acumulado.C85]" office:value-type="float" office:value="0">
            <text:p>0</text:p>
          </table:table-cell>
          <table:table-cell table:formula="of:=['file:///home/diego/workspace/qin-cluster/pruebas/estadisticas/corrida-20120802000741.ods'#$acumulado.D85]" office:value-type="float" office:value="0">
            <text:p>0</text:p>
          </table:table-cell>
          <table:table-cell table:formula="of:=['file:///home/diego/workspace/qin-cluster/pruebas/estadisticas/corrida-20120802000741.ods'#$acumulado.E85]" office:value-type="float" office:value="0">
            <text:p>0</text:p>
          </table:table-cell>
          <table:table-cell table:formula="of:=['file:///home/diego/workspace/qin-cluster/pruebas/estadisticas/corrida-20120802000741.ods'#$acumulado.F85]" office:value-type="float" office:value="0">
            <text:p>0</text:p>
          </table:table-cell>
          <table:table-cell table:formula="of:=['file:///home/diego/workspace/qin-cluster/pruebas/estadisticas/corrida-20120802000741.ods'#$acumulado.G85]" office:value-type="float" office:value="0">
            <text:p>0</text:p>
          </table:table-cell>
          <table:table-cell table:formula="of:=[.L85]*100/[.$S$2]" office:value-type="float" office:value="0">
            <text:p>0,00</text:p>
          </table:table-cell>
          <table:table-cell table:formula="of:=[.I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['file:///home/diego/workspace/qin-cluster/pruebas/estadisticas/corrida-20120802000741.ods'#$secuencia.B86]" office:value-type="float" office:value="0">
            <text:p>0</text:p>
          </table:table-cell>
          <table:table-cell table:formula="of:=['file:///home/diego/workspace/qin-cluster/pruebas/estadisticas/corrida-20120802000741.ods'#$secuencia.C86]" office:value-type="float" office:value="0">
            <text:p>0,00</text:p>
          </table:table-cell>
          <table:table-cell table:formula="of:=[.C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]" office:value-type="float" office:value="0">
            <text:p>0</text:p>
          </table:table-cell>
          <table:table-cell table:formula="of:=['file:///home/diego/workspace/qin-cluster/pruebas/estadisticas/corrida-20120802000741.ods'#$acumulado.A86]" office:value-type="float" office:value="0">
            <text:p>0</text:p>
          </table:table-cell>
          <table:table-cell table:formula="of:=['file:///home/diego/workspace/qin-cluster/pruebas/estadisticas/corrida-20120802000741.ods'#$acumulado.C86]" office:value-type="float" office:value="0">
            <text:p>0</text:p>
          </table:table-cell>
          <table:table-cell table:formula="of:=['file:///home/diego/workspace/qin-cluster/pruebas/estadisticas/corrida-20120802000741.ods'#$acumulado.D86]" office:value-type="float" office:value="0">
            <text:p>0</text:p>
          </table:table-cell>
          <table:table-cell table:formula="of:=['file:///home/diego/workspace/qin-cluster/pruebas/estadisticas/corrida-20120802000741.ods'#$acumulado.E86]" office:value-type="float" office:value="0">
            <text:p>0</text:p>
          </table:table-cell>
          <table:table-cell table:formula="of:=['file:///home/diego/workspace/qin-cluster/pruebas/estadisticas/corrida-20120802000741.ods'#$acumulado.F86]" office:value-type="float" office:value="0">
            <text:p>0</text:p>
          </table:table-cell>
          <table:table-cell table:formula="of:=['file:///home/diego/workspace/qin-cluster/pruebas/estadisticas/corrida-20120802000741.ods'#$acumulado.G86]" office:value-type="float" office:value="0">
            <text:p>0</text:p>
          </table:table-cell>
          <table:table-cell table:formula="of:=[.L86]*100/[.$S$2]" office:value-type="float" office:value="0">
            <text:p>0,00</text:p>
          </table:table-cell>
          <table:table-cell table:formula="of:=[.I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]"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['file:///home/diego/workspace/qin-cluster/pruebas/estadisticas/corrida-20120802000741.ods'#$secuencia.B87]" office:value-type="float" office:value="0">
            <text:p>0</text:p>
          </table:table-cell>
          <table:table-cell table:formula="of:=['file:///home/diego/workspace/qin-cluster/pruebas/estadisticas/corrida-20120802000741.ods'#$secuencia.C87]" office:value-type="float" office:value="0">
            <text:p>0,00</text:p>
          </table:table-cell>
          <table:table-cell table:formula="of:=[.C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]" office:value-type="float" office:value="0">
            <text:p>0</text:p>
          </table:table-cell>
          <table:table-cell table:formula="of:=['file:///home/diego/workspace/qin-cluster/pruebas/estadisticas/corrida-20120802000741.ods'#$acumulado.A87]" office:value-type="float" office:value="0">
            <text:p>0</text:p>
          </table:table-cell>
          <table:table-cell table:formula="of:=['file:///home/diego/workspace/qin-cluster/pruebas/estadisticas/corrida-20120802000741.ods'#$acumulado.C87]" office:value-type="float" office:value="0">
            <text:p>0</text:p>
          </table:table-cell>
          <table:table-cell table:formula="of:=['file:///home/diego/workspace/qin-cluster/pruebas/estadisticas/corrida-20120802000741.ods'#$acumulado.D87]" office:value-type="float" office:value="0">
            <text:p>0</text:p>
          </table:table-cell>
          <table:table-cell table:formula="of:=['file:///home/diego/workspace/qin-cluster/pruebas/estadisticas/corrida-20120802000741.ods'#$acumulado.E87]" office:value-type="float" office:value="0">
            <text:p>0</text:p>
          </table:table-cell>
          <table:table-cell table:formula="of:=['file:///home/diego/workspace/qin-cluster/pruebas/estadisticas/corrida-20120802000741.ods'#$acumulado.F87]" office:value-type="float" office:value="0">
            <text:p>0</text:p>
          </table:table-cell>
          <table:table-cell table:formula="of:=['file:///home/diego/workspace/qin-cluster/pruebas/estadisticas/corrida-20120802000741.ods'#$acumulado.G87]" office:value-type="float" office:value="0">
            <text:p>0</text:p>
          </table:table-cell>
          <table:table-cell table:formula="of:=[.L87]*100/[.$S$2]" office:value-type="float" office:value="0">
            <text:p>0,00</text:p>
          </table:table-cell>
          <table:table-cell table:formula="of:=[.I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]"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['file:///home/diego/workspace/qin-cluster/pruebas/estadisticas/corrida-20120802000741.ods'#$secuencia.B88]" office:value-type="float" office:value="0">
            <text:p>0</text:p>
          </table:table-cell>
          <table:table-cell table:formula="of:=['file:///home/diego/workspace/qin-cluster/pruebas/estadisticas/corrida-20120802000741.ods'#$secuencia.C88]" office:value-type="float" office:value="0">
            <text:p>0,00</text:p>
          </table:table-cell>
          <table:table-cell table:formula="of:=[.C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]" office:value-type="float" office:value="0">
            <text:p>0</text:p>
          </table:table-cell>
          <table:table-cell table:formula="of:=['file:///home/diego/workspace/qin-cluster/pruebas/estadisticas/corrida-20120802000741.ods'#$acumulado.A88]" office:value-type="float" office:value="0">
            <text:p>0</text:p>
          </table:table-cell>
          <table:table-cell table:formula="of:=['file:///home/diego/workspace/qin-cluster/pruebas/estadisticas/corrida-20120802000741.ods'#$acumulado.C88]" office:value-type="float" office:value="0">
            <text:p>0</text:p>
          </table:table-cell>
          <table:table-cell table:formula="of:=['file:///home/diego/workspace/qin-cluster/pruebas/estadisticas/corrida-20120802000741.ods'#$acumulado.D88]" office:value-type="float" office:value="0">
            <text:p>0</text:p>
          </table:table-cell>
          <table:table-cell table:formula="of:=['file:///home/diego/workspace/qin-cluster/pruebas/estadisticas/corrida-20120802000741.ods'#$acumulado.E88]" office:value-type="float" office:value="0">
            <text:p>0</text:p>
          </table:table-cell>
          <table:table-cell table:formula="of:=['file:///home/diego/workspace/qin-cluster/pruebas/estadisticas/corrida-20120802000741.ods'#$acumulado.F88]" office:value-type="float" office:value="0">
            <text:p>0</text:p>
          </table:table-cell>
          <table:table-cell table:formula="of:=['file:///home/diego/workspace/qin-cluster/pruebas/estadisticas/corrida-20120802000741.ods'#$acumulado.G88]" office:value-type="float" office:value="0">
            <text:p>0</text:p>
          </table:table-cell>
          <table:table-cell table:formula="of:=[.L88]*100/[.$S$2]" office:value-type="float" office:value="0">
            <text:p>0,00</text:p>
          </table:table-cell>
          <table:table-cell table:formula="of:=[.I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]" office:value-type="float" office:value="0">
            <text:p>0</text:p>
          </table:table-cell>
          <table:table-cell office:value-type="float" office:value="88">
            <text:p>88</text:p>
          </table:table-cell>
          <table:table-cell table:formula="of:=['file:///home/diego/workspace/qin-cluster/pruebas/estadisticas/corrida-20120802000741.ods'#$secuencia.B89]" office:value-type="float" office:value="0">
            <text:p>0</text:p>
          </table:table-cell>
          <table:table-cell table:formula="of:=['file:///home/diego/workspace/qin-cluster/pruebas/estadisticas/corrida-20120802000741.ods'#$secuencia.C89]" office:value-type="float" office:value="0">
            <text:p>0,00</text:p>
          </table:table-cell>
          <table:table-cell table:formula="of:=[.C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]" office:value-type="float" office:value="0">
            <text:p>0</text:p>
          </table:table-cell>
          <table:table-cell table:formula="of:=['file:///home/diego/workspace/qin-cluster/pruebas/estadisticas/corrida-20120802000741.ods'#$acumulado.A89]" office:value-type="float" office:value="0">
            <text:p>0</text:p>
          </table:table-cell>
          <table:table-cell table:formula="of:=['file:///home/diego/workspace/qin-cluster/pruebas/estadisticas/corrida-20120802000741.ods'#$acumulado.C89]" office:value-type="float" office:value="0">
            <text:p>0</text:p>
          </table:table-cell>
          <table:table-cell table:formula="of:=['file:///home/diego/workspace/qin-cluster/pruebas/estadisticas/corrida-20120802000741.ods'#$acumulado.D89]" office:value-type="float" office:value="0">
            <text:p>0</text:p>
          </table:table-cell>
          <table:table-cell table:formula="of:=['file:///home/diego/workspace/qin-cluster/pruebas/estadisticas/corrida-20120802000741.ods'#$acumulado.E89]" office:value-type="float" office:value="0">
            <text:p>0</text:p>
          </table:table-cell>
          <table:table-cell table:formula="of:=['file:///home/diego/workspace/qin-cluster/pruebas/estadisticas/corrida-20120802000741.ods'#$acumulado.F89]" office:value-type="float" office:value="0">
            <text:p>0</text:p>
          </table:table-cell>
          <table:table-cell table:formula="of:=['file:///home/diego/workspace/qin-cluster/pruebas/estadisticas/corrida-20120802000741.ods'#$acumulado.G89]" office:value-type="float" office:value="0">
            <text:p>0</text:p>
          </table:table-cell>
          <table:table-cell table:formula="of:=[.L89]*100/[.$S$2]" office:value-type="float" office:value="0">
            <text:p>0,00</text:p>
          </table:table-cell>
          <table:table-cell table:formula="of:=[.I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]"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['file:///home/diego/workspace/qin-cluster/pruebas/estadisticas/corrida-20120802000741.ods'#$secuencia.B90]" office:value-type="float" office:value="0">
            <text:p>0</text:p>
          </table:table-cell>
          <table:table-cell table:formula="of:=['file:///home/diego/workspace/qin-cluster/pruebas/estadisticas/corrida-20120802000741.ods'#$secuencia.C90]" office:value-type="float" office:value="0">
            <text:p>0,00</text:p>
          </table:table-cell>
          <table:table-cell table:formula="of:=[.C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]" office:value-type="float" office:value="0">
            <text:p>0</text:p>
          </table:table-cell>
          <table:table-cell table:formula="of:=['file:///home/diego/workspace/qin-cluster/pruebas/estadisticas/corrida-20120802000741.ods'#$acumulado.A90]" office:value-type="float" office:value="0">
            <text:p>0</text:p>
          </table:table-cell>
          <table:table-cell table:formula="of:=['file:///home/diego/workspace/qin-cluster/pruebas/estadisticas/corrida-20120802000741.ods'#$acumulado.C90]" office:value-type="float" office:value="0">
            <text:p>0</text:p>
          </table:table-cell>
          <table:table-cell table:formula="of:=['file:///home/diego/workspace/qin-cluster/pruebas/estadisticas/corrida-20120802000741.ods'#$acumulado.D90]" office:value-type="float" office:value="0">
            <text:p>0</text:p>
          </table:table-cell>
          <table:table-cell table:formula="of:=['file:///home/diego/workspace/qin-cluster/pruebas/estadisticas/corrida-20120802000741.ods'#$acumulado.E90]" office:value-type="float" office:value="0">
            <text:p>0</text:p>
          </table:table-cell>
          <table:table-cell table:formula="of:=['file:///home/diego/workspace/qin-cluster/pruebas/estadisticas/corrida-20120802000741.ods'#$acumulado.F90]" office:value-type="float" office:value="0">
            <text:p>0</text:p>
          </table:table-cell>
          <table:table-cell table:formula="of:=['file:///home/diego/workspace/qin-cluster/pruebas/estadisticas/corrida-20120802000741.ods'#$acumulado.G90]" office:value-type="float" office:value="0">
            <text:p>0</text:p>
          </table:table-cell>
          <table:table-cell table:formula="of:=[.L90]*100/[.$S$2]" office:value-type="float" office:value="0">
            <text:p>0,00</text:p>
          </table:table-cell>
          <table:table-cell table:formula="of:=[.I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]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['file:///home/diego/workspace/qin-cluster/pruebas/estadisticas/corrida-20120802000741.ods'#$secuencia.B91]" office:value-type="float" office:value="0">
            <text:p>0</text:p>
          </table:table-cell>
          <table:table-cell table:formula="of:=['file:///home/diego/workspace/qin-cluster/pruebas/estadisticas/corrida-20120802000741.ods'#$secuencia.C91]" office:value-type="float" office:value="0">
            <text:p>0,00</text:p>
          </table:table-cell>
          <table:table-cell table:formula="of:=[.C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]" office:value-type="float" office:value="0">
            <text:p>0</text:p>
          </table:table-cell>
          <table:table-cell table:formula="of:=['file:///home/diego/workspace/qin-cluster/pruebas/estadisticas/corrida-20120802000741.ods'#$acumulado.A91]" office:value-type="float" office:value="0">
            <text:p>0</text:p>
          </table:table-cell>
          <table:table-cell table:formula="of:=['file:///home/diego/workspace/qin-cluster/pruebas/estadisticas/corrida-20120802000741.ods'#$acumulado.C91]" office:value-type="float" office:value="0">
            <text:p>0</text:p>
          </table:table-cell>
          <table:table-cell table:formula="of:=['file:///home/diego/workspace/qin-cluster/pruebas/estadisticas/corrida-20120802000741.ods'#$acumulado.D91]" office:value-type="float" office:value="0">
            <text:p>0</text:p>
          </table:table-cell>
          <table:table-cell table:formula="of:=['file:///home/diego/workspace/qin-cluster/pruebas/estadisticas/corrida-20120802000741.ods'#$acumulado.E91]" office:value-type="float" office:value="0">
            <text:p>0</text:p>
          </table:table-cell>
          <table:table-cell table:formula="of:=['file:///home/diego/workspace/qin-cluster/pruebas/estadisticas/corrida-20120802000741.ods'#$acumulado.F91]" office:value-type="float" office:value="0">
            <text:p>0</text:p>
          </table:table-cell>
          <table:table-cell table:formula="of:=['file:///home/diego/workspace/qin-cluster/pruebas/estadisticas/corrida-20120802000741.ods'#$acumulado.G91]" office:value-type="float" office:value="0">
            <text:p>0</text:p>
          </table:table-cell>
          <table:table-cell table:formula="of:=[.L91]*100/[.$S$2]" office:value-type="float" office:value="0">
            <text:p>0,00</text:p>
          </table:table-cell>
          <table:table-cell table:formula="of:=[.I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]" office:value-type="float" office:value="0">
            <text:p>0</text:p>
          </table:table-cell>
          <table:table-cell office:value-type="float" office:value="91">
            <text:p>91</text:p>
          </table:table-cell>
          <table:table-cell table:formula="of:=['file:///home/diego/workspace/qin-cluster/pruebas/estadisticas/corrida-20120802000741.ods'#$secuencia.B92]" office:value-type="float" office:value="0">
            <text:p>0</text:p>
          </table:table-cell>
          <table:table-cell table:formula="of:=['file:///home/diego/workspace/qin-cluster/pruebas/estadisticas/corrida-20120802000741.ods'#$secuencia.C92]" office:value-type="float" office:value="0">
            <text:p>0,00</text:p>
          </table:table-cell>
          <table:table-cell table:formula="of:=[.C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]" office:value-type="float" office:value="0">
            <text:p>0</text:p>
          </table:table-cell>
          <table:table-cell table:formula="of:=['file:///home/diego/workspace/qin-cluster/pruebas/estadisticas/corrida-20120802000741.ods'#$acumulado.A92]" office:value-type="float" office:value="0">
            <text:p>0</text:p>
          </table:table-cell>
          <table:table-cell table:formula="of:=['file:///home/diego/workspace/qin-cluster/pruebas/estadisticas/corrida-20120802000741.ods'#$acumulado.C92]" office:value-type="float" office:value="0">
            <text:p>0</text:p>
          </table:table-cell>
          <table:table-cell table:formula="of:=['file:///home/diego/workspace/qin-cluster/pruebas/estadisticas/corrida-20120802000741.ods'#$acumulado.D92]" office:value-type="float" office:value="0">
            <text:p>0</text:p>
          </table:table-cell>
          <table:table-cell table:formula="of:=['file:///home/diego/workspace/qin-cluster/pruebas/estadisticas/corrida-20120802000741.ods'#$acumulado.E92]" office:value-type="float" office:value="0">
            <text:p>0</text:p>
          </table:table-cell>
          <table:table-cell table:formula="of:=['file:///home/diego/workspace/qin-cluster/pruebas/estadisticas/corrida-20120802000741.ods'#$acumulado.F92]" office:value-type="float" office:value="0">
            <text:p>0</text:p>
          </table:table-cell>
          <table:table-cell table:formula="of:=['file:///home/diego/workspace/qin-cluster/pruebas/estadisticas/corrida-20120802000741.ods'#$acumulado.G92]" office:value-type="float" office:value="0">
            <text:p>0</text:p>
          </table:table-cell>
          <table:table-cell table:formula="of:=[.L92]*100/[.$S$2]" office:value-type="float" office:value="0">
            <text:p>0,00</text:p>
          </table:table-cell>
          <table:table-cell table:formula="of:=[.I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]" office:value-type="float" office:value="0">
            <text:p>0</text:p>
          </table:table-cell>
          <table:table-cell office:value-type="float" office:value="92">
            <text:p>92</text:p>
          </table:table-cell>
          <table:table-cell table:formula="of:=['file:///home/diego/workspace/qin-cluster/pruebas/estadisticas/corrida-20120802000741.ods'#$secuencia.B93]" office:value-type="float" office:value="0">
            <text:p>0</text:p>
          </table:table-cell>
          <table:table-cell table:formula="of:=['file:///home/diego/workspace/qin-cluster/pruebas/estadisticas/corrida-20120802000741.ods'#$secuencia.C93]" office:value-type="float" office:value="0">
            <text:p>0,00</text:p>
          </table:table-cell>
          <table:table-cell table:formula="of:=[.C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]" office:value-type="float" office:value="0">
            <text:p>0</text:p>
          </table:table-cell>
          <table:table-cell table:formula="of:=['file:///home/diego/workspace/qin-cluster/pruebas/estadisticas/corrida-20120802000741.ods'#$acumulado.A93]" office:value-type="float" office:value="0">
            <text:p>0</text:p>
          </table:table-cell>
          <table:table-cell table:formula="of:=['file:///home/diego/workspace/qin-cluster/pruebas/estadisticas/corrida-20120802000741.ods'#$acumulado.C93]" office:value-type="float" office:value="0">
            <text:p>0</text:p>
          </table:table-cell>
          <table:table-cell table:formula="of:=['file:///home/diego/workspace/qin-cluster/pruebas/estadisticas/corrida-20120802000741.ods'#$acumulado.D93]" office:value-type="float" office:value="0">
            <text:p>0</text:p>
          </table:table-cell>
          <table:table-cell table:formula="of:=['file:///home/diego/workspace/qin-cluster/pruebas/estadisticas/corrida-20120802000741.ods'#$acumulado.E93]" office:value-type="float" office:value="0">
            <text:p>0</text:p>
          </table:table-cell>
          <table:table-cell table:formula="of:=['file:///home/diego/workspace/qin-cluster/pruebas/estadisticas/corrida-20120802000741.ods'#$acumulado.F93]" office:value-type="float" office:value="0">
            <text:p>0</text:p>
          </table:table-cell>
          <table:table-cell table:formula="of:=['file:///home/diego/workspace/qin-cluster/pruebas/estadisticas/corrida-20120802000741.ods'#$acumulado.G93]" office:value-type="float" office:value="0">
            <text:p>0</text:p>
          </table:table-cell>
          <table:table-cell table:formula="of:=[.L93]*100/[.$S$2]" office:value-type="float" office:value="0">
            <text:p>0,00</text:p>
          </table:table-cell>
          <table:table-cell table:formula="of:=[.I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]" office:value-type="float" office:value="0">
            <text:p>0</text:p>
          </table:table-cell>
          <table:table-cell office:value-type="float" office:value="93">
            <text:p>93</text:p>
          </table:table-cell>
          <table:table-cell table:formula="of:=['file:///home/diego/workspace/qin-cluster/pruebas/estadisticas/corrida-20120802000741.ods'#$secuencia.B94]" office:value-type="float" office:value="0">
            <text:p>0</text:p>
          </table:table-cell>
          <table:table-cell table:formula="of:=['file:///home/diego/workspace/qin-cluster/pruebas/estadisticas/corrida-20120802000741.ods'#$secuencia.C94]" office:value-type="float" office:value="0">
            <text:p>0,00</text:p>
          </table:table-cell>
          <table:table-cell table:formula="of:=[.C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]" office:value-type="float" office:value="0">
            <text:p>0</text:p>
          </table:table-cell>
          <table:table-cell table:formula="of:=['file:///home/diego/workspace/qin-cluster/pruebas/estadisticas/corrida-20120802000741.ods'#$acumulado.A94]" office:value-type="float" office:value="0">
            <text:p>0</text:p>
          </table:table-cell>
          <table:table-cell table:formula="of:=['file:///home/diego/workspace/qin-cluster/pruebas/estadisticas/corrida-20120802000741.ods'#$acumulado.C94]" office:value-type="float" office:value="0">
            <text:p>0</text:p>
          </table:table-cell>
          <table:table-cell table:formula="of:=['file:///home/diego/workspace/qin-cluster/pruebas/estadisticas/corrida-20120802000741.ods'#$acumulado.D94]" office:value-type="float" office:value="0">
            <text:p>0</text:p>
          </table:table-cell>
          <table:table-cell table:formula="of:=['file:///home/diego/workspace/qin-cluster/pruebas/estadisticas/corrida-20120802000741.ods'#$acumulado.E94]" office:value-type="float" office:value="0">
            <text:p>0</text:p>
          </table:table-cell>
          <table:table-cell table:formula="of:=['file:///home/diego/workspace/qin-cluster/pruebas/estadisticas/corrida-20120802000741.ods'#$acumulado.F94]" office:value-type="float" office:value="0">
            <text:p>0</text:p>
          </table:table-cell>
          <table:table-cell table:formula="of:=['file:///home/diego/workspace/qin-cluster/pruebas/estadisticas/corrida-20120802000741.ods'#$acumulado.G94]" office:value-type="float" office:value="0">
            <text:p>0</text:p>
          </table:table-cell>
          <table:table-cell table:formula="of:=[.L94]*100/[.$S$2]" office:value-type="float" office:value="0">
            <text:p>0,00</text:p>
          </table:table-cell>
          <table:table-cell table:formula="of:=[.I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]" office:value-type="float" office:value="0">
            <text:p>0</text:p>
          </table:table-cell>
          <table:table-cell office:value-type="float" office:value="94">
            <text:p>94</text:p>
          </table:table-cell>
          <table:table-cell table:formula="of:=['file:///home/diego/workspace/qin-cluster/pruebas/estadisticas/corrida-20120802000741.ods'#$secuencia.B95]" office:value-type="float" office:value="0">
            <text:p>0</text:p>
          </table:table-cell>
          <table:table-cell table:formula="of:=['file:///home/diego/workspace/qin-cluster/pruebas/estadisticas/corrida-20120802000741.ods'#$secuencia.C95]" office:value-type="float" office:value="0">
            <text:p>0,00</text:p>
          </table:table-cell>
          <table:table-cell table:formula="of:=[.C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]" office:value-type="float" office:value="0">
            <text:p>0</text:p>
          </table:table-cell>
          <table:table-cell table:formula="of:=['file:///home/diego/workspace/qin-cluster/pruebas/estadisticas/corrida-20120802000741.ods'#$acumulado.A95]" office:value-type="float" office:value="0">
            <text:p>0</text:p>
          </table:table-cell>
          <table:table-cell table:formula="of:=['file:///home/diego/workspace/qin-cluster/pruebas/estadisticas/corrida-20120802000741.ods'#$acumulado.C95]" office:value-type="float" office:value="0">
            <text:p>0</text:p>
          </table:table-cell>
          <table:table-cell table:formula="of:=['file:///home/diego/workspace/qin-cluster/pruebas/estadisticas/corrida-20120802000741.ods'#$acumulado.D95]" office:value-type="float" office:value="0">
            <text:p>0</text:p>
          </table:table-cell>
          <table:table-cell table:formula="of:=['file:///home/diego/workspace/qin-cluster/pruebas/estadisticas/corrida-20120802000741.ods'#$acumulado.E95]" office:value-type="float" office:value="0">
            <text:p>0</text:p>
          </table:table-cell>
          <table:table-cell table:formula="of:=['file:///home/diego/workspace/qin-cluster/pruebas/estadisticas/corrida-20120802000741.ods'#$acumulado.F95]" office:value-type="float" office:value="0">
            <text:p>0</text:p>
          </table:table-cell>
          <table:table-cell table:formula="of:=['file:///home/diego/workspace/qin-cluster/pruebas/estadisticas/corrida-20120802000741.ods'#$acumulado.G95]" office:value-type="float" office:value="0">
            <text:p>0</text:p>
          </table:table-cell>
          <table:table-cell table:formula="of:=[.L95]*100/[.$S$2]" office:value-type="float" office:value="0">
            <text:p>0,00</text:p>
          </table:table-cell>
          <table:table-cell table:formula="of:=[.I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]" office:value-type="float" office:value="0">
            <text:p>0</text:p>
          </table:table-cell>
          <table:table-cell office:value-type="float" office:value="95">
            <text:p>95</text:p>
          </table:table-cell>
          <table:table-cell table:formula="of:=['file:///home/diego/workspace/qin-cluster/pruebas/estadisticas/corrida-20120802000741.ods'#$secuencia.B96]" office:value-type="float" office:value="0">
            <text:p>0</text:p>
          </table:table-cell>
          <table:table-cell table:formula="of:=['file:///home/diego/workspace/qin-cluster/pruebas/estadisticas/corrida-20120802000741.ods'#$secuencia.C96]" office:value-type="float" office:value="0">
            <text:p>0,00</text:p>
          </table:table-cell>
          <table:table-cell table:formula="of:=[.C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]" office:value-type="float" office:value="0">
            <text:p>0</text:p>
          </table:table-cell>
          <table:table-cell table:formula="of:=['file:///home/diego/workspace/qin-cluster/pruebas/estadisticas/corrida-20120802000741.ods'#$acumulado.A96]" office:value-type="float" office:value="0">
            <text:p>0</text:p>
          </table:table-cell>
          <table:table-cell table:formula="of:=['file:///home/diego/workspace/qin-cluster/pruebas/estadisticas/corrida-20120802000741.ods'#$acumulado.C96]" office:value-type="float" office:value="0">
            <text:p>0</text:p>
          </table:table-cell>
          <table:table-cell table:formula="of:=['file:///home/diego/workspace/qin-cluster/pruebas/estadisticas/corrida-20120802000741.ods'#$acumulado.D96]" office:value-type="float" office:value="0">
            <text:p>0</text:p>
          </table:table-cell>
          <table:table-cell table:formula="of:=['file:///home/diego/workspace/qin-cluster/pruebas/estadisticas/corrida-20120802000741.ods'#$acumulado.E96]" office:value-type="float" office:value="0">
            <text:p>0</text:p>
          </table:table-cell>
          <table:table-cell table:formula="of:=['file:///home/diego/workspace/qin-cluster/pruebas/estadisticas/corrida-20120802000741.ods'#$acumulado.F96]" office:value-type="float" office:value="0">
            <text:p>0</text:p>
          </table:table-cell>
          <table:table-cell table:formula="of:=['file:///home/diego/workspace/qin-cluster/pruebas/estadisticas/corrida-20120802000741.ods'#$acumulado.G96]" office:value-type="float" office:value="0">
            <text:p>0</text:p>
          </table:table-cell>
          <table:table-cell table:formula="of:=[.L96]*100/[.$S$2]" office:value-type="float" office:value="0">
            <text:p>0,00</text:p>
          </table:table-cell>
          <table:table-cell table:formula="of:=[.I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]" office:value-type="float" office:value="0">
            <text:p>0</text:p>
          </table:table-cell>
          <table:table-cell office:value-type="float" office:value="96">
            <text:p>96</text:p>
          </table:table-cell>
          <table:table-cell table:formula="of:=['file:///home/diego/workspace/qin-cluster/pruebas/estadisticas/corrida-20120802000741.ods'#$secuencia.B97]" office:value-type="float" office:value="0">
            <text:p>0</text:p>
          </table:table-cell>
          <table:table-cell table:formula="of:=['file:///home/diego/workspace/qin-cluster/pruebas/estadisticas/corrida-20120802000741.ods'#$secuencia.C97]" office:value-type="float" office:value="0">
            <text:p>0,00</text:p>
          </table:table-cell>
          <table:table-cell table:formula="of:=[.C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]" office:value-type="float" office:value="0">
            <text:p>0</text:p>
          </table:table-cell>
          <table:table-cell table:formula="of:=['file:///home/diego/workspace/qin-cluster/pruebas/estadisticas/corrida-20120802000741.ods'#$acumulado.A97]" office:value-type="float" office:value="0">
            <text:p>0</text:p>
          </table:table-cell>
          <table:table-cell table:formula="of:=['file:///home/diego/workspace/qin-cluster/pruebas/estadisticas/corrida-20120802000741.ods'#$acumulado.C97]" office:value-type="float" office:value="0">
            <text:p>0</text:p>
          </table:table-cell>
          <table:table-cell table:formula="of:=['file:///home/diego/workspace/qin-cluster/pruebas/estadisticas/corrida-20120802000741.ods'#$acumulado.D97]" office:value-type="float" office:value="0">
            <text:p>0</text:p>
          </table:table-cell>
          <table:table-cell table:formula="of:=['file:///home/diego/workspace/qin-cluster/pruebas/estadisticas/corrida-20120802000741.ods'#$acumulado.E97]" office:value-type="float" office:value="0">
            <text:p>0</text:p>
          </table:table-cell>
          <table:table-cell table:formula="of:=['file:///home/diego/workspace/qin-cluster/pruebas/estadisticas/corrida-20120802000741.ods'#$acumulado.F97]" office:value-type="float" office:value="0">
            <text:p>0</text:p>
          </table:table-cell>
          <table:table-cell table:formula="of:=['file:///home/diego/workspace/qin-cluster/pruebas/estadisticas/corrida-20120802000741.ods'#$acumulado.G97]" office:value-type="float" office:value="0">
            <text:p>0</text:p>
          </table:table-cell>
          <table:table-cell table:formula="of:=[.L97]*100/[.$S$2]" office:value-type="float" office:value="0">
            <text:p>0,00</text:p>
          </table:table-cell>
          <table:table-cell table:formula="of:=[.I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]" office:value-type="float" office:value="0">
            <text:p>0</text:p>
          </table:table-cell>
          <table:table-cell office:value-type="float" office:value="97">
            <text:p>97</text:p>
          </table:table-cell>
          <table:table-cell table:formula="of:=['file:///home/diego/workspace/qin-cluster/pruebas/estadisticas/corrida-20120802000741.ods'#$secuencia.B98]" office:value-type="float" office:value="0">
            <text:p>0</text:p>
          </table:table-cell>
          <table:table-cell table:formula="of:=['file:///home/diego/workspace/qin-cluster/pruebas/estadisticas/corrida-20120802000741.ods'#$secuencia.C98]" office:value-type="float" office:value="0">
            <text:p>0,00</text:p>
          </table:table-cell>
          <table:table-cell table:formula="of:=[.C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]" office:value-type="float" office:value="0">
            <text:p>0</text:p>
          </table:table-cell>
          <table:table-cell table:formula="of:=['file:///home/diego/workspace/qin-cluster/pruebas/estadisticas/corrida-20120802000741.ods'#$acumulado.A98]" office:value-type="float" office:value="0">
            <text:p>0</text:p>
          </table:table-cell>
          <table:table-cell table:formula="of:=['file:///home/diego/workspace/qin-cluster/pruebas/estadisticas/corrida-20120802000741.ods'#$acumulado.C98]" office:value-type="float" office:value="0">
            <text:p>0</text:p>
          </table:table-cell>
          <table:table-cell table:formula="of:=['file:///home/diego/workspace/qin-cluster/pruebas/estadisticas/corrida-20120802000741.ods'#$acumulado.D98]" office:value-type="float" office:value="0">
            <text:p>0</text:p>
          </table:table-cell>
          <table:table-cell table:formula="of:=['file:///home/diego/workspace/qin-cluster/pruebas/estadisticas/corrida-20120802000741.ods'#$acumulado.E98]" office:value-type="float" office:value="0">
            <text:p>0</text:p>
          </table:table-cell>
          <table:table-cell table:formula="of:=['file:///home/diego/workspace/qin-cluster/pruebas/estadisticas/corrida-20120802000741.ods'#$acumulado.F98]" office:value-type="float" office:value="0">
            <text:p>0</text:p>
          </table:table-cell>
          <table:table-cell table:formula="of:=['file:///home/diego/workspace/qin-cluster/pruebas/estadisticas/corrida-20120802000741.ods'#$acumulado.G98]" office:value-type="float" office:value="0">
            <text:p>0</text:p>
          </table:table-cell>
          <table:table-cell table:formula="of:=[.L98]*100/[.$S$2]" office:value-type="float" office:value="0">
            <text:p>0,00</text:p>
          </table:table-cell>
          <table:table-cell table:formula="of:=[.I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]"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['file:///home/diego/workspace/qin-cluster/pruebas/estadisticas/corrida-20120802000741.ods'#$secuencia.B99]" office:value-type="float" office:value="0">
            <text:p>0</text:p>
          </table:table-cell>
          <table:table-cell table:formula="of:=['file:///home/diego/workspace/qin-cluster/pruebas/estadisticas/corrida-20120802000741.ods'#$secuencia.C99]" office:value-type="float" office:value="0">
            <text:p>0,00</text:p>
          </table:table-cell>
          <table:table-cell table:formula="of:=[.C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]" office:value-type="float" office:value="0">
            <text:p>0</text:p>
          </table:table-cell>
          <table:table-cell table:formula="of:=['file:///home/diego/workspace/qin-cluster/pruebas/estadisticas/corrida-20120802000741.ods'#$acumulado.A99]" office:value-type="float" office:value="0">
            <text:p>0</text:p>
          </table:table-cell>
          <table:table-cell table:formula="of:=['file:///home/diego/workspace/qin-cluster/pruebas/estadisticas/corrida-20120802000741.ods'#$acumulado.C99]" office:value-type="float" office:value="0">
            <text:p>0</text:p>
          </table:table-cell>
          <table:table-cell table:formula="of:=['file:///home/diego/workspace/qin-cluster/pruebas/estadisticas/corrida-20120802000741.ods'#$acumulado.D99]" office:value-type="float" office:value="0">
            <text:p>0</text:p>
          </table:table-cell>
          <table:table-cell table:formula="of:=['file:///home/diego/workspace/qin-cluster/pruebas/estadisticas/corrida-20120802000741.ods'#$acumulado.E99]" office:value-type="float" office:value="0">
            <text:p>0</text:p>
          </table:table-cell>
          <table:table-cell table:formula="of:=['file:///home/diego/workspace/qin-cluster/pruebas/estadisticas/corrida-20120802000741.ods'#$acumulado.F99]" office:value-type="float" office:value="0">
            <text:p>0</text:p>
          </table:table-cell>
          <table:table-cell table:formula="of:=['file:///home/diego/workspace/qin-cluster/pruebas/estadisticas/corrida-20120802000741.ods'#$acumulado.G99]" office:value-type="float" office:value="0">
            <text:p>0</text:p>
          </table:table-cell>
          <table:table-cell table:formula="of:=[.L99]*100/[.$S$2]" office:value-type="float" office:value="0">
            <text:p>0,00</text:p>
          </table:table-cell>
          <table:table-cell table:formula="of:=[.I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0]"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['file:///home/diego/workspace/qin-cluster/pruebas/estadisticas/corrida-20120802000741.ods'#$secuencia.B100]" office:value-type="float" office:value="0">
            <text:p>0</text:p>
          </table:table-cell>
          <table:table-cell table:formula="of:=['file:///home/diego/workspace/qin-cluster/pruebas/estadisticas/corrida-20120802000741.ods'#$secuencia.C100]" office:value-type="float" office:value="0">
            <text:p>0,00</text:p>
          </table:table-cell>
          <table:table-cell table:formula="of:=[.C1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0]" office:value-type="float" office:value="0">
            <text:p>0</text:p>
          </table:table-cell>
          <table:table-cell table:formula="of:=['file:///home/diego/workspace/qin-cluster/pruebas/estadisticas/corrida-20120802000741.ods'#$acumulado.A100]" office:value-type="float" office:value="0">
            <text:p>0</text:p>
          </table:table-cell>
          <table:table-cell table:formula="of:=['file:///home/diego/workspace/qin-cluster/pruebas/estadisticas/corrida-20120802000741.ods'#$acumulado.C100]" office:value-type="float" office:value="0">
            <text:p>0</text:p>
          </table:table-cell>
          <table:table-cell table:formula="of:=['file:///home/diego/workspace/qin-cluster/pruebas/estadisticas/corrida-20120802000741.ods'#$acumulado.D100]" office:value-type="float" office:value="0">
            <text:p>0</text:p>
          </table:table-cell>
          <table:table-cell table:formula="of:=['file:///home/diego/workspace/qin-cluster/pruebas/estadisticas/corrida-20120802000741.ods'#$acumulado.E100]" office:value-type="float" office:value="0">
            <text:p>0</text:p>
          </table:table-cell>
          <table:table-cell table:formula="of:=['file:///home/diego/workspace/qin-cluster/pruebas/estadisticas/corrida-20120802000741.ods'#$acumulado.F100]" office:value-type="float" office:value="0">
            <text:p>0</text:p>
          </table:table-cell>
          <table:table-cell table:formula="of:=['file:///home/diego/workspace/qin-cluster/pruebas/estadisticas/corrida-20120802000741.ods'#$acumulado.G100]" office:value-type="float" office:value="0">
            <text:p>0</text:p>
          </table:table-cell>
          <table:table-cell table:formula="of:=[.L100]*100/[.$S$2]" office:value-type="float" office:value="0">
            <text:p>0,00</text:p>
          </table:table-cell>
          <table:table-cell table:formula="of:=[.I1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1]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'file:///home/diego/workspace/qin-cluster/pruebas/estadisticas/corrida-20120802000741.ods'#$secuencia.B101]" office:value-type="float" office:value="0">
            <text:p>0</text:p>
          </table:table-cell>
          <table:table-cell table:formula="of:=['file:///home/diego/workspace/qin-cluster/pruebas/estadisticas/corrida-20120802000741.ods'#$secuencia.C101]" office:value-type="float" office:value="0">
            <text:p>0,00</text:p>
          </table:table-cell>
          <table:table-cell table:formula="of:=[.C1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1]" office:value-type="float" office:value="0">
            <text:p>0</text:p>
          </table:table-cell>
          <table:table-cell table:formula="of:=['file:///home/diego/workspace/qin-cluster/pruebas/estadisticas/corrida-20120802000741.ods'#$acumulado.A101]" office:value-type="float" office:value="0">
            <text:p>0</text:p>
          </table:table-cell>
          <table:table-cell table:formula="of:=['file:///home/diego/workspace/qin-cluster/pruebas/estadisticas/corrida-20120802000741.ods'#$acumulado.C101]" office:value-type="float" office:value="0">
            <text:p>0</text:p>
          </table:table-cell>
          <table:table-cell table:formula="of:=['file:///home/diego/workspace/qin-cluster/pruebas/estadisticas/corrida-20120802000741.ods'#$acumulado.D101]" office:value-type="float" office:value="0">
            <text:p>0</text:p>
          </table:table-cell>
          <table:table-cell table:formula="of:=['file:///home/diego/workspace/qin-cluster/pruebas/estadisticas/corrida-20120802000741.ods'#$acumulado.E101]" office:value-type="float" office:value="0">
            <text:p>0</text:p>
          </table:table-cell>
          <table:table-cell table:formula="of:=['file:///home/diego/workspace/qin-cluster/pruebas/estadisticas/corrida-20120802000741.ods'#$acumulado.F101]" office:value-type="float" office:value="0">
            <text:p>0</text:p>
          </table:table-cell>
          <table:table-cell table:formula="of:=['file:///home/diego/workspace/qin-cluster/pruebas/estadisticas/corrida-20120802000741.ods'#$acumulado.G101]" office:value-type="float" office:value="0">
            <text:p>0</text:p>
          </table:table-cell>
          <table:table-cell table:formula="of:=[.L101]*100/[.$S$2]" office:value-type="float" office:value="0">
            <text:p>0,00</text:p>
          </table:table-cell>
          <table:table-cell table:formula="of:=[.I1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2]" office:value-type="float" office:value="0">
            <text:p>0</text:p>
          </table:table-cell>
          <table:table-cell office:value-type="float" office:value="101">
            <text:p>101</text:p>
          </table:table-cell>
          <table:table-cell table:formula="of:=['file:///home/diego/workspace/qin-cluster/pruebas/estadisticas/corrida-20120802000741.ods'#$secuencia.B102]" office:value-type="float" office:value="0">
            <text:p>0</text:p>
          </table:table-cell>
          <table:table-cell table:formula="of:=['file:///home/diego/workspace/qin-cluster/pruebas/estadisticas/corrida-20120802000741.ods'#$secuencia.C102]" office:value-type="float" office:value="0">
            <text:p>0,00</text:p>
          </table:table-cell>
          <table:table-cell table:formula="of:=[.C10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2]" office:value-type="float" office:value="0">
            <text:p>0</text:p>
          </table:table-cell>
          <table:table-cell table:formula="of:=['file:///home/diego/workspace/qin-cluster/pruebas/estadisticas/corrida-20120802000741.ods'#$acumulado.A102]" office:value-type="float" office:value="0">
            <text:p>0</text:p>
          </table:table-cell>
          <table:table-cell table:formula="of:=['file:///home/diego/workspace/qin-cluster/pruebas/estadisticas/corrida-20120802000741.ods'#$acumulado.C102]" office:value-type="float" office:value="0">
            <text:p>0</text:p>
          </table:table-cell>
          <table:table-cell table:formula="of:=['file:///home/diego/workspace/qin-cluster/pruebas/estadisticas/corrida-20120802000741.ods'#$acumulado.D102]" office:value-type="float" office:value="0">
            <text:p>0</text:p>
          </table:table-cell>
          <table:table-cell table:formula="of:=['file:///home/diego/workspace/qin-cluster/pruebas/estadisticas/corrida-20120802000741.ods'#$acumulado.E102]" office:value-type="float" office:value="0">
            <text:p>0</text:p>
          </table:table-cell>
          <table:table-cell table:formula="of:=['file:///home/diego/workspace/qin-cluster/pruebas/estadisticas/corrida-20120802000741.ods'#$acumulado.F102]" office:value-type="float" office:value="0">
            <text:p>0</text:p>
          </table:table-cell>
          <table:table-cell table:formula="of:=['file:///home/diego/workspace/qin-cluster/pruebas/estadisticas/corrida-20120802000741.ods'#$acumulado.G102]" office:value-type="float" office:value="0">
            <text:p>0</text:p>
          </table:table-cell>
          <table:table-cell table:formula="of:=[.L102]*100/[.$S$2]" office:value-type="float" office:value="0">
            <text:p>0,00</text:p>
          </table:table-cell>
          <table:table-cell table:formula="of:=[.I1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3]"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['file:///home/diego/workspace/qin-cluster/pruebas/estadisticas/corrida-20120802000741.ods'#$secuencia.B103]" office:value-type="float" office:value="0">
            <text:p>0</text:p>
          </table:table-cell>
          <table:table-cell table:formula="of:=['file:///home/diego/workspace/qin-cluster/pruebas/estadisticas/corrida-20120802000741.ods'#$secuencia.C103]" office:value-type="float" office:value="0">
            <text:p>0,00</text:p>
          </table:table-cell>
          <table:table-cell table:formula="of:=[.C10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3]" office:value-type="float" office:value="0">
            <text:p>0</text:p>
          </table:table-cell>
          <table:table-cell table:formula="of:=['file:///home/diego/workspace/qin-cluster/pruebas/estadisticas/corrida-20120802000741.ods'#$acumulado.A103]" office:value-type="float" office:value="0">
            <text:p>0</text:p>
          </table:table-cell>
          <table:table-cell table:formula="of:=['file:///home/diego/workspace/qin-cluster/pruebas/estadisticas/corrida-20120802000741.ods'#$acumulado.C103]" office:value-type="float" office:value="0">
            <text:p>0</text:p>
          </table:table-cell>
          <table:table-cell table:formula="of:=['file:///home/diego/workspace/qin-cluster/pruebas/estadisticas/corrida-20120802000741.ods'#$acumulado.D103]" office:value-type="float" office:value="0">
            <text:p>0</text:p>
          </table:table-cell>
          <table:table-cell table:formula="of:=['file:///home/diego/workspace/qin-cluster/pruebas/estadisticas/corrida-20120802000741.ods'#$acumulado.E103]" office:value-type="float" office:value="0">
            <text:p>0</text:p>
          </table:table-cell>
          <table:table-cell table:formula="of:=['file:///home/diego/workspace/qin-cluster/pruebas/estadisticas/corrida-20120802000741.ods'#$acumulado.F103]" office:value-type="float" office:value="0">
            <text:p>0</text:p>
          </table:table-cell>
          <table:table-cell table:formula="of:=['file:///home/diego/workspace/qin-cluster/pruebas/estadisticas/corrida-20120802000741.ods'#$acumulado.G103]" office:value-type="float" office:value="0">
            <text:p>0</text:p>
          </table:table-cell>
          <table:table-cell table:formula="of:=[.L103]*100/[.$S$2]" office:value-type="float" office:value="0">
            <text:p>0,00</text:p>
          </table:table-cell>
          <table:table-cell table:formula="of:=[.I1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4]" office:value-type="float" office:value="0">
            <text:p>0</text:p>
          </table:table-cell>
          <table:table-cell office:value-type="float" office:value="103">
            <text:p>103</text:p>
          </table:table-cell>
          <table:table-cell table:formula="of:=['file:///home/diego/workspace/qin-cluster/pruebas/estadisticas/corrida-20120802000741.ods'#$secuencia.B104]" office:value-type="float" office:value="0">
            <text:p>0</text:p>
          </table:table-cell>
          <table:table-cell table:formula="of:=['file:///home/diego/workspace/qin-cluster/pruebas/estadisticas/corrida-20120802000741.ods'#$secuencia.C104]" office:value-type="float" office:value="0">
            <text:p>0,00</text:p>
          </table:table-cell>
          <table:table-cell table:formula="of:=[.C10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4]" office:value-type="float" office:value="0">
            <text:p>0</text:p>
          </table:table-cell>
          <table:table-cell table:formula="of:=['file:///home/diego/workspace/qin-cluster/pruebas/estadisticas/corrida-20120802000741.ods'#$acumulado.A104]" office:value-type="float" office:value="0">
            <text:p>0</text:p>
          </table:table-cell>
          <table:table-cell table:formula="of:=['file:///home/diego/workspace/qin-cluster/pruebas/estadisticas/corrida-20120802000741.ods'#$acumulado.C104]" office:value-type="float" office:value="0">
            <text:p>0</text:p>
          </table:table-cell>
          <table:table-cell table:formula="of:=['file:///home/diego/workspace/qin-cluster/pruebas/estadisticas/corrida-20120802000741.ods'#$acumulado.D104]" office:value-type="float" office:value="0">
            <text:p>0</text:p>
          </table:table-cell>
          <table:table-cell table:formula="of:=['file:///home/diego/workspace/qin-cluster/pruebas/estadisticas/corrida-20120802000741.ods'#$acumulado.E104]" office:value-type="float" office:value="0">
            <text:p>0</text:p>
          </table:table-cell>
          <table:table-cell table:formula="of:=['file:///home/diego/workspace/qin-cluster/pruebas/estadisticas/corrida-20120802000741.ods'#$acumulado.F104]" office:value-type="float" office:value="0">
            <text:p>0</text:p>
          </table:table-cell>
          <table:table-cell table:formula="of:=['file:///home/diego/workspace/qin-cluster/pruebas/estadisticas/corrida-20120802000741.ods'#$acumulado.G104]" office:value-type="float" office:value="0">
            <text:p>0</text:p>
          </table:table-cell>
          <table:table-cell table:formula="of:=[.L104]*100/[.$S$2]" office:value-type="float" office:value="0">
            <text:p>0,00</text:p>
          </table:table-cell>
          <table:table-cell table:formula="of:=[.I1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5]" office:value-type="float" office:value="0">
            <text:p>0</text:p>
          </table:table-cell>
          <table:table-cell office:value-type="float" office:value="104">
            <text:p>104</text:p>
          </table:table-cell>
          <table:table-cell table:formula="of:=['file:///home/diego/workspace/qin-cluster/pruebas/estadisticas/corrida-20120802000741.ods'#$secuencia.B105]" office:value-type="float" office:value="0">
            <text:p>0</text:p>
          </table:table-cell>
          <table:table-cell table:formula="of:=['file:///home/diego/workspace/qin-cluster/pruebas/estadisticas/corrida-20120802000741.ods'#$secuencia.C105]" office:value-type="float" office:value="0">
            <text:p>0,00</text:p>
          </table:table-cell>
          <table:table-cell table:formula="of:=[.C10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5]" office:value-type="float" office:value="0">
            <text:p>0</text:p>
          </table:table-cell>
          <table:table-cell table:formula="of:=['file:///home/diego/workspace/qin-cluster/pruebas/estadisticas/corrida-20120802000741.ods'#$acumulado.A105]" office:value-type="float" office:value="0">
            <text:p>0</text:p>
          </table:table-cell>
          <table:table-cell table:formula="of:=['file:///home/diego/workspace/qin-cluster/pruebas/estadisticas/corrida-20120802000741.ods'#$acumulado.C105]" office:value-type="float" office:value="0">
            <text:p>0</text:p>
          </table:table-cell>
          <table:table-cell table:formula="of:=['file:///home/diego/workspace/qin-cluster/pruebas/estadisticas/corrida-20120802000741.ods'#$acumulado.D105]" office:value-type="float" office:value="0">
            <text:p>0</text:p>
          </table:table-cell>
          <table:table-cell table:formula="of:=['file:///home/diego/workspace/qin-cluster/pruebas/estadisticas/corrida-20120802000741.ods'#$acumulado.E105]" office:value-type="float" office:value="0">
            <text:p>0</text:p>
          </table:table-cell>
          <table:table-cell table:formula="of:=['file:///home/diego/workspace/qin-cluster/pruebas/estadisticas/corrida-20120802000741.ods'#$acumulado.F105]" office:value-type="float" office:value="0">
            <text:p>0</text:p>
          </table:table-cell>
          <table:table-cell table:formula="of:=['file:///home/diego/workspace/qin-cluster/pruebas/estadisticas/corrida-20120802000741.ods'#$acumulado.G105]" office:value-type="float" office:value="0">
            <text:p>0</text:p>
          </table:table-cell>
          <table:table-cell table:formula="of:=[.L105]*100/[.$S$2]" office:value-type="float" office:value="0">
            <text:p>0,00</text:p>
          </table:table-cell>
          <table:table-cell table:formula="of:=[.I1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6]"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['file:///home/diego/workspace/qin-cluster/pruebas/estadisticas/corrida-20120802000741.ods'#$secuencia.B106]" office:value-type="float" office:value="0">
            <text:p>0</text:p>
          </table:table-cell>
          <table:table-cell table:formula="of:=['file:///home/diego/workspace/qin-cluster/pruebas/estadisticas/corrida-20120802000741.ods'#$secuencia.C106]" office:value-type="float" office:value="0">
            <text:p>0,00</text:p>
          </table:table-cell>
          <table:table-cell table:formula="of:=[.C10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6]" office:value-type="float" office:value="0">
            <text:p>0</text:p>
          </table:table-cell>
          <table:table-cell table:formula="of:=['file:///home/diego/workspace/qin-cluster/pruebas/estadisticas/corrida-20120802000741.ods'#$acumulado.A106]" office:value-type="float" office:value="0">
            <text:p>0</text:p>
          </table:table-cell>
          <table:table-cell table:formula="of:=['file:///home/diego/workspace/qin-cluster/pruebas/estadisticas/corrida-20120802000741.ods'#$acumulado.C106]" office:value-type="float" office:value="0">
            <text:p>0</text:p>
          </table:table-cell>
          <table:table-cell table:formula="of:=['file:///home/diego/workspace/qin-cluster/pruebas/estadisticas/corrida-20120802000741.ods'#$acumulado.D106]" office:value-type="float" office:value="0">
            <text:p>0</text:p>
          </table:table-cell>
          <table:table-cell table:formula="of:=['file:///home/diego/workspace/qin-cluster/pruebas/estadisticas/corrida-20120802000741.ods'#$acumulado.E106]" office:value-type="float" office:value="0">
            <text:p>0</text:p>
          </table:table-cell>
          <table:table-cell table:formula="of:=['file:///home/diego/workspace/qin-cluster/pruebas/estadisticas/corrida-20120802000741.ods'#$acumulado.F106]" office:value-type="float" office:value="0">
            <text:p>0</text:p>
          </table:table-cell>
          <table:table-cell table:formula="of:=['file:///home/diego/workspace/qin-cluster/pruebas/estadisticas/corrida-20120802000741.ods'#$acumulado.G106]" office:value-type="float" office:value="0">
            <text:p>0</text:p>
          </table:table-cell>
          <table:table-cell table:formula="of:=[.L106]*100/[.$S$2]" office:value-type="float" office:value="0">
            <text:p>0,00</text:p>
          </table:table-cell>
          <table:table-cell table:formula="of:=[.I1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7]" office:value-type="float" office:value="0">
            <text:p>0</text:p>
          </table:table-cell>
          <table:table-cell office:value-type="float" office:value="106">
            <text:p>106</text:p>
          </table:table-cell>
          <table:table-cell table:formula="of:=['file:///home/diego/workspace/qin-cluster/pruebas/estadisticas/corrida-20120802000741.ods'#$secuencia.B107]" office:value-type="float" office:value="0">
            <text:p>0</text:p>
          </table:table-cell>
          <table:table-cell table:formula="of:=['file:///home/diego/workspace/qin-cluster/pruebas/estadisticas/corrida-20120802000741.ods'#$secuencia.C107]" office:value-type="float" office:value="0">
            <text:p>0,00</text:p>
          </table:table-cell>
          <table:table-cell table:formula="of:=[.C10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7]" office:value-type="float" office:value="0">
            <text:p>0</text:p>
          </table:table-cell>
          <table:table-cell table:formula="of:=['file:///home/diego/workspace/qin-cluster/pruebas/estadisticas/corrida-20120802000741.ods'#$acumulado.A107]" office:value-type="float" office:value="0">
            <text:p>0</text:p>
          </table:table-cell>
          <table:table-cell table:formula="of:=['file:///home/diego/workspace/qin-cluster/pruebas/estadisticas/corrida-20120802000741.ods'#$acumulado.C107]" office:value-type="float" office:value="0">
            <text:p>0</text:p>
          </table:table-cell>
          <table:table-cell table:formula="of:=['file:///home/diego/workspace/qin-cluster/pruebas/estadisticas/corrida-20120802000741.ods'#$acumulado.D107]" office:value-type="float" office:value="0">
            <text:p>0</text:p>
          </table:table-cell>
          <table:table-cell table:formula="of:=['file:///home/diego/workspace/qin-cluster/pruebas/estadisticas/corrida-20120802000741.ods'#$acumulado.E107]" office:value-type="float" office:value="0">
            <text:p>0</text:p>
          </table:table-cell>
          <table:table-cell table:formula="of:=['file:///home/diego/workspace/qin-cluster/pruebas/estadisticas/corrida-20120802000741.ods'#$acumulado.F107]" office:value-type="float" office:value="0">
            <text:p>0</text:p>
          </table:table-cell>
          <table:table-cell table:formula="of:=['file:///home/diego/workspace/qin-cluster/pruebas/estadisticas/corrida-20120802000741.ods'#$acumulado.G107]" office:value-type="float" office:value="0">
            <text:p>0</text:p>
          </table:table-cell>
          <table:table-cell table:formula="of:=[.L107]*100/[.$S$2]" office:value-type="float" office:value="0">
            <text:p>0,00</text:p>
          </table:table-cell>
          <table:table-cell table:formula="of:=[.I1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8]"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['file:///home/diego/workspace/qin-cluster/pruebas/estadisticas/corrida-20120802000741.ods'#$secuencia.B108]" office:value-type="float" office:value="0">
            <text:p>0</text:p>
          </table:table-cell>
          <table:table-cell table:formula="of:=['file:///home/diego/workspace/qin-cluster/pruebas/estadisticas/corrida-20120802000741.ods'#$secuencia.C108]" office:value-type="float" office:value="0">
            <text:p>0,00</text:p>
          </table:table-cell>
          <table:table-cell table:formula="of:=[.C10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8]" office:value-type="float" office:value="0">
            <text:p>0</text:p>
          </table:table-cell>
          <table:table-cell table:formula="of:=['file:///home/diego/workspace/qin-cluster/pruebas/estadisticas/corrida-20120802000741.ods'#$acumulado.A108]" office:value-type="float" office:value="0">
            <text:p>0</text:p>
          </table:table-cell>
          <table:table-cell table:formula="of:=['file:///home/diego/workspace/qin-cluster/pruebas/estadisticas/corrida-20120802000741.ods'#$acumulado.C108]" office:value-type="float" office:value="0">
            <text:p>0</text:p>
          </table:table-cell>
          <table:table-cell table:formula="of:=['file:///home/diego/workspace/qin-cluster/pruebas/estadisticas/corrida-20120802000741.ods'#$acumulado.D108]" office:value-type="float" office:value="0">
            <text:p>0</text:p>
          </table:table-cell>
          <table:table-cell table:formula="of:=['file:///home/diego/workspace/qin-cluster/pruebas/estadisticas/corrida-20120802000741.ods'#$acumulado.E108]" office:value-type="float" office:value="0">
            <text:p>0</text:p>
          </table:table-cell>
          <table:table-cell table:formula="of:=['file:///home/diego/workspace/qin-cluster/pruebas/estadisticas/corrida-20120802000741.ods'#$acumulado.F108]" office:value-type="float" office:value="0">
            <text:p>0</text:p>
          </table:table-cell>
          <table:table-cell table:formula="of:=['file:///home/diego/workspace/qin-cluster/pruebas/estadisticas/corrida-20120802000741.ods'#$acumulado.G108]" office:value-type="float" office:value="0">
            <text:p>0</text:p>
          </table:table-cell>
          <table:table-cell table:formula="of:=[.L108]*100/[.$S$2]" office:value-type="float" office:value="0">
            <text:p>0,00</text:p>
          </table:table-cell>
          <table:table-cell table:formula="of:=[.I1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9]"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['file:///home/diego/workspace/qin-cluster/pruebas/estadisticas/corrida-20120802000741.ods'#$secuencia.B109]" office:value-type="float" office:value="0">
            <text:p>0</text:p>
          </table:table-cell>
          <table:table-cell table:formula="of:=['file:///home/diego/workspace/qin-cluster/pruebas/estadisticas/corrida-20120802000741.ods'#$secuencia.C109]" office:value-type="float" office:value="0">
            <text:p>0,00</text:p>
          </table:table-cell>
          <table:table-cell table:formula="of:=[.C10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9]" office:value-type="float" office:value="0">
            <text:p>0</text:p>
          </table:table-cell>
          <table:table-cell table:formula="of:=['file:///home/diego/workspace/qin-cluster/pruebas/estadisticas/corrida-20120802000741.ods'#$acumulado.A109]" office:value-type="float" office:value="0">
            <text:p>0</text:p>
          </table:table-cell>
          <table:table-cell table:formula="of:=['file:///home/diego/workspace/qin-cluster/pruebas/estadisticas/corrida-20120802000741.ods'#$acumulado.C109]" office:value-type="float" office:value="0">
            <text:p>0</text:p>
          </table:table-cell>
          <table:table-cell table:formula="of:=['file:///home/diego/workspace/qin-cluster/pruebas/estadisticas/corrida-20120802000741.ods'#$acumulado.D109]" office:value-type="float" office:value="0">
            <text:p>0</text:p>
          </table:table-cell>
          <table:table-cell table:formula="of:=['file:///home/diego/workspace/qin-cluster/pruebas/estadisticas/corrida-20120802000741.ods'#$acumulado.E109]" office:value-type="float" office:value="0">
            <text:p>0</text:p>
          </table:table-cell>
          <table:table-cell table:formula="of:=['file:///home/diego/workspace/qin-cluster/pruebas/estadisticas/corrida-20120802000741.ods'#$acumulado.F109]" office:value-type="float" office:value="0">
            <text:p>0</text:p>
          </table:table-cell>
          <table:table-cell table:formula="of:=['file:///home/diego/workspace/qin-cluster/pruebas/estadisticas/corrida-20120802000741.ods'#$acumulado.G109]" office:value-type="float" office:value="0">
            <text:p>0</text:p>
          </table:table-cell>
          <table:table-cell table:formula="of:=[.L109]*100/[.$S$2]" office:value-type="float" office:value="0">
            <text:p>0,00</text:p>
          </table:table-cell>
          <table:table-cell table:formula="of:=[.I1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0]"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['file:///home/diego/workspace/qin-cluster/pruebas/estadisticas/corrida-20120802000741.ods'#$secuencia.B110]" office:value-type="float" office:value="0">
            <text:p>0</text:p>
          </table:table-cell>
          <table:table-cell table:formula="of:=['file:///home/diego/workspace/qin-cluster/pruebas/estadisticas/corrida-20120802000741.ods'#$secuencia.C110]" office:value-type="float" office:value="0">
            <text:p>0,00</text:p>
          </table:table-cell>
          <table:table-cell table:formula="of:=[.C1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0]" office:value-type="float" office:value="0">
            <text:p>0</text:p>
          </table:table-cell>
          <table:table-cell table:formula="of:=['file:///home/diego/workspace/qin-cluster/pruebas/estadisticas/corrida-20120802000741.ods'#$acumulado.A110]" office:value-type="float" office:value="0">
            <text:p>0</text:p>
          </table:table-cell>
          <table:table-cell table:formula="of:=['file:///home/diego/workspace/qin-cluster/pruebas/estadisticas/corrida-20120802000741.ods'#$acumulado.C110]" office:value-type="float" office:value="0">
            <text:p>0</text:p>
          </table:table-cell>
          <table:table-cell table:formula="of:=['file:///home/diego/workspace/qin-cluster/pruebas/estadisticas/corrida-20120802000741.ods'#$acumulado.D110]" office:value-type="float" office:value="0">
            <text:p>0</text:p>
          </table:table-cell>
          <table:table-cell table:formula="of:=['file:///home/diego/workspace/qin-cluster/pruebas/estadisticas/corrida-20120802000741.ods'#$acumulado.E110]" office:value-type="float" office:value="0">
            <text:p>0</text:p>
          </table:table-cell>
          <table:table-cell table:formula="of:=['file:///home/diego/workspace/qin-cluster/pruebas/estadisticas/corrida-20120802000741.ods'#$acumulado.F110]" office:value-type="float" office:value="0">
            <text:p>0</text:p>
          </table:table-cell>
          <table:table-cell table:formula="of:=['file:///home/diego/workspace/qin-cluster/pruebas/estadisticas/corrida-20120802000741.ods'#$acumulado.G110]" office:value-type="float" office:value="0">
            <text:p>0</text:p>
          </table:table-cell>
          <table:table-cell table:formula="of:=[.L110]*100/[.$S$2]" office:value-type="float" office:value="0">
            <text:p>0,00</text:p>
          </table:table-cell>
          <table:table-cell table:formula="of:=[.I1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1]"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['file:///home/diego/workspace/qin-cluster/pruebas/estadisticas/corrida-20120802000741.ods'#$secuencia.B111]" office:value-type="float" office:value="0">
            <text:p>0</text:p>
          </table:table-cell>
          <table:table-cell table:formula="of:=['file:///home/diego/workspace/qin-cluster/pruebas/estadisticas/corrida-20120802000741.ods'#$secuencia.C111]" office:value-type="float" office:value="0">
            <text:p>0,00</text:p>
          </table:table-cell>
          <table:table-cell table:formula="of:=[.C1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1]" office:value-type="float" office:value="0">
            <text:p>0</text:p>
          </table:table-cell>
          <table:table-cell table:formula="of:=['file:///home/diego/workspace/qin-cluster/pruebas/estadisticas/corrida-20120802000741.ods'#$acumulado.A111]" office:value-type="float" office:value="0">
            <text:p>0</text:p>
          </table:table-cell>
          <table:table-cell table:formula="of:=['file:///home/diego/workspace/qin-cluster/pruebas/estadisticas/corrida-20120802000741.ods'#$acumulado.C111]" office:value-type="float" office:value="0">
            <text:p>0</text:p>
          </table:table-cell>
          <table:table-cell table:formula="of:=['file:///home/diego/workspace/qin-cluster/pruebas/estadisticas/corrida-20120802000741.ods'#$acumulado.D111]" office:value-type="float" office:value="0">
            <text:p>0</text:p>
          </table:table-cell>
          <table:table-cell table:formula="of:=['file:///home/diego/workspace/qin-cluster/pruebas/estadisticas/corrida-20120802000741.ods'#$acumulado.E111]" office:value-type="float" office:value="0">
            <text:p>0</text:p>
          </table:table-cell>
          <table:table-cell table:formula="of:=['file:///home/diego/workspace/qin-cluster/pruebas/estadisticas/corrida-20120802000741.ods'#$acumulado.F111]" office:value-type="float" office:value="0">
            <text:p>0</text:p>
          </table:table-cell>
          <table:table-cell table:formula="of:=['file:///home/diego/workspace/qin-cluster/pruebas/estadisticas/corrida-20120802000741.ods'#$acumulado.G111]" office:value-type="float" office:value="0">
            <text:p>0</text:p>
          </table:table-cell>
          <table:table-cell table:formula="of:=[.L111]*100/[.$S$2]" office:value-type="float" office:value="0">
            <text:p>0,00</text:p>
          </table:table-cell>
          <table:table-cell table:formula="of:=[.I1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2]"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['file:///home/diego/workspace/qin-cluster/pruebas/estadisticas/corrida-20120802000741.ods'#$secuencia.B112]" office:value-type="float" office:value="0">
            <text:p>0</text:p>
          </table:table-cell>
          <table:table-cell table:formula="of:=['file:///home/diego/workspace/qin-cluster/pruebas/estadisticas/corrida-20120802000741.ods'#$secuencia.C112]" office:value-type="float" office:value="0">
            <text:p>0,00</text:p>
          </table:table-cell>
          <table:table-cell table:formula="of:=[.C1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2]" office:value-type="float" office:value="0">
            <text:p>0</text:p>
          </table:table-cell>
          <table:table-cell table:formula="of:=['file:///home/diego/workspace/qin-cluster/pruebas/estadisticas/corrida-20120802000741.ods'#$acumulado.A112]" office:value-type="float" office:value="0">
            <text:p>0</text:p>
          </table:table-cell>
          <table:table-cell table:formula="of:=['file:///home/diego/workspace/qin-cluster/pruebas/estadisticas/corrida-20120802000741.ods'#$acumulado.C112]" office:value-type="float" office:value="0">
            <text:p>0</text:p>
          </table:table-cell>
          <table:table-cell table:formula="of:=['file:///home/diego/workspace/qin-cluster/pruebas/estadisticas/corrida-20120802000741.ods'#$acumulado.D112]" office:value-type="float" office:value="0">
            <text:p>0</text:p>
          </table:table-cell>
          <table:table-cell table:formula="of:=['file:///home/diego/workspace/qin-cluster/pruebas/estadisticas/corrida-20120802000741.ods'#$acumulado.E112]" office:value-type="float" office:value="0">
            <text:p>0</text:p>
          </table:table-cell>
          <table:table-cell table:formula="of:=['file:///home/diego/workspace/qin-cluster/pruebas/estadisticas/corrida-20120802000741.ods'#$acumulado.F112]" office:value-type="float" office:value="0">
            <text:p>0</text:p>
          </table:table-cell>
          <table:table-cell table:formula="of:=['file:///home/diego/workspace/qin-cluster/pruebas/estadisticas/corrida-20120802000741.ods'#$acumulado.G112]" office:value-type="float" office:value="0">
            <text:p>0</text:p>
          </table:table-cell>
          <table:table-cell table:formula="of:=[.L112]*100/[.$S$2]" office:value-type="float" office:value="0">
            <text:p>0,00</text:p>
          </table:table-cell>
          <table:table-cell table:formula="of:=[.I1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3]" office:value-type="float" office:value="0">
            <text:p>0</text:p>
          </table:table-cell>
          <table:table-cell office:value-type="float" office:value="112">
            <text:p>112</text:p>
          </table:table-cell>
          <table:table-cell table:formula="of:=['file:///home/diego/workspace/qin-cluster/pruebas/estadisticas/corrida-20120802000741.ods'#$secuencia.B113]" office:value-type="float" office:value="0">
            <text:p>0</text:p>
          </table:table-cell>
          <table:table-cell table:formula="of:=['file:///home/diego/workspace/qin-cluster/pruebas/estadisticas/corrida-20120802000741.ods'#$secuencia.C113]" office:value-type="float" office:value="0">
            <text:p>0,00</text:p>
          </table:table-cell>
          <table:table-cell table:formula="of:=[.C1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3]" office:value-type="float" office:value="0">
            <text:p>0</text:p>
          </table:table-cell>
          <table:table-cell table:formula="of:=['file:///home/diego/workspace/qin-cluster/pruebas/estadisticas/corrida-20120802000741.ods'#$acumulado.A113]" office:value-type="float" office:value="0">
            <text:p>0</text:p>
          </table:table-cell>
          <table:table-cell table:formula="of:=['file:///home/diego/workspace/qin-cluster/pruebas/estadisticas/corrida-20120802000741.ods'#$acumulado.C113]" office:value-type="float" office:value="0">
            <text:p>0</text:p>
          </table:table-cell>
          <table:table-cell table:formula="of:=['file:///home/diego/workspace/qin-cluster/pruebas/estadisticas/corrida-20120802000741.ods'#$acumulado.D113]" office:value-type="float" office:value="0">
            <text:p>0</text:p>
          </table:table-cell>
          <table:table-cell table:formula="of:=['file:///home/diego/workspace/qin-cluster/pruebas/estadisticas/corrida-20120802000741.ods'#$acumulado.E113]" office:value-type="float" office:value="0">
            <text:p>0</text:p>
          </table:table-cell>
          <table:table-cell table:formula="of:=['file:///home/diego/workspace/qin-cluster/pruebas/estadisticas/corrida-20120802000741.ods'#$acumulado.F113]" office:value-type="float" office:value="0">
            <text:p>0</text:p>
          </table:table-cell>
          <table:table-cell table:formula="of:=['file:///home/diego/workspace/qin-cluster/pruebas/estadisticas/corrida-20120802000741.ods'#$acumulado.G113]" office:value-type="float" office:value="0">
            <text:p>0</text:p>
          </table:table-cell>
          <table:table-cell table:formula="of:=[.L113]*100/[.$S$2]" office:value-type="float" office:value="0">
            <text:p>0,00</text:p>
          </table:table-cell>
          <table:table-cell table:formula="of:=[.I1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4]" office:value-type="float" office:value="0">
            <text:p>0</text:p>
          </table:table-cell>
          <table:table-cell office:value-type="float" office:value="113">
            <text:p>113</text:p>
          </table:table-cell>
          <table:table-cell table:formula="of:=['file:///home/diego/workspace/qin-cluster/pruebas/estadisticas/corrida-20120802000741.ods'#$secuencia.B114]" office:value-type="float" office:value="0">
            <text:p>0</text:p>
          </table:table-cell>
          <table:table-cell table:formula="of:=['file:///home/diego/workspace/qin-cluster/pruebas/estadisticas/corrida-20120802000741.ods'#$secuencia.C114]" office:value-type="float" office:value="0">
            <text:p>0,00</text:p>
          </table:table-cell>
          <table:table-cell table:formula="of:=[.C1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4]" office:value-type="float" office:value="0">
            <text:p>0</text:p>
          </table:table-cell>
          <table:table-cell table:formula="of:=['file:///home/diego/workspace/qin-cluster/pruebas/estadisticas/corrida-20120802000741.ods'#$acumulado.A114]" office:value-type="float" office:value="0">
            <text:p>0</text:p>
          </table:table-cell>
          <table:table-cell table:formula="of:=['file:///home/diego/workspace/qin-cluster/pruebas/estadisticas/corrida-20120802000741.ods'#$acumulado.C114]" office:value-type="float" office:value="0">
            <text:p>0</text:p>
          </table:table-cell>
          <table:table-cell table:formula="of:=['file:///home/diego/workspace/qin-cluster/pruebas/estadisticas/corrida-20120802000741.ods'#$acumulado.D114]" office:value-type="float" office:value="0">
            <text:p>0</text:p>
          </table:table-cell>
          <table:table-cell table:formula="of:=['file:///home/diego/workspace/qin-cluster/pruebas/estadisticas/corrida-20120802000741.ods'#$acumulado.E114]" office:value-type="float" office:value="0">
            <text:p>0</text:p>
          </table:table-cell>
          <table:table-cell table:formula="of:=['file:///home/diego/workspace/qin-cluster/pruebas/estadisticas/corrida-20120802000741.ods'#$acumulado.F114]" office:value-type="float" office:value="0">
            <text:p>0</text:p>
          </table:table-cell>
          <table:table-cell table:formula="of:=['file:///home/diego/workspace/qin-cluster/pruebas/estadisticas/corrida-20120802000741.ods'#$acumulado.G114]" office:value-type="float" office:value="0">
            <text:p>0</text:p>
          </table:table-cell>
          <table:table-cell table:formula="of:=[.L114]*100/[.$S$2]" office:value-type="float" office:value="0">
            <text:p>0,00</text:p>
          </table:table-cell>
          <table:table-cell table:formula="of:=[.I1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5]" office:value-type="float" office:value="0">
            <text:p>0</text:p>
          </table:table-cell>
          <table:table-cell office:value-type="float" office:value="114">
            <text:p>114</text:p>
          </table:table-cell>
          <table:table-cell table:formula="of:=['file:///home/diego/workspace/qin-cluster/pruebas/estadisticas/corrida-20120802000741.ods'#$secuencia.B115]" office:value-type="float" office:value="0">
            <text:p>0</text:p>
          </table:table-cell>
          <table:table-cell table:formula="of:=['file:///home/diego/workspace/qin-cluster/pruebas/estadisticas/corrida-20120802000741.ods'#$secuencia.C115]" office:value-type="float" office:value="0">
            <text:p>0,00</text:p>
          </table:table-cell>
          <table:table-cell table:formula="of:=[.C1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5]" office:value-type="float" office:value="0">
            <text:p>0</text:p>
          </table:table-cell>
          <table:table-cell table:formula="of:=['file:///home/diego/workspace/qin-cluster/pruebas/estadisticas/corrida-20120802000741.ods'#$acumulado.A115]" office:value-type="float" office:value="0">
            <text:p>0</text:p>
          </table:table-cell>
          <table:table-cell table:formula="of:=['file:///home/diego/workspace/qin-cluster/pruebas/estadisticas/corrida-20120802000741.ods'#$acumulado.C115]" office:value-type="float" office:value="0">
            <text:p>0</text:p>
          </table:table-cell>
          <table:table-cell table:formula="of:=['file:///home/diego/workspace/qin-cluster/pruebas/estadisticas/corrida-20120802000741.ods'#$acumulado.D115]" office:value-type="float" office:value="0">
            <text:p>0</text:p>
          </table:table-cell>
          <table:table-cell table:formula="of:=['file:///home/diego/workspace/qin-cluster/pruebas/estadisticas/corrida-20120802000741.ods'#$acumulado.E115]" office:value-type="float" office:value="0">
            <text:p>0</text:p>
          </table:table-cell>
          <table:table-cell table:formula="of:=['file:///home/diego/workspace/qin-cluster/pruebas/estadisticas/corrida-20120802000741.ods'#$acumulado.F115]" office:value-type="float" office:value="0">
            <text:p>0</text:p>
          </table:table-cell>
          <table:table-cell table:formula="of:=['file:///home/diego/workspace/qin-cluster/pruebas/estadisticas/corrida-20120802000741.ods'#$acumulado.G115]" office:value-type="float" office:value="0">
            <text:p>0</text:p>
          </table:table-cell>
          <table:table-cell table:formula="of:=[.L115]*100/[.$S$2]" office:value-type="float" office:value="0">
            <text:p>0,00</text:p>
          </table:table-cell>
          <table:table-cell table:formula="of:=[.I1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6]" office:value-type="float" office:value="0">
            <text:p>0</text:p>
          </table:table-cell>
          <table:table-cell office:value-type="float" office:value="115">
            <text:p>115</text:p>
          </table:table-cell>
          <table:table-cell table:formula="of:=['file:///home/diego/workspace/qin-cluster/pruebas/estadisticas/corrida-20120802000741.ods'#$secuencia.B116]" office:value-type="float" office:value="0">
            <text:p>0</text:p>
          </table:table-cell>
          <table:table-cell table:formula="of:=['file:///home/diego/workspace/qin-cluster/pruebas/estadisticas/corrida-20120802000741.ods'#$secuencia.C116]" office:value-type="float" office:value="0">
            <text:p>0,00</text:p>
          </table:table-cell>
          <table:table-cell table:formula="of:=[.C1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6]" office:value-type="float" office:value="0">
            <text:p>0</text:p>
          </table:table-cell>
          <table:table-cell table:formula="of:=['file:///home/diego/workspace/qin-cluster/pruebas/estadisticas/corrida-20120802000741.ods'#$acumulado.A116]" office:value-type="float" office:value="0">
            <text:p>0</text:p>
          </table:table-cell>
          <table:table-cell table:formula="of:=['file:///home/diego/workspace/qin-cluster/pruebas/estadisticas/corrida-20120802000741.ods'#$acumulado.C116]" office:value-type="float" office:value="0">
            <text:p>0</text:p>
          </table:table-cell>
          <table:table-cell table:formula="of:=['file:///home/diego/workspace/qin-cluster/pruebas/estadisticas/corrida-20120802000741.ods'#$acumulado.D116]" office:value-type="float" office:value="0">
            <text:p>0</text:p>
          </table:table-cell>
          <table:table-cell table:formula="of:=['file:///home/diego/workspace/qin-cluster/pruebas/estadisticas/corrida-20120802000741.ods'#$acumulado.E116]" office:value-type="float" office:value="0">
            <text:p>0</text:p>
          </table:table-cell>
          <table:table-cell table:formula="of:=['file:///home/diego/workspace/qin-cluster/pruebas/estadisticas/corrida-20120802000741.ods'#$acumulado.F116]" office:value-type="float" office:value="0">
            <text:p>0</text:p>
          </table:table-cell>
          <table:table-cell table:formula="of:=['file:///home/diego/workspace/qin-cluster/pruebas/estadisticas/corrida-20120802000741.ods'#$acumulado.G116]" office:value-type="float" office:value="0">
            <text:p>0</text:p>
          </table:table-cell>
          <table:table-cell table:formula="of:=[.L116]*100/[.$S$2]" office:value-type="float" office:value="0">
            <text:p>0,00</text:p>
          </table:table-cell>
          <table:table-cell table:formula="of:=[.I1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7]"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['file:///home/diego/workspace/qin-cluster/pruebas/estadisticas/corrida-20120802000741.ods'#$secuencia.B117]" office:value-type="float" office:value="0">
            <text:p>0</text:p>
          </table:table-cell>
          <table:table-cell table:formula="of:=['file:///home/diego/workspace/qin-cluster/pruebas/estadisticas/corrida-20120802000741.ods'#$secuencia.C117]" office:value-type="float" office:value="0">
            <text:p>0,00</text:p>
          </table:table-cell>
          <table:table-cell table:formula="of:=[.C1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7]" office:value-type="float" office:value="0">
            <text:p>0</text:p>
          </table:table-cell>
          <table:table-cell table:formula="of:=['file:///home/diego/workspace/qin-cluster/pruebas/estadisticas/corrida-20120802000741.ods'#$acumulado.A117]" office:value-type="float" office:value="0">
            <text:p>0</text:p>
          </table:table-cell>
          <table:table-cell table:formula="of:=['file:///home/diego/workspace/qin-cluster/pruebas/estadisticas/corrida-20120802000741.ods'#$acumulado.C117]" office:value-type="float" office:value="0">
            <text:p>0</text:p>
          </table:table-cell>
          <table:table-cell table:formula="of:=['file:///home/diego/workspace/qin-cluster/pruebas/estadisticas/corrida-20120802000741.ods'#$acumulado.D117]" office:value-type="float" office:value="0">
            <text:p>0</text:p>
          </table:table-cell>
          <table:table-cell table:formula="of:=['file:///home/diego/workspace/qin-cluster/pruebas/estadisticas/corrida-20120802000741.ods'#$acumulado.E117]" office:value-type="float" office:value="0">
            <text:p>0</text:p>
          </table:table-cell>
          <table:table-cell table:formula="of:=['file:///home/diego/workspace/qin-cluster/pruebas/estadisticas/corrida-20120802000741.ods'#$acumulado.F117]" office:value-type="float" office:value="0">
            <text:p>0</text:p>
          </table:table-cell>
          <table:table-cell table:formula="of:=['file:///home/diego/workspace/qin-cluster/pruebas/estadisticas/corrida-20120802000741.ods'#$acumulado.G117]" office:value-type="float" office:value="0">
            <text:p>0</text:p>
          </table:table-cell>
          <table:table-cell table:formula="of:=[.L117]*100/[.$S$2]" office:value-type="float" office:value="0">
            <text:p>0,00</text:p>
          </table:table-cell>
          <table:table-cell table:formula="of:=[.I1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8]" office:value-type="float" office:value="0">
            <text:p>0</text:p>
          </table:table-cell>
          <table:table-cell office:value-type="float" office:value="117">
            <text:p>117</text:p>
          </table:table-cell>
          <table:table-cell table:formula="of:=['file:///home/diego/workspace/qin-cluster/pruebas/estadisticas/corrida-20120802000741.ods'#$secuencia.B118]" office:value-type="float" office:value="0">
            <text:p>0</text:p>
          </table:table-cell>
          <table:table-cell table:formula="of:=['file:///home/diego/workspace/qin-cluster/pruebas/estadisticas/corrida-20120802000741.ods'#$secuencia.C118]" office:value-type="float" office:value="0">
            <text:p>0,00</text:p>
          </table:table-cell>
          <table:table-cell table:formula="of:=[.C1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8]" office:value-type="float" office:value="0">
            <text:p>0</text:p>
          </table:table-cell>
          <table:table-cell table:formula="of:=['file:///home/diego/workspace/qin-cluster/pruebas/estadisticas/corrida-20120802000741.ods'#$acumulado.A118]" office:value-type="float" office:value="0">
            <text:p>0</text:p>
          </table:table-cell>
          <table:table-cell table:formula="of:=['file:///home/diego/workspace/qin-cluster/pruebas/estadisticas/corrida-20120802000741.ods'#$acumulado.C118]" office:value-type="float" office:value="0">
            <text:p>0</text:p>
          </table:table-cell>
          <table:table-cell table:formula="of:=['file:///home/diego/workspace/qin-cluster/pruebas/estadisticas/corrida-20120802000741.ods'#$acumulado.D118]" office:value-type="float" office:value="0">
            <text:p>0</text:p>
          </table:table-cell>
          <table:table-cell table:formula="of:=['file:///home/diego/workspace/qin-cluster/pruebas/estadisticas/corrida-20120802000741.ods'#$acumulado.E118]" office:value-type="float" office:value="0">
            <text:p>0</text:p>
          </table:table-cell>
          <table:table-cell table:formula="of:=['file:///home/diego/workspace/qin-cluster/pruebas/estadisticas/corrida-20120802000741.ods'#$acumulado.F118]" office:value-type="float" office:value="0">
            <text:p>0</text:p>
          </table:table-cell>
          <table:table-cell table:formula="of:=['file:///home/diego/workspace/qin-cluster/pruebas/estadisticas/corrida-20120802000741.ods'#$acumulado.G118]" office:value-type="float" office:value="0">
            <text:p>0</text:p>
          </table:table-cell>
          <table:table-cell table:formula="of:=[.L118]*100/[.$S$2]" office:value-type="float" office:value="0">
            <text:p>0,00</text:p>
          </table:table-cell>
          <table:table-cell table:formula="of:=[.I1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19]"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['file:///home/diego/workspace/qin-cluster/pruebas/estadisticas/corrida-20120802000741.ods'#$secuencia.B119]" office:value-type="float" office:value="0">
            <text:p>0</text:p>
          </table:table-cell>
          <table:table-cell table:formula="of:=['file:///home/diego/workspace/qin-cluster/pruebas/estadisticas/corrida-20120802000741.ods'#$secuencia.C119]" office:value-type="float" office:value="0">
            <text:p>0,00</text:p>
          </table:table-cell>
          <table:table-cell table:formula="of:=[.C1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19]" office:value-type="float" office:value="0">
            <text:p>0</text:p>
          </table:table-cell>
          <table:table-cell table:formula="of:=['file:///home/diego/workspace/qin-cluster/pruebas/estadisticas/corrida-20120802000741.ods'#$acumulado.A119]" office:value-type="float" office:value="0">
            <text:p>0</text:p>
          </table:table-cell>
          <table:table-cell table:formula="of:=['file:///home/diego/workspace/qin-cluster/pruebas/estadisticas/corrida-20120802000741.ods'#$acumulado.C119]" office:value-type="float" office:value="0">
            <text:p>0</text:p>
          </table:table-cell>
          <table:table-cell table:formula="of:=['file:///home/diego/workspace/qin-cluster/pruebas/estadisticas/corrida-20120802000741.ods'#$acumulado.D119]" office:value-type="float" office:value="0">
            <text:p>0</text:p>
          </table:table-cell>
          <table:table-cell table:formula="of:=['file:///home/diego/workspace/qin-cluster/pruebas/estadisticas/corrida-20120802000741.ods'#$acumulado.E119]" office:value-type="float" office:value="0">
            <text:p>0</text:p>
          </table:table-cell>
          <table:table-cell table:formula="of:=['file:///home/diego/workspace/qin-cluster/pruebas/estadisticas/corrida-20120802000741.ods'#$acumulado.F119]" office:value-type="float" office:value="0">
            <text:p>0</text:p>
          </table:table-cell>
          <table:table-cell table:formula="of:=['file:///home/diego/workspace/qin-cluster/pruebas/estadisticas/corrida-20120802000741.ods'#$acumulado.G119]" office:value-type="float" office:value="0">
            <text:p>0</text:p>
          </table:table-cell>
          <table:table-cell table:formula="of:=[.L119]*100/[.$S$2]" office:value-type="float" office:value="0">
            <text:p>0,00</text:p>
          </table:table-cell>
          <table:table-cell table:formula="of:=[.I1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0]" office:value-type="float" office:value="0">
            <text:p>0</text:p>
          </table:table-cell>
          <table:table-cell office:value-type="float" office:value="119">
            <text:p>119</text:p>
          </table:table-cell>
          <table:table-cell table:formula="of:=['file:///home/diego/workspace/qin-cluster/pruebas/estadisticas/corrida-20120802000741.ods'#$secuencia.B120]" office:value-type="float" office:value="0">
            <text:p>0</text:p>
          </table:table-cell>
          <table:table-cell table:formula="of:=['file:///home/diego/workspace/qin-cluster/pruebas/estadisticas/corrida-20120802000741.ods'#$secuencia.C120]" office:value-type="float" office:value="0">
            <text:p>0,00</text:p>
          </table:table-cell>
          <table:table-cell table:formula="of:=[.C1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0]" office:value-type="float" office:value="0">
            <text:p>0</text:p>
          </table:table-cell>
          <table:table-cell table:formula="of:=['file:///home/diego/workspace/qin-cluster/pruebas/estadisticas/corrida-20120802000741.ods'#$acumulado.A120]" office:value-type="float" office:value="0">
            <text:p>0</text:p>
          </table:table-cell>
          <table:table-cell table:formula="of:=['file:///home/diego/workspace/qin-cluster/pruebas/estadisticas/corrida-20120802000741.ods'#$acumulado.C120]" office:value-type="float" office:value="0">
            <text:p>0</text:p>
          </table:table-cell>
          <table:table-cell table:formula="of:=['file:///home/diego/workspace/qin-cluster/pruebas/estadisticas/corrida-20120802000741.ods'#$acumulado.D120]" office:value-type="float" office:value="0">
            <text:p>0</text:p>
          </table:table-cell>
          <table:table-cell table:formula="of:=['file:///home/diego/workspace/qin-cluster/pruebas/estadisticas/corrida-20120802000741.ods'#$acumulado.E120]" office:value-type="float" office:value="0">
            <text:p>0</text:p>
          </table:table-cell>
          <table:table-cell table:formula="of:=['file:///home/diego/workspace/qin-cluster/pruebas/estadisticas/corrida-20120802000741.ods'#$acumulado.F120]" office:value-type="float" office:value="0">
            <text:p>0</text:p>
          </table:table-cell>
          <table:table-cell table:formula="of:=['file:///home/diego/workspace/qin-cluster/pruebas/estadisticas/corrida-20120802000741.ods'#$acumulado.G120]" office:value-type="float" office:value="0">
            <text:p>0</text:p>
          </table:table-cell>
          <table:table-cell table:formula="of:=[.L120]*100/[.$S$2]" office:value-type="float" office:value="0">
            <text:p>0,00</text:p>
          </table:table-cell>
          <table:table-cell table:formula="of:=[.I1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1]"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'file:///home/diego/workspace/qin-cluster/pruebas/estadisticas/corrida-20120802000741.ods'#$secuencia.B121]" office:value-type="float" office:value="0">
            <text:p>0</text:p>
          </table:table-cell>
          <table:table-cell table:formula="of:=['file:///home/diego/workspace/qin-cluster/pruebas/estadisticas/corrida-20120802000741.ods'#$secuencia.C121]" office:value-type="float" office:value="0">
            <text:p>0,00</text:p>
          </table:table-cell>
          <table:table-cell table:formula="of:=[.C1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1]" office:value-type="float" office:value="0">
            <text:p>0</text:p>
          </table:table-cell>
          <table:table-cell table:formula="of:=['file:///home/diego/workspace/qin-cluster/pruebas/estadisticas/corrida-20120802000741.ods'#$acumulado.A121]" office:value-type="float" office:value="0">
            <text:p>0</text:p>
          </table:table-cell>
          <table:table-cell table:formula="of:=['file:///home/diego/workspace/qin-cluster/pruebas/estadisticas/corrida-20120802000741.ods'#$acumulado.C121]" office:value-type="float" office:value="0">
            <text:p>0</text:p>
          </table:table-cell>
          <table:table-cell table:formula="of:=['file:///home/diego/workspace/qin-cluster/pruebas/estadisticas/corrida-20120802000741.ods'#$acumulado.D121]" office:value-type="float" office:value="0">
            <text:p>0</text:p>
          </table:table-cell>
          <table:table-cell table:formula="of:=['file:///home/diego/workspace/qin-cluster/pruebas/estadisticas/corrida-20120802000741.ods'#$acumulado.E121]" office:value-type="float" office:value="0">
            <text:p>0</text:p>
          </table:table-cell>
          <table:table-cell table:formula="of:=['file:///home/diego/workspace/qin-cluster/pruebas/estadisticas/corrida-20120802000741.ods'#$acumulado.F121]" office:value-type="float" office:value="0">
            <text:p>0</text:p>
          </table:table-cell>
          <table:table-cell table:formula="of:=['file:///home/diego/workspace/qin-cluster/pruebas/estadisticas/corrida-20120802000741.ods'#$acumulado.G121]" office:value-type="float" office:value="0">
            <text:p>0</text:p>
          </table:table-cell>
          <table:table-cell table:formula="of:=[.L121]*100/[.$S$2]" office:value-type="float" office:value="0">
            <text:p>0,00</text:p>
          </table:table-cell>
          <table:table-cell table:formula="of:=[.I1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2]"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['file:///home/diego/workspace/qin-cluster/pruebas/estadisticas/corrida-20120802000741.ods'#$secuencia.B122]" office:value-type="float" office:value="0">
            <text:p>0</text:p>
          </table:table-cell>
          <table:table-cell table:formula="of:=['file:///home/diego/workspace/qin-cluster/pruebas/estadisticas/corrida-20120802000741.ods'#$secuencia.C122]" office:value-type="float" office:value="0">
            <text:p>0,00</text:p>
          </table:table-cell>
          <table:table-cell table:formula="of:=[.C1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2]" office:value-type="float" office:value="0">
            <text:p>0</text:p>
          </table:table-cell>
          <table:table-cell table:formula="of:=['file:///home/diego/workspace/qin-cluster/pruebas/estadisticas/corrida-20120802000741.ods'#$acumulado.A122]" office:value-type="float" office:value="0">
            <text:p>0</text:p>
          </table:table-cell>
          <table:table-cell table:formula="of:=['file:///home/diego/workspace/qin-cluster/pruebas/estadisticas/corrida-20120802000741.ods'#$acumulado.C122]" office:value-type="float" office:value="0">
            <text:p>0</text:p>
          </table:table-cell>
          <table:table-cell table:formula="of:=['file:///home/diego/workspace/qin-cluster/pruebas/estadisticas/corrida-20120802000741.ods'#$acumulado.D122]" office:value-type="float" office:value="0">
            <text:p>0</text:p>
          </table:table-cell>
          <table:table-cell table:formula="of:=['file:///home/diego/workspace/qin-cluster/pruebas/estadisticas/corrida-20120802000741.ods'#$acumulado.E122]" office:value-type="float" office:value="0">
            <text:p>0</text:p>
          </table:table-cell>
          <table:table-cell table:formula="of:=['file:///home/diego/workspace/qin-cluster/pruebas/estadisticas/corrida-20120802000741.ods'#$acumulado.F122]" office:value-type="float" office:value="0">
            <text:p>0</text:p>
          </table:table-cell>
          <table:table-cell table:formula="of:=['file:///home/diego/workspace/qin-cluster/pruebas/estadisticas/corrida-20120802000741.ods'#$acumulado.G122]" office:value-type="float" office:value="0">
            <text:p>0</text:p>
          </table:table-cell>
          <table:table-cell table:formula="of:=[.L122]*100/[.$S$2]" office:value-type="float" office:value="0">
            <text:p>0,00</text:p>
          </table:table-cell>
          <table:table-cell table:formula="of:=[.I1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3]"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['file:///home/diego/workspace/qin-cluster/pruebas/estadisticas/corrida-20120802000741.ods'#$secuencia.B123]" office:value-type="float" office:value="0">
            <text:p>0</text:p>
          </table:table-cell>
          <table:table-cell table:formula="of:=['file:///home/diego/workspace/qin-cluster/pruebas/estadisticas/corrida-20120802000741.ods'#$secuencia.C123]" office:value-type="float" office:value="0">
            <text:p>0,00</text:p>
          </table:table-cell>
          <table:table-cell table:formula="of:=[.C1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3]" office:value-type="float" office:value="0">
            <text:p>0</text:p>
          </table:table-cell>
          <table:table-cell table:formula="of:=['file:///home/diego/workspace/qin-cluster/pruebas/estadisticas/corrida-20120802000741.ods'#$acumulado.A123]" office:value-type="float" office:value="0">
            <text:p>0</text:p>
          </table:table-cell>
          <table:table-cell table:formula="of:=['file:///home/diego/workspace/qin-cluster/pruebas/estadisticas/corrida-20120802000741.ods'#$acumulado.C123]" office:value-type="float" office:value="0">
            <text:p>0</text:p>
          </table:table-cell>
          <table:table-cell table:formula="of:=['file:///home/diego/workspace/qin-cluster/pruebas/estadisticas/corrida-20120802000741.ods'#$acumulado.D123]" office:value-type="float" office:value="0">
            <text:p>0</text:p>
          </table:table-cell>
          <table:table-cell table:formula="of:=['file:///home/diego/workspace/qin-cluster/pruebas/estadisticas/corrida-20120802000741.ods'#$acumulado.E123]" office:value-type="float" office:value="0">
            <text:p>0</text:p>
          </table:table-cell>
          <table:table-cell table:formula="of:=['file:///home/diego/workspace/qin-cluster/pruebas/estadisticas/corrida-20120802000741.ods'#$acumulado.F123]" office:value-type="float" office:value="0">
            <text:p>0</text:p>
          </table:table-cell>
          <table:table-cell table:formula="of:=['file:///home/diego/workspace/qin-cluster/pruebas/estadisticas/corrida-20120802000741.ods'#$acumulado.G123]" office:value-type="float" office:value="0">
            <text:p>0</text:p>
          </table:table-cell>
          <table:table-cell table:formula="of:=[.L123]*100/[.$S$2]" office:value-type="float" office:value="0">
            <text:p>0,00</text:p>
          </table:table-cell>
          <table:table-cell table:formula="of:=[.I1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4]" office:value-type="float" office:value="0">
            <text:p>0</text:p>
          </table:table-cell>
          <table:table-cell office:value-type="float" office:value="123">
            <text:p>123</text:p>
          </table:table-cell>
          <table:table-cell table:formula="of:=['file:///home/diego/workspace/qin-cluster/pruebas/estadisticas/corrida-20120802000741.ods'#$secuencia.B124]" office:value-type="float" office:value="0">
            <text:p>0</text:p>
          </table:table-cell>
          <table:table-cell table:formula="of:=['file:///home/diego/workspace/qin-cluster/pruebas/estadisticas/corrida-20120802000741.ods'#$secuencia.C124]" office:value-type="float" office:value="0">
            <text:p>0,00</text:p>
          </table:table-cell>
          <table:table-cell table:formula="of:=[.C1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4]" office:value-type="float" office:value="0">
            <text:p>0</text:p>
          </table:table-cell>
          <table:table-cell table:formula="of:=['file:///home/diego/workspace/qin-cluster/pruebas/estadisticas/corrida-20120802000741.ods'#$acumulado.A124]" office:value-type="float" office:value="0">
            <text:p>0</text:p>
          </table:table-cell>
          <table:table-cell table:formula="of:=['file:///home/diego/workspace/qin-cluster/pruebas/estadisticas/corrida-20120802000741.ods'#$acumulado.C124]" office:value-type="float" office:value="0">
            <text:p>0</text:p>
          </table:table-cell>
          <table:table-cell table:formula="of:=['file:///home/diego/workspace/qin-cluster/pruebas/estadisticas/corrida-20120802000741.ods'#$acumulado.D124]" office:value-type="float" office:value="0">
            <text:p>0</text:p>
          </table:table-cell>
          <table:table-cell table:formula="of:=['file:///home/diego/workspace/qin-cluster/pruebas/estadisticas/corrida-20120802000741.ods'#$acumulado.E124]" office:value-type="float" office:value="0">
            <text:p>0</text:p>
          </table:table-cell>
          <table:table-cell table:formula="of:=['file:///home/diego/workspace/qin-cluster/pruebas/estadisticas/corrida-20120802000741.ods'#$acumulado.F124]" office:value-type="float" office:value="0">
            <text:p>0</text:p>
          </table:table-cell>
          <table:table-cell table:formula="of:=['file:///home/diego/workspace/qin-cluster/pruebas/estadisticas/corrida-20120802000741.ods'#$acumulado.G124]" office:value-type="float" office:value="0">
            <text:p>0</text:p>
          </table:table-cell>
          <table:table-cell table:formula="of:=[.L124]*100/[.$S$2]" office:value-type="float" office:value="0">
            <text:p>0,00</text:p>
          </table:table-cell>
          <table:table-cell table:formula="of:=[.I1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5]" office:value-type="float" office:value="0">
            <text:p>0</text:p>
          </table:table-cell>
          <table:table-cell office:value-type="float" office:value="124">
            <text:p>124</text:p>
          </table:table-cell>
          <table:table-cell table:formula="of:=['file:///home/diego/workspace/qin-cluster/pruebas/estadisticas/corrida-20120802000741.ods'#$secuencia.B125]" office:value-type="float" office:value="0">
            <text:p>0</text:p>
          </table:table-cell>
          <table:table-cell table:formula="of:=['file:///home/diego/workspace/qin-cluster/pruebas/estadisticas/corrida-20120802000741.ods'#$secuencia.C125]" office:value-type="float" office:value="0">
            <text:p>0,00</text:p>
          </table:table-cell>
          <table:table-cell table:formula="of:=[.C1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5]" office:value-type="float" office:value="0">
            <text:p>0</text:p>
          </table:table-cell>
          <table:table-cell table:formula="of:=['file:///home/diego/workspace/qin-cluster/pruebas/estadisticas/corrida-20120802000741.ods'#$acumulado.A125]" office:value-type="float" office:value="0">
            <text:p>0</text:p>
          </table:table-cell>
          <table:table-cell table:formula="of:=['file:///home/diego/workspace/qin-cluster/pruebas/estadisticas/corrida-20120802000741.ods'#$acumulado.C125]" office:value-type="float" office:value="0">
            <text:p>0</text:p>
          </table:table-cell>
          <table:table-cell table:formula="of:=['file:///home/diego/workspace/qin-cluster/pruebas/estadisticas/corrida-20120802000741.ods'#$acumulado.D125]" office:value-type="float" office:value="0">
            <text:p>0</text:p>
          </table:table-cell>
          <table:table-cell table:formula="of:=['file:///home/diego/workspace/qin-cluster/pruebas/estadisticas/corrida-20120802000741.ods'#$acumulado.E125]" office:value-type="float" office:value="0">
            <text:p>0</text:p>
          </table:table-cell>
          <table:table-cell table:formula="of:=['file:///home/diego/workspace/qin-cluster/pruebas/estadisticas/corrida-20120802000741.ods'#$acumulado.F125]" office:value-type="float" office:value="0">
            <text:p>0</text:p>
          </table:table-cell>
          <table:table-cell table:formula="of:=['file:///home/diego/workspace/qin-cluster/pruebas/estadisticas/corrida-20120802000741.ods'#$acumulado.G125]" office:value-type="float" office:value="0">
            <text:p>0</text:p>
          </table:table-cell>
          <table:table-cell table:formula="of:=[.L125]*100/[.$S$2]" office:value-type="float" office:value="0">
            <text:p>0,00</text:p>
          </table:table-cell>
          <table:table-cell table:formula="of:=[.I1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6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'file:///home/diego/workspace/qin-cluster/pruebas/estadisticas/corrida-20120802000741.ods'#$secuencia.B126]" office:value-type="float" office:value="0">
            <text:p>0</text:p>
          </table:table-cell>
          <table:table-cell table:formula="of:=['file:///home/diego/workspace/qin-cluster/pruebas/estadisticas/corrida-20120802000741.ods'#$secuencia.C126]" office:value-type="float" office:value="0">
            <text:p>0,00</text:p>
          </table:table-cell>
          <table:table-cell table:formula="of:=[.C1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6]" office:value-type="float" office:value="0">
            <text:p>0</text:p>
          </table:table-cell>
          <table:table-cell table:formula="of:=['file:///home/diego/workspace/qin-cluster/pruebas/estadisticas/corrida-20120802000741.ods'#$acumulado.A126]" office:value-type="float" office:value="0">
            <text:p>0</text:p>
          </table:table-cell>
          <table:table-cell table:formula="of:=['file:///home/diego/workspace/qin-cluster/pruebas/estadisticas/corrida-20120802000741.ods'#$acumulado.C126]" office:value-type="float" office:value="0">
            <text:p>0</text:p>
          </table:table-cell>
          <table:table-cell table:formula="of:=['file:///home/diego/workspace/qin-cluster/pruebas/estadisticas/corrida-20120802000741.ods'#$acumulado.D126]" office:value-type="float" office:value="0">
            <text:p>0</text:p>
          </table:table-cell>
          <table:table-cell table:formula="of:=['file:///home/diego/workspace/qin-cluster/pruebas/estadisticas/corrida-20120802000741.ods'#$acumulado.E126]" office:value-type="float" office:value="0">
            <text:p>0</text:p>
          </table:table-cell>
          <table:table-cell table:formula="of:=['file:///home/diego/workspace/qin-cluster/pruebas/estadisticas/corrida-20120802000741.ods'#$acumulado.F126]" office:value-type="float" office:value="0">
            <text:p>0</text:p>
          </table:table-cell>
          <table:table-cell table:formula="of:=['file:///home/diego/workspace/qin-cluster/pruebas/estadisticas/corrida-20120802000741.ods'#$acumulado.G126]" office:value-type="float" office:value="0">
            <text:p>0</text:p>
          </table:table-cell>
          <table:table-cell table:formula="of:=[.L126]*100/[.$S$2]" office:value-type="float" office:value="0">
            <text:p>0,00</text:p>
          </table:table-cell>
          <table:table-cell table:formula="of:=[.I1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7]"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['file:///home/diego/workspace/qin-cluster/pruebas/estadisticas/corrida-20120802000741.ods'#$secuencia.B127]" office:value-type="float" office:value="0">
            <text:p>0</text:p>
          </table:table-cell>
          <table:table-cell table:formula="of:=['file:///home/diego/workspace/qin-cluster/pruebas/estadisticas/corrida-20120802000741.ods'#$secuencia.C127]" office:value-type="float" office:value="0">
            <text:p>0,00</text:p>
          </table:table-cell>
          <table:table-cell table:formula="of:=[.C1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7]" office:value-type="float" office:value="0">
            <text:p>0</text:p>
          </table:table-cell>
          <table:table-cell table:formula="of:=['file:///home/diego/workspace/qin-cluster/pruebas/estadisticas/corrida-20120802000741.ods'#$acumulado.A127]" office:value-type="float" office:value="0">
            <text:p>0</text:p>
          </table:table-cell>
          <table:table-cell table:formula="of:=['file:///home/diego/workspace/qin-cluster/pruebas/estadisticas/corrida-20120802000741.ods'#$acumulado.C127]" office:value-type="float" office:value="0">
            <text:p>0</text:p>
          </table:table-cell>
          <table:table-cell table:formula="of:=['file:///home/diego/workspace/qin-cluster/pruebas/estadisticas/corrida-20120802000741.ods'#$acumulado.D127]" office:value-type="float" office:value="0">
            <text:p>0</text:p>
          </table:table-cell>
          <table:table-cell table:formula="of:=['file:///home/diego/workspace/qin-cluster/pruebas/estadisticas/corrida-20120802000741.ods'#$acumulado.E127]" office:value-type="float" office:value="0">
            <text:p>0</text:p>
          </table:table-cell>
          <table:table-cell table:formula="of:=['file:///home/diego/workspace/qin-cluster/pruebas/estadisticas/corrida-20120802000741.ods'#$acumulado.F127]" office:value-type="float" office:value="0">
            <text:p>0</text:p>
          </table:table-cell>
          <table:table-cell table:formula="of:=['file:///home/diego/workspace/qin-cluster/pruebas/estadisticas/corrida-20120802000741.ods'#$acumulado.G127]" office:value-type="float" office:value="0">
            <text:p>0</text:p>
          </table:table-cell>
          <table:table-cell table:formula="of:=[.L127]*100/[.$S$2]" office:value-type="float" office:value="0">
            <text:p>0,00</text:p>
          </table:table-cell>
          <table:table-cell table:formula="of:=[.I1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8]"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['file:///home/diego/workspace/qin-cluster/pruebas/estadisticas/corrida-20120802000741.ods'#$secuencia.B128]" office:value-type="float" office:value="0">
            <text:p>0</text:p>
          </table:table-cell>
          <table:table-cell table:formula="of:=['file:///home/diego/workspace/qin-cluster/pruebas/estadisticas/corrida-20120802000741.ods'#$secuencia.C128]" office:value-type="float" office:value="0">
            <text:p>0,00</text:p>
          </table:table-cell>
          <table:table-cell table:formula="of:=[.C1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8]" office:value-type="float" office:value="0">
            <text:p>0</text:p>
          </table:table-cell>
          <table:table-cell table:formula="of:=['file:///home/diego/workspace/qin-cluster/pruebas/estadisticas/corrida-20120802000741.ods'#$acumulado.A128]" office:value-type="float" office:value="0">
            <text:p>0</text:p>
          </table:table-cell>
          <table:table-cell table:formula="of:=['file:///home/diego/workspace/qin-cluster/pruebas/estadisticas/corrida-20120802000741.ods'#$acumulado.C128]" office:value-type="float" office:value="0">
            <text:p>0</text:p>
          </table:table-cell>
          <table:table-cell table:formula="of:=['file:///home/diego/workspace/qin-cluster/pruebas/estadisticas/corrida-20120802000741.ods'#$acumulado.D128]" office:value-type="float" office:value="0">
            <text:p>0</text:p>
          </table:table-cell>
          <table:table-cell table:formula="of:=['file:///home/diego/workspace/qin-cluster/pruebas/estadisticas/corrida-20120802000741.ods'#$acumulado.E128]" office:value-type="float" office:value="0">
            <text:p>0</text:p>
          </table:table-cell>
          <table:table-cell table:formula="of:=['file:///home/diego/workspace/qin-cluster/pruebas/estadisticas/corrida-20120802000741.ods'#$acumulado.F128]" office:value-type="float" office:value="0">
            <text:p>0</text:p>
          </table:table-cell>
          <table:table-cell table:formula="of:=['file:///home/diego/workspace/qin-cluster/pruebas/estadisticas/corrida-20120802000741.ods'#$acumulado.G128]" office:value-type="float" office:value="0">
            <text:p>0</text:p>
          </table:table-cell>
          <table:table-cell table:formula="of:=[.L128]*100/[.$S$2]" office:value-type="float" office:value="0">
            <text:p>0,00</text:p>
          </table:table-cell>
          <table:table-cell table:formula="of:=[.I1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29]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'file:///home/diego/workspace/qin-cluster/pruebas/estadisticas/corrida-20120802000741.ods'#$secuencia.B129]" office:value-type="float" office:value="0">
            <text:p>0</text:p>
          </table:table-cell>
          <table:table-cell table:formula="of:=['file:///home/diego/workspace/qin-cluster/pruebas/estadisticas/corrida-20120802000741.ods'#$secuencia.C129]" office:value-type="float" office:value="0">
            <text:p>0,00</text:p>
          </table:table-cell>
          <table:table-cell table:formula="of:=[.C1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29]" office:value-type="float" office:value="0">
            <text:p>0</text:p>
          </table:table-cell>
          <table:table-cell table:formula="of:=['file:///home/diego/workspace/qin-cluster/pruebas/estadisticas/corrida-20120802000741.ods'#$acumulado.A129]" office:value-type="float" office:value="0">
            <text:p>0</text:p>
          </table:table-cell>
          <table:table-cell table:formula="of:=['file:///home/diego/workspace/qin-cluster/pruebas/estadisticas/corrida-20120802000741.ods'#$acumulado.C129]" office:value-type="float" office:value="0">
            <text:p>0</text:p>
          </table:table-cell>
          <table:table-cell table:formula="of:=['file:///home/diego/workspace/qin-cluster/pruebas/estadisticas/corrida-20120802000741.ods'#$acumulado.D129]" office:value-type="float" office:value="0">
            <text:p>0</text:p>
          </table:table-cell>
          <table:table-cell table:formula="of:=['file:///home/diego/workspace/qin-cluster/pruebas/estadisticas/corrida-20120802000741.ods'#$acumulado.E129]" office:value-type="float" office:value="0">
            <text:p>0</text:p>
          </table:table-cell>
          <table:table-cell table:formula="of:=['file:///home/diego/workspace/qin-cluster/pruebas/estadisticas/corrida-20120802000741.ods'#$acumulado.F129]" office:value-type="float" office:value="0">
            <text:p>0</text:p>
          </table:table-cell>
          <table:table-cell table:formula="of:=['file:///home/diego/workspace/qin-cluster/pruebas/estadisticas/corrida-20120802000741.ods'#$acumulado.G129]" office:value-type="float" office:value="0">
            <text:p>0</text:p>
          </table:table-cell>
          <table:table-cell table:formula="of:=[.L129]*100/[.$S$2]" office:value-type="float" office:value="0">
            <text:p>0,00</text:p>
          </table:table-cell>
          <table:table-cell table:formula="of:=[.I1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0]" office:value-type="float" office:value="0">
            <text:p>0</text:p>
          </table:table-cell>
          <table:table-cell office:value-type="float" office:value="129">
            <text:p>129</text:p>
          </table:table-cell>
          <table:table-cell table:formula="of:=['file:///home/diego/workspace/qin-cluster/pruebas/estadisticas/corrida-20120802000741.ods'#$secuencia.B130]" office:value-type="float" office:value="0">
            <text:p>0</text:p>
          </table:table-cell>
          <table:table-cell table:formula="of:=['file:///home/diego/workspace/qin-cluster/pruebas/estadisticas/corrida-20120802000741.ods'#$secuencia.C130]" office:value-type="float" office:value="0">
            <text:p>0,00</text:p>
          </table:table-cell>
          <table:table-cell table:formula="of:=[.C1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0]" office:value-type="float" office:value="0">
            <text:p>0</text:p>
          </table:table-cell>
          <table:table-cell table:formula="of:=['file:///home/diego/workspace/qin-cluster/pruebas/estadisticas/corrida-20120802000741.ods'#$acumulado.A130]" office:value-type="float" office:value="0">
            <text:p>0</text:p>
          </table:table-cell>
          <table:table-cell table:formula="of:=['file:///home/diego/workspace/qin-cluster/pruebas/estadisticas/corrida-20120802000741.ods'#$acumulado.C130]" office:value-type="float" office:value="0">
            <text:p>0</text:p>
          </table:table-cell>
          <table:table-cell table:formula="of:=['file:///home/diego/workspace/qin-cluster/pruebas/estadisticas/corrida-20120802000741.ods'#$acumulado.D130]" office:value-type="float" office:value="0">
            <text:p>0</text:p>
          </table:table-cell>
          <table:table-cell table:formula="of:=['file:///home/diego/workspace/qin-cluster/pruebas/estadisticas/corrida-20120802000741.ods'#$acumulado.E130]" office:value-type="float" office:value="0">
            <text:p>0</text:p>
          </table:table-cell>
          <table:table-cell table:formula="of:=['file:///home/diego/workspace/qin-cluster/pruebas/estadisticas/corrida-20120802000741.ods'#$acumulado.F130]" office:value-type="float" office:value="0">
            <text:p>0</text:p>
          </table:table-cell>
          <table:table-cell table:formula="of:=['file:///home/diego/workspace/qin-cluster/pruebas/estadisticas/corrida-20120802000741.ods'#$acumulado.G130]" office:value-type="float" office:value="0">
            <text:p>0</text:p>
          </table:table-cell>
          <table:table-cell table:formula="of:=[.L130]*100/[.$S$2]" office:value-type="float" office:value="0">
            <text:p>0,00</text:p>
          </table:table-cell>
          <table:table-cell table:formula="of:=[.I1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1]" office:value-type="float" office:value="0">
            <text:p>0</text:p>
          </table:table-cell>
          <table:table-cell office:value-type="float" office:value="130">
            <text:p>130</text:p>
          </table:table-cell>
          <table:table-cell table:formula="of:=['file:///home/diego/workspace/qin-cluster/pruebas/estadisticas/corrida-20120802000741.ods'#$secuencia.B131]" office:value-type="float" office:value="0">
            <text:p>0</text:p>
          </table:table-cell>
          <table:table-cell table:formula="of:=['file:///home/diego/workspace/qin-cluster/pruebas/estadisticas/corrida-20120802000741.ods'#$secuencia.C131]" office:value-type="float" office:value="0">
            <text:p>0,00</text:p>
          </table:table-cell>
          <table:table-cell table:formula="of:=[.C1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1]" office:value-type="float" office:value="0">
            <text:p>0</text:p>
          </table:table-cell>
          <table:table-cell table:formula="of:=['file:///home/diego/workspace/qin-cluster/pruebas/estadisticas/corrida-20120802000741.ods'#$acumulado.A131]" office:value-type="float" office:value="0">
            <text:p>0</text:p>
          </table:table-cell>
          <table:table-cell table:formula="of:=['file:///home/diego/workspace/qin-cluster/pruebas/estadisticas/corrida-20120802000741.ods'#$acumulado.C131]" office:value-type="float" office:value="0">
            <text:p>0</text:p>
          </table:table-cell>
          <table:table-cell table:formula="of:=['file:///home/diego/workspace/qin-cluster/pruebas/estadisticas/corrida-20120802000741.ods'#$acumulado.D131]" office:value-type="float" office:value="0">
            <text:p>0</text:p>
          </table:table-cell>
          <table:table-cell table:formula="of:=['file:///home/diego/workspace/qin-cluster/pruebas/estadisticas/corrida-20120802000741.ods'#$acumulado.E131]" office:value-type="float" office:value="0">
            <text:p>0</text:p>
          </table:table-cell>
          <table:table-cell table:formula="of:=['file:///home/diego/workspace/qin-cluster/pruebas/estadisticas/corrida-20120802000741.ods'#$acumulado.F131]" office:value-type="float" office:value="0">
            <text:p>0</text:p>
          </table:table-cell>
          <table:table-cell table:formula="of:=['file:///home/diego/workspace/qin-cluster/pruebas/estadisticas/corrida-20120802000741.ods'#$acumulado.G131]" office:value-type="float" office:value="0">
            <text:p>0</text:p>
          </table:table-cell>
          <table:table-cell table:formula="of:=[.L131]*100/[.$S$2]" office:value-type="float" office:value="0">
            <text:p>0,00</text:p>
          </table:table-cell>
          <table:table-cell table:formula="of:=[.I1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2]"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['file:///home/diego/workspace/qin-cluster/pruebas/estadisticas/corrida-20120802000741.ods'#$secuencia.B132]" office:value-type="float" office:value="0">
            <text:p>0</text:p>
          </table:table-cell>
          <table:table-cell table:formula="of:=['file:///home/diego/workspace/qin-cluster/pruebas/estadisticas/corrida-20120802000741.ods'#$secuencia.C132]" office:value-type="float" office:value="0">
            <text:p>0,00</text:p>
          </table:table-cell>
          <table:table-cell table:formula="of:=[.C1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2]" office:value-type="float" office:value="0">
            <text:p>0</text:p>
          </table:table-cell>
          <table:table-cell table:formula="of:=['file:///home/diego/workspace/qin-cluster/pruebas/estadisticas/corrida-20120802000741.ods'#$acumulado.A132]" office:value-type="float" office:value="0">
            <text:p>0</text:p>
          </table:table-cell>
          <table:table-cell table:formula="of:=['file:///home/diego/workspace/qin-cluster/pruebas/estadisticas/corrida-20120802000741.ods'#$acumulado.C132]" office:value-type="float" office:value="0">
            <text:p>0</text:p>
          </table:table-cell>
          <table:table-cell table:formula="of:=['file:///home/diego/workspace/qin-cluster/pruebas/estadisticas/corrida-20120802000741.ods'#$acumulado.D132]" office:value-type="float" office:value="0">
            <text:p>0</text:p>
          </table:table-cell>
          <table:table-cell table:formula="of:=['file:///home/diego/workspace/qin-cluster/pruebas/estadisticas/corrida-20120802000741.ods'#$acumulado.E132]" office:value-type="float" office:value="0">
            <text:p>0</text:p>
          </table:table-cell>
          <table:table-cell table:formula="of:=['file:///home/diego/workspace/qin-cluster/pruebas/estadisticas/corrida-20120802000741.ods'#$acumulado.F132]" office:value-type="float" office:value="0">
            <text:p>0</text:p>
          </table:table-cell>
          <table:table-cell table:formula="of:=['file:///home/diego/workspace/qin-cluster/pruebas/estadisticas/corrida-20120802000741.ods'#$acumulado.G132]" office:value-type="float" office:value="0">
            <text:p>0</text:p>
          </table:table-cell>
          <table:table-cell table:formula="of:=[.L132]*100/[.$S$2]" office:value-type="float" office:value="0">
            <text:p>0,00</text:p>
          </table:table-cell>
          <table:table-cell table:formula="of:=[.I1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3]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['file:///home/diego/workspace/qin-cluster/pruebas/estadisticas/corrida-20120802000741.ods'#$secuencia.B133]" office:value-type="float" office:value="0">
            <text:p>0</text:p>
          </table:table-cell>
          <table:table-cell table:formula="of:=['file:///home/diego/workspace/qin-cluster/pruebas/estadisticas/corrida-20120802000741.ods'#$secuencia.C133]" office:value-type="float" office:value="0">
            <text:p>0,00</text:p>
          </table:table-cell>
          <table:table-cell table:formula="of:=[.C1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3]" office:value-type="float" office:value="0">
            <text:p>0</text:p>
          </table:table-cell>
          <table:table-cell table:formula="of:=['file:///home/diego/workspace/qin-cluster/pruebas/estadisticas/corrida-20120802000741.ods'#$acumulado.A133]" office:value-type="float" office:value="0">
            <text:p>0</text:p>
          </table:table-cell>
          <table:table-cell table:formula="of:=['file:///home/diego/workspace/qin-cluster/pruebas/estadisticas/corrida-20120802000741.ods'#$acumulado.C133]" office:value-type="float" office:value="0">
            <text:p>0</text:p>
          </table:table-cell>
          <table:table-cell table:formula="of:=['file:///home/diego/workspace/qin-cluster/pruebas/estadisticas/corrida-20120802000741.ods'#$acumulado.D133]" office:value-type="float" office:value="0">
            <text:p>0</text:p>
          </table:table-cell>
          <table:table-cell table:formula="of:=['file:///home/diego/workspace/qin-cluster/pruebas/estadisticas/corrida-20120802000741.ods'#$acumulado.E133]" office:value-type="float" office:value="0">
            <text:p>0</text:p>
          </table:table-cell>
          <table:table-cell table:formula="of:=['file:///home/diego/workspace/qin-cluster/pruebas/estadisticas/corrida-20120802000741.ods'#$acumulado.F133]" office:value-type="float" office:value="0">
            <text:p>0</text:p>
          </table:table-cell>
          <table:table-cell table:formula="of:=['file:///home/diego/workspace/qin-cluster/pruebas/estadisticas/corrida-20120802000741.ods'#$acumulado.G133]" office:value-type="float" office:value="0">
            <text:p>0</text:p>
          </table:table-cell>
          <table:table-cell table:formula="of:=[.L133]*100/[.$S$2]" office:value-type="float" office:value="0">
            <text:p>0,00</text:p>
          </table:table-cell>
          <table:table-cell table:formula="of:=[.I1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4]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['file:///home/diego/workspace/qin-cluster/pruebas/estadisticas/corrida-20120802000741.ods'#$secuencia.B134]" office:value-type="float" office:value="0">
            <text:p>0</text:p>
          </table:table-cell>
          <table:table-cell table:formula="of:=['file:///home/diego/workspace/qin-cluster/pruebas/estadisticas/corrida-20120802000741.ods'#$secuencia.C134]" office:value-type="float" office:value="0">
            <text:p>0,00</text:p>
          </table:table-cell>
          <table:table-cell table:formula="of:=[.C1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4]" office:value-type="float" office:value="0">
            <text:p>0</text:p>
          </table:table-cell>
          <table:table-cell table:formula="of:=['file:///home/diego/workspace/qin-cluster/pruebas/estadisticas/corrida-20120802000741.ods'#$acumulado.A134]" office:value-type="float" office:value="0">
            <text:p>0</text:p>
          </table:table-cell>
          <table:table-cell table:formula="of:=['file:///home/diego/workspace/qin-cluster/pruebas/estadisticas/corrida-20120802000741.ods'#$acumulado.C134]" office:value-type="float" office:value="0">
            <text:p>0</text:p>
          </table:table-cell>
          <table:table-cell table:formula="of:=['file:///home/diego/workspace/qin-cluster/pruebas/estadisticas/corrida-20120802000741.ods'#$acumulado.D134]" office:value-type="float" office:value="0">
            <text:p>0</text:p>
          </table:table-cell>
          <table:table-cell table:formula="of:=['file:///home/diego/workspace/qin-cluster/pruebas/estadisticas/corrida-20120802000741.ods'#$acumulado.E134]" office:value-type="float" office:value="0">
            <text:p>0</text:p>
          </table:table-cell>
          <table:table-cell table:formula="of:=['file:///home/diego/workspace/qin-cluster/pruebas/estadisticas/corrida-20120802000741.ods'#$acumulado.F134]" office:value-type="float" office:value="0">
            <text:p>0</text:p>
          </table:table-cell>
          <table:table-cell table:formula="of:=['file:///home/diego/workspace/qin-cluster/pruebas/estadisticas/corrida-20120802000741.ods'#$acumulado.G134]" office:value-type="float" office:value="0">
            <text:p>0</text:p>
          </table:table-cell>
          <table:table-cell table:formula="of:=[.L134]*100/[.$S$2]" office:value-type="float" office:value="0">
            <text:p>0,00</text:p>
          </table:table-cell>
          <table:table-cell table:formula="of:=[.I1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5]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['file:///home/diego/workspace/qin-cluster/pruebas/estadisticas/corrida-20120802000741.ods'#$secuencia.B135]" office:value-type="float" office:value="0">
            <text:p>0</text:p>
          </table:table-cell>
          <table:table-cell table:formula="of:=['file:///home/diego/workspace/qin-cluster/pruebas/estadisticas/corrida-20120802000741.ods'#$secuencia.C135]" office:value-type="float" office:value="0">
            <text:p>0,00</text:p>
          </table:table-cell>
          <table:table-cell table:formula="of:=[.C1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5]" office:value-type="float" office:value="0">
            <text:p>0</text:p>
          </table:table-cell>
          <table:table-cell table:formula="of:=['file:///home/diego/workspace/qin-cluster/pruebas/estadisticas/corrida-20120802000741.ods'#$acumulado.A135]" office:value-type="float" office:value="0">
            <text:p>0</text:p>
          </table:table-cell>
          <table:table-cell table:formula="of:=['file:///home/diego/workspace/qin-cluster/pruebas/estadisticas/corrida-20120802000741.ods'#$acumulado.C135]" office:value-type="float" office:value="0">
            <text:p>0</text:p>
          </table:table-cell>
          <table:table-cell table:formula="of:=['file:///home/diego/workspace/qin-cluster/pruebas/estadisticas/corrida-20120802000741.ods'#$acumulado.D135]" office:value-type="float" office:value="0">
            <text:p>0</text:p>
          </table:table-cell>
          <table:table-cell table:formula="of:=['file:///home/diego/workspace/qin-cluster/pruebas/estadisticas/corrida-20120802000741.ods'#$acumulado.E135]" office:value-type="float" office:value="0">
            <text:p>0</text:p>
          </table:table-cell>
          <table:table-cell table:formula="of:=['file:///home/diego/workspace/qin-cluster/pruebas/estadisticas/corrida-20120802000741.ods'#$acumulado.F135]" office:value-type="float" office:value="0">
            <text:p>0</text:p>
          </table:table-cell>
          <table:table-cell table:formula="of:=['file:///home/diego/workspace/qin-cluster/pruebas/estadisticas/corrida-20120802000741.ods'#$acumulado.G135]" office:value-type="float" office:value="0">
            <text:p>0</text:p>
          </table:table-cell>
          <table:table-cell table:formula="of:=[.L135]*100/[.$S$2]" office:value-type="float" office:value="0">
            <text:p>0,00</text:p>
          </table:table-cell>
          <table:table-cell table:formula="of:=[.I1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6]"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['file:///home/diego/workspace/qin-cluster/pruebas/estadisticas/corrida-20120802000741.ods'#$secuencia.B136]" office:value-type="float" office:value="0">
            <text:p>0</text:p>
          </table:table-cell>
          <table:table-cell table:formula="of:=['file:///home/diego/workspace/qin-cluster/pruebas/estadisticas/corrida-20120802000741.ods'#$secuencia.C136]" office:value-type="float" office:value="0">
            <text:p>0,00</text:p>
          </table:table-cell>
          <table:table-cell table:formula="of:=[.C1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6]" office:value-type="float" office:value="0">
            <text:p>0</text:p>
          </table:table-cell>
          <table:table-cell table:formula="of:=['file:///home/diego/workspace/qin-cluster/pruebas/estadisticas/corrida-20120802000741.ods'#$acumulado.A136]" office:value-type="float" office:value="0">
            <text:p>0</text:p>
          </table:table-cell>
          <table:table-cell table:formula="of:=['file:///home/diego/workspace/qin-cluster/pruebas/estadisticas/corrida-20120802000741.ods'#$acumulado.C136]" office:value-type="float" office:value="0">
            <text:p>0</text:p>
          </table:table-cell>
          <table:table-cell table:formula="of:=['file:///home/diego/workspace/qin-cluster/pruebas/estadisticas/corrida-20120802000741.ods'#$acumulado.D136]" office:value-type="float" office:value="0">
            <text:p>0</text:p>
          </table:table-cell>
          <table:table-cell table:formula="of:=['file:///home/diego/workspace/qin-cluster/pruebas/estadisticas/corrida-20120802000741.ods'#$acumulado.E136]" office:value-type="float" office:value="0">
            <text:p>0</text:p>
          </table:table-cell>
          <table:table-cell table:formula="of:=['file:///home/diego/workspace/qin-cluster/pruebas/estadisticas/corrida-20120802000741.ods'#$acumulado.F136]" office:value-type="float" office:value="0">
            <text:p>0</text:p>
          </table:table-cell>
          <table:table-cell table:formula="of:=['file:///home/diego/workspace/qin-cluster/pruebas/estadisticas/corrida-20120802000741.ods'#$acumulado.G136]" office:value-type="float" office:value="0">
            <text:p>0</text:p>
          </table:table-cell>
          <table:table-cell table:formula="of:=[.L136]*100/[.$S$2]" office:value-type="float" office:value="0">
            <text:p>0,00</text:p>
          </table:table-cell>
          <table:table-cell table:formula="of:=[.I1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7]"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['file:///home/diego/workspace/qin-cluster/pruebas/estadisticas/corrida-20120802000741.ods'#$secuencia.B137]" office:value-type="float" office:value="0">
            <text:p>0</text:p>
          </table:table-cell>
          <table:table-cell table:formula="of:=['file:///home/diego/workspace/qin-cluster/pruebas/estadisticas/corrida-20120802000741.ods'#$secuencia.C137]" office:value-type="float" office:value="0">
            <text:p>0,00</text:p>
          </table:table-cell>
          <table:table-cell table:formula="of:=[.C1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7]" office:value-type="float" office:value="0">
            <text:p>0</text:p>
          </table:table-cell>
          <table:table-cell table:formula="of:=['file:///home/diego/workspace/qin-cluster/pruebas/estadisticas/corrida-20120802000741.ods'#$acumulado.A137]" office:value-type="float" office:value="0">
            <text:p>0</text:p>
          </table:table-cell>
          <table:table-cell table:formula="of:=['file:///home/diego/workspace/qin-cluster/pruebas/estadisticas/corrida-20120802000741.ods'#$acumulado.C137]" office:value-type="float" office:value="0">
            <text:p>0</text:p>
          </table:table-cell>
          <table:table-cell table:formula="of:=['file:///home/diego/workspace/qin-cluster/pruebas/estadisticas/corrida-20120802000741.ods'#$acumulado.D137]" office:value-type="float" office:value="0">
            <text:p>0</text:p>
          </table:table-cell>
          <table:table-cell table:formula="of:=['file:///home/diego/workspace/qin-cluster/pruebas/estadisticas/corrida-20120802000741.ods'#$acumulado.E137]" office:value-type="float" office:value="0">
            <text:p>0</text:p>
          </table:table-cell>
          <table:table-cell table:formula="of:=['file:///home/diego/workspace/qin-cluster/pruebas/estadisticas/corrida-20120802000741.ods'#$acumulado.F137]" office:value-type="float" office:value="0">
            <text:p>0</text:p>
          </table:table-cell>
          <table:table-cell table:formula="of:=['file:///home/diego/workspace/qin-cluster/pruebas/estadisticas/corrida-20120802000741.ods'#$acumulado.G137]" office:value-type="float" office:value="0">
            <text:p>0</text:p>
          </table:table-cell>
          <table:table-cell table:formula="of:=[.L137]*100/[.$S$2]" office:value-type="float" office:value="0">
            <text:p>0,00</text:p>
          </table:table-cell>
          <table:table-cell table:formula="of:=[.I1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8]" office:value-type="float" office:value="0">
            <text:p>0</text:p>
          </table:table-cell>
          <table:table-cell office:value-type="float" office:value="137">
            <text:p>137</text:p>
          </table:table-cell>
          <table:table-cell table:formula="of:=['file:///home/diego/workspace/qin-cluster/pruebas/estadisticas/corrida-20120802000741.ods'#$secuencia.B138]" office:value-type="float" office:value="0">
            <text:p>0</text:p>
          </table:table-cell>
          <table:table-cell table:formula="of:=['file:///home/diego/workspace/qin-cluster/pruebas/estadisticas/corrida-20120802000741.ods'#$secuencia.C138]" office:value-type="float" office:value="0">
            <text:p>0,00</text:p>
          </table:table-cell>
          <table:table-cell table:formula="of:=[.C1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8]" office:value-type="float" office:value="0">
            <text:p>0</text:p>
          </table:table-cell>
          <table:table-cell table:formula="of:=['file:///home/diego/workspace/qin-cluster/pruebas/estadisticas/corrida-20120802000741.ods'#$acumulado.A138]" office:value-type="float" office:value="0">
            <text:p>0</text:p>
          </table:table-cell>
          <table:table-cell table:formula="of:=['file:///home/diego/workspace/qin-cluster/pruebas/estadisticas/corrida-20120802000741.ods'#$acumulado.C138]" office:value-type="float" office:value="0">
            <text:p>0</text:p>
          </table:table-cell>
          <table:table-cell table:formula="of:=['file:///home/diego/workspace/qin-cluster/pruebas/estadisticas/corrida-20120802000741.ods'#$acumulado.D138]" office:value-type="float" office:value="0">
            <text:p>0</text:p>
          </table:table-cell>
          <table:table-cell table:formula="of:=['file:///home/diego/workspace/qin-cluster/pruebas/estadisticas/corrida-20120802000741.ods'#$acumulado.E138]" office:value-type="float" office:value="0">
            <text:p>0</text:p>
          </table:table-cell>
          <table:table-cell table:formula="of:=['file:///home/diego/workspace/qin-cluster/pruebas/estadisticas/corrida-20120802000741.ods'#$acumulado.F138]" office:value-type="float" office:value="0">
            <text:p>0</text:p>
          </table:table-cell>
          <table:table-cell table:formula="of:=['file:///home/diego/workspace/qin-cluster/pruebas/estadisticas/corrida-20120802000741.ods'#$acumulado.G138]" office:value-type="float" office:value="0">
            <text:p>0</text:p>
          </table:table-cell>
          <table:table-cell table:formula="of:=[.L138]*100/[.$S$2]" office:value-type="float" office:value="0">
            <text:p>0,00</text:p>
          </table:table-cell>
          <table:table-cell table:formula="of:=[.I1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39]"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['file:///home/diego/workspace/qin-cluster/pruebas/estadisticas/corrida-20120802000741.ods'#$secuencia.B139]" office:value-type="float" office:value="0">
            <text:p>0</text:p>
          </table:table-cell>
          <table:table-cell table:formula="of:=['file:///home/diego/workspace/qin-cluster/pruebas/estadisticas/corrida-20120802000741.ods'#$secuencia.C139]" office:value-type="float" office:value="0">
            <text:p>0,00</text:p>
          </table:table-cell>
          <table:table-cell table:formula="of:=[.C1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39]" office:value-type="float" office:value="0">
            <text:p>0</text:p>
          </table:table-cell>
          <table:table-cell table:formula="of:=['file:///home/diego/workspace/qin-cluster/pruebas/estadisticas/corrida-20120802000741.ods'#$acumulado.A139]" office:value-type="float" office:value="0">
            <text:p>0</text:p>
          </table:table-cell>
          <table:table-cell table:formula="of:=['file:///home/diego/workspace/qin-cluster/pruebas/estadisticas/corrida-20120802000741.ods'#$acumulado.C139]" office:value-type="float" office:value="0">
            <text:p>0</text:p>
          </table:table-cell>
          <table:table-cell table:formula="of:=['file:///home/diego/workspace/qin-cluster/pruebas/estadisticas/corrida-20120802000741.ods'#$acumulado.D139]" office:value-type="float" office:value="0">
            <text:p>0</text:p>
          </table:table-cell>
          <table:table-cell table:formula="of:=['file:///home/diego/workspace/qin-cluster/pruebas/estadisticas/corrida-20120802000741.ods'#$acumulado.E139]" office:value-type="float" office:value="0">
            <text:p>0</text:p>
          </table:table-cell>
          <table:table-cell table:formula="of:=['file:///home/diego/workspace/qin-cluster/pruebas/estadisticas/corrida-20120802000741.ods'#$acumulado.F139]" office:value-type="float" office:value="0">
            <text:p>0</text:p>
          </table:table-cell>
          <table:table-cell table:formula="of:=['file:///home/diego/workspace/qin-cluster/pruebas/estadisticas/corrida-20120802000741.ods'#$acumulado.G139]" office:value-type="float" office:value="0">
            <text:p>0</text:p>
          </table:table-cell>
          <table:table-cell table:formula="of:=[.L139]*100/[.$S$2]" office:value-type="float" office:value="0">
            <text:p>0,00</text:p>
          </table:table-cell>
          <table:table-cell table:formula="of:=[.I1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0]" office:value-type="float" office:value="0">
            <text:p>0</text:p>
          </table:table-cell>
          <table:table-cell office:value-type="float" office:value="139">
            <text:p>139</text:p>
          </table:table-cell>
          <table:table-cell table:formula="of:=['file:///home/diego/workspace/qin-cluster/pruebas/estadisticas/corrida-20120802000741.ods'#$secuencia.B140]" office:value-type="float" office:value="0">
            <text:p>0</text:p>
          </table:table-cell>
          <table:table-cell table:formula="of:=['file:///home/diego/workspace/qin-cluster/pruebas/estadisticas/corrida-20120802000741.ods'#$secuencia.C140]" office:value-type="float" office:value="0">
            <text:p>0,00</text:p>
          </table:table-cell>
          <table:table-cell table:formula="of:=[.C1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0]" office:value-type="float" office:value="0">
            <text:p>0</text:p>
          </table:table-cell>
          <table:table-cell table:formula="of:=['file:///home/diego/workspace/qin-cluster/pruebas/estadisticas/corrida-20120802000741.ods'#$acumulado.A140]" office:value-type="float" office:value="0">
            <text:p>0</text:p>
          </table:table-cell>
          <table:table-cell table:formula="of:=['file:///home/diego/workspace/qin-cluster/pruebas/estadisticas/corrida-20120802000741.ods'#$acumulado.C140]" office:value-type="float" office:value="0">
            <text:p>0</text:p>
          </table:table-cell>
          <table:table-cell table:formula="of:=['file:///home/diego/workspace/qin-cluster/pruebas/estadisticas/corrida-20120802000741.ods'#$acumulado.D140]" office:value-type="float" office:value="0">
            <text:p>0</text:p>
          </table:table-cell>
          <table:table-cell table:formula="of:=['file:///home/diego/workspace/qin-cluster/pruebas/estadisticas/corrida-20120802000741.ods'#$acumulado.E140]" office:value-type="float" office:value="0">
            <text:p>0</text:p>
          </table:table-cell>
          <table:table-cell table:formula="of:=['file:///home/diego/workspace/qin-cluster/pruebas/estadisticas/corrida-20120802000741.ods'#$acumulado.F140]" office:value-type="float" office:value="0">
            <text:p>0</text:p>
          </table:table-cell>
          <table:table-cell table:formula="of:=['file:///home/diego/workspace/qin-cluster/pruebas/estadisticas/corrida-20120802000741.ods'#$acumulado.G140]" office:value-type="float" office:value="0">
            <text:p>0</text:p>
          </table:table-cell>
          <table:table-cell table:formula="of:=[.L140]*100/[.$S$2]" office:value-type="float" office:value="0">
            <text:p>0,00</text:p>
          </table:table-cell>
          <table:table-cell table:formula="of:=[.I1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1]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['file:///home/diego/workspace/qin-cluster/pruebas/estadisticas/corrida-20120802000741.ods'#$secuencia.B141]" office:value-type="float" office:value="0">
            <text:p>0</text:p>
          </table:table-cell>
          <table:table-cell table:formula="of:=['file:///home/diego/workspace/qin-cluster/pruebas/estadisticas/corrida-20120802000741.ods'#$secuencia.C141]" office:value-type="float" office:value="0">
            <text:p>0,00</text:p>
          </table:table-cell>
          <table:table-cell table:formula="of:=[.C1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1]" office:value-type="float" office:value="0">
            <text:p>0</text:p>
          </table:table-cell>
          <table:table-cell table:formula="of:=['file:///home/diego/workspace/qin-cluster/pruebas/estadisticas/corrida-20120802000741.ods'#$acumulado.A141]" office:value-type="float" office:value="0">
            <text:p>0</text:p>
          </table:table-cell>
          <table:table-cell table:formula="of:=['file:///home/diego/workspace/qin-cluster/pruebas/estadisticas/corrida-20120802000741.ods'#$acumulado.C141]" office:value-type="float" office:value="0">
            <text:p>0</text:p>
          </table:table-cell>
          <table:table-cell table:formula="of:=['file:///home/diego/workspace/qin-cluster/pruebas/estadisticas/corrida-20120802000741.ods'#$acumulado.D141]" office:value-type="float" office:value="0">
            <text:p>0</text:p>
          </table:table-cell>
          <table:table-cell table:formula="of:=['file:///home/diego/workspace/qin-cluster/pruebas/estadisticas/corrida-20120802000741.ods'#$acumulado.E141]" office:value-type="float" office:value="0">
            <text:p>0</text:p>
          </table:table-cell>
          <table:table-cell table:formula="of:=['file:///home/diego/workspace/qin-cluster/pruebas/estadisticas/corrida-20120802000741.ods'#$acumulado.F141]" office:value-type="float" office:value="0">
            <text:p>0</text:p>
          </table:table-cell>
          <table:table-cell table:formula="of:=['file:///home/diego/workspace/qin-cluster/pruebas/estadisticas/corrida-20120802000741.ods'#$acumulado.G141]" office:value-type="float" office:value="0">
            <text:p>0</text:p>
          </table:table-cell>
          <table:table-cell table:formula="of:=[.L141]*100/[.$S$2]" office:value-type="float" office:value="0">
            <text:p>0,00</text:p>
          </table:table-cell>
          <table:table-cell table:formula="of:=[.I1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2]" office:value-type="float" office:value="0">
            <text:p>0</text:p>
          </table:table-cell>
          <table:table-cell office:value-type="float" office:value="141">
            <text:p>141</text:p>
          </table:table-cell>
          <table:table-cell table:formula="of:=['file:///home/diego/workspace/qin-cluster/pruebas/estadisticas/corrida-20120802000741.ods'#$secuencia.B142]" office:value-type="float" office:value="0">
            <text:p>0</text:p>
          </table:table-cell>
          <table:table-cell table:formula="of:=['file:///home/diego/workspace/qin-cluster/pruebas/estadisticas/corrida-20120802000741.ods'#$secuencia.C142]" office:value-type="float" office:value="0">
            <text:p>0,00</text:p>
          </table:table-cell>
          <table:table-cell table:formula="of:=[.C1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2]" office:value-type="float" office:value="0">
            <text:p>0</text:p>
          </table:table-cell>
          <table:table-cell table:formula="of:=['file:///home/diego/workspace/qin-cluster/pruebas/estadisticas/corrida-20120802000741.ods'#$acumulado.A142]" office:value-type="float" office:value="0">
            <text:p>0</text:p>
          </table:table-cell>
          <table:table-cell table:formula="of:=['file:///home/diego/workspace/qin-cluster/pruebas/estadisticas/corrida-20120802000741.ods'#$acumulado.C142]" office:value-type="float" office:value="0">
            <text:p>0</text:p>
          </table:table-cell>
          <table:table-cell table:formula="of:=['file:///home/diego/workspace/qin-cluster/pruebas/estadisticas/corrida-20120802000741.ods'#$acumulado.D142]" office:value-type="float" office:value="0">
            <text:p>0</text:p>
          </table:table-cell>
          <table:table-cell table:formula="of:=['file:///home/diego/workspace/qin-cluster/pruebas/estadisticas/corrida-20120802000741.ods'#$acumulado.E142]" office:value-type="float" office:value="0">
            <text:p>0</text:p>
          </table:table-cell>
          <table:table-cell table:formula="of:=['file:///home/diego/workspace/qin-cluster/pruebas/estadisticas/corrida-20120802000741.ods'#$acumulado.F142]" office:value-type="float" office:value="0">
            <text:p>0</text:p>
          </table:table-cell>
          <table:table-cell table:formula="of:=['file:///home/diego/workspace/qin-cluster/pruebas/estadisticas/corrida-20120802000741.ods'#$acumulado.G142]" office:value-type="float" office:value="0">
            <text:p>0</text:p>
          </table:table-cell>
          <table:table-cell table:formula="of:=[.L142]*100/[.$S$2]" office:value-type="float" office:value="0">
            <text:p>0,00</text:p>
          </table:table-cell>
          <table:table-cell table:formula="of:=[.I1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3]"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['file:///home/diego/workspace/qin-cluster/pruebas/estadisticas/corrida-20120802000741.ods'#$secuencia.B143]" office:value-type="float" office:value="0">
            <text:p>0</text:p>
          </table:table-cell>
          <table:table-cell table:formula="of:=['file:///home/diego/workspace/qin-cluster/pruebas/estadisticas/corrida-20120802000741.ods'#$secuencia.C143]" office:value-type="float" office:value="0">
            <text:p>0,00</text:p>
          </table:table-cell>
          <table:table-cell table:formula="of:=[.C1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3]" office:value-type="float" office:value="0">
            <text:p>0</text:p>
          </table:table-cell>
          <table:table-cell table:formula="of:=['file:///home/diego/workspace/qin-cluster/pruebas/estadisticas/corrida-20120802000741.ods'#$acumulado.A143]" office:value-type="float" office:value="0">
            <text:p>0</text:p>
          </table:table-cell>
          <table:table-cell table:formula="of:=['file:///home/diego/workspace/qin-cluster/pruebas/estadisticas/corrida-20120802000741.ods'#$acumulado.C143]" office:value-type="float" office:value="0">
            <text:p>0</text:p>
          </table:table-cell>
          <table:table-cell table:formula="of:=['file:///home/diego/workspace/qin-cluster/pruebas/estadisticas/corrida-20120802000741.ods'#$acumulado.D143]" office:value-type="float" office:value="0">
            <text:p>0</text:p>
          </table:table-cell>
          <table:table-cell table:formula="of:=['file:///home/diego/workspace/qin-cluster/pruebas/estadisticas/corrida-20120802000741.ods'#$acumulado.E143]" office:value-type="float" office:value="0">
            <text:p>0</text:p>
          </table:table-cell>
          <table:table-cell table:formula="of:=['file:///home/diego/workspace/qin-cluster/pruebas/estadisticas/corrida-20120802000741.ods'#$acumulado.F143]" office:value-type="float" office:value="0">
            <text:p>0</text:p>
          </table:table-cell>
          <table:table-cell table:formula="of:=['file:///home/diego/workspace/qin-cluster/pruebas/estadisticas/corrida-20120802000741.ods'#$acumulado.G143]" office:value-type="float" office:value="0">
            <text:p>0</text:p>
          </table:table-cell>
          <table:table-cell table:formula="of:=[.L143]*100/[.$S$2]" office:value-type="float" office:value="0">
            <text:p>0,00</text:p>
          </table:table-cell>
          <table:table-cell table:formula="of:=[.I1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4]" office:value-type="float" office:value="0">
            <text:p>0</text:p>
          </table:table-cell>
          <table:table-cell office:value-type="float" office:value="143">
            <text:p>143</text:p>
          </table:table-cell>
          <table:table-cell table:formula="of:=['file:///home/diego/workspace/qin-cluster/pruebas/estadisticas/corrida-20120802000741.ods'#$secuencia.B144]" office:value-type="float" office:value="0">
            <text:p>0</text:p>
          </table:table-cell>
          <table:table-cell table:formula="of:=['file:///home/diego/workspace/qin-cluster/pruebas/estadisticas/corrida-20120802000741.ods'#$secuencia.C144]" office:value-type="float" office:value="0">
            <text:p>0,00</text:p>
          </table:table-cell>
          <table:table-cell table:formula="of:=[.C1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4]" office:value-type="float" office:value="0">
            <text:p>0</text:p>
          </table:table-cell>
          <table:table-cell table:formula="of:=['file:///home/diego/workspace/qin-cluster/pruebas/estadisticas/corrida-20120802000741.ods'#$acumulado.A144]" office:value-type="float" office:value="0">
            <text:p>0</text:p>
          </table:table-cell>
          <table:table-cell table:formula="of:=['file:///home/diego/workspace/qin-cluster/pruebas/estadisticas/corrida-20120802000741.ods'#$acumulado.C144]" office:value-type="float" office:value="0">
            <text:p>0</text:p>
          </table:table-cell>
          <table:table-cell table:formula="of:=['file:///home/diego/workspace/qin-cluster/pruebas/estadisticas/corrida-20120802000741.ods'#$acumulado.D144]" office:value-type="float" office:value="0">
            <text:p>0</text:p>
          </table:table-cell>
          <table:table-cell table:formula="of:=['file:///home/diego/workspace/qin-cluster/pruebas/estadisticas/corrida-20120802000741.ods'#$acumulado.E144]" office:value-type="float" office:value="0">
            <text:p>0</text:p>
          </table:table-cell>
          <table:table-cell table:formula="of:=['file:///home/diego/workspace/qin-cluster/pruebas/estadisticas/corrida-20120802000741.ods'#$acumulado.F144]" office:value-type="float" office:value="0">
            <text:p>0</text:p>
          </table:table-cell>
          <table:table-cell table:formula="of:=['file:///home/diego/workspace/qin-cluster/pruebas/estadisticas/corrida-20120802000741.ods'#$acumulado.G144]" office:value-type="float" office:value="0">
            <text:p>0</text:p>
          </table:table-cell>
          <table:table-cell table:formula="of:=[.L144]*100/[.$S$2]" office:value-type="float" office:value="0">
            <text:p>0,00</text:p>
          </table:table-cell>
          <table:table-cell table:formula="of:=[.I1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5]"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['file:///home/diego/workspace/qin-cluster/pruebas/estadisticas/corrida-20120802000741.ods'#$secuencia.B145]" office:value-type="float" office:value="0">
            <text:p>0</text:p>
          </table:table-cell>
          <table:table-cell table:formula="of:=['file:///home/diego/workspace/qin-cluster/pruebas/estadisticas/corrida-20120802000741.ods'#$secuencia.C145]" office:value-type="float" office:value="0">
            <text:p>0,00</text:p>
          </table:table-cell>
          <table:table-cell table:formula="of:=[.C1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5]" office:value-type="float" office:value="0">
            <text:p>0</text:p>
          </table:table-cell>
          <table:table-cell table:formula="of:=['file:///home/diego/workspace/qin-cluster/pruebas/estadisticas/corrida-20120802000741.ods'#$acumulado.A145]" office:value-type="float" office:value="0">
            <text:p>0</text:p>
          </table:table-cell>
          <table:table-cell table:formula="of:=['file:///home/diego/workspace/qin-cluster/pruebas/estadisticas/corrida-20120802000741.ods'#$acumulado.C145]" office:value-type="float" office:value="0">
            <text:p>0</text:p>
          </table:table-cell>
          <table:table-cell table:formula="of:=['file:///home/diego/workspace/qin-cluster/pruebas/estadisticas/corrida-20120802000741.ods'#$acumulado.D145]" office:value-type="float" office:value="0">
            <text:p>0</text:p>
          </table:table-cell>
          <table:table-cell table:formula="of:=['file:///home/diego/workspace/qin-cluster/pruebas/estadisticas/corrida-20120802000741.ods'#$acumulado.E145]" office:value-type="float" office:value="0">
            <text:p>0</text:p>
          </table:table-cell>
          <table:table-cell table:formula="of:=['file:///home/diego/workspace/qin-cluster/pruebas/estadisticas/corrida-20120802000741.ods'#$acumulado.F145]" office:value-type="float" office:value="0">
            <text:p>0</text:p>
          </table:table-cell>
          <table:table-cell table:formula="of:=['file:///home/diego/workspace/qin-cluster/pruebas/estadisticas/corrida-20120802000741.ods'#$acumulado.G145]" office:value-type="float" office:value="0">
            <text:p>0</text:p>
          </table:table-cell>
          <table:table-cell table:formula="of:=[.L145]*100/[.$S$2]" office:value-type="float" office:value="0">
            <text:p>0,00</text:p>
          </table:table-cell>
          <table:table-cell table:formula="of:=[.I1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6]" office:value-type="float" office:value="0">
            <text:p>0</text:p>
          </table:table-cell>
          <table:table-cell office:value-type="float" office:value="145">
            <text:p>145</text:p>
          </table:table-cell>
          <table:table-cell table:formula="of:=['file:///home/diego/workspace/qin-cluster/pruebas/estadisticas/corrida-20120802000741.ods'#$secuencia.B146]" office:value-type="float" office:value="0">
            <text:p>0</text:p>
          </table:table-cell>
          <table:table-cell table:formula="of:=['file:///home/diego/workspace/qin-cluster/pruebas/estadisticas/corrida-20120802000741.ods'#$secuencia.C146]" office:value-type="float" office:value="0">
            <text:p>0,00</text:p>
          </table:table-cell>
          <table:table-cell table:formula="of:=[.C1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6]" office:value-type="float" office:value="0">
            <text:p>0</text:p>
          </table:table-cell>
          <table:table-cell table:formula="of:=['file:///home/diego/workspace/qin-cluster/pruebas/estadisticas/corrida-20120802000741.ods'#$acumulado.A146]" office:value-type="float" office:value="0">
            <text:p>0</text:p>
          </table:table-cell>
          <table:table-cell table:formula="of:=['file:///home/diego/workspace/qin-cluster/pruebas/estadisticas/corrida-20120802000741.ods'#$acumulado.C146]" office:value-type="float" office:value="0">
            <text:p>0</text:p>
          </table:table-cell>
          <table:table-cell table:formula="of:=['file:///home/diego/workspace/qin-cluster/pruebas/estadisticas/corrida-20120802000741.ods'#$acumulado.D146]" office:value-type="float" office:value="0">
            <text:p>0</text:p>
          </table:table-cell>
          <table:table-cell table:formula="of:=['file:///home/diego/workspace/qin-cluster/pruebas/estadisticas/corrida-20120802000741.ods'#$acumulado.E146]" office:value-type="float" office:value="0">
            <text:p>0</text:p>
          </table:table-cell>
          <table:table-cell table:formula="of:=['file:///home/diego/workspace/qin-cluster/pruebas/estadisticas/corrida-20120802000741.ods'#$acumulado.F146]" office:value-type="float" office:value="0">
            <text:p>0</text:p>
          </table:table-cell>
          <table:table-cell table:formula="of:=['file:///home/diego/workspace/qin-cluster/pruebas/estadisticas/corrida-20120802000741.ods'#$acumulado.G146]" office:value-type="float" office:value="0">
            <text:p>0</text:p>
          </table:table-cell>
          <table:table-cell table:formula="of:=[.L146]*100/[.$S$2]" office:value-type="float" office:value="0">
            <text:p>0,00</text:p>
          </table:table-cell>
          <table:table-cell table:formula="of:=[.I1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7]"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['file:///home/diego/workspace/qin-cluster/pruebas/estadisticas/corrida-20120802000741.ods'#$secuencia.B147]" office:value-type="float" office:value="0">
            <text:p>0</text:p>
          </table:table-cell>
          <table:table-cell table:formula="of:=['file:///home/diego/workspace/qin-cluster/pruebas/estadisticas/corrida-20120802000741.ods'#$secuencia.C147]" office:value-type="float" office:value="0">
            <text:p>0,00</text:p>
          </table:table-cell>
          <table:table-cell table:formula="of:=[.C1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7]" office:value-type="float" office:value="0">
            <text:p>0</text:p>
          </table:table-cell>
          <table:table-cell table:formula="of:=['file:///home/diego/workspace/qin-cluster/pruebas/estadisticas/corrida-20120802000741.ods'#$acumulado.A147]" office:value-type="float" office:value="0">
            <text:p>0</text:p>
          </table:table-cell>
          <table:table-cell table:formula="of:=['file:///home/diego/workspace/qin-cluster/pruebas/estadisticas/corrida-20120802000741.ods'#$acumulado.C147]" office:value-type="float" office:value="0">
            <text:p>0</text:p>
          </table:table-cell>
          <table:table-cell table:formula="of:=['file:///home/diego/workspace/qin-cluster/pruebas/estadisticas/corrida-20120802000741.ods'#$acumulado.D147]" office:value-type="float" office:value="0">
            <text:p>0</text:p>
          </table:table-cell>
          <table:table-cell table:formula="of:=['file:///home/diego/workspace/qin-cluster/pruebas/estadisticas/corrida-20120802000741.ods'#$acumulado.E147]" office:value-type="float" office:value="0">
            <text:p>0</text:p>
          </table:table-cell>
          <table:table-cell table:formula="of:=['file:///home/diego/workspace/qin-cluster/pruebas/estadisticas/corrida-20120802000741.ods'#$acumulado.F147]" office:value-type="float" office:value="0">
            <text:p>0</text:p>
          </table:table-cell>
          <table:table-cell table:formula="of:=['file:///home/diego/workspace/qin-cluster/pruebas/estadisticas/corrida-20120802000741.ods'#$acumulado.G147]" office:value-type="float" office:value="0">
            <text:p>0</text:p>
          </table:table-cell>
          <table:table-cell table:formula="of:=[.L147]*100/[.$S$2]" office:value-type="float" office:value="0">
            <text:p>0,00</text:p>
          </table:table-cell>
          <table:table-cell table:formula="of:=[.I1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8]" office:value-type="float" office:value="0">
            <text:p>0</text:p>
          </table:table-cell>
          <table:table-cell office:value-type="float" office:value="147">
            <text:p>147</text:p>
          </table:table-cell>
          <table:table-cell table:formula="of:=['file:///home/diego/workspace/qin-cluster/pruebas/estadisticas/corrida-20120802000741.ods'#$secuencia.B148]" office:value-type="float" office:value="0">
            <text:p>0</text:p>
          </table:table-cell>
          <table:table-cell table:formula="of:=['file:///home/diego/workspace/qin-cluster/pruebas/estadisticas/corrida-20120802000741.ods'#$secuencia.C148]" office:value-type="float" office:value="0">
            <text:p>0,00</text:p>
          </table:table-cell>
          <table:table-cell table:formula="of:=[.C1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8]" office:value-type="float" office:value="0">
            <text:p>0</text:p>
          </table:table-cell>
          <table:table-cell table:formula="of:=['file:///home/diego/workspace/qin-cluster/pruebas/estadisticas/corrida-20120802000741.ods'#$acumulado.A148]" office:value-type="float" office:value="0">
            <text:p>0</text:p>
          </table:table-cell>
          <table:table-cell table:formula="of:=['file:///home/diego/workspace/qin-cluster/pruebas/estadisticas/corrida-20120802000741.ods'#$acumulado.C148]" office:value-type="float" office:value="0">
            <text:p>0</text:p>
          </table:table-cell>
          <table:table-cell table:formula="of:=['file:///home/diego/workspace/qin-cluster/pruebas/estadisticas/corrida-20120802000741.ods'#$acumulado.D148]" office:value-type="float" office:value="0">
            <text:p>0</text:p>
          </table:table-cell>
          <table:table-cell table:formula="of:=['file:///home/diego/workspace/qin-cluster/pruebas/estadisticas/corrida-20120802000741.ods'#$acumulado.E148]" office:value-type="float" office:value="0">
            <text:p>0</text:p>
          </table:table-cell>
          <table:table-cell table:formula="of:=['file:///home/diego/workspace/qin-cluster/pruebas/estadisticas/corrida-20120802000741.ods'#$acumulado.F148]" office:value-type="float" office:value="0">
            <text:p>0</text:p>
          </table:table-cell>
          <table:table-cell table:formula="of:=['file:///home/diego/workspace/qin-cluster/pruebas/estadisticas/corrida-20120802000741.ods'#$acumulado.G148]" office:value-type="float" office:value="0">
            <text:p>0</text:p>
          </table:table-cell>
          <table:table-cell table:formula="of:=[.L148]*100/[.$S$2]" office:value-type="float" office:value="0">
            <text:p>0,00</text:p>
          </table:table-cell>
          <table:table-cell table:formula="of:=[.I1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49]"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['file:///home/diego/workspace/qin-cluster/pruebas/estadisticas/corrida-20120802000741.ods'#$secuencia.B149]" office:value-type="float" office:value="0">
            <text:p>0</text:p>
          </table:table-cell>
          <table:table-cell table:formula="of:=['file:///home/diego/workspace/qin-cluster/pruebas/estadisticas/corrida-20120802000741.ods'#$secuencia.C149]" office:value-type="float" office:value="0">
            <text:p>0,00</text:p>
          </table:table-cell>
          <table:table-cell table:formula="of:=[.C1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49]" office:value-type="float" office:value="0">
            <text:p>0</text:p>
          </table:table-cell>
          <table:table-cell table:formula="of:=['file:///home/diego/workspace/qin-cluster/pruebas/estadisticas/corrida-20120802000741.ods'#$acumulado.A149]" office:value-type="float" office:value="0">
            <text:p>0</text:p>
          </table:table-cell>
          <table:table-cell table:formula="of:=['file:///home/diego/workspace/qin-cluster/pruebas/estadisticas/corrida-20120802000741.ods'#$acumulado.C149]" office:value-type="float" office:value="0">
            <text:p>0</text:p>
          </table:table-cell>
          <table:table-cell table:formula="of:=['file:///home/diego/workspace/qin-cluster/pruebas/estadisticas/corrida-20120802000741.ods'#$acumulado.D149]" office:value-type="float" office:value="0">
            <text:p>0</text:p>
          </table:table-cell>
          <table:table-cell table:formula="of:=['file:///home/diego/workspace/qin-cluster/pruebas/estadisticas/corrida-20120802000741.ods'#$acumulado.E149]" office:value-type="float" office:value="0">
            <text:p>0</text:p>
          </table:table-cell>
          <table:table-cell table:formula="of:=['file:///home/diego/workspace/qin-cluster/pruebas/estadisticas/corrida-20120802000741.ods'#$acumulado.F149]" office:value-type="float" office:value="0">
            <text:p>0</text:p>
          </table:table-cell>
          <table:table-cell table:formula="of:=['file:///home/diego/workspace/qin-cluster/pruebas/estadisticas/corrida-20120802000741.ods'#$acumulado.G149]" office:value-type="float" office:value="0">
            <text:p>0</text:p>
          </table:table-cell>
          <table:table-cell table:formula="of:=[.L149]*100/[.$S$2]" office:value-type="float" office:value="0">
            <text:p>0,00</text:p>
          </table:table-cell>
          <table:table-cell table:formula="of:=[.I1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0]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['file:///home/diego/workspace/qin-cluster/pruebas/estadisticas/corrida-20120802000741.ods'#$secuencia.B150]" office:value-type="float" office:value="0">
            <text:p>0</text:p>
          </table:table-cell>
          <table:table-cell table:formula="of:=['file:///home/diego/workspace/qin-cluster/pruebas/estadisticas/corrida-20120802000741.ods'#$secuencia.C150]" office:value-type="float" office:value="0">
            <text:p>0,00</text:p>
          </table:table-cell>
          <table:table-cell table:formula="of:=[.C1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0]" office:value-type="float" office:value="0">
            <text:p>0</text:p>
          </table:table-cell>
          <table:table-cell table:formula="of:=['file:///home/diego/workspace/qin-cluster/pruebas/estadisticas/corrida-20120802000741.ods'#$acumulado.A150]" office:value-type="float" office:value="0">
            <text:p>0</text:p>
          </table:table-cell>
          <table:table-cell table:formula="of:=['file:///home/diego/workspace/qin-cluster/pruebas/estadisticas/corrida-20120802000741.ods'#$acumulado.C150]" office:value-type="float" office:value="0">
            <text:p>0</text:p>
          </table:table-cell>
          <table:table-cell table:formula="of:=['file:///home/diego/workspace/qin-cluster/pruebas/estadisticas/corrida-20120802000741.ods'#$acumulado.D150]" office:value-type="float" office:value="0">
            <text:p>0</text:p>
          </table:table-cell>
          <table:table-cell table:formula="of:=['file:///home/diego/workspace/qin-cluster/pruebas/estadisticas/corrida-20120802000741.ods'#$acumulado.E150]" office:value-type="float" office:value="0">
            <text:p>0</text:p>
          </table:table-cell>
          <table:table-cell table:formula="of:=['file:///home/diego/workspace/qin-cluster/pruebas/estadisticas/corrida-20120802000741.ods'#$acumulado.F150]" office:value-type="float" office:value="0">
            <text:p>0</text:p>
          </table:table-cell>
          <table:table-cell table:formula="of:=['file:///home/diego/workspace/qin-cluster/pruebas/estadisticas/corrida-20120802000741.ods'#$acumulado.G150]" office:value-type="float" office:value="0">
            <text:p>0</text:p>
          </table:table-cell>
          <table:table-cell table:formula="of:=[.L150]*100/[.$S$2]" office:value-type="float" office:value="0">
            <text:p>0,00</text:p>
          </table:table-cell>
          <table:table-cell table:formula="of:=[.I1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1]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['file:///home/diego/workspace/qin-cluster/pruebas/estadisticas/corrida-20120802000741.ods'#$secuencia.B151]" office:value-type="float" office:value="0">
            <text:p>0</text:p>
          </table:table-cell>
          <table:table-cell table:formula="of:=['file:///home/diego/workspace/qin-cluster/pruebas/estadisticas/corrida-20120802000741.ods'#$secuencia.C151]" office:value-type="float" office:value="0">
            <text:p>0,00</text:p>
          </table:table-cell>
          <table:table-cell table:formula="of:=[.C1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1]" office:value-type="float" office:value="0">
            <text:p>0</text:p>
          </table:table-cell>
          <table:table-cell table:formula="of:=['file:///home/diego/workspace/qin-cluster/pruebas/estadisticas/corrida-20120802000741.ods'#$acumulado.A151]" office:value-type="float" office:value="0">
            <text:p>0</text:p>
          </table:table-cell>
          <table:table-cell table:formula="of:=['file:///home/diego/workspace/qin-cluster/pruebas/estadisticas/corrida-20120802000741.ods'#$acumulado.C151]" office:value-type="float" office:value="0">
            <text:p>0</text:p>
          </table:table-cell>
          <table:table-cell table:formula="of:=['file:///home/diego/workspace/qin-cluster/pruebas/estadisticas/corrida-20120802000741.ods'#$acumulado.D151]" office:value-type="float" office:value="0">
            <text:p>0</text:p>
          </table:table-cell>
          <table:table-cell table:formula="of:=['file:///home/diego/workspace/qin-cluster/pruebas/estadisticas/corrida-20120802000741.ods'#$acumulado.E151]" office:value-type="float" office:value="0">
            <text:p>0</text:p>
          </table:table-cell>
          <table:table-cell table:formula="of:=['file:///home/diego/workspace/qin-cluster/pruebas/estadisticas/corrida-20120802000741.ods'#$acumulado.F151]" office:value-type="float" office:value="0">
            <text:p>0</text:p>
          </table:table-cell>
          <table:table-cell table:formula="of:=['file:///home/diego/workspace/qin-cluster/pruebas/estadisticas/corrida-20120802000741.ods'#$acumulado.G151]" office:value-type="float" office:value="0">
            <text:p>0</text:p>
          </table:table-cell>
          <table:table-cell table:formula="of:=[.L151]*100/[.$S$2]" office:value-type="float" office:value="0">
            <text:p>0,00</text:p>
          </table:table-cell>
          <table:table-cell table:formula="of:=[.I1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2]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['file:///home/diego/workspace/qin-cluster/pruebas/estadisticas/corrida-20120802000741.ods'#$secuencia.B152]" office:value-type="float" office:value="0">
            <text:p>0</text:p>
          </table:table-cell>
          <table:table-cell table:formula="of:=['file:///home/diego/workspace/qin-cluster/pruebas/estadisticas/corrida-20120802000741.ods'#$secuencia.C152]" office:value-type="float" office:value="0">
            <text:p>0,00</text:p>
          </table:table-cell>
          <table:table-cell table:formula="of:=[.C1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2]" office:value-type="float" office:value="0">
            <text:p>0</text:p>
          </table:table-cell>
          <table:table-cell table:formula="of:=['file:///home/diego/workspace/qin-cluster/pruebas/estadisticas/corrida-20120802000741.ods'#$acumulado.A152]" office:value-type="float" office:value="0">
            <text:p>0</text:p>
          </table:table-cell>
          <table:table-cell table:formula="of:=['file:///home/diego/workspace/qin-cluster/pruebas/estadisticas/corrida-20120802000741.ods'#$acumulado.C152]" office:value-type="float" office:value="0">
            <text:p>0</text:p>
          </table:table-cell>
          <table:table-cell table:formula="of:=['file:///home/diego/workspace/qin-cluster/pruebas/estadisticas/corrida-20120802000741.ods'#$acumulado.D152]" office:value-type="float" office:value="0">
            <text:p>0</text:p>
          </table:table-cell>
          <table:table-cell table:formula="of:=['file:///home/diego/workspace/qin-cluster/pruebas/estadisticas/corrida-20120802000741.ods'#$acumulado.E152]" office:value-type="float" office:value="0">
            <text:p>0</text:p>
          </table:table-cell>
          <table:table-cell table:formula="of:=['file:///home/diego/workspace/qin-cluster/pruebas/estadisticas/corrida-20120802000741.ods'#$acumulado.F152]" office:value-type="float" office:value="0">
            <text:p>0</text:p>
          </table:table-cell>
          <table:table-cell table:formula="of:=['file:///home/diego/workspace/qin-cluster/pruebas/estadisticas/corrida-20120802000741.ods'#$acumulado.G152]" office:value-type="float" office:value="0">
            <text:p>0</text:p>
          </table:table-cell>
          <table:table-cell table:formula="of:=[.L152]*100/[.$S$2]" office:value-type="float" office:value="0">
            <text:p>0,00</text:p>
          </table:table-cell>
          <table:table-cell table:formula="of:=[.I1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3]" office:value-type="float" office:value="0">
            <text:p>0</text:p>
          </table:table-cell>
          <table:table-cell office:value-type="float" office:value="152">
            <text:p>152</text:p>
          </table:table-cell>
          <table:table-cell table:formula="of:=['file:///home/diego/workspace/qin-cluster/pruebas/estadisticas/corrida-20120802000741.ods'#$secuencia.B153]" office:value-type="float" office:value="0">
            <text:p>0</text:p>
          </table:table-cell>
          <table:table-cell table:formula="of:=['file:///home/diego/workspace/qin-cluster/pruebas/estadisticas/corrida-20120802000741.ods'#$secuencia.C153]" office:value-type="float" office:value="0">
            <text:p>0,00</text:p>
          </table:table-cell>
          <table:table-cell table:formula="of:=[.C1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3]" office:value-type="float" office:value="0">
            <text:p>0</text:p>
          </table:table-cell>
          <table:table-cell table:formula="of:=['file:///home/diego/workspace/qin-cluster/pruebas/estadisticas/corrida-20120802000741.ods'#$acumulado.A153]" office:value-type="float" office:value="0">
            <text:p>0</text:p>
          </table:table-cell>
          <table:table-cell table:formula="of:=['file:///home/diego/workspace/qin-cluster/pruebas/estadisticas/corrida-20120802000741.ods'#$acumulado.C153]" office:value-type="float" office:value="0">
            <text:p>0</text:p>
          </table:table-cell>
          <table:table-cell table:formula="of:=['file:///home/diego/workspace/qin-cluster/pruebas/estadisticas/corrida-20120802000741.ods'#$acumulado.D153]" office:value-type="float" office:value="0">
            <text:p>0</text:p>
          </table:table-cell>
          <table:table-cell table:formula="of:=['file:///home/diego/workspace/qin-cluster/pruebas/estadisticas/corrida-20120802000741.ods'#$acumulado.E153]" office:value-type="float" office:value="0">
            <text:p>0</text:p>
          </table:table-cell>
          <table:table-cell table:formula="of:=['file:///home/diego/workspace/qin-cluster/pruebas/estadisticas/corrida-20120802000741.ods'#$acumulado.F153]" office:value-type="float" office:value="0">
            <text:p>0</text:p>
          </table:table-cell>
          <table:table-cell table:formula="of:=['file:///home/diego/workspace/qin-cluster/pruebas/estadisticas/corrida-20120802000741.ods'#$acumulado.G153]" office:value-type="float" office:value="0">
            <text:p>0</text:p>
          </table:table-cell>
          <table:table-cell table:formula="of:=[.L153]*100/[.$S$2]" office:value-type="float" office:value="0">
            <text:p>0,00</text:p>
          </table:table-cell>
          <table:table-cell table:formula="of:=[.I1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4]" office:value-type="float" office:value="0">
            <text:p>0</text:p>
          </table:table-cell>
          <table:table-cell office:value-type="float" office:value="153">
            <text:p>153</text:p>
          </table:table-cell>
          <table:table-cell table:formula="of:=['file:///home/diego/workspace/qin-cluster/pruebas/estadisticas/corrida-20120802000741.ods'#$secuencia.B154]" office:value-type="float" office:value="0">
            <text:p>0</text:p>
          </table:table-cell>
          <table:table-cell table:formula="of:=['file:///home/diego/workspace/qin-cluster/pruebas/estadisticas/corrida-20120802000741.ods'#$secuencia.C154]" office:value-type="float" office:value="0">
            <text:p>0,00</text:p>
          </table:table-cell>
          <table:table-cell table:formula="of:=[.C1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4]" office:value-type="float" office:value="0">
            <text:p>0</text:p>
          </table:table-cell>
          <table:table-cell table:formula="of:=['file:///home/diego/workspace/qin-cluster/pruebas/estadisticas/corrida-20120802000741.ods'#$acumulado.A154]" office:value-type="float" office:value="0">
            <text:p>0</text:p>
          </table:table-cell>
          <table:table-cell table:formula="of:=['file:///home/diego/workspace/qin-cluster/pruebas/estadisticas/corrida-20120802000741.ods'#$acumulado.C154]" office:value-type="float" office:value="0">
            <text:p>0</text:p>
          </table:table-cell>
          <table:table-cell table:formula="of:=['file:///home/diego/workspace/qin-cluster/pruebas/estadisticas/corrida-20120802000741.ods'#$acumulado.D154]" office:value-type="float" office:value="0">
            <text:p>0</text:p>
          </table:table-cell>
          <table:table-cell table:formula="of:=['file:///home/diego/workspace/qin-cluster/pruebas/estadisticas/corrida-20120802000741.ods'#$acumulado.E154]" office:value-type="float" office:value="0">
            <text:p>0</text:p>
          </table:table-cell>
          <table:table-cell table:formula="of:=['file:///home/diego/workspace/qin-cluster/pruebas/estadisticas/corrida-20120802000741.ods'#$acumulado.F154]" office:value-type="float" office:value="0">
            <text:p>0</text:p>
          </table:table-cell>
          <table:table-cell table:formula="of:=['file:///home/diego/workspace/qin-cluster/pruebas/estadisticas/corrida-20120802000741.ods'#$acumulado.G154]" office:value-type="float" office:value="0">
            <text:p>0</text:p>
          </table:table-cell>
          <table:table-cell table:formula="of:=[.L154]*100/[.$S$2]" office:value-type="float" office:value="0">
            <text:p>0,00</text:p>
          </table:table-cell>
          <table:table-cell table:formula="of:=[.I1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5]" office:value-type="float" office:value="0">
            <text:p>0</text:p>
          </table:table-cell>
          <table:table-cell office:value-type="float" office:value="154">
            <text:p>154</text:p>
          </table:table-cell>
          <table:table-cell table:formula="of:=['file:///home/diego/workspace/qin-cluster/pruebas/estadisticas/corrida-20120802000741.ods'#$secuencia.B155]" office:value-type="float" office:value="0">
            <text:p>0</text:p>
          </table:table-cell>
          <table:table-cell table:formula="of:=['file:///home/diego/workspace/qin-cluster/pruebas/estadisticas/corrida-20120802000741.ods'#$secuencia.C155]" office:value-type="float" office:value="0">
            <text:p>0,00</text:p>
          </table:table-cell>
          <table:table-cell table:formula="of:=[.C1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5]" office:value-type="float" office:value="0">
            <text:p>0</text:p>
          </table:table-cell>
          <table:table-cell table:formula="of:=['file:///home/diego/workspace/qin-cluster/pruebas/estadisticas/corrida-20120802000741.ods'#$acumulado.A155]" office:value-type="float" office:value="0">
            <text:p>0</text:p>
          </table:table-cell>
          <table:table-cell table:formula="of:=['file:///home/diego/workspace/qin-cluster/pruebas/estadisticas/corrida-20120802000741.ods'#$acumulado.C155]" office:value-type="float" office:value="0">
            <text:p>0</text:p>
          </table:table-cell>
          <table:table-cell table:formula="of:=['file:///home/diego/workspace/qin-cluster/pruebas/estadisticas/corrida-20120802000741.ods'#$acumulado.D155]" office:value-type="float" office:value="0">
            <text:p>0</text:p>
          </table:table-cell>
          <table:table-cell table:formula="of:=['file:///home/diego/workspace/qin-cluster/pruebas/estadisticas/corrida-20120802000741.ods'#$acumulado.E155]" office:value-type="float" office:value="0">
            <text:p>0</text:p>
          </table:table-cell>
          <table:table-cell table:formula="of:=['file:///home/diego/workspace/qin-cluster/pruebas/estadisticas/corrida-20120802000741.ods'#$acumulado.F155]" office:value-type="float" office:value="0">
            <text:p>0</text:p>
          </table:table-cell>
          <table:table-cell table:formula="of:=['file:///home/diego/workspace/qin-cluster/pruebas/estadisticas/corrida-20120802000741.ods'#$acumulado.G155]" office:value-type="float" office:value="0">
            <text:p>0</text:p>
          </table:table-cell>
          <table:table-cell table:formula="of:=[.L155]*100/[.$S$2]" office:value-type="float" office:value="0">
            <text:p>0,00</text:p>
          </table:table-cell>
          <table:table-cell table:formula="of:=[.I1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6]"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['file:///home/diego/workspace/qin-cluster/pruebas/estadisticas/corrida-20120802000741.ods'#$secuencia.B156]" office:value-type="float" office:value="0">
            <text:p>0</text:p>
          </table:table-cell>
          <table:table-cell table:formula="of:=['file:///home/diego/workspace/qin-cluster/pruebas/estadisticas/corrida-20120802000741.ods'#$secuencia.C156]" office:value-type="float" office:value="0">
            <text:p>0,00</text:p>
          </table:table-cell>
          <table:table-cell table:formula="of:=[.C1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6]" office:value-type="float" office:value="0">
            <text:p>0</text:p>
          </table:table-cell>
          <table:table-cell table:formula="of:=['file:///home/diego/workspace/qin-cluster/pruebas/estadisticas/corrida-20120802000741.ods'#$acumulado.A156]" office:value-type="float" office:value="0">
            <text:p>0</text:p>
          </table:table-cell>
          <table:table-cell table:formula="of:=['file:///home/diego/workspace/qin-cluster/pruebas/estadisticas/corrida-20120802000741.ods'#$acumulado.C156]" office:value-type="float" office:value="0">
            <text:p>0</text:p>
          </table:table-cell>
          <table:table-cell table:formula="of:=['file:///home/diego/workspace/qin-cluster/pruebas/estadisticas/corrida-20120802000741.ods'#$acumulado.D156]" office:value-type="float" office:value="0">
            <text:p>0</text:p>
          </table:table-cell>
          <table:table-cell table:formula="of:=['file:///home/diego/workspace/qin-cluster/pruebas/estadisticas/corrida-20120802000741.ods'#$acumulado.E156]" office:value-type="float" office:value="0">
            <text:p>0</text:p>
          </table:table-cell>
          <table:table-cell table:formula="of:=['file:///home/diego/workspace/qin-cluster/pruebas/estadisticas/corrida-20120802000741.ods'#$acumulado.F156]" office:value-type="float" office:value="0">
            <text:p>0</text:p>
          </table:table-cell>
          <table:table-cell table:formula="of:=['file:///home/diego/workspace/qin-cluster/pruebas/estadisticas/corrida-20120802000741.ods'#$acumulado.G156]" office:value-type="float" office:value="0">
            <text:p>0</text:p>
          </table:table-cell>
          <table:table-cell table:formula="of:=[.L156]*100/[.$S$2]" office:value-type="float" office:value="0">
            <text:p>0,00</text:p>
          </table:table-cell>
          <table:table-cell table:formula="of:=[.I1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7]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['file:///home/diego/workspace/qin-cluster/pruebas/estadisticas/corrida-20120802000741.ods'#$secuencia.B157]" office:value-type="float" office:value="0">
            <text:p>0</text:p>
          </table:table-cell>
          <table:table-cell table:formula="of:=['file:///home/diego/workspace/qin-cluster/pruebas/estadisticas/corrida-20120802000741.ods'#$secuencia.C157]" office:value-type="float" office:value="0">
            <text:p>0,00</text:p>
          </table:table-cell>
          <table:table-cell table:formula="of:=[.C1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7]" office:value-type="float" office:value="0">
            <text:p>0</text:p>
          </table:table-cell>
          <table:table-cell table:formula="of:=['file:///home/diego/workspace/qin-cluster/pruebas/estadisticas/corrida-20120802000741.ods'#$acumulado.A157]" office:value-type="float" office:value="0">
            <text:p>0</text:p>
          </table:table-cell>
          <table:table-cell table:formula="of:=['file:///home/diego/workspace/qin-cluster/pruebas/estadisticas/corrida-20120802000741.ods'#$acumulado.C157]" office:value-type="float" office:value="0">
            <text:p>0</text:p>
          </table:table-cell>
          <table:table-cell table:formula="of:=['file:///home/diego/workspace/qin-cluster/pruebas/estadisticas/corrida-20120802000741.ods'#$acumulado.D157]" office:value-type="float" office:value="0">
            <text:p>0</text:p>
          </table:table-cell>
          <table:table-cell table:formula="of:=['file:///home/diego/workspace/qin-cluster/pruebas/estadisticas/corrida-20120802000741.ods'#$acumulado.E157]" office:value-type="float" office:value="0">
            <text:p>0</text:p>
          </table:table-cell>
          <table:table-cell table:formula="of:=['file:///home/diego/workspace/qin-cluster/pruebas/estadisticas/corrida-20120802000741.ods'#$acumulado.F157]" office:value-type="float" office:value="0">
            <text:p>0</text:p>
          </table:table-cell>
          <table:table-cell table:formula="of:=['file:///home/diego/workspace/qin-cluster/pruebas/estadisticas/corrida-20120802000741.ods'#$acumulado.G157]" office:value-type="float" office:value="0">
            <text:p>0</text:p>
          </table:table-cell>
          <table:table-cell table:formula="of:=[.L157]*100/[.$S$2]" office:value-type="float" office:value="0">
            <text:p>0,00</text:p>
          </table:table-cell>
          <table:table-cell table:formula="of:=[.I1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8]" office:value-type="float" office:value="0">
            <text:p>0</text:p>
          </table:table-cell>
          <table:table-cell office:value-type="float" office:value="157">
            <text:p>157</text:p>
          </table:table-cell>
          <table:table-cell table:formula="of:=['file:///home/diego/workspace/qin-cluster/pruebas/estadisticas/corrida-20120802000741.ods'#$secuencia.B158]" office:value-type="float" office:value="0">
            <text:p>0</text:p>
          </table:table-cell>
          <table:table-cell table:formula="of:=['file:///home/diego/workspace/qin-cluster/pruebas/estadisticas/corrida-20120802000741.ods'#$secuencia.C158]" office:value-type="float" office:value="0">
            <text:p>0,00</text:p>
          </table:table-cell>
          <table:table-cell table:formula="of:=[.C1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8]" office:value-type="float" office:value="0">
            <text:p>0</text:p>
          </table:table-cell>
          <table:table-cell table:formula="of:=['file:///home/diego/workspace/qin-cluster/pruebas/estadisticas/corrida-20120802000741.ods'#$acumulado.A158]" office:value-type="float" office:value="0">
            <text:p>0</text:p>
          </table:table-cell>
          <table:table-cell table:formula="of:=['file:///home/diego/workspace/qin-cluster/pruebas/estadisticas/corrida-20120802000741.ods'#$acumulado.C158]" office:value-type="float" office:value="0">
            <text:p>0</text:p>
          </table:table-cell>
          <table:table-cell table:formula="of:=['file:///home/diego/workspace/qin-cluster/pruebas/estadisticas/corrida-20120802000741.ods'#$acumulado.D158]" office:value-type="float" office:value="0">
            <text:p>0</text:p>
          </table:table-cell>
          <table:table-cell table:formula="of:=['file:///home/diego/workspace/qin-cluster/pruebas/estadisticas/corrida-20120802000741.ods'#$acumulado.E158]" office:value-type="float" office:value="0">
            <text:p>0</text:p>
          </table:table-cell>
          <table:table-cell table:formula="of:=['file:///home/diego/workspace/qin-cluster/pruebas/estadisticas/corrida-20120802000741.ods'#$acumulado.F158]" office:value-type="float" office:value="0">
            <text:p>0</text:p>
          </table:table-cell>
          <table:table-cell table:formula="of:=['file:///home/diego/workspace/qin-cluster/pruebas/estadisticas/corrida-20120802000741.ods'#$acumulado.G158]" office:value-type="float" office:value="0">
            <text:p>0</text:p>
          </table:table-cell>
          <table:table-cell table:formula="of:=[.L158]*100/[.$S$2]" office:value-type="float" office:value="0">
            <text:p>0,00</text:p>
          </table:table-cell>
          <table:table-cell table:formula="of:=[.I1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59]" office:value-type="float" office:value="0">
            <text:p>0</text:p>
          </table:table-cell>
          <table:table-cell office:value-type="float" office:value="158">
            <text:p>158</text:p>
          </table:table-cell>
          <table:table-cell table:formula="of:=['file:///home/diego/workspace/qin-cluster/pruebas/estadisticas/corrida-20120802000741.ods'#$secuencia.B159]" office:value-type="float" office:value="0">
            <text:p>0</text:p>
          </table:table-cell>
          <table:table-cell table:formula="of:=['file:///home/diego/workspace/qin-cluster/pruebas/estadisticas/corrida-20120802000741.ods'#$secuencia.C159]" office:value-type="float" office:value="0">
            <text:p>0,00</text:p>
          </table:table-cell>
          <table:table-cell table:formula="of:=[.C1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59]" office:value-type="float" office:value="0">
            <text:p>0</text:p>
          </table:table-cell>
          <table:table-cell table:formula="of:=['file:///home/diego/workspace/qin-cluster/pruebas/estadisticas/corrida-20120802000741.ods'#$acumulado.A159]" office:value-type="float" office:value="0">
            <text:p>0</text:p>
          </table:table-cell>
          <table:table-cell table:formula="of:=['file:///home/diego/workspace/qin-cluster/pruebas/estadisticas/corrida-20120802000741.ods'#$acumulado.C159]" office:value-type="float" office:value="0">
            <text:p>0</text:p>
          </table:table-cell>
          <table:table-cell table:formula="of:=['file:///home/diego/workspace/qin-cluster/pruebas/estadisticas/corrida-20120802000741.ods'#$acumulado.D159]" office:value-type="float" office:value="0">
            <text:p>0</text:p>
          </table:table-cell>
          <table:table-cell table:formula="of:=['file:///home/diego/workspace/qin-cluster/pruebas/estadisticas/corrida-20120802000741.ods'#$acumulado.E159]" office:value-type="float" office:value="0">
            <text:p>0</text:p>
          </table:table-cell>
          <table:table-cell table:formula="of:=['file:///home/diego/workspace/qin-cluster/pruebas/estadisticas/corrida-20120802000741.ods'#$acumulado.F159]" office:value-type="float" office:value="0">
            <text:p>0</text:p>
          </table:table-cell>
          <table:table-cell table:formula="of:=['file:///home/diego/workspace/qin-cluster/pruebas/estadisticas/corrida-20120802000741.ods'#$acumulado.G159]" office:value-type="float" office:value="0">
            <text:p>0</text:p>
          </table:table-cell>
          <table:table-cell table:formula="of:=[.L159]*100/[.$S$2]" office:value-type="float" office:value="0">
            <text:p>0,00</text:p>
          </table:table-cell>
          <table:table-cell table:formula="of:=[.I1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0]" office:value-type="float" office:value="0">
            <text:p>0</text:p>
          </table:table-cell>
          <table:table-cell office:value-type="float" office:value="159">
            <text:p>159</text:p>
          </table:table-cell>
          <table:table-cell table:formula="of:=['file:///home/diego/workspace/qin-cluster/pruebas/estadisticas/corrida-20120802000741.ods'#$secuencia.B160]" office:value-type="float" office:value="0">
            <text:p>0</text:p>
          </table:table-cell>
          <table:table-cell table:formula="of:=['file:///home/diego/workspace/qin-cluster/pruebas/estadisticas/corrida-20120802000741.ods'#$secuencia.C160]" office:value-type="float" office:value="0">
            <text:p>0,00</text:p>
          </table:table-cell>
          <table:table-cell table:formula="of:=[.C1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0]" office:value-type="float" office:value="0">
            <text:p>0</text:p>
          </table:table-cell>
          <table:table-cell table:formula="of:=['file:///home/diego/workspace/qin-cluster/pruebas/estadisticas/corrida-20120802000741.ods'#$acumulado.A160]" office:value-type="float" office:value="0">
            <text:p>0</text:p>
          </table:table-cell>
          <table:table-cell table:formula="of:=['file:///home/diego/workspace/qin-cluster/pruebas/estadisticas/corrida-20120802000741.ods'#$acumulado.C160]" office:value-type="float" office:value="0">
            <text:p>0</text:p>
          </table:table-cell>
          <table:table-cell table:formula="of:=['file:///home/diego/workspace/qin-cluster/pruebas/estadisticas/corrida-20120802000741.ods'#$acumulado.D160]" office:value-type="float" office:value="0">
            <text:p>0</text:p>
          </table:table-cell>
          <table:table-cell table:formula="of:=['file:///home/diego/workspace/qin-cluster/pruebas/estadisticas/corrida-20120802000741.ods'#$acumulado.E160]" office:value-type="float" office:value="0">
            <text:p>0</text:p>
          </table:table-cell>
          <table:table-cell table:formula="of:=['file:///home/diego/workspace/qin-cluster/pruebas/estadisticas/corrida-20120802000741.ods'#$acumulado.F160]" office:value-type="float" office:value="0">
            <text:p>0</text:p>
          </table:table-cell>
          <table:table-cell table:formula="of:=['file:///home/diego/workspace/qin-cluster/pruebas/estadisticas/corrida-20120802000741.ods'#$acumulado.G160]" office:value-type="float" office:value="0">
            <text:p>0</text:p>
          </table:table-cell>
          <table:table-cell table:formula="of:=[.L160]*100/[.$S$2]" office:value-type="float" office:value="0">
            <text:p>0,00</text:p>
          </table:table-cell>
          <table:table-cell table:formula="of:=[.I1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1]"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['file:///home/diego/workspace/qin-cluster/pruebas/estadisticas/corrida-20120802000741.ods'#$secuencia.B161]" office:value-type="float" office:value="0">
            <text:p>0</text:p>
          </table:table-cell>
          <table:table-cell table:formula="of:=['file:///home/diego/workspace/qin-cluster/pruebas/estadisticas/corrida-20120802000741.ods'#$secuencia.C161]" office:value-type="float" office:value="0">
            <text:p>0,00</text:p>
          </table:table-cell>
          <table:table-cell table:formula="of:=[.C1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1]" office:value-type="float" office:value="0">
            <text:p>0</text:p>
          </table:table-cell>
          <table:table-cell table:formula="of:=['file:///home/diego/workspace/qin-cluster/pruebas/estadisticas/corrida-20120802000741.ods'#$acumulado.A161]" office:value-type="float" office:value="0">
            <text:p>0</text:p>
          </table:table-cell>
          <table:table-cell table:formula="of:=['file:///home/diego/workspace/qin-cluster/pruebas/estadisticas/corrida-20120802000741.ods'#$acumulado.C161]" office:value-type="float" office:value="0">
            <text:p>0</text:p>
          </table:table-cell>
          <table:table-cell table:formula="of:=['file:///home/diego/workspace/qin-cluster/pruebas/estadisticas/corrida-20120802000741.ods'#$acumulado.D161]" office:value-type="float" office:value="0">
            <text:p>0</text:p>
          </table:table-cell>
          <table:table-cell table:formula="of:=['file:///home/diego/workspace/qin-cluster/pruebas/estadisticas/corrida-20120802000741.ods'#$acumulado.E161]" office:value-type="float" office:value="0">
            <text:p>0</text:p>
          </table:table-cell>
          <table:table-cell table:formula="of:=['file:///home/diego/workspace/qin-cluster/pruebas/estadisticas/corrida-20120802000741.ods'#$acumulado.F161]" office:value-type="float" office:value="0">
            <text:p>0</text:p>
          </table:table-cell>
          <table:table-cell table:formula="of:=['file:///home/diego/workspace/qin-cluster/pruebas/estadisticas/corrida-20120802000741.ods'#$acumulado.G161]" office:value-type="float" office:value="0">
            <text:p>0</text:p>
          </table:table-cell>
          <table:table-cell table:formula="of:=[.L161]*100/[.$S$2]" office:value-type="float" office:value="0">
            <text:p>0,00</text:p>
          </table:table-cell>
          <table:table-cell table:formula="of:=[.I1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2]" office:value-type="float" office:value="0">
            <text:p>0</text:p>
          </table:table-cell>
          <table:table-cell office:value-type="float" office:value="161">
            <text:p>161</text:p>
          </table:table-cell>
          <table:table-cell table:formula="of:=['file:///home/diego/workspace/qin-cluster/pruebas/estadisticas/corrida-20120802000741.ods'#$secuencia.B162]" office:value-type="float" office:value="0">
            <text:p>0</text:p>
          </table:table-cell>
          <table:table-cell table:formula="of:=['file:///home/diego/workspace/qin-cluster/pruebas/estadisticas/corrida-20120802000741.ods'#$secuencia.C162]" office:value-type="float" office:value="0">
            <text:p>0,00</text:p>
          </table:table-cell>
          <table:table-cell table:formula="of:=[.C1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2]" office:value-type="float" office:value="0">
            <text:p>0</text:p>
          </table:table-cell>
          <table:table-cell table:formula="of:=['file:///home/diego/workspace/qin-cluster/pruebas/estadisticas/corrida-20120802000741.ods'#$acumulado.A162]" office:value-type="float" office:value="0">
            <text:p>0</text:p>
          </table:table-cell>
          <table:table-cell table:formula="of:=['file:///home/diego/workspace/qin-cluster/pruebas/estadisticas/corrida-20120802000741.ods'#$acumulado.C162]" office:value-type="float" office:value="0">
            <text:p>0</text:p>
          </table:table-cell>
          <table:table-cell table:formula="of:=['file:///home/diego/workspace/qin-cluster/pruebas/estadisticas/corrida-20120802000741.ods'#$acumulado.D162]" office:value-type="float" office:value="0">
            <text:p>0</text:p>
          </table:table-cell>
          <table:table-cell table:formula="of:=['file:///home/diego/workspace/qin-cluster/pruebas/estadisticas/corrida-20120802000741.ods'#$acumulado.E162]" office:value-type="float" office:value="0">
            <text:p>0</text:p>
          </table:table-cell>
          <table:table-cell table:formula="of:=['file:///home/diego/workspace/qin-cluster/pruebas/estadisticas/corrida-20120802000741.ods'#$acumulado.F162]" office:value-type="float" office:value="0">
            <text:p>0</text:p>
          </table:table-cell>
          <table:table-cell table:formula="of:=['file:///home/diego/workspace/qin-cluster/pruebas/estadisticas/corrida-20120802000741.ods'#$acumulado.G162]" office:value-type="float" office:value="0">
            <text:p>0</text:p>
          </table:table-cell>
          <table:table-cell table:formula="of:=[.L162]*100/[.$S$2]" office:value-type="float" office:value="0">
            <text:p>0,00</text:p>
          </table:table-cell>
          <table:table-cell table:formula="of:=[.I1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3]" office:value-type="float" office:value="0">
            <text:p>0</text:p>
          </table:table-cell>
          <table:table-cell office:value-type="float" office:value="162">
            <text:p>162</text:p>
          </table:table-cell>
          <table:table-cell table:formula="of:=['file:///home/diego/workspace/qin-cluster/pruebas/estadisticas/corrida-20120802000741.ods'#$secuencia.B163]" office:value-type="float" office:value="0">
            <text:p>0</text:p>
          </table:table-cell>
          <table:table-cell table:formula="of:=['file:///home/diego/workspace/qin-cluster/pruebas/estadisticas/corrida-20120802000741.ods'#$secuencia.C163]" office:value-type="float" office:value="0">
            <text:p>0,00</text:p>
          </table:table-cell>
          <table:table-cell table:formula="of:=[.C1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3]" office:value-type="float" office:value="0">
            <text:p>0</text:p>
          </table:table-cell>
          <table:table-cell table:formula="of:=['file:///home/diego/workspace/qin-cluster/pruebas/estadisticas/corrida-20120802000741.ods'#$acumulado.A163]" office:value-type="float" office:value="0">
            <text:p>0</text:p>
          </table:table-cell>
          <table:table-cell table:formula="of:=['file:///home/diego/workspace/qin-cluster/pruebas/estadisticas/corrida-20120802000741.ods'#$acumulado.C163]" office:value-type="float" office:value="0">
            <text:p>0</text:p>
          </table:table-cell>
          <table:table-cell table:formula="of:=['file:///home/diego/workspace/qin-cluster/pruebas/estadisticas/corrida-20120802000741.ods'#$acumulado.D163]" office:value-type="float" office:value="0">
            <text:p>0</text:p>
          </table:table-cell>
          <table:table-cell table:formula="of:=['file:///home/diego/workspace/qin-cluster/pruebas/estadisticas/corrida-20120802000741.ods'#$acumulado.E163]" office:value-type="float" office:value="0">
            <text:p>0</text:p>
          </table:table-cell>
          <table:table-cell table:formula="of:=['file:///home/diego/workspace/qin-cluster/pruebas/estadisticas/corrida-20120802000741.ods'#$acumulado.F163]" office:value-type="float" office:value="0">
            <text:p>0</text:p>
          </table:table-cell>
          <table:table-cell table:formula="of:=['file:///home/diego/workspace/qin-cluster/pruebas/estadisticas/corrida-20120802000741.ods'#$acumulado.G163]" office:value-type="float" office:value="0">
            <text:p>0</text:p>
          </table:table-cell>
          <table:table-cell table:formula="of:=[.L163]*100/[.$S$2]" office:value-type="float" office:value="0">
            <text:p>0,00</text:p>
          </table:table-cell>
          <table:table-cell table:formula="of:=[.I1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4]" office:value-type="float" office:value="0">
            <text:p>0</text:p>
          </table:table-cell>
          <table:table-cell office:value-type="float" office:value="163">
            <text:p>163</text:p>
          </table:table-cell>
          <table:table-cell table:formula="of:=['file:///home/diego/workspace/qin-cluster/pruebas/estadisticas/corrida-20120802000741.ods'#$secuencia.B164]" office:value-type="float" office:value="0">
            <text:p>0</text:p>
          </table:table-cell>
          <table:table-cell table:formula="of:=['file:///home/diego/workspace/qin-cluster/pruebas/estadisticas/corrida-20120802000741.ods'#$secuencia.C164]" office:value-type="float" office:value="0">
            <text:p>0,00</text:p>
          </table:table-cell>
          <table:table-cell table:formula="of:=[.C1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4]" office:value-type="float" office:value="0">
            <text:p>0</text:p>
          </table:table-cell>
          <table:table-cell table:formula="of:=['file:///home/diego/workspace/qin-cluster/pruebas/estadisticas/corrida-20120802000741.ods'#$acumulado.A164]" office:value-type="float" office:value="0">
            <text:p>0</text:p>
          </table:table-cell>
          <table:table-cell table:formula="of:=['file:///home/diego/workspace/qin-cluster/pruebas/estadisticas/corrida-20120802000741.ods'#$acumulado.C164]" office:value-type="float" office:value="0">
            <text:p>0</text:p>
          </table:table-cell>
          <table:table-cell table:formula="of:=['file:///home/diego/workspace/qin-cluster/pruebas/estadisticas/corrida-20120802000741.ods'#$acumulado.D164]" office:value-type="float" office:value="0">
            <text:p>0</text:p>
          </table:table-cell>
          <table:table-cell table:formula="of:=['file:///home/diego/workspace/qin-cluster/pruebas/estadisticas/corrida-20120802000741.ods'#$acumulado.E164]" office:value-type="float" office:value="0">
            <text:p>0</text:p>
          </table:table-cell>
          <table:table-cell table:formula="of:=['file:///home/diego/workspace/qin-cluster/pruebas/estadisticas/corrida-20120802000741.ods'#$acumulado.F164]" office:value-type="float" office:value="0">
            <text:p>0</text:p>
          </table:table-cell>
          <table:table-cell table:formula="of:=['file:///home/diego/workspace/qin-cluster/pruebas/estadisticas/corrida-20120802000741.ods'#$acumulado.G164]" office:value-type="float" office:value="0">
            <text:p>0</text:p>
          </table:table-cell>
          <table:table-cell table:formula="of:=[.L164]*100/[.$S$2]" office:value-type="float" office:value="0">
            <text:p>0,00</text:p>
          </table:table-cell>
          <table:table-cell table:formula="of:=[.I1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5]"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['file:///home/diego/workspace/qin-cluster/pruebas/estadisticas/corrida-20120802000741.ods'#$secuencia.B165]" office:value-type="float" office:value="0">
            <text:p>0</text:p>
          </table:table-cell>
          <table:table-cell table:formula="of:=['file:///home/diego/workspace/qin-cluster/pruebas/estadisticas/corrida-20120802000741.ods'#$secuencia.C165]" office:value-type="float" office:value="0">
            <text:p>0,00</text:p>
          </table:table-cell>
          <table:table-cell table:formula="of:=[.C1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5]" office:value-type="float" office:value="0">
            <text:p>0</text:p>
          </table:table-cell>
          <table:table-cell table:formula="of:=['file:///home/diego/workspace/qin-cluster/pruebas/estadisticas/corrida-20120802000741.ods'#$acumulado.A165]" office:value-type="float" office:value="0">
            <text:p>0</text:p>
          </table:table-cell>
          <table:table-cell table:formula="of:=['file:///home/diego/workspace/qin-cluster/pruebas/estadisticas/corrida-20120802000741.ods'#$acumulado.C165]" office:value-type="float" office:value="0">
            <text:p>0</text:p>
          </table:table-cell>
          <table:table-cell table:formula="of:=['file:///home/diego/workspace/qin-cluster/pruebas/estadisticas/corrida-20120802000741.ods'#$acumulado.D165]" office:value-type="float" office:value="0">
            <text:p>0</text:p>
          </table:table-cell>
          <table:table-cell table:formula="of:=['file:///home/diego/workspace/qin-cluster/pruebas/estadisticas/corrida-20120802000741.ods'#$acumulado.E165]" office:value-type="float" office:value="0">
            <text:p>0</text:p>
          </table:table-cell>
          <table:table-cell table:formula="of:=['file:///home/diego/workspace/qin-cluster/pruebas/estadisticas/corrida-20120802000741.ods'#$acumulado.F165]" office:value-type="float" office:value="0">
            <text:p>0</text:p>
          </table:table-cell>
          <table:table-cell table:formula="of:=['file:///home/diego/workspace/qin-cluster/pruebas/estadisticas/corrida-20120802000741.ods'#$acumulado.G165]" office:value-type="float" office:value="0">
            <text:p>0</text:p>
          </table:table-cell>
          <table:table-cell table:formula="of:=[.L165]*100/[.$S$2]" office:value-type="float" office:value="0">
            <text:p>0,00</text:p>
          </table:table-cell>
          <table:table-cell table:formula="of:=[.I1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6]" office:value-type="float" office:value="0">
            <text:p>0</text:p>
          </table:table-cell>
          <table:table-cell office:value-type="float" office:value="165">
            <text:p>165</text:p>
          </table:table-cell>
          <table:table-cell table:formula="of:=['file:///home/diego/workspace/qin-cluster/pruebas/estadisticas/corrida-20120802000741.ods'#$secuencia.B166]" office:value-type="float" office:value="0">
            <text:p>0</text:p>
          </table:table-cell>
          <table:table-cell table:formula="of:=['file:///home/diego/workspace/qin-cluster/pruebas/estadisticas/corrida-20120802000741.ods'#$secuencia.C166]" office:value-type="float" office:value="0">
            <text:p>0,00</text:p>
          </table:table-cell>
          <table:table-cell table:formula="of:=[.C1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6]" office:value-type="float" office:value="0">
            <text:p>0</text:p>
          </table:table-cell>
          <table:table-cell table:formula="of:=['file:///home/diego/workspace/qin-cluster/pruebas/estadisticas/corrida-20120802000741.ods'#$acumulado.A166]" office:value-type="float" office:value="0">
            <text:p>0</text:p>
          </table:table-cell>
          <table:table-cell table:formula="of:=['file:///home/diego/workspace/qin-cluster/pruebas/estadisticas/corrida-20120802000741.ods'#$acumulado.C166]" office:value-type="float" office:value="0">
            <text:p>0</text:p>
          </table:table-cell>
          <table:table-cell table:formula="of:=['file:///home/diego/workspace/qin-cluster/pruebas/estadisticas/corrida-20120802000741.ods'#$acumulado.D166]" office:value-type="float" office:value="0">
            <text:p>0</text:p>
          </table:table-cell>
          <table:table-cell table:formula="of:=['file:///home/diego/workspace/qin-cluster/pruebas/estadisticas/corrida-20120802000741.ods'#$acumulado.E166]" office:value-type="float" office:value="0">
            <text:p>0</text:p>
          </table:table-cell>
          <table:table-cell table:formula="of:=['file:///home/diego/workspace/qin-cluster/pruebas/estadisticas/corrida-20120802000741.ods'#$acumulado.F166]" office:value-type="float" office:value="0">
            <text:p>0</text:p>
          </table:table-cell>
          <table:table-cell table:formula="of:=['file:///home/diego/workspace/qin-cluster/pruebas/estadisticas/corrida-20120802000741.ods'#$acumulado.G166]" office:value-type="float" office:value="0">
            <text:p>0</text:p>
          </table:table-cell>
          <table:table-cell table:formula="of:=[.L166]*100/[.$S$2]" office:value-type="float" office:value="0">
            <text:p>0,00</text:p>
          </table:table-cell>
          <table:table-cell table:formula="of:=[.I1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7]" office:value-type="float" office:value="0">
            <text:p>0</text:p>
          </table:table-cell>
          <table:table-cell office:value-type="float" office:value="166">
            <text:p>166</text:p>
          </table:table-cell>
          <table:table-cell table:formula="of:=['file:///home/diego/workspace/qin-cluster/pruebas/estadisticas/corrida-20120802000741.ods'#$secuencia.B167]" office:value-type="float" office:value="0">
            <text:p>0</text:p>
          </table:table-cell>
          <table:table-cell table:formula="of:=['file:///home/diego/workspace/qin-cluster/pruebas/estadisticas/corrida-20120802000741.ods'#$secuencia.C167]" office:value-type="float" office:value="0">
            <text:p>0,00</text:p>
          </table:table-cell>
          <table:table-cell table:formula="of:=[.C1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7]" office:value-type="float" office:value="0">
            <text:p>0</text:p>
          </table:table-cell>
          <table:table-cell table:formula="of:=['file:///home/diego/workspace/qin-cluster/pruebas/estadisticas/corrida-20120802000741.ods'#$acumulado.A167]" office:value-type="float" office:value="0">
            <text:p>0</text:p>
          </table:table-cell>
          <table:table-cell table:formula="of:=['file:///home/diego/workspace/qin-cluster/pruebas/estadisticas/corrida-20120802000741.ods'#$acumulado.C167]" office:value-type="float" office:value="0">
            <text:p>0</text:p>
          </table:table-cell>
          <table:table-cell table:formula="of:=['file:///home/diego/workspace/qin-cluster/pruebas/estadisticas/corrida-20120802000741.ods'#$acumulado.D167]" office:value-type="float" office:value="0">
            <text:p>0</text:p>
          </table:table-cell>
          <table:table-cell table:formula="of:=['file:///home/diego/workspace/qin-cluster/pruebas/estadisticas/corrida-20120802000741.ods'#$acumulado.E167]" office:value-type="float" office:value="0">
            <text:p>0</text:p>
          </table:table-cell>
          <table:table-cell table:formula="of:=['file:///home/diego/workspace/qin-cluster/pruebas/estadisticas/corrida-20120802000741.ods'#$acumulado.F167]" office:value-type="float" office:value="0">
            <text:p>0</text:p>
          </table:table-cell>
          <table:table-cell table:formula="of:=['file:///home/diego/workspace/qin-cluster/pruebas/estadisticas/corrida-20120802000741.ods'#$acumulado.G167]" office:value-type="float" office:value="0">
            <text:p>0</text:p>
          </table:table-cell>
          <table:table-cell table:formula="of:=[.L167]*100/[.$S$2]" office:value-type="float" office:value="0">
            <text:p>0,00</text:p>
          </table:table-cell>
          <table:table-cell table:formula="of:=[.I1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8]" office:value-type="float" office:value="0">
            <text:p>0</text:p>
          </table:table-cell>
          <table:table-cell office:value-type="float" office:value="167">
            <text:p>167</text:p>
          </table:table-cell>
          <table:table-cell table:formula="of:=['file:///home/diego/workspace/qin-cluster/pruebas/estadisticas/corrida-20120802000741.ods'#$secuencia.B168]" office:value-type="float" office:value="0">
            <text:p>0</text:p>
          </table:table-cell>
          <table:table-cell table:formula="of:=['file:///home/diego/workspace/qin-cluster/pruebas/estadisticas/corrida-20120802000741.ods'#$secuencia.C168]" office:value-type="float" office:value="0">
            <text:p>0,00</text:p>
          </table:table-cell>
          <table:table-cell table:formula="of:=[.C1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8]" office:value-type="float" office:value="0">
            <text:p>0</text:p>
          </table:table-cell>
          <table:table-cell table:formula="of:=['file:///home/diego/workspace/qin-cluster/pruebas/estadisticas/corrida-20120802000741.ods'#$acumulado.A168]" office:value-type="float" office:value="0">
            <text:p>0</text:p>
          </table:table-cell>
          <table:table-cell table:formula="of:=['file:///home/diego/workspace/qin-cluster/pruebas/estadisticas/corrida-20120802000741.ods'#$acumulado.C168]" office:value-type="float" office:value="0">
            <text:p>0</text:p>
          </table:table-cell>
          <table:table-cell table:formula="of:=['file:///home/diego/workspace/qin-cluster/pruebas/estadisticas/corrida-20120802000741.ods'#$acumulado.D168]" office:value-type="float" office:value="0">
            <text:p>0</text:p>
          </table:table-cell>
          <table:table-cell table:formula="of:=['file:///home/diego/workspace/qin-cluster/pruebas/estadisticas/corrida-20120802000741.ods'#$acumulado.E168]" office:value-type="float" office:value="0">
            <text:p>0</text:p>
          </table:table-cell>
          <table:table-cell table:formula="of:=['file:///home/diego/workspace/qin-cluster/pruebas/estadisticas/corrida-20120802000741.ods'#$acumulado.F168]" office:value-type="float" office:value="0">
            <text:p>0</text:p>
          </table:table-cell>
          <table:table-cell table:formula="of:=['file:///home/diego/workspace/qin-cluster/pruebas/estadisticas/corrida-20120802000741.ods'#$acumulado.G168]" office:value-type="float" office:value="0">
            <text:p>0</text:p>
          </table:table-cell>
          <table:table-cell table:formula="of:=[.L168]*100/[.$S$2]" office:value-type="float" office:value="0">
            <text:p>0,00</text:p>
          </table:table-cell>
          <table:table-cell table:formula="of:=[.I1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69]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['file:///home/diego/workspace/qin-cluster/pruebas/estadisticas/corrida-20120802000741.ods'#$secuencia.B169]" office:value-type="float" office:value="0">
            <text:p>0</text:p>
          </table:table-cell>
          <table:table-cell table:formula="of:=['file:///home/diego/workspace/qin-cluster/pruebas/estadisticas/corrida-20120802000741.ods'#$secuencia.C169]" office:value-type="float" office:value="0">
            <text:p>0,00</text:p>
          </table:table-cell>
          <table:table-cell table:formula="of:=[.C1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69]" office:value-type="float" office:value="0">
            <text:p>0</text:p>
          </table:table-cell>
          <table:table-cell table:formula="of:=['file:///home/diego/workspace/qin-cluster/pruebas/estadisticas/corrida-20120802000741.ods'#$acumulado.A169]" office:value-type="float" office:value="0">
            <text:p>0</text:p>
          </table:table-cell>
          <table:table-cell table:formula="of:=['file:///home/diego/workspace/qin-cluster/pruebas/estadisticas/corrida-20120802000741.ods'#$acumulado.C169]" office:value-type="float" office:value="0">
            <text:p>0</text:p>
          </table:table-cell>
          <table:table-cell table:formula="of:=['file:///home/diego/workspace/qin-cluster/pruebas/estadisticas/corrida-20120802000741.ods'#$acumulado.D169]" office:value-type="float" office:value="0">
            <text:p>0</text:p>
          </table:table-cell>
          <table:table-cell table:formula="of:=['file:///home/diego/workspace/qin-cluster/pruebas/estadisticas/corrida-20120802000741.ods'#$acumulado.E169]" office:value-type="float" office:value="0">
            <text:p>0</text:p>
          </table:table-cell>
          <table:table-cell table:formula="of:=['file:///home/diego/workspace/qin-cluster/pruebas/estadisticas/corrida-20120802000741.ods'#$acumulado.F169]" office:value-type="float" office:value="0">
            <text:p>0</text:p>
          </table:table-cell>
          <table:table-cell table:formula="of:=['file:///home/diego/workspace/qin-cluster/pruebas/estadisticas/corrida-20120802000741.ods'#$acumulado.G169]" office:value-type="float" office:value="0">
            <text:p>0</text:p>
          </table:table-cell>
          <table:table-cell table:formula="of:=[.L169]*100/[.$S$2]" office:value-type="float" office:value="0">
            <text:p>0,00</text:p>
          </table:table-cell>
          <table:table-cell table:formula="of:=[.I1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0]" office:value-type="float" office:value="0">
            <text:p>0</text:p>
          </table:table-cell>
          <table:table-cell office:value-type="float" office:value="169">
            <text:p>169</text:p>
          </table:table-cell>
          <table:table-cell table:formula="of:=['file:///home/diego/workspace/qin-cluster/pruebas/estadisticas/corrida-20120802000741.ods'#$secuencia.B170]" office:value-type="float" office:value="0">
            <text:p>0</text:p>
          </table:table-cell>
          <table:table-cell table:formula="of:=['file:///home/diego/workspace/qin-cluster/pruebas/estadisticas/corrida-20120802000741.ods'#$secuencia.C170]" office:value-type="float" office:value="0">
            <text:p>0,00</text:p>
          </table:table-cell>
          <table:table-cell table:formula="of:=[.C1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0]" office:value-type="float" office:value="0">
            <text:p>0</text:p>
          </table:table-cell>
          <table:table-cell table:formula="of:=['file:///home/diego/workspace/qin-cluster/pruebas/estadisticas/corrida-20120802000741.ods'#$acumulado.A170]" office:value-type="float" office:value="0">
            <text:p>0</text:p>
          </table:table-cell>
          <table:table-cell table:formula="of:=['file:///home/diego/workspace/qin-cluster/pruebas/estadisticas/corrida-20120802000741.ods'#$acumulado.C170]" office:value-type="float" office:value="0">
            <text:p>0</text:p>
          </table:table-cell>
          <table:table-cell table:formula="of:=['file:///home/diego/workspace/qin-cluster/pruebas/estadisticas/corrida-20120802000741.ods'#$acumulado.D170]" office:value-type="float" office:value="0">
            <text:p>0</text:p>
          </table:table-cell>
          <table:table-cell table:formula="of:=['file:///home/diego/workspace/qin-cluster/pruebas/estadisticas/corrida-20120802000741.ods'#$acumulado.E170]" office:value-type="float" office:value="0">
            <text:p>0</text:p>
          </table:table-cell>
          <table:table-cell table:formula="of:=['file:///home/diego/workspace/qin-cluster/pruebas/estadisticas/corrida-20120802000741.ods'#$acumulado.F170]" office:value-type="float" office:value="0">
            <text:p>0</text:p>
          </table:table-cell>
          <table:table-cell table:formula="of:=['file:///home/diego/workspace/qin-cluster/pruebas/estadisticas/corrida-20120802000741.ods'#$acumulado.G170]" office:value-type="float" office:value="0">
            <text:p>0</text:p>
          </table:table-cell>
          <table:table-cell table:formula="of:=[.L170]*100/[.$S$2]" office:value-type="float" office:value="0">
            <text:p>0,00</text:p>
          </table:table-cell>
          <table:table-cell table:formula="of:=[.I1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1]" office:value-type="float" office:value="0">
            <text:p>0</text:p>
          </table:table-cell>
          <table:table-cell office:value-type="float" office:value="170">
            <text:p>170</text:p>
          </table:table-cell>
          <table:table-cell table:formula="of:=['file:///home/diego/workspace/qin-cluster/pruebas/estadisticas/corrida-20120802000741.ods'#$secuencia.B171]" office:value-type="float" office:value="0">
            <text:p>0</text:p>
          </table:table-cell>
          <table:table-cell table:formula="of:=['file:///home/diego/workspace/qin-cluster/pruebas/estadisticas/corrida-20120802000741.ods'#$secuencia.C171]" office:value-type="float" office:value="0">
            <text:p>0,00</text:p>
          </table:table-cell>
          <table:table-cell table:formula="of:=[.C1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1]" office:value-type="float" office:value="0">
            <text:p>0</text:p>
          </table:table-cell>
          <table:table-cell table:formula="of:=['file:///home/diego/workspace/qin-cluster/pruebas/estadisticas/corrida-20120802000741.ods'#$acumulado.A171]" office:value-type="float" office:value="0">
            <text:p>0</text:p>
          </table:table-cell>
          <table:table-cell table:formula="of:=['file:///home/diego/workspace/qin-cluster/pruebas/estadisticas/corrida-20120802000741.ods'#$acumulado.C171]" office:value-type="float" office:value="0">
            <text:p>0</text:p>
          </table:table-cell>
          <table:table-cell table:formula="of:=['file:///home/diego/workspace/qin-cluster/pruebas/estadisticas/corrida-20120802000741.ods'#$acumulado.D171]" office:value-type="float" office:value="0">
            <text:p>0</text:p>
          </table:table-cell>
          <table:table-cell table:formula="of:=['file:///home/diego/workspace/qin-cluster/pruebas/estadisticas/corrida-20120802000741.ods'#$acumulado.E171]" office:value-type="float" office:value="0">
            <text:p>0</text:p>
          </table:table-cell>
          <table:table-cell table:formula="of:=['file:///home/diego/workspace/qin-cluster/pruebas/estadisticas/corrida-20120802000741.ods'#$acumulado.F171]" office:value-type="float" office:value="0">
            <text:p>0</text:p>
          </table:table-cell>
          <table:table-cell table:formula="of:=['file:///home/diego/workspace/qin-cluster/pruebas/estadisticas/corrida-20120802000741.ods'#$acumulado.G171]" office:value-type="float" office:value="0">
            <text:p>0</text:p>
          </table:table-cell>
          <table:table-cell table:formula="of:=[.L171]*100/[.$S$2]" office:value-type="float" office:value="0">
            <text:p>0,00</text:p>
          </table:table-cell>
          <table:table-cell table:formula="of:=[.I1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2]" office:value-type="float" office:value="0">
            <text:p>0</text:p>
          </table:table-cell>
          <table:table-cell office:value-type="float" office:value="171">
            <text:p>171</text:p>
          </table:table-cell>
          <table:table-cell table:formula="of:=['file:///home/diego/workspace/qin-cluster/pruebas/estadisticas/corrida-20120802000741.ods'#$secuencia.B172]" office:value-type="float" office:value="0">
            <text:p>0</text:p>
          </table:table-cell>
          <table:table-cell table:formula="of:=['file:///home/diego/workspace/qin-cluster/pruebas/estadisticas/corrida-20120802000741.ods'#$secuencia.C172]" office:value-type="float" office:value="0">
            <text:p>0,00</text:p>
          </table:table-cell>
          <table:table-cell table:formula="of:=[.C1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2]" office:value-type="float" office:value="0">
            <text:p>0</text:p>
          </table:table-cell>
          <table:table-cell table:formula="of:=['file:///home/diego/workspace/qin-cluster/pruebas/estadisticas/corrida-20120802000741.ods'#$acumulado.A172]" office:value-type="float" office:value="0">
            <text:p>0</text:p>
          </table:table-cell>
          <table:table-cell table:formula="of:=['file:///home/diego/workspace/qin-cluster/pruebas/estadisticas/corrida-20120802000741.ods'#$acumulado.C172]" office:value-type="float" office:value="0">
            <text:p>0</text:p>
          </table:table-cell>
          <table:table-cell table:formula="of:=['file:///home/diego/workspace/qin-cluster/pruebas/estadisticas/corrida-20120802000741.ods'#$acumulado.D172]" office:value-type="float" office:value="0">
            <text:p>0</text:p>
          </table:table-cell>
          <table:table-cell table:formula="of:=['file:///home/diego/workspace/qin-cluster/pruebas/estadisticas/corrida-20120802000741.ods'#$acumulado.E172]" office:value-type="float" office:value="0">
            <text:p>0</text:p>
          </table:table-cell>
          <table:table-cell table:formula="of:=['file:///home/diego/workspace/qin-cluster/pruebas/estadisticas/corrida-20120802000741.ods'#$acumulado.F172]" office:value-type="float" office:value="0">
            <text:p>0</text:p>
          </table:table-cell>
          <table:table-cell table:formula="of:=['file:///home/diego/workspace/qin-cluster/pruebas/estadisticas/corrida-20120802000741.ods'#$acumulado.G172]" office:value-type="float" office:value="0">
            <text:p>0</text:p>
          </table:table-cell>
          <table:table-cell table:formula="of:=[.L172]*100/[.$S$2]" office:value-type="float" office:value="0">
            <text:p>0,00</text:p>
          </table:table-cell>
          <table:table-cell table:formula="of:=[.I1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3]" office:value-type="float" office:value="0">
            <text:p>0</text:p>
          </table:table-cell>
          <table:table-cell office:value-type="float" office:value="172">
            <text:p>172</text:p>
          </table:table-cell>
          <table:table-cell table:formula="of:=['file:///home/diego/workspace/qin-cluster/pruebas/estadisticas/corrida-20120802000741.ods'#$secuencia.B173]" office:value-type="float" office:value="0">
            <text:p>0</text:p>
          </table:table-cell>
          <table:table-cell table:formula="of:=['file:///home/diego/workspace/qin-cluster/pruebas/estadisticas/corrida-20120802000741.ods'#$secuencia.C173]" office:value-type="float" office:value="0">
            <text:p>0,00</text:p>
          </table:table-cell>
          <table:table-cell table:formula="of:=[.C1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3]" office:value-type="float" office:value="0">
            <text:p>0</text:p>
          </table:table-cell>
          <table:table-cell table:formula="of:=['file:///home/diego/workspace/qin-cluster/pruebas/estadisticas/corrida-20120802000741.ods'#$acumulado.A173]" office:value-type="float" office:value="0">
            <text:p>0</text:p>
          </table:table-cell>
          <table:table-cell table:formula="of:=['file:///home/diego/workspace/qin-cluster/pruebas/estadisticas/corrida-20120802000741.ods'#$acumulado.C173]" office:value-type="float" office:value="0">
            <text:p>0</text:p>
          </table:table-cell>
          <table:table-cell table:formula="of:=['file:///home/diego/workspace/qin-cluster/pruebas/estadisticas/corrida-20120802000741.ods'#$acumulado.D173]" office:value-type="float" office:value="0">
            <text:p>0</text:p>
          </table:table-cell>
          <table:table-cell table:formula="of:=['file:///home/diego/workspace/qin-cluster/pruebas/estadisticas/corrida-20120802000741.ods'#$acumulado.E173]" office:value-type="float" office:value="0">
            <text:p>0</text:p>
          </table:table-cell>
          <table:table-cell table:formula="of:=['file:///home/diego/workspace/qin-cluster/pruebas/estadisticas/corrida-20120802000741.ods'#$acumulado.F173]" office:value-type="float" office:value="0">
            <text:p>0</text:p>
          </table:table-cell>
          <table:table-cell table:formula="of:=['file:///home/diego/workspace/qin-cluster/pruebas/estadisticas/corrida-20120802000741.ods'#$acumulado.G173]" office:value-type="float" office:value="0">
            <text:p>0</text:p>
          </table:table-cell>
          <table:table-cell table:formula="of:=[.L173]*100/[.$S$2]" office:value-type="float" office:value="0">
            <text:p>0,00</text:p>
          </table:table-cell>
          <table:table-cell table:formula="of:=[.I1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4]" office:value-type="float" office:value="0">
            <text:p>0</text:p>
          </table:table-cell>
          <table:table-cell office:value-type="float" office:value="173">
            <text:p>173</text:p>
          </table:table-cell>
          <table:table-cell table:formula="of:=['file:///home/diego/workspace/qin-cluster/pruebas/estadisticas/corrida-20120802000741.ods'#$secuencia.B174]" office:value-type="float" office:value="0">
            <text:p>0</text:p>
          </table:table-cell>
          <table:table-cell table:formula="of:=['file:///home/diego/workspace/qin-cluster/pruebas/estadisticas/corrida-20120802000741.ods'#$secuencia.C174]" office:value-type="float" office:value="0">
            <text:p>0,00</text:p>
          </table:table-cell>
          <table:table-cell table:formula="of:=[.C1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4]" office:value-type="float" office:value="0">
            <text:p>0</text:p>
          </table:table-cell>
          <table:table-cell table:formula="of:=['file:///home/diego/workspace/qin-cluster/pruebas/estadisticas/corrida-20120802000741.ods'#$acumulado.A174]" office:value-type="float" office:value="0">
            <text:p>0</text:p>
          </table:table-cell>
          <table:table-cell table:formula="of:=['file:///home/diego/workspace/qin-cluster/pruebas/estadisticas/corrida-20120802000741.ods'#$acumulado.C174]" office:value-type="float" office:value="0">
            <text:p>0</text:p>
          </table:table-cell>
          <table:table-cell table:formula="of:=['file:///home/diego/workspace/qin-cluster/pruebas/estadisticas/corrida-20120802000741.ods'#$acumulado.D174]" office:value-type="float" office:value="0">
            <text:p>0</text:p>
          </table:table-cell>
          <table:table-cell table:formula="of:=['file:///home/diego/workspace/qin-cluster/pruebas/estadisticas/corrida-20120802000741.ods'#$acumulado.E174]" office:value-type="float" office:value="0">
            <text:p>0</text:p>
          </table:table-cell>
          <table:table-cell table:formula="of:=['file:///home/diego/workspace/qin-cluster/pruebas/estadisticas/corrida-20120802000741.ods'#$acumulado.F174]" office:value-type="float" office:value="0">
            <text:p>0</text:p>
          </table:table-cell>
          <table:table-cell table:formula="of:=['file:///home/diego/workspace/qin-cluster/pruebas/estadisticas/corrida-20120802000741.ods'#$acumulado.G174]" office:value-type="float" office:value="0">
            <text:p>0</text:p>
          </table:table-cell>
          <table:table-cell table:formula="of:=[.L174]*100/[.$S$2]" office:value-type="float" office:value="0">
            <text:p>0,00</text:p>
          </table:table-cell>
          <table:table-cell table:formula="of:=[.I1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5]"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['file:///home/diego/workspace/qin-cluster/pruebas/estadisticas/corrida-20120802000741.ods'#$secuencia.B175]" office:value-type="float" office:value="0">
            <text:p>0</text:p>
          </table:table-cell>
          <table:table-cell table:formula="of:=['file:///home/diego/workspace/qin-cluster/pruebas/estadisticas/corrida-20120802000741.ods'#$secuencia.C175]" office:value-type="float" office:value="0">
            <text:p>0,00</text:p>
          </table:table-cell>
          <table:table-cell table:formula="of:=[.C1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5]" office:value-type="float" office:value="0">
            <text:p>0</text:p>
          </table:table-cell>
          <table:table-cell table:formula="of:=['file:///home/diego/workspace/qin-cluster/pruebas/estadisticas/corrida-20120802000741.ods'#$acumulado.A175]" office:value-type="float" office:value="0">
            <text:p>0</text:p>
          </table:table-cell>
          <table:table-cell table:formula="of:=['file:///home/diego/workspace/qin-cluster/pruebas/estadisticas/corrida-20120802000741.ods'#$acumulado.C175]" office:value-type="float" office:value="0">
            <text:p>0</text:p>
          </table:table-cell>
          <table:table-cell table:formula="of:=['file:///home/diego/workspace/qin-cluster/pruebas/estadisticas/corrida-20120802000741.ods'#$acumulado.D175]" office:value-type="float" office:value="0">
            <text:p>0</text:p>
          </table:table-cell>
          <table:table-cell table:formula="of:=['file:///home/diego/workspace/qin-cluster/pruebas/estadisticas/corrida-20120802000741.ods'#$acumulado.E175]" office:value-type="float" office:value="0">
            <text:p>0</text:p>
          </table:table-cell>
          <table:table-cell table:formula="of:=['file:///home/diego/workspace/qin-cluster/pruebas/estadisticas/corrida-20120802000741.ods'#$acumulado.F175]" office:value-type="float" office:value="0">
            <text:p>0</text:p>
          </table:table-cell>
          <table:table-cell table:formula="of:=['file:///home/diego/workspace/qin-cluster/pruebas/estadisticas/corrida-20120802000741.ods'#$acumulado.G175]" office:value-type="float" office:value="0">
            <text:p>0</text:p>
          </table:table-cell>
          <table:table-cell table:formula="of:=[.L175]*100/[.$S$2]" office:value-type="float" office:value="0">
            <text:p>0,00</text:p>
          </table:table-cell>
          <table:table-cell table:formula="of:=[.I1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6]" office:value-type="float" office:value="0">
            <text:p>0</text:p>
          </table:table-cell>
          <table:table-cell office:value-type="float" office:value="175">
            <text:p>175</text:p>
          </table:table-cell>
          <table:table-cell table:formula="of:=['file:///home/diego/workspace/qin-cluster/pruebas/estadisticas/corrida-20120802000741.ods'#$secuencia.B176]" office:value-type="float" office:value="0">
            <text:p>0</text:p>
          </table:table-cell>
          <table:table-cell table:formula="of:=['file:///home/diego/workspace/qin-cluster/pruebas/estadisticas/corrida-20120802000741.ods'#$secuencia.C176]" office:value-type="float" office:value="0">
            <text:p>0,00</text:p>
          </table:table-cell>
          <table:table-cell table:formula="of:=[.C1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6]" office:value-type="float" office:value="0">
            <text:p>0</text:p>
          </table:table-cell>
          <table:table-cell table:formula="of:=['file:///home/diego/workspace/qin-cluster/pruebas/estadisticas/corrida-20120802000741.ods'#$acumulado.A176]" office:value-type="float" office:value="0">
            <text:p>0</text:p>
          </table:table-cell>
          <table:table-cell table:formula="of:=['file:///home/diego/workspace/qin-cluster/pruebas/estadisticas/corrida-20120802000741.ods'#$acumulado.C176]" office:value-type="float" office:value="0">
            <text:p>0</text:p>
          </table:table-cell>
          <table:table-cell table:formula="of:=['file:///home/diego/workspace/qin-cluster/pruebas/estadisticas/corrida-20120802000741.ods'#$acumulado.D176]" office:value-type="float" office:value="0">
            <text:p>0</text:p>
          </table:table-cell>
          <table:table-cell table:formula="of:=['file:///home/diego/workspace/qin-cluster/pruebas/estadisticas/corrida-20120802000741.ods'#$acumulado.E176]" office:value-type="float" office:value="0">
            <text:p>0</text:p>
          </table:table-cell>
          <table:table-cell table:formula="of:=['file:///home/diego/workspace/qin-cluster/pruebas/estadisticas/corrida-20120802000741.ods'#$acumulado.F176]" office:value-type="float" office:value="0">
            <text:p>0</text:p>
          </table:table-cell>
          <table:table-cell table:formula="of:=['file:///home/diego/workspace/qin-cluster/pruebas/estadisticas/corrida-20120802000741.ods'#$acumulado.G176]" office:value-type="float" office:value="0">
            <text:p>0</text:p>
          </table:table-cell>
          <table:table-cell table:formula="of:=[.L176]*100/[.$S$2]" office:value-type="float" office:value="0">
            <text:p>0,00</text:p>
          </table:table-cell>
          <table:table-cell table:formula="of:=[.I1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7]" office:value-type="float" office:value="0">
            <text:p>0</text:p>
          </table:table-cell>
          <table:table-cell office:value-type="float" office:value="176">
            <text:p>176</text:p>
          </table:table-cell>
          <table:table-cell table:formula="of:=['file:///home/diego/workspace/qin-cluster/pruebas/estadisticas/corrida-20120802000741.ods'#$secuencia.B177]" office:value-type="float" office:value="0">
            <text:p>0</text:p>
          </table:table-cell>
          <table:table-cell table:formula="of:=['file:///home/diego/workspace/qin-cluster/pruebas/estadisticas/corrida-20120802000741.ods'#$secuencia.C177]" office:value-type="float" office:value="0">
            <text:p>0,00</text:p>
          </table:table-cell>
          <table:table-cell table:formula="of:=[.C1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7]" office:value-type="float" office:value="0">
            <text:p>0</text:p>
          </table:table-cell>
          <table:table-cell table:formula="of:=['file:///home/diego/workspace/qin-cluster/pruebas/estadisticas/corrida-20120802000741.ods'#$acumulado.A177]" office:value-type="float" office:value="0">
            <text:p>0</text:p>
          </table:table-cell>
          <table:table-cell table:formula="of:=['file:///home/diego/workspace/qin-cluster/pruebas/estadisticas/corrida-20120802000741.ods'#$acumulado.C177]" office:value-type="float" office:value="0">
            <text:p>0</text:p>
          </table:table-cell>
          <table:table-cell table:formula="of:=['file:///home/diego/workspace/qin-cluster/pruebas/estadisticas/corrida-20120802000741.ods'#$acumulado.D177]" office:value-type="float" office:value="0">
            <text:p>0</text:p>
          </table:table-cell>
          <table:table-cell table:formula="of:=['file:///home/diego/workspace/qin-cluster/pruebas/estadisticas/corrida-20120802000741.ods'#$acumulado.E177]" office:value-type="float" office:value="0">
            <text:p>0</text:p>
          </table:table-cell>
          <table:table-cell table:formula="of:=['file:///home/diego/workspace/qin-cluster/pruebas/estadisticas/corrida-20120802000741.ods'#$acumulado.F177]" office:value-type="float" office:value="0">
            <text:p>0</text:p>
          </table:table-cell>
          <table:table-cell table:formula="of:=['file:///home/diego/workspace/qin-cluster/pruebas/estadisticas/corrida-20120802000741.ods'#$acumulado.G177]" office:value-type="float" office:value="0">
            <text:p>0</text:p>
          </table:table-cell>
          <table:table-cell table:formula="of:=[.L177]*100/[.$S$2]" office:value-type="float" office:value="0">
            <text:p>0,00</text:p>
          </table:table-cell>
          <table:table-cell table:formula="of:=[.I1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8]" office:value-type="float" office:value="0">
            <text:p>0</text:p>
          </table:table-cell>
          <table:table-cell office:value-type="float" office:value="177">
            <text:p>177</text:p>
          </table:table-cell>
          <table:table-cell table:formula="of:=['file:///home/diego/workspace/qin-cluster/pruebas/estadisticas/corrida-20120802000741.ods'#$secuencia.B178]" office:value-type="float" office:value="0">
            <text:p>0</text:p>
          </table:table-cell>
          <table:table-cell table:formula="of:=['file:///home/diego/workspace/qin-cluster/pruebas/estadisticas/corrida-20120802000741.ods'#$secuencia.C178]" office:value-type="float" office:value="0">
            <text:p>0,00</text:p>
          </table:table-cell>
          <table:table-cell table:formula="of:=[.C1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8]" office:value-type="float" office:value="0">
            <text:p>0</text:p>
          </table:table-cell>
          <table:table-cell table:formula="of:=['file:///home/diego/workspace/qin-cluster/pruebas/estadisticas/corrida-20120802000741.ods'#$acumulado.A178]" office:value-type="float" office:value="0">
            <text:p>0</text:p>
          </table:table-cell>
          <table:table-cell table:formula="of:=['file:///home/diego/workspace/qin-cluster/pruebas/estadisticas/corrida-20120802000741.ods'#$acumulado.C178]" office:value-type="float" office:value="0">
            <text:p>0</text:p>
          </table:table-cell>
          <table:table-cell table:formula="of:=['file:///home/diego/workspace/qin-cluster/pruebas/estadisticas/corrida-20120802000741.ods'#$acumulado.D178]" office:value-type="float" office:value="0">
            <text:p>0</text:p>
          </table:table-cell>
          <table:table-cell table:formula="of:=['file:///home/diego/workspace/qin-cluster/pruebas/estadisticas/corrida-20120802000741.ods'#$acumulado.E178]" office:value-type="float" office:value="0">
            <text:p>0</text:p>
          </table:table-cell>
          <table:table-cell table:formula="of:=['file:///home/diego/workspace/qin-cluster/pruebas/estadisticas/corrida-20120802000741.ods'#$acumulado.F178]" office:value-type="float" office:value="0">
            <text:p>0</text:p>
          </table:table-cell>
          <table:table-cell table:formula="of:=['file:///home/diego/workspace/qin-cluster/pruebas/estadisticas/corrida-20120802000741.ods'#$acumulado.G178]" office:value-type="float" office:value="0">
            <text:p>0</text:p>
          </table:table-cell>
          <table:table-cell table:formula="of:=[.L178]*100/[.$S$2]" office:value-type="float" office:value="0">
            <text:p>0,00</text:p>
          </table:table-cell>
          <table:table-cell table:formula="of:=[.I1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79]" office:value-type="float" office:value="0">
            <text:p>0</text:p>
          </table:table-cell>
          <table:table-cell office:value-type="float" office:value="178">
            <text:p>178</text:p>
          </table:table-cell>
          <table:table-cell table:formula="of:=['file:///home/diego/workspace/qin-cluster/pruebas/estadisticas/corrida-20120802000741.ods'#$secuencia.B179]" office:value-type="float" office:value="0">
            <text:p>0</text:p>
          </table:table-cell>
          <table:table-cell table:formula="of:=['file:///home/diego/workspace/qin-cluster/pruebas/estadisticas/corrida-20120802000741.ods'#$secuencia.C179]" office:value-type="float" office:value="0">
            <text:p>0,00</text:p>
          </table:table-cell>
          <table:table-cell table:formula="of:=[.C1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79]" office:value-type="float" office:value="0">
            <text:p>0</text:p>
          </table:table-cell>
          <table:table-cell table:formula="of:=['file:///home/diego/workspace/qin-cluster/pruebas/estadisticas/corrida-20120802000741.ods'#$acumulado.A179]" office:value-type="float" office:value="0">
            <text:p>0</text:p>
          </table:table-cell>
          <table:table-cell table:formula="of:=['file:///home/diego/workspace/qin-cluster/pruebas/estadisticas/corrida-20120802000741.ods'#$acumulado.C179]" office:value-type="float" office:value="0">
            <text:p>0</text:p>
          </table:table-cell>
          <table:table-cell table:formula="of:=['file:///home/diego/workspace/qin-cluster/pruebas/estadisticas/corrida-20120802000741.ods'#$acumulado.D179]" office:value-type="float" office:value="0">
            <text:p>0</text:p>
          </table:table-cell>
          <table:table-cell table:formula="of:=['file:///home/diego/workspace/qin-cluster/pruebas/estadisticas/corrida-20120802000741.ods'#$acumulado.E179]" office:value-type="float" office:value="0">
            <text:p>0</text:p>
          </table:table-cell>
          <table:table-cell table:formula="of:=['file:///home/diego/workspace/qin-cluster/pruebas/estadisticas/corrida-20120802000741.ods'#$acumulado.F179]" office:value-type="float" office:value="0">
            <text:p>0</text:p>
          </table:table-cell>
          <table:table-cell table:formula="of:=['file:///home/diego/workspace/qin-cluster/pruebas/estadisticas/corrida-20120802000741.ods'#$acumulado.G179]" office:value-type="float" office:value="0">
            <text:p>0</text:p>
          </table:table-cell>
          <table:table-cell table:formula="of:=[.L179]*100/[.$S$2]" office:value-type="float" office:value="0">
            <text:p>0,00</text:p>
          </table:table-cell>
          <table:table-cell table:formula="of:=[.I1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0]" office:value-type="float" office:value="0">
            <text:p>0</text:p>
          </table:table-cell>
          <table:table-cell office:value-type="float" office:value="179">
            <text:p>179</text:p>
          </table:table-cell>
          <table:table-cell table:formula="of:=['file:///home/diego/workspace/qin-cluster/pruebas/estadisticas/corrida-20120802000741.ods'#$secuencia.B180]" office:value-type="float" office:value="0">
            <text:p>0</text:p>
          </table:table-cell>
          <table:table-cell table:formula="of:=['file:///home/diego/workspace/qin-cluster/pruebas/estadisticas/corrida-20120802000741.ods'#$secuencia.C180]" office:value-type="float" office:value="0">
            <text:p>0,00</text:p>
          </table:table-cell>
          <table:table-cell table:formula="of:=[.C1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0]" office:value-type="float" office:value="0">
            <text:p>0</text:p>
          </table:table-cell>
          <table:table-cell table:formula="of:=['file:///home/diego/workspace/qin-cluster/pruebas/estadisticas/corrida-20120802000741.ods'#$acumulado.A180]" office:value-type="float" office:value="0">
            <text:p>0</text:p>
          </table:table-cell>
          <table:table-cell table:formula="of:=['file:///home/diego/workspace/qin-cluster/pruebas/estadisticas/corrida-20120802000741.ods'#$acumulado.C180]" office:value-type="float" office:value="0">
            <text:p>0</text:p>
          </table:table-cell>
          <table:table-cell table:formula="of:=['file:///home/diego/workspace/qin-cluster/pruebas/estadisticas/corrida-20120802000741.ods'#$acumulado.D180]" office:value-type="float" office:value="0">
            <text:p>0</text:p>
          </table:table-cell>
          <table:table-cell table:formula="of:=['file:///home/diego/workspace/qin-cluster/pruebas/estadisticas/corrida-20120802000741.ods'#$acumulado.E180]" office:value-type="float" office:value="0">
            <text:p>0</text:p>
          </table:table-cell>
          <table:table-cell table:formula="of:=['file:///home/diego/workspace/qin-cluster/pruebas/estadisticas/corrida-20120802000741.ods'#$acumulado.F180]" office:value-type="float" office:value="0">
            <text:p>0</text:p>
          </table:table-cell>
          <table:table-cell table:formula="of:=['file:///home/diego/workspace/qin-cluster/pruebas/estadisticas/corrida-20120802000741.ods'#$acumulado.G180]" office:value-type="float" office:value="0">
            <text:p>0</text:p>
          </table:table-cell>
          <table:table-cell table:formula="of:=[.L180]*100/[.$S$2]" office:value-type="float" office:value="0">
            <text:p>0,00</text:p>
          </table:table-cell>
          <table:table-cell table:formula="of:=[.I1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1]" office:value-type="float" office:value="0">
            <text:p>0</text:p>
          </table:table-cell>
          <table:table-cell office:value-type="float" office:value="180">
            <text:p>180</text:p>
          </table:table-cell>
          <table:table-cell table:formula="of:=['file:///home/diego/workspace/qin-cluster/pruebas/estadisticas/corrida-20120802000741.ods'#$secuencia.B181]" office:value-type="float" office:value="0">
            <text:p>0</text:p>
          </table:table-cell>
          <table:table-cell table:formula="of:=['file:///home/diego/workspace/qin-cluster/pruebas/estadisticas/corrida-20120802000741.ods'#$secuencia.C181]" office:value-type="float" office:value="0">
            <text:p>0,00</text:p>
          </table:table-cell>
          <table:table-cell table:formula="of:=[.C1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1]" office:value-type="float" office:value="0">
            <text:p>0</text:p>
          </table:table-cell>
          <table:table-cell table:formula="of:=['file:///home/diego/workspace/qin-cluster/pruebas/estadisticas/corrida-20120802000741.ods'#$acumulado.A181]" office:value-type="float" office:value="0">
            <text:p>0</text:p>
          </table:table-cell>
          <table:table-cell table:formula="of:=['file:///home/diego/workspace/qin-cluster/pruebas/estadisticas/corrida-20120802000741.ods'#$acumulado.C181]" office:value-type="float" office:value="0">
            <text:p>0</text:p>
          </table:table-cell>
          <table:table-cell table:formula="of:=['file:///home/diego/workspace/qin-cluster/pruebas/estadisticas/corrida-20120802000741.ods'#$acumulado.D181]" office:value-type="float" office:value="0">
            <text:p>0</text:p>
          </table:table-cell>
          <table:table-cell table:formula="of:=['file:///home/diego/workspace/qin-cluster/pruebas/estadisticas/corrida-20120802000741.ods'#$acumulado.E181]" office:value-type="float" office:value="0">
            <text:p>0</text:p>
          </table:table-cell>
          <table:table-cell table:formula="of:=['file:///home/diego/workspace/qin-cluster/pruebas/estadisticas/corrida-20120802000741.ods'#$acumulado.F181]" office:value-type="float" office:value="0">
            <text:p>0</text:p>
          </table:table-cell>
          <table:table-cell table:formula="of:=['file:///home/diego/workspace/qin-cluster/pruebas/estadisticas/corrida-20120802000741.ods'#$acumulado.G181]" office:value-type="float" office:value="0">
            <text:p>0</text:p>
          </table:table-cell>
          <table:table-cell table:formula="of:=[.L181]*100/[.$S$2]" office:value-type="float" office:value="0">
            <text:p>0,00</text:p>
          </table:table-cell>
          <table:table-cell table:formula="of:=[.I1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2]" office:value-type="float" office:value="0">
            <text:p>0</text:p>
          </table:table-cell>
          <table:table-cell office:value-type="float" office:value="181">
            <text:p>181</text:p>
          </table:table-cell>
          <table:table-cell table:formula="of:=['file:///home/diego/workspace/qin-cluster/pruebas/estadisticas/corrida-20120802000741.ods'#$secuencia.B182]" office:value-type="float" office:value="0">
            <text:p>0</text:p>
          </table:table-cell>
          <table:table-cell table:formula="of:=['file:///home/diego/workspace/qin-cluster/pruebas/estadisticas/corrida-20120802000741.ods'#$secuencia.C182]" office:value-type="float" office:value="0">
            <text:p>0,00</text:p>
          </table:table-cell>
          <table:table-cell table:formula="of:=[.C1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2]" office:value-type="float" office:value="0">
            <text:p>0</text:p>
          </table:table-cell>
          <table:table-cell table:formula="of:=['file:///home/diego/workspace/qin-cluster/pruebas/estadisticas/corrida-20120802000741.ods'#$acumulado.A182]" office:value-type="float" office:value="0">
            <text:p>0</text:p>
          </table:table-cell>
          <table:table-cell table:formula="of:=['file:///home/diego/workspace/qin-cluster/pruebas/estadisticas/corrida-20120802000741.ods'#$acumulado.C182]" office:value-type="float" office:value="0">
            <text:p>0</text:p>
          </table:table-cell>
          <table:table-cell table:formula="of:=['file:///home/diego/workspace/qin-cluster/pruebas/estadisticas/corrida-20120802000741.ods'#$acumulado.D182]" office:value-type="float" office:value="0">
            <text:p>0</text:p>
          </table:table-cell>
          <table:table-cell table:formula="of:=['file:///home/diego/workspace/qin-cluster/pruebas/estadisticas/corrida-20120802000741.ods'#$acumulado.E182]" office:value-type="float" office:value="0">
            <text:p>0</text:p>
          </table:table-cell>
          <table:table-cell table:formula="of:=['file:///home/diego/workspace/qin-cluster/pruebas/estadisticas/corrida-20120802000741.ods'#$acumulado.F182]" office:value-type="float" office:value="0">
            <text:p>0</text:p>
          </table:table-cell>
          <table:table-cell table:formula="of:=['file:///home/diego/workspace/qin-cluster/pruebas/estadisticas/corrida-20120802000741.ods'#$acumulado.G182]" office:value-type="float" office:value="0">
            <text:p>0</text:p>
          </table:table-cell>
          <table:table-cell table:formula="of:=[.L182]*100/[.$S$2]" office:value-type="float" office:value="0">
            <text:p>0,00</text:p>
          </table:table-cell>
          <table:table-cell table:formula="of:=[.I1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3]" office:value-type="float" office:value="0">
            <text:p>0</text:p>
          </table:table-cell>
          <table:table-cell office:value-type="float" office:value="182">
            <text:p>182</text:p>
          </table:table-cell>
          <table:table-cell table:formula="of:=['file:///home/diego/workspace/qin-cluster/pruebas/estadisticas/corrida-20120802000741.ods'#$secuencia.B183]" office:value-type="float" office:value="0">
            <text:p>0</text:p>
          </table:table-cell>
          <table:table-cell table:formula="of:=['file:///home/diego/workspace/qin-cluster/pruebas/estadisticas/corrida-20120802000741.ods'#$secuencia.C183]" office:value-type="float" office:value="0">
            <text:p>0,00</text:p>
          </table:table-cell>
          <table:table-cell table:formula="of:=[.C1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3]" office:value-type="float" office:value="0">
            <text:p>0</text:p>
          </table:table-cell>
          <table:table-cell table:formula="of:=['file:///home/diego/workspace/qin-cluster/pruebas/estadisticas/corrida-20120802000741.ods'#$acumulado.A183]" office:value-type="float" office:value="0">
            <text:p>0</text:p>
          </table:table-cell>
          <table:table-cell table:formula="of:=['file:///home/diego/workspace/qin-cluster/pruebas/estadisticas/corrida-20120802000741.ods'#$acumulado.C183]" office:value-type="float" office:value="0">
            <text:p>0</text:p>
          </table:table-cell>
          <table:table-cell table:formula="of:=['file:///home/diego/workspace/qin-cluster/pruebas/estadisticas/corrida-20120802000741.ods'#$acumulado.D183]" office:value-type="float" office:value="0">
            <text:p>0</text:p>
          </table:table-cell>
          <table:table-cell table:formula="of:=['file:///home/diego/workspace/qin-cluster/pruebas/estadisticas/corrida-20120802000741.ods'#$acumulado.E183]" office:value-type="float" office:value="0">
            <text:p>0</text:p>
          </table:table-cell>
          <table:table-cell table:formula="of:=['file:///home/diego/workspace/qin-cluster/pruebas/estadisticas/corrida-20120802000741.ods'#$acumulado.F183]" office:value-type="float" office:value="0">
            <text:p>0</text:p>
          </table:table-cell>
          <table:table-cell table:formula="of:=['file:///home/diego/workspace/qin-cluster/pruebas/estadisticas/corrida-20120802000741.ods'#$acumulado.G183]" office:value-type="float" office:value="0">
            <text:p>0</text:p>
          </table:table-cell>
          <table:table-cell table:formula="of:=[.L183]*100/[.$S$2]" office:value-type="float" office:value="0">
            <text:p>0,00</text:p>
          </table:table-cell>
          <table:table-cell table:formula="of:=[.I1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4]" office:value-type="float" office:value="0">
            <text:p>0</text:p>
          </table:table-cell>
          <table:table-cell office:value-type="float" office:value="183">
            <text:p>183</text:p>
          </table:table-cell>
          <table:table-cell table:formula="of:=['file:///home/diego/workspace/qin-cluster/pruebas/estadisticas/corrida-20120802000741.ods'#$secuencia.B184]" office:value-type="float" office:value="0">
            <text:p>0</text:p>
          </table:table-cell>
          <table:table-cell table:formula="of:=['file:///home/diego/workspace/qin-cluster/pruebas/estadisticas/corrida-20120802000741.ods'#$secuencia.C184]" office:value-type="float" office:value="0">
            <text:p>0,00</text:p>
          </table:table-cell>
          <table:table-cell table:formula="of:=[.C1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4]" office:value-type="float" office:value="0">
            <text:p>0</text:p>
          </table:table-cell>
          <table:table-cell table:formula="of:=['file:///home/diego/workspace/qin-cluster/pruebas/estadisticas/corrida-20120802000741.ods'#$acumulado.A184]" office:value-type="float" office:value="0">
            <text:p>0</text:p>
          </table:table-cell>
          <table:table-cell table:formula="of:=['file:///home/diego/workspace/qin-cluster/pruebas/estadisticas/corrida-20120802000741.ods'#$acumulado.C184]" office:value-type="float" office:value="0">
            <text:p>0</text:p>
          </table:table-cell>
          <table:table-cell table:formula="of:=['file:///home/diego/workspace/qin-cluster/pruebas/estadisticas/corrida-20120802000741.ods'#$acumulado.D184]" office:value-type="float" office:value="0">
            <text:p>0</text:p>
          </table:table-cell>
          <table:table-cell table:formula="of:=['file:///home/diego/workspace/qin-cluster/pruebas/estadisticas/corrida-20120802000741.ods'#$acumulado.E184]" office:value-type="float" office:value="0">
            <text:p>0</text:p>
          </table:table-cell>
          <table:table-cell table:formula="of:=['file:///home/diego/workspace/qin-cluster/pruebas/estadisticas/corrida-20120802000741.ods'#$acumulado.F184]" office:value-type="float" office:value="0">
            <text:p>0</text:p>
          </table:table-cell>
          <table:table-cell table:formula="of:=['file:///home/diego/workspace/qin-cluster/pruebas/estadisticas/corrida-20120802000741.ods'#$acumulado.G184]" office:value-type="float" office:value="0">
            <text:p>0</text:p>
          </table:table-cell>
          <table:table-cell table:formula="of:=[.L184]*100/[.$S$2]" office:value-type="float" office:value="0">
            <text:p>0,00</text:p>
          </table:table-cell>
          <table:table-cell table:formula="of:=[.I1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5]" office:value-type="float" office:value="0">
            <text:p>0</text:p>
          </table:table-cell>
          <table:table-cell office:value-type="float" office:value="184">
            <text:p>184</text:p>
          </table:table-cell>
          <table:table-cell table:formula="of:=['file:///home/diego/workspace/qin-cluster/pruebas/estadisticas/corrida-20120802000741.ods'#$secuencia.B185]" office:value-type="float" office:value="0">
            <text:p>0</text:p>
          </table:table-cell>
          <table:table-cell table:formula="of:=['file:///home/diego/workspace/qin-cluster/pruebas/estadisticas/corrida-20120802000741.ods'#$secuencia.C185]" office:value-type="float" office:value="0">
            <text:p>0,00</text:p>
          </table:table-cell>
          <table:table-cell table:formula="of:=[.C1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5]" office:value-type="float" office:value="0">
            <text:p>0</text:p>
          </table:table-cell>
          <table:table-cell table:formula="of:=['file:///home/diego/workspace/qin-cluster/pruebas/estadisticas/corrida-20120802000741.ods'#$acumulado.A185]" office:value-type="float" office:value="0">
            <text:p>0</text:p>
          </table:table-cell>
          <table:table-cell table:formula="of:=['file:///home/diego/workspace/qin-cluster/pruebas/estadisticas/corrida-20120802000741.ods'#$acumulado.C185]" office:value-type="float" office:value="0">
            <text:p>0</text:p>
          </table:table-cell>
          <table:table-cell table:formula="of:=['file:///home/diego/workspace/qin-cluster/pruebas/estadisticas/corrida-20120802000741.ods'#$acumulado.D185]" office:value-type="float" office:value="0">
            <text:p>0</text:p>
          </table:table-cell>
          <table:table-cell table:formula="of:=['file:///home/diego/workspace/qin-cluster/pruebas/estadisticas/corrida-20120802000741.ods'#$acumulado.E185]" office:value-type="float" office:value="0">
            <text:p>0</text:p>
          </table:table-cell>
          <table:table-cell table:formula="of:=['file:///home/diego/workspace/qin-cluster/pruebas/estadisticas/corrida-20120802000741.ods'#$acumulado.F185]" office:value-type="float" office:value="0">
            <text:p>0</text:p>
          </table:table-cell>
          <table:table-cell table:formula="of:=['file:///home/diego/workspace/qin-cluster/pruebas/estadisticas/corrida-20120802000741.ods'#$acumulado.G185]" office:value-type="float" office:value="0">
            <text:p>0</text:p>
          </table:table-cell>
          <table:table-cell table:formula="of:=[.L185]*100/[.$S$2]" office:value-type="float" office:value="0">
            <text:p>0,00</text:p>
          </table:table-cell>
          <table:table-cell table:formula="of:=[.I1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6]" office:value-type="float" office:value="0">
            <text:p>0</text:p>
          </table:table-cell>
          <table:table-cell office:value-type="float" office:value="185">
            <text:p>185</text:p>
          </table:table-cell>
          <table:table-cell table:formula="of:=['file:///home/diego/workspace/qin-cluster/pruebas/estadisticas/corrida-20120802000741.ods'#$secuencia.B186]" office:value-type="float" office:value="0">
            <text:p>0</text:p>
          </table:table-cell>
          <table:table-cell table:formula="of:=['file:///home/diego/workspace/qin-cluster/pruebas/estadisticas/corrida-20120802000741.ods'#$secuencia.C186]" office:value-type="float" office:value="0">
            <text:p>0,00</text:p>
          </table:table-cell>
          <table:table-cell table:formula="of:=[.C1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6]" office:value-type="float" office:value="0">
            <text:p>0</text:p>
          </table:table-cell>
          <table:table-cell table:formula="of:=['file:///home/diego/workspace/qin-cluster/pruebas/estadisticas/corrida-20120802000741.ods'#$acumulado.A186]" office:value-type="float" office:value="0">
            <text:p>0</text:p>
          </table:table-cell>
          <table:table-cell table:formula="of:=['file:///home/diego/workspace/qin-cluster/pruebas/estadisticas/corrida-20120802000741.ods'#$acumulado.C186]" office:value-type="float" office:value="0">
            <text:p>0</text:p>
          </table:table-cell>
          <table:table-cell table:formula="of:=['file:///home/diego/workspace/qin-cluster/pruebas/estadisticas/corrida-20120802000741.ods'#$acumulado.D186]" office:value-type="float" office:value="0">
            <text:p>0</text:p>
          </table:table-cell>
          <table:table-cell table:formula="of:=['file:///home/diego/workspace/qin-cluster/pruebas/estadisticas/corrida-20120802000741.ods'#$acumulado.E186]" office:value-type="float" office:value="0">
            <text:p>0</text:p>
          </table:table-cell>
          <table:table-cell table:formula="of:=['file:///home/diego/workspace/qin-cluster/pruebas/estadisticas/corrida-20120802000741.ods'#$acumulado.F186]" office:value-type="float" office:value="0">
            <text:p>0</text:p>
          </table:table-cell>
          <table:table-cell table:formula="of:=['file:///home/diego/workspace/qin-cluster/pruebas/estadisticas/corrida-20120802000741.ods'#$acumulado.G186]" office:value-type="float" office:value="0">
            <text:p>0</text:p>
          </table:table-cell>
          <table:table-cell table:formula="of:=[.L186]*100/[.$S$2]" office:value-type="float" office:value="0">
            <text:p>0,00</text:p>
          </table:table-cell>
          <table:table-cell table:formula="of:=[.I1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7]" office:value-type="float" office:value="0">
            <text:p>0</text:p>
          </table:table-cell>
          <table:table-cell office:value-type="float" office:value="186">
            <text:p>186</text:p>
          </table:table-cell>
          <table:table-cell table:formula="of:=['file:///home/diego/workspace/qin-cluster/pruebas/estadisticas/corrida-20120802000741.ods'#$secuencia.B187]" office:value-type="float" office:value="0">
            <text:p>0</text:p>
          </table:table-cell>
          <table:table-cell table:formula="of:=['file:///home/diego/workspace/qin-cluster/pruebas/estadisticas/corrida-20120802000741.ods'#$secuencia.C187]" office:value-type="float" office:value="0">
            <text:p>0,00</text:p>
          </table:table-cell>
          <table:table-cell table:formula="of:=[.C1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7]" office:value-type="float" office:value="0">
            <text:p>0</text:p>
          </table:table-cell>
          <table:table-cell table:formula="of:=['file:///home/diego/workspace/qin-cluster/pruebas/estadisticas/corrida-20120802000741.ods'#$acumulado.A187]" office:value-type="float" office:value="0">
            <text:p>0</text:p>
          </table:table-cell>
          <table:table-cell table:formula="of:=['file:///home/diego/workspace/qin-cluster/pruebas/estadisticas/corrida-20120802000741.ods'#$acumulado.C187]" office:value-type="float" office:value="0">
            <text:p>0</text:p>
          </table:table-cell>
          <table:table-cell table:formula="of:=['file:///home/diego/workspace/qin-cluster/pruebas/estadisticas/corrida-20120802000741.ods'#$acumulado.D187]" office:value-type="float" office:value="0">
            <text:p>0</text:p>
          </table:table-cell>
          <table:table-cell table:formula="of:=['file:///home/diego/workspace/qin-cluster/pruebas/estadisticas/corrida-20120802000741.ods'#$acumulado.E187]" office:value-type="float" office:value="0">
            <text:p>0</text:p>
          </table:table-cell>
          <table:table-cell table:formula="of:=['file:///home/diego/workspace/qin-cluster/pruebas/estadisticas/corrida-20120802000741.ods'#$acumulado.F187]" office:value-type="float" office:value="0">
            <text:p>0</text:p>
          </table:table-cell>
          <table:table-cell table:formula="of:=['file:///home/diego/workspace/qin-cluster/pruebas/estadisticas/corrida-20120802000741.ods'#$acumulado.G187]" office:value-type="float" office:value="0">
            <text:p>0</text:p>
          </table:table-cell>
          <table:table-cell table:formula="of:=[.L187]*100/[.$S$2]" office:value-type="float" office:value="0">
            <text:p>0,00</text:p>
          </table:table-cell>
          <table:table-cell table:formula="of:=[.I1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8]" office:value-type="float" office:value="0">
            <text:p>0</text:p>
          </table:table-cell>
          <table:table-cell office:value-type="float" office:value="187">
            <text:p>187</text:p>
          </table:table-cell>
          <table:table-cell table:formula="of:=['file:///home/diego/workspace/qin-cluster/pruebas/estadisticas/corrida-20120802000741.ods'#$secuencia.B188]" office:value-type="float" office:value="0">
            <text:p>0</text:p>
          </table:table-cell>
          <table:table-cell table:formula="of:=['file:///home/diego/workspace/qin-cluster/pruebas/estadisticas/corrida-20120802000741.ods'#$secuencia.C188]" office:value-type="float" office:value="0">
            <text:p>0,00</text:p>
          </table:table-cell>
          <table:table-cell table:formula="of:=[.C1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8]" office:value-type="float" office:value="0">
            <text:p>0</text:p>
          </table:table-cell>
          <table:table-cell table:formula="of:=['file:///home/diego/workspace/qin-cluster/pruebas/estadisticas/corrida-20120802000741.ods'#$acumulado.A188]" office:value-type="float" office:value="0">
            <text:p>0</text:p>
          </table:table-cell>
          <table:table-cell table:formula="of:=['file:///home/diego/workspace/qin-cluster/pruebas/estadisticas/corrida-20120802000741.ods'#$acumulado.C188]" office:value-type="float" office:value="0">
            <text:p>0</text:p>
          </table:table-cell>
          <table:table-cell table:formula="of:=['file:///home/diego/workspace/qin-cluster/pruebas/estadisticas/corrida-20120802000741.ods'#$acumulado.D188]" office:value-type="float" office:value="0">
            <text:p>0</text:p>
          </table:table-cell>
          <table:table-cell table:formula="of:=['file:///home/diego/workspace/qin-cluster/pruebas/estadisticas/corrida-20120802000741.ods'#$acumulado.E188]" office:value-type="float" office:value="0">
            <text:p>0</text:p>
          </table:table-cell>
          <table:table-cell table:formula="of:=['file:///home/diego/workspace/qin-cluster/pruebas/estadisticas/corrida-20120802000741.ods'#$acumulado.F188]" office:value-type="float" office:value="0">
            <text:p>0</text:p>
          </table:table-cell>
          <table:table-cell table:formula="of:=['file:///home/diego/workspace/qin-cluster/pruebas/estadisticas/corrida-20120802000741.ods'#$acumulado.G188]" office:value-type="float" office:value="0">
            <text:p>0</text:p>
          </table:table-cell>
          <table:table-cell table:formula="of:=[.L188]*100/[.$S$2]" office:value-type="float" office:value="0">
            <text:p>0,00</text:p>
          </table:table-cell>
          <table:table-cell table:formula="of:=[.I1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89]" office:value-type="float" office:value="0">
            <text:p>0</text:p>
          </table:table-cell>
          <table:table-cell office:value-type="float" office:value="188">
            <text:p>188</text:p>
          </table:table-cell>
          <table:table-cell table:formula="of:=['file:///home/diego/workspace/qin-cluster/pruebas/estadisticas/corrida-20120802000741.ods'#$secuencia.B189]" office:value-type="float" office:value="0">
            <text:p>0</text:p>
          </table:table-cell>
          <table:table-cell table:formula="of:=['file:///home/diego/workspace/qin-cluster/pruebas/estadisticas/corrida-20120802000741.ods'#$secuencia.C189]" office:value-type="float" office:value="0">
            <text:p>0,00</text:p>
          </table:table-cell>
          <table:table-cell table:formula="of:=[.C1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89]" office:value-type="float" office:value="0">
            <text:p>0</text:p>
          </table:table-cell>
          <table:table-cell table:formula="of:=['file:///home/diego/workspace/qin-cluster/pruebas/estadisticas/corrida-20120802000741.ods'#$acumulado.A189]" office:value-type="float" office:value="0">
            <text:p>0</text:p>
          </table:table-cell>
          <table:table-cell table:formula="of:=['file:///home/diego/workspace/qin-cluster/pruebas/estadisticas/corrida-20120802000741.ods'#$acumulado.C189]" office:value-type="float" office:value="0">
            <text:p>0</text:p>
          </table:table-cell>
          <table:table-cell table:formula="of:=['file:///home/diego/workspace/qin-cluster/pruebas/estadisticas/corrida-20120802000741.ods'#$acumulado.D189]" office:value-type="float" office:value="0">
            <text:p>0</text:p>
          </table:table-cell>
          <table:table-cell table:formula="of:=['file:///home/diego/workspace/qin-cluster/pruebas/estadisticas/corrida-20120802000741.ods'#$acumulado.E189]" office:value-type="float" office:value="0">
            <text:p>0</text:p>
          </table:table-cell>
          <table:table-cell table:formula="of:=['file:///home/diego/workspace/qin-cluster/pruebas/estadisticas/corrida-20120802000741.ods'#$acumulado.F189]" office:value-type="float" office:value="0">
            <text:p>0</text:p>
          </table:table-cell>
          <table:table-cell table:formula="of:=['file:///home/diego/workspace/qin-cluster/pruebas/estadisticas/corrida-20120802000741.ods'#$acumulado.G189]" office:value-type="float" office:value="0">
            <text:p>0</text:p>
          </table:table-cell>
          <table:table-cell table:formula="of:=[.L189]*100/[.$S$2]" office:value-type="float" office:value="0">
            <text:p>0,00</text:p>
          </table:table-cell>
          <table:table-cell table:formula="of:=[.I1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0]" office:value-type="float" office:value="0">
            <text:p>0</text:p>
          </table:table-cell>
          <table:table-cell office:value-type="float" office:value="189">
            <text:p>189</text:p>
          </table:table-cell>
          <table:table-cell table:formula="of:=['file:///home/diego/workspace/qin-cluster/pruebas/estadisticas/corrida-20120802000741.ods'#$secuencia.B190]" office:value-type="float" office:value="0">
            <text:p>0</text:p>
          </table:table-cell>
          <table:table-cell table:formula="of:=['file:///home/diego/workspace/qin-cluster/pruebas/estadisticas/corrida-20120802000741.ods'#$secuencia.C190]" office:value-type="float" office:value="0">
            <text:p>0,00</text:p>
          </table:table-cell>
          <table:table-cell table:formula="of:=[.C1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0]" office:value-type="float" office:value="0">
            <text:p>0</text:p>
          </table:table-cell>
          <table:table-cell table:formula="of:=['file:///home/diego/workspace/qin-cluster/pruebas/estadisticas/corrida-20120802000741.ods'#$acumulado.A190]" office:value-type="float" office:value="0">
            <text:p>0</text:p>
          </table:table-cell>
          <table:table-cell table:formula="of:=['file:///home/diego/workspace/qin-cluster/pruebas/estadisticas/corrida-20120802000741.ods'#$acumulado.C190]" office:value-type="float" office:value="0">
            <text:p>0</text:p>
          </table:table-cell>
          <table:table-cell table:formula="of:=['file:///home/diego/workspace/qin-cluster/pruebas/estadisticas/corrida-20120802000741.ods'#$acumulado.D190]" office:value-type="float" office:value="0">
            <text:p>0</text:p>
          </table:table-cell>
          <table:table-cell table:formula="of:=['file:///home/diego/workspace/qin-cluster/pruebas/estadisticas/corrida-20120802000741.ods'#$acumulado.E190]" office:value-type="float" office:value="0">
            <text:p>0</text:p>
          </table:table-cell>
          <table:table-cell table:formula="of:=['file:///home/diego/workspace/qin-cluster/pruebas/estadisticas/corrida-20120802000741.ods'#$acumulado.F190]" office:value-type="float" office:value="0">
            <text:p>0</text:p>
          </table:table-cell>
          <table:table-cell table:formula="of:=['file:///home/diego/workspace/qin-cluster/pruebas/estadisticas/corrida-20120802000741.ods'#$acumulado.G190]" office:value-type="float" office:value="0">
            <text:p>0</text:p>
          </table:table-cell>
          <table:table-cell table:formula="of:=[.L190]*100/[.$S$2]" office:value-type="float" office:value="0">
            <text:p>0,00</text:p>
          </table:table-cell>
          <table:table-cell table:formula="of:=[.I1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1]"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'file:///home/diego/workspace/qin-cluster/pruebas/estadisticas/corrida-20120802000741.ods'#$secuencia.B191]" office:value-type="float" office:value="0">
            <text:p>0</text:p>
          </table:table-cell>
          <table:table-cell table:formula="of:=['file:///home/diego/workspace/qin-cluster/pruebas/estadisticas/corrida-20120802000741.ods'#$secuencia.C191]" office:value-type="float" office:value="0">
            <text:p>0,00</text:p>
          </table:table-cell>
          <table:table-cell table:formula="of:=[.C1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1]" office:value-type="float" office:value="0">
            <text:p>0</text:p>
          </table:table-cell>
          <table:table-cell table:formula="of:=['file:///home/diego/workspace/qin-cluster/pruebas/estadisticas/corrida-20120802000741.ods'#$acumulado.A191]" office:value-type="float" office:value="0">
            <text:p>0</text:p>
          </table:table-cell>
          <table:table-cell table:formula="of:=['file:///home/diego/workspace/qin-cluster/pruebas/estadisticas/corrida-20120802000741.ods'#$acumulado.C191]" office:value-type="float" office:value="0">
            <text:p>0</text:p>
          </table:table-cell>
          <table:table-cell table:formula="of:=['file:///home/diego/workspace/qin-cluster/pruebas/estadisticas/corrida-20120802000741.ods'#$acumulado.D191]" office:value-type="float" office:value="0">
            <text:p>0</text:p>
          </table:table-cell>
          <table:table-cell table:formula="of:=['file:///home/diego/workspace/qin-cluster/pruebas/estadisticas/corrida-20120802000741.ods'#$acumulado.E191]" office:value-type="float" office:value="0">
            <text:p>0</text:p>
          </table:table-cell>
          <table:table-cell table:formula="of:=['file:///home/diego/workspace/qin-cluster/pruebas/estadisticas/corrida-20120802000741.ods'#$acumulado.F191]" office:value-type="float" office:value="0">
            <text:p>0</text:p>
          </table:table-cell>
          <table:table-cell table:formula="of:=['file:///home/diego/workspace/qin-cluster/pruebas/estadisticas/corrida-20120802000741.ods'#$acumulado.G191]" office:value-type="float" office:value="0">
            <text:p>0</text:p>
          </table:table-cell>
          <table:table-cell table:formula="of:=[.L191]*100/[.$S$2]" office:value-type="float" office:value="0">
            <text:p>0,00</text:p>
          </table:table-cell>
          <table:table-cell table:formula="of:=[.I1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2]" office:value-type="float" office:value="0">
            <text:p>0</text:p>
          </table:table-cell>
          <table:table-cell office:value-type="float" office:value="191">
            <text:p>191</text:p>
          </table:table-cell>
          <table:table-cell table:formula="of:=['file:///home/diego/workspace/qin-cluster/pruebas/estadisticas/corrida-20120802000741.ods'#$secuencia.B192]" office:value-type="float" office:value="0">
            <text:p>0</text:p>
          </table:table-cell>
          <table:table-cell table:formula="of:=['file:///home/diego/workspace/qin-cluster/pruebas/estadisticas/corrida-20120802000741.ods'#$secuencia.C192]" office:value-type="float" office:value="0">
            <text:p>0,00</text:p>
          </table:table-cell>
          <table:table-cell table:formula="of:=[.C1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2]" office:value-type="float" office:value="0">
            <text:p>0</text:p>
          </table:table-cell>
          <table:table-cell table:formula="of:=['file:///home/diego/workspace/qin-cluster/pruebas/estadisticas/corrida-20120802000741.ods'#$acumulado.A192]" office:value-type="float" office:value="0">
            <text:p>0</text:p>
          </table:table-cell>
          <table:table-cell table:formula="of:=['file:///home/diego/workspace/qin-cluster/pruebas/estadisticas/corrida-20120802000741.ods'#$acumulado.C192]" office:value-type="float" office:value="0">
            <text:p>0</text:p>
          </table:table-cell>
          <table:table-cell table:formula="of:=['file:///home/diego/workspace/qin-cluster/pruebas/estadisticas/corrida-20120802000741.ods'#$acumulado.D192]" office:value-type="float" office:value="0">
            <text:p>0</text:p>
          </table:table-cell>
          <table:table-cell table:formula="of:=['file:///home/diego/workspace/qin-cluster/pruebas/estadisticas/corrida-20120802000741.ods'#$acumulado.E192]" office:value-type="float" office:value="0">
            <text:p>0</text:p>
          </table:table-cell>
          <table:table-cell table:formula="of:=['file:///home/diego/workspace/qin-cluster/pruebas/estadisticas/corrida-20120802000741.ods'#$acumulado.F192]" office:value-type="float" office:value="0">
            <text:p>0</text:p>
          </table:table-cell>
          <table:table-cell table:formula="of:=['file:///home/diego/workspace/qin-cluster/pruebas/estadisticas/corrida-20120802000741.ods'#$acumulado.G192]" office:value-type="float" office:value="0">
            <text:p>0</text:p>
          </table:table-cell>
          <table:table-cell table:formula="of:=[.L192]*100/[.$S$2]" office:value-type="float" office:value="0">
            <text:p>0,00</text:p>
          </table:table-cell>
          <table:table-cell table:formula="of:=[.I1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3]" office:value-type="float" office:value="0">
            <text:p>0</text:p>
          </table:table-cell>
          <table:table-cell office:value-type="float" office:value="192">
            <text:p>192</text:p>
          </table:table-cell>
          <table:table-cell table:formula="of:=['file:///home/diego/workspace/qin-cluster/pruebas/estadisticas/corrida-20120802000741.ods'#$secuencia.B193]" office:value-type="float" office:value="0">
            <text:p>0</text:p>
          </table:table-cell>
          <table:table-cell table:formula="of:=['file:///home/diego/workspace/qin-cluster/pruebas/estadisticas/corrida-20120802000741.ods'#$secuencia.C193]" office:value-type="float" office:value="0">
            <text:p>0,00</text:p>
          </table:table-cell>
          <table:table-cell table:formula="of:=[.C1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3]" office:value-type="float" office:value="0">
            <text:p>0</text:p>
          </table:table-cell>
          <table:table-cell table:formula="of:=['file:///home/diego/workspace/qin-cluster/pruebas/estadisticas/corrida-20120802000741.ods'#$acumulado.A193]" office:value-type="float" office:value="0">
            <text:p>0</text:p>
          </table:table-cell>
          <table:table-cell table:formula="of:=['file:///home/diego/workspace/qin-cluster/pruebas/estadisticas/corrida-20120802000741.ods'#$acumulado.C193]" office:value-type="float" office:value="0">
            <text:p>0</text:p>
          </table:table-cell>
          <table:table-cell table:formula="of:=['file:///home/diego/workspace/qin-cluster/pruebas/estadisticas/corrida-20120802000741.ods'#$acumulado.D193]" office:value-type="float" office:value="0">
            <text:p>0</text:p>
          </table:table-cell>
          <table:table-cell table:formula="of:=['file:///home/diego/workspace/qin-cluster/pruebas/estadisticas/corrida-20120802000741.ods'#$acumulado.E193]" office:value-type="float" office:value="0">
            <text:p>0</text:p>
          </table:table-cell>
          <table:table-cell table:formula="of:=['file:///home/diego/workspace/qin-cluster/pruebas/estadisticas/corrida-20120802000741.ods'#$acumulado.F193]" office:value-type="float" office:value="0">
            <text:p>0</text:p>
          </table:table-cell>
          <table:table-cell table:formula="of:=['file:///home/diego/workspace/qin-cluster/pruebas/estadisticas/corrida-20120802000741.ods'#$acumulado.G193]" office:value-type="float" office:value="0">
            <text:p>0</text:p>
          </table:table-cell>
          <table:table-cell table:formula="of:=[.L193]*100/[.$S$2]" office:value-type="float" office:value="0">
            <text:p>0,00</text:p>
          </table:table-cell>
          <table:table-cell table:formula="of:=[.I1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4]" office:value-type="float" office:value="0">
            <text:p>0</text:p>
          </table:table-cell>
          <table:table-cell office:value-type="float" office:value="193">
            <text:p>193</text:p>
          </table:table-cell>
          <table:table-cell table:formula="of:=['file:///home/diego/workspace/qin-cluster/pruebas/estadisticas/corrida-20120802000741.ods'#$secuencia.B194]" office:value-type="float" office:value="0">
            <text:p>0</text:p>
          </table:table-cell>
          <table:table-cell table:formula="of:=['file:///home/diego/workspace/qin-cluster/pruebas/estadisticas/corrida-20120802000741.ods'#$secuencia.C194]" office:value-type="float" office:value="0">
            <text:p>0,00</text:p>
          </table:table-cell>
          <table:table-cell table:formula="of:=[.C1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4]" office:value-type="float" office:value="0">
            <text:p>0</text:p>
          </table:table-cell>
          <table:table-cell table:formula="of:=['file:///home/diego/workspace/qin-cluster/pruebas/estadisticas/corrida-20120802000741.ods'#$acumulado.A194]" office:value-type="float" office:value="0">
            <text:p>0</text:p>
          </table:table-cell>
          <table:table-cell table:formula="of:=['file:///home/diego/workspace/qin-cluster/pruebas/estadisticas/corrida-20120802000741.ods'#$acumulado.C194]" office:value-type="float" office:value="0">
            <text:p>0</text:p>
          </table:table-cell>
          <table:table-cell table:formula="of:=['file:///home/diego/workspace/qin-cluster/pruebas/estadisticas/corrida-20120802000741.ods'#$acumulado.D194]" office:value-type="float" office:value="0">
            <text:p>0</text:p>
          </table:table-cell>
          <table:table-cell table:formula="of:=['file:///home/diego/workspace/qin-cluster/pruebas/estadisticas/corrida-20120802000741.ods'#$acumulado.E194]" office:value-type="float" office:value="0">
            <text:p>0</text:p>
          </table:table-cell>
          <table:table-cell table:formula="of:=['file:///home/diego/workspace/qin-cluster/pruebas/estadisticas/corrida-20120802000741.ods'#$acumulado.F194]" office:value-type="float" office:value="0">
            <text:p>0</text:p>
          </table:table-cell>
          <table:table-cell table:formula="of:=['file:///home/diego/workspace/qin-cluster/pruebas/estadisticas/corrida-20120802000741.ods'#$acumulado.G194]" office:value-type="float" office:value="0">
            <text:p>0</text:p>
          </table:table-cell>
          <table:table-cell table:formula="of:=[.L194]*100/[.$S$2]" office:value-type="float" office:value="0">
            <text:p>0,00</text:p>
          </table:table-cell>
          <table:table-cell table:formula="of:=[.I1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5]" office:value-type="float" office:value="0">
            <text:p>0</text:p>
          </table:table-cell>
          <table:table-cell office:value-type="float" office:value="194">
            <text:p>194</text:p>
          </table:table-cell>
          <table:table-cell table:formula="of:=['file:///home/diego/workspace/qin-cluster/pruebas/estadisticas/corrida-20120802000741.ods'#$secuencia.B195]" office:value-type="float" office:value="0">
            <text:p>0</text:p>
          </table:table-cell>
          <table:table-cell table:formula="of:=['file:///home/diego/workspace/qin-cluster/pruebas/estadisticas/corrida-20120802000741.ods'#$secuencia.C195]" office:value-type="float" office:value="0">
            <text:p>0,00</text:p>
          </table:table-cell>
          <table:table-cell table:formula="of:=[.C1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5]" office:value-type="float" office:value="0">
            <text:p>0</text:p>
          </table:table-cell>
          <table:table-cell table:formula="of:=['file:///home/diego/workspace/qin-cluster/pruebas/estadisticas/corrida-20120802000741.ods'#$acumulado.A195]" office:value-type="float" office:value="0">
            <text:p>0</text:p>
          </table:table-cell>
          <table:table-cell table:formula="of:=['file:///home/diego/workspace/qin-cluster/pruebas/estadisticas/corrida-20120802000741.ods'#$acumulado.C195]" office:value-type="float" office:value="0">
            <text:p>0</text:p>
          </table:table-cell>
          <table:table-cell table:formula="of:=['file:///home/diego/workspace/qin-cluster/pruebas/estadisticas/corrida-20120802000741.ods'#$acumulado.D195]" office:value-type="float" office:value="0">
            <text:p>0</text:p>
          </table:table-cell>
          <table:table-cell table:formula="of:=['file:///home/diego/workspace/qin-cluster/pruebas/estadisticas/corrida-20120802000741.ods'#$acumulado.E195]" office:value-type="float" office:value="0">
            <text:p>0</text:p>
          </table:table-cell>
          <table:table-cell table:formula="of:=['file:///home/diego/workspace/qin-cluster/pruebas/estadisticas/corrida-20120802000741.ods'#$acumulado.F195]" office:value-type="float" office:value="0">
            <text:p>0</text:p>
          </table:table-cell>
          <table:table-cell table:formula="of:=['file:///home/diego/workspace/qin-cluster/pruebas/estadisticas/corrida-20120802000741.ods'#$acumulado.G195]" office:value-type="float" office:value="0">
            <text:p>0</text:p>
          </table:table-cell>
          <table:table-cell table:formula="of:=[.L195]*100/[.$S$2]" office:value-type="float" office:value="0">
            <text:p>0,00</text:p>
          </table:table-cell>
          <table:table-cell table:formula="of:=[.I1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6]" office:value-type="float" office:value="0">
            <text:p>0</text:p>
          </table:table-cell>
          <table:table-cell office:value-type="float" office:value="195">
            <text:p>195</text:p>
          </table:table-cell>
          <table:table-cell table:formula="of:=['file:///home/diego/workspace/qin-cluster/pruebas/estadisticas/corrida-20120802000741.ods'#$secuencia.B196]" office:value-type="float" office:value="0">
            <text:p>0</text:p>
          </table:table-cell>
          <table:table-cell table:formula="of:=['file:///home/diego/workspace/qin-cluster/pruebas/estadisticas/corrida-20120802000741.ods'#$secuencia.C196]" office:value-type="float" office:value="0">
            <text:p>0,00</text:p>
          </table:table-cell>
          <table:table-cell table:formula="of:=[.C1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6]" office:value-type="float" office:value="0">
            <text:p>0</text:p>
          </table:table-cell>
          <table:table-cell table:formula="of:=['file:///home/diego/workspace/qin-cluster/pruebas/estadisticas/corrida-20120802000741.ods'#$acumulado.A196]" office:value-type="float" office:value="0">
            <text:p>0</text:p>
          </table:table-cell>
          <table:table-cell table:formula="of:=['file:///home/diego/workspace/qin-cluster/pruebas/estadisticas/corrida-20120802000741.ods'#$acumulado.C196]" office:value-type="float" office:value="0">
            <text:p>0</text:p>
          </table:table-cell>
          <table:table-cell table:formula="of:=['file:///home/diego/workspace/qin-cluster/pruebas/estadisticas/corrida-20120802000741.ods'#$acumulado.D196]" office:value-type="float" office:value="0">
            <text:p>0</text:p>
          </table:table-cell>
          <table:table-cell table:formula="of:=['file:///home/diego/workspace/qin-cluster/pruebas/estadisticas/corrida-20120802000741.ods'#$acumulado.E196]" office:value-type="float" office:value="0">
            <text:p>0</text:p>
          </table:table-cell>
          <table:table-cell table:formula="of:=['file:///home/diego/workspace/qin-cluster/pruebas/estadisticas/corrida-20120802000741.ods'#$acumulado.F196]" office:value-type="float" office:value="0">
            <text:p>0</text:p>
          </table:table-cell>
          <table:table-cell table:formula="of:=['file:///home/diego/workspace/qin-cluster/pruebas/estadisticas/corrida-20120802000741.ods'#$acumulado.G196]" office:value-type="float" office:value="0">
            <text:p>0</text:p>
          </table:table-cell>
          <table:table-cell table:formula="of:=[.L196]*100/[.$S$2]" office:value-type="float" office:value="0">
            <text:p>0,00</text:p>
          </table:table-cell>
          <table:table-cell table:formula="of:=[.I1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7]" office:value-type="float" office:value="0">
            <text:p>0</text:p>
          </table:table-cell>
          <table:table-cell office:value-type="float" office:value="196">
            <text:p>196</text:p>
          </table:table-cell>
          <table:table-cell table:formula="of:=['file:///home/diego/workspace/qin-cluster/pruebas/estadisticas/corrida-20120802000741.ods'#$secuencia.B197]" office:value-type="float" office:value="0">
            <text:p>0</text:p>
          </table:table-cell>
          <table:table-cell table:formula="of:=['file:///home/diego/workspace/qin-cluster/pruebas/estadisticas/corrida-20120802000741.ods'#$secuencia.C197]" office:value-type="float" office:value="0">
            <text:p>0,00</text:p>
          </table:table-cell>
          <table:table-cell table:formula="of:=[.C1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7]" office:value-type="float" office:value="0">
            <text:p>0</text:p>
          </table:table-cell>
          <table:table-cell table:formula="of:=['file:///home/diego/workspace/qin-cluster/pruebas/estadisticas/corrida-20120802000741.ods'#$acumulado.A197]" office:value-type="float" office:value="0">
            <text:p>0</text:p>
          </table:table-cell>
          <table:table-cell table:formula="of:=['file:///home/diego/workspace/qin-cluster/pruebas/estadisticas/corrida-20120802000741.ods'#$acumulado.C197]" office:value-type="float" office:value="0">
            <text:p>0</text:p>
          </table:table-cell>
          <table:table-cell table:formula="of:=['file:///home/diego/workspace/qin-cluster/pruebas/estadisticas/corrida-20120802000741.ods'#$acumulado.D197]" office:value-type="float" office:value="0">
            <text:p>0</text:p>
          </table:table-cell>
          <table:table-cell table:formula="of:=['file:///home/diego/workspace/qin-cluster/pruebas/estadisticas/corrida-20120802000741.ods'#$acumulado.E197]" office:value-type="float" office:value="0">
            <text:p>0</text:p>
          </table:table-cell>
          <table:table-cell table:formula="of:=['file:///home/diego/workspace/qin-cluster/pruebas/estadisticas/corrida-20120802000741.ods'#$acumulado.F197]" office:value-type="float" office:value="0">
            <text:p>0</text:p>
          </table:table-cell>
          <table:table-cell table:formula="of:=['file:///home/diego/workspace/qin-cluster/pruebas/estadisticas/corrida-20120802000741.ods'#$acumulado.G197]" office:value-type="float" office:value="0">
            <text:p>0</text:p>
          </table:table-cell>
          <table:table-cell table:formula="of:=[.L197]*100/[.$S$2]" office:value-type="float" office:value="0">
            <text:p>0,00</text:p>
          </table:table-cell>
          <table:table-cell table:formula="of:=[.I1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8]"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['file:///home/diego/workspace/qin-cluster/pruebas/estadisticas/corrida-20120802000741.ods'#$secuencia.B198]" office:value-type="float" office:value="0">
            <text:p>0</text:p>
          </table:table-cell>
          <table:table-cell table:formula="of:=['file:///home/diego/workspace/qin-cluster/pruebas/estadisticas/corrida-20120802000741.ods'#$secuencia.C198]" office:value-type="float" office:value="0">
            <text:p>0,00</text:p>
          </table:table-cell>
          <table:table-cell table:formula="of:=[.C1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8]" office:value-type="float" office:value="0">
            <text:p>0</text:p>
          </table:table-cell>
          <table:table-cell table:formula="of:=['file:///home/diego/workspace/qin-cluster/pruebas/estadisticas/corrida-20120802000741.ods'#$acumulado.A198]" office:value-type="float" office:value="0">
            <text:p>0</text:p>
          </table:table-cell>
          <table:table-cell table:formula="of:=['file:///home/diego/workspace/qin-cluster/pruebas/estadisticas/corrida-20120802000741.ods'#$acumulado.C198]" office:value-type="float" office:value="0">
            <text:p>0</text:p>
          </table:table-cell>
          <table:table-cell table:formula="of:=['file:///home/diego/workspace/qin-cluster/pruebas/estadisticas/corrida-20120802000741.ods'#$acumulado.D198]" office:value-type="float" office:value="0">
            <text:p>0</text:p>
          </table:table-cell>
          <table:table-cell table:formula="of:=['file:///home/diego/workspace/qin-cluster/pruebas/estadisticas/corrida-20120802000741.ods'#$acumulado.E198]" office:value-type="float" office:value="0">
            <text:p>0</text:p>
          </table:table-cell>
          <table:table-cell table:formula="of:=['file:///home/diego/workspace/qin-cluster/pruebas/estadisticas/corrida-20120802000741.ods'#$acumulado.F198]" office:value-type="float" office:value="0">
            <text:p>0</text:p>
          </table:table-cell>
          <table:table-cell table:formula="of:=['file:///home/diego/workspace/qin-cluster/pruebas/estadisticas/corrida-20120802000741.ods'#$acumulado.G198]" office:value-type="float" office:value="0">
            <text:p>0</text:p>
          </table:table-cell>
          <table:table-cell table:formula="of:=[.L198]*100/[.$S$2]" office:value-type="float" office:value="0">
            <text:p>0,00</text:p>
          </table:table-cell>
          <table:table-cell table:formula="of:=[.I1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99]" office:value-type="float" office:value="0">
            <text:p>0</text:p>
          </table:table-cell>
          <table:table-cell office:value-type="float" office:value="198">
            <text:p>198</text:p>
          </table:table-cell>
          <table:table-cell table:formula="of:=['file:///home/diego/workspace/qin-cluster/pruebas/estadisticas/corrida-20120802000741.ods'#$secuencia.B199]" office:value-type="float" office:value="0">
            <text:p>0</text:p>
          </table:table-cell>
          <table:table-cell table:formula="of:=['file:///home/diego/workspace/qin-cluster/pruebas/estadisticas/corrida-20120802000741.ods'#$secuencia.C199]" office:value-type="float" office:value="0">
            <text:p>0,00</text:p>
          </table:table-cell>
          <table:table-cell table:formula="of:=[.C1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99]" office:value-type="float" office:value="0">
            <text:p>0</text:p>
          </table:table-cell>
          <table:table-cell table:formula="of:=['file:///home/diego/workspace/qin-cluster/pruebas/estadisticas/corrida-20120802000741.ods'#$acumulado.A199]" office:value-type="float" office:value="0">
            <text:p>0</text:p>
          </table:table-cell>
          <table:table-cell table:formula="of:=['file:///home/diego/workspace/qin-cluster/pruebas/estadisticas/corrida-20120802000741.ods'#$acumulado.C199]" office:value-type="float" office:value="0">
            <text:p>0</text:p>
          </table:table-cell>
          <table:table-cell table:formula="of:=['file:///home/diego/workspace/qin-cluster/pruebas/estadisticas/corrida-20120802000741.ods'#$acumulado.D199]" office:value-type="float" office:value="0">
            <text:p>0</text:p>
          </table:table-cell>
          <table:table-cell table:formula="of:=['file:///home/diego/workspace/qin-cluster/pruebas/estadisticas/corrida-20120802000741.ods'#$acumulado.E199]" office:value-type="float" office:value="0">
            <text:p>0</text:p>
          </table:table-cell>
          <table:table-cell table:formula="of:=['file:///home/diego/workspace/qin-cluster/pruebas/estadisticas/corrida-20120802000741.ods'#$acumulado.F199]" office:value-type="float" office:value="0">
            <text:p>0</text:p>
          </table:table-cell>
          <table:table-cell table:formula="of:=['file:///home/diego/workspace/qin-cluster/pruebas/estadisticas/corrida-20120802000741.ods'#$acumulado.G199]" office:value-type="float" office:value="0">
            <text:p>0</text:p>
          </table:table-cell>
          <table:table-cell table:formula="of:=[.L199]*100/[.$S$2]" office:value-type="float" office:value="0">
            <text:p>0,00</text:p>
          </table:table-cell>
          <table:table-cell table:formula="of:=[.I1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0]" office:value-type="float" office:value="0">
            <text:p>0</text:p>
          </table:table-cell>
          <table:table-cell office:value-type="float" office:value="199">
            <text:p>199</text:p>
          </table:table-cell>
          <table:table-cell table:formula="of:=['file:///home/diego/workspace/qin-cluster/pruebas/estadisticas/corrida-20120802000741.ods'#$secuencia.B200]" office:value-type="float" office:value="0">
            <text:p>0</text:p>
          </table:table-cell>
          <table:table-cell table:formula="of:=['file:///home/diego/workspace/qin-cluster/pruebas/estadisticas/corrida-20120802000741.ods'#$secuencia.C200]" office:value-type="float" office:value="0">
            <text:p>0,00</text:p>
          </table:table-cell>
          <table:table-cell table:formula="of:=[.C2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0]" office:value-type="float" office:value="0">
            <text:p>0</text:p>
          </table:table-cell>
          <table:table-cell table:formula="of:=['file:///home/diego/workspace/qin-cluster/pruebas/estadisticas/corrida-20120802000741.ods'#$acumulado.A200]" office:value-type="float" office:value="0">
            <text:p>0</text:p>
          </table:table-cell>
          <table:table-cell table:formula="of:=['file:///home/diego/workspace/qin-cluster/pruebas/estadisticas/corrida-20120802000741.ods'#$acumulado.C200]" office:value-type="float" office:value="0">
            <text:p>0</text:p>
          </table:table-cell>
          <table:table-cell table:formula="of:=['file:///home/diego/workspace/qin-cluster/pruebas/estadisticas/corrida-20120802000741.ods'#$acumulado.D200]" office:value-type="float" office:value="0">
            <text:p>0</text:p>
          </table:table-cell>
          <table:table-cell table:formula="of:=['file:///home/diego/workspace/qin-cluster/pruebas/estadisticas/corrida-20120802000741.ods'#$acumulado.E200]" office:value-type="float" office:value="0">
            <text:p>0</text:p>
          </table:table-cell>
          <table:table-cell table:formula="of:=['file:///home/diego/workspace/qin-cluster/pruebas/estadisticas/corrida-20120802000741.ods'#$acumulado.F200]" office:value-type="float" office:value="0">
            <text:p>0</text:p>
          </table:table-cell>
          <table:table-cell table:formula="of:=['file:///home/diego/workspace/qin-cluster/pruebas/estadisticas/corrida-20120802000741.ods'#$acumulado.G200]" office:value-type="float" office:value="0">
            <text:p>0</text:p>
          </table:table-cell>
          <table:table-cell table:formula="of:=[.L200]*100/[.$S$2]" office:value-type="float" office:value="0">
            <text:p>0,00</text:p>
          </table:table-cell>
          <table:table-cell table:formula="of:=[.I2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'file:///home/diego/workspace/qin-cluster/pruebas/estadisticas/corrida-20120802000741.ods'#$secuencia.B201]" office:value-type="float" office:value="0">
            <text:p>0</text:p>
          </table:table-cell>
          <table:table-cell table:formula="of:=['file:///home/diego/workspace/qin-cluster/pruebas/estadisticas/corrida-20120802000741.ods'#$secuencia.C201]" office:value-type="float" office:value="0">
            <text:p>0,00</text:p>
          </table:table-cell>
          <table:table-cell table:formula="of:=[.C2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1]" office:value-type="float" office:value="0">
            <text:p>0</text:p>
          </table:table-cell>
          <table:table-cell table:formula="of:=['file:///home/diego/workspace/qin-cluster/pruebas/estadisticas/corrida-20120802000741.ods'#$acumulado.A201]" office:value-type="float" office:value="0">
            <text:p>0</text:p>
          </table:table-cell>
          <table:table-cell table:formula="of:=['file:///home/diego/workspace/qin-cluster/pruebas/estadisticas/corrida-20120802000741.ods'#$acumulado.C201]" office:value-type="float" office:value="0">
            <text:p>0</text:p>
          </table:table-cell>
          <table:table-cell table:formula="of:=['file:///home/diego/workspace/qin-cluster/pruebas/estadisticas/corrida-20120802000741.ods'#$acumulado.D201]" office:value-type="float" office:value="0">
            <text:p>0</text:p>
          </table:table-cell>
          <table:table-cell table:formula="of:=['file:///home/diego/workspace/qin-cluster/pruebas/estadisticas/corrida-20120802000741.ods'#$acumulado.E201]" office:value-type="float" office:value="0">
            <text:p>0</text:p>
          </table:table-cell>
          <table:table-cell table:formula="of:=['file:///home/diego/workspace/qin-cluster/pruebas/estadisticas/corrida-20120802000741.ods'#$acumulado.F201]" office:value-type="float" office:value="0">
            <text:p>0</text:p>
          </table:table-cell>
          <table:table-cell table:formula="of:=['file:///home/diego/workspace/qin-cluster/pruebas/estadisticas/corrida-20120802000741.ods'#$acumulado.G201]" office:value-type="float" office:value="0">
            <text:p>0</text:p>
          </table:table-cell>
          <table:table-cell table:formula="of:=[.L201]*100/[.$S$2]" office:value-type="float" office:value="0">
            <text:p>0,00</text:p>
          </table:table-cell>
          <table:table-cell table:formula="of:=[.I2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2]" office:value-type="float" office:value="0">
            <text:p>0</text:p>
          </table:table-cell>
          <table:table-cell office:value-type="float" office:value="201">
            <text:p>201</text:p>
          </table:table-cell>
          <table:table-cell table:formula="of:=['file:///home/diego/workspace/qin-cluster/pruebas/estadisticas/corrida-20120802000741.ods'#$secuencia.B202]" office:value-type="float" office:value="0">
            <text:p>0</text:p>
          </table:table-cell>
          <table:table-cell table:formula="of:=['file:///home/diego/workspace/qin-cluster/pruebas/estadisticas/corrida-20120802000741.ods'#$secuencia.C202]" office:value-type="float" office:value="0">
            <text:p>0,00</text:p>
          </table:table-cell>
          <table:table-cell table:formula="of:=[.C20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2]" office:value-type="float" office:value="0">
            <text:p>0</text:p>
          </table:table-cell>
          <table:table-cell table:formula="of:=['file:///home/diego/workspace/qin-cluster/pruebas/estadisticas/corrida-20120802000741.ods'#$acumulado.A202]" office:value-type="float" office:value="0">
            <text:p>0</text:p>
          </table:table-cell>
          <table:table-cell table:formula="of:=['file:///home/diego/workspace/qin-cluster/pruebas/estadisticas/corrida-20120802000741.ods'#$acumulado.C202]" office:value-type="float" office:value="0">
            <text:p>0</text:p>
          </table:table-cell>
          <table:table-cell table:formula="of:=['file:///home/diego/workspace/qin-cluster/pruebas/estadisticas/corrida-20120802000741.ods'#$acumulado.D202]" office:value-type="float" office:value="0">
            <text:p>0</text:p>
          </table:table-cell>
          <table:table-cell table:formula="of:=['file:///home/diego/workspace/qin-cluster/pruebas/estadisticas/corrida-20120802000741.ods'#$acumulado.E202]" office:value-type="float" office:value="0">
            <text:p>0</text:p>
          </table:table-cell>
          <table:table-cell table:formula="of:=['file:///home/diego/workspace/qin-cluster/pruebas/estadisticas/corrida-20120802000741.ods'#$acumulado.F202]" office:value-type="float" office:value="0">
            <text:p>0</text:p>
          </table:table-cell>
          <table:table-cell table:formula="of:=['file:///home/diego/workspace/qin-cluster/pruebas/estadisticas/corrida-20120802000741.ods'#$acumulado.G202]" office:value-type="float" office:value="0">
            <text:p>0</text:p>
          </table:table-cell>
          <table:table-cell table:formula="of:=[.L202]*100/[.$S$2]" office:value-type="float" office:value="0">
            <text:p>0,00</text:p>
          </table:table-cell>
          <table:table-cell table:formula="of:=[.I2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3]"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'file:///home/diego/workspace/qin-cluster/pruebas/estadisticas/corrida-20120802000741.ods'#$secuencia.B203]" office:value-type="float" office:value="0">
            <text:p>0</text:p>
          </table:table-cell>
          <table:table-cell table:formula="of:=['file:///home/diego/workspace/qin-cluster/pruebas/estadisticas/corrida-20120802000741.ods'#$secuencia.C203]" office:value-type="float" office:value="0">
            <text:p>0,00</text:p>
          </table:table-cell>
          <table:table-cell table:formula="of:=[.C20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3]" office:value-type="float" office:value="0">
            <text:p>0</text:p>
          </table:table-cell>
          <table:table-cell table:formula="of:=['file:///home/diego/workspace/qin-cluster/pruebas/estadisticas/corrida-20120802000741.ods'#$acumulado.A203]" office:value-type="float" office:value="0">
            <text:p>0</text:p>
          </table:table-cell>
          <table:table-cell table:formula="of:=['file:///home/diego/workspace/qin-cluster/pruebas/estadisticas/corrida-20120802000741.ods'#$acumulado.C203]" office:value-type="float" office:value="0">
            <text:p>0</text:p>
          </table:table-cell>
          <table:table-cell table:formula="of:=['file:///home/diego/workspace/qin-cluster/pruebas/estadisticas/corrida-20120802000741.ods'#$acumulado.D203]" office:value-type="float" office:value="0">
            <text:p>0</text:p>
          </table:table-cell>
          <table:table-cell table:formula="of:=['file:///home/diego/workspace/qin-cluster/pruebas/estadisticas/corrida-20120802000741.ods'#$acumulado.E203]" office:value-type="float" office:value="0">
            <text:p>0</text:p>
          </table:table-cell>
          <table:table-cell table:formula="of:=['file:///home/diego/workspace/qin-cluster/pruebas/estadisticas/corrida-20120802000741.ods'#$acumulado.F203]" office:value-type="float" office:value="0">
            <text:p>0</text:p>
          </table:table-cell>
          <table:table-cell table:formula="of:=['file:///home/diego/workspace/qin-cluster/pruebas/estadisticas/corrida-20120802000741.ods'#$acumulado.G203]" office:value-type="float" office:value="0">
            <text:p>0</text:p>
          </table:table-cell>
          <table:table-cell table:formula="of:=[.L203]*100/[.$S$2]" office:value-type="float" office:value="0">
            <text:p>0,00</text:p>
          </table:table-cell>
          <table:table-cell table:formula="of:=[.I2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4]" office:value-type="float" office:value="0">
            <text:p>0</text:p>
          </table:table-cell>
          <table:table-cell office:value-type="float" office:value="203">
            <text:p>203</text:p>
          </table:table-cell>
          <table:table-cell table:formula="of:=['file:///home/diego/workspace/qin-cluster/pruebas/estadisticas/corrida-20120802000741.ods'#$secuencia.B204]" office:value-type="float" office:value="0">
            <text:p>0</text:p>
          </table:table-cell>
          <table:table-cell table:formula="of:=['file:///home/diego/workspace/qin-cluster/pruebas/estadisticas/corrida-20120802000741.ods'#$secuencia.C204]" office:value-type="float" office:value="0">
            <text:p>0,00</text:p>
          </table:table-cell>
          <table:table-cell table:formula="of:=[.C20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4]" office:value-type="float" office:value="0">
            <text:p>0</text:p>
          </table:table-cell>
          <table:table-cell table:formula="of:=['file:///home/diego/workspace/qin-cluster/pruebas/estadisticas/corrida-20120802000741.ods'#$acumulado.A204]" office:value-type="float" office:value="0">
            <text:p>0</text:p>
          </table:table-cell>
          <table:table-cell table:formula="of:=['file:///home/diego/workspace/qin-cluster/pruebas/estadisticas/corrida-20120802000741.ods'#$acumulado.C204]" office:value-type="float" office:value="0">
            <text:p>0</text:p>
          </table:table-cell>
          <table:table-cell table:formula="of:=['file:///home/diego/workspace/qin-cluster/pruebas/estadisticas/corrida-20120802000741.ods'#$acumulado.D204]" office:value-type="float" office:value="0">
            <text:p>0</text:p>
          </table:table-cell>
          <table:table-cell table:formula="of:=['file:///home/diego/workspace/qin-cluster/pruebas/estadisticas/corrida-20120802000741.ods'#$acumulado.E204]" office:value-type="float" office:value="0">
            <text:p>0</text:p>
          </table:table-cell>
          <table:table-cell table:formula="of:=['file:///home/diego/workspace/qin-cluster/pruebas/estadisticas/corrida-20120802000741.ods'#$acumulado.F204]" office:value-type="float" office:value="0">
            <text:p>0</text:p>
          </table:table-cell>
          <table:table-cell table:formula="of:=['file:///home/diego/workspace/qin-cluster/pruebas/estadisticas/corrida-20120802000741.ods'#$acumulado.G204]" office:value-type="float" office:value="0">
            <text:p>0</text:p>
          </table:table-cell>
          <table:table-cell table:formula="of:=[.L204]*100/[.$S$2]" office:value-type="float" office:value="0">
            <text:p>0,00</text:p>
          </table:table-cell>
          <table:table-cell table:formula="of:=[.I2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5]"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'file:///home/diego/workspace/qin-cluster/pruebas/estadisticas/corrida-20120802000741.ods'#$secuencia.B205]" office:value-type="float" office:value="0">
            <text:p>0</text:p>
          </table:table-cell>
          <table:table-cell table:formula="of:=['file:///home/diego/workspace/qin-cluster/pruebas/estadisticas/corrida-20120802000741.ods'#$secuencia.C205]" office:value-type="float" office:value="0">
            <text:p>0,00</text:p>
          </table:table-cell>
          <table:table-cell table:formula="of:=[.C20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5]" office:value-type="float" office:value="0">
            <text:p>0</text:p>
          </table:table-cell>
          <table:table-cell table:formula="of:=['file:///home/diego/workspace/qin-cluster/pruebas/estadisticas/corrida-20120802000741.ods'#$acumulado.A205]" office:value-type="float" office:value="0">
            <text:p>0</text:p>
          </table:table-cell>
          <table:table-cell table:formula="of:=['file:///home/diego/workspace/qin-cluster/pruebas/estadisticas/corrida-20120802000741.ods'#$acumulado.C205]" office:value-type="float" office:value="0">
            <text:p>0</text:p>
          </table:table-cell>
          <table:table-cell table:formula="of:=['file:///home/diego/workspace/qin-cluster/pruebas/estadisticas/corrida-20120802000741.ods'#$acumulado.D205]" office:value-type="float" office:value="0">
            <text:p>0</text:p>
          </table:table-cell>
          <table:table-cell table:formula="of:=['file:///home/diego/workspace/qin-cluster/pruebas/estadisticas/corrida-20120802000741.ods'#$acumulado.E205]" office:value-type="float" office:value="0">
            <text:p>0</text:p>
          </table:table-cell>
          <table:table-cell table:formula="of:=['file:///home/diego/workspace/qin-cluster/pruebas/estadisticas/corrida-20120802000741.ods'#$acumulado.F205]" office:value-type="float" office:value="0">
            <text:p>0</text:p>
          </table:table-cell>
          <table:table-cell table:formula="of:=['file:///home/diego/workspace/qin-cluster/pruebas/estadisticas/corrida-20120802000741.ods'#$acumulado.G205]" office:value-type="float" office:value="0">
            <text:p>0</text:p>
          </table:table-cell>
          <table:table-cell table:formula="of:=[.L205]*100/[.$S$2]" office:value-type="float" office:value="0">
            <text:p>0,00</text:p>
          </table:table-cell>
          <table:table-cell table:formula="of:=[.I2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6]" office:value-type="float" office:value="0">
            <text:p>0</text:p>
          </table:table-cell>
          <table:table-cell office:value-type="float" office:value="205">
            <text:p>205</text:p>
          </table:table-cell>
          <table:table-cell table:formula="of:=['file:///home/diego/workspace/qin-cluster/pruebas/estadisticas/corrida-20120802000741.ods'#$secuencia.B206]" office:value-type="float" office:value="0">
            <text:p>0</text:p>
          </table:table-cell>
          <table:table-cell table:formula="of:=['file:///home/diego/workspace/qin-cluster/pruebas/estadisticas/corrida-20120802000741.ods'#$secuencia.C206]" office:value-type="float" office:value="0">
            <text:p>0,00</text:p>
          </table:table-cell>
          <table:table-cell table:formula="of:=[.C20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6]" office:value-type="float" office:value="0">
            <text:p>0</text:p>
          </table:table-cell>
          <table:table-cell table:formula="of:=['file:///home/diego/workspace/qin-cluster/pruebas/estadisticas/corrida-20120802000741.ods'#$acumulado.A206]" office:value-type="float" office:value="0">
            <text:p>0</text:p>
          </table:table-cell>
          <table:table-cell table:formula="of:=['file:///home/diego/workspace/qin-cluster/pruebas/estadisticas/corrida-20120802000741.ods'#$acumulado.C206]" office:value-type="float" office:value="0">
            <text:p>0</text:p>
          </table:table-cell>
          <table:table-cell table:formula="of:=['file:///home/diego/workspace/qin-cluster/pruebas/estadisticas/corrida-20120802000741.ods'#$acumulado.D206]" office:value-type="float" office:value="0">
            <text:p>0</text:p>
          </table:table-cell>
          <table:table-cell table:formula="of:=['file:///home/diego/workspace/qin-cluster/pruebas/estadisticas/corrida-20120802000741.ods'#$acumulado.E206]" office:value-type="float" office:value="0">
            <text:p>0</text:p>
          </table:table-cell>
          <table:table-cell table:formula="of:=['file:///home/diego/workspace/qin-cluster/pruebas/estadisticas/corrida-20120802000741.ods'#$acumulado.F206]" office:value-type="float" office:value="0">
            <text:p>0</text:p>
          </table:table-cell>
          <table:table-cell table:formula="of:=['file:///home/diego/workspace/qin-cluster/pruebas/estadisticas/corrida-20120802000741.ods'#$acumulado.G206]" office:value-type="float" office:value="0">
            <text:p>0</text:p>
          </table:table-cell>
          <table:table-cell table:formula="of:=[.L206]*100/[.$S$2]" office:value-type="float" office:value="0">
            <text:p>0,00</text:p>
          </table:table-cell>
          <table:table-cell table:formula="of:=[.I2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7]"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['file:///home/diego/workspace/qin-cluster/pruebas/estadisticas/corrida-20120802000741.ods'#$secuencia.B207]" office:value-type="float" office:value="0">
            <text:p>0</text:p>
          </table:table-cell>
          <table:table-cell table:formula="of:=['file:///home/diego/workspace/qin-cluster/pruebas/estadisticas/corrida-20120802000741.ods'#$secuencia.C207]" office:value-type="float" office:value="0">
            <text:p>0,00</text:p>
          </table:table-cell>
          <table:table-cell table:formula="of:=[.C20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7]" office:value-type="float" office:value="0">
            <text:p>0</text:p>
          </table:table-cell>
          <table:table-cell table:formula="of:=['file:///home/diego/workspace/qin-cluster/pruebas/estadisticas/corrida-20120802000741.ods'#$acumulado.A207]" office:value-type="float" office:value="0">
            <text:p>0</text:p>
          </table:table-cell>
          <table:table-cell table:formula="of:=['file:///home/diego/workspace/qin-cluster/pruebas/estadisticas/corrida-20120802000741.ods'#$acumulado.C207]" office:value-type="float" office:value="0">
            <text:p>0</text:p>
          </table:table-cell>
          <table:table-cell table:formula="of:=['file:///home/diego/workspace/qin-cluster/pruebas/estadisticas/corrida-20120802000741.ods'#$acumulado.D207]" office:value-type="float" office:value="0">
            <text:p>0</text:p>
          </table:table-cell>
          <table:table-cell table:formula="of:=['file:///home/diego/workspace/qin-cluster/pruebas/estadisticas/corrida-20120802000741.ods'#$acumulado.E207]" office:value-type="float" office:value="0">
            <text:p>0</text:p>
          </table:table-cell>
          <table:table-cell table:formula="of:=['file:///home/diego/workspace/qin-cluster/pruebas/estadisticas/corrida-20120802000741.ods'#$acumulado.F207]" office:value-type="float" office:value="0">
            <text:p>0</text:p>
          </table:table-cell>
          <table:table-cell table:formula="of:=['file:///home/diego/workspace/qin-cluster/pruebas/estadisticas/corrida-20120802000741.ods'#$acumulado.G207]" office:value-type="float" office:value="0">
            <text:p>0</text:p>
          </table:table-cell>
          <table:table-cell table:formula="of:=[.L207]*100/[.$S$2]" office:value-type="float" office:value="0">
            <text:p>0,00</text:p>
          </table:table-cell>
          <table:table-cell table:formula="of:=[.I2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8]" office:value-type="float" office:value="0">
            <text:p>0</text:p>
          </table:table-cell>
          <table:table-cell office:value-type="float" office:value="207">
            <text:p>207</text:p>
          </table:table-cell>
          <table:table-cell table:formula="of:=['file:///home/diego/workspace/qin-cluster/pruebas/estadisticas/corrida-20120802000741.ods'#$secuencia.B208]" office:value-type="float" office:value="0">
            <text:p>0</text:p>
          </table:table-cell>
          <table:table-cell table:formula="of:=['file:///home/diego/workspace/qin-cluster/pruebas/estadisticas/corrida-20120802000741.ods'#$secuencia.C208]" office:value-type="float" office:value="0">
            <text:p>0,00</text:p>
          </table:table-cell>
          <table:table-cell table:formula="of:=[.C20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8]" office:value-type="float" office:value="0">
            <text:p>0</text:p>
          </table:table-cell>
          <table:table-cell table:formula="of:=['file:///home/diego/workspace/qin-cluster/pruebas/estadisticas/corrida-20120802000741.ods'#$acumulado.A208]" office:value-type="float" office:value="0">
            <text:p>0</text:p>
          </table:table-cell>
          <table:table-cell table:formula="of:=['file:///home/diego/workspace/qin-cluster/pruebas/estadisticas/corrida-20120802000741.ods'#$acumulado.C208]" office:value-type="float" office:value="0">
            <text:p>0</text:p>
          </table:table-cell>
          <table:table-cell table:formula="of:=['file:///home/diego/workspace/qin-cluster/pruebas/estadisticas/corrida-20120802000741.ods'#$acumulado.D208]" office:value-type="float" office:value="0">
            <text:p>0</text:p>
          </table:table-cell>
          <table:table-cell table:formula="of:=['file:///home/diego/workspace/qin-cluster/pruebas/estadisticas/corrida-20120802000741.ods'#$acumulado.E208]" office:value-type="float" office:value="0">
            <text:p>0</text:p>
          </table:table-cell>
          <table:table-cell table:formula="of:=['file:///home/diego/workspace/qin-cluster/pruebas/estadisticas/corrida-20120802000741.ods'#$acumulado.F208]" office:value-type="float" office:value="0">
            <text:p>0</text:p>
          </table:table-cell>
          <table:table-cell table:formula="of:=['file:///home/diego/workspace/qin-cluster/pruebas/estadisticas/corrida-20120802000741.ods'#$acumulado.G208]" office:value-type="float" office:value="0">
            <text:p>0</text:p>
          </table:table-cell>
          <table:table-cell table:formula="of:=[.L208]*100/[.$S$2]" office:value-type="float" office:value="0">
            <text:p>0,00</text:p>
          </table:table-cell>
          <table:table-cell table:formula="of:=[.I2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09]"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['file:///home/diego/workspace/qin-cluster/pruebas/estadisticas/corrida-20120802000741.ods'#$secuencia.B209]" office:value-type="float" office:value="0">
            <text:p>0</text:p>
          </table:table-cell>
          <table:table-cell table:formula="of:=['file:///home/diego/workspace/qin-cluster/pruebas/estadisticas/corrida-20120802000741.ods'#$secuencia.C209]" office:value-type="float" office:value="0">
            <text:p>0,00</text:p>
          </table:table-cell>
          <table:table-cell table:formula="of:=[.C20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09]" office:value-type="float" office:value="0">
            <text:p>0</text:p>
          </table:table-cell>
          <table:table-cell table:formula="of:=['file:///home/diego/workspace/qin-cluster/pruebas/estadisticas/corrida-20120802000741.ods'#$acumulado.A209]" office:value-type="float" office:value="0">
            <text:p>0</text:p>
          </table:table-cell>
          <table:table-cell table:formula="of:=['file:///home/diego/workspace/qin-cluster/pruebas/estadisticas/corrida-20120802000741.ods'#$acumulado.C209]" office:value-type="float" office:value="0">
            <text:p>0</text:p>
          </table:table-cell>
          <table:table-cell table:formula="of:=['file:///home/diego/workspace/qin-cluster/pruebas/estadisticas/corrida-20120802000741.ods'#$acumulado.D209]" office:value-type="float" office:value="0">
            <text:p>0</text:p>
          </table:table-cell>
          <table:table-cell table:formula="of:=['file:///home/diego/workspace/qin-cluster/pruebas/estadisticas/corrida-20120802000741.ods'#$acumulado.E209]" office:value-type="float" office:value="0">
            <text:p>0</text:p>
          </table:table-cell>
          <table:table-cell table:formula="of:=['file:///home/diego/workspace/qin-cluster/pruebas/estadisticas/corrida-20120802000741.ods'#$acumulado.F209]" office:value-type="float" office:value="0">
            <text:p>0</text:p>
          </table:table-cell>
          <table:table-cell table:formula="of:=['file:///home/diego/workspace/qin-cluster/pruebas/estadisticas/corrida-20120802000741.ods'#$acumulado.G209]" office:value-type="float" office:value="0">
            <text:p>0</text:p>
          </table:table-cell>
          <table:table-cell table:formula="of:=[.L209]*100/[.$S$2]" office:value-type="float" office:value="0">
            <text:p>0,00</text:p>
          </table:table-cell>
          <table:table-cell table:formula="of:=[.I2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0]" office:value-type="float" office:value="0">
            <text:p>0</text:p>
          </table:table-cell>
          <table:table-cell office:value-type="float" office:value="209">
            <text:p>209</text:p>
          </table:table-cell>
          <table:table-cell table:formula="of:=['file:///home/diego/workspace/qin-cluster/pruebas/estadisticas/corrida-20120802000741.ods'#$secuencia.B210]" office:value-type="float" office:value="0">
            <text:p>0</text:p>
          </table:table-cell>
          <table:table-cell table:formula="of:=['file:///home/diego/workspace/qin-cluster/pruebas/estadisticas/corrida-20120802000741.ods'#$secuencia.C210]" office:value-type="float" office:value="0">
            <text:p>0,00</text:p>
          </table:table-cell>
          <table:table-cell table:formula="of:=[.C2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0]" office:value-type="float" office:value="0">
            <text:p>0</text:p>
          </table:table-cell>
          <table:table-cell table:formula="of:=['file:///home/diego/workspace/qin-cluster/pruebas/estadisticas/corrida-20120802000741.ods'#$acumulado.A210]" office:value-type="float" office:value="0">
            <text:p>0</text:p>
          </table:table-cell>
          <table:table-cell table:formula="of:=['file:///home/diego/workspace/qin-cluster/pruebas/estadisticas/corrida-20120802000741.ods'#$acumulado.C210]" office:value-type="float" office:value="0">
            <text:p>0</text:p>
          </table:table-cell>
          <table:table-cell table:formula="of:=['file:///home/diego/workspace/qin-cluster/pruebas/estadisticas/corrida-20120802000741.ods'#$acumulado.D210]" office:value-type="float" office:value="0">
            <text:p>0</text:p>
          </table:table-cell>
          <table:table-cell table:formula="of:=['file:///home/diego/workspace/qin-cluster/pruebas/estadisticas/corrida-20120802000741.ods'#$acumulado.E210]" office:value-type="float" office:value="0">
            <text:p>0</text:p>
          </table:table-cell>
          <table:table-cell table:formula="of:=['file:///home/diego/workspace/qin-cluster/pruebas/estadisticas/corrida-20120802000741.ods'#$acumulado.F210]" office:value-type="float" office:value="0">
            <text:p>0</text:p>
          </table:table-cell>
          <table:table-cell table:formula="of:=['file:///home/diego/workspace/qin-cluster/pruebas/estadisticas/corrida-20120802000741.ods'#$acumulado.G210]" office:value-type="float" office:value="0">
            <text:p>0</text:p>
          </table:table-cell>
          <table:table-cell table:formula="of:=[.L210]*100/[.$S$2]" office:value-type="float" office:value="0">
            <text:p>0,00</text:p>
          </table:table-cell>
          <table:table-cell table:formula="of:=[.I2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1]" office:value-type="float" office:value="0">
            <text:p>0</text:p>
          </table:table-cell>
          <table:table-cell office:value-type="float" office:value="210">
            <text:p>210</text:p>
          </table:table-cell>
          <table:table-cell table:formula="of:=['file:///home/diego/workspace/qin-cluster/pruebas/estadisticas/corrida-20120802000741.ods'#$secuencia.B211]" office:value-type="float" office:value="0">
            <text:p>0</text:p>
          </table:table-cell>
          <table:table-cell table:formula="of:=['file:///home/diego/workspace/qin-cluster/pruebas/estadisticas/corrida-20120802000741.ods'#$secuencia.C211]" office:value-type="float" office:value="0">
            <text:p>0,00</text:p>
          </table:table-cell>
          <table:table-cell table:formula="of:=[.C2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1]" office:value-type="float" office:value="0">
            <text:p>0</text:p>
          </table:table-cell>
          <table:table-cell table:formula="of:=['file:///home/diego/workspace/qin-cluster/pruebas/estadisticas/corrida-20120802000741.ods'#$acumulado.A211]" office:value-type="float" office:value="0">
            <text:p>0</text:p>
          </table:table-cell>
          <table:table-cell table:formula="of:=['file:///home/diego/workspace/qin-cluster/pruebas/estadisticas/corrida-20120802000741.ods'#$acumulado.C211]" office:value-type="float" office:value="0">
            <text:p>0</text:p>
          </table:table-cell>
          <table:table-cell table:formula="of:=['file:///home/diego/workspace/qin-cluster/pruebas/estadisticas/corrida-20120802000741.ods'#$acumulado.D211]" office:value-type="float" office:value="0">
            <text:p>0</text:p>
          </table:table-cell>
          <table:table-cell table:formula="of:=['file:///home/diego/workspace/qin-cluster/pruebas/estadisticas/corrida-20120802000741.ods'#$acumulado.E211]" office:value-type="float" office:value="0">
            <text:p>0</text:p>
          </table:table-cell>
          <table:table-cell table:formula="of:=['file:///home/diego/workspace/qin-cluster/pruebas/estadisticas/corrida-20120802000741.ods'#$acumulado.F211]" office:value-type="float" office:value="0">
            <text:p>0</text:p>
          </table:table-cell>
          <table:table-cell table:formula="of:=['file:///home/diego/workspace/qin-cluster/pruebas/estadisticas/corrida-20120802000741.ods'#$acumulado.G211]" office:value-type="float" office:value="0">
            <text:p>0</text:p>
          </table:table-cell>
          <table:table-cell table:formula="of:=[.L211]*100/[.$S$2]" office:value-type="float" office:value="0">
            <text:p>0,00</text:p>
          </table:table-cell>
          <table:table-cell table:formula="of:=[.I2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2]" office:value-type="float" office:value="0">
            <text:p>0</text:p>
          </table:table-cell>
          <table:table-cell office:value-type="float" office:value="211">
            <text:p>211</text:p>
          </table:table-cell>
          <table:table-cell table:formula="of:=['file:///home/diego/workspace/qin-cluster/pruebas/estadisticas/corrida-20120802000741.ods'#$secuencia.B212]" office:value-type="float" office:value="0">
            <text:p>0</text:p>
          </table:table-cell>
          <table:table-cell table:formula="of:=['file:///home/diego/workspace/qin-cluster/pruebas/estadisticas/corrida-20120802000741.ods'#$secuencia.C212]" office:value-type="float" office:value="0">
            <text:p>0,00</text:p>
          </table:table-cell>
          <table:table-cell table:formula="of:=[.C2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2]" office:value-type="float" office:value="0">
            <text:p>0</text:p>
          </table:table-cell>
          <table:table-cell table:formula="of:=['file:///home/diego/workspace/qin-cluster/pruebas/estadisticas/corrida-20120802000741.ods'#$acumulado.A212]" office:value-type="float" office:value="0">
            <text:p>0</text:p>
          </table:table-cell>
          <table:table-cell table:formula="of:=['file:///home/diego/workspace/qin-cluster/pruebas/estadisticas/corrida-20120802000741.ods'#$acumulado.C212]" office:value-type="float" office:value="0">
            <text:p>0</text:p>
          </table:table-cell>
          <table:table-cell table:formula="of:=['file:///home/diego/workspace/qin-cluster/pruebas/estadisticas/corrida-20120802000741.ods'#$acumulado.D212]" office:value-type="float" office:value="0">
            <text:p>0</text:p>
          </table:table-cell>
          <table:table-cell table:formula="of:=['file:///home/diego/workspace/qin-cluster/pruebas/estadisticas/corrida-20120802000741.ods'#$acumulado.E212]" office:value-type="float" office:value="0">
            <text:p>0</text:p>
          </table:table-cell>
          <table:table-cell table:formula="of:=['file:///home/diego/workspace/qin-cluster/pruebas/estadisticas/corrida-20120802000741.ods'#$acumulado.F212]" office:value-type="float" office:value="0">
            <text:p>0</text:p>
          </table:table-cell>
          <table:table-cell table:formula="of:=['file:///home/diego/workspace/qin-cluster/pruebas/estadisticas/corrida-20120802000741.ods'#$acumulado.G212]" office:value-type="float" office:value="0">
            <text:p>0</text:p>
          </table:table-cell>
          <table:table-cell table:formula="of:=[.L212]*100/[.$S$2]" office:value-type="float" office:value="0">
            <text:p>0,00</text:p>
          </table:table-cell>
          <table:table-cell table:formula="of:=[.I2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3]" office:value-type="float" office:value="0">
            <text:p>0</text:p>
          </table:table-cell>
          <table:table-cell office:value-type="float" office:value="212">
            <text:p>212</text:p>
          </table:table-cell>
          <table:table-cell table:formula="of:=['file:///home/diego/workspace/qin-cluster/pruebas/estadisticas/corrida-20120802000741.ods'#$secuencia.B213]" office:value-type="float" office:value="0">
            <text:p>0</text:p>
          </table:table-cell>
          <table:table-cell table:formula="of:=['file:///home/diego/workspace/qin-cluster/pruebas/estadisticas/corrida-20120802000741.ods'#$secuencia.C213]" office:value-type="float" office:value="0">
            <text:p>0,00</text:p>
          </table:table-cell>
          <table:table-cell table:formula="of:=[.C2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3]" office:value-type="float" office:value="0">
            <text:p>0</text:p>
          </table:table-cell>
          <table:table-cell table:formula="of:=['file:///home/diego/workspace/qin-cluster/pruebas/estadisticas/corrida-20120802000741.ods'#$acumulado.A213]" office:value-type="float" office:value="0">
            <text:p>0</text:p>
          </table:table-cell>
          <table:table-cell table:formula="of:=['file:///home/diego/workspace/qin-cluster/pruebas/estadisticas/corrida-20120802000741.ods'#$acumulado.C213]" office:value-type="float" office:value="0">
            <text:p>0</text:p>
          </table:table-cell>
          <table:table-cell table:formula="of:=['file:///home/diego/workspace/qin-cluster/pruebas/estadisticas/corrida-20120802000741.ods'#$acumulado.D213]" office:value-type="float" office:value="0">
            <text:p>0</text:p>
          </table:table-cell>
          <table:table-cell table:formula="of:=['file:///home/diego/workspace/qin-cluster/pruebas/estadisticas/corrida-20120802000741.ods'#$acumulado.E213]" office:value-type="float" office:value="0">
            <text:p>0</text:p>
          </table:table-cell>
          <table:table-cell table:formula="of:=['file:///home/diego/workspace/qin-cluster/pruebas/estadisticas/corrida-20120802000741.ods'#$acumulado.F213]" office:value-type="float" office:value="0">
            <text:p>0</text:p>
          </table:table-cell>
          <table:table-cell table:formula="of:=['file:///home/diego/workspace/qin-cluster/pruebas/estadisticas/corrida-20120802000741.ods'#$acumulado.G213]" office:value-type="float" office:value="0">
            <text:p>0</text:p>
          </table:table-cell>
          <table:table-cell table:formula="of:=[.L213]*100/[.$S$2]" office:value-type="float" office:value="0">
            <text:p>0,00</text:p>
          </table:table-cell>
          <table:table-cell table:formula="of:=[.I2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4]" office:value-type="float" office:value="0">
            <text:p>0</text:p>
          </table:table-cell>
          <table:table-cell office:value-type="float" office:value="213">
            <text:p>213</text:p>
          </table:table-cell>
          <table:table-cell table:formula="of:=['file:///home/diego/workspace/qin-cluster/pruebas/estadisticas/corrida-20120802000741.ods'#$secuencia.B214]" office:value-type="float" office:value="0">
            <text:p>0</text:p>
          </table:table-cell>
          <table:table-cell table:formula="of:=['file:///home/diego/workspace/qin-cluster/pruebas/estadisticas/corrida-20120802000741.ods'#$secuencia.C214]" office:value-type="float" office:value="0">
            <text:p>0,00</text:p>
          </table:table-cell>
          <table:table-cell table:formula="of:=[.C2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4]" office:value-type="float" office:value="0">
            <text:p>0</text:p>
          </table:table-cell>
          <table:table-cell table:formula="of:=['file:///home/diego/workspace/qin-cluster/pruebas/estadisticas/corrida-20120802000741.ods'#$acumulado.A214]" office:value-type="float" office:value="0">
            <text:p>0</text:p>
          </table:table-cell>
          <table:table-cell table:formula="of:=['file:///home/diego/workspace/qin-cluster/pruebas/estadisticas/corrida-20120802000741.ods'#$acumulado.C214]" office:value-type="float" office:value="0">
            <text:p>0</text:p>
          </table:table-cell>
          <table:table-cell table:formula="of:=['file:///home/diego/workspace/qin-cluster/pruebas/estadisticas/corrida-20120802000741.ods'#$acumulado.D214]" office:value-type="float" office:value="0">
            <text:p>0</text:p>
          </table:table-cell>
          <table:table-cell table:formula="of:=['file:///home/diego/workspace/qin-cluster/pruebas/estadisticas/corrida-20120802000741.ods'#$acumulado.E214]" office:value-type="float" office:value="0">
            <text:p>0</text:p>
          </table:table-cell>
          <table:table-cell table:formula="of:=['file:///home/diego/workspace/qin-cluster/pruebas/estadisticas/corrida-20120802000741.ods'#$acumulado.F214]" office:value-type="float" office:value="0">
            <text:p>0</text:p>
          </table:table-cell>
          <table:table-cell table:formula="of:=['file:///home/diego/workspace/qin-cluster/pruebas/estadisticas/corrida-20120802000741.ods'#$acumulado.G214]" office:value-type="float" office:value="0">
            <text:p>0</text:p>
          </table:table-cell>
          <table:table-cell table:formula="of:=[.L214]*100/[.$S$2]" office:value-type="float" office:value="0">
            <text:p>0,00</text:p>
          </table:table-cell>
          <table:table-cell table:formula="of:=[.I2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5]" office:value-type="float" office:value="0">
            <text:p>0</text:p>
          </table:table-cell>
          <table:table-cell office:value-type="float" office:value="214">
            <text:p>214</text:p>
          </table:table-cell>
          <table:table-cell table:formula="of:=['file:///home/diego/workspace/qin-cluster/pruebas/estadisticas/corrida-20120802000741.ods'#$secuencia.B215]" office:value-type="float" office:value="0">
            <text:p>0</text:p>
          </table:table-cell>
          <table:table-cell table:formula="of:=['file:///home/diego/workspace/qin-cluster/pruebas/estadisticas/corrida-20120802000741.ods'#$secuencia.C215]" office:value-type="float" office:value="0">
            <text:p>0,00</text:p>
          </table:table-cell>
          <table:table-cell table:formula="of:=[.C2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5]" office:value-type="float" office:value="0">
            <text:p>0</text:p>
          </table:table-cell>
          <table:table-cell table:formula="of:=['file:///home/diego/workspace/qin-cluster/pruebas/estadisticas/corrida-20120802000741.ods'#$acumulado.A215]" office:value-type="float" office:value="0">
            <text:p>0</text:p>
          </table:table-cell>
          <table:table-cell table:formula="of:=['file:///home/diego/workspace/qin-cluster/pruebas/estadisticas/corrida-20120802000741.ods'#$acumulado.C215]" office:value-type="float" office:value="0">
            <text:p>0</text:p>
          </table:table-cell>
          <table:table-cell table:formula="of:=['file:///home/diego/workspace/qin-cluster/pruebas/estadisticas/corrida-20120802000741.ods'#$acumulado.D215]" office:value-type="float" office:value="0">
            <text:p>0</text:p>
          </table:table-cell>
          <table:table-cell table:formula="of:=['file:///home/diego/workspace/qin-cluster/pruebas/estadisticas/corrida-20120802000741.ods'#$acumulado.E215]" office:value-type="float" office:value="0">
            <text:p>0</text:p>
          </table:table-cell>
          <table:table-cell table:formula="of:=['file:///home/diego/workspace/qin-cluster/pruebas/estadisticas/corrida-20120802000741.ods'#$acumulado.F215]" office:value-type="float" office:value="0">
            <text:p>0</text:p>
          </table:table-cell>
          <table:table-cell table:formula="of:=['file:///home/diego/workspace/qin-cluster/pruebas/estadisticas/corrida-20120802000741.ods'#$acumulado.G215]" office:value-type="float" office:value="0">
            <text:p>0</text:p>
          </table:table-cell>
          <table:table-cell table:formula="of:=[.L215]*100/[.$S$2]" office:value-type="float" office:value="0">
            <text:p>0,00</text:p>
          </table:table-cell>
          <table:table-cell table:formula="of:=[.I2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6]" office:value-type="float" office:value="0">
            <text:p>0</text:p>
          </table:table-cell>
          <table:table-cell office:value-type="float" office:value="215">
            <text:p>215</text:p>
          </table:table-cell>
          <table:table-cell table:formula="of:=['file:///home/diego/workspace/qin-cluster/pruebas/estadisticas/corrida-20120802000741.ods'#$secuencia.B216]" office:value-type="float" office:value="0">
            <text:p>0</text:p>
          </table:table-cell>
          <table:table-cell table:formula="of:=['file:///home/diego/workspace/qin-cluster/pruebas/estadisticas/corrida-20120802000741.ods'#$secuencia.C216]" office:value-type="float" office:value="0">
            <text:p>0,00</text:p>
          </table:table-cell>
          <table:table-cell table:formula="of:=[.C2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6]" office:value-type="float" office:value="0">
            <text:p>0</text:p>
          </table:table-cell>
          <table:table-cell table:formula="of:=['file:///home/diego/workspace/qin-cluster/pruebas/estadisticas/corrida-20120802000741.ods'#$acumulado.A216]" office:value-type="float" office:value="0">
            <text:p>0</text:p>
          </table:table-cell>
          <table:table-cell table:formula="of:=['file:///home/diego/workspace/qin-cluster/pruebas/estadisticas/corrida-20120802000741.ods'#$acumulado.C216]" office:value-type="float" office:value="0">
            <text:p>0</text:p>
          </table:table-cell>
          <table:table-cell table:formula="of:=['file:///home/diego/workspace/qin-cluster/pruebas/estadisticas/corrida-20120802000741.ods'#$acumulado.D216]" office:value-type="float" office:value="0">
            <text:p>0</text:p>
          </table:table-cell>
          <table:table-cell table:formula="of:=['file:///home/diego/workspace/qin-cluster/pruebas/estadisticas/corrida-20120802000741.ods'#$acumulado.E216]" office:value-type="float" office:value="0">
            <text:p>0</text:p>
          </table:table-cell>
          <table:table-cell table:formula="of:=['file:///home/diego/workspace/qin-cluster/pruebas/estadisticas/corrida-20120802000741.ods'#$acumulado.F216]" office:value-type="float" office:value="0">
            <text:p>0</text:p>
          </table:table-cell>
          <table:table-cell table:formula="of:=['file:///home/diego/workspace/qin-cluster/pruebas/estadisticas/corrida-20120802000741.ods'#$acumulado.G216]" office:value-type="float" office:value="0">
            <text:p>0</text:p>
          </table:table-cell>
          <table:table-cell table:formula="of:=[.L216]*100/[.$S$2]" office:value-type="float" office:value="0">
            <text:p>0,00</text:p>
          </table:table-cell>
          <table:table-cell table:formula="of:=[.I2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7]"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'file:///home/diego/workspace/qin-cluster/pruebas/estadisticas/corrida-20120802000741.ods'#$secuencia.B217]" office:value-type="float" office:value="0">
            <text:p>0</text:p>
          </table:table-cell>
          <table:table-cell table:formula="of:=['file:///home/diego/workspace/qin-cluster/pruebas/estadisticas/corrida-20120802000741.ods'#$secuencia.C217]" office:value-type="float" office:value="0">
            <text:p>0,00</text:p>
          </table:table-cell>
          <table:table-cell table:formula="of:=[.C2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7]" office:value-type="float" office:value="0">
            <text:p>0</text:p>
          </table:table-cell>
          <table:table-cell table:formula="of:=['file:///home/diego/workspace/qin-cluster/pruebas/estadisticas/corrida-20120802000741.ods'#$acumulado.A217]" office:value-type="float" office:value="0">
            <text:p>0</text:p>
          </table:table-cell>
          <table:table-cell table:formula="of:=['file:///home/diego/workspace/qin-cluster/pruebas/estadisticas/corrida-20120802000741.ods'#$acumulado.C217]" office:value-type="float" office:value="0">
            <text:p>0</text:p>
          </table:table-cell>
          <table:table-cell table:formula="of:=['file:///home/diego/workspace/qin-cluster/pruebas/estadisticas/corrida-20120802000741.ods'#$acumulado.D217]" office:value-type="float" office:value="0">
            <text:p>0</text:p>
          </table:table-cell>
          <table:table-cell table:formula="of:=['file:///home/diego/workspace/qin-cluster/pruebas/estadisticas/corrida-20120802000741.ods'#$acumulado.E217]" office:value-type="float" office:value="0">
            <text:p>0</text:p>
          </table:table-cell>
          <table:table-cell table:formula="of:=['file:///home/diego/workspace/qin-cluster/pruebas/estadisticas/corrida-20120802000741.ods'#$acumulado.F217]" office:value-type="float" office:value="0">
            <text:p>0</text:p>
          </table:table-cell>
          <table:table-cell table:formula="of:=['file:///home/diego/workspace/qin-cluster/pruebas/estadisticas/corrida-20120802000741.ods'#$acumulado.G217]" office:value-type="float" office:value="0">
            <text:p>0</text:p>
          </table:table-cell>
          <table:table-cell table:formula="of:=[.L217]*100/[.$S$2]" office:value-type="float" office:value="0">
            <text:p>0,00</text:p>
          </table:table-cell>
          <table:table-cell table:formula="of:=[.I2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8]" office:value-type="float" office:value="0">
            <text:p>0</text:p>
          </table:table-cell>
          <table:table-cell office:value-type="float" office:value="217">
            <text:p>217</text:p>
          </table:table-cell>
          <table:table-cell table:formula="of:=['file:///home/diego/workspace/qin-cluster/pruebas/estadisticas/corrida-20120802000741.ods'#$secuencia.B218]" office:value-type="float" office:value="0">
            <text:p>0</text:p>
          </table:table-cell>
          <table:table-cell table:formula="of:=['file:///home/diego/workspace/qin-cluster/pruebas/estadisticas/corrida-20120802000741.ods'#$secuencia.C218]" office:value-type="float" office:value="0">
            <text:p>0,00</text:p>
          </table:table-cell>
          <table:table-cell table:formula="of:=[.C2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8]" office:value-type="float" office:value="0">
            <text:p>0</text:p>
          </table:table-cell>
          <table:table-cell table:formula="of:=['file:///home/diego/workspace/qin-cluster/pruebas/estadisticas/corrida-20120802000741.ods'#$acumulado.A218]" office:value-type="float" office:value="0">
            <text:p>0</text:p>
          </table:table-cell>
          <table:table-cell table:formula="of:=['file:///home/diego/workspace/qin-cluster/pruebas/estadisticas/corrida-20120802000741.ods'#$acumulado.C218]" office:value-type="float" office:value="0">
            <text:p>0</text:p>
          </table:table-cell>
          <table:table-cell table:formula="of:=['file:///home/diego/workspace/qin-cluster/pruebas/estadisticas/corrida-20120802000741.ods'#$acumulado.D218]" office:value-type="float" office:value="0">
            <text:p>0</text:p>
          </table:table-cell>
          <table:table-cell table:formula="of:=['file:///home/diego/workspace/qin-cluster/pruebas/estadisticas/corrida-20120802000741.ods'#$acumulado.E218]" office:value-type="float" office:value="0">
            <text:p>0</text:p>
          </table:table-cell>
          <table:table-cell table:formula="of:=['file:///home/diego/workspace/qin-cluster/pruebas/estadisticas/corrida-20120802000741.ods'#$acumulado.F218]" office:value-type="float" office:value="0">
            <text:p>0</text:p>
          </table:table-cell>
          <table:table-cell table:formula="of:=['file:///home/diego/workspace/qin-cluster/pruebas/estadisticas/corrida-20120802000741.ods'#$acumulado.G218]" office:value-type="float" office:value="0">
            <text:p>0</text:p>
          </table:table-cell>
          <table:table-cell table:formula="of:=[.L218]*100/[.$S$2]" office:value-type="float" office:value="0">
            <text:p>0,00</text:p>
          </table:table-cell>
          <table:table-cell table:formula="of:=[.I2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19]" office:value-type="float" office:value="0">
            <text:p>0</text:p>
          </table:table-cell>
          <table:table-cell office:value-type="float" office:value="218">
            <text:p>218</text:p>
          </table:table-cell>
          <table:table-cell table:formula="of:=['file:///home/diego/workspace/qin-cluster/pruebas/estadisticas/corrida-20120802000741.ods'#$secuencia.B219]" office:value-type="float" office:value="0">
            <text:p>0</text:p>
          </table:table-cell>
          <table:table-cell table:formula="of:=['file:///home/diego/workspace/qin-cluster/pruebas/estadisticas/corrida-20120802000741.ods'#$secuencia.C219]" office:value-type="float" office:value="0">
            <text:p>0,00</text:p>
          </table:table-cell>
          <table:table-cell table:formula="of:=[.C2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19]" office:value-type="float" office:value="0">
            <text:p>0</text:p>
          </table:table-cell>
          <table:table-cell table:formula="of:=['file:///home/diego/workspace/qin-cluster/pruebas/estadisticas/corrida-20120802000741.ods'#$acumulado.A219]" office:value-type="float" office:value="0">
            <text:p>0</text:p>
          </table:table-cell>
          <table:table-cell table:formula="of:=['file:///home/diego/workspace/qin-cluster/pruebas/estadisticas/corrida-20120802000741.ods'#$acumulado.C219]" office:value-type="float" office:value="0">
            <text:p>0</text:p>
          </table:table-cell>
          <table:table-cell table:formula="of:=['file:///home/diego/workspace/qin-cluster/pruebas/estadisticas/corrida-20120802000741.ods'#$acumulado.D219]" office:value-type="float" office:value="0">
            <text:p>0</text:p>
          </table:table-cell>
          <table:table-cell table:formula="of:=['file:///home/diego/workspace/qin-cluster/pruebas/estadisticas/corrida-20120802000741.ods'#$acumulado.E219]" office:value-type="float" office:value="0">
            <text:p>0</text:p>
          </table:table-cell>
          <table:table-cell table:formula="of:=['file:///home/diego/workspace/qin-cluster/pruebas/estadisticas/corrida-20120802000741.ods'#$acumulado.F219]" office:value-type="float" office:value="0">
            <text:p>0</text:p>
          </table:table-cell>
          <table:table-cell table:formula="of:=['file:///home/diego/workspace/qin-cluster/pruebas/estadisticas/corrida-20120802000741.ods'#$acumulado.G219]" office:value-type="float" office:value="0">
            <text:p>0</text:p>
          </table:table-cell>
          <table:table-cell table:formula="of:=[.L219]*100/[.$S$2]" office:value-type="float" office:value="0">
            <text:p>0,00</text:p>
          </table:table-cell>
          <table:table-cell table:formula="of:=[.I2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0]" office:value-type="float" office:value="0">
            <text:p>0</text:p>
          </table:table-cell>
          <table:table-cell office:value-type="float" office:value="219">
            <text:p>219</text:p>
          </table:table-cell>
          <table:table-cell table:formula="of:=['file:///home/diego/workspace/qin-cluster/pruebas/estadisticas/corrida-20120802000741.ods'#$secuencia.B220]" office:value-type="float" office:value="0">
            <text:p>0</text:p>
          </table:table-cell>
          <table:table-cell table:formula="of:=['file:///home/diego/workspace/qin-cluster/pruebas/estadisticas/corrida-20120802000741.ods'#$secuencia.C220]" office:value-type="float" office:value="0">
            <text:p>0,00</text:p>
          </table:table-cell>
          <table:table-cell table:formula="of:=[.C2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0]" office:value-type="float" office:value="0">
            <text:p>0</text:p>
          </table:table-cell>
          <table:table-cell table:formula="of:=['file:///home/diego/workspace/qin-cluster/pruebas/estadisticas/corrida-20120802000741.ods'#$acumulado.A220]" office:value-type="float" office:value="0">
            <text:p>0</text:p>
          </table:table-cell>
          <table:table-cell table:formula="of:=['file:///home/diego/workspace/qin-cluster/pruebas/estadisticas/corrida-20120802000741.ods'#$acumulado.C220]" office:value-type="float" office:value="0">
            <text:p>0</text:p>
          </table:table-cell>
          <table:table-cell table:formula="of:=['file:///home/diego/workspace/qin-cluster/pruebas/estadisticas/corrida-20120802000741.ods'#$acumulado.D220]" office:value-type="float" office:value="0">
            <text:p>0</text:p>
          </table:table-cell>
          <table:table-cell table:formula="of:=['file:///home/diego/workspace/qin-cluster/pruebas/estadisticas/corrida-20120802000741.ods'#$acumulado.E220]" office:value-type="float" office:value="0">
            <text:p>0</text:p>
          </table:table-cell>
          <table:table-cell table:formula="of:=['file:///home/diego/workspace/qin-cluster/pruebas/estadisticas/corrida-20120802000741.ods'#$acumulado.F220]" office:value-type="float" office:value="0">
            <text:p>0</text:p>
          </table:table-cell>
          <table:table-cell table:formula="of:=['file:///home/diego/workspace/qin-cluster/pruebas/estadisticas/corrida-20120802000741.ods'#$acumulado.G220]" office:value-type="float" office:value="0">
            <text:p>0</text:p>
          </table:table-cell>
          <table:table-cell table:formula="of:=[.L220]*100/[.$S$2]" office:value-type="float" office:value="0">
            <text:p>0,00</text:p>
          </table:table-cell>
          <table:table-cell table:formula="of:=[.I2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1]"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['file:///home/diego/workspace/qin-cluster/pruebas/estadisticas/corrida-20120802000741.ods'#$secuencia.B221]" office:value-type="float" office:value="0">
            <text:p>0</text:p>
          </table:table-cell>
          <table:table-cell table:formula="of:=['file:///home/diego/workspace/qin-cluster/pruebas/estadisticas/corrida-20120802000741.ods'#$secuencia.C221]" office:value-type="float" office:value="0">
            <text:p>0,00</text:p>
          </table:table-cell>
          <table:table-cell table:formula="of:=[.C2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1]" office:value-type="float" office:value="0">
            <text:p>0</text:p>
          </table:table-cell>
          <table:table-cell table:formula="of:=['file:///home/diego/workspace/qin-cluster/pruebas/estadisticas/corrida-20120802000741.ods'#$acumulado.A221]" office:value-type="float" office:value="0">
            <text:p>0</text:p>
          </table:table-cell>
          <table:table-cell table:formula="of:=['file:///home/diego/workspace/qin-cluster/pruebas/estadisticas/corrida-20120802000741.ods'#$acumulado.C221]" office:value-type="float" office:value="0">
            <text:p>0</text:p>
          </table:table-cell>
          <table:table-cell table:formula="of:=['file:///home/diego/workspace/qin-cluster/pruebas/estadisticas/corrida-20120802000741.ods'#$acumulado.D221]" office:value-type="float" office:value="0">
            <text:p>0</text:p>
          </table:table-cell>
          <table:table-cell table:formula="of:=['file:///home/diego/workspace/qin-cluster/pruebas/estadisticas/corrida-20120802000741.ods'#$acumulado.E221]" office:value-type="float" office:value="0">
            <text:p>0</text:p>
          </table:table-cell>
          <table:table-cell table:formula="of:=['file:///home/diego/workspace/qin-cluster/pruebas/estadisticas/corrida-20120802000741.ods'#$acumulado.F221]" office:value-type="float" office:value="0">
            <text:p>0</text:p>
          </table:table-cell>
          <table:table-cell table:formula="of:=['file:///home/diego/workspace/qin-cluster/pruebas/estadisticas/corrida-20120802000741.ods'#$acumulado.G221]" office:value-type="float" office:value="0">
            <text:p>0</text:p>
          </table:table-cell>
          <table:table-cell table:formula="of:=[.L221]*100/[.$S$2]" office:value-type="float" office:value="0">
            <text:p>0,00</text:p>
          </table:table-cell>
          <table:table-cell table:formula="of:=[.I2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2]" office:value-type="float" office:value="0">
            <text:p>0</text:p>
          </table:table-cell>
          <table:table-cell office:value-type="float" office:value="221">
            <text:p>221</text:p>
          </table:table-cell>
          <table:table-cell table:formula="of:=['file:///home/diego/workspace/qin-cluster/pruebas/estadisticas/corrida-20120802000741.ods'#$secuencia.B222]" office:value-type="float" office:value="0">
            <text:p>0</text:p>
          </table:table-cell>
          <table:table-cell table:formula="of:=['file:///home/diego/workspace/qin-cluster/pruebas/estadisticas/corrida-20120802000741.ods'#$secuencia.C222]" office:value-type="float" office:value="0">
            <text:p>0,00</text:p>
          </table:table-cell>
          <table:table-cell table:formula="of:=[.C2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2]" office:value-type="float" office:value="0">
            <text:p>0</text:p>
          </table:table-cell>
          <table:table-cell table:formula="of:=['file:///home/diego/workspace/qin-cluster/pruebas/estadisticas/corrida-20120802000741.ods'#$acumulado.A222]" office:value-type="float" office:value="0">
            <text:p>0</text:p>
          </table:table-cell>
          <table:table-cell table:formula="of:=['file:///home/diego/workspace/qin-cluster/pruebas/estadisticas/corrida-20120802000741.ods'#$acumulado.C222]" office:value-type="float" office:value="0">
            <text:p>0</text:p>
          </table:table-cell>
          <table:table-cell table:formula="of:=['file:///home/diego/workspace/qin-cluster/pruebas/estadisticas/corrida-20120802000741.ods'#$acumulado.D222]" office:value-type="float" office:value="0">
            <text:p>0</text:p>
          </table:table-cell>
          <table:table-cell table:formula="of:=['file:///home/diego/workspace/qin-cluster/pruebas/estadisticas/corrida-20120802000741.ods'#$acumulado.E222]" office:value-type="float" office:value="0">
            <text:p>0</text:p>
          </table:table-cell>
          <table:table-cell table:formula="of:=['file:///home/diego/workspace/qin-cluster/pruebas/estadisticas/corrida-20120802000741.ods'#$acumulado.F222]" office:value-type="float" office:value="0">
            <text:p>0</text:p>
          </table:table-cell>
          <table:table-cell table:formula="of:=['file:///home/diego/workspace/qin-cluster/pruebas/estadisticas/corrida-20120802000741.ods'#$acumulado.G222]" office:value-type="float" office:value="0">
            <text:p>0</text:p>
          </table:table-cell>
          <table:table-cell table:formula="of:=[.L222]*100/[.$S$2]" office:value-type="float" office:value="0">
            <text:p>0,00</text:p>
          </table:table-cell>
          <table:table-cell table:formula="of:=[.I2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3]"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['file:///home/diego/workspace/qin-cluster/pruebas/estadisticas/corrida-20120802000741.ods'#$secuencia.B223]" office:value-type="float" office:value="0">
            <text:p>0</text:p>
          </table:table-cell>
          <table:table-cell table:formula="of:=['file:///home/diego/workspace/qin-cluster/pruebas/estadisticas/corrida-20120802000741.ods'#$secuencia.C223]" office:value-type="float" office:value="0">
            <text:p>0,00</text:p>
          </table:table-cell>
          <table:table-cell table:formula="of:=[.C2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3]" office:value-type="float" office:value="0">
            <text:p>0</text:p>
          </table:table-cell>
          <table:table-cell table:formula="of:=['file:///home/diego/workspace/qin-cluster/pruebas/estadisticas/corrida-20120802000741.ods'#$acumulado.A223]" office:value-type="float" office:value="0">
            <text:p>0</text:p>
          </table:table-cell>
          <table:table-cell table:formula="of:=['file:///home/diego/workspace/qin-cluster/pruebas/estadisticas/corrida-20120802000741.ods'#$acumulado.C223]" office:value-type="float" office:value="0">
            <text:p>0</text:p>
          </table:table-cell>
          <table:table-cell table:formula="of:=['file:///home/diego/workspace/qin-cluster/pruebas/estadisticas/corrida-20120802000741.ods'#$acumulado.D223]" office:value-type="float" office:value="0">
            <text:p>0</text:p>
          </table:table-cell>
          <table:table-cell table:formula="of:=['file:///home/diego/workspace/qin-cluster/pruebas/estadisticas/corrida-20120802000741.ods'#$acumulado.E223]" office:value-type="float" office:value="0">
            <text:p>0</text:p>
          </table:table-cell>
          <table:table-cell table:formula="of:=['file:///home/diego/workspace/qin-cluster/pruebas/estadisticas/corrida-20120802000741.ods'#$acumulado.F223]" office:value-type="float" office:value="0">
            <text:p>0</text:p>
          </table:table-cell>
          <table:table-cell table:formula="of:=['file:///home/diego/workspace/qin-cluster/pruebas/estadisticas/corrida-20120802000741.ods'#$acumulado.G223]" office:value-type="float" office:value="0">
            <text:p>0</text:p>
          </table:table-cell>
          <table:table-cell table:formula="of:=[.L223]*100/[.$S$2]" office:value-type="float" office:value="0">
            <text:p>0,00</text:p>
          </table:table-cell>
          <table:table-cell table:formula="of:=[.I2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4]" office:value-type="float" office:value="0">
            <text:p>0</text:p>
          </table:table-cell>
          <table:table-cell office:value-type="float" office:value="223">
            <text:p>223</text:p>
          </table:table-cell>
          <table:table-cell table:formula="of:=['file:///home/diego/workspace/qin-cluster/pruebas/estadisticas/corrida-20120802000741.ods'#$secuencia.B224]" office:value-type="float" office:value="0">
            <text:p>0</text:p>
          </table:table-cell>
          <table:table-cell table:formula="of:=['file:///home/diego/workspace/qin-cluster/pruebas/estadisticas/corrida-20120802000741.ods'#$secuencia.C224]" office:value-type="float" office:value="0">
            <text:p>0,00</text:p>
          </table:table-cell>
          <table:table-cell table:formula="of:=[.C2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4]" office:value-type="float" office:value="0">
            <text:p>0</text:p>
          </table:table-cell>
          <table:table-cell table:formula="of:=['file:///home/diego/workspace/qin-cluster/pruebas/estadisticas/corrida-20120802000741.ods'#$acumulado.A224]" office:value-type="float" office:value="0">
            <text:p>0</text:p>
          </table:table-cell>
          <table:table-cell table:formula="of:=['file:///home/diego/workspace/qin-cluster/pruebas/estadisticas/corrida-20120802000741.ods'#$acumulado.C224]" office:value-type="float" office:value="0">
            <text:p>0</text:p>
          </table:table-cell>
          <table:table-cell table:formula="of:=['file:///home/diego/workspace/qin-cluster/pruebas/estadisticas/corrida-20120802000741.ods'#$acumulado.D224]" office:value-type="float" office:value="0">
            <text:p>0</text:p>
          </table:table-cell>
          <table:table-cell table:formula="of:=['file:///home/diego/workspace/qin-cluster/pruebas/estadisticas/corrida-20120802000741.ods'#$acumulado.E224]" office:value-type="float" office:value="0">
            <text:p>0</text:p>
          </table:table-cell>
          <table:table-cell table:formula="of:=['file:///home/diego/workspace/qin-cluster/pruebas/estadisticas/corrida-20120802000741.ods'#$acumulado.F224]" office:value-type="float" office:value="0">
            <text:p>0</text:p>
          </table:table-cell>
          <table:table-cell table:formula="of:=['file:///home/diego/workspace/qin-cluster/pruebas/estadisticas/corrida-20120802000741.ods'#$acumulado.G224]" office:value-type="float" office:value="0">
            <text:p>0</text:p>
          </table:table-cell>
          <table:table-cell table:formula="of:=[.L224]*100/[.$S$2]" office:value-type="float" office:value="0">
            <text:p>0,00</text:p>
          </table:table-cell>
          <table:table-cell table:formula="of:=[.I2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5]"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['file:///home/diego/workspace/qin-cluster/pruebas/estadisticas/corrida-20120802000741.ods'#$secuencia.B225]" office:value-type="float" office:value="0">
            <text:p>0</text:p>
          </table:table-cell>
          <table:table-cell table:formula="of:=['file:///home/diego/workspace/qin-cluster/pruebas/estadisticas/corrida-20120802000741.ods'#$secuencia.C225]" office:value-type="float" office:value="0">
            <text:p>0,00</text:p>
          </table:table-cell>
          <table:table-cell table:formula="of:=[.C2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5]" office:value-type="float" office:value="0">
            <text:p>0</text:p>
          </table:table-cell>
          <table:table-cell table:formula="of:=['file:///home/diego/workspace/qin-cluster/pruebas/estadisticas/corrida-20120802000741.ods'#$acumulado.A225]" office:value-type="float" office:value="0">
            <text:p>0</text:p>
          </table:table-cell>
          <table:table-cell table:formula="of:=['file:///home/diego/workspace/qin-cluster/pruebas/estadisticas/corrida-20120802000741.ods'#$acumulado.C225]" office:value-type="float" office:value="0">
            <text:p>0</text:p>
          </table:table-cell>
          <table:table-cell table:formula="of:=['file:///home/diego/workspace/qin-cluster/pruebas/estadisticas/corrida-20120802000741.ods'#$acumulado.D225]" office:value-type="float" office:value="0">
            <text:p>0</text:p>
          </table:table-cell>
          <table:table-cell table:formula="of:=['file:///home/diego/workspace/qin-cluster/pruebas/estadisticas/corrida-20120802000741.ods'#$acumulado.E225]" office:value-type="float" office:value="0">
            <text:p>0</text:p>
          </table:table-cell>
          <table:table-cell table:formula="of:=['file:///home/diego/workspace/qin-cluster/pruebas/estadisticas/corrida-20120802000741.ods'#$acumulado.F225]" office:value-type="float" office:value="0">
            <text:p>0</text:p>
          </table:table-cell>
          <table:table-cell table:formula="of:=['file:///home/diego/workspace/qin-cluster/pruebas/estadisticas/corrida-20120802000741.ods'#$acumulado.G225]" office:value-type="float" office:value="0">
            <text:p>0</text:p>
          </table:table-cell>
          <table:table-cell table:formula="of:=[.L225]*100/[.$S$2]" office:value-type="float" office:value="0">
            <text:p>0,00</text:p>
          </table:table-cell>
          <table:table-cell table:formula="of:=[.I2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6]" office:value-type="float" office:value="0">
            <text:p>0</text:p>
          </table:table-cell>
          <table:table-cell office:value-type="float" office:value="225">
            <text:p>225</text:p>
          </table:table-cell>
          <table:table-cell table:formula="of:=['file:///home/diego/workspace/qin-cluster/pruebas/estadisticas/corrida-20120802000741.ods'#$secuencia.B226]" office:value-type="float" office:value="0">
            <text:p>0</text:p>
          </table:table-cell>
          <table:table-cell table:formula="of:=['file:///home/diego/workspace/qin-cluster/pruebas/estadisticas/corrida-20120802000741.ods'#$secuencia.C226]" office:value-type="float" office:value="0">
            <text:p>0,00</text:p>
          </table:table-cell>
          <table:table-cell table:formula="of:=[.C2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6]" office:value-type="float" office:value="0">
            <text:p>0</text:p>
          </table:table-cell>
          <table:table-cell table:formula="of:=['file:///home/diego/workspace/qin-cluster/pruebas/estadisticas/corrida-20120802000741.ods'#$acumulado.A226]" office:value-type="float" office:value="0">
            <text:p>0</text:p>
          </table:table-cell>
          <table:table-cell table:formula="of:=['file:///home/diego/workspace/qin-cluster/pruebas/estadisticas/corrida-20120802000741.ods'#$acumulado.C226]" office:value-type="float" office:value="0">
            <text:p>0</text:p>
          </table:table-cell>
          <table:table-cell table:formula="of:=['file:///home/diego/workspace/qin-cluster/pruebas/estadisticas/corrida-20120802000741.ods'#$acumulado.D226]" office:value-type="float" office:value="0">
            <text:p>0</text:p>
          </table:table-cell>
          <table:table-cell table:formula="of:=['file:///home/diego/workspace/qin-cluster/pruebas/estadisticas/corrida-20120802000741.ods'#$acumulado.E226]" office:value-type="float" office:value="0">
            <text:p>0</text:p>
          </table:table-cell>
          <table:table-cell table:formula="of:=['file:///home/diego/workspace/qin-cluster/pruebas/estadisticas/corrida-20120802000741.ods'#$acumulado.F226]" office:value-type="float" office:value="0">
            <text:p>0</text:p>
          </table:table-cell>
          <table:table-cell table:formula="of:=['file:///home/diego/workspace/qin-cluster/pruebas/estadisticas/corrida-20120802000741.ods'#$acumulado.G226]" office:value-type="float" office:value="0">
            <text:p>0</text:p>
          </table:table-cell>
          <table:table-cell table:formula="of:=[.L226]*100/[.$S$2]" office:value-type="float" office:value="0">
            <text:p>0,00</text:p>
          </table:table-cell>
          <table:table-cell table:formula="of:=[.I2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7]"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'file:///home/diego/workspace/qin-cluster/pruebas/estadisticas/corrida-20120802000741.ods'#$secuencia.B227]" office:value-type="float" office:value="0">
            <text:p>0</text:p>
          </table:table-cell>
          <table:table-cell table:formula="of:=['file:///home/diego/workspace/qin-cluster/pruebas/estadisticas/corrida-20120802000741.ods'#$secuencia.C227]" office:value-type="float" office:value="0">
            <text:p>0,00</text:p>
          </table:table-cell>
          <table:table-cell table:formula="of:=[.C2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7]" office:value-type="float" office:value="0">
            <text:p>0</text:p>
          </table:table-cell>
          <table:table-cell table:formula="of:=['file:///home/diego/workspace/qin-cluster/pruebas/estadisticas/corrida-20120802000741.ods'#$acumulado.A227]" office:value-type="float" office:value="0">
            <text:p>0</text:p>
          </table:table-cell>
          <table:table-cell table:formula="of:=['file:///home/diego/workspace/qin-cluster/pruebas/estadisticas/corrida-20120802000741.ods'#$acumulado.C227]" office:value-type="float" office:value="0">
            <text:p>0</text:p>
          </table:table-cell>
          <table:table-cell table:formula="of:=['file:///home/diego/workspace/qin-cluster/pruebas/estadisticas/corrida-20120802000741.ods'#$acumulado.D227]" office:value-type="float" office:value="0">
            <text:p>0</text:p>
          </table:table-cell>
          <table:table-cell table:formula="of:=['file:///home/diego/workspace/qin-cluster/pruebas/estadisticas/corrida-20120802000741.ods'#$acumulado.E227]" office:value-type="float" office:value="0">
            <text:p>0</text:p>
          </table:table-cell>
          <table:table-cell table:formula="of:=['file:///home/diego/workspace/qin-cluster/pruebas/estadisticas/corrida-20120802000741.ods'#$acumulado.F227]" office:value-type="float" office:value="0">
            <text:p>0</text:p>
          </table:table-cell>
          <table:table-cell table:formula="of:=['file:///home/diego/workspace/qin-cluster/pruebas/estadisticas/corrida-20120802000741.ods'#$acumulado.G227]" office:value-type="float" office:value="0">
            <text:p>0</text:p>
          </table:table-cell>
          <table:table-cell table:formula="of:=[.L227]*100/[.$S$2]" office:value-type="float" office:value="0">
            <text:p>0,00</text:p>
          </table:table-cell>
          <table:table-cell table:formula="of:=[.I2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8]" office:value-type="float" office:value="0">
            <text:p>0</text:p>
          </table:table-cell>
          <table:table-cell office:value-type="float" office:value="227">
            <text:p>227</text:p>
          </table:table-cell>
          <table:table-cell table:formula="of:=['file:///home/diego/workspace/qin-cluster/pruebas/estadisticas/corrida-20120802000741.ods'#$secuencia.B228]" office:value-type="float" office:value="0">
            <text:p>0</text:p>
          </table:table-cell>
          <table:table-cell table:formula="of:=['file:///home/diego/workspace/qin-cluster/pruebas/estadisticas/corrida-20120802000741.ods'#$secuencia.C228]" office:value-type="float" office:value="0">
            <text:p>0,00</text:p>
          </table:table-cell>
          <table:table-cell table:formula="of:=[.C2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8]" office:value-type="float" office:value="0">
            <text:p>0</text:p>
          </table:table-cell>
          <table:table-cell table:formula="of:=['file:///home/diego/workspace/qin-cluster/pruebas/estadisticas/corrida-20120802000741.ods'#$acumulado.A228]" office:value-type="float" office:value="0">
            <text:p>0</text:p>
          </table:table-cell>
          <table:table-cell table:formula="of:=['file:///home/diego/workspace/qin-cluster/pruebas/estadisticas/corrida-20120802000741.ods'#$acumulado.C228]" office:value-type="float" office:value="0">
            <text:p>0</text:p>
          </table:table-cell>
          <table:table-cell table:formula="of:=['file:///home/diego/workspace/qin-cluster/pruebas/estadisticas/corrida-20120802000741.ods'#$acumulado.D228]" office:value-type="float" office:value="0">
            <text:p>0</text:p>
          </table:table-cell>
          <table:table-cell table:formula="of:=['file:///home/diego/workspace/qin-cluster/pruebas/estadisticas/corrida-20120802000741.ods'#$acumulado.E228]" office:value-type="float" office:value="0">
            <text:p>0</text:p>
          </table:table-cell>
          <table:table-cell table:formula="of:=['file:///home/diego/workspace/qin-cluster/pruebas/estadisticas/corrida-20120802000741.ods'#$acumulado.F228]" office:value-type="float" office:value="0">
            <text:p>0</text:p>
          </table:table-cell>
          <table:table-cell table:formula="of:=['file:///home/diego/workspace/qin-cluster/pruebas/estadisticas/corrida-20120802000741.ods'#$acumulado.G228]" office:value-type="float" office:value="0">
            <text:p>0</text:p>
          </table:table-cell>
          <table:table-cell table:formula="of:=[.L228]*100/[.$S$2]" office:value-type="float" office:value="0">
            <text:p>0,00</text:p>
          </table:table-cell>
          <table:table-cell table:formula="of:=[.I2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29]"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'file:///home/diego/workspace/qin-cluster/pruebas/estadisticas/corrida-20120802000741.ods'#$secuencia.B229]" office:value-type="float" office:value="0">
            <text:p>0</text:p>
          </table:table-cell>
          <table:table-cell table:formula="of:=['file:///home/diego/workspace/qin-cluster/pruebas/estadisticas/corrida-20120802000741.ods'#$secuencia.C229]" office:value-type="float" office:value="0">
            <text:p>0,00</text:p>
          </table:table-cell>
          <table:table-cell table:formula="of:=[.C2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29]" office:value-type="float" office:value="0">
            <text:p>0</text:p>
          </table:table-cell>
          <table:table-cell table:formula="of:=['file:///home/diego/workspace/qin-cluster/pruebas/estadisticas/corrida-20120802000741.ods'#$acumulado.A229]" office:value-type="float" office:value="0">
            <text:p>0</text:p>
          </table:table-cell>
          <table:table-cell table:formula="of:=['file:///home/diego/workspace/qin-cluster/pruebas/estadisticas/corrida-20120802000741.ods'#$acumulado.C229]" office:value-type="float" office:value="0">
            <text:p>0</text:p>
          </table:table-cell>
          <table:table-cell table:formula="of:=['file:///home/diego/workspace/qin-cluster/pruebas/estadisticas/corrida-20120802000741.ods'#$acumulado.D229]" office:value-type="float" office:value="0">
            <text:p>0</text:p>
          </table:table-cell>
          <table:table-cell table:formula="of:=['file:///home/diego/workspace/qin-cluster/pruebas/estadisticas/corrida-20120802000741.ods'#$acumulado.E229]" office:value-type="float" office:value="0">
            <text:p>0</text:p>
          </table:table-cell>
          <table:table-cell table:formula="of:=['file:///home/diego/workspace/qin-cluster/pruebas/estadisticas/corrida-20120802000741.ods'#$acumulado.F229]" office:value-type="float" office:value="0">
            <text:p>0</text:p>
          </table:table-cell>
          <table:table-cell table:formula="of:=['file:///home/diego/workspace/qin-cluster/pruebas/estadisticas/corrida-20120802000741.ods'#$acumulado.G229]" office:value-type="float" office:value="0">
            <text:p>0</text:p>
          </table:table-cell>
          <table:table-cell table:formula="of:=[.L229]*100/[.$S$2]" office:value-type="float" office:value="0">
            <text:p>0,00</text:p>
          </table:table-cell>
          <table:table-cell table:formula="of:=[.I2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0]" office:value-type="float" office:value="0">
            <text:p>0</text:p>
          </table:table-cell>
          <table:table-cell office:value-type="float" office:value="229">
            <text:p>229</text:p>
          </table:table-cell>
          <table:table-cell table:formula="of:=['file:///home/diego/workspace/qin-cluster/pruebas/estadisticas/corrida-20120802000741.ods'#$secuencia.B230]" office:value-type="float" office:value="0">
            <text:p>0</text:p>
          </table:table-cell>
          <table:table-cell table:formula="of:=['file:///home/diego/workspace/qin-cluster/pruebas/estadisticas/corrida-20120802000741.ods'#$secuencia.C230]" office:value-type="float" office:value="0">
            <text:p>0,00</text:p>
          </table:table-cell>
          <table:table-cell table:formula="of:=[.C2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0]" office:value-type="float" office:value="0">
            <text:p>0</text:p>
          </table:table-cell>
          <table:table-cell table:formula="of:=['file:///home/diego/workspace/qin-cluster/pruebas/estadisticas/corrida-20120802000741.ods'#$acumulado.A230]" office:value-type="float" office:value="0">
            <text:p>0</text:p>
          </table:table-cell>
          <table:table-cell table:formula="of:=['file:///home/diego/workspace/qin-cluster/pruebas/estadisticas/corrida-20120802000741.ods'#$acumulado.C230]" office:value-type="float" office:value="0">
            <text:p>0</text:p>
          </table:table-cell>
          <table:table-cell table:formula="of:=['file:///home/diego/workspace/qin-cluster/pruebas/estadisticas/corrida-20120802000741.ods'#$acumulado.D230]" office:value-type="float" office:value="0">
            <text:p>0</text:p>
          </table:table-cell>
          <table:table-cell table:formula="of:=['file:///home/diego/workspace/qin-cluster/pruebas/estadisticas/corrida-20120802000741.ods'#$acumulado.E230]" office:value-type="float" office:value="0">
            <text:p>0</text:p>
          </table:table-cell>
          <table:table-cell table:formula="of:=['file:///home/diego/workspace/qin-cluster/pruebas/estadisticas/corrida-20120802000741.ods'#$acumulado.F230]" office:value-type="float" office:value="0">
            <text:p>0</text:p>
          </table:table-cell>
          <table:table-cell table:formula="of:=['file:///home/diego/workspace/qin-cluster/pruebas/estadisticas/corrida-20120802000741.ods'#$acumulado.G230]" office:value-type="float" office:value="0">
            <text:p>0</text:p>
          </table:table-cell>
          <table:table-cell table:formula="of:=[.L230]*100/[.$S$2]" office:value-type="float" office:value="0">
            <text:p>0,00</text:p>
          </table:table-cell>
          <table:table-cell table:formula="of:=[.I2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1]"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['file:///home/diego/workspace/qin-cluster/pruebas/estadisticas/corrida-20120802000741.ods'#$secuencia.B231]" office:value-type="float" office:value="0">
            <text:p>0</text:p>
          </table:table-cell>
          <table:table-cell table:formula="of:=['file:///home/diego/workspace/qin-cluster/pruebas/estadisticas/corrida-20120802000741.ods'#$secuencia.C231]" office:value-type="float" office:value="0">
            <text:p>0,00</text:p>
          </table:table-cell>
          <table:table-cell table:formula="of:=[.C2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1]" office:value-type="float" office:value="0">
            <text:p>0</text:p>
          </table:table-cell>
          <table:table-cell table:formula="of:=['file:///home/diego/workspace/qin-cluster/pruebas/estadisticas/corrida-20120802000741.ods'#$acumulado.A231]" office:value-type="float" office:value="0">
            <text:p>0</text:p>
          </table:table-cell>
          <table:table-cell table:formula="of:=['file:///home/diego/workspace/qin-cluster/pruebas/estadisticas/corrida-20120802000741.ods'#$acumulado.C231]" office:value-type="float" office:value="0">
            <text:p>0</text:p>
          </table:table-cell>
          <table:table-cell table:formula="of:=['file:///home/diego/workspace/qin-cluster/pruebas/estadisticas/corrida-20120802000741.ods'#$acumulado.D231]" office:value-type="float" office:value="0">
            <text:p>0</text:p>
          </table:table-cell>
          <table:table-cell table:formula="of:=['file:///home/diego/workspace/qin-cluster/pruebas/estadisticas/corrida-20120802000741.ods'#$acumulado.E231]" office:value-type="float" office:value="0">
            <text:p>0</text:p>
          </table:table-cell>
          <table:table-cell table:formula="of:=['file:///home/diego/workspace/qin-cluster/pruebas/estadisticas/corrida-20120802000741.ods'#$acumulado.F231]" office:value-type="float" office:value="0">
            <text:p>0</text:p>
          </table:table-cell>
          <table:table-cell table:formula="of:=['file:///home/diego/workspace/qin-cluster/pruebas/estadisticas/corrida-20120802000741.ods'#$acumulado.G231]" office:value-type="float" office:value="0">
            <text:p>0</text:p>
          </table:table-cell>
          <table:table-cell table:formula="of:=[.L231]*100/[.$S$2]" office:value-type="float" office:value="0">
            <text:p>0,00</text:p>
          </table:table-cell>
          <table:table-cell table:formula="of:=[.I2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2]"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['file:///home/diego/workspace/qin-cluster/pruebas/estadisticas/corrida-20120802000741.ods'#$secuencia.B232]" office:value-type="float" office:value="0">
            <text:p>0</text:p>
          </table:table-cell>
          <table:table-cell table:formula="of:=['file:///home/diego/workspace/qin-cluster/pruebas/estadisticas/corrida-20120802000741.ods'#$secuencia.C232]" office:value-type="float" office:value="0">
            <text:p>0,00</text:p>
          </table:table-cell>
          <table:table-cell table:formula="of:=[.C2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2]" office:value-type="float" office:value="0">
            <text:p>0</text:p>
          </table:table-cell>
          <table:table-cell table:formula="of:=['file:///home/diego/workspace/qin-cluster/pruebas/estadisticas/corrida-20120802000741.ods'#$acumulado.A232]" office:value-type="float" office:value="0">
            <text:p>0</text:p>
          </table:table-cell>
          <table:table-cell table:formula="of:=['file:///home/diego/workspace/qin-cluster/pruebas/estadisticas/corrida-20120802000741.ods'#$acumulado.C232]" office:value-type="float" office:value="0">
            <text:p>0</text:p>
          </table:table-cell>
          <table:table-cell table:formula="of:=['file:///home/diego/workspace/qin-cluster/pruebas/estadisticas/corrida-20120802000741.ods'#$acumulado.D232]" office:value-type="float" office:value="0">
            <text:p>0</text:p>
          </table:table-cell>
          <table:table-cell table:formula="of:=['file:///home/diego/workspace/qin-cluster/pruebas/estadisticas/corrida-20120802000741.ods'#$acumulado.E232]" office:value-type="float" office:value="0">
            <text:p>0</text:p>
          </table:table-cell>
          <table:table-cell table:formula="of:=['file:///home/diego/workspace/qin-cluster/pruebas/estadisticas/corrida-20120802000741.ods'#$acumulado.F232]" office:value-type="float" office:value="0">
            <text:p>0</text:p>
          </table:table-cell>
          <table:table-cell table:formula="of:=['file:///home/diego/workspace/qin-cluster/pruebas/estadisticas/corrida-20120802000741.ods'#$acumulado.G232]" office:value-type="float" office:value="0">
            <text:p>0</text:p>
          </table:table-cell>
          <table:table-cell table:formula="of:=[.L232]*100/[.$S$2]" office:value-type="float" office:value="0">
            <text:p>0,00</text:p>
          </table:table-cell>
          <table:table-cell table:formula="of:=[.I2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3]"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['file:///home/diego/workspace/qin-cluster/pruebas/estadisticas/corrida-20120802000741.ods'#$secuencia.B233]" office:value-type="float" office:value="0">
            <text:p>0</text:p>
          </table:table-cell>
          <table:table-cell table:formula="of:=['file:///home/diego/workspace/qin-cluster/pruebas/estadisticas/corrida-20120802000741.ods'#$secuencia.C233]" office:value-type="float" office:value="0">
            <text:p>0,00</text:p>
          </table:table-cell>
          <table:table-cell table:formula="of:=[.C2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3]" office:value-type="float" office:value="0">
            <text:p>0</text:p>
          </table:table-cell>
          <table:table-cell table:formula="of:=['file:///home/diego/workspace/qin-cluster/pruebas/estadisticas/corrida-20120802000741.ods'#$acumulado.A233]" office:value-type="float" office:value="0">
            <text:p>0</text:p>
          </table:table-cell>
          <table:table-cell table:formula="of:=['file:///home/diego/workspace/qin-cluster/pruebas/estadisticas/corrida-20120802000741.ods'#$acumulado.C233]" office:value-type="float" office:value="0">
            <text:p>0</text:p>
          </table:table-cell>
          <table:table-cell table:formula="of:=['file:///home/diego/workspace/qin-cluster/pruebas/estadisticas/corrida-20120802000741.ods'#$acumulado.D233]" office:value-type="float" office:value="0">
            <text:p>0</text:p>
          </table:table-cell>
          <table:table-cell table:formula="of:=['file:///home/diego/workspace/qin-cluster/pruebas/estadisticas/corrida-20120802000741.ods'#$acumulado.E233]" office:value-type="float" office:value="0">
            <text:p>0</text:p>
          </table:table-cell>
          <table:table-cell table:formula="of:=['file:///home/diego/workspace/qin-cluster/pruebas/estadisticas/corrida-20120802000741.ods'#$acumulado.F233]" office:value-type="float" office:value="0">
            <text:p>0</text:p>
          </table:table-cell>
          <table:table-cell table:formula="of:=['file:///home/diego/workspace/qin-cluster/pruebas/estadisticas/corrida-20120802000741.ods'#$acumulado.G233]" office:value-type="float" office:value="0">
            <text:p>0</text:p>
          </table:table-cell>
          <table:table-cell table:formula="of:=[.L233]*100/[.$S$2]" office:value-type="float" office:value="0">
            <text:p>0,00</text:p>
          </table:table-cell>
          <table:table-cell table:formula="of:=[.I2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4]"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'file:///home/diego/workspace/qin-cluster/pruebas/estadisticas/corrida-20120802000741.ods'#$secuencia.B234]" office:value-type="float" office:value="0">
            <text:p>0</text:p>
          </table:table-cell>
          <table:table-cell table:formula="of:=['file:///home/diego/workspace/qin-cluster/pruebas/estadisticas/corrida-20120802000741.ods'#$secuencia.C234]" office:value-type="float" office:value="0">
            <text:p>0,00</text:p>
          </table:table-cell>
          <table:table-cell table:formula="of:=[.C2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4]" office:value-type="float" office:value="0">
            <text:p>0</text:p>
          </table:table-cell>
          <table:table-cell table:formula="of:=['file:///home/diego/workspace/qin-cluster/pruebas/estadisticas/corrida-20120802000741.ods'#$acumulado.A234]" office:value-type="float" office:value="0">
            <text:p>0</text:p>
          </table:table-cell>
          <table:table-cell table:formula="of:=['file:///home/diego/workspace/qin-cluster/pruebas/estadisticas/corrida-20120802000741.ods'#$acumulado.C234]" office:value-type="float" office:value="0">
            <text:p>0</text:p>
          </table:table-cell>
          <table:table-cell table:formula="of:=['file:///home/diego/workspace/qin-cluster/pruebas/estadisticas/corrida-20120802000741.ods'#$acumulado.D234]" office:value-type="float" office:value="0">
            <text:p>0</text:p>
          </table:table-cell>
          <table:table-cell table:formula="of:=['file:///home/diego/workspace/qin-cluster/pruebas/estadisticas/corrida-20120802000741.ods'#$acumulado.E234]" office:value-type="float" office:value="0">
            <text:p>0</text:p>
          </table:table-cell>
          <table:table-cell table:formula="of:=['file:///home/diego/workspace/qin-cluster/pruebas/estadisticas/corrida-20120802000741.ods'#$acumulado.F234]" office:value-type="float" office:value="0">
            <text:p>0</text:p>
          </table:table-cell>
          <table:table-cell table:formula="of:=['file:///home/diego/workspace/qin-cluster/pruebas/estadisticas/corrida-20120802000741.ods'#$acumulado.G234]" office:value-type="float" office:value="0">
            <text:p>0</text:p>
          </table:table-cell>
          <table:table-cell table:formula="of:=[.L234]*100/[.$S$2]" office:value-type="float" office:value="0">
            <text:p>0,00</text:p>
          </table:table-cell>
          <table:table-cell table:formula="of:=[.I2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5]" office:value-type="float" office:value="0">
            <text:p>0</text:p>
          </table:table-cell>
          <table:table-cell office:value-type="float" office:value="234">
            <text:p>234</text:p>
          </table:table-cell>
          <table:table-cell table:formula="of:=['file:///home/diego/workspace/qin-cluster/pruebas/estadisticas/corrida-20120802000741.ods'#$secuencia.B235]" office:value-type="float" office:value="0">
            <text:p>0</text:p>
          </table:table-cell>
          <table:table-cell table:formula="of:=['file:///home/diego/workspace/qin-cluster/pruebas/estadisticas/corrida-20120802000741.ods'#$secuencia.C235]" office:value-type="float" office:value="0">
            <text:p>0,00</text:p>
          </table:table-cell>
          <table:table-cell table:formula="of:=[.C2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5]" office:value-type="float" office:value="0">
            <text:p>0</text:p>
          </table:table-cell>
          <table:table-cell table:formula="of:=['file:///home/diego/workspace/qin-cluster/pruebas/estadisticas/corrida-20120802000741.ods'#$acumulado.A235]" office:value-type="float" office:value="0">
            <text:p>0</text:p>
          </table:table-cell>
          <table:table-cell table:formula="of:=['file:///home/diego/workspace/qin-cluster/pruebas/estadisticas/corrida-20120802000741.ods'#$acumulado.C235]" office:value-type="float" office:value="0">
            <text:p>0</text:p>
          </table:table-cell>
          <table:table-cell table:formula="of:=['file:///home/diego/workspace/qin-cluster/pruebas/estadisticas/corrida-20120802000741.ods'#$acumulado.D235]" office:value-type="float" office:value="0">
            <text:p>0</text:p>
          </table:table-cell>
          <table:table-cell table:formula="of:=['file:///home/diego/workspace/qin-cluster/pruebas/estadisticas/corrida-20120802000741.ods'#$acumulado.E235]" office:value-type="float" office:value="0">
            <text:p>0</text:p>
          </table:table-cell>
          <table:table-cell table:formula="of:=['file:///home/diego/workspace/qin-cluster/pruebas/estadisticas/corrida-20120802000741.ods'#$acumulado.F235]" office:value-type="float" office:value="0">
            <text:p>0</text:p>
          </table:table-cell>
          <table:table-cell table:formula="of:=['file:///home/diego/workspace/qin-cluster/pruebas/estadisticas/corrida-20120802000741.ods'#$acumulado.G235]" office:value-type="float" office:value="0">
            <text:p>0</text:p>
          </table:table-cell>
          <table:table-cell table:formula="of:=[.L235]*100/[.$S$2]" office:value-type="float" office:value="0">
            <text:p>0,00</text:p>
          </table:table-cell>
          <table:table-cell table:formula="of:=[.I2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6]" office:value-type="float" office:value="0">
            <text:p>0</text:p>
          </table:table-cell>
          <table:table-cell office:value-type="float" office:value="235">
            <text:p>235</text:p>
          </table:table-cell>
          <table:table-cell table:formula="of:=['file:///home/diego/workspace/qin-cluster/pruebas/estadisticas/corrida-20120802000741.ods'#$secuencia.B236]" office:value-type="float" office:value="0">
            <text:p>0</text:p>
          </table:table-cell>
          <table:table-cell table:formula="of:=['file:///home/diego/workspace/qin-cluster/pruebas/estadisticas/corrida-20120802000741.ods'#$secuencia.C236]" office:value-type="float" office:value="0">
            <text:p>0,00</text:p>
          </table:table-cell>
          <table:table-cell table:formula="of:=[.C2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6]" office:value-type="float" office:value="0">
            <text:p>0</text:p>
          </table:table-cell>
          <table:table-cell table:formula="of:=['file:///home/diego/workspace/qin-cluster/pruebas/estadisticas/corrida-20120802000741.ods'#$acumulado.A236]" office:value-type="float" office:value="0">
            <text:p>0</text:p>
          </table:table-cell>
          <table:table-cell table:formula="of:=['file:///home/diego/workspace/qin-cluster/pruebas/estadisticas/corrida-20120802000741.ods'#$acumulado.C236]" office:value-type="float" office:value="0">
            <text:p>0</text:p>
          </table:table-cell>
          <table:table-cell table:formula="of:=['file:///home/diego/workspace/qin-cluster/pruebas/estadisticas/corrida-20120802000741.ods'#$acumulado.D236]" office:value-type="float" office:value="0">
            <text:p>0</text:p>
          </table:table-cell>
          <table:table-cell table:formula="of:=['file:///home/diego/workspace/qin-cluster/pruebas/estadisticas/corrida-20120802000741.ods'#$acumulado.E236]" office:value-type="float" office:value="0">
            <text:p>0</text:p>
          </table:table-cell>
          <table:table-cell table:formula="of:=['file:///home/diego/workspace/qin-cluster/pruebas/estadisticas/corrida-20120802000741.ods'#$acumulado.F236]" office:value-type="float" office:value="0">
            <text:p>0</text:p>
          </table:table-cell>
          <table:table-cell table:formula="of:=['file:///home/diego/workspace/qin-cluster/pruebas/estadisticas/corrida-20120802000741.ods'#$acumulado.G236]" office:value-type="float" office:value="0">
            <text:p>0</text:p>
          </table:table-cell>
          <table:table-cell table:formula="of:=[.L236]*100/[.$S$2]" office:value-type="float" office:value="0">
            <text:p>0,00</text:p>
          </table:table-cell>
          <table:table-cell table:formula="of:=[.I2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7]"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['file:///home/diego/workspace/qin-cluster/pruebas/estadisticas/corrida-20120802000741.ods'#$secuencia.B237]" office:value-type="float" office:value="0">
            <text:p>0</text:p>
          </table:table-cell>
          <table:table-cell table:formula="of:=['file:///home/diego/workspace/qin-cluster/pruebas/estadisticas/corrida-20120802000741.ods'#$secuencia.C237]" office:value-type="float" office:value="0">
            <text:p>0,00</text:p>
          </table:table-cell>
          <table:table-cell table:formula="of:=[.C2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7]" office:value-type="float" office:value="0">
            <text:p>0</text:p>
          </table:table-cell>
          <table:table-cell table:formula="of:=['file:///home/diego/workspace/qin-cluster/pruebas/estadisticas/corrida-20120802000741.ods'#$acumulado.A237]" office:value-type="float" office:value="0">
            <text:p>0</text:p>
          </table:table-cell>
          <table:table-cell table:formula="of:=['file:///home/diego/workspace/qin-cluster/pruebas/estadisticas/corrida-20120802000741.ods'#$acumulado.C237]" office:value-type="float" office:value="0">
            <text:p>0</text:p>
          </table:table-cell>
          <table:table-cell table:formula="of:=['file:///home/diego/workspace/qin-cluster/pruebas/estadisticas/corrida-20120802000741.ods'#$acumulado.D237]" office:value-type="float" office:value="0">
            <text:p>0</text:p>
          </table:table-cell>
          <table:table-cell table:formula="of:=['file:///home/diego/workspace/qin-cluster/pruebas/estadisticas/corrida-20120802000741.ods'#$acumulado.E237]" office:value-type="float" office:value="0">
            <text:p>0</text:p>
          </table:table-cell>
          <table:table-cell table:formula="of:=['file:///home/diego/workspace/qin-cluster/pruebas/estadisticas/corrida-20120802000741.ods'#$acumulado.F237]" office:value-type="float" office:value="0">
            <text:p>0</text:p>
          </table:table-cell>
          <table:table-cell table:formula="of:=['file:///home/diego/workspace/qin-cluster/pruebas/estadisticas/corrida-20120802000741.ods'#$acumulado.G237]" office:value-type="float" office:value="0">
            <text:p>0</text:p>
          </table:table-cell>
          <table:table-cell table:formula="of:=[.L237]*100/[.$S$2]" office:value-type="float" office:value="0">
            <text:p>0,00</text:p>
          </table:table-cell>
          <table:table-cell table:formula="of:=[.I2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8]" office:value-type="float" office:value="0">
            <text:p>0</text:p>
          </table:table-cell>
          <table:table-cell office:value-type="float" office:value="237">
            <text:p>237</text:p>
          </table:table-cell>
          <table:table-cell table:formula="of:=['file:///home/diego/workspace/qin-cluster/pruebas/estadisticas/corrida-20120802000741.ods'#$secuencia.B238]" office:value-type="float" office:value="0">
            <text:p>0</text:p>
          </table:table-cell>
          <table:table-cell table:formula="of:=['file:///home/diego/workspace/qin-cluster/pruebas/estadisticas/corrida-20120802000741.ods'#$secuencia.C238]" office:value-type="float" office:value="0">
            <text:p>0,00</text:p>
          </table:table-cell>
          <table:table-cell table:formula="of:=[.C2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8]" office:value-type="float" office:value="0">
            <text:p>0</text:p>
          </table:table-cell>
          <table:table-cell table:formula="of:=['file:///home/diego/workspace/qin-cluster/pruebas/estadisticas/corrida-20120802000741.ods'#$acumulado.A238]" office:value-type="float" office:value="0">
            <text:p>0</text:p>
          </table:table-cell>
          <table:table-cell table:formula="of:=['file:///home/diego/workspace/qin-cluster/pruebas/estadisticas/corrida-20120802000741.ods'#$acumulado.C238]" office:value-type="float" office:value="0">
            <text:p>0</text:p>
          </table:table-cell>
          <table:table-cell table:formula="of:=['file:///home/diego/workspace/qin-cluster/pruebas/estadisticas/corrida-20120802000741.ods'#$acumulado.D238]" office:value-type="float" office:value="0">
            <text:p>0</text:p>
          </table:table-cell>
          <table:table-cell table:formula="of:=['file:///home/diego/workspace/qin-cluster/pruebas/estadisticas/corrida-20120802000741.ods'#$acumulado.E238]" office:value-type="float" office:value="0">
            <text:p>0</text:p>
          </table:table-cell>
          <table:table-cell table:formula="of:=['file:///home/diego/workspace/qin-cluster/pruebas/estadisticas/corrida-20120802000741.ods'#$acumulado.F238]" office:value-type="float" office:value="0">
            <text:p>0</text:p>
          </table:table-cell>
          <table:table-cell table:formula="of:=['file:///home/diego/workspace/qin-cluster/pruebas/estadisticas/corrida-20120802000741.ods'#$acumulado.G238]" office:value-type="float" office:value="0">
            <text:p>0</text:p>
          </table:table-cell>
          <table:table-cell table:formula="of:=[.L238]*100/[.$S$2]" office:value-type="float" office:value="0">
            <text:p>0,00</text:p>
          </table:table-cell>
          <table:table-cell table:formula="of:=[.I2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39]"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['file:///home/diego/workspace/qin-cluster/pruebas/estadisticas/corrida-20120802000741.ods'#$secuencia.B239]" office:value-type="float" office:value="0">
            <text:p>0</text:p>
          </table:table-cell>
          <table:table-cell table:formula="of:=['file:///home/diego/workspace/qin-cluster/pruebas/estadisticas/corrida-20120802000741.ods'#$secuencia.C239]" office:value-type="float" office:value="0">
            <text:p>0,00</text:p>
          </table:table-cell>
          <table:table-cell table:formula="of:=[.C2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39]" office:value-type="float" office:value="0">
            <text:p>0</text:p>
          </table:table-cell>
          <table:table-cell table:formula="of:=['file:///home/diego/workspace/qin-cluster/pruebas/estadisticas/corrida-20120802000741.ods'#$acumulado.A239]" office:value-type="float" office:value="0">
            <text:p>0</text:p>
          </table:table-cell>
          <table:table-cell table:formula="of:=['file:///home/diego/workspace/qin-cluster/pruebas/estadisticas/corrida-20120802000741.ods'#$acumulado.C239]" office:value-type="float" office:value="0">
            <text:p>0</text:p>
          </table:table-cell>
          <table:table-cell table:formula="of:=['file:///home/diego/workspace/qin-cluster/pruebas/estadisticas/corrida-20120802000741.ods'#$acumulado.D239]" office:value-type="float" office:value="0">
            <text:p>0</text:p>
          </table:table-cell>
          <table:table-cell table:formula="of:=['file:///home/diego/workspace/qin-cluster/pruebas/estadisticas/corrida-20120802000741.ods'#$acumulado.E239]" office:value-type="float" office:value="0">
            <text:p>0</text:p>
          </table:table-cell>
          <table:table-cell table:formula="of:=['file:///home/diego/workspace/qin-cluster/pruebas/estadisticas/corrida-20120802000741.ods'#$acumulado.F239]" office:value-type="float" office:value="0">
            <text:p>0</text:p>
          </table:table-cell>
          <table:table-cell table:formula="of:=['file:///home/diego/workspace/qin-cluster/pruebas/estadisticas/corrida-20120802000741.ods'#$acumulado.G239]" office:value-type="float" office:value="0">
            <text:p>0</text:p>
          </table:table-cell>
          <table:table-cell table:formula="of:=[.L239]*100/[.$S$2]" office:value-type="float" office:value="0">
            <text:p>0,00</text:p>
          </table:table-cell>
          <table:table-cell table:formula="of:=[.I2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0]" office:value-type="float" office:value="0">
            <text:p>0</text:p>
          </table:table-cell>
          <table:table-cell office:value-type="float" office:value="239">
            <text:p>239</text:p>
          </table:table-cell>
          <table:table-cell table:formula="of:=['file:///home/diego/workspace/qin-cluster/pruebas/estadisticas/corrida-20120802000741.ods'#$secuencia.B240]" office:value-type="float" office:value="0">
            <text:p>0</text:p>
          </table:table-cell>
          <table:table-cell table:formula="of:=['file:///home/diego/workspace/qin-cluster/pruebas/estadisticas/corrida-20120802000741.ods'#$secuencia.C240]" office:value-type="float" office:value="0">
            <text:p>0,00</text:p>
          </table:table-cell>
          <table:table-cell table:formula="of:=[.C2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0]" office:value-type="float" office:value="0">
            <text:p>0</text:p>
          </table:table-cell>
          <table:table-cell table:formula="of:=['file:///home/diego/workspace/qin-cluster/pruebas/estadisticas/corrida-20120802000741.ods'#$acumulado.A240]" office:value-type="float" office:value="0">
            <text:p>0</text:p>
          </table:table-cell>
          <table:table-cell table:formula="of:=['file:///home/diego/workspace/qin-cluster/pruebas/estadisticas/corrida-20120802000741.ods'#$acumulado.C240]" office:value-type="float" office:value="0">
            <text:p>0</text:p>
          </table:table-cell>
          <table:table-cell table:formula="of:=['file:///home/diego/workspace/qin-cluster/pruebas/estadisticas/corrida-20120802000741.ods'#$acumulado.D240]" office:value-type="float" office:value="0">
            <text:p>0</text:p>
          </table:table-cell>
          <table:table-cell table:formula="of:=['file:///home/diego/workspace/qin-cluster/pruebas/estadisticas/corrida-20120802000741.ods'#$acumulado.E240]" office:value-type="float" office:value="0">
            <text:p>0</text:p>
          </table:table-cell>
          <table:table-cell table:formula="of:=['file:///home/diego/workspace/qin-cluster/pruebas/estadisticas/corrida-20120802000741.ods'#$acumulado.F240]" office:value-type="float" office:value="0">
            <text:p>0</text:p>
          </table:table-cell>
          <table:table-cell table:formula="of:=['file:///home/diego/workspace/qin-cluster/pruebas/estadisticas/corrida-20120802000741.ods'#$acumulado.G240]" office:value-type="float" office:value="0">
            <text:p>0</text:p>
          </table:table-cell>
          <table:table-cell table:formula="of:=[.L240]*100/[.$S$2]" office:value-type="float" office:value="0">
            <text:p>0,00</text:p>
          </table:table-cell>
          <table:table-cell table:formula="of:=[.I2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1]"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'file:///home/diego/workspace/qin-cluster/pruebas/estadisticas/corrida-20120802000741.ods'#$secuencia.B241]" office:value-type="float" office:value="0">
            <text:p>0</text:p>
          </table:table-cell>
          <table:table-cell table:formula="of:=['file:///home/diego/workspace/qin-cluster/pruebas/estadisticas/corrida-20120802000741.ods'#$secuencia.C241]" office:value-type="float" office:value="0">
            <text:p>0,00</text:p>
          </table:table-cell>
          <table:table-cell table:formula="of:=[.C2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1]" office:value-type="float" office:value="0">
            <text:p>0</text:p>
          </table:table-cell>
          <table:table-cell table:formula="of:=['file:///home/diego/workspace/qin-cluster/pruebas/estadisticas/corrida-20120802000741.ods'#$acumulado.A241]" office:value-type="float" office:value="0">
            <text:p>0</text:p>
          </table:table-cell>
          <table:table-cell table:formula="of:=['file:///home/diego/workspace/qin-cluster/pruebas/estadisticas/corrida-20120802000741.ods'#$acumulado.C241]" office:value-type="float" office:value="0">
            <text:p>0</text:p>
          </table:table-cell>
          <table:table-cell table:formula="of:=['file:///home/diego/workspace/qin-cluster/pruebas/estadisticas/corrida-20120802000741.ods'#$acumulado.D241]" office:value-type="float" office:value="0">
            <text:p>0</text:p>
          </table:table-cell>
          <table:table-cell table:formula="of:=['file:///home/diego/workspace/qin-cluster/pruebas/estadisticas/corrida-20120802000741.ods'#$acumulado.E241]" office:value-type="float" office:value="0">
            <text:p>0</text:p>
          </table:table-cell>
          <table:table-cell table:formula="of:=['file:///home/diego/workspace/qin-cluster/pruebas/estadisticas/corrida-20120802000741.ods'#$acumulado.F241]" office:value-type="float" office:value="0">
            <text:p>0</text:p>
          </table:table-cell>
          <table:table-cell table:formula="of:=['file:///home/diego/workspace/qin-cluster/pruebas/estadisticas/corrida-20120802000741.ods'#$acumulado.G241]" office:value-type="float" office:value="0">
            <text:p>0</text:p>
          </table:table-cell>
          <table:table-cell table:formula="of:=[.L241]*100/[.$S$2]" office:value-type="float" office:value="0">
            <text:p>0,00</text:p>
          </table:table-cell>
          <table:table-cell table:formula="of:=[.I2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2]" office:value-type="float" office:value="0">
            <text:p>0</text:p>
          </table:table-cell>
          <table:table-cell office:value-type="float" office:value="241">
            <text:p>241</text:p>
          </table:table-cell>
          <table:table-cell table:formula="of:=['file:///home/diego/workspace/qin-cluster/pruebas/estadisticas/corrida-20120802000741.ods'#$secuencia.B242]" office:value-type="float" office:value="0">
            <text:p>0</text:p>
          </table:table-cell>
          <table:table-cell table:formula="of:=['file:///home/diego/workspace/qin-cluster/pruebas/estadisticas/corrida-20120802000741.ods'#$secuencia.C242]" office:value-type="float" office:value="0">
            <text:p>0,00</text:p>
          </table:table-cell>
          <table:table-cell table:formula="of:=[.C2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2]" office:value-type="float" office:value="0">
            <text:p>0</text:p>
          </table:table-cell>
          <table:table-cell table:formula="of:=['file:///home/diego/workspace/qin-cluster/pruebas/estadisticas/corrida-20120802000741.ods'#$acumulado.A242]" office:value-type="float" office:value="0">
            <text:p>0</text:p>
          </table:table-cell>
          <table:table-cell table:formula="of:=['file:///home/diego/workspace/qin-cluster/pruebas/estadisticas/corrida-20120802000741.ods'#$acumulado.C242]" office:value-type="float" office:value="0">
            <text:p>0</text:p>
          </table:table-cell>
          <table:table-cell table:formula="of:=['file:///home/diego/workspace/qin-cluster/pruebas/estadisticas/corrida-20120802000741.ods'#$acumulado.D242]" office:value-type="float" office:value="0">
            <text:p>0</text:p>
          </table:table-cell>
          <table:table-cell table:formula="of:=['file:///home/diego/workspace/qin-cluster/pruebas/estadisticas/corrida-20120802000741.ods'#$acumulado.E242]" office:value-type="float" office:value="0">
            <text:p>0</text:p>
          </table:table-cell>
          <table:table-cell table:formula="of:=['file:///home/diego/workspace/qin-cluster/pruebas/estadisticas/corrida-20120802000741.ods'#$acumulado.F242]" office:value-type="float" office:value="0">
            <text:p>0</text:p>
          </table:table-cell>
          <table:table-cell table:formula="of:=['file:///home/diego/workspace/qin-cluster/pruebas/estadisticas/corrida-20120802000741.ods'#$acumulado.G242]" office:value-type="float" office:value="0">
            <text:p>0</text:p>
          </table:table-cell>
          <table:table-cell table:formula="of:=[.L242]*100/[.$S$2]" office:value-type="float" office:value="0">
            <text:p>0,00</text:p>
          </table:table-cell>
          <table:table-cell table:formula="of:=[.I2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3]" office:value-type="float" office:value="0">
            <text:p>0</text:p>
          </table:table-cell>
          <table:table-cell office:value-type="float" office:value="242">
            <text:p>242</text:p>
          </table:table-cell>
          <table:table-cell table:formula="of:=['file:///home/diego/workspace/qin-cluster/pruebas/estadisticas/corrida-20120802000741.ods'#$secuencia.B243]" office:value-type="float" office:value="0">
            <text:p>0</text:p>
          </table:table-cell>
          <table:table-cell table:formula="of:=['file:///home/diego/workspace/qin-cluster/pruebas/estadisticas/corrida-20120802000741.ods'#$secuencia.C243]" office:value-type="float" office:value="0">
            <text:p>0,00</text:p>
          </table:table-cell>
          <table:table-cell table:formula="of:=[.C2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3]" office:value-type="float" office:value="0">
            <text:p>0</text:p>
          </table:table-cell>
          <table:table-cell table:formula="of:=['file:///home/diego/workspace/qin-cluster/pruebas/estadisticas/corrida-20120802000741.ods'#$acumulado.A243]" office:value-type="float" office:value="0">
            <text:p>0</text:p>
          </table:table-cell>
          <table:table-cell table:formula="of:=['file:///home/diego/workspace/qin-cluster/pruebas/estadisticas/corrida-20120802000741.ods'#$acumulado.C243]" office:value-type="float" office:value="0">
            <text:p>0</text:p>
          </table:table-cell>
          <table:table-cell table:formula="of:=['file:///home/diego/workspace/qin-cluster/pruebas/estadisticas/corrida-20120802000741.ods'#$acumulado.D243]" office:value-type="float" office:value="0">
            <text:p>0</text:p>
          </table:table-cell>
          <table:table-cell table:formula="of:=['file:///home/diego/workspace/qin-cluster/pruebas/estadisticas/corrida-20120802000741.ods'#$acumulado.E243]" office:value-type="float" office:value="0">
            <text:p>0</text:p>
          </table:table-cell>
          <table:table-cell table:formula="of:=['file:///home/diego/workspace/qin-cluster/pruebas/estadisticas/corrida-20120802000741.ods'#$acumulado.F243]" office:value-type="float" office:value="0">
            <text:p>0</text:p>
          </table:table-cell>
          <table:table-cell table:formula="of:=['file:///home/diego/workspace/qin-cluster/pruebas/estadisticas/corrida-20120802000741.ods'#$acumulado.G243]" office:value-type="float" office:value="0">
            <text:p>0</text:p>
          </table:table-cell>
          <table:table-cell table:formula="of:=[.L243]*100/[.$S$2]" office:value-type="float" office:value="0">
            <text:p>0,00</text:p>
          </table:table-cell>
          <table:table-cell table:formula="of:=[.I2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4]" office:value-type="float" office:value="0">
            <text:p>0</text:p>
          </table:table-cell>
          <table:table-cell office:value-type="float" office:value="243">
            <text:p>243</text:p>
          </table:table-cell>
          <table:table-cell table:formula="of:=['file:///home/diego/workspace/qin-cluster/pruebas/estadisticas/corrida-20120802000741.ods'#$secuencia.B244]" office:value-type="float" office:value="0">
            <text:p>0</text:p>
          </table:table-cell>
          <table:table-cell table:formula="of:=['file:///home/diego/workspace/qin-cluster/pruebas/estadisticas/corrida-20120802000741.ods'#$secuencia.C244]" office:value-type="float" office:value="0">
            <text:p>0,00</text:p>
          </table:table-cell>
          <table:table-cell table:formula="of:=[.C2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4]" office:value-type="float" office:value="0">
            <text:p>0</text:p>
          </table:table-cell>
          <table:table-cell table:formula="of:=['file:///home/diego/workspace/qin-cluster/pruebas/estadisticas/corrida-20120802000741.ods'#$acumulado.A244]" office:value-type="float" office:value="0">
            <text:p>0</text:p>
          </table:table-cell>
          <table:table-cell table:formula="of:=['file:///home/diego/workspace/qin-cluster/pruebas/estadisticas/corrida-20120802000741.ods'#$acumulado.C244]" office:value-type="float" office:value="0">
            <text:p>0</text:p>
          </table:table-cell>
          <table:table-cell table:formula="of:=['file:///home/diego/workspace/qin-cluster/pruebas/estadisticas/corrida-20120802000741.ods'#$acumulado.D244]" office:value-type="float" office:value="0">
            <text:p>0</text:p>
          </table:table-cell>
          <table:table-cell table:formula="of:=['file:///home/diego/workspace/qin-cluster/pruebas/estadisticas/corrida-20120802000741.ods'#$acumulado.E244]" office:value-type="float" office:value="0">
            <text:p>0</text:p>
          </table:table-cell>
          <table:table-cell table:formula="of:=['file:///home/diego/workspace/qin-cluster/pruebas/estadisticas/corrida-20120802000741.ods'#$acumulado.F244]" office:value-type="float" office:value="0">
            <text:p>0</text:p>
          </table:table-cell>
          <table:table-cell table:formula="of:=['file:///home/diego/workspace/qin-cluster/pruebas/estadisticas/corrida-20120802000741.ods'#$acumulado.G244]" office:value-type="float" office:value="0">
            <text:p>0</text:p>
          </table:table-cell>
          <table:table-cell table:formula="of:=[.L244]*100/[.$S$2]" office:value-type="float" office:value="0">
            <text:p>0,00</text:p>
          </table:table-cell>
          <table:table-cell table:formula="of:=[.I2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5]" office:value-type="float" office:value="0">
            <text:p>0</text:p>
          </table:table-cell>
          <table:table-cell office:value-type="float" office:value="244">
            <text:p>244</text:p>
          </table:table-cell>
          <table:table-cell table:formula="of:=['file:///home/diego/workspace/qin-cluster/pruebas/estadisticas/corrida-20120802000741.ods'#$secuencia.B245]" office:value-type="float" office:value="0">
            <text:p>0</text:p>
          </table:table-cell>
          <table:table-cell table:formula="of:=['file:///home/diego/workspace/qin-cluster/pruebas/estadisticas/corrida-20120802000741.ods'#$secuencia.C245]" office:value-type="float" office:value="0">
            <text:p>0,00</text:p>
          </table:table-cell>
          <table:table-cell table:formula="of:=[.C2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5]" office:value-type="float" office:value="0">
            <text:p>0</text:p>
          </table:table-cell>
          <table:table-cell table:formula="of:=['file:///home/diego/workspace/qin-cluster/pruebas/estadisticas/corrida-20120802000741.ods'#$acumulado.A245]" office:value-type="float" office:value="0">
            <text:p>0</text:p>
          </table:table-cell>
          <table:table-cell table:formula="of:=['file:///home/diego/workspace/qin-cluster/pruebas/estadisticas/corrida-20120802000741.ods'#$acumulado.C245]" office:value-type="float" office:value="0">
            <text:p>0</text:p>
          </table:table-cell>
          <table:table-cell table:formula="of:=['file:///home/diego/workspace/qin-cluster/pruebas/estadisticas/corrida-20120802000741.ods'#$acumulado.D245]" office:value-type="float" office:value="0">
            <text:p>0</text:p>
          </table:table-cell>
          <table:table-cell table:formula="of:=['file:///home/diego/workspace/qin-cluster/pruebas/estadisticas/corrida-20120802000741.ods'#$acumulado.E245]" office:value-type="float" office:value="0">
            <text:p>0</text:p>
          </table:table-cell>
          <table:table-cell table:formula="of:=['file:///home/diego/workspace/qin-cluster/pruebas/estadisticas/corrida-20120802000741.ods'#$acumulado.F245]" office:value-type="float" office:value="0">
            <text:p>0</text:p>
          </table:table-cell>
          <table:table-cell table:formula="of:=['file:///home/diego/workspace/qin-cluster/pruebas/estadisticas/corrida-20120802000741.ods'#$acumulado.G245]" office:value-type="float" office:value="0">
            <text:p>0</text:p>
          </table:table-cell>
          <table:table-cell table:formula="of:=[.L245]*100/[.$S$2]" office:value-type="float" office:value="0">
            <text:p>0,00</text:p>
          </table:table-cell>
          <table:table-cell table:formula="of:=[.I2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6]"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'file:///home/diego/workspace/qin-cluster/pruebas/estadisticas/corrida-20120802000741.ods'#$secuencia.B246]" office:value-type="float" office:value="0">
            <text:p>0</text:p>
          </table:table-cell>
          <table:table-cell table:formula="of:=['file:///home/diego/workspace/qin-cluster/pruebas/estadisticas/corrida-20120802000741.ods'#$secuencia.C246]" office:value-type="float" office:value="0">
            <text:p>0,00</text:p>
          </table:table-cell>
          <table:table-cell table:formula="of:=[.C2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6]" office:value-type="float" office:value="0">
            <text:p>0</text:p>
          </table:table-cell>
          <table:table-cell table:formula="of:=['file:///home/diego/workspace/qin-cluster/pruebas/estadisticas/corrida-20120802000741.ods'#$acumulado.A246]" office:value-type="float" office:value="0">
            <text:p>0</text:p>
          </table:table-cell>
          <table:table-cell table:formula="of:=['file:///home/diego/workspace/qin-cluster/pruebas/estadisticas/corrida-20120802000741.ods'#$acumulado.C246]" office:value-type="float" office:value="0">
            <text:p>0</text:p>
          </table:table-cell>
          <table:table-cell table:formula="of:=['file:///home/diego/workspace/qin-cluster/pruebas/estadisticas/corrida-20120802000741.ods'#$acumulado.D246]" office:value-type="float" office:value="0">
            <text:p>0</text:p>
          </table:table-cell>
          <table:table-cell table:formula="of:=['file:///home/diego/workspace/qin-cluster/pruebas/estadisticas/corrida-20120802000741.ods'#$acumulado.E246]" office:value-type="float" office:value="0">
            <text:p>0</text:p>
          </table:table-cell>
          <table:table-cell table:formula="of:=['file:///home/diego/workspace/qin-cluster/pruebas/estadisticas/corrida-20120802000741.ods'#$acumulado.F246]" office:value-type="float" office:value="0">
            <text:p>0</text:p>
          </table:table-cell>
          <table:table-cell table:formula="of:=['file:///home/diego/workspace/qin-cluster/pruebas/estadisticas/corrida-20120802000741.ods'#$acumulado.G246]" office:value-type="float" office:value="0">
            <text:p>0</text:p>
          </table:table-cell>
          <table:table-cell table:formula="of:=[.L246]*100/[.$S$2]" office:value-type="float" office:value="0">
            <text:p>0,00</text:p>
          </table:table-cell>
          <table:table-cell table:formula="of:=[.I2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7]" office:value-type="float" office:value="0">
            <text:p>0</text:p>
          </table:table-cell>
          <table:table-cell office:value-type="float" office:value="246">
            <text:p>246</text:p>
          </table:table-cell>
          <table:table-cell table:formula="of:=['file:///home/diego/workspace/qin-cluster/pruebas/estadisticas/corrida-20120802000741.ods'#$secuencia.B247]" office:value-type="float" office:value="0">
            <text:p>0</text:p>
          </table:table-cell>
          <table:table-cell table:formula="of:=['file:///home/diego/workspace/qin-cluster/pruebas/estadisticas/corrida-20120802000741.ods'#$secuencia.C247]" office:value-type="float" office:value="0">
            <text:p>0,00</text:p>
          </table:table-cell>
          <table:table-cell table:formula="of:=[.C2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7]" office:value-type="float" office:value="0">
            <text:p>0</text:p>
          </table:table-cell>
          <table:table-cell table:formula="of:=['file:///home/diego/workspace/qin-cluster/pruebas/estadisticas/corrida-20120802000741.ods'#$acumulado.A247]" office:value-type="float" office:value="0">
            <text:p>0</text:p>
          </table:table-cell>
          <table:table-cell table:formula="of:=['file:///home/diego/workspace/qin-cluster/pruebas/estadisticas/corrida-20120802000741.ods'#$acumulado.C247]" office:value-type="float" office:value="0">
            <text:p>0</text:p>
          </table:table-cell>
          <table:table-cell table:formula="of:=['file:///home/diego/workspace/qin-cluster/pruebas/estadisticas/corrida-20120802000741.ods'#$acumulado.D247]" office:value-type="float" office:value="0">
            <text:p>0</text:p>
          </table:table-cell>
          <table:table-cell table:formula="of:=['file:///home/diego/workspace/qin-cluster/pruebas/estadisticas/corrida-20120802000741.ods'#$acumulado.E247]" office:value-type="float" office:value="0">
            <text:p>0</text:p>
          </table:table-cell>
          <table:table-cell table:formula="of:=['file:///home/diego/workspace/qin-cluster/pruebas/estadisticas/corrida-20120802000741.ods'#$acumulado.F247]" office:value-type="float" office:value="0">
            <text:p>0</text:p>
          </table:table-cell>
          <table:table-cell table:formula="of:=['file:///home/diego/workspace/qin-cluster/pruebas/estadisticas/corrida-20120802000741.ods'#$acumulado.G247]" office:value-type="float" office:value="0">
            <text:p>0</text:p>
          </table:table-cell>
          <table:table-cell table:formula="of:=[.L247]*100/[.$S$2]" office:value-type="float" office:value="0">
            <text:p>0,00</text:p>
          </table:table-cell>
          <table:table-cell table:formula="of:=[.I2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8]" office:value-type="float" office:value="0">
            <text:p>0</text:p>
          </table:table-cell>
          <table:table-cell office:value-type="float" office:value="247">
            <text:p>247</text:p>
          </table:table-cell>
          <table:table-cell table:formula="of:=['file:///home/diego/workspace/qin-cluster/pruebas/estadisticas/corrida-20120802000741.ods'#$secuencia.B248]" office:value-type="float" office:value="0">
            <text:p>0</text:p>
          </table:table-cell>
          <table:table-cell table:formula="of:=['file:///home/diego/workspace/qin-cluster/pruebas/estadisticas/corrida-20120802000741.ods'#$secuencia.C248]" office:value-type="float" office:value="0">
            <text:p>0,00</text:p>
          </table:table-cell>
          <table:table-cell table:formula="of:=[.C2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8]" office:value-type="float" office:value="0">
            <text:p>0</text:p>
          </table:table-cell>
          <table:table-cell table:formula="of:=['file:///home/diego/workspace/qin-cluster/pruebas/estadisticas/corrida-20120802000741.ods'#$acumulado.A248]" office:value-type="float" office:value="0">
            <text:p>0</text:p>
          </table:table-cell>
          <table:table-cell table:formula="of:=['file:///home/diego/workspace/qin-cluster/pruebas/estadisticas/corrida-20120802000741.ods'#$acumulado.C248]" office:value-type="float" office:value="0">
            <text:p>0</text:p>
          </table:table-cell>
          <table:table-cell table:formula="of:=['file:///home/diego/workspace/qin-cluster/pruebas/estadisticas/corrida-20120802000741.ods'#$acumulado.D248]" office:value-type="float" office:value="0">
            <text:p>0</text:p>
          </table:table-cell>
          <table:table-cell table:formula="of:=['file:///home/diego/workspace/qin-cluster/pruebas/estadisticas/corrida-20120802000741.ods'#$acumulado.E248]" office:value-type="float" office:value="0">
            <text:p>0</text:p>
          </table:table-cell>
          <table:table-cell table:formula="of:=['file:///home/diego/workspace/qin-cluster/pruebas/estadisticas/corrida-20120802000741.ods'#$acumulado.F248]" office:value-type="float" office:value="0">
            <text:p>0</text:p>
          </table:table-cell>
          <table:table-cell table:formula="of:=['file:///home/diego/workspace/qin-cluster/pruebas/estadisticas/corrida-20120802000741.ods'#$acumulado.G248]" office:value-type="float" office:value="0">
            <text:p>0</text:p>
          </table:table-cell>
          <table:table-cell table:formula="of:=[.L248]*100/[.$S$2]" office:value-type="float" office:value="0">
            <text:p>0,00</text:p>
          </table:table-cell>
          <table:table-cell table:formula="of:=[.I2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49]"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['file:///home/diego/workspace/qin-cluster/pruebas/estadisticas/corrida-20120802000741.ods'#$secuencia.B249]" office:value-type="float" office:value="0">
            <text:p>0</text:p>
          </table:table-cell>
          <table:table-cell table:formula="of:=['file:///home/diego/workspace/qin-cluster/pruebas/estadisticas/corrida-20120802000741.ods'#$secuencia.C249]" office:value-type="float" office:value="0">
            <text:p>0,00</text:p>
          </table:table-cell>
          <table:table-cell table:formula="of:=[.C2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49]" office:value-type="float" office:value="0">
            <text:p>0</text:p>
          </table:table-cell>
          <table:table-cell table:formula="of:=['file:///home/diego/workspace/qin-cluster/pruebas/estadisticas/corrida-20120802000741.ods'#$acumulado.A249]" office:value-type="float" office:value="0">
            <text:p>0</text:p>
          </table:table-cell>
          <table:table-cell table:formula="of:=['file:///home/diego/workspace/qin-cluster/pruebas/estadisticas/corrida-20120802000741.ods'#$acumulado.C249]" office:value-type="float" office:value="0">
            <text:p>0</text:p>
          </table:table-cell>
          <table:table-cell table:formula="of:=['file:///home/diego/workspace/qin-cluster/pruebas/estadisticas/corrida-20120802000741.ods'#$acumulado.D249]" office:value-type="float" office:value="0">
            <text:p>0</text:p>
          </table:table-cell>
          <table:table-cell table:formula="of:=['file:///home/diego/workspace/qin-cluster/pruebas/estadisticas/corrida-20120802000741.ods'#$acumulado.E249]" office:value-type="float" office:value="0">
            <text:p>0</text:p>
          </table:table-cell>
          <table:table-cell table:formula="of:=['file:///home/diego/workspace/qin-cluster/pruebas/estadisticas/corrida-20120802000741.ods'#$acumulado.F249]" office:value-type="float" office:value="0">
            <text:p>0</text:p>
          </table:table-cell>
          <table:table-cell table:formula="of:=['file:///home/diego/workspace/qin-cluster/pruebas/estadisticas/corrida-20120802000741.ods'#$acumulado.G249]" office:value-type="float" office:value="0">
            <text:p>0</text:p>
          </table:table-cell>
          <table:table-cell table:formula="of:=[.L249]*100/[.$S$2]" office:value-type="float" office:value="0">
            <text:p>0,00</text:p>
          </table:table-cell>
          <table:table-cell table:formula="of:=[.I2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0]" office:value-type="float" office:value="0">
            <text:p>0</text:p>
          </table:table-cell>
          <table:table-cell office:value-type="float" office:value="249">
            <text:p>249</text:p>
          </table:table-cell>
          <table:table-cell table:formula="of:=['file:///home/diego/workspace/qin-cluster/pruebas/estadisticas/corrida-20120802000741.ods'#$secuencia.B250]" office:value-type="float" office:value="0">
            <text:p>0</text:p>
          </table:table-cell>
          <table:table-cell table:formula="of:=['file:///home/diego/workspace/qin-cluster/pruebas/estadisticas/corrida-20120802000741.ods'#$secuencia.C250]" office:value-type="float" office:value="0">
            <text:p>0,00</text:p>
          </table:table-cell>
          <table:table-cell table:formula="of:=[.C2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0]" office:value-type="float" office:value="0">
            <text:p>0</text:p>
          </table:table-cell>
          <table:table-cell table:formula="of:=['file:///home/diego/workspace/qin-cluster/pruebas/estadisticas/corrida-20120802000741.ods'#$acumulado.A250]" office:value-type="float" office:value="0">
            <text:p>0</text:p>
          </table:table-cell>
          <table:table-cell table:formula="of:=['file:///home/diego/workspace/qin-cluster/pruebas/estadisticas/corrida-20120802000741.ods'#$acumulado.C250]" office:value-type="float" office:value="0">
            <text:p>0</text:p>
          </table:table-cell>
          <table:table-cell table:formula="of:=['file:///home/diego/workspace/qin-cluster/pruebas/estadisticas/corrida-20120802000741.ods'#$acumulado.D250]" office:value-type="float" office:value="0">
            <text:p>0</text:p>
          </table:table-cell>
          <table:table-cell table:formula="of:=['file:///home/diego/workspace/qin-cluster/pruebas/estadisticas/corrida-20120802000741.ods'#$acumulado.E250]" office:value-type="float" office:value="0">
            <text:p>0</text:p>
          </table:table-cell>
          <table:table-cell table:formula="of:=['file:///home/diego/workspace/qin-cluster/pruebas/estadisticas/corrida-20120802000741.ods'#$acumulado.F250]" office:value-type="float" office:value="0">
            <text:p>0</text:p>
          </table:table-cell>
          <table:table-cell table:formula="of:=['file:///home/diego/workspace/qin-cluster/pruebas/estadisticas/corrida-20120802000741.ods'#$acumulado.G250]" office:value-type="float" office:value="0">
            <text:p>0</text:p>
          </table:table-cell>
          <table:table-cell table:formula="of:=[.L250]*100/[.$S$2]" office:value-type="float" office:value="0">
            <text:p>0,00</text:p>
          </table:table-cell>
          <table:table-cell table:formula="of:=[.I2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1]"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['file:///home/diego/workspace/qin-cluster/pruebas/estadisticas/corrida-20120802000741.ods'#$secuencia.B251]" office:value-type="float" office:value="0">
            <text:p>0</text:p>
          </table:table-cell>
          <table:table-cell table:formula="of:=['file:///home/diego/workspace/qin-cluster/pruebas/estadisticas/corrida-20120802000741.ods'#$secuencia.C251]" office:value-type="float" office:value="0">
            <text:p>0,00</text:p>
          </table:table-cell>
          <table:table-cell table:formula="of:=[.C2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1]" office:value-type="float" office:value="0">
            <text:p>0</text:p>
          </table:table-cell>
          <table:table-cell table:formula="of:=['file:///home/diego/workspace/qin-cluster/pruebas/estadisticas/corrida-20120802000741.ods'#$acumulado.A251]" office:value-type="float" office:value="0">
            <text:p>0</text:p>
          </table:table-cell>
          <table:table-cell table:formula="of:=['file:///home/diego/workspace/qin-cluster/pruebas/estadisticas/corrida-20120802000741.ods'#$acumulado.C251]" office:value-type="float" office:value="0">
            <text:p>0</text:p>
          </table:table-cell>
          <table:table-cell table:formula="of:=['file:///home/diego/workspace/qin-cluster/pruebas/estadisticas/corrida-20120802000741.ods'#$acumulado.D251]" office:value-type="float" office:value="0">
            <text:p>0</text:p>
          </table:table-cell>
          <table:table-cell table:formula="of:=['file:///home/diego/workspace/qin-cluster/pruebas/estadisticas/corrida-20120802000741.ods'#$acumulado.E251]" office:value-type="float" office:value="0">
            <text:p>0</text:p>
          </table:table-cell>
          <table:table-cell table:formula="of:=['file:///home/diego/workspace/qin-cluster/pruebas/estadisticas/corrida-20120802000741.ods'#$acumulado.F251]" office:value-type="float" office:value="0">
            <text:p>0</text:p>
          </table:table-cell>
          <table:table-cell table:formula="of:=['file:///home/diego/workspace/qin-cluster/pruebas/estadisticas/corrida-20120802000741.ods'#$acumulado.G251]" office:value-type="float" office:value="0">
            <text:p>0</text:p>
          </table:table-cell>
          <table:table-cell table:formula="of:=[.L251]*100/[.$S$2]" office:value-type="float" office:value="0">
            <text:p>0,00</text:p>
          </table:table-cell>
          <table:table-cell table:formula="of:=[.I2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2]" office:value-type="float" office:value="0">
            <text:p>0</text:p>
          </table:table-cell>
          <table:table-cell office:value-type="float" office:value="251">
            <text:p>251</text:p>
          </table:table-cell>
          <table:table-cell table:formula="of:=['file:///home/diego/workspace/qin-cluster/pruebas/estadisticas/corrida-20120802000741.ods'#$secuencia.B252]" office:value-type="float" office:value="0">
            <text:p>0</text:p>
          </table:table-cell>
          <table:table-cell table:formula="of:=['file:///home/diego/workspace/qin-cluster/pruebas/estadisticas/corrida-20120802000741.ods'#$secuencia.C252]" office:value-type="float" office:value="0">
            <text:p>0,00</text:p>
          </table:table-cell>
          <table:table-cell table:formula="of:=[.C2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2]" office:value-type="float" office:value="0">
            <text:p>0</text:p>
          </table:table-cell>
          <table:table-cell table:formula="of:=['file:///home/diego/workspace/qin-cluster/pruebas/estadisticas/corrida-20120802000741.ods'#$acumulado.A252]" office:value-type="float" office:value="0">
            <text:p>0</text:p>
          </table:table-cell>
          <table:table-cell table:formula="of:=['file:///home/diego/workspace/qin-cluster/pruebas/estadisticas/corrida-20120802000741.ods'#$acumulado.C252]" office:value-type="float" office:value="0">
            <text:p>0</text:p>
          </table:table-cell>
          <table:table-cell table:formula="of:=['file:///home/diego/workspace/qin-cluster/pruebas/estadisticas/corrida-20120802000741.ods'#$acumulado.D252]" office:value-type="float" office:value="0">
            <text:p>0</text:p>
          </table:table-cell>
          <table:table-cell table:formula="of:=['file:///home/diego/workspace/qin-cluster/pruebas/estadisticas/corrida-20120802000741.ods'#$acumulado.E252]" office:value-type="float" office:value="0">
            <text:p>0</text:p>
          </table:table-cell>
          <table:table-cell table:formula="of:=['file:///home/diego/workspace/qin-cluster/pruebas/estadisticas/corrida-20120802000741.ods'#$acumulado.F252]" office:value-type="float" office:value="0">
            <text:p>0</text:p>
          </table:table-cell>
          <table:table-cell table:formula="of:=['file:///home/diego/workspace/qin-cluster/pruebas/estadisticas/corrida-20120802000741.ods'#$acumulado.G252]" office:value-type="float" office:value="0">
            <text:p>0</text:p>
          </table:table-cell>
          <table:table-cell table:formula="of:=[.L252]*100/[.$S$2]" office:value-type="float" office:value="0">
            <text:p>0,00</text:p>
          </table:table-cell>
          <table:table-cell table:formula="of:=[.I2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3]"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'file:///home/diego/workspace/qin-cluster/pruebas/estadisticas/corrida-20120802000741.ods'#$secuencia.B253]" office:value-type="float" office:value="0">
            <text:p>0</text:p>
          </table:table-cell>
          <table:table-cell table:formula="of:=['file:///home/diego/workspace/qin-cluster/pruebas/estadisticas/corrida-20120802000741.ods'#$secuencia.C253]" office:value-type="float" office:value="0">
            <text:p>0,00</text:p>
          </table:table-cell>
          <table:table-cell table:formula="of:=[.C2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3]" office:value-type="float" office:value="0">
            <text:p>0</text:p>
          </table:table-cell>
          <table:table-cell table:formula="of:=['file:///home/diego/workspace/qin-cluster/pruebas/estadisticas/corrida-20120802000741.ods'#$acumulado.A253]" office:value-type="float" office:value="0">
            <text:p>0</text:p>
          </table:table-cell>
          <table:table-cell table:formula="of:=['file:///home/diego/workspace/qin-cluster/pruebas/estadisticas/corrida-20120802000741.ods'#$acumulado.C253]" office:value-type="float" office:value="0">
            <text:p>0</text:p>
          </table:table-cell>
          <table:table-cell table:formula="of:=['file:///home/diego/workspace/qin-cluster/pruebas/estadisticas/corrida-20120802000741.ods'#$acumulado.D253]" office:value-type="float" office:value="0">
            <text:p>0</text:p>
          </table:table-cell>
          <table:table-cell table:formula="of:=['file:///home/diego/workspace/qin-cluster/pruebas/estadisticas/corrida-20120802000741.ods'#$acumulado.E253]" office:value-type="float" office:value="0">
            <text:p>0</text:p>
          </table:table-cell>
          <table:table-cell table:formula="of:=['file:///home/diego/workspace/qin-cluster/pruebas/estadisticas/corrida-20120802000741.ods'#$acumulado.F253]" office:value-type="float" office:value="0">
            <text:p>0</text:p>
          </table:table-cell>
          <table:table-cell table:formula="of:=['file:///home/diego/workspace/qin-cluster/pruebas/estadisticas/corrida-20120802000741.ods'#$acumulado.G253]" office:value-type="float" office:value="0">
            <text:p>0</text:p>
          </table:table-cell>
          <table:table-cell table:formula="of:=[.L253]*100/[.$S$2]" office:value-type="float" office:value="0">
            <text:p>0,00</text:p>
          </table:table-cell>
          <table:table-cell table:formula="of:=[.I2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4]"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['file:///home/diego/workspace/qin-cluster/pruebas/estadisticas/corrida-20120802000741.ods'#$secuencia.B254]" office:value-type="float" office:value="0">
            <text:p>0</text:p>
          </table:table-cell>
          <table:table-cell table:formula="of:=['file:///home/diego/workspace/qin-cluster/pruebas/estadisticas/corrida-20120802000741.ods'#$secuencia.C254]" office:value-type="float" office:value="0">
            <text:p>0,00</text:p>
          </table:table-cell>
          <table:table-cell table:formula="of:=[.C2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4]" office:value-type="float" office:value="0">
            <text:p>0</text:p>
          </table:table-cell>
          <table:table-cell table:formula="of:=['file:///home/diego/workspace/qin-cluster/pruebas/estadisticas/corrida-20120802000741.ods'#$acumulado.A254]" office:value-type="float" office:value="0">
            <text:p>0</text:p>
          </table:table-cell>
          <table:table-cell table:formula="of:=['file:///home/diego/workspace/qin-cluster/pruebas/estadisticas/corrida-20120802000741.ods'#$acumulado.C254]" office:value-type="float" office:value="0">
            <text:p>0</text:p>
          </table:table-cell>
          <table:table-cell table:formula="of:=['file:///home/diego/workspace/qin-cluster/pruebas/estadisticas/corrida-20120802000741.ods'#$acumulado.D254]" office:value-type="float" office:value="0">
            <text:p>0</text:p>
          </table:table-cell>
          <table:table-cell table:formula="of:=['file:///home/diego/workspace/qin-cluster/pruebas/estadisticas/corrida-20120802000741.ods'#$acumulado.E254]" office:value-type="float" office:value="0">
            <text:p>0</text:p>
          </table:table-cell>
          <table:table-cell table:formula="of:=['file:///home/diego/workspace/qin-cluster/pruebas/estadisticas/corrida-20120802000741.ods'#$acumulado.F254]" office:value-type="float" office:value="0">
            <text:p>0</text:p>
          </table:table-cell>
          <table:table-cell table:formula="of:=['file:///home/diego/workspace/qin-cluster/pruebas/estadisticas/corrida-20120802000741.ods'#$acumulado.G254]" office:value-type="float" office:value="0">
            <text:p>0</text:p>
          </table:table-cell>
          <table:table-cell table:formula="of:=[.L254]*100/[.$S$2]" office:value-type="float" office:value="0">
            <text:p>0,00</text:p>
          </table:table-cell>
          <table:table-cell table:formula="of:=[.I2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5]"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['file:///home/diego/workspace/qin-cluster/pruebas/estadisticas/corrida-20120802000741.ods'#$secuencia.B255]" office:value-type="float" office:value="0">
            <text:p>0</text:p>
          </table:table-cell>
          <table:table-cell table:formula="of:=['file:///home/diego/workspace/qin-cluster/pruebas/estadisticas/corrida-20120802000741.ods'#$secuencia.C255]" office:value-type="float" office:value="0">
            <text:p>0,00</text:p>
          </table:table-cell>
          <table:table-cell table:formula="of:=[.C2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5]" office:value-type="float" office:value="0">
            <text:p>0</text:p>
          </table:table-cell>
          <table:table-cell table:formula="of:=['file:///home/diego/workspace/qin-cluster/pruebas/estadisticas/corrida-20120802000741.ods'#$acumulado.A255]" office:value-type="float" office:value="0">
            <text:p>0</text:p>
          </table:table-cell>
          <table:table-cell table:formula="of:=['file:///home/diego/workspace/qin-cluster/pruebas/estadisticas/corrida-20120802000741.ods'#$acumulado.C255]" office:value-type="float" office:value="0">
            <text:p>0</text:p>
          </table:table-cell>
          <table:table-cell table:formula="of:=['file:///home/diego/workspace/qin-cluster/pruebas/estadisticas/corrida-20120802000741.ods'#$acumulado.D255]" office:value-type="float" office:value="0">
            <text:p>0</text:p>
          </table:table-cell>
          <table:table-cell table:formula="of:=['file:///home/diego/workspace/qin-cluster/pruebas/estadisticas/corrida-20120802000741.ods'#$acumulado.E255]" office:value-type="float" office:value="0">
            <text:p>0</text:p>
          </table:table-cell>
          <table:table-cell table:formula="of:=['file:///home/diego/workspace/qin-cluster/pruebas/estadisticas/corrida-20120802000741.ods'#$acumulado.F255]" office:value-type="float" office:value="0">
            <text:p>0</text:p>
          </table:table-cell>
          <table:table-cell table:formula="of:=['file:///home/diego/workspace/qin-cluster/pruebas/estadisticas/corrida-20120802000741.ods'#$acumulado.G255]" office:value-type="float" office:value="0">
            <text:p>0</text:p>
          </table:table-cell>
          <table:table-cell table:formula="of:=[.L255]*100/[.$S$2]" office:value-type="float" office:value="0">
            <text:p>0,00</text:p>
          </table:table-cell>
          <table:table-cell table:formula="of:=[.I2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6]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'file:///home/diego/workspace/qin-cluster/pruebas/estadisticas/corrida-20120802000741.ods'#$secuencia.B256]" office:value-type="float" office:value="0">
            <text:p>0</text:p>
          </table:table-cell>
          <table:table-cell table:formula="of:=['file:///home/diego/workspace/qin-cluster/pruebas/estadisticas/corrida-20120802000741.ods'#$secuencia.C256]" office:value-type="float" office:value="0">
            <text:p>0,00</text:p>
          </table:table-cell>
          <table:table-cell table:formula="of:=[.C2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6]" office:value-type="float" office:value="0">
            <text:p>0</text:p>
          </table:table-cell>
          <table:table-cell table:formula="of:=['file:///home/diego/workspace/qin-cluster/pruebas/estadisticas/corrida-20120802000741.ods'#$acumulado.A256]" office:value-type="float" office:value="0">
            <text:p>0</text:p>
          </table:table-cell>
          <table:table-cell table:formula="of:=['file:///home/diego/workspace/qin-cluster/pruebas/estadisticas/corrida-20120802000741.ods'#$acumulado.C256]" office:value-type="float" office:value="0">
            <text:p>0</text:p>
          </table:table-cell>
          <table:table-cell table:formula="of:=['file:///home/diego/workspace/qin-cluster/pruebas/estadisticas/corrida-20120802000741.ods'#$acumulado.D256]" office:value-type="float" office:value="0">
            <text:p>0</text:p>
          </table:table-cell>
          <table:table-cell table:formula="of:=['file:///home/diego/workspace/qin-cluster/pruebas/estadisticas/corrida-20120802000741.ods'#$acumulado.E256]" office:value-type="float" office:value="0">
            <text:p>0</text:p>
          </table:table-cell>
          <table:table-cell table:formula="of:=['file:///home/diego/workspace/qin-cluster/pruebas/estadisticas/corrida-20120802000741.ods'#$acumulado.F256]" office:value-type="float" office:value="0">
            <text:p>0</text:p>
          </table:table-cell>
          <table:table-cell table:formula="of:=['file:///home/diego/workspace/qin-cluster/pruebas/estadisticas/corrida-20120802000741.ods'#$acumulado.G256]" office:value-type="float" office:value="0">
            <text:p>0</text:p>
          </table:table-cell>
          <table:table-cell table:formula="of:=[.L256]*100/[.$S$2]" office:value-type="float" office:value="0">
            <text:p>0,00</text:p>
          </table:table-cell>
          <table:table-cell table:formula="of:=[.I2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7]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['file:///home/diego/workspace/qin-cluster/pruebas/estadisticas/corrida-20120802000741.ods'#$secuencia.B257]" office:value-type="float" office:value="0">
            <text:p>0</text:p>
          </table:table-cell>
          <table:table-cell table:formula="of:=['file:///home/diego/workspace/qin-cluster/pruebas/estadisticas/corrida-20120802000741.ods'#$secuencia.C257]" office:value-type="float" office:value="0">
            <text:p>0,00</text:p>
          </table:table-cell>
          <table:table-cell table:formula="of:=[.C2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7]" office:value-type="float" office:value="0">
            <text:p>0</text:p>
          </table:table-cell>
          <table:table-cell table:formula="of:=['file:///home/diego/workspace/qin-cluster/pruebas/estadisticas/corrida-20120802000741.ods'#$acumulado.A257]" office:value-type="float" office:value="0">
            <text:p>0</text:p>
          </table:table-cell>
          <table:table-cell table:formula="of:=['file:///home/diego/workspace/qin-cluster/pruebas/estadisticas/corrida-20120802000741.ods'#$acumulado.C257]" office:value-type="float" office:value="0">
            <text:p>0</text:p>
          </table:table-cell>
          <table:table-cell table:formula="of:=['file:///home/diego/workspace/qin-cluster/pruebas/estadisticas/corrida-20120802000741.ods'#$acumulado.D257]" office:value-type="float" office:value="0">
            <text:p>0</text:p>
          </table:table-cell>
          <table:table-cell table:formula="of:=['file:///home/diego/workspace/qin-cluster/pruebas/estadisticas/corrida-20120802000741.ods'#$acumulado.E257]" office:value-type="float" office:value="0">
            <text:p>0</text:p>
          </table:table-cell>
          <table:table-cell table:formula="of:=['file:///home/diego/workspace/qin-cluster/pruebas/estadisticas/corrida-20120802000741.ods'#$acumulado.F257]" office:value-type="float" office:value="0">
            <text:p>0</text:p>
          </table:table-cell>
          <table:table-cell table:formula="of:=['file:///home/diego/workspace/qin-cluster/pruebas/estadisticas/corrida-20120802000741.ods'#$acumulado.G257]" office:value-type="float" office:value="0">
            <text:p>0</text:p>
          </table:table-cell>
          <table:table-cell table:formula="of:=[.L257]*100/[.$S$2]" office:value-type="float" office:value="0">
            <text:p>0,00</text:p>
          </table:table-cell>
          <table:table-cell table:formula="of:=[.I2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8]" office:value-type="float" office:value="0">
            <text:p>0</text:p>
          </table:table-cell>
          <table:table-cell office:value-type="float" office:value="257">
            <text:p>257</text:p>
          </table:table-cell>
          <table:table-cell table:formula="of:=['file:///home/diego/workspace/qin-cluster/pruebas/estadisticas/corrida-20120802000741.ods'#$secuencia.B258]" office:value-type="float" office:value="0">
            <text:p>0</text:p>
          </table:table-cell>
          <table:table-cell table:formula="of:=['file:///home/diego/workspace/qin-cluster/pruebas/estadisticas/corrida-20120802000741.ods'#$secuencia.C258]" office:value-type="float" office:value="0">
            <text:p>0,00</text:p>
          </table:table-cell>
          <table:table-cell table:formula="of:=[.C2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8]" office:value-type="float" office:value="0">
            <text:p>0</text:p>
          </table:table-cell>
          <table:table-cell table:formula="of:=['file:///home/diego/workspace/qin-cluster/pruebas/estadisticas/corrida-20120802000741.ods'#$acumulado.A258]" office:value-type="float" office:value="0">
            <text:p>0</text:p>
          </table:table-cell>
          <table:table-cell table:formula="of:=['file:///home/diego/workspace/qin-cluster/pruebas/estadisticas/corrida-20120802000741.ods'#$acumulado.C258]" office:value-type="float" office:value="0">
            <text:p>0</text:p>
          </table:table-cell>
          <table:table-cell table:formula="of:=['file:///home/diego/workspace/qin-cluster/pruebas/estadisticas/corrida-20120802000741.ods'#$acumulado.D258]" office:value-type="float" office:value="0">
            <text:p>0</text:p>
          </table:table-cell>
          <table:table-cell table:formula="of:=['file:///home/diego/workspace/qin-cluster/pruebas/estadisticas/corrida-20120802000741.ods'#$acumulado.E258]" office:value-type="float" office:value="0">
            <text:p>0</text:p>
          </table:table-cell>
          <table:table-cell table:formula="of:=['file:///home/diego/workspace/qin-cluster/pruebas/estadisticas/corrida-20120802000741.ods'#$acumulado.F258]" office:value-type="float" office:value="0">
            <text:p>0</text:p>
          </table:table-cell>
          <table:table-cell table:formula="of:=['file:///home/diego/workspace/qin-cluster/pruebas/estadisticas/corrida-20120802000741.ods'#$acumulado.G258]" office:value-type="float" office:value="0">
            <text:p>0</text:p>
          </table:table-cell>
          <table:table-cell table:formula="of:=[.L258]*100/[.$S$2]" office:value-type="float" office:value="0">
            <text:p>0,00</text:p>
          </table:table-cell>
          <table:table-cell table:formula="of:=[.I2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59]" office:value-type="float" office:value="0">
            <text:p>0</text:p>
          </table:table-cell>
          <table:table-cell office:value-type="float" office:value="258">
            <text:p>258</text:p>
          </table:table-cell>
          <table:table-cell table:formula="of:=['file:///home/diego/workspace/qin-cluster/pruebas/estadisticas/corrida-20120802000741.ods'#$secuencia.B259]" office:value-type="float" office:value="0">
            <text:p>0</text:p>
          </table:table-cell>
          <table:table-cell table:formula="of:=['file:///home/diego/workspace/qin-cluster/pruebas/estadisticas/corrida-20120802000741.ods'#$secuencia.C259]" office:value-type="float" office:value="0">
            <text:p>0,00</text:p>
          </table:table-cell>
          <table:table-cell table:formula="of:=[.C2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59]" office:value-type="float" office:value="0">
            <text:p>0</text:p>
          </table:table-cell>
          <table:table-cell table:formula="of:=['file:///home/diego/workspace/qin-cluster/pruebas/estadisticas/corrida-20120802000741.ods'#$acumulado.A259]" office:value-type="float" office:value="0">
            <text:p>0</text:p>
          </table:table-cell>
          <table:table-cell table:formula="of:=['file:///home/diego/workspace/qin-cluster/pruebas/estadisticas/corrida-20120802000741.ods'#$acumulado.C259]" office:value-type="float" office:value="0">
            <text:p>0</text:p>
          </table:table-cell>
          <table:table-cell table:formula="of:=['file:///home/diego/workspace/qin-cluster/pruebas/estadisticas/corrida-20120802000741.ods'#$acumulado.D259]" office:value-type="float" office:value="0">
            <text:p>0</text:p>
          </table:table-cell>
          <table:table-cell table:formula="of:=['file:///home/diego/workspace/qin-cluster/pruebas/estadisticas/corrida-20120802000741.ods'#$acumulado.E259]" office:value-type="float" office:value="0">
            <text:p>0</text:p>
          </table:table-cell>
          <table:table-cell table:formula="of:=['file:///home/diego/workspace/qin-cluster/pruebas/estadisticas/corrida-20120802000741.ods'#$acumulado.F259]" office:value-type="float" office:value="0">
            <text:p>0</text:p>
          </table:table-cell>
          <table:table-cell table:formula="of:=['file:///home/diego/workspace/qin-cluster/pruebas/estadisticas/corrida-20120802000741.ods'#$acumulado.G259]" office:value-type="float" office:value="0">
            <text:p>0</text:p>
          </table:table-cell>
          <table:table-cell table:formula="of:=[.L259]*100/[.$S$2]" office:value-type="float" office:value="0">
            <text:p>0,00</text:p>
          </table:table-cell>
          <table:table-cell table:formula="of:=[.I2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0]"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'file:///home/diego/workspace/qin-cluster/pruebas/estadisticas/corrida-20120802000741.ods'#$secuencia.B260]" office:value-type="float" office:value="0">
            <text:p>0</text:p>
          </table:table-cell>
          <table:table-cell table:formula="of:=['file:///home/diego/workspace/qin-cluster/pruebas/estadisticas/corrida-20120802000741.ods'#$secuencia.C260]" office:value-type="float" office:value="0">
            <text:p>0,00</text:p>
          </table:table-cell>
          <table:table-cell table:formula="of:=[.C2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0]" office:value-type="float" office:value="0">
            <text:p>0</text:p>
          </table:table-cell>
          <table:table-cell table:formula="of:=['file:///home/diego/workspace/qin-cluster/pruebas/estadisticas/corrida-20120802000741.ods'#$acumulado.A260]" office:value-type="float" office:value="0">
            <text:p>0</text:p>
          </table:table-cell>
          <table:table-cell table:formula="of:=['file:///home/diego/workspace/qin-cluster/pruebas/estadisticas/corrida-20120802000741.ods'#$acumulado.C260]" office:value-type="float" office:value="0">
            <text:p>0</text:p>
          </table:table-cell>
          <table:table-cell table:formula="of:=['file:///home/diego/workspace/qin-cluster/pruebas/estadisticas/corrida-20120802000741.ods'#$acumulado.D260]" office:value-type="float" office:value="0">
            <text:p>0</text:p>
          </table:table-cell>
          <table:table-cell table:formula="of:=['file:///home/diego/workspace/qin-cluster/pruebas/estadisticas/corrida-20120802000741.ods'#$acumulado.E260]" office:value-type="float" office:value="0">
            <text:p>0</text:p>
          </table:table-cell>
          <table:table-cell table:formula="of:=['file:///home/diego/workspace/qin-cluster/pruebas/estadisticas/corrida-20120802000741.ods'#$acumulado.F260]" office:value-type="float" office:value="0">
            <text:p>0</text:p>
          </table:table-cell>
          <table:table-cell table:formula="of:=['file:///home/diego/workspace/qin-cluster/pruebas/estadisticas/corrida-20120802000741.ods'#$acumulado.G260]" office:value-type="float" office:value="0">
            <text:p>0</text:p>
          </table:table-cell>
          <table:table-cell table:formula="of:=[.L260]*100/[.$S$2]" office:value-type="float" office:value="0">
            <text:p>0,00</text:p>
          </table:table-cell>
          <table:table-cell table:formula="of:=[.I2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1]" office:value-type="float" office:value="0">
            <text:p>0</text:p>
          </table:table-cell>
          <table:table-cell office:value-type="float" office:value="260">
            <text:p>260</text:p>
          </table:table-cell>
          <table:table-cell table:formula="of:=['file:///home/diego/workspace/qin-cluster/pruebas/estadisticas/corrida-20120802000741.ods'#$secuencia.B261]" office:value-type="float" office:value="0">
            <text:p>0</text:p>
          </table:table-cell>
          <table:table-cell table:formula="of:=['file:///home/diego/workspace/qin-cluster/pruebas/estadisticas/corrida-20120802000741.ods'#$secuencia.C261]" office:value-type="float" office:value="0">
            <text:p>0,00</text:p>
          </table:table-cell>
          <table:table-cell table:formula="of:=[.C2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1]" office:value-type="float" office:value="0">
            <text:p>0</text:p>
          </table:table-cell>
          <table:table-cell table:formula="of:=['file:///home/diego/workspace/qin-cluster/pruebas/estadisticas/corrida-20120802000741.ods'#$acumulado.A261]" office:value-type="float" office:value="0">
            <text:p>0</text:p>
          </table:table-cell>
          <table:table-cell table:formula="of:=['file:///home/diego/workspace/qin-cluster/pruebas/estadisticas/corrida-20120802000741.ods'#$acumulado.C261]" office:value-type="float" office:value="0">
            <text:p>0</text:p>
          </table:table-cell>
          <table:table-cell table:formula="of:=['file:///home/diego/workspace/qin-cluster/pruebas/estadisticas/corrida-20120802000741.ods'#$acumulado.D261]" office:value-type="float" office:value="0">
            <text:p>0</text:p>
          </table:table-cell>
          <table:table-cell table:formula="of:=['file:///home/diego/workspace/qin-cluster/pruebas/estadisticas/corrida-20120802000741.ods'#$acumulado.E261]" office:value-type="float" office:value="0">
            <text:p>0</text:p>
          </table:table-cell>
          <table:table-cell table:formula="of:=['file:///home/diego/workspace/qin-cluster/pruebas/estadisticas/corrida-20120802000741.ods'#$acumulado.F261]" office:value-type="float" office:value="0">
            <text:p>0</text:p>
          </table:table-cell>
          <table:table-cell table:formula="of:=['file:///home/diego/workspace/qin-cluster/pruebas/estadisticas/corrida-20120802000741.ods'#$acumulado.G261]" office:value-type="float" office:value="0">
            <text:p>0</text:p>
          </table:table-cell>
          <table:table-cell table:formula="of:=[.L261]*100/[.$S$2]" office:value-type="float" office:value="0">
            <text:p>0,00</text:p>
          </table:table-cell>
          <table:table-cell table:formula="of:=[.I2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2]" office:value-type="float" office:value="0">
            <text:p>0</text:p>
          </table:table-cell>
          <table:table-cell office:value-type="float" office:value="261">
            <text:p>261</text:p>
          </table:table-cell>
          <table:table-cell table:formula="of:=['file:///home/diego/workspace/qin-cluster/pruebas/estadisticas/corrida-20120802000741.ods'#$secuencia.B262]" office:value-type="float" office:value="0">
            <text:p>0</text:p>
          </table:table-cell>
          <table:table-cell table:formula="of:=['file:///home/diego/workspace/qin-cluster/pruebas/estadisticas/corrida-20120802000741.ods'#$secuencia.C262]" office:value-type="float" office:value="0">
            <text:p>0,00</text:p>
          </table:table-cell>
          <table:table-cell table:formula="of:=[.C2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2]" office:value-type="float" office:value="0">
            <text:p>0</text:p>
          </table:table-cell>
          <table:table-cell table:formula="of:=['file:///home/diego/workspace/qin-cluster/pruebas/estadisticas/corrida-20120802000741.ods'#$acumulado.A262]" office:value-type="float" office:value="0">
            <text:p>0</text:p>
          </table:table-cell>
          <table:table-cell table:formula="of:=['file:///home/diego/workspace/qin-cluster/pruebas/estadisticas/corrida-20120802000741.ods'#$acumulado.C262]" office:value-type="float" office:value="0">
            <text:p>0</text:p>
          </table:table-cell>
          <table:table-cell table:formula="of:=['file:///home/diego/workspace/qin-cluster/pruebas/estadisticas/corrida-20120802000741.ods'#$acumulado.D262]" office:value-type="float" office:value="0">
            <text:p>0</text:p>
          </table:table-cell>
          <table:table-cell table:formula="of:=['file:///home/diego/workspace/qin-cluster/pruebas/estadisticas/corrida-20120802000741.ods'#$acumulado.E262]" office:value-type="float" office:value="0">
            <text:p>0</text:p>
          </table:table-cell>
          <table:table-cell table:formula="of:=['file:///home/diego/workspace/qin-cluster/pruebas/estadisticas/corrida-20120802000741.ods'#$acumulado.F262]" office:value-type="float" office:value="0">
            <text:p>0</text:p>
          </table:table-cell>
          <table:table-cell table:formula="of:=['file:///home/diego/workspace/qin-cluster/pruebas/estadisticas/corrida-20120802000741.ods'#$acumulado.G262]" office:value-type="float" office:value="0">
            <text:p>0</text:p>
          </table:table-cell>
          <table:table-cell table:formula="of:=[.L262]*100/[.$S$2]" office:value-type="float" office:value="0">
            <text:p>0,00</text:p>
          </table:table-cell>
          <table:table-cell table:formula="of:=[.I2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3]"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['file:///home/diego/workspace/qin-cluster/pruebas/estadisticas/corrida-20120802000741.ods'#$secuencia.B263]" office:value-type="float" office:value="0">
            <text:p>0</text:p>
          </table:table-cell>
          <table:table-cell table:formula="of:=['file:///home/diego/workspace/qin-cluster/pruebas/estadisticas/corrida-20120802000741.ods'#$secuencia.C263]" office:value-type="float" office:value="0">
            <text:p>0,00</text:p>
          </table:table-cell>
          <table:table-cell table:formula="of:=[.C2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3]" office:value-type="float" office:value="0">
            <text:p>0</text:p>
          </table:table-cell>
          <table:table-cell table:formula="of:=['file:///home/diego/workspace/qin-cluster/pruebas/estadisticas/corrida-20120802000741.ods'#$acumulado.A263]" office:value-type="float" office:value="0">
            <text:p>0</text:p>
          </table:table-cell>
          <table:table-cell table:formula="of:=['file:///home/diego/workspace/qin-cluster/pruebas/estadisticas/corrida-20120802000741.ods'#$acumulado.C263]" office:value-type="float" office:value="0">
            <text:p>0</text:p>
          </table:table-cell>
          <table:table-cell table:formula="of:=['file:///home/diego/workspace/qin-cluster/pruebas/estadisticas/corrida-20120802000741.ods'#$acumulado.D263]" office:value-type="float" office:value="0">
            <text:p>0</text:p>
          </table:table-cell>
          <table:table-cell table:formula="of:=['file:///home/diego/workspace/qin-cluster/pruebas/estadisticas/corrida-20120802000741.ods'#$acumulado.E263]" office:value-type="float" office:value="0">
            <text:p>0</text:p>
          </table:table-cell>
          <table:table-cell table:formula="of:=['file:///home/diego/workspace/qin-cluster/pruebas/estadisticas/corrida-20120802000741.ods'#$acumulado.F263]" office:value-type="float" office:value="0">
            <text:p>0</text:p>
          </table:table-cell>
          <table:table-cell table:formula="of:=['file:///home/diego/workspace/qin-cluster/pruebas/estadisticas/corrida-20120802000741.ods'#$acumulado.G263]" office:value-type="float" office:value="0">
            <text:p>0</text:p>
          </table:table-cell>
          <table:table-cell table:formula="of:=[.L263]*100/[.$S$2]" office:value-type="float" office:value="0">
            <text:p>0,00</text:p>
          </table:table-cell>
          <table:table-cell table:formula="of:=[.I2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4]" office:value-type="float" office:value="0">
            <text:p>0</text:p>
          </table:table-cell>
          <table:table-cell office:value-type="float" office:value="263">
            <text:p>263</text:p>
          </table:table-cell>
          <table:table-cell table:formula="of:=['file:///home/diego/workspace/qin-cluster/pruebas/estadisticas/corrida-20120802000741.ods'#$secuencia.B264]" office:value-type="float" office:value="0">
            <text:p>0</text:p>
          </table:table-cell>
          <table:table-cell table:formula="of:=['file:///home/diego/workspace/qin-cluster/pruebas/estadisticas/corrida-20120802000741.ods'#$secuencia.C264]" office:value-type="float" office:value="0">
            <text:p>0,00</text:p>
          </table:table-cell>
          <table:table-cell table:formula="of:=[.C2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4]" office:value-type="float" office:value="0">
            <text:p>0</text:p>
          </table:table-cell>
          <table:table-cell table:formula="of:=['file:///home/diego/workspace/qin-cluster/pruebas/estadisticas/corrida-20120802000741.ods'#$acumulado.A264]" office:value-type="float" office:value="0">
            <text:p>0</text:p>
          </table:table-cell>
          <table:table-cell table:formula="of:=['file:///home/diego/workspace/qin-cluster/pruebas/estadisticas/corrida-20120802000741.ods'#$acumulado.C264]" office:value-type="float" office:value="0">
            <text:p>0</text:p>
          </table:table-cell>
          <table:table-cell table:formula="of:=['file:///home/diego/workspace/qin-cluster/pruebas/estadisticas/corrida-20120802000741.ods'#$acumulado.D264]" office:value-type="float" office:value="0">
            <text:p>0</text:p>
          </table:table-cell>
          <table:table-cell table:formula="of:=['file:///home/diego/workspace/qin-cluster/pruebas/estadisticas/corrida-20120802000741.ods'#$acumulado.E264]" office:value-type="float" office:value="0">
            <text:p>0</text:p>
          </table:table-cell>
          <table:table-cell table:formula="of:=['file:///home/diego/workspace/qin-cluster/pruebas/estadisticas/corrida-20120802000741.ods'#$acumulado.F264]" office:value-type="float" office:value="0">
            <text:p>0</text:p>
          </table:table-cell>
          <table:table-cell table:formula="of:=['file:///home/diego/workspace/qin-cluster/pruebas/estadisticas/corrida-20120802000741.ods'#$acumulado.G264]" office:value-type="float" office:value="0">
            <text:p>0</text:p>
          </table:table-cell>
          <table:table-cell table:formula="of:=[.L264]*100/[.$S$2]" office:value-type="float" office:value="0">
            <text:p>0,00</text:p>
          </table:table-cell>
          <table:table-cell table:formula="of:=[.I2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5]"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'file:///home/diego/workspace/qin-cluster/pruebas/estadisticas/corrida-20120802000741.ods'#$secuencia.B265]" office:value-type="float" office:value="0">
            <text:p>0</text:p>
          </table:table-cell>
          <table:table-cell table:formula="of:=['file:///home/diego/workspace/qin-cluster/pruebas/estadisticas/corrida-20120802000741.ods'#$secuencia.C265]" office:value-type="float" office:value="0">
            <text:p>0,00</text:p>
          </table:table-cell>
          <table:table-cell table:formula="of:=[.C2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5]" office:value-type="float" office:value="0">
            <text:p>0</text:p>
          </table:table-cell>
          <table:table-cell table:formula="of:=['file:///home/diego/workspace/qin-cluster/pruebas/estadisticas/corrida-20120802000741.ods'#$acumulado.A265]" office:value-type="float" office:value="0">
            <text:p>0</text:p>
          </table:table-cell>
          <table:table-cell table:formula="of:=['file:///home/diego/workspace/qin-cluster/pruebas/estadisticas/corrida-20120802000741.ods'#$acumulado.C265]" office:value-type="float" office:value="0">
            <text:p>0</text:p>
          </table:table-cell>
          <table:table-cell table:formula="of:=['file:///home/diego/workspace/qin-cluster/pruebas/estadisticas/corrida-20120802000741.ods'#$acumulado.D265]" office:value-type="float" office:value="0">
            <text:p>0</text:p>
          </table:table-cell>
          <table:table-cell table:formula="of:=['file:///home/diego/workspace/qin-cluster/pruebas/estadisticas/corrida-20120802000741.ods'#$acumulado.E265]" office:value-type="float" office:value="0">
            <text:p>0</text:p>
          </table:table-cell>
          <table:table-cell table:formula="of:=['file:///home/diego/workspace/qin-cluster/pruebas/estadisticas/corrida-20120802000741.ods'#$acumulado.F265]" office:value-type="float" office:value="0">
            <text:p>0</text:p>
          </table:table-cell>
          <table:table-cell table:formula="of:=['file:///home/diego/workspace/qin-cluster/pruebas/estadisticas/corrida-20120802000741.ods'#$acumulado.G265]" office:value-type="float" office:value="0">
            <text:p>0</text:p>
          </table:table-cell>
          <table:table-cell table:formula="of:=[.L265]*100/[.$S$2]" office:value-type="float" office:value="0">
            <text:p>0,00</text:p>
          </table:table-cell>
          <table:table-cell table:formula="of:=[.I2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6]"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['file:///home/diego/workspace/qin-cluster/pruebas/estadisticas/corrida-20120802000741.ods'#$secuencia.B266]" office:value-type="float" office:value="0">
            <text:p>0</text:p>
          </table:table-cell>
          <table:table-cell table:formula="of:=['file:///home/diego/workspace/qin-cluster/pruebas/estadisticas/corrida-20120802000741.ods'#$secuencia.C266]" office:value-type="float" office:value="0">
            <text:p>0,00</text:p>
          </table:table-cell>
          <table:table-cell table:formula="of:=[.C2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6]" office:value-type="float" office:value="0">
            <text:p>0</text:p>
          </table:table-cell>
          <table:table-cell table:formula="of:=['file:///home/diego/workspace/qin-cluster/pruebas/estadisticas/corrida-20120802000741.ods'#$acumulado.A266]" office:value-type="float" office:value="0">
            <text:p>0</text:p>
          </table:table-cell>
          <table:table-cell table:formula="of:=['file:///home/diego/workspace/qin-cluster/pruebas/estadisticas/corrida-20120802000741.ods'#$acumulado.C266]" office:value-type="float" office:value="0">
            <text:p>0</text:p>
          </table:table-cell>
          <table:table-cell table:formula="of:=['file:///home/diego/workspace/qin-cluster/pruebas/estadisticas/corrida-20120802000741.ods'#$acumulado.D266]" office:value-type="float" office:value="0">
            <text:p>0</text:p>
          </table:table-cell>
          <table:table-cell table:formula="of:=['file:///home/diego/workspace/qin-cluster/pruebas/estadisticas/corrida-20120802000741.ods'#$acumulado.E266]" office:value-type="float" office:value="0">
            <text:p>0</text:p>
          </table:table-cell>
          <table:table-cell table:formula="of:=['file:///home/diego/workspace/qin-cluster/pruebas/estadisticas/corrida-20120802000741.ods'#$acumulado.F266]" office:value-type="float" office:value="0">
            <text:p>0</text:p>
          </table:table-cell>
          <table:table-cell table:formula="of:=['file:///home/diego/workspace/qin-cluster/pruebas/estadisticas/corrida-20120802000741.ods'#$acumulado.G266]" office:value-type="float" office:value="0">
            <text:p>0</text:p>
          </table:table-cell>
          <table:table-cell table:formula="of:=[.L266]*100/[.$S$2]" office:value-type="float" office:value="0">
            <text:p>0,00</text:p>
          </table:table-cell>
          <table:table-cell table:formula="of:=[.I2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7]" office:value-type="float" office:value="0">
            <text:p>0</text:p>
          </table:table-cell>
          <table:table-cell office:value-type="float" office:value="266">
            <text:p>266</text:p>
          </table:table-cell>
          <table:table-cell table:formula="of:=['file:///home/diego/workspace/qin-cluster/pruebas/estadisticas/corrida-20120802000741.ods'#$secuencia.B267]" office:value-type="float" office:value="0">
            <text:p>0</text:p>
          </table:table-cell>
          <table:table-cell table:formula="of:=['file:///home/diego/workspace/qin-cluster/pruebas/estadisticas/corrida-20120802000741.ods'#$secuencia.C267]" office:value-type="float" office:value="0">
            <text:p>0,00</text:p>
          </table:table-cell>
          <table:table-cell table:formula="of:=[.C2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7]" office:value-type="float" office:value="0">
            <text:p>0</text:p>
          </table:table-cell>
          <table:table-cell table:formula="of:=['file:///home/diego/workspace/qin-cluster/pruebas/estadisticas/corrida-20120802000741.ods'#$acumulado.A267]" office:value-type="float" office:value="0">
            <text:p>0</text:p>
          </table:table-cell>
          <table:table-cell table:formula="of:=['file:///home/diego/workspace/qin-cluster/pruebas/estadisticas/corrida-20120802000741.ods'#$acumulado.C267]" office:value-type="float" office:value="0">
            <text:p>0</text:p>
          </table:table-cell>
          <table:table-cell table:formula="of:=['file:///home/diego/workspace/qin-cluster/pruebas/estadisticas/corrida-20120802000741.ods'#$acumulado.D267]" office:value-type="float" office:value="0">
            <text:p>0</text:p>
          </table:table-cell>
          <table:table-cell table:formula="of:=['file:///home/diego/workspace/qin-cluster/pruebas/estadisticas/corrida-20120802000741.ods'#$acumulado.E267]" office:value-type="float" office:value="0">
            <text:p>0</text:p>
          </table:table-cell>
          <table:table-cell table:formula="of:=['file:///home/diego/workspace/qin-cluster/pruebas/estadisticas/corrida-20120802000741.ods'#$acumulado.F267]" office:value-type="float" office:value="0">
            <text:p>0</text:p>
          </table:table-cell>
          <table:table-cell table:formula="of:=['file:///home/diego/workspace/qin-cluster/pruebas/estadisticas/corrida-20120802000741.ods'#$acumulado.G267]" office:value-type="float" office:value="0">
            <text:p>0</text:p>
          </table:table-cell>
          <table:table-cell table:formula="of:=[.L267]*100/[.$S$2]" office:value-type="float" office:value="0">
            <text:p>0,00</text:p>
          </table:table-cell>
          <table:table-cell table:formula="of:=[.I2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8]"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['file:///home/diego/workspace/qin-cluster/pruebas/estadisticas/corrida-20120802000741.ods'#$secuencia.B268]" office:value-type="float" office:value="0">
            <text:p>0</text:p>
          </table:table-cell>
          <table:table-cell table:formula="of:=['file:///home/diego/workspace/qin-cluster/pruebas/estadisticas/corrida-20120802000741.ods'#$secuencia.C268]" office:value-type="float" office:value="0">
            <text:p>0,00</text:p>
          </table:table-cell>
          <table:table-cell table:formula="of:=[.C2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8]" office:value-type="float" office:value="0">
            <text:p>0</text:p>
          </table:table-cell>
          <table:table-cell table:formula="of:=['file:///home/diego/workspace/qin-cluster/pruebas/estadisticas/corrida-20120802000741.ods'#$acumulado.A268]" office:value-type="float" office:value="0">
            <text:p>0</text:p>
          </table:table-cell>
          <table:table-cell table:formula="of:=['file:///home/diego/workspace/qin-cluster/pruebas/estadisticas/corrida-20120802000741.ods'#$acumulado.C268]" office:value-type="float" office:value="0">
            <text:p>0</text:p>
          </table:table-cell>
          <table:table-cell table:formula="of:=['file:///home/diego/workspace/qin-cluster/pruebas/estadisticas/corrida-20120802000741.ods'#$acumulado.D268]" office:value-type="float" office:value="0">
            <text:p>0</text:p>
          </table:table-cell>
          <table:table-cell table:formula="of:=['file:///home/diego/workspace/qin-cluster/pruebas/estadisticas/corrida-20120802000741.ods'#$acumulado.E268]" office:value-type="float" office:value="0">
            <text:p>0</text:p>
          </table:table-cell>
          <table:table-cell table:formula="of:=['file:///home/diego/workspace/qin-cluster/pruebas/estadisticas/corrida-20120802000741.ods'#$acumulado.F268]" office:value-type="float" office:value="0">
            <text:p>0</text:p>
          </table:table-cell>
          <table:table-cell table:formula="of:=['file:///home/diego/workspace/qin-cluster/pruebas/estadisticas/corrida-20120802000741.ods'#$acumulado.G268]" office:value-type="float" office:value="0">
            <text:p>0</text:p>
          </table:table-cell>
          <table:table-cell table:formula="of:=[.L268]*100/[.$S$2]" office:value-type="float" office:value="0">
            <text:p>0,00</text:p>
          </table:table-cell>
          <table:table-cell table:formula="of:=[.I2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69]" office:value-type="float" office:value="0">
            <text:p>0</text:p>
          </table:table-cell>
          <table:table-cell office:value-type="float" office:value="268">
            <text:p>268</text:p>
          </table:table-cell>
          <table:table-cell table:formula="of:=['file:///home/diego/workspace/qin-cluster/pruebas/estadisticas/corrida-20120802000741.ods'#$secuencia.B269]" office:value-type="float" office:value="0">
            <text:p>0</text:p>
          </table:table-cell>
          <table:table-cell table:formula="of:=['file:///home/diego/workspace/qin-cluster/pruebas/estadisticas/corrida-20120802000741.ods'#$secuencia.C269]" office:value-type="float" office:value="0">
            <text:p>0,00</text:p>
          </table:table-cell>
          <table:table-cell table:formula="of:=[.C2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69]" office:value-type="float" office:value="0">
            <text:p>0</text:p>
          </table:table-cell>
          <table:table-cell table:formula="of:=['file:///home/diego/workspace/qin-cluster/pruebas/estadisticas/corrida-20120802000741.ods'#$acumulado.A269]" office:value-type="float" office:value="0">
            <text:p>0</text:p>
          </table:table-cell>
          <table:table-cell table:formula="of:=['file:///home/diego/workspace/qin-cluster/pruebas/estadisticas/corrida-20120802000741.ods'#$acumulado.C269]" office:value-type="float" office:value="0">
            <text:p>0</text:p>
          </table:table-cell>
          <table:table-cell table:formula="of:=['file:///home/diego/workspace/qin-cluster/pruebas/estadisticas/corrida-20120802000741.ods'#$acumulado.D269]" office:value-type="float" office:value="0">
            <text:p>0</text:p>
          </table:table-cell>
          <table:table-cell table:formula="of:=['file:///home/diego/workspace/qin-cluster/pruebas/estadisticas/corrida-20120802000741.ods'#$acumulado.E269]" office:value-type="float" office:value="0">
            <text:p>0</text:p>
          </table:table-cell>
          <table:table-cell table:formula="of:=['file:///home/diego/workspace/qin-cluster/pruebas/estadisticas/corrida-20120802000741.ods'#$acumulado.F269]" office:value-type="float" office:value="0">
            <text:p>0</text:p>
          </table:table-cell>
          <table:table-cell table:formula="of:=['file:///home/diego/workspace/qin-cluster/pruebas/estadisticas/corrida-20120802000741.ods'#$acumulado.G269]" office:value-type="float" office:value="0">
            <text:p>0</text:p>
          </table:table-cell>
          <table:table-cell table:formula="of:=[.L269]*100/[.$S$2]" office:value-type="float" office:value="0">
            <text:p>0,00</text:p>
          </table:table-cell>
          <table:table-cell table:formula="of:=[.I2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0]" office:value-type="float" office:value="0">
            <text:p>0</text:p>
          </table:table-cell>
          <table:table-cell office:value-type="float" office:value="269">
            <text:p>269</text:p>
          </table:table-cell>
          <table:table-cell table:formula="of:=['file:///home/diego/workspace/qin-cluster/pruebas/estadisticas/corrida-20120802000741.ods'#$secuencia.B270]" office:value-type="float" office:value="0">
            <text:p>0</text:p>
          </table:table-cell>
          <table:table-cell table:formula="of:=['file:///home/diego/workspace/qin-cluster/pruebas/estadisticas/corrida-20120802000741.ods'#$secuencia.C270]" office:value-type="float" office:value="0">
            <text:p>0,00</text:p>
          </table:table-cell>
          <table:table-cell table:formula="of:=[.C2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0]" office:value-type="float" office:value="0">
            <text:p>0</text:p>
          </table:table-cell>
          <table:table-cell table:formula="of:=['file:///home/diego/workspace/qin-cluster/pruebas/estadisticas/corrida-20120802000741.ods'#$acumulado.A270]" office:value-type="float" office:value="0">
            <text:p>0</text:p>
          </table:table-cell>
          <table:table-cell table:formula="of:=['file:///home/diego/workspace/qin-cluster/pruebas/estadisticas/corrida-20120802000741.ods'#$acumulado.C270]" office:value-type="float" office:value="0">
            <text:p>0</text:p>
          </table:table-cell>
          <table:table-cell table:formula="of:=['file:///home/diego/workspace/qin-cluster/pruebas/estadisticas/corrida-20120802000741.ods'#$acumulado.D270]" office:value-type="float" office:value="0">
            <text:p>0</text:p>
          </table:table-cell>
          <table:table-cell table:formula="of:=['file:///home/diego/workspace/qin-cluster/pruebas/estadisticas/corrida-20120802000741.ods'#$acumulado.E270]" office:value-type="float" office:value="0">
            <text:p>0</text:p>
          </table:table-cell>
          <table:table-cell table:formula="of:=['file:///home/diego/workspace/qin-cluster/pruebas/estadisticas/corrida-20120802000741.ods'#$acumulado.F270]" office:value-type="float" office:value="0">
            <text:p>0</text:p>
          </table:table-cell>
          <table:table-cell table:formula="of:=['file:///home/diego/workspace/qin-cluster/pruebas/estadisticas/corrida-20120802000741.ods'#$acumulado.G270]" office:value-type="float" office:value="0">
            <text:p>0</text:p>
          </table:table-cell>
          <table:table-cell table:formula="of:=[.L270]*100/[.$S$2]" office:value-type="float" office:value="0">
            <text:p>0,00</text:p>
          </table:table-cell>
          <table:table-cell table:formula="of:=[.I2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1]" office:value-type="float" office:value="0">
            <text:p>0</text:p>
          </table:table-cell>
          <table:table-cell office:value-type="float" office:value="270">
            <text:p>270</text:p>
          </table:table-cell>
          <table:table-cell table:formula="of:=['file:///home/diego/workspace/qin-cluster/pruebas/estadisticas/corrida-20120802000741.ods'#$secuencia.B271]" office:value-type="float" office:value="0">
            <text:p>0</text:p>
          </table:table-cell>
          <table:table-cell table:formula="of:=['file:///home/diego/workspace/qin-cluster/pruebas/estadisticas/corrida-20120802000741.ods'#$secuencia.C271]" office:value-type="float" office:value="0">
            <text:p>0,00</text:p>
          </table:table-cell>
          <table:table-cell table:formula="of:=[.C2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1]" office:value-type="float" office:value="0">
            <text:p>0</text:p>
          </table:table-cell>
          <table:table-cell table:formula="of:=['file:///home/diego/workspace/qin-cluster/pruebas/estadisticas/corrida-20120802000741.ods'#$acumulado.A271]" office:value-type="float" office:value="0">
            <text:p>0</text:p>
          </table:table-cell>
          <table:table-cell table:formula="of:=['file:///home/diego/workspace/qin-cluster/pruebas/estadisticas/corrida-20120802000741.ods'#$acumulado.C271]" office:value-type="float" office:value="0">
            <text:p>0</text:p>
          </table:table-cell>
          <table:table-cell table:formula="of:=['file:///home/diego/workspace/qin-cluster/pruebas/estadisticas/corrida-20120802000741.ods'#$acumulado.D271]" office:value-type="float" office:value="0">
            <text:p>0</text:p>
          </table:table-cell>
          <table:table-cell table:formula="of:=['file:///home/diego/workspace/qin-cluster/pruebas/estadisticas/corrida-20120802000741.ods'#$acumulado.E271]" office:value-type="float" office:value="0">
            <text:p>0</text:p>
          </table:table-cell>
          <table:table-cell table:formula="of:=['file:///home/diego/workspace/qin-cluster/pruebas/estadisticas/corrida-20120802000741.ods'#$acumulado.F271]" office:value-type="float" office:value="0">
            <text:p>0</text:p>
          </table:table-cell>
          <table:table-cell table:formula="of:=['file:///home/diego/workspace/qin-cluster/pruebas/estadisticas/corrida-20120802000741.ods'#$acumulado.G271]" office:value-type="float" office:value="0">
            <text:p>0</text:p>
          </table:table-cell>
          <table:table-cell table:formula="of:=[.L271]*100/[.$S$2]" office:value-type="float" office:value="0">
            <text:p>0,00</text:p>
          </table:table-cell>
          <table:table-cell table:formula="of:=[.I2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2]" office:value-type="float" office:value="0">
            <text:p>0</text:p>
          </table:table-cell>
          <table:table-cell office:value-type="float" office:value="271">
            <text:p>271</text:p>
          </table:table-cell>
          <table:table-cell table:formula="of:=['file:///home/diego/workspace/qin-cluster/pruebas/estadisticas/corrida-20120802000741.ods'#$secuencia.B272]" office:value-type="float" office:value="0">
            <text:p>0</text:p>
          </table:table-cell>
          <table:table-cell table:formula="of:=['file:///home/diego/workspace/qin-cluster/pruebas/estadisticas/corrida-20120802000741.ods'#$secuencia.C272]" office:value-type="float" office:value="0">
            <text:p>0,00</text:p>
          </table:table-cell>
          <table:table-cell table:formula="of:=[.C2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2]" office:value-type="float" office:value="0">
            <text:p>0</text:p>
          </table:table-cell>
          <table:table-cell table:formula="of:=['file:///home/diego/workspace/qin-cluster/pruebas/estadisticas/corrida-20120802000741.ods'#$acumulado.A272]" office:value-type="float" office:value="0">
            <text:p>0</text:p>
          </table:table-cell>
          <table:table-cell table:formula="of:=['file:///home/diego/workspace/qin-cluster/pruebas/estadisticas/corrida-20120802000741.ods'#$acumulado.C272]" office:value-type="float" office:value="0">
            <text:p>0</text:p>
          </table:table-cell>
          <table:table-cell table:formula="of:=['file:///home/diego/workspace/qin-cluster/pruebas/estadisticas/corrida-20120802000741.ods'#$acumulado.D272]" office:value-type="float" office:value="0">
            <text:p>0</text:p>
          </table:table-cell>
          <table:table-cell table:formula="of:=['file:///home/diego/workspace/qin-cluster/pruebas/estadisticas/corrida-20120802000741.ods'#$acumulado.E272]" office:value-type="float" office:value="0">
            <text:p>0</text:p>
          </table:table-cell>
          <table:table-cell table:formula="of:=['file:///home/diego/workspace/qin-cluster/pruebas/estadisticas/corrida-20120802000741.ods'#$acumulado.F272]" office:value-type="float" office:value="0">
            <text:p>0</text:p>
          </table:table-cell>
          <table:table-cell table:formula="of:=['file:///home/diego/workspace/qin-cluster/pruebas/estadisticas/corrida-20120802000741.ods'#$acumulado.G272]" office:value-type="float" office:value="0">
            <text:p>0</text:p>
          </table:table-cell>
          <table:table-cell table:formula="of:=[.L272]*100/[.$S$2]" office:value-type="float" office:value="0">
            <text:p>0,00</text:p>
          </table:table-cell>
          <table:table-cell table:formula="of:=[.I2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3]" office:value-type="float" office:value="0">
            <text:p>0</text:p>
          </table:table-cell>
          <table:table-cell office:value-type="float" office:value="272">
            <text:p>272</text:p>
          </table:table-cell>
          <table:table-cell table:formula="of:=['file:///home/diego/workspace/qin-cluster/pruebas/estadisticas/corrida-20120802000741.ods'#$secuencia.B273]" office:value-type="float" office:value="0">
            <text:p>0</text:p>
          </table:table-cell>
          <table:table-cell table:formula="of:=['file:///home/diego/workspace/qin-cluster/pruebas/estadisticas/corrida-20120802000741.ods'#$secuencia.C273]" office:value-type="float" office:value="0">
            <text:p>0,00</text:p>
          </table:table-cell>
          <table:table-cell table:formula="of:=[.C2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3]" office:value-type="float" office:value="0">
            <text:p>0</text:p>
          </table:table-cell>
          <table:table-cell table:formula="of:=['file:///home/diego/workspace/qin-cluster/pruebas/estadisticas/corrida-20120802000741.ods'#$acumulado.A273]" office:value-type="float" office:value="0">
            <text:p>0</text:p>
          </table:table-cell>
          <table:table-cell table:formula="of:=['file:///home/diego/workspace/qin-cluster/pruebas/estadisticas/corrida-20120802000741.ods'#$acumulado.C273]" office:value-type="float" office:value="0">
            <text:p>0</text:p>
          </table:table-cell>
          <table:table-cell table:formula="of:=['file:///home/diego/workspace/qin-cluster/pruebas/estadisticas/corrida-20120802000741.ods'#$acumulado.D273]" office:value-type="float" office:value="0">
            <text:p>0</text:p>
          </table:table-cell>
          <table:table-cell table:formula="of:=['file:///home/diego/workspace/qin-cluster/pruebas/estadisticas/corrida-20120802000741.ods'#$acumulado.E273]" office:value-type="float" office:value="0">
            <text:p>0</text:p>
          </table:table-cell>
          <table:table-cell table:formula="of:=['file:///home/diego/workspace/qin-cluster/pruebas/estadisticas/corrida-20120802000741.ods'#$acumulado.F273]" office:value-type="float" office:value="0">
            <text:p>0</text:p>
          </table:table-cell>
          <table:table-cell table:formula="of:=['file:///home/diego/workspace/qin-cluster/pruebas/estadisticas/corrida-20120802000741.ods'#$acumulado.G273]" office:value-type="float" office:value="0">
            <text:p>0</text:p>
          </table:table-cell>
          <table:table-cell table:formula="of:=[.L273]*100/[.$S$2]" office:value-type="float" office:value="0">
            <text:p>0,00</text:p>
          </table:table-cell>
          <table:table-cell table:formula="of:=[.I2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4]" office:value-type="float" office:value="0">
            <text:p>0</text:p>
          </table:table-cell>
          <table:table-cell office:value-type="float" office:value="273">
            <text:p>273</text:p>
          </table:table-cell>
          <table:table-cell table:formula="of:=['file:///home/diego/workspace/qin-cluster/pruebas/estadisticas/corrida-20120802000741.ods'#$secuencia.B274]" office:value-type="float" office:value="0">
            <text:p>0</text:p>
          </table:table-cell>
          <table:table-cell table:formula="of:=['file:///home/diego/workspace/qin-cluster/pruebas/estadisticas/corrida-20120802000741.ods'#$secuencia.C274]" office:value-type="float" office:value="0">
            <text:p>0,00</text:p>
          </table:table-cell>
          <table:table-cell table:formula="of:=[.C2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4]" office:value-type="float" office:value="0">
            <text:p>0</text:p>
          </table:table-cell>
          <table:table-cell table:formula="of:=['file:///home/diego/workspace/qin-cluster/pruebas/estadisticas/corrida-20120802000741.ods'#$acumulado.A274]" office:value-type="float" office:value="0">
            <text:p>0</text:p>
          </table:table-cell>
          <table:table-cell table:formula="of:=['file:///home/diego/workspace/qin-cluster/pruebas/estadisticas/corrida-20120802000741.ods'#$acumulado.C274]" office:value-type="float" office:value="0">
            <text:p>0</text:p>
          </table:table-cell>
          <table:table-cell table:formula="of:=['file:///home/diego/workspace/qin-cluster/pruebas/estadisticas/corrida-20120802000741.ods'#$acumulado.D274]" office:value-type="float" office:value="0">
            <text:p>0</text:p>
          </table:table-cell>
          <table:table-cell table:formula="of:=['file:///home/diego/workspace/qin-cluster/pruebas/estadisticas/corrida-20120802000741.ods'#$acumulado.E274]" office:value-type="float" office:value="0">
            <text:p>0</text:p>
          </table:table-cell>
          <table:table-cell table:formula="of:=['file:///home/diego/workspace/qin-cluster/pruebas/estadisticas/corrida-20120802000741.ods'#$acumulado.F274]" office:value-type="float" office:value="0">
            <text:p>0</text:p>
          </table:table-cell>
          <table:table-cell table:formula="of:=['file:///home/diego/workspace/qin-cluster/pruebas/estadisticas/corrida-20120802000741.ods'#$acumulado.G274]" office:value-type="float" office:value="0">
            <text:p>0</text:p>
          </table:table-cell>
          <table:table-cell table:formula="of:=[.L274]*100/[.$S$2]" office:value-type="float" office:value="0">
            <text:p>0,00</text:p>
          </table:table-cell>
          <table:table-cell table:formula="of:=[.I2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5]" office:value-type="float" office:value="0">
            <text:p>0</text:p>
          </table:table-cell>
          <table:table-cell office:value-type="float" office:value="274">
            <text:p>274</text:p>
          </table:table-cell>
          <table:table-cell table:formula="of:=['file:///home/diego/workspace/qin-cluster/pruebas/estadisticas/corrida-20120802000741.ods'#$secuencia.B275]" office:value-type="float" office:value="0">
            <text:p>0</text:p>
          </table:table-cell>
          <table:table-cell table:formula="of:=['file:///home/diego/workspace/qin-cluster/pruebas/estadisticas/corrida-20120802000741.ods'#$secuencia.C275]" office:value-type="float" office:value="0">
            <text:p>0,00</text:p>
          </table:table-cell>
          <table:table-cell table:formula="of:=[.C2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5]" office:value-type="float" office:value="0">
            <text:p>0</text:p>
          </table:table-cell>
          <table:table-cell table:formula="of:=['file:///home/diego/workspace/qin-cluster/pruebas/estadisticas/corrida-20120802000741.ods'#$acumulado.A275]" office:value-type="float" office:value="0">
            <text:p>0</text:p>
          </table:table-cell>
          <table:table-cell table:formula="of:=['file:///home/diego/workspace/qin-cluster/pruebas/estadisticas/corrida-20120802000741.ods'#$acumulado.C275]" office:value-type="float" office:value="0">
            <text:p>0</text:p>
          </table:table-cell>
          <table:table-cell table:formula="of:=['file:///home/diego/workspace/qin-cluster/pruebas/estadisticas/corrida-20120802000741.ods'#$acumulado.D275]" office:value-type="float" office:value="0">
            <text:p>0</text:p>
          </table:table-cell>
          <table:table-cell table:formula="of:=['file:///home/diego/workspace/qin-cluster/pruebas/estadisticas/corrida-20120802000741.ods'#$acumulado.E275]" office:value-type="float" office:value="0">
            <text:p>0</text:p>
          </table:table-cell>
          <table:table-cell table:formula="of:=['file:///home/diego/workspace/qin-cluster/pruebas/estadisticas/corrida-20120802000741.ods'#$acumulado.F275]" office:value-type="float" office:value="0">
            <text:p>0</text:p>
          </table:table-cell>
          <table:table-cell table:formula="of:=['file:///home/diego/workspace/qin-cluster/pruebas/estadisticas/corrida-20120802000741.ods'#$acumulado.G275]" office:value-type="float" office:value="0">
            <text:p>0</text:p>
          </table:table-cell>
          <table:table-cell table:formula="of:=[.L275]*100/[.$S$2]" office:value-type="float" office:value="0">
            <text:p>0,00</text:p>
          </table:table-cell>
          <table:table-cell table:formula="of:=[.I2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6]"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'file:///home/diego/workspace/qin-cluster/pruebas/estadisticas/corrida-20120802000741.ods'#$secuencia.B276]" office:value-type="float" office:value="0">
            <text:p>0</text:p>
          </table:table-cell>
          <table:table-cell table:formula="of:=['file:///home/diego/workspace/qin-cluster/pruebas/estadisticas/corrida-20120802000741.ods'#$secuencia.C276]" office:value-type="float" office:value="0">
            <text:p>0,00</text:p>
          </table:table-cell>
          <table:table-cell table:formula="of:=[.C2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6]" office:value-type="float" office:value="0">
            <text:p>0</text:p>
          </table:table-cell>
          <table:table-cell table:formula="of:=['file:///home/diego/workspace/qin-cluster/pruebas/estadisticas/corrida-20120802000741.ods'#$acumulado.A276]" office:value-type="float" office:value="0">
            <text:p>0</text:p>
          </table:table-cell>
          <table:table-cell table:formula="of:=['file:///home/diego/workspace/qin-cluster/pruebas/estadisticas/corrida-20120802000741.ods'#$acumulado.C276]" office:value-type="float" office:value="0">
            <text:p>0</text:p>
          </table:table-cell>
          <table:table-cell table:formula="of:=['file:///home/diego/workspace/qin-cluster/pruebas/estadisticas/corrida-20120802000741.ods'#$acumulado.D276]" office:value-type="float" office:value="0">
            <text:p>0</text:p>
          </table:table-cell>
          <table:table-cell table:formula="of:=['file:///home/diego/workspace/qin-cluster/pruebas/estadisticas/corrida-20120802000741.ods'#$acumulado.E276]" office:value-type="float" office:value="0">
            <text:p>0</text:p>
          </table:table-cell>
          <table:table-cell table:formula="of:=['file:///home/diego/workspace/qin-cluster/pruebas/estadisticas/corrida-20120802000741.ods'#$acumulado.F276]" office:value-type="float" office:value="0">
            <text:p>0</text:p>
          </table:table-cell>
          <table:table-cell table:formula="of:=['file:///home/diego/workspace/qin-cluster/pruebas/estadisticas/corrida-20120802000741.ods'#$acumulado.G276]" office:value-type="float" office:value="0">
            <text:p>0</text:p>
          </table:table-cell>
          <table:table-cell table:formula="of:=[.L276]*100/[.$S$2]" office:value-type="float" office:value="0">
            <text:p>0,00</text:p>
          </table:table-cell>
          <table:table-cell table:formula="of:=[.I2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7]" office:value-type="float" office:value="0">
            <text:p>0</text:p>
          </table:table-cell>
          <table:table-cell office:value-type="float" office:value="276">
            <text:p>276</text:p>
          </table:table-cell>
          <table:table-cell table:formula="of:=['file:///home/diego/workspace/qin-cluster/pruebas/estadisticas/corrida-20120802000741.ods'#$secuencia.B277]" office:value-type="float" office:value="0">
            <text:p>0</text:p>
          </table:table-cell>
          <table:table-cell table:formula="of:=['file:///home/diego/workspace/qin-cluster/pruebas/estadisticas/corrida-20120802000741.ods'#$secuencia.C277]" office:value-type="float" office:value="0">
            <text:p>0,00</text:p>
          </table:table-cell>
          <table:table-cell table:formula="of:=[.C2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7]" office:value-type="float" office:value="0">
            <text:p>0</text:p>
          </table:table-cell>
          <table:table-cell table:formula="of:=['file:///home/diego/workspace/qin-cluster/pruebas/estadisticas/corrida-20120802000741.ods'#$acumulado.A277]" office:value-type="float" office:value="0">
            <text:p>0</text:p>
          </table:table-cell>
          <table:table-cell table:formula="of:=['file:///home/diego/workspace/qin-cluster/pruebas/estadisticas/corrida-20120802000741.ods'#$acumulado.C277]" office:value-type="float" office:value="0">
            <text:p>0</text:p>
          </table:table-cell>
          <table:table-cell table:formula="of:=['file:///home/diego/workspace/qin-cluster/pruebas/estadisticas/corrida-20120802000741.ods'#$acumulado.D277]" office:value-type="float" office:value="0">
            <text:p>0</text:p>
          </table:table-cell>
          <table:table-cell table:formula="of:=['file:///home/diego/workspace/qin-cluster/pruebas/estadisticas/corrida-20120802000741.ods'#$acumulado.E277]" office:value-type="float" office:value="0">
            <text:p>0</text:p>
          </table:table-cell>
          <table:table-cell table:formula="of:=['file:///home/diego/workspace/qin-cluster/pruebas/estadisticas/corrida-20120802000741.ods'#$acumulado.F277]" office:value-type="float" office:value="0">
            <text:p>0</text:p>
          </table:table-cell>
          <table:table-cell table:formula="of:=['file:///home/diego/workspace/qin-cluster/pruebas/estadisticas/corrida-20120802000741.ods'#$acumulado.G277]" office:value-type="float" office:value="0">
            <text:p>0</text:p>
          </table:table-cell>
          <table:table-cell table:formula="of:=[.L277]*100/[.$S$2]" office:value-type="float" office:value="0">
            <text:p>0,00</text:p>
          </table:table-cell>
          <table:table-cell table:formula="of:=[.I2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8]" office:value-type="float" office:value="0">
            <text:p>0</text:p>
          </table:table-cell>
          <table:table-cell office:value-type="float" office:value="277">
            <text:p>277</text:p>
          </table:table-cell>
          <table:table-cell table:formula="of:=['file:///home/diego/workspace/qin-cluster/pruebas/estadisticas/corrida-20120802000741.ods'#$secuencia.B278]" office:value-type="float" office:value="0">
            <text:p>0</text:p>
          </table:table-cell>
          <table:table-cell table:formula="of:=['file:///home/diego/workspace/qin-cluster/pruebas/estadisticas/corrida-20120802000741.ods'#$secuencia.C278]" office:value-type="float" office:value="0">
            <text:p>0,00</text:p>
          </table:table-cell>
          <table:table-cell table:formula="of:=[.C2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8]" office:value-type="float" office:value="0">
            <text:p>0</text:p>
          </table:table-cell>
          <table:table-cell table:formula="of:=['file:///home/diego/workspace/qin-cluster/pruebas/estadisticas/corrida-20120802000741.ods'#$acumulado.A278]" office:value-type="float" office:value="0">
            <text:p>0</text:p>
          </table:table-cell>
          <table:table-cell table:formula="of:=['file:///home/diego/workspace/qin-cluster/pruebas/estadisticas/corrida-20120802000741.ods'#$acumulado.C278]" office:value-type="float" office:value="0">
            <text:p>0</text:p>
          </table:table-cell>
          <table:table-cell table:formula="of:=['file:///home/diego/workspace/qin-cluster/pruebas/estadisticas/corrida-20120802000741.ods'#$acumulado.D278]" office:value-type="float" office:value="0">
            <text:p>0</text:p>
          </table:table-cell>
          <table:table-cell table:formula="of:=['file:///home/diego/workspace/qin-cluster/pruebas/estadisticas/corrida-20120802000741.ods'#$acumulado.E278]" office:value-type="float" office:value="0">
            <text:p>0</text:p>
          </table:table-cell>
          <table:table-cell table:formula="of:=['file:///home/diego/workspace/qin-cluster/pruebas/estadisticas/corrida-20120802000741.ods'#$acumulado.F278]" office:value-type="float" office:value="0">
            <text:p>0</text:p>
          </table:table-cell>
          <table:table-cell table:formula="of:=['file:///home/diego/workspace/qin-cluster/pruebas/estadisticas/corrida-20120802000741.ods'#$acumulado.G278]" office:value-type="float" office:value="0">
            <text:p>0</text:p>
          </table:table-cell>
          <table:table-cell table:formula="of:=[.L278]*100/[.$S$2]" office:value-type="float" office:value="0">
            <text:p>0,00</text:p>
          </table:table-cell>
          <table:table-cell table:formula="of:=[.I2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79]" office:value-type="float" office:value="0">
            <text:p>0</text:p>
          </table:table-cell>
          <table:table-cell office:value-type="float" office:value="278">
            <text:p>278</text:p>
          </table:table-cell>
          <table:table-cell table:formula="of:=['file:///home/diego/workspace/qin-cluster/pruebas/estadisticas/corrida-20120802000741.ods'#$secuencia.B279]" office:value-type="float" office:value="0">
            <text:p>0</text:p>
          </table:table-cell>
          <table:table-cell table:formula="of:=['file:///home/diego/workspace/qin-cluster/pruebas/estadisticas/corrida-20120802000741.ods'#$secuencia.C279]" office:value-type="float" office:value="0">
            <text:p>0,00</text:p>
          </table:table-cell>
          <table:table-cell table:formula="of:=[.C2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79]" office:value-type="float" office:value="0">
            <text:p>0</text:p>
          </table:table-cell>
          <table:table-cell table:formula="of:=['file:///home/diego/workspace/qin-cluster/pruebas/estadisticas/corrida-20120802000741.ods'#$acumulado.A279]" office:value-type="float" office:value="0">
            <text:p>0</text:p>
          </table:table-cell>
          <table:table-cell table:formula="of:=['file:///home/diego/workspace/qin-cluster/pruebas/estadisticas/corrida-20120802000741.ods'#$acumulado.C279]" office:value-type="float" office:value="0">
            <text:p>0</text:p>
          </table:table-cell>
          <table:table-cell table:formula="of:=['file:///home/diego/workspace/qin-cluster/pruebas/estadisticas/corrida-20120802000741.ods'#$acumulado.D279]" office:value-type="float" office:value="0">
            <text:p>0</text:p>
          </table:table-cell>
          <table:table-cell table:formula="of:=['file:///home/diego/workspace/qin-cluster/pruebas/estadisticas/corrida-20120802000741.ods'#$acumulado.E279]" office:value-type="float" office:value="0">
            <text:p>0</text:p>
          </table:table-cell>
          <table:table-cell table:formula="of:=['file:///home/diego/workspace/qin-cluster/pruebas/estadisticas/corrida-20120802000741.ods'#$acumulado.F279]" office:value-type="float" office:value="0">
            <text:p>0</text:p>
          </table:table-cell>
          <table:table-cell table:formula="of:=['file:///home/diego/workspace/qin-cluster/pruebas/estadisticas/corrida-20120802000741.ods'#$acumulado.G279]" office:value-type="float" office:value="0">
            <text:p>0</text:p>
          </table:table-cell>
          <table:table-cell table:formula="of:=[.L279]*100/[.$S$2]" office:value-type="float" office:value="0">
            <text:p>0,00</text:p>
          </table:table-cell>
          <table:table-cell table:formula="of:=[.I2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0]" office:value-type="float" office:value="0">
            <text:p>0</text:p>
          </table:table-cell>
          <table:table-cell office:value-type="float" office:value="279">
            <text:p>279</text:p>
          </table:table-cell>
          <table:table-cell table:formula="of:=['file:///home/diego/workspace/qin-cluster/pruebas/estadisticas/corrida-20120802000741.ods'#$secuencia.B280]" office:value-type="float" office:value="0">
            <text:p>0</text:p>
          </table:table-cell>
          <table:table-cell table:formula="of:=['file:///home/diego/workspace/qin-cluster/pruebas/estadisticas/corrida-20120802000741.ods'#$secuencia.C280]" office:value-type="float" office:value="0">
            <text:p>0,00</text:p>
          </table:table-cell>
          <table:table-cell table:formula="of:=[.C2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0]" office:value-type="float" office:value="0">
            <text:p>0</text:p>
          </table:table-cell>
          <table:table-cell table:formula="of:=['file:///home/diego/workspace/qin-cluster/pruebas/estadisticas/corrida-20120802000741.ods'#$acumulado.A280]" office:value-type="float" office:value="0">
            <text:p>0</text:p>
          </table:table-cell>
          <table:table-cell table:formula="of:=['file:///home/diego/workspace/qin-cluster/pruebas/estadisticas/corrida-20120802000741.ods'#$acumulado.C280]" office:value-type="float" office:value="0">
            <text:p>0</text:p>
          </table:table-cell>
          <table:table-cell table:formula="of:=['file:///home/diego/workspace/qin-cluster/pruebas/estadisticas/corrida-20120802000741.ods'#$acumulado.D280]" office:value-type="float" office:value="0">
            <text:p>0</text:p>
          </table:table-cell>
          <table:table-cell table:formula="of:=['file:///home/diego/workspace/qin-cluster/pruebas/estadisticas/corrida-20120802000741.ods'#$acumulado.E280]" office:value-type="float" office:value="0">
            <text:p>0</text:p>
          </table:table-cell>
          <table:table-cell table:formula="of:=['file:///home/diego/workspace/qin-cluster/pruebas/estadisticas/corrida-20120802000741.ods'#$acumulado.F280]" office:value-type="float" office:value="0">
            <text:p>0</text:p>
          </table:table-cell>
          <table:table-cell table:formula="of:=['file:///home/diego/workspace/qin-cluster/pruebas/estadisticas/corrida-20120802000741.ods'#$acumulado.G280]" office:value-type="float" office:value="0">
            <text:p>0</text:p>
          </table:table-cell>
          <table:table-cell table:formula="of:=[.L280]*100/[.$S$2]" office:value-type="float" office:value="0">
            <text:p>0,00</text:p>
          </table:table-cell>
          <table:table-cell table:formula="of:=[.I2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1]"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'file:///home/diego/workspace/qin-cluster/pruebas/estadisticas/corrida-20120802000741.ods'#$secuencia.B281]" office:value-type="float" office:value="0">
            <text:p>0</text:p>
          </table:table-cell>
          <table:table-cell table:formula="of:=['file:///home/diego/workspace/qin-cluster/pruebas/estadisticas/corrida-20120802000741.ods'#$secuencia.C281]" office:value-type="float" office:value="0">
            <text:p>0,00</text:p>
          </table:table-cell>
          <table:table-cell table:formula="of:=[.C2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1]" office:value-type="float" office:value="0">
            <text:p>0</text:p>
          </table:table-cell>
          <table:table-cell table:formula="of:=['file:///home/diego/workspace/qin-cluster/pruebas/estadisticas/corrida-20120802000741.ods'#$acumulado.A281]" office:value-type="float" office:value="0">
            <text:p>0</text:p>
          </table:table-cell>
          <table:table-cell table:formula="of:=['file:///home/diego/workspace/qin-cluster/pruebas/estadisticas/corrida-20120802000741.ods'#$acumulado.C281]" office:value-type="float" office:value="0">
            <text:p>0</text:p>
          </table:table-cell>
          <table:table-cell table:formula="of:=['file:///home/diego/workspace/qin-cluster/pruebas/estadisticas/corrida-20120802000741.ods'#$acumulado.D281]" office:value-type="float" office:value="0">
            <text:p>0</text:p>
          </table:table-cell>
          <table:table-cell table:formula="of:=['file:///home/diego/workspace/qin-cluster/pruebas/estadisticas/corrida-20120802000741.ods'#$acumulado.E281]" office:value-type="float" office:value="0">
            <text:p>0</text:p>
          </table:table-cell>
          <table:table-cell table:formula="of:=['file:///home/diego/workspace/qin-cluster/pruebas/estadisticas/corrida-20120802000741.ods'#$acumulado.F281]" office:value-type="float" office:value="0">
            <text:p>0</text:p>
          </table:table-cell>
          <table:table-cell table:formula="of:=['file:///home/diego/workspace/qin-cluster/pruebas/estadisticas/corrida-20120802000741.ods'#$acumulado.G281]" office:value-type="float" office:value="0">
            <text:p>0</text:p>
          </table:table-cell>
          <table:table-cell table:formula="of:=[.L281]*100/[.$S$2]" office:value-type="float" office:value="0">
            <text:p>0,00</text:p>
          </table:table-cell>
          <table:table-cell table:formula="of:=[.I2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2]" office:value-type="float" office:value="0">
            <text:p>0</text:p>
          </table:table-cell>
          <table:table-cell office:value-type="float" office:value="281">
            <text:p>281</text:p>
          </table:table-cell>
          <table:table-cell table:formula="of:=['file:///home/diego/workspace/qin-cluster/pruebas/estadisticas/corrida-20120802000741.ods'#$secuencia.B282]" office:value-type="float" office:value="0">
            <text:p>0</text:p>
          </table:table-cell>
          <table:table-cell table:formula="of:=['file:///home/diego/workspace/qin-cluster/pruebas/estadisticas/corrida-20120802000741.ods'#$secuencia.C282]" office:value-type="float" office:value="0">
            <text:p>0,00</text:p>
          </table:table-cell>
          <table:table-cell table:formula="of:=[.C2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2]" office:value-type="float" office:value="0">
            <text:p>0</text:p>
          </table:table-cell>
          <table:table-cell table:formula="of:=['file:///home/diego/workspace/qin-cluster/pruebas/estadisticas/corrida-20120802000741.ods'#$acumulado.A282]" office:value-type="float" office:value="0">
            <text:p>0</text:p>
          </table:table-cell>
          <table:table-cell table:formula="of:=['file:///home/diego/workspace/qin-cluster/pruebas/estadisticas/corrida-20120802000741.ods'#$acumulado.C282]" office:value-type="float" office:value="0">
            <text:p>0</text:p>
          </table:table-cell>
          <table:table-cell table:formula="of:=['file:///home/diego/workspace/qin-cluster/pruebas/estadisticas/corrida-20120802000741.ods'#$acumulado.D282]" office:value-type="float" office:value="0">
            <text:p>0</text:p>
          </table:table-cell>
          <table:table-cell table:formula="of:=['file:///home/diego/workspace/qin-cluster/pruebas/estadisticas/corrida-20120802000741.ods'#$acumulado.E282]" office:value-type="float" office:value="0">
            <text:p>0</text:p>
          </table:table-cell>
          <table:table-cell table:formula="of:=['file:///home/diego/workspace/qin-cluster/pruebas/estadisticas/corrida-20120802000741.ods'#$acumulado.F282]" office:value-type="float" office:value="0">
            <text:p>0</text:p>
          </table:table-cell>
          <table:table-cell table:formula="of:=['file:///home/diego/workspace/qin-cluster/pruebas/estadisticas/corrida-20120802000741.ods'#$acumulado.G282]" office:value-type="float" office:value="0">
            <text:p>0</text:p>
          </table:table-cell>
          <table:table-cell table:formula="of:=[.L282]*100/[.$S$2]" office:value-type="float" office:value="0">
            <text:p>0,00</text:p>
          </table:table-cell>
          <table:table-cell table:formula="of:=[.I2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3]" office:value-type="float" office:value="0">
            <text:p>0</text:p>
          </table:table-cell>
          <table:table-cell office:value-type="float" office:value="282">
            <text:p>282</text:p>
          </table:table-cell>
          <table:table-cell table:formula="of:=['file:///home/diego/workspace/qin-cluster/pruebas/estadisticas/corrida-20120802000741.ods'#$secuencia.B283]" office:value-type="float" office:value="0">
            <text:p>0</text:p>
          </table:table-cell>
          <table:table-cell table:formula="of:=['file:///home/diego/workspace/qin-cluster/pruebas/estadisticas/corrida-20120802000741.ods'#$secuencia.C283]" office:value-type="float" office:value="0">
            <text:p>0,00</text:p>
          </table:table-cell>
          <table:table-cell table:formula="of:=[.C2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3]" office:value-type="float" office:value="0">
            <text:p>0</text:p>
          </table:table-cell>
          <table:table-cell table:formula="of:=['file:///home/diego/workspace/qin-cluster/pruebas/estadisticas/corrida-20120802000741.ods'#$acumulado.A283]" office:value-type="float" office:value="0">
            <text:p>0</text:p>
          </table:table-cell>
          <table:table-cell table:formula="of:=['file:///home/diego/workspace/qin-cluster/pruebas/estadisticas/corrida-20120802000741.ods'#$acumulado.C283]" office:value-type="float" office:value="0">
            <text:p>0</text:p>
          </table:table-cell>
          <table:table-cell table:formula="of:=['file:///home/diego/workspace/qin-cluster/pruebas/estadisticas/corrida-20120802000741.ods'#$acumulado.D283]" office:value-type="float" office:value="0">
            <text:p>0</text:p>
          </table:table-cell>
          <table:table-cell table:formula="of:=['file:///home/diego/workspace/qin-cluster/pruebas/estadisticas/corrida-20120802000741.ods'#$acumulado.E283]" office:value-type="float" office:value="0">
            <text:p>0</text:p>
          </table:table-cell>
          <table:table-cell table:formula="of:=['file:///home/diego/workspace/qin-cluster/pruebas/estadisticas/corrida-20120802000741.ods'#$acumulado.F283]" office:value-type="float" office:value="0">
            <text:p>0</text:p>
          </table:table-cell>
          <table:table-cell table:formula="of:=['file:///home/diego/workspace/qin-cluster/pruebas/estadisticas/corrida-20120802000741.ods'#$acumulado.G283]" office:value-type="float" office:value="0">
            <text:p>0</text:p>
          </table:table-cell>
          <table:table-cell table:formula="of:=[.L283]*100/[.$S$2]" office:value-type="float" office:value="0">
            <text:p>0,00</text:p>
          </table:table-cell>
          <table:table-cell table:formula="of:=[.I2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4]" office:value-type="float" office:value="0">
            <text:p>0</text:p>
          </table:table-cell>
          <table:table-cell office:value-type="float" office:value="283">
            <text:p>283</text:p>
          </table:table-cell>
          <table:table-cell table:formula="of:=['file:///home/diego/workspace/qin-cluster/pruebas/estadisticas/corrida-20120802000741.ods'#$secuencia.B284]" office:value-type="float" office:value="0">
            <text:p>0</text:p>
          </table:table-cell>
          <table:table-cell table:formula="of:=['file:///home/diego/workspace/qin-cluster/pruebas/estadisticas/corrida-20120802000741.ods'#$secuencia.C284]" office:value-type="float" office:value="0">
            <text:p>0,00</text:p>
          </table:table-cell>
          <table:table-cell table:formula="of:=[.C2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4]" office:value-type="float" office:value="0">
            <text:p>0</text:p>
          </table:table-cell>
          <table:table-cell table:formula="of:=['file:///home/diego/workspace/qin-cluster/pruebas/estadisticas/corrida-20120802000741.ods'#$acumulado.A284]" office:value-type="float" office:value="0">
            <text:p>0</text:p>
          </table:table-cell>
          <table:table-cell table:formula="of:=['file:///home/diego/workspace/qin-cluster/pruebas/estadisticas/corrida-20120802000741.ods'#$acumulado.C284]" office:value-type="float" office:value="0">
            <text:p>0</text:p>
          </table:table-cell>
          <table:table-cell table:formula="of:=['file:///home/diego/workspace/qin-cluster/pruebas/estadisticas/corrida-20120802000741.ods'#$acumulado.D284]" office:value-type="float" office:value="0">
            <text:p>0</text:p>
          </table:table-cell>
          <table:table-cell table:formula="of:=['file:///home/diego/workspace/qin-cluster/pruebas/estadisticas/corrida-20120802000741.ods'#$acumulado.E284]" office:value-type="float" office:value="0">
            <text:p>0</text:p>
          </table:table-cell>
          <table:table-cell table:formula="of:=['file:///home/diego/workspace/qin-cluster/pruebas/estadisticas/corrida-20120802000741.ods'#$acumulado.F284]" office:value-type="float" office:value="0">
            <text:p>0</text:p>
          </table:table-cell>
          <table:table-cell table:formula="of:=['file:///home/diego/workspace/qin-cluster/pruebas/estadisticas/corrida-20120802000741.ods'#$acumulado.G284]" office:value-type="float" office:value="0">
            <text:p>0</text:p>
          </table:table-cell>
          <table:table-cell table:formula="of:=[.L284]*100/[.$S$2]" office:value-type="float" office:value="0">
            <text:p>0,00</text:p>
          </table:table-cell>
          <table:table-cell table:formula="of:=[.I2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5]" office:value-type="float" office:value="0">
            <text:p>0</text:p>
          </table:table-cell>
          <table:table-cell office:value-type="float" office:value="284">
            <text:p>284</text:p>
          </table:table-cell>
          <table:table-cell table:formula="of:=['file:///home/diego/workspace/qin-cluster/pruebas/estadisticas/corrida-20120802000741.ods'#$secuencia.B285]" office:value-type="float" office:value="0">
            <text:p>0</text:p>
          </table:table-cell>
          <table:table-cell table:formula="of:=['file:///home/diego/workspace/qin-cluster/pruebas/estadisticas/corrida-20120802000741.ods'#$secuencia.C285]" office:value-type="float" office:value="0">
            <text:p>0,00</text:p>
          </table:table-cell>
          <table:table-cell table:formula="of:=[.C2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5]" office:value-type="float" office:value="0">
            <text:p>0</text:p>
          </table:table-cell>
          <table:table-cell table:formula="of:=['file:///home/diego/workspace/qin-cluster/pruebas/estadisticas/corrida-20120802000741.ods'#$acumulado.A285]" office:value-type="float" office:value="0">
            <text:p>0</text:p>
          </table:table-cell>
          <table:table-cell table:formula="of:=['file:///home/diego/workspace/qin-cluster/pruebas/estadisticas/corrida-20120802000741.ods'#$acumulado.C285]" office:value-type="float" office:value="0">
            <text:p>0</text:p>
          </table:table-cell>
          <table:table-cell table:formula="of:=['file:///home/diego/workspace/qin-cluster/pruebas/estadisticas/corrida-20120802000741.ods'#$acumulado.D285]" office:value-type="float" office:value="0">
            <text:p>0</text:p>
          </table:table-cell>
          <table:table-cell table:formula="of:=['file:///home/diego/workspace/qin-cluster/pruebas/estadisticas/corrida-20120802000741.ods'#$acumulado.E285]" office:value-type="float" office:value="0">
            <text:p>0</text:p>
          </table:table-cell>
          <table:table-cell table:formula="of:=['file:///home/diego/workspace/qin-cluster/pruebas/estadisticas/corrida-20120802000741.ods'#$acumulado.F285]" office:value-type="float" office:value="0">
            <text:p>0</text:p>
          </table:table-cell>
          <table:table-cell table:formula="of:=['file:///home/diego/workspace/qin-cluster/pruebas/estadisticas/corrida-20120802000741.ods'#$acumulado.G285]" office:value-type="float" office:value="0">
            <text:p>0</text:p>
          </table:table-cell>
          <table:table-cell table:formula="of:=[.L285]*100/[.$S$2]" office:value-type="float" office:value="0">
            <text:p>0,00</text:p>
          </table:table-cell>
          <table:table-cell table:formula="of:=[.I2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6]" office:value-type="float" office:value="0">
            <text:p>0</text:p>
          </table:table-cell>
          <table:table-cell office:value-type="float" office:value="285">
            <text:p>285</text:p>
          </table:table-cell>
          <table:table-cell table:formula="of:=['file:///home/diego/workspace/qin-cluster/pruebas/estadisticas/corrida-20120802000741.ods'#$secuencia.B286]" office:value-type="float" office:value="0">
            <text:p>0</text:p>
          </table:table-cell>
          <table:table-cell table:formula="of:=['file:///home/diego/workspace/qin-cluster/pruebas/estadisticas/corrida-20120802000741.ods'#$secuencia.C286]" office:value-type="float" office:value="0">
            <text:p>0,00</text:p>
          </table:table-cell>
          <table:table-cell table:formula="of:=[.C2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6]" office:value-type="float" office:value="0">
            <text:p>0</text:p>
          </table:table-cell>
          <table:table-cell table:formula="of:=['file:///home/diego/workspace/qin-cluster/pruebas/estadisticas/corrida-20120802000741.ods'#$acumulado.A286]" office:value-type="float" office:value="0">
            <text:p>0</text:p>
          </table:table-cell>
          <table:table-cell table:formula="of:=['file:///home/diego/workspace/qin-cluster/pruebas/estadisticas/corrida-20120802000741.ods'#$acumulado.C286]" office:value-type="float" office:value="0">
            <text:p>0</text:p>
          </table:table-cell>
          <table:table-cell table:formula="of:=['file:///home/diego/workspace/qin-cluster/pruebas/estadisticas/corrida-20120802000741.ods'#$acumulado.D286]" office:value-type="float" office:value="0">
            <text:p>0</text:p>
          </table:table-cell>
          <table:table-cell table:formula="of:=['file:///home/diego/workspace/qin-cluster/pruebas/estadisticas/corrida-20120802000741.ods'#$acumulado.E286]" office:value-type="float" office:value="0">
            <text:p>0</text:p>
          </table:table-cell>
          <table:table-cell table:formula="of:=['file:///home/diego/workspace/qin-cluster/pruebas/estadisticas/corrida-20120802000741.ods'#$acumulado.F286]" office:value-type="float" office:value="0">
            <text:p>0</text:p>
          </table:table-cell>
          <table:table-cell table:formula="of:=['file:///home/diego/workspace/qin-cluster/pruebas/estadisticas/corrida-20120802000741.ods'#$acumulado.G286]" office:value-type="float" office:value="0">
            <text:p>0</text:p>
          </table:table-cell>
          <table:table-cell table:formula="of:=[.L286]*100/[.$S$2]" office:value-type="float" office:value="0">
            <text:p>0,00</text:p>
          </table:table-cell>
          <table:table-cell table:formula="of:=[.I2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7]" office:value-type="float" office:value="0">
            <text:p>0</text:p>
          </table:table-cell>
          <table:table-cell office:value-type="float" office:value="286">
            <text:p>286</text:p>
          </table:table-cell>
          <table:table-cell table:formula="of:=['file:///home/diego/workspace/qin-cluster/pruebas/estadisticas/corrida-20120802000741.ods'#$secuencia.B287]" office:value-type="float" office:value="0">
            <text:p>0</text:p>
          </table:table-cell>
          <table:table-cell table:formula="of:=['file:///home/diego/workspace/qin-cluster/pruebas/estadisticas/corrida-20120802000741.ods'#$secuencia.C287]" office:value-type="float" office:value="0">
            <text:p>0,00</text:p>
          </table:table-cell>
          <table:table-cell table:formula="of:=[.C2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7]" office:value-type="float" office:value="0">
            <text:p>0</text:p>
          </table:table-cell>
          <table:table-cell table:formula="of:=['file:///home/diego/workspace/qin-cluster/pruebas/estadisticas/corrida-20120802000741.ods'#$acumulado.A287]" office:value-type="float" office:value="0">
            <text:p>0</text:p>
          </table:table-cell>
          <table:table-cell table:formula="of:=['file:///home/diego/workspace/qin-cluster/pruebas/estadisticas/corrida-20120802000741.ods'#$acumulado.C287]" office:value-type="float" office:value="0">
            <text:p>0</text:p>
          </table:table-cell>
          <table:table-cell table:formula="of:=['file:///home/diego/workspace/qin-cluster/pruebas/estadisticas/corrida-20120802000741.ods'#$acumulado.D287]" office:value-type="float" office:value="0">
            <text:p>0</text:p>
          </table:table-cell>
          <table:table-cell table:formula="of:=['file:///home/diego/workspace/qin-cluster/pruebas/estadisticas/corrida-20120802000741.ods'#$acumulado.E287]" office:value-type="float" office:value="0">
            <text:p>0</text:p>
          </table:table-cell>
          <table:table-cell table:formula="of:=['file:///home/diego/workspace/qin-cluster/pruebas/estadisticas/corrida-20120802000741.ods'#$acumulado.F287]" office:value-type="float" office:value="0">
            <text:p>0</text:p>
          </table:table-cell>
          <table:table-cell table:formula="of:=['file:///home/diego/workspace/qin-cluster/pruebas/estadisticas/corrida-20120802000741.ods'#$acumulado.G287]" office:value-type="float" office:value="0">
            <text:p>0</text:p>
          </table:table-cell>
          <table:table-cell table:formula="of:=[.L287]*100/[.$S$2]" office:value-type="float" office:value="0">
            <text:p>0,00</text:p>
          </table:table-cell>
          <table:table-cell table:formula="of:=[.I2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8]" office:value-type="float" office:value="0">
            <text:p>0</text:p>
          </table:table-cell>
          <table:table-cell office:value-type="float" office:value="287">
            <text:p>287</text:p>
          </table:table-cell>
          <table:table-cell table:formula="of:=['file:///home/diego/workspace/qin-cluster/pruebas/estadisticas/corrida-20120802000741.ods'#$secuencia.B288]" office:value-type="float" office:value="0">
            <text:p>0</text:p>
          </table:table-cell>
          <table:table-cell table:formula="of:=['file:///home/diego/workspace/qin-cluster/pruebas/estadisticas/corrida-20120802000741.ods'#$secuencia.C288]" office:value-type="float" office:value="0">
            <text:p>0,00</text:p>
          </table:table-cell>
          <table:table-cell table:formula="of:=[.C2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8]" office:value-type="float" office:value="0">
            <text:p>0</text:p>
          </table:table-cell>
          <table:table-cell table:formula="of:=['file:///home/diego/workspace/qin-cluster/pruebas/estadisticas/corrida-20120802000741.ods'#$acumulado.A288]" office:value-type="float" office:value="0">
            <text:p>0</text:p>
          </table:table-cell>
          <table:table-cell table:formula="of:=['file:///home/diego/workspace/qin-cluster/pruebas/estadisticas/corrida-20120802000741.ods'#$acumulado.C288]" office:value-type="float" office:value="0">
            <text:p>0</text:p>
          </table:table-cell>
          <table:table-cell table:formula="of:=['file:///home/diego/workspace/qin-cluster/pruebas/estadisticas/corrida-20120802000741.ods'#$acumulado.D288]" office:value-type="float" office:value="0">
            <text:p>0</text:p>
          </table:table-cell>
          <table:table-cell table:formula="of:=['file:///home/diego/workspace/qin-cluster/pruebas/estadisticas/corrida-20120802000741.ods'#$acumulado.E288]" office:value-type="float" office:value="0">
            <text:p>0</text:p>
          </table:table-cell>
          <table:table-cell table:formula="of:=['file:///home/diego/workspace/qin-cluster/pruebas/estadisticas/corrida-20120802000741.ods'#$acumulado.F288]" office:value-type="float" office:value="0">
            <text:p>0</text:p>
          </table:table-cell>
          <table:table-cell table:formula="of:=['file:///home/diego/workspace/qin-cluster/pruebas/estadisticas/corrida-20120802000741.ods'#$acumulado.G288]" office:value-type="float" office:value="0">
            <text:p>0</text:p>
          </table:table-cell>
          <table:table-cell table:formula="of:=[.L288]*100/[.$S$2]" office:value-type="float" office:value="0">
            <text:p>0,00</text:p>
          </table:table-cell>
          <table:table-cell table:formula="of:=[.I2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89]" office:value-type="float" office:value="0">
            <text:p>0</text:p>
          </table:table-cell>
          <table:table-cell office:value-type="float" office:value="288">
            <text:p>288</text:p>
          </table:table-cell>
          <table:table-cell table:formula="of:=['file:///home/diego/workspace/qin-cluster/pruebas/estadisticas/corrida-20120802000741.ods'#$secuencia.B289]" office:value-type="float" office:value="0">
            <text:p>0</text:p>
          </table:table-cell>
          <table:table-cell table:formula="of:=['file:///home/diego/workspace/qin-cluster/pruebas/estadisticas/corrida-20120802000741.ods'#$secuencia.C289]" office:value-type="float" office:value="0">
            <text:p>0,00</text:p>
          </table:table-cell>
          <table:table-cell table:formula="of:=[.C2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89]" office:value-type="float" office:value="0">
            <text:p>0</text:p>
          </table:table-cell>
          <table:table-cell table:formula="of:=['file:///home/diego/workspace/qin-cluster/pruebas/estadisticas/corrida-20120802000741.ods'#$acumulado.A289]" office:value-type="float" office:value="0">
            <text:p>0</text:p>
          </table:table-cell>
          <table:table-cell table:formula="of:=['file:///home/diego/workspace/qin-cluster/pruebas/estadisticas/corrida-20120802000741.ods'#$acumulado.C289]" office:value-type="float" office:value="0">
            <text:p>0</text:p>
          </table:table-cell>
          <table:table-cell table:formula="of:=['file:///home/diego/workspace/qin-cluster/pruebas/estadisticas/corrida-20120802000741.ods'#$acumulado.D289]" office:value-type="float" office:value="0">
            <text:p>0</text:p>
          </table:table-cell>
          <table:table-cell table:formula="of:=['file:///home/diego/workspace/qin-cluster/pruebas/estadisticas/corrida-20120802000741.ods'#$acumulado.E289]" office:value-type="float" office:value="0">
            <text:p>0</text:p>
          </table:table-cell>
          <table:table-cell table:formula="of:=['file:///home/diego/workspace/qin-cluster/pruebas/estadisticas/corrida-20120802000741.ods'#$acumulado.F289]" office:value-type="float" office:value="0">
            <text:p>0</text:p>
          </table:table-cell>
          <table:table-cell table:formula="of:=['file:///home/diego/workspace/qin-cluster/pruebas/estadisticas/corrida-20120802000741.ods'#$acumulado.G289]" office:value-type="float" office:value="0">
            <text:p>0</text:p>
          </table:table-cell>
          <table:table-cell table:formula="of:=[.L289]*100/[.$S$2]" office:value-type="float" office:value="0">
            <text:p>0,00</text:p>
          </table:table-cell>
          <table:table-cell table:formula="of:=[.I2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0]" office:value-type="float" office:value="0">
            <text:p>0</text:p>
          </table:table-cell>
          <table:table-cell office:value-type="float" office:value="289">
            <text:p>289</text:p>
          </table:table-cell>
          <table:table-cell table:formula="of:=['file:///home/diego/workspace/qin-cluster/pruebas/estadisticas/corrida-20120802000741.ods'#$secuencia.B290]" office:value-type="float" office:value="0">
            <text:p>0</text:p>
          </table:table-cell>
          <table:table-cell table:formula="of:=['file:///home/diego/workspace/qin-cluster/pruebas/estadisticas/corrida-20120802000741.ods'#$secuencia.C290]" office:value-type="float" office:value="0">
            <text:p>0,00</text:p>
          </table:table-cell>
          <table:table-cell table:formula="of:=[.C2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0]" office:value-type="float" office:value="0">
            <text:p>0</text:p>
          </table:table-cell>
          <table:table-cell table:formula="of:=['file:///home/diego/workspace/qin-cluster/pruebas/estadisticas/corrida-20120802000741.ods'#$acumulado.A290]" office:value-type="float" office:value="0">
            <text:p>0</text:p>
          </table:table-cell>
          <table:table-cell table:formula="of:=['file:///home/diego/workspace/qin-cluster/pruebas/estadisticas/corrida-20120802000741.ods'#$acumulado.C290]" office:value-type="float" office:value="0">
            <text:p>0</text:p>
          </table:table-cell>
          <table:table-cell table:formula="of:=['file:///home/diego/workspace/qin-cluster/pruebas/estadisticas/corrida-20120802000741.ods'#$acumulado.D290]" office:value-type="float" office:value="0">
            <text:p>0</text:p>
          </table:table-cell>
          <table:table-cell table:formula="of:=['file:///home/diego/workspace/qin-cluster/pruebas/estadisticas/corrida-20120802000741.ods'#$acumulado.E290]" office:value-type="float" office:value="0">
            <text:p>0</text:p>
          </table:table-cell>
          <table:table-cell table:formula="of:=['file:///home/diego/workspace/qin-cluster/pruebas/estadisticas/corrida-20120802000741.ods'#$acumulado.F290]" office:value-type="float" office:value="0">
            <text:p>0</text:p>
          </table:table-cell>
          <table:table-cell table:formula="of:=['file:///home/diego/workspace/qin-cluster/pruebas/estadisticas/corrida-20120802000741.ods'#$acumulado.G290]" office:value-type="float" office:value="0">
            <text:p>0</text:p>
          </table:table-cell>
          <table:table-cell table:formula="of:=[.L290]*100/[.$S$2]" office:value-type="float" office:value="0">
            <text:p>0,00</text:p>
          </table:table-cell>
          <table:table-cell table:formula="of:=[.I2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1]"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['file:///home/diego/workspace/qin-cluster/pruebas/estadisticas/corrida-20120802000741.ods'#$secuencia.B291]" office:value-type="float" office:value="0">
            <text:p>0</text:p>
          </table:table-cell>
          <table:table-cell table:formula="of:=['file:///home/diego/workspace/qin-cluster/pruebas/estadisticas/corrida-20120802000741.ods'#$secuencia.C291]" office:value-type="float" office:value="0">
            <text:p>0,00</text:p>
          </table:table-cell>
          <table:table-cell table:formula="of:=[.C2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1]" office:value-type="float" office:value="0">
            <text:p>0</text:p>
          </table:table-cell>
          <table:table-cell table:formula="of:=['file:///home/diego/workspace/qin-cluster/pruebas/estadisticas/corrida-20120802000741.ods'#$acumulado.A291]" office:value-type="float" office:value="0">
            <text:p>0</text:p>
          </table:table-cell>
          <table:table-cell table:formula="of:=['file:///home/diego/workspace/qin-cluster/pruebas/estadisticas/corrida-20120802000741.ods'#$acumulado.C291]" office:value-type="float" office:value="0">
            <text:p>0</text:p>
          </table:table-cell>
          <table:table-cell table:formula="of:=['file:///home/diego/workspace/qin-cluster/pruebas/estadisticas/corrida-20120802000741.ods'#$acumulado.D291]" office:value-type="float" office:value="0">
            <text:p>0</text:p>
          </table:table-cell>
          <table:table-cell table:formula="of:=['file:///home/diego/workspace/qin-cluster/pruebas/estadisticas/corrida-20120802000741.ods'#$acumulado.E291]" office:value-type="float" office:value="0">
            <text:p>0</text:p>
          </table:table-cell>
          <table:table-cell table:formula="of:=['file:///home/diego/workspace/qin-cluster/pruebas/estadisticas/corrida-20120802000741.ods'#$acumulado.F291]" office:value-type="float" office:value="0">
            <text:p>0</text:p>
          </table:table-cell>
          <table:table-cell table:formula="of:=['file:///home/diego/workspace/qin-cluster/pruebas/estadisticas/corrida-20120802000741.ods'#$acumulado.G291]" office:value-type="float" office:value="0">
            <text:p>0</text:p>
          </table:table-cell>
          <table:table-cell table:formula="of:=[.L291]*100/[.$S$2]" office:value-type="float" office:value="0">
            <text:p>0,00</text:p>
          </table:table-cell>
          <table:table-cell table:formula="of:=[.I2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2]"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['file:///home/diego/workspace/qin-cluster/pruebas/estadisticas/corrida-20120802000741.ods'#$secuencia.B292]" office:value-type="float" office:value="0">
            <text:p>0</text:p>
          </table:table-cell>
          <table:table-cell table:formula="of:=['file:///home/diego/workspace/qin-cluster/pruebas/estadisticas/corrida-20120802000741.ods'#$secuencia.C292]" office:value-type="float" office:value="0">
            <text:p>0,00</text:p>
          </table:table-cell>
          <table:table-cell table:formula="of:=[.C2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2]" office:value-type="float" office:value="0">
            <text:p>0</text:p>
          </table:table-cell>
          <table:table-cell table:formula="of:=['file:///home/diego/workspace/qin-cluster/pruebas/estadisticas/corrida-20120802000741.ods'#$acumulado.A292]" office:value-type="float" office:value="0">
            <text:p>0</text:p>
          </table:table-cell>
          <table:table-cell table:formula="of:=['file:///home/diego/workspace/qin-cluster/pruebas/estadisticas/corrida-20120802000741.ods'#$acumulado.C292]" office:value-type="float" office:value="0">
            <text:p>0</text:p>
          </table:table-cell>
          <table:table-cell table:formula="of:=['file:///home/diego/workspace/qin-cluster/pruebas/estadisticas/corrida-20120802000741.ods'#$acumulado.D292]" office:value-type="float" office:value="0">
            <text:p>0</text:p>
          </table:table-cell>
          <table:table-cell table:formula="of:=['file:///home/diego/workspace/qin-cluster/pruebas/estadisticas/corrida-20120802000741.ods'#$acumulado.E292]" office:value-type="float" office:value="0">
            <text:p>0</text:p>
          </table:table-cell>
          <table:table-cell table:formula="of:=['file:///home/diego/workspace/qin-cluster/pruebas/estadisticas/corrida-20120802000741.ods'#$acumulado.F292]" office:value-type="float" office:value="0">
            <text:p>0</text:p>
          </table:table-cell>
          <table:table-cell table:formula="of:=['file:///home/diego/workspace/qin-cluster/pruebas/estadisticas/corrida-20120802000741.ods'#$acumulado.G292]" office:value-type="float" office:value="0">
            <text:p>0</text:p>
          </table:table-cell>
          <table:table-cell table:formula="of:=[.L292]*100/[.$S$2]" office:value-type="float" office:value="0">
            <text:p>0,00</text:p>
          </table:table-cell>
          <table:table-cell table:formula="of:=[.I2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3]"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['file:///home/diego/workspace/qin-cluster/pruebas/estadisticas/corrida-20120802000741.ods'#$secuencia.B293]" office:value-type="float" office:value="0">
            <text:p>0</text:p>
          </table:table-cell>
          <table:table-cell table:formula="of:=['file:///home/diego/workspace/qin-cluster/pruebas/estadisticas/corrida-20120802000741.ods'#$secuencia.C293]" office:value-type="float" office:value="0">
            <text:p>0,00</text:p>
          </table:table-cell>
          <table:table-cell table:formula="of:=[.C2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3]" office:value-type="float" office:value="0">
            <text:p>0</text:p>
          </table:table-cell>
          <table:table-cell table:formula="of:=['file:///home/diego/workspace/qin-cluster/pruebas/estadisticas/corrida-20120802000741.ods'#$acumulado.A293]" office:value-type="float" office:value="0">
            <text:p>0</text:p>
          </table:table-cell>
          <table:table-cell table:formula="of:=['file:///home/diego/workspace/qin-cluster/pruebas/estadisticas/corrida-20120802000741.ods'#$acumulado.C293]" office:value-type="float" office:value="0">
            <text:p>0</text:p>
          </table:table-cell>
          <table:table-cell table:formula="of:=['file:///home/diego/workspace/qin-cluster/pruebas/estadisticas/corrida-20120802000741.ods'#$acumulado.D293]" office:value-type="float" office:value="0">
            <text:p>0</text:p>
          </table:table-cell>
          <table:table-cell table:formula="of:=['file:///home/diego/workspace/qin-cluster/pruebas/estadisticas/corrida-20120802000741.ods'#$acumulado.E293]" office:value-type="float" office:value="0">
            <text:p>0</text:p>
          </table:table-cell>
          <table:table-cell table:formula="of:=['file:///home/diego/workspace/qin-cluster/pruebas/estadisticas/corrida-20120802000741.ods'#$acumulado.F293]" office:value-type="float" office:value="0">
            <text:p>0</text:p>
          </table:table-cell>
          <table:table-cell table:formula="of:=['file:///home/diego/workspace/qin-cluster/pruebas/estadisticas/corrida-20120802000741.ods'#$acumulado.G293]" office:value-type="float" office:value="0">
            <text:p>0</text:p>
          </table:table-cell>
          <table:table-cell table:formula="of:=[.L293]*100/[.$S$2]" office:value-type="float" office:value="0">
            <text:p>0,00</text:p>
          </table:table-cell>
          <table:table-cell table:formula="of:=[.I2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4]"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['file:///home/diego/workspace/qin-cluster/pruebas/estadisticas/corrida-20120802000741.ods'#$secuencia.B294]" office:value-type="float" office:value="0">
            <text:p>0</text:p>
          </table:table-cell>
          <table:table-cell table:formula="of:=['file:///home/diego/workspace/qin-cluster/pruebas/estadisticas/corrida-20120802000741.ods'#$secuencia.C294]" office:value-type="float" office:value="0">
            <text:p>0,00</text:p>
          </table:table-cell>
          <table:table-cell table:formula="of:=[.C2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4]" office:value-type="float" office:value="0">
            <text:p>0</text:p>
          </table:table-cell>
          <table:table-cell table:formula="of:=['file:///home/diego/workspace/qin-cluster/pruebas/estadisticas/corrida-20120802000741.ods'#$acumulado.A294]" office:value-type="float" office:value="0">
            <text:p>0</text:p>
          </table:table-cell>
          <table:table-cell table:formula="of:=['file:///home/diego/workspace/qin-cluster/pruebas/estadisticas/corrida-20120802000741.ods'#$acumulado.C294]" office:value-type="float" office:value="0">
            <text:p>0</text:p>
          </table:table-cell>
          <table:table-cell table:formula="of:=['file:///home/diego/workspace/qin-cluster/pruebas/estadisticas/corrida-20120802000741.ods'#$acumulado.D294]" office:value-type="float" office:value="0">
            <text:p>0</text:p>
          </table:table-cell>
          <table:table-cell table:formula="of:=['file:///home/diego/workspace/qin-cluster/pruebas/estadisticas/corrida-20120802000741.ods'#$acumulado.E294]" office:value-type="float" office:value="0">
            <text:p>0</text:p>
          </table:table-cell>
          <table:table-cell table:formula="of:=['file:///home/diego/workspace/qin-cluster/pruebas/estadisticas/corrida-20120802000741.ods'#$acumulado.F294]" office:value-type="float" office:value="0">
            <text:p>0</text:p>
          </table:table-cell>
          <table:table-cell table:formula="of:=['file:///home/diego/workspace/qin-cluster/pruebas/estadisticas/corrida-20120802000741.ods'#$acumulado.G294]" office:value-type="float" office:value="0">
            <text:p>0</text:p>
          </table:table-cell>
          <table:table-cell table:formula="of:=[.L294]*100/[.$S$2]" office:value-type="float" office:value="0">
            <text:p>0,00</text:p>
          </table:table-cell>
          <table:table-cell table:formula="of:=[.I2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5]"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['file:///home/diego/workspace/qin-cluster/pruebas/estadisticas/corrida-20120802000741.ods'#$secuencia.B295]" office:value-type="float" office:value="0">
            <text:p>0</text:p>
          </table:table-cell>
          <table:table-cell table:formula="of:=['file:///home/diego/workspace/qin-cluster/pruebas/estadisticas/corrida-20120802000741.ods'#$secuencia.C295]" office:value-type="float" office:value="0">
            <text:p>0,00</text:p>
          </table:table-cell>
          <table:table-cell table:formula="of:=[.C2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5]" office:value-type="float" office:value="0">
            <text:p>0</text:p>
          </table:table-cell>
          <table:table-cell table:formula="of:=['file:///home/diego/workspace/qin-cluster/pruebas/estadisticas/corrida-20120802000741.ods'#$acumulado.A295]" office:value-type="float" office:value="0">
            <text:p>0</text:p>
          </table:table-cell>
          <table:table-cell table:formula="of:=['file:///home/diego/workspace/qin-cluster/pruebas/estadisticas/corrida-20120802000741.ods'#$acumulado.C295]" office:value-type="float" office:value="0">
            <text:p>0</text:p>
          </table:table-cell>
          <table:table-cell table:formula="of:=['file:///home/diego/workspace/qin-cluster/pruebas/estadisticas/corrida-20120802000741.ods'#$acumulado.D295]" office:value-type="float" office:value="0">
            <text:p>0</text:p>
          </table:table-cell>
          <table:table-cell table:formula="of:=['file:///home/diego/workspace/qin-cluster/pruebas/estadisticas/corrida-20120802000741.ods'#$acumulado.E295]" office:value-type="float" office:value="0">
            <text:p>0</text:p>
          </table:table-cell>
          <table:table-cell table:formula="of:=['file:///home/diego/workspace/qin-cluster/pruebas/estadisticas/corrida-20120802000741.ods'#$acumulado.F295]" office:value-type="float" office:value="0">
            <text:p>0</text:p>
          </table:table-cell>
          <table:table-cell table:formula="of:=['file:///home/diego/workspace/qin-cluster/pruebas/estadisticas/corrida-20120802000741.ods'#$acumulado.G295]" office:value-type="float" office:value="0">
            <text:p>0</text:p>
          </table:table-cell>
          <table:table-cell table:formula="of:=[.L295]*100/[.$S$2]" office:value-type="float" office:value="0">
            <text:p>0,00</text:p>
          </table:table-cell>
          <table:table-cell table:formula="of:=[.I2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6]"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'file:///home/diego/workspace/qin-cluster/pruebas/estadisticas/corrida-20120802000741.ods'#$secuencia.B296]" office:value-type="float" office:value="0">
            <text:p>0</text:p>
          </table:table-cell>
          <table:table-cell table:formula="of:=['file:///home/diego/workspace/qin-cluster/pruebas/estadisticas/corrida-20120802000741.ods'#$secuencia.C296]" office:value-type="float" office:value="0">
            <text:p>0,00</text:p>
          </table:table-cell>
          <table:table-cell table:formula="of:=[.C2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6]" office:value-type="float" office:value="0">
            <text:p>0</text:p>
          </table:table-cell>
          <table:table-cell table:formula="of:=['file:///home/diego/workspace/qin-cluster/pruebas/estadisticas/corrida-20120802000741.ods'#$acumulado.A296]" office:value-type="float" office:value="0">
            <text:p>0</text:p>
          </table:table-cell>
          <table:table-cell table:formula="of:=['file:///home/diego/workspace/qin-cluster/pruebas/estadisticas/corrida-20120802000741.ods'#$acumulado.C296]" office:value-type="float" office:value="0">
            <text:p>0</text:p>
          </table:table-cell>
          <table:table-cell table:formula="of:=['file:///home/diego/workspace/qin-cluster/pruebas/estadisticas/corrida-20120802000741.ods'#$acumulado.D296]" office:value-type="float" office:value="0">
            <text:p>0</text:p>
          </table:table-cell>
          <table:table-cell table:formula="of:=['file:///home/diego/workspace/qin-cluster/pruebas/estadisticas/corrida-20120802000741.ods'#$acumulado.E296]" office:value-type="float" office:value="0">
            <text:p>0</text:p>
          </table:table-cell>
          <table:table-cell table:formula="of:=['file:///home/diego/workspace/qin-cluster/pruebas/estadisticas/corrida-20120802000741.ods'#$acumulado.F296]" office:value-type="float" office:value="0">
            <text:p>0</text:p>
          </table:table-cell>
          <table:table-cell table:formula="of:=['file:///home/diego/workspace/qin-cluster/pruebas/estadisticas/corrida-20120802000741.ods'#$acumulado.G296]" office:value-type="float" office:value="0">
            <text:p>0</text:p>
          </table:table-cell>
          <table:table-cell table:formula="of:=[.L296]*100/[.$S$2]" office:value-type="float" office:value="0">
            <text:p>0,00</text:p>
          </table:table-cell>
          <table:table-cell table:formula="of:=[.I2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7]" office:value-type="float" office:value="0">
            <text:p>0</text:p>
          </table:table-cell>
          <table:table-cell office:value-type="float" office:value="296">
            <text:p>296</text:p>
          </table:table-cell>
          <table:table-cell table:formula="of:=['file:///home/diego/workspace/qin-cluster/pruebas/estadisticas/corrida-20120802000741.ods'#$secuencia.B297]" office:value-type="float" office:value="0">
            <text:p>0</text:p>
          </table:table-cell>
          <table:table-cell table:formula="of:=['file:///home/diego/workspace/qin-cluster/pruebas/estadisticas/corrida-20120802000741.ods'#$secuencia.C297]" office:value-type="float" office:value="0">
            <text:p>0,00</text:p>
          </table:table-cell>
          <table:table-cell table:formula="of:=[.C2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7]" office:value-type="float" office:value="0">
            <text:p>0</text:p>
          </table:table-cell>
          <table:table-cell table:formula="of:=['file:///home/diego/workspace/qin-cluster/pruebas/estadisticas/corrida-20120802000741.ods'#$acumulado.A297]" office:value-type="float" office:value="0">
            <text:p>0</text:p>
          </table:table-cell>
          <table:table-cell table:formula="of:=['file:///home/diego/workspace/qin-cluster/pruebas/estadisticas/corrida-20120802000741.ods'#$acumulado.C297]" office:value-type="float" office:value="0">
            <text:p>0</text:p>
          </table:table-cell>
          <table:table-cell table:formula="of:=['file:///home/diego/workspace/qin-cluster/pruebas/estadisticas/corrida-20120802000741.ods'#$acumulado.D297]" office:value-type="float" office:value="0">
            <text:p>0</text:p>
          </table:table-cell>
          <table:table-cell table:formula="of:=['file:///home/diego/workspace/qin-cluster/pruebas/estadisticas/corrida-20120802000741.ods'#$acumulado.E297]" office:value-type="float" office:value="0">
            <text:p>0</text:p>
          </table:table-cell>
          <table:table-cell table:formula="of:=['file:///home/diego/workspace/qin-cluster/pruebas/estadisticas/corrida-20120802000741.ods'#$acumulado.F297]" office:value-type="float" office:value="0">
            <text:p>0</text:p>
          </table:table-cell>
          <table:table-cell table:formula="of:=['file:///home/diego/workspace/qin-cluster/pruebas/estadisticas/corrida-20120802000741.ods'#$acumulado.G297]" office:value-type="float" office:value="0">
            <text:p>0</text:p>
          </table:table-cell>
          <table:table-cell table:formula="of:=[.L297]*100/[.$S$2]" office:value-type="float" office:value="0">
            <text:p>0,00</text:p>
          </table:table-cell>
          <table:table-cell table:formula="of:=[.I2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8]" office:value-type="float" office:value="0">
            <text:p>0</text:p>
          </table:table-cell>
          <table:table-cell office:value-type="float" office:value="297">
            <text:p>297</text:p>
          </table:table-cell>
          <table:table-cell table:formula="of:=['file:///home/diego/workspace/qin-cluster/pruebas/estadisticas/corrida-20120802000741.ods'#$secuencia.B298]" office:value-type="float" office:value="0">
            <text:p>0</text:p>
          </table:table-cell>
          <table:table-cell table:formula="of:=['file:///home/diego/workspace/qin-cluster/pruebas/estadisticas/corrida-20120802000741.ods'#$secuencia.C298]" office:value-type="float" office:value="0">
            <text:p>0,00</text:p>
          </table:table-cell>
          <table:table-cell table:formula="of:=[.C2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8]" office:value-type="float" office:value="0">
            <text:p>0</text:p>
          </table:table-cell>
          <table:table-cell table:formula="of:=['file:///home/diego/workspace/qin-cluster/pruebas/estadisticas/corrida-20120802000741.ods'#$acumulado.A298]" office:value-type="float" office:value="0">
            <text:p>0</text:p>
          </table:table-cell>
          <table:table-cell table:formula="of:=['file:///home/diego/workspace/qin-cluster/pruebas/estadisticas/corrida-20120802000741.ods'#$acumulado.C298]" office:value-type="float" office:value="0">
            <text:p>0</text:p>
          </table:table-cell>
          <table:table-cell table:formula="of:=['file:///home/diego/workspace/qin-cluster/pruebas/estadisticas/corrida-20120802000741.ods'#$acumulado.D298]" office:value-type="float" office:value="0">
            <text:p>0</text:p>
          </table:table-cell>
          <table:table-cell table:formula="of:=['file:///home/diego/workspace/qin-cluster/pruebas/estadisticas/corrida-20120802000741.ods'#$acumulado.E298]" office:value-type="float" office:value="0">
            <text:p>0</text:p>
          </table:table-cell>
          <table:table-cell table:formula="of:=['file:///home/diego/workspace/qin-cluster/pruebas/estadisticas/corrida-20120802000741.ods'#$acumulado.F298]" office:value-type="float" office:value="0">
            <text:p>0</text:p>
          </table:table-cell>
          <table:table-cell table:formula="of:=['file:///home/diego/workspace/qin-cluster/pruebas/estadisticas/corrida-20120802000741.ods'#$acumulado.G298]" office:value-type="float" office:value="0">
            <text:p>0</text:p>
          </table:table-cell>
          <table:table-cell table:formula="of:=[.L298]*100/[.$S$2]" office:value-type="float" office:value="0">
            <text:p>0,00</text:p>
          </table:table-cell>
          <table:table-cell table:formula="of:=[.I2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299]" office:value-type="float" office:value="0">
            <text:p>0</text:p>
          </table:table-cell>
          <table:table-cell office:value-type="float" office:value="298">
            <text:p>298</text:p>
          </table:table-cell>
          <table:table-cell table:formula="of:=['file:///home/diego/workspace/qin-cluster/pruebas/estadisticas/corrida-20120802000741.ods'#$secuencia.B299]" office:value-type="float" office:value="0">
            <text:p>0</text:p>
          </table:table-cell>
          <table:table-cell table:formula="of:=['file:///home/diego/workspace/qin-cluster/pruebas/estadisticas/corrida-20120802000741.ods'#$secuencia.C299]" office:value-type="float" office:value="0">
            <text:p>0,00</text:p>
          </table:table-cell>
          <table:table-cell table:formula="of:=[.C2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299]" office:value-type="float" office:value="0">
            <text:p>0</text:p>
          </table:table-cell>
          <table:table-cell table:formula="of:=['file:///home/diego/workspace/qin-cluster/pruebas/estadisticas/corrida-20120802000741.ods'#$acumulado.A299]" office:value-type="float" office:value="0">
            <text:p>0</text:p>
          </table:table-cell>
          <table:table-cell table:formula="of:=['file:///home/diego/workspace/qin-cluster/pruebas/estadisticas/corrida-20120802000741.ods'#$acumulado.C299]" office:value-type="float" office:value="0">
            <text:p>0</text:p>
          </table:table-cell>
          <table:table-cell table:formula="of:=['file:///home/diego/workspace/qin-cluster/pruebas/estadisticas/corrida-20120802000741.ods'#$acumulado.D299]" office:value-type="float" office:value="0">
            <text:p>0</text:p>
          </table:table-cell>
          <table:table-cell table:formula="of:=['file:///home/diego/workspace/qin-cluster/pruebas/estadisticas/corrida-20120802000741.ods'#$acumulado.E299]" office:value-type="float" office:value="0">
            <text:p>0</text:p>
          </table:table-cell>
          <table:table-cell table:formula="of:=['file:///home/diego/workspace/qin-cluster/pruebas/estadisticas/corrida-20120802000741.ods'#$acumulado.F299]" office:value-type="float" office:value="0">
            <text:p>0</text:p>
          </table:table-cell>
          <table:table-cell table:formula="of:=['file:///home/diego/workspace/qin-cluster/pruebas/estadisticas/corrida-20120802000741.ods'#$acumulado.G299]" office:value-type="float" office:value="0">
            <text:p>0</text:p>
          </table:table-cell>
          <table:table-cell table:formula="of:=[.L299]*100/[.$S$2]" office:value-type="float" office:value="0">
            <text:p>0,00</text:p>
          </table:table-cell>
          <table:table-cell table:formula="of:=[.I2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0]" office:value-type="float" office:value="0">
            <text:p>0</text:p>
          </table:table-cell>
          <table:table-cell office:value-type="float" office:value="299">
            <text:p>299</text:p>
          </table:table-cell>
          <table:table-cell table:formula="of:=['file:///home/diego/workspace/qin-cluster/pruebas/estadisticas/corrida-20120802000741.ods'#$secuencia.B300]" office:value-type="float" office:value="0">
            <text:p>0</text:p>
          </table:table-cell>
          <table:table-cell table:formula="of:=['file:///home/diego/workspace/qin-cluster/pruebas/estadisticas/corrida-20120802000741.ods'#$secuencia.C300]" office:value-type="float" office:value="0">
            <text:p>0,00</text:p>
          </table:table-cell>
          <table:table-cell table:formula="of:=[.C3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0]" office:value-type="float" office:value="0">
            <text:p>0</text:p>
          </table:table-cell>
          <table:table-cell table:formula="of:=['file:///home/diego/workspace/qin-cluster/pruebas/estadisticas/corrida-20120802000741.ods'#$acumulado.A300]" office:value-type="float" office:value="0">
            <text:p>0</text:p>
          </table:table-cell>
          <table:table-cell table:formula="of:=['file:///home/diego/workspace/qin-cluster/pruebas/estadisticas/corrida-20120802000741.ods'#$acumulado.C300]" office:value-type="float" office:value="0">
            <text:p>0</text:p>
          </table:table-cell>
          <table:table-cell table:formula="of:=['file:///home/diego/workspace/qin-cluster/pruebas/estadisticas/corrida-20120802000741.ods'#$acumulado.D300]" office:value-type="float" office:value="0">
            <text:p>0</text:p>
          </table:table-cell>
          <table:table-cell table:formula="of:=['file:///home/diego/workspace/qin-cluster/pruebas/estadisticas/corrida-20120802000741.ods'#$acumulado.E300]" office:value-type="float" office:value="0">
            <text:p>0</text:p>
          </table:table-cell>
          <table:table-cell table:formula="of:=['file:///home/diego/workspace/qin-cluster/pruebas/estadisticas/corrida-20120802000741.ods'#$acumulado.F300]" office:value-type="float" office:value="0">
            <text:p>0</text:p>
          </table:table-cell>
          <table:table-cell table:formula="of:=['file:///home/diego/workspace/qin-cluster/pruebas/estadisticas/corrida-20120802000741.ods'#$acumulado.G300]" office:value-type="float" office:value="0">
            <text:p>0</text:p>
          </table:table-cell>
          <table:table-cell table:formula="of:=[.L300]*100/[.$S$2]" office:value-type="float" office:value="0">
            <text:p>0,00</text:p>
          </table:table-cell>
          <table:table-cell table:formula="of:=[.I3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1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'file:///home/diego/workspace/qin-cluster/pruebas/estadisticas/corrida-20120802000741.ods'#$secuencia.B301]" office:value-type="float" office:value="0">
            <text:p>0</text:p>
          </table:table-cell>
          <table:table-cell table:formula="of:=['file:///home/diego/workspace/qin-cluster/pruebas/estadisticas/corrida-20120802000741.ods'#$secuencia.C301]" office:value-type="float" office:value="0">
            <text:p>0,00</text:p>
          </table:table-cell>
          <table:table-cell table:formula="of:=[.C3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1]" office:value-type="float" office:value="0">
            <text:p>0</text:p>
          </table:table-cell>
          <table:table-cell table:formula="of:=['file:///home/diego/workspace/qin-cluster/pruebas/estadisticas/corrida-20120802000741.ods'#$acumulado.A301]" office:value-type="float" office:value="0">
            <text:p>0</text:p>
          </table:table-cell>
          <table:table-cell table:formula="of:=['file:///home/diego/workspace/qin-cluster/pruebas/estadisticas/corrida-20120802000741.ods'#$acumulado.C301]" office:value-type="float" office:value="0">
            <text:p>0</text:p>
          </table:table-cell>
          <table:table-cell table:formula="of:=['file:///home/diego/workspace/qin-cluster/pruebas/estadisticas/corrida-20120802000741.ods'#$acumulado.D301]" office:value-type="float" office:value="0">
            <text:p>0</text:p>
          </table:table-cell>
          <table:table-cell table:formula="of:=['file:///home/diego/workspace/qin-cluster/pruebas/estadisticas/corrida-20120802000741.ods'#$acumulado.E301]" office:value-type="float" office:value="0">
            <text:p>0</text:p>
          </table:table-cell>
          <table:table-cell table:formula="of:=['file:///home/diego/workspace/qin-cluster/pruebas/estadisticas/corrida-20120802000741.ods'#$acumulado.F301]" office:value-type="float" office:value="0">
            <text:p>0</text:p>
          </table:table-cell>
          <table:table-cell table:formula="of:=['file:///home/diego/workspace/qin-cluster/pruebas/estadisticas/corrida-20120802000741.ods'#$acumulado.G301]" office:value-type="float" office:value="0">
            <text:p>0</text:p>
          </table:table-cell>
          <table:table-cell table:formula="of:=[.L301]*100/[.$S$2]" office:value-type="float" office:value="0">
            <text:p>0,00</text:p>
          </table:table-cell>
          <table:table-cell table:formula="of:=[.I3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2]" office:value-type="float" office:value="0">
            <text:p>0</text:p>
          </table:table-cell>
          <table:table-cell office:value-type="float" office:value="301">
            <text:p>301</text:p>
          </table:table-cell>
          <table:table-cell table:formula="of:=['file:///home/diego/workspace/qin-cluster/pruebas/estadisticas/corrida-20120802000741.ods'#$secuencia.B302]" office:value-type="float" office:value="0">
            <text:p>0</text:p>
          </table:table-cell>
          <table:table-cell table:formula="of:=['file:///home/diego/workspace/qin-cluster/pruebas/estadisticas/corrida-20120802000741.ods'#$secuencia.C302]" office:value-type="float" office:value="0">
            <text:p>0,00</text:p>
          </table:table-cell>
          <table:table-cell table:formula="of:=[.C30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2]" office:value-type="float" office:value="0">
            <text:p>0</text:p>
          </table:table-cell>
          <table:table-cell table:formula="of:=['file:///home/diego/workspace/qin-cluster/pruebas/estadisticas/corrida-20120802000741.ods'#$acumulado.A302]" office:value-type="float" office:value="0">
            <text:p>0</text:p>
          </table:table-cell>
          <table:table-cell table:formula="of:=['file:///home/diego/workspace/qin-cluster/pruebas/estadisticas/corrida-20120802000741.ods'#$acumulado.C302]" office:value-type="float" office:value="0">
            <text:p>0</text:p>
          </table:table-cell>
          <table:table-cell table:formula="of:=['file:///home/diego/workspace/qin-cluster/pruebas/estadisticas/corrida-20120802000741.ods'#$acumulado.D302]" office:value-type="float" office:value="0">
            <text:p>0</text:p>
          </table:table-cell>
          <table:table-cell table:formula="of:=['file:///home/diego/workspace/qin-cluster/pruebas/estadisticas/corrida-20120802000741.ods'#$acumulado.E302]" office:value-type="float" office:value="0">
            <text:p>0</text:p>
          </table:table-cell>
          <table:table-cell table:formula="of:=['file:///home/diego/workspace/qin-cluster/pruebas/estadisticas/corrida-20120802000741.ods'#$acumulado.F302]" office:value-type="float" office:value="0">
            <text:p>0</text:p>
          </table:table-cell>
          <table:table-cell table:formula="of:=['file:///home/diego/workspace/qin-cluster/pruebas/estadisticas/corrida-20120802000741.ods'#$acumulado.G302]" office:value-type="float" office:value="0">
            <text:p>0</text:p>
          </table:table-cell>
          <table:table-cell table:formula="of:=[.L302]*100/[.$S$2]" office:value-type="float" office:value="0">
            <text:p>0,00</text:p>
          </table:table-cell>
          <table:table-cell table:formula="of:=[.I3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3]"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'file:///home/diego/workspace/qin-cluster/pruebas/estadisticas/corrida-20120802000741.ods'#$secuencia.B303]" office:value-type="float" office:value="0">
            <text:p>0</text:p>
          </table:table-cell>
          <table:table-cell table:formula="of:=['file:///home/diego/workspace/qin-cluster/pruebas/estadisticas/corrida-20120802000741.ods'#$secuencia.C303]" office:value-type="float" office:value="0">
            <text:p>0,00</text:p>
          </table:table-cell>
          <table:table-cell table:formula="of:=[.C30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3]" office:value-type="float" office:value="0">
            <text:p>0</text:p>
          </table:table-cell>
          <table:table-cell table:formula="of:=['file:///home/diego/workspace/qin-cluster/pruebas/estadisticas/corrida-20120802000741.ods'#$acumulado.A303]" office:value-type="float" office:value="0">
            <text:p>0</text:p>
          </table:table-cell>
          <table:table-cell table:formula="of:=['file:///home/diego/workspace/qin-cluster/pruebas/estadisticas/corrida-20120802000741.ods'#$acumulado.C303]" office:value-type="float" office:value="0">
            <text:p>0</text:p>
          </table:table-cell>
          <table:table-cell table:formula="of:=['file:///home/diego/workspace/qin-cluster/pruebas/estadisticas/corrida-20120802000741.ods'#$acumulado.D303]" office:value-type="float" office:value="0">
            <text:p>0</text:p>
          </table:table-cell>
          <table:table-cell table:formula="of:=['file:///home/diego/workspace/qin-cluster/pruebas/estadisticas/corrida-20120802000741.ods'#$acumulado.E303]" office:value-type="float" office:value="0">
            <text:p>0</text:p>
          </table:table-cell>
          <table:table-cell table:formula="of:=['file:///home/diego/workspace/qin-cluster/pruebas/estadisticas/corrida-20120802000741.ods'#$acumulado.F303]" office:value-type="float" office:value="0">
            <text:p>0</text:p>
          </table:table-cell>
          <table:table-cell table:formula="of:=['file:///home/diego/workspace/qin-cluster/pruebas/estadisticas/corrida-20120802000741.ods'#$acumulado.G303]" office:value-type="float" office:value="0">
            <text:p>0</text:p>
          </table:table-cell>
          <table:table-cell table:formula="of:=[.L303]*100/[.$S$2]" office:value-type="float" office:value="0">
            <text:p>0,00</text:p>
          </table:table-cell>
          <table:table-cell table:formula="of:=[.I3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4]" office:value-type="float" office:value="0">
            <text:p>0</text:p>
          </table:table-cell>
          <table:table-cell office:value-type="float" office:value="303">
            <text:p>303</text:p>
          </table:table-cell>
          <table:table-cell table:formula="of:=['file:///home/diego/workspace/qin-cluster/pruebas/estadisticas/corrida-20120802000741.ods'#$secuencia.B304]" office:value-type="float" office:value="0">
            <text:p>0</text:p>
          </table:table-cell>
          <table:table-cell table:formula="of:=['file:///home/diego/workspace/qin-cluster/pruebas/estadisticas/corrida-20120802000741.ods'#$secuencia.C304]" office:value-type="float" office:value="0">
            <text:p>0,00</text:p>
          </table:table-cell>
          <table:table-cell table:formula="of:=[.C30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4]" office:value-type="float" office:value="0">
            <text:p>0</text:p>
          </table:table-cell>
          <table:table-cell table:formula="of:=['file:///home/diego/workspace/qin-cluster/pruebas/estadisticas/corrida-20120802000741.ods'#$acumulado.A304]" office:value-type="float" office:value="0">
            <text:p>0</text:p>
          </table:table-cell>
          <table:table-cell table:formula="of:=['file:///home/diego/workspace/qin-cluster/pruebas/estadisticas/corrida-20120802000741.ods'#$acumulado.C304]" office:value-type="float" office:value="0">
            <text:p>0</text:p>
          </table:table-cell>
          <table:table-cell table:formula="of:=['file:///home/diego/workspace/qin-cluster/pruebas/estadisticas/corrida-20120802000741.ods'#$acumulado.D304]" office:value-type="float" office:value="0">
            <text:p>0</text:p>
          </table:table-cell>
          <table:table-cell table:formula="of:=['file:///home/diego/workspace/qin-cluster/pruebas/estadisticas/corrida-20120802000741.ods'#$acumulado.E304]" office:value-type="float" office:value="0">
            <text:p>0</text:p>
          </table:table-cell>
          <table:table-cell table:formula="of:=['file:///home/diego/workspace/qin-cluster/pruebas/estadisticas/corrida-20120802000741.ods'#$acumulado.F304]" office:value-type="float" office:value="0">
            <text:p>0</text:p>
          </table:table-cell>
          <table:table-cell table:formula="of:=['file:///home/diego/workspace/qin-cluster/pruebas/estadisticas/corrida-20120802000741.ods'#$acumulado.G304]" office:value-type="float" office:value="0">
            <text:p>0</text:p>
          </table:table-cell>
          <table:table-cell table:formula="of:=[.L304]*100/[.$S$2]" office:value-type="float" office:value="0">
            <text:p>0,00</text:p>
          </table:table-cell>
          <table:table-cell table:formula="of:=[.I3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5]" office:value-type="float" office:value="0">
            <text:p>0</text:p>
          </table:table-cell>
          <table:table-cell office:value-type="float" office:value="304">
            <text:p>304</text:p>
          </table:table-cell>
          <table:table-cell table:formula="of:=['file:///home/diego/workspace/qin-cluster/pruebas/estadisticas/corrida-20120802000741.ods'#$secuencia.B305]" office:value-type="float" office:value="0">
            <text:p>0</text:p>
          </table:table-cell>
          <table:table-cell table:formula="of:=['file:///home/diego/workspace/qin-cluster/pruebas/estadisticas/corrida-20120802000741.ods'#$secuencia.C305]" office:value-type="float" office:value="0">
            <text:p>0,00</text:p>
          </table:table-cell>
          <table:table-cell table:formula="of:=[.C30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5]" office:value-type="float" office:value="0">
            <text:p>0</text:p>
          </table:table-cell>
          <table:table-cell table:formula="of:=['file:///home/diego/workspace/qin-cluster/pruebas/estadisticas/corrida-20120802000741.ods'#$acumulado.A305]" office:value-type="float" office:value="0">
            <text:p>0</text:p>
          </table:table-cell>
          <table:table-cell table:formula="of:=['file:///home/diego/workspace/qin-cluster/pruebas/estadisticas/corrida-20120802000741.ods'#$acumulado.C305]" office:value-type="float" office:value="0">
            <text:p>0</text:p>
          </table:table-cell>
          <table:table-cell table:formula="of:=['file:///home/diego/workspace/qin-cluster/pruebas/estadisticas/corrida-20120802000741.ods'#$acumulado.D305]" office:value-type="float" office:value="0">
            <text:p>0</text:p>
          </table:table-cell>
          <table:table-cell table:formula="of:=['file:///home/diego/workspace/qin-cluster/pruebas/estadisticas/corrida-20120802000741.ods'#$acumulado.E305]" office:value-type="float" office:value="0">
            <text:p>0</text:p>
          </table:table-cell>
          <table:table-cell table:formula="of:=['file:///home/diego/workspace/qin-cluster/pruebas/estadisticas/corrida-20120802000741.ods'#$acumulado.F305]" office:value-type="float" office:value="0">
            <text:p>0</text:p>
          </table:table-cell>
          <table:table-cell table:formula="of:=['file:///home/diego/workspace/qin-cluster/pruebas/estadisticas/corrida-20120802000741.ods'#$acumulado.G305]" office:value-type="float" office:value="0">
            <text:p>0</text:p>
          </table:table-cell>
          <table:table-cell table:formula="of:=[.L305]*100/[.$S$2]" office:value-type="float" office:value="0">
            <text:p>0,00</text:p>
          </table:table-cell>
          <table:table-cell table:formula="of:=[.I3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6]" office:value-type="float" office:value="0">
            <text:p>0</text:p>
          </table:table-cell>
          <table:table-cell office:value-type="float" office:value="305">
            <text:p>305</text:p>
          </table:table-cell>
          <table:table-cell table:formula="of:=['file:///home/diego/workspace/qin-cluster/pruebas/estadisticas/corrida-20120802000741.ods'#$secuencia.B306]" office:value-type="float" office:value="0">
            <text:p>0</text:p>
          </table:table-cell>
          <table:table-cell table:formula="of:=['file:///home/diego/workspace/qin-cluster/pruebas/estadisticas/corrida-20120802000741.ods'#$secuencia.C306]" office:value-type="float" office:value="0">
            <text:p>0,00</text:p>
          </table:table-cell>
          <table:table-cell table:formula="of:=[.C30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6]" office:value-type="float" office:value="0">
            <text:p>0</text:p>
          </table:table-cell>
          <table:table-cell table:formula="of:=['file:///home/diego/workspace/qin-cluster/pruebas/estadisticas/corrida-20120802000741.ods'#$acumulado.A306]" office:value-type="float" office:value="0">
            <text:p>0</text:p>
          </table:table-cell>
          <table:table-cell table:formula="of:=['file:///home/diego/workspace/qin-cluster/pruebas/estadisticas/corrida-20120802000741.ods'#$acumulado.C306]" office:value-type="float" office:value="0">
            <text:p>0</text:p>
          </table:table-cell>
          <table:table-cell table:formula="of:=['file:///home/diego/workspace/qin-cluster/pruebas/estadisticas/corrida-20120802000741.ods'#$acumulado.D306]" office:value-type="float" office:value="0">
            <text:p>0</text:p>
          </table:table-cell>
          <table:table-cell table:formula="of:=['file:///home/diego/workspace/qin-cluster/pruebas/estadisticas/corrida-20120802000741.ods'#$acumulado.E306]" office:value-type="float" office:value="0">
            <text:p>0</text:p>
          </table:table-cell>
          <table:table-cell table:formula="of:=['file:///home/diego/workspace/qin-cluster/pruebas/estadisticas/corrida-20120802000741.ods'#$acumulado.F306]" office:value-type="float" office:value="0">
            <text:p>0</text:p>
          </table:table-cell>
          <table:table-cell table:formula="of:=['file:///home/diego/workspace/qin-cluster/pruebas/estadisticas/corrida-20120802000741.ods'#$acumulado.G306]" office:value-type="float" office:value="0">
            <text:p>0</text:p>
          </table:table-cell>
          <table:table-cell table:formula="of:=[.L306]*100/[.$S$2]" office:value-type="float" office:value="0">
            <text:p>0,00</text:p>
          </table:table-cell>
          <table:table-cell table:formula="of:=[.I3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7]" office:value-type="float" office:value="0">
            <text:p>0</text:p>
          </table:table-cell>
          <table:table-cell office:value-type="float" office:value="306">
            <text:p>306</text:p>
          </table:table-cell>
          <table:table-cell table:formula="of:=['file:///home/diego/workspace/qin-cluster/pruebas/estadisticas/corrida-20120802000741.ods'#$secuencia.B307]" office:value-type="float" office:value="0">
            <text:p>0</text:p>
          </table:table-cell>
          <table:table-cell table:formula="of:=['file:///home/diego/workspace/qin-cluster/pruebas/estadisticas/corrida-20120802000741.ods'#$secuencia.C307]" office:value-type="float" office:value="0">
            <text:p>0,00</text:p>
          </table:table-cell>
          <table:table-cell table:formula="of:=[.C30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7]" office:value-type="float" office:value="0">
            <text:p>0</text:p>
          </table:table-cell>
          <table:table-cell table:formula="of:=['file:///home/diego/workspace/qin-cluster/pruebas/estadisticas/corrida-20120802000741.ods'#$acumulado.A307]" office:value-type="float" office:value="0">
            <text:p>0</text:p>
          </table:table-cell>
          <table:table-cell table:formula="of:=['file:///home/diego/workspace/qin-cluster/pruebas/estadisticas/corrida-20120802000741.ods'#$acumulado.C307]" office:value-type="float" office:value="0">
            <text:p>0</text:p>
          </table:table-cell>
          <table:table-cell table:formula="of:=['file:///home/diego/workspace/qin-cluster/pruebas/estadisticas/corrida-20120802000741.ods'#$acumulado.D307]" office:value-type="float" office:value="0">
            <text:p>0</text:p>
          </table:table-cell>
          <table:table-cell table:formula="of:=['file:///home/diego/workspace/qin-cluster/pruebas/estadisticas/corrida-20120802000741.ods'#$acumulado.E307]" office:value-type="float" office:value="0">
            <text:p>0</text:p>
          </table:table-cell>
          <table:table-cell table:formula="of:=['file:///home/diego/workspace/qin-cluster/pruebas/estadisticas/corrida-20120802000741.ods'#$acumulado.F307]" office:value-type="float" office:value="0">
            <text:p>0</text:p>
          </table:table-cell>
          <table:table-cell table:formula="of:=['file:///home/diego/workspace/qin-cluster/pruebas/estadisticas/corrida-20120802000741.ods'#$acumulado.G307]" office:value-type="float" office:value="0">
            <text:p>0</text:p>
          </table:table-cell>
          <table:table-cell table:formula="of:=[.L307]*100/[.$S$2]" office:value-type="float" office:value="0">
            <text:p>0,00</text:p>
          </table:table-cell>
          <table:table-cell table:formula="of:=[.I3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8]" office:value-type="float" office:value="0">
            <text:p>0</text:p>
          </table:table-cell>
          <table:table-cell office:value-type="float" office:value="307">
            <text:p>307</text:p>
          </table:table-cell>
          <table:table-cell table:formula="of:=['file:///home/diego/workspace/qin-cluster/pruebas/estadisticas/corrida-20120802000741.ods'#$secuencia.B308]" office:value-type="float" office:value="0">
            <text:p>0</text:p>
          </table:table-cell>
          <table:table-cell table:formula="of:=['file:///home/diego/workspace/qin-cluster/pruebas/estadisticas/corrida-20120802000741.ods'#$secuencia.C308]" office:value-type="float" office:value="0">
            <text:p>0,00</text:p>
          </table:table-cell>
          <table:table-cell table:formula="of:=[.C30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8]" office:value-type="float" office:value="0">
            <text:p>0</text:p>
          </table:table-cell>
          <table:table-cell table:formula="of:=['file:///home/diego/workspace/qin-cluster/pruebas/estadisticas/corrida-20120802000741.ods'#$acumulado.A308]" office:value-type="float" office:value="0">
            <text:p>0</text:p>
          </table:table-cell>
          <table:table-cell table:formula="of:=['file:///home/diego/workspace/qin-cluster/pruebas/estadisticas/corrida-20120802000741.ods'#$acumulado.C308]" office:value-type="float" office:value="0">
            <text:p>0</text:p>
          </table:table-cell>
          <table:table-cell table:formula="of:=['file:///home/diego/workspace/qin-cluster/pruebas/estadisticas/corrida-20120802000741.ods'#$acumulado.D308]" office:value-type="float" office:value="0">
            <text:p>0</text:p>
          </table:table-cell>
          <table:table-cell table:formula="of:=['file:///home/diego/workspace/qin-cluster/pruebas/estadisticas/corrida-20120802000741.ods'#$acumulado.E308]" office:value-type="float" office:value="0">
            <text:p>0</text:p>
          </table:table-cell>
          <table:table-cell table:formula="of:=['file:///home/diego/workspace/qin-cluster/pruebas/estadisticas/corrida-20120802000741.ods'#$acumulado.F308]" office:value-type="float" office:value="0">
            <text:p>0</text:p>
          </table:table-cell>
          <table:table-cell table:formula="of:=['file:///home/diego/workspace/qin-cluster/pruebas/estadisticas/corrida-20120802000741.ods'#$acumulado.G308]" office:value-type="float" office:value="0">
            <text:p>0</text:p>
          </table:table-cell>
          <table:table-cell table:formula="of:=[.L308]*100/[.$S$2]" office:value-type="float" office:value="0">
            <text:p>0,00</text:p>
          </table:table-cell>
          <table:table-cell table:formula="of:=[.I3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09]" office:value-type="float" office:value="0">
            <text:p>0</text:p>
          </table:table-cell>
          <table:table-cell office:value-type="float" office:value="308">
            <text:p>308</text:p>
          </table:table-cell>
          <table:table-cell table:formula="of:=['file:///home/diego/workspace/qin-cluster/pruebas/estadisticas/corrida-20120802000741.ods'#$secuencia.B309]" office:value-type="float" office:value="0">
            <text:p>0</text:p>
          </table:table-cell>
          <table:table-cell table:formula="of:=['file:///home/diego/workspace/qin-cluster/pruebas/estadisticas/corrida-20120802000741.ods'#$secuencia.C309]" office:value-type="float" office:value="0">
            <text:p>0,00</text:p>
          </table:table-cell>
          <table:table-cell table:formula="of:=[.C30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09]" office:value-type="float" office:value="0">
            <text:p>0</text:p>
          </table:table-cell>
          <table:table-cell table:formula="of:=['file:///home/diego/workspace/qin-cluster/pruebas/estadisticas/corrida-20120802000741.ods'#$acumulado.A309]" office:value-type="float" office:value="0">
            <text:p>0</text:p>
          </table:table-cell>
          <table:table-cell table:formula="of:=['file:///home/diego/workspace/qin-cluster/pruebas/estadisticas/corrida-20120802000741.ods'#$acumulado.C309]" office:value-type="float" office:value="0">
            <text:p>0</text:p>
          </table:table-cell>
          <table:table-cell table:formula="of:=['file:///home/diego/workspace/qin-cluster/pruebas/estadisticas/corrida-20120802000741.ods'#$acumulado.D309]" office:value-type="float" office:value="0">
            <text:p>0</text:p>
          </table:table-cell>
          <table:table-cell table:formula="of:=['file:///home/diego/workspace/qin-cluster/pruebas/estadisticas/corrida-20120802000741.ods'#$acumulado.E309]" office:value-type="float" office:value="0">
            <text:p>0</text:p>
          </table:table-cell>
          <table:table-cell table:formula="of:=['file:///home/diego/workspace/qin-cluster/pruebas/estadisticas/corrida-20120802000741.ods'#$acumulado.F309]" office:value-type="float" office:value="0">
            <text:p>0</text:p>
          </table:table-cell>
          <table:table-cell table:formula="of:=['file:///home/diego/workspace/qin-cluster/pruebas/estadisticas/corrida-20120802000741.ods'#$acumulado.G309]" office:value-type="float" office:value="0">
            <text:p>0</text:p>
          </table:table-cell>
          <table:table-cell table:formula="of:=[.L309]*100/[.$S$2]" office:value-type="float" office:value="0">
            <text:p>0,00</text:p>
          </table:table-cell>
          <table:table-cell table:formula="of:=[.I3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0]" office:value-type="float" office:value="0">
            <text:p>0</text:p>
          </table:table-cell>
          <table:table-cell office:value-type="float" office:value="309">
            <text:p>309</text:p>
          </table:table-cell>
          <table:table-cell table:formula="of:=['file:///home/diego/workspace/qin-cluster/pruebas/estadisticas/corrida-20120802000741.ods'#$secuencia.B310]" office:value-type="float" office:value="0">
            <text:p>0</text:p>
          </table:table-cell>
          <table:table-cell table:formula="of:=['file:///home/diego/workspace/qin-cluster/pruebas/estadisticas/corrida-20120802000741.ods'#$secuencia.C310]" office:value-type="float" office:value="0">
            <text:p>0,00</text:p>
          </table:table-cell>
          <table:table-cell table:formula="of:=[.C3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0]" office:value-type="float" office:value="0">
            <text:p>0</text:p>
          </table:table-cell>
          <table:table-cell table:formula="of:=['file:///home/diego/workspace/qin-cluster/pruebas/estadisticas/corrida-20120802000741.ods'#$acumulado.A310]" office:value-type="float" office:value="0">
            <text:p>0</text:p>
          </table:table-cell>
          <table:table-cell table:formula="of:=['file:///home/diego/workspace/qin-cluster/pruebas/estadisticas/corrida-20120802000741.ods'#$acumulado.C310]" office:value-type="float" office:value="0">
            <text:p>0</text:p>
          </table:table-cell>
          <table:table-cell table:formula="of:=['file:///home/diego/workspace/qin-cluster/pruebas/estadisticas/corrida-20120802000741.ods'#$acumulado.D310]" office:value-type="float" office:value="0">
            <text:p>0</text:p>
          </table:table-cell>
          <table:table-cell table:formula="of:=['file:///home/diego/workspace/qin-cluster/pruebas/estadisticas/corrida-20120802000741.ods'#$acumulado.E310]" office:value-type="float" office:value="0">
            <text:p>0</text:p>
          </table:table-cell>
          <table:table-cell table:formula="of:=['file:///home/diego/workspace/qin-cluster/pruebas/estadisticas/corrida-20120802000741.ods'#$acumulado.F310]" office:value-type="float" office:value="0">
            <text:p>0</text:p>
          </table:table-cell>
          <table:table-cell table:formula="of:=['file:///home/diego/workspace/qin-cluster/pruebas/estadisticas/corrida-20120802000741.ods'#$acumulado.G310]" office:value-type="float" office:value="0">
            <text:p>0</text:p>
          </table:table-cell>
          <table:table-cell table:formula="of:=[.L310]*100/[.$S$2]" office:value-type="float" office:value="0">
            <text:p>0,00</text:p>
          </table:table-cell>
          <table:table-cell table:formula="of:=[.I3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1]" office:value-type="float" office:value="0">
            <text:p>0</text:p>
          </table:table-cell>
          <table:table-cell office:value-type="float" office:value="310">
            <text:p>310</text:p>
          </table:table-cell>
          <table:table-cell table:formula="of:=['file:///home/diego/workspace/qin-cluster/pruebas/estadisticas/corrida-20120802000741.ods'#$secuencia.B311]" office:value-type="float" office:value="0">
            <text:p>0</text:p>
          </table:table-cell>
          <table:table-cell table:formula="of:=['file:///home/diego/workspace/qin-cluster/pruebas/estadisticas/corrida-20120802000741.ods'#$secuencia.C311]" office:value-type="float" office:value="0">
            <text:p>0,00</text:p>
          </table:table-cell>
          <table:table-cell table:formula="of:=[.C3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1]" office:value-type="float" office:value="0">
            <text:p>0</text:p>
          </table:table-cell>
          <table:table-cell table:formula="of:=['file:///home/diego/workspace/qin-cluster/pruebas/estadisticas/corrida-20120802000741.ods'#$acumulado.A311]" office:value-type="float" office:value="0">
            <text:p>0</text:p>
          </table:table-cell>
          <table:table-cell table:formula="of:=['file:///home/diego/workspace/qin-cluster/pruebas/estadisticas/corrida-20120802000741.ods'#$acumulado.C311]" office:value-type="float" office:value="0">
            <text:p>0</text:p>
          </table:table-cell>
          <table:table-cell table:formula="of:=['file:///home/diego/workspace/qin-cluster/pruebas/estadisticas/corrida-20120802000741.ods'#$acumulado.D311]" office:value-type="float" office:value="0">
            <text:p>0</text:p>
          </table:table-cell>
          <table:table-cell table:formula="of:=['file:///home/diego/workspace/qin-cluster/pruebas/estadisticas/corrida-20120802000741.ods'#$acumulado.E311]" office:value-type="float" office:value="0">
            <text:p>0</text:p>
          </table:table-cell>
          <table:table-cell table:formula="of:=['file:///home/diego/workspace/qin-cluster/pruebas/estadisticas/corrida-20120802000741.ods'#$acumulado.F311]" office:value-type="float" office:value="0">
            <text:p>0</text:p>
          </table:table-cell>
          <table:table-cell table:formula="of:=['file:///home/diego/workspace/qin-cluster/pruebas/estadisticas/corrida-20120802000741.ods'#$acumulado.G311]" office:value-type="float" office:value="0">
            <text:p>0</text:p>
          </table:table-cell>
          <table:table-cell table:formula="of:=[.L311]*100/[.$S$2]" office:value-type="float" office:value="0">
            <text:p>0,00</text:p>
          </table:table-cell>
          <table:table-cell table:formula="of:=[.I3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2]"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['file:///home/diego/workspace/qin-cluster/pruebas/estadisticas/corrida-20120802000741.ods'#$secuencia.B312]" office:value-type="float" office:value="0">
            <text:p>0</text:p>
          </table:table-cell>
          <table:table-cell table:formula="of:=['file:///home/diego/workspace/qin-cluster/pruebas/estadisticas/corrida-20120802000741.ods'#$secuencia.C312]" office:value-type="float" office:value="0">
            <text:p>0,00</text:p>
          </table:table-cell>
          <table:table-cell table:formula="of:=[.C3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2]" office:value-type="float" office:value="0">
            <text:p>0</text:p>
          </table:table-cell>
          <table:table-cell table:formula="of:=['file:///home/diego/workspace/qin-cluster/pruebas/estadisticas/corrida-20120802000741.ods'#$acumulado.A312]" office:value-type="float" office:value="0">
            <text:p>0</text:p>
          </table:table-cell>
          <table:table-cell table:formula="of:=['file:///home/diego/workspace/qin-cluster/pruebas/estadisticas/corrida-20120802000741.ods'#$acumulado.C312]" office:value-type="float" office:value="0">
            <text:p>0</text:p>
          </table:table-cell>
          <table:table-cell table:formula="of:=['file:///home/diego/workspace/qin-cluster/pruebas/estadisticas/corrida-20120802000741.ods'#$acumulado.D312]" office:value-type="float" office:value="0">
            <text:p>0</text:p>
          </table:table-cell>
          <table:table-cell table:formula="of:=['file:///home/diego/workspace/qin-cluster/pruebas/estadisticas/corrida-20120802000741.ods'#$acumulado.E312]" office:value-type="float" office:value="0">
            <text:p>0</text:p>
          </table:table-cell>
          <table:table-cell table:formula="of:=['file:///home/diego/workspace/qin-cluster/pruebas/estadisticas/corrida-20120802000741.ods'#$acumulado.F312]" office:value-type="float" office:value="0">
            <text:p>0</text:p>
          </table:table-cell>
          <table:table-cell table:formula="of:=['file:///home/diego/workspace/qin-cluster/pruebas/estadisticas/corrida-20120802000741.ods'#$acumulado.G312]" office:value-type="float" office:value="0">
            <text:p>0</text:p>
          </table:table-cell>
          <table:table-cell table:formula="of:=[.L312]*100/[.$S$2]" office:value-type="float" office:value="0">
            <text:p>0,00</text:p>
          </table:table-cell>
          <table:table-cell table:formula="of:=[.I3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3]"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'file:///home/diego/workspace/qin-cluster/pruebas/estadisticas/corrida-20120802000741.ods'#$secuencia.B313]" office:value-type="float" office:value="0">
            <text:p>0</text:p>
          </table:table-cell>
          <table:table-cell table:formula="of:=['file:///home/diego/workspace/qin-cluster/pruebas/estadisticas/corrida-20120802000741.ods'#$secuencia.C313]" office:value-type="float" office:value="0">
            <text:p>0,00</text:p>
          </table:table-cell>
          <table:table-cell table:formula="of:=[.C3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3]" office:value-type="float" office:value="0">
            <text:p>0</text:p>
          </table:table-cell>
          <table:table-cell table:formula="of:=['file:///home/diego/workspace/qin-cluster/pruebas/estadisticas/corrida-20120802000741.ods'#$acumulado.A313]" office:value-type="float" office:value="0">
            <text:p>0</text:p>
          </table:table-cell>
          <table:table-cell table:formula="of:=['file:///home/diego/workspace/qin-cluster/pruebas/estadisticas/corrida-20120802000741.ods'#$acumulado.C313]" office:value-type="float" office:value="0">
            <text:p>0</text:p>
          </table:table-cell>
          <table:table-cell table:formula="of:=['file:///home/diego/workspace/qin-cluster/pruebas/estadisticas/corrida-20120802000741.ods'#$acumulado.D313]" office:value-type="float" office:value="0">
            <text:p>0</text:p>
          </table:table-cell>
          <table:table-cell table:formula="of:=['file:///home/diego/workspace/qin-cluster/pruebas/estadisticas/corrida-20120802000741.ods'#$acumulado.E313]" office:value-type="float" office:value="0">
            <text:p>0</text:p>
          </table:table-cell>
          <table:table-cell table:formula="of:=['file:///home/diego/workspace/qin-cluster/pruebas/estadisticas/corrida-20120802000741.ods'#$acumulado.F313]" office:value-type="float" office:value="0">
            <text:p>0</text:p>
          </table:table-cell>
          <table:table-cell table:formula="of:=['file:///home/diego/workspace/qin-cluster/pruebas/estadisticas/corrida-20120802000741.ods'#$acumulado.G313]" office:value-type="float" office:value="0">
            <text:p>0</text:p>
          </table:table-cell>
          <table:table-cell table:formula="of:=[.L313]*100/[.$S$2]" office:value-type="float" office:value="0">
            <text:p>0,00</text:p>
          </table:table-cell>
          <table:table-cell table:formula="of:=[.I3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4]"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'file:///home/diego/workspace/qin-cluster/pruebas/estadisticas/corrida-20120802000741.ods'#$secuencia.B314]" office:value-type="float" office:value="0">
            <text:p>0</text:p>
          </table:table-cell>
          <table:table-cell table:formula="of:=['file:///home/diego/workspace/qin-cluster/pruebas/estadisticas/corrida-20120802000741.ods'#$secuencia.C314]" office:value-type="float" office:value="0">
            <text:p>0,00</text:p>
          </table:table-cell>
          <table:table-cell table:formula="of:=[.C3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4]" office:value-type="float" office:value="0">
            <text:p>0</text:p>
          </table:table-cell>
          <table:table-cell table:formula="of:=['file:///home/diego/workspace/qin-cluster/pruebas/estadisticas/corrida-20120802000741.ods'#$acumulado.A314]" office:value-type="float" office:value="0">
            <text:p>0</text:p>
          </table:table-cell>
          <table:table-cell table:formula="of:=['file:///home/diego/workspace/qin-cluster/pruebas/estadisticas/corrida-20120802000741.ods'#$acumulado.C314]" office:value-type="float" office:value="0">
            <text:p>0</text:p>
          </table:table-cell>
          <table:table-cell table:formula="of:=['file:///home/diego/workspace/qin-cluster/pruebas/estadisticas/corrida-20120802000741.ods'#$acumulado.D314]" office:value-type="float" office:value="0">
            <text:p>0</text:p>
          </table:table-cell>
          <table:table-cell table:formula="of:=['file:///home/diego/workspace/qin-cluster/pruebas/estadisticas/corrida-20120802000741.ods'#$acumulado.E314]" office:value-type="float" office:value="0">
            <text:p>0</text:p>
          </table:table-cell>
          <table:table-cell table:formula="of:=['file:///home/diego/workspace/qin-cluster/pruebas/estadisticas/corrida-20120802000741.ods'#$acumulado.F314]" office:value-type="float" office:value="0">
            <text:p>0</text:p>
          </table:table-cell>
          <table:table-cell table:formula="of:=['file:///home/diego/workspace/qin-cluster/pruebas/estadisticas/corrida-20120802000741.ods'#$acumulado.G314]" office:value-type="float" office:value="0">
            <text:p>0</text:p>
          </table:table-cell>
          <table:table-cell table:formula="of:=[.L314]*100/[.$S$2]" office:value-type="float" office:value="0">
            <text:p>0,00</text:p>
          </table:table-cell>
          <table:table-cell table:formula="of:=[.I3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5]"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'file:///home/diego/workspace/qin-cluster/pruebas/estadisticas/corrida-20120802000741.ods'#$secuencia.B315]" office:value-type="float" office:value="0">
            <text:p>0</text:p>
          </table:table-cell>
          <table:table-cell table:formula="of:=['file:///home/diego/workspace/qin-cluster/pruebas/estadisticas/corrida-20120802000741.ods'#$secuencia.C315]" office:value-type="float" office:value="0">
            <text:p>0,00</text:p>
          </table:table-cell>
          <table:table-cell table:formula="of:=[.C3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5]" office:value-type="float" office:value="0">
            <text:p>0</text:p>
          </table:table-cell>
          <table:table-cell table:formula="of:=['file:///home/diego/workspace/qin-cluster/pruebas/estadisticas/corrida-20120802000741.ods'#$acumulado.A315]" office:value-type="float" office:value="0">
            <text:p>0</text:p>
          </table:table-cell>
          <table:table-cell table:formula="of:=['file:///home/diego/workspace/qin-cluster/pruebas/estadisticas/corrida-20120802000741.ods'#$acumulado.C315]" office:value-type="float" office:value="0">
            <text:p>0</text:p>
          </table:table-cell>
          <table:table-cell table:formula="of:=['file:///home/diego/workspace/qin-cluster/pruebas/estadisticas/corrida-20120802000741.ods'#$acumulado.D315]" office:value-type="float" office:value="0">
            <text:p>0</text:p>
          </table:table-cell>
          <table:table-cell table:formula="of:=['file:///home/diego/workspace/qin-cluster/pruebas/estadisticas/corrida-20120802000741.ods'#$acumulado.E315]" office:value-type="float" office:value="0">
            <text:p>0</text:p>
          </table:table-cell>
          <table:table-cell table:formula="of:=['file:///home/diego/workspace/qin-cluster/pruebas/estadisticas/corrida-20120802000741.ods'#$acumulado.F315]" office:value-type="float" office:value="0">
            <text:p>0</text:p>
          </table:table-cell>
          <table:table-cell table:formula="of:=['file:///home/diego/workspace/qin-cluster/pruebas/estadisticas/corrida-20120802000741.ods'#$acumulado.G315]" office:value-type="float" office:value="0">
            <text:p>0</text:p>
          </table:table-cell>
          <table:table-cell table:formula="of:=[.L315]*100/[.$S$2]" office:value-type="float" office:value="0">
            <text:p>0,00</text:p>
          </table:table-cell>
          <table:table-cell table:formula="of:=[.I3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6]" office:value-type="float" office:value="0">
            <text:p>0</text:p>
          </table:table-cell>
          <table:table-cell office:value-type="float" office:value="315">
            <text:p>315</text:p>
          </table:table-cell>
          <table:table-cell table:formula="of:=['file:///home/diego/workspace/qin-cluster/pruebas/estadisticas/corrida-20120802000741.ods'#$secuencia.B316]" office:value-type="float" office:value="0">
            <text:p>0</text:p>
          </table:table-cell>
          <table:table-cell table:formula="of:=['file:///home/diego/workspace/qin-cluster/pruebas/estadisticas/corrida-20120802000741.ods'#$secuencia.C316]" office:value-type="float" office:value="0">
            <text:p>0,00</text:p>
          </table:table-cell>
          <table:table-cell table:formula="of:=[.C3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6]" office:value-type="float" office:value="0">
            <text:p>0</text:p>
          </table:table-cell>
          <table:table-cell table:formula="of:=['file:///home/diego/workspace/qin-cluster/pruebas/estadisticas/corrida-20120802000741.ods'#$acumulado.A316]" office:value-type="float" office:value="0">
            <text:p>0</text:p>
          </table:table-cell>
          <table:table-cell table:formula="of:=['file:///home/diego/workspace/qin-cluster/pruebas/estadisticas/corrida-20120802000741.ods'#$acumulado.C316]" office:value-type="float" office:value="0">
            <text:p>0</text:p>
          </table:table-cell>
          <table:table-cell table:formula="of:=['file:///home/diego/workspace/qin-cluster/pruebas/estadisticas/corrida-20120802000741.ods'#$acumulado.D316]" office:value-type="float" office:value="0">
            <text:p>0</text:p>
          </table:table-cell>
          <table:table-cell table:formula="of:=['file:///home/diego/workspace/qin-cluster/pruebas/estadisticas/corrida-20120802000741.ods'#$acumulado.E316]" office:value-type="float" office:value="0">
            <text:p>0</text:p>
          </table:table-cell>
          <table:table-cell table:formula="of:=['file:///home/diego/workspace/qin-cluster/pruebas/estadisticas/corrida-20120802000741.ods'#$acumulado.F316]" office:value-type="float" office:value="0">
            <text:p>0</text:p>
          </table:table-cell>
          <table:table-cell table:formula="of:=['file:///home/diego/workspace/qin-cluster/pruebas/estadisticas/corrida-20120802000741.ods'#$acumulado.G316]" office:value-type="float" office:value="0">
            <text:p>0</text:p>
          </table:table-cell>
          <table:table-cell table:formula="of:=[.L316]*100/[.$S$2]" office:value-type="float" office:value="0">
            <text:p>0,00</text:p>
          </table:table-cell>
          <table:table-cell table:formula="of:=[.I3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7]" office:value-type="float" office:value="0">
            <text:p>0</text:p>
          </table:table-cell>
          <table:table-cell office:value-type="float" office:value="316">
            <text:p>316</text:p>
          </table:table-cell>
          <table:table-cell table:formula="of:=['file:///home/diego/workspace/qin-cluster/pruebas/estadisticas/corrida-20120802000741.ods'#$secuencia.B317]" office:value-type="float" office:value="0">
            <text:p>0</text:p>
          </table:table-cell>
          <table:table-cell table:formula="of:=['file:///home/diego/workspace/qin-cluster/pruebas/estadisticas/corrida-20120802000741.ods'#$secuencia.C317]" office:value-type="float" office:value="0">
            <text:p>0,00</text:p>
          </table:table-cell>
          <table:table-cell table:formula="of:=[.C3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7]" office:value-type="float" office:value="0">
            <text:p>0</text:p>
          </table:table-cell>
          <table:table-cell table:formula="of:=['file:///home/diego/workspace/qin-cluster/pruebas/estadisticas/corrida-20120802000741.ods'#$acumulado.A317]" office:value-type="float" office:value="0">
            <text:p>0</text:p>
          </table:table-cell>
          <table:table-cell table:formula="of:=['file:///home/diego/workspace/qin-cluster/pruebas/estadisticas/corrida-20120802000741.ods'#$acumulado.C317]" office:value-type="float" office:value="0">
            <text:p>0</text:p>
          </table:table-cell>
          <table:table-cell table:formula="of:=['file:///home/diego/workspace/qin-cluster/pruebas/estadisticas/corrida-20120802000741.ods'#$acumulado.D317]" office:value-type="float" office:value="0">
            <text:p>0</text:p>
          </table:table-cell>
          <table:table-cell table:formula="of:=['file:///home/diego/workspace/qin-cluster/pruebas/estadisticas/corrida-20120802000741.ods'#$acumulado.E317]" office:value-type="float" office:value="0">
            <text:p>0</text:p>
          </table:table-cell>
          <table:table-cell table:formula="of:=['file:///home/diego/workspace/qin-cluster/pruebas/estadisticas/corrida-20120802000741.ods'#$acumulado.F317]" office:value-type="float" office:value="0">
            <text:p>0</text:p>
          </table:table-cell>
          <table:table-cell table:formula="of:=['file:///home/diego/workspace/qin-cluster/pruebas/estadisticas/corrida-20120802000741.ods'#$acumulado.G317]" office:value-type="float" office:value="0">
            <text:p>0</text:p>
          </table:table-cell>
          <table:table-cell table:formula="of:=[.L317]*100/[.$S$2]" office:value-type="float" office:value="0">
            <text:p>0,00</text:p>
          </table:table-cell>
          <table:table-cell table:formula="of:=[.I3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8]" office:value-type="float" office:value="0">
            <text:p>0</text:p>
          </table:table-cell>
          <table:table-cell office:value-type="float" office:value="317">
            <text:p>317</text:p>
          </table:table-cell>
          <table:table-cell table:formula="of:=['file:///home/diego/workspace/qin-cluster/pruebas/estadisticas/corrida-20120802000741.ods'#$secuencia.B318]" office:value-type="float" office:value="0">
            <text:p>0</text:p>
          </table:table-cell>
          <table:table-cell table:formula="of:=['file:///home/diego/workspace/qin-cluster/pruebas/estadisticas/corrida-20120802000741.ods'#$secuencia.C318]" office:value-type="float" office:value="0">
            <text:p>0,00</text:p>
          </table:table-cell>
          <table:table-cell table:formula="of:=[.C3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8]" office:value-type="float" office:value="0">
            <text:p>0</text:p>
          </table:table-cell>
          <table:table-cell table:formula="of:=['file:///home/diego/workspace/qin-cluster/pruebas/estadisticas/corrida-20120802000741.ods'#$acumulado.A318]" office:value-type="float" office:value="0">
            <text:p>0</text:p>
          </table:table-cell>
          <table:table-cell table:formula="of:=['file:///home/diego/workspace/qin-cluster/pruebas/estadisticas/corrida-20120802000741.ods'#$acumulado.C318]" office:value-type="float" office:value="0">
            <text:p>0</text:p>
          </table:table-cell>
          <table:table-cell table:formula="of:=['file:///home/diego/workspace/qin-cluster/pruebas/estadisticas/corrida-20120802000741.ods'#$acumulado.D318]" office:value-type="float" office:value="0">
            <text:p>0</text:p>
          </table:table-cell>
          <table:table-cell table:formula="of:=['file:///home/diego/workspace/qin-cluster/pruebas/estadisticas/corrida-20120802000741.ods'#$acumulado.E318]" office:value-type="float" office:value="0">
            <text:p>0</text:p>
          </table:table-cell>
          <table:table-cell table:formula="of:=['file:///home/diego/workspace/qin-cluster/pruebas/estadisticas/corrida-20120802000741.ods'#$acumulado.F318]" office:value-type="float" office:value="0">
            <text:p>0</text:p>
          </table:table-cell>
          <table:table-cell table:formula="of:=['file:///home/diego/workspace/qin-cluster/pruebas/estadisticas/corrida-20120802000741.ods'#$acumulado.G318]" office:value-type="float" office:value="0">
            <text:p>0</text:p>
          </table:table-cell>
          <table:table-cell table:formula="of:=[.L318]*100/[.$S$2]" office:value-type="float" office:value="0">
            <text:p>0,00</text:p>
          </table:table-cell>
          <table:table-cell table:formula="of:=[.I3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19]" office:value-type="float" office:value="0">
            <text:p>0</text:p>
          </table:table-cell>
          <table:table-cell office:value-type="float" office:value="318">
            <text:p>318</text:p>
          </table:table-cell>
          <table:table-cell table:formula="of:=['file:///home/diego/workspace/qin-cluster/pruebas/estadisticas/corrida-20120802000741.ods'#$secuencia.B319]" office:value-type="float" office:value="0">
            <text:p>0</text:p>
          </table:table-cell>
          <table:table-cell table:formula="of:=['file:///home/diego/workspace/qin-cluster/pruebas/estadisticas/corrida-20120802000741.ods'#$secuencia.C319]" office:value-type="float" office:value="0">
            <text:p>0,00</text:p>
          </table:table-cell>
          <table:table-cell table:formula="of:=[.C3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19]" office:value-type="float" office:value="0">
            <text:p>0</text:p>
          </table:table-cell>
          <table:table-cell table:formula="of:=['file:///home/diego/workspace/qin-cluster/pruebas/estadisticas/corrida-20120802000741.ods'#$acumulado.A319]" office:value-type="float" office:value="0">
            <text:p>0</text:p>
          </table:table-cell>
          <table:table-cell table:formula="of:=['file:///home/diego/workspace/qin-cluster/pruebas/estadisticas/corrida-20120802000741.ods'#$acumulado.C319]" office:value-type="float" office:value="0">
            <text:p>0</text:p>
          </table:table-cell>
          <table:table-cell table:formula="of:=['file:///home/diego/workspace/qin-cluster/pruebas/estadisticas/corrida-20120802000741.ods'#$acumulado.D319]" office:value-type="float" office:value="0">
            <text:p>0</text:p>
          </table:table-cell>
          <table:table-cell table:formula="of:=['file:///home/diego/workspace/qin-cluster/pruebas/estadisticas/corrida-20120802000741.ods'#$acumulado.E319]" office:value-type="float" office:value="0">
            <text:p>0</text:p>
          </table:table-cell>
          <table:table-cell table:formula="of:=['file:///home/diego/workspace/qin-cluster/pruebas/estadisticas/corrida-20120802000741.ods'#$acumulado.F319]" office:value-type="float" office:value="0">
            <text:p>0</text:p>
          </table:table-cell>
          <table:table-cell table:formula="of:=['file:///home/diego/workspace/qin-cluster/pruebas/estadisticas/corrida-20120802000741.ods'#$acumulado.G319]" office:value-type="float" office:value="0">
            <text:p>0</text:p>
          </table:table-cell>
          <table:table-cell table:formula="of:=[.L319]*100/[.$S$2]" office:value-type="float" office:value="0">
            <text:p>0,00</text:p>
          </table:table-cell>
          <table:table-cell table:formula="of:=[.I3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0]" office:value-type="float" office:value="0">
            <text:p>0</text:p>
          </table:table-cell>
          <table:table-cell office:value-type="float" office:value="319">
            <text:p>319</text:p>
          </table:table-cell>
          <table:table-cell table:formula="of:=['file:///home/diego/workspace/qin-cluster/pruebas/estadisticas/corrida-20120802000741.ods'#$secuencia.B320]" office:value-type="float" office:value="0">
            <text:p>0</text:p>
          </table:table-cell>
          <table:table-cell table:formula="of:=['file:///home/diego/workspace/qin-cluster/pruebas/estadisticas/corrida-20120802000741.ods'#$secuencia.C320]" office:value-type="float" office:value="0">
            <text:p>0,00</text:p>
          </table:table-cell>
          <table:table-cell table:formula="of:=[.C3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0]" office:value-type="float" office:value="0">
            <text:p>0</text:p>
          </table:table-cell>
          <table:table-cell table:formula="of:=['file:///home/diego/workspace/qin-cluster/pruebas/estadisticas/corrida-20120802000741.ods'#$acumulado.A320]" office:value-type="float" office:value="0">
            <text:p>0</text:p>
          </table:table-cell>
          <table:table-cell table:formula="of:=['file:///home/diego/workspace/qin-cluster/pruebas/estadisticas/corrida-20120802000741.ods'#$acumulado.C320]" office:value-type="float" office:value="0">
            <text:p>0</text:p>
          </table:table-cell>
          <table:table-cell table:formula="of:=['file:///home/diego/workspace/qin-cluster/pruebas/estadisticas/corrida-20120802000741.ods'#$acumulado.D320]" office:value-type="float" office:value="0">
            <text:p>0</text:p>
          </table:table-cell>
          <table:table-cell table:formula="of:=['file:///home/diego/workspace/qin-cluster/pruebas/estadisticas/corrida-20120802000741.ods'#$acumulado.E320]" office:value-type="float" office:value="0">
            <text:p>0</text:p>
          </table:table-cell>
          <table:table-cell table:formula="of:=['file:///home/diego/workspace/qin-cluster/pruebas/estadisticas/corrida-20120802000741.ods'#$acumulado.F320]" office:value-type="float" office:value="0">
            <text:p>0</text:p>
          </table:table-cell>
          <table:table-cell table:formula="of:=['file:///home/diego/workspace/qin-cluster/pruebas/estadisticas/corrida-20120802000741.ods'#$acumulado.G320]" office:value-type="float" office:value="0">
            <text:p>0</text:p>
          </table:table-cell>
          <table:table-cell table:formula="of:=[.L320]*100/[.$S$2]" office:value-type="float" office:value="0">
            <text:p>0,00</text:p>
          </table:table-cell>
          <table:table-cell table:formula="of:=[.I3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1]" office:value-type="float" office:value="0">
            <text:p>0</text:p>
          </table:table-cell>
          <table:table-cell office:value-type="float" office:value="320">
            <text:p>320</text:p>
          </table:table-cell>
          <table:table-cell table:formula="of:=['file:///home/diego/workspace/qin-cluster/pruebas/estadisticas/corrida-20120802000741.ods'#$secuencia.B321]" office:value-type="float" office:value="0">
            <text:p>0</text:p>
          </table:table-cell>
          <table:table-cell table:formula="of:=['file:///home/diego/workspace/qin-cluster/pruebas/estadisticas/corrida-20120802000741.ods'#$secuencia.C321]" office:value-type="float" office:value="0">
            <text:p>0,00</text:p>
          </table:table-cell>
          <table:table-cell table:formula="of:=[.C3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1]" office:value-type="float" office:value="0">
            <text:p>0</text:p>
          </table:table-cell>
          <table:table-cell table:formula="of:=['file:///home/diego/workspace/qin-cluster/pruebas/estadisticas/corrida-20120802000741.ods'#$acumulado.A321]" office:value-type="float" office:value="0">
            <text:p>0</text:p>
          </table:table-cell>
          <table:table-cell table:formula="of:=['file:///home/diego/workspace/qin-cluster/pruebas/estadisticas/corrida-20120802000741.ods'#$acumulado.C321]" office:value-type="float" office:value="0">
            <text:p>0</text:p>
          </table:table-cell>
          <table:table-cell table:formula="of:=['file:///home/diego/workspace/qin-cluster/pruebas/estadisticas/corrida-20120802000741.ods'#$acumulado.D321]" office:value-type="float" office:value="0">
            <text:p>0</text:p>
          </table:table-cell>
          <table:table-cell table:formula="of:=['file:///home/diego/workspace/qin-cluster/pruebas/estadisticas/corrida-20120802000741.ods'#$acumulado.E321]" office:value-type="float" office:value="0">
            <text:p>0</text:p>
          </table:table-cell>
          <table:table-cell table:formula="of:=['file:///home/diego/workspace/qin-cluster/pruebas/estadisticas/corrida-20120802000741.ods'#$acumulado.F321]" office:value-type="float" office:value="0">
            <text:p>0</text:p>
          </table:table-cell>
          <table:table-cell table:formula="of:=['file:///home/diego/workspace/qin-cluster/pruebas/estadisticas/corrida-20120802000741.ods'#$acumulado.G321]" office:value-type="float" office:value="0">
            <text:p>0</text:p>
          </table:table-cell>
          <table:table-cell table:formula="of:=[.L321]*100/[.$S$2]" office:value-type="float" office:value="0">
            <text:p>0,00</text:p>
          </table:table-cell>
          <table:table-cell table:formula="of:=[.I3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2]" office:value-type="float" office:value="0">
            <text:p>0</text:p>
          </table:table-cell>
          <table:table-cell office:value-type="float" office:value="321">
            <text:p>321</text:p>
          </table:table-cell>
          <table:table-cell table:formula="of:=['file:///home/diego/workspace/qin-cluster/pruebas/estadisticas/corrida-20120802000741.ods'#$secuencia.B322]" office:value-type="float" office:value="0">
            <text:p>0</text:p>
          </table:table-cell>
          <table:table-cell table:formula="of:=['file:///home/diego/workspace/qin-cluster/pruebas/estadisticas/corrida-20120802000741.ods'#$secuencia.C322]" office:value-type="float" office:value="0">
            <text:p>0,00</text:p>
          </table:table-cell>
          <table:table-cell table:formula="of:=[.C3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2]" office:value-type="float" office:value="0">
            <text:p>0</text:p>
          </table:table-cell>
          <table:table-cell table:formula="of:=['file:///home/diego/workspace/qin-cluster/pruebas/estadisticas/corrida-20120802000741.ods'#$acumulado.A322]" office:value-type="float" office:value="0">
            <text:p>0</text:p>
          </table:table-cell>
          <table:table-cell table:formula="of:=['file:///home/diego/workspace/qin-cluster/pruebas/estadisticas/corrida-20120802000741.ods'#$acumulado.C322]" office:value-type="float" office:value="0">
            <text:p>0</text:p>
          </table:table-cell>
          <table:table-cell table:formula="of:=['file:///home/diego/workspace/qin-cluster/pruebas/estadisticas/corrida-20120802000741.ods'#$acumulado.D322]" office:value-type="float" office:value="0">
            <text:p>0</text:p>
          </table:table-cell>
          <table:table-cell table:formula="of:=['file:///home/diego/workspace/qin-cluster/pruebas/estadisticas/corrida-20120802000741.ods'#$acumulado.E322]" office:value-type="float" office:value="0">
            <text:p>0</text:p>
          </table:table-cell>
          <table:table-cell table:formula="of:=['file:///home/diego/workspace/qin-cluster/pruebas/estadisticas/corrida-20120802000741.ods'#$acumulado.F322]" office:value-type="float" office:value="0">
            <text:p>0</text:p>
          </table:table-cell>
          <table:table-cell table:formula="of:=['file:///home/diego/workspace/qin-cluster/pruebas/estadisticas/corrida-20120802000741.ods'#$acumulado.G322]" office:value-type="float" office:value="0">
            <text:p>0</text:p>
          </table:table-cell>
          <table:table-cell table:formula="of:=[.L322]*100/[.$S$2]" office:value-type="float" office:value="0">
            <text:p>0,00</text:p>
          </table:table-cell>
          <table:table-cell table:formula="of:=[.I3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3]"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'file:///home/diego/workspace/qin-cluster/pruebas/estadisticas/corrida-20120802000741.ods'#$secuencia.B323]" office:value-type="float" office:value="0">
            <text:p>0</text:p>
          </table:table-cell>
          <table:table-cell table:formula="of:=['file:///home/diego/workspace/qin-cluster/pruebas/estadisticas/corrida-20120802000741.ods'#$secuencia.C323]" office:value-type="float" office:value="0">
            <text:p>0,00</text:p>
          </table:table-cell>
          <table:table-cell table:formula="of:=[.C3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3]" office:value-type="float" office:value="0">
            <text:p>0</text:p>
          </table:table-cell>
          <table:table-cell table:formula="of:=['file:///home/diego/workspace/qin-cluster/pruebas/estadisticas/corrida-20120802000741.ods'#$acumulado.A323]" office:value-type="float" office:value="0">
            <text:p>0</text:p>
          </table:table-cell>
          <table:table-cell table:formula="of:=['file:///home/diego/workspace/qin-cluster/pruebas/estadisticas/corrida-20120802000741.ods'#$acumulado.C323]" office:value-type="float" office:value="0">
            <text:p>0</text:p>
          </table:table-cell>
          <table:table-cell table:formula="of:=['file:///home/diego/workspace/qin-cluster/pruebas/estadisticas/corrida-20120802000741.ods'#$acumulado.D323]" office:value-type="float" office:value="0">
            <text:p>0</text:p>
          </table:table-cell>
          <table:table-cell table:formula="of:=['file:///home/diego/workspace/qin-cluster/pruebas/estadisticas/corrida-20120802000741.ods'#$acumulado.E323]" office:value-type="float" office:value="0">
            <text:p>0</text:p>
          </table:table-cell>
          <table:table-cell table:formula="of:=['file:///home/diego/workspace/qin-cluster/pruebas/estadisticas/corrida-20120802000741.ods'#$acumulado.F323]" office:value-type="float" office:value="0">
            <text:p>0</text:p>
          </table:table-cell>
          <table:table-cell table:formula="of:=['file:///home/diego/workspace/qin-cluster/pruebas/estadisticas/corrida-20120802000741.ods'#$acumulado.G323]" office:value-type="float" office:value="0">
            <text:p>0</text:p>
          </table:table-cell>
          <table:table-cell table:formula="of:=[.L323]*100/[.$S$2]" office:value-type="float" office:value="0">
            <text:p>0,00</text:p>
          </table:table-cell>
          <table:table-cell table:formula="of:=[.I3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4]"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['file:///home/diego/workspace/qin-cluster/pruebas/estadisticas/corrida-20120802000741.ods'#$secuencia.B324]" office:value-type="float" office:value="0">
            <text:p>0</text:p>
          </table:table-cell>
          <table:table-cell table:formula="of:=['file:///home/diego/workspace/qin-cluster/pruebas/estadisticas/corrida-20120802000741.ods'#$secuencia.C324]" office:value-type="float" office:value="0">
            <text:p>0,00</text:p>
          </table:table-cell>
          <table:table-cell table:formula="of:=[.C3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4]" office:value-type="float" office:value="0">
            <text:p>0</text:p>
          </table:table-cell>
          <table:table-cell table:formula="of:=['file:///home/diego/workspace/qin-cluster/pruebas/estadisticas/corrida-20120802000741.ods'#$acumulado.A324]" office:value-type="float" office:value="0">
            <text:p>0</text:p>
          </table:table-cell>
          <table:table-cell table:formula="of:=['file:///home/diego/workspace/qin-cluster/pruebas/estadisticas/corrida-20120802000741.ods'#$acumulado.C324]" office:value-type="float" office:value="0">
            <text:p>0</text:p>
          </table:table-cell>
          <table:table-cell table:formula="of:=['file:///home/diego/workspace/qin-cluster/pruebas/estadisticas/corrida-20120802000741.ods'#$acumulado.D324]" office:value-type="float" office:value="0">
            <text:p>0</text:p>
          </table:table-cell>
          <table:table-cell table:formula="of:=['file:///home/diego/workspace/qin-cluster/pruebas/estadisticas/corrida-20120802000741.ods'#$acumulado.E324]" office:value-type="float" office:value="0">
            <text:p>0</text:p>
          </table:table-cell>
          <table:table-cell table:formula="of:=['file:///home/diego/workspace/qin-cluster/pruebas/estadisticas/corrida-20120802000741.ods'#$acumulado.F324]" office:value-type="float" office:value="0">
            <text:p>0</text:p>
          </table:table-cell>
          <table:table-cell table:formula="of:=['file:///home/diego/workspace/qin-cluster/pruebas/estadisticas/corrida-20120802000741.ods'#$acumulado.G324]" office:value-type="float" office:value="0">
            <text:p>0</text:p>
          </table:table-cell>
          <table:table-cell table:formula="of:=[.L324]*100/[.$S$2]" office:value-type="float" office:value="0">
            <text:p>0,00</text:p>
          </table:table-cell>
          <table:table-cell table:formula="of:=[.I3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5]" office:value-type="float" office:value="0">
            <text:p>0</text:p>
          </table:table-cell>
          <table:table-cell office:value-type="float" office:value="324">
            <text:p>324</text:p>
          </table:table-cell>
          <table:table-cell table:formula="of:=['file:///home/diego/workspace/qin-cluster/pruebas/estadisticas/corrida-20120802000741.ods'#$secuencia.B325]" office:value-type="float" office:value="0">
            <text:p>0</text:p>
          </table:table-cell>
          <table:table-cell table:formula="of:=['file:///home/diego/workspace/qin-cluster/pruebas/estadisticas/corrida-20120802000741.ods'#$secuencia.C325]" office:value-type="float" office:value="0">
            <text:p>0,00</text:p>
          </table:table-cell>
          <table:table-cell table:formula="of:=[.C3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5]" office:value-type="float" office:value="0">
            <text:p>0</text:p>
          </table:table-cell>
          <table:table-cell table:formula="of:=['file:///home/diego/workspace/qin-cluster/pruebas/estadisticas/corrida-20120802000741.ods'#$acumulado.A325]" office:value-type="float" office:value="0">
            <text:p>0</text:p>
          </table:table-cell>
          <table:table-cell table:formula="of:=['file:///home/diego/workspace/qin-cluster/pruebas/estadisticas/corrida-20120802000741.ods'#$acumulado.C325]" office:value-type="float" office:value="0">
            <text:p>0</text:p>
          </table:table-cell>
          <table:table-cell table:formula="of:=['file:///home/diego/workspace/qin-cluster/pruebas/estadisticas/corrida-20120802000741.ods'#$acumulado.D325]" office:value-type="float" office:value="0">
            <text:p>0</text:p>
          </table:table-cell>
          <table:table-cell table:formula="of:=['file:///home/diego/workspace/qin-cluster/pruebas/estadisticas/corrida-20120802000741.ods'#$acumulado.E325]" office:value-type="float" office:value="0">
            <text:p>0</text:p>
          </table:table-cell>
          <table:table-cell table:formula="of:=['file:///home/diego/workspace/qin-cluster/pruebas/estadisticas/corrida-20120802000741.ods'#$acumulado.F325]" office:value-type="float" office:value="0">
            <text:p>0</text:p>
          </table:table-cell>
          <table:table-cell table:formula="of:=['file:///home/diego/workspace/qin-cluster/pruebas/estadisticas/corrida-20120802000741.ods'#$acumulado.G325]" office:value-type="float" office:value="0">
            <text:p>0</text:p>
          </table:table-cell>
          <table:table-cell table:formula="of:=[.L325]*100/[.$S$2]" office:value-type="float" office:value="0">
            <text:p>0,00</text:p>
          </table:table-cell>
          <table:table-cell table:formula="of:=[.I3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6]" office:value-type="float" office:value="0">
            <text:p>0</text:p>
          </table:table-cell>
          <table:table-cell office:value-type="float" office:value="325">
            <text:p>325</text:p>
          </table:table-cell>
          <table:table-cell table:formula="of:=['file:///home/diego/workspace/qin-cluster/pruebas/estadisticas/corrida-20120802000741.ods'#$secuencia.B326]" office:value-type="float" office:value="0">
            <text:p>0</text:p>
          </table:table-cell>
          <table:table-cell table:formula="of:=['file:///home/diego/workspace/qin-cluster/pruebas/estadisticas/corrida-20120802000741.ods'#$secuencia.C326]" office:value-type="float" office:value="0">
            <text:p>0,00</text:p>
          </table:table-cell>
          <table:table-cell table:formula="of:=[.C3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6]" office:value-type="float" office:value="0">
            <text:p>0</text:p>
          </table:table-cell>
          <table:table-cell table:formula="of:=['file:///home/diego/workspace/qin-cluster/pruebas/estadisticas/corrida-20120802000741.ods'#$acumulado.A326]" office:value-type="float" office:value="0">
            <text:p>0</text:p>
          </table:table-cell>
          <table:table-cell table:formula="of:=['file:///home/diego/workspace/qin-cluster/pruebas/estadisticas/corrida-20120802000741.ods'#$acumulado.C326]" office:value-type="float" office:value="0">
            <text:p>0</text:p>
          </table:table-cell>
          <table:table-cell table:formula="of:=['file:///home/diego/workspace/qin-cluster/pruebas/estadisticas/corrida-20120802000741.ods'#$acumulado.D326]" office:value-type="float" office:value="0">
            <text:p>0</text:p>
          </table:table-cell>
          <table:table-cell table:formula="of:=['file:///home/diego/workspace/qin-cluster/pruebas/estadisticas/corrida-20120802000741.ods'#$acumulado.E326]" office:value-type="float" office:value="0">
            <text:p>0</text:p>
          </table:table-cell>
          <table:table-cell table:formula="of:=['file:///home/diego/workspace/qin-cluster/pruebas/estadisticas/corrida-20120802000741.ods'#$acumulado.F326]" office:value-type="float" office:value="0">
            <text:p>0</text:p>
          </table:table-cell>
          <table:table-cell table:formula="of:=['file:///home/diego/workspace/qin-cluster/pruebas/estadisticas/corrida-20120802000741.ods'#$acumulado.G326]" office:value-type="float" office:value="0">
            <text:p>0</text:p>
          </table:table-cell>
          <table:table-cell table:formula="of:=[.L326]*100/[.$S$2]" office:value-type="float" office:value="0">
            <text:p>0,00</text:p>
          </table:table-cell>
          <table:table-cell table:formula="of:=[.I3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7]" office:value-type="float" office:value="0">
            <text:p>0</text:p>
          </table:table-cell>
          <table:table-cell office:value-type="float" office:value="326">
            <text:p>326</text:p>
          </table:table-cell>
          <table:table-cell table:formula="of:=['file:///home/diego/workspace/qin-cluster/pruebas/estadisticas/corrida-20120802000741.ods'#$secuencia.B327]" office:value-type="float" office:value="0">
            <text:p>0</text:p>
          </table:table-cell>
          <table:table-cell table:formula="of:=['file:///home/diego/workspace/qin-cluster/pruebas/estadisticas/corrida-20120802000741.ods'#$secuencia.C327]" office:value-type="float" office:value="0">
            <text:p>0,00</text:p>
          </table:table-cell>
          <table:table-cell table:formula="of:=[.C3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7]" office:value-type="float" office:value="0">
            <text:p>0</text:p>
          </table:table-cell>
          <table:table-cell table:formula="of:=['file:///home/diego/workspace/qin-cluster/pruebas/estadisticas/corrida-20120802000741.ods'#$acumulado.A327]" office:value-type="float" office:value="0">
            <text:p>0</text:p>
          </table:table-cell>
          <table:table-cell table:formula="of:=['file:///home/diego/workspace/qin-cluster/pruebas/estadisticas/corrida-20120802000741.ods'#$acumulado.C327]" office:value-type="float" office:value="0">
            <text:p>0</text:p>
          </table:table-cell>
          <table:table-cell table:formula="of:=['file:///home/diego/workspace/qin-cluster/pruebas/estadisticas/corrida-20120802000741.ods'#$acumulado.D327]" office:value-type="float" office:value="0">
            <text:p>0</text:p>
          </table:table-cell>
          <table:table-cell table:formula="of:=['file:///home/diego/workspace/qin-cluster/pruebas/estadisticas/corrida-20120802000741.ods'#$acumulado.E327]" office:value-type="float" office:value="0">
            <text:p>0</text:p>
          </table:table-cell>
          <table:table-cell table:formula="of:=['file:///home/diego/workspace/qin-cluster/pruebas/estadisticas/corrida-20120802000741.ods'#$acumulado.F327]" office:value-type="float" office:value="0">
            <text:p>0</text:p>
          </table:table-cell>
          <table:table-cell table:formula="of:=['file:///home/diego/workspace/qin-cluster/pruebas/estadisticas/corrida-20120802000741.ods'#$acumulado.G327]" office:value-type="float" office:value="0">
            <text:p>0</text:p>
          </table:table-cell>
          <table:table-cell table:formula="of:=[.L327]*100/[.$S$2]" office:value-type="float" office:value="0">
            <text:p>0,00</text:p>
          </table:table-cell>
          <table:table-cell table:formula="of:=[.I3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8]" office:value-type="float" office:value="0">
            <text:p>0</text:p>
          </table:table-cell>
          <table:table-cell office:value-type="float" office:value="327">
            <text:p>327</text:p>
          </table:table-cell>
          <table:table-cell table:formula="of:=['file:///home/diego/workspace/qin-cluster/pruebas/estadisticas/corrida-20120802000741.ods'#$secuencia.B328]" office:value-type="float" office:value="0">
            <text:p>0</text:p>
          </table:table-cell>
          <table:table-cell table:formula="of:=['file:///home/diego/workspace/qin-cluster/pruebas/estadisticas/corrida-20120802000741.ods'#$secuencia.C328]" office:value-type="float" office:value="0">
            <text:p>0,00</text:p>
          </table:table-cell>
          <table:table-cell table:formula="of:=[.C3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8]" office:value-type="float" office:value="0">
            <text:p>0</text:p>
          </table:table-cell>
          <table:table-cell table:formula="of:=['file:///home/diego/workspace/qin-cluster/pruebas/estadisticas/corrida-20120802000741.ods'#$acumulado.A328]" office:value-type="float" office:value="0">
            <text:p>0</text:p>
          </table:table-cell>
          <table:table-cell table:formula="of:=['file:///home/diego/workspace/qin-cluster/pruebas/estadisticas/corrida-20120802000741.ods'#$acumulado.C328]" office:value-type="float" office:value="0">
            <text:p>0</text:p>
          </table:table-cell>
          <table:table-cell table:formula="of:=['file:///home/diego/workspace/qin-cluster/pruebas/estadisticas/corrida-20120802000741.ods'#$acumulado.D328]" office:value-type="float" office:value="0">
            <text:p>0</text:p>
          </table:table-cell>
          <table:table-cell table:formula="of:=['file:///home/diego/workspace/qin-cluster/pruebas/estadisticas/corrida-20120802000741.ods'#$acumulado.E328]" office:value-type="float" office:value="0">
            <text:p>0</text:p>
          </table:table-cell>
          <table:table-cell table:formula="of:=['file:///home/diego/workspace/qin-cluster/pruebas/estadisticas/corrida-20120802000741.ods'#$acumulado.F328]" office:value-type="float" office:value="0">
            <text:p>0</text:p>
          </table:table-cell>
          <table:table-cell table:formula="of:=['file:///home/diego/workspace/qin-cluster/pruebas/estadisticas/corrida-20120802000741.ods'#$acumulado.G328]" office:value-type="float" office:value="0">
            <text:p>0</text:p>
          </table:table-cell>
          <table:table-cell table:formula="of:=[.L328]*100/[.$S$2]" office:value-type="float" office:value="0">
            <text:p>0,00</text:p>
          </table:table-cell>
          <table:table-cell table:formula="of:=[.I3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29]"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'file:///home/diego/workspace/qin-cluster/pruebas/estadisticas/corrida-20120802000741.ods'#$secuencia.B329]" office:value-type="float" office:value="0">
            <text:p>0</text:p>
          </table:table-cell>
          <table:table-cell table:formula="of:=['file:///home/diego/workspace/qin-cluster/pruebas/estadisticas/corrida-20120802000741.ods'#$secuencia.C329]" office:value-type="float" office:value="0">
            <text:p>0,00</text:p>
          </table:table-cell>
          <table:table-cell table:formula="of:=[.C3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29]" office:value-type="float" office:value="0">
            <text:p>0</text:p>
          </table:table-cell>
          <table:table-cell table:formula="of:=['file:///home/diego/workspace/qin-cluster/pruebas/estadisticas/corrida-20120802000741.ods'#$acumulado.A329]" office:value-type="float" office:value="0">
            <text:p>0</text:p>
          </table:table-cell>
          <table:table-cell table:formula="of:=['file:///home/diego/workspace/qin-cluster/pruebas/estadisticas/corrida-20120802000741.ods'#$acumulado.C329]" office:value-type="float" office:value="0">
            <text:p>0</text:p>
          </table:table-cell>
          <table:table-cell table:formula="of:=['file:///home/diego/workspace/qin-cluster/pruebas/estadisticas/corrida-20120802000741.ods'#$acumulado.D329]" office:value-type="float" office:value="0">
            <text:p>0</text:p>
          </table:table-cell>
          <table:table-cell table:formula="of:=['file:///home/diego/workspace/qin-cluster/pruebas/estadisticas/corrida-20120802000741.ods'#$acumulado.E329]" office:value-type="float" office:value="0">
            <text:p>0</text:p>
          </table:table-cell>
          <table:table-cell table:formula="of:=['file:///home/diego/workspace/qin-cluster/pruebas/estadisticas/corrida-20120802000741.ods'#$acumulado.F329]" office:value-type="float" office:value="0">
            <text:p>0</text:p>
          </table:table-cell>
          <table:table-cell table:formula="of:=['file:///home/diego/workspace/qin-cluster/pruebas/estadisticas/corrida-20120802000741.ods'#$acumulado.G329]" office:value-type="float" office:value="0">
            <text:p>0</text:p>
          </table:table-cell>
          <table:table-cell table:formula="of:=[.L329]*100/[.$S$2]" office:value-type="float" office:value="0">
            <text:p>0,00</text:p>
          </table:table-cell>
          <table:table-cell table:formula="of:=[.I3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0]" office:value-type="float" office:value="0">
            <text:p>0</text:p>
          </table:table-cell>
          <table:table-cell office:value-type="float" office:value="329">
            <text:p>329</text:p>
          </table:table-cell>
          <table:table-cell table:formula="of:=['file:///home/diego/workspace/qin-cluster/pruebas/estadisticas/corrida-20120802000741.ods'#$secuencia.B330]" office:value-type="float" office:value="0">
            <text:p>0</text:p>
          </table:table-cell>
          <table:table-cell table:formula="of:=['file:///home/diego/workspace/qin-cluster/pruebas/estadisticas/corrida-20120802000741.ods'#$secuencia.C330]" office:value-type="float" office:value="0">
            <text:p>0,00</text:p>
          </table:table-cell>
          <table:table-cell table:formula="of:=[.C3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0]" office:value-type="float" office:value="0">
            <text:p>0</text:p>
          </table:table-cell>
          <table:table-cell table:formula="of:=['file:///home/diego/workspace/qin-cluster/pruebas/estadisticas/corrida-20120802000741.ods'#$acumulado.A330]" office:value-type="float" office:value="0">
            <text:p>0</text:p>
          </table:table-cell>
          <table:table-cell table:formula="of:=['file:///home/diego/workspace/qin-cluster/pruebas/estadisticas/corrida-20120802000741.ods'#$acumulado.C330]" office:value-type="float" office:value="0">
            <text:p>0</text:p>
          </table:table-cell>
          <table:table-cell table:formula="of:=['file:///home/diego/workspace/qin-cluster/pruebas/estadisticas/corrida-20120802000741.ods'#$acumulado.D330]" office:value-type="float" office:value="0">
            <text:p>0</text:p>
          </table:table-cell>
          <table:table-cell table:formula="of:=['file:///home/diego/workspace/qin-cluster/pruebas/estadisticas/corrida-20120802000741.ods'#$acumulado.E330]" office:value-type="float" office:value="0">
            <text:p>0</text:p>
          </table:table-cell>
          <table:table-cell table:formula="of:=['file:///home/diego/workspace/qin-cluster/pruebas/estadisticas/corrida-20120802000741.ods'#$acumulado.F330]" office:value-type="float" office:value="0">
            <text:p>0</text:p>
          </table:table-cell>
          <table:table-cell table:formula="of:=['file:///home/diego/workspace/qin-cluster/pruebas/estadisticas/corrida-20120802000741.ods'#$acumulado.G330]" office:value-type="float" office:value="0">
            <text:p>0</text:p>
          </table:table-cell>
          <table:table-cell table:formula="of:=[.L330]*100/[.$S$2]" office:value-type="float" office:value="0">
            <text:p>0,00</text:p>
          </table:table-cell>
          <table:table-cell table:formula="of:=[.I3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1]"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'file:///home/diego/workspace/qin-cluster/pruebas/estadisticas/corrida-20120802000741.ods'#$secuencia.B331]" office:value-type="float" office:value="0">
            <text:p>0</text:p>
          </table:table-cell>
          <table:table-cell table:formula="of:=['file:///home/diego/workspace/qin-cluster/pruebas/estadisticas/corrida-20120802000741.ods'#$secuencia.C331]" office:value-type="float" office:value="0">
            <text:p>0,00</text:p>
          </table:table-cell>
          <table:table-cell table:formula="of:=[.C3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1]" office:value-type="float" office:value="0">
            <text:p>0</text:p>
          </table:table-cell>
          <table:table-cell table:formula="of:=['file:///home/diego/workspace/qin-cluster/pruebas/estadisticas/corrida-20120802000741.ods'#$acumulado.A331]" office:value-type="float" office:value="0">
            <text:p>0</text:p>
          </table:table-cell>
          <table:table-cell table:formula="of:=['file:///home/diego/workspace/qin-cluster/pruebas/estadisticas/corrida-20120802000741.ods'#$acumulado.C331]" office:value-type="float" office:value="0">
            <text:p>0</text:p>
          </table:table-cell>
          <table:table-cell table:formula="of:=['file:///home/diego/workspace/qin-cluster/pruebas/estadisticas/corrida-20120802000741.ods'#$acumulado.D331]" office:value-type="float" office:value="0">
            <text:p>0</text:p>
          </table:table-cell>
          <table:table-cell table:formula="of:=['file:///home/diego/workspace/qin-cluster/pruebas/estadisticas/corrida-20120802000741.ods'#$acumulado.E331]" office:value-type="float" office:value="0">
            <text:p>0</text:p>
          </table:table-cell>
          <table:table-cell table:formula="of:=['file:///home/diego/workspace/qin-cluster/pruebas/estadisticas/corrida-20120802000741.ods'#$acumulado.F331]" office:value-type="float" office:value="0">
            <text:p>0</text:p>
          </table:table-cell>
          <table:table-cell table:formula="of:=['file:///home/diego/workspace/qin-cluster/pruebas/estadisticas/corrida-20120802000741.ods'#$acumulado.G331]" office:value-type="float" office:value="0">
            <text:p>0</text:p>
          </table:table-cell>
          <table:table-cell table:formula="of:=[.L331]*100/[.$S$2]" office:value-type="float" office:value="0">
            <text:p>0,00</text:p>
          </table:table-cell>
          <table:table-cell table:formula="of:=[.I3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2]" office:value-type="float" office:value="0">
            <text:p>0</text:p>
          </table:table-cell>
          <table:table-cell office:value-type="float" office:value="331">
            <text:p>331</text:p>
          </table:table-cell>
          <table:table-cell table:formula="of:=['file:///home/diego/workspace/qin-cluster/pruebas/estadisticas/corrida-20120802000741.ods'#$secuencia.B332]" office:value-type="float" office:value="0">
            <text:p>0</text:p>
          </table:table-cell>
          <table:table-cell table:formula="of:=['file:///home/diego/workspace/qin-cluster/pruebas/estadisticas/corrida-20120802000741.ods'#$secuencia.C332]" office:value-type="float" office:value="0">
            <text:p>0,00</text:p>
          </table:table-cell>
          <table:table-cell table:formula="of:=[.C3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2]" office:value-type="float" office:value="0">
            <text:p>0</text:p>
          </table:table-cell>
          <table:table-cell table:formula="of:=['file:///home/diego/workspace/qin-cluster/pruebas/estadisticas/corrida-20120802000741.ods'#$acumulado.A332]" office:value-type="float" office:value="0">
            <text:p>0</text:p>
          </table:table-cell>
          <table:table-cell table:formula="of:=['file:///home/diego/workspace/qin-cluster/pruebas/estadisticas/corrida-20120802000741.ods'#$acumulado.C332]" office:value-type="float" office:value="0">
            <text:p>0</text:p>
          </table:table-cell>
          <table:table-cell table:formula="of:=['file:///home/diego/workspace/qin-cluster/pruebas/estadisticas/corrida-20120802000741.ods'#$acumulado.D332]" office:value-type="float" office:value="0">
            <text:p>0</text:p>
          </table:table-cell>
          <table:table-cell table:formula="of:=['file:///home/diego/workspace/qin-cluster/pruebas/estadisticas/corrida-20120802000741.ods'#$acumulado.E332]" office:value-type="float" office:value="0">
            <text:p>0</text:p>
          </table:table-cell>
          <table:table-cell table:formula="of:=['file:///home/diego/workspace/qin-cluster/pruebas/estadisticas/corrida-20120802000741.ods'#$acumulado.F332]" office:value-type="float" office:value="0">
            <text:p>0</text:p>
          </table:table-cell>
          <table:table-cell table:formula="of:=['file:///home/diego/workspace/qin-cluster/pruebas/estadisticas/corrida-20120802000741.ods'#$acumulado.G332]" office:value-type="float" office:value="0">
            <text:p>0</text:p>
          </table:table-cell>
          <table:table-cell table:formula="of:=[.L332]*100/[.$S$2]" office:value-type="float" office:value="0">
            <text:p>0,00</text:p>
          </table:table-cell>
          <table:table-cell table:formula="of:=[.I3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3]" office:value-type="float" office:value="0">
            <text:p>0</text:p>
          </table:table-cell>
          <table:table-cell office:value-type="float" office:value="332">
            <text:p>332</text:p>
          </table:table-cell>
          <table:table-cell table:formula="of:=['file:///home/diego/workspace/qin-cluster/pruebas/estadisticas/corrida-20120802000741.ods'#$secuencia.B333]" office:value-type="float" office:value="0">
            <text:p>0</text:p>
          </table:table-cell>
          <table:table-cell table:formula="of:=['file:///home/diego/workspace/qin-cluster/pruebas/estadisticas/corrida-20120802000741.ods'#$secuencia.C333]" office:value-type="float" office:value="0">
            <text:p>0,00</text:p>
          </table:table-cell>
          <table:table-cell table:formula="of:=[.C3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3]" office:value-type="float" office:value="0">
            <text:p>0</text:p>
          </table:table-cell>
          <table:table-cell table:formula="of:=['file:///home/diego/workspace/qin-cluster/pruebas/estadisticas/corrida-20120802000741.ods'#$acumulado.A333]" office:value-type="float" office:value="0">
            <text:p>0</text:p>
          </table:table-cell>
          <table:table-cell table:formula="of:=['file:///home/diego/workspace/qin-cluster/pruebas/estadisticas/corrida-20120802000741.ods'#$acumulado.C333]" office:value-type="float" office:value="0">
            <text:p>0</text:p>
          </table:table-cell>
          <table:table-cell table:formula="of:=['file:///home/diego/workspace/qin-cluster/pruebas/estadisticas/corrida-20120802000741.ods'#$acumulado.D333]" office:value-type="float" office:value="0">
            <text:p>0</text:p>
          </table:table-cell>
          <table:table-cell table:formula="of:=['file:///home/diego/workspace/qin-cluster/pruebas/estadisticas/corrida-20120802000741.ods'#$acumulado.E333]" office:value-type="float" office:value="0">
            <text:p>0</text:p>
          </table:table-cell>
          <table:table-cell table:formula="of:=['file:///home/diego/workspace/qin-cluster/pruebas/estadisticas/corrida-20120802000741.ods'#$acumulado.F333]" office:value-type="float" office:value="0">
            <text:p>0</text:p>
          </table:table-cell>
          <table:table-cell table:formula="of:=['file:///home/diego/workspace/qin-cluster/pruebas/estadisticas/corrida-20120802000741.ods'#$acumulado.G333]" office:value-type="float" office:value="0">
            <text:p>0</text:p>
          </table:table-cell>
          <table:table-cell table:formula="of:=[.L333]*100/[.$S$2]" office:value-type="float" office:value="0">
            <text:p>0,00</text:p>
          </table:table-cell>
          <table:table-cell table:formula="of:=[.I3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4]" office:value-type="float" office:value="0">
            <text:p>0</text:p>
          </table:table-cell>
          <table:table-cell office:value-type="float" office:value="333">
            <text:p>333</text:p>
          </table:table-cell>
          <table:table-cell table:formula="of:=['file:///home/diego/workspace/qin-cluster/pruebas/estadisticas/corrida-20120802000741.ods'#$secuencia.B334]" office:value-type="float" office:value="0">
            <text:p>0</text:p>
          </table:table-cell>
          <table:table-cell table:formula="of:=['file:///home/diego/workspace/qin-cluster/pruebas/estadisticas/corrida-20120802000741.ods'#$secuencia.C334]" office:value-type="float" office:value="0">
            <text:p>0,00</text:p>
          </table:table-cell>
          <table:table-cell table:formula="of:=[.C3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4]" office:value-type="float" office:value="0">
            <text:p>0</text:p>
          </table:table-cell>
          <table:table-cell table:formula="of:=['file:///home/diego/workspace/qin-cluster/pruebas/estadisticas/corrida-20120802000741.ods'#$acumulado.A334]" office:value-type="float" office:value="0">
            <text:p>0</text:p>
          </table:table-cell>
          <table:table-cell table:formula="of:=['file:///home/diego/workspace/qin-cluster/pruebas/estadisticas/corrida-20120802000741.ods'#$acumulado.C334]" office:value-type="float" office:value="0">
            <text:p>0</text:p>
          </table:table-cell>
          <table:table-cell table:formula="of:=['file:///home/diego/workspace/qin-cluster/pruebas/estadisticas/corrida-20120802000741.ods'#$acumulado.D334]" office:value-type="float" office:value="0">
            <text:p>0</text:p>
          </table:table-cell>
          <table:table-cell table:formula="of:=['file:///home/diego/workspace/qin-cluster/pruebas/estadisticas/corrida-20120802000741.ods'#$acumulado.E334]" office:value-type="float" office:value="0">
            <text:p>0</text:p>
          </table:table-cell>
          <table:table-cell table:formula="of:=['file:///home/diego/workspace/qin-cluster/pruebas/estadisticas/corrida-20120802000741.ods'#$acumulado.F334]" office:value-type="float" office:value="0">
            <text:p>0</text:p>
          </table:table-cell>
          <table:table-cell table:formula="of:=['file:///home/diego/workspace/qin-cluster/pruebas/estadisticas/corrida-20120802000741.ods'#$acumulado.G334]" office:value-type="float" office:value="0">
            <text:p>0</text:p>
          </table:table-cell>
          <table:table-cell table:formula="of:=[.L334]*100/[.$S$2]" office:value-type="float" office:value="0">
            <text:p>0,00</text:p>
          </table:table-cell>
          <table:table-cell table:formula="of:=[.I3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5]" office:value-type="float" office:value="0">
            <text:p>0</text:p>
          </table:table-cell>
          <table:table-cell office:value-type="float" office:value="334">
            <text:p>334</text:p>
          </table:table-cell>
          <table:table-cell table:formula="of:=['file:///home/diego/workspace/qin-cluster/pruebas/estadisticas/corrida-20120802000741.ods'#$secuencia.B335]" office:value-type="float" office:value="0">
            <text:p>0</text:p>
          </table:table-cell>
          <table:table-cell table:formula="of:=['file:///home/diego/workspace/qin-cluster/pruebas/estadisticas/corrida-20120802000741.ods'#$secuencia.C335]" office:value-type="float" office:value="0">
            <text:p>0,00</text:p>
          </table:table-cell>
          <table:table-cell table:formula="of:=[.C3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5]" office:value-type="float" office:value="0">
            <text:p>0</text:p>
          </table:table-cell>
          <table:table-cell table:formula="of:=['file:///home/diego/workspace/qin-cluster/pruebas/estadisticas/corrida-20120802000741.ods'#$acumulado.A335]" office:value-type="float" office:value="0">
            <text:p>0</text:p>
          </table:table-cell>
          <table:table-cell table:formula="of:=['file:///home/diego/workspace/qin-cluster/pruebas/estadisticas/corrida-20120802000741.ods'#$acumulado.C335]" office:value-type="float" office:value="0">
            <text:p>0</text:p>
          </table:table-cell>
          <table:table-cell table:formula="of:=['file:///home/diego/workspace/qin-cluster/pruebas/estadisticas/corrida-20120802000741.ods'#$acumulado.D335]" office:value-type="float" office:value="0">
            <text:p>0</text:p>
          </table:table-cell>
          <table:table-cell table:formula="of:=['file:///home/diego/workspace/qin-cluster/pruebas/estadisticas/corrida-20120802000741.ods'#$acumulado.E335]" office:value-type="float" office:value="0">
            <text:p>0</text:p>
          </table:table-cell>
          <table:table-cell table:formula="of:=['file:///home/diego/workspace/qin-cluster/pruebas/estadisticas/corrida-20120802000741.ods'#$acumulado.F335]" office:value-type="float" office:value="0">
            <text:p>0</text:p>
          </table:table-cell>
          <table:table-cell table:formula="of:=['file:///home/diego/workspace/qin-cluster/pruebas/estadisticas/corrida-20120802000741.ods'#$acumulado.G335]" office:value-type="float" office:value="0">
            <text:p>0</text:p>
          </table:table-cell>
          <table:table-cell table:formula="of:=[.L335]*100/[.$S$2]" office:value-type="float" office:value="0">
            <text:p>0,00</text:p>
          </table:table-cell>
          <table:table-cell table:formula="of:=[.I3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6]" office:value-type="float" office:value="0">
            <text:p>0</text:p>
          </table:table-cell>
          <table:table-cell office:value-type="float" office:value="335">
            <text:p>335</text:p>
          </table:table-cell>
          <table:table-cell table:formula="of:=['file:///home/diego/workspace/qin-cluster/pruebas/estadisticas/corrida-20120802000741.ods'#$secuencia.B336]" office:value-type="float" office:value="0">
            <text:p>0</text:p>
          </table:table-cell>
          <table:table-cell table:formula="of:=['file:///home/diego/workspace/qin-cluster/pruebas/estadisticas/corrida-20120802000741.ods'#$secuencia.C336]" office:value-type="float" office:value="0">
            <text:p>0,00</text:p>
          </table:table-cell>
          <table:table-cell table:formula="of:=[.C3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6]" office:value-type="float" office:value="0">
            <text:p>0</text:p>
          </table:table-cell>
          <table:table-cell table:formula="of:=['file:///home/diego/workspace/qin-cluster/pruebas/estadisticas/corrida-20120802000741.ods'#$acumulado.A336]" office:value-type="float" office:value="0">
            <text:p>0</text:p>
          </table:table-cell>
          <table:table-cell table:formula="of:=['file:///home/diego/workspace/qin-cluster/pruebas/estadisticas/corrida-20120802000741.ods'#$acumulado.C336]" office:value-type="float" office:value="0">
            <text:p>0</text:p>
          </table:table-cell>
          <table:table-cell table:formula="of:=['file:///home/diego/workspace/qin-cluster/pruebas/estadisticas/corrida-20120802000741.ods'#$acumulado.D336]" office:value-type="float" office:value="0">
            <text:p>0</text:p>
          </table:table-cell>
          <table:table-cell table:formula="of:=['file:///home/diego/workspace/qin-cluster/pruebas/estadisticas/corrida-20120802000741.ods'#$acumulado.E336]" office:value-type="float" office:value="0">
            <text:p>0</text:p>
          </table:table-cell>
          <table:table-cell table:formula="of:=['file:///home/diego/workspace/qin-cluster/pruebas/estadisticas/corrida-20120802000741.ods'#$acumulado.F336]" office:value-type="float" office:value="0">
            <text:p>0</text:p>
          </table:table-cell>
          <table:table-cell table:formula="of:=['file:///home/diego/workspace/qin-cluster/pruebas/estadisticas/corrida-20120802000741.ods'#$acumulado.G336]" office:value-type="float" office:value="0">
            <text:p>0</text:p>
          </table:table-cell>
          <table:table-cell table:formula="of:=[.L336]*100/[.$S$2]" office:value-type="float" office:value="0">
            <text:p>0,00</text:p>
          </table:table-cell>
          <table:table-cell table:formula="of:=[.I3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7]" office:value-type="float" office:value="0">
            <text:p>0</text:p>
          </table:table-cell>
          <table:table-cell office:value-type="float" office:value="336">
            <text:p>336</text:p>
          </table:table-cell>
          <table:table-cell table:formula="of:=['file:///home/diego/workspace/qin-cluster/pruebas/estadisticas/corrida-20120802000741.ods'#$secuencia.B337]" office:value-type="float" office:value="0">
            <text:p>0</text:p>
          </table:table-cell>
          <table:table-cell table:formula="of:=['file:///home/diego/workspace/qin-cluster/pruebas/estadisticas/corrida-20120802000741.ods'#$secuencia.C337]" office:value-type="float" office:value="0">
            <text:p>0,00</text:p>
          </table:table-cell>
          <table:table-cell table:formula="of:=[.C3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7]" office:value-type="float" office:value="0">
            <text:p>0</text:p>
          </table:table-cell>
          <table:table-cell table:formula="of:=['file:///home/diego/workspace/qin-cluster/pruebas/estadisticas/corrida-20120802000741.ods'#$acumulado.A337]" office:value-type="float" office:value="0">
            <text:p>0</text:p>
          </table:table-cell>
          <table:table-cell table:formula="of:=['file:///home/diego/workspace/qin-cluster/pruebas/estadisticas/corrida-20120802000741.ods'#$acumulado.C337]" office:value-type="float" office:value="0">
            <text:p>0</text:p>
          </table:table-cell>
          <table:table-cell table:formula="of:=['file:///home/diego/workspace/qin-cluster/pruebas/estadisticas/corrida-20120802000741.ods'#$acumulado.D337]" office:value-type="float" office:value="0">
            <text:p>0</text:p>
          </table:table-cell>
          <table:table-cell table:formula="of:=['file:///home/diego/workspace/qin-cluster/pruebas/estadisticas/corrida-20120802000741.ods'#$acumulado.E337]" office:value-type="float" office:value="0">
            <text:p>0</text:p>
          </table:table-cell>
          <table:table-cell table:formula="of:=['file:///home/diego/workspace/qin-cluster/pruebas/estadisticas/corrida-20120802000741.ods'#$acumulado.F337]" office:value-type="float" office:value="0">
            <text:p>0</text:p>
          </table:table-cell>
          <table:table-cell table:formula="of:=['file:///home/diego/workspace/qin-cluster/pruebas/estadisticas/corrida-20120802000741.ods'#$acumulado.G337]" office:value-type="float" office:value="0">
            <text:p>0</text:p>
          </table:table-cell>
          <table:table-cell table:formula="of:=[.L337]*100/[.$S$2]" office:value-type="float" office:value="0">
            <text:p>0,00</text:p>
          </table:table-cell>
          <table:table-cell table:formula="of:=[.I3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8]" office:value-type="float" office:value="0">
            <text:p>0</text:p>
          </table:table-cell>
          <table:table-cell office:value-type="float" office:value="337">
            <text:p>337</text:p>
          </table:table-cell>
          <table:table-cell table:formula="of:=['file:///home/diego/workspace/qin-cluster/pruebas/estadisticas/corrida-20120802000741.ods'#$secuencia.B338]" office:value-type="float" office:value="0">
            <text:p>0</text:p>
          </table:table-cell>
          <table:table-cell table:formula="of:=['file:///home/diego/workspace/qin-cluster/pruebas/estadisticas/corrida-20120802000741.ods'#$secuencia.C338]" office:value-type="float" office:value="0">
            <text:p>0,00</text:p>
          </table:table-cell>
          <table:table-cell table:formula="of:=[.C3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8]" office:value-type="float" office:value="0">
            <text:p>0</text:p>
          </table:table-cell>
          <table:table-cell table:formula="of:=['file:///home/diego/workspace/qin-cluster/pruebas/estadisticas/corrida-20120802000741.ods'#$acumulado.A338]" office:value-type="float" office:value="0">
            <text:p>0</text:p>
          </table:table-cell>
          <table:table-cell table:formula="of:=['file:///home/diego/workspace/qin-cluster/pruebas/estadisticas/corrida-20120802000741.ods'#$acumulado.C338]" office:value-type="float" office:value="0">
            <text:p>0</text:p>
          </table:table-cell>
          <table:table-cell table:formula="of:=['file:///home/diego/workspace/qin-cluster/pruebas/estadisticas/corrida-20120802000741.ods'#$acumulado.D338]" office:value-type="float" office:value="0">
            <text:p>0</text:p>
          </table:table-cell>
          <table:table-cell table:formula="of:=['file:///home/diego/workspace/qin-cluster/pruebas/estadisticas/corrida-20120802000741.ods'#$acumulado.E338]" office:value-type="float" office:value="0">
            <text:p>0</text:p>
          </table:table-cell>
          <table:table-cell table:formula="of:=['file:///home/diego/workspace/qin-cluster/pruebas/estadisticas/corrida-20120802000741.ods'#$acumulado.F338]" office:value-type="float" office:value="0">
            <text:p>0</text:p>
          </table:table-cell>
          <table:table-cell table:formula="of:=['file:///home/diego/workspace/qin-cluster/pruebas/estadisticas/corrida-20120802000741.ods'#$acumulado.G338]" office:value-type="float" office:value="0">
            <text:p>0</text:p>
          </table:table-cell>
          <table:table-cell table:formula="of:=[.L338]*100/[.$S$2]" office:value-type="float" office:value="0">
            <text:p>0,00</text:p>
          </table:table-cell>
          <table:table-cell table:formula="of:=[.I3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39]" office:value-type="float" office:value="0">
            <text:p>0</text:p>
          </table:table-cell>
          <table:table-cell office:value-type="float" office:value="338">
            <text:p>338</text:p>
          </table:table-cell>
          <table:table-cell table:formula="of:=['file:///home/diego/workspace/qin-cluster/pruebas/estadisticas/corrida-20120802000741.ods'#$secuencia.B339]" office:value-type="float" office:value="0">
            <text:p>0</text:p>
          </table:table-cell>
          <table:table-cell table:formula="of:=['file:///home/diego/workspace/qin-cluster/pruebas/estadisticas/corrida-20120802000741.ods'#$secuencia.C339]" office:value-type="float" office:value="0">
            <text:p>0,00</text:p>
          </table:table-cell>
          <table:table-cell table:formula="of:=[.C3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39]" office:value-type="float" office:value="0">
            <text:p>0</text:p>
          </table:table-cell>
          <table:table-cell table:formula="of:=['file:///home/diego/workspace/qin-cluster/pruebas/estadisticas/corrida-20120802000741.ods'#$acumulado.A339]" office:value-type="float" office:value="0">
            <text:p>0</text:p>
          </table:table-cell>
          <table:table-cell table:formula="of:=['file:///home/diego/workspace/qin-cluster/pruebas/estadisticas/corrida-20120802000741.ods'#$acumulado.C339]" office:value-type="float" office:value="0">
            <text:p>0</text:p>
          </table:table-cell>
          <table:table-cell table:formula="of:=['file:///home/diego/workspace/qin-cluster/pruebas/estadisticas/corrida-20120802000741.ods'#$acumulado.D339]" office:value-type="float" office:value="0">
            <text:p>0</text:p>
          </table:table-cell>
          <table:table-cell table:formula="of:=['file:///home/diego/workspace/qin-cluster/pruebas/estadisticas/corrida-20120802000741.ods'#$acumulado.E339]" office:value-type="float" office:value="0">
            <text:p>0</text:p>
          </table:table-cell>
          <table:table-cell table:formula="of:=['file:///home/diego/workspace/qin-cluster/pruebas/estadisticas/corrida-20120802000741.ods'#$acumulado.F339]" office:value-type="float" office:value="0">
            <text:p>0</text:p>
          </table:table-cell>
          <table:table-cell table:formula="of:=['file:///home/diego/workspace/qin-cluster/pruebas/estadisticas/corrida-20120802000741.ods'#$acumulado.G339]" office:value-type="float" office:value="0">
            <text:p>0</text:p>
          </table:table-cell>
          <table:table-cell table:formula="of:=[.L339]*100/[.$S$2]" office:value-type="float" office:value="0">
            <text:p>0,00</text:p>
          </table:table-cell>
          <table:table-cell table:formula="of:=[.I3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0]" office:value-type="float" office:value="0">
            <text:p>0</text:p>
          </table:table-cell>
          <table:table-cell office:value-type="float" office:value="339">
            <text:p>339</text:p>
          </table:table-cell>
          <table:table-cell table:formula="of:=['file:///home/diego/workspace/qin-cluster/pruebas/estadisticas/corrida-20120802000741.ods'#$secuencia.B340]" office:value-type="float" office:value="0">
            <text:p>0</text:p>
          </table:table-cell>
          <table:table-cell table:formula="of:=['file:///home/diego/workspace/qin-cluster/pruebas/estadisticas/corrida-20120802000741.ods'#$secuencia.C340]" office:value-type="float" office:value="0">
            <text:p>0,00</text:p>
          </table:table-cell>
          <table:table-cell table:formula="of:=[.C3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0]" office:value-type="float" office:value="0">
            <text:p>0</text:p>
          </table:table-cell>
          <table:table-cell table:formula="of:=['file:///home/diego/workspace/qin-cluster/pruebas/estadisticas/corrida-20120802000741.ods'#$acumulado.A340]" office:value-type="float" office:value="0">
            <text:p>0</text:p>
          </table:table-cell>
          <table:table-cell table:formula="of:=['file:///home/diego/workspace/qin-cluster/pruebas/estadisticas/corrida-20120802000741.ods'#$acumulado.C340]" office:value-type="float" office:value="0">
            <text:p>0</text:p>
          </table:table-cell>
          <table:table-cell table:formula="of:=['file:///home/diego/workspace/qin-cluster/pruebas/estadisticas/corrida-20120802000741.ods'#$acumulado.D340]" office:value-type="float" office:value="0">
            <text:p>0</text:p>
          </table:table-cell>
          <table:table-cell table:formula="of:=['file:///home/diego/workspace/qin-cluster/pruebas/estadisticas/corrida-20120802000741.ods'#$acumulado.E340]" office:value-type="float" office:value="0">
            <text:p>0</text:p>
          </table:table-cell>
          <table:table-cell table:formula="of:=['file:///home/diego/workspace/qin-cluster/pruebas/estadisticas/corrida-20120802000741.ods'#$acumulado.F340]" office:value-type="float" office:value="0">
            <text:p>0</text:p>
          </table:table-cell>
          <table:table-cell table:formula="of:=['file:///home/diego/workspace/qin-cluster/pruebas/estadisticas/corrida-20120802000741.ods'#$acumulado.G340]" office:value-type="float" office:value="0">
            <text:p>0</text:p>
          </table:table-cell>
          <table:table-cell table:formula="of:=[.L340]*100/[.$S$2]" office:value-type="float" office:value="0">
            <text:p>0,00</text:p>
          </table:table-cell>
          <table:table-cell table:formula="of:=[.I3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1]" office:value-type="float" office:value="0">
            <text:p>0</text:p>
          </table:table-cell>
          <table:table-cell office:value-type="float" office:value="340">
            <text:p>340</text:p>
          </table:table-cell>
          <table:table-cell table:formula="of:=['file:///home/diego/workspace/qin-cluster/pruebas/estadisticas/corrida-20120802000741.ods'#$secuencia.B341]" office:value-type="float" office:value="0">
            <text:p>0</text:p>
          </table:table-cell>
          <table:table-cell table:formula="of:=['file:///home/diego/workspace/qin-cluster/pruebas/estadisticas/corrida-20120802000741.ods'#$secuencia.C341]" office:value-type="float" office:value="0">
            <text:p>0,00</text:p>
          </table:table-cell>
          <table:table-cell table:formula="of:=[.C3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1]" office:value-type="float" office:value="0">
            <text:p>0</text:p>
          </table:table-cell>
          <table:table-cell table:formula="of:=['file:///home/diego/workspace/qin-cluster/pruebas/estadisticas/corrida-20120802000741.ods'#$acumulado.A341]" office:value-type="float" office:value="0">
            <text:p>0</text:p>
          </table:table-cell>
          <table:table-cell table:formula="of:=['file:///home/diego/workspace/qin-cluster/pruebas/estadisticas/corrida-20120802000741.ods'#$acumulado.C341]" office:value-type="float" office:value="0">
            <text:p>0</text:p>
          </table:table-cell>
          <table:table-cell table:formula="of:=['file:///home/diego/workspace/qin-cluster/pruebas/estadisticas/corrida-20120802000741.ods'#$acumulado.D341]" office:value-type="float" office:value="0">
            <text:p>0</text:p>
          </table:table-cell>
          <table:table-cell table:formula="of:=['file:///home/diego/workspace/qin-cluster/pruebas/estadisticas/corrida-20120802000741.ods'#$acumulado.E341]" office:value-type="float" office:value="0">
            <text:p>0</text:p>
          </table:table-cell>
          <table:table-cell table:formula="of:=['file:///home/diego/workspace/qin-cluster/pruebas/estadisticas/corrida-20120802000741.ods'#$acumulado.F341]" office:value-type="float" office:value="0">
            <text:p>0</text:p>
          </table:table-cell>
          <table:table-cell table:formula="of:=['file:///home/diego/workspace/qin-cluster/pruebas/estadisticas/corrida-20120802000741.ods'#$acumulado.G341]" office:value-type="float" office:value="0">
            <text:p>0</text:p>
          </table:table-cell>
          <table:table-cell table:formula="of:=[.L341]*100/[.$S$2]" office:value-type="float" office:value="0">
            <text:p>0,00</text:p>
          </table:table-cell>
          <table:table-cell table:formula="of:=[.I3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2]" office:value-type="float" office:value="0">
            <text:p>0</text:p>
          </table:table-cell>
          <table:table-cell office:value-type="float" office:value="341">
            <text:p>341</text:p>
          </table:table-cell>
          <table:table-cell table:formula="of:=['file:///home/diego/workspace/qin-cluster/pruebas/estadisticas/corrida-20120802000741.ods'#$secuencia.B342]" office:value-type="float" office:value="0">
            <text:p>0</text:p>
          </table:table-cell>
          <table:table-cell table:formula="of:=['file:///home/diego/workspace/qin-cluster/pruebas/estadisticas/corrida-20120802000741.ods'#$secuencia.C342]" office:value-type="float" office:value="0">
            <text:p>0,00</text:p>
          </table:table-cell>
          <table:table-cell table:formula="of:=[.C3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2]" office:value-type="float" office:value="0">
            <text:p>0</text:p>
          </table:table-cell>
          <table:table-cell table:formula="of:=['file:///home/diego/workspace/qin-cluster/pruebas/estadisticas/corrida-20120802000741.ods'#$acumulado.A342]" office:value-type="float" office:value="0">
            <text:p>0</text:p>
          </table:table-cell>
          <table:table-cell table:formula="of:=['file:///home/diego/workspace/qin-cluster/pruebas/estadisticas/corrida-20120802000741.ods'#$acumulado.C342]" office:value-type="float" office:value="0">
            <text:p>0</text:p>
          </table:table-cell>
          <table:table-cell table:formula="of:=['file:///home/diego/workspace/qin-cluster/pruebas/estadisticas/corrida-20120802000741.ods'#$acumulado.D342]" office:value-type="float" office:value="0">
            <text:p>0</text:p>
          </table:table-cell>
          <table:table-cell table:formula="of:=['file:///home/diego/workspace/qin-cluster/pruebas/estadisticas/corrida-20120802000741.ods'#$acumulado.E342]" office:value-type="float" office:value="0">
            <text:p>0</text:p>
          </table:table-cell>
          <table:table-cell table:formula="of:=['file:///home/diego/workspace/qin-cluster/pruebas/estadisticas/corrida-20120802000741.ods'#$acumulado.F342]" office:value-type="float" office:value="0">
            <text:p>0</text:p>
          </table:table-cell>
          <table:table-cell table:formula="of:=['file:///home/diego/workspace/qin-cluster/pruebas/estadisticas/corrida-20120802000741.ods'#$acumulado.G342]" office:value-type="float" office:value="0">
            <text:p>0</text:p>
          </table:table-cell>
          <table:table-cell table:formula="of:=[.L342]*100/[.$S$2]" office:value-type="float" office:value="0">
            <text:p>0,00</text:p>
          </table:table-cell>
          <table:table-cell table:formula="of:=[.I3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3]" office:value-type="float" office:value="0">
            <text:p>0</text:p>
          </table:table-cell>
          <table:table-cell office:value-type="float" office:value="342">
            <text:p>342</text:p>
          </table:table-cell>
          <table:table-cell table:formula="of:=['file:///home/diego/workspace/qin-cluster/pruebas/estadisticas/corrida-20120802000741.ods'#$secuencia.B343]" office:value-type="float" office:value="0">
            <text:p>0</text:p>
          </table:table-cell>
          <table:table-cell table:formula="of:=['file:///home/diego/workspace/qin-cluster/pruebas/estadisticas/corrida-20120802000741.ods'#$secuencia.C343]" office:value-type="float" office:value="0">
            <text:p>0,00</text:p>
          </table:table-cell>
          <table:table-cell table:formula="of:=[.C3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3]" office:value-type="float" office:value="0">
            <text:p>0</text:p>
          </table:table-cell>
          <table:table-cell table:formula="of:=['file:///home/diego/workspace/qin-cluster/pruebas/estadisticas/corrida-20120802000741.ods'#$acumulado.A343]" office:value-type="float" office:value="0">
            <text:p>0</text:p>
          </table:table-cell>
          <table:table-cell table:formula="of:=['file:///home/diego/workspace/qin-cluster/pruebas/estadisticas/corrida-20120802000741.ods'#$acumulado.C343]" office:value-type="float" office:value="0">
            <text:p>0</text:p>
          </table:table-cell>
          <table:table-cell table:formula="of:=['file:///home/diego/workspace/qin-cluster/pruebas/estadisticas/corrida-20120802000741.ods'#$acumulado.D343]" office:value-type="float" office:value="0">
            <text:p>0</text:p>
          </table:table-cell>
          <table:table-cell table:formula="of:=['file:///home/diego/workspace/qin-cluster/pruebas/estadisticas/corrida-20120802000741.ods'#$acumulado.E343]" office:value-type="float" office:value="0">
            <text:p>0</text:p>
          </table:table-cell>
          <table:table-cell table:formula="of:=['file:///home/diego/workspace/qin-cluster/pruebas/estadisticas/corrida-20120802000741.ods'#$acumulado.F343]" office:value-type="float" office:value="0">
            <text:p>0</text:p>
          </table:table-cell>
          <table:table-cell table:formula="of:=['file:///home/diego/workspace/qin-cluster/pruebas/estadisticas/corrida-20120802000741.ods'#$acumulado.G343]" office:value-type="float" office:value="0">
            <text:p>0</text:p>
          </table:table-cell>
          <table:table-cell table:formula="of:=[.L343]*100/[.$S$2]" office:value-type="float" office:value="0">
            <text:p>0,00</text:p>
          </table:table-cell>
          <table:table-cell table:formula="of:=[.I3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4]" office:value-type="float" office:value="0">
            <text:p>0</text:p>
          </table:table-cell>
          <table:table-cell office:value-type="float" office:value="343">
            <text:p>343</text:p>
          </table:table-cell>
          <table:table-cell table:formula="of:=['file:///home/diego/workspace/qin-cluster/pruebas/estadisticas/corrida-20120802000741.ods'#$secuencia.B344]" office:value-type="float" office:value="0">
            <text:p>0</text:p>
          </table:table-cell>
          <table:table-cell table:formula="of:=['file:///home/diego/workspace/qin-cluster/pruebas/estadisticas/corrida-20120802000741.ods'#$secuencia.C344]" office:value-type="float" office:value="0">
            <text:p>0,00</text:p>
          </table:table-cell>
          <table:table-cell table:formula="of:=[.C3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4]" office:value-type="float" office:value="0">
            <text:p>0</text:p>
          </table:table-cell>
          <table:table-cell table:formula="of:=['file:///home/diego/workspace/qin-cluster/pruebas/estadisticas/corrida-20120802000741.ods'#$acumulado.A344]" office:value-type="float" office:value="0">
            <text:p>0</text:p>
          </table:table-cell>
          <table:table-cell table:formula="of:=['file:///home/diego/workspace/qin-cluster/pruebas/estadisticas/corrida-20120802000741.ods'#$acumulado.C344]" office:value-type="float" office:value="0">
            <text:p>0</text:p>
          </table:table-cell>
          <table:table-cell table:formula="of:=['file:///home/diego/workspace/qin-cluster/pruebas/estadisticas/corrida-20120802000741.ods'#$acumulado.D344]" office:value-type="float" office:value="0">
            <text:p>0</text:p>
          </table:table-cell>
          <table:table-cell table:formula="of:=['file:///home/diego/workspace/qin-cluster/pruebas/estadisticas/corrida-20120802000741.ods'#$acumulado.E344]" office:value-type="float" office:value="0">
            <text:p>0</text:p>
          </table:table-cell>
          <table:table-cell table:formula="of:=['file:///home/diego/workspace/qin-cluster/pruebas/estadisticas/corrida-20120802000741.ods'#$acumulado.F344]" office:value-type="float" office:value="0">
            <text:p>0</text:p>
          </table:table-cell>
          <table:table-cell table:formula="of:=['file:///home/diego/workspace/qin-cluster/pruebas/estadisticas/corrida-20120802000741.ods'#$acumulado.G344]" office:value-type="float" office:value="0">
            <text:p>0</text:p>
          </table:table-cell>
          <table:table-cell table:formula="of:=[.L344]*100/[.$S$2]" office:value-type="float" office:value="0">
            <text:p>0,00</text:p>
          </table:table-cell>
          <table:table-cell table:formula="of:=[.I3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5]" office:value-type="float" office:value="0">
            <text:p>0</text:p>
          </table:table-cell>
          <table:table-cell office:value-type="float" office:value="344">
            <text:p>344</text:p>
          </table:table-cell>
          <table:table-cell table:formula="of:=['file:///home/diego/workspace/qin-cluster/pruebas/estadisticas/corrida-20120802000741.ods'#$secuencia.B345]" office:value-type="float" office:value="0">
            <text:p>0</text:p>
          </table:table-cell>
          <table:table-cell table:formula="of:=['file:///home/diego/workspace/qin-cluster/pruebas/estadisticas/corrida-20120802000741.ods'#$secuencia.C345]" office:value-type="float" office:value="0">
            <text:p>0,00</text:p>
          </table:table-cell>
          <table:table-cell table:formula="of:=[.C3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5]" office:value-type="float" office:value="0">
            <text:p>0</text:p>
          </table:table-cell>
          <table:table-cell table:formula="of:=['file:///home/diego/workspace/qin-cluster/pruebas/estadisticas/corrida-20120802000741.ods'#$acumulado.A345]" office:value-type="float" office:value="0">
            <text:p>0</text:p>
          </table:table-cell>
          <table:table-cell table:formula="of:=['file:///home/diego/workspace/qin-cluster/pruebas/estadisticas/corrida-20120802000741.ods'#$acumulado.C345]" office:value-type="float" office:value="0">
            <text:p>0</text:p>
          </table:table-cell>
          <table:table-cell table:formula="of:=['file:///home/diego/workspace/qin-cluster/pruebas/estadisticas/corrida-20120802000741.ods'#$acumulado.D345]" office:value-type="float" office:value="0">
            <text:p>0</text:p>
          </table:table-cell>
          <table:table-cell table:formula="of:=['file:///home/diego/workspace/qin-cluster/pruebas/estadisticas/corrida-20120802000741.ods'#$acumulado.E345]" office:value-type="float" office:value="0">
            <text:p>0</text:p>
          </table:table-cell>
          <table:table-cell table:formula="of:=['file:///home/diego/workspace/qin-cluster/pruebas/estadisticas/corrida-20120802000741.ods'#$acumulado.F345]" office:value-type="float" office:value="0">
            <text:p>0</text:p>
          </table:table-cell>
          <table:table-cell table:formula="of:=['file:///home/diego/workspace/qin-cluster/pruebas/estadisticas/corrida-20120802000741.ods'#$acumulado.G345]" office:value-type="float" office:value="0">
            <text:p>0</text:p>
          </table:table-cell>
          <table:table-cell table:formula="of:=[.L345]*100/[.$S$2]" office:value-type="float" office:value="0">
            <text:p>0,00</text:p>
          </table:table-cell>
          <table:table-cell table:formula="of:=[.I3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6]" office:value-type="float" office:value="0">
            <text:p>0</text:p>
          </table:table-cell>
          <table:table-cell office:value-type="float" office:value="345">
            <text:p>345</text:p>
          </table:table-cell>
          <table:table-cell table:formula="of:=['file:///home/diego/workspace/qin-cluster/pruebas/estadisticas/corrida-20120802000741.ods'#$secuencia.B346]" office:value-type="float" office:value="0">
            <text:p>0</text:p>
          </table:table-cell>
          <table:table-cell table:formula="of:=['file:///home/diego/workspace/qin-cluster/pruebas/estadisticas/corrida-20120802000741.ods'#$secuencia.C346]" office:value-type="float" office:value="0">
            <text:p>0,00</text:p>
          </table:table-cell>
          <table:table-cell table:formula="of:=[.C3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6]" office:value-type="float" office:value="0">
            <text:p>0</text:p>
          </table:table-cell>
          <table:table-cell table:formula="of:=['file:///home/diego/workspace/qin-cluster/pruebas/estadisticas/corrida-20120802000741.ods'#$acumulado.A346]" office:value-type="float" office:value="0">
            <text:p>0</text:p>
          </table:table-cell>
          <table:table-cell table:formula="of:=['file:///home/diego/workspace/qin-cluster/pruebas/estadisticas/corrida-20120802000741.ods'#$acumulado.C346]" office:value-type="float" office:value="0">
            <text:p>0</text:p>
          </table:table-cell>
          <table:table-cell table:formula="of:=['file:///home/diego/workspace/qin-cluster/pruebas/estadisticas/corrida-20120802000741.ods'#$acumulado.D346]" office:value-type="float" office:value="0">
            <text:p>0</text:p>
          </table:table-cell>
          <table:table-cell table:formula="of:=['file:///home/diego/workspace/qin-cluster/pruebas/estadisticas/corrida-20120802000741.ods'#$acumulado.E346]" office:value-type="float" office:value="0">
            <text:p>0</text:p>
          </table:table-cell>
          <table:table-cell table:formula="of:=['file:///home/diego/workspace/qin-cluster/pruebas/estadisticas/corrida-20120802000741.ods'#$acumulado.F346]" office:value-type="float" office:value="0">
            <text:p>0</text:p>
          </table:table-cell>
          <table:table-cell table:formula="of:=['file:///home/diego/workspace/qin-cluster/pruebas/estadisticas/corrida-20120802000741.ods'#$acumulado.G346]" office:value-type="float" office:value="0">
            <text:p>0</text:p>
          </table:table-cell>
          <table:table-cell table:formula="of:=[.L346]*100/[.$S$2]" office:value-type="float" office:value="0">
            <text:p>0,00</text:p>
          </table:table-cell>
          <table:table-cell table:formula="of:=[.I3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7]" office:value-type="float" office:value="0">
            <text:p>0</text:p>
          </table:table-cell>
          <table:table-cell office:value-type="float" office:value="346">
            <text:p>346</text:p>
          </table:table-cell>
          <table:table-cell table:formula="of:=['file:///home/diego/workspace/qin-cluster/pruebas/estadisticas/corrida-20120802000741.ods'#$secuencia.B347]" office:value-type="float" office:value="0">
            <text:p>0</text:p>
          </table:table-cell>
          <table:table-cell table:formula="of:=['file:///home/diego/workspace/qin-cluster/pruebas/estadisticas/corrida-20120802000741.ods'#$secuencia.C347]" office:value-type="float" office:value="0">
            <text:p>0,00</text:p>
          </table:table-cell>
          <table:table-cell table:formula="of:=[.C3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7]" office:value-type="float" office:value="0">
            <text:p>0</text:p>
          </table:table-cell>
          <table:table-cell table:formula="of:=['file:///home/diego/workspace/qin-cluster/pruebas/estadisticas/corrida-20120802000741.ods'#$acumulado.A347]" office:value-type="float" office:value="0">
            <text:p>0</text:p>
          </table:table-cell>
          <table:table-cell table:formula="of:=['file:///home/diego/workspace/qin-cluster/pruebas/estadisticas/corrida-20120802000741.ods'#$acumulado.C347]" office:value-type="float" office:value="0">
            <text:p>0</text:p>
          </table:table-cell>
          <table:table-cell table:formula="of:=['file:///home/diego/workspace/qin-cluster/pruebas/estadisticas/corrida-20120802000741.ods'#$acumulado.D347]" office:value-type="float" office:value="0">
            <text:p>0</text:p>
          </table:table-cell>
          <table:table-cell table:formula="of:=['file:///home/diego/workspace/qin-cluster/pruebas/estadisticas/corrida-20120802000741.ods'#$acumulado.E347]" office:value-type="float" office:value="0">
            <text:p>0</text:p>
          </table:table-cell>
          <table:table-cell table:formula="of:=['file:///home/diego/workspace/qin-cluster/pruebas/estadisticas/corrida-20120802000741.ods'#$acumulado.F347]" office:value-type="float" office:value="0">
            <text:p>0</text:p>
          </table:table-cell>
          <table:table-cell table:formula="of:=['file:///home/diego/workspace/qin-cluster/pruebas/estadisticas/corrida-20120802000741.ods'#$acumulado.G347]" office:value-type="float" office:value="0">
            <text:p>0</text:p>
          </table:table-cell>
          <table:table-cell table:formula="of:=[.L347]*100/[.$S$2]" office:value-type="float" office:value="0">
            <text:p>0,00</text:p>
          </table:table-cell>
          <table:table-cell table:formula="of:=[.I3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8]" office:value-type="float" office:value="0">
            <text:p>0</text:p>
          </table:table-cell>
          <table:table-cell office:value-type="float" office:value="347">
            <text:p>347</text:p>
          </table:table-cell>
          <table:table-cell table:formula="of:=['file:///home/diego/workspace/qin-cluster/pruebas/estadisticas/corrida-20120802000741.ods'#$secuencia.B348]" office:value-type="float" office:value="0">
            <text:p>0</text:p>
          </table:table-cell>
          <table:table-cell table:formula="of:=['file:///home/diego/workspace/qin-cluster/pruebas/estadisticas/corrida-20120802000741.ods'#$secuencia.C348]" office:value-type="float" office:value="0">
            <text:p>0,00</text:p>
          </table:table-cell>
          <table:table-cell table:formula="of:=[.C3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8]" office:value-type="float" office:value="0">
            <text:p>0</text:p>
          </table:table-cell>
          <table:table-cell table:formula="of:=['file:///home/diego/workspace/qin-cluster/pruebas/estadisticas/corrida-20120802000741.ods'#$acumulado.A348]" office:value-type="float" office:value="0">
            <text:p>0</text:p>
          </table:table-cell>
          <table:table-cell table:formula="of:=['file:///home/diego/workspace/qin-cluster/pruebas/estadisticas/corrida-20120802000741.ods'#$acumulado.C348]" office:value-type="float" office:value="0">
            <text:p>0</text:p>
          </table:table-cell>
          <table:table-cell table:formula="of:=['file:///home/diego/workspace/qin-cluster/pruebas/estadisticas/corrida-20120802000741.ods'#$acumulado.D348]" office:value-type="float" office:value="0">
            <text:p>0</text:p>
          </table:table-cell>
          <table:table-cell table:formula="of:=['file:///home/diego/workspace/qin-cluster/pruebas/estadisticas/corrida-20120802000741.ods'#$acumulado.E348]" office:value-type="float" office:value="0">
            <text:p>0</text:p>
          </table:table-cell>
          <table:table-cell table:formula="of:=['file:///home/diego/workspace/qin-cluster/pruebas/estadisticas/corrida-20120802000741.ods'#$acumulado.F348]" office:value-type="float" office:value="0">
            <text:p>0</text:p>
          </table:table-cell>
          <table:table-cell table:formula="of:=['file:///home/diego/workspace/qin-cluster/pruebas/estadisticas/corrida-20120802000741.ods'#$acumulado.G348]" office:value-type="float" office:value="0">
            <text:p>0</text:p>
          </table:table-cell>
          <table:table-cell table:formula="of:=[.L348]*100/[.$S$2]" office:value-type="float" office:value="0">
            <text:p>0,00</text:p>
          </table:table-cell>
          <table:table-cell table:formula="of:=[.I3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49]"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'file:///home/diego/workspace/qin-cluster/pruebas/estadisticas/corrida-20120802000741.ods'#$secuencia.B349]" office:value-type="float" office:value="0">
            <text:p>0</text:p>
          </table:table-cell>
          <table:table-cell table:formula="of:=['file:///home/diego/workspace/qin-cluster/pruebas/estadisticas/corrida-20120802000741.ods'#$secuencia.C349]" office:value-type="float" office:value="0">
            <text:p>0,00</text:p>
          </table:table-cell>
          <table:table-cell table:formula="of:=[.C3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49]" office:value-type="float" office:value="0">
            <text:p>0</text:p>
          </table:table-cell>
          <table:table-cell table:formula="of:=['file:///home/diego/workspace/qin-cluster/pruebas/estadisticas/corrida-20120802000741.ods'#$acumulado.A349]" office:value-type="float" office:value="0">
            <text:p>0</text:p>
          </table:table-cell>
          <table:table-cell table:formula="of:=['file:///home/diego/workspace/qin-cluster/pruebas/estadisticas/corrida-20120802000741.ods'#$acumulado.C349]" office:value-type="float" office:value="0">
            <text:p>0</text:p>
          </table:table-cell>
          <table:table-cell table:formula="of:=['file:///home/diego/workspace/qin-cluster/pruebas/estadisticas/corrida-20120802000741.ods'#$acumulado.D349]" office:value-type="float" office:value="0">
            <text:p>0</text:p>
          </table:table-cell>
          <table:table-cell table:formula="of:=['file:///home/diego/workspace/qin-cluster/pruebas/estadisticas/corrida-20120802000741.ods'#$acumulado.E349]" office:value-type="float" office:value="0">
            <text:p>0</text:p>
          </table:table-cell>
          <table:table-cell table:formula="of:=['file:///home/diego/workspace/qin-cluster/pruebas/estadisticas/corrida-20120802000741.ods'#$acumulado.F349]" office:value-type="float" office:value="0">
            <text:p>0</text:p>
          </table:table-cell>
          <table:table-cell table:formula="of:=['file:///home/diego/workspace/qin-cluster/pruebas/estadisticas/corrida-20120802000741.ods'#$acumulado.G349]" office:value-type="float" office:value="0">
            <text:p>0</text:p>
          </table:table-cell>
          <table:table-cell table:formula="of:=[.L349]*100/[.$S$2]" office:value-type="float" office:value="0">
            <text:p>0,00</text:p>
          </table:table-cell>
          <table:table-cell table:formula="of:=[.I3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0]" office:value-type="float" office:value="0">
            <text:p>0</text:p>
          </table:table-cell>
          <table:table-cell office:value-type="float" office:value="349">
            <text:p>349</text:p>
          </table:table-cell>
          <table:table-cell table:formula="of:=['file:///home/diego/workspace/qin-cluster/pruebas/estadisticas/corrida-20120802000741.ods'#$secuencia.B350]" office:value-type="float" office:value="0">
            <text:p>0</text:p>
          </table:table-cell>
          <table:table-cell table:formula="of:=['file:///home/diego/workspace/qin-cluster/pruebas/estadisticas/corrida-20120802000741.ods'#$secuencia.C350]" office:value-type="float" office:value="0">
            <text:p>0,00</text:p>
          </table:table-cell>
          <table:table-cell table:formula="of:=[.C3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0]" office:value-type="float" office:value="0">
            <text:p>0</text:p>
          </table:table-cell>
          <table:table-cell table:formula="of:=['file:///home/diego/workspace/qin-cluster/pruebas/estadisticas/corrida-20120802000741.ods'#$acumulado.A350]" office:value-type="float" office:value="0">
            <text:p>0</text:p>
          </table:table-cell>
          <table:table-cell table:formula="of:=['file:///home/diego/workspace/qin-cluster/pruebas/estadisticas/corrida-20120802000741.ods'#$acumulado.C350]" office:value-type="float" office:value="0">
            <text:p>0</text:p>
          </table:table-cell>
          <table:table-cell table:formula="of:=['file:///home/diego/workspace/qin-cluster/pruebas/estadisticas/corrida-20120802000741.ods'#$acumulado.D350]" office:value-type="float" office:value="0">
            <text:p>0</text:p>
          </table:table-cell>
          <table:table-cell table:formula="of:=['file:///home/diego/workspace/qin-cluster/pruebas/estadisticas/corrida-20120802000741.ods'#$acumulado.E350]" office:value-type="float" office:value="0">
            <text:p>0</text:p>
          </table:table-cell>
          <table:table-cell table:formula="of:=['file:///home/diego/workspace/qin-cluster/pruebas/estadisticas/corrida-20120802000741.ods'#$acumulado.F350]" office:value-type="float" office:value="0">
            <text:p>0</text:p>
          </table:table-cell>
          <table:table-cell table:formula="of:=['file:///home/diego/workspace/qin-cluster/pruebas/estadisticas/corrida-20120802000741.ods'#$acumulado.G350]" office:value-type="float" office:value="0">
            <text:p>0</text:p>
          </table:table-cell>
          <table:table-cell table:formula="of:=[.L350]*100/[.$S$2]" office:value-type="float" office:value="0">
            <text:p>0,00</text:p>
          </table:table-cell>
          <table:table-cell table:formula="of:=[.I3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1]" office:value-type="float" office:value="0">
            <text:p>0</text:p>
          </table:table-cell>
          <table:table-cell office:value-type="float" office:value="350">
            <text:p>350</text:p>
          </table:table-cell>
          <table:table-cell table:formula="of:=['file:///home/diego/workspace/qin-cluster/pruebas/estadisticas/corrida-20120802000741.ods'#$secuencia.B351]" office:value-type="float" office:value="0">
            <text:p>0</text:p>
          </table:table-cell>
          <table:table-cell table:formula="of:=['file:///home/diego/workspace/qin-cluster/pruebas/estadisticas/corrida-20120802000741.ods'#$secuencia.C351]" office:value-type="float" office:value="0">
            <text:p>0,00</text:p>
          </table:table-cell>
          <table:table-cell table:formula="of:=[.C3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1]" office:value-type="float" office:value="0">
            <text:p>0</text:p>
          </table:table-cell>
          <table:table-cell table:formula="of:=['file:///home/diego/workspace/qin-cluster/pruebas/estadisticas/corrida-20120802000741.ods'#$acumulado.A351]" office:value-type="float" office:value="0">
            <text:p>0</text:p>
          </table:table-cell>
          <table:table-cell table:formula="of:=['file:///home/diego/workspace/qin-cluster/pruebas/estadisticas/corrida-20120802000741.ods'#$acumulado.C351]" office:value-type="float" office:value="0">
            <text:p>0</text:p>
          </table:table-cell>
          <table:table-cell table:formula="of:=['file:///home/diego/workspace/qin-cluster/pruebas/estadisticas/corrida-20120802000741.ods'#$acumulado.D351]" office:value-type="float" office:value="0">
            <text:p>0</text:p>
          </table:table-cell>
          <table:table-cell table:formula="of:=['file:///home/diego/workspace/qin-cluster/pruebas/estadisticas/corrida-20120802000741.ods'#$acumulado.E351]" office:value-type="float" office:value="0">
            <text:p>0</text:p>
          </table:table-cell>
          <table:table-cell table:formula="of:=['file:///home/diego/workspace/qin-cluster/pruebas/estadisticas/corrida-20120802000741.ods'#$acumulado.F351]" office:value-type="float" office:value="0">
            <text:p>0</text:p>
          </table:table-cell>
          <table:table-cell table:formula="of:=['file:///home/diego/workspace/qin-cluster/pruebas/estadisticas/corrida-20120802000741.ods'#$acumulado.G351]" office:value-type="float" office:value="0">
            <text:p>0</text:p>
          </table:table-cell>
          <table:table-cell table:formula="of:=[.L351]*100/[.$S$2]" office:value-type="float" office:value="0">
            <text:p>0,00</text:p>
          </table:table-cell>
          <table:table-cell table:formula="of:=[.I3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2]" office:value-type="float" office:value="0">
            <text:p>0</text:p>
          </table:table-cell>
          <table:table-cell office:value-type="float" office:value="351">
            <text:p>351</text:p>
          </table:table-cell>
          <table:table-cell table:formula="of:=['file:///home/diego/workspace/qin-cluster/pruebas/estadisticas/corrida-20120802000741.ods'#$secuencia.B352]" office:value-type="float" office:value="0">
            <text:p>0</text:p>
          </table:table-cell>
          <table:table-cell table:formula="of:=['file:///home/diego/workspace/qin-cluster/pruebas/estadisticas/corrida-20120802000741.ods'#$secuencia.C352]" office:value-type="float" office:value="0">
            <text:p>0,00</text:p>
          </table:table-cell>
          <table:table-cell table:formula="of:=[.C3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2]" office:value-type="float" office:value="0">
            <text:p>0</text:p>
          </table:table-cell>
          <table:table-cell table:formula="of:=['file:///home/diego/workspace/qin-cluster/pruebas/estadisticas/corrida-20120802000741.ods'#$acumulado.A352]" office:value-type="float" office:value="0">
            <text:p>0</text:p>
          </table:table-cell>
          <table:table-cell table:formula="of:=['file:///home/diego/workspace/qin-cluster/pruebas/estadisticas/corrida-20120802000741.ods'#$acumulado.C352]" office:value-type="float" office:value="0">
            <text:p>0</text:p>
          </table:table-cell>
          <table:table-cell table:formula="of:=['file:///home/diego/workspace/qin-cluster/pruebas/estadisticas/corrida-20120802000741.ods'#$acumulado.D352]" office:value-type="float" office:value="0">
            <text:p>0</text:p>
          </table:table-cell>
          <table:table-cell table:formula="of:=['file:///home/diego/workspace/qin-cluster/pruebas/estadisticas/corrida-20120802000741.ods'#$acumulado.E352]" office:value-type="float" office:value="0">
            <text:p>0</text:p>
          </table:table-cell>
          <table:table-cell table:formula="of:=['file:///home/diego/workspace/qin-cluster/pruebas/estadisticas/corrida-20120802000741.ods'#$acumulado.F352]" office:value-type="float" office:value="0">
            <text:p>0</text:p>
          </table:table-cell>
          <table:table-cell table:formula="of:=['file:///home/diego/workspace/qin-cluster/pruebas/estadisticas/corrida-20120802000741.ods'#$acumulado.G352]" office:value-type="float" office:value="0">
            <text:p>0</text:p>
          </table:table-cell>
          <table:table-cell table:formula="of:=[.L352]*100/[.$S$2]" office:value-type="float" office:value="0">
            <text:p>0,00</text:p>
          </table:table-cell>
          <table:table-cell table:formula="of:=[.I3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3]"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'file:///home/diego/workspace/qin-cluster/pruebas/estadisticas/corrida-20120802000741.ods'#$secuencia.B353]" office:value-type="float" office:value="0">
            <text:p>0</text:p>
          </table:table-cell>
          <table:table-cell table:formula="of:=['file:///home/diego/workspace/qin-cluster/pruebas/estadisticas/corrida-20120802000741.ods'#$secuencia.C353]" office:value-type="float" office:value="0">
            <text:p>0,00</text:p>
          </table:table-cell>
          <table:table-cell table:formula="of:=[.C3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3]" office:value-type="float" office:value="0">
            <text:p>0</text:p>
          </table:table-cell>
          <table:table-cell table:formula="of:=['file:///home/diego/workspace/qin-cluster/pruebas/estadisticas/corrida-20120802000741.ods'#$acumulado.A353]" office:value-type="float" office:value="0">
            <text:p>0</text:p>
          </table:table-cell>
          <table:table-cell table:formula="of:=['file:///home/diego/workspace/qin-cluster/pruebas/estadisticas/corrida-20120802000741.ods'#$acumulado.C353]" office:value-type="float" office:value="0">
            <text:p>0</text:p>
          </table:table-cell>
          <table:table-cell table:formula="of:=['file:///home/diego/workspace/qin-cluster/pruebas/estadisticas/corrida-20120802000741.ods'#$acumulado.D353]" office:value-type="float" office:value="0">
            <text:p>0</text:p>
          </table:table-cell>
          <table:table-cell table:formula="of:=['file:///home/diego/workspace/qin-cluster/pruebas/estadisticas/corrida-20120802000741.ods'#$acumulado.E353]" office:value-type="float" office:value="0">
            <text:p>0</text:p>
          </table:table-cell>
          <table:table-cell table:formula="of:=['file:///home/diego/workspace/qin-cluster/pruebas/estadisticas/corrida-20120802000741.ods'#$acumulado.F353]" office:value-type="float" office:value="0">
            <text:p>0</text:p>
          </table:table-cell>
          <table:table-cell table:formula="of:=['file:///home/diego/workspace/qin-cluster/pruebas/estadisticas/corrida-20120802000741.ods'#$acumulado.G353]" office:value-type="float" office:value="0">
            <text:p>0</text:p>
          </table:table-cell>
          <table:table-cell table:formula="of:=[.L353]*100/[.$S$2]" office:value-type="float" office:value="0">
            <text:p>0,00</text:p>
          </table:table-cell>
          <table:table-cell table:formula="of:=[.I3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4]" office:value-type="float" office:value="0">
            <text:p>0</text:p>
          </table:table-cell>
          <table:table-cell office:value-type="float" office:value="353">
            <text:p>353</text:p>
          </table:table-cell>
          <table:table-cell table:formula="of:=['file:///home/diego/workspace/qin-cluster/pruebas/estadisticas/corrida-20120802000741.ods'#$secuencia.B354]" office:value-type="float" office:value="0">
            <text:p>0</text:p>
          </table:table-cell>
          <table:table-cell table:formula="of:=['file:///home/diego/workspace/qin-cluster/pruebas/estadisticas/corrida-20120802000741.ods'#$secuencia.C354]" office:value-type="float" office:value="0">
            <text:p>0,00</text:p>
          </table:table-cell>
          <table:table-cell table:formula="of:=[.C3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4]" office:value-type="float" office:value="0">
            <text:p>0</text:p>
          </table:table-cell>
          <table:table-cell table:formula="of:=['file:///home/diego/workspace/qin-cluster/pruebas/estadisticas/corrida-20120802000741.ods'#$acumulado.A354]" office:value-type="float" office:value="0">
            <text:p>0</text:p>
          </table:table-cell>
          <table:table-cell table:formula="of:=['file:///home/diego/workspace/qin-cluster/pruebas/estadisticas/corrida-20120802000741.ods'#$acumulado.C354]" office:value-type="float" office:value="0">
            <text:p>0</text:p>
          </table:table-cell>
          <table:table-cell table:formula="of:=['file:///home/diego/workspace/qin-cluster/pruebas/estadisticas/corrida-20120802000741.ods'#$acumulado.D354]" office:value-type="float" office:value="0">
            <text:p>0</text:p>
          </table:table-cell>
          <table:table-cell table:formula="of:=['file:///home/diego/workspace/qin-cluster/pruebas/estadisticas/corrida-20120802000741.ods'#$acumulado.E354]" office:value-type="float" office:value="0">
            <text:p>0</text:p>
          </table:table-cell>
          <table:table-cell table:formula="of:=['file:///home/diego/workspace/qin-cluster/pruebas/estadisticas/corrida-20120802000741.ods'#$acumulado.F354]" office:value-type="float" office:value="0">
            <text:p>0</text:p>
          </table:table-cell>
          <table:table-cell table:formula="of:=['file:///home/diego/workspace/qin-cluster/pruebas/estadisticas/corrida-20120802000741.ods'#$acumulado.G354]" office:value-type="float" office:value="0">
            <text:p>0</text:p>
          </table:table-cell>
          <table:table-cell table:formula="of:=[.L354]*100/[.$S$2]" office:value-type="float" office:value="0">
            <text:p>0,00</text:p>
          </table:table-cell>
          <table:table-cell table:formula="of:=[.I3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5]" office:value-type="float" office:value="0">
            <text:p>0</text:p>
          </table:table-cell>
          <table:table-cell office:value-type="float" office:value="354">
            <text:p>354</text:p>
          </table:table-cell>
          <table:table-cell table:formula="of:=['file:///home/diego/workspace/qin-cluster/pruebas/estadisticas/corrida-20120802000741.ods'#$secuencia.B355]" office:value-type="float" office:value="0">
            <text:p>0</text:p>
          </table:table-cell>
          <table:table-cell table:formula="of:=['file:///home/diego/workspace/qin-cluster/pruebas/estadisticas/corrida-20120802000741.ods'#$secuencia.C355]" office:value-type="float" office:value="0">
            <text:p>0,00</text:p>
          </table:table-cell>
          <table:table-cell table:formula="of:=[.C3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5]" office:value-type="float" office:value="0">
            <text:p>0</text:p>
          </table:table-cell>
          <table:table-cell table:formula="of:=['file:///home/diego/workspace/qin-cluster/pruebas/estadisticas/corrida-20120802000741.ods'#$acumulado.A355]" office:value-type="float" office:value="0">
            <text:p>0</text:p>
          </table:table-cell>
          <table:table-cell table:formula="of:=['file:///home/diego/workspace/qin-cluster/pruebas/estadisticas/corrida-20120802000741.ods'#$acumulado.C355]" office:value-type="float" office:value="0">
            <text:p>0</text:p>
          </table:table-cell>
          <table:table-cell table:formula="of:=['file:///home/diego/workspace/qin-cluster/pruebas/estadisticas/corrida-20120802000741.ods'#$acumulado.D355]" office:value-type="float" office:value="0">
            <text:p>0</text:p>
          </table:table-cell>
          <table:table-cell table:formula="of:=['file:///home/diego/workspace/qin-cluster/pruebas/estadisticas/corrida-20120802000741.ods'#$acumulado.E355]" office:value-type="float" office:value="0">
            <text:p>0</text:p>
          </table:table-cell>
          <table:table-cell table:formula="of:=['file:///home/diego/workspace/qin-cluster/pruebas/estadisticas/corrida-20120802000741.ods'#$acumulado.F355]" office:value-type="float" office:value="0">
            <text:p>0</text:p>
          </table:table-cell>
          <table:table-cell table:formula="of:=['file:///home/diego/workspace/qin-cluster/pruebas/estadisticas/corrida-20120802000741.ods'#$acumulado.G355]" office:value-type="float" office:value="0">
            <text:p>0</text:p>
          </table:table-cell>
          <table:table-cell table:formula="of:=[.L355]*100/[.$S$2]" office:value-type="float" office:value="0">
            <text:p>0,00</text:p>
          </table:table-cell>
          <table:table-cell table:formula="of:=[.I3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6]"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['file:///home/diego/workspace/qin-cluster/pruebas/estadisticas/corrida-20120802000741.ods'#$secuencia.B356]" office:value-type="float" office:value="0">
            <text:p>0</text:p>
          </table:table-cell>
          <table:table-cell table:formula="of:=['file:///home/diego/workspace/qin-cluster/pruebas/estadisticas/corrida-20120802000741.ods'#$secuencia.C356]" office:value-type="float" office:value="0">
            <text:p>0,00</text:p>
          </table:table-cell>
          <table:table-cell table:formula="of:=[.C3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6]" office:value-type="float" office:value="0">
            <text:p>0</text:p>
          </table:table-cell>
          <table:table-cell table:formula="of:=['file:///home/diego/workspace/qin-cluster/pruebas/estadisticas/corrida-20120802000741.ods'#$acumulado.A356]" office:value-type="float" office:value="0">
            <text:p>0</text:p>
          </table:table-cell>
          <table:table-cell table:formula="of:=['file:///home/diego/workspace/qin-cluster/pruebas/estadisticas/corrida-20120802000741.ods'#$acumulado.C356]" office:value-type="float" office:value="0">
            <text:p>0</text:p>
          </table:table-cell>
          <table:table-cell table:formula="of:=['file:///home/diego/workspace/qin-cluster/pruebas/estadisticas/corrida-20120802000741.ods'#$acumulado.D356]" office:value-type="float" office:value="0">
            <text:p>0</text:p>
          </table:table-cell>
          <table:table-cell table:formula="of:=['file:///home/diego/workspace/qin-cluster/pruebas/estadisticas/corrida-20120802000741.ods'#$acumulado.E356]" office:value-type="float" office:value="0">
            <text:p>0</text:p>
          </table:table-cell>
          <table:table-cell table:formula="of:=['file:///home/diego/workspace/qin-cluster/pruebas/estadisticas/corrida-20120802000741.ods'#$acumulado.F356]" office:value-type="float" office:value="0">
            <text:p>0</text:p>
          </table:table-cell>
          <table:table-cell table:formula="of:=['file:///home/diego/workspace/qin-cluster/pruebas/estadisticas/corrida-20120802000741.ods'#$acumulado.G356]" office:value-type="float" office:value="0">
            <text:p>0</text:p>
          </table:table-cell>
          <table:table-cell table:formula="of:=[.L356]*100/[.$S$2]" office:value-type="float" office:value="0">
            <text:p>0,00</text:p>
          </table:table-cell>
          <table:table-cell table:formula="of:=[.I3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7]"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f:=['file:///home/diego/workspace/qin-cluster/pruebas/estadisticas/corrida-20120802000741.ods'#$secuencia.B357]" office:value-type="float" office:value="0">
            <text:p>0</text:p>
          </table:table-cell>
          <table:table-cell table:formula="of:=['file:///home/diego/workspace/qin-cluster/pruebas/estadisticas/corrida-20120802000741.ods'#$secuencia.C357]" office:value-type="float" office:value="0">
            <text:p>0,00</text:p>
          </table:table-cell>
          <table:table-cell table:formula="of:=[.C3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7]" office:value-type="float" office:value="0">
            <text:p>0</text:p>
          </table:table-cell>
          <table:table-cell table:formula="of:=['file:///home/diego/workspace/qin-cluster/pruebas/estadisticas/corrida-20120802000741.ods'#$acumulado.A357]" office:value-type="float" office:value="0">
            <text:p>0</text:p>
          </table:table-cell>
          <table:table-cell table:formula="of:=['file:///home/diego/workspace/qin-cluster/pruebas/estadisticas/corrida-20120802000741.ods'#$acumulado.C357]" office:value-type="float" office:value="0">
            <text:p>0</text:p>
          </table:table-cell>
          <table:table-cell table:formula="of:=['file:///home/diego/workspace/qin-cluster/pruebas/estadisticas/corrida-20120802000741.ods'#$acumulado.D357]" office:value-type="float" office:value="0">
            <text:p>0</text:p>
          </table:table-cell>
          <table:table-cell table:formula="of:=['file:///home/diego/workspace/qin-cluster/pruebas/estadisticas/corrida-20120802000741.ods'#$acumulado.E357]" office:value-type="float" office:value="0">
            <text:p>0</text:p>
          </table:table-cell>
          <table:table-cell table:formula="of:=['file:///home/diego/workspace/qin-cluster/pruebas/estadisticas/corrida-20120802000741.ods'#$acumulado.F357]" office:value-type="float" office:value="0">
            <text:p>0</text:p>
          </table:table-cell>
          <table:table-cell table:formula="of:=['file:///home/diego/workspace/qin-cluster/pruebas/estadisticas/corrida-20120802000741.ods'#$acumulado.G357]" office:value-type="float" office:value="0">
            <text:p>0</text:p>
          </table:table-cell>
          <table:table-cell table:formula="of:=[.L357]*100/[.$S$2]" office:value-type="float" office:value="0">
            <text:p>0,00</text:p>
          </table:table-cell>
          <table:table-cell table:formula="of:=[.I3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8]" office:value-type="float" office:value="0">
            <text:p>0</text:p>
          </table:table-cell>
          <table:table-cell office:value-type="float" office:value="357">
            <text:p>357</text:p>
          </table:table-cell>
          <table:table-cell table:formula="of:=['file:///home/diego/workspace/qin-cluster/pruebas/estadisticas/corrida-20120802000741.ods'#$secuencia.B358]" office:value-type="float" office:value="0">
            <text:p>0</text:p>
          </table:table-cell>
          <table:table-cell table:formula="of:=['file:///home/diego/workspace/qin-cluster/pruebas/estadisticas/corrida-20120802000741.ods'#$secuencia.C358]" office:value-type="float" office:value="0">
            <text:p>0,00</text:p>
          </table:table-cell>
          <table:table-cell table:formula="of:=[.C3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8]" office:value-type="float" office:value="0">
            <text:p>0</text:p>
          </table:table-cell>
          <table:table-cell table:formula="of:=['file:///home/diego/workspace/qin-cluster/pruebas/estadisticas/corrida-20120802000741.ods'#$acumulado.A358]" office:value-type="float" office:value="0">
            <text:p>0</text:p>
          </table:table-cell>
          <table:table-cell table:formula="of:=['file:///home/diego/workspace/qin-cluster/pruebas/estadisticas/corrida-20120802000741.ods'#$acumulado.C358]" office:value-type="float" office:value="0">
            <text:p>0</text:p>
          </table:table-cell>
          <table:table-cell table:formula="of:=['file:///home/diego/workspace/qin-cluster/pruebas/estadisticas/corrida-20120802000741.ods'#$acumulado.D358]" office:value-type="float" office:value="0">
            <text:p>0</text:p>
          </table:table-cell>
          <table:table-cell table:formula="of:=['file:///home/diego/workspace/qin-cluster/pruebas/estadisticas/corrida-20120802000741.ods'#$acumulado.E358]" office:value-type="float" office:value="0">
            <text:p>0</text:p>
          </table:table-cell>
          <table:table-cell table:formula="of:=['file:///home/diego/workspace/qin-cluster/pruebas/estadisticas/corrida-20120802000741.ods'#$acumulado.F358]" office:value-type="float" office:value="0">
            <text:p>0</text:p>
          </table:table-cell>
          <table:table-cell table:formula="of:=['file:///home/diego/workspace/qin-cluster/pruebas/estadisticas/corrida-20120802000741.ods'#$acumulado.G358]" office:value-type="float" office:value="0">
            <text:p>0</text:p>
          </table:table-cell>
          <table:table-cell table:formula="of:=[.L358]*100/[.$S$2]" office:value-type="float" office:value="0">
            <text:p>0,00</text:p>
          </table:table-cell>
          <table:table-cell table:formula="of:=[.I3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59]" office:value-type="float" office:value="0">
            <text:p>0</text:p>
          </table:table-cell>
          <table:table-cell office:value-type="float" office:value="358">
            <text:p>358</text:p>
          </table:table-cell>
          <table:table-cell table:formula="of:=['file:///home/diego/workspace/qin-cluster/pruebas/estadisticas/corrida-20120802000741.ods'#$secuencia.B359]" office:value-type="float" office:value="0">
            <text:p>0</text:p>
          </table:table-cell>
          <table:table-cell table:formula="of:=['file:///home/diego/workspace/qin-cluster/pruebas/estadisticas/corrida-20120802000741.ods'#$secuencia.C359]" office:value-type="float" office:value="0">
            <text:p>0,00</text:p>
          </table:table-cell>
          <table:table-cell table:formula="of:=[.C3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59]" office:value-type="float" office:value="0">
            <text:p>0</text:p>
          </table:table-cell>
          <table:table-cell table:formula="of:=['file:///home/diego/workspace/qin-cluster/pruebas/estadisticas/corrida-20120802000741.ods'#$acumulado.A359]" office:value-type="float" office:value="0">
            <text:p>0</text:p>
          </table:table-cell>
          <table:table-cell table:formula="of:=['file:///home/diego/workspace/qin-cluster/pruebas/estadisticas/corrida-20120802000741.ods'#$acumulado.C359]" office:value-type="float" office:value="0">
            <text:p>0</text:p>
          </table:table-cell>
          <table:table-cell table:formula="of:=['file:///home/diego/workspace/qin-cluster/pruebas/estadisticas/corrida-20120802000741.ods'#$acumulado.D359]" office:value-type="float" office:value="0">
            <text:p>0</text:p>
          </table:table-cell>
          <table:table-cell table:formula="of:=['file:///home/diego/workspace/qin-cluster/pruebas/estadisticas/corrida-20120802000741.ods'#$acumulado.E359]" office:value-type="float" office:value="0">
            <text:p>0</text:p>
          </table:table-cell>
          <table:table-cell table:formula="of:=['file:///home/diego/workspace/qin-cluster/pruebas/estadisticas/corrida-20120802000741.ods'#$acumulado.F359]" office:value-type="float" office:value="0">
            <text:p>0</text:p>
          </table:table-cell>
          <table:table-cell table:formula="of:=['file:///home/diego/workspace/qin-cluster/pruebas/estadisticas/corrida-20120802000741.ods'#$acumulado.G359]" office:value-type="float" office:value="0">
            <text:p>0</text:p>
          </table:table-cell>
          <table:table-cell table:formula="of:=[.L359]*100/[.$S$2]" office:value-type="float" office:value="0">
            <text:p>0,00</text:p>
          </table:table-cell>
          <table:table-cell table:formula="of:=[.I3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0]" office:value-type="float" office:value="0">
            <text:p>0</text:p>
          </table:table-cell>
          <table:table-cell office:value-type="float" office:value="359">
            <text:p>359</text:p>
          </table:table-cell>
          <table:table-cell table:formula="of:=['file:///home/diego/workspace/qin-cluster/pruebas/estadisticas/corrida-20120802000741.ods'#$secuencia.B360]" office:value-type="float" office:value="0">
            <text:p>0</text:p>
          </table:table-cell>
          <table:table-cell table:formula="of:=['file:///home/diego/workspace/qin-cluster/pruebas/estadisticas/corrida-20120802000741.ods'#$secuencia.C360]" office:value-type="float" office:value="0">
            <text:p>0,00</text:p>
          </table:table-cell>
          <table:table-cell table:formula="of:=[.C3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0]" office:value-type="float" office:value="0">
            <text:p>0</text:p>
          </table:table-cell>
          <table:table-cell table:formula="of:=['file:///home/diego/workspace/qin-cluster/pruebas/estadisticas/corrida-20120802000741.ods'#$acumulado.A360]" office:value-type="float" office:value="0">
            <text:p>0</text:p>
          </table:table-cell>
          <table:table-cell table:formula="of:=['file:///home/diego/workspace/qin-cluster/pruebas/estadisticas/corrida-20120802000741.ods'#$acumulado.C360]" office:value-type="float" office:value="0">
            <text:p>0</text:p>
          </table:table-cell>
          <table:table-cell table:formula="of:=['file:///home/diego/workspace/qin-cluster/pruebas/estadisticas/corrida-20120802000741.ods'#$acumulado.D360]" office:value-type="float" office:value="0">
            <text:p>0</text:p>
          </table:table-cell>
          <table:table-cell table:formula="of:=['file:///home/diego/workspace/qin-cluster/pruebas/estadisticas/corrida-20120802000741.ods'#$acumulado.E360]" office:value-type="float" office:value="0">
            <text:p>0</text:p>
          </table:table-cell>
          <table:table-cell table:formula="of:=['file:///home/diego/workspace/qin-cluster/pruebas/estadisticas/corrida-20120802000741.ods'#$acumulado.F360]" office:value-type="float" office:value="0">
            <text:p>0</text:p>
          </table:table-cell>
          <table:table-cell table:formula="of:=['file:///home/diego/workspace/qin-cluster/pruebas/estadisticas/corrida-20120802000741.ods'#$acumulado.G360]" office:value-type="float" office:value="0">
            <text:p>0</text:p>
          </table:table-cell>
          <table:table-cell table:formula="of:=[.L360]*100/[.$S$2]" office:value-type="float" office:value="0">
            <text:p>0,00</text:p>
          </table:table-cell>
          <table:table-cell table:formula="of:=[.I3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1]" office:value-type="float" office:value="0">
            <text:p>0</text:p>
          </table:table-cell>
          <table:table-cell office:value-type="float" office:value="360">
            <text:p>360</text:p>
          </table:table-cell>
          <table:table-cell table:formula="of:=['file:///home/diego/workspace/qin-cluster/pruebas/estadisticas/corrida-20120802000741.ods'#$secuencia.B361]" office:value-type="float" office:value="0">
            <text:p>0</text:p>
          </table:table-cell>
          <table:table-cell table:formula="of:=['file:///home/diego/workspace/qin-cluster/pruebas/estadisticas/corrida-20120802000741.ods'#$secuencia.C361]" office:value-type="float" office:value="0">
            <text:p>0,00</text:p>
          </table:table-cell>
          <table:table-cell table:formula="of:=[.C3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1]" office:value-type="float" office:value="0">
            <text:p>0</text:p>
          </table:table-cell>
          <table:table-cell table:formula="of:=['file:///home/diego/workspace/qin-cluster/pruebas/estadisticas/corrida-20120802000741.ods'#$acumulado.A361]" office:value-type="float" office:value="0">
            <text:p>0</text:p>
          </table:table-cell>
          <table:table-cell table:formula="of:=['file:///home/diego/workspace/qin-cluster/pruebas/estadisticas/corrida-20120802000741.ods'#$acumulado.C361]" office:value-type="float" office:value="0">
            <text:p>0</text:p>
          </table:table-cell>
          <table:table-cell table:formula="of:=['file:///home/diego/workspace/qin-cluster/pruebas/estadisticas/corrida-20120802000741.ods'#$acumulado.D361]" office:value-type="float" office:value="0">
            <text:p>0</text:p>
          </table:table-cell>
          <table:table-cell table:formula="of:=['file:///home/diego/workspace/qin-cluster/pruebas/estadisticas/corrida-20120802000741.ods'#$acumulado.E361]" office:value-type="float" office:value="0">
            <text:p>0</text:p>
          </table:table-cell>
          <table:table-cell table:formula="of:=['file:///home/diego/workspace/qin-cluster/pruebas/estadisticas/corrida-20120802000741.ods'#$acumulado.F361]" office:value-type="float" office:value="0">
            <text:p>0</text:p>
          </table:table-cell>
          <table:table-cell table:formula="of:=['file:///home/diego/workspace/qin-cluster/pruebas/estadisticas/corrida-20120802000741.ods'#$acumulado.G361]" office:value-type="float" office:value="0">
            <text:p>0</text:p>
          </table:table-cell>
          <table:table-cell table:formula="of:=[.L361]*100/[.$S$2]" office:value-type="float" office:value="0">
            <text:p>0,00</text:p>
          </table:table-cell>
          <table:table-cell table:formula="of:=[.I3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2]" office:value-type="float" office:value="0">
            <text:p>0</text:p>
          </table:table-cell>
          <table:table-cell office:value-type="float" office:value="361">
            <text:p>361</text:p>
          </table:table-cell>
          <table:table-cell table:formula="of:=['file:///home/diego/workspace/qin-cluster/pruebas/estadisticas/corrida-20120802000741.ods'#$secuencia.B362]" office:value-type="float" office:value="0">
            <text:p>0</text:p>
          </table:table-cell>
          <table:table-cell table:formula="of:=['file:///home/diego/workspace/qin-cluster/pruebas/estadisticas/corrida-20120802000741.ods'#$secuencia.C362]" office:value-type="float" office:value="0">
            <text:p>0,00</text:p>
          </table:table-cell>
          <table:table-cell table:formula="of:=[.C3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2]" office:value-type="float" office:value="0">
            <text:p>0</text:p>
          </table:table-cell>
          <table:table-cell table:formula="of:=['file:///home/diego/workspace/qin-cluster/pruebas/estadisticas/corrida-20120802000741.ods'#$acumulado.A362]" office:value-type="float" office:value="0">
            <text:p>0</text:p>
          </table:table-cell>
          <table:table-cell table:formula="of:=['file:///home/diego/workspace/qin-cluster/pruebas/estadisticas/corrida-20120802000741.ods'#$acumulado.C362]" office:value-type="float" office:value="0">
            <text:p>0</text:p>
          </table:table-cell>
          <table:table-cell table:formula="of:=['file:///home/diego/workspace/qin-cluster/pruebas/estadisticas/corrida-20120802000741.ods'#$acumulado.D362]" office:value-type="float" office:value="0">
            <text:p>0</text:p>
          </table:table-cell>
          <table:table-cell table:formula="of:=['file:///home/diego/workspace/qin-cluster/pruebas/estadisticas/corrida-20120802000741.ods'#$acumulado.E362]" office:value-type="float" office:value="0">
            <text:p>0</text:p>
          </table:table-cell>
          <table:table-cell table:formula="of:=['file:///home/diego/workspace/qin-cluster/pruebas/estadisticas/corrida-20120802000741.ods'#$acumulado.F362]" office:value-type="float" office:value="0">
            <text:p>0</text:p>
          </table:table-cell>
          <table:table-cell table:formula="of:=['file:///home/diego/workspace/qin-cluster/pruebas/estadisticas/corrida-20120802000741.ods'#$acumulado.G362]" office:value-type="float" office:value="0">
            <text:p>0</text:p>
          </table:table-cell>
          <table:table-cell table:formula="of:=[.L362]*100/[.$S$2]" office:value-type="float" office:value="0">
            <text:p>0,00</text:p>
          </table:table-cell>
          <table:table-cell table:formula="of:=[.I3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3]" office:value-type="float" office:value="0">
            <text:p>0</text:p>
          </table:table-cell>
          <table:table-cell office:value-type="float" office:value="362">
            <text:p>362</text:p>
          </table:table-cell>
          <table:table-cell table:formula="of:=['file:///home/diego/workspace/qin-cluster/pruebas/estadisticas/corrida-20120802000741.ods'#$secuencia.B363]" office:value-type="float" office:value="0">
            <text:p>0</text:p>
          </table:table-cell>
          <table:table-cell table:formula="of:=['file:///home/diego/workspace/qin-cluster/pruebas/estadisticas/corrida-20120802000741.ods'#$secuencia.C363]" office:value-type="float" office:value="0">
            <text:p>0,00</text:p>
          </table:table-cell>
          <table:table-cell table:formula="of:=[.C3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3]" office:value-type="float" office:value="0">
            <text:p>0</text:p>
          </table:table-cell>
          <table:table-cell table:formula="of:=['file:///home/diego/workspace/qin-cluster/pruebas/estadisticas/corrida-20120802000741.ods'#$acumulado.A363]" office:value-type="float" office:value="0">
            <text:p>0</text:p>
          </table:table-cell>
          <table:table-cell table:formula="of:=['file:///home/diego/workspace/qin-cluster/pruebas/estadisticas/corrida-20120802000741.ods'#$acumulado.C363]" office:value-type="float" office:value="0">
            <text:p>0</text:p>
          </table:table-cell>
          <table:table-cell table:formula="of:=['file:///home/diego/workspace/qin-cluster/pruebas/estadisticas/corrida-20120802000741.ods'#$acumulado.D363]" office:value-type="float" office:value="0">
            <text:p>0</text:p>
          </table:table-cell>
          <table:table-cell table:formula="of:=['file:///home/diego/workspace/qin-cluster/pruebas/estadisticas/corrida-20120802000741.ods'#$acumulado.E363]" office:value-type="float" office:value="0">
            <text:p>0</text:p>
          </table:table-cell>
          <table:table-cell table:formula="of:=['file:///home/diego/workspace/qin-cluster/pruebas/estadisticas/corrida-20120802000741.ods'#$acumulado.F363]" office:value-type="float" office:value="0">
            <text:p>0</text:p>
          </table:table-cell>
          <table:table-cell table:formula="of:=['file:///home/diego/workspace/qin-cluster/pruebas/estadisticas/corrida-20120802000741.ods'#$acumulado.G363]" office:value-type="float" office:value="0">
            <text:p>0</text:p>
          </table:table-cell>
          <table:table-cell table:formula="of:=[.L363]*100/[.$S$2]" office:value-type="float" office:value="0">
            <text:p>0,00</text:p>
          </table:table-cell>
          <table:table-cell table:formula="of:=[.I3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4]" office:value-type="float" office:value="0">
            <text:p>0</text:p>
          </table:table-cell>
          <table:table-cell office:value-type="float" office:value="363">
            <text:p>363</text:p>
          </table:table-cell>
          <table:table-cell table:formula="of:=['file:///home/diego/workspace/qin-cluster/pruebas/estadisticas/corrida-20120802000741.ods'#$secuencia.B364]" office:value-type="float" office:value="0">
            <text:p>0</text:p>
          </table:table-cell>
          <table:table-cell table:formula="of:=['file:///home/diego/workspace/qin-cluster/pruebas/estadisticas/corrida-20120802000741.ods'#$secuencia.C364]" office:value-type="float" office:value="0">
            <text:p>0,00</text:p>
          </table:table-cell>
          <table:table-cell table:formula="of:=[.C3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4]" office:value-type="float" office:value="0">
            <text:p>0</text:p>
          </table:table-cell>
          <table:table-cell table:formula="of:=['file:///home/diego/workspace/qin-cluster/pruebas/estadisticas/corrida-20120802000741.ods'#$acumulado.A364]" office:value-type="float" office:value="0">
            <text:p>0</text:p>
          </table:table-cell>
          <table:table-cell table:formula="of:=['file:///home/diego/workspace/qin-cluster/pruebas/estadisticas/corrida-20120802000741.ods'#$acumulado.C364]" office:value-type="float" office:value="0">
            <text:p>0</text:p>
          </table:table-cell>
          <table:table-cell table:formula="of:=['file:///home/diego/workspace/qin-cluster/pruebas/estadisticas/corrida-20120802000741.ods'#$acumulado.D364]" office:value-type="float" office:value="0">
            <text:p>0</text:p>
          </table:table-cell>
          <table:table-cell table:formula="of:=['file:///home/diego/workspace/qin-cluster/pruebas/estadisticas/corrida-20120802000741.ods'#$acumulado.E364]" office:value-type="float" office:value="0">
            <text:p>0</text:p>
          </table:table-cell>
          <table:table-cell table:formula="of:=['file:///home/diego/workspace/qin-cluster/pruebas/estadisticas/corrida-20120802000741.ods'#$acumulado.F364]" office:value-type="float" office:value="0">
            <text:p>0</text:p>
          </table:table-cell>
          <table:table-cell table:formula="of:=['file:///home/diego/workspace/qin-cluster/pruebas/estadisticas/corrida-20120802000741.ods'#$acumulado.G364]" office:value-type="float" office:value="0">
            <text:p>0</text:p>
          </table:table-cell>
          <table:table-cell table:formula="of:=[.L364]*100/[.$S$2]" office:value-type="float" office:value="0">
            <text:p>0,00</text:p>
          </table:table-cell>
          <table:table-cell table:formula="of:=[.I3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5]" office:value-type="float" office:value="0">
            <text:p>0</text:p>
          </table:table-cell>
          <table:table-cell office:value-type="float" office:value="364">
            <text:p>364</text:p>
          </table:table-cell>
          <table:table-cell table:formula="of:=['file:///home/diego/workspace/qin-cluster/pruebas/estadisticas/corrida-20120802000741.ods'#$secuencia.B365]" office:value-type="float" office:value="0">
            <text:p>0</text:p>
          </table:table-cell>
          <table:table-cell table:formula="of:=['file:///home/diego/workspace/qin-cluster/pruebas/estadisticas/corrida-20120802000741.ods'#$secuencia.C365]" office:value-type="float" office:value="0">
            <text:p>0,00</text:p>
          </table:table-cell>
          <table:table-cell table:formula="of:=[.C3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5]" office:value-type="float" office:value="0">
            <text:p>0</text:p>
          </table:table-cell>
          <table:table-cell table:formula="of:=['file:///home/diego/workspace/qin-cluster/pruebas/estadisticas/corrida-20120802000741.ods'#$acumulado.A365]" office:value-type="float" office:value="0">
            <text:p>0</text:p>
          </table:table-cell>
          <table:table-cell table:formula="of:=['file:///home/diego/workspace/qin-cluster/pruebas/estadisticas/corrida-20120802000741.ods'#$acumulado.C365]" office:value-type="float" office:value="0">
            <text:p>0</text:p>
          </table:table-cell>
          <table:table-cell table:formula="of:=['file:///home/diego/workspace/qin-cluster/pruebas/estadisticas/corrida-20120802000741.ods'#$acumulado.D365]" office:value-type="float" office:value="0">
            <text:p>0</text:p>
          </table:table-cell>
          <table:table-cell table:formula="of:=['file:///home/diego/workspace/qin-cluster/pruebas/estadisticas/corrida-20120802000741.ods'#$acumulado.E365]" office:value-type="float" office:value="0">
            <text:p>0</text:p>
          </table:table-cell>
          <table:table-cell table:formula="of:=['file:///home/diego/workspace/qin-cluster/pruebas/estadisticas/corrida-20120802000741.ods'#$acumulado.F365]" office:value-type="float" office:value="0">
            <text:p>0</text:p>
          </table:table-cell>
          <table:table-cell table:formula="of:=['file:///home/diego/workspace/qin-cluster/pruebas/estadisticas/corrida-20120802000741.ods'#$acumulado.G365]" office:value-type="float" office:value="0">
            <text:p>0</text:p>
          </table:table-cell>
          <table:table-cell table:formula="of:=[.L365]*100/[.$S$2]" office:value-type="float" office:value="0">
            <text:p>0,00</text:p>
          </table:table-cell>
          <table:table-cell table:formula="of:=[.I3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6]" office:value-type="float" office:value="0">
            <text:p>0</text:p>
          </table:table-cell>
          <table:table-cell office:value-type="float" office:value="365">
            <text:p>365</text:p>
          </table:table-cell>
          <table:table-cell table:formula="of:=['file:///home/diego/workspace/qin-cluster/pruebas/estadisticas/corrida-20120802000741.ods'#$secuencia.B366]" office:value-type="float" office:value="0">
            <text:p>0</text:p>
          </table:table-cell>
          <table:table-cell table:formula="of:=['file:///home/diego/workspace/qin-cluster/pruebas/estadisticas/corrida-20120802000741.ods'#$secuencia.C366]" office:value-type="float" office:value="0">
            <text:p>0,00</text:p>
          </table:table-cell>
          <table:table-cell table:formula="of:=[.C3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6]" office:value-type="float" office:value="0">
            <text:p>0</text:p>
          </table:table-cell>
          <table:table-cell table:formula="of:=['file:///home/diego/workspace/qin-cluster/pruebas/estadisticas/corrida-20120802000741.ods'#$acumulado.A366]" office:value-type="float" office:value="0">
            <text:p>0</text:p>
          </table:table-cell>
          <table:table-cell table:formula="of:=['file:///home/diego/workspace/qin-cluster/pruebas/estadisticas/corrida-20120802000741.ods'#$acumulado.C366]" office:value-type="float" office:value="0">
            <text:p>0</text:p>
          </table:table-cell>
          <table:table-cell table:formula="of:=['file:///home/diego/workspace/qin-cluster/pruebas/estadisticas/corrida-20120802000741.ods'#$acumulado.D366]" office:value-type="float" office:value="0">
            <text:p>0</text:p>
          </table:table-cell>
          <table:table-cell table:formula="of:=['file:///home/diego/workspace/qin-cluster/pruebas/estadisticas/corrida-20120802000741.ods'#$acumulado.E366]" office:value-type="float" office:value="0">
            <text:p>0</text:p>
          </table:table-cell>
          <table:table-cell table:formula="of:=['file:///home/diego/workspace/qin-cluster/pruebas/estadisticas/corrida-20120802000741.ods'#$acumulado.F366]" office:value-type="float" office:value="0">
            <text:p>0</text:p>
          </table:table-cell>
          <table:table-cell table:formula="of:=['file:///home/diego/workspace/qin-cluster/pruebas/estadisticas/corrida-20120802000741.ods'#$acumulado.G366]" office:value-type="float" office:value="0">
            <text:p>0</text:p>
          </table:table-cell>
          <table:table-cell table:formula="of:=[.L366]*100/[.$S$2]" office:value-type="float" office:value="0">
            <text:p>0,00</text:p>
          </table:table-cell>
          <table:table-cell table:formula="of:=[.I3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7]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['file:///home/diego/workspace/qin-cluster/pruebas/estadisticas/corrida-20120802000741.ods'#$secuencia.B367]" office:value-type="float" office:value="0">
            <text:p>0</text:p>
          </table:table-cell>
          <table:table-cell table:formula="of:=['file:///home/diego/workspace/qin-cluster/pruebas/estadisticas/corrida-20120802000741.ods'#$secuencia.C367]" office:value-type="float" office:value="0">
            <text:p>0,00</text:p>
          </table:table-cell>
          <table:table-cell table:formula="of:=[.C3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7]" office:value-type="float" office:value="0">
            <text:p>0</text:p>
          </table:table-cell>
          <table:table-cell table:formula="of:=['file:///home/diego/workspace/qin-cluster/pruebas/estadisticas/corrida-20120802000741.ods'#$acumulado.A367]" office:value-type="float" office:value="0">
            <text:p>0</text:p>
          </table:table-cell>
          <table:table-cell table:formula="of:=['file:///home/diego/workspace/qin-cluster/pruebas/estadisticas/corrida-20120802000741.ods'#$acumulado.C367]" office:value-type="float" office:value="0">
            <text:p>0</text:p>
          </table:table-cell>
          <table:table-cell table:formula="of:=['file:///home/diego/workspace/qin-cluster/pruebas/estadisticas/corrida-20120802000741.ods'#$acumulado.D367]" office:value-type="float" office:value="0">
            <text:p>0</text:p>
          </table:table-cell>
          <table:table-cell table:formula="of:=['file:///home/diego/workspace/qin-cluster/pruebas/estadisticas/corrida-20120802000741.ods'#$acumulado.E367]" office:value-type="float" office:value="0">
            <text:p>0</text:p>
          </table:table-cell>
          <table:table-cell table:formula="of:=['file:///home/diego/workspace/qin-cluster/pruebas/estadisticas/corrida-20120802000741.ods'#$acumulado.F367]" office:value-type="float" office:value="0">
            <text:p>0</text:p>
          </table:table-cell>
          <table:table-cell table:formula="of:=['file:///home/diego/workspace/qin-cluster/pruebas/estadisticas/corrida-20120802000741.ods'#$acumulado.G367]" office:value-type="float" office:value="0">
            <text:p>0</text:p>
          </table:table-cell>
          <table:table-cell table:formula="of:=[.L367]*100/[.$S$2]" office:value-type="float" office:value="0">
            <text:p>0,00</text:p>
          </table:table-cell>
          <table:table-cell table:formula="of:=[.I3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8]" office:value-type="float" office:value="0">
            <text:p>0</text:p>
          </table:table-cell>
          <table:table-cell office:value-type="float" office:value="367">
            <text:p>367</text:p>
          </table:table-cell>
          <table:table-cell table:formula="of:=['file:///home/diego/workspace/qin-cluster/pruebas/estadisticas/corrida-20120802000741.ods'#$secuencia.B368]" office:value-type="float" office:value="0">
            <text:p>0</text:p>
          </table:table-cell>
          <table:table-cell table:formula="of:=['file:///home/diego/workspace/qin-cluster/pruebas/estadisticas/corrida-20120802000741.ods'#$secuencia.C368]" office:value-type="float" office:value="0">
            <text:p>0,00</text:p>
          </table:table-cell>
          <table:table-cell table:formula="of:=[.C3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8]" office:value-type="float" office:value="0">
            <text:p>0</text:p>
          </table:table-cell>
          <table:table-cell table:formula="of:=['file:///home/diego/workspace/qin-cluster/pruebas/estadisticas/corrida-20120802000741.ods'#$acumulado.A368]" office:value-type="float" office:value="0">
            <text:p>0</text:p>
          </table:table-cell>
          <table:table-cell table:formula="of:=['file:///home/diego/workspace/qin-cluster/pruebas/estadisticas/corrida-20120802000741.ods'#$acumulado.C368]" office:value-type="float" office:value="0">
            <text:p>0</text:p>
          </table:table-cell>
          <table:table-cell table:formula="of:=['file:///home/diego/workspace/qin-cluster/pruebas/estadisticas/corrida-20120802000741.ods'#$acumulado.D368]" office:value-type="float" office:value="0">
            <text:p>0</text:p>
          </table:table-cell>
          <table:table-cell table:formula="of:=['file:///home/diego/workspace/qin-cluster/pruebas/estadisticas/corrida-20120802000741.ods'#$acumulado.E368]" office:value-type="float" office:value="0">
            <text:p>0</text:p>
          </table:table-cell>
          <table:table-cell table:formula="of:=['file:///home/diego/workspace/qin-cluster/pruebas/estadisticas/corrida-20120802000741.ods'#$acumulado.F368]" office:value-type="float" office:value="0">
            <text:p>0</text:p>
          </table:table-cell>
          <table:table-cell table:formula="of:=['file:///home/diego/workspace/qin-cluster/pruebas/estadisticas/corrida-20120802000741.ods'#$acumulado.G368]" office:value-type="float" office:value="0">
            <text:p>0</text:p>
          </table:table-cell>
          <table:table-cell table:formula="of:=[.L368]*100/[.$S$2]" office:value-type="float" office:value="0">
            <text:p>0,00</text:p>
          </table:table-cell>
          <table:table-cell table:formula="of:=[.I3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69]" office:value-type="float" office:value="0">
            <text:p>0</text:p>
          </table:table-cell>
          <table:table-cell office:value-type="float" office:value="368">
            <text:p>368</text:p>
          </table:table-cell>
          <table:table-cell table:formula="of:=['file:///home/diego/workspace/qin-cluster/pruebas/estadisticas/corrida-20120802000741.ods'#$secuencia.B369]" office:value-type="float" office:value="0">
            <text:p>0</text:p>
          </table:table-cell>
          <table:table-cell table:formula="of:=['file:///home/diego/workspace/qin-cluster/pruebas/estadisticas/corrida-20120802000741.ods'#$secuencia.C369]" office:value-type="float" office:value="0">
            <text:p>0,00</text:p>
          </table:table-cell>
          <table:table-cell table:formula="of:=[.C3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69]" office:value-type="float" office:value="0">
            <text:p>0</text:p>
          </table:table-cell>
          <table:table-cell table:formula="of:=['file:///home/diego/workspace/qin-cluster/pruebas/estadisticas/corrida-20120802000741.ods'#$acumulado.A369]" office:value-type="float" office:value="0">
            <text:p>0</text:p>
          </table:table-cell>
          <table:table-cell table:formula="of:=['file:///home/diego/workspace/qin-cluster/pruebas/estadisticas/corrida-20120802000741.ods'#$acumulado.C369]" office:value-type="float" office:value="0">
            <text:p>0</text:p>
          </table:table-cell>
          <table:table-cell table:formula="of:=['file:///home/diego/workspace/qin-cluster/pruebas/estadisticas/corrida-20120802000741.ods'#$acumulado.D369]" office:value-type="float" office:value="0">
            <text:p>0</text:p>
          </table:table-cell>
          <table:table-cell table:formula="of:=['file:///home/diego/workspace/qin-cluster/pruebas/estadisticas/corrida-20120802000741.ods'#$acumulado.E369]" office:value-type="float" office:value="0">
            <text:p>0</text:p>
          </table:table-cell>
          <table:table-cell table:formula="of:=['file:///home/diego/workspace/qin-cluster/pruebas/estadisticas/corrida-20120802000741.ods'#$acumulado.F369]" office:value-type="float" office:value="0">
            <text:p>0</text:p>
          </table:table-cell>
          <table:table-cell table:formula="of:=['file:///home/diego/workspace/qin-cluster/pruebas/estadisticas/corrida-20120802000741.ods'#$acumulado.G369]" office:value-type="float" office:value="0">
            <text:p>0</text:p>
          </table:table-cell>
          <table:table-cell table:formula="of:=[.L369]*100/[.$S$2]" office:value-type="float" office:value="0">
            <text:p>0,00</text:p>
          </table:table-cell>
          <table:table-cell table:formula="of:=[.I3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0]" office:value-type="float" office:value="0">
            <text:p>0</text:p>
          </table:table-cell>
          <table:table-cell office:value-type="float" office:value="369">
            <text:p>369</text:p>
          </table:table-cell>
          <table:table-cell table:formula="of:=['file:///home/diego/workspace/qin-cluster/pruebas/estadisticas/corrida-20120802000741.ods'#$secuencia.B370]" office:value-type="float" office:value="0">
            <text:p>0</text:p>
          </table:table-cell>
          <table:table-cell table:formula="of:=['file:///home/diego/workspace/qin-cluster/pruebas/estadisticas/corrida-20120802000741.ods'#$secuencia.C370]" office:value-type="float" office:value="0">
            <text:p>0,00</text:p>
          </table:table-cell>
          <table:table-cell table:formula="of:=[.C3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0]" office:value-type="float" office:value="0">
            <text:p>0</text:p>
          </table:table-cell>
          <table:table-cell table:formula="of:=['file:///home/diego/workspace/qin-cluster/pruebas/estadisticas/corrida-20120802000741.ods'#$acumulado.A370]" office:value-type="float" office:value="0">
            <text:p>0</text:p>
          </table:table-cell>
          <table:table-cell table:formula="of:=['file:///home/diego/workspace/qin-cluster/pruebas/estadisticas/corrida-20120802000741.ods'#$acumulado.C370]" office:value-type="float" office:value="0">
            <text:p>0</text:p>
          </table:table-cell>
          <table:table-cell table:formula="of:=['file:///home/diego/workspace/qin-cluster/pruebas/estadisticas/corrida-20120802000741.ods'#$acumulado.D370]" office:value-type="float" office:value="0">
            <text:p>0</text:p>
          </table:table-cell>
          <table:table-cell table:formula="of:=['file:///home/diego/workspace/qin-cluster/pruebas/estadisticas/corrida-20120802000741.ods'#$acumulado.E370]" office:value-type="float" office:value="0">
            <text:p>0</text:p>
          </table:table-cell>
          <table:table-cell table:formula="of:=['file:///home/diego/workspace/qin-cluster/pruebas/estadisticas/corrida-20120802000741.ods'#$acumulado.F370]" office:value-type="float" office:value="0">
            <text:p>0</text:p>
          </table:table-cell>
          <table:table-cell table:formula="of:=['file:///home/diego/workspace/qin-cluster/pruebas/estadisticas/corrida-20120802000741.ods'#$acumulado.G370]" office:value-type="float" office:value="0">
            <text:p>0</text:p>
          </table:table-cell>
          <table:table-cell table:formula="of:=[.L370]*100/[.$S$2]" office:value-type="float" office:value="0">
            <text:p>0,00</text:p>
          </table:table-cell>
          <table:table-cell table:formula="of:=[.I3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1]" office:value-type="float" office:value="0">
            <text:p>0</text:p>
          </table:table-cell>
          <table:table-cell office:value-type="float" office:value="370">
            <text:p>370</text:p>
          </table:table-cell>
          <table:table-cell table:formula="of:=['file:///home/diego/workspace/qin-cluster/pruebas/estadisticas/corrida-20120802000741.ods'#$secuencia.B371]" office:value-type="float" office:value="0">
            <text:p>0</text:p>
          </table:table-cell>
          <table:table-cell table:formula="of:=['file:///home/diego/workspace/qin-cluster/pruebas/estadisticas/corrida-20120802000741.ods'#$secuencia.C371]" office:value-type="float" office:value="0">
            <text:p>0,00</text:p>
          </table:table-cell>
          <table:table-cell table:formula="of:=[.C3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1]" office:value-type="float" office:value="0">
            <text:p>0</text:p>
          </table:table-cell>
          <table:table-cell table:formula="of:=['file:///home/diego/workspace/qin-cluster/pruebas/estadisticas/corrida-20120802000741.ods'#$acumulado.A371]" office:value-type="float" office:value="0">
            <text:p>0</text:p>
          </table:table-cell>
          <table:table-cell table:formula="of:=['file:///home/diego/workspace/qin-cluster/pruebas/estadisticas/corrida-20120802000741.ods'#$acumulado.C371]" office:value-type="float" office:value="0">
            <text:p>0</text:p>
          </table:table-cell>
          <table:table-cell table:formula="of:=['file:///home/diego/workspace/qin-cluster/pruebas/estadisticas/corrida-20120802000741.ods'#$acumulado.D371]" office:value-type="float" office:value="0">
            <text:p>0</text:p>
          </table:table-cell>
          <table:table-cell table:formula="of:=['file:///home/diego/workspace/qin-cluster/pruebas/estadisticas/corrida-20120802000741.ods'#$acumulado.E371]" office:value-type="float" office:value="0">
            <text:p>0</text:p>
          </table:table-cell>
          <table:table-cell table:formula="of:=['file:///home/diego/workspace/qin-cluster/pruebas/estadisticas/corrida-20120802000741.ods'#$acumulado.F371]" office:value-type="float" office:value="0">
            <text:p>0</text:p>
          </table:table-cell>
          <table:table-cell table:formula="of:=['file:///home/diego/workspace/qin-cluster/pruebas/estadisticas/corrida-20120802000741.ods'#$acumulado.G371]" office:value-type="float" office:value="0">
            <text:p>0</text:p>
          </table:table-cell>
          <table:table-cell table:formula="of:=[.L371]*100/[.$S$2]" office:value-type="float" office:value="0">
            <text:p>0,00</text:p>
          </table:table-cell>
          <table:table-cell table:formula="of:=[.I3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2]" office:value-type="float" office:value="0">
            <text:p>0</text:p>
          </table:table-cell>
          <table:table-cell office:value-type="float" office:value="371">
            <text:p>371</text:p>
          </table:table-cell>
          <table:table-cell table:formula="of:=['file:///home/diego/workspace/qin-cluster/pruebas/estadisticas/corrida-20120802000741.ods'#$secuencia.B372]" office:value-type="float" office:value="0">
            <text:p>0</text:p>
          </table:table-cell>
          <table:table-cell table:formula="of:=['file:///home/diego/workspace/qin-cluster/pruebas/estadisticas/corrida-20120802000741.ods'#$secuencia.C372]" office:value-type="float" office:value="0">
            <text:p>0,00</text:p>
          </table:table-cell>
          <table:table-cell table:formula="of:=[.C3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2]" office:value-type="float" office:value="0">
            <text:p>0</text:p>
          </table:table-cell>
          <table:table-cell table:formula="of:=['file:///home/diego/workspace/qin-cluster/pruebas/estadisticas/corrida-20120802000741.ods'#$acumulado.A372]" office:value-type="float" office:value="0">
            <text:p>0</text:p>
          </table:table-cell>
          <table:table-cell table:formula="of:=['file:///home/diego/workspace/qin-cluster/pruebas/estadisticas/corrida-20120802000741.ods'#$acumulado.C372]" office:value-type="float" office:value="0">
            <text:p>0</text:p>
          </table:table-cell>
          <table:table-cell table:formula="of:=['file:///home/diego/workspace/qin-cluster/pruebas/estadisticas/corrida-20120802000741.ods'#$acumulado.D372]" office:value-type="float" office:value="0">
            <text:p>0</text:p>
          </table:table-cell>
          <table:table-cell table:formula="of:=['file:///home/diego/workspace/qin-cluster/pruebas/estadisticas/corrida-20120802000741.ods'#$acumulado.E372]" office:value-type="float" office:value="0">
            <text:p>0</text:p>
          </table:table-cell>
          <table:table-cell table:formula="of:=['file:///home/diego/workspace/qin-cluster/pruebas/estadisticas/corrida-20120802000741.ods'#$acumulado.F372]" office:value-type="float" office:value="0">
            <text:p>0</text:p>
          </table:table-cell>
          <table:table-cell table:formula="of:=['file:///home/diego/workspace/qin-cluster/pruebas/estadisticas/corrida-20120802000741.ods'#$acumulado.G372]" office:value-type="float" office:value="0">
            <text:p>0</text:p>
          </table:table-cell>
          <table:table-cell table:formula="of:=[.L372]*100/[.$S$2]" office:value-type="float" office:value="0">
            <text:p>0,00</text:p>
          </table:table-cell>
          <table:table-cell table:formula="of:=[.I3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3]" office:value-type="float" office:value="0">
            <text:p>0</text:p>
          </table:table-cell>
          <table:table-cell office:value-type="float" office:value="372">
            <text:p>372</text:p>
          </table:table-cell>
          <table:table-cell table:formula="of:=['file:///home/diego/workspace/qin-cluster/pruebas/estadisticas/corrida-20120802000741.ods'#$secuencia.B373]" office:value-type="float" office:value="0">
            <text:p>0</text:p>
          </table:table-cell>
          <table:table-cell table:formula="of:=['file:///home/diego/workspace/qin-cluster/pruebas/estadisticas/corrida-20120802000741.ods'#$secuencia.C373]" office:value-type="float" office:value="0">
            <text:p>0,00</text:p>
          </table:table-cell>
          <table:table-cell table:formula="of:=[.C3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3]" office:value-type="float" office:value="0">
            <text:p>0</text:p>
          </table:table-cell>
          <table:table-cell table:formula="of:=['file:///home/diego/workspace/qin-cluster/pruebas/estadisticas/corrida-20120802000741.ods'#$acumulado.A373]" office:value-type="float" office:value="0">
            <text:p>0</text:p>
          </table:table-cell>
          <table:table-cell table:formula="of:=['file:///home/diego/workspace/qin-cluster/pruebas/estadisticas/corrida-20120802000741.ods'#$acumulado.C373]" office:value-type="float" office:value="0">
            <text:p>0</text:p>
          </table:table-cell>
          <table:table-cell table:formula="of:=['file:///home/diego/workspace/qin-cluster/pruebas/estadisticas/corrida-20120802000741.ods'#$acumulado.D373]" office:value-type="float" office:value="0">
            <text:p>0</text:p>
          </table:table-cell>
          <table:table-cell table:formula="of:=['file:///home/diego/workspace/qin-cluster/pruebas/estadisticas/corrida-20120802000741.ods'#$acumulado.E373]" office:value-type="float" office:value="0">
            <text:p>0</text:p>
          </table:table-cell>
          <table:table-cell table:formula="of:=['file:///home/diego/workspace/qin-cluster/pruebas/estadisticas/corrida-20120802000741.ods'#$acumulado.F373]" office:value-type="float" office:value="0">
            <text:p>0</text:p>
          </table:table-cell>
          <table:table-cell table:formula="of:=['file:///home/diego/workspace/qin-cluster/pruebas/estadisticas/corrida-20120802000741.ods'#$acumulado.G373]" office:value-type="float" office:value="0">
            <text:p>0</text:p>
          </table:table-cell>
          <table:table-cell table:formula="of:=[.L373]*100/[.$S$2]" office:value-type="float" office:value="0">
            <text:p>0,00</text:p>
          </table:table-cell>
          <table:table-cell table:formula="of:=[.I3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4]" office:value-type="float" office:value="0">
            <text:p>0</text:p>
          </table:table-cell>
          <table:table-cell office:value-type="float" office:value="373">
            <text:p>373</text:p>
          </table:table-cell>
          <table:table-cell table:formula="of:=['file:///home/diego/workspace/qin-cluster/pruebas/estadisticas/corrida-20120802000741.ods'#$secuencia.B374]" office:value-type="float" office:value="0">
            <text:p>0</text:p>
          </table:table-cell>
          <table:table-cell table:formula="of:=['file:///home/diego/workspace/qin-cluster/pruebas/estadisticas/corrida-20120802000741.ods'#$secuencia.C374]" office:value-type="float" office:value="0">
            <text:p>0,00</text:p>
          </table:table-cell>
          <table:table-cell table:formula="of:=[.C3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4]" office:value-type="float" office:value="0">
            <text:p>0</text:p>
          </table:table-cell>
          <table:table-cell table:formula="of:=['file:///home/diego/workspace/qin-cluster/pruebas/estadisticas/corrida-20120802000741.ods'#$acumulado.A374]" office:value-type="float" office:value="0">
            <text:p>0</text:p>
          </table:table-cell>
          <table:table-cell table:formula="of:=['file:///home/diego/workspace/qin-cluster/pruebas/estadisticas/corrida-20120802000741.ods'#$acumulado.C374]" office:value-type="float" office:value="0">
            <text:p>0</text:p>
          </table:table-cell>
          <table:table-cell table:formula="of:=['file:///home/diego/workspace/qin-cluster/pruebas/estadisticas/corrida-20120802000741.ods'#$acumulado.D374]" office:value-type="float" office:value="0">
            <text:p>0</text:p>
          </table:table-cell>
          <table:table-cell table:formula="of:=['file:///home/diego/workspace/qin-cluster/pruebas/estadisticas/corrida-20120802000741.ods'#$acumulado.E374]" office:value-type="float" office:value="0">
            <text:p>0</text:p>
          </table:table-cell>
          <table:table-cell table:formula="of:=['file:///home/diego/workspace/qin-cluster/pruebas/estadisticas/corrida-20120802000741.ods'#$acumulado.F374]" office:value-type="float" office:value="0">
            <text:p>0</text:p>
          </table:table-cell>
          <table:table-cell table:formula="of:=['file:///home/diego/workspace/qin-cluster/pruebas/estadisticas/corrida-20120802000741.ods'#$acumulado.G374]" office:value-type="float" office:value="0">
            <text:p>0</text:p>
          </table:table-cell>
          <table:table-cell table:formula="of:=[.L374]*100/[.$S$2]" office:value-type="float" office:value="0">
            <text:p>0,00</text:p>
          </table:table-cell>
          <table:table-cell table:formula="of:=[.I3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5]" office:value-type="float" office:value="0">
            <text:p>0</text:p>
          </table:table-cell>
          <table:table-cell office:value-type="float" office:value="374">
            <text:p>374</text:p>
          </table:table-cell>
          <table:table-cell table:formula="of:=['file:///home/diego/workspace/qin-cluster/pruebas/estadisticas/corrida-20120802000741.ods'#$secuencia.B375]" office:value-type="float" office:value="0">
            <text:p>0</text:p>
          </table:table-cell>
          <table:table-cell table:formula="of:=['file:///home/diego/workspace/qin-cluster/pruebas/estadisticas/corrida-20120802000741.ods'#$secuencia.C375]" office:value-type="float" office:value="0">
            <text:p>0,00</text:p>
          </table:table-cell>
          <table:table-cell table:formula="of:=[.C3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5]" office:value-type="float" office:value="0">
            <text:p>0</text:p>
          </table:table-cell>
          <table:table-cell table:formula="of:=['file:///home/diego/workspace/qin-cluster/pruebas/estadisticas/corrida-20120802000741.ods'#$acumulado.A375]" office:value-type="float" office:value="0">
            <text:p>0</text:p>
          </table:table-cell>
          <table:table-cell table:formula="of:=['file:///home/diego/workspace/qin-cluster/pruebas/estadisticas/corrida-20120802000741.ods'#$acumulado.C375]" office:value-type="float" office:value="0">
            <text:p>0</text:p>
          </table:table-cell>
          <table:table-cell table:formula="of:=['file:///home/diego/workspace/qin-cluster/pruebas/estadisticas/corrida-20120802000741.ods'#$acumulado.D375]" office:value-type="float" office:value="0">
            <text:p>0</text:p>
          </table:table-cell>
          <table:table-cell table:formula="of:=['file:///home/diego/workspace/qin-cluster/pruebas/estadisticas/corrida-20120802000741.ods'#$acumulado.E375]" office:value-type="float" office:value="0">
            <text:p>0</text:p>
          </table:table-cell>
          <table:table-cell table:formula="of:=['file:///home/diego/workspace/qin-cluster/pruebas/estadisticas/corrida-20120802000741.ods'#$acumulado.F375]" office:value-type="float" office:value="0">
            <text:p>0</text:p>
          </table:table-cell>
          <table:table-cell table:formula="of:=['file:///home/diego/workspace/qin-cluster/pruebas/estadisticas/corrida-20120802000741.ods'#$acumulado.G375]" office:value-type="float" office:value="0">
            <text:p>0</text:p>
          </table:table-cell>
          <table:table-cell table:formula="of:=[.L375]*100/[.$S$2]" office:value-type="float" office:value="0">
            <text:p>0,00</text:p>
          </table:table-cell>
          <table:table-cell table:formula="of:=[.I3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6]"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'file:///home/diego/workspace/qin-cluster/pruebas/estadisticas/corrida-20120802000741.ods'#$secuencia.B376]" office:value-type="float" office:value="0">
            <text:p>0</text:p>
          </table:table-cell>
          <table:table-cell table:formula="of:=['file:///home/diego/workspace/qin-cluster/pruebas/estadisticas/corrida-20120802000741.ods'#$secuencia.C376]" office:value-type="float" office:value="0">
            <text:p>0,00</text:p>
          </table:table-cell>
          <table:table-cell table:formula="of:=[.C3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6]" office:value-type="float" office:value="0">
            <text:p>0</text:p>
          </table:table-cell>
          <table:table-cell table:formula="of:=['file:///home/diego/workspace/qin-cluster/pruebas/estadisticas/corrida-20120802000741.ods'#$acumulado.A376]" office:value-type="float" office:value="0">
            <text:p>0</text:p>
          </table:table-cell>
          <table:table-cell table:formula="of:=['file:///home/diego/workspace/qin-cluster/pruebas/estadisticas/corrida-20120802000741.ods'#$acumulado.C376]" office:value-type="float" office:value="0">
            <text:p>0</text:p>
          </table:table-cell>
          <table:table-cell table:formula="of:=['file:///home/diego/workspace/qin-cluster/pruebas/estadisticas/corrida-20120802000741.ods'#$acumulado.D376]" office:value-type="float" office:value="0">
            <text:p>0</text:p>
          </table:table-cell>
          <table:table-cell table:formula="of:=['file:///home/diego/workspace/qin-cluster/pruebas/estadisticas/corrida-20120802000741.ods'#$acumulado.E376]" office:value-type="float" office:value="0">
            <text:p>0</text:p>
          </table:table-cell>
          <table:table-cell table:formula="of:=['file:///home/diego/workspace/qin-cluster/pruebas/estadisticas/corrida-20120802000741.ods'#$acumulado.F376]" office:value-type="float" office:value="0">
            <text:p>0</text:p>
          </table:table-cell>
          <table:table-cell table:formula="of:=['file:///home/diego/workspace/qin-cluster/pruebas/estadisticas/corrida-20120802000741.ods'#$acumulado.G376]" office:value-type="float" office:value="0">
            <text:p>0</text:p>
          </table:table-cell>
          <table:table-cell table:formula="of:=[.L376]*100/[.$S$2]" office:value-type="float" office:value="0">
            <text:p>0,00</text:p>
          </table:table-cell>
          <table:table-cell table:formula="of:=[.I3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7]"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['file:///home/diego/workspace/qin-cluster/pruebas/estadisticas/corrida-20120802000741.ods'#$secuencia.B377]" office:value-type="float" office:value="0">
            <text:p>0</text:p>
          </table:table-cell>
          <table:table-cell table:formula="of:=['file:///home/diego/workspace/qin-cluster/pruebas/estadisticas/corrida-20120802000741.ods'#$secuencia.C377]" office:value-type="float" office:value="0">
            <text:p>0,00</text:p>
          </table:table-cell>
          <table:table-cell table:formula="of:=[.C3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7]" office:value-type="float" office:value="0">
            <text:p>0</text:p>
          </table:table-cell>
          <table:table-cell table:formula="of:=['file:///home/diego/workspace/qin-cluster/pruebas/estadisticas/corrida-20120802000741.ods'#$acumulado.A377]" office:value-type="float" office:value="0">
            <text:p>0</text:p>
          </table:table-cell>
          <table:table-cell table:formula="of:=['file:///home/diego/workspace/qin-cluster/pruebas/estadisticas/corrida-20120802000741.ods'#$acumulado.C377]" office:value-type="float" office:value="0">
            <text:p>0</text:p>
          </table:table-cell>
          <table:table-cell table:formula="of:=['file:///home/diego/workspace/qin-cluster/pruebas/estadisticas/corrida-20120802000741.ods'#$acumulado.D377]" office:value-type="float" office:value="0">
            <text:p>0</text:p>
          </table:table-cell>
          <table:table-cell table:formula="of:=['file:///home/diego/workspace/qin-cluster/pruebas/estadisticas/corrida-20120802000741.ods'#$acumulado.E377]" office:value-type="float" office:value="0">
            <text:p>0</text:p>
          </table:table-cell>
          <table:table-cell table:formula="of:=['file:///home/diego/workspace/qin-cluster/pruebas/estadisticas/corrida-20120802000741.ods'#$acumulado.F377]" office:value-type="float" office:value="0">
            <text:p>0</text:p>
          </table:table-cell>
          <table:table-cell table:formula="of:=['file:///home/diego/workspace/qin-cluster/pruebas/estadisticas/corrida-20120802000741.ods'#$acumulado.G377]" office:value-type="float" office:value="0">
            <text:p>0</text:p>
          </table:table-cell>
          <table:table-cell table:formula="of:=[.L377]*100/[.$S$2]" office:value-type="float" office:value="0">
            <text:p>0,00</text:p>
          </table:table-cell>
          <table:table-cell table:formula="of:=[.I3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8]" office:value-type="float" office:value="0">
            <text:p>0</text:p>
          </table:table-cell>
          <table:table-cell office:value-type="float" office:value="377">
            <text:p>377</text:p>
          </table:table-cell>
          <table:table-cell table:formula="of:=['file:///home/diego/workspace/qin-cluster/pruebas/estadisticas/corrida-20120802000741.ods'#$secuencia.B378]" office:value-type="float" office:value="0">
            <text:p>0</text:p>
          </table:table-cell>
          <table:table-cell table:formula="of:=['file:///home/diego/workspace/qin-cluster/pruebas/estadisticas/corrida-20120802000741.ods'#$secuencia.C378]" office:value-type="float" office:value="0">
            <text:p>0,00</text:p>
          </table:table-cell>
          <table:table-cell table:formula="of:=[.C3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8]" office:value-type="float" office:value="0">
            <text:p>0</text:p>
          </table:table-cell>
          <table:table-cell table:formula="of:=['file:///home/diego/workspace/qin-cluster/pruebas/estadisticas/corrida-20120802000741.ods'#$acumulado.A378]" office:value-type="float" office:value="0">
            <text:p>0</text:p>
          </table:table-cell>
          <table:table-cell table:formula="of:=['file:///home/diego/workspace/qin-cluster/pruebas/estadisticas/corrida-20120802000741.ods'#$acumulado.C378]" office:value-type="float" office:value="0">
            <text:p>0</text:p>
          </table:table-cell>
          <table:table-cell table:formula="of:=['file:///home/diego/workspace/qin-cluster/pruebas/estadisticas/corrida-20120802000741.ods'#$acumulado.D378]" office:value-type="float" office:value="0">
            <text:p>0</text:p>
          </table:table-cell>
          <table:table-cell table:formula="of:=['file:///home/diego/workspace/qin-cluster/pruebas/estadisticas/corrida-20120802000741.ods'#$acumulado.E378]" office:value-type="float" office:value="0">
            <text:p>0</text:p>
          </table:table-cell>
          <table:table-cell table:formula="of:=['file:///home/diego/workspace/qin-cluster/pruebas/estadisticas/corrida-20120802000741.ods'#$acumulado.F378]" office:value-type="float" office:value="0">
            <text:p>0</text:p>
          </table:table-cell>
          <table:table-cell table:formula="of:=['file:///home/diego/workspace/qin-cluster/pruebas/estadisticas/corrida-20120802000741.ods'#$acumulado.G378]" office:value-type="float" office:value="0">
            <text:p>0</text:p>
          </table:table-cell>
          <table:table-cell table:formula="of:=[.L378]*100/[.$S$2]" office:value-type="float" office:value="0">
            <text:p>0,00</text:p>
          </table:table-cell>
          <table:table-cell table:formula="of:=[.I3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79]" office:value-type="float" office:value="0">
            <text:p>0</text:p>
          </table:table-cell>
          <table:table-cell office:value-type="float" office:value="378">
            <text:p>378</text:p>
          </table:table-cell>
          <table:table-cell table:formula="of:=['file:///home/diego/workspace/qin-cluster/pruebas/estadisticas/corrida-20120802000741.ods'#$secuencia.B379]" office:value-type="float" office:value="0">
            <text:p>0</text:p>
          </table:table-cell>
          <table:table-cell table:formula="of:=['file:///home/diego/workspace/qin-cluster/pruebas/estadisticas/corrida-20120802000741.ods'#$secuencia.C379]" office:value-type="float" office:value="0">
            <text:p>0,00</text:p>
          </table:table-cell>
          <table:table-cell table:formula="of:=[.C3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79]" office:value-type="float" office:value="0">
            <text:p>0</text:p>
          </table:table-cell>
          <table:table-cell table:formula="of:=['file:///home/diego/workspace/qin-cluster/pruebas/estadisticas/corrida-20120802000741.ods'#$acumulado.A379]" office:value-type="float" office:value="0">
            <text:p>0</text:p>
          </table:table-cell>
          <table:table-cell table:formula="of:=['file:///home/diego/workspace/qin-cluster/pruebas/estadisticas/corrida-20120802000741.ods'#$acumulado.C379]" office:value-type="float" office:value="0">
            <text:p>0</text:p>
          </table:table-cell>
          <table:table-cell table:formula="of:=['file:///home/diego/workspace/qin-cluster/pruebas/estadisticas/corrida-20120802000741.ods'#$acumulado.D379]" office:value-type="float" office:value="0">
            <text:p>0</text:p>
          </table:table-cell>
          <table:table-cell table:formula="of:=['file:///home/diego/workspace/qin-cluster/pruebas/estadisticas/corrida-20120802000741.ods'#$acumulado.E379]" office:value-type="float" office:value="0">
            <text:p>0</text:p>
          </table:table-cell>
          <table:table-cell table:formula="of:=['file:///home/diego/workspace/qin-cluster/pruebas/estadisticas/corrida-20120802000741.ods'#$acumulado.F379]" office:value-type="float" office:value="0">
            <text:p>0</text:p>
          </table:table-cell>
          <table:table-cell table:formula="of:=['file:///home/diego/workspace/qin-cluster/pruebas/estadisticas/corrida-20120802000741.ods'#$acumulado.G379]" office:value-type="float" office:value="0">
            <text:p>0</text:p>
          </table:table-cell>
          <table:table-cell table:formula="of:=[.L379]*100/[.$S$2]" office:value-type="float" office:value="0">
            <text:p>0,00</text:p>
          </table:table-cell>
          <table:table-cell table:formula="of:=[.I3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0]" office:value-type="float" office:value="0">
            <text:p>0</text:p>
          </table:table-cell>
          <table:table-cell office:value-type="float" office:value="379">
            <text:p>379</text:p>
          </table:table-cell>
          <table:table-cell table:formula="of:=['file:///home/diego/workspace/qin-cluster/pruebas/estadisticas/corrida-20120802000741.ods'#$secuencia.B380]" office:value-type="float" office:value="0">
            <text:p>0</text:p>
          </table:table-cell>
          <table:table-cell table:formula="of:=['file:///home/diego/workspace/qin-cluster/pruebas/estadisticas/corrida-20120802000741.ods'#$secuencia.C380]" office:value-type="float" office:value="0">
            <text:p>0,00</text:p>
          </table:table-cell>
          <table:table-cell table:formula="of:=[.C3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0]" office:value-type="float" office:value="0">
            <text:p>0</text:p>
          </table:table-cell>
          <table:table-cell table:formula="of:=['file:///home/diego/workspace/qin-cluster/pruebas/estadisticas/corrida-20120802000741.ods'#$acumulado.A380]" office:value-type="float" office:value="0">
            <text:p>0</text:p>
          </table:table-cell>
          <table:table-cell table:formula="of:=['file:///home/diego/workspace/qin-cluster/pruebas/estadisticas/corrida-20120802000741.ods'#$acumulado.C380]" office:value-type="float" office:value="0">
            <text:p>0</text:p>
          </table:table-cell>
          <table:table-cell table:formula="of:=['file:///home/diego/workspace/qin-cluster/pruebas/estadisticas/corrida-20120802000741.ods'#$acumulado.D380]" office:value-type="float" office:value="0">
            <text:p>0</text:p>
          </table:table-cell>
          <table:table-cell table:formula="of:=['file:///home/diego/workspace/qin-cluster/pruebas/estadisticas/corrida-20120802000741.ods'#$acumulado.E380]" office:value-type="float" office:value="0">
            <text:p>0</text:p>
          </table:table-cell>
          <table:table-cell table:formula="of:=['file:///home/diego/workspace/qin-cluster/pruebas/estadisticas/corrida-20120802000741.ods'#$acumulado.F380]" office:value-type="float" office:value="0">
            <text:p>0</text:p>
          </table:table-cell>
          <table:table-cell table:formula="of:=['file:///home/diego/workspace/qin-cluster/pruebas/estadisticas/corrida-20120802000741.ods'#$acumulado.G380]" office:value-type="float" office:value="0">
            <text:p>0</text:p>
          </table:table-cell>
          <table:table-cell table:formula="of:=[.L380]*100/[.$S$2]" office:value-type="float" office:value="0">
            <text:p>0,00</text:p>
          </table:table-cell>
          <table:table-cell table:formula="of:=[.I3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1]" office:value-type="float" office:value="0">
            <text:p>0</text:p>
          </table:table-cell>
          <table:table-cell office:value-type="float" office:value="380">
            <text:p>380</text:p>
          </table:table-cell>
          <table:table-cell table:formula="of:=['file:///home/diego/workspace/qin-cluster/pruebas/estadisticas/corrida-20120802000741.ods'#$secuencia.B381]" office:value-type="float" office:value="0">
            <text:p>0</text:p>
          </table:table-cell>
          <table:table-cell table:formula="of:=['file:///home/diego/workspace/qin-cluster/pruebas/estadisticas/corrida-20120802000741.ods'#$secuencia.C381]" office:value-type="float" office:value="0">
            <text:p>0,00</text:p>
          </table:table-cell>
          <table:table-cell table:formula="of:=[.C3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1]" office:value-type="float" office:value="0">
            <text:p>0</text:p>
          </table:table-cell>
          <table:table-cell table:formula="of:=['file:///home/diego/workspace/qin-cluster/pruebas/estadisticas/corrida-20120802000741.ods'#$acumulado.A381]" office:value-type="float" office:value="0">
            <text:p>0</text:p>
          </table:table-cell>
          <table:table-cell table:formula="of:=['file:///home/diego/workspace/qin-cluster/pruebas/estadisticas/corrida-20120802000741.ods'#$acumulado.C381]" office:value-type="float" office:value="0">
            <text:p>0</text:p>
          </table:table-cell>
          <table:table-cell table:formula="of:=['file:///home/diego/workspace/qin-cluster/pruebas/estadisticas/corrida-20120802000741.ods'#$acumulado.D381]" office:value-type="float" office:value="0">
            <text:p>0</text:p>
          </table:table-cell>
          <table:table-cell table:formula="of:=['file:///home/diego/workspace/qin-cluster/pruebas/estadisticas/corrida-20120802000741.ods'#$acumulado.E381]" office:value-type="float" office:value="0">
            <text:p>0</text:p>
          </table:table-cell>
          <table:table-cell table:formula="of:=['file:///home/diego/workspace/qin-cluster/pruebas/estadisticas/corrida-20120802000741.ods'#$acumulado.F381]" office:value-type="float" office:value="0">
            <text:p>0</text:p>
          </table:table-cell>
          <table:table-cell table:formula="of:=['file:///home/diego/workspace/qin-cluster/pruebas/estadisticas/corrida-20120802000741.ods'#$acumulado.G381]" office:value-type="float" office:value="0">
            <text:p>0</text:p>
          </table:table-cell>
          <table:table-cell table:formula="of:=[.L381]*100/[.$S$2]" office:value-type="float" office:value="0">
            <text:p>0,00</text:p>
          </table:table-cell>
          <table:table-cell table:formula="of:=[.I3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2]" office:value-type="float" office:value="0">
            <text:p>0</text:p>
          </table:table-cell>
          <table:table-cell office:value-type="float" office:value="381">
            <text:p>381</text:p>
          </table:table-cell>
          <table:table-cell table:formula="of:=['file:///home/diego/workspace/qin-cluster/pruebas/estadisticas/corrida-20120802000741.ods'#$secuencia.B382]" office:value-type="float" office:value="0">
            <text:p>0</text:p>
          </table:table-cell>
          <table:table-cell table:formula="of:=['file:///home/diego/workspace/qin-cluster/pruebas/estadisticas/corrida-20120802000741.ods'#$secuencia.C382]" office:value-type="float" office:value="0">
            <text:p>0,00</text:p>
          </table:table-cell>
          <table:table-cell table:formula="of:=[.C3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2]" office:value-type="float" office:value="0">
            <text:p>0</text:p>
          </table:table-cell>
          <table:table-cell table:formula="of:=['file:///home/diego/workspace/qin-cluster/pruebas/estadisticas/corrida-20120802000741.ods'#$acumulado.A382]" office:value-type="float" office:value="0">
            <text:p>0</text:p>
          </table:table-cell>
          <table:table-cell table:formula="of:=['file:///home/diego/workspace/qin-cluster/pruebas/estadisticas/corrida-20120802000741.ods'#$acumulado.C382]" office:value-type="float" office:value="0">
            <text:p>0</text:p>
          </table:table-cell>
          <table:table-cell table:formula="of:=['file:///home/diego/workspace/qin-cluster/pruebas/estadisticas/corrida-20120802000741.ods'#$acumulado.D382]" office:value-type="float" office:value="0">
            <text:p>0</text:p>
          </table:table-cell>
          <table:table-cell table:formula="of:=['file:///home/diego/workspace/qin-cluster/pruebas/estadisticas/corrida-20120802000741.ods'#$acumulado.E382]" office:value-type="float" office:value="0">
            <text:p>0</text:p>
          </table:table-cell>
          <table:table-cell table:formula="of:=['file:///home/diego/workspace/qin-cluster/pruebas/estadisticas/corrida-20120802000741.ods'#$acumulado.F382]" office:value-type="float" office:value="0">
            <text:p>0</text:p>
          </table:table-cell>
          <table:table-cell table:formula="of:=['file:///home/diego/workspace/qin-cluster/pruebas/estadisticas/corrida-20120802000741.ods'#$acumulado.G382]" office:value-type="float" office:value="0">
            <text:p>0</text:p>
          </table:table-cell>
          <table:table-cell table:formula="of:=[.L382]*100/[.$S$2]" office:value-type="float" office:value="0">
            <text:p>0,00</text:p>
          </table:table-cell>
          <table:table-cell table:formula="of:=[.I3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3]" office:value-type="float" office:value="0">
            <text:p>0</text:p>
          </table:table-cell>
          <table:table-cell office:value-type="float" office:value="382">
            <text:p>382</text:p>
          </table:table-cell>
          <table:table-cell table:formula="of:=['file:///home/diego/workspace/qin-cluster/pruebas/estadisticas/corrida-20120802000741.ods'#$secuencia.B383]" office:value-type="float" office:value="0">
            <text:p>0</text:p>
          </table:table-cell>
          <table:table-cell table:formula="of:=['file:///home/diego/workspace/qin-cluster/pruebas/estadisticas/corrida-20120802000741.ods'#$secuencia.C383]" office:value-type="float" office:value="0">
            <text:p>0,00</text:p>
          </table:table-cell>
          <table:table-cell table:formula="of:=[.C3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3]" office:value-type="float" office:value="0">
            <text:p>0</text:p>
          </table:table-cell>
          <table:table-cell table:formula="of:=['file:///home/diego/workspace/qin-cluster/pruebas/estadisticas/corrida-20120802000741.ods'#$acumulado.A383]" office:value-type="float" office:value="0">
            <text:p>0</text:p>
          </table:table-cell>
          <table:table-cell table:formula="of:=['file:///home/diego/workspace/qin-cluster/pruebas/estadisticas/corrida-20120802000741.ods'#$acumulado.C383]" office:value-type="float" office:value="0">
            <text:p>0</text:p>
          </table:table-cell>
          <table:table-cell table:formula="of:=['file:///home/diego/workspace/qin-cluster/pruebas/estadisticas/corrida-20120802000741.ods'#$acumulado.D383]" office:value-type="float" office:value="0">
            <text:p>0</text:p>
          </table:table-cell>
          <table:table-cell table:formula="of:=['file:///home/diego/workspace/qin-cluster/pruebas/estadisticas/corrida-20120802000741.ods'#$acumulado.E383]" office:value-type="float" office:value="0">
            <text:p>0</text:p>
          </table:table-cell>
          <table:table-cell table:formula="of:=['file:///home/diego/workspace/qin-cluster/pruebas/estadisticas/corrida-20120802000741.ods'#$acumulado.F383]" office:value-type="float" office:value="0">
            <text:p>0</text:p>
          </table:table-cell>
          <table:table-cell table:formula="of:=['file:///home/diego/workspace/qin-cluster/pruebas/estadisticas/corrida-20120802000741.ods'#$acumulado.G383]" office:value-type="float" office:value="0">
            <text:p>0</text:p>
          </table:table-cell>
          <table:table-cell table:formula="of:=[.L383]*100/[.$S$2]" office:value-type="float" office:value="0">
            <text:p>0,00</text:p>
          </table:table-cell>
          <table:table-cell table:formula="of:=[.I3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4]" office:value-type="float" office:value="0">
            <text:p>0</text:p>
          </table:table-cell>
          <table:table-cell office:value-type="float" office:value="383">
            <text:p>383</text:p>
          </table:table-cell>
          <table:table-cell table:formula="of:=['file:///home/diego/workspace/qin-cluster/pruebas/estadisticas/corrida-20120802000741.ods'#$secuencia.B384]" office:value-type="float" office:value="0">
            <text:p>0</text:p>
          </table:table-cell>
          <table:table-cell table:formula="of:=['file:///home/diego/workspace/qin-cluster/pruebas/estadisticas/corrida-20120802000741.ods'#$secuencia.C384]" office:value-type="float" office:value="0">
            <text:p>0,00</text:p>
          </table:table-cell>
          <table:table-cell table:formula="of:=[.C3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4]" office:value-type="float" office:value="0">
            <text:p>0</text:p>
          </table:table-cell>
          <table:table-cell table:formula="of:=['file:///home/diego/workspace/qin-cluster/pruebas/estadisticas/corrida-20120802000741.ods'#$acumulado.A384]" office:value-type="float" office:value="0">
            <text:p>0</text:p>
          </table:table-cell>
          <table:table-cell table:formula="of:=['file:///home/diego/workspace/qin-cluster/pruebas/estadisticas/corrida-20120802000741.ods'#$acumulado.C384]" office:value-type="float" office:value="0">
            <text:p>0</text:p>
          </table:table-cell>
          <table:table-cell table:formula="of:=['file:///home/diego/workspace/qin-cluster/pruebas/estadisticas/corrida-20120802000741.ods'#$acumulado.D384]" office:value-type="float" office:value="0">
            <text:p>0</text:p>
          </table:table-cell>
          <table:table-cell table:formula="of:=['file:///home/diego/workspace/qin-cluster/pruebas/estadisticas/corrida-20120802000741.ods'#$acumulado.E384]" office:value-type="float" office:value="0">
            <text:p>0</text:p>
          </table:table-cell>
          <table:table-cell table:formula="of:=['file:///home/diego/workspace/qin-cluster/pruebas/estadisticas/corrida-20120802000741.ods'#$acumulado.F384]" office:value-type="float" office:value="0">
            <text:p>0</text:p>
          </table:table-cell>
          <table:table-cell table:formula="of:=['file:///home/diego/workspace/qin-cluster/pruebas/estadisticas/corrida-20120802000741.ods'#$acumulado.G384]" office:value-type="float" office:value="0">
            <text:p>0</text:p>
          </table:table-cell>
          <table:table-cell table:formula="of:=[.L384]*100/[.$S$2]" office:value-type="float" office:value="0">
            <text:p>0,00</text:p>
          </table:table-cell>
          <table:table-cell table:formula="of:=[.I3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5]" office:value-type="float" office:value="0">
            <text:p>0</text:p>
          </table:table-cell>
          <table:table-cell office:value-type="float" office:value="384">
            <text:p>384</text:p>
          </table:table-cell>
          <table:table-cell table:formula="of:=['file:///home/diego/workspace/qin-cluster/pruebas/estadisticas/corrida-20120802000741.ods'#$secuencia.B385]" office:value-type="float" office:value="0">
            <text:p>0</text:p>
          </table:table-cell>
          <table:table-cell table:formula="of:=['file:///home/diego/workspace/qin-cluster/pruebas/estadisticas/corrida-20120802000741.ods'#$secuencia.C385]" office:value-type="float" office:value="0">
            <text:p>0,00</text:p>
          </table:table-cell>
          <table:table-cell table:formula="of:=[.C3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5]" office:value-type="float" office:value="0">
            <text:p>0</text:p>
          </table:table-cell>
          <table:table-cell table:formula="of:=['file:///home/diego/workspace/qin-cluster/pruebas/estadisticas/corrida-20120802000741.ods'#$acumulado.A385]" office:value-type="float" office:value="0">
            <text:p>0</text:p>
          </table:table-cell>
          <table:table-cell table:formula="of:=['file:///home/diego/workspace/qin-cluster/pruebas/estadisticas/corrida-20120802000741.ods'#$acumulado.C385]" office:value-type="float" office:value="0">
            <text:p>0</text:p>
          </table:table-cell>
          <table:table-cell table:formula="of:=['file:///home/diego/workspace/qin-cluster/pruebas/estadisticas/corrida-20120802000741.ods'#$acumulado.D385]" office:value-type="float" office:value="0">
            <text:p>0</text:p>
          </table:table-cell>
          <table:table-cell table:formula="of:=['file:///home/diego/workspace/qin-cluster/pruebas/estadisticas/corrida-20120802000741.ods'#$acumulado.E385]" office:value-type="float" office:value="0">
            <text:p>0</text:p>
          </table:table-cell>
          <table:table-cell table:formula="of:=['file:///home/diego/workspace/qin-cluster/pruebas/estadisticas/corrida-20120802000741.ods'#$acumulado.F385]" office:value-type="float" office:value="0">
            <text:p>0</text:p>
          </table:table-cell>
          <table:table-cell table:formula="of:=['file:///home/diego/workspace/qin-cluster/pruebas/estadisticas/corrida-20120802000741.ods'#$acumulado.G385]" office:value-type="float" office:value="0">
            <text:p>0</text:p>
          </table:table-cell>
          <table:table-cell table:formula="of:=[.L385]*100/[.$S$2]" office:value-type="float" office:value="0">
            <text:p>0,00</text:p>
          </table:table-cell>
          <table:table-cell table:formula="of:=[.I3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6]" office:value-type="float" office:value="0">
            <text:p>0</text:p>
          </table:table-cell>
          <table:table-cell office:value-type="float" office:value="385">
            <text:p>385</text:p>
          </table:table-cell>
          <table:table-cell table:formula="of:=['file:///home/diego/workspace/qin-cluster/pruebas/estadisticas/corrida-20120802000741.ods'#$secuencia.B386]" office:value-type="float" office:value="0">
            <text:p>0</text:p>
          </table:table-cell>
          <table:table-cell table:formula="of:=['file:///home/diego/workspace/qin-cluster/pruebas/estadisticas/corrida-20120802000741.ods'#$secuencia.C386]" office:value-type="float" office:value="0">
            <text:p>0,00</text:p>
          </table:table-cell>
          <table:table-cell table:formula="of:=[.C3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6]" office:value-type="float" office:value="0">
            <text:p>0</text:p>
          </table:table-cell>
          <table:table-cell table:formula="of:=['file:///home/diego/workspace/qin-cluster/pruebas/estadisticas/corrida-20120802000741.ods'#$acumulado.A386]" office:value-type="float" office:value="0">
            <text:p>0</text:p>
          </table:table-cell>
          <table:table-cell table:formula="of:=['file:///home/diego/workspace/qin-cluster/pruebas/estadisticas/corrida-20120802000741.ods'#$acumulado.C386]" office:value-type="float" office:value="0">
            <text:p>0</text:p>
          </table:table-cell>
          <table:table-cell table:formula="of:=['file:///home/diego/workspace/qin-cluster/pruebas/estadisticas/corrida-20120802000741.ods'#$acumulado.D386]" office:value-type="float" office:value="0">
            <text:p>0</text:p>
          </table:table-cell>
          <table:table-cell table:formula="of:=['file:///home/diego/workspace/qin-cluster/pruebas/estadisticas/corrida-20120802000741.ods'#$acumulado.E386]" office:value-type="float" office:value="0">
            <text:p>0</text:p>
          </table:table-cell>
          <table:table-cell table:formula="of:=['file:///home/diego/workspace/qin-cluster/pruebas/estadisticas/corrida-20120802000741.ods'#$acumulado.F386]" office:value-type="float" office:value="0">
            <text:p>0</text:p>
          </table:table-cell>
          <table:table-cell table:formula="of:=['file:///home/diego/workspace/qin-cluster/pruebas/estadisticas/corrida-20120802000741.ods'#$acumulado.G386]" office:value-type="float" office:value="0">
            <text:p>0</text:p>
          </table:table-cell>
          <table:table-cell table:formula="of:=[.L386]*100/[.$S$2]" office:value-type="float" office:value="0">
            <text:p>0,00</text:p>
          </table:table-cell>
          <table:table-cell table:formula="of:=[.I3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7]" office:value-type="float" office:value="0">
            <text:p>0</text:p>
          </table:table-cell>
          <table:table-cell office:value-type="float" office:value="386">
            <text:p>386</text:p>
          </table:table-cell>
          <table:table-cell table:formula="of:=['file:///home/diego/workspace/qin-cluster/pruebas/estadisticas/corrida-20120802000741.ods'#$secuencia.B387]" office:value-type="float" office:value="0">
            <text:p>0</text:p>
          </table:table-cell>
          <table:table-cell table:formula="of:=['file:///home/diego/workspace/qin-cluster/pruebas/estadisticas/corrida-20120802000741.ods'#$secuencia.C387]" office:value-type="float" office:value="0">
            <text:p>0,00</text:p>
          </table:table-cell>
          <table:table-cell table:formula="of:=[.C3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7]" office:value-type="float" office:value="0">
            <text:p>0</text:p>
          </table:table-cell>
          <table:table-cell table:formula="of:=['file:///home/diego/workspace/qin-cluster/pruebas/estadisticas/corrida-20120802000741.ods'#$acumulado.A387]" office:value-type="float" office:value="0">
            <text:p>0</text:p>
          </table:table-cell>
          <table:table-cell table:formula="of:=['file:///home/diego/workspace/qin-cluster/pruebas/estadisticas/corrida-20120802000741.ods'#$acumulado.C387]" office:value-type="float" office:value="0">
            <text:p>0</text:p>
          </table:table-cell>
          <table:table-cell table:formula="of:=['file:///home/diego/workspace/qin-cluster/pruebas/estadisticas/corrida-20120802000741.ods'#$acumulado.D387]" office:value-type="float" office:value="0">
            <text:p>0</text:p>
          </table:table-cell>
          <table:table-cell table:formula="of:=['file:///home/diego/workspace/qin-cluster/pruebas/estadisticas/corrida-20120802000741.ods'#$acumulado.E387]" office:value-type="float" office:value="0">
            <text:p>0</text:p>
          </table:table-cell>
          <table:table-cell table:formula="of:=['file:///home/diego/workspace/qin-cluster/pruebas/estadisticas/corrida-20120802000741.ods'#$acumulado.F387]" office:value-type="float" office:value="0">
            <text:p>0</text:p>
          </table:table-cell>
          <table:table-cell table:formula="of:=['file:///home/diego/workspace/qin-cluster/pruebas/estadisticas/corrida-20120802000741.ods'#$acumulado.G387]" office:value-type="float" office:value="0">
            <text:p>0</text:p>
          </table:table-cell>
          <table:table-cell table:formula="of:=[.L387]*100/[.$S$2]" office:value-type="float" office:value="0">
            <text:p>0,00</text:p>
          </table:table-cell>
          <table:table-cell table:formula="of:=[.I3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8]" office:value-type="float" office:value="0">
            <text:p>0</text:p>
          </table:table-cell>
          <table:table-cell office:value-type="float" office:value="387">
            <text:p>387</text:p>
          </table:table-cell>
          <table:table-cell table:formula="of:=['file:///home/diego/workspace/qin-cluster/pruebas/estadisticas/corrida-20120802000741.ods'#$secuencia.B388]" office:value-type="float" office:value="0">
            <text:p>0</text:p>
          </table:table-cell>
          <table:table-cell table:formula="of:=['file:///home/diego/workspace/qin-cluster/pruebas/estadisticas/corrida-20120802000741.ods'#$secuencia.C388]" office:value-type="float" office:value="0">
            <text:p>0,00</text:p>
          </table:table-cell>
          <table:table-cell table:formula="of:=[.C3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8]" office:value-type="float" office:value="0">
            <text:p>0</text:p>
          </table:table-cell>
          <table:table-cell table:formula="of:=['file:///home/diego/workspace/qin-cluster/pruebas/estadisticas/corrida-20120802000741.ods'#$acumulado.A388]" office:value-type="float" office:value="0">
            <text:p>0</text:p>
          </table:table-cell>
          <table:table-cell table:formula="of:=['file:///home/diego/workspace/qin-cluster/pruebas/estadisticas/corrida-20120802000741.ods'#$acumulado.C388]" office:value-type="float" office:value="0">
            <text:p>0</text:p>
          </table:table-cell>
          <table:table-cell table:formula="of:=['file:///home/diego/workspace/qin-cluster/pruebas/estadisticas/corrida-20120802000741.ods'#$acumulado.D388]" office:value-type="float" office:value="0">
            <text:p>0</text:p>
          </table:table-cell>
          <table:table-cell table:formula="of:=['file:///home/diego/workspace/qin-cluster/pruebas/estadisticas/corrida-20120802000741.ods'#$acumulado.E388]" office:value-type="float" office:value="0">
            <text:p>0</text:p>
          </table:table-cell>
          <table:table-cell table:formula="of:=['file:///home/diego/workspace/qin-cluster/pruebas/estadisticas/corrida-20120802000741.ods'#$acumulado.F388]" office:value-type="float" office:value="0">
            <text:p>0</text:p>
          </table:table-cell>
          <table:table-cell table:formula="of:=['file:///home/diego/workspace/qin-cluster/pruebas/estadisticas/corrida-20120802000741.ods'#$acumulado.G388]" office:value-type="float" office:value="0">
            <text:p>0</text:p>
          </table:table-cell>
          <table:table-cell table:formula="of:=[.L388]*100/[.$S$2]" office:value-type="float" office:value="0">
            <text:p>0,00</text:p>
          </table:table-cell>
          <table:table-cell table:formula="of:=[.I3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89]" office:value-type="float" office:value="0">
            <text:p>0</text:p>
          </table:table-cell>
          <table:table-cell office:value-type="float" office:value="388">
            <text:p>388</text:p>
          </table:table-cell>
          <table:table-cell table:formula="of:=['file:///home/diego/workspace/qin-cluster/pruebas/estadisticas/corrida-20120802000741.ods'#$secuencia.B389]" office:value-type="float" office:value="0">
            <text:p>0</text:p>
          </table:table-cell>
          <table:table-cell table:formula="of:=['file:///home/diego/workspace/qin-cluster/pruebas/estadisticas/corrida-20120802000741.ods'#$secuencia.C389]" office:value-type="float" office:value="0">
            <text:p>0,00</text:p>
          </table:table-cell>
          <table:table-cell table:formula="of:=[.C3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89]" office:value-type="float" office:value="0">
            <text:p>0</text:p>
          </table:table-cell>
          <table:table-cell table:formula="of:=['file:///home/diego/workspace/qin-cluster/pruebas/estadisticas/corrida-20120802000741.ods'#$acumulado.A389]" office:value-type="float" office:value="0">
            <text:p>0</text:p>
          </table:table-cell>
          <table:table-cell table:formula="of:=['file:///home/diego/workspace/qin-cluster/pruebas/estadisticas/corrida-20120802000741.ods'#$acumulado.C389]" office:value-type="float" office:value="0">
            <text:p>0</text:p>
          </table:table-cell>
          <table:table-cell table:formula="of:=['file:///home/diego/workspace/qin-cluster/pruebas/estadisticas/corrida-20120802000741.ods'#$acumulado.D389]" office:value-type="float" office:value="0">
            <text:p>0</text:p>
          </table:table-cell>
          <table:table-cell table:formula="of:=['file:///home/diego/workspace/qin-cluster/pruebas/estadisticas/corrida-20120802000741.ods'#$acumulado.E389]" office:value-type="float" office:value="0">
            <text:p>0</text:p>
          </table:table-cell>
          <table:table-cell table:formula="of:=['file:///home/diego/workspace/qin-cluster/pruebas/estadisticas/corrida-20120802000741.ods'#$acumulado.F389]" office:value-type="float" office:value="0">
            <text:p>0</text:p>
          </table:table-cell>
          <table:table-cell table:formula="of:=['file:///home/diego/workspace/qin-cluster/pruebas/estadisticas/corrida-20120802000741.ods'#$acumulado.G389]" office:value-type="float" office:value="0">
            <text:p>0</text:p>
          </table:table-cell>
          <table:table-cell table:formula="of:=[.L389]*100/[.$S$2]" office:value-type="float" office:value="0">
            <text:p>0,00</text:p>
          </table:table-cell>
          <table:table-cell table:formula="of:=[.I3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0]" office:value-type="float" office:value="0">
            <text:p>0</text:p>
          </table:table-cell>
          <table:table-cell office:value-type="float" office:value="389">
            <text:p>389</text:p>
          </table:table-cell>
          <table:table-cell table:formula="of:=['file:///home/diego/workspace/qin-cluster/pruebas/estadisticas/corrida-20120802000741.ods'#$secuencia.B390]" office:value-type="float" office:value="0">
            <text:p>0</text:p>
          </table:table-cell>
          <table:table-cell table:formula="of:=['file:///home/diego/workspace/qin-cluster/pruebas/estadisticas/corrida-20120802000741.ods'#$secuencia.C390]" office:value-type="float" office:value="0">
            <text:p>0,00</text:p>
          </table:table-cell>
          <table:table-cell table:formula="of:=[.C3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0]" office:value-type="float" office:value="0">
            <text:p>0</text:p>
          </table:table-cell>
          <table:table-cell table:formula="of:=['file:///home/diego/workspace/qin-cluster/pruebas/estadisticas/corrida-20120802000741.ods'#$acumulado.A390]" office:value-type="float" office:value="0">
            <text:p>0</text:p>
          </table:table-cell>
          <table:table-cell table:formula="of:=['file:///home/diego/workspace/qin-cluster/pruebas/estadisticas/corrida-20120802000741.ods'#$acumulado.C390]" office:value-type="float" office:value="0">
            <text:p>0</text:p>
          </table:table-cell>
          <table:table-cell table:formula="of:=['file:///home/diego/workspace/qin-cluster/pruebas/estadisticas/corrida-20120802000741.ods'#$acumulado.D390]" office:value-type="float" office:value="0">
            <text:p>0</text:p>
          </table:table-cell>
          <table:table-cell table:formula="of:=['file:///home/diego/workspace/qin-cluster/pruebas/estadisticas/corrida-20120802000741.ods'#$acumulado.E390]" office:value-type="float" office:value="0">
            <text:p>0</text:p>
          </table:table-cell>
          <table:table-cell table:formula="of:=['file:///home/diego/workspace/qin-cluster/pruebas/estadisticas/corrida-20120802000741.ods'#$acumulado.F390]" office:value-type="float" office:value="0">
            <text:p>0</text:p>
          </table:table-cell>
          <table:table-cell table:formula="of:=['file:///home/diego/workspace/qin-cluster/pruebas/estadisticas/corrida-20120802000741.ods'#$acumulado.G390]" office:value-type="float" office:value="0">
            <text:p>0</text:p>
          </table:table-cell>
          <table:table-cell table:formula="of:=[.L390]*100/[.$S$2]" office:value-type="float" office:value="0">
            <text:p>0,00</text:p>
          </table:table-cell>
          <table:table-cell table:formula="of:=[.I3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1]" office:value-type="float" office:value="0">
            <text:p>0</text:p>
          </table:table-cell>
          <table:table-cell office:value-type="float" office:value="390">
            <text:p>390</text:p>
          </table:table-cell>
          <table:table-cell table:formula="of:=['file:///home/diego/workspace/qin-cluster/pruebas/estadisticas/corrida-20120802000741.ods'#$secuencia.B391]" office:value-type="float" office:value="0">
            <text:p>0</text:p>
          </table:table-cell>
          <table:table-cell table:formula="of:=['file:///home/diego/workspace/qin-cluster/pruebas/estadisticas/corrida-20120802000741.ods'#$secuencia.C391]" office:value-type="float" office:value="0">
            <text:p>0,00</text:p>
          </table:table-cell>
          <table:table-cell table:formula="of:=[.C3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1]" office:value-type="float" office:value="0">
            <text:p>0</text:p>
          </table:table-cell>
          <table:table-cell table:formula="of:=['file:///home/diego/workspace/qin-cluster/pruebas/estadisticas/corrida-20120802000741.ods'#$acumulado.A391]" office:value-type="float" office:value="0">
            <text:p>0</text:p>
          </table:table-cell>
          <table:table-cell table:formula="of:=['file:///home/diego/workspace/qin-cluster/pruebas/estadisticas/corrida-20120802000741.ods'#$acumulado.C391]" office:value-type="float" office:value="0">
            <text:p>0</text:p>
          </table:table-cell>
          <table:table-cell table:formula="of:=['file:///home/diego/workspace/qin-cluster/pruebas/estadisticas/corrida-20120802000741.ods'#$acumulado.D391]" office:value-type="float" office:value="0">
            <text:p>0</text:p>
          </table:table-cell>
          <table:table-cell table:formula="of:=['file:///home/diego/workspace/qin-cluster/pruebas/estadisticas/corrida-20120802000741.ods'#$acumulado.E391]" office:value-type="float" office:value="0">
            <text:p>0</text:p>
          </table:table-cell>
          <table:table-cell table:formula="of:=['file:///home/diego/workspace/qin-cluster/pruebas/estadisticas/corrida-20120802000741.ods'#$acumulado.F391]" office:value-type="float" office:value="0">
            <text:p>0</text:p>
          </table:table-cell>
          <table:table-cell table:formula="of:=['file:///home/diego/workspace/qin-cluster/pruebas/estadisticas/corrida-20120802000741.ods'#$acumulado.G391]" office:value-type="float" office:value="0">
            <text:p>0</text:p>
          </table:table-cell>
          <table:table-cell table:formula="of:=[.L391]*100/[.$S$2]" office:value-type="float" office:value="0">
            <text:p>0,00</text:p>
          </table:table-cell>
          <table:table-cell table:formula="of:=[.I3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2]" office:value-type="float" office:value="0">
            <text:p>0</text:p>
          </table:table-cell>
          <table:table-cell office:value-type="float" office:value="391">
            <text:p>391</text:p>
          </table:table-cell>
          <table:table-cell table:formula="of:=['file:///home/diego/workspace/qin-cluster/pruebas/estadisticas/corrida-20120802000741.ods'#$secuencia.B392]" office:value-type="float" office:value="0">
            <text:p>0</text:p>
          </table:table-cell>
          <table:table-cell table:formula="of:=['file:///home/diego/workspace/qin-cluster/pruebas/estadisticas/corrida-20120802000741.ods'#$secuencia.C392]" office:value-type="float" office:value="0">
            <text:p>0,00</text:p>
          </table:table-cell>
          <table:table-cell table:formula="of:=[.C3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2]" office:value-type="float" office:value="0">
            <text:p>0</text:p>
          </table:table-cell>
          <table:table-cell table:formula="of:=['file:///home/diego/workspace/qin-cluster/pruebas/estadisticas/corrida-20120802000741.ods'#$acumulado.A392]" office:value-type="float" office:value="0">
            <text:p>0</text:p>
          </table:table-cell>
          <table:table-cell table:formula="of:=['file:///home/diego/workspace/qin-cluster/pruebas/estadisticas/corrida-20120802000741.ods'#$acumulado.C392]" office:value-type="float" office:value="0">
            <text:p>0</text:p>
          </table:table-cell>
          <table:table-cell table:formula="of:=['file:///home/diego/workspace/qin-cluster/pruebas/estadisticas/corrida-20120802000741.ods'#$acumulado.D392]" office:value-type="float" office:value="0">
            <text:p>0</text:p>
          </table:table-cell>
          <table:table-cell table:formula="of:=['file:///home/diego/workspace/qin-cluster/pruebas/estadisticas/corrida-20120802000741.ods'#$acumulado.E392]" office:value-type="float" office:value="0">
            <text:p>0</text:p>
          </table:table-cell>
          <table:table-cell table:formula="of:=['file:///home/diego/workspace/qin-cluster/pruebas/estadisticas/corrida-20120802000741.ods'#$acumulado.F392]" office:value-type="float" office:value="0">
            <text:p>0</text:p>
          </table:table-cell>
          <table:table-cell table:formula="of:=['file:///home/diego/workspace/qin-cluster/pruebas/estadisticas/corrida-20120802000741.ods'#$acumulado.G392]" office:value-type="float" office:value="0">
            <text:p>0</text:p>
          </table:table-cell>
          <table:table-cell table:formula="of:=[.L392]*100/[.$S$2]" office:value-type="float" office:value="0">
            <text:p>0,00</text:p>
          </table:table-cell>
          <table:table-cell table:formula="of:=[.I3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3]" office:value-type="float" office:value="0">
            <text:p>0</text:p>
          </table:table-cell>
          <table:table-cell office:value-type="float" office:value="392">
            <text:p>392</text:p>
          </table:table-cell>
          <table:table-cell table:formula="of:=['file:///home/diego/workspace/qin-cluster/pruebas/estadisticas/corrida-20120802000741.ods'#$secuencia.B393]" office:value-type="float" office:value="0">
            <text:p>0</text:p>
          </table:table-cell>
          <table:table-cell table:formula="of:=['file:///home/diego/workspace/qin-cluster/pruebas/estadisticas/corrida-20120802000741.ods'#$secuencia.C393]" office:value-type="float" office:value="0">
            <text:p>0,00</text:p>
          </table:table-cell>
          <table:table-cell table:formula="of:=[.C3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3]" office:value-type="float" office:value="0">
            <text:p>0</text:p>
          </table:table-cell>
          <table:table-cell table:formula="of:=['file:///home/diego/workspace/qin-cluster/pruebas/estadisticas/corrida-20120802000741.ods'#$acumulado.A393]" office:value-type="float" office:value="0">
            <text:p>0</text:p>
          </table:table-cell>
          <table:table-cell table:formula="of:=['file:///home/diego/workspace/qin-cluster/pruebas/estadisticas/corrida-20120802000741.ods'#$acumulado.C393]" office:value-type="float" office:value="0">
            <text:p>0</text:p>
          </table:table-cell>
          <table:table-cell table:formula="of:=['file:///home/diego/workspace/qin-cluster/pruebas/estadisticas/corrida-20120802000741.ods'#$acumulado.D393]" office:value-type="float" office:value="0">
            <text:p>0</text:p>
          </table:table-cell>
          <table:table-cell table:formula="of:=['file:///home/diego/workspace/qin-cluster/pruebas/estadisticas/corrida-20120802000741.ods'#$acumulado.E393]" office:value-type="float" office:value="0">
            <text:p>0</text:p>
          </table:table-cell>
          <table:table-cell table:formula="of:=['file:///home/diego/workspace/qin-cluster/pruebas/estadisticas/corrida-20120802000741.ods'#$acumulado.F393]" office:value-type="float" office:value="0">
            <text:p>0</text:p>
          </table:table-cell>
          <table:table-cell table:formula="of:=['file:///home/diego/workspace/qin-cluster/pruebas/estadisticas/corrida-20120802000741.ods'#$acumulado.G393]" office:value-type="float" office:value="0">
            <text:p>0</text:p>
          </table:table-cell>
          <table:table-cell table:formula="of:=[.L393]*100/[.$S$2]" office:value-type="float" office:value="0">
            <text:p>0,00</text:p>
          </table:table-cell>
          <table:table-cell table:formula="of:=[.I3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4]" office:value-type="float" office:value="0">
            <text:p>0</text:p>
          </table:table-cell>
          <table:table-cell office:value-type="float" office:value="393">
            <text:p>393</text:p>
          </table:table-cell>
          <table:table-cell table:formula="of:=['file:///home/diego/workspace/qin-cluster/pruebas/estadisticas/corrida-20120802000741.ods'#$secuencia.B394]" office:value-type="float" office:value="0">
            <text:p>0</text:p>
          </table:table-cell>
          <table:table-cell table:formula="of:=['file:///home/diego/workspace/qin-cluster/pruebas/estadisticas/corrida-20120802000741.ods'#$secuencia.C394]" office:value-type="float" office:value="0">
            <text:p>0,00</text:p>
          </table:table-cell>
          <table:table-cell table:formula="of:=[.C3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4]" office:value-type="float" office:value="0">
            <text:p>0</text:p>
          </table:table-cell>
          <table:table-cell table:formula="of:=['file:///home/diego/workspace/qin-cluster/pruebas/estadisticas/corrida-20120802000741.ods'#$acumulado.A394]" office:value-type="float" office:value="0">
            <text:p>0</text:p>
          </table:table-cell>
          <table:table-cell table:formula="of:=['file:///home/diego/workspace/qin-cluster/pruebas/estadisticas/corrida-20120802000741.ods'#$acumulado.C394]" office:value-type="float" office:value="0">
            <text:p>0</text:p>
          </table:table-cell>
          <table:table-cell table:formula="of:=['file:///home/diego/workspace/qin-cluster/pruebas/estadisticas/corrida-20120802000741.ods'#$acumulado.D394]" office:value-type="float" office:value="0">
            <text:p>0</text:p>
          </table:table-cell>
          <table:table-cell table:formula="of:=['file:///home/diego/workspace/qin-cluster/pruebas/estadisticas/corrida-20120802000741.ods'#$acumulado.E394]" office:value-type="float" office:value="0">
            <text:p>0</text:p>
          </table:table-cell>
          <table:table-cell table:formula="of:=['file:///home/diego/workspace/qin-cluster/pruebas/estadisticas/corrida-20120802000741.ods'#$acumulado.F394]" office:value-type="float" office:value="0">
            <text:p>0</text:p>
          </table:table-cell>
          <table:table-cell table:formula="of:=['file:///home/diego/workspace/qin-cluster/pruebas/estadisticas/corrida-20120802000741.ods'#$acumulado.G394]" office:value-type="float" office:value="0">
            <text:p>0</text:p>
          </table:table-cell>
          <table:table-cell table:formula="of:=[.L394]*100/[.$S$2]" office:value-type="float" office:value="0">
            <text:p>0,00</text:p>
          </table:table-cell>
          <table:table-cell table:formula="of:=[.I3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5]" office:value-type="float" office:value="0">
            <text:p>0</text:p>
          </table:table-cell>
          <table:table-cell office:value-type="float" office:value="394">
            <text:p>394</text:p>
          </table:table-cell>
          <table:table-cell table:formula="of:=['file:///home/diego/workspace/qin-cluster/pruebas/estadisticas/corrida-20120802000741.ods'#$secuencia.B395]" office:value-type="float" office:value="0">
            <text:p>0</text:p>
          </table:table-cell>
          <table:table-cell table:formula="of:=['file:///home/diego/workspace/qin-cluster/pruebas/estadisticas/corrida-20120802000741.ods'#$secuencia.C395]" office:value-type="float" office:value="0">
            <text:p>0,00</text:p>
          </table:table-cell>
          <table:table-cell table:formula="of:=[.C3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5]" office:value-type="float" office:value="0">
            <text:p>0</text:p>
          </table:table-cell>
          <table:table-cell table:formula="of:=['file:///home/diego/workspace/qin-cluster/pruebas/estadisticas/corrida-20120802000741.ods'#$acumulado.A395]" office:value-type="float" office:value="0">
            <text:p>0</text:p>
          </table:table-cell>
          <table:table-cell table:formula="of:=['file:///home/diego/workspace/qin-cluster/pruebas/estadisticas/corrida-20120802000741.ods'#$acumulado.C395]" office:value-type="float" office:value="0">
            <text:p>0</text:p>
          </table:table-cell>
          <table:table-cell table:formula="of:=['file:///home/diego/workspace/qin-cluster/pruebas/estadisticas/corrida-20120802000741.ods'#$acumulado.D395]" office:value-type="float" office:value="0">
            <text:p>0</text:p>
          </table:table-cell>
          <table:table-cell table:formula="of:=['file:///home/diego/workspace/qin-cluster/pruebas/estadisticas/corrida-20120802000741.ods'#$acumulado.E395]" office:value-type="float" office:value="0">
            <text:p>0</text:p>
          </table:table-cell>
          <table:table-cell table:formula="of:=['file:///home/diego/workspace/qin-cluster/pruebas/estadisticas/corrida-20120802000741.ods'#$acumulado.F395]" office:value-type="float" office:value="0">
            <text:p>0</text:p>
          </table:table-cell>
          <table:table-cell table:formula="of:=['file:///home/diego/workspace/qin-cluster/pruebas/estadisticas/corrida-20120802000741.ods'#$acumulado.G395]" office:value-type="float" office:value="0">
            <text:p>0</text:p>
          </table:table-cell>
          <table:table-cell table:formula="of:=[.L395]*100/[.$S$2]" office:value-type="float" office:value="0">
            <text:p>0,00</text:p>
          </table:table-cell>
          <table:table-cell table:formula="of:=[.I3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6]" office:value-type="float" office:value="0">
            <text:p>0</text:p>
          </table:table-cell>
          <table:table-cell office:value-type="float" office:value="395">
            <text:p>395</text:p>
          </table:table-cell>
          <table:table-cell table:formula="of:=['file:///home/diego/workspace/qin-cluster/pruebas/estadisticas/corrida-20120802000741.ods'#$secuencia.B396]" office:value-type="float" office:value="0">
            <text:p>0</text:p>
          </table:table-cell>
          <table:table-cell table:formula="of:=['file:///home/diego/workspace/qin-cluster/pruebas/estadisticas/corrida-20120802000741.ods'#$secuencia.C396]" office:value-type="float" office:value="0">
            <text:p>0,00</text:p>
          </table:table-cell>
          <table:table-cell table:formula="of:=[.C3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6]" office:value-type="float" office:value="0">
            <text:p>0</text:p>
          </table:table-cell>
          <table:table-cell table:formula="of:=['file:///home/diego/workspace/qin-cluster/pruebas/estadisticas/corrida-20120802000741.ods'#$acumulado.A396]" office:value-type="float" office:value="0">
            <text:p>0</text:p>
          </table:table-cell>
          <table:table-cell table:formula="of:=['file:///home/diego/workspace/qin-cluster/pruebas/estadisticas/corrida-20120802000741.ods'#$acumulado.C396]" office:value-type="float" office:value="0">
            <text:p>0</text:p>
          </table:table-cell>
          <table:table-cell table:formula="of:=['file:///home/diego/workspace/qin-cluster/pruebas/estadisticas/corrida-20120802000741.ods'#$acumulado.D396]" office:value-type="float" office:value="0">
            <text:p>0</text:p>
          </table:table-cell>
          <table:table-cell table:formula="of:=['file:///home/diego/workspace/qin-cluster/pruebas/estadisticas/corrida-20120802000741.ods'#$acumulado.E396]" office:value-type="float" office:value="0">
            <text:p>0</text:p>
          </table:table-cell>
          <table:table-cell table:formula="of:=['file:///home/diego/workspace/qin-cluster/pruebas/estadisticas/corrida-20120802000741.ods'#$acumulado.F396]" office:value-type="float" office:value="0">
            <text:p>0</text:p>
          </table:table-cell>
          <table:table-cell table:formula="of:=['file:///home/diego/workspace/qin-cluster/pruebas/estadisticas/corrida-20120802000741.ods'#$acumulado.G396]" office:value-type="float" office:value="0">
            <text:p>0</text:p>
          </table:table-cell>
          <table:table-cell table:formula="of:=[.L396]*100/[.$S$2]" office:value-type="float" office:value="0">
            <text:p>0,00</text:p>
          </table:table-cell>
          <table:table-cell table:formula="of:=[.I3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7]" office:value-type="float" office:value="0">
            <text:p>0</text:p>
          </table:table-cell>
          <table:table-cell office:value-type="float" office:value="396">
            <text:p>396</text:p>
          </table:table-cell>
          <table:table-cell table:formula="of:=['file:///home/diego/workspace/qin-cluster/pruebas/estadisticas/corrida-20120802000741.ods'#$secuencia.B397]" office:value-type="float" office:value="0">
            <text:p>0</text:p>
          </table:table-cell>
          <table:table-cell table:formula="of:=['file:///home/diego/workspace/qin-cluster/pruebas/estadisticas/corrida-20120802000741.ods'#$secuencia.C397]" office:value-type="float" office:value="0">
            <text:p>0,00</text:p>
          </table:table-cell>
          <table:table-cell table:formula="of:=[.C3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7]" office:value-type="float" office:value="0">
            <text:p>0</text:p>
          </table:table-cell>
          <table:table-cell table:formula="of:=['file:///home/diego/workspace/qin-cluster/pruebas/estadisticas/corrida-20120802000741.ods'#$acumulado.A397]" office:value-type="float" office:value="0">
            <text:p>0</text:p>
          </table:table-cell>
          <table:table-cell table:formula="of:=['file:///home/diego/workspace/qin-cluster/pruebas/estadisticas/corrida-20120802000741.ods'#$acumulado.C397]" office:value-type="float" office:value="0">
            <text:p>0</text:p>
          </table:table-cell>
          <table:table-cell table:formula="of:=['file:///home/diego/workspace/qin-cluster/pruebas/estadisticas/corrida-20120802000741.ods'#$acumulado.D397]" office:value-type="float" office:value="0">
            <text:p>0</text:p>
          </table:table-cell>
          <table:table-cell table:formula="of:=['file:///home/diego/workspace/qin-cluster/pruebas/estadisticas/corrida-20120802000741.ods'#$acumulado.E397]" office:value-type="float" office:value="0">
            <text:p>0</text:p>
          </table:table-cell>
          <table:table-cell table:formula="of:=['file:///home/diego/workspace/qin-cluster/pruebas/estadisticas/corrida-20120802000741.ods'#$acumulado.F397]" office:value-type="float" office:value="0">
            <text:p>0</text:p>
          </table:table-cell>
          <table:table-cell table:formula="of:=['file:///home/diego/workspace/qin-cluster/pruebas/estadisticas/corrida-20120802000741.ods'#$acumulado.G397]" office:value-type="float" office:value="0">
            <text:p>0</text:p>
          </table:table-cell>
          <table:table-cell table:formula="of:=[.L397]*100/[.$S$2]" office:value-type="float" office:value="0">
            <text:p>0,00</text:p>
          </table:table-cell>
          <table:table-cell table:formula="of:=[.I3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8]" office:value-type="float" office:value="0">
            <text:p>0</text:p>
          </table:table-cell>
          <table:table-cell office:value-type="float" office:value="397">
            <text:p>397</text:p>
          </table:table-cell>
          <table:table-cell table:formula="of:=['file:///home/diego/workspace/qin-cluster/pruebas/estadisticas/corrida-20120802000741.ods'#$secuencia.B398]" office:value-type="float" office:value="0">
            <text:p>0</text:p>
          </table:table-cell>
          <table:table-cell table:formula="of:=['file:///home/diego/workspace/qin-cluster/pruebas/estadisticas/corrida-20120802000741.ods'#$secuencia.C398]" office:value-type="float" office:value="0">
            <text:p>0,00</text:p>
          </table:table-cell>
          <table:table-cell table:formula="of:=[.C3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8]" office:value-type="float" office:value="0">
            <text:p>0</text:p>
          </table:table-cell>
          <table:table-cell table:formula="of:=['file:///home/diego/workspace/qin-cluster/pruebas/estadisticas/corrida-20120802000741.ods'#$acumulado.A398]" office:value-type="float" office:value="0">
            <text:p>0</text:p>
          </table:table-cell>
          <table:table-cell table:formula="of:=['file:///home/diego/workspace/qin-cluster/pruebas/estadisticas/corrida-20120802000741.ods'#$acumulado.C398]" office:value-type="float" office:value="0">
            <text:p>0</text:p>
          </table:table-cell>
          <table:table-cell table:formula="of:=['file:///home/diego/workspace/qin-cluster/pruebas/estadisticas/corrida-20120802000741.ods'#$acumulado.D398]" office:value-type="float" office:value="0">
            <text:p>0</text:p>
          </table:table-cell>
          <table:table-cell table:formula="of:=['file:///home/diego/workspace/qin-cluster/pruebas/estadisticas/corrida-20120802000741.ods'#$acumulado.E398]" office:value-type="float" office:value="0">
            <text:p>0</text:p>
          </table:table-cell>
          <table:table-cell table:formula="of:=['file:///home/diego/workspace/qin-cluster/pruebas/estadisticas/corrida-20120802000741.ods'#$acumulado.F398]" office:value-type="float" office:value="0">
            <text:p>0</text:p>
          </table:table-cell>
          <table:table-cell table:formula="of:=['file:///home/diego/workspace/qin-cluster/pruebas/estadisticas/corrida-20120802000741.ods'#$acumulado.G398]" office:value-type="float" office:value="0">
            <text:p>0</text:p>
          </table:table-cell>
          <table:table-cell table:formula="of:=[.L398]*100/[.$S$2]" office:value-type="float" office:value="0">
            <text:p>0,00</text:p>
          </table:table-cell>
          <table:table-cell table:formula="of:=[.I3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399]" office:value-type="float" office:value="0">
            <text:p>0</text:p>
          </table:table-cell>
          <table:table-cell office:value-type="float" office:value="398">
            <text:p>398</text:p>
          </table:table-cell>
          <table:table-cell table:formula="of:=['file:///home/diego/workspace/qin-cluster/pruebas/estadisticas/corrida-20120802000741.ods'#$secuencia.B399]" office:value-type="float" office:value="0">
            <text:p>0</text:p>
          </table:table-cell>
          <table:table-cell table:formula="of:=['file:///home/diego/workspace/qin-cluster/pruebas/estadisticas/corrida-20120802000741.ods'#$secuencia.C399]" office:value-type="float" office:value="0">
            <text:p>0,00</text:p>
          </table:table-cell>
          <table:table-cell table:formula="of:=[.C3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399]" office:value-type="float" office:value="0">
            <text:p>0</text:p>
          </table:table-cell>
          <table:table-cell table:formula="of:=['file:///home/diego/workspace/qin-cluster/pruebas/estadisticas/corrida-20120802000741.ods'#$acumulado.A399]" office:value-type="float" office:value="0">
            <text:p>0</text:p>
          </table:table-cell>
          <table:table-cell table:formula="of:=['file:///home/diego/workspace/qin-cluster/pruebas/estadisticas/corrida-20120802000741.ods'#$acumulado.C399]" office:value-type="float" office:value="0">
            <text:p>0</text:p>
          </table:table-cell>
          <table:table-cell table:formula="of:=['file:///home/diego/workspace/qin-cluster/pruebas/estadisticas/corrida-20120802000741.ods'#$acumulado.D399]" office:value-type="float" office:value="0">
            <text:p>0</text:p>
          </table:table-cell>
          <table:table-cell table:formula="of:=['file:///home/diego/workspace/qin-cluster/pruebas/estadisticas/corrida-20120802000741.ods'#$acumulado.E399]" office:value-type="float" office:value="0">
            <text:p>0</text:p>
          </table:table-cell>
          <table:table-cell table:formula="of:=['file:///home/diego/workspace/qin-cluster/pruebas/estadisticas/corrida-20120802000741.ods'#$acumulado.F399]" office:value-type="float" office:value="0">
            <text:p>0</text:p>
          </table:table-cell>
          <table:table-cell table:formula="of:=['file:///home/diego/workspace/qin-cluster/pruebas/estadisticas/corrida-20120802000741.ods'#$acumulado.G399]" office:value-type="float" office:value="0">
            <text:p>0</text:p>
          </table:table-cell>
          <table:table-cell table:formula="of:=[.L399]*100/[.$S$2]" office:value-type="float" office:value="0">
            <text:p>0,00</text:p>
          </table:table-cell>
          <table:table-cell table:formula="of:=[.I3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0]" office:value-type="float" office:value="0">
            <text:p>0</text:p>
          </table:table-cell>
          <table:table-cell office:value-type="float" office:value="399">
            <text:p>399</text:p>
          </table:table-cell>
          <table:table-cell table:formula="of:=['file:///home/diego/workspace/qin-cluster/pruebas/estadisticas/corrida-20120802000741.ods'#$secuencia.B400]" office:value-type="float" office:value="0">
            <text:p>0</text:p>
          </table:table-cell>
          <table:table-cell table:formula="of:=['file:///home/diego/workspace/qin-cluster/pruebas/estadisticas/corrida-20120802000741.ods'#$secuencia.C400]" office:value-type="float" office:value="0">
            <text:p>0,00</text:p>
          </table:table-cell>
          <table:table-cell table:formula="of:=[.C4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0]" office:value-type="float" office:value="0">
            <text:p>0</text:p>
          </table:table-cell>
          <table:table-cell table:formula="of:=['file:///home/diego/workspace/qin-cluster/pruebas/estadisticas/corrida-20120802000741.ods'#$acumulado.A400]" office:value-type="float" office:value="0">
            <text:p>0</text:p>
          </table:table-cell>
          <table:table-cell table:formula="of:=['file:///home/diego/workspace/qin-cluster/pruebas/estadisticas/corrida-20120802000741.ods'#$acumulado.C400]" office:value-type="float" office:value="0">
            <text:p>0</text:p>
          </table:table-cell>
          <table:table-cell table:formula="of:=['file:///home/diego/workspace/qin-cluster/pruebas/estadisticas/corrida-20120802000741.ods'#$acumulado.D400]" office:value-type="float" office:value="0">
            <text:p>0</text:p>
          </table:table-cell>
          <table:table-cell table:formula="of:=['file:///home/diego/workspace/qin-cluster/pruebas/estadisticas/corrida-20120802000741.ods'#$acumulado.E400]" office:value-type="float" office:value="0">
            <text:p>0</text:p>
          </table:table-cell>
          <table:table-cell table:formula="of:=['file:///home/diego/workspace/qin-cluster/pruebas/estadisticas/corrida-20120802000741.ods'#$acumulado.F400]" office:value-type="float" office:value="0">
            <text:p>0</text:p>
          </table:table-cell>
          <table:table-cell table:formula="of:=['file:///home/diego/workspace/qin-cluster/pruebas/estadisticas/corrida-20120802000741.ods'#$acumulado.G400]" office:value-type="float" office:value="0">
            <text:p>0</text:p>
          </table:table-cell>
          <table:table-cell table:formula="of:=[.L400]*100/[.$S$2]" office:value-type="float" office:value="0">
            <text:p>0,00</text:p>
          </table:table-cell>
          <table:table-cell table:formula="of:=[.I4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1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'file:///home/diego/workspace/qin-cluster/pruebas/estadisticas/corrida-20120802000741.ods'#$secuencia.B401]" office:value-type="float" office:value="0">
            <text:p>0</text:p>
          </table:table-cell>
          <table:table-cell table:formula="of:=['file:///home/diego/workspace/qin-cluster/pruebas/estadisticas/corrida-20120802000741.ods'#$secuencia.C401]" office:value-type="float" office:value="0">
            <text:p>0,00</text:p>
          </table:table-cell>
          <table:table-cell table:formula="of:=[.C4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1]" office:value-type="float" office:value="0">
            <text:p>0</text:p>
          </table:table-cell>
          <table:table-cell table:formula="of:=['file:///home/diego/workspace/qin-cluster/pruebas/estadisticas/corrida-20120802000741.ods'#$acumulado.A401]" office:value-type="float" office:value="0">
            <text:p>0</text:p>
          </table:table-cell>
          <table:table-cell table:formula="of:=['file:///home/diego/workspace/qin-cluster/pruebas/estadisticas/corrida-20120802000741.ods'#$acumulado.C401]" office:value-type="float" office:value="0">
            <text:p>0</text:p>
          </table:table-cell>
          <table:table-cell table:formula="of:=['file:///home/diego/workspace/qin-cluster/pruebas/estadisticas/corrida-20120802000741.ods'#$acumulado.D401]" office:value-type="float" office:value="0">
            <text:p>0</text:p>
          </table:table-cell>
          <table:table-cell table:formula="of:=['file:///home/diego/workspace/qin-cluster/pruebas/estadisticas/corrida-20120802000741.ods'#$acumulado.E401]" office:value-type="float" office:value="0">
            <text:p>0</text:p>
          </table:table-cell>
          <table:table-cell table:formula="of:=['file:///home/diego/workspace/qin-cluster/pruebas/estadisticas/corrida-20120802000741.ods'#$acumulado.F401]" office:value-type="float" office:value="0">
            <text:p>0</text:p>
          </table:table-cell>
          <table:table-cell table:formula="of:=['file:///home/diego/workspace/qin-cluster/pruebas/estadisticas/corrida-20120802000741.ods'#$acumulado.G401]" office:value-type="float" office:value="0">
            <text:p>0</text:p>
          </table:table-cell>
          <table:table-cell table:formula="of:=[.L401]*100/[.$S$2]" office:value-type="float" office:value="0">
            <text:p>0,00</text:p>
          </table:table-cell>
          <table:table-cell table:formula="of:=[.I4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2]" office:value-type="float" office:value="0">
            <text:p>0</text:p>
          </table:table-cell>
          <table:table-cell office:value-type="float" office:value="401">
            <text:p>401</text:p>
          </table:table-cell>
          <table:table-cell table:formula="of:=['file:///home/diego/workspace/qin-cluster/pruebas/estadisticas/corrida-20120802000741.ods'#$secuencia.B402]" office:value-type="float" office:value="0">
            <text:p>0</text:p>
          </table:table-cell>
          <table:table-cell table:formula="of:=['file:///home/diego/workspace/qin-cluster/pruebas/estadisticas/corrida-20120802000741.ods'#$secuencia.C402]" office:value-type="float" office:value="0">
            <text:p>0,00</text:p>
          </table:table-cell>
          <table:table-cell table:formula="of:=[.C40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2]" office:value-type="float" office:value="0">
            <text:p>0</text:p>
          </table:table-cell>
          <table:table-cell table:formula="of:=['file:///home/diego/workspace/qin-cluster/pruebas/estadisticas/corrida-20120802000741.ods'#$acumulado.A402]" office:value-type="float" office:value="0">
            <text:p>0</text:p>
          </table:table-cell>
          <table:table-cell table:formula="of:=['file:///home/diego/workspace/qin-cluster/pruebas/estadisticas/corrida-20120802000741.ods'#$acumulado.C402]" office:value-type="float" office:value="0">
            <text:p>0</text:p>
          </table:table-cell>
          <table:table-cell table:formula="of:=['file:///home/diego/workspace/qin-cluster/pruebas/estadisticas/corrida-20120802000741.ods'#$acumulado.D402]" office:value-type="float" office:value="0">
            <text:p>0</text:p>
          </table:table-cell>
          <table:table-cell table:formula="of:=['file:///home/diego/workspace/qin-cluster/pruebas/estadisticas/corrida-20120802000741.ods'#$acumulado.E402]" office:value-type="float" office:value="0">
            <text:p>0</text:p>
          </table:table-cell>
          <table:table-cell table:formula="of:=['file:///home/diego/workspace/qin-cluster/pruebas/estadisticas/corrida-20120802000741.ods'#$acumulado.F402]" office:value-type="float" office:value="0">
            <text:p>0</text:p>
          </table:table-cell>
          <table:table-cell table:formula="of:=['file:///home/diego/workspace/qin-cluster/pruebas/estadisticas/corrida-20120802000741.ods'#$acumulado.G402]" office:value-type="float" office:value="0">
            <text:p>0</text:p>
          </table:table-cell>
          <table:table-cell table:formula="of:=[.L402]*100/[.$S$2]" office:value-type="float" office:value="0">
            <text:p>0,00</text:p>
          </table:table-cell>
          <table:table-cell table:formula="of:=[.I4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3]" office:value-type="float" office:value="0">
            <text:p>0</text:p>
          </table:table-cell>
          <table:table-cell office:value-type="float" office:value="402">
            <text:p>402</text:p>
          </table:table-cell>
          <table:table-cell table:formula="of:=['file:///home/diego/workspace/qin-cluster/pruebas/estadisticas/corrida-20120802000741.ods'#$secuencia.B403]" office:value-type="float" office:value="0">
            <text:p>0</text:p>
          </table:table-cell>
          <table:table-cell table:formula="of:=['file:///home/diego/workspace/qin-cluster/pruebas/estadisticas/corrida-20120802000741.ods'#$secuencia.C403]" office:value-type="float" office:value="0">
            <text:p>0,00</text:p>
          </table:table-cell>
          <table:table-cell table:formula="of:=[.C40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3]" office:value-type="float" office:value="0">
            <text:p>0</text:p>
          </table:table-cell>
          <table:table-cell table:formula="of:=['file:///home/diego/workspace/qin-cluster/pruebas/estadisticas/corrida-20120802000741.ods'#$acumulado.A403]" office:value-type="float" office:value="0">
            <text:p>0</text:p>
          </table:table-cell>
          <table:table-cell table:formula="of:=['file:///home/diego/workspace/qin-cluster/pruebas/estadisticas/corrida-20120802000741.ods'#$acumulado.C403]" office:value-type="float" office:value="0">
            <text:p>0</text:p>
          </table:table-cell>
          <table:table-cell table:formula="of:=['file:///home/diego/workspace/qin-cluster/pruebas/estadisticas/corrida-20120802000741.ods'#$acumulado.D403]" office:value-type="float" office:value="0">
            <text:p>0</text:p>
          </table:table-cell>
          <table:table-cell table:formula="of:=['file:///home/diego/workspace/qin-cluster/pruebas/estadisticas/corrida-20120802000741.ods'#$acumulado.E403]" office:value-type="float" office:value="0">
            <text:p>0</text:p>
          </table:table-cell>
          <table:table-cell table:formula="of:=['file:///home/diego/workspace/qin-cluster/pruebas/estadisticas/corrida-20120802000741.ods'#$acumulado.F403]" office:value-type="float" office:value="0">
            <text:p>0</text:p>
          </table:table-cell>
          <table:table-cell table:formula="of:=['file:///home/diego/workspace/qin-cluster/pruebas/estadisticas/corrida-20120802000741.ods'#$acumulado.G403]" office:value-type="float" office:value="0">
            <text:p>0</text:p>
          </table:table-cell>
          <table:table-cell table:formula="of:=[.L403]*100/[.$S$2]" office:value-type="float" office:value="0">
            <text:p>0,00</text:p>
          </table:table-cell>
          <table:table-cell table:formula="of:=[.I4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4]" office:value-type="float" office:value="0">
            <text:p>0</text:p>
          </table:table-cell>
          <table:table-cell office:value-type="float" office:value="403">
            <text:p>403</text:p>
          </table:table-cell>
          <table:table-cell table:formula="of:=['file:///home/diego/workspace/qin-cluster/pruebas/estadisticas/corrida-20120802000741.ods'#$secuencia.B404]" office:value-type="float" office:value="0">
            <text:p>0</text:p>
          </table:table-cell>
          <table:table-cell table:formula="of:=['file:///home/diego/workspace/qin-cluster/pruebas/estadisticas/corrida-20120802000741.ods'#$secuencia.C404]" office:value-type="float" office:value="0">
            <text:p>0,00</text:p>
          </table:table-cell>
          <table:table-cell table:formula="of:=[.C40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4]" office:value-type="float" office:value="0">
            <text:p>0</text:p>
          </table:table-cell>
          <table:table-cell table:formula="of:=['file:///home/diego/workspace/qin-cluster/pruebas/estadisticas/corrida-20120802000741.ods'#$acumulado.A404]" office:value-type="float" office:value="0">
            <text:p>0</text:p>
          </table:table-cell>
          <table:table-cell table:formula="of:=['file:///home/diego/workspace/qin-cluster/pruebas/estadisticas/corrida-20120802000741.ods'#$acumulado.C404]" office:value-type="float" office:value="0">
            <text:p>0</text:p>
          </table:table-cell>
          <table:table-cell table:formula="of:=['file:///home/diego/workspace/qin-cluster/pruebas/estadisticas/corrida-20120802000741.ods'#$acumulado.D404]" office:value-type="float" office:value="0">
            <text:p>0</text:p>
          </table:table-cell>
          <table:table-cell table:formula="of:=['file:///home/diego/workspace/qin-cluster/pruebas/estadisticas/corrida-20120802000741.ods'#$acumulado.E404]" office:value-type="float" office:value="0">
            <text:p>0</text:p>
          </table:table-cell>
          <table:table-cell table:formula="of:=['file:///home/diego/workspace/qin-cluster/pruebas/estadisticas/corrida-20120802000741.ods'#$acumulado.F404]" office:value-type="float" office:value="0">
            <text:p>0</text:p>
          </table:table-cell>
          <table:table-cell table:formula="of:=['file:///home/diego/workspace/qin-cluster/pruebas/estadisticas/corrida-20120802000741.ods'#$acumulado.G404]" office:value-type="float" office:value="0">
            <text:p>0</text:p>
          </table:table-cell>
          <table:table-cell table:formula="of:=[.L404]*100/[.$S$2]" office:value-type="float" office:value="0">
            <text:p>0,00</text:p>
          </table:table-cell>
          <table:table-cell table:formula="of:=[.I4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5]" office:value-type="float" office:value="0">
            <text:p>0</text:p>
          </table:table-cell>
          <table:table-cell office:value-type="float" office:value="404">
            <text:p>404</text:p>
          </table:table-cell>
          <table:table-cell table:formula="of:=['file:///home/diego/workspace/qin-cluster/pruebas/estadisticas/corrida-20120802000741.ods'#$secuencia.B405]" office:value-type="float" office:value="0">
            <text:p>0</text:p>
          </table:table-cell>
          <table:table-cell table:formula="of:=['file:///home/diego/workspace/qin-cluster/pruebas/estadisticas/corrida-20120802000741.ods'#$secuencia.C405]" office:value-type="float" office:value="0">
            <text:p>0,00</text:p>
          </table:table-cell>
          <table:table-cell table:formula="of:=[.C40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5]" office:value-type="float" office:value="0">
            <text:p>0</text:p>
          </table:table-cell>
          <table:table-cell table:formula="of:=['file:///home/diego/workspace/qin-cluster/pruebas/estadisticas/corrida-20120802000741.ods'#$acumulado.A405]" office:value-type="float" office:value="0">
            <text:p>0</text:p>
          </table:table-cell>
          <table:table-cell table:formula="of:=['file:///home/diego/workspace/qin-cluster/pruebas/estadisticas/corrida-20120802000741.ods'#$acumulado.C405]" office:value-type="float" office:value="0">
            <text:p>0</text:p>
          </table:table-cell>
          <table:table-cell table:formula="of:=['file:///home/diego/workspace/qin-cluster/pruebas/estadisticas/corrida-20120802000741.ods'#$acumulado.D405]" office:value-type="float" office:value="0">
            <text:p>0</text:p>
          </table:table-cell>
          <table:table-cell table:formula="of:=['file:///home/diego/workspace/qin-cluster/pruebas/estadisticas/corrida-20120802000741.ods'#$acumulado.E405]" office:value-type="float" office:value="0">
            <text:p>0</text:p>
          </table:table-cell>
          <table:table-cell table:formula="of:=['file:///home/diego/workspace/qin-cluster/pruebas/estadisticas/corrida-20120802000741.ods'#$acumulado.F405]" office:value-type="float" office:value="0">
            <text:p>0</text:p>
          </table:table-cell>
          <table:table-cell table:formula="of:=['file:///home/diego/workspace/qin-cluster/pruebas/estadisticas/corrida-20120802000741.ods'#$acumulado.G405]" office:value-type="float" office:value="0">
            <text:p>0</text:p>
          </table:table-cell>
          <table:table-cell table:formula="of:=[.L405]*100/[.$S$2]" office:value-type="float" office:value="0">
            <text:p>0,00</text:p>
          </table:table-cell>
          <table:table-cell table:formula="of:=[.I4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6]" office:value-type="float" office:value="0">
            <text:p>0</text:p>
          </table:table-cell>
          <table:table-cell office:value-type="float" office:value="405">
            <text:p>405</text:p>
          </table:table-cell>
          <table:table-cell table:formula="of:=['file:///home/diego/workspace/qin-cluster/pruebas/estadisticas/corrida-20120802000741.ods'#$secuencia.B406]" office:value-type="float" office:value="0">
            <text:p>0</text:p>
          </table:table-cell>
          <table:table-cell table:formula="of:=['file:///home/diego/workspace/qin-cluster/pruebas/estadisticas/corrida-20120802000741.ods'#$secuencia.C406]" office:value-type="float" office:value="0">
            <text:p>0,00</text:p>
          </table:table-cell>
          <table:table-cell table:formula="of:=[.C40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6]" office:value-type="float" office:value="0">
            <text:p>0</text:p>
          </table:table-cell>
          <table:table-cell table:formula="of:=['file:///home/diego/workspace/qin-cluster/pruebas/estadisticas/corrida-20120802000741.ods'#$acumulado.A406]" office:value-type="float" office:value="0">
            <text:p>0</text:p>
          </table:table-cell>
          <table:table-cell table:formula="of:=['file:///home/diego/workspace/qin-cluster/pruebas/estadisticas/corrida-20120802000741.ods'#$acumulado.C406]" office:value-type="float" office:value="0">
            <text:p>0</text:p>
          </table:table-cell>
          <table:table-cell table:formula="of:=['file:///home/diego/workspace/qin-cluster/pruebas/estadisticas/corrida-20120802000741.ods'#$acumulado.D406]" office:value-type="float" office:value="0">
            <text:p>0</text:p>
          </table:table-cell>
          <table:table-cell table:formula="of:=['file:///home/diego/workspace/qin-cluster/pruebas/estadisticas/corrida-20120802000741.ods'#$acumulado.E406]" office:value-type="float" office:value="0">
            <text:p>0</text:p>
          </table:table-cell>
          <table:table-cell table:formula="of:=['file:///home/diego/workspace/qin-cluster/pruebas/estadisticas/corrida-20120802000741.ods'#$acumulado.F406]" office:value-type="float" office:value="0">
            <text:p>0</text:p>
          </table:table-cell>
          <table:table-cell table:formula="of:=['file:///home/diego/workspace/qin-cluster/pruebas/estadisticas/corrida-20120802000741.ods'#$acumulado.G406]" office:value-type="float" office:value="0">
            <text:p>0</text:p>
          </table:table-cell>
          <table:table-cell table:formula="of:=[.L406]*100/[.$S$2]" office:value-type="float" office:value="0">
            <text:p>0,00</text:p>
          </table:table-cell>
          <table:table-cell table:formula="of:=[.I4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7]" office:value-type="float" office:value="0">
            <text:p>0</text:p>
          </table:table-cell>
          <table:table-cell office:value-type="float" office:value="406">
            <text:p>406</text:p>
          </table:table-cell>
          <table:table-cell table:formula="of:=['file:///home/diego/workspace/qin-cluster/pruebas/estadisticas/corrida-20120802000741.ods'#$secuencia.B407]" office:value-type="float" office:value="0">
            <text:p>0</text:p>
          </table:table-cell>
          <table:table-cell table:formula="of:=['file:///home/diego/workspace/qin-cluster/pruebas/estadisticas/corrida-20120802000741.ods'#$secuencia.C407]" office:value-type="float" office:value="0">
            <text:p>0,00</text:p>
          </table:table-cell>
          <table:table-cell table:formula="of:=[.C40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7]" office:value-type="float" office:value="0">
            <text:p>0</text:p>
          </table:table-cell>
          <table:table-cell table:formula="of:=['file:///home/diego/workspace/qin-cluster/pruebas/estadisticas/corrida-20120802000741.ods'#$acumulado.A407]" office:value-type="float" office:value="0">
            <text:p>0</text:p>
          </table:table-cell>
          <table:table-cell table:formula="of:=['file:///home/diego/workspace/qin-cluster/pruebas/estadisticas/corrida-20120802000741.ods'#$acumulado.C407]" office:value-type="float" office:value="0">
            <text:p>0</text:p>
          </table:table-cell>
          <table:table-cell table:formula="of:=['file:///home/diego/workspace/qin-cluster/pruebas/estadisticas/corrida-20120802000741.ods'#$acumulado.D407]" office:value-type="float" office:value="0">
            <text:p>0</text:p>
          </table:table-cell>
          <table:table-cell table:formula="of:=['file:///home/diego/workspace/qin-cluster/pruebas/estadisticas/corrida-20120802000741.ods'#$acumulado.E407]" office:value-type="float" office:value="0">
            <text:p>0</text:p>
          </table:table-cell>
          <table:table-cell table:formula="of:=['file:///home/diego/workspace/qin-cluster/pruebas/estadisticas/corrida-20120802000741.ods'#$acumulado.F407]" office:value-type="float" office:value="0">
            <text:p>0</text:p>
          </table:table-cell>
          <table:table-cell table:formula="of:=['file:///home/diego/workspace/qin-cluster/pruebas/estadisticas/corrida-20120802000741.ods'#$acumulado.G407]" office:value-type="float" office:value="0">
            <text:p>0</text:p>
          </table:table-cell>
          <table:table-cell table:formula="of:=[.L407]*100/[.$S$2]" office:value-type="float" office:value="0">
            <text:p>0,00</text:p>
          </table:table-cell>
          <table:table-cell table:formula="of:=[.I4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8]" office:value-type="float" office:value="0">
            <text:p>0</text:p>
          </table:table-cell>
          <table:table-cell office:value-type="float" office:value="407">
            <text:p>407</text:p>
          </table:table-cell>
          <table:table-cell table:formula="of:=['file:///home/diego/workspace/qin-cluster/pruebas/estadisticas/corrida-20120802000741.ods'#$secuencia.B408]" office:value-type="float" office:value="0">
            <text:p>0</text:p>
          </table:table-cell>
          <table:table-cell table:formula="of:=['file:///home/diego/workspace/qin-cluster/pruebas/estadisticas/corrida-20120802000741.ods'#$secuencia.C408]" office:value-type="float" office:value="0">
            <text:p>0,00</text:p>
          </table:table-cell>
          <table:table-cell table:formula="of:=[.C40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8]" office:value-type="float" office:value="0">
            <text:p>0</text:p>
          </table:table-cell>
          <table:table-cell table:formula="of:=['file:///home/diego/workspace/qin-cluster/pruebas/estadisticas/corrida-20120802000741.ods'#$acumulado.A408]" office:value-type="float" office:value="0">
            <text:p>0</text:p>
          </table:table-cell>
          <table:table-cell table:formula="of:=['file:///home/diego/workspace/qin-cluster/pruebas/estadisticas/corrida-20120802000741.ods'#$acumulado.C408]" office:value-type="float" office:value="0">
            <text:p>0</text:p>
          </table:table-cell>
          <table:table-cell table:formula="of:=['file:///home/diego/workspace/qin-cluster/pruebas/estadisticas/corrida-20120802000741.ods'#$acumulado.D408]" office:value-type="float" office:value="0">
            <text:p>0</text:p>
          </table:table-cell>
          <table:table-cell table:formula="of:=['file:///home/diego/workspace/qin-cluster/pruebas/estadisticas/corrida-20120802000741.ods'#$acumulado.E408]" office:value-type="float" office:value="0">
            <text:p>0</text:p>
          </table:table-cell>
          <table:table-cell table:formula="of:=['file:///home/diego/workspace/qin-cluster/pruebas/estadisticas/corrida-20120802000741.ods'#$acumulado.F408]" office:value-type="float" office:value="0">
            <text:p>0</text:p>
          </table:table-cell>
          <table:table-cell table:formula="of:=['file:///home/diego/workspace/qin-cluster/pruebas/estadisticas/corrida-20120802000741.ods'#$acumulado.G408]" office:value-type="float" office:value="0">
            <text:p>0</text:p>
          </table:table-cell>
          <table:table-cell table:formula="of:=[.L408]*100/[.$S$2]" office:value-type="float" office:value="0">
            <text:p>0,00</text:p>
          </table:table-cell>
          <table:table-cell table:formula="of:=[.I4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09]" office:value-type="float" office:value="0">
            <text:p>0</text:p>
          </table:table-cell>
          <table:table-cell office:value-type="float" office:value="408">
            <text:p>408</text:p>
          </table:table-cell>
          <table:table-cell table:formula="of:=['file:///home/diego/workspace/qin-cluster/pruebas/estadisticas/corrida-20120802000741.ods'#$secuencia.B409]" office:value-type="float" office:value="0">
            <text:p>0</text:p>
          </table:table-cell>
          <table:table-cell table:formula="of:=['file:///home/diego/workspace/qin-cluster/pruebas/estadisticas/corrida-20120802000741.ods'#$secuencia.C409]" office:value-type="float" office:value="0">
            <text:p>0,00</text:p>
          </table:table-cell>
          <table:table-cell table:formula="of:=[.C40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09]" office:value-type="float" office:value="0">
            <text:p>0</text:p>
          </table:table-cell>
          <table:table-cell table:formula="of:=['file:///home/diego/workspace/qin-cluster/pruebas/estadisticas/corrida-20120802000741.ods'#$acumulado.A409]" office:value-type="float" office:value="0">
            <text:p>0</text:p>
          </table:table-cell>
          <table:table-cell table:formula="of:=['file:///home/diego/workspace/qin-cluster/pruebas/estadisticas/corrida-20120802000741.ods'#$acumulado.C409]" office:value-type="float" office:value="0">
            <text:p>0</text:p>
          </table:table-cell>
          <table:table-cell table:formula="of:=['file:///home/diego/workspace/qin-cluster/pruebas/estadisticas/corrida-20120802000741.ods'#$acumulado.D409]" office:value-type="float" office:value="0">
            <text:p>0</text:p>
          </table:table-cell>
          <table:table-cell table:formula="of:=['file:///home/diego/workspace/qin-cluster/pruebas/estadisticas/corrida-20120802000741.ods'#$acumulado.E409]" office:value-type="float" office:value="0">
            <text:p>0</text:p>
          </table:table-cell>
          <table:table-cell table:formula="of:=['file:///home/diego/workspace/qin-cluster/pruebas/estadisticas/corrida-20120802000741.ods'#$acumulado.F409]" office:value-type="float" office:value="0">
            <text:p>0</text:p>
          </table:table-cell>
          <table:table-cell table:formula="of:=['file:///home/diego/workspace/qin-cluster/pruebas/estadisticas/corrida-20120802000741.ods'#$acumulado.G409]" office:value-type="float" office:value="0">
            <text:p>0</text:p>
          </table:table-cell>
          <table:table-cell table:formula="of:=[.L409]*100/[.$S$2]" office:value-type="float" office:value="0">
            <text:p>0,00</text:p>
          </table:table-cell>
          <table:table-cell table:formula="of:=[.I4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0]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['file:///home/diego/workspace/qin-cluster/pruebas/estadisticas/corrida-20120802000741.ods'#$secuencia.B410]" office:value-type="float" office:value="0">
            <text:p>0</text:p>
          </table:table-cell>
          <table:table-cell table:formula="of:=['file:///home/diego/workspace/qin-cluster/pruebas/estadisticas/corrida-20120802000741.ods'#$secuencia.C410]" office:value-type="float" office:value="0">
            <text:p>0,00</text:p>
          </table:table-cell>
          <table:table-cell table:formula="of:=[.C4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0]" office:value-type="float" office:value="0">
            <text:p>0</text:p>
          </table:table-cell>
          <table:table-cell table:formula="of:=['file:///home/diego/workspace/qin-cluster/pruebas/estadisticas/corrida-20120802000741.ods'#$acumulado.A410]" office:value-type="float" office:value="0">
            <text:p>0</text:p>
          </table:table-cell>
          <table:table-cell table:formula="of:=['file:///home/diego/workspace/qin-cluster/pruebas/estadisticas/corrida-20120802000741.ods'#$acumulado.C410]" office:value-type="float" office:value="0">
            <text:p>0</text:p>
          </table:table-cell>
          <table:table-cell table:formula="of:=['file:///home/diego/workspace/qin-cluster/pruebas/estadisticas/corrida-20120802000741.ods'#$acumulado.D410]" office:value-type="float" office:value="0">
            <text:p>0</text:p>
          </table:table-cell>
          <table:table-cell table:formula="of:=['file:///home/diego/workspace/qin-cluster/pruebas/estadisticas/corrida-20120802000741.ods'#$acumulado.E410]" office:value-type="float" office:value="0">
            <text:p>0</text:p>
          </table:table-cell>
          <table:table-cell table:formula="of:=['file:///home/diego/workspace/qin-cluster/pruebas/estadisticas/corrida-20120802000741.ods'#$acumulado.F410]" office:value-type="float" office:value="0">
            <text:p>0</text:p>
          </table:table-cell>
          <table:table-cell table:formula="of:=['file:///home/diego/workspace/qin-cluster/pruebas/estadisticas/corrida-20120802000741.ods'#$acumulado.G410]" office:value-type="float" office:value="0">
            <text:p>0</text:p>
          </table:table-cell>
          <table:table-cell table:formula="of:=[.L410]*100/[.$S$2]" office:value-type="float" office:value="0">
            <text:p>0,00</text:p>
          </table:table-cell>
          <table:table-cell table:formula="of:=[.I4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1]" office:value-type="float" office:value="0">
            <text:p>0</text:p>
          </table:table-cell>
          <table:table-cell office:value-type="float" office:value="410">
            <text:p>410</text:p>
          </table:table-cell>
          <table:table-cell table:formula="of:=['file:///home/diego/workspace/qin-cluster/pruebas/estadisticas/corrida-20120802000741.ods'#$secuencia.B411]" office:value-type="float" office:value="0">
            <text:p>0</text:p>
          </table:table-cell>
          <table:table-cell table:formula="of:=['file:///home/diego/workspace/qin-cluster/pruebas/estadisticas/corrida-20120802000741.ods'#$secuencia.C411]" office:value-type="float" office:value="0">
            <text:p>0,00</text:p>
          </table:table-cell>
          <table:table-cell table:formula="of:=[.C4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1]" office:value-type="float" office:value="0">
            <text:p>0</text:p>
          </table:table-cell>
          <table:table-cell table:formula="of:=['file:///home/diego/workspace/qin-cluster/pruebas/estadisticas/corrida-20120802000741.ods'#$acumulado.A411]" office:value-type="float" office:value="0">
            <text:p>0</text:p>
          </table:table-cell>
          <table:table-cell table:formula="of:=['file:///home/diego/workspace/qin-cluster/pruebas/estadisticas/corrida-20120802000741.ods'#$acumulado.C411]" office:value-type="float" office:value="0">
            <text:p>0</text:p>
          </table:table-cell>
          <table:table-cell table:formula="of:=['file:///home/diego/workspace/qin-cluster/pruebas/estadisticas/corrida-20120802000741.ods'#$acumulado.D411]" office:value-type="float" office:value="0">
            <text:p>0</text:p>
          </table:table-cell>
          <table:table-cell table:formula="of:=['file:///home/diego/workspace/qin-cluster/pruebas/estadisticas/corrida-20120802000741.ods'#$acumulado.E411]" office:value-type="float" office:value="0">
            <text:p>0</text:p>
          </table:table-cell>
          <table:table-cell table:formula="of:=['file:///home/diego/workspace/qin-cluster/pruebas/estadisticas/corrida-20120802000741.ods'#$acumulado.F411]" office:value-type="float" office:value="0">
            <text:p>0</text:p>
          </table:table-cell>
          <table:table-cell table:formula="of:=['file:///home/diego/workspace/qin-cluster/pruebas/estadisticas/corrida-20120802000741.ods'#$acumulado.G411]" office:value-type="float" office:value="0">
            <text:p>0</text:p>
          </table:table-cell>
          <table:table-cell table:formula="of:=[.L411]*100/[.$S$2]" office:value-type="float" office:value="0">
            <text:p>0,00</text:p>
          </table:table-cell>
          <table:table-cell table:formula="of:=[.I4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2]" office:value-type="float" office:value="0">
            <text:p>0</text:p>
          </table:table-cell>
          <table:table-cell office:value-type="float" office:value="411">
            <text:p>411</text:p>
          </table:table-cell>
          <table:table-cell table:formula="of:=['file:///home/diego/workspace/qin-cluster/pruebas/estadisticas/corrida-20120802000741.ods'#$secuencia.B412]" office:value-type="float" office:value="0">
            <text:p>0</text:p>
          </table:table-cell>
          <table:table-cell table:formula="of:=['file:///home/diego/workspace/qin-cluster/pruebas/estadisticas/corrida-20120802000741.ods'#$secuencia.C412]" office:value-type="float" office:value="0">
            <text:p>0,00</text:p>
          </table:table-cell>
          <table:table-cell table:formula="of:=[.C4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2]" office:value-type="float" office:value="0">
            <text:p>0</text:p>
          </table:table-cell>
          <table:table-cell table:formula="of:=['file:///home/diego/workspace/qin-cluster/pruebas/estadisticas/corrida-20120802000741.ods'#$acumulado.A412]" office:value-type="float" office:value="0">
            <text:p>0</text:p>
          </table:table-cell>
          <table:table-cell table:formula="of:=['file:///home/diego/workspace/qin-cluster/pruebas/estadisticas/corrida-20120802000741.ods'#$acumulado.C412]" office:value-type="float" office:value="0">
            <text:p>0</text:p>
          </table:table-cell>
          <table:table-cell table:formula="of:=['file:///home/diego/workspace/qin-cluster/pruebas/estadisticas/corrida-20120802000741.ods'#$acumulado.D412]" office:value-type="float" office:value="0">
            <text:p>0</text:p>
          </table:table-cell>
          <table:table-cell table:formula="of:=['file:///home/diego/workspace/qin-cluster/pruebas/estadisticas/corrida-20120802000741.ods'#$acumulado.E412]" office:value-type="float" office:value="0">
            <text:p>0</text:p>
          </table:table-cell>
          <table:table-cell table:formula="of:=['file:///home/diego/workspace/qin-cluster/pruebas/estadisticas/corrida-20120802000741.ods'#$acumulado.F412]" office:value-type="float" office:value="0">
            <text:p>0</text:p>
          </table:table-cell>
          <table:table-cell table:formula="of:=['file:///home/diego/workspace/qin-cluster/pruebas/estadisticas/corrida-20120802000741.ods'#$acumulado.G412]" office:value-type="float" office:value="0">
            <text:p>0</text:p>
          </table:table-cell>
          <table:table-cell table:formula="of:=[.L412]*100/[.$S$2]" office:value-type="float" office:value="0">
            <text:p>0,00</text:p>
          </table:table-cell>
          <table:table-cell table:formula="of:=[.I4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3]" office:value-type="float" office:value="0">
            <text:p>0</text:p>
          </table:table-cell>
          <table:table-cell office:value-type="float" office:value="412">
            <text:p>412</text:p>
          </table:table-cell>
          <table:table-cell table:formula="of:=['file:///home/diego/workspace/qin-cluster/pruebas/estadisticas/corrida-20120802000741.ods'#$secuencia.B413]" office:value-type="float" office:value="0">
            <text:p>0</text:p>
          </table:table-cell>
          <table:table-cell table:formula="of:=['file:///home/diego/workspace/qin-cluster/pruebas/estadisticas/corrida-20120802000741.ods'#$secuencia.C413]" office:value-type="float" office:value="0">
            <text:p>0,00</text:p>
          </table:table-cell>
          <table:table-cell table:formula="of:=[.C4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3]" office:value-type="float" office:value="0">
            <text:p>0</text:p>
          </table:table-cell>
          <table:table-cell table:formula="of:=['file:///home/diego/workspace/qin-cluster/pruebas/estadisticas/corrida-20120802000741.ods'#$acumulado.A413]" office:value-type="float" office:value="0">
            <text:p>0</text:p>
          </table:table-cell>
          <table:table-cell table:formula="of:=['file:///home/diego/workspace/qin-cluster/pruebas/estadisticas/corrida-20120802000741.ods'#$acumulado.C413]" office:value-type="float" office:value="0">
            <text:p>0</text:p>
          </table:table-cell>
          <table:table-cell table:formula="of:=['file:///home/diego/workspace/qin-cluster/pruebas/estadisticas/corrida-20120802000741.ods'#$acumulado.D413]" office:value-type="float" office:value="0">
            <text:p>0</text:p>
          </table:table-cell>
          <table:table-cell table:formula="of:=['file:///home/diego/workspace/qin-cluster/pruebas/estadisticas/corrida-20120802000741.ods'#$acumulado.E413]" office:value-type="float" office:value="0">
            <text:p>0</text:p>
          </table:table-cell>
          <table:table-cell table:formula="of:=['file:///home/diego/workspace/qin-cluster/pruebas/estadisticas/corrida-20120802000741.ods'#$acumulado.F413]" office:value-type="float" office:value="0">
            <text:p>0</text:p>
          </table:table-cell>
          <table:table-cell table:formula="of:=['file:///home/diego/workspace/qin-cluster/pruebas/estadisticas/corrida-20120802000741.ods'#$acumulado.G413]" office:value-type="float" office:value="0">
            <text:p>0</text:p>
          </table:table-cell>
          <table:table-cell table:formula="of:=[.L413]*100/[.$S$2]" office:value-type="float" office:value="0">
            <text:p>0,00</text:p>
          </table:table-cell>
          <table:table-cell table:formula="of:=[.I4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4]"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['file:///home/diego/workspace/qin-cluster/pruebas/estadisticas/corrida-20120802000741.ods'#$secuencia.B414]" office:value-type="float" office:value="0">
            <text:p>0</text:p>
          </table:table-cell>
          <table:table-cell table:formula="of:=['file:///home/diego/workspace/qin-cluster/pruebas/estadisticas/corrida-20120802000741.ods'#$secuencia.C414]" office:value-type="float" office:value="0">
            <text:p>0,00</text:p>
          </table:table-cell>
          <table:table-cell table:formula="of:=[.C4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4]" office:value-type="float" office:value="0">
            <text:p>0</text:p>
          </table:table-cell>
          <table:table-cell table:formula="of:=['file:///home/diego/workspace/qin-cluster/pruebas/estadisticas/corrida-20120802000741.ods'#$acumulado.A414]" office:value-type="float" office:value="0">
            <text:p>0</text:p>
          </table:table-cell>
          <table:table-cell table:formula="of:=['file:///home/diego/workspace/qin-cluster/pruebas/estadisticas/corrida-20120802000741.ods'#$acumulado.C414]" office:value-type="float" office:value="0">
            <text:p>0</text:p>
          </table:table-cell>
          <table:table-cell table:formula="of:=['file:///home/diego/workspace/qin-cluster/pruebas/estadisticas/corrida-20120802000741.ods'#$acumulado.D414]" office:value-type="float" office:value="0">
            <text:p>0</text:p>
          </table:table-cell>
          <table:table-cell table:formula="of:=['file:///home/diego/workspace/qin-cluster/pruebas/estadisticas/corrida-20120802000741.ods'#$acumulado.E414]" office:value-type="float" office:value="0">
            <text:p>0</text:p>
          </table:table-cell>
          <table:table-cell table:formula="of:=['file:///home/diego/workspace/qin-cluster/pruebas/estadisticas/corrida-20120802000741.ods'#$acumulado.F414]" office:value-type="float" office:value="0">
            <text:p>0</text:p>
          </table:table-cell>
          <table:table-cell table:formula="of:=['file:///home/diego/workspace/qin-cluster/pruebas/estadisticas/corrida-20120802000741.ods'#$acumulado.G414]" office:value-type="float" office:value="0">
            <text:p>0</text:p>
          </table:table-cell>
          <table:table-cell table:formula="of:=[.L414]*100/[.$S$2]" office:value-type="float" office:value="0">
            <text:p>0,00</text:p>
          </table:table-cell>
          <table:table-cell table:formula="of:=[.I4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5]" office:value-type="float" office:value="0">
            <text:p>0</text:p>
          </table:table-cell>
          <table:table-cell office:value-type="float" office:value="414">
            <text:p>414</text:p>
          </table:table-cell>
          <table:table-cell table:formula="of:=['file:///home/diego/workspace/qin-cluster/pruebas/estadisticas/corrida-20120802000741.ods'#$secuencia.B415]" office:value-type="float" office:value="0">
            <text:p>0</text:p>
          </table:table-cell>
          <table:table-cell table:formula="of:=['file:///home/diego/workspace/qin-cluster/pruebas/estadisticas/corrida-20120802000741.ods'#$secuencia.C415]" office:value-type="float" office:value="0">
            <text:p>0,00</text:p>
          </table:table-cell>
          <table:table-cell table:formula="of:=[.C4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5]" office:value-type="float" office:value="0">
            <text:p>0</text:p>
          </table:table-cell>
          <table:table-cell table:formula="of:=['file:///home/diego/workspace/qin-cluster/pruebas/estadisticas/corrida-20120802000741.ods'#$acumulado.A415]" office:value-type="float" office:value="0">
            <text:p>0</text:p>
          </table:table-cell>
          <table:table-cell table:formula="of:=['file:///home/diego/workspace/qin-cluster/pruebas/estadisticas/corrida-20120802000741.ods'#$acumulado.C415]" office:value-type="float" office:value="0">
            <text:p>0</text:p>
          </table:table-cell>
          <table:table-cell table:formula="of:=['file:///home/diego/workspace/qin-cluster/pruebas/estadisticas/corrida-20120802000741.ods'#$acumulado.D415]" office:value-type="float" office:value="0">
            <text:p>0</text:p>
          </table:table-cell>
          <table:table-cell table:formula="of:=['file:///home/diego/workspace/qin-cluster/pruebas/estadisticas/corrida-20120802000741.ods'#$acumulado.E415]" office:value-type="float" office:value="0">
            <text:p>0</text:p>
          </table:table-cell>
          <table:table-cell table:formula="of:=['file:///home/diego/workspace/qin-cluster/pruebas/estadisticas/corrida-20120802000741.ods'#$acumulado.F415]" office:value-type="float" office:value="0">
            <text:p>0</text:p>
          </table:table-cell>
          <table:table-cell table:formula="of:=['file:///home/diego/workspace/qin-cluster/pruebas/estadisticas/corrida-20120802000741.ods'#$acumulado.G415]" office:value-type="float" office:value="0">
            <text:p>0</text:p>
          </table:table-cell>
          <table:table-cell table:formula="of:=[.L415]*100/[.$S$2]" office:value-type="float" office:value="0">
            <text:p>0,00</text:p>
          </table:table-cell>
          <table:table-cell table:formula="of:=[.I4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6]" office:value-type="float" office:value="0">
            <text:p>0</text:p>
          </table:table-cell>
          <table:table-cell office:value-type="float" office:value="415">
            <text:p>415</text:p>
          </table:table-cell>
          <table:table-cell table:formula="of:=['file:///home/diego/workspace/qin-cluster/pruebas/estadisticas/corrida-20120802000741.ods'#$secuencia.B416]" office:value-type="float" office:value="0">
            <text:p>0</text:p>
          </table:table-cell>
          <table:table-cell table:formula="of:=['file:///home/diego/workspace/qin-cluster/pruebas/estadisticas/corrida-20120802000741.ods'#$secuencia.C416]" office:value-type="float" office:value="0">
            <text:p>0,00</text:p>
          </table:table-cell>
          <table:table-cell table:formula="of:=[.C4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6]" office:value-type="float" office:value="0">
            <text:p>0</text:p>
          </table:table-cell>
          <table:table-cell table:formula="of:=['file:///home/diego/workspace/qin-cluster/pruebas/estadisticas/corrida-20120802000741.ods'#$acumulado.A416]" office:value-type="float" office:value="0">
            <text:p>0</text:p>
          </table:table-cell>
          <table:table-cell table:formula="of:=['file:///home/diego/workspace/qin-cluster/pruebas/estadisticas/corrida-20120802000741.ods'#$acumulado.C416]" office:value-type="float" office:value="0">
            <text:p>0</text:p>
          </table:table-cell>
          <table:table-cell table:formula="of:=['file:///home/diego/workspace/qin-cluster/pruebas/estadisticas/corrida-20120802000741.ods'#$acumulado.D416]" office:value-type="float" office:value="0">
            <text:p>0</text:p>
          </table:table-cell>
          <table:table-cell table:formula="of:=['file:///home/diego/workspace/qin-cluster/pruebas/estadisticas/corrida-20120802000741.ods'#$acumulado.E416]" office:value-type="float" office:value="0">
            <text:p>0</text:p>
          </table:table-cell>
          <table:table-cell table:formula="of:=['file:///home/diego/workspace/qin-cluster/pruebas/estadisticas/corrida-20120802000741.ods'#$acumulado.F416]" office:value-type="float" office:value="0">
            <text:p>0</text:p>
          </table:table-cell>
          <table:table-cell table:formula="of:=['file:///home/diego/workspace/qin-cluster/pruebas/estadisticas/corrida-20120802000741.ods'#$acumulado.G416]" office:value-type="float" office:value="0">
            <text:p>0</text:p>
          </table:table-cell>
          <table:table-cell table:formula="of:=[.L416]*100/[.$S$2]" office:value-type="float" office:value="0">
            <text:p>0,00</text:p>
          </table:table-cell>
          <table:table-cell table:formula="of:=[.I4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7]" office:value-type="float" office:value="0">
            <text:p>0</text:p>
          </table:table-cell>
          <table:table-cell office:value-type="float" office:value="416">
            <text:p>416</text:p>
          </table:table-cell>
          <table:table-cell table:formula="of:=['file:///home/diego/workspace/qin-cluster/pruebas/estadisticas/corrida-20120802000741.ods'#$secuencia.B417]" office:value-type="float" office:value="0">
            <text:p>0</text:p>
          </table:table-cell>
          <table:table-cell table:formula="of:=['file:///home/diego/workspace/qin-cluster/pruebas/estadisticas/corrida-20120802000741.ods'#$secuencia.C417]" office:value-type="float" office:value="0">
            <text:p>0,00</text:p>
          </table:table-cell>
          <table:table-cell table:formula="of:=[.C4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7]" office:value-type="float" office:value="0">
            <text:p>0</text:p>
          </table:table-cell>
          <table:table-cell table:formula="of:=['file:///home/diego/workspace/qin-cluster/pruebas/estadisticas/corrida-20120802000741.ods'#$acumulado.A417]" office:value-type="float" office:value="0">
            <text:p>0</text:p>
          </table:table-cell>
          <table:table-cell table:formula="of:=['file:///home/diego/workspace/qin-cluster/pruebas/estadisticas/corrida-20120802000741.ods'#$acumulado.C417]" office:value-type="float" office:value="0">
            <text:p>0</text:p>
          </table:table-cell>
          <table:table-cell table:formula="of:=['file:///home/diego/workspace/qin-cluster/pruebas/estadisticas/corrida-20120802000741.ods'#$acumulado.D417]" office:value-type="float" office:value="0">
            <text:p>0</text:p>
          </table:table-cell>
          <table:table-cell table:formula="of:=['file:///home/diego/workspace/qin-cluster/pruebas/estadisticas/corrida-20120802000741.ods'#$acumulado.E417]" office:value-type="float" office:value="0">
            <text:p>0</text:p>
          </table:table-cell>
          <table:table-cell table:formula="of:=['file:///home/diego/workspace/qin-cluster/pruebas/estadisticas/corrida-20120802000741.ods'#$acumulado.F417]" office:value-type="float" office:value="0">
            <text:p>0</text:p>
          </table:table-cell>
          <table:table-cell table:formula="of:=['file:///home/diego/workspace/qin-cluster/pruebas/estadisticas/corrida-20120802000741.ods'#$acumulado.G417]" office:value-type="float" office:value="0">
            <text:p>0</text:p>
          </table:table-cell>
          <table:table-cell table:formula="of:=[.L417]*100/[.$S$2]" office:value-type="float" office:value="0">
            <text:p>0,00</text:p>
          </table:table-cell>
          <table:table-cell table:formula="of:=[.I4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8]" office:value-type="float" office:value="0">
            <text:p>0</text:p>
          </table:table-cell>
          <table:table-cell office:value-type="float" office:value="417">
            <text:p>417</text:p>
          </table:table-cell>
          <table:table-cell table:formula="of:=['file:///home/diego/workspace/qin-cluster/pruebas/estadisticas/corrida-20120802000741.ods'#$secuencia.B418]" office:value-type="float" office:value="0">
            <text:p>0</text:p>
          </table:table-cell>
          <table:table-cell table:formula="of:=['file:///home/diego/workspace/qin-cluster/pruebas/estadisticas/corrida-20120802000741.ods'#$secuencia.C418]" office:value-type="float" office:value="0">
            <text:p>0,00</text:p>
          </table:table-cell>
          <table:table-cell table:formula="of:=[.C4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8]" office:value-type="float" office:value="0">
            <text:p>0</text:p>
          </table:table-cell>
          <table:table-cell table:formula="of:=['file:///home/diego/workspace/qin-cluster/pruebas/estadisticas/corrida-20120802000741.ods'#$acumulado.A418]" office:value-type="float" office:value="0">
            <text:p>0</text:p>
          </table:table-cell>
          <table:table-cell table:formula="of:=['file:///home/diego/workspace/qin-cluster/pruebas/estadisticas/corrida-20120802000741.ods'#$acumulado.C418]" office:value-type="float" office:value="0">
            <text:p>0</text:p>
          </table:table-cell>
          <table:table-cell table:formula="of:=['file:///home/diego/workspace/qin-cluster/pruebas/estadisticas/corrida-20120802000741.ods'#$acumulado.D418]" office:value-type="float" office:value="0">
            <text:p>0</text:p>
          </table:table-cell>
          <table:table-cell table:formula="of:=['file:///home/diego/workspace/qin-cluster/pruebas/estadisticas/corrida-20120802000741.ods'#$acumulado.E418]" office:value-type="float" office:value="0">
            <text:p>0</text:p>
          </table:table-cell>
          <table:table-cell table:formula="of:=['file:///home/diego/workspace/qin-cluster/pruebas/estadisticas/corrida-20120802000741.ods'#$acumulado.F418]" office:value-type="float" office:value="0">
            <text:p>0</text:p>
          </table:table-cell>
          <table:table-cell table:formula="of:=['file:///home/diego/workspace/qin-cluster/pruebas/estadisticas/corrida-20120802000741.ods'#$acumulado.G418]" office:value-type="float" office:value="0">
            <text:p>0</text:p>
          </table:table-cell>
          <table:table-cell table:formula="of:=[.L418]*100/[.$S$2]" office:value-type="float" office:value="0">
            <text:p>0,00</text:p>
          </table:table-cell>
          <table:table-cell table:formula="of:=[.I4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19]" office:value-type="float" office:value="0">
            <text:p>0</text:p>
          </table:table-cell>
          <table:table-cell office:value-type="float" office:value="418">
            <text:p>418</text:p>
          </table:table-cell>
          <table:table-cell table:formula="of:=['file:///home/diego/workspace/qin-cluster/pruebas/estadisticas/corrida-20120802000741.ods'#$secuencia.B419]" office:value-type="float" office:value="0">
            <text:p>0</text:p>
          </table:table-cell>
          <table:table-cell table:formula="of:=['file:///home/diego/workspace/qin-cluster/pruebas/estadisticas/corrida-20120802000741.ods'#$secuencia.C419]" office:value-type="float" office:value="0">
            <text:p>0,00</text:p>
          </table:table-cell>
          <table:table-cell table:formula="of:=[.C4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19]" office:value-type="float" office:value="0">
            <text:p>0</text:p>
          </table:table-cell>
          <table:table-cell table:formula="of:=['file:///home/diego/workspace/qin-cluster/pruebas/estadisticas/corrida-20120802000741.ods'#$acumulado.A419]" office:value-type="float" office:value="0">
            <text:p>0</text:p>
          </table:table-cell>
          <table:table-cell table:formula="of:=['file:///home/diego/workspace/qin-cluster/pruebas/estadisticas/corrida-20120802000741.ods'#$acumulado.C419]" office:value-type="float" office:value="0">
            <text:p>0</text:p>
          </table:table-cell>
          <table:table-cell table:formula="of:=['file:///home/diego/workspace/qin-cluster/pruebas/estadisticas/corrida-20120802000741.ods'#$acumulado.D419]" office:value-type="float" office:value="0">
            <text:p>0</text:p>
          </table:table-cell>
          <table:table-cell table:formula="of:=['file:///home/diego/workspace/qin-cluster/pruebas/estadisticas/corrida-20120802000741.ods'#$acumulado.E419]" office:value-type="float" office:value="0">
            <text:p>0</text:p>
          </table:table-cell>
          <table:table-cell table:formula="of:=['file:///home/diego/workspace/qin-cluster/pruebas/estadisticas/corrida-20120802000741.ods'#$acumulado.F419]" office:value-type="float" office:value="0">
            <text:p>0</text:p>
          </table:table-cell>
          <table:table-cell table:formula="of:=['file:///home/diego/workspace/qin-cluster/pruebas/estadisticas/corrida-20120802000741.ods'#$acumulado.G419]" office:value-type="float" office:value="0">
            <text:p>0</text:p>
          </table:table-cell>
          <table:table-cell table:formula="of:=[.L419]*100/[.$S$2]" office:value-type="float" office:value="0">
            <text:p>0,00</text:p>
          </table:table-cell>
          <table:table-cell table:formula="of:=[.I4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0]" office:value-type="float" office:value="0">
            <text:p>0</text:p>
          </table:table-cell>
          <table:table-cell office:value-type="float" office:value="419">
            <text:p>419</text:p>
          </table:table-cell>
          <table:table-cell table:formula="of:=['file:///home/diego/workspace/qin-cluster/pruebas/estadisticas/corrida-20120802000741.ods'#$secuencia.B420]" office:value-type="float" office:value="0">
            <text:p>0</text:p>
          </table:table-cell>
          <table:table-cell table:formula="of:=['file:///home/diego/workspace/qin-cluster/pruebas/estadisticas/corrida-20120802000741.ods'#$secuencia.C420]" office:value-type="float" office:value="0">
            <text:p>0,00</text:p>
          </table:table-cell>
          <table:table-cell table:formula="of:=[.C4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0]" office:value-type="float" office:value="0">
            <text:p>0</text:p>
          </table:table-cell>
          <table:table-cell table:formula="of:=['file:///home/diego/workspace/qin-cluster/pruebas/estadisticas/corrida-20120802000741.ods'#$acumulado.A420]" office:value-type="float" office:value="0">
            <text:p>0</text:p>
          </table:table-cell>
          <table:table-cell table:formula="of:=['file:///home/diego/workspace/qin-cluster/pruebas/estadisticas/corrida-20120802000741.ods'#$acumulado.C420]" office:value-type="float" office:value="0">
            <text:p>0</text:p>
          </table:table-cell>
          <table:table-cell table:formula="of:=['file:///home/diego/workspace/qin-cluster/pruebas/estadisticas/corrida-20120802000741.ods'#$acumulado.D420]" office:value-type="float" office:value="0">
            <text:p>0</text:p>
          </table:table-cell>
          <table:table-cell table:formula="of:=['file:///home/diego/workspace/qin-cluster/pruebas/estadisticas/corrida-20120802000741.ods'#$acumulado.E420]" office:value-type="float" office:value="0">
            <text:p>0</text:p>
          </table:table-cell>
          <table:table-cell table:formula="of:=['file:///home/diego/workspace/qin-cluster/pruebas/estadisticas/corrida-20120802000741.ods'#$acumulado.F420]" office:value-type="float" office:value="0">
            <text:p>0</text:p>
          </table:table-cell>
          <table:table-cell table:formula="of:=['file:///home/diego/workspace/qin-cluster/pruebas/estadisticas/corrida-20120802000741.ods'#$acumulado.G420]" office:value-type="float" office:value="0">
            <text:p>0</text:p>
          </table:table-cell>
          <table:table-cell table:formula="of:=[.L420]*100/[.$S$2]" office:value-type="float" office:value="0">
            <text:p>0,00</text:p>
          </table:table-cell>
          <table:table-cell table:formula="of:=[.I4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1]" office:value-type="float" office:value="0">
            <text:p>0</text:p>
          </table:table-cell>
          <table:table-cell office:value-type="float" office:value="420">
            <text:p>420</text:p>
          </table:table-cell>
          <table:table-cell table:formula="of:=['file:///home/diego/workspace/qin-cluster/pruebas/estadisticas/corrida-20120802000741.ods'#$secuencia.B421]" office:value-type="float" office:value="0">
            <text:p>0</text:p>
          </table:table-cell>
          <table:table-cell table:formula="of:=['file:///home/diego/workspace/qin-cluster/pruebas/estadisticas/corrida-20120802000741.ods'#$secuencia.C421]" office:value-type="float" office:value="0">
            <text:p>0,00</text:p>
          </table:table-cell>
          <table:table-cell table:formula="of:=[.C4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1]" office:value-type="float" office:value="0">
            <text:p>0</text:p>
          </table:table-cell>
          <table:table-cell table:formula="of:=['file:///home/diego/workspace/qin-cluster/pruebas/estadisticas/corrida-20120802000741.ods'#$acumulado.A421]" office:value-type="float" office:value="0">
            <text:p>0</text:p>
          </table:table-cell>
          <table:table-cell table:formula="of:=['file:///home/diego/workspace/qin-cluster/pruebas/estadisticas/corrida-20120802000741.ods'#$acumulado.C421]" office:value-type="float" office:value="0">
            <text:p>0</text:p>
          </table:table-cell>
          <table:table-cell table:formula="of:=['file:///home/diego/workspace/qin-cluster/pruebas/estadisticas/corrida-20120802000741.ods'#$acumulado.D421]" office:value-type="float" office:value="0">
            <text:p>0</text:p>
          </table:table-cell>
          <table:table-cell table:formula="of:=['file:///home/diego/workspace/qin-cluster/pruebas/estadisticas/corrida-20120802000741.ods'#$acumulado.E421]" office:value-type="float" office:value="0">
            <text:p>0</text:p>
          </table:table-cell>
          <table:table-cell table:formula="of:=['file:///home/diego/workspace/qin-cluster/pruebas/estadisticas/corrida-20120802000741.ods'#$acumulado.F421]" office:value-type="float" office:value="0">
            <text:p>0</text:p>
          </table:table-cell>
          <table:table-cell table:formula="of:=['file:///home/diego/workspace/qin-cluster/pruebas/estadisticas/corrida-20120802000741.ods'#$acumulado.G421]" office:value-type="float" office:value="0">
            <text:p>0</text:p>
          </table:table-cell>
          <table:table-cell table:formula="of:=[.L421]*100/[.$S$2]" office:value-type="float" office:value="0">
            <text:p>0,00</text:p>
          </table:table-cell>
          <table:table-cell table:formula="of:=[.I4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2]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['file:///home/diego/workspace/qin-cluster/pruebas/estadisticas/corrida-20120802000741.ods'#$secuencia.B422]" office:value-type="float" office:value="0">
            <text:p>0</text:p>
          </table:table-cell>
          <table:table-cell table:formula="of:=['file:///home/diego/workspace/qin-cluster/pruebas/estadisticas/corrida-20120802000741.ods'#$secuencia.C422]" office:value-type="float" office:value="0">
            <text:p>0,00</text:p>
          </table:table-cell>
          <table:table-cell table:formula="of:=[.C4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2]" office:value-type="float" office:value="0">
            <text:p>0</text:p>
          </table:table-cell>
          <table:table-cell table:formula="of:=['file:///home/diego/workspace/qin-cluster/pruebas/estadisticas/corrida-20120802000741.ods'#$acumulado.A422]" office:value-type="float" office:value="0">
            <text:p>0</text:p>
          </table:table-cell>
          <table:table-cell table:formula="of:=['file:///home/diego/workspace/qin-cluster/pruebas/estadisticas/corrida-20120802000741.ods'#$acumulado.C422]" office:value-type="float" office:value="0">
            <text:p>0</text:p>
          </table:table-cell>
          <table:table-cell table:formula="of:=['file:///home/diego/workspace/qin-cluster/pruebas/estadisticas/corrida-20120802000741.ods'#$acumulado.D422]" office:value-type="float" office:value="0">
            <text:p>0</text:p>
          </table:table-cell>
          <table:table-cell table:formula="of:=['file:///home/diego/workspace/qin-cluster/pruebas/estadisticas/corrida-20120802000741.ods'#$acumulado.E422]" office:value-type="float" office:value="0">
            <text:p>0</text:p>
          </table:table-cell>
          <table:table-cell table:formula="of:=['file:///home/diego/workspace/qin-cluster/pruebas/estadisticas/corrida-20120802000741.ods'#$acumulado.F422]" office:value-type="float" office:value="0">
            <text:p>0</text:p>
          </table:table-cell>
          <table:table-cell table:formula="of:=['file:///home/diego/workspace/qin-cluster/pruebas/estadisticas/corrida-20120802000741.ods'#$acumulado.G422]" office:value-type="float" office:value="0">
            <text:p>0</text:p>
          </table:table-cell>
          <table:table-cell table:formula="of:=[.L422]*100/[.$S$2]" office:value-type="float" office:value="0">
            <text:p>0,00</text:p>
          </table:table-cell>
          <table:table-cell table:formula="of:=[.I4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3]" office:value-type="float" office:value="0">
            <text:p>0</text:p>
          </table:table-cell>
          <table:table-cell office:value-type="float" office:value="422">
            <text:p>422</text:p>
          </table:table-cell>
          <table:table-cell table:formula="of:=['file:///home/diego/workspace/qin-cluster/pruebas/estadisticas/corrida-20120802000741.ods'#$secuencia.B423]" office:value-type="float" office:value="0">
            <text:p>0</text:p>
          </table:table-cell>
          <table:table-cell table:formula="of:=['file:///home/diego/workspace/qin-cluster/pruebas/estadisticas/corrida-20120802000741.ods'#$secuencia.C423]" office:value-type="float" office:value="0">
            <text:p>0,00</text:p>
          </table:table-cell>
          <table:table-cell table:formula="of:=[.C4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3]" office:value-type="float" office:value="0">
            <text:p>0</text:p>
          </table:table-cell>
          <table:table-cell table:formula="of:=['file:///home/diego/workspace/qin-cluster/pruebas/estadisticas/corrida-20120802000741.ods'#$acumulado.A423]" office:value-type="float" office:value="0">
            <text:p>0</text:p>
          </table:table-cell>
          <table:table-cell table:formula="of:=['file:///home/diego/workspace/qin-cluster/pruebas/estadisticas/corrida-20120802000741.ods'#$acumulado.C423]" office:value-type="float" office:value="0">
            <text:p>0</text:p>
          </table:table-cell>
          <table:table-cell table:formula="of:=['file:///home/diego/workspace/qin-cluster/pruebas/estadisticas/corrida-20120802000741.ods'#$acumulado.D423]" office:value-type="float" office:value="0">
            <text:p>0</text:p>
          </table:table-cell>
          <table:table-cell table:formula="of:=['file:///home/diego/workspace/qin-cluster/pruebas/estadisticas/corrida-20120802000741.ods'#$acumulado.E423]" office:value-type="float" office:value="0">
            <text:p>0</text:p>
          </table:table-cell>
          <table:table-cell table:formula="of:=['file:///home/diego/workspace/qin-cluster/pruebas/estadisticas/corrida-20120802000741.ods'#$acumulado.F423]" office:value-type="float" office:value="0">
            <text:p>0</text:p>
          </table:table-cell>
          <table:table-cell table:formula="of:=['file:///home/diego/workspace/qin-cluster/pruebas/estadisticas/corrida-20120802000741.ods'#$acumulado.G423]" office:value-type="float" office:value="0">
            <text:p>0</text:p>
          </table:table-cell>
          <table:table-cell table:formula="of:=[.L423]*100/[.$S$2]" office:value-type="float" office:value="0">
            <text:p>0,00</text:p>
          </table:table-cell>
          <table:table-cell table:formula="of:=[.I4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4]" office:value-type="float" office:value="0">
            <text:p>0</text:p>
          </table:table-cell>
          <table:table-cell office:value-type="float" office:value="423">
            <text:p>423</text:p>
          </table:table-cell>
          <table:table-cell table:formula="of:=['file:///home/diego/workspace/qin-cluster/pruebas/estadisticas/corrida-20120802000741.ods'#$secuencia.B424]" office:value-type="float" office:value="0">
            <text:p>0</text:p>
          </table:table-cell>
          <table:table-cell table:formula="of:=['file:///home/diego/workspace/qin-cluster/pruebas/estadisticas/corrida-20120802000741.ods'#$secuencia.C424]" office:value-type="float" office:value="0">
            <text:p>0,00</text:p>
          </table:table-cell>
          <table:table-cell table:formula="of:=[.C4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4]" office:value-type="float" office:value="0">
            <text:p>0</text:p>
          </table:table-cell>
          <table:table-cell table:formula="of:=['file:///home/diego/workspace/qin-cluster/pruebas/estadisticas/corrida-20120802000741.ods'#$acumulado.A424]" office:value-type="float" office:value="0">
            <text:p>0</text:p>
          </table:table-cell>
          <table:table-cell table:formula="of:=['file:///home/diego/workspace/qin-cluster/pruebas/estadisticas/corrida-20120802000741.ods'#$acumulado.C424]" office:value-type="float" office:value="0">
            <text:p>0</text:p>
          </table:table-cell>
          <table:table-cell table:formula="of:=['file:///home/diego/workspace/qin-cluster/pruebas/estadisticas/corrida-20120802000741.ods'#$acumulado.D424]" office:value-type="float" office:value="0">
            <text:p>0</text:p>
          </table:table-cell>
          <table:table-cell table:formula="of:=['file:///home/diego/workspace/qin-cluster/pruebas/estadisticas/corrida-20120802000741.ods'#$acumulado.E424]" office:value-type="float" office:value="0">
            <text:p>0</text:p>
          </table:table-cell>
          <table:table-cell table:formula="of:=['file:///home/diego/workspace/qin-cluster/pruebas/estadisticas/corrida-20120802000741.ods'#$acumulado.F424]" office:value-type="float" office:value="0">
            <text:p>0</text:p>
          </table:table-cell>
          <table:table-cell table:formula="of:=['file:///home/diego/workspace/qin-cluster/pruebas/estadisticas/corrida-20120802000741.ods'#$acumulado.G424]" office:value-type="float" office:value="0">
            <text:p>0</text:p>
          </table:table-cell>
          <table:table-cell table:formula="of:=[.L424]*100/[.$S$2]" office:value-type="float" office:value="0">
            <text:p>0,00</text:p>
          </table:table-cell>
          <table:table-cell table:formula="of:=[.I4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5]" office:value-type="float" office:value="0">
            <text:p>0</text:p>
          </table:table-cell>
          <table:table-cell office:value-type="float" office:value="424">
            <text:p>424</text:p>
          </table:table-cell>
          <table:table-cell table:formula="of:=['file:///home/diego/workspace/qin-cluster/pruebas/estadisticas/corrida-20120802000741.ods'#$secuencia.B425]" office:value-type="float" office:value="0">
            <text:p>0</text:p>
          </table:table-cell>
          <table:table-cell table:formula="of:=['file:///home/diego/workspace/qin-cluster/pruebas/estadisticas/corrida-20120802000741.ods'#$secuencia.C425]" office:value-type="float" office:value="0">
            <text:p>0,00</text:p>
          </table:table-cell>
          <table:table-cell table:formula="of:=[.C4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5]" office:value-type="float" office:value="0">
            <text:p>0</text:p>
          </table:table-cell>
          <table:table-cell table:formula="of:=['file:///home/diego/workspace/qin-cluster/pruebas/estadisticas/corrida-20120802000741.ods'#$acumulado.A425]" office:value-type="float" office:value="0">
            <text:p>0</text:p>
          </table:table-cell>
          <table:table-cell table:formula="of:=['file:///home/diego/workspace/qin-cluster/pruebas/estadisticas/corrida-20120802000741.ods'#$acumulado.C425]" office:value-type="float" office:value="0">
            <text:p>0</text:p>
          </table:table-cell>
          <table:table-cell table:formula="of:=['file:///home/diego/workspace/qin-cluster/pruebas/estadisticas/corrida-20120802000741.ods'#$acumulado.D425]" office:value-type="float" office:value="0">
            <text:p>0</text:p>
          </table:table-cell>
          <table:table-cell table:formula="of:=['file:///home/diego/workspace/qin-cluster/pruebas/estadisticas/corrida-20120802000741.ods'#$acumulado.E425]" office:value-type="float" office:value="0">
            <text:p>0</text:p>
          </table:table-cell>
          <table:table-cell table:formula="of:=['file:///home/diego/workspace/qin-cluster/pruebas/estadisticas/corrida-20120802000741.ods'#$acumulado.F425]" office:value-type="float" office:value="0">
            <text:p>0</text:p>
          </table:table-cell>
          <table:table-cell table:formula="of:=['file:///home/diego/workspace/qin-cluster/pruebas/estadisticas/corrida-20120802000741.ods'#$acumulado.G425]" office:value-type="float" office:value="0">
            <text:p>0</text:p>
          </table:table-cell>
          <table:table-cell table:formula="of:=[.L425]*100/[.$S$2]" office:value-type="float" office:value="0">
            <text:p>0,00</text:p>
          </table:table-cell>
          <table:table-cell table:formula="of:=[.I4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6]" office:value-type="float" office:value="0">
            <text:p>0</text:p>
          </table:table-cell>
          <table:table-cell office:value-type="float" office:value="425">
            <text:p>425</text:p>
          </table:table-cell>
          <table:table-cell table:formula="of:=['file:///home/diego/workspace/qin-cluster/pruebas/estadisticas/corrida-20120802000741.ods'#$secuencia.B426]" office:value-type="float" office:value="0">
            <text:p>0</text:p>
          </table:table-cell>
          <table:table-cell table:formula="of:=['file:///home/diego/workspace/qin-cluster/pruebas/estadisticas/corrida-20120802000741.ods'#$secuencia.C426]" office:value-type="float" office:value="0">
            <text:p>0,00</text:p>
          </table:table-cell>
          <table:table-cell table:formula="of:=[.C4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6]" office:value-type="float" office:value="0">
            <text:p>0</text:p>
          </table:table-cell>
          <table:table-cell table:formula="of:=['file:///home/diego/workspace/qin-cluster/pruebas/estadisticas/corrida-20120802000741.ods'#$acumulado.A426]" office:value-type="float" office:value="0">
            <text:p>0</text:p>
          </table:table-cell>
          <table:table-cell table:formula="of:=['file:///home/diego/workspace/qin-cluster/pruebas/estadisticas/corrida-20120802000741.ods'#$acumulado.C426]" office:value-type="float" office:value="0">
            <text:p>0</text:p>
          </table:table-cell>
          <table:table-cell table:formula="of:=['file:///home/diego/workspace/qin-cluster/pruebas/estadisticas/corrida-20120802000741.ods'#$acumulado.D426]" office:value-type="float" office:value="0">
            <text:p>0</text:p>
          </table:table-cell>
          <table:table-cell table:formula="of:=['file:///home/diego/workspace/qin-cluster/pruebas/estadisticas/corrida-20120802000741.ods'#$acumulado.E426]" office:value-type="float" office:value="0">
            <text:p>0</text:p>
          </table:table-cell>
          <table:table-cell table:formula="of:=['file:///home/diego/workspace/qin-cluster/pruebas/estadisticas/corrida-20120802000741.ods'#$acumulado.F426]" office:value-type="float" office:value="0">
            <text:p>0</text:p>
          </table:table-cell>
          <table:table-cell table:formula="of:=['file:///home/diego/workspace/qin-cluster/pruebas/estadisticas/corrida-20120802000741.ods'#$acumulado.G426]" office:value-type="float" office:value="0">
            <text:p>0</text:p>
          </table:table-cell>
          <table:table-cell table:formula="of:=[.L426]*100/[.$S$2]" office:value-type="float" office:value="0">
            <text:p>0,00</text:p>
          </table:table-cell>
          <table:table-cell table:formula="of:=[.I4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7]" office:value-type="float" office:value="0">
            <text:p>0</text:p>
          </table:table-cell>
          <table:table-cell office:value-type="float" office:value="426">
            <text:p>426</text:p>
          </table:table-cell>
          <table:table-cell table:formula="of:=['file:///home/diego/workspace/qin-cluster/pruebas/estadisticas/corrida-20120802000741.ods'#$secuencia.B427]" office:value-type="float" office:value="0">
            <text:p>0</text:p>
          </table:table-cell>
          <table:table-cell table:formula="of:=['file:///home/diego/workspace/qin-cluster/pruebas/estadisticas/corrida-20120802000741.ods'#$secuencia.C427]" office:value-type="float" office:value="0">
            <text:p>0,00</text:p>
          </table:table-cell>
          <table:table-cell table:formula="of:=[.C4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7]" office:value-type="float" office:value="0">
            <text:p>0</text:p>
          </table:table-cell>
          <table:table-cell table:formula="of:=['file:///home/diego/workspace/qin-cluster/pruebas/estadisticas/corrida-20120802000741.ods'#$acumulado.A427]" office:value-type="float" office:value="0">
            <text:p>0</text:p>
          </table:table-cell>
          <table:table-cell table:formula="of:=['file:///home/diego/workspace/qin-cluster/pruebas/estadisticas/corrida-20120802000741.ods'#$acumulado.C427]" office:value-type="float" office:value="0">
            <text:p>0</text:p>
          </table:table-cell>
          <table:table-cell table:formula="of:=['file:///home/diego/workspace/qin-cluster/pruebas/estadisticas/corrida-20120802000741.ods'#$acumulado.D427]" office:value-type="float" office:value="0">
            <text:p>0</text:p>
          </table:table-cell>
          <table:table-cell table:formula="of:=['file:///home/diego/workspace/qin-cluster/pruebas/estadisticas/corrida-20120802000741.ods'#$acumulado.E427]" office:value-type="float" office:value="0">
            <text:p>0</text:p>
          </table:table-cell>
          <table:table-cell table:formula="of:=['file:///home/diego/workspace/qin-cluster/pruebas/estadisticas/corrida-20120802000741.ods'#$acumulado.F427]" office:value-type="float" office:value="0">
            <text:p>0</text:p>
          </table:table-cell>
          <table:table-cell table:formula="of:=['file:///home/diego/workspace/qin-cluster/pruebas/estadisticas/corrida-20120802000741.ods'#$acumulado.G427]" office:value-type="float" office:value="0">
            <text:p>0</text:p>
          </table:table-cell>
          <table:table-cell table:formula="of:=[.L427]*100/[.$S$2]" office:value-type="float" office:value="0">
            <text:p>0,00</text:p>
          </table:table-cell>
          <table:table-cell table:formula="of:=[.I4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8]" office:value-type="float" office:value="0">
            <text:p>0</text:p>
          </table:table-cell>
          <table:table-cell office:value-type="float" office:value="427">
            <text:p>427</text:p>
          </table:table-cell>
          <table:table-cell table:formula="of:=['file:///home/diego/workspace/qin-cluster/pruebas/estadisticas/corrida-20120802000741.ods'#$secuencia.B428]" office:value-type="float" office:value="0">
            <text:p>0</text:p>
          </table:table-cell>
          <table:table-cell table:formula="of:=['file:///home/diego/workspace/qin-cluster/pruebas/estadisticas/corrida-20120802000741.ods'#$secuencia.C428]" office:value-type="float" office:value="0">
            <text:p>0,00</text:p>
          </table:table-cell>
          <table:table-cell table:formula="of:=[.C4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8]" office:value-type="float" office:value="0">
            <text:p>0</text:p>
          </table:table-cell>
          <table:table-cell table:formula="of:=['file:///home/diego/workspace/qin-cluster/pruebas/estadisticas/corrida-20120802000741.ods'#$acumulado.A428]" office:value-type="float" office:value="0">
            <text:p>0</text:p>
          </table:table-cell>
          <table:table-cell table:formula="of:=['file:///home/diego/workspace/qin-cluster/pruebas/estadisticas/corrida-20120802000741.ods'#$acumulado.C428]" office:value-type="float" office:value="0">
            <text:p>0</text:p>
          </table:table-cell>
          <table:table-cell table:formula="of:=['file:///home/diego/workspace/qin-cluster/pruebas/estadisticas/corrida-20120802000741.ods'#$acumulado.D428]" office:value-type="float" office:value="0">
            <text:p>0</text:p>
          </table:table-cell>
          <table:table-cell table:formula="of:=['file:///home/diego/workspace/qin-cluster/pruebas/estadisticas/corrida-20120802000741.ods'#$acumulado.E428]" office:value-type="float" office:value="0">
            <text:p>0</text:p>
          </table:table-cell>
          <table:table-cell table:formula="of:=['file:///home/diego/workspace/qin-cluster/pruebas/estadisticas/corrida-20120802000741.ods'#$acumulado.F428]" office:value-type="float" office:value="0">
            <text:p>0</text:p>
          </table:table-cell>
          <table:table-cell table:formula="of:=['file:///home/diego/workspace/qin-cluster/pruebas/estadisticas/corrida-20120802000741.ods'#$acumulado.G428]" office:value-type="float" office:value="0">
            <text:p>0</text:p>
          </table:table-cell>
          <table:table-cell table:formula="of:=[.L428]*100/[.$S$2]" office:value-type="float" office:value="0">
            <text:p>0,00</text:p>
          </table:table-cell>
          <table:table-cell table:formula="of:=[.I4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29]"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'file:///home/diego/workspace/qin-cluster/pruebas/estadisticas/corrida-20120802000741.ods'#$secuencia.B429]" office:value-type="float" office:value="0">
            <text:p>0</text:p>
          </table:table-cell>
          <table:table-cell table:formula="of:=['file:///home/diego/workspace/qin-cluster/pruebas/estadisticas/corrida-20120802000741.ods'#$secuencia.C429]" office:value-type="float" office:value="0">
            <text:p>0,00</text:p>
          </table:table-cell>
          <table:table-cell table:formula="of:=[.C4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29]" office:value-type="float" office:value="0">
            <text:p>0</text:p>
          </table:table-cell>
          <table:table-cell table:formula="of:=['file:///home/diego/workspace/qin-cluster/pruebas/estadisticas/corrida-20120802000741.ods'#$acumulado.A429]" office:value-type="float" office:value="0">
            <text:p>0</text:p>
          </table:table-cell>
          <table:table-cell table:formula="of:=['file:///home/diego/workspace/qin-cluster/pruebas/estadisticas/corrida-20120802000741.ods'#$acumulado.C429]" office:value-type="float" office:value="0">
            <text:p>0</text:p>
          </table:table-cell>
          <table:table-cell table:formula="of:=['file:///home/diego/workspace/qin-cluster/pruebas/estadisticas/corrida-20120802000741.ods'#$acumulado.D429]" office:value-type="float" office:value="0">
            <text:p>0</text:p>
          </table:table-cell>
          <table:table-cell table:formula="of:=['file:///home/diego/workspace/qin-cluster/pruebas/estadisticas/corrida-20120802000741.ods'#$acumulado.E429]" office:value-type="float" office:value="0">
            <text:p>0</text:p>
          </table:table-cell>
          <table:table-cell table:formula="of:=['file:///home/diego/workspace/qin-cluster/pruebas/estadisticas/corrida-20120802000741.ods'#$acumulado.F429]" office:value-type="float" office:value="0">
            <text:p>0</text:p>
          </table:table-cell>
          <table:table-cell table:formula="of:=['file:///home/diego/workspace/qin-cluster/pruebas/estadisticas/corrida-20120802000741.ods'#$acumulado.G429]" office:value-type="float" office:value="0">
            <text:p>0</text:p>
          </table:table-cell>
          <table:table-cell table:formula="of:=[.L429]*100/[.$S$2]" office:value-type="float" office:value="0">
            <text:p>0,00</text:p>
          </table:table-cell>
          <table:table-cell table:formula="of:=[.I4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0]" office:value-type="float" office:value="0">
            <text:p>0</text:p>
          </table:table-cell>
          <table:table-cell office:value-type="float" office:value="429">
            <text:p>429</text:p>
          </table:table-cell>
          <table:table-cell table:formula="of:=['file:///home/diego/workspace/qin-cluster/pruebas/estadisticas/corrida-20120802000741.ods'#$secuencia.B430]" office:value-type="float" office:value="0">
            <text:p>0</text:p>
          </table:table-cell>
          <table:table-cell table:formula="of:=['file:///home/diego/workspace/qin-cluster/pruebas/estadisticas/corrida-20120802000741.ods'#$secuencia.C430]" office:value-type="float" office:value="0">
            <text:p>0,00</text:p>
          </table:table-cell>
          <table:table-cell table:formula="of:=[.C4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0]" office:value-type="float" office:value="0">
            <text:p>0</text:p>
          </table:table-cell>
          <table:table-cell table:formula="of:=['file:///home/diego/workspace/qin-cluster/pruebas/estadisticas/corrida-20120802000741.ods'#$acumulado.A430]" office:value-type="float" office:value="0">
            <text:p>0</text:p>
          </table:table-cell>
          <table:table-cell table:formula="of:=['file:///home/diego/workspace/qin-cluster/pruebas/estadisticas/corrida-20120802000741.ods'#$acumulado.C430]" office:value-type="float" office:value="0">
            <text:p>0</text:p>
          </table:table-cell>
          <table:table-cell table:formula="of:=['file:///home/diego/workspace/qin-cluster/pruebas/estadisticas/corrida-20120802000741.ods'#$acumulado.D430]" office:value-type="float" office:value="0">
            <text:p>0</text:p>
          </table:table-cell>
          <table:table-cell table:formula="of:=['file:///home/diego/workspace/qin-cluster/pruebas/estadisticas/corrida-20120802000741.ods'#$acumulado.E430]" office:value-type="float" office:value="0">
            <text:p>0</text:p>
          </table:table-cell>
          <table:table-cell table:formula="of:=['file:///home/diego/workspace/qin-cluster/pruebas/estadisticas/corrida-20120802000741.ods'#$acumulado.F430]" office:value-type="float" office:value="0">
            <text:p>0</text:p>
          </table:table-cell>
          <table:table-cell table:formula="of:=['file:///home/diego/workspace/qin-cluster/pruebas/estadisticas/corrida-20120802000741.ods'#$acumulado.G430]" office:value-type="float" office:value="0">
            <text:p>0</text:p>
          </table:table-cell>
          <table:table-cell table:formula="of:=[.L430]*100/[.$S$2]" office:value-type="float" office:value="0">
            <text:p>0,00</text:p>
          </table:table-cell>
          <table:table-cell table:formula="of:=[.I4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1]" office:value-type="float" office:value="0">
            <text:p>0</text:p>
          </table:table-cell>
          <table:table-cell office:value-type="float" office:value="430">
            <text:p>430</text:p>
          </table:table-cell>
          <table:table-cell table:formula="of:=['file:///home/diego/workspace/qin-cluster/pruebas/estadisticas/corrida-20120802000741.ods'#$secuencia.B431]" office:value-type="float" office:value="0">
            <text:p>0</text:p>
          </table:table-cell>
          <table:table-cell table:formula="of:=['file:///home/diego/workspace/qin-cluster/pruebas/estadisticas/corrida-20120802000741.ods'#$secuencia.C431]" office:value-type="float" office:value="0">
            <text:p>0,00</text:p>
          </table:table-cell>
          <table:table-cell table:formula="of:=[.C4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1]" office:value-type="float" office:value="0">
            <text:p>0</text:p>
          </table:table-cell>
          <table:table-cell table:formula="of:=['file:///home/diego/workspace/qin-cluster/pruebas/estadisticas/corrida-20120802000741.ods'#$acumulado.A431]" office:value-type="float" office:value="0">
            <text:p>0</text:p>
          </table:table-cell>
          <table:table-cell table:formula="of:=['file:///home/diego/workspace/qin-cluster/pruebas/estadisticas/corrida-20120802000741.ods'#$acumulado.C431]" office:value-type="float" office:value="0">
            <text:p>0</text:p>
          </table:table-cell>
          <table:table-cell table:formula="of:=['file:///home/diego/workspace/qin-cluster/pruebas/estadisticas/corrida-20120802000741.ods'#$acumulado.D431]" office:value-type="float" office:value="0">
            <text:p>0</text:p>
          </table:table-cell>
          <table:table-cell table:formula="of:=['file:///home/diego/workspace/qin-cluster/pruebas/estadisticas/corrida-20120802000741.ods'#$acumulado.E431]" office:value-type="float" office:value="0">
            <text:p>0</text:p>
          </table:table-cell>
          <table:table-cell table:formula="of:=['file:///home/diego/workspace/qin-cluster/pruebas/estadisticas/corrida-20120802000741.ods'#$acumulado.F431]" office:value-type="float" office:value="0">
            <text:p>0</text:p>
          </table:table-cell>
          <table:table-cell table:formula="of:=['file:///home/diego/workspace/qin-cluster/pruebas/estadisticas/corrida-20120802000741.ods'#$acumulado.G431]" office:value-type="float" office:value="0">
            <text:p>0</text:p>
          </table:table-cell>
          <table:table-cell table:formula="of:=[.L431]*100/[.$S$2]" office:value-type="float" office:value="0">
            <text:p>0,00</text:p>
          </table:table-cell>
          <table:table-cell table:formula="of:=[.I4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2]" office:value-type="float" office:value="0">
            <text:p>0</text:p>
          </table:table-cell>
          <table:table-cell office:value-type="float" office:value="431">
            <text:p>431</text:p>
          </table:table-cell>
          <table:table-cell table:formula="of:=['file:///home/diego/workspace/qin-cluster/pruebas/estadisticas/corrida-20120802000741.ods'#$secuencia.B432]" office:value-type="float" office:value="0">
            <text:p>0</text:p>
          </table:table-cell>
          <table:table-cell table:formula="of:=['file:///home/diego/workspace/qin-cluster/pruebas/estadisticas/corrida-20120802000741.ods'#$secuencia.C432]" office:value-type="float" office:value="0">
            <text:p>0,00</text:p>
          </table:table-cell>
          <table:table-cell table:formula="of:=[.C4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2]" office:value-type="float" office:value="0">
            <text:p>0</text:p>
          </table:table-cell>
          <table:table-cell table:formula="of:=['file:///home/diego/workspace/qin-cluster/pruebas/estadisticas/corrida-20120802000741.ods'#$acumulado.A432]" office:value-type="float" office:value="0">
            <text:p>0</text:p>
          </table:table-cell>
          <table:table-cell table:formula="of:=['file:///home/diego/workspace/qin-cluster/pruebas/estadisticas/corrida-20120802000741.ods'#$acumulado.C432]" office:value-type="float" office:value="0">
            <text:p>0</text:p>
          </table:table-cell>
          <table:table-cell table:formula="of:=['file:///home/diego/workspace/qin-cluster/pruebas/estadisticas/corrida-20120802000741.ods'#$acumulado.D432]" office:value-type="float" office:value="0">
            <text:p>0</text:p>
          </table:table-cell>
          <table:table-cell table:formula="of:=['file:///home/diego/workspace/qin-cluster/pruebas/estadisticas/corrida-20120802000741.ods'#$acumulado.E432]" office:value-type="float" office:value="0">
            <text:p>0</text:p>
          </table:table-cell>
          <table:table-cell table:formula="of:=['file:///home/diego/workspace/qin-cluster/pruebas/estadisticas/corrida-20120802000741.ods'#$acumulado.F432]" office:value-type="float" office:value="0">
            <text:p>0</text:p>
          </table:table-cell>
          <table:table-cell table:formula="of:=['file:///home/diego/workspace/qin-cluster/pruebas/estadisticas/corrida-20120802000741.ods'#$acumulado.G432]" office:value-type="float" office:value="0">
            <text:p>0</text:p>
          </table:table-cell>
          <table:table-cell table:formula="of:=[.L432]*100/[.$S$2]" office:value-type="float" office:value="0">
            <text:p>0,00</text:p>
          </table:table-cell>
          <table:table-cell table:formula="of:=[.I4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3]" office:value-type="float" office:value="0">
            <text:p>0</text:p>
          </table:table-cell>
          <table:table-cell office:value-type="float" office:value="432">
            <text:p>432</text:p>
          </table:table-cell>
          <table:table-cell table:formula="of:=['file:///home/diego/workspace/qin-cluster/pruebas/estadisticas/corrida-20120802000741.ods'#$secuencia.B433]" office:value-type="float" office:value="0">
            <text:p>0</text:p>
          </table:table-cell>
          <table:table-cell table:formula="of:=['file:///home/diego/workspace/qin-cluster/pruebas/estadisticas/corrida-20120802000741.ods'#$secuencia.C433]" office:value-type="float" office:value="0">
            <text:p>0,00</text:p>
          </table:table-cell>
          <table:table-cell table:formula="of:=[.C4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3]" office:value-type="float" office:value="0">
            <text:p>0</text:p>
          </table:table-cell>
          <table:table-cell table:formula="of:=['file:///home/diego/workspace/qin-cluster/pruebas/estadisticas/corrida-20120802000741.ods'#$acumulado.A433]" office:value-type="float" office:value="0">
            <text:p>0</text:p>
          </table:table-cell>
          <table:table-cell table:formula="of:=['file:///home/diego/workspace/qin-cluster/pruebas/estadisticas/corrida-20120802000741.ods'#$acumulado.C433]" office:value-type="float" office:value="0">
            <text:p>0</text:p>
          </table:table-cell>
          <table:table-cell table:formula="of:=['file:///home/diego/workspace/qin-cluster/pruebas/estadisticas/corrida-20120802000741.ods'#$acumulado.D433]" office:value-type="float" office:value="0">
            <text:p>0</text:p>
          </table:table-cell>
          <table:table-cell table:formula="of:=['file:///home/diego/workspace/qin-cluster/pruebas/estadisticas/corrida-20120802000741.ods'#$acumulado.E433]" office:value-type="float" office:value="0">
            <text:p>0</text:p>
          </table:table-cell>
          <table:table-cell table:formula="of:=['file:///home/diego/workspace/qin-cluster/pruebas/estadisticas/corrida-20120802000741.ods'#$acumulado.F433]" office:value-type="float" office:value="0">
            <text:p>0</text:p>
          </table:table-cell>
          <table:table-cell table:formula="of:=['file:///home/diego/workspace/qin-cluster/pruebas/estadisticas/corrida-20120802000741.ods'#$acumulado.G433]" office:value-type="float" office:value="0">
            <text:p>0</text:p>
          </table:table-cell>
          <table:table-cell table:formula="of:=[.L433]*100/[.$S$2]" office:value-type="float" office:value="0">
            <text:p>0,00</text:p>
          </table:table-cell>
          <table:table-cell table:formula="of:=[.I4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4]" office:value-type="float" office:value="0">
            <text:p>0</text:p>
          </table:table-cell>
          <table:table-cell office:value-type="float" office:value="433">
            <text:p>433</text:p>
          </table:table-cell>
          <table:table-cell table:formula="of:=['file:///home/diego/workspace/qin-cluster/pruebas/estadisticas/corrida-20120802000741.ods'#$secuencia.B434]" office:value-type="float" office:value="0">
            <text:p>0</text:p>
          </table:table-cell>
          <table:table-cell table:formula="of:=['file:///home/diego/workspace/qin-cluster/pruebas/estadisticas/corrida-20120802000741.ods'#$secuencia.C434]" office:value-type="float" office:value="0">
            <text:p>0,00</text:p>
          </table:table-cell>
          <table:table-cell table:formula="of:=[.C4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4]" office:value-type="float" office:value="0">
            <text:p>0</text:p>
          </table:table-cell>
          <table:table-cell table:formula="of:=['file:///home/diego/workspace/qin-cluster/pruebas/estadisticas/corrida-20120802000741.ods'#$acumulado.A434]" office:value-type="float" office:value="0">
            <text:p>0</text:p>
          </table:table-cell>
          <table:table-cell table:formula="of:=['file:///home/diego/workspace/qin-cluster/pruebas/estadisticas/corrida-20120802000741.ods'#$acumulado.C434]" office:value-type="float" office:value="0">
            <text:p>0</text:p>
          </table:table-cell>
          <table:table-cell table:formula="of:=['file:///home/diego/workspace/qin-cluster/pruebas/estadisticas/corrida-20120802000741.ods'#$acumulado.D434]" office:value-type="float" office:value="0">
            <text:p>0</text:p>
          </table:table-cell>
          <table:table-cell table:formula="of:=['file:///home/diego/workspace/qin-cluster/pruebas/estadisticas/corrida-20120802000741.ods'#$acumulado.E434]" office:value-type="float" office:value="0">
            <text:p>0</text:p>
          </table:table-cell>
          <table:table-cell table:formula="of:=['file:///home/diego/workspace/qin-cluster/pruebas/estadisticas/corrida-20120802000741.ods'#$acumulado.F434]" office:value-type="float" office:value="0">
            <text:p>0</text:p>
          </table:table-cell>
          <table:table-cell table:formula="of:=['file:///home/diego/workspace/qin-cluster/pruebas/estadisticas/corrida-20120802000741.ods'#$acumulado.G434]" office:value-type="float" office:value="0">
            <text:p>0</text:p>
          </table:table-cell>
          <table:table-cell table:formula="of:=[.L434]*100/[.$S$2]" office:value-type="float" office:value="0">
            <text:p>0,00</text:p>
          </table:table-cell>
          <table:table-cell table:formula="of:=[.I4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5]" office:value-type="float" office:value="0">
            <text:p>0</text:p>
          </table:table-cell>
          <table:table-cell office:value-type="float" office:value="434">
            <text:p>434</text:p>
          </table:table-cell>
          <table:table-cell table:formula="of:=['file:///home/diego/workspace/qin-cluster/pruebas/estadisticas/corrida-20120802000741.ods'#$secuencia.B435]" office:value-type="float" office:value="0">
            <text:p>0</text:p>
          </table:table-cell>
          <table:table-cell table:formula="of:=['file:///home/diego/workspace/qin-cluster/pruebas/estadisticas/corrida-20120802000741.ods'#$secuencia.C435]" office:value-type="float" office:value="0">
            <text:p>0,00</text:p>
          </table:table-cell>
          <table:table-cell table:formula="of:=[.C4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5]" office:value-type="float" office:value="0">
            <text:p>0</text:p>
          </table:table-cell>
          <table:table-cell table:formula="of:=['file:///home/diego/workspace/qin-cluster/pruebas/estadisticas/corrida-20120802000741.ods'#$acumulado.A435]" office:value-type="float" office:value="0">
            <text:p>0</text:p>
          </table:table-cell>
          <table:table-cell table:formula="of:=['file:///home/diego/workspace/qin-cluster/pruebas/estadisticas/corrida-20120802000741.ods'#$acumulado.C435]" office:value-type="float" office:value="0">
            <text:p>0</text:p>
          </table:table-cell>
          <table:table-cell table:formula="of:=['file:///home/diego/workspace/qin-cluster/pruebas/estadisticas/corrida-20120802000741.ods'#$acumulado.D435]" office:value-type="float" office:value="0">
            <text:p>0</text:p>
          </table:table-cell>
          <table:table-cell table:formula="of:=['file:///home/diego/workspace/qin-cluster/pruebas/estadisticas/corrida-20120802000741.ods'#$acumulado.E435]" office:value-type="float" office:value="0">
            <text:p>0</text:p>
          </table:table-cell>
          <table:table-cell table:formula="of:=['file:///home/diego/workspace/qin-cluster/pruebas/estadisticas/corrida-20120802000741.ods'#$acumulado.F435]" office:value-type="float" office:value="0">
            <text:p>0</text:p>
          </table:table-cell>
          <table:table-cell table:formula="of:=['file:///home/diego/workspace/qin-cluster/pruebas/estadisticas/corrida-20120802000741.ods'#$acumulado.G435]" office:value-type="float" office:value="0">
            <text:p>0</text:p>
          </table:table-cell>
          <table:table-cell table:formula="of:=[.L435]*100/[.$S$2]" office:value-type="float" office:value="0">
            <text:p>0,00</text:p>
          </table:table-cell>
          <table:table-cell table:formula="of:=[.I4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6]" office:value-type="float" office:value="0">
            <text:p>0</text:p>
          </table:table-cell>
          <table:table-cell office:value-type="float" office:value="435">
            <text:p>435</text:p>
          </table:table-cell>
          <table:table-cell table:formula="of:=['file:///home/diego/workspace/qin-cluster/pruebas/estadisticas/corrida-20120802000741.ods'#$secuencia.B436]" office:value-type="float" office:value="0">
            <text:p>0</text:p>
          </table:table-cell>
          <table:table-cell table:formula="of:=['file:///home/diego/workspace/qin-cluster/pruebas/estadisticas/corrida-20120802000741.ods'#$secuencia.C436]" office:value-type="float" office:value="0">
            <text:p>0,00</text:p>
          </table:table-cell>
          <table:table-cell table:formula="of:=[.C4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6]" office:value-type="float" office:value="0">
            <text:p>0</text:p>
          </table:table-cell>
          <table:table-cell table:formula="of:=['file:///home/diego/workspace/qin-cluster/pruebas/estadisticas/corrida-20120802000741.ods'#$acumulado.A436]" office:value-type="float" office:value="0">
            <text:p>0</text:p>
          </table:table-cell>
          <table:table-cell table:formula="of:=['file:///home/diego/workspace/qin-cluster/pruebas/estadisticas/corrida-20120802000741.ods'#$acumulado.C436]" office:value-type="float" office:value="0">
            <text:p>0</text:p>
          </table:table-cell>
          <table:table-cell table:formula="of:=['file:///home/diego/workspace/qin-cluster/pruebas/estadisticas/corrida-20120802000741.ods'#$acumulado.D436]" office:value-type="float" office:value="0">
            <text:p>0</text:p>
          </table:table-cell>
          <table:table-cell table:formula="of:=['file:///home/diego/workspace/qin-cluster/pruebas/estadisticas/corrida-20120802000741.ods'#$acumulado.E436]" office:value-type="float" office:value="0">
            <text:p>0</text:p>
          </table:table-cell>
          <table:table-cell table:formula="of:=['file:///home/diego/workspace/qin-cluster/pruebas/estadisticas/corrida-20120802000741.ods'#$acumulado.F436]" office:value-type="float" office:value="0">
            <text:p>0</text:p>
          </table:table-cell>
          <table:table-cell table:formula="of:=['file:///home/diego/workspace/qin-cluster/pruebas/estadisticas/corrida-20120802000741.ods'#$acumulado.G436]" office:value-type="float" office:value="0">
            <text:p>0</text:p>
          </table:table-cell>
          <table:table-cell table:formula="of:=[.L436]*100/[.$S$2]" office:value-type="float" office:value="0">
            <text:p>0,00</text:p>
          </table:table-cell>
          <table:table-cell table:formula="of:=[.I4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7]" office:value-type="float" office:value="0">
            <text:p>0</text:p>
          </table:table-cell>
          <table:table-cell office:value-type="float" office:value="436">
            <text:p>436</text:p>
          </table:table-cell>
          <table:table-cell table:formula="of:=['file:///home/diego/workspace/qin-cluster/pruebas/estadisticas/corrida-20120802000741.ods'#$secuencia.B437]" office:value-type="float" office:value="0">
            <text:p>0</text:p>
          </table:table-cell>
          <table:table-cell table:formula="of:=['file:///home/diego/workspace/qin-cluster/pruebas/estadisticas/corrida-20120802000741.ods'#$secuencia.C437]" office:value-type="float" office:value="0">
            <text:p>0,00</text:p>
          </table:table-cell>
          <table:table-cell table:formula="of:=[.C4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7]" office:value-type="float" office:value="0">
            <text:p>0</text:p>
          </table:table-cell>
          <table:table-cell table:formula="of:=['file:///home/diego/workspace/qin-cluster/pruebas/estadisticas/corrida-20120802000741.ods'#$acumulado.A437]" office:value-type="float" office:value="0">
            <text:p>0</text:p>
          </table:table-cell>
          <table:table-cell table:formula="of:=['file:///home/diego/workspace/qin-cluster/pruebas/estadisticas/corrida-20120802000741.ods'#$acumulado.C437]" office:value-type="float" office:value="0">
            <text:p>0</text:p>
          </table:table-cell>
          <table:table-cell table:formula="of:=['file:///home/diego/workspace/qin-cluster/pruebas/estadisticas/corrida-20120802000741.ods'#$acumulado.D437]" office:value-type="float" office:value="0">
            <text:p>0</text:p>
          </table:table-cell>
          <table:table-cell table:formula="of:=['file:///home/diego/workspace/qin-cluster/pruebas/estadisticas/corrida-20120802000741.ods'#$acumulado.E437]" office:value-type="float" office:value="0">
            <text:p>0</text:p>
          </table:table-cell>
          <table:table-cell table:formula="of:=['file:///home/diego/workspace/qin-cluster/pruebas/estadisticas/corrida-20120802000741.ods'#$acumulado.F437]" office:value-type="float" office:value="0">
            <text:p>0</text:p>
          </table:table-cell>
          <table:table-cell table:formula="of:=['file:///home/diego/workspace/qin-cluster/pruebas/estadisticas/corrida-20120802000741.ods'#$acumulado.G437]" office:value-type="float" office:value="0">
            <text:p>0</text:p>
          </table:table-cell>
          <table:table-cell table:formula="of:=[.L437]*100/[.$S$2]" office:value-type="float" office:value="0">
            <text:p>0,00</text:p>
          </table:table-cell>
          <table:table-cell table:formula="of:=[.I4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8]" office:value-type="float" office:value="0">
            <text:p>0</text:p>
          </table:table-cell>
          <table:table-cell office:value-type="float" office:value="437">
            <text:p>437</text:p>
          </table:table-cell>
          <table:table-cell table:formula="of:=['file:///home/diego/workspace/qin-cluster/pruebas/estadisticas/corrida-20120802000741.ods'#$secuencia.B438]" office:value-type="float" office:value="0">
            <text:p>0</text:p>
          </table:table-cell>
          <table:table-cell table:formula="of:=['file:///home/diego/workspace/qin-cluster/pruebas/estadisticas/corrida-20120802000741.ods'#$secuencia.C438]" office:value-type="float" office:value="0">
            <text:p>0,00</text:p>
          </table:table-cell>
          <table:table-cell table:formula="of:=[.C4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8]" office:value-type="float" office:value="0">
            <text:p>0</text:p>
          </table:table-cell>
          <table:table-cell table:formula="of:=['file:///home/diego/workspace/qin-cluster/pruebas/estadisticas/corrida-20120802000741.ods'#$acumulado.A438]" office:value-type="float" office:value="0">
            <text:p>0</text:p>
          </table:table-cell>
          <table:table-cell table:formula="of:=['file:///home/diego/workspace/qin-cluster/pruebas/estadisticas/corrida-20120802000741.ods'#$acumulado.C438]" office:value-type="float" office:value="0">
            <text:p>0</text:p>
          </table:table-cell>
          <table:table-cell table:formula="of:=['file:///home/diego/workspace/qin-cluster/pruebas/estadisticas/corrida-20120802000741.ods'#$acumulado.D438]" office:value-type="float" office:value="0">
            <text:p>0</text:p>
          </table:table-cell>
          <table:table-cell table:formula="of:=['file:///home/diego/workspace/qin-cluster/pruebas/estadisticas/corrida-20120802000741.ods'#$acumulado.E438]" office:value-type="float" office:value="0">
            <text:p>0</text:p>
          </table:table-cell>
          <table:table-cell table:formula="of:=['file:///home/diego/workspace/qin-cluster/pruebas/estadisticas/corrida-20120802000741.ods'#$acumulado.F438]" office:value-type="float" office:value="0">
            <text:p>0</text:p>
          </table:table-cell>
          <table:table-cell table:formula="of:=['file:///home/diego/workspace/qin-cluster/pruebas/estadisticas/corrida-20120802000741.ods'#$acumulado.G438]" office:value-type="float" office:value="0">
            <text:p>0</text:p>
          </table:table-cell>
          <table:table-cell table:formula="of:=[.L438]*100/[.$S$2]" office:value-type="float" office:value="0">
            <text:p>0,00</text:p>
          </table:table-cell>
          <table:table-cell table:formula="of:=[.I4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39]" office:value-type="float" office:value="0">
            <text:p>0</text:p>
          </table:table-cell>
          <table:table-cell office:value-type="float" office:value="438">
            <text:p>438</text:p>
          </table:table-cell>
          <table:table-cell table:formula="of:=['file:///home/diego/workspace/qin-cluster/pruebas/estadisticas/corrida-20120802000741.ods'#$secuencia.B439]" office:value-type="float" office:value="0">
            <text:p>0</text:p>
          </table:table-cell>
          <table:table-cell table:formula="of:=['file:///home/diego/workspace/qin-cluster/pruebas/estadisticas/corrida-20120802000741.ods'#$secuencia.C439]" office:value-type="float" office:value="0">
            <text:p>0,00</text:p>
          </table:table-cell>
          <table:table-cell table:formula="of:=[.C4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39]" office:value-type="float" office:value="0">
            <text:p>0</text:p>
          </table:table-cell>
          <table:table-cell table:formula="of:=['file:///home/diego/workspace/qin-cluster/pruebas/estadisticas/corrida-20120802000741.ods'#$acumulado.A439]" office:value-type="float" office:value="0">
            <text:p>0</text:p>
          </table:table-cell>
          <table:table-cell table:formula="of:=['file:///home/diego/workspace/qin-cluster/pruebas/estadisticas/corrida-20120802000741.ods'#$acumulado.C439]" office:value-type="float" office:value="0">
            <text:p>0</text:p>
          </table:table-cell>
          <table:table-cell table:formula="of:=['file:///home/diego/workspace/qin-cluster/pruebas/estadisticas/corrida-20120802000741.ods'#$acumulado.D439]" office:value-type="float" office:value="0">
            <text:p>0</text:p>
          </table:table-cell>
          <table:table-cell table:formula="of:=['file:///home/diego/workspace/qin-cluster/pruebas/estadisticas/corrida-20120802000741.ods'#$acumulado.E439]" office:value-type="float" office:value="0">
            <text:p>0</text:p>
          </table:table-cell>
          <table:table-cell table:formula="of:=['file:///home/diego/workspace/qin-cluster/pruebas/estadisticas/corrida-20120802000741.ods'#$acumulado.F439]" office:value-type="float" office:value="0">
            <text:p>0</text:p>
          </table:table-cell>
          <table:table-cell table:formula="of:=['file:///home/diego/workspace/qin-cluster/pruebas/estadisticas/corrida-20120802000741.ods'#$acumulado.G439]" office:value-type="float" office:value="0">
            <text:p>0</text:p>
          </table:table-cell>
          <table:table-cell table:formula="of:=[.L439]*100/[.$S$2]" office:value-type="float" office:value="0">
            <text:p>0,00</text:p>
          </table:table-cell>
          <table:table-cell table:formula="of:=[.I4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0]" office:value-type="float" office:value="0">
            <text:p>0</text:p>
          </table:table-cell>
          <table:table-cell office:value-type="float" office:value="439">
            <text:p>439</text:p>
          </table:table-cell>
          <table:table-cell table:formula="of:=['file:///home/diego/workspace/qin-cluster/pruebas/estadisticas/corrida-20120802000741.ods'#$secuencia.B440]" office:value-type="float" office:value="0">
            <text:p>0</text:p>
          </table:table-cell>
          <table:table-cell table:formula="of:=['file:///home/diego/workspace/qin-cluster/pruebas/estadisticas/corrida-20120802000741.ods'#$secuencia.C440]" office:value-type="float" office:value="0">
            <text:p>0,00</text:p>
          </table:table-cell>
          <table:table-cell table:formula="of:=[.C4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0]" office:value-type="float" office:value="0">
            <text:p>0</text:p>
          </table:table-cell>
          <table:table-cell table:formula="of:=['file:///home/diego/workspace/qin-cluster/pruebas/estadisticas/corrida-20120802000741.ods'#$acumulado.A440]" office:value-type="float" office:value="0">
            <text:p>0</text:p>
          </table:table-cell>
          <table:table-cell table:formula="of:=['file:///home/diego/workspace/qin-cluster/pruebas/estadisticas/corrida-20120802000741.ods'#$acumulado.C440]" office:value-type="float" office:value="0">
            <text:p>0</text:p>
          </table:table-cell>
          <table:table-cell table:formula="of:=['file:///home/diego/workspace/qin-cluster/pruebas/estadisticas/corrida-20120802000741.ods'#$acumulado.D440]" office:value-type="float" office:value="0">
            <text:p>0</text:p>
          </table:table-cell>
          <table:table-cell table:formula="of:=['file:///home/diego/workspace/qin-cluster/pruebas/estadisticas/corrida-20120802000741.ods'#$acumulado.E440]" office:value-type="float" office:value="0">
            <text:p>0</text:p>
          </table:table-cell>
          <table:table-cell table:formula="of:=['file:///home/diego/workspace/qin-cluster/pruebas/estadisticas/corrida-20120802000741.ods'#$acumulado.F440]" office:value-type="float" office:value="0">
            <text:p>0</text:p>
          </table:table-cell>
          <table:table-cell table:formula="of:=['file:///home/diego/workspace/qin-cluster/pruebas/estadisticas/corrida-20120802000741.ods'#$acumulado.G440]" office:value-type="float" office:value="0">
            <text:p>0</text:p>
          </table:table-cell>
          <table:table-cell table:formula="of:=[.L440]*100/[.$S$2]" office:value-type="float" office:value="0">
            <text:p>0,00</text:p>
          </table:table-cell>
          <table:table-cell table:formula="of:=[.I4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1]" office:value-type="float" office:value="0">
            <text:p>0</text:p>
          </table:table-cell>
          <table:table-cell office:value-type="float" office:value="440">
            <text:p>440</text:p>
          </table:table-cell>
          <table:table-cell table:formula="of:=['file:///home/diego/workspace/qin-cluster/pruebas/estadisticas/corrida-20120802000741.ods'#$secuencia.B441]" office:value-type="float" office:value="0">
            <text:p>0</text:p>
          </table:table-cell>
          <table:table-cell table:formula="of:=['file:///home/diego/workspace/qin-cluster/pruebas/estadisticas/corrida-20120802000741.ods'#$secuencia.C441]" office:value-type="float" office:value="0">
            <text:p>0,00</text:p>
          </table:table-cell>
          <table:table-cell table:formula="of:=[.C4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1]" office:value-type="float" office:value="0">
            <text:p>0</text:p>
          </table:table-cell>
          <table:table-cell table:formula="of:=['file:///home/diego/workspace/qin-cluster/pruebas/estadisticas/corrida-20120802000741.ods'#$acumulado.A441]" office:value-type="float" office:value="0">
            <text:p>0</text:p>
          </table:table-cell>
          <table:table-cell table:formula="of:=['file:///home/diego/workspace/qin-cluster/pruebas/estadisticas/corrida-20120802000741.ods'#$acumulado.C441]" office:value-type="float" office:value="0">
            <text:p>0</text:p>
          </table:table-cell>
          <table:table-cell table:formula="of:=['file:///home/diego/workspace/qin-cluster/pruebas/estadisticas/corrida-20120802000741.ods'#$acumulado.D441]" office:value-type="float" office:value="0">
            <text:p>0</text:p>
          </table:table-cell>
          <table:table-cell table:formula="of:=['file:///home/diego/workspace/qin-cluster/pruebas/estadisticas/corrida-20120802000741.ods'#$acumulado.E441]" office:value-type="float" office:value="0">
            <text:p>0</text:p>
          </table:table-cell>
          <table:table-cell table:formula="of:=['file:///home/diego/workspace/qin-cluster/pruebas/estadisticas/corrida-20120802000741.ods'#$acumulado.F441]" office:value-type="float" office:value="0">
            <text:p>0</text:p>
          </table:table-cell>
          <table:table-cell table:formula="of:=['file:///home/diego/workspace/qin-cluster/pruebas/estadisticas/corrida-20120802000741.ods'#$acumulado.G441]" office:value-type="float" office:value="0">
            <text:p>0</text:p>
          </table:table-cell>
          <table:table-cell table:formula="of:=[.L441]*100/[.$S$2]" office:value-type="float" office:value="0">
            <text:p>0,00</text:p>
          </table:table-cell>
          <table:table-cell table:formula="of:=[.I4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2]" office:value-type="float" office:value="0">
            <text:p>0</text:p>
          </table:table-cell>
          <table:table-cell office:value-type="float" office:value="441">
            <text:p>441</text:p>
          </table:table-cell>
          <table:table-cell table:formula="of:=['file:///home/diego/workspace/qin-cluster/pruebas/estadisticas/corrida-20120802000741.ods'#$secuencia.B442]" office:value-type="float" office:value="0">
            <text:p>0</text:p>
          </table:table-cell>
          <table:table-cell table:formula="of:=['file:///home/diego/workspace/qin-cluster/pruebas/estadisticas/corrida-20120802000741.ods'#$secuencia.C442]" office:value-type="float" office:value="0">
            <text:p>0,00</text:p>
          </table:table-cell>
          <table:table-cell table:formula="of:=[.C4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2]" office:value-type="float" office:value="0">
            <text:p>0</text:p>
          </table:table-cell>
          <table:table-cell table:formula="of:=['file:///home/diego/workspace/qin-cluster/pruebas/estadisticas/corrida-20120802000741.ods'#$acumulado.A442]" office:value-type="float" office:value="0">
            <text:p>0</text:p>
          </table:table-cell>
          <table:table-cell table:formula="of:=['file:///home/diego/workspace/qin-cluster/pruebas/estadisticas/corrida-20120802000741.ods'#$acumulado.C442]" office:value-type="float" office:value="0">
            <text:p>0</text:p>
          </table:table-cell>
          <table:table-cell table:formula="of:=['file:///home/diego/workspace/qin-cluster/pruebas/estadisticas/corrida-20120802000741.ods'#$acumulado.D442]" office:value-type="float" office:value="0">
            <text:p>0</text:p>
          </table:table-cell>
          <table:table-cell table:formula="of:=['file:///home/diego/workspace/qin-cluster/pruebas/estadisticas/corrida-20120802000741.ods'#$acumulado.E442]" office:value-type="float" office:value="0">
            <text:p>0</text:p>
          </table:table-cell>
          <table:table-cell table:formula="of:=['file:///home/diego/workspace/qin-cluster/pruebas/estadisticas/corrida-20120802000741.ods'#$acumulado.F442]" office:value-type="float" office:value="0">
            <text:p>0</text:p>
          </table:table-cell>
          <table:table-cell table:formula="of:=['file:///home/diego/workspace/qin-cluster/pruebas/estadisticas/corrida-20120802000741.ods'#$acumulado.G442]" office:value-type="float" office:value="0">
            <text:p>0</text:p>
          </table:table-cell>
          <table:table-cell table:formula="of:=[.L442]*100/[.$S$2]" office:value-type="float" office:value="0">
            <text:p>0,00</text:p>
          </table:table-cell>
          <table:table-cell table:formula="of:=[.I4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3]"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'file:///home/diego/workspace/qin-cluster/pruebas/estadisticas/corrida-20120802000741.ods'#$secuencia.B443]" office:value-type="float" office:value="0">
            <text:p>0</text:p>
          </table:table-cell>
          <table:table-cell table:formula="of:=['file:///home/diego/workspace/qin-cluster/pruebas/estadisticas/corrida-20120802000741.ods'#$secuencia.C443]" office:value-type="float" office:value="0">
            <text:p>0,00</text:p>
          </table:table-cell>
          <table:table-cell table:formula="of:=[.C4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3]" office:value-type="float" office:value="0">
            <text:p>0</text:p>
          </table:table-cell>
          <table:table-cell table:formula="of:=['file:///home/diego/workspace/qin-cluster/pruebas/estadisticas/corrida-20120802000741.ods'#$acumulado.A443]" office:value-type="float" office:value="0">
            <text:p>0</text:p>
          </table:table-cell>
          <table:table-cell table:formula="of:=['file:///home/diego/workspace/qin-cluster/pruebas/estadisticas/corrida-20120802000741.ods'#$acumulado.C443]" office:value-type="float" office:value="0">
            <text:p>0</text:p>
          </table:table-cell>
          <table:table-cell table:formula="of:=['file:///home/diego/workspace/qin-cluster/pruebas/estadisticas/corrida-20120802000741.ods'#$acumulado.D443]" office:value-type="float" office:value="0">
            <text:p>0</text:p>
          </table:table-cell>
          <table:table-cell table:formula="of:=['file:///home/diego/workspace/qin-cluster/pruebas/estadisticas/corrida-20120802000741.ods'#$acumulado.E443]" office:value-type="float" office:value="0">
            <text:p>0</text:p>
          </table:table-cell>
          <table:table-cell table:formula="of:=['file:///home/diego/workspace/qin-cluster/pruebas/estadisticas/corrida-20120802000741.ods'#$acumulado.F443]" office:value-type="float" office:value="0">
            <text:p>0</text:p>
          </table:table-cell>
          <table:table-cell table:formula="of:=['file:///home/diego/workspace/qin-cluster/pruebas/estadisticas/corrida-20120802000741.ods'#$acumulado.G443]" office:value-type="float" office:value="0">
            <text:p>0</text:p>
          </table:table-cell>
          <table:table-cell table:formula="of:=[.L443]*100/[.$S$2]" office:value-type="float" office:value="0">
            <text:p>0,00</text:p>
          </table:table-cell>
          <table:table-cell table:formula="of:=[.I4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4]" office:value-type="float" office:value="0">
            <text:p>0</text:p>
          </table:table-cell>
          <table:table-cell office:value-type="float" office:value="443">
            <text:p>443</text:p>
          </table:table-cell>
          <table:table-cell table:formula="of:=['file:///home/diego/workspace/qin-cluster/pruebas/estadisticas/corrida-20120802000741.ods'#$secuencia.B444]" office:value-type="float" office:value="0">
            <text:p>0</text:p>
          </table:table-cell>
          <table:table-cell table:formula="of:=['file:///home/diego/workspace/qin-cluster/pruebas/estadisticas/corrida-20120802000741.ods'#$secuencia.C444]" office:value-type="float" office:value="0">
            <text:p>0,00</text:p>
          </table:table-cell>
          <table:table-cell table:formula="of:=[.C4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4]" office:value-type="float" office:value="0">
            <text:p>0</text:p>
          </table:table-cell>
          <table:table-cell table:formula="of:=['file:///home/diego/workspace/qin-cluster/pruebas/estadisticas/corrida-20120802000741.ods'#$acumulado.A444]" office:value-type="float" office:value="0">
            <text:p>0</text:p>
          </table:table-cell>
          <table:table-cell table:formula="of:=['file:///home/diego/workspace/qin-cluster/pruebas/estadisticas/corrida-20120802000741.ods'#$acumulado.C444]" office:value-type="float" office:value="0">
            <text:p>0</text:p>
          </table:table-cell>
          <table:table-cell table:formula="of:=['file:///home/diego/workspace/qin-cluster/pruebas/estadisticas/corrida-20120802000741.ods'#$acumulado.D444]" office:value-type="float" office:value="0">
            <text:p>0</text:p>
          </table:table-cell>
          <table:table-cell table:formula="of:=['file:///home/diego/workspace/qin-cluster/pruebas/estadisticas/corrida-20120802000741.ods'#$acumulado.E444]" office:value-type="float" office:value="0">
            <text:p>0</text:p>
          </table:table-cell>
          <table:table-cell table:formula="of:=['file:///home/diego/workspace/qin-cluster/pruebas/estadisticas/corrida-20120802000741.ods'#$acumulado.F444]" office:value-type="float" office:value="0">
            <text:p>0</text:p>
          </table:table-cell>
          <table:table-cell table:formula="of:=['file:///home/diego/workspace/qin-cluster/pruebas/estadisticas/corrida-20120802000741.ods'#$acumulado.G444]" office:value-type="float" office:value="0">
            <text:p>0</text:p>
          </table:table-cell>
          <table:table-cell table:formula="of:=[.L444]*100/[.$S$2]" office:value-type="float" office:value="0">
            <text:p>0,00</text:p>
          </table:table-cell>
          <table:table-cell table:formula="of:=[.I4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5]" office:value-type="float" office:value="0">
            <text:p>0</text:p>
          </table:table-cell>
          <table:table-cell office:value-type="float" office:value="444">
            <text:p>444</text:p>
          </table:table-cell>
          <table:table-cell table:formula="of:=['file:///home/diego/workspace/qin-cluster/pruebas/estadisticas/corrida-20120802000741.ods'#$secuencia.B445]" office:value-type="float" office:value="0">
            <text:p>0</text:p>
          </table:table-cell>
          <table:table-cell table:formula="of:=['file:///home/diego/workspace/qin-cluster/pruebas/estadisticas/corrida-20120802000741.ods'#$secuencia.C445]" office:value-type="float" office:value="0">
            <text:p>0,00</text:p>
          </table:table-cell>
          <table:table-cell table:formula="of:=[.C4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5]" office:value-type="float" office:value="0">
            <text:p>0</text:p>
          </table:table-cell>
          <table:table-cell table:formula="of:=['file:///home/diego/workspace/qin-cluster/pruebas/estadisticas/corrida-20120802000741.ods'#$acumulado.A445]" office:value-type="float" office:value="0">
            <text:p>0</text:p>
          </table:table-cell>
          <table:table-cell table:formula="of:=['file:///home/diego/workspace/qin-cluster/pruebas/estadisticas/corrida-20120802000741.ods'#$acumulado.C445]" office:value-type="float" office:value="0">
            <text:p>0</text:p>
          </table:table-cell>
          <table:table-cell table:formula="of:=['file:///home/diego/workspace/qin-cluster/pruebas/estadisticas/corrida-20120802000741.ods'#$acumulado.D445]" office:value-type="float" office:value="0">
            <text:p>0</text:p>
          </table:table-cell>
          <table:table-cell table:formula="of:=['file:///home/diego/workspace/qin-cluster/pruebas/estadisticas/corrida-20120802000741.ods'#$acumulado.E445]" office:value-type="float" office:value="0">
            <text:p>0</text:p>
          </table:table-cell>
          <table:table-cell table:formula="of:=['file:///home/diego/workspace/qin-cluster/pruebas/estadisticas/corrida-20120802000741.ods'#$acumulado.F445]" office:value-type="float" office:value="0">
            <text:p>0</text:p>
          </table:table-cell>
          <table:table-cell table:formula="of:=['file:///home/diego/workspace/qin-cluster/pruebas/estadisticas/corrida-20120802000741.ods'#$acumulado.G445]" office:value-type="float" office:value="0">
            <text:p>0</text:p>
          </table:table-cell>
          <table:table-cell table:formula="of:=[.L445]*100/[.$S$2]" office:value-type="float" office:value="0">
            <text:p>0,00</text:p>
          </table:table-cell>
          <table:table-cell table:formula="of:=[.I4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6]" office:value-type="float" office:value="0">
            <text:p>0</text:p>
          </table:table-cell>
          <table:table-cell office:value-type="float" office:value="445">
            <text:p>445</text:p>
          </table:table-cell>
          <table:table-cell table:formula="of:=['file:///home/diego/workspace/qin-cluster/pruebas/estadisticas/corrida-20120802000741.ods'#$secuencia.B446]" office:value-type="float" office:value="0">
            <text:p>0</text:p>
          </table:table-cell>
          <table:table-cell table:formula="of:=['file:///home/diego/workspace/qin-cluster/pruebas/estadisticas/corrida-20120802000741.ods'#$secuencia.C446]" office:value-type="float" office:value="0">
            <text:p>0,00</text:p>
          </table:table-cell>
          <table:table-cell table:formula="of:=[.C4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6]" office:value-type="float" office:value="0">
            <text:p>0</text:p>
          </table:table-cell>
          <table:table-cell table:formula="of:=['file:///home/diego/workspace/qin-cluster/pruebas/estadisticas/corrida-20120802000741.ods'#$acumulado.A446]" office:value-type="float" office:value="0">
            <text:p>0</text:p>
          </table:table-cell>
          <table:table-cell table:formula="of:=['file:///home/diego/workspace/qin-cluster/pruebas/estadisticas/corrida-20120802000741.ods'#$acumulado.C446]" office:value-type="float" office:value="0">
            <text:p>0</text:p>
          </table:table-cell>
          <table:table-cell table:formula="of:=['file:///home/diego/workspace/qin-cluster/pruebas/estadisticas/corrida-20120802000741.ods'#$acumulado.D446]" office:value-type="float" office:value="0">
            <text:p>0</text:p>
          </table:table-cell>
          <table:table-cell table:formula="of:=['file:///home/diego/workspace/qin-cluster/pruebas/estadisticas/corrida-20120802000741.ods'#$acumulado.E446]" office:value-type="float" office:value="0">
            <text:p>0</text:p>
          </table:table-cell>
          <table:table-cell table:formula="of:=['file:///home/diego/workspace/qin-cluster/pruebas/estadisticas/corrida-20120802000741.ods'#$acumulado.F446]" office:value-type="float" office:value="0">
            <text:p>0</text:p>
          </table:table-cell>
          <table:table-cell table:formula="of:=['file:///home/diego/workspace/qin-cluster/pruebas/estadisticas/corrida-20120802000741.ods'#$acumulado.G446]" office:value-type="float" office:value="0">
            <text:p>0</text:p>
          </table:table-cell>
          <table:table-cell table:formula="of:=[.L446]*100/[.$S$2]" office:value-type="float" office:value="0">
            <text:p>0,00</text:p>
          </table:table-cell>
          <table:table-cell table:formula="of:=[.I4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7]" office:value-type="float" office:value="0">
            <text:p>0</text:p>
          </table:table-cell>
          <table:table-cell office:value-type="float" office:value="446">
            <text:p>446</text:p>
          </table:table-cell>
          <table:table-cell table:formula="of:=['file:///home/diego/workspace/qin-cluster/pruebas/estadisticas/corrida-20120802000741.ods'#$secuencia.B447]" office:value-type="float" office:value="0">
            <text:p>0</text:p>
          </table:table-cell>
          <table:table-cell table:formula="of:=['file:///home/diego/workspace/qin-cluster/pruebas/estadisticas/corrida-20120802000741.ods'#$secuencia.C447]" office:value-type="float" office:value="0">
            <text:p>0,00</text:p>
          </table:table-cell>
          <table:table-cell table:formula="of:=[.C4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7]" office:value-type="float" office:value="0">
            <text:p>0</text:p>
          </table:table-cell>
          <table:table-cell table:formula="of:=['file:///home/diego/workspace/qin-cluster/pruebas/estadisticas/corrida-20120802000741.ods'#$acumulado.A447]" office:value-type="float" office:value="0">
            <text:p>0</text:p>
          </table:table-cell>
          <table:table-cell table:formula="of:=['file:///home/diego/workspace/qin-cluster/pruebas/estadisticas/corrida-20120802000741.ods'#$acumulado.C447]" office:value-type="float" office:value="0">
            <text:p>0</text:p>
          </table:table-cell>
          <table:table-cell table:formula="of:=['file:///home/diego/workspace/qin-cluster/pruebas/estadisticas/corrida-20120802000741.ods'#$acumulado.D447]" office:value-type="float" office:value="0">
            <text:p>0</text:p>
          </table:table-cell>
          <table:table-cell table:formula="of:=['file:///home/diego/workspace/qin-cluster/pruebas/estadisticas/corrida-20120802000741.ods'#$acumulado.E447]" office:value-type="float" office:value="0">
            <text:p>0</text:p>
          </table:table-cell>
          <table:table-cell table:formula="of:=['file:///home/diego/workspace/qin-cluster/pruebas/estadisticas/corrida-20120802000741.ods'#$acumulado.F447]" office:value-type="float" office:value="0">
            <text:p>0</text:p>
          </table:table-cell>
          <table:table-cell table:formula="of:=['file:///home/diego/workspace/qin-cluster/pruebas/estadisticas/corrida-20120802000741.ods'#$acumulado.G447]" office:value-type="float" office:value="0">
            <text:p>0</text:p>
          </table:table-cell>
          <table:table-cell table:formula="of:=[.L447]*100/[.$S$2]" office:value-type="float" office:value="0">
            <text:p>0,00</text:p>
          </table:table-cell>
          <table:table-cell table:formula="of:=[.I4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8]" office:value-type="float" office:value="0">
            <text:p>0</text:p>
          </table:table-cell>
          <table:table-cell office:value-type="float" office:value="447">
            <text:p>447</text:p>
          </table:table-cell>
          <table:table-cell table:formula="of:=['file:///home/diego/workspace/qin-cluster/pruebas/estadisticas/corrida-20120802000741.ods'#$secuencia.B448]" office:value-type="float" office:value="0">
            <text:p>0</text:p>
          </table:table-cell>
          <table:table-cell table:formula="of:=['file:///home/diego/workspace/qin-cluster/pruebas/estadisticas/corrida-20120802000741.ods'#$secuencia.C448]" office:value-type="float" office:value="0">
            <text:p>0,00</text:p>
          </table:table-cell>
          <table:table-cell table:formula="of:=[.C4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8]" office:value-type="float" office:value="0">
            <text:p>0</text:p>
          </table:table-cell>
          <table:table-cell table:formula="of:=['file:///home/diego/workspace/qin-cluster/pruebas/estadisticas/corrida-20120802000741.ods'#$acumulado.A448]" office:value-type="float" office:value="0">
            <text:p>0</text:p>
          </table:table-cell>
          <table:table-cell table:formula="of:=['file:///home/diego/workspace/qin-cluster/pruebas/estadisticas/corrida-20120802000741.ods'#$acumulado.C448]" office:value-type="float" office:value="0">
            <text:p>0</text:p>
          </table:table-cell>
          <table:table-cell table:formula="of:=['file:///home/diego/workspace/qin-cluster/pruebas/estadisticas/corrida-20120802000741.ods'#$acumulado.D448]" office:value-type="float" office:value="0">
            <text:p>0</text:p>
          </table:table-cell>
          <table:table-cell table:formula="of:=['file:///home/diego/workspace/qin-cluster/pruebas/estadisticas/corrida-20120802000741.ods'#$acumulado.E448]" office:value-type="float" office:value="0">
            <text:p>0</text:p>
          </table:table-cell>
          <table:table-cell table:formula="of:=['file:///home/diego/workspace/qin-cluster/pruebas/estadisticas/corrida-20120802000741.ods'#$acumulado.F448]" office:value-type="float" office:value="0">
            <text:p>0</text:p>
          </table:table-cell>
          <table:table-cell table:formula="of:=['file:///home/diego/workspace/qin-cluster/pruebas/estadisticas/corrida-20120802000741.ods'#$acumulado.G448]" office:value-type="float" office:value="0">
            <text:p>0</text:p>
          </table:table-cell>
          <table:table-cell table:formula="of:=[.L448]*100/[.$S$2]" office:value-type="float" office:value="0">
            <text:p>0,00</text:p>
          </table:table-cell>
          <table:table-cell table:formula="of:=[.I4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49]" office:value-type="float" office:value="0">
            <text:p>0</text:p>
          </table:table-cell>
          <table:table-cell office:value-type="float" office:value="448">
            <text:p>448</text:p>
          </table:table-cell>
          <table:table-cell table:formula="of:=['file:///home/diego/workspace/qin-cluster/pruebas/estadisticas/corrida-20120802000741.ods'#$secuencia.B449]" office:value-type="float" office:value="0">
            <text:p>0</text:p>
          </table:table-cell>
          <table:table-cell table:formula="of:=['file:///home/diego/workspace/qin-cluster/pruebas/estadisticas/corrida-20120802000741.ods'#$secuencia.C449]" office:value-type="float" office:value="0">
            <text:p>0,00</text:p>
          </table:table-cell>
          <table:table-cell table:formula="of:=[.C4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49]" office:value-type="float" office:value="0">
            <text:p>0</text:p>
          </table:table-cell>
          <table:table-cell table:formula="of:=['file:///home/diego/workspace/qin-cluster/pruebas/estadisticas/corrida-20120802000741.ods'#$acumulado.A449]" office:value-type="float" office:value="0">
            <text:p>0</text:p>
          </table:table-cell>
          <table:table-cell table:formula="of:=['file:///home/diego/workspace/qin-cluster/pruebas/estadisticas/corrida-20120802000741.ods'#$acumulado.C449]" office:value-type="float" office:value="0">
            <text:p>0</text:p>
          </table:table-cell>
          <table:table-cell table:formula="of:=['file:///home/diego/workspace/qin-cluster/pruebas/estadisticas/corrida-20120802000741.ods'#$acumulado.D449]" office:value-type="float" office:value="0">
            <text:p>0</text:p>
          </table:table-cell>
          <table:table-cell table:formula="of:=['file:///home/diego/workspace/qin-cluster/pruebas/estadisticas/corrida-20120802000741.ods'#$acumulado.E449]" office:value-type="float" office:value="0">
            <text:p>0</text:p>
          </table:table-cell>
          <table:table-cell table:formula="of:=['file:///home/diego/workspace/qin-cluster/pruebas/estadisticas/corrida-20120802000741.ods'#$acumulado.F449]" office:value-type="float" office:value="0">
            <text:p>0</text:p>
          </table:table-cell>
          <table:table-cell table:formula="of:=['file:///home/diego/workspace/qin-cluster/pruebas/estadisticas/corrida-20120802000741.ods'#$acumulado.G449]" office:value-type="float" office:value="0">
            <text:p>0</text:p>
          </table:table-cell>
          <table:table-cell table:formula="of:=[.L449]*100/[.$S$2]" office:value-type="float" office:value="0">
            <text:p>0,00</text:p>
          </table:table-cell>
          <table:table-cell table:formula="of:=[.I4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0]" office:value-type="float" office:value="0">
            <text:p>0</text:p>
          </table:table-cell>
          <table:table-cell office:value-type="float" office:value="449">
            <text:p>449</text:p>
          </table:table-cell>
          <table:table-cell table:formula="of:=['file:///home/diego/workspace/qin-cluster/pruebas/estadisticas/corrida-20120802000741.ods'#$secuencia.B450]" office:value-type="float" office:value="0">
            <text:p>0</text:p>
          </table:table-cell>
          <table:table-cell table:formula="of:=['file:///home/diego/workspace/qin-cluster/pruebas/estadisticas/corrida-20120802000741.ods'#$secuencia.C450]" office:value-type="float" office:value="0">
            <text:p>0,00</text:p>
          </table:table-cell>
          <table:table-cell table:formula="of:=[.C4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0]" office:value-type="float" office:value="0">
            <text:p>0</text:p>
          </table:table-cell>
          <table:table-cell table:formula="of:=['file:///home/diego/workspace/qin-cluster/pruebas/estadisticas/corrida-20120802000741.ods'#$acumulado.A450]" office:value-type="float" office:value="0">
            <text:p>0</text:p>
          </table:table-cell>
          <table:table-cell table:formula="of:=['file:///home/diego/workspace/qin-cluster/pruebas/estadisticas/corrida-20120802000741.ods'#$acumulado.C450]" office:value-type="float" office:value="0">
            <text:p>0</text:p>
          </table:table-cell>
          <table:table-cell table:formula="of:=['file:///home/diego/workspace/qin-cluster/pruebas/estadisticas/corrida-20120802000741.ods'#$acumulado.D450]" office:value-type="float" office:value="0">
            <text:p>0</text:p>
          </table:table-cell>
          <table:table-cell table:formula="of:=['file:///home/diego/workspace/qin-cluster/pruebas/estadisticas/corrida-20120802000741.ods'#$acumulado.E450]" office:value-type="float" office:value="0">
            <text:p>0</text:p>
          </table:table-cell>
          <table:table-cell table:formula="of:=['file:///home/diego/workspace/qin-cluster/pruebas/estadisticas/corrida-20120802000741.ods'#$acumulado.F450]" office:value-type="float" office:value="0">
            <text:p>0</text:p>
          </table:table-cell>
          <table:table-cell table:formula="of:=['file:///home/diego/workspace/qin-cluster/pruebas/estadisticas/corrida-20120802000741.ods'#$acumulado.G450]" office:value-type="float" office:value="0">
            <text:p>0</text:p>
          </table:table-cell>
          <table:table-cell table:formula="of:=[.L450]*100/[.$S$2]" office:value-type="float" office:value="0">
            <text:p>0,00</text:p>
          </table:table-cell>
          <table:table-cell table:formula="of:=[.I4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1]"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'file:///home/diego/workspace/qin-cluster/pruebas/estadisticas/corrida-20120802000741.ods'#$secuencia.B451]" office:value-type="float" office:value="0">
            <text:p>0</text:p>
          </table:table-cell>
          <table:table-cell table:formula="of:=['file:///home/diego/workspace/qin-cluster/pruebas/estadisticas/corrida-20120802000741.ods'#$secuencia.C451]" office:value-type="float" office:value="0">
            <text:p>0,00</text:p>
          </table:table-cell>
          <table:table-cell table:formula="of:=[.C4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1]" office:value-type="float" office:value="0">
            <text:p>0</text:p>
          </table:table-cell>
          <table:table-cell table:formula="of:=['file:///home/diego/workspace/qin-cluster/pruebas/estadisticas/corrida-20120802000741.ods'#$acumulado.A451]" office:value-type="float" office:value="0">
            <text:p>0</text:p>
          </table:table-cell>
          <table:table-cell table:formula="of:=['file:///home/diego/workspace/qin-cluster/pruebas/estadisticas/corrida-20120802000741.ods'#$acumulado.C451]" office:value-type="float" office:value="0">
            <text:p>0</text:p>
          </table:table-cell>
          <table:table-cell table:formula="of:=['file:///home/diego/workspace/qin-cluster/pruebas/estadisticas/corrida-20120802000741.ods'#$acumulado.D451]" office:value-type="float" office:value="0">
            <text:p>0</text:p>
          </table:table-cell>
          <table:table-cell table:formula="of:=['file:///home/diego/workspace/qin-cluster/pruebas/estadisticas/corrida-20120802000741.ods'#$acumulado.E451]" office:value-type="float" office:value="0">
            <text:p>0</text:p>
          </table:table-cell>
          <table:table-cell table:formula="of:=['file:///home/diego/workspace/qin-cluster/pruebas/estadisticas/corrida-20120802000741.ods'#$acumulado.F451]" office:value-type="float" office:value="0">
            <text:p>0</text:p>
          </table:table-cell>
          <table:table-cell table:formula="of:=['file:///home/diego/workspace/qin-cluster/pruebas/estadisticas/corrida-20120802000741.ods'#$acumulado.G451]" office:value-type="float" office:value="0">
            <text:p>0</text:p>
          </table:table-cell>
          <table:table-cell table:formula="of:=[.L451]*100/[.$S$2]" office:value-type="float" office:value="0">
            <text:p>0,00</text:p>
          </table:table-cell>
          <table:table-cell table:formula="of:=[.I4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2]" office:value-type="float" office:value="0">
            <text:p>0</text:p>
          </table:table-cell>
          <table:table-cell office:value-type="float" office:value="451">
            <text:p>451</text:p>
          </table:table-cell>
          <table:table-cell table:formula="of:=['file:///home/diego/workspace/qin-cluster/pruebas/estadisticas/corrida-20120802000741.ods'#$secuencia.B452]" office:value-type="float" office:value="0">
            <text:p>0</text:p>
          </table:table-cell>
          <table:table-cell table:formula="of:=['file:///home/diego/workspace/qin-cluster/pruebas/estadisticas/corrida-20120802000741.ods'#$secuencia.C452]" office:value-type="float" office:value="0">
            <text:p>0,00</text:p>
          </table:table-cell>
          <table:table-cell table:formula="of:=[.C4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2]" office:value-type="float" office:value="0">
            <text:p>0</text:p>
          </table:table-cell>
          <table:table-cell table:formula="of:=['file:///home/diego/workspace/qin-cluster/pruebas/estadisticas/corrida-20120802000741.ods'#$acumulado.A452]" office:value-type="float" office:value="0">
            <text:p>0</text:p>
          </table:table-cell>
          <table:table-cell table:formula="of:=['file:///home/diego/workspace/qin-cluster/pruebas/estadisticas/corrida-20120802000741.ods'#$acumulado.C452]" office:value-type="float" office:value="0">
            <text:p>0</text:p>
          </table:table-cell>
          <table:table-cell table:formula="of:=['file:///home/diego/workspace/qin-cluster/pruebas/estadisticas/corrida-20120802000741.ods'#$acumulado.D452]" office:value-type="float" office:value="0">
            <text:p>0</text:p>
          </table:table-cell>
          <table:table-cell table:formula="of:=['file:///home/diego/workspace/qin-cluster/pruebas/estadisticas/corrida-20120802000741.ods'#$acumulado.E452]" office:value-type="float" office:value="0">
            <text:p>0</text:p>
          </table:table-cell>
          <table:table-cell table:formula="of:=['file:///home/diego/workspace/qin-cluster/pruebas/estadisticas/corrida-20120802000741.ods'#$acumulado.F452]" office:value-type="float" office:value="0">
            <text:p>0</text:p>
          </table:table-cell>
          <table:table-cell table:formula="of:=['file:///home/diego/workspace/qin-cluster/pruebas/estadisticas/corrida-20120802000741.ods'#$acumulado.G452]" office:value-type="float" office:value="0">
            <text:p>0</text:p>
          </table:table-cell>
          <table:table-cell table:formula="of:=[.L452]*100/[.$S$2]" office:value-type="float" office:value="0">
            <text:p>0,00</text:p>
          </table:table-cell>
          <table:table-cell table:formula="of:=[.I4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3]" office:value-type="float" office:value="0">
            <text:p>0</text:p>
          </table:table-cell>
          <table:table-cell office:value-type="float" office:value="452">
            <text:p>452</text:p>
          </table:table-cell>
          <table:table-cell table:formula="of:=['file:///home/diego/workspace/qin-cluster/pruebas/estadisticas/corrida-20120802000741.ods'#$secuencia.B453]" office:value-type="float" office:value="0">
            <text:p>0</text:p>
          </table:table-cell>
          <table:table-cell table:formula="of:=['file:///home/diego/workspace/qin-cluster/pruebas/estadisticas/corrida-20120802000741.ods'#$secuencia.C453]" office:value-type="float" office:value="0">
            <text:p>0,00</text:p>
          </table:table-cell>
          <table:table-cell table:formula="of:=[.C4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3]" office:value-type="float" office:value="0">
            <text:p>0</text:p>
          </table:table-cell>
          <table:table-cell table:formula="of:=['file:///home/diego/workspace/qin-cluster/pruebas/estadisticas/corrida-20120802000741.ods'#$acumulado.A453]" office:value-type="float" office:value="0">
            <text:p>0</text:p>
          </table:table-cell>
          <table:table-cell table:formula="of:=['file:///home/diego/workspace/qin-cluster/pruebas/estadisticas/corrida-20120802000741.ods'#$acumulado.C453]" office:value-type="float" office:value="0">
            <text:p>0</text:p>
          </table:table-cell>
          <table:table-cell table:formula="of:=['file:///home/diego/workspace/qin-cluster/pruebas/estadisticas/corrida-20120802000741.ods'#$acumulado.D453]" office:value-type="float" office:value="0">
            <text:p>0</text:p>
          </table:table-cell>
          <table:table-cell table:formula="of:=['file:///home/diego/workspace/qin-cluster/pruebas/estadisticas/corrida-20120802000741.ods'#$acumulado.E453]" office:value-type="float" office:value="0">
            <text:p>0</text:p>
          </table:table-cell>
          <table:table-cell table:formula="of:=['file:///home/diego/workspace/qin-cluster/pruebas/estadisticas/corrida-20120802000741.ods'#$acumulado.F453]" office:value-type="float" office:value="0">
            <text:p>0</text:p>
          </table:table-cell>
          <table:table-cell table:formula="of:=['file:///home/diego/workspace/qin-cluster/pruebas/estadisticas/corrida-20120802000741.ods'#$acumulado.G453]" office:value-type="float" office:value="0">
            <text:p>0</text:p>
          </table:table-cell>
          <table:table-cell table:formula="of:=[.L453]*100/[.$S$2]" office:value-type="float" office:value="0">
            <text:p>0,00</text:p>
          </table:table-cell>
          <table:table-cell table:formula="of:=[.I4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4]" office:value-type="float" office:value="0">
            <text:p>0</text:p>
          </table:table-cell>
          <table:table-cell office:value-type="float" office:value="453">
            <text:p>453</text:p>
          </table:table-cell>
          <table:table-cell table:formula="of:=['file:///home/diego/workspace/qin-cluster/pruebas/estadisticas/corrida-20120802000741.ods'#$secuencia.B454]" office:value-type="float" office:value="0">
            <text:p>0</text:p>
          </table:table-cell>
          <table:table-cell table:formula="of:=['file:///home/diego/workspace/qin-cluster/pruebas/estadisticas/corrida-20120802000741.ods'#$secuencia.C454]" office:value-type="float" office:value="0">
            <text:p>0,00</text:p>
          </table:table-cell>
          <table:table-cell table:formula="of:=[.C4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4]" office:value-type="float" office:value="0">
            <text:p>0</text:p>
          </table:table-cell>
          <table:table-cell table:formula="of:=['file:///home/diego/workspace/qin-cluster/pruebas/estadisticas/corrida-20120802000741.ods'#$acumulado.A454]" office:value-type="float" office:value="0">
            <text:p>0</text:p>
          </table:table-cell>
          <table:table-cell table:formula="of:=['file:///home/diego/workspace/qin-cluster/pruebas/estadisticas/corrida-20120802000741.ods'#$acumulado.C454]" office:value-type="float" office:value="0">
            <text:p>0</text:p>
          </table:table-cell>
          <table:table-cell table:formula="of:=['file:///home/diego/workspace/qin-cluster/pruebas/estadisticas/corrida-20120802000741.ods'#$acumulado.D454]" office:value-type="float" office:value="0">
            <text:p>0</text:p>
          </table:table-cell>
          <table:table-cell table:formula="of:=['file:///home/diego/workspace/qin-cluster/pruebas/estadisticas/corrida-20120802000741.ods'#$acumulado.E454]" office:value-type="float" office:value="0">
            <text:p>0</text:p>
          </table:table-cell>
          <table:table-cell table:formula="of:=['file:///home/diego/workspace/qin-cluster/pruebas/estadisticas/corrida-20120802000741.ods'#$acumulado.F454]" office:value-type="float" office:value="0">
            <text:p>0</text:p>
          </table:table-cell>
          <table:table-cell table:formula="of:=['file:///home/diego/workspace/qin-cluster/pruebas/estadisticas/corrida-20120802000741.ods'#$acumulado.G454]" office:value-type="float" office:value="0">
            <text:p>0</text:p>
          </table:table-cell>
          <table:table-cell table:formula="of:=[.L454]*100/[.$S$2]" office:value-type="float" office:value="0">
            <text:p>0,00</text:p>
          </table:table-cell>
          <table:table-cell table:formula="of:=[.I4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5]" office:value-type="float" office:value="0">
            <text:p>0</text:p>
          </table:table-cell>
          <table:table-cell office:value-type="float" office:value="454">
            <text:p>454</text:p>
          </table:table-cell>
          <table:table-cell table:formula="of:=['file:///home/diego/workspace/qin-cluster/pruebas/estadisticas/corrida-20120802000741.ods'#$secuencia.B455]" office:value-type="float" office:value="0">
            <text:p>0</text:p>
          </table:table-cell>
          <table:table-cell table:formula="of:=['file:///home/diego/workspace/qin-cluster/pruebas/estadisticas/corrida-20120802000741.ods'#$secuencia.C455]" office:value-type="float" office:value="0">
            <text:p>0,00</text:p>
          </table:table-cell>
          <table:table-cell table:formula="of:=[.C4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5]" office:value-type="float" office:value="0">
            <text:p>0</text:p>
          </table:table-cell>
          <table:table-cell table:formula="of:=['file:///home/diego/workspace/qin-cluster/pruebas/estadisticas/corrida-20120802000741.ods'#$acumulado.A455]" office:value-type="float" office:value="0">
            <text:p>0</text:p>
          </table:table-cell>
          <table:table-cell table:formula="of:=['file:///home/diego/workspace/qin-cluster/pruebas/estadisticas/corrida-20120802000741.ods'#$acumulado.C455]" office:value-type="float" office:value="0">
            <text:p>0</text:p>
          </table:table-cell>
          <table:table-cell table:formula="of:=['file:///home/diego/workspace/qin-cluster/pruebas/estadisticas/corrida-20120802000741.ods'#$acumulado.D455]" office:value-type="float" office:value="0">
            <text:p>0</text:p>
          </table:table-cell>
          <table:table-cell table:formula="of:=['file:///home/diego/workspace/qin-cluster/pruebas/estadisticas/corrida-20120802000741.ods'#$acumulado.E455]" office:value-type="float" office:value="0">
            <text:p>0</text:p>
          </table:table-cell>
          <table:table-cell table:formula="of:=['file:///home/diego/workspace/qin-cluster/pruebas/estadisticas/corrida-20120802000741.ods'#$acumulado.F455]" office:value-type="float" office:value="0">
            <text:p>0</text:p>
          </table:table-cell>
          <table:table-cell table:formula="of:=['file:///home/diego/workspace/qin-cluster/pruebas/estadisticas/corrida-20120802000741.ods'#$acumulado.G455]" office:value-type="float" office:value="0">
            <text:p>0</text:p>
          </table:table-cell>
          <table:table-cell table:formula="of:=[.L455]*100/[.$S$2]" office:value-type="float" office:value="0">
            <text:p>0,00</text:p>
          </table:table-cell>
          <table:table-cell table:formula="of:=[.I4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6]" office:value-type="float" office:value="0">
            <text:p>0</text:p>
          </table:table-cell>
          <table:table-cell office:value-type="float" office:value="455">
            <text:p>455</text:p>
          </table:table-cell>
          <table:table-cell table:formula="of:=['file:///home/diego/workspace/qin-cluster/pruebas/estadisticas/corrida-20120802000741.ods'#$secuencia.B456]" office:value-type="float" office:value="0">
            <text:p>0</text:p>
          </table:table-cell>
          <table:table-cell table:formula="of:=['file:///home/diego/workspace/qin-cluster/pruebas/estadisticas/corrida-20120802000741.ods'#$secuencia.C456]" office:value-type="float" office:value="0">
            <text:p>0,00</text:p>
          </table:table-cell>
          <table:table-cell table:formula="of:=[.C4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6]" office:value-type="float" office:value="0">
            <text:p>0</text:p>
          </table:table-cell>
          <table:table-cell table:formula="of:=['file:///home/diego/workspace/qin-cluster/pruebas/estadisticas/corrida-20120802000741.ods'#$acumulado.A456]" office:value-type="float" office:value="0">
            <text:p>0</text:p>
          </table:table-cell>
          <table:table-cell table:formula="of:=['file:///home/diego/workspace/qin-cluster/pruebas/estadisticas/corrida-20120802000741.ods'#$acumulado.C456]" office:value-type="float" office:value="0">
            <text:p>0</text:p>
          </table:table-cell>
          <table:table-cell table:formula="of:=['file:///home/diego/workspace/qin-cluster/pruebas/estadisticas/corrida-20120802000741.ods'#$acumulado.D456]" office:value-type="float" office:value="0">
            <text:p>0</text:p>
          </table:table-cell>
          <table:table-cell table:formula="of:=['file:///home/diego/workspace/qin-cluster/pruebas/estadisticas/corrida-20120802000741.ods'#$acumulado.E456]" office:value-type="float" office:value="0">
            <text:p>0</text:p>
          </table:table-cell>
          <table:table-cell table:formula="of:=['file:///home/diego/workspace/qin-cluster/pruebas/estadisticas/corrida-20120802000741.ods'#$acumulado.F456]" office:value-type="float" office:value="0">
            <text:p>0</text:p>
          </table:table-cell>
          <table:table-cell table:formula="of:=['file:///home/diego/workspace/qin-cluster/pruebas/estadisticas/corrida-20120802000741.ods'#$acumulado.G456]" office:value-type="float" office:value="0">
            <text:p>0</text:p>
          </table:table-cell>
          <table:table-cell table:formula="of:=[.L456]*100/[.$S$2]" office:value-type="float" office:value="0">
            <text:p>0,00</text:p>
          </table:table-cell>
          <table:table-cell table:formula="of:=[.I4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7]" office:value-type="float" office:value="0">
            <text:p>0</text:p>
          </table:table-cell>
          <table:table-cell office:value-type="float" office:value="456">
            <text:p>456</text:p>
          </table:table-cell>
          <table:table-cell table:formula="of:=['file:///home/diego/workspace/qin-cluster/pruebas/estadisticas/corrida-20120802000741.ods'#$secuencia.B457]" office:value-type="float" office:value="0">
            <text:p>0</text:p>
          </table:table-cell>
          <table:table-cell table:formula="of:=['file:///home/diego/workspace/qin-cluster/pruebas/estadisticas/corrida-20120802000741.ods'#$secuencia.C457]" office:value-type="float" office:value="0">
            <text:p>0,00</text:p>
          </table:table-cell>
          <table:table-cell table:formula="of:=[.C4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7]" office:value-type="float" office:value="0">
            <text:p>0</text:p>
          </table:table-cell>
          <table:table-cell table:formula="of:=['file:///home/diego/workspace/qin-cluster/pruebas/estadisticas/corrida-20120802000741.ods'#$acumulado.A457]" office:value-type="float" office:value="0">
            <text:p>0</text:p>
          </table:table-cell>
          <table:table-cell table:formula="of:=['file:///home/diego/workspace/qin-cluster/pruebas/estadisticas/corrida-20120802000741.ods'#$acumulado.C457]" office:value-type="float" office:value="0">
            <text:p>0</text:p>
          </table:table-cell>
          <table:table-cell table:formula="of:=['file:///home/diego/workspace/qin-cluster/pruebas/estadisticas/corrida-20120802000741.ods'#$acumulado.D457]" office:value-type="float" office:value="0">
            <text:p>0</text:p>
          </table:table-cell>
          <table:table-cell table:formula="of:=['file:///home/diego/workspace/qin-cluster/pruebas/estadisticas/corrida-20120802000741.ods'#$acumulado.E457]" office:value-type="float" office:value="0">
            <text:p>0</text:p>
          </table:table-cell>
          <table:table-cell table:formula="of:=['file:///home/diego/workspace/qin-cluster/pruebas/estadisticas/corrida-20120802000741.ods'#$acumulado.F457]" office:value-type="float" office:value="0">
            <text:p>0</text:p>
          </table:table-cell>
          <table:table-cell table:formula="of:=['file:///home/diego/workspace/qin-cluster/pruebas/estadisticas/corrida-20120802000741.ods'#$acumulado.G457]" office:value-type="float" office:value="0">
            <text:p>0</text:p>
          </table:table-cell>
          <table:table-cell table:formula="of:=[.L457]*100/[.$S$2]" office:value-type="float" office:value="0">
            <text:p>0,00</text:p>
          </table:table-cell>
          <table:table-cell table:formula="of:=[.I4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8]" office:value-type="float" office:value="0">
            <text:p>0</text:p>
          </table:table-cell>
          <table:table-cell office:value-type="float" office:value="457">
            <text:p>457</text:p>
          </table:table-cell>
          <table:table-cell table:formula="of:=['file:///home/diego/workspace/qin-cluster/pruebas/estadisticas/corrida-20120802000741.ods'#$secuencia.B458]" office:value-type="float" office:value="0">
            <text:p>0</text:p>
          </table:table-cell>
          <table:table-cell table:formula="of:=['file:///home/diego/workspace/qin-cluster/pruebas/estadisticas/corrida-20120802000741.ods'#$secuencia.C458]" office:value-type="float" office:value="0">
            <text:p>0,00</text:p>
          </table:table-cell>
          <table:table-cell table:formula="of:=[.C4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8]" office:value-type="float" office:value="0">
            <text:p>0</text:p>
          </table:table-cell>
          <table:table-cell table:formula="of:=['file:///home/diego/workspace/qin-cluster/pruebas/estadisticas/corrida-20120802000741.ods'#$acumulado.A458]" office:value-type="float" office:value="0">
            <text:p>0</text:p>
          </table:table-cell>
          <table:table-cell table:formula="of:=['file:///home/diego/workspace/qin-cluster/pruebas/estadisticas/corrida-20120802000741.ods'#$acumulado.C458]" office:value-type="float" office:value="0">
            <text:p>0</text:p>
          </table:table-cell>
          <table:table-cell table:formula="of:=['file:///home/diego/workspace/qin-cluster/pruebas/estadisticas/corrida-20120802000741.ods'#$acumulado.D458]" office:value-type="float" office:value="0">
            <text:p>0</text:p>
          </table:table-cell>
          <table:table-cell table:formula="of:=['file:///home/diego/workspace/qin-cluster/pruebas/estadisticas/corrida-20120802000741.ods'#$acumulado.E458]" office:value-type="float" office:value="0">
            <text:p>0</text:p>
          </table:table-cell>
          <table:table-cell table:formula="of:=['file:///home/diego/workspace/qin-cluster/pruebas/estadisticas/corrida-20120802000741.ods'#$acumulado.F458]" office:value-type="float" office:value="0">
            <text:p>0</text:p>
          </table:table-cell>
          <table:table-cell table:formula="of:=['file:///home/diego/workspace/qin-cluster/pruebas/estadisticas/corrida-20120802000741.ods'#$acumulado.G458]" office:value-type="float" office:value="0">
            <text:p>0</text:p>
          </table:table-cell>
          <table:table-cell table:formula="of:=[.L458]*100/[.$S$2]" office:value-type="float" office:value="0">
            <text:p>0,00</text:p>
          </table:table-cell>
          <table:table-cell table:formula="of:=[.I4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59]" office:value-type="float" office:value="0">
            <text:p>0</text:p>
          </table:table-cell>
          <table:table-cell office:value-type="float" office:value="458">
            <text:p>458</text:p>
          </table:table-cell>
          <table:table-cell table:formula="of:=['file:///home/diego/workspace/qin-cluster/pruebas/estadisticas/corrida-20120802000741.ods'#$secuencia.B459]" office:value-type="float" office:value="0">
            <text:p>0</text:p>
          </table:table-cell>
          <table:table-cell table:formula="of:=['file:///home/diego/workspace/qin-cluster/pruebas/estadisticas/corrida-20120802000741.ods'#$secuencia.C459]" office:value-type="float" office:value="0">
            <text:p>0,00</text:p>
          </table:table-cell>
          <table:table-cell table:formula="of:=[.C4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59]" office:value-type="float" office:value="0">
            <text:p>0</text:p>
          </table:table-cell>
          <table:table-cell table:formula="of:=['file:///home/diego/workspace/qin-cluster/pruebas/estadisticas/corrida-20120802000741.ods'#$acumulado.A459]" office:value-type="float" office:value="0">
            <text:p>0</text:p>
          </table:table-cell>
          <table:table-cell table:formula="of:=['file:///home/diego/workspace/qin-cluster/pruebas/estadisticas/corrida-20120802000741.ods'#$acumulado.C459]" office:value-type="float" office:value="0">
            <text:p>0</text:p>
          </table:table-cell>
          <table:table-cell table:formula="of:=['file:///home/diego/workspace/qin-cluster/pruebas/estadisticas/corrida-20120802000741.ods'#$acumulado.D459]" office:value-type="float" office:value="0">
            <text:p>0</text:p>
          </table:table-cell>
          <table:table-cell table:formula="of:=['file:///home/diego/workspace/qin-cluster/pruebas/estadisticas/corrida-20120802000741.ods'#$acumulado.E459]" office:value-type="float" office:value="0">
            <text:p>0</text:p>
          </table:table-cell>
          <table:table-cell table:formula="of:=['file:///home/diego/workspace/qin-cluster/pruebas/estadisticas/corrida-20120802000741.ods'#$acumulado.F459]" office:value-type="float" office:value="0">
            <text:p>0</text:p>
          </table:table-cell>
          <table:table-cell table:formula="of:=['file:///home/diego/workspace/qin-cluster/pruebas/estadisticas/corrida-20120802000741.ods'#$acumulado.G459]" office:value-type="float" office:value="0">
            <text:p>0</text:p>
          </table:table-cell>
          <table:table-cell table:formula="of:=[.L459]*100/[.$S$2]" office:value-type="float" office:value="0">
            <text:p>0,00</text:p>
          </table:table-cell>
          <table:table-cell table:formula="of:=[.I4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0]" office:value-type="float" office:value="0">
            <text:p>0</text:p>
          </table:table-cell>
          <table:table-cell office:value-type="float" office:value="459">
            <text:p>459</text:p>
          </table:table-cell>
          <table:table-cell table:formula="of:=['file:///home/diego/workspace/qin-cluster/pruebas/estadisticas/corrida-20120802000741.ods'#$secuencia.B460]" office:value-type="float" office:value="0">
            <text:p>0</text:p>
          </table:table-cell>
          <table:table-cell table:formula="of:=['file:///home/diego/workspace/qin-cluster/pruebas/estadisticas/corrida-20120802000741.ods'#$secuencia.C460]" office:value-type="float" office:value="0">
            <text:p>0,00</text:p>
          </table:table-cell>
          <table:table-cell table:formula="of:=[.C4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0]" office:value-type="float" office:value="0">
            <text:p>0</text:p>
          </table:table-cell>
          <table:table-cell table:formula="of:=['file:///home/diego/workspace/qin-cluster/pruebas/estadisticas/corrida-20120802000741.ods'#$acumulado.A460]" office:value-type="float" office:value="0">
            <text:p>0</text:p>
          </table:table-cell>
          <table:table-cell table:formula="of:=['file:///home/diego/workspace/qin-cluster/pruebas/estadisticas/corrida-20120802000741.ods'#$acumulado.C460]" office:value-type="float" office:value="0">
            <text:p>0</text:p>
          </table:table-cell>
          <table:table-cell table:formula="of:=['file:///home/diego/workspace/qin-cluster/pruebas/estadisticas/corrida-20120802000741.ods'#$acumulado.D460]" office:value-type="float" office:value="0">
            <text:p>0</text:p>
          </table:table-cell>
          <table:table-cell table:formula="of:=['file:///home/diego/workspace/qin-cluster/pruebas/estadisticas/corrida-20120802000741.ods'#$acumulado.E460]" office:value-type="float" office:value="0">
            <text:p>0</text:p>
          </table:table-cell>
          <table:table-cell table:formula="of:=['file:///home/diego/workspace/qin-cluster/pruebas/estadisticas/corrida-20120802000741.ods'#$acumulado.F460]" office:value-type="float" office:value="0">
            <text:p>0</text:p>
          </table:table-cell>
          <table:table-cell table:formula="of:=['file:///home/diego/workspace/qin-cluster/pruebas/estadisticas/corrida-20120802000741.ods'#$acumulado.G460]" office:value-type="float" office:value="0">
            <text:p>0</text:p>
          </table:table-cell>
          <table:table-cell table:formula="of:=[.L460]*100/[.$S$2]" office:value-type="float" office:value="0">
            <text:p>0,00</text:p>
          </table:table-cell>
          <table:table-cell table:formula="of:=[.I4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1]" office:value-type="float" office:value="0">
            <text:p>0</text:p>
          </table:table-cell>
          <table:table-cell office:value-type="float" office:value="460">
            <text:p>460</text:p>
          </table:table-cell>
          <table:table-cell table:formula="of:=['file:///home/diego/workspace/qin-cluster/pruebas/estadisticas/corrida-20120802000741.ods'#$secuencia.B461]" office:value-type="float" office:value="0">
            <text:p>0</text:p>
          </table:table-cell>
          <table:table-cell table:formula="of:=['file:///home/diego/workspace/qin-cluster/pruebas/estadisticas/corrida-20120802000741.ods'#$secuencia.C461]" office:value-type="float" office:value="0">
            <text:p>0,00</text:p>
          </table:table-cell>
          <table:table-cell table:formula="of:=[.C4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1]" office:value-type="float" office:value="0">
            <text:p>0</text:p>
          </table:table-cell>
          <table:table-cell table:formula="of:=['file:///home/diego/workspace/qin-cluster/pruebas/estadisticas/corrida-20120802000741.ods'#$acumulado.A461]" office:value-type="float" office:value="0">
            <text:p>0</text:p>
          </table:table-cell>
          <table:table-cell table:formula="of:=['file:///home/diego/workspace/qin-cluster/pruebas/estadisticas/corrida-20120802000741.ods'#$acumulado.C461]" office:value-type="float" office:value="0">
            <text:p>0</text:p>
          </table:table-cell>
          <table:table-cell table:formula="of:=['file:///home/diego/workspace/qin-cluster/pruebas/estadisticas/corrida-20120802000741.ods'#$acumulado.D461]" office:value-type="float" office:value="0">
            <text:p>0</text:p>
          </table:table-cell>
          <table:table-cell table:formula="of:=['file:///home/diego/workspace/qin-cluster/pruebas/estadisticas/corrida-20120802000741.ods'#$acumulado.E461]" office:value-type="float" office:value="0">
            <text:p>0</text:p>
          </table:table-cell>
          <table:table-cell table:formula="of:=['file:///home/diego/workspace/qin-cluster/pruebas/estadisticas/corrida-20120802000741.ods'#$acumulado.F461]" office:value-type="float" office:value="0">
            <text:p>0</text:p>
          </table:table-cell>
          <table:table-cell table:formula="of:=['file:///home/diego/workspace/qin-cluster/pruebas/estadisticas/corrida-20120802000741.ods'#$acumulado.G461]" office:value-type="float" office:value="0">
            <text:p>0</text:p>
          </table:table-cell>
          <table:table-cell table:formula="of:=[.L461]*100/[.$S$2]" office:value-type="float" office:value="0">
            <text:p>0,00</text:p>
          </table:table-cell>
          <table:table-cell table:formula="of:=[.I4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2]" office:value-type="float" office:value="0">
            <text:p>0</text:p>
          </table:table-cell>
          <table:table-cell office:value-type="float" office:value="461">
            <text:p>461</text:p>
          </table:table-cell>
          <table:table-cell table:formula="of:=['file:///home/diego/workspace/qin-cluster/pruebas/estadisticas/corrida-20120802000741.ods'#$secuencia.B462]" office:value-type="float" office:value="0">
            <text:p>0</text:p>
          </table:table-cell>
          <table:table-cell table:formula="of:=['file:///home/diego/workspace/qin-cluster/pruebas/estadisticas/corrida-20120802000741.ods'#$secuencia.C462]" office:value-type="float" office:value="0">
            <text:p>0,00</text:p>
          </table:table-cell>
          <table:table-cell table:formula="of:=[.C4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2]" office:value-type="float" office:value="0">
            <text:p>0</text:p>
          </table:table-cell>
          <table:table-cell table:formula="of:=['file:///home/diego/workspace/qin-cluster/pruebas/estadisticas/corrida-20120802000741.ods'#$acumulado.A462]" office:value-type="float" office:value="0">
            <text:p>0</text:p>
          </table:table-cell>
          <table:table-cell table:formula="of:=['file:///home/diego/workspace/qin-cluster/pruebas/estadisticas/corrida-20120802000741.ods'#$acumulado.C462]" office:value-type="float" office:value="0">
            <text:p>0</text:p>
          </table:table-cell>
          <table:table-cell table:formula="of:=['file:///home/diego/workspace/qin-cluster/pruebas/estadisticas/corrida-20120802000741.ods'#$acumulado.D462]" office:value-type="float" office:value="0">
            <text:p>0</text:p>
          </table:table-cell>
          <table:table-cell table:formula="of:=['file:///home/diego/workspace/qin-cluster/pruebas/estadisticas/corrida-20120802000741.ods'#$acumulado.E462]" office:value-type="float" office:value="0">
            <text:p>0</text:p>
          </table:table-cell>
          <table:table-cell table:formula="of:=['file:///home/diego/workspace/qin-cluster/pruebas/estadisticas/corrida-20120802000741.ods'#$acumulado.F462]" office:value-type="float" office:value="0">
            <text:p>0</text:p>
          </table:table-cell>
          <table:table-cell table:formula="of:=['file:///home/diego/workspace/qin-cluster/pruebas/estadisticas/corrida-20120802000741.ods'#$acumulado.G462]" office:value-type="float" office:value="0">
            <text:p>0</text:p>
          </table:table-cell>
          <table:table-cell table:formula="of:=[.L462]*100/[.$S$2]" office:value-type="float" office:value="0">
            <text:p>0,00</text:p>
          </table:table-cell>
          <table:table-cell table:formula="of:=[.I4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3]" office:value-type="float" office:value="0">
            <text:p>0</text:p>
          </table:table-cell>
          <table:table-cell office:value-type="float" office:value="462">
            <text:p>462</text:p>
          </table:table-cell>
          <table:table-cell table:formula="of:=['file:///home/diego/workspace/qin-cluster/pruebas/estadisticas/corrida-20120802000741.ods'#$secuencia.B463]" office:value-type="float" office:value="0">
            <text:p>0</text:p>
          </table:table-cell>
          <table:table-cell table:formula="of:=['file:///home/diego/workspace/qin-cluster/pruebas/estadisticas/corrida-20120802000741.ods'#$secuencia.C463]" office:value-type="float" office:value="0">
            <text:p>0,00</text:p>
          </table:table-cell>
          <table:table-cell table:formula="of:=[.C4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3]" office:value-type="float" office:value="0">
            <text:p>0</text:p>
          </table:table-cell>
          <table:table-cell table:formula="of:=['file:///home/diego/workspace/qin-cluster/pruebas/estadisticas/corrida-20120802000741.ods'#$acumulado.A463]" office:value-type="float" office:value="0">
            <text:p>0</text:p>
          </table:table-cell>
          <table:table-cell table:formula="of:=['file:///home/diego/workspace/qin-cluster/pruebas/estadisticas/corrida-20120802000741.ods'#$acumulado.C463]" office:value-type="float" office:value="0">
            <text:p>0</text:p>
          </table:table-cell>
          <table:table-cell table:formula="of:=['file:///home/diego/workspace/qin-cluster/pruebas/estadisticas/corrida-20120802000741.ods'#$acumulado.D463]" office:value-type="float" office:value="0">
            <text:p>0</text:p>
          </table:table-cell>
          <table:table-cell table:formula="of:=['file:///home/diego/workspace/qin-cluster/pruebas/estadisticas/corrida-20120802000741.ods'#$acumulado.E463]" office:value-type="float" office:value="0">
            <text:p>0</text:p>
          </table:table-cell>
          <table:table-cell table:formula="of:=['file:///home/diego/workspace/qin-cluster/pruebas/estadisticas/corrida-20120802000741.ods'#$acumulado.F463]" office:value-type="float" office:value="0">
            <text:p>0</text:p>
          </table:table-cell>
          <table:table-cell table:formula="of:=['file:///home/diego/workspace/qin-cluster/pruebas/estadisticas/corrida-20120802000741.ods'#$acumulado.G463]" office:value-type="float" office:value="0">
            <text:p>0</text:p>
          </table:table-cell>
          <table:table-cell table:formula="of:=[.L463]*100/[.$S$2]" office:value-type="float" office:value="0">
            <text:p>0,00</text:p>
          </table:table-cell>
          <table:table-cell table:formula="of:=[.I4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4]" office:value-type="float" office:value="0">
            <text:p>0</text:p>
          </table:table-cell>
          <table:table-cell office:value-type="float" office:value="463">
            <text:p>463</text:p>
          </table:table-cell>
          <table:table-cell table:formula="of:=['file:///home/diego/workspace/qin-cluster/pruebas/estadisticas/corrida-20120802000741.ods'#$secuencia.B464]" office:value-type="float" office:value="0">
            <text:p>0</text:p>
          </table:table-cell>
          <table:table-cell table:formula="of:=['file:///home/diego/workspace/qin-cluster/pruebas/estadisticas/corrida-20120802000741.ods'#$secuencia.C464]" office:value-type="float" office:value="0">
            <text:p>0,00</text:p>
          </table:table-cell>
          <table:table-cell table:formula="of:=[.C4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4]" office:value-type="float" office:value="0">
            <text:p>0</text:p>
          </table:table-cell>
          <table:table-cell table:formula="of:=['file:///home/diego/workspace/qin-cluster/pruebas/estadisticas/corrida-20120802000741.ods'#$acumulado.A464]" office:value-type="float" office:value="0">
            <text:p>0</text:p>
          </table:table-cell>
          <table:table-cell table:formula="of:=['file:///home/diego/workspace/qin-cluster/pruebas/estadisticas/corrida-20120802000741.ods'#$acumulado.C464]" office:value-type="float" office:value="0">
            <text:p>0</text:p>
          </table:table-cell>
          <table:table-cell table:formula="of:=['file:///home/diego/workspace/qin-cluster/pruebas/estadisticas/corrida-20120802000741.ods'#$acumulado.D464]" office:value-type="float" office:value="0">
            <text:p>0</text:p>
          </table:table-cell>
          <table:table-cell table:formula="of:=['file:///home/diego/workspace/qin-cluster/pruebas/estadisticas/corrida-20120802000741.ods'#$acumulado.E464]" office:value-type="float" office:value="0">
            <text:p>0</text:p>
          </table:table-cell>
          <table:table-cell table:formula="of:=['file:///home/diego/workspace/qin-cluster/pruebas/estadisticas/corrida-20120802000741.ods'#$acumulado.F464]" office:value-type="float" office:value="0">
            <text:p>0</text:p>
          </table:table-cell>
          <table:table-cell table:formula="of:=['file:///home/diego/workspace/qin-cluster/pruebas/estadisticas/corrida-20120802000741.ods'#$acumulado.G464]" office:value-type="float" office:value="0">
            <text:p>0</text:p>
          </table:table-cell>
          <table:table-cell table:formula="of:=[.L464]*100/[.$S$2]" office:value-type="float" office:value="0">
            <text:p>0,00</text:p>
          </table:table-cell>
          <table:table-cell table:formula="of:=[.I4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5]" office:value-type="float" office:value="0">
            <text:p>0</text:p>
          </table:table-cell>
          <table:table-cell office:value-type="float" office:value="464">
            <text:p>464</text:p>
          </table:table-cell>
          <table:table-cell table:formula="of:=['file:///home/diego/workspace/qin-cluster/pruebas/estadisticas/corrida-20120802000741.ods'#$secuencia.B465]" office:value-type="float" office:value="0">
            <text:p>0</text:p>
          </table:table-cell>
          <table:table-cell table:formula="of:=['file:///home/diego/workspace/qin-cluster/pruebas/estadisticas/corrida-20120802000741.ods'#$secuencia.C465]" office:value-type="float" office:value="0">
            <text:p>0,00</text:p>
          </table:table-cell>
          <table:table-cell table:formula="of:=[.C4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5]" office:value-type="float" office:value="0">
            <text:p>0</text:p>
          </table:table-cell>
          <table:table-cell table:formula="of:=['file:///home/diego/workspace/qin-cluster/pruebas/estadisticas/corrida-20120802000741.ods'#$acumulado.A465]" office:value-type="float" office:value="0">
            <text:p>0</text:p>
          </table:table-cell>
          <table:table-cell table:formula="of:=['file:///home/diego/workspace/qin-cluster/pruebas/estadisticas/corrida-20120802000741.ods'#$acumulado.C465]" office:value-type="float" office:value="0">
            <text:p>0</text:p>
          </table:table-cell>
          <table:table-cell table:formula="of:=['file:///home/diego/workspace/qin-cluster/pruebas/estadisticas/corrida-20120802000741.ods'#$acumulado.D465]" office:value-type="float" office:value="0">
            <text:p>0</text:p>
          </table:table-cell>
          <table:table-cell table:formula="of:=['file:///home/diego/workspace/qin-cluster/pruebas/estadisticas/corrida-20120802000741.ods'#$acumulado.E465]" office:value-type="float" office:value="0">
            <text:p>0</text:p>
          </table:table-cell>
          <table:table-cell table:formula="of:=['file:///home/diego/workspace/qin-cluster/pruebas/estadisticas/corrida-20120802000741.ods'#$acumulado.F465]" office:value-type="float" office:value="0">
            <text:p>0</text:p>
          </table:table-cell>
          <table:table-cell table:formula="of:=['file:///home/diego/workspace/qin-cluster/pruebas/estadisticas/corrida-20120802000741.ods'#$acumulado.G465]" office:value-type="float" office:value="0">
            <text:p>0</text:p>
          </table:table-cell>
          <table:table-cell table:formula="of:=[.L465]*100/[.$S$2]" office:value-type="float" office:value="0">
            <text:p>0,00</text:p>
          </table:table-cell>
          <table:table-cell table:formula="of:=[.I4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6]" office:value-type="float" office:value="0">
            <text:p>0</text:p>
          </table:table-cell>
          <table:table-cell office:value-type="float" office:value="465">
            <text:p>465</text:p>
          </table:table-cell>
          <table:table-cell table:formula="of:=['file:///home/diego/workspace/qin-cluster/pruebas/estadisticas/corrida-20120802000741.ods'#$secuencia.B466]" office:value-type="float" office:value="0">
            <text:p>0</text:p>
          </table:table-cell>
          <table:table-cell table:formula="of:=['file:///home/diego/workspace/qin-cluster/pruebas/estadisticas/corrida-20120802000741.ods'#$secuencia.C466]" office:value-type="float" office:value="0">
            <text:p>0,00</text:p>
          </table:table-cell>
          <table:table-cell table:formula="of:=[.C4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6]" office:value-type="float" office:value="0">
            <text:p>0</text:p>
          </table:table-cell>
          <table:table-cell table:formula="of:=['file:///home/diego/workspace/qin-cluster/pruebas/estadisticas/corrida-20120802000741.ods'#$acumulado.A466]" office:value-type="float" office:value="0">
            <text:p>0</text:p>
          </table:table-cell>
          <table:table-cell table:formula="of:=['file:///home/diego/workspace/qin-cluster/pruebas/estadisticas/corrida-20120802000741.ods'#$acumulado.C466]" office:value-type="float" office:value="0">
            <text:p>0</text:p>
          </table:table-cell>
          <table:table-cell table:formula="of:=['file:///home/diego/workspace/qin-cluster/pruebas/estadisticas/corrida-20120802000741.ods'#$acumulado.D466]" office:value-type="float" office:value="0">
            <text:p>0</text:p>
          </table:table-cell>
          <table:table-cell table:formula="of:=['file:///home/diego/workspace/qin-cluster/pruebas/estadisticas/corrida-20120802000741.ods'#$acumulado.E466]" office:value-type="float" office:value="0">
            <text:p>0</text:p>
          </table:table-cell>
          <table:table-cell table:formula="of:=['file:///home/diego/workspace/qin-cluster/pruebas/estadisticas/corrida-20120802000741.ods'#$acumulado.F466]" office:value-type="float" office:value="0">
            <text:p>0</text:p>
          </table:table-cell>
          <table:table-cell table:formula="of:=['file:///home/diego/workspace/qin-cluster/pruebas/estadisticas/corrida-20120802000741.ods'#$acumulado.G466]" office:value-type="float" office:value="0">
            <text:p>0</text:p>
          </table:table-cell>
          <table:table-cell table:formula="of:=[.L466]*100/[.$S$2]" office:value-type="float" office:value="0">
            <text:p>0,00</text:p>
          </table:table-cell>
          <table:table-cell table:formula="of:=[.I4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7]" office:value-type="float" office:value="0">
            <text:p>0</text:p>
          </table:table-cell>
          <table:table-cell office:value-type="float" office:value="466">
            <text:p>466</text:p>
          </table:table-cell>
          <table:table-cell table:formula="of:=['file:///home/diego/workspace/qin-cluster/pruebas/estadisticas/corrida-20120802000741.ods'#$secuencia.B467]" office:value-type="float" office:value="0">
            <text:p>0</text:p>
          </table:table-cell>
          <table:table-cell table:formula="of:=['file:///home/diego/workspace/qin-cluster/pruebas/estadisticas/corrida-20120802000741.ods'#$secuencia.C467]" office:value-type="float" office:value="0">
            <text:p>0,00</text:p>
          </table:table-cell>
          <table:table-cell table:formula="of:=[.C4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7]" office:value-type="float" office:value="0">
            <text:p>0</text:p>
          </table:table-cell>
          <table:table-cell table:formula="of:=['file:///home/diego/workspace/qin-cluster/pruebas/estadisticas/corrida-20120802000741.ods'#$acumulado.A467]" office:value-type="float" office:value="0">
            <text:p>0</text:p>
          </table:table-cell>
          <table:table-cell table:formula="of:=['file:///home/diego/workspace/qin-cluster/pruebas/estadisticas/corrida-20120802000741.ods'#$acumulado.C467]" office:value-type="float" office:value="0">
            <text:p>0</text:p>
          </table:table-cell>
          <table:table-cell table:formula="of:=['file:///home/diego/workspace/qin-cluster/pruebas/estadisticas/corrida-20120802000741.ods'#$acumulado.D467]" office:value-type="float" office:value="0">
            <text:p>0</text:p>
          </table:table-cell>
          <table:table-cell table:formula="of:=['file:///home/diego/workspace/qin-cluster/pruebas/estadisticas/corrida-20120802000741.ods'#$acumulado.E467]" office:value-type="float" office:value="0">
            <text:p>0</text:p>
          </table:table-cell>
          <table:table-cell table:formula="of:=['file:///home/diego/workspace/qin-cluster/pruebas/estadisticas/corrida-20120802000741.ods'#$acumulado.F467]" office:value-type="float" office:value="0">
            <text:p>0</text:p>
          </table:table-cell>
          <table:table-cell table:formula="of:=['file:///home/diego/workspace/qin-cluster/pruebas/estadisticas/corrida-20120802000741.ods'#$acumulado.G467]" office:value-type="float" office:value="0">
            <text:p>0</text:p>
          </table:table-cell>
          <table:table-cell table:formula="of:=[.L467]*100/[.$S$2]" office:value-type="float" office:value="0">
            <text:p>0,00</text:p>
          </table:table-cell>
          <table:table-cell table:formula="of:=[.I4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8]" office:value-type="float" office:value="0">
            <text:p>0</text:p>
          </table:table-cell>
          <table:table-cell office:value-type="float" office:value="467">
            <text:p>467</text:p>
          </table:table-cell>
          <table:table-cell table:formula="of:=['file:///home/diego/workspace/qin-cluster/pruebas/estadisticas/corrida-20120802000741.ods'#$secuencia.B468]" office:value-type="float" office:value="0">
            <text:p>0</text:p>
          </table:table-cell>
          <table:table-cell table:formula="of:=['file:///home/diego/workspace/qin-cluster/pruebas/estadisticas/corrida-20120802000741.ods'#$secuencia.C468]" office:value-type="float" office:value="0">
            <text:p>0,00</text:p>
          </table:table-cell>
          <table:table-cell table:formula="of:=[.C4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8]" office:value-type="float" office:value="0">
            <text:p>0</text:p>
          </table:table-cell>
          <table:table-cell table:formula="of:=['file:///home/diego/workspace/qin-cluster/pruebas/estadisticas/corrida-20120802000741.ods'#$acumulado.A468]" office:value-type="float" office:value="0">
            <text:p>0</text:p>
          </table:table-cell>
          <table:table-cell table:formula="of:=['file:///home/diego/workspace/qin-cluster/pruebas/estadisticas/corrida-20120802000741.ods'#$acumulado.C468]" office:value-type="float" office:value="0">
            <text:p>0</text:p>
          </table:table-cell>
          <table:table-cell table:formula="of:=['file:///home/diego/workspace/qin-cluster/pruebas/estadisticas/corrida-20120802000741.ods'#$acumulado.D468]" office:value-type="float" office:value="0">
            <text:p>0</text:p>
          </table:table-cell>
          <table:table-cell table:formula="of:=['file:///home/diego/workspace/qin-cluster/pruebas/estadisticas/corrida-20120802000741.ods'#$acumulado.E468]" office:value-type="float" office:value="0">
            <text:p>0</text:p>
          </table:table-cell>
          <table:table-cell table:formula="of:=['file:///home/diego/workspace/qin-cluster/pruebas/estadisticas/corrida-20120802000741.ods'#$acumulado.F468]" office:value-type="float" office:value="0">
            <text:p>0</text:p>
          </table:table-cell>
          <table:table-cell table:formula="of:=['file:///home/diego/workspace/qin-cluster/pruebas/estadisticas/corrida-20120802000741.ods'#$acumulado.G468]" office:value-type="float" office:value="0">
            <text:p>0</text:p>
          </table:table-cell>
          <table:table-cell table:formula="of:=[.L468]*100/[.$S$2]" office:value-type="float" office:value="0">
            <text:p>0,00</text:p>
          </table:table-cell>
          <table:table-cell table:formula="of:=[.I4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69]" office:value-type="float" office:value="0">
            <text:p>0</text:p>
          </table:table-cell>
          <table:table-cell office:value-type="float" office:value="468">
            <text:p>468</text:p>
          </table:table-cell>
          <table:table-cell table:formula="of:=['file:///home/diego/workspace/qin-cluster/pruebas/estadisticas/corrida-20120802000741.ods'#$secuencia.B469]" office:value-type="float" office:value="0">
            <text:p>0</text:p>
          </table:table-cell>
          <table:table-cell table:formula="of:=['file:///home/diego/workspace/qin-cluster/pruebas/estadisticas/corrida-20120802000741.ods'#$secuencia.C469]" office:value-type="float" office:value="0">
            <text:p>0,00</text:p>
          </table:table-cell>
          <table:table-cell table:formula="of:=[.C4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69]" office:value-type="float" office:value="0">
            <text:p>0</text:p>
          </table:table-cell>
          <table:table-cell table:formula="of:=['file:///home/diego/workspace/qin-cluster/pruebas/estadisticas/corrida-20120802000741.ods'#$acumulado.A469]" office:value-type="float" office:value="0">
            <text:p>0</text:p>
          </table:table-cell>
          <table:table-cell table:formula="of:=['file:///home/diego/workspace/qin-cluster/pruebas/estadisticas/corrida-20120802000741.ods'#$acumulado.C469]" office:value-type="float" office:value="0">
            <text:p>0</text:p>
          </table:table-cell>
          <table:table-cell table:formula="of:=['file:///home/diego/workspace/qin-cluster/pruebas/estadisticas/corrida-20120802000741.ods'#$acumulado.D469]" office:value-type="float" office:value="0">
            <text:p>0</text:p>
          </table:table-cell>
          <table:table-cell table:formula="of:=['file:///home/diego/workspace/qin-cluster/pruebas/estadisticas/corrida-20120802000741.ods'#$acumulado.E469]" office:value-type="float" office:value="0">
            <text:p>0</text:p>
          </table:table-cell>
          <table:table-cell table:formula="of:=['file:///home/diego/workspace/qin-cluster/pruebas/estadisticas/corrida-20120802000741.ods'#$acumulado.F469]" office:value-type="float" office:value="0">
            <text:p>0</text:p>
          </table:table-cell>
          <table:table-cell table:formula="of:=['file:///home/diego/workspace/qin-cluster/pruebas/estadisticas/corrida-20120802000741.ods'#$acumulado.G469]" office:value-type="float" office:value="0">
            <text:p>0</text:p>
          </table:table-cell>
          <table:table-cell table:formula="of:=[.L469]*100/[.$S$2]" office:value-type="float" office:value="0">
            <text:p>0,00</text:p>
          </table:table-cell>
          <table:table-cell table:formula="of:=[.I4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0]" office:value-type="float" office:value="0">
            <text:p>0</text:p>
          </table:table-cell>
          <table:table-cell office:value-type="float" office:value="469">
            <text:p>469</text:p>
          </table:table-cell>
          <table:table-cell table:formula="of:=['file:///home/diego/workspace/qin-cluster/pruebas/estadisticas/corrida-20120802000741.ods'#$secuencia.B470]" office:value-type="float" office:value="0">
            <text:p>0</text:p>
          </table:table-cell>
          <table:table-cell table:formula="of:=['file:///home/diego/workspace/qin-cluster/pruebas/estadisticas/corrida-20120802000741.ods'#$secuencia.C470]" office:value-type="float" office:value="0">
            <text:p>0,00</text:p>
          </table:table-cell>
          <table:table-cell table:formula="of:=[.C4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0]" office:value-type="float" office:value="0">
            <text:p>0</text:p>
          </table:table-cell>
          <table:table-cell table:formula="of:=['file:///home/diego/workspace/qin-cluster/pruebas/estadisticas/corrida-20120802000741.ods'#$acumulado.A470]" office:value-type="float" office:value="0">
            <text:p>0</text:p>
          </table:table-cell>
          <table:table-cell table:formula="of:=['file:///home/diego/workspace/qin-cluster/pruebas/estadisticas/corrida-20120802000741.ods'#$acumulado.C470]" office:value-type="float" office:value="0">
            <text:p>0</text:p>
          </table:table-cell>
          <table:table-cell table:formula="of:=['file:///home/diego/workspace/qin-cluster/pruebas/estadisticas/corrida-20120802000741.ods'#$acumulado.D470]" office:value-type="float" office:value="0">
            <text:p>0</text:p>
          </table:table-cell>
          <table:table-cell table:formula="of:=['file:///home/diego/workspace/qin-cluster/pruebas/estadisticas/corrida-20120802000741.ods'#$acumulado.E470]" office:value-type="float" office:value="0">
            <text:p>0</text:p>
          </table:table-cell>
          <table:table-cell table:formula="of:=['file:///home/diego/workspace/qin-cluster/pruebas/estadisticas/corrida-20120802000741.ods'#$acumulado.F470]" office:value-type="float" office:value="0">
            <text:p>0</text:p>
          </table:table-cell>
          <table:table-cell table:formula="of:=['file:///home/diego/workspace/qin-cluster/pruebas/estadisticas/corrida-20120802000741.ods'#$acumulado.G470]" office:value-type="float" office:value="0">
            <text:p>0</text:p>
          </table:table-cell>
          <table:table-cell table:formula="of:=[.L470]*100/[.$S$2]" office:value-type="float" office:value="0">
            <text:p>0,00</text:p>
          </table:table-cell>
          <table:table-cell table:formula="of:=[.I4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1]" office:value-type="float" office:value="0">
            <text:p>0</text:p>
          </table:table-cell>
          <table:table-cell office:value-type="float" office:value="470">
            <text:p>470</text:p>
          </table:table-cell>
          <table:table-cell table:formula="of:=['file:///home/diego/workspace/qin-cluster/pruebas/estadisticas/corrida-20120802000741.ods'#$secuencia.B471]" office:value-type="float" office:value="0">
            <text:p>0</text:p>
          </table:table-cell>
          <table:table-cell table:formula="of:=['file:///home/diego/workspace/qin-cluster/pruebas/estadisticas/corrida-20120802000741.ods'#$secuencia.C471]" office:value-type="float" office:value="0">
            <text:p>0,00</text:p>
          </table:table-cell>
          <table:table-cell table:formula="of:=[.C4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1]" office:value-type="float" office:value="0">
            <text:p>0</text:p>
          </table:table-cell>
          <table:table-cell table:formula="of:=['file:///home/diego/workspace/qin-cluster/pruebas/estadisticas/corrida-20120802000741.ods'#$acumulado.A471]" office:value-type="float" office:value="0">
            <text:p>0</text:p>
          </table:table-cell>
          <table:table-cell table:formula="of:=['file:///home/diego/workspace/qin-cluster/pruebas/estadisticas/corrida-20120802000741.ods'#$acumulado.C471]" office:value-type="float" office:value="0">
            <text:p>0</text:p>
          </table:table-cell>
          <table:table-cell table:formula="of:=['file:///home/diego/workspace/qin-cluster/pruebas/estadisticas/corrida-20120802000741.ods'#$acumulado.D471]" office:value-type="float" office:value="0">
            <text:p>0</text:p>
          </table:table-cell>
          <table:table-cell table:formula="of:=['file:///home/diego/workspace/qin-cluster/pruebas/estadisticas/corrida-20120802000741.ods'#$acumulado.E471]" office:value-type="float" office:value="0">
            <text:p>0</text:p>
          </table:table-cell>
          <table:table-cell table:formula="of:=['file:///home/diego/workspace/qin-cluster/pruebas/estadisticas/corrida-20120802000741.ods'#$acumulado.F471]" office:value-type="float" office:value="0">
            <text:p>0</text:p>
          </table:table-cell>
          <table:table-cell table:formula="of:=['file:///home/diego/workspace/qin-cluster/pruebas/estadisticas/corrida-20120802000741.ods'#$acumulado.G471]" office:value-type="float" office:value="0">
            <text:p>0</text:p>
          </table:table-cell>
          <table:table-cell table:formula="of:=[.L471]*100/[.$S$2]" office:value-type="float" office:value="0">
            <text:p>0,00</text:p>
          </table:table-cell>
          <table:table-cell table:formula="of:=[.I4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2]" office:value-type="float" office:value="0">
            <text:p>0</text:p>
          </table:table-cell>
          <table:table-cell office:value-type="float" office:value="471">
            <text:p>471</text:p>
          </table:table-cell>
          <table:table-cell table:formula="of:=['file:///home/diego/workspace/qin-cluster/pruebas/estadisticas/corrida-20120802000741.ods'#$secuencia.B472]" office:value-type="float" office:value="0">
            <text:p>0</text:p>
          </table:table-cell>
          <table:table-cell table:formula="of:=['file:///home/diego/workspace/qin-cluster/pruebas/estadisticas/corrida-20120802000741.ods'#$secuencia.C472]" office:value-type="float" office:value="0">
            <text:p>0,00</text:p>
          </table:table-cell>
          <table:table-cell table:formula="of:=[.C4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2]" office:value-type="float" office:value="0">
            <text:p>0</text:p>
          </table:table-cell>
          <table:table-cell table:formula="of:=['file:///home/diego/workspace/qin-cluster/pruebas/estadisticas/corrida-20120802000741.ods'#$acumulado.A472]" office:value-type="float" office:value="0">
            <text:p>0</text:p>
          </table:table-cell>
          <table:table-cell table:formula="of:=['file:///home/diego/workspace/qin-cluster/pruebas/estadisticas/corrida-20120802000741.ods'#$acumulado.C472]" office:value-type="float" office:value="0">
            <text:p>0</text:p>
          </table:table-cell>
          <table:table-cell table:formula="of:=['file:///home/diego/workspace/qin-cluster/pruebas/estadisticas/corrida-20120802000741.ods'#$acumulado.D472]" office:value-type="float" office:value="0">
            <text:p>0</text:p>
          </table:table-cell>
          <table:table-cell table:formula="of:=['file:///home/diego/workspace/qin-cluster/pruebas/estadisticas/corrida-20120802000741.ods'#$acumulado.E472]" office:value-type="float" office:value="0">
            <text:p>0</text:p>
          </table:table-cell>
          <table:table-cell table:formula="of:=['file:///home/diego/workspace/qin-cluster/pruebas/estadisticas/corrida-20120802000741.ods'#$acumulado.F472]" office:value-type="float" office:value="0">
            <text:p>0</text:p>
          </table:table-cell>
          <table:table-cell table:formula="of:=['file:///home/diego/workspace/qin-cluster/pruebas/estadisticas/corrida-20120802000741.ods'#$acumulado.G472]" office:value-type="float" office:value="0">
            <text:p>0</text:p>
          </table:table-cell>
          <table:table-cell table:formula="of:=[.L472]*100/[.$S$2]" office:value-type="float" office:value="0">
            <text:p>0,00</text:p>
          </table:table-cell>
          <table:table-cell table:formula="of:=[.I4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3]" office:value-type="float" office:value="0">
            <text:p>0</text:p>
          </table:table-cell>
          <table:table-cell office:value-type="float" office:value="472">
            <text:p>472</text:p>
          </table:table-cell>
          <table:table-cell table:formula="of:=['file:///home/diego/workspace/qin-cluster/pruebas/estadisticas/corrida-20120802000741.ods'#$secuencia.B473]" office:value-type="float" office:value="0">
            <text:p>0</text:p>
          </table:table-cell>
          <table:table-cell table:formula="of:=['file:///home/diego/workspace/qin-cluster/pruebas/estadisticas/corrida-20120802000741.ods'#$secuencia.C473]" office:value-type="float" office:value="0">
            <text:p>0,00</text:p>
          </table:table-cell>
          <table:table-cell table:formula="of:=[.C4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3]" office:value-type="float" office:value="0">
            <text:p>0</text:p>
          </table:table-cell>
          <table:table-cell table:formula="of:=['file:///home/diego/workspace/qin-cluster/pruebas/estadisticas/corrida-20120802000741.ods'#$acumulado.A473]" office:value-type="float" office:value="0">
            <text:p>0</text:p>
          </table:table-cell>
          <table:table-cell table:formula="of:=['file:///home/diego/workspace/qin-cluster/pruebas/estadisticas/corrida-20120802000741.ods'#$acumulado.C473]" office:value-type="float" office:value="0">
            <text:p>0</text:p>
          </table:table-cell>
          <table:table-cell table:formula="of:=['file:///home/diego/workspace/qin-cluster/pruebas/estadisticas/corrida-20120802000741.ods'#$acumulado.D473]" office:value-type="float" office:value="0">
            <text:p>0</text:p>
          </table:table-cell>
          <table:table-cell table:formula="of:=['file:///home/diego/workspace/qin-cluster/pruebas/estadisticas/corrida-20120802000741.ods'#$acumulado.E473]" office:value-type="float" office:value="0">
            <text:p>0</text:p>
          </table:table-cell>
          <table:table-cell table:formula="of:=['file:///home/diego/workspace/qin-cluster/pruebas/estadisticas/corrida-20120802000741.ods'#$acumulado.F473]" office:value-type="float" office:value="0">
            <text:p>0</text:p>
          </table:table-cell>
          <table:table-cell table:formula="of:=['file:///home/diego/workspace/qin-cluster/pruebas/estadisticas/corrida-20120802000741.ods'#$acumulado.G473]" office:value-type="float" office:value="0">
            <text:p>0</text:p>
          </table:table-cell>
          <table:table-cell table:formula="of:=[.L473]*100/[.$S$2]" office:value-type="float" office:value="0">
            <text:p>0,00</text:p>
          </table:table-cell>
          <table:table-cell table:formula="of:=[.I4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4]" office:value-type="float" office:value="0">
            <text:p>0</text:p>
          </table:table-cell>
          <table:table-cell office:value-type="float" office:value="473">
            <text:p>473</text:p>
          </table:table-cell>
          <table:table-cell table:formula="of:=['file:///home/diego/workspace/qin-cluster/pruebas/estadisticas/corrida-20120802000741.ods'#$secuencia.B474]" office:value-type="float" office:value="0">
            <text:p>0</text:p>
          </table:table-cell>
          <table:table-cell table:formula="of:=['file:///home/diego/workspace/qin-cluster/pruebas/estadisticas/corrida-20120802000741.ods'#$secuencia.C474]" office:value-type="float" office:value="0">
            <text:p>0,00</text:p>
          </table:table-cell>
          <table:table-cell table:formula="of:=[.C4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4]" office:value-type="float" office:value="0">
            <text:p>0</text:p>
          </table:table-cell>
          <table:table-cell table:formula="of:=['file:///home/diego/workspace/qin-cluster/pruebas/estadisticas/corrida-20120802000741.ods'#$acumulado.A474]" office:value-type="float" office:value="0">
            <text:p>0</text:p>
          </table:table-cell>
          <table:table-cell table:formula="of:=['file:///home/diego/workspace/qin-cluster/pruebas/estadisticas/corrida-20120802000741.ods'#$acumulado.C474]" office:value-type="float" office:value="0">
            <text:p>0</text:p>
          </table:table-cell>
          <table:table-cell table:formula="of:=['file:///home/diego/workspace/qin-cluster/pruebas/estadisticas/corrida-20120802000741.ods'#$acumulado.D474]" office:value-type="float" office:value="0">
            <text:p>0</text:p>
          </table:table-cell>
          <table:table-cell table:formula="of:=['file:///home/diego/workspace/qin-cluster/pruebas/estadisticas/corrida-20120802000741.ods'#$acumulado.E474]" office:value-type="float" office:value="0">
            <text:p>0</text:p>
          </table:table-cell>
          <table:table-cell table:formula="of:=['file:///home/diego/workspace/qin-cluster/pruebas/estadisticas/corrida-20120802000741.ods'#$acumulado.F474]" office:value-type="float" office:value="0">
            <text:p>0</text:p>
          </table:table-cell>
          <table:table-cell table:formula="of:=['file:///home/diego/workspace/qin-cluster/pruebas/estadisticas/corrida-20120802000741.ods'#$acumulado.G474]" office:value-type="float" office:value="0">
            <text:p>0</text:p>
          </table:table-cell>
          <table:table-cell table:formula="of:=[.L474]*100/[.$S$2]" office:value-type="float" office:value="0">
            <text:p>0,00</text:p>
          </table:table-cell>
          <table:table-cell table:formula="of:=[.I4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5]" office:value-type="float" office:value="0">
            <text:p>0</text:p>
          </table:table-cell>
          <table:table-cell office:value-type="float" office:value="474">
            <text:p>474</text:p>
          </table:table-cell>
          <table:table-cell table:formula="of:=['file:///home/diego/workspace/qin-cluster/pruebas/estadisticas/corrida-20120802000741.ods'#$secuencia.B475]" office:value-type="float" office:value="0">
            <text:p>0</text:p>
          </table:table-cell>
          <table:table-cell table:formula="of:=['file:///home/diego/workspace/qin-cluster/pruebas/estadisticas/corrida-20120802000741.ods'#$secuencia.C475]" office:value-type="float" office:value="0">
            <text:p>0,00</text:p>
          </table:table-cell>
          <table:table-cell table:formula="of:=[.C4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5]" office:value-type="float" office:value="0">
            <text:p>0</text:p>
          </table:table-cell>
          <table:table-cell table:formula="of:=['file:///home/diego/workspace/qin-cluster/pruebas/estadisticas/corrida-20120802000741.ods'#$acumulado.A475]" office:value-type="float" office:value="0">
            <text:p>0</text:p>
          </table:table-cell>
          <table:table-cell table:formula="of:=['file:///home/diego/workspace/qin-cluster/pruebas/estadisticas/corrida-20120802000741.ods'#$acumulado.C475]" office:value-type="float" office:value="0">
            <text:p>0</text:p>
          </table:table-cell>
          <table:table-cell table:formula="of:=['file:///home/diego/workspace/qin-cluster/pruebas/estadisticas/corrida-20120802000741.ods'#$acumulado.D475]" office:value-type="float" office:value="0">
            <text:p>0</text:p>
          </table:table-cell>
          <table:table-cell table:formula="of:=['file:///home/diego/workspace/qin-cluster/pruebas/estadisticas/corrida-20120802000741.ods'#$acumulado.E475]" office:value-type="float" office:value="0">
            <text:p>0</text:p>
          </table:table-cell>
          <table:table-cell table:formula="of:=['file:///home/diego/workspace/qin-cluster/pruebas/estadisticas/corrida-20120802000741.ods'#$acumulado.F475]" office:value-type="float" office:value="0">
            <text:p>0</text:p>
          </table:table-cell>
          <table:table-cell table:formula="of:=['file:///home/diego/workspace/qin-cluster/pruebas/estadisticas/corrida-20120802000741.ods'#$acumulado.G475]" office:value-type="float" office:value="0">
            <text:p>0</text:p>
          </table:table-cell>
          <table:table-cell table:formula="of:=[.L475]*100/[.$S$2]" office:value-type="float" office:value="0">
            <text:p>0,00</text:p>
          </table:table-cell>
          <table:table-cell table:formula="of:=[.I4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6]" office:value-type="float" office:value="0">
            <text:p>0</text:p>
          </table:table-cell>
          <table:table-cell office:value-type="float" office:value="475">
            <text:p>475</text:p>
          </table:table-cell>
          <table:table-cell table:formula="of:=['file:///home/diego/workspace/qin-cluster/pruebas/estadisticas/corrida-20120802000741.ods'#$secuencia.B476]" office:value-type="float" office:value="0">
            <text:p>0</text:p>
          </table:table-cell>
          <table:table-cell table:formula="of:=['file:///home/diego/workspace/qin-cluster/pruebas/estadisticas/corrida-20120802000741.ods'#$secuencia.C476]" office:value-type="float" office:value="0">
            <text:p>0,00</text:p>
          </table:table-cell>
          <table:table-cell table:formula="of:=[.C4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6]" office:value-type="float" office:value="0">
            <text:p>0</text:p>
          </table:table-cell>
          <table:table-cell table:formula="of:=['file:///home/diego/workspace/qin-cluster/pruebas/estadisticas/corrida-20120802000741.ods'#$acumulado.A476]" office:value-type="float" office:value="0">
            <text:p>0</text:p>
          </table:table-cell>
          <table:table-cell table:formula="of:=['file:///home/diego/workspace/qin-cluster/pruebas/estadisticas/corrida-20120802000741.ods'#$acumulado.C476]" office:value-type="float" office:value="0">
            <text:p>0</text:p>
          </table:table-cell>
          <table:table-cell table:formula="of:=['file:///home/diego/workspace/qin-cluster/pruebas/estadisticas/corrida-20120802000741.ods'#$acumulado.D476]" office:value-type="float" office:value="0">
            <text:p>0</text:p>
          </table:table-cell>
          <table:table-cell table:formula="of:=['file:///home/diego/workspace/qin-cluster/pruebas/estadisticas/corrida-20120802000741.ods'#$acumulado.E476]" office:value-type="float" office:value="0">
            <text:p>0</text:p>
          </table:table-cell>
          <table:table-cell table:formula="of:=['file:///home/diego/workspace/qin-cluster/pruebas/estadisticas/corrida-20120802000741.ods'#$acumulado.F476]" office:value-type="float" office:value="0">
            <text:p>0</text:p>
          </table:table-cell>
          <table:table-cell table:formula="of:=['file:///home/diego/workspace/qin-cluster/pruebas/estadisticas/corrida-20120802000741.ods'#$acumulado.G476]" office:value-type="float" office:value="0">
            <text:p>0</text:p>
          </table:table-cell>
          <table:table-cell table:formula="of:=[.L476]*100/[.$S$2]" office:value-type="float" office:value="0">
            <text:p>0,00</text:p>
          </table:table-cell>
          <table:table-cell table:formula="of:=[.I4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7]" office:value-type="float" office:value="0">
            <text:p>0</text:p>
          </table:table-cell>
          <table:table-cell office:value-type="float" office:value="476">
            <text:p>476</text:p>
          </table:table-cell>
          <table:table-cell table:formula="of:=['file:///home/diego/workspace/qin-cluster/pruebas/estadisticas/corrida-20120802000741.ods'#$secuencia.B477]" office:value-type="float" office:value="0">
            <text:p>0</text:p>
          </table:table-cell>
          <table:table-cell table:formula="of:=['file:///home/diego/workspace/qin-cluster/pruebas/estadisticas/corrida-20120802000741.ods'#$secuencia.C477]" office:value-type="float" office:value="0">
            <text:p>0,00</text:p>
          </table:table-cell>
          <table:table-cell table:formula="of:=[.C4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7]" office:value-type="float" office:value="0">
            <text:p>0</text:p>
          </table:table-cell>
          <table:table-cell table:formula="of:=['file:///home/diego/workspace/qin-cluster/pruebas/estadisticas/corrida-20120802000741.ods'#$acumulado.A477]" office:value-type="float" office:value="0">
            <text:p>0</text:p>
          </table:table-cell>
          <table:table-cell table:formula="of:=['file:///home/diego/workspace/qin-cluster/pruebas/estadisticas/corrida-20120802000741.ods'#$acumulado.C477]" office:value-type="float" office:value="0">
            <text:p>0</text:p>
          </table:table-cell>
          <table:table-cell table:formula="of:=['file:///home/diego/workspace/qin-cluster/pruebas/estadisticas/corrida-20120802000741.ods'#$acumulado.D477]" office:value-type="float" office:value="0">
            <text:p>0</text:p>
          </table:table-cell>
          <table:table-cell table:formula="of:=['file:///home/diego/workspace/qin-cluster/pruebas/estadisticas/corrida-20120802000741.ods'#$acumulado.E477]" office:value-type="float" office:value="0">
            <text:p>0</text:p>
          </table:table-cell>
          <table:table-cell table:formula="of:=['file:///home/diego/workspace/qin-cluster/pruebas/estadisticas/corrida-20120802000741.ods'#$acumulado.F477]" office:value-type="float" office:value="0">
            <text:p>0</text:p>
          </table:table-cell>
          <table:table-cell table:formula="of:=['file:///home/diego/workspace/qin-cluster/pruebas/estadisticas/corrida-20120802000741.ods'#$acumulado.G477]" office:value-type="float" office:value="0">
            <text:p>0</text:p>
          </table:table-cell>
          <table:table-cell table:formula="of:=[.L477]*100/[.$S$2]" office:value-type="float" office:value="0">
            <text:p>0,00</text:p>
          </table:table-cell>
          <table:table-cell table:formula="of:=[.I4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8]" office:value-type="float" office:value="0">
            <text:p>0</text:p>
          </table:table-cell>
          <table:table-cell office:value-type="float" office:value="477">
            <text:p>477</text:p>
          </table:table-cell>
          <table:table-cell table:formula="of:=['file:///home/diego/workspace/qin-cluster/pruebas/estadisticas/corrida-20120802000741.ods'#$secuencia.B478]" office:value-type="float" office:value="0">
            <text:p>0</text:p>
          </table:table-cell>
          <table:table-cell table:formula="of:=['file:///home/diego/workspace/qin-cluster/pruebas/estadisticas/corrida-20120802000741.ods'#$secuencia.C478]" office:value-type="float" office:value="0">
            <text:p>0,00</text:p>
          </table:table-cell>
          <table:table-cell table:formula="of:=[.C4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8]" office:value-type="float" office:value="0">
            <text:p>0</text:p>
          </table:table-cell>
          <table:table-cell table:formula="of:=['file:///home/diego/workspace/qin-cluster/pruebas/estadisticas/corrida-20120802000741.ods'#$acumulado.A478]" office:value-type="float" office:value="0">
            <text:p>0</text:p>
          </table:table-cell>
          <table:table-cell table:formula="of:=['file:///home/diego/workspace/qin-cluster/pruebas/estadisticas/corrida-20120802000741.ods'#$acumulado.C478]" office:value-type="float" office:value="0">
            <text:p>0</text:p>
          </table:table-cell>
          <table:table-cell table:formula="of:=['file:///home/diego/workspace/qin-cluster/pruebas/estadisticas/corrida-20120802000741.ods'#$acumulado.D478]" office:value-type="float" office:value="0">
            <text:p>0</text:p>
          </table:table-cell>
          <table:table-cell table:formula="of:=['file:///home/diego/workspace/qin-cluster/pruebas/estadisticas/corrida-20120802000741.ods'#$acumulado.E478]" office:value-type="float" office:value="0">
            <text:p>0</text:p>
          </table:table-cell>
          <table:table-cell table:formula="of:=['file:///home/diego/workspace/qin-cluster/pruebas/estadisticas/corrida-20120802000741.ods'#$acumulado.F478]" office:value-type="float" office:value="0">
            <text:p>0</text:p>
          </table:table-cell>
          <table:table-cell table:formula="of:=['file:///home/diego/workspace/qin-cluster/pruebas/estadisticas/corrida-20120802000741.ods'#$acumulado.G478]" office:value-type="float" office:value="0">
            <text:p>0</text:p>
          </table:table-cell>
          <table:table-cell table:formula="of:=[.L478]*100/[.$S$2]" office:value-type="float" office:value="0">
            <text:p>0,00</text:p>
          </table:table-cell>
          <table:table-cell table:formula="of:=[.I4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79]" office:value-type="float" office:value="0">
            <text:p>0</text:p>
          </table:table-cell>
          <table:table-cell office:value-type="float" office:value="478">
            <text:p>478</text:p>
          </table:table-cell>
          <table:table-cell table:formula="of:=['file:///home/diego/workspace/qin-cluster/pruebas/estadisticas/corrida-20120802000741.ods'#$secuencia.B479]" office:value-type="float" office:value="0">
            <text:p>0</text:p>
          </table:table-cell>
          <table:table-cell table:formula="of:=['file:///home/diego/workspace/qin-cluster/pruebas/estadisticas/corrida-20120802000741.ods'#$secuencia.C479]" office:value-type="float" office:value="0">
            <text:p>0,00</text:p>
          </table:table-cell>
          <table:table-cell table:formula="of:=[.C4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79]" office:value-type="float" office:value="0">
            <text:p>0</text:p>
          </table:table-cell>
          <table:table-cell table:formula="of:=['file:///home/diego/workspace/qin-cluster/pruebas/estadisticas/corrida-20120802000741.ods'#$acumulado.A479]" office:value-type="float" office:value="0">
            <text:p>0</text:p>
          </table:table-cell>
          <table:table-cell table:formula="of:=['file:///home/diego/workspace/qin-cluster/pruebas/estadisticas/corrida-20120802000741.ods'#$acumulado.C479]" office:value-type="float" office:value="0">
            <text:p>0</text:p>
          </table:table-cell>
          <table:table-cell table:formula="of:=['file:///home/diego/workspace/qin-cluster/pruebas/estadisticas/corrida-20120802000741.ods'#$acumulado.D479]" office:value-type="float" office:value="0">
            <text:p>0</text:p>
          </table:table-cell>
          <table:table-cell table:formula="of:=['file:///home/diego/workspace/qin-cluster/pruebas/estadisticas/corrida-20120802000741.ods'#$acumulado.E479]" office:value-type="float" office:value="0">
            <text:p>0</text:p>
          </table:table-cell>
          <table:table-cell table:formula="of:=['file:///home/diego/workspace/qin-cluster/pruebas/estadisticas/corrida-20120802000741.ods'#$acumulado.F479]" office:value-type="float" office:value="0">
            <text:p>0</text:p>
          </table:table-cell>
          <table:table-cell table:formula="of:=['file:///home/diego/workspace/qin-cluster/pruebas/estadisticas/corrida-20120802000741.ods'#$acumulado.G479]" office:value-type="float" office:value="0">
            <text:p>0</text:p>
          </table:table-cell>
          <table:table-cell table:formula="of:=[.L479]*100/[.$S$2]" office:value-type="float" office:value="0">
            <text:p>0,00</text:p>
          </table:table-cell>
          <table:table-cell table:formula="of:=[.I4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0]" office:value-type="float" office:value="0">
            <text:p>0</text:p>
          </table:table-cell>
          <table:table-cell office:value-type="float" office:value="479">
            <text:p>479</text:p>
          </table:table-cell>
          <table:table-cell table:formula="of:=['file:///home/diego/workspace/qin-cluster/pruebas/estadisticas/corrida-20120802000741.ods'#$secuencia.B480]" office:value-type="float" office:value="0">
            <text:p>0</text:p>
          </table:table-cell>
          <table:table-cell table:formula="of:=['file:///home/diego/workspace/qin-cluster/pruebas/estadisticas/corrida-20120802000741.ods'#$secuencia.C480]" office:value-type="float" office:value="0">
            <text:p>0,00</text:p>
          </table:table-cell>
          <table:table-cell table:formula="of:=[.C4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0]" office:value-type="float" office:value="0">
            <text:p>0</text:p>
          </table:table-cell>
          <table:table-cell table:formula="of:=['file:///home/diego/workspace/qin-cluster/pruebas/estadisticas/corrida-20120802000741.ods'#$acumulado.A480]" office:value-type="float" office:value="0">
            <text:p>0</text:p>
          </table:table-cell>
          <table:table-cell table:formula="of:=['file:///home/diego/workspace/qin-cluster/pruebas/estadisticas/corrida-20120802000741.ods'#$acumulado.C480]" office:value-type="float" office:value="0">
            <text:p>0</text:p>
          </table:table-cell>
          <table:table-cell table:formula="of:=['file:///home/diego/workspace/qin-cluster/pruebas/estadisticas/corrida-20120802000741.ods'#$acumulado.D480]" office:value-type="float" office:value="0">
            <text:p>0</text:p>
          </table:table-cell>
          <table:table-cell table:formula="of:=['file:///home/diego/workspace/qin-cluster/pruebas/estadisticas/corrida-20120802000741.ods'#$acumulado.E480]" office:value-type="float" office:value="0">
            <text:p>0</text:p>
          </table:table-cell>
          <table:table-cell table:formula="of:=['file:///home/diego/workspace/qin-cluster/pruebas/estadisticas/corrida-20120802000741.ods'#$acumulado.F480]" office:value-type="float" office:value="0">
            <text:p>0</text:p>
          </table:table-cell>
          <table:table-cell table:formula="of:=['file:///home/diego/workspace/qin-cluster/pruebas/estadisticas/corrida-20120802000741.ods'#$acumulado.G480]" office:value-type="float" office:value="0">
            <text:p>0</text:p>
          </table:table-cell>
          <table:table-cell table:formula="of:=[.L480]*100/[.$S$2]" office:value-type="float" office:value="0">
            <text:p>0,00</text:p>
          </table:table-cell>
          <table:table-cell table:formula="of:=[.I4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1]" office:value-type="float" office:value="0">
            <text:p>0</text:p>
          </table:table-cell>
          <table:table-cell office:value-type="float" office:value="480">
            <text:p>480</text:p>
          </table:table-cell>
          <table:table-cell table:formula="of:=['file:///home/diego/workspace/qin-cluster/pruebas/estadisticas/corrida-20120802000741.ods'#$secuencia.B481]" office:value-type="float" office:value="0">
            <text:p>0</text:p>
          </table:table-cell>
          <table:table-cell table:formula="of:=['file:///home/diego/workspace/qin-cluster/pruebas/estadisticas/corrida-20120802000741.ods'#$secuencia.C481]" office:value-type="float" office:value="0">
            <text:p>0,00</text:p>
          </table:table-cell>
          <table:table-cell table:formula="of:=[.C4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1]" office:value-type="float" office:value="0">
            <text:p>0</text:p>
          </table:table-cell>
          <table:table-cell table:formula="of:=['file:///home/diego/workspace/qin-cluster/pruebas/estadisticas/corrida-20120802000741.ods'#$acumulado.A481]" office:value-type="float" office:value="0">
            <text:p>0</text:p>
          </table:table-cell>
          <table:table-cell table:formula="of:=['file:///home/diego/workspace/qin-cluster/pruebas/estadisticas/corrida-20120802000741.ods'#$acumulado.C481]" office:value-type="float" office:value="0">
            <text:p>0</text:p>
          </table:table-cell>
          <table:table-cell table:formula="of:=['file:///home/diego/workspace/qin-cluster/pruebas/estadisticas/corrida-20120802000741.ods'#$acumulado.D481]" office:value-type="float" office:value="0">
            <text:p>0</text:p>
          </table:table-cell>
          <table:table-cell table:formula="of:=['file:///home/diego/workspace/qin-cluster/pruebas/estadisticas/corrida-20120802000741.ods'#$acumulado.E481]" office:value-type="float" office:value="0">
            <text:p>0</text:p>
          </table:table-cell>
          <table:table-cell table:formula="of:=['file:///home/diego/workspace/qin-cluster/pruebas/estadisticas/corrida-20120802000741.ods'#$acumulado.F481]" office:value-type="float" office:value="0">
            <text:p>0</text:p>
          </table:table-cell>
          <table:table-cell table:formula="of:=['file:///home/diego/workspace/qin-cluster/pruebas/estadisticas/corrida-20120802000741.ods'#$acumulado.G481]" office:value-type="float" office:value="0">
            <text:p>0</text:p>
          </table:table-cell>
          <table:table-cell table:formula="of:=[.L481]*100/[.$S$2]" office:value-type="float" office:value="0">
            <text:p>0,00</text:p>
          </table:table-cell>
          <table:table-cell table:formula="of:=[.I4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2]" office:value-type="float" office:value="0">
            <text:p>0</text:p>
          </table:table-cell>
          <table:table-cell office:value-type="float" office:value="481">
            <text:p>481</text:p>
          </table:table-cell>
          <table:table-cell table:formula="of:=['file:///home/diego/workspace/qin-cluster/pruebas/estadisticas/corrida-20120802000741.ods'#$secuencia.B482]" office:value-type="float" office:value="0">
            <text:p>0</text:p>
          </table:table-cell>
          <table:table-cell table:formula="of:=['file:///home/diego/workspace/qin-cluster/pruebas/estadisticas/corrida-20120802000741.ods'#$secuencia.C482]" office:value-type="float" office:value="0">
            <text:p>0,00</text:p>
          </table:table-cell>
          <table:table-cell table:formula="of:=[.C4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2]" office:value-type="float" office:value="0">
            <text:p>0</text:p>
          </table:table-cell>
          <table:table-cell table:formula="of:=['file:///home/diego/workspace/qin-cluster/pruebas/estadisticas/corrida-20120802000741.ods'#$acumulado.A482]" office:value-type="float" office:value="0">
            <text:p>0</text:p>
          </table:table-cell>
          <table:table-cell table:formula="of:=['file:///home/diego/workspace/qin-cluster/pruebas/estadisticas/corrida-20120802000741.ods'#$acumulado.C482]" office:value-type="float" office:value="0">
            <text:p>0</text:p>
          </table:table-cell>
          <table:table-cell table:formula="of:=['file:///home/diego/workspace/qin-cluster/pruebas/estadisticas/corrida-20120802000741.ods'#$acumulado.D482]" office:value-type="float" office:value="0">
            <text:p>0</text:p>
          </table:table-cell>
          <table:table-cell table:formula="of:=['file:///home/diego/workspace/qin-cluster/pruebas/estadisticas/corrida-20120802000741.ods'#$acumulado.E482]" office:value-type="float" office:value="0">
            <text:p>0</text:p>
          </table:table-cell>
          <table:table-cell table:formula="of:=['file:///home/diego/workspace/qin-cluster/pruebas/estadisticas/corrida-20120802000741.ods'#$acumulado.F482]" office:value-type="float" office:value="0">
            <text:p>0</text:p>
          </table:table-cell>
          <table:table-cell table:formula="of:=['file:///home/diego/workspace/qin-cluster/pruebas/estadisticas/corrida-20120802000741.ods'#$acumulado.G482]" office:value-type="float" office:value="0">
            <text:p>0</text:p>
          </table:table-cell>
          <table:table-cell table:formula="of:=[.L482]*100/[.$S$2]" office:value-type="float" office:value="0">
            <text:p>0,00</text:p>
          </table:table-cell>
          <table:table-cell table:formula="of:=[.I4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3]" office:value-type="float" office:value="0">
            <text:p>0</text:p>
          </table:table-cell>
          <table:table-cell office:value-type="float" office:value="482">
            <text:p>482</text:p>
          </table:table-cell>
          <table:table-cell table:formula="of:=['file:///home/diego/workspace/qin-cluster/pruebas/estadisticas/corrida-20120802000741.ods'#$secuencia.B483]" office:value-type="float" office:value="0">
            <text:p>0</text:p>
          </table:table-cell>
          <table:table-cell table:formula="of:=['file:///home/diego/workspace/qin-cluster/pruebas/estadisticas/corrida-20120802000741.ods'#$secuencia.C483]" office:value-type="float" office:value="0">
            <text:p>0,00</text:p>
          </table:table-cell>
          <table:table-cell table:formula="of:=[.C4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3]" office:value-type="float" office:value="0">
            <text:p>0</text:p>
          </table:table-cell>
          <table:table-cell table:formula="of:=['file:///home/diego/workspace/qin-cluster/pruebas/estadisticas/corrida-20120802000741.ods'#$acumulado.A483]" office:value-type="float" office:value="0">
            <text:p>0</text:p>
          </table:table-cell>
          <table:table-cell table:formula="of:=['file:///home/diego/workspace/qin-cluster/pruebas/estadisticas/corrida-20120802000741.ods'#$acumulado.C483]" office:value-type="float" office:value="0">
            <text:p>0</text:p>
          </table:table-cell>
          <table:table-cell table:formula="of:=['file:///home/diego/workspace/qin-cluster/pruebas/estadisticas/corrida-20120802000741.ods'#$acumulado.D483]" office:value-type="float" office:value="0">
            <text:p>0</text:p>
          </table:table-cell>
          <table:table-cell table:formula="of:=['file:///home/diego/workspace/qin-cluster/pruebas/estadisticas/corrida-20120802000741.ods'#$acumulado.E483]" office:value-type="float" office:value="0">
            <text:p>0</text:p>
          </table:table-cell>
          <table:table-cell table:formula="of:=['file:///home/diego/workspace/qin-cluster/pruebas/estadisticas/corrida-20120802000741.ods'#$acumulado.F483]" office:value-type="float" office:value="0">
            <text:p>0</text:p>
          </table:table-cell>
          <table:table-cell table:formula="of:=['file:///home/diego/workspace/qin-cluster/pruebas/estadisticas/corrida-20120802000741.ods'#$acumulado.G483]" office:value-type="float" office:value="0">
            <text:p>0</text:p>
          </table:table-cell>
          <table:table-cell table:formula="of:=[.L483]*100/[.$S$2]" office:value-type="float" office:value="0">
            <text:p>0,00</text:p>
          </table:table-cell>
          <table:table-cell table:formula="of:=[.I4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4]" office:value-type="float" office:value="0">
            <text:p>0</text:p>
          </table:table-cell>
          <table:table-cell office:value-type="float" office:value="483">
            <text:p>483</text:p>
          </table:table-cell>
          <table:table-cell table:formula="of:=['file:///home/diego/workspace/qin-cluster/pruebas/estadisticas/corrida-20120802000741.ods'#$secuencia.B484]" office:value-type="float" office:value="0">
            <text:p>0</text:p>
          </table:table-cell>
          <table:table-cell table:formula="of:=['file:///home/diego/workspace/qin-cluster/pruebas/estadisticas/corrida-20120802000741.ods'#$secuencia.C484]" office:value-type="float" office:value="0">
            <text:p>0,00</text:p>
          </table:table-cell>
          <table:table-cell table:formula="of:=[.C4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4]" office:value-type="float" office:value="0">
            <text:p>0</text:p>
          </table:table-cell>
          <table:table-cell table:formula="of:=['file:///home/diego/workspace/qin-cluster/pruebas/estadisticas/corrida-20120802000741.ods'#$acumulado.A484]" office:value-type="float" office:value="0">
            <text:p>0</text:p>
          </table:table-cell>
          <table:table-cell table:formula="of:=['file:///home/diego/workspace/qin-cluster/pruebas/estadisticas/corrida-20120802000741.ods'#$acumulado.C484]" office:value-type="float" office:value="0">
            <text:p>0</text:p>
          </table:table-cell>
          <table:table-cell table:formula="of:=['file:///home/diego/workspace/qin-cluster/pruebas/estadisticas/corrida-20120802000741.ods'#$acumulado.D484]" office:value-type="float" office:value="0">
            <text:p>0</text:p>
          </table:table-cell>
          <table:table-cell table:formula="of:=['file:///home/diego/workspace/qin-cluster/pruebas/estadisticas/corrida-20120802000741.ods'#$acumulado.E484]" office:value-type="float" office:value="0">
            <text:p>0</text:p>
          </table:table-cell>
          <table:table-cell table:formula="of:=['file:///home/diego/workspace/qin-cluster/pruebas/estadisticas/corrida-20120802000741.ods'#$acumulado.F484]" office:value-type="float" office:value="0">
            <text:p>0</text:p>
          </table:table-cell>
          <table:table-cell table:formula="of:=['file:///home/diego/workspace/qin-cluster/pruebas/estadisticas/corrida-20120802000741.ods'#$acumulado.G484]" office:value-type="float" office:value="0">
            <text:p>0</text:p>
          </table:table-cell>
          <table:table-cell table:formula="of:=[.L484]*100/[.$S$2]" office:value-type="float" office:value="0">
            <text:p>0,00</text:p>
          </table:table-cell>
          <table:table-cell table:formula="of:=[.I4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5]" office:value-type="float" office:value="0">
            <text:p>0</text:p>
          </table:table-cell>
          <table:table-cell office:value-type="float" office:value="484">
            <text:p>484</text:p>
          </table:table-cell>
          <table:table-cell table:formula="of:=['file:///home/diego/workspace/qin-cluster/pruebas/estadisticas/corrida-20120802000741.ods'#$secuencia.B485]" office:value-type="float" office:value="0">
            <text:p>0</text:p>
          </table:table-cell>
          <table:table-cell table:formula="of:=['file:///home/diego/workspace/qin-cluster/pruebas/estadisticas/corrida-20120802000741.ods'#$secuencia.C485]" office:value-type="float" office:value="0">
            <text:p>0,00</text:p>
          </table:table-cell>
          <table:table-cell table:formula="of:=[.C4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5]" office:value-type="float" office:value="0">
            <text:p>0</text:p>
          </table:table-cell>
          <table:table-cell table:formula="of:=['file:///home/diego/workspace/qin-cluster/pruebas/estadisticas/corrida-20120802000741.ods'#$acumulado.A485]" office:value-type="float" office:value="0">
            <text:p>0</text:p>
          </table:table-cell>
          <table:table-cell table:formula="of:=['file:///home/diego/workspace/qin-cluster/pruebas/estadisticas/corrida-20120802000741.ods'#$acumulado.C485]" office:value-type="float" office:value="0">
            <text:p>0</text:p>
          </table:table-cell>
          <table:table-cell table:formula="of:=['file:///home/diego/workspace/qin-cluster/pruebas/estadisticas/corrida-20120802000741.ods'#$acumulado.D485]" office:value-type="float" office:value="0">
            <text:p>0</text:p>
          </table:table-cell>
          <table:table-cell table:formula="of:=['file:///home/diego/workspace/qin-cluster/pruebas/estadisticas/corrida-20120802000741.ods'#$acumulado.E485]" office:value-type="float" office:value="0">
            <text:p>0</text:p>
          </table:table-cell>
          <table:table-cell table:formula="of:=['file:///home/diego/workspace/qin-cluster/pruebas/estadisticas/corrida-20120802000741.ods'#$acumulado.F485]" office:value-type="float" office:value="0">
            <text:p>0</text:p>
          </table:table-cell>
          <table:table-cell table:formula="of:=['file:///home/diego/workspace/qin-cluster/pruebas/estadisticas/corrida-20120802000741.ods'#$acumulado.G485]" office:value-type="float" office:value="0">
            <text:p>0</text:p>
          </table:table-cell>
          <table:table-cell table:formula="of:=[.L485]*100/[.$S$2]" office:value-type="float" office:value="0">
            <text:p>0,00</text:p>
          </table:table-cell>
          <table:table-cell table:formula="of:=[.I4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6]" office:value-type="float" office:value="0">
            <text:p>0</text:p>
          </table:table-cell>
          <table:table-cell office:value-type="float" office:value="485">
            <text:p>485</text:p>
          </table:table-cell>
          <table:table-cell table:formula="of:=['file:///home/diego/workspace/qin-cluster/pruebas/estadisticas/corrida-20120802000741.ods'#$secuencia.B486]" office:value-type="float" office:value="0">
            <text:p>0</text:p>
          </table:table-cell>
          <table:table-cell table:formula="of:=['file:///home/diego/workspace/qin-cluster/pruebas/estadisticas/corrida-20120802000741.ods'#$secuencia.C486]" office:value-type="float" office:value="0">
            <text:p>0,00</text:p>
          </table:table-cell>
          <table:table-cell table:formula="of:=[.C4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6]" office:value-type="float" office:value="0">
            <text:p>0</text:p>
          </table:table-cell>
          <table:table-cell table:formula="of:=['file:///home/diego/workspace/qin-cluster/pruebas/estadisticas/corrida-20120802000741.ods'#$acumulado.A486]" office:value-type="float" office:value="0">
            <text:p>0</text:p>
          </table:table-cell>
          <table:table-cell table:formula="of:=['file:///home/diego/workspace/qin-cluster/pruebas/estadisticas/corrida-20120802000741.ods'#$acumulado.C486]" office:value-type="float" office:value="0">
            <text:p>0</text:p>
          </table:table-cell>
          <table:table-cell table:formula="of:=['file:///home/diego/workspace/qin-cluster/pruebas/estadisticas/corrida-20120802000741.ods'#$acumulado.D486]" office:value-type="float" office:value="0">
            <text:p>0</text:p>
          </table:table-cell>
          <table:table-cell table:formula="of:=['file:///home/diego/workspace/qin-cluster/pruebas/estadisticas/corrida-20120802000741.ods'#$acumulado.E486]" office:value-type="float" office:value="0">
            <text:p>0</text:p>
          </table:table-cell>
          <table:table-cell table:formula="of:=['file:///home/diego/workspace/qin-cluster/pruebas/estadisticas/corrida-20120802000741.ods'#$acumulado.F486]" office:value-type="float" office:value="0">
            <text:p>0</text:p>
          </table:table-cell>
          <table:table-cell table:formula="of:=['file:///home/diego/workspace/qin-cluster/pruebas/estadisticas/corrida-20120802000741.ods'#$acumulado.G486]" office:value-type="float" office:value="0">
            <text:p>0</text:p>
          </table:table-cell>
          <table:table-cell table:formula="of:=[.L486]*100/[.$S$2]" office:value-type="float" office:value="0">
            <text:p>0,00</text:p>
          </table:table-cell>
          <table:table-cell table:formula="of:=[.I4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7]" office:value-type="float" office:value="0">
            <text:p>0</text:p>
          </table:table-cell>
          <table:table-cell office:value-type="float" office:value="486">
            <text:p>486</text:p>
          </table:table-cell>
          <table:table-cell table:formula="of:=['file:///home/diego/workspace/qin-cluster/pruebas/estadisticas/corrida-20120802000741.ods'#$secuencia.B487]" office:value-type="float" office:value="0">
            <text:p>0</text:p>
          </table:table-cell>
          <table:table-cell table:formula="of:=['file:///home/diego/workspace/qin-cluster/pruebas/estadisticas/corrida-20120802000741.ods'#$secuencia.C487]" office:value-type="float" office:value="0">
            <text:p>0,00</text:p>
          </table:table-cell>
          <table:table-cell table:formula="of:=[.C4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7]" office:value-type="float" office:value="0">
            <text:p>0</text:p>
          </table:table-cell>
          <table:table-cell table:formula="of:=['file:///home/diego/workspace/qin-cluster/pruebas/estadisticas/corrida-20120802000741.ods'#$acumulado.A487]" office:value-type="float" office:value="0">
            <text:p>0</text:p>
          </table:table-cell>
          <table:table-cell table:formula="of:=['file:///home/diego/workspace/qin-cluster/pruebas/estadisticas/corrida-20120802000741.ods'#$acumulado.C487]" office:value-type="float" office:value="0">
            <text:p>0</text:p>
          </table:table-cell>
          <table:table-cell table:formula="of:=['file:///home/diego/workspace/qin-cluster/pruebas/estadisticas/corrida-20120802000741.ods'#$acumulado.D487]" office:value-type="float" office:value="0">
            <text:p>0</text:p>
          </table:table-cell>
          <table:table-cell table:formula="of:=['file:///home/diego/workspace/qin-cluster/pruebas/estadisticas/corrida-20120802000741.ods'#$acumulado.E487]" office:value-type="float" office:value="0">
            <text:p>0</text:p>
          </table:table-cell>
          <table:table-cell table:formula="of:=['file:///home/diego/workspace/qin-cluster/pruebas/estadisticas/corrida-20120802000741.ods'#$acumulado.F487]" office:value-type="float" office:value="0">
            <text:p>0</text:p>
          </table:table-cell>
          <table:table-cell table:formula="of:=['file:///home/diego/workspace/qin-cluster/pruebas/estadisticas/corrida-20120802000741.ods'#$acumulado.G487]" office:value-type="float" office:value="0">
            <text:p>0</text:p>
          </table:table-cell>
          <table:table-cell table:formula="of:=[.L487]*100/[.$S$2]" office:value-type="float" office:value="0">
            <text:p>0,00</text:p>
          </table:table-cell>
          <table:table-cell table:formula="of:=[.I4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8]" office:value-type="float" office:value="0">
            <text:p>0</text:p>
          </table:table-cell>
          <table:table-cell office:value-type="float" office:value="487">
            <text:p>487</text:p>
          </table:table-cell>
          <table:table-cell table:formula="of:=['file:///home/diego/workspace/qin-cluster/pruebas/estadisticas/corrida-20120802000741.ods'#$secuencia.B488]" office:value-type="float" office:value="0">
            <text:p>0</text:p>
          </table:table-cell>
          <table:table-cell table:formula="of:=['file:///home/diego/workspace/qin-cluster/pruebas/estadisticas/corrida-20120802000741.ods'#$secuencia.C488]" office:value-type="float" office:value="0">
            <text:p>0,00</text:p>
          </table:table-cell>
          <table:table-cell table:formula="of:=[.C4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8]" office:value-type="float" office:value="0">
            <text:p>0</text:p>
          </table:table-cell>
          <table:table-cell table:formula="of:=['file:///home/diego/workspace/qin-cluster/pruebas/estadisticas/corrida-20120802000741.ods'#$acumulado.A488]" office:value-type="float" office:value="0">
            <text:p>0</text:p>
          </table:table-cell>
          <table:table-cell table:formula="of:=['file:///home/diego/workspace/qin-cluster/pruebas/estadisticas/corrida-20120802000741.ods'#$acumulado.C488]" office:value-type="float" office:value="0">
            <text:p>0</text:p>
          </table:table-cell>
          <table:table-cell table:formula="of:=['file:///home/diego/workspace/qin-cluster/pruebas/estadisticas/corrida-20120802000741.ods'#$acumulado.D488]" office:value-type="float" office:value="0">
            <text:p>0</text:p>
          </table:table-cell>
          <table:table-cell table:formula="of:=['file:///home/diego/workspace/qin-cluster/pruebas/estadisticas/corrida-20120802000741.ods'#$acumulado.E488]" office:value-type="float" office:value="0">
            <text:p>0</text:p>
          </table:table-cell>
          <table:table-cell table:formula="of:=['file:///home/diego/workspace/qin-cluster/pruebas/estadisticas/corrida-20120802000741.ods'#$acumulado.F488]" office:value-type="float" office:value="0">
            <text:p>0</text:p>
          </table:table-cell>
          <table:table-cell table:formula="of:=['file:///home/diego/workspace/qin-cluster/pruebas/estadisticas/corrida-20120802000741.ods'#$acumulado.G488]" office:value-type="float" office:value="0">
            <text:p>0</text:p>
          </table:table-cell>
          <table:table-cell table:formula="of:=[.L488]*100/[.$S$2]" office:value-type="float" office:value="0">
            <text:p>0,00</text:p>
          </table:table-cell>
          <table:table-cell table:formula="of:=[.I4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89]" office:value-type="float" office:value="0">
            <text:p>0</text:p>
          </table:table-cell>
          <table:table-cell office:value-type="float" office:value="488">
            <text:p>488</text:p>
          </table:table-cell>
          <table:table-cell table:formula="of:=['file:///home/diego/workspace/qin-cluster/pruebas/estadisticas/corrida-20120802000741.ods'#$secuencia.B489]" office:value-type="float" office:value="0">
            <text:p>0</text:p>
          </table:table-cell>
          <table:table-cell table:formula="of:=['file:///home/diego/workspace/qin-cluster/pruebas/estadisticas/corrida-20120802000741.ods'#$secuencia.C489]" office:value-type="float" office:value="0">
            <text:p>0,00</text:p>
          </table:table-cell>
          <table:table-cell table:formula="of:=[.C4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89]" office:value-type="float" office:value="0">
            <text:p>0</text:p>
          </table:table-cell>
          <table:table-cell table:formula="of:=['file:///home/diego/workspace/qin-cluster/pruebas/estadisticas/corrida-20120802000741.ods'#$acumulado.A489]" office:value-type="float" office:value="0">
            <text:p>0</text:p>
          </table:table-cell>
          <table:table-cell table:formula="of:=['file:///home/diego/workspace/qin-cluster/pruebas/estadisticas/corrida-20120802000741.ods'#$acumulado.C489]" office:value-type="float" office:value="0">
            <text:p>0</text:p>
          </table:table-cell>
          <table:table-cell table:formula="of:=['file:///home/diego/workspace/qin-cluster/pruebas/estadisticas/corrida-20120802000741.ods'#$acumulado.D489]" office:value-type="float" office:value="0">
            <text:p>0</text:p>
          </table:table-cell>
          <table:table-cell table:formula="of:=['file:///home/diego/workspace/qin-cluster/pruebas/estadisticas/corrida-20120802000741.ods'#$acumulado.E489]" office:value-type="float" office:value="0">
            <text:p>0</text:p>
          </table:table-cell>
          <table:table-cell table:formula="of:=['file:///home/diego/workspace/qin-cluster/pruebas/estadisticas/corrida-20120802000741.ods'#$acumulado.F489]" office:value-type="float" office:value="0">
            <text:p>0</text:p>
          </table:table-cell>
          <table:table-cell table:formula="of:=['file:///home/diego/workspace/qin-cluster/pruebas/estadisticas/corrida-20120802000741.ods'#$acumulado.G489]" office:value-type="float" office:value="0">
            <text:p>0</text:p>
          </table:table-cell>
          <table:table-cell table:formula="of:=[.L489]*100/[.$S$2]" office:value-type="float" office:value="0">
            <text:p>0,00</text:p>
          </table:table-cell>
          <table:table-cell table:formula="of:=[.I4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0]" office:value-type="float" office:value="0">
            <text:p>0</text:p>
          </table:table-cell>
          <table:table-cell office:value-type="float" office:value="489">
            <text:p>489</text:p>
          </table:table-cell>
          <table:table-cell table:formula="of:=['file:///home/diego/workspace/qin-cluster/pruebas/estadisticas/corrida-20120802000741.ods'#$secuencia.B490]" office:value-type="float" office:value="0">
            <text:p>0</text:p>
          </table:table-cell>
          <table:table-cell table:formula="of:=['file:///home/diego/workspace/qin-cluster/pruebas/estadisticas/corrida-20120802000741.ods'#$secuencia.C490]" office:value-type="float" office:value="0">
            <text:p>0,00</text:p>
          </table:table-cell>
          <table:table-cell table:formula="of:=[.C4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0]" office:value-type="float" office:value="0">
            <text:p>0</text:p>
          </table:table-cell>
          <table:table-cell table:formula="of:=['file:///home/diego/workspace/qin-cluster/pruebas/estadisticas/corrida-20120802000741.ods'#$acumulado.A490]" office:value-type="float" office:value="0">
            <text:p>0</text:p>
          </table:table-cell>
          <table:table-cell table:formula="of:=['file:///home/diego/workspace/qin-cluster/pruebas/estadisticas/corrida-20120802000741.ods'#$acumulado.C490]" office:value-type="float" office:value="0">
            <text:p>0</text:p>
          </table:table-cell>
          <table:table-cell table:formula="of:=['file:///home/diego/workspace/qin-cluster/pruebas/estadisticas/corrida-20120802000741.ods'#$acumulado.D490]" office:value-type="float" office:value="0">
            <text:p>0</text:p>
          </table:table-cell>
          <table:table-cell table:formula="of:=['file:///home/diego/workspace/qin-cluster/pruebas/estadisticas/corrida-20120802000741.ods'#$acumulado.E490]" office:value-type="float" office:value="0">
            <text:p>0</text:p>
          </table:table-cell>
          <table:table-cell table:formula="of:=['file:///home/diego/workspace/qin-cluster/pruebas/estadisticas/corrida-20120802000741.ods'#$acumulado.F490]" office:value-type="float" office:value="0">
            <text:p>0</text:p>
          </table:table-cell>
          <table:table-cell table:formula="of:=['file:///home/diego/workspace/qin-cluster/pruebas/estadisticas/corrida-20120802000741.ods'#$acumulado.G490]" office:value-type="float" office:value="0">
            <text:p>0</text:p>
          </table:table-cell>
          <table:table-cell table:formula="of:=[.L490]*100/[.$S$2]" office:value-type="float" office:value="0">
            <text:p>0,00</text:p>
          </table:table-cell>
          <table:table-cell table:formula="of:=[.I4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1]" office:value-type="float" office:value="0">
            <text:p>0</text:p>
          </table:table-cell>
          <table:table-cell office:value-type="float" office:value="490">
            <text:p>490</text:p>
          </table:table-cell>
          <table:table-cell table:formula="of:=['file:///home/diego/workspace/qin-cluster/pruebas/estadisticas/corrida-20120802000741.ods'#$secuencia.B491]" office:value-type="float" office:value="0">
            <text:p>0</text:p>
          </table:table-cell>
          <table:table-cell table:formula="of:=['file:///home/diego/workspace/qin-cluster/pruebas/estadisticas/corrida-20120802000741.ods'#$secuencia.C491]" office:value-type="float" office:value="0">
            <text:p>0,00</text:p>
          </table:table-cell>
          <table:table-cell table:formula="of:=[.C4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1]" office:value-type="float" office:value="0">
            <text:p>0</text:p>
          </table:table-cell>
          <table:table-cell table:formula="of:=['file:///home/diego/workspace/qin-cluster/pruebas/estadisticas/corrida-20120802000741.ods'#$acumulado.A491]" office:value-type="float" office:value="0">
            <text:p>0</text:p>
          </table:table-cell>
          <table:table-cell table:formula="of:=['file:///home/diego/workspace/qin-cluster/pruebas/estadisticas/corrida-20120802000741.ods'#$acumulado.C491]" office:value-type="float" office:value="0">
            <text:p>0</text:p>
          </table:table-cell>
          <table:table-cell table:formula="of:=['file:///home/diego/workspace/qin-cluster/pruebas/estadisticas/corrida-20120802000741.ods'#$acumulado.D491]" office:value-type="float" office:value="0">
            <text:p>0</text:p>
          </table:table-cell>
          <table:table-cell table:formula="of:=['file:///home/diego/workspace/qin-cluster/pruebas/estadisticas/corrida-20120802000741.ods'#$acumulado.E491]" office:value-type="float" office:value="0">
            <text:p>0</text:p>
          </table:table-cell>
          <table:table-cell table:formula="of:=['file:///home/diego/workspace/qin-cluster/pruebas/estadisticas/corrida-20120802000741.ods'#$acumulado.F491]" office:value-type="float" office:value="0">
            <text:p>0</text:p>
          </table:table-cell>
          <table:table-cell table:formula="of:=['file:///home/diego/workspace/qin-cluster/pruebas/estadisticas/corrida-20120802000741.ods'#$acumulado.G491]" office:value-type="float" office:value="0">
            <text:p>0</text:p>
          </table:table-cell>
          <table:table-cell table:formula="of:=[.L491]*100/[.$S$2]" office:value-type="float" office:value="0">
            <text:p>0,00</text:p>
          </table:table-cell>
          <table:table-cell table:formula="of:=[.I4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2]" office:value-type="float" office:value="0">
            <text:p>0</text:p>
          </table:table-cell>
          <table:table-cell office:value-type="float" office:value="491">
            <text:p>491</text:p>
          </table:table-cell>
          <table:table-cell table:formula="of:=['file:///home/diego/workspace/qin-cluster/pruebas/estadisticas/corrida-20120802000741.ods'#$secuencia.B492]" office:value-type="float" office:value="0">
            <text:p>0</text:p>
          </table:table-cell>
          <table:table-cell table:formula="of:=['file:///home/diego/workspace/qin-cluster/pruebas/estadisticas/corrida-20120802000741.ods'#$secuencia.C492]" office:value-type="float" office:value="0">
            <text:p>0,00</text:p>
          </table:table-cell>
          <table:table-cell table:formula="of:=[.C4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2]" office:value-type="float" office:value="0">
            <text:p>0</text:p>
          </table:table-cell>
          <table:table-cell table:formula="of:=['file:///home/diego/workspace/qin-cluster/pruebas/estadisticas/corrida-20120802000741.ods'#$acumulado.A492]" office:value-type="float" office:value="0">
            <text:p>0</text:p>
          </table:table-cell>
          <table:table-cell table:formula="of:=['file:///home/diego/workspace/qin-cluster/pruebas/estadisticas/corrida-20120802000741.ods'#$acumulado.C492]" office:value-type="float" office:value="0">
            <text:p>0</text:p>
          </table:table-cell>
          <table:table-cell table:formula="of:=['file:///home/diego/workspace/qin-cluster/pruebas/estadisticas/corrida-20120802000741.ods'#$acumulado.D492]" office:value-type="float" office:value="0">
            <text:p>0</text:p>
          </table:table-cell>
          <table:table-cell table:formula="of:=['file:///home/diego/workspace/qin-cluster/pruebas/estadisticas/corrida-20120802000741.ods'#$acumulado.E492]" office:value-type="float" office:value="0">
            <text:p>0</text:p>
          </table:table-cell>
          <table:table-cell table:formula="of:=['file:///home/diego/workspace/qin-cluster/pruebas/estadisticas/corrida-20120802000741.ods'#$acumulado.F492]" office:value-type="float" office:value="0">
            <text:p>0</text:p>
          </table:table-cell>
          <table:table-cell table:formula="of:=['file:///home/diego/workspace/qin-cluster/pruebas/estadisticas/corrida-20120802000741.ods'#$acumulado.G492]" office:value-type="float" office:value="0">
            <text:p>0</text:p>
          </table:table-cell>
          <table:table-cell table:formula="of:=[.L492]*100/[.$S$2]" office:value-type="float" office:value="0">
            <text:p>0,00</text:p>
          </table:table-cell>
          <table:table-cell table:formula="of:=[.I4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3]" office:value-type="float" office:value="0">
            <text:p>0</text:p>
          </table:table-cell>
          <table:table-cell office:value-type="float" office:value="492">
            <text:p>492</text:p>
          </table:table-cell>
          <table:table-cell table:formula="of:=['file:///home/diego/workspace/qin-cluster/pruebas/estadisticas/corrida-20120802000741.ods'#$secuencia.B493]" office:value-type="float" office:value="0">
            <text:p>0</text:p>
          </table:table-cell>
          <table:table-cell table:formula="of:=['file:///home/diego/workspace/qin-cluster/pruebas/estadisticas/corrida-20120802000741.ods'#$secuencia.C493]" office:value-type="float" office:value="0">
            <text:p>0,00</text:p>
          </table:table-cell>
          <table:table-cell table:formula="of:=[.C4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3]" office:value-type="float" office:value="0">
            <text:p>0</text:p>
          </table:table-cell>
          <table:table-cell table:formula="of:=['file:///home/diego/workspace/qin-cluster/pruebas/estadisticas/corrida-20120802000741.ods'#$acumulado.A493]" office:value-type="float" office:value="0">
            <text:p>0</text:p>
          </table:table-cell>
          <table:table-cell table:formula="of:=['file:///home/diego/workspace/qin-cluster/pruebas/estadisticas/corrida-20120802000741.ods'#$acumulado.C493]" office:value-type="float" office:value="0">
            <text:p>0</text:p>
          </table:table-cell>
          <table:table-cell table:formula="of:=['file:///home/diego/workspace/qin-cluster/pruebas/estadisticas/corrida-20120802000741.ods'#$acumulado.D493]" office:value-type="float" office:value="0">
            <text:p>0</text:p>
          </table:table-cell>
          <table:table-cell table:formula="of:=['file:///home/diego/workspace/qin-cluster/pruebas/estadisticas/corrida-20120802000741.ods'#$acumulado.E493]" office:value-type="float" office:value="0">
            <text:p>0</text:p>
          </table:table-cell>
          <table:table-cell table:formula="of:=['file:///home/diego/workspace/qin-cluster/pruebas/estadisticas/corrida-20120802000741.ods'#$acumulado.F493]" office:value-type="float" office:value="0">
            <text:p>0</text:p>
          </table:table-cell>
          <table:table-cell table:formula="of:=['file:///home/diego/workspace/qin-cluster/pruebas/estadisticas/corrida-20120802000741.ods'#$acumulado.G493]" office:value-type="float" office:value="0">
            <text:p>0</text:p>
          </table:table-cell>
          <table:table-cell table:formula="of:=[.L493]*100/[.$S$2]" office:value-type="float" office:value="0">
            <text:p>0,00</text:p>
          </table:table-cell>
          <table:table-cell table:formula="of:=[.I4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4]" office:value-type="float" office:value="0">
            <text:p>0</text:p>
          </table:table-cell>
          <table:table-cell office:value-type="float" office:value="493">
            <text:p>493</text:p>
          </table:table-cell>
          <table:table-cell table:formula="of:=['file:///home/diego/workspace/qin-cluster/pruebas/estadisticas/corrida-20120802000741.ods'#$secuencia.B494]" office:value-type="float" office:value="0">
            <text:p>0</text:p>
          </table:table-cell>
          <table:table-cell table:formula="of:=['file:///home/diego/workspace/qin-cluster/pruebas/estadisticas/corrida-20120802000741.ods'#$secuencia.C494]" office:value-type="float" office:value="0">
            <text:p>0,00</text:p>
          </table:table-cell>
          <table:table-cell table:formula="of:=[.C4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4]" office:value-type="float" office:value="0">
            <text:p>0</text:p>
          </table:table-cell>
          <table:table-cell table:formula="of:=['file:///home/diego/workspace/qin-cluster/pruebas/estadisticas/corrida-20120802000741.ods'#$acumulado.A494]" office:value-type="float" office:value="0">
            <text:p>0</text:p>
          </table:table-cell>
          <table:table-cell table:formula="of:=['file:///home/diego/workspace/qin-cluster/pruebas/estadisticas/corrida-20120802000741.ods'#$acumulado.C494]" office:value-type="float" office:value="0">
            <text:p>0</text:p>
          </table:table-cell>
          <table:table-cell table:formula="of:=['file:///home/diego/workspace/qin-cluster/pruebas/estadisticas/corrida-20120802000741.ods'#$acumulado.D494]" office:value-type="float" office:value="0">
            <text:p>0</text:p>
          </table:table-cell>
          <table:table-cell table:formula="of:=['file:///home/diego/workspace/qin-cluster/pruebas/estadisticas/corrida-20120802000741.ods'#$acumulado.E494]" office:value-type="float" office:value="0">
            <text:p>0</text:p>
          </table:table-cell>
          <table:table-cell table:formula="of:=['file:///home/diego/workspace/qin-cluster/pruebas/estadisticas/corrida-20120802000741.ods'#$acumulado.F494]" office:value-type="float" office:value="0">
            <text:p>0</text:p>
          </table:table-cell>
          <table:table-cell table:formula="of:=['file:///home/diego/workspace/qin-cluster/pruebas/estadisticas/corrida-20120802000741.ods'#$acumulado.G494]" office:value-type="float" office:value="0">
            <text:p>0</text:p>
          </table:table-cell>
          <table:table-cell table:formula="of:=[.L494]*100/[.$S$2]" office:value-type="float" office:value="0">
            <text:p>0,00</text:p>
          </table:table-cell>
          <table:table-cell table:formula="of:=[.I4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5]" office:value-type="float" office:value="0">
            <text:p>0</text:p>
          </table:table-cell>
          <table:table-cell office:value-type="float" office:value="494">
            <text:p>494</text:p>
          </table:table-cell>
          <table:table-cell table:formula="of:=['file:///home/diego/workspace/qin-cluster/pruebas/estadisticas/corrida-20120802000741.ods'#$secuencia.B495]" office:value-type="float" office:value="0">
            <text:p>0</text:p>
          </table:table-cell>
          <table:table-cell table:formula="of:=['file:///home/diego/workspace/qin-cluster/pruebas/estadisticas/corrida-20120802000741.ods'#$secuencia.C495]" office:value-type="float" office:value="0">
            <text:p>0,00</text:p>
          </table:table-cell>
          <table:table-cell table:formula="of:=[.C4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5]" office:value-type="float" office:value="0">
            <text:p>0</text:p>
          </table:table-cell>
          <table:table-cell table:formula="of:=['file:///home/diego/workspace/qin-cluster/pruebas/estadisticas/corrida-20120802000741.ods'#$acumulado.A495]" office:value-type="float" office:value="0">
            <text:p>0</text:p>
          </table:table-cell>
          <table:table-cell table:formula="of:=['file:///home/diego/workspace/qin-cluster/pruebas/estadisticas/corrida-20120802000741.ods'#$acumulado.C495]" office:value-type="float" office:value="0">
            <text:p>0</text:p>
          </table:table-cell>
          <table:table-cell table:formula="of:=['file:///home/diego/workspace/qin-cluster/pruebas/estadisticas/corrida-20120802000741.ods'#$acumulado.D495]" office:value-type="float" office:value="0">
            <text:p>0</text:p>
          </table:table-cell>
          <table:table-cell table:formula="of:=['file:///home/diego/workspace/qin-cluster/pruebas/estadisticas/corrida-20120802000741.ods'#$acumulado.E495]" office:value-type="float" office:value="0">
            <text:p>0</text:p>
          </table:table-cell>
          <table:table-cell table:formula="of:=['file:///home/diego/workspace/qin-cluster/pruebas/estadisticas/corrida-20120802000741.ods'#$acumulado.F495]" office:value-type="float" office:value="0">
            <text:p>0</text:p>
          </table:table-cell>
          <table:table-cell table:formula="of:=['file:///home/diego/workspace/qin-cluster/pruebas/estadisticas/corrida-20120802000741.ods'#$acumulado.G495]" office:value-type="float" office:value="0">
            <text:p>0</text:p>
          </table:table-cell>
          <table:table-cell table:formula="of:=[.L495]*100/[.$S$2]" office:value-type="float" office:value="0">
            <text:p>0,00</text:p>
          </table:table-cell>
          <table:table-cell table:formula="of:=[.I4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6]" office:value-type="float" office:value="0">
            <text:p>0</text:p>
          </table:table-cell>
          <table:table-cell office:value-type="float" office:value="495">
            <text:p>495</text:p>
          </table:table-cell>
          <table:table-cell table:formula="of:=['file:///home/diego/workspace/qin-cluster/pruebas/estadisticas/corrida-20120802000741.ods'#$secuencia.B496]" office:value-type="float" office:value="0">
            <text:p>0</text:p>
          </table:table-cell>
          <table:table-cell table:formula="of:=['file:///home/diego/workspace/qin-cluster/pruebas/estadisticas/corrida-20120802000741.ods'#$secuencia.C496]" office:value-type="float" office:value="0">
            <text:p>0,00</text:p>
          </table:table-cell>
          <table:table-cell table:formula="of:=[.C4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6]" office:value-type="float" office:value="0">
            <text:p>0</text:p>
          </table:table-cell>
          <table:table-cell table:formula="of:=['file:///home/diego/workspace/qin-cluster/pruebas/estadisticas/corrida-20120802000741.ods'#$acumulado.A496]" office:value-type="float" office:value="0">
            <text:p>0</text:p>
          </table:table-cell>
          <table:table-cell table:formula="of:=['file:///home/diego/workspace/qin-cluster/pruebas/estadisticas/corrida-20120802000741.ods'#$acumulado.C496]" office:value-type="float" office:value="0">
            <text:p>0</text:p>
          </table:table-cell>
          <table:table-cell table:formula="of:=['file:///home/diego/workspace/qin-cluster/pruebas/estadisticas/corrida-20120802000741.ods'#$acumulado.D496]" office:value-type="float" office:value="0">
            <text:p>0</text:p>
          </table:table-cell>
          <table:table-cell table:formula="of:=['file:///home/diego/workspace/qin-cluster/pruebas/estadisticas/corrida-20120802000741.ods'#$acumulado.E496]" office:value-type="float" office:value="0">
            <text:p>0</text:p>
          </table:table-cell>
          <table:table-cell table:formula="of:=['file:///home/diego/workspace/qin-cluster/pruebas/estadisticas/corrida-20120802000741.ods'#$acumulado.F496]" office:value-type="float" office:value="0">
            <text:p>0</text:p>
          </table:table-cell>
          <table:table-cell table:formula="of:=['file:///home/diego/workspace/qin-cluster/pruebas/estadisticas/corrida-20120802000741.ods'#$acumulado.G496]" office:value-type="float" office:value="0">
            <text:p>0</text:p>
          </table:table-cell>
          <table:table-cell table:formula="of:=[.L496]*100/[.$S$2]" office:value-type="float" office:value="0">
            <text:p>0,00</text:p>
          </table:table-cell>
          <table:table-cell table:formula="of:=[.I4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7]" office:value-type="float" office:value="0">
            <text:p>0</text:p>
          </table:table-cell>
          <table:table-cell office:value-type="float" office:value="496">
            <text:p>496</text:p>
          </table:table-cell>
          <table:table-cell table:formula="of:=['file:///home/diego/workspace/qin-cluster/pruebas/estadisticas/corrida-20120802000741.ods'#$secuencia.B497]" office:value-type="float" office:value="0">
            <text:p>0</text:p>
          </table:table-cell>
          <table:table-cell table:formula="of:=['file:///home/diego/workspace/qin-cluster/pruebas/estadisticas/corrida-20120802000741.ods'#$secuencia.C497]" office:value-type="float" office:value="0">
            <text:p>0,00</text:p>
          </table:table-cell>
          <table:table-cell table:formula="of:=[.C4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7]" office:value-type="float" office:value="0">
            <text:p>0</text:p>
          </table:table-cell>
          <table:table-cell table:formula="of:=['file:///home/diego/workspace/qin-cluster/pruebas/estadisticas/corrida-20120802000741.ods'#$acumulado.A497]" office:value-type="float" office:value="0">
            <text:p>0</text:p>
          </table:table-cell>
          <table:table-cell table:formula="of:=['file:///home/diego/workspace/qin-cluster/pruebas/estadisticas/corrida-20120802000741.ods'#$acumulado.C497]" office:value-type="float" office:value="0">
            <text:p>0</text:p>
          </table:table-cell>
          <table:table-cell table:formula="of:=['file:///home/diego/workspace/qin-cluster/pruebas/estadisticas/corrida-20120802000741.ods'#$acumulado.D497]" office:value-type="float" office:value="0">
            <text:p>0</text:p>
          </table:table-cell>
          <table:table-cell table:formula="of:=['file:///home/diego/workspace/qin-cluster/pruebas/estadisticas/corrida-20120802000741.ods'#$acumulado.E497]" office:value-type="float" office:value="0">
            <text:p>0</text:p>
          </table:table-cell>
          <table:table-cell table:formula="of:=['file:///home/diego/workspace/qin-cluster/pruebas/estadisticas/corrida-20120802000741.ods'#$acumulado.F497]" office:value-type="float" office:value="0">
            <text:p>0</text:p>
          </table:table-cell>
          <table:table-cell table:formula="of:=['file:///home/diego/workspace/qin-cluster/pruebas/estadisticas/corrida-20120802000741.ods'#$acumulado.G497]" office:value-type="float" office:value="0">
            <text:p>0</text:p>
          </table:table-cell>
          <table:table-cell table:formula="of:=[.L497]*100/[.$S$2]" office:value-type="float" office:value="0">
            <text:p>0,00</text:p>
          </table:table-cell>
          <table:table-cell table:formula="of:=[.I4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8]" office:value-type="float" office:value="0">
            <text:p>0</text:p>
          </table:table-cell>
          <table:table-cell office:value-type="float" office:value="497">
            <text:p>497</text:p>
          </table:table-cell>
          <table:table-cell table:formula="of:=['file:///home/diego/workspace/qin-cluster/pruebas/estadisticas/corrida-20120802000741.ods'#$secuencia.B498]" office:value-type="float" office:value="0">
            <text:p>0</text:p>
          </table:table-cell>
          <table:table-cell table:formula="of:=['file:///home/diego/workspace/qin-cluster/pruebas/estadisticas/corrida-20120802000741.ods'#$secuencia.C498]" office:value-type="float" office:value="0">
            <text:p>0,00</text:p>
          </table:table-cell>
          <table:table-cell table:formula="of:=[.C4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8]" office:value-type="float" office:value="0">
            <text:p>0</text:p>
          </table:table-cell>
          <table:table-cell table:formula="of:=['file:///home/diego/workspace/qin-cluster/pruebas/estadisticas/corrida-20120802000741.ods'#$acumulado.A498]" office:value-type="float" office:value="0">
            <text:p>0</text:p>
          </table:table-cell>
          <table:table-cell table:formula="of:=['file:///home/diego/workspace/qin-cluster/pruebas/estadisticas/corrida-20120802000741.ods'#$acumulado.C498]" office:value-type="float" office:value="0">
            <text:p>0</text:p>
          </table:table-cell>
          <table:table-cell table:formula="of:=['file:///home/diego/workspace/qin-cluster/pruebas/estadisticas/corrida-20120802000741.ods'#$acumulado.D498]" office:value-type="float" office:value="0">
            <text:p>0</text:p>
          </table:table-cell>
          <table:table-cell table:formula="of:=['file:///home/diego/workspace/qin-cluster/pruebas/estadisticas/corrida-20120802000741.ods'#$acumulado.E498]" office:value-type="float" office:value="0">
            <text:p>0</text:p>
          </table:table-cell>
          <table:table-cell table:formula="of:=['file:///home/diego/workspace/qin-cluster/pruebas/estadisticas/corrida-20120802000741.ods'#$acumulado.F498]" office:value-type="float" office:value="0">
            <text:p>0</text:p>
          </table:table-cell>
          <table:table-cell table:formula="of:=['file:///home/diego/workspace/qin-cluster/pruebas/estadisticas/corrida-20120802000741.ods'#$acumulado.G498]" office:value-type="float" office:value="0">
            <text:p>0</text:p>
          </table:table-cell>
          <table:table-cell table:formula="of:=[.L498]*100/[.$S$2]" office:value-type="float" office:value="0">
            <text:p>0,00</text:p>
          </table:table-cell>
          <table:table-cell table:formula="of:=[.I4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499]" office:value-type="float" office:value="0">
            <text:p>0</text:p>
          </table:table-cell>
          <table:table-cell office:value-type="float" office:value="498">
            <text:p>498</text:p>
          </table:table-cell>
          <table:table-cell table:formula="of:=['file:///home/diego/workspace/qin-cluster/pruebas/estadisticas/corrida-20120802000741.ods'#$secuencia.B499]" office:value-type="float" office:value="0">
            <text:p>0</text:p>
          </table:table-cell>
          <table:table-cell table:formula="of:=['file:///home/diego/workspace/qin-cluster/pruebas/estadisticas/corrida-20120802000741.ods'#$secuencia.C499]" office:value-type="float" office:value="0">
            <text:p>0,00</text:p>
          </table:table-cell>
          <table:table-cell table:formula="of:=[.C4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499]" office:value-type="float" office:value="0">
            <text:p>0</text:p>
          </table:table-cell>
          <table:table-cell table:formula="of:=['file:///home/diego/workspace/qin-cluster/pruebas/estadisticas/corrida-20120802000741.ods'#$acumulado.A499]" office:value-type="float" office:value="0">
            <text:p>0</text:p>
          </table:table-cell>
          <table:table-cell table:formula="of:=['file:///home/diego/workspace/qin-cluster/pruebas/estadisticas/corrida-20120802000741.ods'#$acumulado.C499]" office:value-type="float" office:value="0">
            <text:p>0</text:p>
          </table:table-cell>
          <table:table-cell table:formula="of:=['file:///home/diego/workspace/qin-cluster/pruebas/estadisticas/corrida-20120802000741.ods'#$acumulado.D499]" office:value-type="float" office:value="0">
            <text:p>0</text:p>
          </table:table-cell>
          <table:table-cell table:formula="of:=['file:///home/diego/workspace/qin-cluster/pruebas/estadisticas/corrida-20120802000741.ods'#$acumulado.E499]" office:value-type="float" office:value="0">
            <text:p>0</text:p>
          </table:table-cell>
          <table:table-cell table:formula="of:=['file:///home/diego/workspace/qin-cluster/pruebas/estadisticas/corrida-20120802000741.ods'#$acumulado.F499]" office:value-type="float" office:value="0">
            <text:p>0</text:p>
          </table:table-cell>
          <table:table-cell table:formula="of:=['file:///home/diego/workspace/qin-cluster/pruebas/estadisticas/corrida-20120802000741.ods'#$acumulado.G499]" office:value-type="float" office:value="0">
            <text:p>0</text:p>
          </table:table-cell>
          <table:table-cell table:formula="of:=[.L499]*100/[.$S$2]" office:value-type="float" office:value="0">
            <text:p>0,00</text:p>
          </table:table-cell>
          <table:table-cell table:formula="of:=[.I4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0]" office:value-type="float" office:value="0">
            <text:p>0</text:p>
          </table:table-cell>
          <table:table-cell office:value-type="float" office:value="499">
            <text:p>499</text:p>
          </table:table-cell>
          <table:table-cell table:formula="of:=['file:///home/diego/workspace/qin-cluster/pruebas/estadisticas/corrida-20120802000741.ods'#$secuencia.B500]" office:value-type="float" office:value="0">
            <text:p>0</text:p>
          </table:table-cell>
          <table:table-cell table:formula="of:=['file:///home/diego/workspace/qin-cluster/pruebas/estadisticas/corrida-20120802000741.ods'#$secuencia.C500]" office:value-type="float" office:value="0">
            <text:p>0,00</text:p>
          </table:table-cell>
          <table:table-cell table:formula="of:=[.C5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0]" office:value-type="float" office:value="0">
            <text:p>0</text:p>
          </table:table-cell>
          <table:table-cell table:formula="of:=['file:///home/diego/workspace/qin-cluster/pruebas/estadisticas/corrida-20120802000741.ods'#$acumulado.A500]" office:value-type="float" office:value="0">
            <text:p>0</text:p>
          </table:table-cell>
          <table:table-cell table:formula="of:=['file:///home/diego/workspace/qin-cluster/pruebas/estadisticas/corrida-20120802000741.ods'#$acumulado.C500]" office:value-type="float" office:value="0">
            <text:p>0</text:p>
          </table:table-cell>
          <table:table-cell table:formula="of:=['file:///home/diego/workspace/qin-cluster/pruebas/estadisticas/corrida-20120802000741.ods'#$acumulado.D500]" office:value-type="float" office:value="0">
            <text:p>0</text:p>
          </table:table-cell>
          <table:table-cell table:formula="of:=['file:///home/diego/workspace/qin-cluster/pruebas/estadisticas/corrida-20120802000741.ods'#$acumulado.E500]" office:value-type="float" office:value="0">
            <text:p>0</text:p>
          </table:table-cell>
          <table:table-cell table:formula="of:=['file:///home/diego/workspace/qin-cluster/pruebas/estadisticas/corrida-20120802000741.ods'#$acumulado.F500]" office:value-type="float" office:value="0">
            <text:p>0</text:p>
          </table:table-cell>
          <table:table-cell table:formula="of:=['file:///home/diego/workspace/qin-cluster/pruebas/estadisticas/corrida-20120802000741.ods'#$acumulado.G500]" office:value-type="float" office:value="0">
            <text:p>0</text:p>
          </table:table-cell>
          <table:table-cell table:formula="of:=[.L500]*100/[.$S$2]" office:value-type="float" office:value="0">
            <text:p>0,00</text:p>
          </table:table-cell>
          <table:table-cell table:formula="of:=[.I5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1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'file:///home/diego/workspace/qin-cluster/pruebas/estadisticas/corrida-20120802000741.ods'#$secuencia.B501]" office:value-type="float" office:value="0">
            <text:p>0</text:p>
          </table:table-cell>
          <table:table-cell table:formula="of:=['file:///home/diego/workspace/qin-cluster/pruebas/estadisticas/corrida-20120802000741.ods'#$secuencia.C501]" office:value-type="float" office:value="0">
            <text:p>0,00</text:p>
          </table:table-cell>
          <table:table-cell table:formula="of:=[.C5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1]" office:value-type="float" office:value="0">
            <text:p>0</text:p>
          </table:table-cell>
          <table:table-cell table:formula="of:=['file:///home/diego/workspace/qin-cluster/pruebas/estadisticas/corrida-20120802000741.ods'#$acumulado.A501]" office:value-type="float" office:value="0">
            <text:p>0</text:p>
          </table:table-cell>
          <table:table-cell table:formula="of:=['file:///home/diego/workspace/qin-cluster/pruebas/estadisticas/corrida-20120802000741.ods'#$acumulado.C501]" office:value-type="float" office:value="0">
            <text:p>0</text:p>
          </table:table-cell>
          <table:table-cell table:formula="of:=['file:///home/diego/workspace/qin-cluster/pruebas/estadisticas/corrida-20120802000741.ods'#$acumulado.D501]" office:value-type="float" office:value="0">
            <text:p>0</text:p>
          </table:table-cell>
          <table:table-cell table:formula="of:=['file:///home/diego/workspace/qin-cluster/pruebas/estadisticas/corrida-20120802000741.ods'#$acumulado.E501]" office:value-type="float" office:value="0">
            <text:p>0</text:p>
          </table:table-cell>
          <table:table-cell table:formula="of:=['file:///home/diego/workspace/qin-cluster/pruebas/estadisticas/corrida-20120802000741.ods'#$acumulado.F501]" office:value-type="float" office:value="0">
            <text:p>0</text:p>
          </table:table-cell>
          <table:table-cell table:formula="of:=['file:///home/diego/workspace/qin-cluster/pruebas/estadisticas/corrida-20120802000741.ods'#$acumulado.G501]" office:value-type="float" office:value="0">
            <text:p>0</text:p>
          </table:table-cell>
          <table:table-cell table:formula="of:=[.L501]*100/[.$S$2]" office:value-type="float" office:value="0">
            <text:p>0,00</text:p>
          </table:table-cell>
          <table:table-cell table:formula="of:=[.I5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2]" office:value-type="float" office:value="0">
            <text:p>0</text:p>
          </table:table-cell>
          <table:table-cell office:value-type="float" office:value="501">
            <text:p>501</text:p>
          </table:table-cell>
          <table:table-cell table:formula="of:=['file:///home/diego/workspace/qin-cluster/pruebas/estadisticas/corrida-20120802000741.ods'#$secuencia.B502]" office:value-type="float" office:value="0">
            <text:p>0</text:p>
          </table:table-cell>
          <table:table-cell table:formula="of:=['file:///home/diego/workspace/qin-cluster/pruebas/estadisticas/corrida-20120802000741.ods'#$secuencia.C502]" office:value-type="float" office:value="0">
            <text:p>0,00</text:p>
          </table:table-cell>
          <table:table-cell table:formula="of:=[.C50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2]" office:value-type="float" office:value="0">
            <text:p>0</text:p>
          </table:table-cell>
          <table:table-cell table:formula="of:=['file:///home/diego/workspace/qin-cluster/pruebas/estadisticas/corrida-20120802000741.ods'#$acumulado.A502]" office:value-type="float" office:value="0">
            <text:p>0</text:p>
          </table:table-cell>
          <table:table-cell table:formula="of:=['file:///home/diego/workspace/qin-cluster/pruebas/estadisticas/corrida-20120802000741.ods'#$acumulado.C502]" office:value-type="float" office:value="0">
            <text:p>0</text:p>
          </table:table-cell>
          <table:table-cell table:formula="of:=['file:///home/diego/workspace/qin-cluster/pruebas/estadisticas/corrida-20120802000741.ods'#$acumulado.D502]" office:value-type="float" office:value="0">
            <text:p>0</text:p>
          </table:table-cell>
          <table:table-cell table:formula="of:=['file:///home/diego/workspace/qin-cluster/pruebas/estadisticas/corrida-20120802000741.ods'#$acumulado.E502]" office:value-type="float" office:value="0">
            <text:p>0</text:p>
          </table:table-cell>
          <table:table-cell table:formula="of:=['file:///home/diego/workspace/qin-cluster/pruebas/estadisticas/corrida-20120802000741.ods'#$acumulado.F502]" office:value-type="float" office:value="0">
            <text:p>0</text:p>
          </table:table-cell>
          <table:table-cell table:formula="of:=['file:///home/diego/workspace/qin-cluster/pruebas/estadisticas/corrida-20120802000741.ods'#$acumulado.G502]" office:value-type="float" office:value="0">
            <text:p>0</text:p>
          </table:table-cell>
          <table:table-cell table:formula="of:=[.L502]*100/[.$S$2]" office:value-type="float" office:value="0">
            <text:p>0,00</text:p>
          </table:table-cell>
          <table:table-cell table:formula="of:=[.I5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3]" office:value-type="float" office:value="0">
            <text:p>0</text:p>
          </table:table-cell>
          <table:table-cell office:value-type="float" office:value="502">
            <text:p>502</text:p>
          </table:table-cell>
          <table:table-cell table:formula="of:=['file:///home/diego/workspace/qin-cluster/pruebas/estadisticas/corrida-20120802000741.ods'#$secuencia.B503]" office:value-type="float" office:value="0">
            <text:p>0</text:p>
          </table:table-cell>
          <table:table-cell table:formula="of:=['file:///home/diego/workspace/qin-cluster/pruebas/estadisticas/corrida-20120802000741.ods'#$secuencia.C503]" office:value-type="float" office:value="0">
            <text:p>0,00</text:p>
          </table:table-cell>
          <table:table-cell table:formula="of:=[.C50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3]" office:value-type="float" office:value="0">
            <text:p>0</text:p>
          </table:table-cell>
          <table:table-cell table:formula="of:=['file:///home/diego/workspace/qin-cluster/pruebas/estadisticas/corrida-20120802000741.ods'#$acumulado.A503]" office:value-type="float" office:value="0">
            <text:p>0</text:p>
          </table:table-cell>
          <table:table-cell table:formula="of:=['file:///home/diego/workspace/qin-cluster/pruebas/estadisticas/corrida-20120802000741.ods'#$acumulado.C503]" office:value-type="float" office:value="0">
            <text:p>0</text:p>
          </table:table-cell>
          <table:table-cell table:formula="of:=['file:///home/diego/workspace/qin-cluster/pruebas/estadisticas/corrida-20120802000741.ods'#$acumulado.D503]" office:value-type="float" office:value="0">
            <text:p>0</text:p>
          </table:table-cell>
          <table:table-cell table:formula="of:=['file:///home/diego/workspace/qin-cluster/pruebas/estadisticas/corrida-20120802000741.ods'#$acumulado.E503]" office:value-type="float" office:value="0">
            <text:p>0</text:p>
          </table:table-cell>
          <table:table-cell table:formula="of:=['file:///home/diego/workspace/qin-cluster/pruebas/estadisticas/corrida-20120802000741.ods'#$acumulado.F503]" office:value-type="float" office:value="0">
            <text:p>0</text:p>
          </table:table-cell>
          <table:table-cell table:formula="of:=['file:///home/diego/workspace/qin-cluster/pruebas/estadisticas/corrida-20120802000741.ods'#$acumulado.G503]" office:value-type="float" office:value="0">
            <text:p>0</text:p>
          </table:table-cell>
          <table:table-cell table:formula="of:=[.L503]*100/[.$S$2]" office:value-type="float" office:value="0">
            <text:p>0,00</text:p>
          </table:table-cell>
          <table:table-cell table:formula="of:=[.I5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4]" office:value-type="float" office:value="0">
            <text:p>0</text:p>
          </table:table-cell>
          <table:table-cell office:value-type="float" office:value="503">
            <text:p>503</text:p>
          </table:table-cell>
          <table:table-cell table:formula="of:=['file:///home/diego/workspace/qin-cluster/pruebas/estadisticas/corrida-20120802000741.ods'#$secuencia.B504]" office:value-type="float" office:value="0">
            <text:p>0</text:p>
          </table:table-cell>
          <table:table-cell table:formula="of:=['file:///home/diego/workspace/qin-cluster/pruebas/estadisticas/corrida-20120802000741.ods'#$secuencia.C504]" office:value-type="float" office:value="0">
            <text:p>0,00</text:p>
          </table:table-cell>
          <table:table-cell table:formula="of:=[.C50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4]" office:value-type="float" office:value="0">
            <text:p>0</text:p>
          </table:table-cell>
          <table:table-cell table:formula="of:=['file:///home/diego/workspace/qin-cluster/pruebas/estadisticas/corrida-20120802000741.ods'#$acumulado.A504]" office:value-type="float" office:value="0">
            <text:p>0</text:p>
          </table:table-cell>
          <table:table-cell table:formula="of:=['file:///home/diego/workspace/qin-cluster/pruebas/estadisticas/corrida-20120802000741.ods'#$acumulado.C504]" office:value-type="float" office:value="0">
            <text:p>0</text:p>
          </table:table-cell>
          <table:table-cell table:formula="of:=['file:///home/diego/workspace/qin-cluster/pruebas/estadisticas/corrida-20120802000741.ods'#$acumulado.D504]" office:value-type="float" office:value="0">
            <text:p>0</text:p>
          </table:table-cell>
          <table:table-cell table:formula="of:=['file:///home/diego/workspace/qin-cluster/pruebas/estadisticas/corrida-20120802000741.ods'#$acumulado.E504]" office:value-type="float" office:value="0">
            <text:p>0</text:p>
          </table:table-cell>
          <table:table-cell table:formula="of:=['file:///home/diego/workspace/qin-cluster/pruebas/estadisticas/corrida-20120802000741.ods'#$acumulado.F504]" office:value-type="float" office:value="0">
            <text:p>0</text:p>
          </table:table-cell>
          <table:table-cell table:formula="of:=['file:///home/diego/workspace/qin-cluster/pruebas/estadisticas/corrida-20120802000741.ods'#$acumulado.G504]" office:value-type="float" office:value="0">
            <text:p>0</text:p>
          </table:table-cell>
          <table:table-cell table:formula="of:=[.L504]*100/[.$S$2]" office:value-type="float" office:value="0">
            <text:p>0,00</text:p>
          </table:table-cell>
          <table:table-cell table:formula="of:=[.I5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5]" office:value-type="float" office:value="0">
            <text:p>0</text:p>
          </table:table-cell>
          <table:table-cell office:value-type="float" office:value="504">
            <text:p>504</text:p>
          </table:table-cell>
          <table:table-cell table:formula="of:=['file:///home/diego/workspace/qin-cluster/pruebas/estadisticas/corrida-20120802000741.ods'#$secuencia.B505]" office:value-type="float" office:value="0">
            <text:p>0</text:p>
          </table:table-cell>
          <table:table-cell table:formula="of:=['file:///home/diego/workspace/qin-cluster/pruebas/estadisticas/corrida-20120802000741.ods'#$secuencia.C505]" office:value-type="float" office:value="0">
            <text:p>0,00</text:p>
          </table:table-cell>
          <table:table-cell table:formula="of:=[.C50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5]" office:value-type="float" office:value="0">
            <text:p>0</text:p>
          </table:table-cell>
          <table:table-cell table:formula="of:=['file:///home/diego/workspace/qin-cluster/pruebas/estadisticas/corrida-20120802000741.ods'#$acumulado.A505]" office:value-type="float" office:value="0">
            <text:p>0</text:p>
          </table:table-cell>
          <table:table-cell table:formula="of:=['file:///home/diego/workspace/qin-cluster/pruebas/estadisticas/corrida-20120802000741.ods'#$acumulado.C505]" office:value-type="float" office:value="0">
            <text:p>0</text:p>
          </table:table-cell>
          <table:table-cell table:formula="of:=['file:///home/diego/workspace/qin-cluster/pruebas/estadisticas/corrida-20120802000741.ods'#$acumulado.D505]" office:value-type="float" office:value="0">
            <text:p>0</text:p>
          </table:table-cell>
          <table:table-cell table:formula="of:=['file:///home/diego/workspace/qin-cluster/pruebas/estadisticas/corrida-20120802000741.ods'#$acumulado.E505]" office:value-type="float" office:value="0">
            <text:p>0</text:p>
          </table:table-cell>
          <table:table-cell table:formula="of:=['file:///home/diego/workspace/qin-cluster/pruebas/estadisticas/corrida-20120802000741.ods'#$acumulado.F505]" office:value-type="float" office:value="0">
            <text:p>0</text:p>
          </table:table-cell>
          <table:table-cell table:formula="of:=['file:///home/diego/workspace/qin-cluster/pruebas/estadisticas/corrida-20120802000741.ods'#$acumulado.G505]" office:value-type="float" office:value="0">
            <text:p>0</text:p>
          </table:table-cell>
          <table:table-cell table:formula="of:=[.L505]*100/[.$S$2]" office:value-type="float" office:value="0">
            <text:p>0,00</text:p>
          </table:table-cell>
          <table:table-cell table:formula="of:=[.I5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6]" office:value-type="float" office:value="0">
            <text:p>0</text:p>
          </table:table-cell>
          <table:table-cell office:value-type="float" office:value="505">
            <text:p>505</text:p>
          </table:table-cell>
          <table:table-cell table:formula="of:=['file:///home/diego/workspace/qin-cluster/pruebas/estadisticas/corrida-20120802000741.ods'#$secuencia.B506]" office:value-type="float" office:value="0">
            <text:p>0</text:p>
          </table:table-cell>
          <table:table-cell table:formula="of:=['file:///home/diego/workspace/qin-cluster/pruebas/estadisticas/corrida-20120802000741.ods'#$secuencia.C506]" office:value-type="float" office:value="0">
            <text:p>0,00</text:p>
          </table:table-cell>
          <table:table-cell table:formula="of:=[.C50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6]" office:value-type="float" office:value="0">
            <text:p>0</text:p>
          </table:table-cell>
          <table:table-cell table:formula="of:=['file:///home/diego/workspace/qin-cluster/pruebas/estadisticas/corrida-20120802000741.ods'#$acumulado.A506]" office:value-type="float" office:value="0">
            <text:p>0</text:p>
          </table:table-cell>
          <table:table-cell table:formula="of:=['file:///home/diego/workspace/qin-cluster/pruebas/estadisticas/corrida-20120802000741.ods'#$acumulado.C506]" office:value-type="float" office:value="0">
            <text:p>0</text:p>
          </table:table-cell>
          <table:table-cell table:formula="of:=['file:///home/diego/workspace/qin-cluster/pruebas/estadisticas/corrida-20120802000741.ods'#$acumulado.D506]" office:value-type="float" office:value="0">
            <text:p>0</text:p>
          </table:table-cell>
          <table:table-cell table:formula="of:=['file:///home/diego/workspace/qin-cluster/pruebas/estadisticas/corrida-20120802000741.ods'#$acumulado.E506]" office:value-type="float" office:value="0">
            <text:p>0</text:p>
          </table:table-cell>
          <table:table-cell table:formula="of:=['file:///home/diego/workspace/qin-cluster/pruebas/estadisticas/corrida-20120802000741.ods'#$acumulado.F506]" office:value-type="float" office:value="0">
            <text:p>0</text:p>
          </table:table-cell>
          <table:table-cell table:formula="of:=['file:///home/diego/workspace/qin-cluster/pruebas/estadisticas/corrida-20120802000741.ods'#$acumulado.G506]" office:value-type="float" office:value="0">
            <text:p>0</text:p>
          </table:table-cell>
          <table:table-cell table:formula="of:=[.L506]*100/[.$S$2]" office:value-type="float" office:value="0">
            <text:p>0,00</text:p>
          </table:table-cell>
          <table:table-cell table:formula="of:=[.I5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7]" office:value-type="float" office:value="0">
            <text:p>0</text:p>
          </table:table-cell>
          <table:table-cell office:value-type="float" office:value="506">
            <text:p>506</text:p>
          </table:table-cell>
          <table:table-cell table:formula="of:=['file:///home/diego/workspace/qin-cluster/pruebas/estadisticas/corrida-20120802000741.ods'#$secuencia.B507]" office:value-type="float" office:value="0">
            <text:p>0</text:p>
          </table:table-cell>
          <table:table-cell table:formula="of:=['file:///home/diego/workspace/qin-cluster/pruebas/estadisticas/corrida-20120802000741.ods'#$secuencia.C507]" office:value-type="float" office:value="0">
            <text:p>0,00</text:p>
          </table:table-cell>
          <table:table-cell table:formula="of:=[.C50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7]" office:value-type="float" office:value="0">
            <text:p>0</text:p>
          </table:table-cell>
          <table:table-cell table:formula="of:=['file:///home/diego/workspace/qin-cluster/pruebas/estadisticas/corrida-20120802000741.ods'#$acumulado.A507]" office:value-type="float" office:value="0">
            <text:p>0</text:p>
          </table:table-cell>
          <table:table-cell table:formula="of:=['file:///home/diego/workspace/qin-cluster/pruebas/estadisticas/corrida-20120802000741.ods'#$acumulado.C507]" office:value-type="float" office:value="0">
            <text:p>0</text:p>
          </table:table-cell>
          <table:table-cell table:formula="of:=['file:///home/diego/workspace/qin-cluster/pruebas/estadisticas/corrida-20120802000741.ods'#$acumulado.D507]" office:value-type="float" office:value="0">
            <text:p>0</text:p>
          </table:table-cell>
          <table:table-cell table:formula="of:=['file:///home/diego/workspace/qin-cluster/pruebas/estadisticas/corrida-20120802000741.ods'#$acumulado.E507]" office:value-type="float" office:value="0">
            <text:p>0</text:p>
          </table:table-cell>
          <table:table-cell table:formula="of:=['file:///home/diego/workspace/qin-cluster/pruebas/estadisticas/corrida-20120802000741.ods'#$acumulado.F507]" office:value-type="float" office:value="0">
            <text:p>0</text:p>
          </table:table-cell>
          <table:table-cell table:formula="of:=['file:///home/diego/workspace/qin-cluster/pruebas/estadisticas/corrida-20120802000741.ods'#$acumulado.G507]" office:value-type="float" office:value="0">
            <text:p>0</text:p>
          </table:table-cell>
          <table:table-cell table:formula="of:=[.L507]*100/[.$S$2]" office:value-type="float" office:value="0">
            <text:p>0,00</text:p>
          </table:table-cell>
          <table:table-cell table:formula="of:=[.I5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8]" office:value-type="float" office:value="0">
            <text:p>0</text:p>
          </table:table-cell>
          <table:table-cell office:value-type="float" office:value="507">
            <text:p>507</text:p>
          </table:table-cell>
          <table:table-cell table:formula="of:=['file:///home/diego/workspace/qin-cluster/pruebas/estadisticas/corrida-20120802000741.ods'#$secuencia.B508]" office:value-type="float" office:value="0">
            <text:p>0</text:p>
          </table:table-cell>
          <table:table-cell table:formula="of:=['file:///home/diego/workspace/qin-cluster/pruebas/estadisticas/corrida-20120802000741.ods'#$secuencia.C508]" office:value-type="float" office:value="0">
            <text:p>0,00</text:p>
          </table:table-cell>
          <table:table-cell table:formula="of:=[.C50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8]" office:value-type="float" office:value="0">
            <text:p>0</text:p>
          </table:table-cell>
          <table:table-cell table:formula="of:=['file:///home/diego/workspace/qin-cluster/pruebas/estadisticas/corrida-20120802000741.ods'#$acumulado.A508]" office:value-type="float" office:value="0">
            <text:p>0</text:p>
          </table:table-cell>
          <table:table-cell table:formula="of:=['file:///home/diego/workspace/qin-cluster/pruebas/estadisticas/corrida-20120802000741.ods'#$acumulado.C508]" office:value-type="float" office:value="0">
            <text:p>0</text:p>
          </table:table-cell>
          <table:table-cell table:formula="of:=['file:///home/diego/workspace/qin-cluster/pruebas/estadisticas/corrida-20120802000741.ods'#$acumulado.D508]" office:value-type="float" office:value="0">
            <text:p>0</text:p>
          </table:table-cell>
          <table:table-cell table:formula="of:=['file:///home/diego/workspace/qin-cluster/pruebas/estadisticas/corrida-20120802000741.ods'#$acumulado.E508]" office:value-type="float" office:value="0">
            <text:p>0</text:p>
          </table:table-cell>
          <table:table-cell table:formula="of:=['file:///home/diego/workspace/qin-cluster/pruebas/estadisticas/corrida-20120802000741.ods'#$acumulado.F508]" office:value-type="float" office:value="0">
            <text:p>0</text:p>
          </table:table-cell>
          <table:table-cell table:formula="of:=['file:///home/diego/workspace/qin-cluster/pruebas/estadisticas/corrida-20120802000741.ods'#$acumulado.G508]" office:value-type="float" office:value="0">
            <text:p>0</text:p>
          </table:table-cell>
          <table:table-cell table:formula="of:=[.L508]*100/[.$S$2]" office:value-type="float" office:value="0">
            <text:p>0,00</text:p>
          </table:table-cell>
          <table:table-cell table:formula="of:=[.I5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09]" office:value-type="float" office:value="0">
            <text:p>0</text:p>
          </table:table-cell>
          <table:table-cell office:value-type="float" office:value="508">
            <text:p>508</text:p>
          </table:table-cell>
          <table:table-cell table:formula="of:=['file:///home/diego/workspace/qin-cluster/pruebas/estadisticas/corrida-20120802000741.ods'#$secuencia.B509]" office:value-type="float" office:value="0">
            <text:p>0</text:p>
          </table:table-cell>
          <table:table-cell table:formula="of:=['file:///home/diego/workspace/qin-cluster/pruebas/estadisticas/corrida-20120802000741.ods'#$secuencia.C509]" office:value-type="float" office:value="0">
            <text:p>0,00</text:p>
          </table:table-cell>
          <table:table-cell table:formula="of:=[.C50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09]" office:value-type="float" office:value="0">
            <text:p>0</text:p>
          </table:table-cell>
          <table:table-cell table:formula="of:=['file:///home/diego/workspace/qin-cluster/pruebas/estadisticas/corrida-20120802000741.ods'#$acumulado.A509]" office:value-type="float" office:value="0">
            <text:p>0</text:p>
          </table:table-cell>
          <table:table-cell table:formula="of:=['file:///home/diego/workspace/qin-cluster/pruebas/estadisticas/corrida-20120802000741.ods'#$acumulado.C509]" office:value-type="float" office:value="0">
            <text:p>0</text:p>
          </table:table-cell>
          <table:table-cell table:formula="of:=['file:///home/diego/workspace/qin-cluster/pruebas/estadisticas/corrida-20120802000741.ods'#$acumulado.D509]" office:value-type="float" office:value="0">
            <text:p>0</text:p>
          </table:table-cell>
          <table:table-cell table:formula="of:=['file:///home/diego/workspace/qin-cluster/pruebas/estadisticas/corrida-20120802000741.ods'#$acumulado.E509]" office:value-type="float" office:value="0">
            <text:p>0</text:p>
          </table:table-cell>
          <table:table-cell table:formula="of:=['file:///home/diego/workspace/qin-cluster/pruebas/estadisticas/corrida-20120802000741.ods'#$acumulado.F509]" office:value-type="float" office:value="0">
            <text:p>0</text:p>
          </table:table-cell>
          <table:table-cell table:formula="of:=['file:///home/diego/workspace/qin-cluster/pruebas/estadisticas/corrida-20120802000741.ods'#$acumulado.G509]" office:value-type="float" office:value="0">
            <text:p>0</text:p>
          </table:table-cell>
          <table:table-cell table:formula="of:=[.L509]*100/[.$S$2]" office:value-type="float" office:value="0">
            <text:p>0,00</text:p>
          </table:table-cell>
          <table:table-cell table:formula="of:=[.I5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0]" office:value-type="float" office:value="0">
            <text:p>0</text:p>
          </table:table-cell>
          <table:table-cell office:value-type="float" office:value="509">
            <text:p>509</text:p>
          </table:table-cell>
          <table:table-cell table:formula="of:=['file:///home/diego/workspace/qin-cluster/pruebas/estadisticas/corrida-20120802000741.ods'#$secuencia.B510]" office:value-type="float" office:value="0">
            <text:p>0</text:p>
          </table:table-cell>
          <table:table-cell table:formula="of:=['file:///home/diego/workspace/qin-cluster/pruebas/estadisticas/corrida-20120802000741.ods'#$secuencia.C510]" office:value-type="float" office:value="0">
            <text:p>0,00</text:p>
          </table:table-cell>
          <table:table-cell table:formula="of:=[.C5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0]" office:value-type="float" office:value="0">
            <text:p>0</text:p>
          </table:table-cell>
          <table:table-cell table:formula="of:=['file:///home/diego/workspace/qin-cluster/pruebas/estadisticas/corrida-20120802000741.ods'#$acumulado.A510]" office:value-type="float" office:value="0">
            <text:p>0</text:p>
          </table:table-cell>
          <table:table-cell table:formula="of:=['file:///home/diego/workspace/qin-cluster/pruebas/estadisticas/corrida-20120802000741.ods'#$acumulado.C510]" office:value-type="float" office:value="0">
            <text:p>0</text:p>
          </table:table-cell>
          <table:table-cell table:formula="of:=['file:///home/diego/workspace/qin-cluster/pruebas/estadisticas/corrida-20120802000741.ods'#$acumulado.D510]" office:value-type="float" office:value="0">
            <text:p>0</text:p>
          </table:table-cell>
          <table:table-cell table:formula="of:=['file:///home/diego/workspace/qin-cluster/pruebas/estadisticas/corrida-20120802000741.ods'#$acumulado.E510]" office:value-type="float" office:value="0">
            <text:p>0</text:p>
          </table:table-cell>
          <table:table-cell table:formula="of:=['file:///home/diego/workspace/qin-cluster/pruebas/estadisticas/corrida-20120802000741.ods'#$acumulado.F510]" office:value-type="float" office:value="0">
            <text:p>0</text:p>
          </table:table-cell>
          <table:table-cell table:formula="of:=['file:///home/diego/workspace/qin-cluster/pruebas/estadisticas/corrida-20120802000741.ods'#$acumulado.G510]" office:value-type="float" office:value="0">
            <text:p>0</text:p>
          </table:table-cell>
          <table:table-cell table:formula="of:=[.L510]*100/[.$S$2]" office:value-type="float" office:value="0">
            <text:p>0,00</text:p>
          </table:table-cell>
          <table:table-cell table:formula="of:=[.I5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1]" office:value-type="float" office:value="0">
            <text:p>0</text:p>
          </table:table-cell>
          <table:table-cell office:value-type="float" office:value="510">
            <text:p>510</text:p>
          </table:table-cell>
          <table:table-cell table:formula="of:=['file:///home/diego/workspace/qin-cluster/pruebas/estadisticas/corrida-20120802000741.ods'#$secuencia.B511]" office:value-type="float" office:value="0">
            <text:p>0</text:p>
          </table:table-cell>
          <table:table-cell table:formula="of:=['file:///home/diego/workspace/qin-cluster/pruebas/estadisticas/corrida-20120802000741.ods'#$secuencia.C511]" office:value-type="float" office:value="0">
            <text:p>0,00</text:p>
          </table:table-cell>
          <table:table-cell table:formula="of:=[.C5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1]" office:value-type="float" office:value="0">
            <text:p>0</text:p>
          </table:table-cell>
          <table:table-cell table:formula="of:=['file:///home/diego/workspace/qin-cluster/pruebas/estadisticas/corrida-20120802000741.ods'#$acumulado.A511]" office:value-type="float" office:value="0">
            <text:p>0</text:p>
          </table:table-cell>
          <table:table-cell table:formula="of:=['file:///home/diego/workspace/qin-cluster/pruebas/estadisticas/corrida-20120802000741.ods'#$acumulado.C511]" office:value-type="float" office:value="0">
            <text:p>0</text:p>
          </table:table-cell>
          <table:table-cell table:formula="of:=['file:///home/diego/workspace/qin-cluster/pruebas/estadisticas/corrida-20120802000741.ods'#$acumulado.D511]" office:value-type="float" office:value="0">
            <text:p>0</text:p>
          </table:table-cell>
          <table:table-cell table:formula="of:=['file:///home/diego/workspace/qin-cluster/pruebas/estadisticas/corrida-20120802000741.ods'#$acumulado.E511]" office:value-type="float" office:value="0">
            <text:p>0</text:p>
          </table:table-cell>
          <table:table-cell table:formula="of:=['file:///home/diego/workspace/qin-cluster/pruebas/estadisticas/corrida-20120802000741.ods'#$acumulado.F511]" office:value-type="float" office:value="0">
            <text:p>0</text:p>
          </table:table-cell>
          <table:table-cell table:formula="of:=['file:///home/diego/workspace/qin-cluster/pruebas/estadisticas/corrida-20120802000741.ods'#$acumulado.G511]" office:value-type="float" office:value="0">
            <text:p>0</text:p>
          </table:table-cell>
          <table:table-cell table:formula="of:=[.L511]*100/[.$S$2]" office:value-type="float" office:value="0">
            <text:p>0,00</text:p>
          </table:table-cell>
          <table:table-cell table:formula="of:=[.I5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2]" office:value-type="float" office:value="0">
            <text:p>0</text:p>
          </table:table-cell>
          <table:table-cell office:value-type="float" office:value="511">
            <text:p>511</text:p>
          </table:table-cell>
          <table:table-cell table:formula="of:=['file:///home/diego/workspace/qin-cluster/pruebas/estadisticas/corrida-20120802000741.ods'#$secuencia.B512]" office:value-type="float" office:value="0">
            <text:p>0</text:p>
          </table:table-cell>
          <table:table-cell table:formula="of:=['file:///home/diego/workspace/qin-cluster/pruebas/estadisticas/corrida-20120802000741.ods'#$secuencia.C512]" office:value-type="float" office:value="0">
            <text:p>0,00</text:p>
          </table:table-cell>
          <table:table-cell table:formula="of:=[.C5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2]" office:value-type="float" office:value="0">
            <text:p>0</text:p>
          </table:table-cell>
          <table:table-cell table:formula="of:=['file:///home/diego/workspace/qin-cluster/pruebas/estadisticas/corrida-20120802000741.ods'#$acumulado.A512]" office:value-type="float" office:value="0">
            <text:p>0</text:p>
          </table:table-cell>
          <table:table-cell table:formula="of:=['file:///home/diego/workspace/qin-cluster/pruebas/estadisticas/corrida-20120802000741.ods'#$acumulado.C512]" office:value-type="float" office:value="0">
            <text:p>0</text:p>
          </table:table-cell>
          <table:table-cell table:formula="of:=['file:///home/diego/workspace/qin-cluster/pruebas/estadisticas/corrida-20120802000741.ods'#$acumulado.D512]" office:value-type="float" office:value="0">
            <text:p>0</text:p>
          </table:table-cell>
          <table:table-cell table:formula="of:=['file:///home/diego/workspace/qin-cluster/pruebas/estadisticas/corrida-20120802000741.ods'#$acumulado.E512]" office:value-type="float" office:value="0">
            <text:p>0</text:p>
          </table:table-cell>
          <table:table-cell table:formula="of:=['file:///home/diego/workspace/qin-cluster/pruebas/estadisticas/corrida-20120802000741.ods'#$acumulado.F512]" office:value-type="float" office:value="0">
            <text:p>0</text:p>
          </table:table-cell>
          <table:table-cell table:formula="of:=['file:///home/diego/workspace/qin-cluster/pruebas/estadisticas/corrida-20120802000741.ods'#$acumulado.G512]" office:value-type="float" office:value="0">
            <text:p>0</text:p>
          </table:table-cell>
          <table:table-cell table:formula="of:=[.L512]*100/[.$S$2]" office:value-type="float" office:value="0">
            <text:p>0,00</text:p>
          </table:table-cell>
          <table:table-cell table:formula="of:=[.I5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3]" office:value-type="float" office:value="0">
            <text:p>0</text:p>
          </table:table-cell>
          <table:table-cell office:value-type="float" office:value="512">
            <text:p>512</text:p>
          </table:table-cell>
          <table:table-cell table:formula="of:=['file:///home/diego/workspace/qin-cluster/pruebas/estadisticas/corrida-20120802000741.ods'#$secuencia.B513]" office:value-type="float" office:value="0">
            <text:p>0</text:p>
          </table:table-cell>
          <table:table-cell table:formula="of:=['file:///home/diego/workspace/qin-cluster/pruebas/estadisticas/corrida-20120802000741.ods'#$secuencia.C513]" office:value-type="float" office:value="0">
            <text:p>0,00</text:p>
          </table:table-cell>
          <table:table-cell table:formula="of:=[.C5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3]" office:value-type="float" office:value="0">
            <text:p>0</text:p>
          </table:table-cell>
          <table:table-cell table:formula="of:=['file:///home/diego/workspace/qin-cluster/pruebas/estadisticas/corrida-20120802000741.ods'#$acumulado.A513]" office:value-type="float" office:value="0">
            <text:p>0</text:p>
          </table:table-cell>
          <table:table-cell table:formula="of:=['file:///home/diego/workspace/qin-cluster/pruebas/estadisticas/corrida-20120802000741.ods'#$acumulado.C513]" office:value-type="float" office:value="0">
            <text:p>0</text:p>
          </table:table-cell>
          <table:table-cell table:formula="of:=['file:///home/diego/workspace/qin-cluster/pruebas/estadisticas/corrida-20120802000741.ods'#$acumulado.D513]" office:value-type="float" office:value="0">
            <text:p>0</text:p>
          </table:table-cell>
          <table:table-cell table:formula="of:=['file:///home/diego/workspace/qin-cluster/pruebas/estadisticas/corrida-20120802000741.ods'#$acumulado.E513]" office:value-type="float" office:value="0">
            <text:p>0</text:p>
          </table:table-cell>
          <table:table-cell table:formula="of:=['file:///home/diego/workspace/qin-cluster/pruebas/estadisticas/corrida-20120802000741.ods'#$acumulado.F513]" office:value-type="float" office:value="0">
            <text:p>0</text:p>
          </table:table-cell>
          <table:table-cell table:formula="of:=['file:///home/diego/workspace/qin-cluster/pruebas/estadisticas/corrida-20120802000741.ods'#$acumulado.G513]" office:value-type="float" office:value="0">
            <text:p>0</text:p>
          </table:table-cell>
          <table:table-cell table:formula="of:=[.L513]*100/[.$S$2]" office:value-type="float" office:value="0">
            <text:p>0,00</text:p>
          </table:table-cell>
          <table:table-cell table:formula="of:=[.I5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4]" office:value-type="float" office:value="0">
            <text:p>0</text:p>
          </table:table-cell>
          <table:table-cell office:value-type="float" office:value="513">
            <text:p>513</text:p>
          </table:table-cell>
          <table:table-cell table:formula="of:=['file:///home/diego/workspace/qin-cluster/pruebas/estadisticas/corrida-20120802000741.ods'#$secuencia.B514]" office:value-type="float" office:value="0">
            <text:p>0</text:p>
          </table:table-cell>
          <table:table-cell table:formula="of:=['file:///home/diego/workspace/qin-cluster/pruebas/estadisticas/corrida-20120802000741.ods'#$secuencia.C514]" office:value-type="float" office:value="0">
            <text:p>0,00</text:p>
          </table:table-cell>
          <table:table-cell table:formula="of:=[.C5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4]" office:value-type="float" office:value="0">
            <text:p>0</text:p>
          </table:table-cell>
          <table:table-cell table:formula="of:=['file:///home/diego/workspace/qin-cluster/pruebas/estadisticas/corrida-20120802000741.ods'#$acumulado.A514]" office:value-type="float" office:value="0">
            <text:p>0</text:p>
          </table:table-cell>
          <table:table-cell table:formula="of:=['file:///home/diego/workspace/qin-cluster/pruebas/estadisticas/corrida-20120802000741.ods'#$acumulado.C514]" office:value-type="float" office:value="0">
            <text:p>0</text:p>
          </table:table-cell>
          <table:table-cell table:formula="of:=['file:///home/diego/workspace/qin-cluster/pruebas/estadisticas/corrida-20120802000741.ods'#$acumulado.D514]" office:value-type="float" office:value="0">
            <text:p>0</text:p>
          </table:table-cell>
          <table:table-cell table:formula="of:=['file:///home/diego/workspace/qin-cluster/pruebas/estadisticas/corrida-20120802000741.ods'#$acumulado.E514]" office:value-type="float" office:value="0">
            <text:p>0</text:p>
          </table:table-cell>
          <table:table-cell table:formula="of:=['file:///home/diego/workspace/qin-cluster/pruebas/estadisticas/corrida-20120802000741.ods'#$acumulado.F514]" office:value-type="float" office:value="0">
            <text:p>0</text:p>
          </table:table-cell>
          <table:table-cell table:formula="of:=['file:///home/diego/workspace/qin-cluster/pruebas/estadisticas/corrida-20120802000741.ods'#$acumulado.G514]" office:value-type="float" office:value="0">
            <text:p>0</text:p>
          </table:table-cell>
          <table:table-cell table:formula="of:=[.L514]*100/[.$S$2]" office:value-type="float" office:value="0">
            <text:p>0,00</text:p>
          </table:table-cell>
          <table:table-cell table:formula="of:=[.I5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5]" office:value-type="float" office:value="0">
            <text:p>0</text:p>
          </table:table-cell>
          <table:table-cell office:value-type="float" office:value="514">
            <text:p>514</text:p>
          </table:table-cell>
          <table:table-cell table:formula="of:=['file:///home/diego/workspace/qin-cluster/pruebas/estadisticas/corrida-20120802000741.ods'#$secuencia.B515]" office:value-type="float" office:value="0">
            <text:p>0</text:p>
          </table:table-cell>
          <table:table-cell table:formula="of:=['file:///home/diego/workspace/qin-cluster/pruebas/estadisticas/corrida-20120802000741.ods'#$secuencia.C515]" office:value-type="float" office:value="0">
            <text:p>0,00</text:p>
          </table:table-cell>
          <table:table-cell table:formula="of:=[.C5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5]" office:value-type="float" office:value="0">
            <text:p>0</text:p>
          </table:table-cell>
          <table:table-cell table:formula="of:=['file:///home/diego/workspace/qin-cluster/pruebas/estadisticas/corrida-20120802000741.ods'#$acumulado.A515]" office:value-type="float" office:value="0">
            <text:p>0</text:p>
          </table:table-cell>
          <table:table-cell table:formula="of:=['file:///home/diego/workspace/qin-cluster/pruebas/estadisticas/corrida-20120802000741.ods'#$acumulado.C515]" office:value-type="float" office:value="0">
            <text:p>0</text:p>
          </table:table-cell>
          <table:table-cell table:formula="of:=['file:///home/diego/workspace/qin-cluster/pruebas/estadisticas/corrida-20120802000741.ods'#$acumulado.D515]" office:value-type="float" office:value="0">
            <text:p>0</text:p>
          </table:table-cell>
          <table:table-cell table:formula="of:=['file:///home/diego/workspace/qin-cluster/pruebas/estadisticas/corrida-20120802000741.ods'#$acumulado.E515]" office:value-type="float" office:value="0">
            <text:p>0</text:p>
          </table:table-cell>
          <table:table-cell table:formula="of:=['file:///home/diego/workspace/qin-cluster/pruebas/estadisticas/corrida-20120802000741.ods'#$acumulado.F515]" office:value-type="float" office:value="0">
            <text:p>0</text:p>
          </table:table-cell>
          <table:table-cell table:formula="of:=['file:///home/diego/workspace/qin-cluster/pruebas/estadisticas/corrida-20120802000741.ods'#$acumulado.G515]" office:value-type="float" office:value="0">
            <text:p>0</text:p>
          </table:table-cell>
          <table:table-cell table:formula="of:=[.L515]*100/[.$S$2]" office:value-type="float" office:value="0">
            <text:p>0,00</text:p>
          </table:table-cell>
          <table:table-cell table:formula="of:=[.I5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6]" office:value-type="float" office:value="0">
            <text:p>0</text:p>
          </table:table-cell>
          <table:table-cell office:value-type="float" office:value="515">
            <text:p>515</text:p>
          </table:table-cell>
          <table:table-cell table:formula="of:=['file:///home/diego/workspace/qin-cluster/pruebas/estadisticas/corrida-20120802000741.ods'#$secuencia.B516]" office:value-type="float" office:value="0">
            <text:p>0</text:p>
          </table:table-cell>
          <table:table-cell table:formula="of:=['file:///home/diego/workspace/qin-cluster/pruebas/estadisticas/corrida-20120802000741.ods'#$secuencia.C516]" office:value-type="float" office:value="0">
            <text:p>0,00</text:p>
          </table:table-cell>
          <table:table-cell table:formula="of:=[.C5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6]" office:value-type="float" office:value="0">
            <text:p>0</text:p>
          </table:table-cell>
          <table:table-cell table:formula="of:=['file:///home/diego/workspace/qin-cluster/pruebas/estadisticas/corrida-20120802000741.ods'#$acumulado.A516]" office:value-type="float" office:value="0">
            <text:p>0</text:p>
          </table:table-cell>
          <table:table-cell table:formula="of:=['file:///home/diego/workspace/qin-cluster/pruebas/estadisticas/corrida-20120802000741.ods'#$acumulado.C516]" office:value-type="float" office:value="0">
            <text:p>0</text:p>
          </table:table-cell>
          <table:table-cell table:formula="of:=['file:///home/diego/workspace/qin-cluster/pruebas/estadisticas/corrida-20120802000741.ods'#$acumulado.D516]" office:value-type="float" office:value="0">
            <text:p>0</text:p>
          </table:table-cell>
          <table:table-cell table:formula="of:=['file:///home/diego/workspace/qin-cluster/pruebas/estadisticas/corrida-20120802000741.ods'#$acumulado.E516]" office:value-type="float" office:value="0">
            <text:p>0</text:p>
          </table:table-cell>
          <table:table-cell table:formula="of:=['file:///home/diego/workspace/qin-cluster/pruebas/estadisticas/corrida-20120802000741.ods'#$acumulado.F516]" office:value-type="float" office:value="0">
            <text:p>0</text:p>
          </table:table-cell>
          <table:table-cell table:formula="of:=['file:///home/diego/workspace/qin-cluster/pruebas/estadisticas/corrida-20120802000741.ods'#$acumulado.G516]" office:value-type="float" office:value="0">
            <text:p>0</text:p>
          </table:table-cell>
          <table:table-cell table:formula="of:=[.L516]*100/[.$S$2]" office:value-type="float" office:value="0">
            <text:p>0,00</text:p>
          </table:table-cell>
          <table:table-cell table:formula="of:=[.I5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7]" office:value-type="float" office:value="0">
            <text:p>0</text:p>
          </table:table-cell>
          <table:table-cell office:value-type="float" office:value="516">
            <text:p>516</text:p>
          </table:table-cell>
          <table:table-cell table:formula="of:=['file:///home/diego/workspace/qin-cluster/pruebas/estadisticas/corrida-20120802000741.ods'#$secuencia.B517]" office:value-type="float" office:value="0">
            <text:p>0</text:p>
          </table:table-cell>
          <table:table-cell table:formula="of:=['file:///home/diego/workspace/qin-cluster/pruebas/estadisticas/corrida-20120802000741.ods'#$secuencia.C517]" office:value-type="float" office:value="0">
            <text:p>0,00</text:p>
          </table:table-cell>
          <table:table-cell table:formula="of:=[.C5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7]" office:value-type="float" office:value="0">
            <text:p>0</text:p>
          </table:table-cell>
          <table:table-cell table:formula="of:=['file:///home/diego/workspace/qin-cluster/pruebas/estadisticas/corrida-20120802000741.ods'#$acumulado.A517]" office:value-type="float" office:value="0">
            <text:p>0</text:p>
          </table:table-cell>
          <table:table-cell table:formula="of:=['file:///home/diego/workspace/qin-cluster/pruebas/estadisticas/corrida-20120802000741.ods'#$acumulado.C517]" office:value-type="float" office:value="0">
            <text:p>0</text:p>
          </table:table-cell>
          <table:table-cell table:formula="of:=['file:///home/diego/workspace/qin-cluster/pruebas/estadisticas/corrida-20120802000741.ods'#$acumulado.D517]" office:value-type="float" office:value="0">
            <text:p>0</text:p>
          </table:table-cell>
          <table:table-cell table:formula="of:=['file:///home/diego/workspace/qin-cluster/pruebas/estadisticas/corrida-20120802000741.ods'#$acumulado.E517]" office:value-type="float" office:value="0">
            <text:p>0</text:p>
          </table:table-cell>
          <table:table-cell table:formula="of:=['file:///home/diego/workspace/qin-cluster/pruebas/estadisticas/corrida-20120802000741.ods'#$acumulado.F517]" office:value-type="float" office:value="0">
            <text:p>0</text:p>
          </table:table-cell>
          <table:table-cell table:formula="of:=['file:///home/diego/workspace/qin-cluster/pruebas/estadisticas/corrida-20120802000741.ods'#$acumulado.G517]" office:value-type="float" office:value="0">
            <text:p>0</text:p>
          </table:table-cell>
          <table:table-cell table:formula="of:=[.L517]*100/[.$S$2]" office:value-type="float" office:value="0">
            <text:p>0,00</text:p>
          </table:table-cell>
          <table:table-cell table:formula="of:=[.I5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8]" office:value-type="float" office:value="0">
            <text:p>0</text:p>
          </table:table-cell>
          <table:table-cell office:value-type="float" office:value="517">
            <text:p>517</text:p>
          </table:table-cell>
          <table:table-cell table:formula="of:=['file:///home/diego/workspace/qin-cluster/pruebas/estadisticas/corrida-20120802000741.ods'#$secuencia.B518]" office:value-type="float" office:value="0">
            <text:p>0</text:p>
          </table:table-cell>
          <table:table-cell table:formula="of:=['file:///home/diego/workspace/qin-cluster/pruebas/estadisticas/corrida-20120802000741.ods'#$secuencia.C518]" office:value-type="float" office:value="0">
            <text:p>0,00</text:p>
          </table:table-cell>
          <table:table-cell table:formula="of:=[.C5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8]" office:value-type="float" office:value="0">
            <text:p>0</text:p>
          </table:table-cell>
          <table:table-cell table:formula="of:=['file:///home/diego/workspace/qin-cluster/pruebas/estadisticas/corrida-20120802000741.ods'#$acumulado.A518]" office:value-type="float" office:value="0">
            <text:p>0</text:p>
          </table:table-cell>
          <table:table-cell table:formula="of:=['file:///home/diego/workspace/qin-cluster/pruebas/estadisticas/corrida-20120802000741.ods'#$acumulado.C518]" office:value-type="float" office:value="0">
            <text:p>0</text:p>
          </table:table-cell>
          <table:table-cell table:formula="of:=['file:///home/diego/workspace/qin-cluster/pruebas/estadisticas/corrida-20120802000741.ods'#$acumulado.D518]" office:value-type="float" office:value="0">
            <text:p>0</text:p>
          </table:table-cell>
          <table:table-cell table:formula="of:=['file:///home/diego/workspace/qin-cluster/pruebas/estadisticas/corrida-20120802000741.ods'#$acumulado.E518]" office:value-type="float" office:value="0">
            <text:p>0</text:p>
          </table:table-cell>
          <table:table-cell table:formula="of:=['file:///home/diego/workspace/qin-cluster/pruebas/estadisticas/corrida-20120802000741.ods'#$acumulado.F518]" office:value-type="float" office:value="0">
            <text:p>0</text:p>
          </table:table-cell>
          <table:table-cell table:formula="of:=['file:///home/diego/workspace/qin-cluster/pruebas/estadisticas/corrida-20120802000741.ods'#$acumulado.G518]" office:value-type="float" office:value="0">
            <text:p>0</text:p>
          </table:table-cell>
          <table:table-cell table:formula="of:=[.L518]*100/[.$S$2]" office:value-type="float" office:value="0">
            <text:p>0,00</text:p>
          </table:table-cell>
          <table:table-cell table:formula="of:=[.I5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19]" office:value-type="float" office:value="0">
            <text:p>0</text:p>
          </table:table-cell>
          <table:table-cell office:value-type="float" office:value="518">
            <text:p>518</text:p>
          </table:table-cell>
          <table:table-cell table:formula="of:=['file:///home/diego/workspace/qin-cluster/pruebas/estadisticas/corrida-20120802000741.ods'#$secuencia.B519]" office:value-type="float" office:value="0">
            <text:p>0</text:p>
          </table:table-cell>
          <table:table-cell table:formula="of:=['file:///home/diego/workspace/qin-cluster/pruebas/estadisticas/corrida-20120802000741.ods'#$secuencia.C519]" office:value-type="float" office:value="0">
            <text:p>0,00</text:p>
          </table:table-cell>
          <table:table-cell table:formula="of:=[.C5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19]" office:value-type="float" office:value="0">
            <text:p>0</text:p>
          </table:table-cell>
          <table:table-cell table:formula="of:=['file:///home/diego/workspace/qin-cluster/pruebas/estadisticas/corrida-20120802000741.ods'#$acumulado.A519]" office:value-type="float" office:value="0">
            <text:p>0</text:p>
          </table:table-cell>
          <table:table-cell table:formula="of:=['file:///home/diego/workspace/qin-cluster/pruebas/estadisticas/corrida-20120802000741.ods'#$acumulado.C519]" office:value-type="float" office:value="0">
            <text:p>0</text:p>
          </table:table-cell>
          <table:table-cell table:formula="of:=['file:///home/diego/workspace/qin-cluster/pruebas/estadisticas/corrida-20120802000741.ods'#$acumulado.D519]" office:value-type="float" office:value="0">
            <text:p>0</text:p>
          </table:table-cell>
          <table:table-cell table:formula="of:=['file:///home/diego/workspace/qin-cluster/pruebas/estadisticas/corrida-20120802000741.ods'#$acumulado.E519]" office:value-type="float" office:value="0">
            <text:p>0</text:p>
          </table:table-cell>
          <table:table-cell table:formula="of:=['file:///home/diego/workspace/qin-cluster/pruebas/estadisticas/corrida-20120802000741.ods'#$acumulado.F519]" office:value-type="float" office:value="0">
            <text:p>0</text:p>
          </table:table-cell>
          <table:table-cell table:formula="of:=['file:///home/diego/workspace/qin-cluster/pruebas/estadisticas/corrida-20120802000741.ods'#$acumulado.G519]" office:value-type="float" office:value="0">
            <text:p>0</text:p>
          </table:table-cell>
          <table:table-cell table:formula="of:=[.L519]*100/[.$S$2]" office:value-type="float" office:value="0">
            <text:p>0,00</text:p>
          </table:table-cell>
          <table:table-cell table:formula="of:=[.I5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0]" office:value-type="float" office:value="0">
            <text:p>0</text:p>
          </table:table-cell>
          <table:table-cell office:value-type="float" office:value="519">
            <text:p>519</text:p>
          </table:table-cell>
          <table:table-cell table:formula="of:=['file:///home/diego/workspace/qin-cluster/pruebas/estadisticas/corrida-20120802000741.ods'#$secuencia.B520]" office:value-type="float" office:value="0">
            <text:p>0</text:p>
          </table:table-cell>
          <table:table-cell table:formula="of:=['file:///home/diego/workspace/qin-cluster/pruebas/estadisticas/corrida-20120802000741.ods'#$secuencia.C520]" office:value-type="float" office:value="0">
            <text:p>0,00</text:p>
          </table:table-cell>
          <table:table-cell table:formula="of:=[.C5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0]" office:value-type="float" office:value="0">
            <text:p>0</text:p>
          </table:table-cell>
          <table:table-cell table:formula="of:=['file:///home/diego/workspace/qin-cluster/pruebas/estadisticas/corrida-20120802000741.ods'#$acumulado.A520]" office:value-type="float" office:value="0">
            <text:p>0</text:p>
          </table:table-cell>
          <table:table-cell table:formula="of:=['file:///home/diego/workspace/qin-cluster/pruebas/estadisticas/corrida-20120802000741.ods'#$acumulado.C520]" office:value-type="float" office:value="0">
            <text:p>0</text:p>
          </table:table-cell>
          <table:table-cell table:formula="of:=['file:///home/diego/workspace/qin-cluster/pruebas/estadisticas/corrida-20120802000741.ods'#$acumulado.D520]" office:value-type="float" office:value="0">
            <text:p>0</text:p>
          </table:table-cell>
          <table:table-cell table:formula="of:=['file:///home/diego/workspace/qin-cluster/pruebas/estadisticas/corrida-20120802000741.ods'#$acumulado.E520]" office:value-type="float" office:value="0">
            <text:p>0</text:p>
          </table:table-cell>
          <table:table-cell table:formula="of:=['file:///home/diego/workspace/qin-cluster/pruebas/estadisticas/corrida-20120802000741.ods'#$acumulado.F520]" office:value-type="float" office:value="0">
            <text:p>0</text:p>
          </table:table-cell>
          <table:table-cell table:formula="of:=['file:///home/diego/workspace/qin-cluster/pruebas/estadisticas/corrida-20120802000741.ods'#$acumulado.G520]" office:value-type="float" office:value="0">
            <text:p>0</text:p>
          </table:table-cell>
          <table:table-cell table:formula="of:=[.L520]*100/[.$S$2]" office:value-type="float" office:value="0">
            <text:p>0,00</text:p>
          </table:table-cell>
          <table:table-cell table:formula="of:=[.I5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1]" office:value-type="float" office:value="0">
            <text:p>0</text:p>
          </table:table-cell>
          <table:table-cell office:value-type="float" office:value="520">
            <text:p>520</text:p>
          </table:table-cell>
          <table:table-cell table:formula="of:=['file:///home/diego/workspace/qin-cluster/pruebas/estadisticas/corrida-20120802000741.ods'#$secuencia.B521]" office:value-type="float" office:value="0">
            <text:p>0</text:p>
          </table:table-cell>
          <table:table-cell table:formula="of:=['file:///home/diego/workspace/qin-cluster/pruebas/estadisticas/corrida-20120802000741.ods'#$secuencia.C521]" office:value-type="float" office:value="0">
            <text:p>0,00</text:p>
          </table:table-cell>
          <table:table-cell table:formula="of:=[.C5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1]" office:value-type="float" office:value="0">
            <text:p>0</text:p>
          </table:table-cell>
          <table:table-cell table:formula="of:=['file:///home/diego/workspace/qin-cluster/pruebas/estadisticas/corrida-20120802000741.ods'#$acumulado.A521]" office:value-type="float" office:value="0">
            <text:p>0</text:p>
          </table:table-cell>
          <table:table-cell table:formula="of:=['file:///home/diego/workspace/qin-cluster/pruebas/estadisticas/corrida-20120802000741.ods'#$acumulado.C521]" office:value-type="float" office:value="0">
            <text:p>0</text:p>
          </table:table-cell>
          <table:table-cell table:formula="of:=['file:///home/diego/workspace/qin-cluster/pruebas/estadisticas/corrida-20120802000741.ods'#$acumulado.D521]" office:value-type="float" office:value="0">
            <text:p>0</text:p>
          </table:table-cell>
          <table:table-cell table:formula="of:=['file:///home/diego/workspace/qin-cluster/pruebas/estadisticas/corrida-20120802000741.ods'#$acumulado.E521]" office:value-type="float" office:value="0">
            <text:p>0</text:p>
          </table:table-cell>
          <table:table-cell table:formula="of:=['file:///home/diego/workspace/qin-cluster/pruebas/estadisticas/corrida-20120802000741.ods'#$acumulado.F521]" office:value-type="float" office:value="0">
            <text:p>0</text:p>
          </table:table-cell>
          <table:table-cell table:formula="of:=['file:///home/diego/workspace/qin-cluster/pruebas/estadisticas/corrida-20120802000741.ods'#$acumulado.G521]" office:value-type="float" office:value="0">
            <text:p>0</text:p>
          </table:table-cell>
          <table:table-cell table:formula="of:=[.L521]*100/[.$S$2]" office:value-type="float" office:value="0">
            <text:p>0,00</text:p>
          </table:table-cell>
          <table:table-cell table:formula="of:=[.I5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2]" office:value-type="float" office:value="0">
            <text:p>0</text:p>
          </table:table-cell>
          <table:table-cell office:value-type="float" office:value="521">
            <text:p>521</text:p>
          </table:table-cell>
          <table:table-cell table:formula="of:=['file:///home/diego/workspace/qin-cluster/pruebas/estadisticas/corrida-20120802000741.ods'#$secuencia.B522]" office:value-type="float" office:value="0">
            <text:p>0</text:p>
          </table:table-cell>
          <table:table-cell table:formula="of:=['file:///home/diego/workspace/qin-cluster/pruebas/estadisticas/corrida-20120802000741.ods'#$secuencia.C522]" office:value-type="float" office:value="0">
            <text:p>0,00</text:p>
          </table:table-cell>
          <table:table-cell table:formula="of:=[.C5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2]" office:value-type="float" office:value="0">
            <text:p>0</text:p>
          </table:table-cell>
          <table:table-cell table:formula="of:=['file:///home/diego/workspace/qin-cluster/pruebas/estadisticas/corrida-20120802000741.ods'#$acumulado.A522]" office:value-type="float" office:value="0">
            <text:p>0</text:p>
          </table:table-cell>
          <table:table-cell table:formula="of:=['file:///home/diego/workspace/qin-cluster/pruebas/estadisticas/corrida-20120802000741.ods'#$acumulado.C522]" office:value-type="float" office:value="0">
            <text:p>0</text:p>
          </table:table-cell>
          <table:table-cell table:formula="of:=['file:///home/diego/workspace/qin-cluster/pruebas/estadisticas/corrida-20120802000741.ods'#$acumulado.D522]" office:value-type="float" office:value="0">
            <text:p>0</text:p>
          </table:table-cell>
          <table:table-cell table:formula="of:=['file:///home/diego/workspace/qin-cluster/pruebas/estadisticas/corrida-20120802000741.ods'#$acumulado.E522]" office:value-type="float" office:value="0">
            <text:p>0</text:p>
          </table:table-cell>
          <table:table-cell table:formula="of:=['file:///home/diego/workspace/qin-cluster/pruebas/estadisticas/corrida-20120802000741.ods'#$acumulado.F522]" office:value-type="float" office:value="0">
            <text:p>0</text:p>
          </table:table-cell>
          <table:table-cell table:formula="of:=['file:///home/diego/workspace/qin-cluster/pruebas/estadisticas/corrida-20120802000741.ods'#$acumulado.G522]" office:value-type="float" office:value="0">
            <text:p>0</text:p>
          </table:table-cell>
          <table:table-cell table:formula="of:=[.L522]*100/[.$S$2]" office:value-type="float" office:value="0">
            <text:p>0,00</text:p>
          </table:table-cell>
          <table:table-cell table:formula="of:=[.I5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3]" office:value-type="float" office:value="0">
            <text:p>0</text:p>
          </table:table-cell>
          <table:table-cell office:value-type="float" office:value="522">
            <text:p>522</text:p>
          </table:table-cell>
          <table:table-cell table:formula="of:=['file:///home/diego/workspace/qin-cluster/pruebas/estadisticas/corrida-20120802000741.ods'#$secuencia.B523]" office:value-type="float" office:value="0">
            <text:p>0</text:p>
          </table:table-cell>
          <table:table-cell table:formula="of:=['file:///home/diego/workspace/qin-cluster/pruebas/estadisticas/corrida-20120802000741.ods'#$secuencia.C523]" office:value-type="float" office:value="0">
            <text:p>0,00</text:p>
          </table:table-cell>
          <table:table-cell table:formula="of:=[.C5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3]" office:value-type="float" office:value="0">
            <text:p>0</text:p>
          </table:table-cell>
          <table:table-cell table:formula="of:=['file:///home/diego/workspace/qin-cluster/pruebas/estadisticas/corrida-20120802000741.ods'#$acumulado.A523]" office:value-type="float" office:value="0">
            <text:p>0</text:p>
          </table:table-cell>
          <table:table-cell table:formula="of:=['file:///home/diego/workspace/qin-cluster/pruebas/estadisticas/corrida-20120802000741.ods'#$acumulado.C523]" office:value-type="float" office:value="0">
            <text:p>0</text:p>
          </table:table-cell>
          <table:table-cell table:formula="of:=['file:///home/diego/workspace/qin-cluster/pruebas/estadisticas/corrida-20120802000741.ods'#$acumulado.D523]" office:value-type="float" office:value="0">
            <text:p>0</text:p>
          </table:table-cell>
          <table:table-cell table:formula="of:=['file:///home/diego/workspace/qin-cluster/pruebas/estadisticas/corrida-20120802000741.ods'#$acumulado.E523]" office:value-type="float" office:value="0">
            <text:p>0</text:p>
          </table:table-cell>
          <table:table-cell table:formula="of:=['file:///home/diego/workspace/qin-cluster/pruebas/estadisticas/corrida-20120802000741.ods'#$acumulado.F523]" office:value-type="float" office:value="0">
            <text:p>0</text:p>
          </table:table-cell>
          <table:table-cell table:formula="of:=['file:///home/diego/workspace/qin-cluster/pruebas/estadisticas/corrida-20120802000741.ods'#$acumulado.G523]" office:value-type="float" office:value="0">
            <text:p>0</text:p>
          </table:table-cell>
          <table:table-cell table:formula="of:=[.L523]*100/[.$S$2]" office:value-type="float" office:value="0">
            <text:p>0,00</text:p>
          </table:table-cell>
          <table:table-cell table:formula="of:=[.I5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4]" office:value-type="float" office:value="0">
            <text:p>0</text:p>
          </table:table-cell>
          <table:table-cell office:value-type="float" office:value="523">
            <text:p>523</text:p>
          </table:table-cell>
          <table:table-cell table:formula="of:=['file:///home/diego/workspace/qin-cluster/pruebas/estadisticas/corrida-20120802000741.ods'#$secuencia.B524]" office:value-type="float" office:value="0">
            <text:p>0</text:p>
          </table:table-cell>
          <table:table-cell table:formula="of:=['file:///home/diego/workspace/qin-cluster/pruebas/estadisticas/corrida-20120802000741.ods'#$secuencia.C524]" office:value-type="float" office:value="0">
            <text:p>0,00</text:p>
          </table:table-cell>
          <table:table-cell table:formula="of:=[.C5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4]" office:value-type="float" office:value="0">
            <text:p>0</text:p>
          </table:table-cell>
          <table:table-cell table:formula="of:=['file:///home/diego/workspace/qin-cluster/pruebas/estadisticas/corrida-20120802000741.ods'#$acumulado.A524]" office:value-type="float" office:value="0">
            <text:p>0</text:p>
          </table:table-cell>
          <table:table-cell table:formula="of:=['file:///home/diego/workspace/qin-cluster/pruebas/estadisticas/corrida-20120802000741.ods'#$acumulado.C524]" office:value-type="float" office:value="0">
            <text:p>0</text:p>
          </table:table-cell>
          <table:table-cell table:formula="of:=['file:///home/diego/workspace/qin-cluster/pruebas/estadisticas/corrida-20120802000741.ods'#$acumulado.D524]" office:value-type="float" office:value="0">
            <text:p>0</text:p>
          </table:table-cell>
          <table:table-cell table:formula="of:=['file:///home/diego/workspace/qin-cluster/pruebas/estadisticas/corrida-20120802000741.ods'#$acumulado.E524]" office:value-type="float" office:value="0">
            <text:p>0</text:p>
          </table:table-cell>
          <table:table-cell table:formula="of:=['file:///home/diego/workspace/qin-cluster/pruebas/estadisticas/corrida-20120802000741.ods'#$acumulado.F524]" office:value-type="float" office:value="0">
            <text:p>0</text:p>
          </table:table-cell>
          <table:table-cell table:formula="of:=['file:///home/diego/workspace/qin-cluster/pruebas/estadisticas/corrida-20120802000741.ods'#$acumulado.G524]" office:value-type="float" office:value="0">
            <text:p>0</text:p>
          </table:table-cell>
          <table:table-cell table:formula="of:=[.L524]*100/[.$S$2]" office:value-type="float" office:value="0">
            <text:p>0,00</text:p>
          </table:table-cell>
          <table:table-cell table:formula="of:=[.I5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5]" office:value-type="float" office:value="0">
            <text:p>0</text:p>
          </table:table-cell>
          <table:table-cell office:value-type="float" office:value="524">
            <text:p>524</text:p>
          </table:table-cell>
          <table:table-cell table:formula="of:=['file:///home/diego/workspace/qin-cluster/pruebas/estadisticas/corrida-20120802000741.ods'#$secuencia.B525]" office:value-type="float" office:value="0">
            <text:p>0</text:p>
          </table:table-cell>
          <table:table-cell table:formula="of:=['file:///home/diego/workspace/qin-cluster/pruebas/estadisticas/corrida-20120802000741.ods'#$secuencia.C525]" office:value-type="float" office:value="0">
            <text:p>0,00</text:p>
          </table:table-cell>
          <table:table-cell table:formula="of:=[.C5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5]" office:value-type="float" office:value="0">
            <text:p>0</text:p>
          </table:table-cell>
          <table:table-cell table:formula="of:=['file:///home/diego/workspace/qin-cluster/pruebas/estadisticas/corrida-20120802000741.ods'#$acumulado.A525]" office:value-type="float" office:value="0">
            <text:p>0</text:p>
          </table:table-cell>
          <table:table-cell table:formula="of:=['file:///home/diego/workspace/qin-cluster/pruebas/estadisticas/corrida-20120802000741.ods'#$acumulado.C525]" office:value-type="float" office:value="0">
            <text:p>0</text:p>
          </table:table-cell>
          <table:table-cell table:formula="of:=['file:///home/diego/workspace/qin-cluster/pruebas/estadisticas/corrida-20120802000741.ods'#$acumulado.D525]" office:value-type="float" office:value="0">
            <text:p>0</text:p>
          </table:table-cell>
          <table:table-cell table:formula="of:=['file:///home/diego/workspace/qin-cluster/pruebas/estadisticas/corrida-20120802000741.ods'#$acumulado.E525]" office:value-type="float" office:value="0">
            <text:p>0</text:p>
          </table:table-cell>
          <table:table-cell table:formula="of:=['file:///home/diego/workspace/qin-cluster/pruebas/estadisticas/corrida-20120802000741.ods'#$acumulado.F525]" office:value-type="float" office:value="0">
            <text:p>0</text:p>
          </table:table-cell>
          <table:table-cell table:formula="of:=['file:///home/diego/workspace/qin-cluster/pruebas/estadisticas/corrida-20120802000741.ods'#$acumulado.G525]" office:value-type="float" office:value="0">
            <text:p>0</text:p>
          </table:table-cell>
          <table:table-cell table:formula="of:=[.L525]*100/[.$S$2]" office:value-type="float" office:value="0">
            <text:p>0,00</text:p>
          </table:table-cell>
          <table:table-cell table:formula="of:=[.I5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6]" office:value-type="float" office:value="0">
            <text:p>0</text:p>
          </table:table-cell>
          <table:table-cell office:value-type="float" office:value="525">
            <text:p>525</text:p>
          </table:table-cell>
          <table:table-cell table:formula="of:=['file:///home/diego/workspace/qin-cluster/pruebas/estadisticas/corrida-20120802000741.ods'#$secuencia.B526]" office:value-type="float" office:value="0">
            <text:p>0</text:p>
          </table:table-cell>
          <table:table-cell table:formula="of:=['file:///home/diego/workspace/qin-cluster/pruebas/estadisticas/corrida-20120802000741.ods'#$secuencia.C526]" office:value-type="float" office:value="0">
            <text:p>0,00</text:p>
          </table:table-cell>
          <table:table-cell table:formula="of:=[.C5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6]" office:value-type="float" office:value="0">
            <text:p>0</text:p>
          </table:table-cell>
          <table:table-cell table:formula="of:=['file:///home/diego/workspace/qin-cluster/pruebas/estadisticas/corrida-20120802000741.ods'#$acumulado.A526]" office:value-type="float" office:value="0">
            <text:p>0</text:p>
          </table:table-cell>
          <table:table-cell table:formula="of:=['file:///home/diego/workspace/qin-cluster/pruebas/estadisticas/corrida-20120802000741.ods'#$acumulado.C526]" office:value-type="float" office:value="0">
            <text:p>0</text:p>
          </table:table-cell>
          <table:table-cell table:formula="of:=['file:///home/diego/workspace/qin-cluster/pruebas/estadisticas/corrida-20120802000741.ods'#$acumulado.D526]" office:value-type="float" office:value="0">
            <text:p>0</text:p>
          </table:table-cell>
          <table:table-cell table:formula="of:=['file:///home/diego/workspace/qin-cluster/pruebas/estadisticas/corrida-20120802000741.ods'#$acumulado.E526]" office:value-type="float" office:value="0">
            <text:p>0</text:p>
          </table:table-cell>
          <table:table-cell table:formula="of:=['file:///home/diego/workspace/qin-cluster/pruebas/estadisticas/corrida-20120802000741.ods'#$acumulado.F526]" office:value-type="float" office:value="0">
            <text:p>0</text:p>
          </table:table-cell>
          <table:table-cell table:formula="of:=['file:///home/diego/workspace/qin-cluster/pruebas/estadisticas/corrida-20120802000741.ods'#$acumulado.G526]" office:value-type="float" office:value="0">
            <text:p>0</text:p>
          </table:table-cell>
          <table:table-cell table:formula="of:=[.L526]*100/[.$S$2]" office:value-type="float" office:value="0">
            <text:p>0,00</text:p>
          </table:table-cell>
          <table:table-cell table:formula="of:=[.I5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7]" office:value-type="float" office:value="0">
            <text:p>0</text:p>
          </table:table-cell>
          <table:table-cell office:value-type="float" office:value="526">
            <text:p>526</text:p>
          </table:table-cell>
          <table:table-cell table:formula="of:=['file:///home/diego/workspace/qin-cluster/pruebas/estadisticas/corrida-20120802000741.ods'#$secuencia.B527]" office:value-type="float" office:value="0">
            <text:p>0</text:p>
          </table:table-cell>
          <table:table-cell table:formula="of:=['file:///home/diego/workspace/qin-cluster/pruebas/estadisticas/corrida-20120802000741.ods'#$secuencia.C527]" office:value-type="float" office:value="0">
            <text:p>0,00</text:p>
          </table:table-cell>
          <table:table-cell table:formula="of:=[.C5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7]" office:value-type="float" office:value="0">
            <text:p>0</text:p>
          </table:table-cell>
          <table:table-cell table:formula="of:=['file:///home/diego/workspace/qin-cluster/pruebas/estadisticas/corrida-20120802000741.ods'#$acumulado.A527]" office:value-type="float" office:value="0">
            <text:p>0</text:p>
          </table:table-cell>
          <table:table-cell table:formula="of:=['file:///home/diego/workspace/qin-cluster/pruebas/estadisticas/corrida-20120802000741.ods'#$acumulado.C527]" office:value-type="float" office:value="0">
            <text:p>0</text:p>
          </table:table-cell>
          <table:table-cell table:formula="of:=['file:///home/diego/workspace/qin-cluster/pruebas/estadisticas/corrida-20120802000741.ods'#$acumulado.D527]" office:value-type="float" office:value="0">
            <text:p>0</text:p>
          </table:table-cell>
          <table:table-cell table:formula="of:=['file:///home/diego/workspace/qin-cluster/pruebas/estadisticas/corrida-20120802000741.ods'#$acumulado.E527]" office:value-type="float" office:value="0">
            <text:p>0</text:p>
          </table:table-cell>
          <table:table-cell table:formula="of:=['file:///home/diego/workspace/qin-cluster/pruebas/estadisticas/corrida-20120802000741.ods'#$acumulado.F527]" office:value-type="float" office:value="0">
            <text:p>0</text:p>
          </table:table-cell>
          <table:table-cell table:formula="of:=['file:///home/diego/workspace/qin-cluster/pruebas/estadisticas/corrida-20120802000741.ods'#$acumulado.G527]" office:value-type="float" office:value="0">
            <text:p>0</text:p>
          </table:table-cell>
          <table:table-cell table:formula="of:=[.L527]*100/[.$S$2]" office:value-type="float" office:value="0">
            <text:p>0,00</text:p>
          </table:table-cell>
          <table:table-cell table:formula="of:=[.I5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8]" office:value-type="float" office:value="0">
            <text:p>0</text:p>
          </table:table-cell>
          <table:table-cell office:value-type="float" office:value="527">
            <text:p>527</text:p>
          </table:table-cell>
          <table:table-cell table:formula="of:=['file:///home/diego/workspace/qin-cluster/pruebas/estadisticas/corrida-20120802000741.ods'#$secuencia.B528]" office:value-type="float" office:value="0">
            <text:p>0</text:p>
          </table:table-cell>
          <table:table-cell table:formula="of:=['file:///home/diego/workspace/qin-cluster/pruebas/estadisticas/corrida-20120802000741.ods'#$secuencia.C528]" office:value-type="float" office:value="0">
            <text:p>0,00</text:p>
          </table:table-cell>
          <table:table-cell table:formula="of:=[.C5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8]" office:value-type="float" office:value="0">
            <text:p>0</text:p>
          </table:table-cell>
          <table:table-cell table:formula="of:=['file:///home/diego/workspace/qin-cluster/pruebas/estadisticas/corrida-20120802000741.ods'#$acumulado.A528]" office:value-type="float" office:value="0">
            <text:p>0</text:p>
          </table:table-cell>
          <table:table-cell table:formula="of:=['file:///home/diego/workspace/qin-cluster/pruebas/estadisticas/corrida-20120802000741.ods'#$acumulado.C528]" office:value-type="float" office:value="0">
            <text:p>0</text:p>
          </table:table-cell>
          <table:table-cell table:formula="of:=['file:///home/diego/workspace/qin-cluster/pruebas/estadisticas/corrida-20120802000741.ods'#$acumulado.D528]" office:value-type="float" office:value="0">
            <text:p>0</text:p>
          </table:table-cell>
          <table:table-cell table:formula="of:=['file:///home/diego/workspace/qin-cluster/pruebas/estadisticas/corrida-20120802000741.ods'#$acumulado.E528]" office:value-type="float" office:value="0">
            <text:p>0</text:p>
          </table:table-cell>
          <table:table-cell table:formula="of:=['file:///home/diego/workspace/qin-cluster/pruebas/estadisticas/corrida-20120802000741.ods'#$acumulado.F528]" office:value-type="float" office:value="0">
            <text:p>0</text:p>
          </table:table-cell>
          <table:table-cell table:formula="of:=['file:///home/diego/workspace/qin-cluster/pruebas/estadisticas/corrida-20120802000741.ods'#$acumulado.G528]" office:value-type="float" office:value="0">
            <text:p>0</text:p>
          </table:table-cell>
          <table:table-cell table:formula="of:=[.L528]*100/[.$S$2]" office:value-type="float" office:value="0">
            <text:p>0,00</text:p>
          </table:table-cell>
          <table:table-cell table:formula="of:=[.I5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29]" office:value-type="float" office:value="0">
            <text:p>0</text:p>
          </table:table-cell>
          <table:table-cell office:value-type="float" office:value="528">
            <text:p>528</text:p>
          </table:table-cell>
          <table:table-cell table:formula="of:=['file:///home/diego/workspace/qin-cluster/pruebas/estadisticas/corrida-20120802000741.ods'#$secuencia.B529]" office:value-type="float" office:value="0">
            <text:p>0</text:p>
          </table:table-cell>
          <table:table-cell table:formula="of:=['file:///home/diego/workspace/qin-cluster/pruebas/estadisticas/corrida-20120802000741.ods'#$secuencia.C529]" office:value-type="float" office:value="0">
            <text:p>0,00</text:p>
          </table:table-cell>
          <table:table-cell table:formula="of:=[.C5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29]" office:value-type="float" office:value="0">
            <text:p>0</text:p>
          </table:table-cell>
          <table:table-cell table:formula="of:=['file:///home/diego/workspace/qin-cluster/pruebas/estadisticas/corrida-20120802000741.ods'#$acumulado.A529]" office:value-type="float" office:value="0">
            <text:p>0</text:p>
          </table:table-cell>
          <table:table-cell table:formula="of:=['file:///home/diego/workspace/qin-cluster/pruebas/estadisticas/corrida-20120802000741.ods'#$acumulado.C529]" office:value-type="float" office:value="0">
            <text:p>0</text:p>
          </table:table-cell>
          <table:table-cell table:formula="of:=['file:///home/diego/workspace/qin-cluster/pruebas/estadisticas/corrida-20120802000741.ods'#$acumulado.D529]" office:value-type="float" office:value="0">
            <text:p>0</text:p>
          </table:table-cell>
          <table:table-cell table:formula="of:=['file:///home/diego/workspace/qin-cluster/pruebas/estadisticas/corrida-20120802000741.ods'#$acumulado.E529]" office:value-type="float" office:value="0">
            <text:p>0</text:p>
          </table:table-cell>
          <table:table-cell table:formula="of:=['file:///home/diego/workspace/qin-cluster/pruebas/estadisticas/corrida-20120802000741.ods'#$acumulado.F529]" office:value-type="float" office:value="0">
            <text:p>0</text:p>
          </table:table-cell>
          <table:table-cell table:formula="of:=['file:///home/diego/workspace/qin-cluster/pruebas/estadisticas/corrida-20120802000741.ods'#$acumulado.G529]" office:value-type="float" office:value="0">
            <text:p>0</text:p>
          </table:table-cell>
          <table:table-cell table:formula="of:=[.L529]*100/[.$S$2]" office:value-type="float" office:value="0">
            <text:p>0,00</text:p>
          </table:table-cell>
          <table:table-cell table:formula="of:=[.I5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0]" office:value-type="float" office:value="0">
            <text:p>0</text:p>
          </table:table-cell>
          <table:table-cell office:value-type="float" office:value="529">
            <text:p>529</text:p>
          </table:table-cell>
          <table:table-cell table:formula="of:=['file:///home/diego/workspace/qin-cluster/pruebas/estadisticas/corrida-20120802000741.ods'#$secuencia.B530]" office:value-type="float" office:value="0">
            <text:p>0</text:p>
          </table:table-cell>
          <table:table-cell table:formula="of:=['file:///home/diego/workspace/qin-cluster/pruebas/estadisticas/corrida-20120802000741.ods'#$secuencia.C530]" office:value-type="float" office:value="0">
            <text:p>0,00</text:p>
          </table:table-cell>
          <table:table-cell table:formula="of:=[.C5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0]" office:value-type="float" office:value="0">
            <text:p>0</text:p>
          </table:table-cell>
          <table:table-cell table:formula="of:=['file:///home/diego/workspace/qin-cluster/pruebas/estadisticas/corrida-20120802000741.ods'#$acumulado.A530]" office:value-type="float" office:value="0">
            <text:p>0</text:p>
          </table:table-cell>
          <table:table-cell table:formula="of:=['file:///home/diego/workspace/qin-cluster/pruebas/estadisticas/corrida-20120802000741.ods'#$acumulado.C530]" office:value-type="float" office:value="0">
            <text:p>0</text:p>
          </table:table-cell>
          <table:table-cell table:formula="of:=['file:///home/diego/workspace/qin-cluster/pruebas/estadisticas/corrida-20120802000741.ods'#$acumulado.D530]" office:value-type="float" office:value="0">
            <text:p>0</text:p>
          </table:table-cell>
          <table:table-cell table:formula="of:=['file:///home/diego/workspace/qin-cluster/pruebas/estadisticas/corrida-20120802000741.ods'#$acumulado.E530]" office:value-type="float" office:value="0">
            <text:p>0</text:p>
          </table:table-cell>
          <table:table-cell table:formula="of:=['file:///home/diego/workspace/qin-cluster/pruebas/estadisticas/corrida-20120802000741.ods'#$acumulado.F530]" office:value-type="float" office:value="0">
            <text:p>0</text:p>
          </table:table-cell>
          <table:table-cell table:formula="of:=['file:///home/diego/workspace/qin-cluster/pruebas/estadisticas/corrida-20120802000741.ods'#$acumulado.G530]" office:value-type="float" office:value="0">
            <text:p>0</text:p>
          </table:table-cell>
          <table:table-cell table:formula="of:=[.L530]*100/[.$S$2]" office:value-type="float" office:value="0">
            <text:p>0,00</text:p>
          </table:table-cell>
          <table:table-cell table:formula="of:=[.I5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1]" office:value-type="float" office:value="0">
            <text:p>0</text:p>
          </table:table-cell>
          <table:table-cell office:value-type="float" office:value="530">
            <text:p>530</text:p>
          </table:table-cell>
          <table:table-cell table:formula="of:=['file:///home/diego/workspace/qin-cluster/pruebas/estadisticas/corrida-20120802000741.ods'#$secuencia.B531]" office:value-type="float" office:value="0">
            <text:p>0</text:p>
          </table:table-cell>
          <table:table-cell table:formula="of:=['file:///home/diego/workspace/qin-cluster/pruebas/estadisticas/corrida-20120802000741.ods'#$secuencia.C531]" office:value-type="float" office:value="0">
            <text:p>0,00</text:p>
          </table:table-cell>
          <table:table-cell table:formula="of:=[.C5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1]" office:value-type="float" office:value="0">
            <text:p>0</text:p>
          </table:table-cell>
          <table:table-cell table:formula="of:=['file:///home/diego/workspace/qin-cluster/pruebas/estadisticas/corrida-20120802000741.ods'#$acumulado.A531]" office:value-type="float" office:value="0">
            <text:p>0</text:p>
          </table:table-cell>
          <table:table-cell table:formula="of:=['file:///home/diego/workspace/qin-cluster/pruebas/estadisticas/corrida-20120802000741.ods'#$acumulado.C531]" office:value-type="float" office:value="0">
            <text:p>0</text:p>
          </table:table-cell>
          <table:table-cell table:formula="of:=['file:///home/diego/workspace/qin-cluster/pruebas/estadisticas/corrida-20120802000741.ods'#$acumulado.D531]" office:value-type="float" office:value="0">
            <text:p>0</text:p>
          </table:table-cell>
          <table:table-cell table:formula="of:=['file:///home/diego/workspace/qin-cluster/pruebas/estadisticas/corrida-20120802000741.ods'#$acumulado.E531]" office:value-type="float" office:value="0">
            <text:p>0</text:p>
          </table:table-cell>
          <table:table-cell table:formula="of:=['file:///home/diego/workspace/qin-cluster/pruebas/estadisticas/corrida-20120802000741.ods'#$acumulado.F531]" office:value-type="float" office:value="0">
            <text:p>0</text:p>
          </table:table-cell>
          <table:table-cell table:formula="of:=['file:///home/diego/workspace/qin-cluster/pruebas/estadisticas/corrida-20120802000741.ods'#$acumulado.G531]" office:value-type="float" office:value="0">
            <text:p>0</text:p>
          </table:table-cell>
          <table:table-cell table:formula="of:=[.L531]*100/[.$S$2]" office:value-type="float" office:value="0">
            <text:p>0,00</text:p>
          </table:table-cell>
          <table:table-cell table:formula="of:=[.I5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2]" office:value-type="float" office:value="0">
            <text:p>0</text:p>
          </table:table-cell>
          <table:table-cell office:value-type="float" office:value="531">
            <text:p>531</text:p>
          </table:table-cell>
          <table:table-cell table:formula="of:=['file:///home/diego/workspace/qin-cluster/pruebas/estadisticas/corrida-20120802000741.ods'#$secuencia.B532]" office:value-type="float" office:value="0">
            <text:p>0</text:p>
          </table:table-cell>
          <table:table-cell table:formula="of:=['file:///home/diego/workspace/qin-cluster/pruebas/estadisticas/corrida-20120802000741.ods'#$secuencia.C532]" office:value-type="float" office:value="0">
            <text:p>0,00</text:p>
          </table:table-cell>
          <table:table-cell table:formula="of:=[.C5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2]" office:value-type="float" office:value="0">
            <text:p>0</text:p>
          </table:table-cell>
          <table:table-cell table:formula="of:=['file:///home/diego/workspace/qin-cluster/pruebas/estadisticas/corrida-20120802000741.ods'#$acumulado.A532]" office:value-type="float" office:value="0">
            <text:p>0</text:p>
          </table:table-cell>
          <table:table-cell table:formula="of:=['file:///home/diego/workspace/qin-cluster/pruebas/estadisticas/corrida-20120802000741.ods'#$acumulado.C532]" office:value-type="float" office:value="0">
            <text:p>0</text:p>
          </table:table-cell>
          <table:table-cell table:formula="of:=['file:///home/diego/workspace/qin-cluster/pruebas/estadisticas/corrida-20120802000741.ods'#$acumulado.D532]" office:value-type="float" office:value="0">
            <text:p>0</text:p>
          </table:table-cell>
          <table:table-cell table:formula="of:=['file:///home/diego/workspace/qin-cluster/pruebas/estadisticas/corrida-20120802000741.ods'#$acumulado.E532]" office:value-type="float" office:value="0">
            <text:p>0</text:p>
          </table:table-cell>
          <table:table-cell table:formula="of:=['file:///home/diego/workspace/qin-cluster/pruebas/estadisticas/corrida-20120802000741.ods'#$acumulado.F532]" office:value-type="float" office:value="0">
            <text:p>0</text:p>
          </table:table-cell>
          <table:table-cell table:formula="of:=['file:///home/diego/workspace/qin-cluster/pruebas/estadisticas/corrida-20120802000741.ods'#$acumulado.G532]" office:value-type="float" office:value="0">
            <text:p>0</text:p>
          </table:table-cell>
          <table:table-cell table:formula="of:=[.L532]*100/[.$S$2]" office:value-type="float" office:value="0">
            <text:p>0,00</text:p>
          </table:table-cell>
          <table:table-cell table:formula="of:=[.I5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3]" office:value-type="float" office:value="0">
            <text:p>0</text:p>
          </table:table-cell>
          <table:table-cell office:value-type="float" office:value="532">
            <text:p>532</text:p>
          </table:table-cell>
          <table:table-cell table:formula="of:=['file:///home/diego/workspace/qin-cluster/pruebas/estadisticas/corrida-20120802000741.ods'#$secuencia.B533]" office:value-type="float" office:value="0">
            <text:p>0</text:p>
          </table:table-cell>
          <table:table-cell table:formula="of:=['file:///home/diego/workspace/qin-cluster/pruebas/estadisticas/corrida-20120802000741.ods'#$secuencia.C533]" office:value-type="float" office:value="0">
            <text:p>0,00</text:p>
          </table:table-cell>
          <table:table-cell table:formula="of:=[.C5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3]" office:value-type="float" office:value="0">
            <text:p>0</text:p>
          </table:table-cell>
          <table:table-cell table:formula="of:=['file:///home/diego/workspace/qin-cluster/pruebas/estadisticas/corrida-20120802000741.ods'#$acumulado.A533]" office:value-type="float" office:value="0">
            <text:p>0</text:p>
          </table:table-cell>
          <table:table-cell table:formula="of:=['file:///home/diego/workspace/qin-cluster/pruebas/estadisticas/corrida-20120802000741.ods'#$acumulado.C533]" office:value-type="float" office:value="0">
            <text:p>0</text:p>
          </table:table-cell>
          <table:table-cell table:formula="of:=['file:///home/diego/workspace/qin-cluster/pruebas/estadisticas/corrida-20120802000741.ods'#$acumulado.D533]" office:value-type="float" office:value="0">
            <text:p>0</text:p>
          </table:table-cell>
          <table:table-cell table:formula="of:=['file:///home/diego/workspace/qin-cluster/pruebas/estadisticas/corrida-20120802000741.ods'#$acumulado.E533]" office:value-type="float" office:value="0">
            <text:p>0</text:p>
          </table:table-cell>
          <table:table-cell table:formula="of:=['file:///home/diego/workspace/qin-cluster/pruebas/estadisticas/corrida-20120802000741.ods'#$acumulado.F533]" office:value-type="float" office:value="0">
            <text:p>0</text:p>
          </table:table-cell>
          <table:table-cell table:formula="of:=['file:///home/diego/workspace/qin-cluster/pruebas/estadisticas/corrida-20120802000741.ods'#$acumulado.G533]" office:value-type="float" office:value="0">
            <text:p>0</text:p>
          </table:table-cell>
          <table:table-cell table:formula="of:=[.L533]*100/[.$S$2]" office:value-type="float" office:value="0">
            <text:p>0,00</text:p>
          </table:table-cell>
          <table:table-cell table:formula="of:=[.I5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4]" office:value-type="float" office:value="0">
            <text:p>0</text:p>
          </table:table-cell>
          <table:table-cell office:value-type="float" office:value="533">
            <text:p>533</text:p>
          </table:table-cell>
          <table:table-cell table:formula="of:=['file:///home/diego/workspace/qin-cluster/pruebas/estadisticas/corrida-20120802000741.ods'#$secuencia.B534]" office:value-type="float" office:value="0">
            <text:p>0</text:p>
          </table:table-cell>
          <table:table-cell table:formula="of:=['file:///home/diego/workspace/qin-cluster/pruebas/estadisticas/corrida-20120802000741.ods'#$secuencia.C534]" office:value-type="float" office:value="0">
            <text:p>0,00</text:p>
          </table:table-cell>
          <table:table-cell table:formula="of:=[.C5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4]" office:value-type="float" office:value="0">
            <text:p>0</text:p>
          </table:table-cell>
          <table:table-cell table:formula="of:=['file:///home/diego/workspace/qin-cluster/pruebas/estadisticas/corrida-20120802000741.ods'#$acumulado.A534]" office:value-type="float" office:value="0">
            <text:p>0</text:p>
          </table:table-cell>
          <table:table-cell table:formula="of:=['file:///home/diego/workspace/qin-cluster/pruebas/estadisticas/corrida-20120802000741.ods'#$acumulado.C534]" office:value-type="float" office:value="0">
            <text:p>0</text:p>
          </table:table-cell>
          <table:table-cell table:formula="of:=['file:///home/diego/workspace/qin-cluster/pruebas/estadisticas/corrida-20120802000741.ods'#$acumulado.D534]" office:value-type="float" office:value="0">
            <text:p>0</text:p>
          </table:table-cell>
          <table:table-cell table:formula="of:=['file:///home/diego/workspace/qin-cluster/pruebas/estadisticas/corrida-20120802000741.ods'#$acumulado.E534]" office:value-type="float" office:value="0">
            <text:p>0</text:p>
          </table:table-cell>
          <table:table-cell table:formula="of:=['file:///home/diego/workspace/qin-cluster/pruebas/estadisticas/corrida-20120802000741.ods'#$acumulado.F534]" office:value-type="float" office:value="0">
            <text:p>0</text:p>
          </table:table-cell>
          <table:table-cell table:formula="of:=['file:///home/diego/workspace/qin-cluster/pruebas/estadisticas/corrida-20120802000741.ods'#$acumulado.G534]" office:value-type="float" office:value="0">
            <text:p>0</text:p>
          </table:table-cell>
          <table:table-cell table:formula="of:=[.L534]*100/[.$S$2]" office:value-type="float" office:value="0">
            <text:p>0,00</text:p>
          </table:table-cell>
          <table:table-cell table:formula="of:=[.I5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5]" office:value-type="float" office:value="0">
            <text:p>0</text:p>
          </table:table-cell>
          <table:table-cell office:value-type="float" office:value="534">
            <text:p>534</text:p>
          </table:table-cell>
          <table:table-cell table:formula="of:=['file:///home/diego/workspace/qin-cluster/pruebas/estadisticas/corrida-20120802000741.ods'#$secuencia.B535]" office:value-type="float" office:value="0">
            <text:p>0</text:p>
          </table:table-cell>
          <table:table-cell table:formula="of:=['file:///home/diego/workspace/qin-cluster/pruebas/estadisticas/corrida-20120802000741.ods'#$secuencia.C535]" office:value-type="float" office:value="0">
            <text:p>0,00</text:p>
          </table:table-cell>
          <table:table-cell table:formula="of:=[.C5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5]" office:value-type="float" office:value="0">
            <text:p>0</text:p>
          </table:table-cell>
          <table:table-cell table:formula="of:=['file:///home/diego/workspace/qin-cluster/pruebas/estadisticas/corrida-20120802000741.ods'#$acumulado.A535]" office:value-type="float" office:value="0">
            <text:p>0</text:p>
          </table:table-cell>
          <table:table-cell table:formula="of:=['file:///home/diego/workspace/qin-cluster/pruebas/estadisticas/corrida-20120802000741.ods'#$acumulado.C535]" office:value-type="float" office:value="0">
            <text:p>0</text:p>
          </table:table-cell>
          <table:table-cell table:formula="of:=['file:///home/diego/workspace/qin-cluster/pruebas/estadisticas/corrida-20120802000741.ods'#$acumulado.D535]" office:value-type="float" office:value="0">
            <text:p>0</text:p>
          </table:table-cell>
          <table:table-cell table:formula="of:=['file:///home/diego/workspace/qin-cluster/pruebas/estadisticas/corrida-20120802000741.ods'#$acumulado.E535]" office:value-type="float" office:value="0">
            <text:p>0</text:p>
          </table:table-cell>
          <table:table-cell table:formula="of:=['file:///home/diego/workspace/qin-cluster/pruebas/estadisticas/corrida-20120802000741.ods'#$acumulado.F535]" office:value-type="float" office:value="0">
            <text:p>0</text:p>
          </table:table-cell>
          <table:table-cell table:formula="of:=['file:///home/diego/workspace/qin-cluster/pruebas/estadisticas/corrida-20120802000741.ods'#$acumulado.G535]" office:value-type="float" office:value="0">
            <text:p>0</text:p>
          </table:table-cell>
          <table:table-cell table:formula="of:=[.L535]*100/[.$S$2]" office:value-type="float" office:value="0">
            <text:p>0,00</text:p>
          </table:table-cell>
          <table:table-cell table:formula="of:=[.I5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6]" office:value-type="float" office:value="0">
            <text:p>0</text:p>
          </table:table-cell>
          <table:table-cell office:value-type="float" office:value="535">
            <text:p>535</text:p>
          </table:table-cell>
          <table:table-cell table:formula="of:=['file:///home/diego/workspace/qin-cluster/pruebas/estadisticas/corrida-20120802000741.ods'#$secuencia.B536]" office:value-type="float" office:value="0">
            <text:p>0</text:p>
          </table:table-cell>
          <table:table-cell table:formula="of:=['file:///home/diego/workspace/qin-cluster/pruebas/estadisticas/corrida-20120802000741.ods'#$secuencia.C536]" office:value-type="float" office:value="0">
            <text:p>0,00</text:p>
          </table:table-cell>
          <table:table-cell table:formula="of:=[.C5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6]" office:value-type="float" office:value="0">
            <text:p>0</text:p>
          </table:table-cell>
          <table:table-cell table:formula="of:=['file:///home/diego/workspace/qin-cluster/pruebas/estadisticas/corrida-20120802000741.ods'#$acumulado.A536]" office:value-type="float" office:value="0">
            <text:p>0</text:p>
          </table:table-cell>
          <table:table-cell table:formula="of:=['file:///home/diego/workspace/qin-cluster/pruebas/estadisticas/corrida-20120802000741.ods'#$acumulado.C536]" office:value-type="float" office:value="0">
            <text:p>0</text:p>
          </table:table-cell>
          <table:table-cell table:formula="of:=['file:///home/diego/workspace/qin-cluster/pruebas/estadisticas/corrida-20120802000741.ods'#$acumulado.D536]" office:value-type="float" office:value="0">
            <text:p>0</text:p>
          </table:table-cell>
          <table:table-cell table:formula="of:=['file:///home/diego/workspace/qin-cluster/pruebas/estadisticas/corrida-20120802000741.ods'#$acumulado.E536]" office:value-type="float" office:value="0">
            <text:p>0</text:p>
          </table:table-cell>
          <table:table-cell table:formula="of:=['file:///home/diego/workspace/qin-cluster/pruebas/estadisticas/corrida-20120802000741.ods'#$acumulado.F536]" office:value-type="float" office:value="0">
            <text:p>0</text:p>
          </table:table-cell>
          <table:table-cell table:formula="of:=['file:///home/diego/workspace/qin-cluster/pruebas/estadisticas/corrida-20120802000741.ods'#$acumulado.G536]" office:value-type="float" office:value="0">
            <text:p>0</text:p>
          </table:table-cell>
          <table:table-cell table:formula="of:=[.L536]*100/[.$S$2]" office:value-type="float" office:value="0">
            <text:p>0,00</text:p>
          </table:table-cell>
          <table:table-cell table:formula="of:=[.I5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7]" office:value-type="float" office:value="0">
            <text:p>0</text:p>
          </table:table-cell>
          <table:table-cell office:value-type="float" office:value="536">
            <text:p>536</text:p>
          </table:table-cell>
          <table:table-cell table:formula="of:=['file:///home/diego/workspace/qin-cluster/pruebas/estadisticas/corrida-20120802000741.ods'#$secuencia.B537]" office:value-type="float" office:value="0">
            <text:p>0</text:p>
          </table:table-cell>
          <table:table-cell table:formula="of:=['file:///home/diego/workspace/qin-cluster/pruebas/estadisticas/corrida-20120802000741.ods'#$secuencia.C537]" office:value-type="float" office:value="0">
            <text:p>0,00</text:p>
          </table:table-cell>
          <table:table-cell table:formula="of:=[.C5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7]" office:value-type="float" office:value="0">
            <text:p>0</text:p>
          </table:table-cell>
          <table:table-cell table:formula="of:=['file:///home/diego/workspace/qin-cluster/pruebas/estadisticas/corrida-20120802000741.ods'#$acumulado.A537]" office:value-type="float" office:value="0">
            <text:p>0</text:p>
          </table:table-cell>
          <table:table-cell table:formula="of:=['file:///home/diego/workspace/qin-cluster/pruebas/estadisticas/corrida-20120802000741.ods'#$acumulado.C537]" office:value-type="float" office:value="0">
            <text:p>0</text:p>
          </table:table-cell>
          <table:table-cell table:formula="of:=['file:///home/diego/workspace/qin-cluster/pruebas/estadisticas/corrida-20120802000741.ods'#$acumulado.D537]" office:value-type="float" office:value="0">
            <text:p>0</text:p>
          </table:table-cell>
          <table:table-cell table:formula="of:=['file:///home/diego/workspace/qin-cluster/pruebas/estadisticas/corrida-20120802000741.ods'#$acumulado.E537]" office:value-type="float" office:value="0">
            <text:p>0</text:p>
          </table:table-cell>
          <table:table-cell table:formula="of:=['file:///home/diego/workspace/qin-cluster/pruebas/estadisticas/corrida-20120802000741.ods'#$acumulado.F537]" office:value-type="float" office:value="0">
            <text:p>0</text:p>
          </table:table-cell>
          <table:table-cell table:formula="of:=['file:///home/diego/workspace/qin-cluster/pruebas/estadisticas/corrida-20120802000741.ods'#$acumulado.G537]" office:value-type="float" office:value="0">
            <text:p>0</text:p>
          </table:table-cell>
          <table:table-cell table:formula="of:=[.L537]*100/[.$S$2]" office:value-type="float" office:value="0">
            <text:p>0,00</text:p>
          </table:table-cell>
          <table:table-cell table:formula="of:=[.I5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8]" office:value-type="float" office:value="0">
            <text:p>0</text:p>
          </table:table-cell>
          <table:table-cell office:value-type="float" office:value="537">
            <text:p>537</text:p>
          </table:table-cell>
          <table:table-cell table:formula="of:=['file:///home/diego/workspace/qin-cluster/pruebas/estadisticas/corrida-20120802000741.ods'#$secuencia.B538]" office:value-type="float" office:value="0">
            <text:p>0</text:p>
          </table:table-cell>
          <table:table-cell table:formula="of:=['file:///home/diego/workspace/qin-cluster/pruebas/estadisticas/corrida-20120802000741.ods'#$secuencia.C538]" office:value-type="float" office:value="0">
            <text:p>0,00</text:p>
          </table:table-cell>
          <table:table-cell table:formula="of:=[.C5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8]" office:value-type="float" office:value="0">
            <text:p>0</text:p>
          </table:table-cell>
          <table:table-cell table:formula="of:=['file:///home/diego/workspace/qin-cluster/pruebas/estadisticas/corrida-20120802000741.ods'#$acumulado.A538]" office:value-type="float" office:value="0">
            <text:p>0</text:p>
          </table:table-cell>
          <table:table-cell table:formula="of:=['file:///home/diego/workspace/qin-cluster/pruebas/estadisticas/corrida-20120802000741.ods'#$acumulado.C538]" office:value-type="float" office:value="0">
            <text:p>0</text:p>
          </table:table-cell>
          <table:table-cell table:formula="of:=['file:///home/diego/workspace/qin-cluster/pruebas/estadisticas/corrida-20120802000741.ods'#$acumulado.D538]" office:value-type="float" office:value="0">
            <text:p>0</text:p>
          </table:table-cell>
          <table:table-cell table:formula="of:=['file:///home/diego/workspace/qin-cluster/pruebas/estadisticas/corrida-20120802000741.ods'#$acumulado.E538]" office:value-type="float" office:value="0">
            <text:p>0</text:p>
          </table:table-cell>
          <table:table-cell table:formula="of:=['file:///home/diego/workspace/qin-cluster/pruebas/estadisticas/corrida-20120802000741.ods'#$acumulado.F538]" office:value-type="float" office:value="0">
            <text:p>0</text:p>
          </table:table-cell>
          <table:table-cell table:formula="of:=['file:///home/diego/workspace/qin-cluster/pruebas/estadisticas/corrida-20120802000741.ods'#$acumulado.G538]" office:value-type="float" office:value="0">
            <text:p>0</text:p>
          </table:table-cell>
          <table:table-cell table:formula="of:=[.L538]*100/[.$S$2]" office:value-type="float" office:value="0">
            <text:p>0,00</text:p>
          </table:table-cell>
          <table:table-cell table:formula="of:=[.I5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39]" office:value-type="float" office:value="0">
            <text:p>0</text:p>
          </table:table-cell>
          <table:table-cell office:value-type="float" office:value="538">
            <text:p>538</text:p>
          </table:table-cell>
          <table:table-cell table:formula="of:=['file:///home/diego/workspace/qin-cluster/pruebas/estadisticas/corrida-20120802000741.ods'#$secuencia.B539]" office:value-type="float" office:value="0">
            <text:p>0</text:p>
          </table:table-cell>
          <table:table-cell table:formula="of:=['file:///home/diego/workspace/qin-cluster/pruebas/estadisticas/corrida-20120802000741.ods'#$secuencia.C539]" office:value-type="float" office:value="0">
            <text:p>0,00</text:p>
          </table:table-cell>
          <table:table-cell table:formula="of:=[.C5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39]" office:value-type="float" office:value="0">
            <text:p>0</text:p>
          </table:table-cell>
          <table:table-cell table:formula="of:=['file:///home/diego/workspace/qin-cluster/pruebas/estadisticas/corrida-20120802000741.ods'#$acumulado.A539]" office:value-type="float" office:value="0">
            <text:p>0</text:p>
          </table:table-cell>
          <table:table-cell table:formula="of:=['file:///home/diego/workspace/qin-cluster/pruebas/estadisticas/corrida-20120802000741.ods'#$acumulado.C539]" office:value-type="float" office:value="0">
            <text:p>0</text:p>
          </table:table-cell>
          <table:table-cell table:formula="of:=['file:///home/diego/workspace/qin-cluster/pruebas/estadisticas/corrida-20120802000741.ods'#$acumulado.D539]" office:value-type="float" office:value="0">
            <text:p>0</text:p>
          </table:table-cell>
          <table:table-cell table:formula="of:=['file:///home/diego/workspace/qin-cluster/pruebas/estadisticas/corrida-20120802000741.ods'#$acumulado.E539]" office:value-type="float" office:value="0">
            <text:p>0</text:p>
          </table:table-cell>
          <table:table-cell table:formula="of:=['file:///home/diego/workspace/qin-cluster/pruebas/estadisticas/corrida-20120802000741.ods'#$acumulado.F539]" office:value-type="float" office:value="0">
            <text:p>0</text:p>
          </table:table-cell>
          <table:table-cell table:formula="of:=['file:///home/diego/workspace/qin-cluster/pruebas/estadisticas/corrida-20120802000741.ods'#$acumulado.G539]" office:value-type="float" office:value="0">
            <text:p>0</text:p>
          </table:table-cell>
          <table:table-cell table:formula="of:=[.L539]*100/[.$S$2]" office:value-type="float" office:value="0">
            <text:p>0,00</text:p>
          </table:table-cell>
          <table:table-cell table:formula="of:=[.I5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0]" office:value-type="float" office:value="0">
            <text:p>0</text:p>
          </table:table-cell>
          <table:table-cell office:value-type="float" office:value="539">
            <text:p>539</text:p>
          </table:table-cell>
          <table:table-cell table:formula="of:=['file:///home/diego/workspace/qin-cluster/pruebas/estadisticas/corrida-20120802000741.ods'#$secuencia.B540]" office:value-type="float" office:value="0">
            <text:p>0</text:p>
          </table:table-cell>
          <table:table-cell table:formula="of:=['file:///home/diego/workspace/qin-cluster/pruebas/estadisticas/corrida-20120802000741.ods'#$secuencia.C540]" office:value-type="float" office:value="0">
            <text:p>0,00</text:p>
          </table:table-cell>
          <table:table-cell table:formula="of:=[.C5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0]" office:value-type="float" office:value="0">
            <text:p>0</text:p>
          </table:table-cell>
          <table:table-cell table:formula="of:=['file:///home/diego/workspace/qin-cluster/pruebas/estadisticas/corrida-20120802000741.ods'#$acumulado.A540]" office:value-type="float" office:value="0">
            <text:p>0</text:p>
          </table:table-cell>
          <table:table-cell table:formula="of:=['file:///home/diego/workspace/qin-cluster/pruebas/estadisticas/corrida-20120802000741.ods'#$acumulado.C540]" office:value-type="float" office:value="0">
            <text:p>0</text:p>
          </table:table-cell>
          <table:table-cell table:formula="of:=['file:///home/diego/workspace/qin-cluster/pruebas/estadisticas/corrida-20120802000741.ods'#$acumulado.D540]" office:value-type="float" office:value="0">
            <text:p>0</text:p>
          </table:table-cell>
          <table:table-cell table:formula="of:=['file:///home/diego/workspace/qin-cluster/pruebas/estadisticas/corrida-20120802000741.ods'#$acumulado.E540]" office:value-type="float" office:value="0">
            <text:p>0</text:p>
          </table:table-cell>
          <table:table-cell table:formula="of:=['file:///home/diego/workspace/qin-cluster/pruebas/estadisticas/corrida-20120802000741.ods'#$acumulado.F540]" office:value-type="float" office:value="0">
            <text:p>0</text:p>
          </table:table-cell>
          <table:table-cell table:formula="of:=['file:///home/diego/workspace/qin-cluster/pruebas/estadisticas/corrida-20120802000741.ods'#$acumulado.G540]" office:value-type="float" office:value="0">
            <text:p>0</text:p>
          </table:table-cell>
          <table:table-cell table:formula="of:=[.L540]*100/[.$S$2]" office:value-type="float" office:value="0">
            <text:p>0,00</text:p>
          </table:table-cell>
          <table:table-cell table:formula="of:=[.I5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1]" office:value-type="float" office:value="0">
            <text:p>0</text:p>
          </table:table-cell>
          <table:table-cell office:value-type="float" office:value="540">
            <text:p>540</text:p>
          </table:table-cell>
          <table:table-cell table:formula="of:=['file:///home/diego/workspace/qin-cluster/pruebas/estadisticas/corrida-20120802000741.ods'#$secuencia.B541]" office:value-type="float" office:value="0">
            <text:p>0</text:p>
          </table:table-cell>
          <table:table-cell table:formula="of:=['file:///home/diego/workspace/qin-cluster/pruebas/estadisticas/corrida-20120802000741.ods'#$secuencia.C541]" office:value-type="float" office:value="0">
            <text:p>0,00</text:p>
          </table:table-cell>
          <table:table-cell table:formula="of:=[.C5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1]" office:value-type="float" office:value="0">
            <text:p>0</text:p>
          </table:table-cell>
          <table:table-cell table:formula="of:=['file:///home/diego/workspace/qin-cluster/pruebas/estadisticas/corrida-20120802000741.ods'#$acumulado.A541]" office:value-type="float" office:value="0">
            <text:p>0</text:p>
          </table:table-cell>
          <table:table-cell table:formula="of:=['file:///home/diego/workspace/qin-cluster/pruebas/estadisticas/corrida-20120802000741.ods'#$acumulado.C541]" office:value-type="float" office:value="0">
            <text:p>0</text:p>
          </table:table-cell>
          <table:table-cell table:formula="of:=['file:///home/diego/workspace/qin-cluster/pruebas/estadisticas/corrida-20120802000741.ods'#$acumulado.D541]" office:value-type="float" office:value="0">
            <text:p>0</text:p>
          </table:table-cell>
          <table:table-cell table:formula="of:=['file:///home/diego/workspace/qin-cluster/pruebas/estadisticas/corrida-20120802000741.ods'#$acumulado.E541]" office:value-type="float" office:value="0">
            <text:p>0</text:p>
          </table:table-cell>
          <table:table-cell table:formula="of:=['file:///home/diego/workspace/qin-cluster/pruebas/estadisticas/corrida-20120802000741.ods'#$acumulado.F541]" office:value-type="float" office:value="0">
            <text:p>0</text:p>
          </table:table-cell>
          <table:table-cell table:formula="of:=['file:///home/diego/workspace/qin-cluster/pruebas/estadisticas/corrida-20120802000741.ods'#$acumulado.G541]" office:value-type="float" office:value="0">
            <text:p>0</text:p>
          </table:table-cell>
          <table:table-cell table:formula="of:=[.L541]*100/[.$S$2]" office:value-type="float" office:value="0">
            <text:p>0,00</text:p>
          </table:table-cell>
          <table:table-cell table:formula="of:=[.I5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2]" office:value-type="float" office:value="0">
            <text:p>0</text:p>
          </table:table-cell>
          <table:table-cell office:value-type="float" office:value="541">
            <text:p>541</text:p>
          </table:table-cell>
          <table:table-cell table:formula="of:=['file:///home/diego/workspace/qin-cluster/pruebas/estadisticas/corrida-20120802000741.ods'#$secuencia.B542]" office:value-type="float" office:value="0">
            <text:p>0</text:p>
          </table:table-cell>
          <table:table-cell table:formula="of:=['file:///home/diego/workspace/qin-cluster/pruebas/estadisticas/corrida-20120802000741.ods'#$secuencia.C542]" office:value-type="float" office:value="0">
            <text:p>0,00</text:p>
          </table:table-cell>
          <table:table-cell table:formula="of:=[.C5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2]" office:value-type="float" office:value="0">
            <text:p>0</text:p>
          </table:table-cell>
          <table:table-cell table:formula="of:=['file:///home/diego/workspace/qin-cluster/pruebas/estadisticas/corrida-20120802000741.ods'#$acumulado.A542]" office:value-type="float" office:value="0">
            <text:p>0</text:p>
          </table:table-cell>
          <table:table-cell table:formula="of:=['file:///home/diego/workspace/qin-cluster/pruebas/estadisticas/corrida-20120802000741.ods'#$acumulado.C542]" office:value-type="float" office:value="0">
            <text:p>0</text:p>
          </table:table-cell>
          <table:table-cell table:formula="of:=['file:///home/diego/workspace/qin-cluster/pruebas/estadisticas/corrida-20120802000741.ods'#$acumulado.D542]" office:value-type="float" office:value="0">
            <text:p>0</text:p>
          </table:table-cell>
          <table:table-cell table:formula="of:=['file:///home/diego/workspace/qin-cluster/pruebas/estadisticas/corrida-20120802000741.ods'#$acumulado.E542]" office:value-type="float" office:value="0">
            <text:p>0</text:p>
          </table:table-cell>
          <table:table-cell table:formula="of:=['file:///home/diego/workspace/qin-cluster/pruebas/estadisticas/corrida-20120802000741.ods'#$acumulado.F542]" office:value-type="float" office:value="0">
            <text:p>0</text:p>
          </table:table-cell>
          <table:table-cell table:formula="of:=['file:///home/diego/workspace/qin-cluster/pruebas/estadisticas/corrida-20120802000741.ods'#$acumulado.G542]" office:value-type="float" office:value="0">
            <text:p>0</text:p>
          </table:table-cell>
          <table:table-cell table:formula="of:=[.L542]*100/[.$S$2]" office:value-type="float" office:value="0">
            <text:p>0,00</text:p>
          </table:table-cell>
          <table:table-cell table:formula="of:=[.I5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3]" office:value-type="float" office:value="0">
            <text:p>0</text:p>
          </table:table-cell>
          <table:table-cell office:value-type="float" office:value="542">
            <text:p>542</text:p>
          </table:table-cell>
          <table:table-cell table:formula="of:=['file:///home/diego/workspace/qin-cluster/pruebas/estadisticas/corrida-20120802000741.ods'#$secuencia.B543]" office:value-type="float" office:value="0">
            <text:p>0</text:p>
          </table:table-cell>
          <table:table-cell table:formula="of:=['file:///home/diego/workspace/qin-cluster/pruebas/estadisticas/corrida-20120802000741.ods'#$secuencia.C543]" office:value-type="float" office:value="0">
            <text:p>0,00</text:p>
          </table:table-cell>
          <table:table-cell table:formula="of:=[.C5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3]" office:value-type="float" office:value="0">
            <text:p>0</text:p>
          </table:table-cell>
          <table:table-cell table:formula="of:=['file:///home/diego/workspace/qin-cluster/pruebas/estadisticas/corrida-20120802000741.ods'#$acumulado.A543]" office:value-type="float" office:value="0">
            <text:p>0</text:p>
          </table:table-cell>
          <table:table-cell table:formula="of:=['file:///home/diego/workspace/qin-cluster/pruebas/estadisticas/corrida-20120802000741.ods'#$acumulado.C543]" office:value-type="float" office:value="0">
            <text:p>0</text:p>
          </table:table-cell>
          <table:table-cell table:formula="of:=['file:///home/diego/workspace/qin-cluster/pruebas/estadisticas/corrida-20120802000741.ods'#$acumulado.D543]" office:value-type="float" office:value="0">
            <text:p>0</text:p>
          </table:table-cell>
          <table:table-cell table:formula="of:=['file:///home/diego/workspace/qin-cluster/pruebas/estadisticas/corrida-20120802000741.ods'#$acumulado.E543]" office:value-type="float" office:value="0">
            <text:p>0</text:p>
          </table:table-cell>
          <table:table-cell table:formula="of:=['file:///home/diego/workspace/qin-cluster/pruebas/estadisticas/corrida-20120802000741.ods'#$acumulado.F543]" office:value-type="float" office:value="0">
            <text:p>0</text:p>
          </table:table-cell>
          <table:table-cell table:formula="of:=['file:///home/diego/workspace/qin-cluster/pruebas/estadisticas/corrida-20120802000741.ods'#$acumulado.G543]" office:value-type="float" office:value="0">
            <text:p>0</text:p>
          </table:table-cell>
          <table:table-cell table:formula="of:=[.L543]*100/[.$S$2]" office:value-type="float" office:value="0">
            <text:p>0,00</text:p>
          </table:table-cell>
          <table:table-cell table:formula="of:=[.I5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4]" office:value-type="float" office:value="0">
            <text:p>0</text:p>
          </table:table-cell>
          <table:table-cell office:value-type="float" office:value="543">
            <text:p>543</text:p>
          </table:table-cell>
          <table:table-cell table:formula="of:=['file:///home/diego/workspace/qin-cluster/pruebas/estadisticas/corrida-20120802000741.ods'#$secuencia.B544]" office:value-type="float" office:value="0">
            <text:p>0</text:p>
          </table:table-cell>
          <table:table-cell table:formula="of:=['file:///home/diego/workspace/qin-cluster/pruebas/estadisticas/corrida-20120802000741.ods'#$secuencia.C544]" office:value-type="float" office:value="0">
            <text:p>0,00</text:p>
          </table:table-cell>
          <table:table-cell table:formula="of:=[.C5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4]" office:value-type="float" office:value="0">
            <text:p>0</text:p>
          </table:table-cell>
          <table:table-cell table:formula="of:=['file:///home/diego/workspace/qin-cluster/pruebas/estadisticas/corrida-20120802000741.ods'#$acumulado.A544]" office:value-type="float" office:value="0">
            <text:p>0</text:p>
          </table:table-cell>
          <table:table-cell table:formula="of:=['file:///home/diego/workspace/qin-cluster/pruebas/estadisticas/corrida-20120802000741.ods'#$acumulado.C544]" office:value-type="float" office:value="0">
            <text:p>0</text:p>
          </table:table-cell>
          <table:table-cell table:formula="of:=['file:///home/diego/workspace/qin-cluster/pruebas/estadisticas/corrida-20120802000741.ods'#$acumulado.D544]" office:value-type="float" office:value="0">
            <text:p>0</text:p>
          </table:table-cell>
          <table:table-cell table:formula="of:=['file:///home/diego/workspace/qin-cluster/pruebas/estadisticas/corrida-20120802000741.ods'#$acumulado.E544]" office:value-type="float" office:value="0">
            <text:p>0</text:p>
          </table:table-cell>
          <table:table-cell table:formula="of:=['file:///home/diego/workspace/qin-cluster/pruebas/estadisticas/corrida-20120802000741.ods'#$acumulado.F544]" office:value-type="float" office:value="0">
            <text:p>0</text:p>
          </table:table-cell>
          <table:table-cell table:formula="of:=['file:///home/diego/workspace/qin-cluster/pruebas/estadisticas/corrida-20120802000741.ods'#$acumulado.G544]" office:value-type="float" office:value="0">
            <text:p>0</text:p>
          </table:table-cell>
          <table:table-cell table:formula="of:=[.L544]*100/[.$S$2]" office:value-type="float" office:value="0">
            <text:p>0,00</text:p>
          </table:table-cell>
          <table:table-cell table:formula="of:=[.I5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5]" office:value-type="float" office:value="0">
            <text:p>0</text:p>
          </table:table-cell>
          <table:table-cell office:value-type="float" office:value="544">
            <text:p>544</text:p>
          </table:table-cell>
          <table:table-cell table:formula="of:=['file:///home/diego/workspace/qin-cluster/pruebas/estadisticas/corrida-20120802000741.ods'#$secuencia.B545]" office:value-type="float" office:value="0">
            <text:p>0</text:p>
          </table:table-cell>
          <table:table-cell table:formula="of:=['file:///home/diego/workspace/qin-cluster/pruebas/estadisticas/corrida-20120802000741.ods'#$secuencia.C545]" office:value-type="float" office:value="0">
            <text:p>0,00</text:p>
          </table:table-cell>
          <table:table-cell table:formula="of:=[.C5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5]" office:value-type="float" office:value="0">
            <text:p>0</text:p>
          </table:table-cell>
          <table:table-cell table:formula="of:=['file:///home/diego/workspace/qin-cluster/pruebas/estadisticas/corrida-20120802000741.ods'#$acumulado.A545]" office:value-type="float" office:value="0">
            <text:p>0</text:p>
          </table:table-cell>
          <table:table-cell table:formula="of:=['file:///home/diego/workspace/qin-cluster/pruebas/estadisticas/corrida-20120802000741.ods'#$acumulado.C545]" office:value-type="float" office:value="0">
            <text:p>0</text:p>
          </table:table-cell>
          <table:table-cell table:formula="of:=['file:///home/diego/workspace/qin-cluster/pruebas/estadisticas/corrida-20120802000741.ods'#$acumulado.D545]" office:value-type="float" office:value="0">
            <text:p>0</text:p>
          </table:table-cell>
          <table:table-cell table:formula="of:=['file:///home/diego/workspace/qin-cluster/pruebas/estadisticas/corrida-20120802000741.ods'#$acumulado.E545]" office:value-type="float" office:value="0">
            <text:p>0</text:p>
          </table:table-cell>
          <table:table-cell table:formula="of:=['file:///home/diego/workspace/qin-cluster/pruebas/estadisticas/corrida-20120802000741.ods'#$acumulado.F545]" office:value-type="float" office:value="0">
            <text:p>0</text:p>
          </table:table-cell>
          <table:table-cell table:formula="of:=['file:///home/diego/workspace/qin-cluster/pruebas/estadisticas/corrida-20120802000741.ods'#$acumulado.G545]" office:value-type="float" office:value="0">
            <text:p>0</text:p>
          </table:table-cell>
          <table:table-cell table:formula="of:=[.L545]*100/[.$S$2]" office:value-type="float" office:value="0">
            <text:p>0,00</text:p>
          </table:table-cell>
          <table:table-cell table:formula="of:=[.I5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6]" office:value-type="float" office:value="0">
            <text:p>0</text:p>
          </table:table-cell>
          <table:table-cell office:value-type="float" office:value="545">
            <text:p>545</text:p>
          </table:table-cell>
          <table:table-cell table:formula="of:=['file:///home/diego/workspace/qin-cluster/pruebas/estadisticas/corrida-20120802000741.ods'#$secuencia.B546]" office:value-type="float" office:value="0">
            <text:p>0</text:p>
          </table:table-cell>
          <table:table-cell table:formula="of:=['file:///home/diego/workspace/qin-cluster/pruebas/estadisticas/corrida-20120802000741.ods'#$secuencia.C546]" office:value-type="float" office:value="0">
            <text:p>0,00</text:p>
          </table:table-cell>
          <table:table-cell table:formula="of:=[.C5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6]" office:value-type="float" office:value="0">
            <text:p>0</text:p>
          </table:table-cell>
          <table:table-cell table:formula="of:=['file:///home/diego/workspace/qin-cluster/pruebas/estadisticas/corrida-20120802000741.ods'#$acumulado.A546]" office:value-type="float" office:value="0">
            <text:p>0</text:p>
          </table:table-cell>
          <table:table-cell table:formula="of:=['file:///home/diego/workspace/qin-cluster/pruebas/estadisticas/corrida-20120802000741.ods'#$acumulado.C546]" office:value-type="float" office:value="0">
            <text:p>0</text:p>
          </table:table-cell>
          <table:table-cell table:formula="of:=['file:///home/diego/workspace/qin-cluster/pruebas/estadisticas/corrida-20120802000741.ods'#$acumulado.D546]" office:value-type="float" office:value="0">
            <text:p>0</text:p>
          </table:table-cell>
          <table:table-cell table:formula="of:=['file:///home/diego/workspace/qin-cluster/pruebas/estadisticas/corrida-20120802000741.ods'#$acumulado.E546]" office:value-type="float" office:value="0">
            <text:p>0</text:p>
          </table:table-cell>
          <table:table-cell table:formula="of:=['file:///home/diego/workspace/qin-cluster/pruebas/estadisticas/corrida-20120802000741.ods'#$acumulado.F546]" office:value-type="float" office:value="0">
            <text:p>0</text:p>
          </table:table-cell>
          <table:table-cell table:formula="of:=['file:///home/diego/workspace/qin-cluster/pruebas/estadisticas/corrida-20120802000741.ods'#$acumulado.G546]" office:value-type="float" office:value="0">
            <text:p>0</text:p>
          </table:table-cell>
          <table:table-cell table:formula="of:=[.L546]*100/[.$S$2]" office:value-type="float" office:value="0">
            <text:p>0,00</text:p>
          </table:table-cell>
          <table:table-cell table:formula="of:=[.I5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7]" office:value-type="float" office:value="0">
            <text:p>0</text:p>
          </table:table-cell>
          <table:table-cell office:value-type="float" office:value="546">
            <text:p>546</text:p>
          </table:table-cell>
          <table:table-cell table:formula="of:=['file:///home/diego/workspace/qin-cluster/pruebas/estadisticas/corrida-20120802000741.ods'#$secuencia.B547]" office:value-type="float" office:value="0">
            <text:p>0</text:p>
          </table:table-cell>
          <table:table-cell table:formula="of:=['file:///home/diego/workspace/qin-cluster/pruebas/estadisticas/corrida-20120802000741.ods'#$secuencia.C547]" office:value-type="float" office:value="0">
            <text:p>0,00</text:p>
          </table:table-cell>
          <table:table-cell table:formula="of:=[.C5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7]" office:value-type="float" office:value="0">
            <text:p>0</text:p>
          </table:table-cell>
          <table:table-cell table:formula="of:=['file:///home/diego/workspace/qin-cluster/pruebas/estadisticas/corrida-20120802000741.ods'#$acumulado.A547]" office:value-type="float" office:value="0">
            <text:p>0</text:p>
          </table:table-cell>
          <table:table-cell table:formula="of:=['file:///home/diego/workspace/qin-cluster/pruebas/estadisticas/corrida-20120802000741.ods'#$acumulado.C547]" office:value-type="float" office:value="0">
            <text:p>0</text:p>
          </table:table-cell>
          <table:table-cell table:formula="of:=['file:///home/diego/workspace/qin-cluster/pruebas/estadisticas/corrida-20120802000741.ods'#$acumulado.D547]" office:value-type="float" office:value="0">
            <text:p>0</text:p>
          </table:table-cell>
          <table:table-cell table:formula="of:=['file:///home/diego/workspace/qin-cluster/pruebas/estadisticas/corrida-20120802000741.ods'#$acumulado.E547]" office:value-type="float" office:value="0">
            <text:p>0</text:p>
          </table:table-cell>
          <table:table-cell table:formula="of:=['file:///home/diego/workspace/qin-cluster/pruebas/estadisticas/corrida-20120802000741.ods'#$acumulado.F547]" office:value-type="float" office:value="0">
            <text:p>0</text:p>
          </table:table-cell>
          <table:table-cell table:formula="of:=['file:///home/diego/workspace/qin-cluster/pruebas/estadisticas/corrida-20120802000741.ods'#$acumulado.G547]" office:value-type="float" office:value="0">
            <text:p>0</text:p>
          </table:table-cell>
          <table:table-cell table:formula="of:=[.L547]*100/[.$S$2]" office:value-type="float" office:value="0">
            <text:p>0,00</text:p>
          </table:table-cell>
          <table:table-cell table:formula="of:=[.I5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8]" office:value-type="float" office:value="0">
            <text:p>0</text:p>
          </table:table-cell>
          <table:table-cell office:value-type="float" office:value="547">
            <text:p>547</text:p>
          </table:table-cell>
          <table:table-cell table:formula="of:=['file:///home/diego/workspace/qin-cluster/pruebas/estadisticas/corrida-20120802000741.ods'#$secuencia.B548]" office:value-type="float" office:value="0">
            <text:p>0</text:p>
          </table:table-cell>
          <table:table-cell table:formula="of:=['file:///home/diego/workspace/qin-cluster/pruebas/estadisticas/corrida-20120802000741.ods'#$secuencia.C548]" office:value-type="float" office:value="0">
            <text:p>0,00</text:p>
          </table:table-cell>
          <table:table-cell table:formula="of:=[.C5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8]" office:value-type="float" office:value="0">
            <text:p>0</text:p>
          </table:table-cell>
          <table:table-cell table:formula="of:=['file:///home/diego/workspace/qin-cluster/pruebas/estadisticas/corrida-20120802000741.ods'#$acumulado.A548]" office:value-type="float" office:value="0">
            <text:p>0</text:p>
          </table:table-cell>
          <table:table-cell table:formula="of:=['file:///home/diego/workspace/qin-cluster/pruebas/estadisticas/corrida-20120802000741.ods'#$acumulado.C548]" office:value-type="float" office:value="0">
            <text:p>0</text:p>
          </table:table-cell>
          <table:table-cell table:formula="of:=['file:///home/diego/workspace/qin-cluster/pruebas/estadisticas/corrida-20120802000741.ods'#$acumulado.D548]" office:value-type="float" office:value="0">
            <text:p>0</text:p>
          </table:table-cell>
          <table:table-cell table:formula="of:=['file:///home/diego/workspace/qin-cluster/pruebas/estadisticas/corrida-20120802000741.ods'#$acumulado.E548]" office:value-type="float" office:value="0">
            <text:p>0</text:p>
          </table:table-cell>
          <table:table-cell table:formula="of:=['file:///home/diego/workspace/qin-cluster/pruebas/estadisticas/corrida-20120802000741.ods'#$acumulado.F548]" office:value-type="float" office:value="0">
            <text:p>0</text:p>
          </table:table-cell>
          <table:table-cell table:formula="of:=['file:///home/diego/workspace/qin-cluster/pruebas/estadisticas/corrida-20120802000741.ods'#$acumulado.G548]" office:value-type="float" office:value="0">
            <text:p>0</text:p>
          </table:table-cell>
          <table:table-cell table:formula="of:=[.L548]*100/[.$S$2]" office:value-type="float" office:value="0">
            <text:p>0,00</text:p>
          </table:table-cell>
          <table:table-cell table:formula="of:=[.I5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49]" office:value-type="float" office:value="0">
            <text:p>0</text:p>
          </table:table-cell>
          <table:table-cell office:value-type="float" office:value="548">
            <text:p>548</text:p>
          </table:table-cell>
          <table:table-cell table:formula="of:=['file:///home/diego/workspace/qin-cluster/pruebas/estadisticas/corrida-20120802000741.ods'#$secuencia.B549]" office:value-type="float" office:value="0">
            <text:p>0</text:p>
          </table:table-cell>
          <table:table-cell table:formula="of:=['file:///home/diego/workspace/qin-cluster/pruebas/estadisticas/corrida-20120802000741.ods'#$secuencia.C549]" office:value-type="float" office:value="0">
            <text:p>0,00</text:p>
          </table:table-cell>
          <table:table-cell table:formula="of:=[.C5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49]" office:value-type="float" office:value="0">
            <text:p>0</text:p>
          </table:table-cell>
          <table:table-cell table:formula="of:=['file:///home/diego/workspace/qin-cluster/pruebas/estadisticas/corrida-20120802000741.ods'#$acumulado.A549]" office:value-type="float" office:value="0">
            <text:p>0</text:p>
          </table:table-cell>
          <table:table-cell table:formula="of:=['file:///home/diego/workspace/qin-cluster/pruebas/estadisticas/corrida-20120802000741.ods'#$acumulado.C549]" office:value-type="float" office:value="0">
            <text:p>0</text:p>
          </table:table-cell>
          <table:table-cell table:formula="of:=['file:///home/diego/workspace/qin-cluster/pruebas/estadisticas/corrida-20120802000741.ods'#$acumulado.D549]" office:value-type="float" office:value="0">
            <text:p>0</text:p>
          </table:table-cell>
          <table:table-cell table:formula="of:=['file:///home/diego/workspace/qin-cluster/pruebas/estadisticas/corrida-20120802000741.ods'#$acumulado.E549]" office:value-type="float" office:value="0">
            <text:p>0</text:p>
          </table:table-cell>
          <table:table-cell table:formula="of:=['file:///home/diego/workspace/qin-cluster/pruebas/estadisticas/corrida-20120802000741.ods'#$acumulado.F549]" office:value-type="float" office:value="0">
            <text:p>0</text:p>
          </table:table-cell>
          <table:table-cell table:formula="of:=['file:///home/diego/workspace/qin-cluster/pruebas/estadisticas/corrida-20120802000741.ods'#$acumulado.G549]" office:value-type="float" office:value="0">
            <text:p>0</text:p>
          </table:table-cell>
          <table:table-cell table:formula="of:=[.L549]*100/[.$S$2]" office:value-type="float" office:value="0">
            <text:p>0,00</text:p>
          </table:table-cell>
          <table:table-cell table:formula="of:=[.I5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0]" office:value-type="float" office:value="0">
            <text:p>0</text:p>
          </table:table-cell>
          <table:table-cell office:value-type="float" office:value="549">
            <text:p>549</text:p>
          </table:table-cell>
          <table:table-cell table:formula="of:=['file:///home/diego/workspace/qin-cluster/pruebas/estadisticas/corrida-20120802000741.ods'#$secuencia.B550]" office:value-type="float" office:value="0">
            <text:p>0</text:p>
          </table:table-cell>
          <table:table-cell table:formula="of:=['file:///home/diego/workspace/qin-cluster/pruebas/estadisticas/corrida-20120802000741.ods'#$secuencia.C550]" office:value-type="float" office:value="0">
            <text:p>0,00</text:p>
          </table:table-cell>
          <table:table-cell table:formula="of:=[.C5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0]" office:value-type="float" office:value="0">
            <text:p>0</text:p>
          </table:table-cell>
          <table:table-cell table:formula="of:=['file:///home/diego/workspace/qin-cluster/pruebas/estadisticas/corrida-20120802000741.ods'#$acumulado.A550]" office:value-type="float" office:value="0">
            <text:p>0</text:p>
          </table:table-cell>
          <table:table-cell table:formula="of:=['file:///home/diego/workspace/qin-cluster/pruebas/estadisticas/corrida-20120802000741.ods'#$acumulado.C550]" office:value-type="float" office:value="0">
            <text:p>0</text:p>
          </table:table-cell>
          <table:table-cell table:formula="of:=['file:///home/diego/workspace/qin-cluster/pruebas/estadisticas/corrida-20120802000741.ods'#$acumulado.D550]" office:value-type="float" office:value="0">
            <text:p>0</text:p>
          </table:table-cell>
          <table:table-cell table:formula="of:=['file:///home/diego/workspace/qin-cluster/pruebas/estadisticas/corrida-20120802000741.ods'#$acumulado.E550]" office:value-type="float" office:value="0">
            <text:p>0</text:p>
          </table:table-cell>
          <table:table-cell table:formula="of:=['file:///home/diego/workspace/qin-cluster/pruebas/estadisticas/corrida-20120802000741.ods'#$acumulado.F550]" office:value-type="float" office:value="0">
            <text:p>0</text:p>
          </table:table-cell>
          <table:table-cell table:formula="of:=['file:///home/diego/workspace/qin-cluster/pruebas/estadisticas/corrida-20120802000741.ods'#$acumulado.G550]" office:value-type="float" office:value="0">
            <text:p>0</text:p>
          </table:table-cell>
          <table:table-cell table:formula="of:=[.L550]*100/[.$S$2]" office:value-type="float" office:value="0">
            <text:p>0,00</text:p>
          </table:table-cell>
          <table:table-cell table:formula="of:=[.I5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1]" office:value-type="float" office:value="0">
            <text:p>0</text:p>
          </table:table-cell>
          <table:table-cell office:value-type="float" office:value="550">
            <text:p>550</text:p>
          </table:table-cell>
          <table:table-cell table:formula="of:=['file:///home/diego/workspace/qin-cluster/pruebas/estadisticas/corrida-20120802000741.ods'#$secuencia.B551]" office:value-type="float" office:value="0">
            <text:p>0</text:p>
          </table:table-cell>
          <table:table-cell table:formula="of:=['file:///home/diego/workspace/qin-cluster/pruebas/estadisticas/corrida-20120802000741.ods'#$secuencia.C551]" office:value-type="float" office:value="0">
            <text:p>0,00</text:p>
          </table:table-cell>
          <table:table-cell table:formula="of:=[.C5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1]" office:value-type="float" office:value="0">
            <text:p>0</text:p>
          </table:table-cell>
          <table:table-cell table:formula="of:=['file:///home/diego/workspace/qin-cluster/pruebas/estadisticas/corrida-20120802000741.ods'#$acumulado.A551]" office:value-type="float" office:value="0">
            <text:p>0</text:p>
          </table:table-cell>
          <table:table-cell table:formula="of:=['file:///home/diego/workspace/qin-cluster/pruebas/estadisticas/corrida-20120802000741.ods'#$acumulado.C551]" office:value-type="float" office:value="0">
            <text:p>0</text:p>
          </table:table-cell>
          <table:table-cell table:formula="of:=['file:///home/diego/workspace/qin-cluster/pruebas/estadisticas/corrida-20120802000741.ods'#$acumulado.D551]" office:value-type="float" office:value="0">
            <text:p>0</text:p>
          </table:table-cell>
          <table:table-cell table:formula="of:=['file:///home/diego/workspace/qin-cluster/pruebas/estadisticas/corrida-20120802000741.ods'#$acumulado.E551]" office:value-type="float" office:value="0">
            <text:p>0</text:p>
          </table:table-cell>
          <table:table-cell table:formula="of:=['file:///home/diego/workspace/qin-cluster/pruebas/estadisticas/corrida-20120802000741.ods'#$acumulado.F551]" office:value-type="float" office:value="0">
            <text:p>0</text:p>
          </table:table-cell>
          <table:table-cell table:formula="of:=['file:///home/diego/workspace/qin-cluster/pruebas/estadisticas/corrida-20120802000741.ods'#$acumulado.G551]" office:value-type="float" office:value="0">
            <text:p>0</text:p>
          </table:table-cell>
          <table:table-cell table:formula="of:=[.L551]*100/[.$S$2]" office:value-type="float" office:value="0">
            <text:p>0,00</text:p>
          </table:table-cell>
          <table:table-cell table:formula="of:=[.I5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2]" office:value-type="float" office:value="0">
            <text:p>0</text:p>
          </table:table-cell>
          <table:table-cell office:value-type="float" office:value="551">
            <text:p>551</text:p>
          </table:table-cell>
          <table:table-cell table:formula="of:=['file:///home/diego/workspace/qin-cluster/pruebas/estadisticas/corrida-20120802000741.ods'#$secuencia.B552]" office:value-type="float" office:value="0">
            <text:p>0</text:p>
          </table:table-cell>
          <table:table-cell table:formula="of:=['file:///home/diego/workspace/qin-cluster/pruebas/estadisticas/corrida-20120802000741.ods'#$secuencia.C552]" office:value-type="float" office:value="0">
            <text:p>0,00</text:p>
          </table:table-cell>
          <table:table-cell table:formula="of:=[.C5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2]" office:value-type="float" office:value="0">
            <text:p>0</text:p>
          </table:table-cell>
          <table:table-cell table:formula="of:=['file:///home/diego/workspace/qin-cluster/pruebas/estadisticas/corrida-20120802000741.ods'#$acumulado.A552]" office:value-type="float" office:value="0">
            <text:p>0</text:p>
          </table:table-cell>
          <table:table-cell table:formula="of:=['file:///home/diego/workspace/qin-cluster/pruebas/estadisticas/corrida-20120802000741.ods'#$acumulado.C552]" office:value-type="float" office:value="0">
            <text:p>0</text:p>
          </table:table-cell>
          <table:table-cell table:formula="of:=['file:///home/diego/workspace/qin-cluster/pruebas/estadisticas/corrida-20120802000741.ods'#$acumulado.D552]" office:value-type="float" office:value="0">
            <text:p>0</text:p>
          </table:table-cell>
          <table:table-cell table:formula="of:=['file:///home/diego/workspace/qin-cluster/pruebas/estadisticas/corrida-20120802000741.ods'#$acumulado.E552]" office:value-type="float" office:value="0">
            <text:p>0</text:p>
          </table:table-cell>
          <table:table-cell table:formula="of:=['file:///home/diego/workspace/qin-cluster/pruebas/estadisticas/corrida-20120802000741.ods'#$acumulado.F552]" office:value-type="float" office:value="0">
            <text:p>0</text:p>
          </table:table-cell>
          <table:table-cell table:formula="of:=['file:///home/diego/workspace/qin-cluster/pruebas/estadisticas/corrida-20120802000741.ods'#$acumulado.G552]" office:value-type="float" office:value="0">
            <text:p>0</text:p>
          </table:table-cell>
          <table:table-cell table:formula="of:=[.L552]*100/[.$S$2]" office:value-type="float" office:value="0">
            <text:p>0,00</text:p>
          </table:table-cell>
          <table:table-cell table:formula="of:=[.I5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3]" office:value-type="float" office:value="0">
            <text:p>0</text:p>
          </table:table-cell>
          <table:table-cell office:value-type="float" office:value="552">
            <text:p>552</text:p>
          </table:table-cell>
          <table:table-cell table:formula="of:=['file:///home/diego/workspace/qin-cluster/pruebas/estadisticas/corrida-20120802000741.ods'#$secuencia.B553]" office:value-type="float" office:value="0">
            <text:p>0</text:p>
          </table:table-cell>
          <table:table-cell table:formula="of:=['file:///home/diego/workspace/qin-cluster/pruebas/estadisticas/corrida-20120802000741.ods'#$secuencia.C553]" office:value-type="float" office:value="0">
            <text:p>0,00</text:p>
          </table:table-cell>
          <table:table-cell table:formula="of:=[.C5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3]" office:value-type="float" office:value="0">
            <text:p>0</text:p>
          </table:table-cell>
          <table:table-cell table:formula="of:=['file:///home/diego/workspace/qin-cluster/pruebas/estadisticas/corrida-20120802000741.ods'#$acumulado.A553]" office:value-type="float" office:value="0">
            <text:p>0</text:p>
          </table:table-cell>
          <table:table-cell table:formula="of:=['file:///home/diego/workspace/qin-cluster/pruebas/estadisticas/corrida-20120802000741.ods'#$acumulado.C553]" office:value-type="float" office:value="0">
            <text:p>0</text:p>
          </table:table-cell>
          <table:table-cell table:formula="of:=['file:///home/diego/workspace/qin-cluster/pruebas/estadisticas/corrida-20120802000741.ods'#$acumulado.D553]" office:value-type="float" office:value="0">
            <text:p>0</text:p>
          </table:table-cell>
          <table:table-cell table:formula="of:=['file:///home/diego/workspace/qin-cluster/pruebas/estadisticas/corrida-20120802000741.ods'#$acumulado.E553]" office:value-type="float" office:value="0">
            <text:p>0</text:p>
          </table:table-cell>
          <table:table-cell table:formula="of:=['file:///home/diego/workspace/qin-cluster/pruebas/estadisticas/corrida-20120802000741.ods'#$acumulado.F553]" office:value-type="float" office:value="0">
            <text:p>0</text:p>
          </table:table-cell>
          <table:table-cell table:formula="of:=['file:///home/diego/workspace/qin-cluster/pruebas/estadisticas/corrida-20120802000741.ods'#$acumulado.G553]" office:value-type="float" office:value="0">
            <text:p>0</text:p>
          </table:table-cell>
          <table:table-cell table:formula="of:=[.L553]*100/[.$S$2]" office:value-type="float" office:value="0">
            <text:p>0,00</text:p>
          </table:table-cell>
          <table:table-cell table:formula="of:=[.I5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4]" office:value-type="float" office:value="0">
            <text:p>0</text:p>
          </table:table-cell>
          <table:table-cell office:value-type="float" office:value="553">
            <text:p>553</text:p>
          </table:table-cell>
          <table:table-cell table:formula="of:=['file:///home/diego/workspace/qin-cluster/pruebas/estadisticas/corrida-20120802000741.ods'#$secuencia.B554]" office:value-type="float" office:value="0">
            <text:p>0</text:p>
          </table:table-cell>
          <table:table-cell table:formula="of:=['file:///home/diego/workspace/qin-cluster/pruebas/estadisticas/corrida-20120802000741.ods'#$secuencia.C554]" office:value-type="float" office:value="0">
            <text:p>0,00</text:p>
          </table:table-cell>
          <table:table-cell table:formula="of:=[.C5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4]" office:value-type="float" office:value="0">
            <text:p>0</text:p>
          </table:table-cell>
          <table:table-cell table:formula="of:=['file:///home/diego/workspace/qin-cluster/pruebas/estadisticas/corrida-20120802000741.ods'#$acumulado.A554]" office:value-type="float" office:value="0">
            <text:p>0</text:p>
          </table:table-cell>
          <table:table-cell table:formula="of:=['file:///home/diego/workspace/qin-cluster/pruebas/estadisticas/corrida-20120802000741.ods'#$acumulado.C554]" office:value-type="float" office:value="0">
            <text:p>0</text:p>
          </table:table-cell>
          <table:table-cell table:formula="of:=['file:///home/diego/workspace/qin-cluster/pruebas/estadisticas/corrida-20120802000741.ods'#$acumulado.D554]" office:value-type="float" office:value="0">
            <text:p>0</text:p>
          </table:table-cell>
          <table:table-cell table:formula="of:=['file:///home/diego/workspace/qin-cluster/pruebas/estadisticas/corrida-20120802000741.ods'#$acumulado.E554]" office:value-type="float" office:value="0">
            <text:p>0</text:p>
          </table:table-cell>
          <table:table-cell table:formula="of:=['file:///home/diego/workspace/qin-cluster/pruebas/estadisticas/corrida-20120802000741.ods'#$acumulado.F554]" office:value-type="float" office:value="0">
            <text:p>0</text:p>
          </table:table-cell>
          <table:table-cell table:formula="of:=['file:///home/diego/workspace/qin-cluster/pruebas/estadisticas/corrida-20120802000741.ods'#$acumulado.G554]" office:value-type="float" office:value="0">
            <text:p>0</text:p>
          </table:table-cell>
          <table:table-cell table:formula="of:=[.L554]*100/[.$S$2]" office:value-type="float" office:value="0">
            <text:p>0,00</text:p>
          </table:table-cell>
          <table:table-cell table:formula="of:=[.I5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5]" office:value-type="float" office:value="0">
            <text:p>0</text:p>
          </table:table-cell>
          <table:table-cell office:value-type="float" office:value="554">
            <text:p>554</text:p>
          </table:table-cell>
          <table:table-cell table:formula="of:=['file:///home/diego/workspace/qin-cluster/pruebas/estadisticas/corrida-20120802000741.ods'#$secuencia.B555]" office:value-type="float" office:value="0">
            <text:p>0</text:p>
          </table:table-cell>
          <table:table-cell table:formula="of:=['file:///home/diego/workspace/qin-cluster/pruebas/estadisticas/corrida-20120802000741.ods'#$secuencia.C555]" office:value-type="float" office:value="0">
            <text:p>0,00</text:p>
          </table:table-cell>
          <table:table-cell table:formula="of:=[.C5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5]" office:value-type="float" office:value="0">
            <text:p>0</text:p>
          </table:table-cell>
          <table:table-cell table:formula="of:=['file:///home/diego/workspace/qin-cluster/pruebas/estadisticas/corrida-20120802000741.ods'#$acumulado.A555]" office:value-type="float" office:value="0">
            <text:p>0</text:p>
          </table:table-cell>
          <table:table-cell table:formula="of:=['file:///home/diego/workspace/qin-cluster/pruebas/estadisticas/corrida-20120802000741.ods'#$acumulado.C555]" office:value-type="float" office:value="0">
            <text:p>0</text:p>
          </table:table-cell>
          <table:table-cell table:formula="of:=['file:///home/diego/workspace/qin-cluster/pruebas/estadisticas/corrida-20120802000741.ods'#$acumulado.D555]" office:value-type="float" office:value="0">
            <text:p>0</text:p>
          </table:table-cell>
          <table:table-cell table:formula="of:=['file:///home/diego/workspace/qin-cluster/pruebas/estadisticas/corrida-20120802000741.ods'#$acumulado.E555]" office:value-type="float" office:value="0">
            <text:p>0</text:p>
          </table:table-cell>
          <table:table-cell table:formula="of:=['file:///home/diego/workspace/qin-cluster/pruebas/estadisticas/corrida-20120802000741.ods'#$acumulado.F555]" office:value-type="float" office:value="0">
            <text:p>0</text:p>
          </table:table-cell>
          <table:table-cell table:formula="of:=['file:///home/diego/workspace/qin-cluster/pruebas/estadisticas/corrida-20120802000741.ods'#$acumulado.G555]" office:value-type="float" office:value="0">
            <text:p>0</text:p>
          </table:table-cell>
          <table:table-cell table:formula="of:=[.L555]*100/[.$S$2]" office:value-type="float" office:value="0">
            <text:p>0,00</text:p>
          </table:table-cell>
          <table:table-cell table:formula="of:=[.I5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6]" office:value-type="float" office:value="0">
            <text:p>0</text:p>
          </table:table-cell>
          <table:table-cell office:value-type="float" office:value="555">
            <text:p>555</text:p>
          </table:table-cell>
          <table:table-cell table:formula="of:=['file:///home/diego/workspace/qin-cluster/pruebas/estadisticas/corrida-20120802000741.ods'#$secuencia.B556]" office:value-type="float" office:value="0">
            <text:p>0</text:p>
          </table:table-cell>
          <table:table-cell table:formula="of:=['file:///home/diego/workspace/qin-cluster/pruebas/estadisticas/corrida-20120802000741.ods'#$secuencia.C556]" office:value-type="float" office:value="0">
            <text:p>0,00</text:p>
          </table:table-cell>
          <table:table-cell table:formula="of:=[.C5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6]" office:value-type="float" office:value="0">
            <text:p>0</text:p>
          </table:table-cell>
          <table:table-cell table:formula="of:=['file:///home/diego/workspace/qin-cluster/pruebas/estadisticas/corrida-20120802000741.ods'#$acumulado.A556]" office:value-type="float" office:value="0">
            <text:p>0</text:p>
          </table:table-cell>
          <table:table-cell table:formula="of:=['file:///home/diego/workspace/qin-cluster/pruebas/estadisticas/corrida-20120802000741.ods'#$acumulado.C556]" office:value-type="float" office:value="0">
            <text:p>0</text:p>
          </table:table-cell>
          <table:table-cell table:formula="of:=['file:///home/diego/workspace/qin-cluster/pruebas/estadisticas/corrida-20120802000741.ods'#$acumulado.D556]" office:value-type="float" office:value="0">
            <text:p>0</text:p>
          </table:table-cell>
          <table:table-cell table:formula="of:=['file:///home/diego/workspace/qin-cluster/pruebas/estadisticas/corrida-20120802000741.ods'#$acumulado.E556]" office:value-type="float" office:value="0">
            <text:p>0</text:p>
          </table:table-cell>
          <table:table-cell table:formula="of:=['file:///home/diego/workspace/qin-cluster/pruebas/estadisticas/corrida-20120802000741.ods'#$acumulado.F556]" office:value-type="float" office:value="0">
            <text:p>0</text:p>
          </table:table-cell>
          <table:table-cell table:formula="of:=['file:///home/diego/workspace/qin-cluster/pruebas/estadisticas/corrida-20120802000741.ods'#$acumulado.G556]" office:value-type="float" office:value="0">
            <text:p>0</text:p>
          </table:table-cell>
          <table:table-cell table:formula="of:=[.L556]*100/[.$S$2]" office:value-type="float" office:value="0">
            <text:p>0,00</text:p>
          </table:table-cell>
          <table:table-cell table:formula="of:=[.I5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7]" office:value-type="float" office:value="0">
            <text:p>0</text:p>
          </table:table-cell>
          <table:table-cell office:value-type="float" office:value="556">
            <text:p>556</text:p>
          </table:table-cell>
          <table:table-cell table:formula="of:=['file:///home/diego/workspace/qin-cluster/pruebas/estadisticas/corrida-20120802000741.ods'#$secuencia.B557]" office:value-type="float" office:value="0">
            <text:p>0</text:p>
          </table:table-cell>
          <table:table-cell table:formula="of:=['file:///home/diego/workspace/qin-cluster/pruebas/estadisticas/corrida-20120802000741.ods'#$secuencia.C557]" office:value-type="float" office:value="0">
            <text:p>0,00</text:p>
          </table:table-cell>
          <table:table-cell table:formula="of:=[.C5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7]" office:value-type="float" office:value="0">
            <text:p>0</text:p>
          </table:table-cell>
          <table:table-cell table:formula="of:=['file:///home/diego/workspace/qin-cluster/pruebas/estadisticas/corrida-20120802000741.ods'#$acumulado.A557]" office:value-type="float" office:value="0">
            <text:p>0</text:p>
          </table:table-cell>
          <table:table-cell table:formula="of:=['file:///home/diego/workspace/qin-cluster/pruebas/estadisticas/corrida-20120802000741.ods'#$acumulado.C557]" office:value-type="float" office:value="0">
            <text:p>0</text:p>
          </table:table-cell>
          <table:table-cell table:formula="of:=['file:///home/diego/workspace/qin-cluster/pruebas/estadisticas/corrida-20120802000741.ods'#$acumulado.D557]" office:value-type="float" office:value="0">
            <text:p>0</text:p>
          </table:table-cell>
          <table:table-cell table:formula="of:=['file:///home/diego/workspace/qin-cluster/pruebas/estadisticas/corrida-20120802000741.ods'#$acumulado.E557]" office:value-type="float" office:value="0">
            <text:p>0</text:p>
          </table:table-cell>
          <table:table-cell table:formula="of:=['file:///home/diego/workspace/qin-cluster/pruebas/estadisticas/corrida-20120802000741.ods'#$acumulado.F557]" office:value-type="float" office:value="0">
            <text:p>0</text:p>
          </table:table-cell>
          <table:table-cell table:formula="of:=['file:///home/diego/workspace/qin-cluster/pruebas/estadisticas/corrida-20120802000741.ods'#$acumulado.G557]" office:value-type="float" office:value="0">
            <text:p>0</text:p>
          </table:table-cell>
          <table:table-cell table:formula="of:=[.L557]*100/[.$S$2]" office:value-type="float" office:value="0">
            <text:p>0,00</text:p>
          </table:table-cell>
          <table:table-cell table:formula="of:=[.I5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8]" office:value-type="float" office:value="0">
            <text:p>0</text:p>
          </table:table-cell>
          <table:table-cell office:value-type="float" office:value="557">
            <text:p>557</text:p>
          </table:table-cell>
          <table:table-cell table:formula="of:=['file:///home/diego/workspace/qin-cluster/pruebas/estadisticas/corrida-20120802000741.ods'#$secuencia.B558]" office:value-type="float" office:value="0">
            <text:p>0</text:p>
          </table:table-cell>
          <table:table-cell table:formula="of:=['file:///home/diego/workspace/qin-cluster/pruebas/estadisticas/corrida-20120802000741.ods'#$secuencia.C558]" office:value-type="float" office:value="0">
            <text:p>0,00</text:p>
          </table:table-cell>
          <table:table-cell table:formula="of:=[.C5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8]" office:value-type="float" office:value="0">
            <text:p>0</text:p>
          </table:table-cell>
          <table:table-cell table:formula="of:=['file:///home/diego/workspace/qin-cluster/pruebas/estadisticas/corrida-20120802000741.ods'#$acumulado.A558]" office:value-type="float" office:value="0">
            <text:p>0</text:p>
          </table:table-cell>
          <table:table-cell table:formula="of:=['file:///home/diego/workspace/qin-cluster/pruebas/estadisticas/corrida-20120802000741.ods'#$acumulado.C558]" office:value-type="float" office:value="0">
            <text:p>0</text:p>
          </table:table-cell>
          <table:table-cell table:formula="of:=['file:///home/diego/workspace/qin-cluster/pruebas/estadisticas/corrida-20120802000741.ods'#$acumulado.D558]" office:value-type="float" office:value="0">
            <text:p>0</text:p>
          </table:table-cell>
          <table:table-cell table:formula="of:=['file:///home/diego/workspace/qin-cluster/pruebas/estadisticas/corrida-20120802000741.ods'#$acumulado.E558]" office:value-type="float" office:value="0">
            <text:p>0</text:p>
          </table:table-cell>
          <table:table-cell table:formula="of:=['file:///home/diego/workspace/qin-cluster/pruebas/estadisticas/corrida-20120802000741.ods'#$acumulado.F558]" office:value-type="float" office:value="0">
            <text:p>0</text:p>
          </table:table-cell>
          <table:table-cell table:formula="of:=['file:///home/diego/workspace/qin-cluster/pruebas/estadisticas/corrida-20120802000741.ods'#$acumulado.G558]" office:value-type="float" office:value="0">
            <text:p>0</text:p>
          </table:table-cell>
          <table:table-cell table:formula="of:=[.L558]*100/[.$S$2]" office:value-type="float" office:value="0">
            <text:p>0,00</text:p>
          </table:table-cell>
          <table:table-cell table:formula="of:=[.I5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59]" office:value-type="float" office:value="0">
            <text:p>0</text:p>
          </table:table-cell>
          <table:table-cell office:value-type="float" office:value="558">
            <text:p>558</text:p>
          </table:table-cell>
          <table:table-cell table:formula="of:=['file:///home/diego/workspace/qin-cluster/pruebas/estadisticas/corrida-20120802000741.ods'#$secuencia.B559]" office:value-type="float" office:value="0">
            <text:p>0</text:p>
          </table:table-cell>
          <table:table-cell table:formula="of:=['file:///home/diego/workspace/qin-cluster/pruebas/estadisticas/corrida-20120802000741.ods'#$secuencia.C559]" office:value-type="float" office:value="0">
            <text:p>0,00</text:p>
          </table:table-cell>
          <table:table-cell table:formula="of:=[.C5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59]" office:value-type="float" office:value="0">
            <text:p>0</text:p>
          </table:table-cell>
          <table:table-cell table:formula="of:=['file:///home/diego/workspace/qin-cluster/pruebas/estadisticas/corrida-20120802000741.ods'#$acumulado.A559]" office:value-type="float" office:value="0">
            <text:p>0</text:p>
          </table:table-cell>
          <table:table-cell table:formula="of:=['file:///home/diego/workspace/qin-cluster/pruebas/estadisticas/corrida-20120802000741.ods'#$acumulado.C559]" office:value-type="float" office:value="0">
            <text:p>0</text:p>
          </table:table-cell>
          <table:table-cell table:formula="of:=['file:///home/diego/workspace/qin-cluster/pruebas/estadisticas/corrida-20120802000741.ods'#$acumulado.D559]" office:value-type="float" office:value="0">
            <text:p>0</text:p>
          </table:table-cell>
          <table:table-cell table:formula="of:=['file:///home/diego/workspace/qin-cluster/pruebas/estadisticas/corrida-20120802000741.ods'#$acumulado.E559]" office:value-type="float" office:value="0">
            <text:p>0</text:p>
          </table:table-cell>
          <table:table-cell table:formula="of:=['file:///home/diego/workspace/qin-cluster/pruebas/estadisticas/corrida-20120802000741.ods'#$acumulado.F559]" office:value-type="float" office:value="0">
            <text:p>0</text:p>
          </table:table-cell>
          <table:table-cell table:formula="of:=['file:///home/diego/workspace/qin-cluster/pruebas/estadisticas/corrida-20120802000741.ods'#$acumulado.G559]" office:value-type="float" office:value="0">
            <text:p>0</text:p>
          </table:table-cell>
          <table:table-cell table:formula="of:=[.L559]*100/[.$S$2]" office:value-type="float" office:value="0">
            <text:p>0,00</text:p>
          </table:table-cell>
          <table:table-cell table:formula="of:=[.I5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0]" office:value-type="float" office:value="0">
            <text:p>0</text:p>
          </table:table-cell>
          <table:table-cell office:value-type="float" office:value="559">
            <text:p>559</text:p>
          </table:table-cell>
          <table:table-cell table:formula="of:=['file:///home/diego/workspace/qin-cluster/pruebas/estadisticas/corrida-20120802000741.ods'#$secuencia.B560]" office:value-type="float" office:value="0">
            <text:p>0</text:p>
          </table:table-cell>
          <table:table-cell table:formula="of:=['file:///home/diego/workspace/qin-cluster/pruebas/estadisticas/corrida-20120802000741.ods'#$secuencia.C560]" office:value-type="float" office:value="0">
            <text:p>0,00</text:p>
          </table:table-cell>
          <table:table-cell table:formula="of:=[.C5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0]" office:value-type="float" office:value="0">
            <text:p>0</text:p>
          </table:table-cell>
          <table:table-cell table:formula="of:=['file:///home/diego/workspace/qin-cluster/pruebas/estadisticas/corrida-20120802000741.ods'#$acumulado.A560]" office:value-type="float" office:value="0">
            <text:p>0</text:p>
          </table:table-cell>
          <table:table-cell table:formula="of:=['file:///home/diego/workspace/qin-cluster/pruebas/estadisticas/corrida-20120802000741.ods'#$acumulado.C560]" office:value-type="float" office:value="0">
            <text:p>0</text:p>
          </table:table-cell>
          <table:table-cell table:formula="of:=['file:///home/diego/workspace/qin-cluster/pruebas/estadisticas/corrida-20120802000741.ods'#$acumulado.D560]" office:value-type="float" office:value="0">
            <text:p>0</text:p>
          </table:table-cell>
          <table:table-cell table:formula="of:=['file:///home/diego/workspace/qin-cluster/pruebas/estadisticas/corrida-20120802000741.ods'#$acumulado.E560]" office:value-type="float" office:value="0">
            <text:p>0</text:p>
          </table:table-cell>
          <table:table-cell table:formula="of:=['file:///home/diego/workspace/qin-cluster/pruebas/estadisticas/corrida-20120802000741.ods'#$acumulado.F560]" office:value-type="float" office:value="0">
            <text:p>0</text:p>
          </table:table-cell>
          <table:table-cell table:formula="of:=['file:///home/diego/workspace/qin-cluster/pruebas/estadisticas/corrida-20120802000741.ods'#$acumulado.G560]" office:value-type="float" office:value="0">
            <text:p>0</text:p>
          </table:table-cell>
          <table:table-cell table:formula="of:=[.L560]*100/[.$S$2]" office:value-type="float" office:value="0">
            <text:p>0,00</text:p>
          </table:table-cell>
          <table:table-cell table:formula="of:=[.I5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1]" office:value-type="float" office:value="0">
            <text:p>0</text:p>
          </table:table-cell>
          <table:table-cell office:value-type="float" office:value="560">
            <text:p>560</text:p>
          </table:table-cell>
          <table:table-cell table:formula="of:=['file:///home/diego/workspace/qin-cluster/pruebas/estadisticas/corrida-20120802000741.ods'#$secuencia.B561]" office:value-type="float" office:value="0">
            <text:p>0</text:p>
          </table:table-cell>
          <table:table-cell table:formula="of:=['file:///home/diego/workspace/qin-cluster/pruebas/estadisticas/corrida-20120802000741.ods'#$secuencia.C561]" office:value-type="float" office:value="0">
            <text:p>0,00</text:p>
          </table:table-cell>
          <table:table-cell table:formula="of:=[.C5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1]" office:value-type="float" office:value="0">
            <text:p>0</text:p>
          </table:table-cell>
          <table:table-cell table:formula="of:=['file:///home/diego/workspace/qin-cluster/pruebas/estadisticas/corrida-20120802000741.ods'#$acumulado.A561]" office:value-type="float" office:value="0">
            <text:p>0</text:p>
          </table:table-cell>
          <table:table-cell table:formula="of:=['file:///home/diego/workspace/qin-cluster/pruebas/estadisticas/corrida-20120802000741.ods'#$acumulado.C561]" office:value-type="float" office:value="0">
            <text:p>0</text:p>
          </table:table-cell>
          <table:table-cell table:formula="of:=['file:///home/diego/workspace/qin-cluster/pruebas/estadisticas/corrida-20120802000741.ods'#$acumulado.D561]" office:value-type="float" office:value="0">
            <text:p>0</text:p>
          </table:table-cell>
          <table:table-cell table:formula="of:=['file:///home/diego/workspace/qin-cluster/pruebas/estadisticas/corrida-20120802000741.ods'#$acumulado.E561]" office:value-type="float" office:value="0">
            <text:p>0</text:p>
          </table:table-cell>
          <table:table-cell table:formula="of:=['file:///home/diego/workspace/qin-cluster/pruebas/estadisticas/corrida-20120802000741.ods'#$acumulado.F561]" office:value-type="float" office:value="0">
            <text:p>0</text:p>
          </table:table-cell>
          <table:table-cell table:formula="of:=['file:///home/diego/workspace/qin-cluster/pruebas/estadisticas/corrida-20120802000741.ods'#$acumulado.G561]" office:value-type="float" office:value="0">
            <text:p>0</text:p>
          </table:table-cell>
          <table:table-cell table:formula="of:=[.L561]*100/[.$S$2]" office:value-type="float" office:value="0">
            <text:p>0,00</text:p>
          </table:table-cell>
          <table:table-cell table:formula="of:=[.I5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2]" office:value-type="float" office:value="0">
            <text:p>0</text:p>
          </table:table-cell>
          <table:table-cell office:value-type="float" office:value="561">
            <text:p>561</text:p>
          </table:table-cell>
          <table:table-cell table:formula="of:=['file:///home/diego/workspace/qin-cluster/pruebas/estadisticas/corrida-20120802000741.ods'#$secuencia.B562]" office:value-type="float" office:value="0">
            <text:p>0</text:p>
          </table:table-cell>
          <table:table-cell table:formula="of:=['file:///home/diego/workspace/qin-cluster/pruebas/estadisticas/corrida-20120802000741.ods'#$secuencia.C562]" office:value-type="float" office:value="0">
            <text:p>0,00</text:p>
          </table:table-cell>
          <table:table-cell table:formula="of:=[.C5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2]" office:value-type="float" office:value="0">
            <text:p>0</text:p>
          </table:table-cell>
          <table:table-cell table:formula="of:=['file:///home/diego/workspace/qin-cluster/pruebas/estadisticas/corrida-20120802000741.ods'#$acumulado.A562]" office:value-type="float" office:value="0">
            <text:p>0</text:p>
          </table:table-cell>
          <table:table-cell table:formula="of:=['file:///home/diego/workspace/qin-cluster/pruebas/estadisticas/corrida-20120802000741.ods'#$acumulado.C562]" office:value-type="float" office:value="0">
            <text:p>0</text:p>
          </table:table-cell>
          <table:table-cell table:formula="of:=['file:///home/diego/workspace/qin-cluster/pruebas/estadisticas/corrida-20120802000741.ods'#$acumulado.D562]" office:value-type="float" office:value="0">
            <text:p>0</text:p>
          </table:table-cell>
          <table:table-cell table:formula="of:=['file:///home/diego/workspace/qin-cluster/pruebas/estadisticas/corrida-20120802000741.ods'#$acumulado.E562]" office:value-type="float" office:value="0">
            <text:p>0</text:p>
          </table:table-cell>
          <table:table-cell table:formula="of:=['file:///home/diego/workspace/qin-cluster/pruebas/estadisticas/corrida-20120802000741.ods'#$acumulado.F562]" office:value-type="float" office:value="0">
            <text:p>0</text:p>
          </table:table-cell>
          <table:table-cell table:formula="of:=['file:///home/diego/workspace/qin-cluster/pruebas/estadisticas/corrida-20120802000741.ods'#$acumulado.G562]" office:value-type="float" office:value="0">
            <text:p>0</text:p>
          </table:table-cell>
          <table:table-cell table:formula="of:=[.L562]*100/[.$S$2]" office:value-type="float" office:value="0">
            <text:p>0,00</text:p>
          </table:table-cell>
          <table:table-cell table:formula="of:=[.I5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3]" office:value-type="float" office:value="0">
            <text:p>0</text:p>
          </table:table-cell>
          <table:table-cell office:value-type="float" office:value="562">
            <text:p>562</text:p>
          </table:table-cell>
          <table:table-cell table:formula="of:=['file:///home/diego/workspace/qin-cluster/pruebas/estadisticas/corrida-20120802000741.ods'#$secuencia.B563]" office:value-type="float" office:value="0">
            <text:p>0</text:p>
          </table:table-cell>
          <table:table-cell table:formula="of:=['file:///home/diego/workspace/qin-cluster/pruebas/estadisticas/corrida-20120802000741.ods'#$secuencia.C563]" office:value-type="float" office:value="0">
            <text:p>0,00</text:p>
          </table:table-cell>
          <table:table-cell table:formula="of:=[.C5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3]" office:value-type="float" office:value="0">
            <text:p>0</text:p>
          </table:table-cell>
          <table:table-cell table:formula="of:=['file:///home/diego/workspace/qin-cluster/pruebas/estadisticas/corrida-20120802000741.ods'#$acumulado.A563]" office:value-type="float" office:value="0">
            <text:p>0</text:p>
          </table:table-cell>
          <table:table-cell table:formula="of:=['file:///home/diego/workspace/qin-cluster/pruebas/estadisticas/corrida-20120802000741.ods'#$acumulado.C563]" office:value-type="float" office:value="0">
            <text:p>0</text:p>
          </table:table-cell>
          <table:table-cell table:formula="of:=['file:///home/diego/workspace/qin-cluster/pruebas/estadisticas/corrida-20120802000741.ods'#$acumulado.D563]" office:value-type="float" office:value="0">
            <text:p>0</text:p>
          </table:table-cell>
          <table:table-cell table:formula="of:=['file:///home/diego/workspace/qin-cluster/pruebas/estadisticas/corrida-20120802000741.ods'#$acumulado.E563]" office:value-type="float" office:value="0">
            <text:p>0</text:p>
          </table:table-cell>
          <table:table-cell table:formula="of:=['file:///home/diego/workspace/qin-cluster/pruebas/estadisticas/corrida-20120802000741.ods'#$acumulado.F563]" office:value-type="float" office:value="0">
            <text:p>0</text:p>
          </table:table-cell>
          <table:table-cell table:formula="of:=['file:///home/diego/workspace/qin-cluster/pruebas/estadisticas/corrida-20120802000741.ods'#$acumulado.G563]" office:value-type="float" office:value="0">
            <text:p>0</text:p>
          </table:table-cell>
          <table:table-cell table:formula="of:=[.L563]*100/[.$S$2]" office:value-type="float" office:value="0">
            <text:p>0,00</text:p>
          </table:table-cell>
          <table:table-cell table:formula="of:=[.I5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4]" office:value-type="float" office:value="0">
            <text:p>0</text:p>
          </table:table-cell>
          <table:table-cell office:value-type="float" office:value="563">
            <text:p>563</text:p>
          </table:table-cell>
          <table:table-cell table:formula="of:=['file:///home/diego/workspace/qin-cluster/pruebas/estadisticas/corrida-20120802000741.ods'#$secuencia.B564]" office:value-type="float" office:value="0">
            <text:p>0</text:p>
          </table:table-cell>
          <table:table-cell table:formula="of:=['file:///home/diego/workspace/qin-cluster/pruebas/estadisticas/corrida-20120802000741.ods'#$secuencia.C564]" office:value-type="float" office:value="0">
            <text:p>0,00</text:p>
          </table:table-cell>
          <table:table-cell table:formula="of:=[.C5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4]" office:value-type="float" office:value="0">
            <text:p>0</text:p>
          </table:table-cell>
          <table:table-cell table:formula="of:=['file:///home/diego/workspace/qin-cluster/pruebas/estadisticas/corrida-20120802000741.ods'#$acumulado.A564]" office:value-type="float" office:value="0">
            <text:p>0</text:p>
          </table:table-cell>
          <table:table-cell table:formula="of:=['file:///home/diego/workspace/qin-cluster/pruebas/estadisticas/corrida-20120802000741.ods'#$acumulado.C564]" office:value-type="float" office:value="0">
            <text:p>0</text:p>
          </table:table-cell>
          <table:table-cell table:formula="of:=['file:///home/diego/workspace/qin-cluster/pruebas/estadisticas/corrida-20120802000741.ods'#$acumulado.D564]" office:value-type="float" office:value="0">
            <text:p>0</text:p>
          </table:table-cell>
          <table:table-cell table:formula="of:=['file:///home/diego/workspace/qin-cluster/pruebas/estadisticas/corrida-20120802000741.ods'#$acumulado.E564]" office:value-type="float" office:value="0">
            <text:p>0</text:p>
          </table:table-cell>
          <table:table-cell table:formula="of:=['file:///home/diego/workspace/qin-cluster/pruebas/estadisticas/corrida-20120802000741.ods'#$acumulado.F564]" office:value-type="float" office:value="0">
            <text:p>0</text:p>
          </table:table-cell>
          <table:table-cell table:formula="of:=['file:///home/diego/workspace/qin-cluster/pruebas/estadisticas/corrida-20120802000741.ods'#$acumulado.G564]" office:value-type="float" office:value="0">
            <text:p>0</text:p>
          </table:table-cell>
          <table:table-cell table:formula="of:=[.L564]*100/[.$S$2]" office:value-type="float" office:value="0">
            <text:p>0,00</text:p>
          </table:table-cell>
          <table:table-cell table:formula="of:=[.I5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5]" office:value-type="float" office:value="0">
            <text:p>0</text:p>
          </table:table-cell>
          <table:table-cell office:value-type="float" office:value="564">
            <text:p>564</text:p>
          </table:table-cell>
          <table:table-cell table:formula="of:=['file:///home/diego/workspace/qin-cluster/pruebas/estadisticas/corrida-20120802000741.ods'#$secuencia.B565]" office:value-type="float" office:value="0">
            <text:p>0</text:p>
          </table:table-cell>
          <table:table-cell table:formula="of:=['file:///home/diego/workspace/qin-cluster/pruebas/estadisticas/corrida-20120802000741.ods'#$secuencia.C565]" office:value-type="float" office:value="0">
            <text:p>0,00</text:p>
          </table:table-cell>
          <table:table-cell table:formula="of:=[.C5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5]" office:value-type="float" office:value="0">
            <text:p>0</text:p>
          </table:table-cell>
          <table:table-cell table:formula="of:=['file:///home/diego/workspace/qin-cluster/pruebas/estadisticas/corrida-20120802000741.ods'#$acumulado.A565]" office:value-type="float" office:value="0">
            <text:p>0</text:p>
          </table:table-cell>
          <table:table-cell table:formula="of:=['file:///home/diego/workspace/qin-cluster/pruebas/estadisticas/corrida-20120802000741.ods'#$acumulado.C565]" office:value-type="float" office:value="0">
            <text:p>0</text:p>
          </table:table-cell>
          <table:table-cell table:formula="of:=['file:///home/diego/workspace/qin-cluster/pruebas/estadisticas/corrida-20120802000741.ods'#$acumulado.D565]" office:value-type="float" office:value="0">
            <text:p>0</text:p>
          </table:table-cell>
          <table:table-cell table:formula="of:=['file:///home/diego/workspace/qin-cluster/pruebas/estadisticas/corrida-20120802000741.ods'#$acumulado.E565]" office:value-type="float" office:value="0">
            <text:p>0</text:p>
          </table:table-cell>
          <table:table-cell table:formula="of:=['file:///home/diego/workspace/qin-cluster/pruebas/estadisticas/corrida-20120802000741.ods'#$acumulado.F565]" office:value-type="float" office:value="0">
            <text:p>0</text:p>
          </table:table-cell>
          <table:table-cell table:formula="of:=['file:///home/diego/workspace/qin-cluster/pruebas/estadisticas/corrida-20120802000741.ods'#$acumulado.G565]" office:value-type="float" office:value="0">
            <text:p>0</text:p>
          </table:table-cell>
          <table:table-cell table:formula="of:=[.L565]*100/[.$S$2]" office:value-type="float" office:value="0">
            <text:p>0,00</text:p>
          </table:table-cell>
          <table:table-cell table:formula="of:=[.I5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6]" office:value-type="float" office:value="0">
            <text:p>0</text:p>
          </table:table-cell>
          <table:table-cell office:value-type="float" office:value="565">
            <text:p>565</text:p>
          </table:table-cell>
          <table:table-cell table:formula="of:=['file:///home/diego/workspace/qin-cluster/pruebas/estadisticas/corrida-20120802000741.ods'#$secuencia.B566]" office:value-type="float" office:value="0">
            <text:p>0</text:p>
          </table:table-cell>
          <table:table-cell table:formula="of:=['file:///home/diego/workspace/qin-cluster/pruebas/estadisticas/corrida-20120802000741.ods'#$secuencia.C566]" office:value-type="float" office:value="0">
            <text:p>0,00</text:p>
          </table:table-cell>
          <table:table-cell table:formula="of:=[.C5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6]" office:value-type="float" office:value="0">
            <text:p>0</text:p>
          </table:table-cell>
          <table:table-cell table:formula="of:=['file:///home/diego/workspace/qin-cluster/pruebas/estadisticas/corrida-20120802000741.ods'#$acumulado.A566]" office:value-type="float" office:value="0">
            <text:p>0</text:p>
          </table:table-cell>
          <table:table-cell table:formula="of:=['file:///home/diego/workspace/qin-cluster/pruebas/estadisticas/corrida-20120802000741.ods'#$acumulado.C566]" office:value-type="float" office:value="0">
            <text:p>0</text:p>
          </table:table-cell>
          <table:table-cell table:formula="of:=['file:///home/diego/workspace/qin-cluster/pruebas/estadisticas/corrida-20120802000741.ods'#$acumulado.D566]" office:value-type="float" office:value="0">
            <text:p>0</text:p>
          </table:table-cell>
          <table:table-cell table:formula="of:=['file:///home/diego/workspace/qin-cluster/pruebas/estadisticas/corrida-20120802000741.ods'#$acumulado.E566]" office:value-type="float" office:value="0">
            <text:p>0</text:p>
          </table:table-cell>
          <table:table-cell table:formula="of:=['file:///home/diego/workspace/qin-cluster/pruebas/estadisticas/corrida-20120802000741.ods'#$acumulado.F566]" office:value-type="float" office:value="0">
            <text:p>0</text:p>
          </table:table-cell>
          <table:table-cell table:formula="of:=['file:///home/diego/workspace/qin-cluster/pruebas/estadisticas/corrida-20120802000741.ods'#$acumulado.G566]" office:value-type="float" office:value="0">
            <text:p>0</text:p>
          </table:table-cell>
          <table:table-cell table:formula="of:=[.L566]*100/[.$S$2]" office:value-type="float" office:value="0">
            <text:p>0,00</text:p>
          </table:table-cell>
          <table:table-cell table:formula="of:=[.I5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7]" office:value-type="float" office:value="0">
            <text:p>0</text:p>
          </table:table-cell>
          <table:table-cell office:value-type="float" office:value="566">
            <text:p>566</text:p>
          </table:table-cell>
          <table:table-cell table:formula="of:=['file:///home/diego/workspace/qin-cluster/pruebas/estadisticas/corrida-20120802000741.ods'#$secuencia.B567]" office:value-type="float" office:value="0">
            <text:p>0</text:p>
          </table:table-cell>
          <table:table-cell table:formula="of:=['file:///home/diego/workspace/qin-cluster/pruebas/estadisticas/corrida-20120802000741.ods'#$secuencia.C567]" office:value-type="float" office:value="0">
            <text:p>0,00</text:p>
          </table:table-cell>
          <table:table-cell table:formula="of:=[.C5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7]" office:value-type="float" office:value="0">
            <text:p>0</text:p>
          </table:table-cell>
          <table:table-cell table:formula="of:=['file:///home/diego/workspace/qin-cluster/pruebas/estadisticas/corrida-20120802000741.ods'#$acumulado.A567]" office:value-type="float" office:value="0">
            <text:p>0</text:p>
          </table:table-cell>
          <table:table-cell table:formula="of:=['file:///home/diego/workspace/qin-cluster/pruebas/estadisticas/corrida-20120802000741.ods'#$acumulado.C567]" office:value-type="float" office:value="0">
            <text:p>0</text:p>
          </table:table-cell>
          <table:table-cell table:formula="of:=['file:///home/diego/workspace/qin-cluster/pruebas/estadisticas/corrida-20120802000741.ods'#$acumulado.D567]" office:value-type="float" office:value="0">
            <text:p>0</text:p>
          </table:table-cell>
          <table:table-cell table:formula="of:=['file:///home/diego/workspace/qin-cluster/pruebas/estadisticas/corrida-20120802000741.ods'#$acumulado.E567]" office:value-type="float" office:value="0">
            <text:p>0</text:p>
          </table:table-cell>
          <table:table-cell table:formula="of:=['file:///home/diego/workspace/qin-cluster/pruebas/estadisticas/corrida-20120802000741.ods'#$acumulado.F567]" office:value-type="float" office:value="0">
            <text:p>0</text:p>
          </table:table-cell>
          <table:table-cell table:formula="of:=['file:///home/diego/workspace/qin-cluster/pruebas/estadisticas/corrida-20120802000741.ods'#$acumulado.G567]" office:value-type="float" office:value="0">
            <text:p>0</text:p>
          </table:table-cell>
          <table:table-cell table:formula="of:=[.L567]*100/[.$S$2]" office:value-type="float" office:value="0">
            <text:p>0,00</text:p>
          </table:table-cell>
          <table:table-cell table:formula="of:=[.I5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8]" office:value-type="float" office:value="0">
            <text:p>0</text:p>
          </table:table-cell>
          <table:table-cell office:value-type="float" office:value="567">
            <text:p>567</text:p>
          </table:table-cell>
          <table:table-cell table:formula="of:=['file:///home/diego/workspace/qin-cluster/pruebas/estadisticas/corrida-20120802000741.ods'#$secuencia.B568]" office:value-type="float" office:value="0">
            <text:p>0</text:p>
          </table:table-cell>
          <table:table-cell table:formula="of:=['file:///home/diego/workspace/qin-cluster/pruebas/estadisticas/corrida-20120802000741.ods'#$secuencia.C568]" office:value-type="float" office:value="0">
            <text:p>0,00</text:p>
          </table:table-cell>
          <table:table-cell table:formula="of:=[.C5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8]" office:value-type="float" office:value="0">
            <text:p>0</text:p>
          </table:table-cell>
          <table:table-cell table:formula="of:=['file:///home/diego/workspace/qin-cluster/pruebas/estadisticas/corrida-20120802000741.ods'#$acumulado.A568]" office:value-type="float" office:value="0">
            <text:p>0</text:p>
          </table:table-cell>
          <table:table-cell table:formula="of:=['file:///home/diego/workspace/qin-cluster/pruebas/estadisticas/corrida-20120802000741.ods'#$acumulado.C568]" office:value-type="float" office:value="0">
            <text:p>0</text:p>
          </table:table-cell>
          <table:table-cell table:formula="of:=['file:///home/diego/workspace/qin-cluster/pruebas/estadisticas/corrida-20120802000741.ods'#$acumulado.D568]" office:value-type="float" office:value="0">
            <text:p>0</text:p>
          </table:table-cell>
          <table:table-cell table:formula="of:=['file:///home/diego/workspace/qin-cluster/pruebas/estadisticas/corrida-20120802000741.ods'#$acumulado.E568]" office:value-type="float" office:value="0">
            <text:p>0</text:p>
          </table:table-cell>
          <table:table-cell table:formula="of:=['file:///home/diego/workspace/qin-cluster/pruebas/estadisticas/corrida-20120802000741.ods'#$acumulado.F568]" office:value-type="float" office:value="0">
            <text:p>0</text:p>
          </table:table-cell>
          <table:table-cell table:formula="of:=['file:///home/diego/workspace/qin-cluster/pruebas/estadisticas/corrida-20120802000741.ods'#$acumulado.G568]" office:value-type="float" office:value="0">
            <text:p>0</text:p>
          </table:table-cell>
          <table:table-cell table:formula="of:=[.L568]*100/[.$S$2]" office:value-type="float" office:value="0">
            <text:p>0,00</text:p>
          </table:table-cell>
          <table:table-cell table:formula="of:=[.I5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69]" office:value-type="float" office:value="0">
            <text:p>0</text:p>
          </table:table-cell>
          <table:table-cell office:value-type="float" office:value="568">
            <text:p>568</text:p>
          </table:table-cell>
          <table:table-cell table:formula="of:=['file:///home/diego/workspace/qin-cluster/pruebas/estadisticas/corrida-20120802000741.ods'#$secuencia.B569]" office:value-type="float" office:value="0">
            <text:p>0</text:p>
          </table:table-cell>
          <table:table-cell table:formula="of:=['file:///home/diego/workspace/qin-cluster/pruebas/estadisticas/corrida-20120802000741.ods'#$secuencia.C569]" office:value-type="float" office:value="0">
            <text:p>0,00</text:p>
          </table:table-cell>
          <table:table-cell table:formula="of:=[.C5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69]" office:value-type="float" office:value="0">
            <text:p>0</text:p>
          </table:table-cell>
          <table:table-cell table:formula="of:=['file:///home/diego/workspace/qin-cluster/pruebas/estadisticas/corrida-20120802000741.ods'#$acumulado.A569]" office:value-type="float" office:value="0">
            <text:p>0</text:p>
          </table:table-cell>
          <table:table-cell table:formula="of:=['file:///home/diego/workspace/qin-cluster/pruebas/estadisticas/corrida-20120802000741.ods'#$acumulado.C569]" office:value-type="float" office:value="0">
            <text:p>0</text:p>
          </table:table-cell>
          <table:table-cell table:formula="of:=['file:///home/diego/workspace/qin-cluster/pruebas/estadisticas/corrida-20120802000741.ods'#$acumulado.D569]" office:value-type="float" office:value="0">
            <text:p>0</text:p>
          </table:table-cell>
          <table:table-cell table:formula="of:=['file:///home/diego/workspace/qin-cluster/pruebas/estadisticas/corrida-20120802000741.ods'#$acumulado.E569]" office:value-type="float" office:value="0">
            <text:p>0</text:p>
          </table:table-cell>
          <table:table-cell table:formula="of:=['file:///home/diego/workspace/qin-cluster/pruebas/estadisticas/corrida-20120802000741.ods'#$acumulado.F569]" office:value-type="float" office:value="0">
            <text:p>0</text:p>
          </table:table-cell>
          <table:table-cell table:formula="of:=['file:///home/diego/workspace/qin-cluster/pruebas/estadisticas/corrida-20120802000741.ods'#$acumulado.G569]" office:value-type="float" office:value="0">
            <text:p>0</text:p>
          </table:table-cell>
          <table:table-cell table:formula="of:=[.L569]*100/[.$S$2]" office:value-type="float" office:value="0">
            <text:p>0,00</text:p>
          </table:table-cell>
          <table:table-cell table:formula="of:=[.I5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0]" office:value-type="float" office:value="0">
            <text:p>0</text:p>
          </table:table-cell>
          <table:table-cell office:value-type="float" office:value="569">
            <text:p>569</text:p>
          </table:table-cell>
          <table:table-cell table:formula="of:=['file:///home/diego/workspace/qin-cluster/pruebas/estadisticas/corrida-20120802000741.ods'#$secuencia.B570]" office:value-type="float" office:value="0">
            <text:p>0</text:p>
          </table:table-cell>
          <table:table-cell table:formula="of:=['file:///home/diego/workspace/qin-cluster/pruebas/estadisticas/corrida-20120802000741.ods'#$secuencia.C570]" office:value-type="float" office:value="0">
            <text:p>0,00</text:p>
          </table:table-cell>
          <table:table-cell table:formula="of:=[.C5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0]" office:value-type="float" office:value="0">
            <text:p>0</text:p>
          </table:table-cell>
          <table:table-cell table:formula="of:=['file:///home/diego/workspace/qin-cluster/pruebas/estadisticas/corrida-20120802000741.ods'#$acumulado.A570]" office:value-type="float" office:value="0">
            <text:p>0</text:p>
          </table:table-cell>
          <table:table-cell table:formula="of:=['file:///home/diego/workspace/qin-cluster/pruebas/estadisticas/corrida-20120802000741.ods'#$acumulado.C570]" office:value-type="float" office:value="0">
            <text:p>0</text:p>
          </table:table-cell>
          <table:table-cell table:formula="of:=['file:///home/diego/workspace/qin-cluster/pruebas/estadisticas/corrida-20120802000741.ods'#$acumulado.D570]" office:value-type="float" office:value="0">
            <text:p>0</text:p>
          </table:table-cell>
          <table:table-cell table:formula="of:=['file:///home/diego/workspace/qin-cluster/pruebas/estadisticas/corrida-20120802000741.ods'#$acumulado.E570]" office:value-type="float" office:value="0">
            <text:p>0</text:p>
          </table:table-cell>
          <table:table-cell table:formula="of:=['file:///home/diego/workspace/qin-cluster/pruebas/estadisticas/corrida-20120802000741.ods'#$acumulado.F570]" office:value-type="float" office:value="0">
            <text:p>0</text:p>
          </table:table-cell>
          <table:table-cell table:formula="of:=['file:///home/diego/workspace/qin-cluster/pruebas/estadisticas/corrida-20120802000741.ods'#$acumulado.G570]" office:value-type="float" office:value="0">
            <text:p>0</text:p>
          </table:table-cell>
          <table:table-cell table:formula="of:=[.L570]*100/[.$S$2]" office:value-type="float" office:value="0">
            <text:p>0,00</text:p>
          </table:table-cell>
          <table:table-cell table:formula="of:=[.I5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1]" office:value-type="float" office:value="0">
            <text:p>0</text:p>
          </table:table-cell>
          <table:table-cell office:value-type="float" office:value="570">
            <text:p>570</text:p>
          </table:table-cell>
          <table:table-cell table:formula="of:=['file:///home/diego/workspace/qin-cluster/pruebas/estadisticas/corrida-20120802000741.ods'#$secuencia.B571]" office:value-type="float" office:value="0">
            <text:p>0</text:p>
          </table:table-cell>
          <table:table-cell table:formula="of:=['file:///home/diego/workspace/qin-cluster/pruebas/estadisticas/corrida-20120802000741.ods'#$secuencia.C571]" office:value-type="float" office:value="0">
            <text:p>0,00</text:p>
          </table:table-cell>
          <table:table-cell table:formula="of:=[.C5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1]" office:value-type="float" office:value="0">
            <text:p>0</text:p>
          </table:table-cell>
          <table:table-cell table:formula="of:=['file:///home/diego/workspace/qin-cluster/pruebas/estadisticas/corrida-20120802000741.ods'#$acumulado.A571]" office:value-type="float" office:value="0">
            <text:p>0</text:p>
          </table:table-cell>
          <table:table-cell table:formula="of:=['file:///home/diego/workspace/qin-cluster/pruebas/estadisticas/corrida-20120802000741.ods'#$acumulado.C571]" office:value-type="float" office:value="0">
            <text:p>0</text:p>
          </table:table-cell>
          <table:table-cell table:formula="of:=['file:///home/diego/workspace/qin-cluster/pruebas/estadisticas/corrida-20120802000741.ods'#$acumulado.D571]" office:value-type="float" office:value="0">
            <text:p>0</text:p>
          </table:table-cell>
          <table:table-cell table:formula="of:=['file:///home/diego/workspace/qin-cluster/pruebas/estadisticas/corrida-20120802000741.ods'#$acumulado.E571]" office:value-type="float" office:value="0">
            <text:p>0</text:p>
          </table:table-cell>
          <table:table-cell table:formula="of:=['file:///home/diego/workspace/qin-cluster/pruebas/estadisticas/corrida-20120802000741.ods'#$acumulado.F571]" office:value-type="float" office:value="0">
            <text:p>0</text:p>
          </table:table-cell>
          <table:table-cell table:formula="of:=['file:///home/diego/workspace/qin-cluster/pruebas/estadisticas/corrida-20120802000741.ods'#$acumulado.G571]" office:value-type="float" office:value="0">
            <text:p>0</text:p>
          </table:table-cell>
          <table:table-cell table:formula="of:=[.L571]*100/[.$S$2]" office:value-type="float" office:value="0">
            <text:p>0,00</text:p>
          </table:table-cell>
          <table:table-cell table:formula="of:=[.I5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2]" office:value-type="float" office:value="0">
            <text:p>0</text:p>
          </table:table-cell>
          <table:table-cell office:value-type="float" office:value="571">
            <text:p>571</text:p>
          </table:table-cell>
          <table:table-cell table:formula="of:=['file:///home/diego/workspace/qin-cluster/pruebas/estadisticas/corrida-20120802000741.ods'#$secuencia.B572]" office:value-type="float" office:value="0">
            <text:p>0</text:p>
          </table:table-cell>
          <table:table-cell table:formula="of:=['file:///home/diego/workspace/qin-cluster/pruebas/estadisticas/corrida-20120802000741.ods'#$secuencia.C572]" office:value-type="float" office:value="0">
            <text:p>0,00</text:p>
          </table:table-cell>
          <table:table-cell table:formula="of:=[.C5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2]" office:value-type="float" office:value="0">
            <text:p>0</text:p>
          </table:table-cell>
          <table:table-cell table:formula="of:=['file:///home/diego/workspace/qin-cluster/pruebas/estadisticas/corrida-20120802000741.ods'#$acumulado.A572]" office:value-type="float" office:value="0">
            <text:p>0</text:p>
          </table:table-cell>
          <table:table-cell table:formula="of:=['file:///home/diego/workspace/qin-cluster/pruebas/estadisticas/corrida-20120802000741.ods'#$acumulado.C572]" office:value-type="float" office:value="0">
            <text:p>0</text:p>
          </table:table-cell>
          <table:table-cell table:formula="of:=['file:///home/diego/workspace/qin-cluster/pruebas/estadisticas/corrida-20120802000741.ods'#$acumulado.D572]" office:value-type="float" office:value="0">
            <text:p>0</text:p>
          </table:table-cell>
          <table:table-cell table:formula="of:=['file:///home/diego/workspace/qin-cluster/pruebas/estadisticas/corrida-20120802000741.ods'#$acumulado.E572]" office:value-type="float" office:value="0">
            <text:p>0</text:p>
          </table:table-cell>
          <table:table-cell table:formula="of:=['file:///home/diego/workspace/qin-cluster/pruebas/estadisticas/corrida-20120802000741.ods'#$acumulado.F572]" office:value-type="float" office:value="0">
            <text:p>0</text:p>
          </table:table-cell>
          <table:table-cell table:formula="of:=['file:///home/diego/workspace/qin-cluster/pruebas/estadisticas/corrida-20120802000741.ods'#$acumulado.G572]" office:value-type="float" office:value="0">
            <text:p>0</text:p>
          </table:table-cell>
          <table:table-cell table:formula="of:=[.L572]*100/[.$S$2]" office:value-type="float" office:value="0">
            <text:p>0,00</text:p>
          </table:table-cell>
          <table:table-cell table:formula="of:=[.I5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3]" office:value-type="float" office:value="0">
            <text:p>0</text:p>
          </table:table-cell>
          <table:table-cell office:value-type="float" office:value="572">
            <text:p>572</text:p>
          </table:table-cell>
          <table:table-cell table:formula="of:=['file:///home/diego/workspace/qin-cluster/pruebas/estadisticas/corrida-20120802000741.ods'#$secuencia.B573]" office:value-type="float" office:value="0">
            <text:p>0</text:p>
          </table:table-cell>
          <table:table-cell table:formula="of:=['file:///home/diego/workspace/qin-cluster/pruebas/estadisticas/corrida-20120802000741.ods'#$secuencia.C573]" office:value-type="float" office:value="0">
            <text:p>0,00</text:p>
          </table:table-cell>
          <table:table-cell table:formula="of:=[.C5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3]" office:value-type="float" office:value="0">
            <text:p>0</text:p>
          </table:table-cell>
          <table:table-cell table:formula="of:=['file:///home/diego/workspace/qin-cluster/pruebas/estadisticas/corrida-20120802000741.ods'#$acumulado.A573]" office:value-type="float" office:value="0">
            <text:p>0</text:p>
          </table:table-cell>
          <table:table-cell table:formula="of:=['file:///home/diego/workspace/qin-cluster/pruebas/estadisticas/corrida-20120802000741.ods'#$acumulado.C573]" office:value-type="float" office:value="0">
            <text:p>0</text:p>
          </table:table-cell>
          <table:table-cell table:formula="of:=['file:///home/diego/workspace/qin-cluster/pruebas/estadisticas/corrida-20120802000741.ods'#$acumulado.D573]" office:value-type="float" office:value="0">
            <text:p>0</text:p>
          </table:table-cell>
          <table:table-cell table:formula="of:=['file:///home/diego/workspace/qin-cluster/pruebas/estadisticas/corrida-20120802000741.ods'#$acumulado.E573]" office:value-type="float" office:value="0">
            <text:p>0</text:p>
          </table:table-cell>
          <table:table-cell table:formula="of:=['file:///home/diego/workspace/qin-cluster/pruebas/estadisticas/corrida-20120802000741.ods'#$acumulado.F573]" office:value-type="float" office:value="0">
            <text:p>0</text:p>
          </table:table-cell>
          <table:table-cell table:formula="of:=['file:///home/diego/workspace/qin-cluster/pruebas/estadisticas/corrida-20120802000741.ods'#$acumulado.G573]" office:value-type="float" office:value="0">
            <text:p>0</text:p>
          </table:table-cell>
          <table:table-cell table:formula="of:=[.L573]*100/[.$S$2]" office:value-type="float" office:value="0">
            <text:p>0,00</text:p>
          </table:table-cell>
          <table:table-cell table:formula="of:=[.I5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4]" office:value-type="float" office:value="0">
            <text:p>0</text:p>
          </table:table-cell>
          <table:table-cell office:value-type="float" office:value="573">
            <text:p>573</text:p>
          </table:table-cell>
          <table:table-cell table:formula="of:=['file:///home/diego/workspace/qin-cluster/pruebas/estadisticas/corrida-20120802000741.ods'#$secuencia.B574]" office:value-type="float" office:value="0">
            <text:p>0</text:p>
          </table:table-cell>
          <table:table-cell table:formula="of:=['file:///home/diego/workspace/qin-cluster/pruebas/estadisticas/corrida-20120802000741.ods'#$secuencia.C574]" office:value-type="float" office:value="0">
            <text:p>0,00</text:p>
          </table:table-cell>
          <table:table-cell table:formula="of:=[.C5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4]" office:value-type="float" office:value="0">
            <text:p>0</text:p>
          </table:table-cell>
          <table:table-cell table:formula="of:=['file:///home/diego/workspace/qin-cluster/pruebas/estadisticas/corrida-20120802000741.ods'#$acumulado.A574]" office:value-type="float" office:value="0">
            <text:p>0</text:p>
          </table:table-cell>
          <table:table-cell table:formula="of:=['file:///home/diego/workspace/qin-cluster/pruebas/estadisticas/corrida-20120802000741.ods'#$acumulado.C574]" office:value-type="float" office:value="0">
            <text:p>0</text:p>
          </table:table-cell>
          <table:table-cell table:formula="of:=['file:///home/diego/workspace/qin-cluster/pruebas/estadisticas/corrida-20120802000741.ods'#$acumulado.D574]" office:value-type="float" office:value="0">
            <text:p>0</text:p>
          </table:table-cell>
          <table:table-cell table:formula="of:=['file:///home/diego/workspace/qin-cluster/pruebas/estadisticas/corrida-20120802000741.ods'#$acumulado.E574]" office:value-type="float" office:value="0">
            <text:p>0</text:p>
          </table:table-cell>
          <table:table-cell table:formula="of:=['file:///home/diego/workspace/qin-cluster/pruebas/estadisticas/corrida-20120802000741.ods'#$acumulado.F574]" office:value-type="float" office:value="0">
            <text:p>0</text:p>
          </table:table-cell>
          <table:table-cell table:formula="of:=['file:///home/diego/workspace/qin-cluster/pruebas/estadisticas/corrida-20120802000741.ods'#$acumulado.G574]" office:value-type="float" office:value="0">
            <text:p>0</text:p>
          </table:table-cell>
          <table:table-cell table:formula="of:=[.L574]*100/[.$S$2]" office:value-type="float" office:value="0">
            <text:p>0,00</text:p>
          </table:table-cell>
          <table:table-cell table:formula="of:=[.I5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5]" office:value-type="float" office:value="0">
            <text:p>0</text:p>
          </table:table-cell>
          <table:table-cell office:value-type="float" office:value="574">
            <text:p>574</text:p>
          </table:table-cell>
          <table:table-cell table:formula="of:=['file:///home/diego/workspace/qin-cluster/pruebas/estadisticas/corrida-20120802000741.ods'#$secuencia.B575]" office:value-type="float" office:value="0">
            <text:p>0</text:p>
          </table:table-cell>
          <table:table-cell table:formula="of:=['file:///home/diego/workspace/qin-cluster/pruebas/estadisticas/corrida-20120802000741.ods'#$secuencia.C575]" office:value-type="float" office:value="0">
            <text:p>0,00</text:p>
          </table:table-cell>
          <table:table-cell table:formula="of:=[.C5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5]" office:value-type="float" office:value="0">
            <text:p>0</text:p>
          </table:table-cell>
          <table:table-cell table:formula="of:=['file:///home/diego/workspace/qin-cluster/pruebas/estadisticas/corrida-20120802000741.ods'#$acumulado.A575]" office:value-type="float" office:value="0">
            <text:p>0</text:p>
          </table:table-cell>
          <table:table-cell table:formula="of:=['file:///home/diego/workspace/qin-cluster/pruebas/estadisticas/corrida-20120802000741.ods'#$acumulado.C575]" office:value-type="float" office:value="0">
            <text:p>0</text:p>
          </table:table-cell>
          <table:table-cell table:formula="of:=['file:///home/diego/workspace/qin-cluster/pruebas/estadisticas/corrida-20120802000741.ods'#$acumulado.D575]" office:value-type="float" office:value="0">
            <text:p>0</text:p>
          </table:table-cell>
          <table:table-cell table:formula="of:=['file:///home/diego/workspace/qin-cluster/pruebas/estadisticas/corrida-20120802000741.ods'#$acumulado.E575]" office:value-type="float" office:value="0">
            <text:p>0</text:p>
          </table:table-cell>
          <table:table-cell table:formula="of:=['file:///home/diego/workspace/qin-cluster/pruebas/estadisticas/corrida-20120802000741.ods'#$acumulado.F575]" office:value-type="float" office:value="0">
            <text:p>0</text:p>
          </table:table-cell>
          <table:table-cell table:formula="of:=['file:///home/diego/workspace/qin-cluster/pruebas/estadisticas/corrida-20120802000741.ods'#$acumulado.G575]" office:value-type="float" office:value="0">
            <text:p>0</text:p>
          </table:table-cell>
          <table:table-cell table:formula="of:=[.L575]*100/[.$S$2]" office:value-type="float" office:value="0">
            <text:p>0,00</text:p>
          </table:table-cell>
          <table:table-cell table:formula="of:=[.I5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6]"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['file:///home/diego/workspace/qin-cluster/pruebas/estadisticas/corrida-20120802000741.ods'#$secuencia.B576]" office:value-type="float" office:value="0">
            <text:p>0</text:p>
          </table:table-cell>
          <table:table-cell table:formula="of:=['file:///home/diego/workspace/qin-cluster/pruebas/estadisticas/corrida-20120802000741.ods'#$secuencia.C576]" office:value-type="float" office:value="0">
            <text:p>0,00</text:p>
          </table:table-cell>
          <table:table-cell table:formula="of:=[.C5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6]" office:value-type="float" office:value="0">
            <text:p>0</text:p>
          </table:table-cell>
          <table:table-cell table:formula="of:=['file:///home/diego/workspace/qin-cluster/pruebas/estadisticas/corrida-20120802000741.ods'#$acumulado.A576]" office:value-type="float" office:value="0">
            <text:p>0</text:p>
          </table:table-cell>
          <table:table-cell table:formula="of:=['file:///home/diego/workspace/qin-cluster/pruebas/estadisticas/corrida-20120802000741.ods'#$acumulado.C576]" office:value-type="float" office:value="0">
            <text:p>0</text:p>
          </table:table-cell>
          <table:table-cell table:formula="of:=['file:///home/diego/workspace/qin-cluster/pruebas/estadisticas/corrida-20120802000741.ods'#$acumulado.D576]" office:value-type="float" office:value="0">
            <text:p>0</text:p>
          </table:table-cell>
          <table:table-cell table:formula="of:=['file:///home/diego/workspace/qin-cluster/pruebas/estadisticas/corrida-20120802000741.ods'#$acumulado.E576]" office:value-type="float" office:value="0">
            <text:p>0</text:p>
          </table:table-cell>
          <table:table-cell table:formula="of:=['file:///home/diego/workspace/qin-cluster/pruebas/estadisticas/corrida-20120802000741.ods'#$acumulado.F576]" office:value-type="float" office:value="0">
            <text:p>0</text:p>
          </table:table-cell>
          <table:table-cell table:formula="of:=['file:///home/diego/workspace/qin-cluster/pruebas/estadisticas/corrida-20120802000741.ods'#$acumulado.G576]" office:value-type="float" office:value="0">
            <text:p>0</text:p>
          </table:table-cell>
          <table:table-cell table:formula="of:=[.L576]*100/[.$S$2]" office:value-type="float" office:value="0">
            <text:p>0,00</text:p>
          </table:table-cell>
          <table:table-cell table:formula="of:=[.I5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7]"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'file:///home/diego/workspace/qin-cluster/pruebas/estadisticas/corrida-20120802000741.ods'#$secuencia.B577]" office:value-type="float" office:value="0">
            <text:p>0</text:p>
          </table:table-cell>
          <table:table-cell table:formula="of:=['file:///home/diego/workspace/qin-cluster/pruebas/estadisticas/corrida-20120802000741.ods'#$secuencia.C577]" office:value-type="float" office:value="0">
            <text:p>0,00</text:p>
          </table:table-cell>
          <table:table-cell table:formula="of:=[.C5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7]" office:value-type="float" office:value="0">
            <text:p>0</text:p>
          </table:table-cell>
          <table:table-cell table:formula="of:=['file:///home/diego/workspace/qin-cluster/pruebas/estadisticas/corrida-20120802000741.ods'#$acumulado.A577]" office:value-type="float" office:value="0">
            <text:p>0</text:p>
          </table:table-cell>
          <table:table-cell table:formula="of:=['file:///home/diego/workspace/qin-cluster/pruebas/estadisticas/corrida-20120802000741.ods'#$acumulado.C577]" office:value-type="float" office:value="0">
            <text:p>0</text:p>
          </table:table-cell>
          <table:table-cell table:formula="of:=['file:///home/diego/workspace/qin-cluster/pruebas/estadisticas/corrida-20120802000741.ods'#$acumulado.D577]" office:value-type="float" office:value="0">
            <text:p>0</text:p>
          </table:table-cell>
          <table:table-cell table:formula="of:=['file:///home/diego/workspace/qin-cluster/pruebas/estadisticas/corrida-20120802000741.ods'#$acumulado.E577]" office:value-type="float" office:value="0">
            <text:p>0</text:p>
          </table:table-cell>
          <table:table-cell table:formula="of:=['file:///home/diego/workspace/qin-cluster/pruebas/estadisticas/corrida-20120802000741.ods'#$acumulado.F577]" office:value-type="float" office:value="0">
            <text:p>0</text:p>
          </table:table-cell>
          <table:table-cell table:formula="of:=['file:///home/diego/workspace/qin-cluster/pruebas/estadisticas/corrida-20120802000741.ods'#$acumulado.G577]" office:value-type="float" office:value="0">
            <text:p>0</text:p>
          </table:table-cell>
          <table:table-cell table:formula="of:=[.L577]*100/[.$S$2]" office:value-type="float" office:value="0">
            <text:p>0,00</text:p>
          </table:table-cell>
          <table:table-cell table:formula="of:=[.I5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8]" office:value-type="float" office:value="0">
            <text:p>0</text:p>
          </table:table-cell>
          <table:table-cell office:value-type="float" office:value="577">
            <text:p>577</text:p>
          </table:table-cell>
          <table:table-cell table:formula="of:=['file:///home/diego/workspace/qin-cluster/pruebas/estadisticas/corrida-20120802000741.ods'#$secuencia.B578]" office:value-type="float" office:value="0">
            <text:p>0</text:p>
          </table:table-cell>
          <table:table-cell table:formula="of:=['file:///home/diego/workspace/qin-cluster/pruebas/estadisticas/corrida-20120802000741.ods'#$secuencia.C578]" office:value-type="float" office:value="0">
            <text:p>0,00</text:p>
          </table:table-cell>
          <table:table-cell table:formula="of:=[.C5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8]" office:value-type="float" office:value="0">
            <text:p>0</text:p>
          </table:table-cell>
          <table:table-cell table:formula="of:=['file:///home/diego/workspace/qin-cluster/pruebas/estadisticas/corrida-20120802000741.ods'#$acumulado.A578]" office:value-type="float" office:value="0">
            <text:p>0</text:p>
          </table:table-cell>
          <table:table-cell table:formula="of:=['file:///home/diego/workspace/qin-cluster/pruebas/estadisticas/corrida-20120802000741.ods'#$acumulado.C578]" office:value-type="float" office:value="0">
            <text:p>0</text:p>
          </table:table-cell>
          <table:table-cell table:formula="of:=['file:///home/diego/workspace/qin-cluster/pruebas/estadisticas/corrida-20120802000741.ods'#$acumulado.D578]" office:value-type="float" office:value="0">
            <text:p>0</text:p>
          </table:table-cell>
          <table:table-cell table:formula="of:=['file:///home/diego/workspace/qin-cluster/pruebas/estadisticas/corrida-20120802000741.ods'#$acumulado.E578]" office:value-type="float" office:value="0">
            <text:p>0</text:p>
          </table:table-cell>
          <table:table-cell table:formula="of:=['file:///home/diego/workspace/qin-cluster/pruebas/estadisticas/corrida-20120802000741.ods'#$acumulado.F578]" office:value-type="float" office:value="0">
            <text:p>0</text:p>
          </table:table-cell>
          <table:table-cell table:formula="of:=['file:///home/diego/workspace/qin-cluster/pruebas/estadisticas/corrida-20120802000741.ods'#$acumulado.G578]" office:value-type="float" office:value="0">
            <text:p>0</text:p>
          </table:table-cell>
          <table:table-cell table:formula="of:=[.L578]*100/[.$S$2]" office:value-type="float" office:value="0">
            <text:p>0,00</text:p>
          </table:table-cell>
          <table:table-cell table:formula="of:=[.I5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79]" office:value-type="float" office:value="0">
            <text:p>0</text:p>
          </table:table-cell>
          <table:table-cell office:value-type="float" office:value="578">
            <text:p>578</text:p>
          </table:table-cell>
          <table:table-cell table:formula="of:=['file:///home/diego/workspace/qin-cluster/pruebas/estadisticas/corrida-20120802000741.ods'#$secuencia.B579]" office:value-type="float" office:value="0">
            <text:p>0</text:p>
          </table:table-cell>
          <table:table-cell table:formula="of:=['file:///home/diego/workspace/qin-cluster/pruebas/estadisticas/corrida-20120802000741.ods'#$secuencia.C579]" office:value-type="float" office:value="0">
            <text:p>0,00</text:p>
          </table:table-cell>
          <table:table-cell table:formula="of:=[.C5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79]" office:value-type="float" office:value="0">
            <text:p>0</text:p>
          </table:table-cell>
          <table:table-cell table:formula="of:=['file:///home/diego/workspace/qin-cluster/pruebas/estadisticas/corrida-20120802000741.ods'#$acumulado.A579]" office:value-type="float" office:value="0">
            <text:p>0</text:p>
          </table:table-cell>
          <table:table-cell table:formula="of:=['file:///home/diego/workspace/qin-cluster/pruebas/estadisticas/corrida-20120802000741.ods'#$acumulado.C579]" office:value-type="float" office:value="0">
            <text:p>0</text:p>
          </table:table-cell>
          <table:table-cell table:formula="of:=['file:///home/diego/workspace/qin-cluster/pruebas/estadisticas/corrida-20120802000741.ods'#$acumulado.D579]" office:value-type="float" office:value="0">
            <text:p>0</text:p>
          </table:table-cell>
          <table:table-cell table:formula="of:=['file:///home/diego/workspace/qin-cluster/pruebas/estadisticas/corrida-20120802000741.ods'#$acumulado.E579]" office:value-type="float" office:value="0">
            <text:p>0</text:p>
          </table:table-cell>
          <table:table-cell table:formula="of:=['file:///home/diego/workspace/qin-cluster/pruebas/estadisticas/corrida-20120802000741.ods'#$acumulado.F579]" office:value-type="float" office:value="0">
            <text:p>0</text:p>
          </table:table-cell>
          <table:table-cell table:formula="of:=['file:///home/diego/workspace/qin-cluster/pruebas/estadisticas/corrida-20120802000741.ods'#$acumulado.G579]" office:value-type="float" office:value="0">
            <text:p>0</text:p>
          </table:table-cell>
          <table:table-cell table:formula="of:=[.L579]*100/[.$S$2]" office:value-type="float" office:value="0">
            <text:p>0,00</text:p>
          </table:table-cell>
          <table:table-cell table:formula="of:=[.I5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0]" office:value-type="float" office:value="0">
            <text:p>0</text:p>
          </table:table-cell>
          <table:table-cell office:value-type="float" office:value="579">
            <text:p>579</text:p>
          </table:table-cell>
          <table:table-cell table:formula="of:=['file:///home/diego/workspace/qin-cluster/pruebas/estadisticas/corrida-20120802000741.ods'#$secuencia.B580]" office:value-type="float" office:value="0">
            <text:p>0</text:p>
          </table:table-cell>
          <table:table-cell table:formula="of:=['file:///home/diego/workspace/qin-cluster/pruebas/estadisticas/corrida-20120802000741.ods'#$secuencia.C580]" office:value-type="float" office:value="0">
            <text:p>0,00</text:p>
          </table:table-cell>
          <table:table-cell table:formula="of:=[.C5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0]" office:value-type="float" office:value="0">
            <text:p>0</text:p>
          </table:table-cell>
          <table:table-cell table:formula="of:=['file:///home/diego/workspace/qin-cluster/pruebas/estadisticas/corrida-20120802000741.ods'#$acumulado.A580]" office:value-type="float" office:value="0">
            <text:p>0</text:p>
          </table:table-cell>
          <table:table-cell table:formula="of:=['file:///home/diego/workspace/qin-cluster/pruebas/estadisticas/corrida-20120802000741.ods'#$acumulado.C580]" office:value-type="float" office:value="0">
            <text:p>0</text:p>
          </table:table-cell>
          <table:table-cell table:formula="of:=['file:///home/diego/workspace/qin-cluster/pruebas/estadisticas/corrida-20120802000741.ods'#$acumulado.D580]" office:value-type="float" office:value="0">
            <text:p>0</text:p>
          </table:table-cell>
          <table:table-cell table:formula="of:=['file:///home/diego/workspace/qin-cluster/pruebas/estadisticas/corrida-20120802000741.ods'#$acumulado.E580]" office:value-type="float" office:value="0">
            <text:p>0</text:p>
          </table:table-cell>
          <table:table-cell table:formula="of:=['file:///home/diego/workspace/qin-cluster/pruebas/estadisticas/corrida-20120802000741.ods'#$acumulado.F580]" office:value-type="float" office:value="0">
            <text:p>0</text:p>
          </table:table-cell>
          <table:table-cell table:formula="of:=['file:///home/diego/workspace/qin-cluster/pruebas/estadisticas/corrida-20120802000741.ods'#$acumulado.G580]" office:value-type="float" office:value="0">
            <text:p>0</text:p>
          </table:table-cell>
          <table:table-cell table:formula="of:=[.L580]*100/[.$S$2]" office:value-type="float" office:value="0">
            <text:p>0,00</text:p>
          </table:table-cell>
          <table:table-cell table:formula="of:=[.I5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1]" office:value-type="float" office:value="0">
            <text:p>0</text:p>
          </table:table-cell>
          <table:table-cell office:value-type="float" office:value="580">
            <text:p>580</text:p>
          </table:table-cell>
          <table:table-cell table:formula="of:=['file:///home/diego/workspace/qin-cluster/pruebas/estadisticas/corrida-20120802000741.ods'#$secuencia.B581]" office:value-type="float" office:value="0">
            <text:p>0</text:p>
          </table:table-cell>
          <table:table-cell table:formula="of:=['file:///home/diego/workspace/qin-cluster/pruebas/estadisticas/corrida-20120802000741.ods'#$secuencia.C581]" office:value-type="float" office:value="0">
            <text:p>0,00</text:p>
          </table:table-cell>
          <table:table-cell table:formula="of:=[.C5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1]" office:value-type="float" office:value="0">
            <text:p>0</text:p>
          </table:table-cell>
          <table:table-cell table:formula="of:=['file:///home/diego/workspace/qin-cluster/pruebas/estadisticas/corrida-20120802000741.ods'#$acumulado.A581]" office:value-type="float" office:value="0">
            <text:p>0</text:p>
          </table:table-cell>
          <table:table-cell table:formula="of:=['file:///home/diego/workspace/qin-cluster/pruebas/estadisticas/corrida-20120802000741.ods'#$acumulado.C581]" office:value-type="float" office:value="0">
            <text:p>0</text:p>
          </table:table-cell>
          <table:table-cell table:formula="of:=['file:///home/diego/workspace/qin-cluster/pruebas/estadisticas/corrida-20120802000741.ods'#$acumulado.D581]" office:value-type="float" office:value="0">
            <text:p>0</text:p>
          </table:table-cell>
          <table:table-cell table:formula="of:=['file:///home/diego/workspace/qin-cluster/pruebas/estadisticas/corrida-20120802000741.ods'#$acumulado.E581]" office:value-type="float" office:value="0">
            <text:p>0</text:p>
          </table:table-cell>
          <table:table-cell table:formula="of:=['file:///home/diego/workspace/qin-cluster/pruebas/estadisticas/corrida-20120802000741.ods'#$acumulado.F581]" office:value-type="float" office:value="0">
            <text:p>0</text:p>
          </table:table-cell>
          <table:table-cell table:formula="of:=['file:///home/diego/workspace/qin-cluster/pruebas/estadisticas/corrida-20120802000741.ods'#$acumulado.G581]" office:value-type="float" office:value="0">
            <text:p>0</text:p>
          </table:table-cell>
          <table:table-cell table:formula="of:=[.L581]*100/[.$S$2]" office:value-type="float" office:value="0">
            <text:p>0,00</text:p>
          </table:table-cell>
          <table:table-cell table:formula="of:=[.I5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2]" office:value-type="float" office:value="0">
            <text:p>0</text:p>
          </table:table-cell>
          <table:table-cell office:value-type="float" office:value="581">
            <text:p>581</text:p>
          </table:table-cell>
          <table:table-cell table:formula="of:=['file:///home/diego/workspace/qin-cluster/pruebas/estadisticas/corrida-20120802000741.ods'#$secuencia.B582]" office:value-type="float" office:value="0">
            <text:p>0</text:p>
          </table:table-cell>
          <table:table-cell table:formula="of:=['file:///home/diego/workspace/qin-cluster/pruebas/estadisticas/corrida-20120802000741.ods'#$secuencia.C582]" office:value-type="float" office:value="0">
            <text:p>0,00</text:p>
          </table:table-cell>
          <table:table-cell table:formula="of:=[.C5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2]" office:value-type="float" office:value="0">
            <text:p>0</text:p>
          </table:table-cell>
          <table:table-cell table:formula="of:=['file:///home/diego/workspace/qin-cluster/pruebas/estadisticas/corrida-20120802000741.ods'#$acumulado.A582]" office:value-type="float" office:value="0">
            <text:p>0</text:p>
          </table:table-cell>
          <table:table-cell table:formula="of:=['file:///home/diego/workspace/qin-cluster/pruebas/estadisticas/corrida-20120802000741.ods'#$acumulado.C582]" office:value-type="float" office:value="0">
            <text:p>0</text:p>
          </table:table-cell>
          <table:table-cell table:formula="of:=['file:///home/diego/workspace/qin-cluster/pruebas/estadisticas/corrida-20120802000741.ods'#$acumulado.D582]" office:value-type="float" office:value="0">
            <text:p>0</text:p>
          </table:table-cell>
          <table:table-cell table:formula="of:=['file:///home/diego/workspace/qin-cluster/pruebas/estadisticas/corrida-20120802000741.ods'#$acumulado.E582]" office:value-type="float" office:value="0">
            <text:p>0</text:p>
          </table:table-cell>
          <table:table-cell table:formula="of:=['file:///home/diego/workspace/qin-cluster/pruebas/estadisticas/corrida-20120802000741.ods'#$acumulado.F582]" office:value-type="float" office:value="0">
            <text:p>0</text:p>
          </table:table-cell>
          <table:table-cell table:formula="of:=['file:///home/diego/workspace/qin-cluster/pruebas/estadisticas/corrida-20120802000741.ods'#$acumulado.G582]" office:value-type="float" office:value="0">
            <text:p>0</text:p>
          </table:table-cell>
          <table:table-cell table:formula="of:=[.L582]*100/[.$S$2]" office:value-type="float" office:value="0">
            <text:p>0,00</text:p>
          </table:table-cell>
          <table:table-cell table:formula="of:=[.I5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3]" office:value-type="float" office:value="0">
            <text:p>0</text:p>
          </table:table-cell>
          <table:table-cell office:value-type="float" office:value="582">
            <text:p>582</text:p>
          </table:table-cell>
          <table:table-cell table:formula="of:=['file:///home/diego/workspace/qin-cluster/pruebas/estadisticas/corrida-20120802000741.ods'#$secuencia.B583]" office:value-type="float" office:value="0">
            <text:p>0</text:p>
          </table:table-cell>
          <table:table-cell table:formula="of:=['file:///home/diego/workspace/qin-cluster/pruebas/estadisticas/corrida-20120802000741.ods'#$secuencia.C583]" office:value-type="float" office:value="0">
            <text:p>0,00</text:p>
          </table:table-cell>
          <table:table-cell table:formula="of:=[.C5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3]" office:value-type="float" office:value="0">
            <text:p>0</text:p>
          </table:table-cell>
          <table:table-cell table:formula="of:=['file:///home/diego/workspace/qin-cluster/pruebas/estadisticas/corrida-20120802000741.ods'#$acumulado.A583]" office:value-type="float" office:value="0">
            <text:p>0</text:p>
          </table:table-cell>
          <table:table-cell table:formula="of:=['file:///home/diego/workspace/qin-cluster/pruebas/estadisticas/corrida-20120802000741.ods'#$acumulado.C583]" office:value-type="float" office:value="0">
            <text:p>0</text:p>
          </table:table-cell>
          <table:table-cell table:formula="of:=['file:///home/diego/workspace/qin-cluster/pruebas/estadisticas/corrida-20120802000741.ods'#$acumulado.D583]" office:value-type="float" office:value="0">
            <text:p>0</text:p>
          </table:table-cell>
          <table:table-cell table:formula="of:=['file:///home/diego/workspace/qin-cluster/pruebas/estadisticas/corrida-20120802000741.ods'#$acumulado.E583]" office:value-type="float" office:value="0">
            <text:p>0</text:p>
          </table:table-cell>
          <table:table-cell table:formula="of:=['file:///home/diego/workspace/qin-cluster/pruebas/estadisticas/corrida-20120802000741.ods'#$acumulado.F583]" office:value-type="float" office:value="0">
            <text:p>0</text:p>
          </table:table-cell>
          <table:table-cell table:formula="of:=['file:///home/diego/workspace/qin-cluster/pruebas/estadisticas/corrida-20120802000741.ods'#$acumulado.G583]" office:value-type="float" office:value="0">
            <text:p>0</text:p>
          </table:table-cell>
          <table:table-cell table:formula="of:=[.L583]*100/[.$S$2]" office:value-type="float" office:value="0">
            <text:p>0,00</text:p>
          </table:table-cell>
          <table:table-cell table:formula="of:=[.I5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4]" office:value-type="float" office:value="0">
            <text:p>0</text:p>
          </table:table-cell>
          <table:table-cell office:value-type="float" office:value="583">
            <text:p>583</text:p>
          </table:table-cell>
          <table:table-cell table:formula="of:=['file:///home/diego/workspace/qin-cluster/pruebas/estadisticas/corrida-20120802000741.ods'#$secuencia.B584]" office:value-type="float" office:value="0">
            <text:p>0</text:p>
          </table:table-cell>
          <table:table-cell table:formula="of:=['file:///home/diego/workspace/qin-cluster/pruebas/estadisticas/corrida-20120802000741.ods'#$secuencia.C584]" office:value-type="float" office:value="0">
            <text:p>0,00</text:p>
          </table:table-cell>
          <table:table-cell table:formula="of:=[.C5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4]" office:value-type="float" office:value="0">
            <text:p>0</text:p>
          </table:table-cell>
          <table:table-cell table:formula="of:=['file:///home/diego/workspace/qin-cluster/pruebas/estadisticas/corrida-20120802000741.ods'#$acumulado.A584]" office:value-type="float" office:value="0">
            <text:p>0</text:p>
          </table:table-cell>
          <table:table-cell table:formula="of:=['file:///home/diego/workspace/qin-cluster/pruebas/estadisticas/corrida-20120802000741.ods'#$acumulado.C584]" office:value-type="float" office:value="0">
            <text:p>0</text:p>
          </table:table-cell>
          <table:table-cell table:formula="of:=['file:///home/diego/workspace/qin-cluster/pruebas/estadisticas/corrida-20120802000741.ods'#$acumulado.D584]" office:value-type="float" office:value="0">
            <text:p>0</text:p>
          </table:table-cell>
          <table:table-cell table:formula="of:=['file:///home/diego/workspace/qin-cluster/pruebas/estadisticas/corrida-20120802000741.ods'#$acumulado.E584]" office:value-type="float" office:value="0">
            <text:p>0</text:p>
          </table:table-cell>
          <table:table-cell table:formula="of:=['file:///home/diego/workspace/qin-cluster/pruebas/estadisticas/corrida-20120802000741.ods'#$acumulado.F584]" office:value-type="float" office:value="0">
            <text:p>0</text:p>
          </table:table-cell>
          <table:table-cell table:formula="of:=['file:///home/diego/workspace/qin-cluster/pruebas/estadisticas/corrida-20120802000741.ods'#$acumulado.G584]" office:value-type="float" office:value="0">
            <text:p>0</text:p>
          </table:table-cell>
          <table:table-cell table:formula="of:=[.L584]*100/[.$S$2]" office:value-type="float" office:value="0">
            <text:p>0,00</text:p>
          </table:table-cell>
          <table:table-cell table:formula="of:=[.I5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5]" office:value-type="float" office:value="0">
            <text:p>0</text:p>
          </table:table-cell>
          <table:table-cell office:value-type="float" office:value="584">
            <text:p>584</text:p>
          </table:table-cell>
          <table:table-cell table:formula="of:=['file:///home/diego/workspace/qin-cluster/pruebas/estadisticas/corrida-20120802000741.ods'#$secuencia.B585]" office:value-type="float" office:value="0">
            <text:p>0</text:p>
          </table:table-cell>
          <table:table-cell table:formula="of:=['file:///home/diego/workspace/qin-cluster/pruebas/estadisticas/corrida-20120802000741.ods'#$secuencia.C585]" office:value-type="float" office:value="0">
            <text:p>0,00</text:p>
          </table:table-cell>
          <table:table-cell table:formula="of:=[.C5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5]" office:value-type="float" office:value="0">
            <text:p>0</text:p>
          </table:table-cell>
          <table:table-cell table:formula="of:=['file:///home/diego/workspace/qin-cluster/pruebas/estadisticas/corrida-20120802000741.ods'#$acumulado.A585]" office:value-type="float" office:value="0">
            <text:p>0</text:p>
          </table:table-cell>
          <table:table-cell table:formula="of:=['file:///home/diego/workspace/qin-cluster/pruebas/estadisticas/corrida-20120802000741.ods'#$acumulado.C585]" office:value-type="float" office:value="0">
            <text:p>0</text:p>
          </table:table-cell>
          <table:table-cell table:formula="of:=['file:///home/diego/workspace/qin-cluster/pruebas/estadisticas/corrida-20120802000741.ods'#$acumulado.D585]" office:value-type="float" office:value="0">
            <text:p>0</text:p>
          </table:table-cell>
          <table:table-cell table:formula="of:=['file:///home/diego/workspace/qin-cluster/pruebas/estadisticas/corrida-20120802000741.ods'#$acumulado.E585]" office:value-type="float" office:value="0">
            <text:p>0</text:p>
          </table:table-cell>
          <table:table-cell table:formula="of:=['file:///home/diego/workspace/qin-cluster/pruebas/estadisticas/corrida-20120802000741.ods'#$acumulado.F585]" office:value-type="float" office:value="0">
            <text:p>0</text:p>
          </table:table-cell>
          <table:table-cell table:formula="of:=['file:///home/diego/workspace/qin-cluster/pruebas/estadisticas/corrida-20120802000741.ods'#$acumulado.G585]" office:value-type="float" office:value="0">
            <text:p>0</text:p>
          </table:table-cell>
          <table:table-cell table:formula="of:=[.L585]*100/[.$S$2]" office:value-type="float" office:value="0">
            <text:p>0,00</text:p>
          </table:table-cell>
          <table:table-cell table:formula="of:=[.I5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6]" office:value-type="float" office:value="0">
            <text:p>0</text:p>
          </table:table-cell>
          <table:table-cell office:value-type="float" office:value="585">
            <text:p>585</text:p>
          </table:table-cell>
          <table:table-cell table:formula="of:=['file:///home/diego/workspace/qin-cluster/pruebas/estadisticas/corrida-20120802000741.ods'#$secuencia.B586]" office:value-type="float" office:value="0">
            <text:p>0</text:p>
          </table:table-cell>
          <table:table-cell table:formula="of:=['file:///home/diego/workspace/qin-cluster/pruebas/estadisticas/corrida-20120802000741.ods'#$secuencia.C586]" office:value-type="float" office:value="0">
            <text:p>0,00</text:p>
          </table:table-cell>
          <table:table-cell table:formula="of:=[.C5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6]" office:value-type="float" office:value="0">
            <text:p>0</text:p>
          </table:table-cell>
          <table:table-cell table:formula="of:=['file:///home/diego/workspace/qin-cluster/pruebas/estadisticas/corrida-20120802000741.ods'#$acumulado.A586]" office:value-type="float" office:value="0">
            <text:p>0</text:p>
          </table:table-cell>
          <table:table-cell table:formula="of:=['file:///home/diego/workspace/qin-cluster/pruebas/estadisticas/corrida-20120802000741.ods'#$acumulado.C586]" office:value-type="float" office:value="0">
            <text:p>0</text:p>
          </table:table-cell>
          <table:table-cell table:formula="of:=['file:///home/diego/workspace/qin-cluster/pruebas/estadisticas/corrida-20120802000741.ods'#$acumulado.D586]" office:value-type="float" office:value="0">
            <text:p>0</text:p>
          </table:table-cell>
          <table:table-cell table:formula="of:=['file:///home/diego/workspace/qin-cluster/pruebas/estadisticas/corrida-20120802000741.ods'#$acumulado.E586]" office:value-type="float" office:value="0">
            <text:p>0</text:p>
          </table:table-cell>
          <table:table-cell table:formula="of:=['file:///home/diego/workspace/qin-cluster/pruebas/estadisticas/corrida-20120802000741.ods'#$acumulado.F586]" office:value-type="float" office:value="0">
            <text:p>0</text:p>
          </table:table-cell>
          <table:table-cell table:formula="of:=['file:///home/diego/workspace/qin-cluster/pruebas/estadisticas/corrida-20120802000741.ods'#$acumulado.G586]" office:value-type="float" office:value="0">
            <text:p>0</text:p>
          </table:table-cell>
          <table:table-cell table:formula="of:=[.L586]*100/[.$S$2]" office:value-type="float" office:value="0">
            <text:p>0,00</text:p>
          </table:table-cell>
          <table:table-cell table:formula="of:=[.I5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7]" office:value-type="float" office:value="0">
            <text:p>0</text:p>
          </table:table-cell>
          <table:table-cell office:value-type="float" office:value="586">
            <text:p>586</text:p>
          </table:table-cell>
          <table:table-cell table:formula="of:=['file:///home/diego/workspace/qin-cluster/pruebas/estadisticas/corrida-20120802000741.ods'#$secuencia.B587]" office:value-type="float" office:value="0">
            <text:p>0</text:p>
          </table:table-cell>
          <table:table-cell table:formula="of:=['file:///home/diego/workspace/qin-cluster/pruebas/estadisticas/corrida-20120802000741.ods'#$secuencia.C587]" office:value-type="float" office:value="0">
            <text:p>0,00</text:p>
          </table:table-cell>
          <table:table-cell table:formula="of:=[.C5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7]" office:value-type="float" office:value="0">
            <text:p>0</text:p>
          </table:table-cell>
          <table:table-cell table:formula="of:=['file:///home/diego/workspace/qin-cluster/pruebas/estadisticas/corrida-20120802000741.ods'#$acumulado.A587]" office:value-type="float" office:value="0">
            <text:p>0</text:p>
          </table:table-cell>
          <table:table-cell table:formula="of:=['file:///home/diego/workspace/qin-cluster/pruebas/estadisticas/corrida-20120802000741.ods'#$acumulado.C587]" office:value-type="float" office:value="0">
            <text:p>0</text:p>
          </table:table-cell>
          <table:table-cell table:formula="of:=['file:///home/diego/workspace/qin-cluster/pruebas/estadisticas/corrida-20120802000741.ods'#$acumulado.D587]" office:value-type="float" office:value="0">
            <text:p>0</text:p>
          </table:table-cell>
          <table:table-cell table:formula="of:=['file:///home/diego/workspace/qin-cluster/pruebas/estadisticas/corrida-20120802000741.ods'#$acumulado.E587]" office:value-type="float" office:value="0">
            <text:p>0</text:p>
          </table:table-cell>
          <table:table-cell table:formula="of:=['file:///home/diego/workspace/qin-cluster/pruebas/estadisticas/corrida-20120802000741.ods'#$acumulado.F587]" office:value-type="float" office:value="0">
            <text:p>0</text:p>
          </table:table-cell>
          <table:table-cell table:formula="of:=['file:///home/diego/workspace/qin-cluster/pruebas/estadisticas/corrida-20120802000741.ods'#$acumulado.G587]" office:value-type="float" office:value="0">
            <text:p>0</text:p>
          </table:table-cell>
          <table:table-cell table:formula="of:=[.L587]*100/[.$S$2]" office:value-type="float" office:value="0">
            <text:p>0,00</text:p>
          </table:table-cell>
          <table:table-cell table:formula="of:=[.I5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8]" office:value-type="float" office:value="0">
            <text:p>0</text:p>
          </table:table-cell>
          <table:table-cell office:value-type="float" office:value="587">
            <text:p>587</text:p>
          </table:table-cell>
          <table:table-cell table:formula="of:=['file:///home/diego/workspace/qin-cluster/pruebas/estadisticas/corrida-20120802000741.ods'#$secuencia.B588]" office:value-type="float" office:value="0">
            <text:p>0</text:p>
          </table:table-cell>
          <table:table-cell table:formula="of:=['file:///home/diego/workspace/qin-cluster/pruebas/estadisticas/corrida-20120802000741.ods'#$secuencia.C588]" office:value-type="float" office:value="0">
            <text:p>0,00</text:p>
          </table:table-cell>
          <table:table-cell table:formula="of:=[.C5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8]" office:value-type="float" office:value="0">
            <text:p>0</text:p>
          </table:table-cell>
          <table:table-cell table:formula="of:=['file:///home/diego/workspace/qin-cluster/pruebas/estadisticas/corrida-20120802000741.ods'#$acumulado.A588]" office:value-type="float" office:value="0">
            <text:p>0</text:p>
          </table:table-cell>
          <table:table-cell table:formula="of:=['file:///home/diego/workspace/qin-cluster/pruebas/estadisticas/corrida-20120802000741.ods'#$acumulado.C588]" office:value-type="float" office:value="0">
            <text:p>0</text:p>
          </table:table-cell>
          <table:table-cell table:formula="of:=['file:///home/diego/workspace/qin-cluster/pruebas/estadisticas/corrida-20120802000741.ods'#$acumulado.D588]" office:value-type="float" office:value="0">
            <text:p>0</text:p>
          </table:table-cell>
          <table:table-cell table:formula="of:=['file:///home/diego/workspace/qin-cluster/pruebas/estadisticas/corrida-20120802000741.ods'#$acumulado.E588]" office:value-type="float" office:value="0">
            <text:p>0</text:p>
          </table:table-cell>
          <table:table-cell table:formula="of:=['file:///home/diego/workspace/qin-cluster/pruebas/estadisticas/corrida-20120802000741.ods'#$acumulado.F588]" office:value-type="float" office:value="0">
            <text:p>0</text:p>
          </table:table-cell>
          <table:table-cell table:formula="of:=['file:///home/diego/workspace/qin-cluster/pruebas/estadisticas/corrida-20120802000741.ods'#$acumulado.G588]" office:value-type="float" office:value="0">
            <text:p>0</text:p>
          </table:table-cell>
          <table:table-cell table:formula="of:=[.L588]*100/[.$S$2]" office:value-type="float" office:value="0">
            <text:p>0,00</text:p>
          </table:table-cell>
          <table:table-cell table:formula="of:=[.I5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89]" office:value-type="float" office:value="0">
            <text:p>0</text:p>
          </table:table-cell>
          <table:table-cell office:value-type="float" office:value="588">
            <text:p>588</text:p>
          </table:table-cell>
          <table:table-cell table:formula="of:=['file:///home/diego/workspace/qin-cluster/pruebas/estadisticas/corrida-20120802000741.ods'#$secuencia.B589]" office:value-type="float" office:value="0">
            <text:p>0</text:p>
          </table:table-cell>
          <table:table-cell table:formula="of:=['file:///home/diego/workspace/qin-cluster/pruebas/estadisticas/corrida-20120802000741.ods'#$secuencia.C589]" office:value-type="float" office:value="0">
            <text:p>0,00</text:p>
          </table:table-cell>
          <table:table-cell table:formula="of:=[.C5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89]" office:value-type="float" office:value="0">
            <text:p>0</text:p>
          </table:table-cell>
          <table:table-cell table:formula="of:=['file:///home/diego/workspace/qin-cluster/pruebas/estadisticas/corrida-20120802000741.ods'#$acumulado.A589]" office:value-type="float" office:value="0">
            <text:p>0</text:p>
          </table:table-cell>
          <table:table-cell table:formula="of:=['file:///home/diego/workspace/qin-cluster/pruebas/estadisticas/corrida-20120802000741.ods'#$acumulado.C589]" office:value-type="float" office:value="0">
            <text:p>0</text:p>
          </table:table-cell>
          <table:table-cell table:formula="of:=['file:///home/diego/workspace/qin-cluster/pruebas/estadisticas/corrida-20120802000741.ods'#$acumulado.D589]" office:value-type="float" office:value="0">
            <text:p>0</text:p>
          </table:table-cell>
          <table:table-cell table:formula="of:=['file:///home/diego/workspace/qin-cluster/pruebas/estadisticas/corrida-20120802000741.ods'#$acumulado.E589]" office:value-type="float" office:value="0">
            <text:p>0</text:p>
          </table:table-cell>
          <table:table-cell table:formula="of:=['file:///home/diego/workspace/qin-cluster/pruebas/estadisticas/corrida-20120802000741.ods'#$acumulado.F589]" office:value-type="float" office:value="0">
            <text:p>0</text:p>
          </table:table-cell>
          <table:table-cell table:formula="of:=['file:///home/diego/workspace/qin-cluster/pruebas/estadisticas/corrida-20120802000741.ods'#$acumulado.G589]" office:value-type="float" office:value="0">
            <text:p>0</text:p>
          </table:table-cell>
          <table:table-cell table:formula="of:=[.L589]*100/[.$S$2]" office:value-type="float" office:value="0">
            <text:p>0,00</text:p>
          </table:table-cell>
          <table:table-cell table:formula="of:=[.I5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0]" office:value-type="float" office:value="0">
            <text:p>0</text:p>
          </table:table-cell>
          <table:table-cell office:value-type="float" office:value="589">
            <text:p>589</text:p>
          </table:table-cell>
          <table:table-cell table:formula="of:=['file:///home/diego/workspace/qin-cluster/pruebas/estadisticas/corrida-20120802000741.ods'#$secuencia.B590]" office:value-type="float" office:value="0">
            <text:p>0</text:p>
          </table:table-cell>
          <table:table-cell table:formula="of:=['file:///home/diego/workspace/qin-cluster/pruebas/estadisticas/corrida-20120802000741.ods'#$secuencia.C590]" office:value-type="float" office:value="0">
            <text:p>0,00</text:p>
          </table:table-cell>
          <table:table-cell table:formula="of:=[.C5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0]" office:value-type="float" office:value="0">
            <text:p>0</text:p>
          </table:table-cell>
          <table:table-cell table:formula="of:=['file:///home/diego/workspace/qin-cluster/pruebas/estadisticas/corrida-20120802000741.ods'#$acumulado.A590]" office:value-type="float" office:value="0">
            <text:p>0</text:p>
          </table:table-cell>
          <table:table-cell table:formula="of:=['file:///home/diego/workspace/qin-cluster/pruebas/estadisticas/corrida-20120802000741.ods'#$acumulado.C590]" office:value-type="float" office:value="0">
            <text:p>0</text:p>
          </table:table-cell>
          <table:table-cell table:formula="of:=['file:///home/diego/workspace/qin-cluster/pruebas/estadisticas/corrida-20120802000741.ods'#$acumulado.D590]" office:value-type="float" office:value="0">
            <text:p>0</text:p>
          </table:table-cell>
          <table:table-cell table:formula="of:=['file:///home/diego/workspace/qin-cluster/pruebas/estadisticas/corrida-20120802000741.ods'#$acumulado.E590]" office:value-type="float" office:value="0">
            <text:p>0</text:p>
          </table:table-cell>
          <table:table-cell table:formula="of:=['file:///home/diego/workspace/qin-cluster/pruebas/estadisticas/corrida-20120802000741.ods'#$acumulado.F590]" office:value-type="float" office:value="0">
            <text:p>0</text:p>
          </table:table-cell>
          <table:table-cell table:formula="of:=['file:///home/diego/workspace/qin-cluster/pruebas/estadisticas/corrida-20120802000741.ods'#$acumulado.G590]" office:value-type="float" office:value="0">
            <text:p>0</text:p>
          </table:table-cell>
          <table:table-cell table:formula="of:=[.L590]*100/[.$S$2]" office:value-type="float" office:value="0">
            <text:p>0,00</text:p>
          </table:table-cell>
          <table:table-cell table:formula="of:=[.I5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1]" office:value-type="float" office:value="0">
            <text:p>0</text:p>
          </table:table-cell>
          <table:table-cell office:value-type="float" office:value="590">
            <text:p>590</text:p>
          </table:table-cell>
          <table:table-cell table:formula="of:=['file:///home/diego/workspace/qin-cluster/pruebas/estadisticas/corrida-20120802000741.ods'#$secuencia.B591]" office:value-type="float" office:value="0">
            <text:p>0</text:p>
          </table:table-cell>
          <table:table-cell table:formula="of:=['file:///home/diego/workspace/qin-cluster/pruebas/estadisticas/corrida-20120802000741.ods'#$secuencia.C591]" office:value-type="float" office:value="0">
            <text:p>0,00</text:p>
          </table:table-cell>
          <table:table-cell table:formula="of:=[.C5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1]" office:value-type="float" office:value="0">
            <text:p>0</text:p>
          </table:table-cell>
          <table:table-cell table:formula="of:=['file:///home/diego/workspace/qin-cluster/pruebas/estadisticas/corrida-20120802000741.ods'#$acumulado.A591]" office:value-type="float" office:value="0">
            <text:p>0</text:p>
          </table:table-cell>
          <table:table-cell table:formula="of:=['file:///home/diego/workspace/qin-cluster/pruebas/estadisticas/corrida-20120802000741.ods'#$acumulado.C591]" office:value-type="float" office:value="0">
            <text:p>0</text:p>
          </table:table-cell>
          <table:table-cell table:formula="of:=['file:///home/diego/workspace/qin-cluster/pruebas/estadisticas/corrida-20120802000741.ods'#$acumulado.D591]" office:value-type="float" office:value="0">
            <text:p>0</text:p>
          </table:table-cell>
          <table:table-cell table:formula="of:=['file:///home/diego/workspace/qin-cluster/pruebas/estadisticas/corrida-20120802000741.ods'#$acumulado.E591]" office:value-type="float" office:value="0">
            <text:p>0</text:p>
          </table:table-cell>
          <table:table-cell table:formula="of:=['file:///home/diego/workspace/qin-cluster/pruebas/estadisticas/corrida-20120802000741.ods'#$acumulado.F591]" office:value-type="float" office:value="0">
            <text:p>0</text:p>
          </table:table-cell>
          <table:table-cell table:formula="of:=['file:///home/diego/workspace/qin-cluster/pruebas/estadisticas/corrida-20120802000741.ods'#$acumulado.G591]" office:value-type="float" office:value="0">
            <text:p>0</text:p>
          </table:table-cell>
          <table:table-cell table:formula="of:=[.L591]*100/[.$S$2]" office:value-type="float" office:value="0">
            <text:p>0,00</text:p>
          </table:table-cell>
          <table:table-cell table:formula="of:=[.I5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2]" office:value-type="float" office:value="0">
            <text:p>0</text:p>
          </table:table-cell>
          <table:table-cell office:value-type="float" office:value="591">
            <text:p>591</text:p>
          </table:table-cell>
          <table:table-cell table:formula="of:=['file:///home/diego/workspace/qin-cluster/pruebas/estadisticas/corrida-20120802000741.ods'#$secuencia.B592]" office:value-type="float" office:value="0">
            <text:p>0</text:p>
          </table:table-cell>
          <table:table-cell table:formula="of:=['file:///home/diego/workspace/qin-cluster/pruebas/estadisticas/corrida-20120802000741.ods'#$secuencia.C592]" office:value-type="float" office:value="0">
            <text:p>0,00</text:p>
          </table:table-cell>
          <table:table-cell table:formula="of:=[.C5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2]" office:value-type="float" office:value="0">
            <text:p>0</text:p>
          </table:table-cell>
          <table:table-cell table:formula="of:=['file:///home/diego/workspace/qin-cluster/pruebas/estadisticas/corrida-20120802000741.ods'#$acumulado.A592]" office:value-type="float" office:value="0">
            <text:p>0</text:p>
          </table:table-cell>
          <table:table-cell table:formula="of:=['file:///home/diego/workspace/qin-cluster/pruebas/estadisticas/corrida-20120802000741.ods'#$acumulado.C592]" office:value-type="float" office:value="0">
            <text:p>0</text:p>
          </table:table-cell>
          <table:table-cell table:formula="of:=['file:///home/diego/workspace/qin-cluster/pruebas/estadisticas/corrida-20120802000741.ods'#$acumulado.D592]" office:value-type="float" office:value="0">
            <text:p>0</text:p>
          </table:table-cell>
          <table:table-cell table:formula="of:=['file:///home/diego/workspace/qin-cluster/pruebas/estadisticas/corrida-20120802000741.ods'#$acumulado.E592]" office:value-type="float" office:value="0">
            <text:p>0</text:p>
          </table:table-cell>
          <table:table-cell table:formula="of:=['file:///home/diego/workspace/qin-cluster/pruebas/estadisticas/corrida-20120802000741.ods'#$acumulado.F592]" office:value-type="float" office:value="0">
            <text:p>0</text:p>
          </table:table-cell>
          <table:table-cell table:formula="of:=['file:///home/diego/workspace/qin-cluster/pruebas/estadisticas/corrida-20120802000741.ods'#$acumulado.G592]" office:value-type="float" office:value="0">
            <text:p>0</text:p>
          </table:table-cell>
          <table:table-cell table:formula="of:=[.L592]*100/[.$S$2]" office:value-type="float" office:value="0">
            <text:p>0,00</text:p>
          </table:table-cell>
          <table:table-cell table:formula="of:=[.I5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3]" office:value-type="float" office:value="0">
            <text:p>0</text:p>
          </table:table-cell>
          <table:table-cell office:value-type="float" office:value="592">
            <text:p>592</text:p>
          </table:table-cell>
          <table:table-cell table:formula="of:=['file:///home/diego/workspace/qin-cluster/pruebas/estadisticas/corrida-20120802000741.ods'#$secuencia.B593]" office:value-type="float" office:value="0">
            <text:p>0</text:p>
          </table:table-cell>
          <table:table-cell table:formula="of:=['file:///home/diego/workspace/qin-cluster/pruebas/estadisticas/corrida-20120802000741.ods'#$secuencia.C593]" office:value-type="float" office:value="0">
            <text:p>0,00</text:p>
          </table:table-cell>
          <table:table-cell table:formula="of:=[.C5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3]" office:value-type="float" office:value="0">
            <text:p>0</text:p>
          </table:table-cell>
          <table:table-cell table:formula="of:=['file:///home/diego/workspace/qin-cluster/pruebas/estadisticas/corrida-20120802000741.ods'#$acumulado.A593]" office:value-type="float" office:value="0">
            <text:p>0</text:p>
          </table:table-cell>
          <table:table-cell table:formula="of:=['file:///home/diego/workspace/qin-cluster/pruebas/estadisticas/corrida-20120802000741.ods'#$acumulado.C593]" office:value-type="float" office:value="0">
            <text:p>0</text:p>
          </table:table-cell>
          <table:table-cell table:formula="of:=['file:///home/diego/workspace/qin-cluster/pruebas/estadisticas/corrida-20120802000741.ods'#$acumulado.D593]" office:value-type="float" office:value="0">
            <text:p>0</text:p>
          </table:table-cell>
          <table:table-cell table:formula="of:=['file:///home/diego/workspace/qin-cluster/pruebas/estadisticas/corrida-20120802000741.ods'#$acumulado.E593]" office:value-type="float" office:value="0">
            <text:p>0</text:p>
          </table:table-cell>
          <table:table-cell table:formula="of:=['file:///home/diego/workspace/qin-cluster/pruebas/estadisticas/corrida-20120802000741.ods'#$acumulado.F593]" office:value-type="float" office:value="0">
            <text:p>0</text:p>
          </table:table-cell>
          <table:table-cell table:formula="of:=['file:///home/diego/workspace/qin-cluster/pruebas/estadisticas/corrida-20120802000741.ods'#$acumulado.G593]" office:value-type="float" office:value="0">
            <text:p>0</text:p>
          </table:table-cell>
          <table:table-cell table:formula="of:=[.L593]*100/[.$S$2]" office:value-type="float" office:value="0">
            <text:p>0,00</text:p>
          </table:table-cell>
          <table:table-cell table:formula="of:=[.I5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4]"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'file:///home/diego/workspace/qin-cluster/pruebas/estadisticas/corrida-20120802000741.ods'#$secuencia.B594]" office:value-type="float" office:value="0">
            <text:p>0</text:p>
          </table:table-cell>
          <table:table-cell table:formula="of:=['file:///home/diego/workspace/qin-cluster/pruebas/estadisticas/corrida-20120802000741.ods'#$secuencia.C594]" office:value-type="float" office:value="0">
            <text:p>0,00</text:p>
          </table:table-cell>
          <table:table-cell table:formula="of:=[.C5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4]" office:value-type="float" office:value="0">
            <text:p>0</text:p>
          </table:table-cell>
          <table:table-cell table:formula="of:=['file:///home/diego/workspace/qin-cluster/pruebas/estadisticas/corrida-20120802000741.ods'#$acumulado.A594]" office:value-type="float" office:value="0">
            <text:p>0</text:p>
          </table:table-cell>
          <table:table-cell table:formula="of:=['file:///home/diego/workspace/qin-cluster/pruebas/estadisticas/corrida-20120802000741.ods'#$acumulado.C594]" office:value-type="float" office:value="0">
            <text:p>0</text:p>
          </table:table-cell>
          <table:table-cell table:formula="of:=['file:///home/diego/workspace/qin-cluster/pruebas/estadisticas/corrida-20120802000741.ods'#$acumulado.D594]" office:value-type="float" office:value="0">
            <text:p>0</text:p>
          </table:table-cell>
          <table:table-cell table:formula="of:=['file:///home/diego/workspace/qin-cluster/pruebas/estadisticas/corrida-20120802000741.ods'#$acumulado.E594]" office:value-type="float" office:value="0">
            <text:p>0</text:p>
          </table:table-cell>
          <table:table-cell table:formula="of:=['file:///home/diego/workspace/qin-cluster/pruebas/estadisticas/corrida-20120802000741.ods'#$acumulado.F594]" office:value-type="float" office:value="0">
            <text:p>0</text:p>
          </table:table-cell>
          <table:table-cell table:formula="of:=['file:///home/diego/workspace/qin-cluster/pruebas/estadisticas/corrida-20120802000741.ods'#$acumulado.G594]" office:value-type="float" office:value="0">
            <text:p>0</text:p>
          </table:table-cell>
          <table:table-cell table:formula="of:=[.L594]*100/[.$S$2]" office:value-type="float" office:value="0">
            <text:p>0,00</text:p>
          </table:table-cell>
          <table:table-cell table:formula="of:=[.I5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5]" office:value-type="float" office:value="0">
            <text:p>0</text:p>
          </table:table-cell>
          <table:table-cell office:value-type="float" office:value="594">
            <text:p>594</text:p>
          </table:table-cell>
          <table:table-cell table:formula="of:=['file:///home/diego/workspace/qin-cluster/pruebas/estadisticas/corrida-20120802000741.ods'#$secuencia.B595]" office:value-type="float" office:value="0">
            <text:p>0</text:p>
          </table:table-cell>
          <table:table-cell table:formula="of:=['file:///home/diego/workspace/qin-cluster/pruebas/estadisticas/corrida-20120802000741.ods'#$secuencia.C595]" office:value-type="float" office:value="0">
            <text:p>0,00</text:p>
          </table:table-cell>
          <table:table-cell table:formula="of:=[.C5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5]" office:value-type="float" office:value="0">
            <text:p>0</text:p>
          </table:table-cell>
          <table:table-cell table:formula="of:=['file:///home/diego/workspace/qin-cluster/pruebas/estadisticas/corrida-20120802000741.ods'#$acumulado.A595]" office:value-type="float" office:value="0">
            <text:p>0</text:p>
          </table:table-cell>
          <table:table-cell table:formula="of:=['file:///home/diego/workspace/qin-cluster/pruebas/estadisticas/corrida-20120802000741.ods'#$acumulado.C595]" office:value-type="float" office:value="0">
            <text:p>0</text:p>
          </table:table-cell>
          <table:table-cell table:formula="of:=['file:///home/diego/workspace/qin-cluster/pruebas/estadisticas/corrida-20120802000741.ods'#$acumulado.D595]" office:value-type="float" office:value="0">
            <text:p>0</text:p>
          </table:table-cell>
          <table:table-cell table:formula="of:=['file:///home/diego/workspace/qin-cluster/pruebas/estadisticas/corrida-20120802000741.ods'#$acumulado.E595]" office:value-type="float" office:value="0">
            <text:p>0</text:p>
          </table:table-cell>
          <table:table-cell table:formula="of:=['file:///home/diego/workspace/qin-cluster/pruebas/estadisticas/corrida-20120802000741.ods'#$acumulado.F595]" office:value-type="float" office:value="0">
            <text:p>0</text:p>
          </table:table-cell>
          <table:table-cell table:formula="of:=['file:///home/diego/workspace/qin-cluster/pruebas/estadisticas/corrida-20120802000741.ods'#$acumulado.G595]" office:value-type="float" office:value="0">
            <text:p>0</text:p>
          </table:table-cell>
          <table:table-cell table:formula="of:=[.L595]*100/[.$S$2]" office:value-type="float" office:value="0">
            <text:p>0,00</text:p>
          </table:table-cell>
          <table:table-cell table:formula="of:=[.I5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6]" office:value-type="float" office:value="0">
            <text:p>0</text:p>
          </table:table-cell>
          <table:table-cell office:value-type="float" office:value="595">
            <text:p>595</text:p>
          </table:table-cell>
          <table:table-cell table:formula="of:=['file:///home/diego/workspace/qin-cluster/pruebas/estadisticas/corrida-20120802000741.ods'#$secuencia.B596]" office:value-type="float" office:value="0">
            <text:p>0</text:p>
          </table:table-cell>
          <table:table-cell table:formula="of:=['file:///home/diego/workspace/qin-cluster/pruebas/estadisticas/corrida-20120802000741.ods'#$secuencia.C596]" office:value-type="float" office:value="0">
            <text:p>0,00</text:p>
          </table:table-cell>
          <table:table-cell table:formula="of:=[.C5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6]" office:value-type="float" office:value="0">
            <text:p>0</text:p>
          </table:table-cell>
          <table:table-cell table:formula="of:=['file:///home/diego/workspace/qin-cluster/pruebas/estadisticas/corrida-20120802000741.ods'#$acumulado.A596]" office:value-type="float" office:value="0">
            <text:p>0</text:p>
          </table:table-cell>
          <table:table-cell table:formula="of:=['file:///home/diego/workspace/qin-cluster/pruebas/estadisticas/corrida-20120802000741.ods'#$acumulado.C596]" office:value-type="float" office:value="0">
            <text:p>0</text:p>
          </table:table-cell>
          <table:table-cell table:formula="of:=['file:///home/diego/workspace/qin-cluster/pruebas/estadisticas/corrida-20120802000741.ods'#$acumulado.D596]" office:value-type="float" office:value="0">
            <text:p>0</text:p>
          </table:table-cell>
          <table:table-cell table:formula="of:=['file:///home/diego/workspace/qin-cluster/pruebas/estadisticas/corrida-20120802000741.ods'#$acumulado.E596]" office:value-type="float" office:value="0">
            <text:p>0</text:p>
          </table:table-cell>
          <table:table-cell table:formula="of:=['file:///home/diego/workspace/qin-cluster/pruebas/estadisticas/corrida-20120802000741.ods'#$acumulado.F596]" office:value-type="float" office:value="0">
            <text:p>0</text:p>
          </table:table-cell>
          <table:table-cell table:formula="of:=['file:///home/diego/workspace/qin-cluster/pruebas/estadisticas/corrida-20120802000741.ods'#$acumulado.G596]" office:value-type="float" office:value="0">
            <text:p>0</text:p>
          </table:table-cell>
          <table:table-cell table:formula="of:=[.L596]*100/[.$S$2]" office:value-type="float" office:value="0">
            <text:p>0,00</text:p>
          </table:table-cell>
          <table:table-cell table:formula="of:=[.I5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7]" office:value-type="float" office:value="0">
            <text:p>0</text:p>
          </table:table-cell>
          <table:table-cell office:value-type="float" office:value="596">
            <text:p>596</text:p>
          </table:table-cell>
          <table:table-cell table:formula="of:=['file:///home/diego/workspace/qin-cluster/pruebas/estadisticas/corrida-20120802000741.ods'#$secuencia.B597]" office:value-type="float" office:value="0">
            <text:p>0</text:p>
          </table:table-cell>
          <table:table-cell table:formula="of:=['file:///home/diego/workspace/qin-cluster/pruebas/estadisticas/corrida-20120802000741.ods'#$secuencia.C597]" office:value-type="float" office:value="0">
            <text:p>0,00</text:p>
          </table:table-cell>
          <table:table-cell table:formula="of:=[.C5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7]" office:value-type="float" office:value="0">
            <text:p>0</text:p>
          </table:table-cell>
          <table:table-cell table:formula="of:=['file:///home/diego/workspace/qin-cluster/pruebas/estadisticas/corrida-20120802000741.ods'#$acumulado.A597]" office:value-type="float" office:value="0">
            <text:p>0</text:p>
          </table:table-cell>
          <table:table-cell table:formula="of:=['file:///home/diego/workspace/qin-cluster/pruebas/estadisticas/corrida-20120802000741.ods'#$acumulado.C597]" office:value-type="float" office:value="0">
            <text:p>0</text:p>
          </table:table-cell>
          <table:table-cell table:formula="of:=['file:///home/diego/workspace/qin-cluster/pruebas/estadisticas/corrida-20120802000741.ods'#$acumulado.D597]" office:value-type="float" office:value="0">
            <text:p>0</text:p>
          </table:table-cell>
          <table:table-cell table:formula="of:=['file:///home/diego/workspace/qin-cluster/pruebas/estadisticas/corrida-20120802000741.ods'#$acumulado.E597]" office:value-type="float" office:value="0">
            <text:p>0</text:p>
          </table:table-cell>
          <table:table-cell table:formula="of:=['file:///home/diego/workspace/qin-cluster/pruebas/estadisticas/corrida-20120802000741.ods'#$acumulado.F597]" office:value-type="float" office:value="0">
            <text:p>0</text:p>
          </table:table-cell>
          <table:table-cell table:formula="of:=['file:///home/diego/workspace/qin-cluster/pruebas/estadisticas/corrida-20120802000741.ods'#$acumulado.G597]" office:value-type="float" office:value="0">
            <text:p>0</text:p>
          </table:table-cell>
          <table:table-cell table:formula="of:=[.L597]*100/[.$S$2]" office:value-type="float" office:value="0">
            <text:p>0,00</text:p>
          </table:table-cell>
          <table:table-cell table:formula="of:=[.I5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8]" office:value-type="float" office:value="0">
            <text:p>0</text:p>
          </table:table-cell>
          <table:table-cell office:value-type="float" office:value="597">
            <text:p>597</text:p>
          </table:table-cell>
          <table:table-cell table:formula="of:=['file:///home/diego/workspace/qin-cluster/pruebas/estadisticas/corrida-20120802000741.ods'#$secuencia.B598]" office:value-type="float" office:value="0">
            <text:p>0</text:p>
          </table:table-cell>
          <table:table-cell table:formula="of:=['file:///home/diego/workspace/qin-cluster/pruebas/estadisticas/corrida-20120802000741.ods'#$secuencia.C598]" office:value-type="float" office:value="0">
            <text:p>0,00</text:p>
          </table:table-cell>
          <table:table-cell table:formula="of:=[.C5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8]" office:value-type="float" office:value="0">
            <text:p>0</text:p>
          </table:table-cell>
          <table:table-cell table:formula="of:=['file:///home/diego/workspace/qin-cluster/pruebas/estadisticas/corrida-20120802000741.ods'#$acumulado.A598]" office:value-type="float" office:value="0">
            <text:p>0</text:p>
          </table:table-cell>
          <table:table-cell table:formula="of:=['file:///home/diego/workspace/qin-cluster/pruebas/estadisticas/corrida-20120802000741.ods'#$acumulado.C598]" office:value-type="float" office:value="0">
            <text:p>0</text:p>
          </table:table-cell>
          <table:table-cell table:formula="of:=['file:///home/diego/workspace/qin-cluster/pruebas/estadisticas/corrida-20120802000741.ods'#$acumulado.D598]" office:value-type="float" office:value="0">
            <text:p>0</text:p>
          </table:table-cell>
          <table:table-cell table:formula="of:=['file:///home/diego/workspace/qin-cluster/pruebas/estadisticas/corrida-20120802000741.ods'#$acumulado.E598]" office:value-type="float" office:value="0">
            <text:p>0</text:p>
          </table:table-cell>
          <table:table-cell table:formula="of:=['file:///home/diego/workspace/qin-cluster/pruebas/estadisticas/corrida-20120802000741.ods'#$acumulado.F598]" office:value-type="float" office:value="0">
            <text:p>0</text:p>
          </table:table-cell>
          <table:table-cell table:formula="of:=['file:///home/diego/workspace/qin-cluster/pruebas/estadisticas/corrida-20120802000741.ods'#$acumulado.G598]" office:value-type="float" office:value="0">
            <text:p>0</text:p>
          </table:table-cell>
          <table:table-cell table:formula="of:=[.L598]*100/[.$S$2]" office:value-type="float" office:value="0">
            <text:p>0,00</text:p>
          </table:table-cell>
          <table:table-cell table:formula="of:=[.I5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599]" office:value-type="float" office:value="0">
            <text:p>0</text:p>
          </table:table-cell>
          <table:table-cell office:value-type="float" office:value="598">
            <text:p>598</text:p>
          </table:table-cell>
          <table:table-cell table:formula="of:=['file:///home/diego/workspace/qin-cluster/pruebas/estadisticas/corrida-20120802000741.ods'#$secuencia.B599]" office:value-type="float" office:value="0">
            <text:p>0</text:p>
          </table:table-cell>
          <table:table-cell table:formula="of:=['file:///home/diego/workspace/qin-cluster/pruebas/estadisticas/corrida-20120802000741.ods'#$secuencia.C599]" office:value-type="float" office:value="0">
            <text:p>0,00</text:p>
          </table:table-cell>
          <table:table-cell table:formula="of:=[.C5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599]" office:value-type="float" office:value="0">
            <text:p>0</text:p>
          </table:table-cell>
          <table:table-cell table:formula="of:=['file:///home/diego/workspace/qin-cluster/pruebas/estadisticas/corrida-20120802000741.ods'#$acumulado.A599]" office:value-type="float" office:value="0">
            <text:p>0</text:p>
          </table:table-cell>
          <table:table-cell table:formula="of:=['file:///home/diego/workspace/qin-cluster/pruebas/estadisticas/corrida-20120802000741.ods'#$acumulado.C599]" office:value-type="float" office:value="0">
            <text:p>0</text:p>
          </table:table-cell>
          <table:table-cell table:formula="of:=['file:///home/diego/workspace/qin-cluster/pruebas/estadisticas/corrida-20120802000741.ods'#$acumulado.D599]" office:value-type="float" office:value="0">
            <text:p>0</text:p>
          </table:table-cell>
          <table:table-cell table:formula="of:=['file:///home/diego/workspace/qin-cluster/pruebas/estadisticas/corrida-20120802000741.ods'#$acumulado.E599]" office:value-type="float" office:value="0">
            <text:p>0</text:p>
          </table:table-cell>
          <table:table-cell table:formula="of:=['file:///home/diego/workspace/qin-cluster/pruebas/estadisticas/corrida-20120802000741.ods'#$acumulado.F599]" office:value-type="float" office:value="0">
            <text:p>0</text:p>
          </table:table-cell>
          <table:table-cell table:formula="of:=['file:///home/diego/workspace/qin-cluster/pruebas/estadisticas/corrida-20120802000741.ods'#$acumulado.G599]" office:value-type="float" office:value="0">
            <text:p>0</text:p>
          </table:table-cell>
          <table:table-cell table:formula="of:=[.L599]*100/[.$S$2]" office:value-type="float" office:value="0">
            <text:p>0,00</text:p>
          </table:table-cell>
          <table:table-cell table:formula="of:=[.I5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0]" office:value-type="float" office:value="0">
            <text:p>0</text:p>
          </table:table-cell>
          <table:table-cell office:value-type="float" office:value="599">
            <text:p>599</text:p>
          </table:table-cell>
          <table:table-cell table:formula="of:=['file:///home/diego/workspace/qin-cluster/pruebas/estadisticas/corrida-20120802000741.ods'#$secuencia.B600]" office:value-type="float" office:value="0">
            <text:p>0</text:p>
          </table:table-cell>
          <table:table-cell table:formula="of:=['file:///home/diego/workspace/qin-cluster/pruebas/estadisticas/corrida-20120802000741.ods'#$secuencia.C600]" office:value-type="float" office:value="0">
            <text:p>0,00</text:p>
          </table:table-cell>
          <table:table-cell table:formula="of:=[.C6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0]" office:value-type="float" office:value="0">
            <text:p>0</text:p>
          </table:table-cell>
          <table:table-cell table:formula="of:=['file:///home/diego/workspace/qin-cluster/pruebas/estadisticas/corrida-20120802000741.ods'#$acumulado.A600]" office:value-type="float" office:value="0">
            <text:p>0</text:p>
          </table:table-cell>
          <table:table-cell table:formula="of:=['file:///home/diego/workspace/qin-cluster/pruebas/estadisticas/corrida-20120802000741.ods'#$acumulado.C600]" office:value-type="float" office:value="0">
            <text:p>0</text:p>
          </table:table-cell>
          <table:table-cell table:formula="of:=['file:///home/diego/workspace/qin-cluster/pruebas/estadisticas/corrida-20120802000741.ods'#$acumulado.D600]" office:value-type="float" office:value="0">
            <text:p>0</text:p>
          </table:table-cell>
          <table:table-cell table:formula="of:=['file:///home/diego/workspace/qin-cluster/pruebas/estadisticas/corrida-20120802000741.ods'#$acumulado.E600]" office:value-type="float" office:value="0">
            <text:p>0</text:p>
          </table:table-cell>
          <table:table-cell table:formula="of:=['file:///home/diego/workspace/qin-cluster/pruebas/estadisticas/corrida-20120802000741.ods'#$acumulado.F600]" office:value-type="float" office:value="0">
            <text:p>0</text:p>
          </table:table-cell>
          <table:table-cell table:formula="of:=['file:///home/diego/workspace/qin-cluster/pruebas/estadisticas/corrida-20120802000741.ods'#$acumulado.G600]" office:value-type="float" office:value="0">
            <text:p>0</text:p>
          </table:table-cell>
          <table:table-cell table:formula="of:=[.L600]*100/[.$S$2]" office:value-type="float" office:value="0">
            <text:p>0,00</text:p>
          </table:table-cell>
          <table:table-cell table:formula="of:=[.I6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1]"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'file:///home/diego/workspace/qin-cluster/pruebas/estadisticas/corrida-20120802000741.ods'#$secuencia.B601]" office:value-type="float" office:value="0">
            <text:p>0</text:p>
          </table:table-cell>
          <table:table-cell table:formula="of:=['file:///home/diego/workspace/qin-cluster/pruebas/estadisticas/corrida-20120802000741.ods'#$secuencia.C601]" office:value-type="float" office:value="0">
            <text:p>0,00</text:p>
          </table:table-cell>
          <table:table-cell table:formula="of:=[.C6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1]" office:value-type="float" office:value="0">
            <text:p>0</text:p>
          </table:table-cell>
          <table:table-cell table:formula="of:=['file:///home/diego/workspace/qin-cluster/pruebas/estadisticas/corrida-20120802000741.ods'#$acumulado.A601]" office:value-type="float" office:value="0">
            <text:p>0</text:p>
          </table:table-cell>
          <table:table-cell table:formula="of:=['file:///home/diego/workspace/qin-cluster/pruebas/estadisticas/corrida-20120802000741.ods'#$acumulado.C601]" office:value-type="float" office:value="0">
            <text:p>0</text:p>
          </table:table-cell>
          <table:table-cell table:formula="of:=['file:///home/diego/workspace/qin-cluster/pruebas/estadisticas/corrida-20120802000741.ods'#$acumulado.D601]" office:value-type="float" office:value="0">
            <text:p>0</text:p>
          </table:table-cell>
          <table:table-cell table:formula="of:=['file:///home/diego/workspace/qin-cluster/pruebas/estadisticas/corrida-20120802000741.ods'#$acumulado.E601]" office:value-type="float" office:value="0">
            <text:p>0</text:p>
          </table:table-cell>
          <table:table-cell table:formula="of:=['file:///home/diego/workspace/qin-cluster/pruebas/estadisticas/corrida-20120802000741.ods'#$acumulado.F601]" office:value-type="float" office:value="0">
            <text:p>0</text:p>
          </table:table-cell>
          <table:table-cell table:formula="of:=['file:///home/diego/workspace/qin-cluster/pruebas/estadisticas/corrida-20120802000741.ods'#$acumulado.G601]" office:value-type="float" office:value="0">
            <text:p>0</text:p>
          </table:table-cell>
          <table:table-cell table:formula="of:=[.L601]*100/[.$S$2]" office:value-type="float" office:value="0">
            <text:p>0,00</text:p>
          </table:table-cell>
          <table:table-cell table:formula="of:=[.I6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2]" office:value-type="float" office:value="0">
            <text:p>0</text:p>
          </table:table-cell>
          <table:table-cell office:value-type="float" office:value="601">
            <text:p>601</text:p>
          </table:table-cell>
          <table:table-cell table:formula="of:=['file:///home/diego/workspace/qin-cluster/pruebas/estadisticas/corrida-20120802000741.ods'#$secuencia.B602]" office:value-type="float" office:value="0">
            <text:p>0</text:p>
          </table:table-cell>
          <table:table-cell table:formula="of:=['file:///home/diego/workspace/qin-cluster/pruebas/estadisticas/corrida-20120802000741.ods'#$secuencia.C602]" office:value-type="float" office:value="0">
            <text:p>0,00</text:p>
          </table:table-cell>
          <table:table-cell table:formula="of:=[.C60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2]" office:value-type="float" office:value="0">
            <text:p>0</text:p>
          </table:table-cell>
          <table:table-cell table:formula="of:=['file:///home/diego/workspace/qin-cluster/pruebas/estadisticas/corrida-20120802000741.ods'#$acumulado.A602]" office:value-type="float" office:value="0">
            <text:p>0</text:p>
          </table:table-cell>
          <table:table-cell table:formula="of:=['file:///home/diego/workspace/qin-cluster/pruebas/estadisticas/corrida-20120802000741.ods'#$acumulado.C602]" office:value-type="float" office:value="0">
            <text:p>0</text:p>
          </table:table-cell>
          <table:table-cell table:formula="of:=['file:///home/diego/workspace/qin-cluster/pruebas/estadisticas/corrida-20120802000741.ods'#$acumulado.D602]" office:value-type="float" office:value="0">
            <text:p>0</text:p>
          </table:table-cell>
          <table:table-cell table:formula="of:=['file:///home/diego/workspace/qin-cluster/pruebas/estadisticas/corrida-20120802000741.ods'#$acumulado.E602]" office:value-type="float" office:value="0">
            <text:p>0</text:p>
          </table:table-cell>
          <table:table-cell table:formula="of:=['file:///home/diego/workspace/qin-cluster/pruebas/estadisticas/corrida-20120802000741.ods'#$acumulado.F602]" office:value-type="float" office:value="0">
            <text:p>0</text:p>
          </table:table-cell>
          <table:table-cell table:formula="of:=['file:///home/diego/workspace/qin-cluster/pruebas/estadisticas/corrida-20120802000741.ods'#$acumulado.G602]" office:value-type="float" office:value="0">
            <text:p>0</text:p>
          </table:table-cell>
          <table:table-cell table:formula="of:=[.L602]*100/[.$S$2]" office:value-type="float" office:value="0">
            <text:p>0,00</text:p>
          </table:table-cell>
          <table:table-cell table:formula="of:=[.I6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3]" office:value-type="float" office:value="0">
            <text:p>0</text:p>
          </table:table-cell>
          <table:table-cell office:value-type="float" office:value="602">
            <text:p>602</text:p>
          </table:table-cell>
          <table:table-cell table:formula="of:=['file:///home/diego/workspace/qin-cluster/pruebas/estadisticas/corrida-20120802000741.ods'#$secuencia.B603]" office:value-type="float" office:value="0">
            <text:p>0</text:p>
          </table:table-cell>
          <table:table-cell table:formula="of:=['file:///home/diego/workspace/qin-cluster/pruebas/estadisticas/corrida-20120802000741.ods'#$secuencia.C603]" office:value-type="float" office:value="0">
            <text:p>0,00</text:p>
          </table:table-cell>
          <table:table-cell table:formula="of:=[.C60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3]" office:value-type="float" office:value="0">
            <text:p>0</text:p>
          </table:table-cell>
          <table:table-cell table:formula="of:=['file:///home/diego/workspace/qin-cluster/pruebas/estadisticas/corrida-20120802000741.ods'#$acumulado.A603]" office:value-type="float" office:value="0">
            <text:p>0</text:p>
          </table:table-cell>
          <table:table-cell table:formula="of:=['file:///home/diego/workspace/qin-cluster/pruebas/estadisticas/corrida-20120802000741.ods'#$acumulado.C603]" office:value-type="float" office:value="0">
            <text:p>0</text:p>
          </table:table-cell>
          <table:table-cell table:formula="of:=['file:///home/diego/workspace/qin-cluster/pruebas/estadisticas/corrida-20120802000741.ods'#$acumulado.D603]" office:value-type="float" office:value="0">
            <text:p>0</text:p>
          </table:table-cell>
          <table:table-cell table:formula="of:=['file:///home/diego/workspace/qin-cluster/pruebas/estadisticas/corrida-20120802000741.ods'#$acumulado.E603]" office:value-type="float" office:value="0">
            <text:p>0</text:p>
          </table:table-cell>
          <table:table-cell table:formula="of:=['file:///home/diego/workspace/qin-cluster/pruebas/estadisticas/corrida-20120802000741.ods'#$acumulado.F603]" office:value-type="float" office:value="0">
            <text:p>0</text:p>
          </table:table-cell>
          <table:table-cell table:formula="of:=['file:///home/diego/workspace/qin-cluster/pruebas/estadisticas/corrida-20120802000741.ods'#$acumulado.G603]" office:value-type="float" office:value="0">
            <text:p>0</text:p>
          </table:table-cell>
          <table:table-cell table:formula="of:=[.L603]*100/[.$S$2]" office:value-type="float" office:value="0">
            <text:p>0,00</text:p>
          </table:table-cell>
          <table:table-cell table:formula="of:=[.I6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4]" office:value-type="float" office:value="0">
            <text:p>0</text:p>
          </table:table-cell>
          <table:table-cell office:value-type="float" office:value="603">
            <text:p>603</text:p>
          </table:table-cell>
          <table:table-cell table:formula="of:=['file:///home/diego/workspace/qin-cluster/pruebas/estadisticas/corrida-20120802000741.ods'#$secuencia.B604]" office:value-type="float" office:value="0">
            <text:p>0</text:p>
          </table:table-cell>
          <table:table-cell table:formula="of:=['file:///home/diego/workspace/qin-cluster/pruebas/estadisticas/corrida-20120802000741.ods'#$secuencia.C604]" office:value-type="float" office:value="0">
            <text:p>0,00</text:p>
          </table:table-cell>
          <table:table-cell table:formula="of:=[.C60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4]" office:value-type="float" office:value="0">
            <text:p>0</text:p>
          </table:table-cell>
          <table:table-cell table:formula="of:=['file:///home/diego/workspace/qin-cluster/pruebas/estadisticas/corrida-20120802000741.ods'#$acumulado.A604]" office:value-type="float" office:value="0">
            <text:p>0</text:p>
          </table:table-cell>
          <table:table-cell table:formula="of:=['file:///home/diego/workspace/qin-cluster/pruebas/estadisticas/corrida-20120802000741.ods'#$acumulado.C604]" office:value-type="float" office:value="0">
            <text:p>0</text:p>
          </table:table-cell>
          <table:table-cell table:formula="of:=['file:///home/diego/workspace/qin-cluster/pruebas/estadisticas/corrida-20120802000741.ods'#$acumulado.D604]" office:value-type="float" office:value="0">
            <text:p>0</text:p>
          </table:table-cell>
          <table:table-cell table:formula="of:=['file:///home/diego/workspace/qin-cluster/pruebas/estadisticas/corrida-20120802000741.ods'#$acumulado.E604]" office:value-type="float" office:value="0">
            <text:p>0</text:p>
          </table:table-cell>
          <table:table-cell table:formula="of:=['file:///home/diego/workspace/qin-cluster/pruebas/estadisticas/corrida-20120802000741.ods'#$acumulado.F604]" office:value-type="float" office:value="0">
            <text:p>0</text:p>
          </table:table-cell>
          <table:table-cell table:formula="of:=['file:///home/diego/workspace/qin-cluster/pruebas/estadisticas/corrida-20120802000741.ods'#$acumulado.G604]" office:value-type="float" office:value="0">
            <text:p>0</text:p>
          </table:table-cell>
          <table:table-cell table:formula="of:=[.L604]*100/[.$S$2]" office:value-type="float" office:value="0">
            <text:p>0,00</text:p>
          </table:table-cell>
          <table:table-cell table:formula="of:=[.I6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5]" office:value-type="float" office:value="0">
            <text:p>0</text:p>
          </table:table-cell>
          <table:table-cell office:value-type="float" office:value="604">
            <text:p>604</text:p>
          </table:table-cell>
          <table:table-cell table:formula="of:=['file:///home/diego/workspace/qin-cluster/pruebas/estadisticas/corrida-20120802000741.ods'#$secuencia.B605]" office:value-type="float" office:value="0">
            <text:p>0</text:p>
          </table:table-cell>
          <table:table-cell table:formula="of:=['file:///home/diego/workspace/qin-cluster/pruebas/estadisticas/corrida-20120802000741.ods'#$secuencia.C605]" office:value-type="float" office:value="0">
            <text:p>0,00</text:p>
          </table:table-cell>
          <table:table-cell table:formula="of:=[.C60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5]" office:value-type="float" office:value="0">
            <text:p>0</text:p>
          </table:table-cell>
          <table:table-cell table:formula="of:=['file:///home/diego/workspace/qin-cluster/pruebas/estadisticas/corrida-20120802000741.ods'#$acumulado.A605]" office:value-type="float" office:value="0">
            <text:p>0</text:p>
          </table:table-cell>
          <table:table-cell table:formula="of:=['file:///home/diego/workspace/qin-cluster/pruebas/estadisticas/corrida-20120802000741.ods'#$acumulado.C605]" office:value-type="float" office:value="0">
            <text:p>0</text:p>
          </table:table-cell>
          <table:table-cell table:formula="of:=['file:///home/diego/workspace/qin-cluster/pruebas/estadisticas/corrida-20120802000741.ods'#$acumulado.D605]" office:value-type="float" office:value="0">
            <text:p>0</text:p>
          </table:table-cell>
          <table:table-cell table:formula="of:=['file:///home/diego/workspace/qin-cluster/pruebas/estadisticas/corrida-20120802000741.ods'#$acumulado.E605]" office:value-type="float" office:value="0">
            <text:p>0</text:p>
          </table:table-cell>
          <table:table-cell table:formula="of:=['file:///home/diego/workspace/qin-cluster/pruebas/estadisticas/corrida-20120802000741.ods'#$acumulado.F605]" office:value-type="float" office:value="0">
            <text:p>0</text:p>
          </table:table-cell>
          <table:table-cell table:formula="of:=['file:///home/diego/workspace/qin-cluster/pruebas/estadisticas/corrida-20120802000741.ods'#$acumulado.G605]" office:value-type="float" office:value="0">
            <text:p>0</text:p>
          </table:table-cell>
          <table:table-cell table:formula="of:=[.L605]*100/[.$S$2]" office:value-type="float" office:value="0">
            <text:p>0,00</text:p>
          </table:table-cell>
          <table:table-cell table:formula="of:=[.I6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6]" office:value-type="float" office:value="0">
            <text:p>0</text:p>
          </table:table-cell>
          <table:table-cell office:value-type="float" office:value="605">
            <text:p>605</text:p>
          </table:table-cell>
          <table:table-cell table:formula="of:=['file:///home/diego/workspace/qin-cluster/pruebas/estadisticas/corrida-20120802000741.ods'#$secuencia.B606]" office:value-type="float" office:value="0">
            <text:p>0</text:p>
          </table:table-cell>
          <table:table-cell table:formula="of:=['file:///home/diego/workspace/qin-cluster/pruebas/estadisticas/corrida-20120802000741.ods'#$secuencia.C606]" office:value-type="float" office:value="0">
            <text:p>0,00</text:p>
          </table:table-cell>
          <table:table-cell table:formula="of:=[.C60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6]" office:value-type="float" office:value="0">
            <text:p>0</text:p>
          </table:table-cell>
          <table:table-cell table:formula="of:=['file:///home/diego/workspace/qin-cluster/pruebas/estadisticas/corrida-20120802000741.ods'#$acumulado.A606]" office:value-type="float" office:value="0">
            <text:p>0</text:p>
          </table:table-cell>
          <table:table-cell table:formula="of:=['file:///home/diego/workspace/qin-cluster/pruebas/estadisticas/corrida-20120802000741.ods'#$acumulado.C606]" office:value-type="float" office:value="0">
            <text:p>0</text:p>
          </table:table-cell>
          <table:table-cell table:formula="of:=['file:///home/diego/workspace/qin-cluster/pruebas/estadisticas/corrida-20120802000741.ods'#$acumulado.D606]" office:value-type="float" office:value="0">
            <text:p>0</text:p>
          </table:table-cell>
          <table:table-cell table:formula="of:=['file:///home/diego/workspace/qin-cluster/pruebas/estadisticas/corrida-20120802000741.ods'#$acumulado.E606]" office:value-type="float" office:value="0">
            <text:p>0</text:p>
          </table:table-cell>
          <table:table-cell table:formula="of:=['file:///home/diego/workspace/qin-cluster/pruebas/estadisticas/corrida-20120802000741.ods'#$acumulado.F606]" office:value-type="float" office:value="0">
            <text:p>0</text:p>
          </table:table-cell>
          <table:table-cell table:formula="of:=['file:///home/diego/workspace/qin-cluster/pruebas/estadisticas/corrida-20120802000741.ods'#$acumulado.G606]" office:value-type="float" office:value="0">
            <text:p>0</text:p>
          </table:table-cell>
          <table:table-cell table:formula="of:=[.L606]*100/[.$S$2]" office:value-type="float" office:value="0">
            <text:p>0,00</text:p>
          </table:table-cell>
          <table:table-cell table:formula="of:=[.I6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7]" office:value-type="float" office:value="0">
            <text:p>0</text:p>
          </table:table-cell>
          <table:table-cell office:value-type="float" office:value="606">
            <text:p>606</text:p>
          </table:table-cell>
          <table:table-cell table:formula="of:=['file:///home/diego/workspace/qin-cluster/pruebas/estadisticas/corrida-20120802000741.ods'#$secuencia.B607]" office:value-type="float" office:value="0">
            <text:p>0</text:p>
          </table:table-cell>
          <table:table-cell table:formula="of:=['file:///home/diego/workspace/qin-cluster/pruebas/estadisticas/corrida-20120802000741.ods'#$secuencia.C607]" office:value-type="float" office:value="0">
            <text:p>0,00</text:p>
          </table:table-cell>
          <table:table-cell table:formula="of:=[.C60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7]" office:value-type="float" office:value="0">
            <text:p>0</text:p>
          </table:table-cell>
          <table:table-cell table:formula="of:=['file:///home/diego/workspace/qin-cluster/pruebas/estadisticas/corrida-20120802000741.ods'#$acumulado.A607]" office:value-type="float" office:value="0">
            <text:p>0</text:p>
          </table:table-cell>
          <table:table-cell table:formula="of:=['file:///home/diego/workspace/qin-cluster/pruebas/estadisticas/corrida-20120802000741.ods'#$acumulado.C607]" office:value-type="float" office:value="0">
            <text:p>0</text:p>
          </table:table-cell>
          <table:table-cell table:formula="of:=['file:///home/diego/workspace/qin-cluster/pruebas/estadisticas/corrida-20120802000741.ods'#$acumulado.D607]" office:value-type="float" office:value="0">
            <text:p>0</text:p>
          </table:table-cell>
          <table:table-cell table:formula="of:=['file:///home/diego/workspace/qin-cluster/pruebas/estadisticas/corrida-20120802000741.ods'#$acumulado.E607]" office:value-type="float" office:value="0">
            <text:p>0</text:p>
          </table:table-cell>
          <table:table-cell table:formula="of:=['file:///home/diego/workspace/qin-cluster/pruebas/estadisticas/corrida-20120802000741.ods'#$acumulado.F607]" office:value-type="float" office:value="0">
            <text:p>0</text:p>
          </table:table-cell>
          <table:table-cell table:formula="of:=['file:///home/diego/workspace/qin-cluster/pruebas/estadisticas/corrida-20120802000741.ods'#$acumulado.G607]" office:value-type="float" office:value="0">
            <text:p>0</text:p>
          </table:table-cell>
          <table:table-cell table:formula="of:=[.L607]*100/[.$S$2]" office:value-type="float" office:value="0">
            <text:p>0,00</text:p>
          </table:table-cell>
          <table:table-cell table:formula="of:=[.I6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8]" office:value-type="float" office:value="0">
            <text:p>0</text:p>
          </table:table-cell>
          <table:table-cell office:value-type="float" office:value="607">
            <text:p>607</text:p>
          </table:table-cell>
          <table:table-cell table:formula="of:=['file:///home/diego/workspace/qin-cluster/pruebas/estadisticas/corrida-20120802000741.ods'#$secuencia.B608]" office:value-type="float" office:value="0">
            <text:p>0</text:p>
          </table:table-cell>
          <table:table-cell table:formula="of:=['file:///home/diego/workspace/qin-cluster/pruebas/estadisticas/corrida-20120802000741.ods'#$secuencia.C608]" office:value-type="float" office:value="0">
            <text:p>0,00</text:p>
          </table:table-cell>
          <table:table-cell table:formula="of:=[.C60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8]" office:value-type="float" office:value="0">
            <text:p>0</text:p>
          </table:table-cell>
          <table:table-cell table:formula="of:=['file:///home/diego/workspace/qin-cluster/pruebas/estadisticas/corrida-20120802000741.ods'#$acumulado.A608]" office:value-type="float" office:value="0">
            <text:p>0</text:p>
          </table:table-cell>
          <table:table-cell table:formula="of:=['file:///home/diego/workspace/qin-cluster/pruebas/estadisticas/corrida-20120802000741.ods'#$acumulado.C608]" office:value-type="float" office:value="0">
            <text:p>0</text:p>
          </table:table-cell>
          <table:table-cell table:formula="of:=['file:///home/diego/workspace/qin-cluster/pruebas/estadisticas/corrida-20120802000741.ods'#$acumulado.D608]" office:value-type="float" office:value="0">
            <text:p>0</text:p>
          </table:table-cell>
          <table:table-cell table:formula="of:=['file:///home/diego/workspace/qin-cluster/pruebas/estadisticas/corrida-20120802000741.ods'#$acumulado.E608]" office:value-type="float" office:value="0">
            <text:p>0</text:p>
          </table:table-cell>
          <table:table-cell table:formula="of:=['file:///home/diego/workspace/qin-cluster/pruebas/estadisticas/corrida-20120802000741.ods'#$acumulado.F608]" office:value-type="float" office:value="0">
            <text:p>0</text:p>
          </table:table-cell>
          <table:table-cell table:formula="of:=['file:///home/diego/workspace/qin-cluster/pruebas/estadisticas/corrida-20120802000741.ods'#$acumulado.G608]" office:value-type="float" office:value="0">
            <text:p>0</text:p>
          </table:table-cell>
          <table:table-cell table:formula="of:=[.L608]*100/[.$S$2]" office:value-type="float" office:value="0">
            <text:p>0,00</text:p>
          </table:table-cell>
          <table:table-cell table:formula="of:=[.I6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09]" office:value-type="float" office:value="0">
            <text:p>0</text:p>
          </table:table-cell>
          <table:table-cell office:value-type="float" office:value="608">
            <text:p>608</text:p>
          </table:table-cell>
          <table:table-cell table:formula="of:=['file:///home/diego/workspace/qin-cluster/pruebas/estadisticas/corrida-20120802000741.ods'#$secuencia.B609]" office:value-type="float" office:value="0">
            <text:p>0</text:p>
          </table:table-cell>
          <table:table-cell table:formula="of:=['file:///home/diego/workspace/qin-cluster/pruebas/estadisticas/corrida-20120802000741.ods'#$secuencia.C609]" office:value-type="float" office:value="0">
            <text:p>0,00</text:p>
          </table:table-cell>
          <table:table-cell table:formula="of:=[.C60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09]" office:value-type="float" office:value="0">
            <text:p>0</text:p>
          </table:table-cell>
          <table:table-cell table:formula="of:=['file:///home/diego/workspace/qin-cluster/pruebas/estadisticas/corrida-20120802000741.ods'#$acumulado.A609]" office:value-type="float" office:value="0">
            <text:p>0</text:p>
          </table:table-cell>
          <table:table-cell table:formula="of:=['file:///home/diego/workspace/qin-cluster/pruebas/estadisticas/corrida-20120802000741.ods'#$acumulado.C609]" office:value-type="float" office:value="0">
            <text:p>0</text:p>
          </table:table-cell>
          <table:table-cell table:formula="of:=['file:///home/diego/workspace/qin-cluster/pruebas/estadisticas/corrida-20120802000741.ods'#$acumulado.D609]" office:value-type="float" office:value="0">
            <text:p>0</text:p>
          </table:table-cell>
          <table:table-cell table:formula="of:=['file:///home/diego/workspace/qin-cluster/pruebas/estadisticas/corrida-20120802000741.ods'#$acumulado.E609]" office:value-type="float" office:value="0">
            <text:p>0</text:p>
          </table:table-cell>
          <table:table-cell table:formula="of:=['file:///home/diego/workspace/qin-cluster/pruebas/estadisticas/corrida-20120802000741.ods'#$acumulado.F609]" office:value-type="float" office:value="0">
            <text:p>0</text:p>
          </table:table-cell>
          <table:table-cell table:formula="of:=['file:///home/diego/workspace/qin-cluster/pruebas/estadisticas/corrida-20120802000741.ods'#$acumulado.G609]" office:value-type="float" office:value="0">
            <text:p>0</text:p>
          </table:table-cell>
          <table:table-cell table:formula="of:=[.L609]*100/[.$S$2]" office:value-type="float" office:value="0">
            <text:p>0,00</text:p>
          </table:table-cell>
          <table:table-cell table:formula="of:=[.I6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0]" office:value-type="float" office:value="0">
            <text:p>0</text:p>
          </table:table-cell>
          <table:table-cell office:value-type="float" office:value="609">
            <text:p>609</text:p>
          </table:table-cell>
          <table:table-cell table:formula="of:=['file:///home/diego/workspace/qin-cluster/pruebas/estadisticas/corrida-20120802000741.ods'#$secuencia.B610]" office:value-type="float" office:value="0">
            <text:p>0</text:p>
          </table:table-cell>
          <table:table-cell table:formula="of:=['file:///home/diego/workspace/qin-cluster/pruebas/estadisticas/corrida-20120802000741.ods'#$secuencia.C610]" office:value-type="float" office:value="0">
            <text:p>0,00</text:p>
          </table:table-cell>
          <table:table-cell table:formula="of:=[.C6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0]" office:value-type="float" office:value="0">
            <text:p>0</text:p>
          </table:table-cell>
          <table:table-cell table:formula="of:=['file:///home/diego/workspace/qin-cluster/pruebas/estadisticas/corrida-20120802000741.ods'#$acumulado.A610]" office:value-type="float" office:value="0">
            <text:p>0</text:p>
          </table:table-cell>
          <table:table-cell table:formula="of:=['file:///home/diego/workspace/qin-cluster/pruebas/estadisticas/corrida-20120802000741.ods'#$acumulado.C610]" office:value-type="float" office:value="0">
            <text:p>0</text:p>
          </table:table-cell>
          <table:table-cell table:formula="of:=['file:///home/diego/workspace/qin-cluster/pruebas/estadisticas/corrida-20120802000741.ods'#$acumulado.D610]" office:value-type="float" office:value="0">
            <text:p>0</text:p>
          </table:table-cell>
          <table:table-cell table:formula="of:=['file:///home/diego/workspace/qin-cluster/pruebas/estadisticas/corrida-20120802000741.ods'#$acumulado.E610]" office:value-type="float" office:value="0">
            <text:p>0</text:p>
          </table:table-cell>
          <table:table-cell table:formula="of:=['file:///home/diego/workspace/qin-cluster/pruebas/estadisticas/corrida-20120802000741.ods'#$acumulado.F610]" office:value-type="float" office:value="0">
            <text:p>0</text:p>
          </table:table-cell>
          <table:table-cell table:formula="of:=['file:///home/diego/workspace/qin-cluster/pruebas/estadisticas/corrida-20120802000741.ods'#$acumulado.G610]" office:value-type="float" office:value="0">
            <text:p>0</text:p>
          </table:table-cell>
          <table:table-cell table:formula="of:=[.L610]*100/[.$S$2]" office:value-type="float" office:value="0">
            <text:p>0,00</text:p>
          </table:table-cell>
          <table:table-cell table:formula="of:=[.I6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1]" office:value-type="float" office:value="0">
            <text:p>0</text:p>
          </table:table-cell>
          <table:table-cell office:value-type="float" office:value="610">
            <text:p>610</text:p>
          </table:table-cell>
          <table:table-cell table:formula="of:=['file:///home/diego/workspace/qin-cluster/pruebas/estadisticas/corrida-20120802000741.ods'#$secuencia.B611]" office:value-type="float" office:value="0">
            <text:p>0</text:p>
          </table:table-cell>
          <table:table-cell table:formula="of:=['file:///home/diego/workspace/qin-cluster/pruebas/estadisticas/corrida-20120802000741.ods'#$secuencia.C611]" office:value-type="float" office:value="0">
            <text:p>0,00</text:p>
          </table:table-cell>
          <table:table-cell table:formula="of:=[.C6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1]" office:value-type="float" office:value="0">
            <text:p>0</text:p>
          </table:table-cell>
          <table:table-cell table:formula="of:=['file:///home/diego/workspace/qin-cluster/pruebas/estadisticas/corrida-20120802000741.ods'#$acumulado.A611]" office:value-type="float" office:value="0">
            <text:p>0</text:p>
          </table:table-cell>
          <table:table-cell table:formula="of:=['file:///home/diego/workspace/qin-cluster/pruebas/estadisticas/corrida-20120802000741.ods'#$acumulado.C611]" office:value-type="float" office:value="0">
            <text:p>0</text:p>
          </table:table-cell>
          <table:table-cell table:formula="of:=['file:///home/diego/workspace/qin-cluster/pruebas/estadisticas/corrida-20120802000741.ods'#$acumulado.D611]" office:value-type="float" office:value="0">
            <text:p>0</text:p>
          </table:table-cell>
          <table:table-cell table:formula="of:=['file:///home/diego/workspace/qin-cluster/pruebas/estadisticas/corrida-20120802000741.ods'#$acumulado.E611]" office:value-type="float" office:value="0">
            <text:p>0</text:p>
          </table:table-cell>
          <table:table-cell table:formula="of:=['file:///home/diego/workspace/qin-cluster/pruebas/estadisticas/corrida-20120802000741.ods'#$acumulado.F611]" office:value-type="float" office:value="0">
            <text:p>0</text:p>
          </table:table-cell>
          <table:table-cell table:formula="of:=['file:///home/diego/workspace/qin-cluster/pruebas/estadisticas/corrida-20120802000741.ods'#$acumulado.G611]" office:value-type="float" office:value="0">
            <text:p>0</text:p>
          </table:table-cell>
          <table:table-cell table:formula="of:=[.L611]*100/[.$S$2]" office:value-type="float" office:value="0">
            <text:p>0,00</text:p>
          </table:table-cell>
          <table:table-cell table:formula="of:=[.I6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2]" office:value-type="float" office:value="0">
            <text:p>0</text:p>
          </table:table-cell>
          <table:table-cell office:value-type="float" office:value="611">
            <text:p>611</text:p>
          </table:table-cell>
          <table:table-cell table:formula="of:=['file:///home/diego/workspace/qin-cluster/pruebas/estadisticas/corrida-20120802000741.ods'#$secuencia.B612]" office:value-type="float" office:value="0">
            <text:p>0</text:p>
          </table:table-cell>
          <table:table-cell table:formula="of:=['file:///home/diego/workspace/qin-cluster/pruebas/estadisticas/corrida-20120802000741.ods'#$secuencia.C612]" office:value-type="float" office:value="0">
            <text:p>0,00</text:p>
          </table:table-cell>
          <table:table-cell table:formula="of:=[.C6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2]" office:value-type="float" office:value="0">
            <text:p>0</text:p>
          </table:table-cell>
          <table:table-cell table:formula="of:=['file:///home/diego/workspace/qin-cluster/pruebas/estadisticas/corrida-20120802000741.ods'#$acumulado.A612]" office:value-type="float" office:value="0">
            <text:p>0</text:p>
          </table:table-cell>
          <table:table-cell table:formula="of:=['file:///home/diego/workspace/qin-cluster/pruebas/estadisticas/corrida-20120802000741.ods'#$acumulado.C612]" office:value-type="float" office:value="0">
            <text:p>0</text:p>
          </table:table-cell>
          <table:table-cell table:formula="of:=['file:///home/diego/workspace/qin-cluster/pruebas/estadisticas/corrida-20120802000741.ods'#$acumulado.D612]" office:value-type="float" office:value="0">
            <text:p>0</text:p>
          </table:table-cell>
          <table:table-cell table:formula="of:=['file:///home/diego/workspace/qin-cluster/pruebas/estadisticas/corrida-20120802000741.ods'#$acumulado.E612]" office:value-type="float" office:value="0">
            <text:p>0</text:p>
          </table:table-cell>
          <table:table-cell table:formula="of:=['file:///home/diego/workspace/qin-cluster/pruebas/estadisticas/corrida-20120802000741.ods'#$acumulado.F612]" office:value-type="float" office:value="0">
            <text:p>0</text:p>
          </table:table-cell>
          <table:table-cell table:formula="of:=['file:///home/diego/workspace/qin-cluster/pruebas/estadisticas/corrida-20120802000741.ods'#$acumulado.G612]" office:value-type="float" office:value="0">
            <text:p>0</text:p>
          </table:table-cell>
          <table:table-cell table:formula="of:=[.L612]*100/[.$S$2]" office:value-type="float" office:value="0">
            <text:p>0,00</text:p>
          </table:table-cell>
          <table:table-cell table:formula="of:=[.I6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3]" office:value-type="float" office:value="0">
            <text:p>0</text:p>
          </table:table-cell>
          <table:table-cell office:value-type="float" office:value="612">
            <text:p>612</text:p>
          </table:table-cell>
          <table:table-cell table:formula="of:=['file:///home/diego/workspace/qin-cluster/pruebas/estadisticas/corrida-20120802000741.ods'#$secuencia.B613]" office:value-type="float" office:value="0">
            <text:p>0</text:p>
          </table:table-cell>
          <table:table-cell table:formula="of:=['file:///home/diego/workspace/qin-cluster/pruebas/estadisticas/corrida-20120802000741.ods'#$secuencia.C613]" office:value-type="float" office:value="0">
            <text:p>0,00</text:p>
          </table:table-cell>
          <table:table-cell table:formula="of:=[.C6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3]" office:value-type="float" office:value="0">
            <text:p>0</text:p>
          </table:table-cell>
          <table:table-cell table:formula="of:=['file:///home/diego/workspace/qin-cluster/pruebas/estadisticas/corrida-20120802000741.ods'#$acumulado.A613]" office:value-type="float" office:value="0">
            <text:p>0</text:p>
          </table:table-cell>
          <table:table-cell table:formula="of:=['file:///home/diego/workspace/qin-cluster/pruebas/estadisticas/corrida-20120802000741.ods'#$acumulado.C613]" office:value-type="float" office:value="0">
            <text:p>0</text:p>
          </table:table-cell>
          <table:table-cell table:formula="of:=['file:///home/diego/workspace/qin-cluster/pruebas/estadisticas/corrida-20120802000741.ods'#$acumulado.D613]" office:value-type="float" office:value="0">
            <text:p>0</text:p>
          </table:table-cell>
          <table:table-cell table:formula="of:=['file:///home/diego/workspace/qin-cluster/pruebas/estadisticas/corrida-20120802000741.ods'#$acumulado.E613]" office:value-type="float" office:value="0">
            <text:p>0</text:p>
          </table:table-cell>
          <table:table-cell table:formula="of:=['file:///home/diego/workspace/qin-cluster/pruebas/estadisticas/corrida-20120802000741.ods'#$acumulado.F613]" office:value-type="float" office:value="0">
            <text:p>0</text:p>
          </table:table-cell>
          <table:table-cell table:formula="of:=['file:///home/diego/workspace/qin-cluster/pruebas/estadisticas/corrida-20120802000741.ods'#$acumulado.G613]" office:value-type="float" office:value="0">
            <text:p>0</text:p>
          </table:table-cell>
          <table:table-cell table:formula="of:=[.L613]*100/[.$S$2]" office:value-type="float" office:value="0">
            <text:p>0,00</text:p>
          </table:table-cell>
          <table:table-cell table:formula="of:=[.I6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4]" office:value-type="float" office:value="0">
            <text:p>0</text:p>
          </table:table-cell>
          <table:table-cell office:value-type="float" office:value="613">
            <text:p>613</text:p>
          </table:table-cell>
          <table:table-cell table:formula="of:=['file:///home/diego/workspace/qin-cluster/pruebas/estadisticas/corrida-20120802000741.ods'#$secuencia.B614]" office:value-type="float" office:value="0">
            <text:p>0</text:p>
          </table:table-cell>
          <table:table-cell table:formula="of:=['file:///home/diego/workspace/qin-cluster/pruebas/estadisticas/corrida-20120802000741.ods'#$secuencia.C614]" office:value-type="float" office:value="0">
            <text:p>0,00</text:p>
          </table:table-cell>
          <table:table-cell table:formula="of:=[.C6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4]" office:value-type="float" office:value="0">
            <text:p>0</text:p>
          </table:table-cell>
          <table:table-cell table:formula="of:=['file:///home/diego/workspace/qin-cluster/pruebas/estadisticas/corrida-20120802000741.ods'#$acumulado.A614]" office:value-type="float" office:value="0">
            <text:p>0</text:p>
          </table:table-cell>
          <table:table-cell table:formula="of:=['file:///home/diego/workspace/qin-cluster/pruebas/estadisticas/corrida-20120802000741.ods'#$acumulado.C614]" office:value-type="float" office:value="0">
            <text:p>0</text:p>
          </table:table-cell>
          <table:table-cell table:formula="of:=['file:///home/diego/workspace/qin-cluster/pruebas/estadisticas/corrida-20120802000741.ods'#$acumulado.D614]" office:value-type="float" office:value="0">
            <text:p>0</text:p>
          </table:table-cell>
          <table:table-cell table:formula="of:=['file:///home/diego/workspace/qin-cluster/pruebas/estadisticas/corrida-20120802000741.ods'#$acumulado.E614]" office:value-type="float" office:value="0">
            <text:p>0</text:p>
          </table:table-cell>
          <table:table-cell table:formula="of:=['file:///home/diego/workspace/qin-cluster/pruebas/estadisticas/corrida-20120802000741.ods'#$acumulado.F614]" office:value-type="float" office:value="0">
            <text:p>0</text:p>
          </table:table-cell>
          <table:table-cell table:formula="of:=['file:///home/diego/workspace/qin-cluster/pruebas/estadisticas/corrida-20120802000741.ods'#$acumulado.G614]" office:value-type="float" office:value="0">
            <text:p>0</text:p>
          </table:table-cell>
          <table:table-cell table:formula="of:=[.L614]*100/[.$S$2]" office:value-type="float" office:value="0">
            <text:p>0,00</text:p>
          </table:table-cell>
          <table:table-cell table:formula="of:=[.I6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5]" office:value-type="float" office:value="0">
            <text:p>0</text:p>
          </table:table-cell>
          <table:table-cell office:value-type="float" office:value="614">
            <text:p>614</text:p>
          </table:table-cell>
          <table:table-cell table:formula="of:=['file:///home/diego/workspace/qin-cluster/pruebas/estadisticas/corrida-20120802000741.ods'#$secuencia.B615]" office:value-type="float" office:value="0">
            <text:p>0</text:p>
          </table:table-cell>
          <table:table-cell table:formula="of:=['file:///home/diego/workspace/qin-cluster/pruebas/estadisticas/corrida-20120802000741.ods'#$secuencia.C615]" office:value-type="float" office:value="0">
            <text:p>0,00</text:p>
          </table:table-cell>
          <table:table-cell table:formula="of:=[.C6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5]" office:value-type="float" office:value="0">
            <text:p>0</text:p>
          </table:table-cell>
          <table:table-cell table:formula="of:=['file:///home/diego/workspace/qin-cluster/pruebas/estadisticas/corrida-20120802000741.ods'#$acumulado.A615]" office:value-type="float" office:value="0">
            <text:p>0</text:p>
          </table:table-cell>
          <table:table-cell table:formula="of:=['file:///home/diego/workspace/qin-cluster/pruebas/estadisticas/corrida-20120802000741.ods'#$acumulado.C615]" office:value-type="float" office:value="0">
            <text:p>0</text:p>
          </table:table-cell>
          <table:table-cell table:formula="of:=['file:///home/diego/workspace/qin-cluster/pruebas/estadisticas/corrida-20120802000741.ods'#$acumulado.D615]" office:value-type="float" office:value="0">
            <text:p>0</text:p>
          </table:table-cell>
          <table:table-cell table:formula="of:=['file:///home/diego/workspace/qin-cluster/pruebas/estadisticas/corrida-20120802000741.ods'#$acumulado.E615]" office:value-type="float" office:value="0">
            <text:p>0</text:p>
          </table:table-cell>
          <table:table-cell table:formula="of:=['file:///home/diego/workspace/qin-cluster/pruebas/estadisticas/corrida-20120802000741.ods'#$acumulado.F615]" office:value-type="float" office:value="0">
            <text:p>0</text:p>
          </table:table-cell>
          <table:table-cell table:formula="of:=['file:///home/diego/workspace/qin-cluster/pruebas/estadisticas/corrida-20120802000741.ods'#$acumulado.G615]" office:value-type="float" office:value="0">
            <text:p>0</text:p>
          </table:table-cell>
          <table:table-cell table:formula="of:=[.L615]*100/[.$S$2]" office:value-type="float" office:value="0">
            <text:p>0,00</text:p>
          </table:table-cell>
          <table:table-cell table:formula="of:=[.I6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6]" office:value-type="float" office:value="0">
            <text:p>0</text:p>
          </table:table-cell>
          <table:table-cell office:value-type="float" office:value="615">
            <text:p>615</text:p>
          </table:table-cell>
          <table:table-cell table:formula="of:=['file:///home/diego/workspace/qin-cluster/pruebas/estadisticas/corrida-20120802000741.ods'#$secuencia.B616]" office:value-type="float" office:value="0">
            <text:p>0</text:p>
          </table:table-cell>
          <table:table-cell table:formula="of:=['file:///home/diego/workspace/qin-cluster/pruebas/estadisticas/corrida-20120802000741.ods'#$secuencia.C616]" office:value-type="float" office:value="0">
            <text:p>0,00</text:p>
          </table:table-cell>
          <table:table-cell table:formula="of:=[.C6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6]" office:value-type="float" office:value="0">
            <text:p>0</text:p>
          </table:table-cell>
          <table:table-cell table:formula="of:=['file:///home/diego/workspace/qin-cluster/pruebas/estadisticas/corrida-20120802000741.ods'#$acumulado.A616]" office:value-type="float" office:value="0">
            <text:p>0</text:p>
          </table:table-cell>
          <table:table-cell table:formula="of:=['file:///home/diego/workspace/qin-cluster/pruebas/estadisticas/corrida-20120802000741.ods'#$acumulado.C616]" office:value-type="float" office:value="0">
            <text:p>0</text:p>
          </table:table-cell>
          <table:table-cell table:formula="of:=['file:///home/diego/workspace/qin-cluster/pruebas/estadisticas/corrida-20120802000741.ods'#$acumulado.D616]" office:value-type="float" office:value="0">
            <text:p>0</text:p>
          </table:table-cell>
          <table:table-cell table:formula="of:=['file:///home/diego/workspace/qin-cluster/pruebas/estadisticas/corrida-20120802000741.ods'#$acumulado.E616]" office:value-type="float" office:value="0">
            <text:p>0</text:p>
          </table:table-cell>
          <table:table-cell table:formula="of:=['file:///home/diego/workspace/qin-cluster/pruebas/estadisticas/corrida-20120802000741.ods'#$acumulado.F616]" office:value-type="float" office:value="0">
            <text:p>0</text:p>
          </table:table-cell>
          <table:table-cell table:formula="of:=['file:///home/diego/workspace/qin-cluster/pruebas/estadisticas/corrida-20120802000741.ods'#$acumulado.G616]" office:value-type="float" office:value="0">
            <text:p>0</text:p>
          </table:table-cell>
          <table:table-cell table:formula="of:=[.L616]*100/[.$S$2]" office:value-type="float" office:value="0">
            <text:p>0,00</text:p>
          </table:table-cell>
          <table:table-cell table:formula="of:=[.I6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7]" office:value-type="float" office:value="0">
            <text:p>0</text:p>
          </table:table-cell>
          <table:table-cell office:value-type="float" office:value="616">
            <text:p>616</text:p>
          </table:table-cell>
          <table:table-cell table:formula="of:=['file:///home/diego/workspace/qin-cluster/pruebas/estadisticas/corrida-20120802000741.ods'#$secuencia.B617]" office:value-type="float" office:value="0">
            <text:p>0</text:p>
          </table:table-cell>
          <table:table-cell table:formula="of:=['file:///home/diego/workspace/qin-cluster/pruebas/estadisticas/corrida-20120802000741.ods'#$secuencia.C617]" office:value-type="float" office:value="0">
            <text:p>0,00</text:p>
          </table:table-cell>
          <table:table-cell table:formula="of:=[.C6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7]" office:value-type="float" office:value="0">
            <text:p>0</text:p>
          </table:table-cell>
          <table:table-cell table:formula="of:=['file:///home/diego/workspace/qin-cluster/pruebas/estadisticas/corrida-20120802000741.ods'#$acumulado.A617]" office:value-type="float" office:value="0">
            <text:p>0</text:p>
          </table:table-cell>
          <table:table-cell table:formula="of:=['file:///home/diego/workspace/qin-cluster/pruebas/estadisticas/corrida-20120802000741.ods'#$acumulado.C617]" office:value-type="float" office:value="0">
            <text:p>0</text:p>
          </table:table-cell>
          <table:table-cell table:formula="of:=['file:///home/diego/workspace/qin-cluster/pruebas/estadisticas/corrida-20120802000741.ods'#$acumulado.D617]" office:value-type="float" office:value="0">
            <text:p>0</text:p>
          </table:table-cell>
          <table:table-cell table:formula="of:=['file:///home/diego/workspace/qin-cluster/pruebas/estadisticas/corrida-20120802000741.ods'#$acumulado.E617]" office:value-type="float" office:value="0">
            <text:p>0</text:p>
          </table:table-cell>
          <table:table-cell table:formula="of:=['file:///home/diego/workspace/qin-cluster/pruebas/estadisticas/corrida-20120802000741.ods'#$acumulado.F617]" office:value-type="float" office:value="0">
            <text:p>0</text:p>
          </table:table-cell>
          <table:table-cell table:formula="of:=['file:///home/diego/workspace/qin-cluster/pruebas/estadisticas/corrida-20120802000741.ods'#$acumulado.G617]" office:value-type="float" office:value="0">
            <text:p>0</text:p>
          </table:table-cell>
          <table:table-cell table:formula="of:=[.L617]*100/[.$S$2]" office:value-type="float" office:value="0">
            <text:p>0,00</text:p>
          </table:table-cell>
          <table:table-cell table:formula="of:=[.I6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8]" office:value-type="float" office:value="0">
            <text:p>0</text:p>
          </table:table-cell>
          <table:table-cell office:value-type="float" office:value="617">
            <text:p>617</text:p>
          </table:table-cell>
          <table:table-cell table:formula="of:=['file:///home/diego/workspace/qin-cluster/pruebas/estadisticas/corrida-20120802000741.ods'#$secuencia.B618]" office:value-type="float" office:value="0">
            <text:p>0</text:p>
          </table:table-cell>
          <table:table-cell table:formula="of:=['file:///home/diego/workspace/qin-cluster/pruebas/estadisticas/corrida-20120802000741.ods'#$secuencia.C618]" office:value-type="float" office:value="0">
            <text:p>0,00</text:p>
          </table:table-cell>
          <table:table-cell table:formula="of:=[.C6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8]" office:value-type="float" office:value="0">
            <text:p>0</text:p>
          </table:table-cell>
          <table:table-cell table:formula="of:=['file:///home/diego/workspace/qin-cluster/pruebas/estadisticas/corrida-20120802000741.ods'#$acumulado.A618]" office:value-type="float" office:value="0">
            <text:p>0</text:p>
          </table:table-cell>
          <table:table-cell table:formula="of:=['file:///home/diego/workspace/qin-cluster/pruebas/estadisticas/corrida-20120802000741.ods'#$acumulado.C618]" office:value-type="float" office:value="0">
            <text:p>0</text:p>
          </table:table-cell>
          <table:table-cell table:formula="of:=['file:///home/diego/workspace/qin-cluster/pruebas/estadisticas/corrida-20120802000741.ods'#$acumulado.D618]" office:value-type="float" office:value="0">
            <text:p>0</text:p>
          </table:table-cell>
          <table:table-cell table:formula="of:=['file:///home/diego/workspace/qin-cluster/pruebas/estadisticas/corrida-20120802000741.ods'#$acumulado.E618]" office:value-type="float" office:value="0">
            <text:p>0</text:p>
          </table:table-cell>
          <table:table-cell table:formula="of:=['file:///home/diego/workspace/qin-cluster/pruebas/estadisticas/corrida-20120802000741.ods'#$acumulado.F618]" office:value-type="float" office:value="0">
            <text:p>0</text:p>
          </table:table-cell>
          <table:table-cell table:formula="of:=['file:///home/diego/workspace/qin-cluster/pruebas/estadisticas/corrida-20120802000741.ods'#$acumulado.G618]" office:value-type="float" office:value="0">
            <text:p>0</text:p>
          </table:table-cell>
          <table:table-cell table:formula="of:=[.L618]*100/[.$S$2]" office:value-type="float" office:value="0">
            <text:p>0,00</text:p>
          </table:table-cell>
          <table:table-cell table:formula="of:=[.I6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19]" office:value-type="float" office:value="0">
            <text:p>0</text:p>
          </table:table-cell>
          <table:table-cell office:value-type="float" office:value="618">
            <text:p>618</text:p>
          </table:table-cell>
          <table:table-cell table:formula="of:=['file:///home/diego/workspace/qin-cluster/pruebas/estadisticas/corrida-20120802000741.ods'#$secuencia.B619]" office:value-type="float" office:value="0">
            <text:p>0</text:p>
          </table:table-cell>
          <table:table-cell table:formula="of:=['file:///home/diego/workspace/qin-cluster/pruebas/estadisticas/corrida-20120802000741.ods'#$secuencia.C619]" office:value-type="float" office:value="0">
            <text:p>0,00</text:p>
          </table:table-cell>
          <table:table-cell table:formula="of:=[.C6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19]" office:value-type="float" office:value="0">
            <text:p>0</text:p>
          </table:table-cell>
          <table:table-cell table:formula="of:=['file:///home/diego/workspace/qin-cluster/pruebas/estadisticas/corrida-20120802000741.ods'#$acumulado.A619]" office:value-type="float" office:value="0">
            <text:p>0</text:p>
          </table:table-cell>
          <table:table-cell table:formula="of:=['file:///home/diego/workspace/qin-cluster/pruebas/estadisticas/corrida-20120802000741.ods'#$acumulado.C619]" office:value-type="float" office:value="0">
            <text:p>0</text:p>
          </table:table-cell>
          <table:table-cell table:formula="of:=['file:///home/diego/workspace/qin-cluster/pruebas/estadisticas/corrida-20120802000741.ods'#$acumulado.D619]" office:value-type="float" office:value="0">
            <text:p>0</text:p>
          </table:table-cell>
          <table:table-cell table:formula="of:=['file:///home/diego/workspace/qin-cluster/pruebas/estadisticas/corrida-20120802000741.ods'#$acumulado.E619]" office:value-type="float" office:value="0">
            <text:p>0</text:p>
          </table:table-cell>
          <table:table-cell table:formula="of:=['file:///home/diego/workspace/qin-cluster/pruebas/estadisticas/corrida-20120802000741.ods'#$acumulado.F619]" office:value-type="float" office:value="0">
            <text:p>0</text:p>
          </table:table-cell>
          <table:table-cell table:formula="of:=['file:///home/diego/workspace/qin-cluster/pruebas/estadisticas/corrida-20120802000741.ods'#$acumulado.G619]" office:value-type="float" office:value="0">
            <text:p>0</text:p>
          </table:table-cell>
          <table:table-cell table:formula="of:=[.L619]*100/[.$S$2]" office:value-type="float" office:value="0">
            <text:p>0,00</text:p>
          </table:table-cell>
          <table:table-cell table:formula="of:=[.I6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0]" office:value-type="float" office:value="0">
            <text:p>0</text:p>
          </table:table-cell>
          <table:table-cell office:value-type="float" office:value="619">
            <text:p>619</text:p>
          </table:table-cell>
          <table:table-cell table:formula="of:=['file:///home/diego/workspace/qin-cluster/pruebas/estadisticas/corrida-20120802000741.ods'#$secuencia.B620]" office:value-type="float" office:value="0">
            <text:p>0</text:p>
          </table:table-cell>
          <table:table-cell table:formula="of:=['file:///home/diego/workspace/qin-cluster/pruebas/estadisticas/corrida-20120802000741.ods'#$secuencia.C620]" office:value-type="float" office:value="0">
            <text:p>0,00</text:p>
          </table:table-cell>
          <table:table-cell table:formula="of:=[.C6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0]" office:value-type="float" office:value="0">
            <text:p>0</text:p>
          </table:table-cell>
          <table:table-cell table:formula="of:=['file:///home/diego/workspace/qin-cluster/pruebas/estadisticas/corrida-20120802000741.ods'#$acumulado.A620]" office:value-type="float" office:value="0">
            <text:p>0</text:p>
          </table:table-cell>
          <table:table-cell table:formula="of:=['file:///home/diego/workspace/qin-cluster/pruebas/estadisticas/corrida-20120802000741.ods'#$acumulado.C620]" office:value-type="float" office:value="0">
            <text:p>0</text:p>
          </table:table-cell>
          <table:table-cell table:formula="of:=['file:///home/diego/workspace/qin-cluster/pruebas/estadisticas/corrida-20120802000741.ods'#$acumulado.D620]" office:value-type="float" office:value="0">
            <text:p>0</text:p>
          </table:table-cell>
          <table:table-cell table:formula="of:=['file:///home/diego/workspace/qin-cluster/pruebas/estadisticas/corrida-20120802000741.ods'#$acumulado.E620]" office:value-type="float" office:value="0">
            <text:p>0</text:p>
          </table:table-cell>
          <table:table-cell table:formula="of:=['file:///home/diego/workspace/qin-cluster/pruebas/estadisticas/corrida-20120802000741.ods'#$acumulado.F620]" office:value-type="float" office:value="0">
            <text:p>0</text:p>
          </table:table-cell>
          <table:table-cell table:formula="of:=['file:///home/diego/workspace/qin-cluster/pruebas/estadisticas/corrida-20120802000741.ods'#$acumulado.G620]" office:value-type="float" office:value="0">
            <text:p>0</text:p>
          </table:table-cell>
          <table:table-cell table:formula="of:=[.L620]*100/[.$S$2]" office:value-type="float" office:value="0">
            <text:p>0,00</text:p>
          </table:table-cell>
          <table:table-cell table:formula="of:=[.I6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1]" office:value-type="float" office:value="0">
            <text:p>0</text:p>
          </table:table-cell>
          <table:table-cell office:value-type="float" office:value="620">
            <text:p>620</text:p>
          </table:table-cell>
          <table:table-cell table:formula="of:=['file:///home/diego/workspace/qin-cluster/pruebas/estadisticas/corrida-20120802000741.ods'#$secuencia.B621]" office:value-type="float" office:value="0">
            <text:p>0</text:p>
          </table:table-cell>
          <table:table-cell table:formula="of:=['file:///home/diego/workspace/qin-cluster/pruebas/estadisticas/corrida-20120802000741.ods'#$secuencia.C621]" office:value-type="float" office:value="0">
            <text:p>0,00</text:p>
          </table:table-cell>
          <table:table-cell table:formula="of:=[.C6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1]" office:value-type="float" office:value="0">
            <text:p>0</text:p>
          </table:table-cell>
          <table:table-cell table:formula="of:=['file:///home/diego/workspace/qin-cluster/pruebas/estadisticas/corrida-20120802000741.ods'#$acumulado.A621]" office:value-type="float" office:value="0">
            <text:p>0</text:p>
          </table:table-cell>
          <table:table-cell table:formula="of:=['file:///home/diego/workspace/qin-cluster/pruebas/estadisticas/corrida-20120802000741.ods'#$acumulado.C621]" office:value-type="float" office:value="0">
            <text:p>0</text:p>
          </table:table-cell>
          <table:table-cell table:formula="of:=['file:///home/diego/workspace/qin-cluster/pruebas/estadisticas/corrida-20120802000741.ods'#$acumulado.D621]" office:value-type="float" office:value="0">
            <text:p>0</text:p>
          </table:table-cell>
          <table:table-cell table:formula="of:=['file:///home/diego/workspace/qin-cluster/pruebas/estadisticas/corrida-20120802000741.ods'#$acumulado.E621]" office:value-type="float" office:value="0">
            <text:p>0</text:p>
          </table:table-cell>
          <table:table-cell table:formula="of:=['file:///home/diego/workspace/qin-cluster/pruebas/estadisticas/corrida-20120802000741.ods'#$acumulado.F621]" office:value-type="float" office:value="0">
            <text:p>0</text:p>
          </table:table-cell>
          <table:table-cell table:formula="of:=['file:///home/diego/workspace/qin-cluster/pruebas/estadisticas/corrida-20120802000741.ods'#$acumulado.G621]" office:value-type="float" office:value="0">
            <text:p>0</text:p>
          </table:table-cell>
          <table:table-cell table:formula="of:=[.L621]*100/[.$S$2]" office:value-type="float" office:value="0">
            <text:p>0,00</text:p>
          </table:table-cell>
          <table:table-cell table:formula="of:=[.I6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2]" office:value-type="float" office:value="0">
            <text:p>0</text:p>
          </table:table-cell>
          <table:table-cell office:value-type="float" office:value="621">
            <text:p>621</text:p>
          </table:table-cell>
          <table:table-cell table:formula="of:=['file:///home/diego/workspace/qin-cluster/pruebas/estadisticas/corrida-20120802000741.ods'#$secuencia.B622]" office:value-type="float" office:value="0">
            <text:p>0</text:p>
          </table:table-cell>
          <table:table-cell table:formula="of:=['file:///home/diego/workspace/qin-cluster/pruebas/estadisticas/corrida-20120802000741.ods'#$secuencia.C622]" office:value-type="float" office:value="0">
            <text:p>0,00</text:p>
          </table:table-cell>
          <table:table-cell table:formula="of:=[.C6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2]" office:value-type="float" office:value="0">
            <text:p>0</text:p>
          </table:table-cell>
          <table:table-cell table:formula="of:=['file:///home/diego/workspace/qin-cluster/pruebas/estadisticas/corrida-20120802000741.ods'#$acumulado.A622]" office:value-type="float" office:value="0">
            <text:p>0</text:p>
          </table:table-cell>
          <table:table-cell table:formula="of:=['file:///home/diego/workspace/qin-cluster/pruebas/estadisticas/corrida-20120802000741.ods'#$acumulado.C622]" office:value-type="float" office:value="0">
            <text:p>0</text:p>
          </table:table-cell>
          <table:table-cell table:formula="of:=['file:///home/diego/workspace/qin-cluster/pruebas/estadisticas/corrida-20120802000741.ods'#$acumulado.D622]" office:value-type="float" office:value="0">
            <text:p>0</text:p>
          </table:table-cell>
          <table:table-cell table:formula="of:=['file:///home/diego/workspace/qin-cluster/pruebas/estadisticas/corrida-20120802000741.ods'#$acumulado.E622]" office:value-type="float" office:value="0">
            <text:p>0</text:p>
          </table:table-cell>
          <table:table-cell table:formula="of:=['file:///home/diego/workspace/qin-cluster/pruebas/estadisticas/corrida-20120802000741.ods'#$acumulado.F622]" office:value-type="float" office:value="0">
            <text:p>0</text:p>
          </table:table-cell>
          <table:table-cell table:formula="of:=['file:///home/diego/workspace/qin-cluster/pruebas/estadisticas/corrida-20120802000741.ods'#$acumulado.G622]" office:value-type="float" office:value="0">
            <text:p>0</text:p>
          </table:table-cell>
          <table:table-cell table:formula="of:=[.L622]*100/[.$S$2]" office:value-type="float" office:value="0">
            <text:p>0,00</text:p>
          </table:table-cell>
          <table:table-cell table:formula="of:=[.I6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3]" office:value-type="float" office:value="0">
            <text:p>0</text:p>
          </table:table-cell>
          <table:table-cell office:value-type="float" office:value="622">
            <text:p>622</text:p>
          </table:table-cell>
          <table:table-cell table:formula="of:=['file:///home/diego/workspace/qin-cluster/pruebas/estadisticas/corrida-20120802000741.ods'#$secuencia.B623]" office:value-type="float" office:value="0">
            <text:p>0</text:p>
          </table:table-cell>
          <table:table-cell table:formula="of:=['file:///home/diego/workspace/qin-cluster/pruebas/estadisticas/corrida-20120802000741.ods'#$secuencia.C623]" office:value-type="float" office:value="0">
            <text:p>0,00</text:p>
          </table:table-cell>
          <table:table-cell table:formula="of:=[.C6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3]" office:value-type="float" office:value="0">
            <text:p>0</text:p>
          </table:table-cell>
          <table:table-cell table:formula="of:=['file:///home/diego/workspace/qin-cluster/pruebas/estadisticas/corrida-20120802000741.ods'#$acumulado.A623]" office:value-type="float" office:value="0">
            <text:p>0</text:p>
          </table:table-cell>
          <table:table-cell table:formula="of:=['file:///home/diego/workspace/qin-cluster/pruebas/estadisticas/corrida-20120802000741.ods'#$acumulado.C623]" office:value-type="float" office:value="0">
            <text:p>0</text:p>
          </table:table-cell>
          <table:table-cell table:formula="of:=['file:///home/diego/workspace/qin-cluster/pruebas/estadisticas/corrida-20120802000741.ods'#$acumulado.D623]" office:value-type="float" office:value="0">
            <text:p>0</text:p>
          </table:table-cell>
          <table:table-cell table:formula="of:=['file:///home/diego/workspace/qin-cluster/pruebas/estadisticas/corrida-20120802000741.ods'#$acumulado.E623]" office:value-type="float" office:value="0">
            <text:p>0</text:p>
          </table:table-cell>
          <table:table-cell table:formula="of:=['file:///home/diego/workspace/qin-cluster/pruebas/estadisticas/corrida-20120802000741.ods'#$acumulado.F623]" office:value-type="float" office:value="0">
            <text:p>0</text:p>
          </table:table-cell>
          <table:table-cell table:formula="of:=['file:///home/diego/workspace/qin-cluster/pruebas/estadisticas/corrida-20120802000741.ods'#$acumulado.G623]" office:value-type="float" office:value="0">
            <text:p>0</text:p>
          </table:table-cell>
          <table:table-cell table:formula="of:=[.L623]*100/[.$S$2]" office:value-type="float" office:value="0">
            <text:p>0,00</text:p>
          </table:table-cell>
          <table:table-cell table:formula="of:=[.I6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4]" office:value-type="float" office:value="0">
            <text:p>0</text:p>
          </table:table-cell>
          <table:table-cell office:value-type="float" office:value="623">
            <text:p>623</text:p>
          </table:table-cell>
          <table:table-cell table:formula="of:=['file:///home/diego/workspace/qin-cluster/pruebas/estadisticas/corrida-20120802000741.ods'#$secuencia.B624]" office:value-type="float" office:value="0">
            <text:p>0</text:p>
          </table:table-cell>
          <table:table-cell table:formula="of:=['file:///home/diego/workspace/qin-cluster/pruebas/estadisticas/corrida-20120802000741.ods'#$secuencia.C624]" office:value-type="float" office:value="0">
            <text:p>0,00</text:p>
          </table:table-cell>
          <table:table-cell table:formula="of:=[.C6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4]" office:value-type="float" office:value="0">
            <text:p>0</text:p>
          </table:table-cell>
          <table:table-cell table:formula="of:=['file:///home/diego/workspace/qin-cluster/pruebas/estadisticas/corrida-20120802000741.ods'#$acumulado.A624]" office:value-type="float" office:value="0">
            <text:p>0</text:p>
          </table:table-cell>
          <table:table-cell table:formula="of:=['file:///home/diego/workspace/qin-cluster/pruebas/estadisticas/corrida-20120802000741.ods'#$acumulado.C624]" office:value-type="float" office:value="0">
            <text:p>0</text:p>
          </table:table-cell>
          <table:table-cell table:formula="of:=['file:///home/diego/workspace/qin-cluster/pruebas/estadisticas/corrida-20120802000741.ods'#$acumulado.D624]" office:value-type="float" office:value="0">
            <text:p>0</text:p>
          </table:table-cell>
          <table:table-cell table:formula="of:=['file:///home/diego/workspace/qin-cluster/pruebas/estadisticas/corrida-20120802000741.ods'#$acumulado.E624]" office:value-type="float" office:value="0">
            <text:p>0</text:p>
          </table:table-cell>
          <table:table-cell table:formula="of:=['file:///home/diego/workspace/qin-cluster/pruebas/estadisticas/corrida-20120802000741.ods'#$acumulado.F624]" office:value-type="float" office:value="0">
            <text:p>0</text:p>
          </table:table-cell>
          <table:table-cell table:formula="of:=['file:///home/diego/workspace/qin-cluster/pruebas/estadisticas/corrida-20120802000741.ods'#$acumulado.G624]" office:value-type="float" office:value="0">
            <text:p>0</text:p>
          </table:table-cell>
          <table:table-cell table:formula="of:=[.L624]*100/[.$S$2]" office:value-type="float" office:value="0">
            <text:p>0,00</text:p>
          </table:table-cell>
          <table:table-cell table:formula="of:=[.I6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5]" office:value-type="float" office:value="0">
            <text:p>0</text:p>
          </table:table-cell>
          <table:table-cell office:value-type="float" office:value="624">
            <text:p>624</text:p>
          </table:table-cell>
          <table:table-cell table:formula="of:=['file:///home/diego/workspace/qin-cluster/pruebas/estadisticas/corrida-20120802000741.ods'#$secuencia.B625]" office:value-type="float" office:value="0">
            <text:p>0</text:p>
          </table:table-cell>
          <table:table-cell table:formula="of:=['file:///home/diego/workspace/qin-cluster/pruebas/estadisticas/corrida-20120802000741.ods'#$secuencia.C625]" office:value-type="float" office:value="0">
            <text:p>0,00</text:p>
          </table:table-cell>
          <table:table-cell table:formula="of:=[.C6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5]" office:value-type="float" office:value="0">
            <text:p>0</text:p>
          </table:table-cell>
          <table:table-cell table:formula="of:=['file:///home/diego/workspace/qin-cluster/pruebas/estadisticas/corrida-20120802000741.ods'#$acumulado.A625]" office:value-type="float" office:value="0">
            <text:p>0</text:p>
          </table:table-cell>
          <table:table-cell table:formula="of:=['file:///home/diego/workspace/qin-cluster/pruebas/estadisticas/corrida-20120802000741.ods'#$acumulado.C625]" office:value-type="float" office:value="0">
            <text:p>0</text:p>
          </table:table-cell>
          <table:table-cell table:formula="of:=['file:///home/diego/workspace/qin-cluster/pruebas/estadisticas/corrida-20120802000741.ods'#$acumulado.D625]" office:value-type="float" office:value="0">
            <text:p>0</text:p>
          </table:table-cell>
          <table:table-cell table:formula="of:=['file:///home/diego/workspace/qin-cluster/pruebas/estadisticas/corrida-20120802000741.ods'#$acumulado.E625]" office:value-type="float" office:value="0">
            <text:p>0</text:p>
          </table:table-cell>
          <table:table-cell table:formula="of:=['file:///home/diego/workspace/qin-cluster/pruebas/estadisticas/corrida-20120802000741.ods'#$acumulado.F625]" office:value-type="float" office:value="0">
            <text:p>0</text:p>
          </table:table-cell>
          <table:table-cell table:formula="of:=['file:///home/diego/workspace/qin-cluster/pruebas/estadisticas/corrida-20120802000741.ods'#$acumulado.G625]" office:value-type="float" office:value="0">
            <text:p>0</text:p>
          </table:table-cell>
          <table:table-cell table:formula="of:=[.L625]*100/[.$S$2]" office:value-type="float" office:value="0">
            <text:p>0,00</text:p>
          </table:table-cell>
          <table:table-cell table:formula="of:=[.I6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6]" office:value-type="float" office:value="0">
            <text:p>0</text:p>
          </table:table-cell>
          <table:table-cell office:value-type="float" office:value="625">
            <text:p>625</text:p>
          </table:table-cell>
          <table:table-cell table:formula="of:=['file:///home/diego/workspace/qin-cluster/pruebas/estadisticas/corrida-20120802000741.ods'#$secuencia.B626]" office:value-type="float" office:value="0">
            <text:p>0</text:p>
          </table:table-cell>
          <table:table-cell table:formula="of:=['file:///home/diego/workspace/qin-cluster/pruebas/estadisticas/corrida-20120802000741.ods'#$secuencia.C626]" office:value-type="float" office:value="0">
            <text:p>0,00</text:p>
          </table:table-cell>
          <table:table-cell table:formula="of:=[.C6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6]" office:value-type="float" office:value="0">
            <text:p>0</text:p>
          </table:table-cell>
          <table:table-cell table:formula="of:=['file:///home/diego/workspace/qin-cluster/pruebas/estadisticas/corrida-20120802000741.ods'#$acumulado.A626]" office:value-type="float" office:value="0">
            <text:p>0</text:p>
          </table:table-cell>
          <table:table-cell table:formula="of:=['file:///home/diego/workspace/qin-cluster/pruebas/estadisticas/corrida-20120802000741.ods'#$acumulado.C626]" office:value-type="float" office:value="0">
            <text:p>0</text:p>
          </table:table-cell>
          <table:table-cell table:formula="of:=['file:///home/diego/workspace/qin-cluster/pruebas/estadisticas/corrida-20120802000741.ods'#$acumulado.D626]" office:value-type="float" office:value="0">
            <text:p>0</text:p>
          </table:table-cell>
          <table:table-cell table:formula="of:=['file:///home/diego/workspace/qin-cluster/pruebas/estadisticas/corrida-20120802000741.ods'#$acumulado.E626]" office:value-type="float" office:value="0">
            <text:p>0</text:p>
          </table:table-cell>
          <table:table-cell table:formula="of:=['file:///home/diego/workspace/qin-cluster/pruebas/estadisticas/corrida-20120802000741.ods'#$acumulado.F626]" office:value-type="float" office:value="0">
            <text:p>0</text:p>
          </table:table-cell>
          <table:table-cell table:formula="of:=['file:///home/diego/workspace/qin-cluster/pruebas/estadisticas/corrida-20120802000741.ods'#$acumulado.G626]" office:value-type="float" office:value="0">
            <text:p>0</text:p>
          </table:table-cell>
          <table:table-cell table:formula="of:=[.L626]*100/[.$S$2]" office:value-type="float" office:value="0">
            <text:p>0,00</text:p>
          </table:table-cell>
          <table:table-cell table:formula="of:=[.I6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7]" office:value-type="float" office:value="0">
            <text:p>0</text:p>
          </table:table-cell>
          <table:table-cell office:value-type="float" office:value="626">
            <text:p>626</text:p>
          </table:table-cell>
          <table:table-cell table:formula="of:=['file:///home/diego/workspace/qin-cluster/pruebas/estadisticas/corrida-20120802000741.ods'#$secuencia.B627]" office:value-type="float" office:value="0">
            <text:p>0</text:p>
          </table:table-cell>
          <table:table-cell table:formula="of:=['file:///home/diego/workspace/qin-cluster/pruebas/estadisticas/corrida-20120802000741.ods'#$secuencia.C627]" office:value-type="float" office:value="0">
            <text:p>0,00</text:p>
          </table:table-cell>
          <table:table-cell table:formula="of:=[.C6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7]" office:value-type="float" office:value="0">
            <text:p>0</text:p>
          </table:table-cell>
          <table:table-cell table:formula="of:=['file:///home/diego/workspace/qin-cluster/pruebas/estadisticas/corrida-20120802000741.ods'#$acumulado.A627]" office:value-type="float" office:value="0">
            <text:p>0</text:p>
          </table:table-cell>
          <table:table-cell table:formula="of:=['file:///home/diego/workspace/qin-cluster/pruebas/estadisticas/corrida-20120802000741.ods'#$acumulado.C627]" office:value-type="float" office:value="0">
            <text:p>0</text:p>
          </table:table-cell>
          <table:table-cell table:formula="of:=['file:///home/diego/workspace/qin-cluster/pruebas/estadisticas/corrida-20120802000741.ods'#$acumulado.D627]" office:value-type="float" office:value="0">
            <text:p>0</text:p>
          </table:table-cell>
          <table:table-cell table:formula="of:=['file:///home/diego/workspace/qin-cluster/pruebas/estadisticas/corrida-20120802000741.ods'#$acumulado.E627]" office:value-type="float" office:value="0">
            <text:p>0</text:p>
          </table:table-cell>
          <table:table-cell table:formula="of:=['file:///home/diego/workspace/qin-cluster/pruebas/estadisticas/corrida-20120802000741.ods'#$acumulado.F627]" office:value-type="float" office:value="0">
            <text:p>0</text:p>
          </table:table-cell>
          <table:table-cell table:formula="of:=['file:///home/diego/workspace/qin-cluster/pruebas/estadisticas/corrida-20120802000741.ods'#$acumulado.G627]" office:value-type="float" office:value="0">
            <text:p>0</text:p>
          </table:table-cell>
          <table:table-cell table:formula="of:=[.L627]*100/[.$S$2]" office:value-type="float" office:value="0">
            <text:p>0,00</text:p>
          </table:table-cell>
          <table:table-cell table:formula="of:=[.I6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8]" office:value-type="float" office:value="0">
            <text:p>0</text:p>
          </table:table-cell>
          <table:table-cell office:value-type="float" office:value="627">
            <text:p>627</text:p>
          </table:table-cell>
          <table:table-cell table:formula="of:=['file:///home/diego/workspace/qin-cluster/pruebas/estadisticas/corrida-20120802000741.ods'#$secuencia.B628]" office:value-type="float" office:value="0">
            <text:p>0</text:p>
          </table:table-cell>
          <table:table-cell table:formula="of:=['file:///home/diego/workspace/qin-cluster/pruebas/estadisticas/corrida-20120802000741.ods'#$secuencia.C628]" office:value-type="float" office:value="0">
            <text:p>0,00</text:p>
          </table:table-cell>
          <table:table-cell table:formula="of:=[.C6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8]" office:value-type="float" office:value="0">
            <text:p>0</text:p>
          </table:table-cell>
          <table:table-cell table:formula="of:=['file:///home/diego/workspace/qin-cluster/pruebas/estadisticas/corrida-20120802000741.ods'#$acumulado.A628]" office:value-type="float" office:value="0">
            <text:p>0</text:p>
          </table:table-cell>
          <table:table-cell table:formula="of:=['file:///home/diego/workspace/qin-cluster/pruebas/estadisticas/corrida-20120802000741.ods'#$acumulado.C628]" office:value-type="float" office:value="0">
            <text:p>0</text:p>
          </table:table-cell>
          <table:table-cell table:formula="of:=['file:///home/diego/workspace/qin-cluster/pruebas/estadisticas/corrida-20120802000741.ods'#$acumulado.D628]" office:value-type="float" office:value="0">
            <text:p>0</text:p>
          </table:table-cell>
          <table:table-cell table:formula="of:=['file:///home/diego/workspace/qin-cluster/pruebas/estadisticas/corrida-20120802000741.ods'#$acumulado.E628]" office:value-type="float" office:value="0">
            <text:p>0</text:p>
          </table:table-cell>
          <table:table-cell table:formula="of:=['file:///home/diego/workspace/qin-cluster/pruebas/estadisticas/corrida-20120802000741.ods'#$acumulado.F628]" office:value-type="float" office:value="0">
            <text:p>0</text:p>
          </table:table-cell>
          <table:table-cell table:formula="of:=['file:///home/diego/workspace/qin-cluster/pruebas/estadisticas/corrida-20120802000741.ods'#$acumulado.G628]" office:value-type="float" office:value="0">
            <text:p>0</text:p>
          </table:table-cell>
          <table:table-cell table:formula="of:=[.L628]*100/[.$S$2]" office:value-type="float" office:value="0">
            <text:p>0,00</text:p>
          </table:table-cell>
          <table:table-cell table:formula="of:=[.I6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29]" office:value-type="float" office:value="0">
            <text:p>0</text:p>
          </table:table-cell>
          <table:table-cell office:value-type="float" office:value="628">
            <text:p>628</text:p>
          </table:table-cell>
          <table:table-cell table:formula="of:=['file:///home/diego/workspace/qin-cluster/pruebas/estadisticas/corrida-20120802000741.ods'#$secuencia.B629]" office:value-type="float" office:value="0">
            <text:p>0</text:p>
          </table:table-cell>
          <table:table-cell table:formula="of:=['file:///home/diego/workspace/qin-cluster/pruebas/estadisticas/corrida-20120802000741.ods'#$secuencia.C629]" office:value-type="float" office:value="0">
            <text:p>0,00</text:p>
          </table:table-cell>
          <table:table-cell table:formula="of:=[.C6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29]" office:value-type="float" office:value="0">
            <text:p>0</text:p>
          </table:table-cell>
          <table:table-cell table:formula="of:=['file:///home/diego/workspace/qin-cluster/pruebas/estadisticas/corrida-20120802000741.ods'#$acumulado.A629]" office:value-type="float" office:value="0">
            <text:p>0</text:p>
          </table:table-cell>
          <table:table-cell table:formula="of:=['file:///home/diego/workspace/qin-cluster/pruebas/estadisticas/corrida-20120802000741.ods'#$acumulado.C629]" office:value-type="float" office:value="0">
            <text:p>0</text:p>
          </table:table-cell>
          <table:table-cell table:formula="of:=['file:///home/diego/workspace/qin-cluster/pruebas/estadisticas/corrida-20120802000741.ods'#$acumulado.D629]" office:value-type="float" office:value="0">
            <text:p>0</text:p>
          </table:table-cell>
          <table:table-cell table:formula="of:=['file:///home/diego/workspace/qin-cluster/pruebas/estadisticas/corrida-20120802000741.ods'#$acumulado.E629]" office:value-type="float" office:value="0">
            <text:p>0</text:p>
          </table:table-cell>
          <table:table-cell table:formula="of:=['file:///home/diego/workspace/qin-cluster/pruebas/estadisticas/corrida-20120802000741.ods'#$acumulado.F629]" office:value-type="float" office:value="0">
            <text:p>0</text:p>
          </table:table-cell>
          <table:table-cell table:formula="of:=['file:///home/diego/workspace/qin-cluster/pruebas/estadisticas/corrida-20120802000741.ods'#$acumulado.G629]" office:value-type="float" office:value="0">
            <text:p>0</text:p>
          </table:table-cell>
          <table:table-cell table:formula="of:=[.L629]*100/[.$S$2]" office:value-type="float" office:value="0">
            <text:p>0,00</text:p>
          </table:table-cell>
          <table:table-cell table:formula="of:=[.I6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0]" office:value-type="float" office:value="0">
            <text:p>0</text:p>
          </table:table-cell>
          <table:table-cell office:value-type="float" office:value="629">
            <text:p>629</text:p>
          </table:table-cell>
          <table:table-cell table:formula="of:=['file:///home/diego/workspace/qin-cluster/pruebas/estadisticas/corrida-20120802000741.ods'#$secuencia.B630]" office:value-type="float" office:value="0">
            <text:p>0</text:p>
          </table:table-cell>
          <table:table-cell table:formula="of:=['file:///home/diego/workspace/qin-cluster/pruebas/estadisticas/corrida-20120802000741.ods'#$secuencia.C630]" office:value-type="float" office:value="0">
            <text:p>0,00</text:p>
          </table:table-cell>
          <table:table-cell table:formula="of:=[.C6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0]" office:value-type="float" office:value="0">
            <text:p>0</text:p>
          </table:table-cell>
          <table:table-cell table:formula="of:=['file:///home/diego/workspace/qin-cluster/pruebas/estadisticas/corrida-20120802000741.ods'#$acumulado.A630]" office:value-type="float" office:value="0">
            <text:p>0</text:p>
          </table:table-cell>
          <table:table-cell table:formula="of:=['file:///home/diego/workspace/qin-cluster/pruebas/estadisticas/corrida-20120802000741.ods'#$acumulado.C630]" office:value-type="float" office:value="0">
            <text:p>0</text:p>
          </table:table-cell>
          <table:table-cell table:formula="of:=['file:///home/diego/workspace/qin-cluster/pruebas/estadisticas/corrida-20120802000741.ods'#$acumulado.D630]" office:value-type="float" office:value="0">
            <text:p>0</text:p>
          </table:table-cell>
          <table:table-cell table:formula="of:=['file:///home/diego/workspace/qin-cluster/pruebas/estadisticas/corrida-20120802000741.ods'#$acumulado.E630]" office:value-type="float" office:value="0">
            <text:p>0</text:p>
          </table:table-cell>
          <table:table-cell table:formula="of:=['file:///home/diego/workspace/qin-cluster/pruebas/estadisticas/corrida-20120802000741.ods'#$acumulado.F630]" office:value-type="float" office:value="0">
            <text:p>0</text:p>
          </table:table-cell>
          <table:table-cell table:formula="of:=['file:///home/diego/workspace/qin-cluster/pruebas/estadisticas/corrida-20120802000741.ods'#$acumulado.G630]" office:value-type="float" office:value="0">
            <text:p>0</text:p>
          </table:table-cell>
          <table:table-cell table:formula="of:=[.L630]*100/[.$S$2]" office:value-type="float" office:value="0">
            <text:p>0,00</text:p>
          </table:table-cell>
          <table:table-cell table:formula="of:=[.I6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1]"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'file:///home/diego/workspace/qin-cluster/pruebas/estadisticas/corrida-20120802000741.ods'#$secuencia.B631]" office:value-type="float" office:value="0">
            <text:p>0</text:p>
          </table:table-cell>
          <table:table-cell table:formula="of:=['file:///home/diego/workspace/qin-cluster/pruebas/estadisticas/corrida-20120802000741.ods'#$secuencia.C631]" office:value-type="float" office:value="0">
            <text:p>0,00</text:p>
          </table:table-cell>
          <table:table-cell table:formula="of:=[.C6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1]" office:value-type="float" office:value="0">
            <text:p>0</text:p>
          </table:table-cell>
          <table:table-cell table:formula="of:=['file:///home/diego/workspace/qin-cluster/pruebas/estadisticas/corrida-20120802000741.ods'#$acumulado.A631]" office:value-type="float" office:value="0">
            <text:p>0</text:p>
          </table:table-cell>
          <table:table-cell table:formula="of:=['file:///home/diego/workspace/qin-cluster/pruebas/estadisticas/corrida-20120802000741.ods'#$acumulado.C631]" office:value-type="float" office:value="0">
            <text:p>0</text:p>
          </table:table-cell>
          <table:table-cell table:formula="of:=['file:///home/diego/workspace/qin-cluster/pruebas/estadisticas/corrida-20120802000741.ods'#$acumulado.D631]" office:value-type="float" office:value="0">
            <text:p>0</text:p>
          </table:table-cell>
          <table:table-cell table:formula="of:=['file:///home/diego/workspace/qin-cluster/pruebas/estadisticas/corrida-20120802000741.ods'#$acumulado.E631]" office:value-type="float" office:value="0">
            <text:p>0</text:p>
          </table:table-cell>
          <table:table-cell table:formula="of:=['file:///home/diego/workspace/qin-cluster/pruebas/estadisticas/corrida-20120802000741.ods'#$acumulado.F631]" office:value-type="float" office:value="0">
            <text:p>0</text:p>
          </table:table-cell>
          <table:table-cell table:formula="of:=['file:///home/diego/workspace/qin-cluster/pruebas/estadisticas/corrida-20120802000741.ods'#$acumulado.G631]" office:value-type="float" office:value="0">
            <text:p>0</text:p>
          </table:table-cell>
          <table:table-cell table:formula="of:=[.L631]*100/[.$S$2]" office:value-type="float" office:value="0">
            <text:p>0,00</text:p>
          </table:table-cell>
          <table:table-cell table:formula="of:=[.I6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2]" office:value-type="float" office:value="0">
            <text:p>0</text:p>
          </table:table-cell>
          <table:table-cell office:value-type="float" office:value="631">
            <text:p>631</text:p>
          </table:table-cell>
          <table:table-cell table:formula="of:=['file:///home/diego/workspace/qin-cluster/pruebas/estadisticas/corrida-20120802000741.ods'#$secuencia.B632]" office:value-type="float" office:value="0">
            <text:p>0</text:p>
          </table:table-cell>
          <table:table-cell table:formula="of:=['file:///home/diego/workspace/qin-cluster/pruebas/estadisticas/corrida-20120802000741.ods'#$secuencia.C632]" office:value-type="float" office:value="0">
            <text:p>0,00</text:p>
          </table:table-cell>
          <table:table-cell table:formula="of:=[.C6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2]" office:value-type="float" office:value="0">
            <text:p>0</text:p>
          </table:table-cell>
          <table:table-cell table:formula="of:=['file:///home/diego/workspace/qin-cluster/pruebas/estadisticas/corrida-20120802000741.ods'#$acumulado.A632]" office:value-type="float" office:value="0">
            <text:p>0</text:p>
          </table:table-cell>
          <table:table-cell table:formula="of:=['file:///home/diego/workspace/qin-cluster/pruebas/estadisticas/corrida-20120802000741.ods'#$acumulado.C632]" office:value-type="float" office:value="0">
            <text:p>0</text:p>
          </table:table-cell>
          <table:table-cell table:formula="of:=['file:///home/diego/workspace/qin-cluster/pruebas/estadisticas/corrida-20120802000741.ods'#$acumulado.D632]" office:value-type="float" office:value="0">
            <text:p>0</text:p>
          </table:table-cell>
          <table:table-cell table:formula="of:=['file:///home/diego/workspace/qin-cluster/pruebas/estadisticas/corrida-20120802000741.ods'#$acumulado.E632]" office:value-type="float" office:value="0">
            <text:p>0</text:p>
          </table:table-cell>
          <table:table-cell table:formula="of:=['file:///home/diego/workspace/qin-cluster/pruebas/estadisticas/corrida-20120802000741.ods'#$acumulado.F632]" office:value-type="float" office:value="0">
            <text:p>0</text:p>
          </table:table-cell>
          <table:table-cell table:formula="of:=['file:///home/diego/workspace/qin-cluster/pruebas/estadisticas/corrida-20120802000741.ods'#$acumulado.G632]" office:value-type="float" office:value="0">
            <text:p>0</text:p>
          </table:table-cell>
          <table:table-cell table:formula="of:=[.L632]*100/[.$S$2]" office:value-type="float" office:value="0">
            <text:p>0,00</text:p>
          </table:table-cell>
          <table:table-cell table:formula="of:=[.I6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3]" office:value-type="float" office:value="0">
            <text:p>0</text:p>
          </table:table-cell>
          <table:table-cell office:value-type="float" office:value="632">
            <text:p>632</text:p>
          </table:table-cell>
          <table:table-cell table:formula="of:=['file:///home/diego/workspace/qin-cluster/pruebas/estadisticas/corrida-20120802000741.ods'#$secuencia.B633]" office:value-type="float" office:value="0">
            <text:p>0</text:p>
          </table:table-cell>
          <table:table-cell table:formula="of:=['file:///home/diego/workspace/qin-cluster/pruebas/estadisticas/corrida-20120802000741.ods'#$secuencia.C633]" office:value-type="float" office:value="0">
            <text:p>0,00</text:p>
          </table:table-cell>
          <table:table-cell table:formula="of:=[.C6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3]" office:value-type="float" office:value="0">
            <text:p>0</text:p>
          </table:table-cell>
          <table:table-cell table:formula="of:=['file:///home/diego/workspace/qin-cluster/pruebas/estadisticas/corrida-20120802000741.ods'#$acumulado.A633]" office:value-type="float" office:value="0">
            <text:p>0</text:p>
          </table:table-cell>
          <table:table-cell table:formula="of:=['file:///home/diego/workspace/qin-cluster/pruebas/estadisticas/corrida-20120802000741.ods'#$acumulado.C633]" office:value-type="float" office:value="0">
            <text:p>0</text:p>
          </table:table-cell>
          <table:table-cell table:formula="of:=['file:///home/diego/workspace/qin-cluster/pruebas/estadisticas/corrida-20120802000741.ods'#$acumulado.D633]" office:value-type="float" office:value="0">
            <text:p>0</text:p>
          </table:table-cell>
          <table:table-cell table:formula="of:=['file:///home/diego/workspace/qin-cluster/pruebas/estadisticas/corrida-20120802000741.ods'#$acumulado.E633]" office:value-type="float" office:value="0">
            <text:p>0</text:p>
          </table:table-cell>
          <table:table-cell table:formula="of:=['file:///home/diego/workspace/qin-cluster/pruebas/estadisticas/corrida-20120802000741.ods'#$acumulado.F633]" office:value-type="float" office:value="0">
            <text:p>0</text:p>
          </table:table-cell>
          <table:table-cell table:formula="of:=['file:///home/diego/workspace/qin-cluster/pruebas/estadisticas/corrida-20120802000741.ods'#$acumulado.G633]" office:value-type="float" office:value="0">
            <text:p>0</text:p>
          </table:table-cell>
          <table:table-cell table:formula="of:=[.L633]*100/[.$S$2]" office:value-type="float" office:value="0">
            <text:p>0,00</text:p>
          </table:table-cell>
          <table:table-cell table:formula="of:=[.I6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4]" office:value-type="float" office:value="0">
            <text:p>0</text:p>
          </table:table-cell>
          <table:table-cell office:value-type="float" office:value="633">
            <text:p>633</text:p>
          </table:table-cell>
          <table:table-cell table:formula="of:=['file:///home/diego/workspace/qin-cluster/pruebas/estadisticas/corrida-20120802000741.ods'#$secuencia.B634]" office:value-type="float" office:value="0">
            <text:p>0</text:p>
          </table:table-cell>
          <table:table-cell table:formula="of:=['file:///home/diego/workspace/qin-cluster/pruebas/estadisticas/corrida-20120802000741.ods'#$secuencia.C634]" office:value-type="float" office:value="0">
            <text:p>0,00</text:p>
          </table:table-cell>
          <table:table-cell table:formula="of:=[.C6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4]" office:value-type="float" office:value="0">
            <text:p>0</text:p>
          </table:table-cell>
          <table:table-cell table:formula="of:=['file:///home/diego/workspace/qin-cluster/pruebas/estadisticas/corrida-20120802000741.ods'#$acumulado.A634]" office:value-type="float" office:value="0">
            <text:p>0</text:p>
          </table:table-cell>
          <table:table-cell table:formula="of:=['file:///home/diego/workspace/qin-cluster/pruebas/estadisticas/corrida-20120802000741.ods'#$acumulado.C634]" office:value-type="float" office:value="0">
            <text:p>0</text:p>
          </table:table-cell>
          <table:table-cell table:formula="of:=['file:///home/diego/workspace/qin-cluster/pruebas/estadisticas/corrida-20120802000741.ods'#$acumulado.D634]" office:value-type="float" office:value="0">
            <text:p>0</text:p>
          </table:table-cell>
          <table:table-cell table:formula="of:=['file:///home/diego/workspace/qin-cluster/pruebas/estadisticas/corrida-20120802000741.ods'#$acumulado.E634]" office:value-type="float" office:value="0">
            <text:p>0</text:p>
          </table:table-cell>
          <table:table-cell table:formula="of:=['file:///home/diego/workspace/qin-cluster/pruebas/estadisticas/corrida-20120802000741.ods'#$acumulado.F634]" office:value-type="float" office:value="0">
            <text:p>0</text:p>
          </table:table-cell>
          <table:table-cell table:formula="of:=['file:///home/diego/workspace/qin-cluster/pruebas/estadisticas/corrida-20120802000741.ods'#$acumulado.G634]" office:value-type="float" office:value="0">
            <text:p>0</text:p>
          </table:table-cell>
          <table:table-cell table:formula="of:=[.L634]*100/[.$S$2]" office:value-type="float" office:value="0">
            <text:p>0,00</text:p>
          </table:table-cell>
          <table:table-cell table:formula="of:=[.I6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5]" office:value-type="float" office:value="0">
            <text:p>0</text:p>
          </table:table-cell>
          <table:table-cell office:value-type="float" office:value="634">
            <text:p>634</text:p>
          </table:table-cell>
          <table:table-cell table:formula="of:=['file:///home/diego/workspace/qin-cluster/pruebas/estadisticas/corrida-20120802000741.ods'#$secuencia.B635]" office:value-type="float" office:value="0">
            <text:p>0</text:p>
          </table:table-cell>
          <table:table-cell table:formula="of:=['file:///home/diego/workspace/qin-cluster/pruebas/estadisticas/corrida-20120802000741.ods'#$secuencia.C635]" office:value-type="float" office:value="0">
            <text:p>0,00</text:p>
          </table:table-cell>
          <table:table-cell table:formula="of:=[.C6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5]" office:value-type="float" office:value="0">
            <text:p>0</text:p>
          </table:table-cell>
          <table:table-cell table:formula="of:=['file:///home/diego/workspace/qin-cluster/pruebas/estadisticas/corrida-20120802000741.ods'#$acumulado.A635]" office:value-type="float" office:value="0">
            <text:p>0</text:p>
          </table:table-cell>
          <table:table-cell table:formula="of:=['file:///home/diego/workspace/qin-cluster/pruebas/estadisticas/corrida-20120802000741.ods'#$acumulado.C635]" office:value-type="float" office:value="0">
            <text:p>0</text:p>
          </table:table-cell>
          <table:table-cell table:formula="of:=['file:///home/diego/workspace/qin-cluster/pruebas/estadisticas/corrida-20120802000741.ods'#$acumulado.D635]" office:value-type="float" office:value="0">
            <text:p>0</text:p>
          </table:table-cell>
          <table:table-cell table:formula="of:=['file:///home/diego/workspace/qin-cluster/pruebas/estadisticas/corrida-20120802000741.ods'#$acumulado.E635]" office:value-type="float" office:value="0">
            <text:p>0</text:p>
          </table:table-cell>
          <table:table-cell table:formula="of:=['file:///home/diego/workspace/qin-cluster/pruebas/estadisticas/corrida-20120802000741.ods'#$acumulado.F635]" office:value-type="float" office:value="0">
            <text:p>0</text:p>
          </table:table-cell>
          <table:table-cell table:formula="of:=['file:///home/diego/workspace/qin-cluster/pruebas/estadisticas/corrida-20120802000741.ods'#$acumulado.G635]" office:value-type="float" office:value="0">
            <text:p>0</text:p>
          </table:table-cell>
          <table:table-cell table:formula="of:=[.L635]*100/[.$S$2]" office:value-type="float" office:value="0">
            <text:p>0,00</text:p>
          </table:table-cell>
          <table:table-cell table:formula="of:=[.I6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6]" office:value-type="float" office:value="0">
            <text:p>0</text:p>
          </table:table-cell>
          <table:table-cell office:value-type="float" office:value="635">
            <text:p>635</text:p>
          </table:table-cell>
          <table:table-cell table:formula="of:=['file:///home/diego/workspace/qin-cluster/pruebas/estadisticas/corrida-20120802000741.ods'#$secuencia.B636]" office:value-type="float" office:value="0">
            <text:p>0</text:p>
          </table:table-cell>
          <table:table-cell table:formula="of:=['file:///home/diego/workspace/qin-cluster/pruebas/estadisticas/corrida-20120802000741.ods'#$secuencia.C636]" office:value-type="float" office:value="0">
            <text:p>0,00</text:p>
          </table:table-cell>
          <table:table-cell table:formula="of:=[.C6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6]" office:value-type="float" office:value="0">
            <text:p>0</text:p>
          </table:table-cell>
          <table:table-cell table:formula="of:=['file:///home/diego/workspace/qin-cluster/pruebas/estadisticas/corrida-20120802000741.ods'#$acumulado.A636]" office:value-type="float" office:value="0">
            <text:p>0</text:p>
          </table:table-cell>
          <table:table-cell table:formula="of:=['file:///home/diego/workspace/qin-cluster/pruebas/estadisticas/corrida-20120802000741.ods'#$acumulado.C636]" office:value-type="float" office:value="0">
            <text:p>0</text:p>
          </table:table-cell>
          <table:table-cell table:formula="of:=['file:///home/diego/workspace/qin-cluster/pruebas/estadisticas/corrida-20120802000741.ods'#$acumulado.D636]" office:value-type="float" office:value="0">
            <text:p>0</text:p>
          </table:table-cell>
          <table:table-cell table:formula="of:=['file:///home/diego/workspace/qin-cluster/pruebas/estadisticas/corrida-20120802000741.ods'#$acumulado.E636]" office:value-type="float" office:value="0">
            <text:p>0</text:p>
          </table:table-cell>
          <table:table-cell table:formula="of:=['file:///home/diego/workspace/qin-cluster/pruebas/estadisticas/corrida-20120802000741.ods'#$acumulado.F636]" office:value-type="float" office:value="0">
            <text:p>0</text:p>
          </table:table-cell>
          <table:table-cell table:formula="of:=['file:///home/diego/workspace/qin-cluster/pruebas/estadisticas/corrida-20120802000741.ods'#$acumulado.G636]" office:value-type="float" office:value="0">
            <text:p>0</text:p>
          </table:table-cell>
          <table:table-cell table:formula="of:=[.L636]*100/[.$S$2]" office:value-type="float" office:value="0">
            <text:p>0,00</text:p>
          </table:table-cell>
          <table:table-cell table:formula="of:=[.I6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7]" office:value-type="float" office:value="0">
            <text:p>0</text:p>
          </table:table-cell>
          <table:table-cell office:value-type="float" office:value="636">
            <text:p>636</text:p>
          </table:table-cell>
          <table:table-cell table:formula="of:=['file:///home/diego/workspace/qin-cluster/pruebas/estadisticas/corrida-20120802000741.ods'#$secuencia.B637]" office:value-type="float" office:value="0">
            <text:p>0</text:p>
          </table:table-cell>
          <table:table-cell table:formula="of:=['file:///home/diego/workspace/qin-cluster/pruebas/estadisticas/corrida-20120802000741.ods'#$secuencia.C637]" office:value-type="float" office:value="0">
            <text:p>0,00</text:p>
          </table:table-cell>
          <table:table-cell table:formula="of:=[.C6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7]" office:value-type="float" office:value="0">
            <text:p>0</text:p>
          </table:table-cell>
          <table:table-cell table:formula="of:=['file:///home/diego/workspace/qin-cluster/pruebas/estadisticas/corrida-20120802000741.ods'#$acumulado.A637]" office:value-type="float" office:value="0">
            <text:p>0</text:p>
          </table:table-cell>
          <table:table-cell table:formula="of:=['file:///home/diego/workspace/qin-cluster/pruebas/estadisticas/corrida-20120802000741.ods'#$acumulado.C637]" office:value-type="float" office:value="0">
            <text:p>0</text:p>
          </table:table-cell>
          <table:table-cell table:formula="of:=['file:///home/diego/workspace/qin-cluster/pruebas/estadisticas/corrida-20120802000741.ods'#$acumulado.D637]" office:value-type="float" office:value="0">
            <text:p>0</text:p>
          </table:table-cell>
          <table:table-cell table:formula="of:=['file:///home/diego/workspace/qin-cluster/pruebas/estadisticas/corrida-20120802000741.ods'#$acumulado.E637]" office:value-type="float" office:value="0">
            <text:p>0</text:p>
          </table:table-cell>
          <table:table-cell table:formula="of:=['file:///home/diego/workspace/qin-cluster/pruebas/estadisticas/corrida-20120802000741.ods'#$acumulado.F637]" office:value-type="float" office:value="0">
            <text:p>0</text:p>
          </table:table-cell>
          <table:table-cell table:formula="of:=['file:///home/diego/workspace/qin-cluster/pruebas/estadisticas/corrida-20120802000741.ods'#$acumulado.G637]" office:value-type="float" office:value="0">
            <text:p>0</text:p>
          </table:table-cell>
          <table:table-cell table:formula="of:=[.L637]*100/[.$S$2]" office:value-type="float" office:value="0">
            <text:p>0,00</text:p>
          </table:table-cell>
          <table:table-cell table:formula="of:=[.I6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8]" office:value-type="float" office:value="0">
            <text:p>0</text:p>
          </table:table-cell>
          <table:table-cell office:value-type="float" office:value="637">
            <text:p>637</text:p>
          </table:table-cell>
          <table:table-cell table:formula="of:=['file:///home/diego/workspace/qin-cluster/pruebas/estadisticas/corrida-20120802000741.ods'#$secuencia.B638]" office:value-type="float" office:value="0">
            <text:p>0</text:p>
          </table:table-cell>
          <table:table-cell table:formula="of:=['file:///home/diego/workspace/qin-cluster/pruebas/estadisticas/corrida-20120802000741.ods'#$secuencia.C638]" office:value-type="float" office:value="0">
            <text:p>0,00</text:p>
          </table:table-cell>
          <table:table-cell table:formula="of:=[.C6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8]" office:value-type="float" office:value="0">
            <text:p>0</text:p>
          </table:table-cell>
          <table:table-cell table:formula="of:=['file:///home/diego/workspace/qin-cluster/pruebas/estadisticas/corrida-20120802000741.ods'#$acumulado.A638]" office:value-type="float" office:value="0">
            <text:p>0</text:p>
          </table:table-cell>
          <table:table-cell table:formula="of:=['file:///home/diego/workspace/qin-cluster/pruebas/estadisticas/corrida-20120802000741.ods'#$acumulado.C638]" office:value-type="float" office:value="0">
            <text:p>0</text:p>
          </table:table-cell>
          <table:table-cell table:formula="of:=['file:///home/diego/workspace/qin-cluster/pruebas/estadisticas/corrida-20120802000741.ods'#$acumulado.D638]" office:value-type="float" office:value="0">
            <text:p>0</text:p>
          </table:table-cell>
          <table:table-cell table:formula="of:=['file:///home/diego/workspace/qin-cluster/pruebas/estadisticas/corrida-20120802000741.ods'#$acumulado.E638]" office:value-type="float" office:value="0">
            <text:p>0</text:p>
          </table:table-cell>
          <table:table-cell table:formula="of:=['file:///home/diego/workspace/qin-cluster/pruebas/estadisticas/corrida-20120802000741.ods'#$acumulado.F638]" office:value-type="float" office:value="0">
            <text:p>0</text:p>
          </table:table-cell>
          <table:table-cell table:formula="of:=['file:///home/diego/workspace/qin-cluster/pruebas/estadisticas/corrida-20120802000741.ods'#$acumulado.G638]" office:value-type="float" office:value="0">
            <text:p>0</text:p>
          </table:table-cell>
          <table:table-cell table:formula="of:=[.L638]*100/[.$S$2]" office:value-type="float" office:value="0">
            <text:p>0,00</text:p>
          </table:table-cell>
          <table:table-cell table:formula="of:=[.I6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39]" office:value-type="float" office:value="0">
            <text:p>0</text:p>
          </table:table-cell>
          <table:table-cell office:value-type="float" office:value="638">
            <text:p>638</text:p>
          </table:table-cell>
          <table:table-cell table:formula="of:=['file:///home/diego/workspace/qin-cluster/pruebas/estadisticas/corrida-20120802000741.ods'#$secuencia.B639]" office:value-type="float" office:value="0">
            <text:p>0</text:p>
          </table:table-cell>
          <table:table-cell table:formula="of:=['file:///home/diego/workspace/qin-cluster/pruebas/estadisticas/corrida-20120802000741.ods'#$secuencia.C639]" office:value-type="float" office:value="0">
            <text:p>0,00</text:p>
          </table:table-cell>
          <table:table-cell table:formula="of:=[.C6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39]" office:value-type="float" office:value="0">
            <text:p>0</text:p>
          </table:table-cell>
          <table:table-cell table:formula="of:=['file:///home/diego/workspace/qin-cluster/pruebas/estadisticas/corrida-20120802000741.ods'#$acumulado.A639]" office:value-type="float" office:value="0">
            <text:p>0</text:p>
          </table:table-cell>
          <table:table-cell table:formula="of:=['file:///home/diego/workspace/qin-cluster/pruebas/estadisticas/corrida-20120802000741.ods'#$acumulado.C639]" office:value-type="float" office:value="0">
            <text:p>0</text:p>
          </table:table-cell>
          <table:table-cell table:formula="of:=['file:///home/diego/workspace/qin-cluster/pruebas/estadisticas/corrida-20120802000741.ods'#$acumulado.D639]" office:value-type="float" office:value="0">
            <text:p>0</text:p>
          </table:table-cell>
          <table:table-cell table:formula="of:=['file:///home/diego/workspace/qin-cluster/pruebas/estadisticas/corrida-20120802000741.ods'#$acumulado.E639]" office:value-type="float" office:value="0">
            <text:p>0</text:p>
          </table:table-cell>
          <table:table-cell table:formula="of:=['file:///home/diego/workspace/qin-cluster/pruebas/estadisticas/corrida-20120802000741.ods'#$acumulado.F639]" office:value-type="float" office:value="0">
            <text:p>0</text:p>
          </table:table-cell>
          <table:table-cell table:formula="of:=['file:///home/diego/workspace/qin-cluster/pruebas/estadisticas/corrida-20120802000741.ods'#$acumulado.G639]" office:value-type="float" office:value="0">
            <text:p>0</text:p>
          </table:table-cell>
          <table:table-cell table:formula="of:=[.L639]*100/[.$S$2]" office:value-type="float" office:value="0">
            <text:p>0,00</text:p>
          </table:table-cell>
          <table:table-cell table:formula="of:=[.I6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0]" office:value-type="float" office:value="0">
            <text:p>0</text:p>
          </table:table-cell>
          <table:table-cell office:value-type="float" office:value="639">
            <text:p>639</text:p>
          </table:table-cell>
          <table:table-cell table:formula="of:=['file:///home/diego/workspace/qin-cluster/pruebas/estadisticas/corrida-20120802000741.ods'#$secuencia.B640]" office:value-type="float" office:value="0">
            <text:p>0</text:p>
          </table:table-cell>
          <table:table-cell table:formula="of:=['file:///home/diego/workspace/qin-cluster/pruebas/estadisticas/corrida-20120802000741.ods'#$secuencia.C640]" office:value-type="float" office:value="0">
            <text:p>0,00</text:p>
          </table:table-cell>
          <table:table-cell table:formula="of:=[.C6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0]" office:value-type="float" office:value="0">
            <text:p>0</text:p>
          </table:table-cell>
          <table:table-cell table:formula="of:=['file:///home/diego/workspace/qin-cluster/pruebas/estadisticas/corrida-20120802000741.ods'#$acumulado.A640]" office:value-type="float" office:value="0">
            <text:p>0</text:p>
          </table:table-cell>
          <table:table-cell table:formula="of:=['file:///home/diego/workspace/qin-cluster/pruebas/estadisticas/corrida-20120802000741.ods'#$acumulado.C640]" office:value-type="float" office:value="0">
            <text:p>0</text:p>
          </table:table-cell>
          <table:table-cell table:formula="of:=['file:///home/diego/workspace/qin-cluster/pruebas/estadisticas/corrida-20120802000741.ods'#$acumulado.D640]" office:value-type="float" office:value="0">
            <text:p>0</text:p>
          </table:table-cell>
          <table:table-cell table:formula="of:=['file:///home/diego/workspace/qin-cluster/pruebas/estadisticas/corrida-20120802000741.ods'#$acumulado.E640]" office:value-type="float" office:value="0">
            <text:p>0</text:p>
          </table:table-cell>
          <table:table-cell table:formula="of:=['file:///home/diego/workspace/qin-cluster/pruebas/estadisticas/corrida-20120802000741.ods'#$acumulado.F640]" office:value-type="float" office:value="0">
            <text:p>0</text:p>
          </table:table-cell>
          <table:table-cell table:formula="of:=['file:///home/diego/workspace/qin-cluster/pruebas/estadisticas/corrida-20120802000741.ods'#$acumulado.G640]" office:value-type="float" office:value="0">
            <text:p>0</text:p>
          </table:table-cell>
          <table:table-cell table:formula="of:=[.L640]*100/[.$S$2]" office:value-type="float" office:value="0">
            <text:p>0,00</text:p>
          </table:table-cell>
          <table:table-cell table:formula="of:=[.I6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1]" office:value-type="float" office:value="0">
            <text:p>0</text:p>
          </table:table-cell>
          <table:table-cell office:value-type="float" office:value="640">
            <text:p>640</text:p>
          </table:table-cell>
          <table:table-cell table:formula="of:=['file:///home/diego/workspace/qin-cluster/pruebas/estadisticas/corrida-20120802000741.ods'#$secuencia.B641]" office:value-type="float" office:value="0">
            <text:p>0</text:p>
          </table:table-cell>
          <table:table-cell table:formula="of:=['file:///home/diego/workspace/qin-cluster/pruebas/estadisticas/corrida-20120802000741.ods'#$secuencia.C641]" office:value-type="float" office:value="0">
            <text:p>0,00</text:p>
          </table:table-cell>
          <table:table-cell table:formula="of:=[.C6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1]" office:value-type="float" office:value="0">
            <text:p>0</text:p>
          </table:table-cell>
          <table:table-cell table:formula="of:=['file:///home/diego/workspace/qin-cluster/pruebas/estadisticas/corrida-20120802000741.ods'#$acumulado.A641]" office:value-type="float" office:value="0">
            <text:p>0</text:p>
          </table:table-cell>
          <table:table-cell table:formula="of:=['file:///home/diego/workspace/qin-cluster/pruebas/estadisticas/corrida-20120802000741.ods'#$acumulado.C641]" office:value-type="float" office:value="0">
            <text:p>0</text:p>
          </table:table-cell>
          <table:table-cell table:formula="of:=['file:///home/diego/workspace/qin-cluster/pruebas/estadisticas/corrida-20120802000741.ods'#$acumulado.D641]" office:value-type="float" office:value="0">
            <text:p>0</text:p>
          </table:table-cell>
          <table:table-cell table:formula="of:=['file:///home/diego/workspace/qin-cluster/pruebas/estadisticas/corrida-20120802000741.ods'#$acumulado.E641]" office:value-type="float" office:value="0">
            <text:p>0</text:p>
          </table:table-cell>
          <table:table-cell table:formula="of:=['file:///home/diego/workspace/qin-cluster/pruebas/estadisticas/corrida-20120802000741.ods'#$acumulado.F641]" office:value-type="float" office:value="0">
            <text:p>0</text:p>
          </table:table-cell>
          <table:table-cell table:formula="of:=['file:///home/diego/workspace/qin-cluster/pruebas/estadisticas/corrida-20120802000741.ods'#$acumulado.G641]" office:value-type="float" office:value="0">
            <text:p>0</text:p>
          </table:table-cell>
          <table:table-cell table:formula="of:=[.L641]*100/[.$S$2]" office:value-type="float" office:value="0">
            <text:p>0,00</text:p>
          </table:table-cell>
          <table:table-cell table:formula="of:=[.I6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2]" office:value-type="float" office:value="0">
            <text:p>0</text:p>
          </table:table-cell>
          <table:table-cell office:value-type="float" office:value="641">
            <text:p>641</text:p>
          </table:table-cell>
          <table:table-cell table:formula="of:=['file:///home/diego/workspace/qin-cluster/pruebas/estadisticas/corrida-20120802000741.ods'#$secuencia.B642]" office:value-type="float" office:value="0">
            <text:p>0</text:p>
          </table:table-cell>
          <table:table-cell table:formula="of:=['file:///home/diego/workspace/qin-cluster/pruebas/estadisticas/corrida-20120802000741.ods'#$secuencia.C642]" office:value-type="float" office:value="0">
            <text:p>0,00</text:p>
          </table:table-cell>
          <table:table-cell table:formula="of:=[.C6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2]" office:value-type="float" office:value="0">
            <text:p>0</text:p>
          </table:table-cell>
          <table:table-cell table:formula="of:=['file:///home/diego/workspace/qin-cluster/pruebas/estadisticas/corrida-20120802000741.ods'#$acumulado.A642]" office:value-type="float" office:value="0">
            <text:p>0</text:p>
          </table:table-cell>
          <table:table-cell table:formula="of:=['file:///home/diego/workspace/qin-cluster/pruebas/estadisticas/corrida-20120802000741.ods'#$acumulado.C642]" office:value-type="float" office:value="0">
            <text:p>0</text:p>
          </table:table-cell>
          <table:table-cell table:formula="of:=['file:///home/diego/workspace/qin-cluster/pruebas/estadisticas/corrida-20120802000741.ods'#$acumulado.D642]" office:value-type="float" office:value="0">
            <text:p>0</text:p>
          </table:table-cell>
          <table:table-cell table:formula="of:=['file:///home/diego/workspace/qin-cluster/pruebas/estadisticas/corrida-20120802000741.ods'#$acumulado.E642]" office:value-type="float" office:value="0">
            <text:p>0</text:p>
          </table:table-cell>
          <table:table-cell table:formula="of:=['file:///home/diego/workspace/qin-cluster/pruebas/estadisticas/corrida-20120802000741.ods'#$acumulado.F642]" office:value-type="float" office:value="0">
            <text:p>0</text:p>
          </table:table-cell>
          <table:table-cell table:formula="of:=['file:///home/diego/workspace/qin-cluster/pruebas/estadisticas/corrida-20120802000741.ods'#$acumulado.G642]" office:value-type="float" office:value="0">
            <text:p>0</text:p>
          </table:table-cell>
          <table:table-cell table:formula="of:=[.L642]*100/[.$S$2]" office:value-type="float" office:value="0">
            <text:p>0,00</text:p>
          </table:table-cell>
          <table:table-cell table:formula="of:=[.I6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3]" office:value-type="float" office:value="0">
            <text:p>0</text:p>
          </table:table-cell>
          <table:table-cell office:value-type="float" office:value="642">
            <text:p>642</text:p>
          </table:table-cell>
          <table:table-cell table:formula="of:=['file:///home/diego/workspace/qin-cluster/pruebas/estadisticas/corrida-20120802000741.ods'#$secuencia.B643]" office:value-type="float" office:value="0">
            <text:p>0</text:p>
          </table:table-cell>
          <table:table-cell table:formula="of:=['file:///home/diego/workspace/qin-cluster/pruebas/estadisticas/corrida-20120802000741.ods'#$secuencia.C643]" office:value-type="float" office:value="0">
            <text:p>0,00</text:p>
          </table:table-cell>
          <table:table-cell table:formula="of:=[.C6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3]" office:value-type="float" office:value="0">
            <text:p>0</text:p>
          </table:table-cell>
          <table:table-cell table:formula="of:=['file:///home/diego/workspace/qin-cluster/pruebas/estadisticas/corrida-20120802000741.ods'#$acumulado.A643]" office:value-type="float" office:value="0">
            <text:p>0</text:p>
          </table:table-cell>
          <table:table-cell table:formula="of:=['file:///home/diego/workspace/qin-cluster/pruebas/estadisticas/corrida-20120802000741.ods'#$acumulado.C643]" office:value-type="float" office:value="0">
            <text:p>0</text:p>
          </table:table-cell>
          <table:table-cell table:formula="of:=['file:///home/diego/workspace/qin-cluster/pruebas/estadisticas/corrida-20120802000741.ods'#$acumulado.D643]" office:value-type="float" office:value="0">
            <text:p>0</text:p>
          </table:table-cell>
          <table:table-cell table:formula="of:=['file:///home/diego/workspace/qin-cluster/pruebas/estadisticas/corrida-20120802000741.ods'#$acumulado.E643]" office:value-type="float" office:value="0">
            <text:p>0</text:p>
          </table:table-cell>
          <table:table-cell table:formula="of:=['file:///home/diego/workspace/qin-cluster/pruebas/estadisticas/corrida-20120802000741.ods'#$acumulado.F643]" office:value-type="float" office:value="0">
            <text:p>0</text:p>
          </table:table-cell>
          <table:table-cell table:formula="of:=['file:///home/diego/workspace/qin-cluster/pruebas/estadisticas/corrida-20120802000741.ods'#$acumulado.G643]" office:value-type="float" office:value="0">
            <text:p>0</text:p>
          </table:table-cell>
          <table:table-cell table:formula="of:=[.L643]*100/[.$S$2]" office:value-type="float" office:value="0">
            <text:p>0,00</text:p>
          </table:table-cell>
          <table:table-cell table:formula="of:=[.I6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4]" office:value-type="float" office:value="0">
            <text:p>0</text:p>
          </table:table-cell>
          <table:table-cell office:value-type="float" office:value="643">
            <text:p>643</text:p>
          </table:table-cell>
          <table:table-cell table:formula="of:=['file:///home/diego/workspace/qin-cluster/pruebas/estadisticas/corrida-20120802000741.ods'#$secuencia.B644]" office:value-type="float" office:value="0">
            <text:p>0</text:p>
          </table:table-cell>
          <table:table-cell table:formula="of:=['file:///home/diego/workspace/qin-cluster/pruebas/estadisticas/corrida-20120802000741.ods'#$secuencia.C644]" office:value-type="float" office:value="0">
            <text:p>0,00</text:p>
          </table:table-cell>
          <table:table-cell table:formula="of:=[.C6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4]" office:value-type="float" office:value="0">
            <text:p>0</text:p>
          </table:table-cell>
          <table:table-cell table:formula="of:=['file:///home/diego/workspace/qin-cluster/pruebas/estadisticas/corrida-20120802000741.ods'#$acumulado.A644]" office:value-type="float" office:value="0">
            <text:p>0</text:p>
          </table:table-cell>
          <table:table-cell table:formula="of:=['file:///home/diego/workspace/qin-cluster/pruebas/estadisticas/corrida-20120802000741.ods'#$acumulado.C644]" office:value-type="float" office:value="0">
            <text:p>0</text:p>
          </table:table-cell>
          <table:table-cell table:formula="of:=['file:///home/diego/workspace/qin-cluster/pruebas/estadisticas/corrida-20120802000741.ods'#$acumulado.D644]" office:value-type="float" office:value="0">
            <text:p>0</text:p>
          </table:table-cell>
          <table:table-cell table:formula="of:=['file:///home/diego/workspace/qin-cluster/pruebas/estadisticas/corrida-20120802000741.ods'#$acumulado.E644]" office:value-type="float" office:value="0">
            <text:p>0</text:p>
          </table:table-cell>
          <table:table-cell table:formula="of:=['file:///home/diego/workspace/qin-cluster/pruebas/estadisticas/corrida-20120802000741.ods'#$acumulado.F644]" office:value-type="float" office:value="0">
            <text:p>0</text:p>
          </table:table-cell>
          <table:table-cell table:formula="of:=['file:///home/diego/workspace/qin-cluster/pruebas/estadisticas/corrida-20120802000741.ods'#$acumulado.G644]" office:value-type="float" office:value="0">
            <text:p>0</text:p>
          </table:table-cell>
          <table:table-cell table:formula="of:=[.L644]*100/[.$S$2]" office:value-type="float" office:value="0">
            <text:p>0,00</text:p>
          </table:table-cell>
          <table:table-cell table:formula="of:=[.I6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5]" office:value-type="float" office:value="0">
            <text:p>0</text:p>
          </table:table-cell>
          <table:table-cell office:value-type="float" office:value="644">
            <text:p>644</text:p>
          </table:table-cell>
          <table:table-cell table:formula="of:=['file:///home/diego/workspace/qin-cluster/pruebas/estadisticas/corrida-20120802000741.ods'#$secuencia.B645]" office:value-type="float" office:value="0">
            <text:p>0</text:p>
          </table:table-cell>
          <table:table-cell table:formula="of:=['file:///home/diego/workspace/qin-cluster/pruebas/estadisticas/corrida-20120802000741.ods'#$secuencia.C645]" office:value-type="float" office:value="0">
            <text:p>0,00</text:p>
          </table:table-cell>
          <table:table-cell table:formula="of:=[.C6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5]" office:value-type="float" office:value="0">
            <text:p>0</text:p>
          </table:table-cell>
          <table:table-cell table:formula="of:=['file:///home/diego/workspace/qin-cluster/pruebas/estadisticas/corrida-20120802000741.ods'#$acumulado.A645]" office:value-type="float" office:value="0">
            <text:p>0</text:p>
          </table:table-cell>
          <table:table-cell table:formula="of:=['file:///home/diego/workspace/qin-cluster/pruebas/estadisticas/corrida-20120802000741.ods'#$acumulado.C645]" office:value-type="float" office:value="0">
            <text:p>0</text:p>
          </table:table-cell>
          <table:table-cell table:formula="of:=['file:///home/diego/workspace/qin-cluster/pruebas/estadisticas/corrida-20120802000741.ods'#$acumulado.D645]" office:value-type="float" office:value="0">
            <text:p>0</text:p>
          </table:table-cell>
          <table:table-cell table:formula="of:=['file:///home/diego/workspace/qin-cluster/pruebas/estadisticas/corrida-20120802000741.ods'#$acumulado.E645]" office:value-type="float" office:value="0">
            <text:p>0</text:p>
          </table:table-cell>
          <table:table-cell table:formula="of:=['file:///home/diego/workspace/qin-cluster/pruebas/estadisticas/corrida-20120802000741.ods'#$acumulado.F645]" office:value-type="float" office:value="0">
            <text:p>0</text:p>
          </table:table-cell>
          <table:table-cell table:formula="of:=['file:///home/diego/workspace/qin-cluster/pruebas/estadisticas/corrida-20120802000741.ods'#$acumulado.G645]" office:value-type="float" office:value="0">
            <text:p>0</text:p>
          </table:table-cell>
          <table:table-cell table:formula="of:=[.L645]*100/[.$S$2]" office:value-type="float" office:value="0">
            <text:p>0,00</text:p>
          </table:table-cell>
          <table:table-cell table:formula="of:=[.I6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6]" office:value-type="float" office:value="0">
            <text:p>0</text:p>
          </table:table-cell>
          <table:table-cell office:value-type="float" office:value="645">
            <text:p>645</text:p>
          </table:table-cell>
          <table:table-cell table:formula="of:=['file:///home/diego/workspace/qin-cluster/pruebas/estadisticas/corrida-20120802000741.ods'#$secuencia.B646]" office:value-type="float" office:value="0">
            <text:p>0</text:p>
          </table:table-cell>
          <table:table-cell table:formula="of:=['file:///home/diego/workspace/qin-cluster/pruebas/estadisticas/corrida-20120802000741.ods'#$secuencia.C646]" office:value-type="float" office:value="0">
            <text:p>0,00</text:p>
          </table:table-cell>
          <table:table-cell table:formula="of:=[.C6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6]" office:value-type="float" office:value="0">
            <text:p>0</text:p>
          </table:table-cell>
          <table:table-cell table:formula="of:=['file:///home/diego/workspace/qin-cluster/pruebas/estadisticas/corrida-20120802000741.ods'#$acumulado.A646]" office:value-type="float" office:value="0">
            <text:p>0</text:p>
          </table:table-cell>
          <table:table-cell table:formula="of:=['file:///home/diego/workspace/qin-cluster/pruebas/estadisticas/corrida-20120802000741.ods'#$acumulado.C646]" office:value-type="float" office:value="0">
            <text:p>0</text:p>
          </table:table-cell>
          <table:table-cell table:formula="of:=['file:///home/diego/workspace/qin-cluster/pruebas/estadisticas/corrida-20120802000741.ods'#$acumulado.D646]" office:value-type="float" office:value="0">
            <text:p>0</text:p>
          </table:table-cell>
          <table:table-cell table:formula="of:=['file:///home/diego/workspace/qin-cluster/pruebas/estadisticas/corrida-20120802000741.ods'#$acumulado.E646]" office:value-type="float" office:value="0">
            <text:p>0</text:p>
          </table:table-cell>
          <table:table-cell table:formula="of:=['file:///home/diego/workspace/qin-cluster/pruebas/estadisticas/corrida-20120802000741.ods'#$acumulado.F646]" office:value-type="float" office:value="0">
            <text:p>0</text:p>
          </table:table-cell>
          <table:table-cell table:formula="of:=['file:///home/diego/workspace/qin-cluster/pruebas/estadisticas/corrida-20120802000741.ods'#$acumulado.G646]" office:value-type="float" office:value="0">
            <text:p>0</text:p>
          </table:table-cell>
          <table:table-cell table:formula="of:=[.L646]*100/[.$S$2]" office:value-type="float" office:value="0">
            <text:p>0,00</text:p>
          </table:table-cell>
          <table:table-cell table:formula="of:=[.I6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7]" office:value-type="float" office:value="0">
            <text:p>0</text:p>
          </table:table-cell>
          <table:table-cell office:value-type="float" office:value="646">
            <text:p>646</text:p>
          </table:table-cell>
          <table:table-cell table:formula="of:=['file:///home/diego/workspace/qin-cluster/pruebas/estadisticas/corrida-20120802000741.ods'#$secuencia.B647]" office:value-type="float" office:value="0">
            <text:p>0</text:p>
          </table:table-cell>
          <table:table-cell table:formula="of:=['file:///home/diego/workspace/qin-cluster/pruebas/estadisticas/corrida-20120802000741.ods'#$secuencia.C647]" office:value-type="float" office:value="0">
            <text:p>0,00</text:p>
          </table:table-cell>
          <table:table-cell table:formula="of:=[.C6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7]" office:value-type="float" office:value="0">
            <text:p>0</text:p>
          </table:table-cell>
          <table:table-cell table:formula="of:=['file:///home/diego/workspace/qin-cluster/pruebas/estadisticas/corrida-20120802000741.ods'#$acumulado.A647]" office:value-type="float" office:value="0">
            <text:p>0</text:p>
          </table:table-cell>
          <table:table-cell table:formula="of:=['file:///home/diego/workspace/qin-cluster/pruebas/estadisticas/corrida-20120802000741.ods'#$acumulado.C647]" office:value-type="float" office:value="0">
            <text:p>0</text:p>
          </table:table-cell>
          <table:table-cell table:formula="of:=['file:///home/diego/workspace/qin-cluster/pruebas/estadisticas/corrida-20120802000741.ods'#$acumulado.D647]" office:value-type="float" office:value="0">
            <text:p>0</text:p>
          </table:table-cell>
          <table:table-cell table:formula="of:=['file:///home/diego/workspace/qin-cluster/pruebas/estadisticas/corrida-20120802000741.ods'#$acumulado.E647]" office:value-type="float" office:value="0">
            <text:p>0</text:p>
          </table:table-cell>
          <table:table-cell table:formula="of:=['file:///home/diego/workspace/qin-cluster/pruebas/estadisticas/corrida-20120802000741.ods'#$acumulado.F647]" office:value-type="float" office:value="0">
            <text:p>0</text:p>
          </table:table-cell>
          <table:table-cell table:formula="of:=['file:///home/diego/workspace/qin-cluster/pruebas/estadisticas/corrida-20120802000741.ods'#$acumulado.G647]" office:value-type="float" office:value="0">
            <text:p>0</text:p>
          </table:table-cell>
          <table:table-cell table:formula="of:=[.L647]*100/[.$S$2]" office:value-type="float" office:value="0">
            <text:p>0,00</text:p>
          </table:table-cell>
          <table:table-cell table:formula="of:=[.I6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8]" office:value-type="float" office:value="0">
            <text:p>0</text:p>
          </table:table-cell>
          <table:table-cell office:value-type="float" office:value="647">
            <text:p>647</text:p>
          </table:table-cell>
          <table:table-cell table:formula="of:=['file:///home/diego/workspace/qin-cluster/pruebas/estadisticas/corrida-20120802000741.ods'#$secuencia.B648]" office:value-type="float" office:value="0">
            <text:p>0</text:p>
          </table:table-cell>
          <table:table-cell table:formula="of:=['file:///home/diego/workspace/qin-cluster/pruebas/estadisticas/corrida-20120802000741.ods'#$secuencia.C648]" office:value-type="float" office:value="0">
            <text:p>0,00</text:p>
          </table:table-cell>
          <table:table-cell table:formula="of:=[.C6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8]" office:value-type="float" office:value="0">
            <text:p>0</text:p>
          </table:table-cell>
          <table:table-cell table:formula="of:=['file:///home/diego/workspace/qin-cluster/pruebas/estadisticas/corrida-20120802000741.ods'#$acumulado.A648]" office:value-type="float" office:value="0">
            <text:p>0</text:p>
          </table:table-cell>
          <table:table-cell table:formula="of:=['file:///home/diego/workspace/qin-cluster/pruebas/estadisticas/corrida-20120802000741.ods'#$acumulado.C648]" office:value-type="float" office:value="0">
            <text:p>0</text:p>
          </table:table-cell>
          <table:table-cell table:formula="of:=['file:///home/diego/workspace/qin-cluster/pruebas/estadisticas/corrida-20120802000741.ods'#$acumulado.D648]" office:value-type="float" office:value="0">
            <text:p>0</text:p>
          </table:table-cell>
          <table:table-cell table:formula="of:=['file:///home/diego/workspace/qin-cluster/pruebas/estadisticas/corrida-20120802000741.ods'#$acumulado.E648]" office:value-type="float" office:value="0">
            <text:p>0</text:p>
          </table:table-cell>
          <table:table-cell table:formula="of:=['file:///home/diego/workspace/qin-cluster/pruebas/estadisticas/corrida-20120802000741.ods'#$acumulado.F648]" office:value-type="float" office:value="0">
            <text:p>0</text:p>
          </table:table-cell>
          <table:table-cell table:formula="of:=['file:///home/diego/workspace/qin-cluster/pruebas/estadisticas/corrida-20120802000741.ods'#$acumulado.G648]" office:value-type="float" office:value="0">
            <text:p>0</text:p>
          </table:table-cell>
          <table:table-cell table:formula="of:=[.L648]*100/[.$S$2]" office:value-type="float" office:value="0">
            <text:p>0,00</text:p>
          </table:table-cell>
          <table:table-cell table:formula="of:=[.I6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49]" office:value-type="float" office:value="0">
            <text:p>0</text:p>
          </table:table-cell>
          <table:table-cell office:value-type="float" office:value="648">
            <text:p>648</text:p>
          </table:table-cell>
          <table:table-cell table:formula="of:=['file:///home/diego/workspace/qin-cluster/pruebas/estadisticas/corrida-20120802000741.ods'#$secuencia.B649]" office:value-type="float" office:value="0">
            <text:p>0</text:p>
          </table:table-cell>
          <table:table-cell table:formula="of:=['file:///home/diego/workspace/qin-cluster/pruebas/estadisticas/corrida-20120802000741.ods'#$secuencia.C649]" office:value-type="float" office:value="0">
            <text:p>0,00</text:p>
          </table:table-cell>
          <table:table-cell table:formula="of:=[.C6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49]" office:value-type="float" office:value="0">
            <text:p>0</text:p>
          </table:table-cell>
          <table:table-cell table:formula="of:=['file:///home/diego/workspace/qin-cluster/pruebas/estadisticas/corrida-20120802000741.ods'#$acumulado.A649]" office:value-type="float" office:value="0">
            <text:p>0</text:p>
          </table:table-cell>
          <table:table-cell table:formula="of:=['file:///home/diego/workspace/qin-cluster/pruebas/estadisticas/corrida-20120802000741.ods'#$acumulado.C649]" office:value-type="float" office:value="0">
            <text:p>0</text:p>
          </table:table-cell>
          <table:table-cell table:formula="of:=['file:///home/diego/workspace/qin-cluster/pruebas/estadisticas/corrida-20120802000741.ods'#$acumulado.D649]" office:value-type="float" office:value="0">
            <text:p>0</text:p>
          </table:table-cell>
          <table:table-cell table:formula="of:=['file:///home/diego/workspace/qin-cluster/pruebas/estadisticas/corrida-20120802000741.ods'#$acumulado.E649]" office:value-type="float" office:value="0">
            <text:p>0</text:p>
          </table:table-cell>
          <table:table-cell table:formula="of:=['file:///home/diego/workspace/qin-cluster/pruebas/estadisticas/corrida-20120802000741.ods'#$acumulado.F649]" office:value-type="float" office:value="0">
            <text:p>0</text:p>
          </table:table-cell>
          <table:table-cell table:formula="of:=['file:///home/diego/workspace/qin-cluster/pruebas/estadisticas/corrida-20120802000741.ods'#$acumulado.G649]" office:value-type="float" office:value="0">
            <text:p>0</text:p>
          </table:table-cell>
          <table:table-cell table:formula="of:=[.L649]*100/[.$S$2]" office:value-type="float" office:value="0">
            <text:p>0,00</text:p>
          </table:table-cell>
          <table:table-cell table:formula="of:=[.I6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0]" office:value-type="float" office:value="0">
            <text:p>0</text:p>
          </table:table-cell>
          <table:table-cell office:value-type="float" office:value="649">
            <text:p>649</text:p>
          </table:table-cell>
          <table:table-cell table:formula="of:=['file:///home/diego/workspace/qin-cluster/pruebas/estadisticas/corrida-20120802000741.ods'#$secuencia.B650]" office:value-type="float" office:value="0">
            <text:p>0</text:p>
          </table:table-cell>
          <table:table-cell table:formula="of:=['file:///home/diego/workspace/qin-cluster/pruebas/estadisticas/corrida-20120802000741.ods'#$secuencia.C650]" office:value-type="float" office:value="0">
            <text:p>0,00</text:p>
          </table:table-cell>
          <table:table-cell table:formula="of:=[.C6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0]" office:value-type="float" office:value="0">
            <text:p>0</text:p>
          </table:table-cell>
          <table:table-cell table:formula="of:=['file:///home/diego/workspace/qin-cluster/pruebas/estadisticas/corrida-20120802000741.ods'#$acumulado.A650]" office:value-type="float" office:value="0">
            <text:p>0</text:p>
          </table:table-cell>
          <table:table-cell table:formula="of:=['file:///home/diego/workspace/qin-cluster/pruebas/estadisticas/corrida-20120802000741.ods'#$acumulado.C650]" office:value-type="float" office:value="0">
            <text:p>0</text:p>
          </table:table-cell>
          <table:table-cell table:formula="of:=['file:///home/diego/workspace/qin-cluster/pruebas/estadisticas/corrida-20120802000741.ods'#$acumulado.D650]" office:value-type="float" office:value="0">
            <text:p>0</text:p>
          </table:table-cell>
          <table:table-cell table:formula="of:=['file:///home/diego/workspace/qin-cluster/pruebas/estadisticas/corrida-20120802000741.ods'#$acumulado.E650]" office:value-type="float" office:value="0">
            <text:p>0</text:p>
          </table:table-cell>
          <table:table-cell table:formula="of:=['file:///home/diego/workspace/qin-cluster/pruebas/estadisticas/corrida-20120802000741.ods'#$acumulado.F650]" office:value-type="float" office:value="0">
            <text:p>0</text:p>
          </table:table-cell>
          <table:table-cell table:formula="of:=['file:///home/diego/workspace/qin-cluster/pruebas/estadisticas/corrida-20120802000741.ods'#$acumulado.G650]" office:value-type="float" office:value="0">
            <text:p>0</text:p>
          </table:table-cell>
          <table:table-cell table:formula="of:=[.L650]*100/[.$S$2]" office:value-type="float" office:value="0">
            <text:p>0,00</text:p>
          </table:table-cell>
          <table:table-cell table:formula="of:=[.I6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1]" office:value-type="float" office:value="0">
            <text:p>0</text:p>
          </table:table-cell>
          <table:table-cell office:value-type="float" office:value="650">
            <text:p>650</text:p>
          </table:table-cell>
          <table:table-cell table:formula="of:=['file:///home/diego/workspace/qin-cluster/pruebas/estadisticas/corrida-20120802000741.ods'#$secuencia.B651]" office:value-type="float" office:value="0">
            <text:p>0</text:p>
          </table:table-cell>
          <table:table-cell table:formula="of:=['file:///home/diego/workspace/qin-cluster/pruebas/estadisticas/corrida-20120802000741.ods'#$secuencia.C651]" office:value-type="float" office:value="0">
            <text:p>0,00</text:p>
          </table:table-cell>
          <table:table-cell table:formula="of:=[.C6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1]" office:value-type="float" office:value="0">
            <text:p>0</text:p>
          </table:table-cell>
          <table:table-cell table:formula="of:=['file:///home/diego/workspace/qin-cluster/pruebas/estadisticas/corrida-20120802000741.ods'#$acumulado.A651]" office:value-type="float" office:value="0">
            <text:p>0</text:p>
          </table:table-cell>
          <table:table-cell table:formula="of:=['file:///home/diego/workspace/qin-cluster/pruebas/estadisticas/corrida-20120802000741.ods'#$acumulado.C651]" office:value-type="float" office:value="0">
            <text:p>0</text:p>
          </table:table-cell>
          <table:table-cell table:formula="of:=['file:///home/diego/workspace/qin-cluster/pruebas/estadisticas/corrida-20120802000741.ods'#$acumulado.D651]" office:value-type="float" office:value="0">
            <text:p>0</text:p>
          </table:table-cell>
          <table:table-cell table:formula="of:=['file:///home/diego/workspace/qin-cluster/pruebas/estadisticas/corrida-20120802000741.ods'#$acumulado.E651]" office:value-type="float" office:value="0">
            <text:p>0</text:p>
          </table:table-cell>
          <table:table-cell table:formula="of:=['file:///home/diego/workspace/qin-cluster/pruebas/estadisticas/corrida-20120802000741.ods'#$acumulado.F651]" office:value-type="float" office:value="0">
            <text:p>0</text:p>
          </table:table-cell>
          <table:table-cell table:formula="of:=['file:///home/diego/workspace/qin-cluster/pruebas/estadisticas/corrida-20120802000741.ods'#$acumulado.G651]" office:value-type="float" office:value="0">
            <text:p>0</text:p>
          </table:table-cell>
          <table:table-cell table:formula="of:=[.L651]*100/[.$S$2]" office:value-type="float" office:value="0">
            <text:p>0,00</text:p>
          </table:table-cell>
          <table:table-cell table:formula="of:=[.I6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2]" office:value-type="float" office:value="0">
            <text:p>0</text:p>
          </table:table-cell>
          <table:table-cell office:value-type="float" office:value="651">
            <text:p>651</text:p>
          </table:table-cell>
          <table:table-cell table:formula="of:=['file:///home/diego/workspace/qin-cluster/pruebas/estadisticas/corrida-20120802000741.ods'#$secuencia.B652]" office:value-type="float" office:value="0">
            <text:p>0</text:p>
          </table:table-cell>
          <table:table-cell table:formula="of:=['file:///home/diego/workspace/qin-cluster/pruebas/estadisticas/corrida-20120802000741.ods'#$secuencia.C652]" office:value-type="float" office:value="0">
            <text:p>0,00</text:p>
          </table:table-cell>
          <table:table-cell table:formula="of:=[.C6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2]" office:value-type="float" office:value="0">
            <text:p>0</text:p>
          </table:table-cell>
          <table:table-cell table:formula="of:=['file:///home/diego/workspace/qin-cluster/pruebas/estadisticas/corrida-20120802000741.ods'#$acumulado.A652]" office:value-type="float" office:value="0">
            <text:p>0</text:p>
          </table:table-cell>
          <table:table-cell table:formula="of:=['file:///home/diego/workspace/qin-cluster/pruebas/estadisticas/corrida-20120802000741.ods'#$acumulado.C652]" office:value-type="float" office:value="0">
            <text:p>0</text:p>
          </table:table-cell>
          <table:table-cell table:formula="of:=['file:///home/diego/workspace/qin-cluster/pruebas/estadisticas/corrida-20120802000741.ods'#$acumulado.D652]" office:value-type="float" office:value="0">
            <text:p>0</text:p>
          </table:table-cell>
          <table:table-cell table:formula="of:=['file:///home/diego/workspace/qin-cluster/pruebas/estadisticas/corrida-20120802000741.ods'#$acumulado.E652]" office:value-type="float" office:value="0">
            <text:p>0</text:p>
          </table:table-cell>
          <table:table-cell table:formula="of:=['file:///home/diego/workspace/qin-cluster/pruebas/estadisticas/corrida-20120802000741.ods'#$acumulado.F652]" office:value-type="float" office:value="0">
            <text:p>0</text:p>
          </table:table-cell>
          <table:table-cell table:formula="of:=['file:///home/diego/workspace/qin-cluster/pruebas/estadisticas/corrida-20120802000741.ods'#$acumulado.G652]" office:value-type="float" office:value="0">
            <text:p>0</text:p>
          </table:table-cell>
          <table:table-cell table:formula="of:=[.L652]*100/[.$S$2]" office:value-type="float" office:value="0">
            <text:p>0,00</text:p>
          </table:table-cell>
          <table:table-cell table:formula="of:=[.I6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3]" office:value-type="float" office:value="0">
            <text:p>0</text:p>
          </table:table-cell>
          <table:table-cell office:value-type="float" office:value="652">
            <text:p>652</text:p>
          </table:table-cell>
          <table:table-cell table:formula="of:=['file:///home/diego/workspace/qin-cluster/pruebas/estadisticas/corrida-20120802000741.ods'#$secuencia.B653]" office:value-type="float" office:value="0">
            <text:p>0</text:p>
          </table:table-cell>
          <table:table-cell table:formula="of:=['file:///home/diego/workspace/qin-cluster/pruebas/estadisticas/corrida-20120802000741.ods'#$secuencia.C653]" office:value-type="float" office:value="0">
            <text:p>0,00</text:p>
          </table:table-cell>
          <table:table-cell table:formula="of:=[.C6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3]" office:value-type="float" office:value="0">
            <text:p>0</text:p>
          </table:table-cell>
          <table:table-cell table:formula="of:=['file:///home/diego/workspace/qin-cluster/pruebas/estadisticas/corrida-20120802000741.ods'#$acumulado.A653]" office:value-type="float" office:value="0">
            <text:p>0</text:p>
          </table:table-cell>
          <table:table-cell table:formula="of:=['file:///home/diego/workspace/qin-cluster/pruebas/estadisticas/corrida-20120802000741.ods'#$acumulado.C653]" office:value-type="float" office:value="0">
            <text:p>0</text:p>
          </table:table-cell>
          <table:table-cell table:formula="of:=['file:///home/diego/workspace/qin-cluster/pruebas/estadisticas/corrida-20120802000741.ods'#$acumulado.D653]" office:value-type="float" office:value="0">
            <text:p>0</text:p>
          </table:table-cell>
          <table:table-cell table:formula="of:=['file:///home/diego/workspace/qin-cluster/pruebas/estadisticas/corrida-20120802000741.ods'#$acumulado.E653]" office:value-type="float" office:value="0">
            <text:p>0</text:p>
          </table:table-cell>
          <table:table-cell table:formula="of:=['file:///home/diego/workspace/qin-cluster/pruebas/estadisticas/corrida-20120802000741.ods'#$acumulado.F653]" office:value-type="float" office:value="0">
            <text:p>0</text:p>
          </table:table-cell>
          <table:table-cell table:formula="of:=['file:///home/diego/workspace/qin-cluster/pruebas/estadisticas/corrida-20120802000741.ods'#$acumulado.G653]" office:value-type="float" office:value="0">
            <text:p>0</text:p>
          </table:table-cell>
          <table:table-cell table:formula="of:=[.L653]*100/[.$S$2]" office:value-type="float" office:value="0">
            <text:p>0,00</text:p>
          </table:table-cell>
          <table:table-cell table:formula="of:=[.I6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4]" office:value-type="float" office:value="0">
            <text:p>0</text:p>
          </table:table-cell>
          <table:table-cell office:value-type="float" office:value="653">
            <text:p>653</text:p>
          </table:table-cell>
          <table:table-cell table:formula="of:=['file:///home/diego/workspace/qin-cluster/pruebas/estadisticas/corrida-20120802000741.ods'#$secuencia.B654]" office:value-type="float" office:value="0">
            <text:p>0</text:p>
          </table:table-cell>
          <table:table-cell table:formula="of:=['file:///home/diego/workspace/qin-cluster/pruebas/estadisticas/corrida-20120802000741.ods'#$secuencia.C654]" office:value-type="float" office:value="0">
            <text:p>0,00</text:p>
          </table:table-cell>
          <table:table-cell table:formula="of:=[.C6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4]" office:value-type="float" office:value="0">
            <text:p>0</text:p>
          </table:table-cell>
          <table:table-cell table:formula="of:=['file:///home/diego/workspace/qin-cluster/pruebas/estadisticas/corrida-20120802000741.ods'#$acumulado.A654]" office:value-type="float" office:value="0">
            <text:p>0</text:p>
          </table:table-cell>
          <table:table-cell table:formula="of:=['file:///home/diego/workspace/qin-cluster/pruebas/estadisticas/corrida-20120802000741.ods'#$acumulado.C654]" office:value-type="float" office:value="0">
            <text:p>0</text:p>
          </table:table-cell>
          <table:table-cell table:formula="of:=['file:///home/diego/workspace/qin-cluster/pruebas/estadisticas/corrida-20120802000741.ods'#$acumulado.D654]" office:value-type="float" office:value="0">
            <text:p>0</text:p>
          </table:table-cell>
          <table:table-cell table:formula="of:=['file:///home/diego/workspace/qin-cluster/pruebas/estadisticas/corrida-20120802000741.ods'#$acumulado.E654]" office:value-type="float" office:value="0">
            <text:p>0</text:p>
          </table:table-cell>
          <table:table-cell table:formula="of:=['file:///home/diego/workspace/qin-cluster/pruebas/estadisticas/corrida-20120802000741.ods'#$acumulado.F654]" office:value-type="float" office:value="0">
            <text:p>0</text:p>
          </table:table-cell>
          <table:table-cell table:formula="of:=['file:///home/diego/workspace/qin-cluster/pruebas/estadisticas/corrida-20120802000741.ods'#$acumulado.G654]" office:value-type="float" office:value="0">
            <text:p>0</text:p>
          </table:table-cell>
          <table:table-cell table:formula="of:=[.L654]*100/[.$S$2]" office:value-type="float" office:value="0">
            <text:p>0,00</text:p>
          </table:table-cell>
          <table:table-cell table:formula="of:=[.I6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5]" office:value-type="float" office:value="0">
            <text:p>0</text:p>
          </table:table-cell>
          <table:table-cell office:value-type="float" office:value="654">
            <text:p>654</text:p>
          </table:table-cell>
          <table:table-cell table:formula="of:=['file:///home/diego/workspace/qin-cluster/pruebas/estadisticas/corrida-20120802000741.ods'#$secuencia.B655]" office:value-type="float" office:value="0">
            <text:p>0</text:p>
          </table:table-cell>
          <table:table-cell table:formula="of:=['file:///home/diego/workspace/qin-cluster/pruebas/estadisticas/corrida-20120802000741.ods'#$secuencia.C655]" office:value-type="float" office:value="0">
            <text:p>0,00</text:p>
          </table:table-cell>
          <table:table-cell table:formula="of:=[.C6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5]" office:value-type="float" office:value="0">
            <text:p>0</text:p>
          </table:table-cell>
          <table:table-cell table:formula="of:=['file:///home/diego/workspace/qin-cluster/pruebas/estadisticas/corrida-20120802000741.ods'#$acumulado.A655]" office:value-type="float" office:value="0">
            <text:p>0</text:p>
          </table:table-cell>
          <table:table-cell table:formula="of:=['file:///home/diego/workspace/qin-cluster/pruebas/estadisticas/corrida-20120802000741.ods'#$acumulado.C655]" office:value-type="float" office:value="0">
            <text:p>0</text:p>
          </table:table-cell>
          <table:table-cell table:formula="of:=['file:///home/diego/workspace/qin-cluster/pruebas/estadisticas/corrida-20120802000741.ods'#$acumulado.D655]" office:value-type="float" office:value="0">
            <text:p>0</text:p>
          </table:table-cell>
          <table:table-cell table:formula="of:=['file:///home/diego/workspace/qin-cluster/pruebas/estadisticas/corrida-20120802000741.ods'#$acumulado.E655]" office:value-type="float" office:value="0">
            <text:p>0</text:p>
          </table:table-cell>
          <table:table-cell table:formula="of:=['file:///home/diego/workspace/qin-cluster/pruebas/estadisticas/corrida-20120802000741.ods'#$acumulado.F655]" office:value-type="float" office:value="0">
            <text:p>0</text:p>
          </table:table-cell>
          <table:table-cell table:formula="of:=['file:///home/diego/workspace/qin-cluster/pruebas/estadisticas/corrida-20120802000741.ods'#$acumulado.G655]" office:value-type="float" office:value="0">
            <text:p>0</text:p>
          </table:table-cell>
          <table:table-cell table:formula="of:=[.L655]*100/[.$S$2]" office:value-type="float" office:value="0">
            <text:p>0,00</text:p>
          </table:table-cell>
          <table:table-cell table:formula="of:=[.I6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6]" office:value-type="float" office:value="0">
            <text:p>0</text:p>
          </table:table-cell>
          <table:table-cell office:value-type="float" office:value="655">
            <text:p>655</text:p>
          </table:table-cell>
          <table:table-cell table:formula="of:=['file:///home/diego/workspace/qin-cluster/pruebas/estadisticas/corrida-20120802000741.ods'#$secuencia.B656]" office:value-type="float" office:value="0">
            <text:p>0</text:p>
          </table:table-cell>
          <table:table-cell table:formula="of:=['file:///home/diego/workspace/qin-cluster/pruebas/estadisticas/corrida-20120802000741.ods'#$secuencia.C656]" office:value-type="float" office:value="0">
            <text:p>0,00</text:p>
          </table:table-cell>
          <table:table-cell table:formula="of:=[.C6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6]" office:value-type="float" office:value="0">
            <text:p>0</text:p>
          </table:table-cell>
          <table:table-cell table:formula="of:=['file:///home/diego/workspace/qin-cluster/pruebas/estadisticas/corrida-20120802000741.ods'#$acumulado.A656]" office:value-type="float" office:value="0">
            <text:p>0</text:p>
          </table:table-cell>
          <table:table-cell table:formula="of:=['file:///home/diego/workspace/qin-cluster/pruebas/estadisticas/corrida-20120802000741.ods'#$acumulado.C656]" office:value-type="float" office:value="0">
            <text:p>0</text:p>
          </table:table-cell>
          <table:table-cell table:formula="of:=['file:///home/diego/workspace/qin-cluster/pruebas/estadisticas/corrida-20120802000741.ods'#$acumulado.D656]" office:value-type="float" office:value="0">
            <text:p>0</text:p>
          </table:table-cell>
          <table:table-cell table:formula="of:=['file:///home/diego/workspace/qin-cluster/pruebas/estadisticas/corrida-20120802000741.ods'#$acumulado.E656]" office:value-type="float" office:value="0">
            <text:p>0</text:p>
          </table:table-cell>
          <table:table-cell table:formula="of:=['file:///home/diego/workspace/qin-cluster/pruebas/estadisticas/corrida-20120802000741.ods'#$acumulado.F656]" office:value-type="float" office:value="0">
            <text:p>0</text:p>
          </table:table-cell>
          <table:table-cell table:formula="of:=['file:///home/diego/workspace/qin-cluster/pruebas/estadisticas/corrida-20120802000741.ods'#$acumulado.G656]" office:value-type="float" office:value="0">
            <text:p>0</text:p>
          </table:table-cell>
          <table:table-cell table:formula="of:=[.L656]*100/[.$S$2]" office:value-type="float" office:value="0">
            <text:p>0,00</text:p>
          </table:table-cell>
          <table:table-cell table:formula="of:=[.I6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7]" office:value-type="float" office:value="0">
            <text:p>0</text:p>
          </table:table-cell>
          <table:table-cell office:value-type="float" office:value="656">
            <text:p>656</text:p>
          </table:table-cell>
          <table:table-cell table:formula="of:=['file:///home/diego/workspace/qin-cluster/pruebas/estadisticas/corrida-20120802000741.ods'#$secuencia.B657]" office:value-type="float" office:value="0">
            <text:p>0</text:p>
          </table:table-cell>
          <table:table-cell table:formula="of:=['file:///home/diego/workspace/qin-cluster/pruebas/estadisticas/corrida-20120802000741.ods'#$secuencia.C657]" office:value-type="float" office:value="0">
            <text:p>0,00</text:p>
          </table:table-cell>
          <table:table-cell table:formula="of:=[.C6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7]" office:value-type="float" office:value="0">
            <text:p>0</text:p>
          </table:table-cell>
          <table:table-cell table:formula="of:=['file:///home/diego/workspace/qin-cluster/pruebas/estadisticas/corrida-20120802000741.ods'#$acumulado.A657]" office:value-type="float" office:value="0">
            <text:p>0</text:p>
          </table:table-cell>
          <table:table-cell table:formula="of:=['file:///home/diego/workspace/qin-cluster/pruebas/estadisticas/corrida-20120802000741.ods'#$acumulado.C657]" office:value-type="float" office:value="0">
            <text:p>0</text:p>
          </table:table-cell>
          <table:table-cell table:formula="of:=['file:///home/diego/workspace/qin-cluster/pruebas/estadisticas/corrida-20120802000741.ods'#$acumulado.D657]" office:value-type="float" office:value="0">
            <text:p>0</text:p>
          </table:table-cell>
          <table:table-cell table:formula="of:=['file:///home/diego/workspace/qin-cluster/pruebas/estadisticas/corrida-20120802000741.ods'#$acumulado.E657]" office:value-type="float" office:value="0">
            <text:p>0</text:p>
          </table:table-cell>
          <table:table-cell table:formula="of:=['file:///home/diego/workspace/qin-cluster/pruebas/estadisticas/corrida-20120802000741.ods'#$acumulado.F657]" office:value-type="float" office:value="0">
            <text:p>0</text:p>
          </table:table-cell>
          <table:table-cell table:formula="of:=['file:///home/diego/workspace/qin-cluster/pruebas/estadisticas/corrida-20120802000741.ods'#$acumulado.G657]" office:value-type="float" office:value="0">
            <text:p>0</text:p>
          </table:table-cell>
          <table:table-cell table:formula="of:=[.L657]*100/[.$S$2]" office:value-type="float" office:value="0">
            <text:p>0,00</text:p>
          </table:table-cell>
          <table:table-cell table:formula="of:=[.I6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8]" office:value-type="float" office:value="0">
            <text:p>0</text:p>
          </table:table-cell>
          <table:table-cell office:value-type="float" office:value="657">
            <text:p>657</text:p>
          </table:table-cell>
          <table:table-cell table:formula="of:=['file:///home/diego/workspace/qin-cluster/pruebas/estadisticas/corrida-20120802000741.ods'#$secuencia.B658]" office:value-type="float" office:value="0">
            <text:p>0</text:p>
          </table:table-cell>
          <table:table-cell table:formula="of:=['file:///home/diego/workspace/qin-cluster/pruebas/estadisticas/corrida-20120802000741.ods'#$secuencia.C658]" office:value-type="float" office:value="0">
            <text:p>0,00</text:p>
          </table:table-cell>
          <table:table-cell table:formula="of:=[.C6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8]" office:value-type="float" office:value="0">
            <text:p>0</text:p>
          </table:table-cell>
          <table:table-cell table:formula="of:=['file:///home/diego/workspace/qin-cluster/pruebas/estadisticas/corrida-20120802000741.ods'#$acumulado.A658]" office:value-type="float" office:value="0">
            <text:p>0</text:p>
          </table:table-cell>
          <table:table-cell table:formula="of:=['file:///home/diego/workspace/qin-cluster/pruebas/estadisticas/corrida-20120802000741.ods'#$acumulado.C658]" office:value-type="float" office:value="0">
            <text:p>0</text:p>
          </table:table-cell>
          <table:table-cell table:formula="of:=['file:///home/diego/workspace/qin-cluster/pruebas/estadisticas/corrida-20120802000741.ods'#$acumulado.D658]" office:value-type="float" office:value="0">
            <text:p>0</text:p>
          </table:table-cell>
          <table:table-cell table:formula="of:=['file:///home/diego/workspace/qin-cluster/pruebas/estadisticas/corrida-20120802000741.ods'#$acumulado.E658]" office:value-type="float" office:value="0">
            <text:p>0</text:p>
          </table:table-cell>
          <table:table-cell table:formula="of:=['file:///home/diego/workspace/qin-cluster/pruebas/estadisticas/corrida-20120802000741.ods'#$acumulado.F658]" office:value-type="float" office:value="0">
            <text:p>0</text:p>
          </table:table-cell>
          <table:table-cell table:formula="of:=['file:///home/diego/workspace/qin-cluster/pruebas/estadisticas/corrida-20120802000741.ods'#$acumulado.G658]" office:value-type="float" office:value="0">
            <text:p>0</text:p>
          </table:table-cell>
          <table:table-cell table:formula="of:=[.L658]*100/[.$S$2]" office:value-type="float" office:value="0">
            <text:p>0,00</text:p>
          </table:table-cell>
          <table:table-cell table:formula="of:=[.I6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59]" office:value-type="float" office:value="0">
            <text:p>0</text:p>
          </table:table-cell>
          <table:table-cell office:value-type="float" office:value="658">
            <text:p>658</text:p>
          </table:table-cell>
          <table:table-cell table:formula="of:=['file:///home/diego/workspace/qin-cluster/pruebas/estadisticas/corrida-20120802000741.ods'#$secuencia.B659]" office:value-type="float" office:value="0">
            <text:p>0</text:p>
          </table:table-cell>
          <table:table-cell table:formula="of:=['file:///home/diego/workspace/qin-cluster/pruebas/estadisticas/corrida-20120802000741.ods'#$secuencia.C659]" office:value-type="float" office:value="0">
            <text:p>0,00</text:p>
          </table:table-cell>
          <table:table-cell table:formula="of:=[.C6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59]" office:value-type="float" office:value="0">
            <text:p>0</text:p>
          </table:table-cell>
          <table:table-cell table:formula="of:=['file:///home/diego/workspace/qin-cluster/pruebas/estadisticas/corrida-20120802000741.ods'#$acumulado.A659]" office:value-type="float" office:value="0">
            <text:p>0</text:p>
          </table:table-cell>
          <table:table-cell table:formula="of:=['file:///home/diego/workspace/qin-cluster/pruebas/estadisticas/corrida-20120802000741.ods'#$acumulado.C659]" office:value-type="float" office:value="0">
            <text:p>0</text:p>
          </table:table-cell>
          <table:table-cell table:formula="of:=['file:///home/diego/workspace/qin-cluster/pruebas/estadisticas/corrida-20120802000741.ods'#$acumulado.D659]" office:value-type="float" office:value="0">
            <text:p>0</text:p>
          </table:table-cell>
          <table:table-cell table:formula="of:=['file:///home/diego/workspace/qin-cluster/pruebas/estadisticas/corrida-20120802000741.ods'#$acumulado.E659]" office:value-type="float" office:value="0">
            <text:p>0</text:p>
          </table:table-cell>
          <table:table-cell table:formula="of:=['file:///home/diego/workspace/qin-cluster/pruebas/estadisticas/corrida-20120802000741.ods'#$acumulado.F659]" office:value-type="float" office:value="0">
            <text:p>0</text:p>
          </table:table-cell>
          <table:table-cell table:formula="of:=['file:///home/diego/workspace/qin-cluster/pruebas/estadisticas/corrida-20120802000741.ods'#$acumulado.G659]" office:value-type="float" office:value="0">
            <text:p>0</text:p>
          </table:table-cell>
          <table:table-cell table:formula="of:=[.L659]*100/[.$S$2]" office:value-type="float" office:value="0">
            <text:p>0,00</text:p>
          </table:table-cell>
          <table:table-cell table:formula="of:=[.I6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0]" office:value-type="float" office:value="0">
            <text:p>0</text:p>
          </table:table-cell>
          <table:table-cell office:value-type="float" office:value="659">
            <text:p>659</text:p>
          </table:table-cell>
          <table:table-cell table:formula="of:=['file:///home/diego/workspace/qin-cluster/pruebas/estadisticas/corrida-20120802000741.ods'#$secuencia.B660]" office:value-type="float" office:value="0">
            <text:p>0</text:p>
          </table:table-cell>
          <table:table-cell table:formula="of:=['file:///home/diego/workspace/qin-cluster/pruebas/estadisticas/corrida-20120802000741.ods'#$secuencia.C660]" office:value-type="float" office:value="0">
            <text:p>0,00</text:p>
          </table:table-cell>
          <table:table-cell table:formula="of:=[.C6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0]" office:value-type="float" office:value="0">
            <text:p>0</text:p>
          </table:table-cell>
          <table:table-cell table:formula="of:=['file:///home/diego/workspace/qin-cluster/pruebas/estadisticas/corrida-20120802000741.ods'#$acumulado.A660]" office:value-type="float" office:value="0">
            <text:p>0</text:p>
          </table:table-cell>
          <table:table-cell table:formula="of:=['file:///home/diego/workspace/qin-cluster/pruebas/estadisticas/corrida-20120802000741.ods'#$acumulado.C660]" office:value-type="float" office:value="0">
            <text:p>0</text:p>
          </table:table-cell>
          <table:table-cell table:formula="of:=['file:///home/diego/workspace/qin-cluster/pruebas/estadisticas/corrida-20120802000741.ods'#$acumulado.D660]" office:value-type="float" office:value="0">
            <text:p>0</text:p>
          </table:table-cell>
          <table:table-cell table:formula="of:=['file:///home/diego/workspace/qin-cluster/pruebas/estadisticas/corrida-20120802000741.ods'#$acumulado.E660]" office:value-type="float" office:value="0">
            <text:p>0</text:p>
          </table:table-cell>
          <table:table-cell table:formula="of:=['file:///home/diego/workspace/qin-cluster/pruebas/estadisticas/corrida-20120802000741.ods'#$acumulado.F660]" office:value-type="float" office:value="0">
            <text:p>0</text:p>
          </table:table-cell>
          <table:table-cell table:formula="of:=['file:///home/diego/workspace/qin-cluster/pruebas/estadisticas/corrida-20120802000741.ods'#$acumulado.G660]" office:value-type="float" office:value="0">
            <text:p>0</text:p>
          </table:table-cell>
          <table:table-cell table:formula="of:=[.L660]*100/[.$S$2]" office:value-type="float" office:value="0">
            <text:p>0,00</text:p>
          </table:table-cell>
          <table:table-cell table:formula="of:=[.I6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1]" office:value-type="float" office:value="0">
            <text:p>0</text:p>
          </table:table-cell>
          <table:table-cell office:value-type="float" office:value="660">
            <text:p>660</text:p>
          </table:table-cell>
          <table:table-cell table:formula="of:=['file:///home/diego/workspace/qin-cluster/pruebas/estadisticas/corrida-20120802000741.ods'#$secuencia.B661]" office:value-type="float" office:value="0">
            <text:p>0</text:p>
          </table:table-cell>
          <table:table-cell table:formula="of:=['file:///home/diego/workspace/qin-cluster/pruebas/estadisticas/corrida-20120802000741.ods'#$secuencia.C661]" office:value-type="float" office:value="0">
            <text:p>0,00</text:p>
          </table:table-cell>
          <table:table-cell table:formula="of:=[.C6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1]" office:value-type="float" office:value="0">
            <text:p>0</text:p>
          </table:table-cell>
          <table:table-cell table:formula="of:=['file:///home/diego/workspace/qin-cluster/pruebas/estadisticas/corrida-20120802000741.ods'#$acumulado.A661]" office:value-type="float" office:value="0">
            <text:p>0</text:p>
          </table:table-cell>
          <table:table-cell table:formula="of:=['file:///home/diego/workspace/qin-cluster/pruebas/estadisticas/corrida-20120802000741.ods'#$acumulado.C661]" office:value-type="float" office:value="0">
            <text:p>0</text:p>
          </table:table-cell>
          <table:table-cell table:formula="of:=['file:///home/diego/workspace/qin-cluster/pruebas/estadisticas/corrida-20120802000741.ods'#$acumulado.D661]" office:value-type="float" office:value="0">
            <text:p>0</text:p>
          </table:table-cell>
          <table:table-cell table:formula="of:=['file:///home/diego/workspace/qin-cluster/pruebas/estadisticas/corrida-20120802000741.ods'#$acumulado.E661]" office:value-type="float" office:value="0">
            <text:p>0</text:p>
          </table:table-cell>
          <table:table-cell table:formula="of:=['file:///home/diego/workspace/qin-cluster/pruebas/estadisticas/corrida-20120802000741.ods'#$acumulado.F661]" office:value-type="float" office:value="0">
            <text:p>0</text:p>
          </table:table-cell>
          <table:table-cell table:formula="of:=['file:///home/diego/workspace/qin-cluster/pruebas/estadisticas/corrida-20120802000741.ods'#$acumulado.G661]" office:value-type="float" office:value="0">
            <text:p>0</text:p>
          </table:table-cell>
          <table:table-cell table:formula="of:=[.L661]*100/[.$S$2]" office:value-type="float" office:value="0">
            <text:p>0,00</text:p>
          </table:table-cell>
          <table:table-cell table:formula="of:=[.I6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2]" office:value-type="float" office:value="0">
            <text:p>0</text:p>
          </table:table-cell>
          <table:table-cell office:value-type="float" office:value="661">
            <text:p>661</text:p>
          </table:table-cell>
          <table:table-cell table:formula="of:=['file:///home/diego/workspace/qin-cluster/pruebas/estadisticas/corrida-20120802000741.ods'#$secuencia.B662]" office:value-type="float" office:value="0">
            <text:p>0</text:p>
          </table:table-cell>
          <table:table-cell table:formula="of:=['file:///home/diego/workspace/qin-cluster/pruebas/estadisticas/corrida-20120802000741.ods'#$secuencia.C662]" office:value-type="float" office:value="0">
            <text:p>0,00</text:p>
          </table:table-cell>
          <table:table-cell table:formula="of:=[.C6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2]" office:value-type="float" office:value="0">
            <text:p>0</text:p>
          </table:table-cell>
          <table:table-cell table:formula="of:=['file:///home/diego/workspace/qin-cluster/pruebas/estadisticas/corrida-20120802000741.ods'#$acumulado.A662]" office:value-type="float" office:value="0">
            <text:p>0</text:p>
          </table:table-cell>
          <table:table-cell table:formula="of:=['file:///home/diego/workspace/qin-cluster/pruebas/estadisticas/corrida-20120802000741.ods'#$acumulado.C662]" office:value-type="float" office:value="0">
            <text:p>0</text:p>
          </table:table-cell>
          <table:table-cell table:formula="of:=['file:///home/diego/workspace/qin-cluster/pruebas/estadisticas/corrida-20120802000741.ods'#$acumulado.D662]" office:value-type="float" office:value="0">
            <text:p>0</text:p>
          </table:table-cell>
          <table:table-cell table:formula="of:=['file:///home/diego/workspace/qin-cluster/pruebas/estadisticas/corrida-20120802000741.ods'#$acumulado.E662]" office:value-type="float" office:value="0">
            <text:p>0</text:p>
          </table:table-cell>
          <table:table-cell table:formula="of:=['file:///home/diego/workspace/qin-cluster/pruebas/estadisticas/corrida-20120802000741.ods'#$acumulado.F662]" office:value-type="float" office:value="0">
            <text:p>0</text:p>
          </table:table-cell>
          <table:table-cell table:formula="of:=['file:///home/diego/workspace/qin-cluster/pruebas/estadisticas/corrida-20120802000741.ods'#$acumulado.G662]" office:value-type="float" office:value="0">
            <text:p>0</text:p>
          </table:table-cell>
          <table:table-cell table:formula="of:=[.L662]*100/[.$S$2]" office:value-type="float" office:value="0">
            <text:p>0,00</text:p>
          </table:table-cell>
          <table:table-cell table:formula="of:=[.I6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3]" office:value-type="float" office:value="0">
            <text:p>0</text:p>
          </table:table-cell>
          <table:table-cell office:value-type="float" office:value="662">
            <text:p>662</text:p>
          </table:table-cell>
          <table:table-cell table:formula="of:=['file:///home/diego/workspace/qin-cluster/pruebas/estadisticas/corrida-20120802000741.ods'#$secuencia.B663]" office:value-type="float" office:value="0">
            <text:p>0</text:p>
          </table:table-cell>
          <table:table-cell table:formula="of:=['file:///home/diego/workspace/qin-cluster/pruebas/estadisticas/corrida-20120802000741.ods'#$secuencia.C663]" office:value-type="float" office:value="0">
            <text:p>0,00</text:p>
          </table:table-cell>
          <table:table-cell table:formula="of:=[.C6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3]" office:value-type="float" office:value="0">
            <text:p>0</text:p>
          </table:table-cell>
          <table:table-cell table:formula="of:=['file:///home/diego/workspace/qin-cluster/pruebas/estadisticas/corrida-20120802000741.ods'#$acumulado.A663]" office:value-type="float" office:value="0">
            <text:p>0</text:p>
          </table:table-cell>
          <table:table-cell table:formula="of:=['file:///home/diego/workspace/qin-cluster/pruebas/estadisticas/corrida-20120802000741.ods'#$acumulado.C663]" office:value-type="float" office:value="0">
            <text:p>0</text:p>
          </table:table-cell>
          <table:table-cell table:formula="of:=['file:///home/diego/workspace/qin-cluster/pruebas/estadisticas/corrida-20120802000741.ods'#$acumulado.D663]" office:value-type="float" office:value="0">
            <text:p>0</text:p>
          </table:table-cell>
          <table:table-cell table:formula="of:=['file:///home/diego/workspace/qin-cluster/pruebas/estadisticas/corrida-20120802000741.ods'#$acumulado.E663]" office:value-type="float" office:value="0">
            <text:p>0</text:p>
          </table:table-cell>
          <table:table-cell table:formula="of:=['file:///home/diego/workspace/qin-cluster/pruebas/estadisticas/corrida-20120802000741.ods'#$acumulado.F663]" office:value-type="float" office:value="0">
            <text:p>0</text:p>
          </table:table-cell>
          <table:table-cell table:formula="of:=['file:///home/diego/workspace/qin-cluster/pruebas/estadisticas/corrida-20120802000741.ods'#$acumulado.G663]" office:value-type="float" office:value="0">
            <text:p>0</text:p>
          </table:table-cell>
          <table:table-cell table:formula="of:=[.L663]*100/[.$S$2]" office:value-type="float" office:value="0">
            <text:p>0,00</text:p>
          </table:table-cell>
          <table:table-cell table:formula="of:=[.I6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4]" office:value-type="float" office:value="0">
            <text:p>0</text:p>
          </table:table-cell>
          <table:table-cell office:value-type="float" office:value="663">
            <text:p>663</text:p>
          </table:table-cell>
          <table:table-cell table:formula="of:=['file:///home/diego/workspace/qin-cluster/pruebas/estadisticas/corrida-20120802000741.ods'#$secuencia.B664]" office:value-type="float" office:value="0">
            <text:p>0</text:p>
          </table:table-cell>
          <table:table-cell table:formula="of:=['file:///home/diego/workspace/qin-cluster/pruebas/estadisticas/corrida-20120802000741.ods'#$secuencia.C664]" office:value-type="float" office:value="0">
            <text:p>0,00</text:p>
          </table:table-cell>
          <table:table-cell table:formula="of:=[.C6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4]" office:value-type="float" office:value="0">
            <text:p>0</text:p>
          </table:table-cell>
          <table:table-cell table:formula="of:=['file:///home/diego/workspace/qin-cluster/pruebas/estadisticas/corrida-20120802000741.ods'#$acumulado.A664]" office:value-type="float" office:value="0">
            <text:p>0</text:p>
          </table:table-cell>
          <table:table-cell table:formula="of:=['file:///home/diego/workspace/qin-cluster/pruebas/estadisticas/corrida-20120802000741.ods'#$acumulado.C664]" office:value-type="float" office:value="0">
            <text:p>0</text:p>
          </table:table-cell>
          <table:table-cell table:formula="of:=['file:///home/diego/workspace/qin-cluster/pruebas/estadisticas/corrida-20120802000741.ods'#$acumulado.D664]" office:value-type="float" office:value="0">
            <text:p>0</text:p>
          </table:table-cell>
          <table:table-cell table:formula="of:=['file:///home/diego/workspace/qin-cluster/pruebas/estadisticas/corrida-20120802000741.ods'#$acumulado.E664]" office:value-type="float" office:value="0">
            <text:p>0</text:p>
          </table:table-cell>
          <table:table-cell table:formula="of:=['file:///home/diego/workspace/qin-cluster/pruebas/estadisticas/corrida-20120802000741.ods'#$acumulado.F664]" office:value-type="float" office:value="0">
            <text:p>0</text:p>
          </table:table-cell>
          <table:table-cell table:formula="of:=['file:///home/diego/workspace/qin-cluster/pruebas/estadisticas/corrida-20120802000741.ods'#$acumulado.G664]" office:value-type="float" office:value="0">
            <text:p>0</text:p>
          </table:table-cell>
          <table:table-cell table:formula="of:=[.L664]*100/[.$S$2]" office:value-type="float" office:value="0">
            <text:p>0,00</text:p>
          </table:table-cell>
          <table:table-cell table:formula="of:=[.I6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5]" office:value-type="float" office:value="0">
            <text:p>0</text:p>
          </table:table-cell>
          <table:table-cell office:value-type="float" office:value="664">
            <text:p>664</text:p>
          </table:table-cell>
          <table:table-cell table:formula="of:=['file:///home/diego/workspace/qin-cluster/pruebas/estadisticas/corrida-20120802000741.ods'#$secuencia.B665]" office:value-type="float" office:value="0">
            <text:p>0</text:p>
          </table:table-cell>
          <table:table-cell table:formula="of:=['file:///home/diego/workspace/qin-cluster/pruebas/estadisticas/corrida-20120802000741.ods'#$secuencia.C665]" office:value-type="float" office:value="0">
            <text:p>0,00</text:p>
          </table:table-cell>
          <table:table-cell table:formula="of:=[.C6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5]" office:value-type="float" office:value="0">
            <text:p>0</text:p>
          </table:table-cell>
          <table:table-cell table:formula="of:=['file:///home/diego/workspace/qin-cluster/pruebas/estadisticas/corrida-20120802000741.ods'#$acumulado.A665]" office:value-type="float" office:value="0">
            <text:p>0</text:p>
          </table:table-cell>
          <table:table-cell table:formula="of:=['file:///home/diego/workspace/qin-cluster/pruebas/estadisticas/corrida-20120802000741.ods'#$acumulado.C665]" office:value-type="float" office:value="0">
            <text:p>0</text:p>
          </table:table-cell>
          <table:table-cell table:formula="of:=['file:///home/diego/workspace/qin-cluster/pruebas/estadisticas/corrida-20120802000741.ods'#$acumulado.D665]" office:value-type="float" office:value="0">
            <text:p>0</text:p>
          </table:table-cell>
          <table:table-cell table:formula="of:=['file:///home/diego/workspace/qin-cluster/pruebas/estadisticas/corrida-20120802000741.ods'#$acumulado.E665]" office:value-type="float" office:value="0">
            <text:p>0</text:p>
          </table:table-cell>
          <table:table-cell table:formula="of:=['file:///home/diego/workspace/qin-cluster/pruebas/estadisticas/corrida-20120802000741.ods'#$acumulado.F665]" office:value-type="float" office:value="0">
            <text:p>0</text:p>
          </table:table-cell>
          <table:table-cell table:formula="of:=['file:///home/diego/workspace/qin-cluster/pruebas/estadisticas/corrida-20120802000741.ods'#$acumulado.G665]" office:value-type="float" office:value="0">
            <text:p>0</text:p>
          </table:table-cell>
          <table:table-cell table:formula="of:=[.L665]*100/[.$S$2]" office:value-type="float" office:value="0">
            <text:p>0,00</text:p>
          </table:table-cell>
          <table:table-cell table:formula="of:=[.I6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6]" office:value-type="float" office:value="0">
            <text:p>0</text:p>
          </table:table-cell>
          <table:table-cell office:value-type="float" office:value="665">
            <text:p>665</text:p>
          </table:table-cell>
          <table:table-cell table:formula="of:=['file:///home/diego/workspace/qin-cluster/pruebas/estadisticas/corrida-20120802000741.ods'#$secuencia.B666]" office:value-type="float" office:value="0">
            <text:p>0</text:p>
          </table:table-cell>
          <table:table-cell table:formula="of:=['file:///home/diego/workspace/qin-cluster/pruebas/estadisticas/corrida-20120802000741.ods'#$secuencia.C666]" office:value-type="float" office:value="0">
            <text:p>0,00</text:p>
          </table:table-cell>
          <table:table-cell table:formula="of:=[.C6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6]" office:value-type="float" office:value="0">
            <text:p>0</text:p>
          </table:table-cell>
          <table:table-cell table:formula="of:=['file:///home/diego/workspace/qin-cluster/pruebas/estadisticas/corrida-20120802000741.ods'#$acumulado.A666]" office:value-type="float" office:value="0">
            <text:p>0</text:p>
          </table:table-cell>
          <table:table-cell table:formula="of:=['file:///home/diego/workspace/qin-cluster/pruebas/estadisticas/corrida-20120802000741.ods'#$acumulado.C666]" office:value-type="float" office:value="0">
            <text:p>0</text:p>
          </table:table-cell>
          <table:table-cell table:formula="of:=['file:///home/diego/workspace/qin-cluster/pruebas/estadisticas/corrida-20120802000741.ods'#$acumulado.D666]" office:value-type="float" office:value="0">
            <text:p>0</text:p>
          </table:table-cell>
          <table:table-cell table:formula="of:=['file:///home/diego/workspace/qin-cluster/pruebas/estadisticas/corrida-20120802000741.ods'#$acumulado.E666]" office:value-type="float" office:value="0">
            <text:p>0</text:p>
          </table:table-cell>
          <table:table-cell table:formula="of:=['file:///home/diego/workspace/qin-cluster/pruebas/estadisticas/corrida-20120802000741.ods'#$acumulado.F666]" office:value-type="float" office:value="0">
            <text:p>0</text:p>
          </table:table-cell>
          <table:table-cell table:formula="of:=['file:///home/diego/workspace/qin-cluster/pruebas/estadisticas/corrida-20120802000741.ods'#$acumulado.G666]" office:value-type="float" office:value="0">
            <text:p>0</text:p>
          </table:table-cell>
          <table:table-cell table:formula="of:=[.L666]*100/[.$S$2]" office:value-type="float" office:value="0">
            <text:p>0,00</text:p>
          </table:table-cell>
          <table:table-cell table:formula="of:=[.I6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7]" office:value-type="float" office:value="0">
            <text:p>0</text:p>
          </table:table-cell>
          <table:table-cell office:value-type="float" office:value="666">
            <text:p>666</text:p>
          </table:table-cell>
          <table:table-cell table:formula="of:=['file:///home/diego/workspace/qin-cluster/pruebas/estadisticas/corrida-20120802000741.ods'#$secuencia.B667]" office:value-type="float" office:value="0">
            <text:p>0</text:p>
          </table:table-cell>
          <table:table-cell table:formula="of:=['file:///home/diego/workspace/qin-cluster/pruebas/estadisticas/corrida-20120802000741.ods'#$secuencia.C667]" office:value-type="float" office:value="0">
            <text:p>0,00</text:p>
          </table:table-cell>
          <table:table-cell table:formula="of:=[.C6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7]" office:value-type="float" office:value="0">
            <text:p>0</text:p>
          </table:table-cell>
          <table:table-cell table:formula="of:=['file:///home/diego/workspace/qin-cluster/pruebas/estadisticas/corrida-20120802000741.ods'#$acumulado.A667]" office:value-type="float" office:value="0">
            <text:p>0</text:p>
          </table:table-cell>
          <table:table-cell table:formula="of:=['file:///home/diego/workspace/qin-cluster/pruebas/estadisticas/corrida-20120802000741.ods'#$acumulado.C667]" office:value-type="float" office:value="0">
            <text:p>0</text:p>
          </table:table-cell>
          <table:table-cell table:formula="of:=['file:///home/diego/workspace/qin-cluster/pruebas/estadisticas/corrida-20120802000741.ods'#$acumulado.D667]" office:value-type="float" office:value="0">
            <text:p>0</text:p>
          </table:table-cell>
          <table:table-cell table:formula="of:=['file:///home/diego/workspace/qin-cluster/pruebas/estadisticas/corrida-20120802000741.ods'#$acumulado.E667]" office:value-type="float" office:value="0">
            <text:p>0</text:p>
          </table:table-cell>
          <table:table-cell table:formula="of:=['file:///home/diego/workspace/qin-cluster/pruebas/estadisticas/corrida-20120802000741.ods'#$acumulado.F667]" office:value-type="float" office:value="0">
            <text:p>0</text:p>
          </table:table-cell>
          <table:table-cell table:formula="of:=['file:///home/diego/workspace/qin-cluster/pruebas/estadisticas/corrida-20120802000741.ods'#$acumulado.G667]" office:value-type="float" office:value="0">
            <text:p>0</text:p>
          </table:table-cell>
          <table:table-cell table:formula="of:=[.L667]*100/[.$S$2]" office:value-type="float" office:value="0">
            <text:p>0,00</text:p>
          </table:table-cell>
          <table:table-cell table:formula="of:=[.I6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8]" office:value-type="float" office:value="0">
            <text:p>0</text:p>
          </table:table-cell>
          <table:table-cell office:value-type="float" office:value="667">
            <text:p>667</text:p>
          </table:table-cell>
          <table:table-cell table:formula="of:=['file:///home/diego/workspace/qin-cluster/pruebas/estadisticas/corrida-20120802000741.ods'#$secuencia.B668]" office:value-type="float" office:value="0">
            <text:p>0</text:p>
          </table:table-cell>
          <table:table-cell table:formula="of:=['file:///home/diego/workspace/qin-cluster/pruebas/estadisticas/corrida-20120802000741.ods'#$secuencia.C668]" office:value-type="float" office:value="0">
            <text:p>0,00</text:p>
          </table:table-cell>
          <table:table-cell table:formula="of:=[.C6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8]" office:value-type="float" office:value="0">
            <text:p>0</text:p>
          </table:table-cell>
          <table:table-cell table:formula="of:=['file:///home/diego/workspace/qin-cluster/pruebas/estadisticas/corrida-20120802000741.ods'#$acumulado.A668]" office:value-type="float" office:value="0">
            <text:p>0</text:p>
          </table:table-cell>
          <table:table-cell table:formula="of:=['file:///home/diego/workspace/qin-cluster/pruebas/estadisticas/corrida-20120802000741.ods'#$acumulado.C668]" office:value-type="float" office:value="0">
            <text:p>0</text:p>
          </table:table-cell>
          <table:table-cell table:formula="of:=['file:///home/diego/workspace/qin-cluster/pruebas/estadisticas/corrida-20120802000741.ods'#$acumulado.D668]" office:value-type="float" office:value="0">
            <text:p>0</text:p>
          </table:table-cell>
          <table:table-cell table:formula="of:=['file:///home/diego/workspace/qin-cluster/pruebas/estadisticas/corrida-20120802000741.ods'#$acumulado.E668]" office:value-type="float" office:value="0">
            <text:p>0</text:p>
          </table:table-cell>
          <table:table-cell table:formula="of:=['file:///home/diego/workspace/qin-cluster/pruebas/estadisticas/corrida-20120802000741.ods'#$acumulado.F668]" office:value-type="float" office:value="0">
            <text:p>0</text:p>
          </table:table-cell>
          <table:table-cell table:formula="of:=['file:///home/diego/workspace/qin-cluster/pruebas/estadisticas/corrida-20120802000741.ods'#$acumulado.G668]" office:value-type="float" office:value="0">
            <text:p>0</text:p>
          </table:table-cell>
          <table:table-cell table:formula="of:=[.L668]*100/[.$S$2]" office:value-type="float" office:value="0">
            <text:p>0,00</text:p>
          </table:table-cell>
          <table:table-cell table:formula="of:=[.I6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69]" office:value-type="float" office:value="0">
            <text:p>0</text:p>
          </table:table-cell>
          <table:table-cell office:value-type="float" office:value="668">
            <text:p>668</text:p>
          </table:table-cell>
          <table:table-cell table:formula="of:=['file:///home/diego/workspace/qin-cluster/pruebas/estadisticas/corrida-20120802000741.ods'#$secuencia.B669]" office:value-type="float" office:value="0">
            <text:p>0</text:p>
          </table:table-cell>
          <table:table-cell table:formula="of:=['file:///home/diego/workspace/qin-cluster/pruebas/estadisticas/corrida-20120802000741.ods'#$secuencia.C669]" office:value-type="float" office:value="0">
            <text:p>0,00</text:p>
          </table:table-cell>
          <table:table-cell table:formula="of:=[.C6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69]" office:value-type="float" office:value="0">
            <text:p>0</text:p>
          </table:table-cell>
          <table:table-cell table:formula="of:=['file:///home/diego/workspace/qin-cluster/pruebas/estadisticas/corrida-20120802000741.ods'#$acumulado.A669]" office:value-type="float" office:value="0">
            <text:p>0</text:p>
          </table:table-cell>
          <table:table-cell table:formula="of:=['file:///home/diego/workspace/qin-cluster/pruebas/estadisticas/corrida-20120802000741.ods'#$acumulado.C669]" office:value-type="float" office:value="0">
            <text:p>0</text:p>
          </table:table-cell>
          <table:table-cell table:formula="of:=['file:///home/diego/workspace/qin-cluster/pruebas/estadisticas/corrida-20120802000741.ods'#$acumulado.D669]" office:value-type="float" office:value="0">
            <text:p>0</text:p>
          </table:table-cell>
          <table:table-cell table:formula="of:=['file:///home/diego/workspace/qin-cluster/pruebas/estadisticas/corrida-20120802000741.ods'#$acumulado.E669]" office:value-type="float" office:value="0">
            <text:p>0</text:p>
          </table:table-cell>
          <table:table-cell table:formula="of:=['file:///home/diego/workspace/qin-cluster/pruebas/estadisticas/corrida-20120802000741.ods'#$acumulado.F669]" office:value-type="float" office:value="0">
            <text:p>0</text:p>
          </table:table-cell>
          <table:table-cell table:formula="of:=['file:///home/diego/workspace/qin-cluster/pruebas/estadisticas/corrida-20120802000741.ods'#$acumulado.G669]" office:value-type="float" office:value="0">
            <text:p>0</text:p>
          </table:table-cell>
          <table:table-cell table:formula="of:=[.L669]*100/[.$S$2]" office:value-type="float" office:value="0">
            <text:p>0,00</text:p>
          </table:table-cell>
          <table:table-cell table:formula="of:=[.I6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0]" office:value-type="float" office:value="0">
            <text:p>0</text:p>
          </table:table-cell>
          <table:table-cell office:value-type="float" office:value="669">
            <text:p>669</text:p>
          </table:table-cell>
          <table:table-cell table:formula="of:=['file:///home/diego/workspace/qin-cluster/pruebas/estadisticas/corrida-20120802000741.ods'#$secuencia.B670]" office:value-type="float" office:value="0">
            <text:p>0</text:p>
          </table:table-cell>
          <table:table-cell table:formula="of:=['file:///home/diego/workspace/qin-cluster/pruebas/estadisticas/corrida-20120802000741.ods'#$secuencia.C670]" office:value-type="float" office:value="0">
            <text:p>0,00</text:p>
          </table:table-cell>
          <table:table-cell table:formula="of:=[.C6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0]" office:value-type="float" office:value="0">
            <text:p>0</text:p>
          </table:table-cell>
          <table:table-cell table:formula="of:=['file:///home/diego/workspace/qin-cluster/pruebas/estadisticas/corrida-20120802000741.ods'#$acumulado.A670]" office:value-type="float" office:value="0">
            <text:p>0</text:p>
          </table:table-cell>
          <table:table-cell table:formula="of:=['file:///home/diego/workspace/qin-cluster/pruebas/estadisticas/corrida-20120802000741.ods'#$acumulado.C670]" office:value-type="float" office:value="0">
            <text:p>0</text:p>
          </table:table-cell>
          <table:table-cell table:formula="of:=['file:///home/diego/workspace/qin-cluster/pruebas/estadisticas/corrida-20120802000741.ods'#$acumulado.D670]" office:value-type="float" office:value="0">
            <text:p>0</text:p>
          </table:table-cell>
          <table:table-cell table:formula="of:=['file:///home/diego/workspace/qin-cluster/pruebas/estadisticas/corrida-20120802000741.ods'#$acumulado.E670]" office:value-type="float" office:value="0">
            <text:p>0</text:p>
          </table:table-cell>
          <table:table-cell table:formula="of:=['file:///home/diego/workspace/qin-cluster/pruebas/estadisticas/corrida-20120802000741.ods'#$acumulado.F670]" office:value-type="float" office:value="0">
            <text:p>0</text:p>
          </table:table-cell>
          <table:table-cell table:formula="of:=['file:///home/diego/workspace/qin-cluster/pruebas/estadisticas/corrida-20120802000741.ods'#$acumulado.G670]" office:value-type="float" office:value="0">
            <text:p>0</text:p>
          </table:table-cell>
          <table:table-cell table:formula="of:=[.L670]*100/[.$S$2]" office:value-type="float" office:value="0">
            <text:p>0,00</text:p>
          </table:table-cell>
          <table:table-cell table:formula="of:=[.I6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1]" office:value-type="float" office:value="0">
            <text:p>0</text:p>
          </table:table-cell>
          <table:table-cell office:value-type="float" office:value="670">
            <text:p>670</text:p>
          </table:table-cell>
          <table:table-cell table:formula="of:=['file:///home/diego/workspace/qin-cluster/pruebas/estadisticas/corrida-20120802000741.ods'#$secuencia.B671]" office:value-type="float" office:value="0">
            <text:p>0</text:p>
          </table:table-cell>
          <table:table-cell table:formula="of:=['file:///home/diego/workspace/qin-cluster/pruebas/estadisticas/corrida-20120802000741.ods'#$secuencia.C671]" office:value-type="float" office:value="0">
            <text:p>0,00</text:p>
          </table:table-cell>
          <table:table-cell table:formula="of:=[.C6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1]" office:value-type="float" office:value="0">
            <text:p>0</text:p>
          </table:table-cell>
          <table:table-cell table:formula="of:=['file:///home/diego/workspace/qin-cluster/pruebas/estadisticas/corrida-20120802000741.ods'#$acumulado.A671]" office:value-type="float" office:value="0">
            <text:p>0</text:p>
          </table:table-cell>
          <table:table-cell table:formula="of:=['file:///home/diego/workspace/qin-cluster/pruebas/estadisticas/corrida-20120802000741.ods'#$acumulado.C671]" office:value-type="float" office:value="0">
            <text:p>0</text:p>
          </table:table-cell>
          <table:table-cell table:formula="of:=['file:///home/diego/workspace/qin-cluster/pruebas/estadisticas/corrida-20120802000741.ods'#$acumulado.D671]" office:value-type="float" office:value="0">
            <text:p>0</text:p>
          </table:table-cell>
          <table:table-cell table:formula="of:=['file:///home/diego/workspace/qin-cluster/pruebas/estadisticas/corrida-20120802000741.ods'#$acumulado.E671]" office:value-type="float" office:value="0">
            <text:p>0</text:p>
          </table:table-cell>
          <table:table-cell table:formula="of:=['file:///home/diego/workspace/qin-cluster/pruebas/estadisticas/corrida-20120802000741.ods'#$acumulado.F671]" office:value-type="float" office:value="0">
            <text:p>0</text:p>
          </table:table-cell>
          <table:table-cell table:formula="of:=['file:///home/diego/workspace/qin-cluster/pruebas/estadisticas/corrida-20120802000741.ods'#$acumulado.G671]" office:value-type="float" office:value="0">
            <text:p>0</text:p>
          </table:table-cell>
          <table:table-cell table:formula="of:=[.L671]*100/[.$S$2]" office:value-type="float" office:value="0">
            <text:p>0,00</text:p>
          </table:table-cell>
          <table:table-cell table:formula="of:=[.I6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2]" office:value-type="float" office:value="0">
            <text:p>0</text:p>
          </table:table-cell>
          <table:table-cell office:value-type="float" office:value="671">
            <text:p>671</text:p>
          </table:table-cell>
          <table:table-cell table:formula="of:=['file:///home/diego/workspace/qin-cluster/pruebas/estadisticas/corrida-20120802000741.ods'#$secuencia.B672]" office:value-type="float" office:value="0">
            <text:p>0</text:p>
          </table:table-cell>
          <table:table-cell table:formula="of:=['file:///home/diego/workspace/qin-cluster/pruebas/estadisticas/corrida-20120802000741.ods'#$secuencia.C672]" office:value-type="float" office:value="0">
            <text:p>0,00</text:p>
          </table:table-cell>
          <table:table-cell table:formula="of:=[.C6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2]" office:value-type="float" office:value="0">
            <text:p>0</text:p>
          </table:table-cell>
          <table:table-cell table:formula="of:=['file:///home/diego/workspace/qin-cluster/pruebas/estadisticas/corrida-20120802000741.ods'#$acumulado.A672]" office:value-type="float" office:value="0">
            <text:p>0</text:p>
          </table:table-cell>
          <table:table-cell table:formula="of:=['file:///home/diego/workspace/qin-cluster/pruebas/estadisticas/corrida-20120802000741.ods'#$acumulado.C672]" office:value-type="float" office:value="0">
            <text:p>0</text:p>
          </table:table-cell>
          <table:table-cell table:formula="of:=['file:///home/diego/workspace/qin-cluster/pruebas/estadisticas/corrida-20120802000741.ods'#$acumulado.D672]" office:value-type="float" office:value="0">
            <text:p>0</text:p>
          </table:table-cell>
          <table:table-cell table:formula="of:=['file:///home/diego/workspace/qin-cluster/pruebas/estadisticas/corrida-20120802000741.ods'#$acumulado.E672]" office:value-type="float" office:value="0">
            <text:p>0</text:p>
          </table:table-cell>
          <table:table-cell table:formula="of:=['file:///home/diego/workspace/qin-cluster/pruebas/estadisticas/corrida-20120802000741.ods'#$acumulado.F672]" office:value-type="float" office:value="0">
            <text:p>0</text:p>
          </table:table-cell>
          <table:table-cell table:formula="of:=['file:///home/diego/workspace/qin-cluster/pruebas/estadisticas/corrida-20120802000741.ods'#$acumulado.G672]" office:value-type="float" office:value="0">
            <text:p>0</text:p>
          </table:table-cell>
          <table:table-cell table:formula="of:=[.L672]*100/[.$S$2]" office:value-type="float" office:value="0">
            <text:p>0,00</text:p>
          </table:table-cell>
          <table:table-cell table:formula="of:=[.I6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3]" office:value-type="float" office:value="0">
            <text:p>0</text:p>
          </table:table-cell>
          <table:table-cell office:value-type="float" office:value="672">
            <text:p>672</text:p>
          </table:table-cell>
          <table:table-cell table:formula="of:=['file:///home/diego/workspace/qin-cluster/pruebas/estadisticas/corrida-20120802000741.ods'#$secuencia.B673]" office:value-type="float" office:value="0">
            <text:p>0</text:p>
          </table:table-cell>
          <table:table-cell table:formula="of:=['file:///home/diego/workspace/qin-cluster/pruebas/estadisticas/corrida-20120802000741.ods'#$secuencia.C673]" office:value-type="float" office:value="0">
            <text:p>0,00</text:p>
          </table:table-cell>
          <table:table-cell table:formula="of:=[.C6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3]" office:value-type="float" office:value="0">
            <text:p>0</text:p>
          </table:table-cell>
          <table:table-cell table:formula="of:=['file:///home/diego/workspace/qin-cluster/pruebas/estadisticas/corrida-20120802000741.ods'#$acumulado.A673]" office:value-type="float" office:value="0">
            <text:p>0</text:p>
          </table:table-cell>
          <table:table-cell table:formula="of:=['file:///home/diego/workspace/qin-cluster/pruebas/estadisticas/corrida-20120802000741.ods'#$acumulado.C673]" office:value-type="float" office:value="0">
            <text:p>0</text:p>
          </table:table-cell>
          <table:table-cell table:formula="of:=['file:///home/diego/workspace/qin-cluster/pruebas/estadisticas/corrida-20120802000741.ods'#$acumulado.D673]" office:value-type="float" office:value="0">
            <text:p>0</text:p>
          </table:table-cell>
          <table:table-cell table:formula="of:=['file:///home/diego/workspace/qin-cluster/pruebas/estadisticas/corrida-20120802000741.ods'#$acumulado.E673]" office:value-type="float" office:value="0">
            <text:p>0</text:p>
          </table:table-cell>
          <table:table-cell table:formula="of:=['file:///home/diego/workspace/qin-cluster/pruebas/estadisticas/corrida-20120802000741.ods'#$acumulado.F673]" office:value-type="float" office:value="0">
            <text:p>0</text:p>
          </table:table-cell>
          <table:table-cell table:formula="of:=['file:///home/diego/workspace/qin-cluster/pruebas/estadisticas/corrida-20120802000741.ods'#$acumulado.G673]" office:value-type="float" office:value="0">
            <text:p>0</text:p>
          </table:table-cell>
          <table:table-cell table:formula="of:=[.L673]*100/[.$S$2]" office:value-type="float" office:value="0">
            <text:p>0,00</text:p>
          </table:table-cell>
          <table:table-cell table:formula="of:=[.I6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4]" office:value-type="float" office:value="0">
            <text:p>0</text:p>
          </table:table-cell>
          <table:table-cell office:value-type="float" office:value="673">
            <text:p>673</text:p>
          </table:table-cell>
          <table:table-cell table:formula="of:=['file:///home/diego/workspace/qin-cluster/pruebas/estadisticas/corrida-20120802000741.ods'#$secuencia.B674]" office:value-type="float" office:value="0">
            <text:p>0</text:p>
          </table:table-cell>
          <table:table-cell table:formula="of:=['file:///home/diego/workspace/qin-cluster/pruebas/estadisticas/corrida-20120802000741.ods'#$secuencia.C674]" office:value-type="float" office:value="0">
            <text:p>0,00</text:p>
          </table:table-cell>
          <table:table-cell table:formula="of:=[.C6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4]" office:value-type="float" office:value="0">
            <text:p>0</text:p>
          </table:table-cell>
          <table:table-cell table:formula="of:=['file:///home/diego/workspace/qin-cluster/pruebas/estadisticas/corrida-20120802000741.ods'#$acumulado.A674]" office:value-type="float" office:value="0">
            <text:p>0</text:p>
          </table:table-cell>
          <table:table-cell table:formula="of:=['file:///home/diego/workspace/qin-cluster/pruebas/estadisticas/corrida-20120802000741.ods'#$acumulado.C674]" office:value-type="float" office:value="0">
            <text:p>0</text:p>
          </table:table-cell>
          <table:table-cell table:formula="of:=['file:///home/diego/workspace/qin-cluster/pruebas/estadisticas/corrida-20120802000741.ods'#$acumulado.D674]" office:value-type="float" office:value="0">
            <text:p>0</text:p>
          </table:table-cell>
          <table:table-cell table:formula="of:=['file:///home/diego/workspace/qin-cluster/pruebas/estadisticas/corrida-20120802000741.ods'#$acumulado.E674]" office:value-type="float" office:value="0">
            <text:p>0</text:p>
          </table:table-cell>
          <table:table-cell table:formula="of:=['file:///home/diego/workspace/qin-cluster/pruebas/estadisticas/corrida-20120802000741.ods'#$acumulado.F674]" office:value-type="float" office:value="0">
            <text:p>0</text:p>
          </table:table-cell>
          <table:table-cell table:formula="of:=['file:///home/diego/workspace/qin-cluster/pruebas/estadisticas/corrida-20120802000741.ods'#$acumulado.G674]" office:value-type="float" office:value="0">
            <text:p>0</text:p>
          </table:table-cell>
          <table:table-cell table:formula="of:=[.L674]*100/[.$S$2]" office:value-type="float" office:value="0">
            <text:p>0,00</text:p>
          </table:table-cell>
          <table:table-cell table:formula="of:=[.I6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5]" office:value-type="float" office:value="0">
            <text:p>0</text:p>
          </table:table-cell>
          <table:table-cell office:value-type="float" office:value="674">
            <text:p>674</text:p>
          </table:table-cell>
          <table:table-cell table:formula="of:=['file:///home/diego/workspace/qin-cluster/pruebas/estadisticas/corrida-20120802000741.ods'#$secuencia.B675]" office:value-type="float" office:value="0">
            <text:p>0</text:p>
          </table:table-cell>
          <table:table-cell table:formula="of:=['file:///home/diego/workspace/qin-cluster/pruebas/estadisticas/corrida-20120802000741.ods'#$secuencia.C675]" office:value-type="float" office:value="0">
            <text:p>0,00</text:p>
          </table:table-cell>
          <table:table-cell table:formula="of:=[.C6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5]" office:value-type="float" office:value="0">
            <text:p>0</text:p>
          </table:table-cell>
          <table:table-cell table:formula="of:=['file:///home/diego/workspace/qin-cluster/pruebas/estadisticas/corrida-20120802000741.ods'#$acumulado.A675]" office:value-type="float" office:value="0">
            <text:p>0</text:p>
          </table:table-cell>
          <table:table-cell table:formula="of:=['file:///home/diego/workspace/qin-cluster/pruebas/estadisticas/corrida-20120802000741.ods'#$acumulado.C675]" office:value-type="float" office:value="0">
            <text:p>0</text:p>
          </table:table-cell>
          <table:table-cell table:formula="of:=['file:///home/diego/workspace/qin-cluster/pruebas/estadisticas/corrida-20120802000741.ods'#$acumulado.D675]" office:value-type="float" office:value="0">
            <text:p>0</text:p>
          </table:table-cell>
          <table:table-cell table:formula="of:=['file:///home/diego/workspace/qin-cluster/pruebas/estadisticas/corrida-20120802000741.ods'#$acumulado.E675]" office:value-type="float" office:value="0">
            <text:p>0</text:p>
          </table:table-cell>
          <table:table-cell table:formula="of:=['file:///home/diego/workspace/qin-cluster/pruebas/estadisticas/corrida-20120802000741.ods'#$acumulado.F675]" office:value-type="float" office:value="0">
            <text:p>0</text:p>
          </table:table-cell>
          <table:table-cell table:formula="of:=['file:///home/diego/workspace/qin-cluster/pruebas/estadisticas/corrida-20120802000741.ods'#$acumulado.G675]" office:value-type="float" office:value="0">
            <text:p>0</text:p>
          </table:table-cell>
          <table:table-cell table:formula="of:=[.L675]*100/[.$S$2]" office:value-type="float" office:value="0">
            <text:p>0,00</text:p>
          </table:table-cell>
          <table:table-cell table:formula="of:=[.I6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6]" office:value-type="float" office:value="0">
            <text:p>0</text:p>
          </table:table-cell>
          <table:table-cell office:value-type="float" office:value="675">
            <text:p>675</text:p>
          </table:table-cell>
          <table:table-cell table:formula="of:=['file:///home/diego/workspace/qin-cluster/pruebas/estadisticas/corrida-20120802000741.ods'#$secuencia.B676]" office:value-type="float" office:value="0">
            <text:p>0</text:p>
          </table:table-cell>
          <table:table-cell table:formula="of:=['file:///home/diego/workspace/qin-cluster/pruebas/estadisticas/corrida-20120802000741.ods'#$secuencia.C676]" office:value-type="float" office:value="0">
            <text:p>0,00</text:p>
          </table:table-cell>
          <table:table-cell table:formula="of:=[.C6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6]" office:value-type="float" office:value="0">
            <text:p>0</text:p>
          </table:table-cell>
          <table:table-cell table:formula="of:=['file:///home/diego/workspace/qin-cluster/pruebas/estadisticas/corrida-20120802000741.ods'#$acumulado.A676]" office:value-type="float" office:value="0">
            <text:p>0</text:p>
          </table:table-cell>
          <table:table-cell table:formula="of:=['file:///home/diego/workspace/qin-cluster/pruebas/estadisticas/corrida-20120802000741.ods'#$acumulado.C676]" office:value-type="float" office:value="0">
            <text:p>0</text:p>
          </table:table-cell>
          <table:table-cell table:formula="of:=['file:///home/diego/workspace/qin-cluster/pruebas/estadisticas/corrida-20120802000741.ods'#$acumulado.D676]" office:value-type="float" office:value="0">
            <text:p>0</text:p>
          </table:table-cell>
          <table:table-cell table:formula="of:=['file:///home/diego/workspace/qin-cluster/pruebas/estadisticas/corrida-20120802000741.ods'#$acumulado.E676]" office:value-type="float" office:value="0">
            <text:p>0</text:p>
          </table:table-cell>
          <table:table-cell table:formula="of:=['file:///home/diego/workspace/qin-cluster/pruebas/estadisticas/corrida-20120802000741.ods'#$acumulado.F676]" office:value-type="float" office:value="0">
            <text:p>0</text:p>
          </table:table-cell>
          <table:table-cell table:formula="of:=['file:///home/diego/workspace/qin-cluster/pruebas/estadisticas/corrida-20120802000741.ods'#$acumulado.G676]" office:value-type="float" office:value="0">
            <text:p>0</text:p>
          </table:table-cell>
          <table:table-cell table:formula="of:=[.L676]*100/[.$S$2]" office:value-type="float" office:value="0">
            <text:p>0,00</text:p>
          </table:table-cell>
          <table:table-cell table:formula="of:=[.I6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7]" office:value-type="float" office:value="0">
            <text:p>0</text:p>
          </table:table-cell>
          <table:table-cell office:value-type="float" office:value="676">
            <text:p>676</text:p>
          </table:table-cell>
          <table:table-cell table:formula="of:=['file:///home/diego/workspace/qin-cluster/pruebas/estadisticas/corrida-20120802000741.ods'#$secuencia.B677]" office:value-type="float" office:value="0">
            <text:p>0</text:p>
          </table:table-cell>
          <table:table-cell table:formula="of:=['file:///home/diego/workspace/qin-cluster/pruebas/estadisticas/corrida-20120802000741.ods'#$secuencia.C677]" office:value-type="float" office:value="0">
            <text:p>0,00</text:p>
          </table:table-cell>
          <table:table-cell table:formula="of:=[.C6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7]" office:value-type="float" office:value="0">
            <text:p>0</text:p>
          </table:table-cell>
          <table:table-cell table:formula="of:=['file:///home/diego/workspace/qin-cluster/pruebas/estadisticas/corrida-20120802000741.ods'#$acumulado.A677]" office:value-type="float" office:value="0">
            <text:p>0</text:p>
          </table:table-cell>
          <table:table-cell table:formula="of:=['file:///home/diego/workspace/qin-cluster/pruebas/estadisticas/corrida-20120802000741.ods'#$acumulado.C677]" office:value-type="float" office:value="0">
            <text:p>0</text:p>
          </table:table-cell>
          <table:table-cell table:formula="of:=['file:///home/diego/workspace/qin-cluster/pruebas/estadisticas/corrida-20120802000741.ods'#$acumulado.D677]" office:value-type="float" office:value="0">
            <text:p>0</text:p>
          </table:table-cell>
          <table:table-cell table:formula="of:=['file:///home/diego/workspace/qin-cluster/pruebas/estadisticas/corrida-20120802000741.ods'#$acumulado.E677]" office:value-type="float" office:value="0">
            <text:p>0</text:p>
          </table:table-cell>
          <table:table-cell table:formula="of:=['file:///home/diego/workspace/qin-cluster/pruebas/estadisticas/corrida-20120802000741.ods'#$acumulado.F677]" office:value-type="float" office:value="0">
            <text:p>0</text:p>
          </table:table-cell>
          <table:table-cell table:formula="of:=['file:///home/diego/workspace/qin-cluster/pruebas/estadisticas/corrida-20120802000741.ods'#$acumulado.G677]" office:value-type="float" office:value="0">
            <text:p>0</text:p>
          </table:table-cell>
          <table:table-cell table:formula="of:=[.L677]*100/[.$S$2]" office:value-type="float" office:value="0">
            <text:p>0,00</text:p>
          </table:table-cell>
          <table:table-cell table:formula="of:=[.I6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8]" office:value-type="float" office:value="0">
            <text:p>0</text:p>
          </table:table-cell>
          <table:table-cell office:value-type="float" office:value="677">
            <text:p>677</text:p>
          </table:table-cell>
          <table:table-cell table:formula="of:=['file:///home/diego/workspace/qin-cluster/pruebas/estadisticas/corrida-20120802000741.ods'#$secuencia.B678]" office:value-type="float" office:value="0">
            <text:p>0</text:p>
          </table:table-cell>
          <table:table-cell table:formula="of:=['file:///home/diego/workspace/qin-cluster/pruebas/estadisticas/corrida-20120802000741.ods'#$secuencia.C678]" office:value-type="float" office:value="0">
            <text:p>0,00</text:p>
          </table:table-cell>
          <table:table-cell table:formula="of:=[.C6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8]" office:value-type="float" office:value="0">
            <text:p>0</text:p>
          </table:table-cell>
          <table:table-cell table:formula="of:=['file:///home/diego/workspace/qin-cluster/pruebas/estadisticas/corrida-20120802000741.ods'#$acumulado.A678]" office:value-type="float" office:value="0">
            <text:p>0</text:p>
          </table:table-cell>
          <table:table-cell table:formula="of:=['file:///home/diego/workspace/qin-cluster/pruebas/estadisticas/corrida-20120802000741.ods'#$acumulado.C678]" office:value-type="float" office:value="0">
            <text:p>0</text:p>
          </table:table-cell>
          <table:table-cell table:formula="of:=['file:///home/diego/workspace/qin-cluster/pruebas/estadisticas/corrida-20120802000741.ods'#$acumulado.D678]" office:value-type="float" office:value="0">
            <text:p>0</text:p>
          </table:table-cell>
          <table:table-cell table:formula="of:=['file:///home/diego/workspace/qin-cluster/pruebas/estadisticas/corrida-20120802000741.ods'#$acumulado.E678]" office:value-type="float" office:value="0">
            <text:p>0</text:p>
          </table:table-cell>
          <table:table-cell table:formula="of:=['file:///home/diego/workspace/qin-cluster/pruebas/estadisticas/corrida-20120802000741.ods'#$acumulado.F678]" office:value-type="float" office:value="0">
            <text:p>0</text:p>
          </table:table-cell>
          <table:table-cell table:formula="of:=['file:///home/diego/workspace/qin-cluster/pruebas/estadisticas/corrida-20120802000741.ods'#$acumulado.G678]" office:value-type="float" office:value="0">
            <text:p>0</text:p>
          </table:table-cell>
          <table:table-cell table:formula="of:=[.L678]*100/[.$S$2]" office:value-type="float" office:value="0">
            <text:p>0,00</text:p>
          </table:table-cell>
          <table:table-cell table:formula="of:=[.I6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79]" office:value-type="float" office:value="0">
            <text:p>0</text:p>
          </table:table-cell>
          <table:table-cell office:value-type="float" office:value="678">
            <text:p>678</text:p>
          </table:table-cell>
          <table:table-cell table:formula="of:=['file:///home/diego/workspace/qin-cluster/pruebas/estadisticas/corrida-20120802000741.ods'#$secuencia.B679]" office:value-type="float" office:value="0">
            <text:p>0</text:p>
          </table:table-cell>
          <table:table-cell table:formula="of:=['file:///home/diego/workspace/qin-cluster/pruebas/estadisticas/corrida-20120802000741.ods'#$secuencia.C679]" office:value-type="float" office:value="0">
            <text:p>0,00</text:p>
          </table:table-cell>
          <table:table-cell table:formula="of:=[.C6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79]" office:value-type="float" office:value="0">
            <text:p>0</text:p>
          </table:table-cell>
          <table:table-cell table:formula="of:=['file:///home/diego/workspace/qin-cluster/pruebas/estadisticas/corrida-20120802000741.ods'#$acumulado.A679]" office:value-type="float" office:value="0">
            <text:p>0</text:p>
          </table:table-cell>
          <table:table-cell table:formula="of:=['file:///home/diego/workspace/qin-cluster/pruebas/estadisticas/corrida-20120802000741.ods'#$acumulado.C679]" office:value-type="float" office:value="0">
            <text:p>0</text:p>
          </table:table-cell>
          <table:table-cell table:formula="of:=['file:///home/diego/workspace/qin-cluster/pruebas/estadisticas/corrida-20120802000741.ods'#$acumulado.D679]" office:value-type="float" office:value="0">
            <text:p>0</text:p>
          </table:table-cell>
          <table:table-cell table:formula="of:=['file:///home/diego/workspace/qin-cluster/pruebas/estadisticas/corrida-20120802000741.ods'#$acumulado.E679]" office:value-type="float" office:value="0">
            <text:p>0</text:p>
          </table:table-cell>
          <table:table-cell table:formula="of:=['file:///home/diego/workspace/qin-cluster/pruebas/estadisticas/corrida-20120802000741.ods'#$acumulado.F679]" office:value-type="float" office:value="0">
            <text:p>0</text:p>
          </table:table-cell>
          <table:table-cell table:formula="of:=['file:///home/diego/workspace/qin-cluster/pruebas/estadisticas/corrida-20120802000741.ods'#$acumulado.G679]" office:value-type="float" office:value="0">
            <text:p>0</text:p>
          </table:table-cell>
          <table:table-cell table:formula="of:=[.L679]*100/[.$S$2]" office:value-type="float" office:value="0">
            <text:p>0,00</text:p>
          </table:table-cell>
          <table:table-cell table:formula="of:=[.I6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0]" office:value-type="float" office:value="0">
            <text:p>0</text:p>
          </table:table-cell>
          <table:table-cell office:value-type="float" office:value="679">
            <text:p>679</text:p>
          </table:table-cell>
          <table:table-cell table:formula="of:=['file:///home/diego/workspace/qin-cluster/pruebas/estadisticas/corrida-20120802000741.ods'#$secuencia.B680]" office:value-type="float" office:value="0">
            <text:p>0</text:p>
          </table:table-cell>
          <table:table-cell table:formula="of:=['file:///home/diego/workspace/qin-cluster/pruebas/estadisticas/corrida-20120802000741.ods'#$secuencia.C680]" office:value-type="float" office:value="0">
            <text:p>0,00</text:p>
          </table:table-cell>
          <table:table-cell table:formula="of:=[.C6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0]" office:value-type="float" office:value="0">
            <text:p>0</text:p>
          </table:table-cell>
          <table:table-cell table:formula="of:=['file:///home/diego/workspace/qin-cluster/pruebas/estadisticas/corrida-20120802000741.ods'#$acumulado.A680]" office:value-type="float" office:value="0">
            <text:p>0</text:p>
          </table:table-cell>
          <table:table-cell table:formula="of:=['file:///home/diego/workspace/qin-cluster/pruebas/estadisticas/corrida-20120802000741.ods'#$acumulado.C680]" office:value-type="float" office:value="0">
            <text:p>0</text:p>
          </table:table-cell>
          <table:table-cell table:formula="of:=['file:///home/diego/workspace/qin-cluster/pruebas/estadisticas/corrida-20120802000741.ods'#$acumulado.D680]" office:value-type="float" office:value="0">
            <text:p>0</text:p>
          </table:table-cell>
          <table:table-cell table:formula="of:=['file:///home/diego/workspace/qin-cluster/pruebas/estadisticas/corrida-20120802000741.ods'#$acumulado.E680]" office:value-type="float" office:value="0">
            <text:p>0</text:p>
          </table:table-cell>
          <table:table-cell table:formula="of:=['file:///home/diego/workspace/qin-cluster/pruebas/estadisticas/corrida-20120802000741.ods'#$acumulado.F680]" office:value-type="float" office:value="0">
            <text:p>0</text:p>
          </table:table-cell>
          <table:table-cell table:formula="of:=['file:///home/diego/workspace/qin-cluster/pruebas/estadisticas/corrida-20120802000741.ods'#$acumulado.G680]" office:value-type="float" office:value="0">
            <text:p>0</text:p>
          </table:table-cell>
          <table:table-cell table:formula="of:=[.L680]*100/[.$S$2]" office:value-type="float" office:value="0">
            <text:p>0,00</text:p>
          </table:table-cell>
          <table:table-cell table:formula="of:=[.I6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1]" office:value-type="float" office:value="0">
            <text:p>0</text:p>
          </table:table-cell>
          <table:table-cell office:value-type="float" office:value="680">
            <text:p>680</text:p>
          </table:table-cell>
          <table:table-cell table:formula="of:=['file:///home/diego/workspace/qin-cluster/pruebas/estadisticas/corrida-20120802000741.ods'#$secuencia.B681]" office:value-type="float" office:value="0">
            <text:p>0</text:p>
          </table:table-cell>
          <table:table-cell table:formula="of:=['file:///home/diego/workspace/qin-cluster/pruebas/estadisticas/corrida-20120802000741.ods'#$secuencia.C681]" office:value-type="float" office:value="0">
            <text:p>0,00</text:p>
          </table:table-cell>
          <table:table-cell table:formula="of:=[.C6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1]" office:value-type="float" office:value="0">
            <text:p>0</text:p>
          </table:table-cell>
          <table:table-cell table:formula="of:=['file:///home/diego/workspace/qin-cluster/pruebas/estadisticas/corrida-20120802000741.ods'#$acumulado.A681]" office:value-type="float" office:value="0">
            <text:p>0</text:p>
          </table:table-cell>
          <table:table-cell table:formula="of:=['file:///home/diego/workspace/qin-cluster/pruebas/estadisticas/corrida-20120802000741.ods'#$acumulado.C681]" office:value-type="float" office:value="0">
            <text:p>0</text:p>
          </table:table-cell>
          <table:table-cell table:formula="of:=['file:///home/diego/workspace/qin-cluster/pruebas/estadisticas/corrida-20120802000741.ods'#$acumulado.D681]" office:value-type="float" office:value="0">
            <text:p>0</text:p>
          </table:table-cell>
          <table:table-cell table:formula="of:=['file:///home/diego/workspace/qin-cluster/pruebas/estadisticas/corrida-20120802000741.ods'#$acumulado.E681]" office:value-type="float" office:value="0">
            <text:p>0</text:p>
          </table:table-cell>
          <table:table-cell table:formula="of:=['file:///home/diego/workspace/qin-cluster/pruebas/estadisticas/corrida-20120802000741.ods'#$acumulado.F681]" office:value-type="float" office:value="0">
            <text:p>0</text:p>
          </table:table-cell>
          <table:table-cell table:formula="of:=['file:///home/diego/workspace/qin-cluster/pruebas/estadisticas/corrida-20120802000741.ods'#$acumulado.G681]" office:value-type="float" office:value="0">
            <text:p>0</text:p>
          </table:table-cell>
          <table:table-cell table:formula="of:=[.L681]*100/[.$S$2]" office:value-type="float" office:value="0">
            <text:p>0,00</text:p>
          </table:table-cell>
          <table:table-cell table:formula="of:=[.I6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2]" office:value-type="float" office:value="0">
            <text:p>0</text:p>
          </table:table-cell>
          <table:table-cell office:value-type="float" office:value="681">
            <text:p>681</text:p>
          </table:table-cell>
          <table:table-cell table:formula="of:=['file:///home/diego/workspace/qin-cluster/pruebas/estadisticas/corrida-20120802000741.ods'#$secuencia.B682]" office:value-type="float" office:value="0">
            <text:p>0</text:p>
          </table:table-cell>
          <table:table-cell table:formula="of:=['file:///home/diego/workspace/qin-cluster/pruebas/estadisticas/corrida-20120802000741.ods'#$secuencia.C682]" office:value-type="float" office:value="0">
            <text:p>0,00</text:p>
          </table:table-cell>
          <table:table-cell table:formula="of:=[.C6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2]" office:value-type="float" office:value="0">
            <text:p>0</text:p>
          </table:table-cell>
          <table:table-cell table:formula="of:=['file:///home/diego/workspace/qin-cluster/pruebas/estadisticas/corrida-20120802000741.ods'#$acumulado.A682]" office:value-type="float" office:value="0">
            <text:p>0</text:p>
          </table:table-cell>
          <table:table-cell table:formula="of:=['file:///home/diego/workspace/qin-cluster/pruebas/estadisticas/corrida-20120802000741.ods'#$acumulado.C682]" office:value-type="float" office:value="0">
            <text:p>0</text:p>
          </table:table-cell>
          <table:table-cell table:formula="of:=['file:///home/diego/workspace/qin-cluster/pruebas/estadisticas/corrida-20120802000741.ods'#$acumulado.D682]" office:value-type="float" office:value="0">
            <text:p>0</text:p>
          </table:table-cell>
          <table:table-cell table:formula="of:=['file:///home/diego/workspace/qin-cluster/pruebas/estadisticas/corrida-20120802000741.ods'#$acumulado.E682]" office:value-type="float" office:value="0">
            <text:p>0</text:p>
          </table:table-cell>
          <table:table-cell table:formula="of:=['file:///home/diego/workspace/qin-cluster/pruebas/estadisticas/corrida-20120802000741.ods'#$acumulado.F682]" office:value-type="float" office:value="0">
            <text:p>0</text:p>
          </table:table-cell>
          <table:table-cell table:formula="of:=['file:///home/diego/workspace/qin-cluster/pruebas/estadisticas/corrida-20120802000741.ods'#$acumulado.G682]" office:value-type="float" office:value="0">
            <text:p>0</text:p>
          </table:table-cell>
          <table:table-cell table:formula="of:=[.L682]*100/[.$S$2]" office:value-type="float" office:value="0">
            <text:p>0,00</text:p>
          </table:table-cell>
          <table:table-cell table:formula="of:=[.I6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3]" office:value-type="float" office:value="0">
            <text:p>0</text:p>
          </table:table-cell>
          <table:table-cell office:value-type="float" office:value="682">
            <text:p>682</text:p>
          </table:table-cell>
          <table:table-cell table:formula="of:=['file:///home/diego/workspace/qin-cluster/pruebas/estadisticas/corrida-20120802000741.ods'#$secuencia.B683]" office:value-type="float" office:value="0">
            <text:p>0</text:p>
          </table:table-cell>
          <table:table-cell table:formula="of:=['file:///home/diego/workspace/qin-cluster/pruebas/estadisticas/corrida-20120802000741.ods'#$secuencia.C683]" office:value-type="float" office:value="0">
            <text:p>0,00</text:p>
          </table:table-cell>
          <table:table-cell table:formula="of:=[.C6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3]" office:value-type="float" office:value="0">
            <text:p>0</text:p>
          </table:table-cell>
          <table:table-cell table:formula="of:=['file:///home/diego/workspace/qin-cluster/pruebas/estadisticas/corrida-20120802000741.ods'#$acumulado.A683]" office:value-type="float" office:value="0">
            <text:p>0</text:p>
          </table:table-cell>
          <table:table-cell table:formula="of:=['file:///home/diego/workspace/qin-cluster/pruebas/estadisticas/corrida-20120802000741.ods'#$acumulado.C683]" office:value-type="float" office:value="0">
            <text:p>0</text:p>
          </table:table-cell>
          <table:table-cell table:formula="of:=['file:///home/diego/workspace/qin-cluster/pruebas/estadisticas/corrida-20120802000741.ods'#$acumulado.D683]" office:value-type="float" office:value="0">
            <text:p>0</text:p>
          </table:table-cell>
          <table:table-cell table:formula="of:=['file:///home/diego/workspace/qin-cluster/pruebas/estadisticas/corrida-20120802000741.ods'#$acumulado.E683]" office:value-type="float" office:value="0">
            <text:p>0</text:p>
          </table:table-cell>
          <table:table-cell table:formula="of:=['file:///home/diego/workspace/qin-cluster/pruebas/estadisticas/corrida-20120802000741.ods'#$acumulado.F683]" office:value-type="float" office:value="0">
            <text:p>0</text:p>
          </table:table-cell>
          <table:table-cell table:formula="of:=['file:///home/diego/workspace/qin-cluster/pruebas/estadisticas/corrida-20120802000741.ods'#$acumulado.G683]" office:value-type="float" office:value="0">
            <text:p>0</text:p>
          </table:table-cell>
          <table:table-cell table:formula="of:=[.L683]*100/[.$S$2]" office:value-type="float" office:value="0">
            <text:p>0,00</text:p>
          </table:table-cell>
          <table:table-cell table:formula="of:=[.I6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4]" office:value-type="float" office:value="0">
            <text:p>0</text:p>
          </table:table-cell>
          <table:table-cell office:value-type="float" office:value="683">
            <text:p>683</text:p>
          </table:table-cell>
          <table:table-cell table:formula="of:=['file:///home/diego/workspace/qin-cluster/pruebas/estadisticas/corrida-20120802000741.ods'#$secuencia.B684]" office:value-type="float" office:value="0">
            <text:p>0</text:p>
          </table:table-cell>
          <table:table-cell table:formula="of:=['file:///home/diego/workspace/qin-cluster/pruebas/estadisticas/corrida-20120802000741.ods'#$secuencia.C684]" office:value-type="float" office:value="0">
            <text:p>0,00</text:p>
          </table:table-cell>
          <table:table-cell table:formula="of:=[.C6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4]" office:value-type="float" office:value="0">
            <text:p>0</text:p>
          </table:table-cell>
          <table:table-cell table:formula="of:=['file:///home/diego/workspace/qin-cluster/pruebas/estadisticas/corrida-20120802000741.ods'#$acumulado.A684]" office:value-type="float" office:value="0">
            <text:p>0</text:p>
          </table:table-cell>
          <table:table-cell table:formula="of:=['file:///home/diego/workspace/qin-cluster/pruebas/estadisticas/corrida-20120802000741.ods'#$acumulado.C684]" office:value-type="float" office:value="0">
            <text:p>0</text:p>
          </table:table-cell>
          <table:table-cell table:formula="of:=['file:///home/diego/workspace/qin-cluster/pruebas/estadisticas/corrida-20120802000741.ods'#$acumulado.D684]" office:value-type="float" office:value="0">
            <text:p>0</text:p>
          </table:table-cell>
          <table:table-cell table:formula="of:=['file:///home/diego/workspace/qin-cluster/pruebas/estadisticas/corrida-20120802000741.ods'#$acumulado.E684]" office:value-type="float" office:value="0">
            <text:p>0</text:p>
          </table:table-cell>
          <table:table-cell table:formula="of:=['file:///home/diego/workspace/qin-cluster/pruebas/estadisticas/corrida-20120802000741.ods'#$acumulado.F684]" office:value-type="float" office:value="0">
            <text:p>0</text:p>
          </table:table-cell>
          <table:table-cell table:formula="of:=['file:///home/diego/workspace/qin-cluster/pruebas/estadisticas/corrida-20120802000741.ods'#$acumulado.G684]" office:value-type="float" office:value="0">
            <text:p>0</text:p>
          </table:table-cell>
          <table:table-cell table:formula="of:=[.L684]*100/[.$S$2]" office:value-type="float" office:value="0">
            <text:p>0,00</text:p>
          </table:table-cell>
          <table:table-cell table:formula="of:=[.I6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5]" office:value-type="float" office:value="0">
            <text:p>0</text:p>
          </table:table-cell>
          <table:table-cell office:value-type="float" office:value="684">
            <text:p>684</text:p>
          </table:table-cell>
          <table:table-cell table:formula="of:=['file:///home/diego/workspace/qin-cluster/pruebas/estadisticas/corrida-20120802000741.ods'#$secuencia.B685]" office:value-type="float" office:value="0">
            <text:p>0</text:p>
          </table:table-cell>
          <table:table-cell table:formula="of:=['file:///home/diego/workspace/qin-cluster/pruebas/estadisticas/corrida-20120802000741.ods'#$secuencia.C685]" office:value-type="float" office:value="0">
            <text:p>0,00</text:p>
          </table:table-cell>
          <table:table-cell table:formula="of:=[.C6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5]" office:value-type="float" office:value="0">
            <text:p>0</text:p>
          </table:table-cell>
          <table:table-cell table:formula="of:=['file:///home/diego/workspace/qin-cluster/pruebas/estadisticas/corrida-20120802000741.ods'#$acumulado.A685]" office:value-type="float" office:value="0">
            <text:p>0</text:p>
          </table:table-cell>
          <table:table-cell table:formula="of:=['file:///home/diego/workspace/qin-cluster/pruebas/estadisticas/corrida-20120802000741.ods'#$acumulado.C685]" office:value-type="float" office:value="0">
            <text:p>0</text:p>
          </table:table-cell>
          <table:table-cell table:formula="of:=['file:///home/diego/workspace/qin-cluster/pruebas/estadisticas/corrida-20120802000741.ods'#$acumulado.D685]" office:value-type="float" office:value="0">
            <text:p>0</text:p>
          </table:table-cell>
          <table:table-cell table:formula="of:=['file:///home/diego/workspace/qin-cluster/pruebas/estadisticas/corrida-20120802000741.ods'#$acumulado.E685]" office:value-type="float" office:value="0">
            <text:p>0</text:p>
          </table:table-cell>
          <table:table-cell table:formula="of:=['file:///home/diego/workspace/qin-cluster/pruebas/estadisticas/corrida-20120802000741.ods'#$acumulado.F685]" office:value-type="float" office:value="0">
            <text:p>0</text:p>
          </table:table-cell>
          <table:table-cell table:formula="of:=['file:///home/diego/workspace/qin-cluster/pruebas/estadisticas/corrida-20120802000741.ods'#$acumulado.G685]" office:value-type="float" office:value="0">
            <text:p>0</text:p>
          </table:table-cell>
          <table:table-cell table:formula="of:=[.L685]*100/[.$S$2]" office:value-type="float" office:value="0">
            <text:p>0,00</text:p>
          </table:table-cell>
          <table:table-cell table:formula="of:=[.I6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6]" office:value-type="float" office:value="0">
            <text:p>0</text:p>
          </table:table-cell>
          <table:table-cell office:value-type="float" office:value="685">
            <text:p>685</text:p>
          </table:table-cell>
          <table:table-cell table:formula="of:=['file:///home/diego/workspace/qin-cluster/pruebas/estadisticas/corrida-20120802000741.ods'#$secuencia.B686]" office:value-type="float" office:value="0">
            <text:p>0</text:p>
          </table:table-cell>
          <table:table-cell table:formula="of:=['file:///home/diego/workspace/qin-cluster/pruebas/estadisticas/corrida-20120802000741.ods'#$secuencia.C686]" office:value-type="float" office:value="0">
            <text:p>0,00</text:p>
          </table:table-cell>
          <table:table-cell table:formula="of:=[.C6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6]" office:value-type="float" office:value="0">
            <text:p>0</text:p>
          </table:table-cell>
          <table:table-cell table:formula="of:=['file:///home/diego/workspace/qin-cluster/pruebas/estadisticas/corrida-20120802000741.ods'#$acumulado.A686]" office:value-type="float" office:value="0">
            <text:p>0</text:p>
          </table:table-cell>
          <table:table-cell table:formula="of:=['file:///home/diego/workspace/qin-cluster/pruebas/estadisticas/corrida-20120802000741.ods'#$acumulado.C686]" office:value-type="float" office:value="0">
            <text:p>0</text:p>
          </table:table-cell>
          <table:table-cell table:formula="of:=['file:///home/diego/workspace/qin-cluster/pruebas/estadisticas/corrida-20120802000741.ods'#$acumulado.D686]" office:value-type="float" office:value="0">
            <text:p>0</text:p>
          </table:table-cell>
          <table:table-cell table:formula="of:=['file:///home/diego/workspace/qin-cluster/pruebas/estadisticas/corrida-20120802000741.ods'#$acumulado.E686]" office:value-type="float" office:value="0">
            <text:p>0</text:p>
          </table:table-cell>
          <table:table-cell table:formula="of:=['file:///home/diego/workspace/qin-cluster/pruebas/estadisticas/corrida-20120802000741.ods'#$acumulado.F686]" office:value-type="float" office:value="0">
            <text:p>0</text:p>
          </table:table-cell>
          <table:table-cell table:formula="of:=['file:///home/diego/workspace/qin-cluster/pruebas/estadisticas/corrida-20120802000741.ods'#$acumulado.G686]" office:value-type="float" office:value="0">
            <text:p>0</text:p>
          </table:table-cell>
          <table:table-cell table:formula="of:=[.L686]*100/[.$S$2]" office:value-type="float" office:value="0">
            <text:p>0,00</text:p>
          </table:table-cell>
          <table:table-cell table:formula="of:=[.I6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7]" office:value-type="float" office:value="0">
            <text:p>0</text:p>
          </table:table-cell>
          <table:table-cell office:value-type="float" office:value="686">
            <text:p>686</text:p>
          </table:table-cell>
          <table:table-cell table:formula="of:=['file:///home/diego/workspace/qin-cluster/pruebas/estadisticas/corrida-20120802000741.ods'#$secuencia.B687]" office:value-type="float" office:value="0">
            <text:p>0</text:p>
          </table:table-cell>
          <table:table-cell table:formula="of:=['file:///home/diego/workspace/qin-cluster/pruebas/estadisticas/corrida-20120802000741.ods'#$secuencia.C687]" office:value-type="float" office:value="0">
            <text:p>0,00</text:p>
          </table:table-cell>
          <table:table-cell table:formula="of:=[.C6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7]" office:value-type="float" office:value="0">
            <text:p>0</text:p>
          </table:table-cell>
          <table:table-cell table:formula="of:=['file:///home/diego/workspace/qin-cluster/pruebas/estadisticas/corrida-20120802000741.ods'#$acumulado.A687]" office:value-type="float" office:value="0">
            <text:p>0</text:p>
          </table:table-cell>
          <table:table-cell table:formula="of:=['file:///home/diego/workspace/qin-cluster/pruebas/estadisticas/corrida-20120802000741.ods'#$acumulado.C687]" office:value-type="float" office:value="0">
            <text:p>0</text:p>
          </table:table-cell>
          <table:table-cell table:formula="of:=['file:///home/diego/workspace/qin-cluster/pruebas/estadisticas/corrida-20120802000741.ods'#$acumulado.D687]" office:value-type="float" office:value="0">
            <text:p>0</text:p>
          </table:table-cell>
          <table:table-cell table:formula="of:=['file:///home/diego/workspace/qin-cluster/pruebas/estadisticas/corrida-20120802000741.ods'#$acumulado.E687]" office:value-type="float" office:value="0">
            <text:p>0</text:p>
          </table:table-cell>
          <table:table-cell table:formula="of:=['file:///home/diego/workspace/qin-cluster/pruebas/estadisticas/corrida-20120802000741.ods'#$acumulado.F687]" office:value-type="float" office:value="0">
            <text:p>0</text:p>
          </table:table-cell>
          <table:table-cell table:formula="of:=['file:///home/diego/workspace/qin-cluster/pruebas/estadisticas/corrida-20120802000741.ods'#$acumulado.G687]" office:value-type="float" office:value="0">
            <text:p>0</text:p>
          </table:table-cell>
          <table:table-cell table:formula="of:=[.L687]*100/[.$S$2]" office:value-type="float" office:value="0">
            <text:p>0,00</text:p>
          </table:table-cell>
          <table:table-cell table:formula="of:=[.I6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8]" office:value-type="float" office:value="0">
            <text:p>0</text:p>
          </table:table-cell>
          <table:table-cell office:value-type="float" office:value="687">
            <text:p>687</text:p>
          </table:table-cell>
          <table:table-cell table:formula="of:=['file:///home/diego/workspace/qin-cluster/pruebas/estadisticas/corrida-20120802000741.ods'#$secuencia.B688]" office:value-type="float" office:value="0">
            <text:p>0</text:p>
          </table:table-cell>
          <table:table-cell table:formula="of:=['file:///home/diego/workspace/qin-cluster/pruebas/estadisticas/corrida-20120802000741.ods'#$secuencia.C688]" office:value-type="float" office:value="0">
            <text:p>0,00</text:p>
          </table:table-cell>
          <table:table-cell table:formula="of:=[.C6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8]" office:value-type="float" office:value="0">
            <text:p>0</text:p>
          </table:table-cell>
          <table:table-cell table:formula="of:=['file:///home/diego/workspace/qin-cluster/pruebas/estadisticas/corrida-20120802000741.ods'#$acumulado.A688]" office:value-type="float" office:value="0">
            <text:p>0</text:p>
          </table:table-cell>
          <table:table-cell table:formula="of:=['file:///home/diego/workspace/qin-cluster/pruebas/estadisticas/corrida-20120802000741.ods'#$acumulado.C688]" office:value-type="float" office:value="0">
            <text:p>0</text:p>
          </table:table-cell>
          <table:table-cell table:formula="of:=['file:///home/diego/workspace/qin-cluster/pruebas/estadisticas/corrida-20120802000741.ods'#$acumulado.D688]" office:value-type="float" office:value="0">
            <text:p>0</text:p>
          </table:table-cell>
          <table:table-cell table:formula="of:=['file:///home/diego/workspace/qin-cluster/pruebas/estadisticas/corrida-20120802000741.ods'#$acumulado.E688]" office:value-type="float" office:value="0">
            <text:p>0</text:p>
          </table:table-cell>
          <table:table-cell table:formula="of:=['file:///home/diego/workspace/qin-cluster/pruebas/estadisticas/corrida-20120802000741.ods'#$acumulado.F688]" office:value-type="float" office:value="0">
            <text:p>0</text:p>
          </table:table-cell>
          <table:table-cell table:formula="of:=['file:///home/diego/workspace/qin-cluster/pruebas/estadisticas/corrida-20120802000741.ods'#$acumulado.G688]" office:value-type="float" office:value="0">
            <text:p>0</text:p>
          </table:table-cell>
          <table:table-cell table:formula="of:=[.L688]*100/[.$S$2]" office:value-type="float" office:value="0">
            <text:p>0,00</text:p>
          </table:table-cell>
          <table:table-cell table:formula="of:=[.I6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89]" office:value-type="float" office:value="0">
            <text:p>0</text:p>
          </table:table-cell>
          <table:table-cell office:value-type="float" office:value="688">
            <text:p>688</text:p>
          </table:table-cell>
          <table:table-cell table:formula="of:=['file:///home/diego/workspace/qin-cluster/pruebas/estadisticas/corrida-20120802000741.ods'#$secuencia.B689]" office:value-type="float" office:value="0">
            <text:p>0</text:p>
          </table:table-cell>
          <table:table-cell table:formula="of:=['file:///home/diego/workspace/qin-cluster/pruebas/estadisticas/corrida-20120802000741.ods'#$secuencia.C689]" office:value-type="float" office:value="0">
            <text:p>0,00</text:p>
          </table:table-cell>
          <table:table-cell table:formula="of:=[.C6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89]" office:value-type="float" office:value="0">
            <text:p>0</text:p>
          </table:table-cell>
          <table:table-cell table:formula="of:=['file:///home/diego/workspace/qin-cluster/pruebas/estadisticas/corrida-20120802000741.ods'#$acumulado.A689]" office:value-type="float" office:value="0">
            <text:p>0</text:p>
          </table:table-cell>
          <table:table-cell table:formula="of:=['file:///home/diego/workspace/qin-cluster/pruebas/estadisticas/corrida-20120802000741.ods'#$acumulado.C689]" office:value-type="float" office:value="0">
            <text:p>0</text:p>
          </table:table-cell>
          <table:table-cell table:formula="of:=['file:///home/diego/workspace/qin-cluster/pruebas/estadisticas/corrida-20120802000741.ods'#$acumulado.D689]" office:value-type="float" office:value="0">
            <text:p>0</text:p>
          </table:table-cell>
          <table:table-cell table:formula="of:=['file:///home/diego/workspace/qin-cluster/pruebas/estadisticas/corrida-20120802000741.ods'#$acumulado.E689]" office:value-type="float" office:value="0">
            <text:p>0</text:p>
          </table:table-cell>
          <table:table-cell table:formula="of:=['file:///home/diego/workspace/qin-cluster/pruebas/estadisticas/corrida-20120802000741.ods'#$acumulado.F689]" office:value-type="float" office:value="0">
            <text:p>0</text:p>
          </table:table-cell>
          <table:table-cell table:formula="of:=['file:///home/diego/workspace/qin-cluster/pruebas/estadisticas/corrida-20120802000741.ods'#$acumulado.G689]" office:value-type="float" office:value="0">
            <text:p>0</text:p>
          </table:table-cell>
          <table:table-cell table:formula="of:=[.L689]*100/[.$S$2]" office:value-type="float" office:value="0">
            <text:p>0,00</text:p>
          </table:table-cell>
          <table:table-cell table:formula="of:=[.I6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0]" office:value-type="float" office:value="0">
            <text:p>0</text:p>
          </table:table-cell>
          <table:table-cell office:value-type="float" office:value="689">
            <text:p>689</text:p>
          </table:table-cell>
          <table:table-cell table:formula="of:=['file:///home/diego/workspace/qin-cluster/pruebas/estadisticas/corrida-20120802000741.ods'#$secuencia.B690]" office:value-type="float" office:value="0">
            <text:p>0</text:p>
          </table:table-cell>
          <table:table-cell table:formula="of:=['file:///home/diego/workspace/qin-cluster/pruebas/estadisticas/corrida-20120802000741.ods'#$secuencia.C690]" office:value-type="float" office:value="0">
            <text:p>0,00</text:p>
          </table:table-cell>
          <table:table-cell table:formula="of:=[.C6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0]" office:value-type="float" office:value="0">
            <text:p>0</text:p>
          </table:table-cell>
          <table:table-cell table:formula="of:=['file:///home/diego/workspace/qin-cluster/pruebas/estadisticas/corrida-20120802000741.ods'#$acumulado.A690]" office:value-type="float" office:value="0">
            <text:p>0</text:p>
          </table:table-cell>
          <table:table-cell table:formula="of:=['file:///home/diego/workspace/qin-cluster/pruebas/estadisticas/corrida-20120802000741.ods'#$acumulado.C690]" office:value-type="float" office:value="0">
            <text:p>0</text:p>
          </table:table-cell>
          <table:table-cell table:formula="of:=['file:///home/diego/workspace/qin-cluster/pruebas/estadisticas/corrida-20120802000741.ods'#$acumulado.D690]" office:value-type="float" office:value="0">
            <text:p>0</text:p>
          </table:table-cell>
          <table:table-cell table:formula="of:=['file:///home/diego/workspace/qin-cluster/pruebas/estadisticas/corrida-20120802000741.ods'#$acumulado.E690]" office:value-type="float" office:value="0">
            <text:p>0</text:p>
          </table:table-cell>
          <table:table-cell table:formula="of:=['file:///home/diego/workspace/qin-cluster/pruebas/estadisticas/corrida-20120802000741.ods'#$acumulado.F690]" office:value-type="float" office:value="0">
            <text:p>0</text:p>
          </table:table-cell>
          <table:table-cell table:formula="of:=['file:///home/diego/workspace/qin-cluster/pruebas/estadisticas/corrida-20120802000741.ods'#$acumulado.G690]" office:value-type="float" office:value="0">
            <text:p>0</text:p>
          </table:table-cell>
          <table:table-cell table:formula="of:=[.L690]*100/[.$S$2]" office:value-type="float" office:value="0">
            <text:p>0,00</text:p>
          </table:table-cell>
          <table:table-cell table:formula="of:=[.I6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1]" office:value-type="float" office:value="0">
            <text:p>0</text:p>
          </table:table-cell>
          <table:table-cell office:value-type="float" office:value="690">
            <text:p>690</text:p>
          </table:table-cell>
          <table:table-cell table:formula="of:=['file:///home/diego/workspace/qin-cluster/pruebas/estadisticas/corrida-20120802000741.ods'#$secuencia.B691]" office:value-type="float" office:value="0">
            <text:p>0</text:p>
          </table:table-cell>
          <table:table-cell table:formula="of:=['file:///home/diego/workspace/qin-cluster/pruebas/estadisticas/corrida-20120802000741.ods'#$secuencia.C691]" office:value-type="float" office:value="0">
            <text:p>0,00</text:p>
          </table:table-cell>
          <table:table-cell table:formula="of:=[.C6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1]" office:value-type="float" office:value="0">
            <text:p>0</text:p>
          </table:table-cell>
          <table:table-cell table:formula="of:=['file:///home/diego/workspace/qin-cluster/pruebas/estadisticas/corrida-20120802000741.ods'#$acumulado.A691]" office:value-type="float" office:value="0">
            <text:p>0</text:p>
          </table:table-cell>
          <table:table-cell table:formula="of:=['file:///home/diego/workspace/qin-cluster/pruebas/estadisticas/corrida-20120802000741.ods'#$acumulado.C691]" office:value-type="float" office:value="0">
            <text:p>0</text:p>
          </table:table-cell>
          <table:table-cell table:formula="of:=['file:///home/diego/workspace/qin-cluster/pruebas/estadisticas/corrida-20120802000741.ods'#$acumulado.D691]" office:value-type="float" office:value="0">
            <text:p>0</text:p>
          </table:table-cell>
          <table:table-cell table:formula="of:=['file:///home/diego/workspace/qin-cluster/pruebas/estadisticas/corrida-20120802000741.ods'#$acumulado.E691]" office:value-type="float" office:value="0">
            <text:p>0</text:p>
          </table:table-cell>
          <table:table-cell table:formula="of:=['file:///home/diego/workspace/qin-cluster/pruebas/estadisticas/corrida-20120802000741.ods'#$acumulado.F691]" office:value-type="float" office:value="0">
            <text:p>0</text:p>
          </table:table-cell>
          <table:table-cell table:formula="of:=['file:///home/diego/workspace/qin-cluster/pruebas/estadisticas/corrida-20120802000741.ods'#$acumulado.G691]" office:value-type="float" office:value="0">
            <text:p>0</text:p>
          </table:table-cell>
          <table:table-cell table:formula="of:=[.L691]*100/[.$S$2]" office:value-type="float" office:value="0">
            <text:p>0,00</text:p>
          </table:table-cell>
          <table:table-cell table:formula="of:=[.I6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2]" office:value-type="float" office:value="0">
            <text:p>0</text:p>
          </table:table-cell>
          <table:table-cell office:value-type="float" office:value="691">
            <text:p>691</text:p>
          </table:table-cell>
          <table:table-cell table:formula="of:=['file:///home/diego/workspace/qin-cluster/pruebas/estadisticas/corrida-20120802000741.ods'#$secuencia.B692]" office:value-type="float" office:value="0">
            <text:p>0</text:p>
          </table:table-cell>
          <table:table-cell table:formula="of:=['file:///home/diego/workspace/qin-cluster/pruebas/estadisticas/corrida-20120802000741.ods'#$secuencia.C692]" office:value-type="float" office:value="0">
            <text:p>0,00</text:p>
          </table:table-cell>
          <table:table-cell table:formula="of:=[.C6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2]" office:value-type="float" office:value="0">
            <text:p>0</text:p>
          </table:table-cell>
          <table:table-cell table:formula="of:=['file:///home/diego/workspace/qin-cluster/pruebas/estadisticas/corrida-20120802000741.ods'#$acumulado.A692]" office:value-type="float" office:value="0">
            <text:p>0</text:p>
          </table:table-cell>
          <table:table-cell table:formula="of:=['file:///home/diego/workspace/qin-cluster/pruebas/estadisticas/corrida-20120802000741.ods'#$acumulado.C692]" office:value-type="float" office:value="0">
            <text:p>0</text:p>
          </table:table-cell>
          <table:table-cell table:formula="of:=['file:///home/diego/workspace/qin-cluster/pruebas/estadisticas/corrida-20120802000741.ods'#$acumulado.D692]" office:value-type="float" office:value="0">
            <text:p>0</text:p>
          </table:table-cell>
          <table:table-cell table:formula="of:=['file:///home/diego/workspace/qin-cluster/pruebas/estadisticas/corrida-20120802000741.ods'#$acumulado.E692]" office:value-type="float" office:value="0">
            <text:p>0</text:p>
          </table:table-cell>
          <table:table-cell table:formula="of:=['file:///home/diego/workspace/qin-cluster/pruebas/estadisticas/corrida-20120802000741.ods'#$acumulado.F692]" office:value-type="float" office:value="0">
            <text:p>0</text:p>
          </table:table-cell>
          <table:table-cell table:formula="of:=['file:///home/diego/workspace/qin-cluster/pruebas/estadisticas/corrida-20120802000741.ods'#$acumulado.G692]" office:value-type="float" office:value="0">
            <text:p>0</text:p>
          </table:table-cell>
          <table:table-cell table:formula="of:=[.L692]*100/[.$S$2]" office:value-type="float" office:value="0">
            <text:p>0,00</text:p>
          </table:table-cell>
          <table:table-cell table:formula="of:=[.I6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3]" office:value-type="float" office:value="0">
            <text:p>0</text:p>
          </table:table-cell>
          <table:table-cell office:value-type="float" office:value="692">
            <text:p>692</text:p>
          </table:table-cell>
          <table:table-cell table:formula="of:=['file:///home/diego/workspace/qin-cluster/pruebas/estadisticas/corrida-20120802000741.ods'#$secuencia.B693]" office:value-type="float" office:value="0">
            <text:p>0</text:p>
          </table:table-cell>
          <table:table-cell table:formula="of:=['file:///home/diego/workspace/qin-cluster/pruebas/estadisticas/corrida-20120802000741.ods'#$secuencia.C693]" office:value-type="float" office:value="0">
            <text:p>0,00</text:p>
          </table:table-cell>
          <table:table-cell table:formula="of:=[.C6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3]" office:value-type="float" office:value="0">
            <text:p>0</text:p>
          </table:table-cell>
          <table:table-cell table:formula="of:=['file:///home/diego/workspace/qin-cluster/pruebas/estadisticas/corrida-20120802000741.ods'#$acumulado.A693]" office:value-type="float" office:value="0">
            <text:p>0</text:p>
          </table:table-cell>
          <table:table-cell table:formula="of:=['file:///home/diego/workspace/qin-cluster/pruebas/estadisticas/corrida-20120802000741.ods'#$acumulado.C693]" office:value-type="float" office:value="0">
            <text:p>0</text:p>
          </table:table-cell>
          <table:table-cell table:formula="of:=['file:///home/diego/workspace/qin-cluster/pruebas/estadisticas/corrida-20120802000741.ods'#$acumulado.D693]" office:value-type="float" office:value="0">
            <text:p>0</text:p>
          </table:table-cell>
          <table:table-cell table:formula="of:=['file:///home/diego/workspace/qin-cluster/pruebas/estadisticas/corrida-20120802000741.ods'#$acumulado.E693]" office:value-type="float" office:value="0">
            <text:p>0</text:p>
          </table:table-cell>
          <table:table-cell table:formula="of:=['file:///home/diego/workspace/qin-cluster/pruebas/estadisticas/corrida-20120802000741.ods'#$acumulado.F693]" office:value-type="float" office:value="0">
            <text:p>0</text:p>
          </table:table-cell>
          <table:table-cell table:formula="of:=['file:///home/diego/workspace/qin-cluster/pruebas/estadisticas/corrida-20120802000741.ods'#$acumulado.G693]" office:value-type="float" office:value="0">
            <text:p>0</text:p>
          </table:table-cell>
          <table:table-cell table:formula="of:=[.L693]*100/[.$S$2]" office:value-type="float" office:value="0">
            <text:p>0,00</text:p>
          </table:table-cell>
          <table:table-cell table:formula="of:=[.I6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4]" office:value-type="float" office:value="0">
            <text:p>0</text:p>
          </table:table-cell>
          <table:table-cell office:value-type="float" office:value="693">
            <text:p>693</text:p>
          </table:table-cell>
          <table:table-cell table:formula="of:=['file:///home/diego/workspace/qin-cluster/pruebas/estadisticas/corrida-20120802000741.ods'#$secuencia.B694]" office:value-type="float" office:value="0">
            <text:p>0</text:p>
          </table:table-cell>
          <table:table-cell table:formula="of:=['file:///home/diego/workspace/qin-cluster/pruebas/estadisticas/corrida-20120802000741.ods'#$secuencia.C694]" office:value-type="float" office:value="0">
            <text:p>0,00</text:p>
          </table:table-cell>
          <table:table-cell table:formula="of:=[.C6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4]" office:value-type="float" office:value="0">
            <text:p>0</text:p>
          </table:table-cell>
          <table:table-cell table:formula="of:=['file:///home/diego/workspace/qin-cluster/pruebas/estadisticas/corrida-20120802000741.ods'#$acumulado.A694]" office:value-type="float" office:value="0">
            <text:p>0</text:p>
          </table:table-cell>
          <table:table-cell table:formula="of:=['file:///home/diego/workspace/qin-cluster/pruebas/estadisticas/corrida-20120802000741.ods'#$acumulado.C694]" office:value-type="float" office:value="0">
            <text:p>0</text:p>
          </table:table-cell>
          <table:table-cell table:formula="of:=['file:///home/diego/workspace/qin-cluster/pruebas/estadisticas/corrida-20120802000741.ods'#$acumulado.D694]" office:value-type="float" office:value="0">
            <text:p>0</text:p>
          </table:table-cell>
          <table:table-cell table:formula="of:=['file:///home/diego/workspace/qin-cluster/pruebas/estadisticas/corrida-20120802000741.ods'#$acumulado.E694]" office:value-type="float" office:value="0">
            <text:p>0</text:p>
          </table:table-cell>
          <table:table-cell table:formula="of:=['file:///home/diego/workspace/qin-cluster/pruebas/estadisticas/corrida-20120802000741.ods'#$acumulado.F694]" office:value-type="float" office:value="0">
            <text:p>0</text:p>
          </table:table-cell>
          <table:table-cell table:formula="of:=['file:///home/diego/workspace/qin-cluster/pruebas/estadisticas/corrida-20120802000741.ods'#$acumulado.G694]" office:value-type="float" office:value="0">
            <text:p>0</text:p>
          </table:table-cell>
          <table:table-cell table:formula="of:=[.L694]*100/[.$S$2]" office:value-type="float" office:value="0">
            <text:p>0,00</text:p>
          </table:table-cell>
          <table:table-cell table:formula="of:=[.I6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5]" office:value-type="float" office:value="0">
            <text:p>0</text:p>
          </table:table-cell>
          <table:table-cell office:value-type="float" office:value="694">
            <text:p>694</text:p>
          </table:table-cell>
          <table:table-cell table:formula="of:=['file:///home/diego/workspace/qin-cluster/pruebas/estadisticas/corrida-20120802000741.ods'#$secuencia.B695]" office:value-type="float" office:value="0">
            <text:p>0</text:p>
          </table:table-cell>
          <table:table-cell table:formula="of:=['file:///home/diego/workspace/qin-cluster/pruebas/estadisticas/corrida-20120802000741.ods'#$secuencia.C695]" office:value-type="float" office:value="0">
            <text:p>0,00</text:p>
          </table:table-cell>
          <table:table-cell table:formula="of:=[.C6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5]" office:value-type="float" office:value="0">
            <text:p>0</text:p>
          </table:table-cell>
          <table:table-cell table:formula="of:=['file:///home/diego/workspace/qin-cluster/pruebas/estadisticas/corrida-20120802000741.ods'#$acumulado.A695]" office:value-type="float" office:value="0">
            <text:p>0</text:p>
          </table:table-cell>
          <table:table-cell table:formula="of:=['file:///home/diego/workspace/qin-cluster/pruebas/estadisticas/corrida-20120802000741.ods'#$acumulado.C695]" office:value-type="float" office:value="0">
            <text:p>0</text:p>
          </table:table-cell>
          <table:table-cell table:formula="of:=['file:///home/diego/workspace/qin-cluster/pruebas/estadisticas/corrida-20120802000741.ods'#$acumulado.D695]" office:value-type="float" office:value="0">
            <text:p>0</text:p>
          </table:table-cell>
          <table:table-cell table:formula="of:=['file:///home/diego/workspace/qin-cluster/pruebas/estadisticas/corrida-20120802000741.ods'#$acumulado.E695]" office:value-type="float" office:value="0">
            <text:p>0</text:p>
          </table:table-cell>
          <table:table-cell table:formula="of:=['file:///home/diego/workspace/qin-cluster/pruebas/estadisticas/corrida-20120802000741.ods'#$acumulado.F695]" office:value-type="float" office:value="0">
            <text:p>0</text:p>
          </table:table-cell>
          <table:table-cell table:formula="of:=['file:///home/diego/workspace/qin-cluster/pruebas/estadisticas/corrida-20120802000741.ods'#$acumulado.G695]" office:value-type="float" office:value="0">
            <text:p>0</text:p>
          </table:table-cell>
          <table:table-cell table:formula="of:=[.L695]*100/[.$S$2]" office:value-type="float" office:value="0">
            <text:p>0,00</text:p>
          </table:table-cell>
          <table:table-cell table:formula="of:=[.I6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6]" office:value-type="float" office:value="0">
            <text:p>0</text:p>
          </table:table-cell>
          <table:table-cell office:value-type="float" office:value="695">
            <text:p>695</text:p>
          </table:table-cell>
          <table:table-cell table:formula="of:=['file:///home/diego/workspace/qin-cluster/pruebas/estadisticas/corrida-20120802000741.ods'#$secuencia.B696]" office:value-type="float" office:value="0">
            <text:p>0</text:p>
          </table:table-cell>
          <table:table-cell table:formula="of:=['file:///home/diego/workspace/qin-cluster/pruebas/estadisticas/corrida-20120802000741.ods'#$secuencia.C696]" office:value-type="float" office:value="0">
            <text:p>0,00</text:p>
          </table:table-cell>
          <table:table-cell table:formula="of:=[.C6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6]" office:value-type="float" office:value="0">
            <text:p>0</text:p>
          </table:table-cell>
          <table:table-cell table:formula="of:=['file:///home/diego/workspace/qin-cluster/pruebas/estadisticas/corrida-20120802000741.ods'#$acumulado.A696]" office:value-type="float" office:value="0">
            <text:p>0</text:p>
          </table:table-cell>
          <table:table-cell table:formula="of:=['file:///home/diego/workspace/qin-cluster/pruebas/estadisticas/corrida-20120802000741.ods'#$acumulado.C696]" office:value-type="float" office:value="0">
            <text:p>0</text:p>
          </table:table-cell>
          <table:table-cell table:formula="of:=['file:///home/diego/workspace/qin-cluster/pruebas/estadisticas/corrida-20120802000741.ods'#$acumulado.D696]" office:value-type="float" office:value="0">
            <text:p>0</text:p>
          </table:table-cell>
          <table:table-cell table:formula="of:=['file:///home/diego/workspace/qin-cluster/pruebas/estadisticas/corrida-20120802000741.ods'#$acumulado.E696]" office:value-type="float" office:value="0">
            <text:p>0</text:p>
          </table:table-cell>
          <table:table-cell table:formula="of:=['file:///home/diego/workspace/qin-cluster/pruebas/estadisticas/corrida-20120802000741.ods'#$acumulado.F696]" office:value-type="float" office:value="0">
            <text:p>0</text:p>
          </table:table-cell>
          <table:table-cell table:formula="of:=['file:///home/diego/workspace/qin-cluster/pruebas/estadisticas/corrida-20120802000741.ods'#$acumulado.G696]" office:value-type="float" office:value="0">
            <text:p>0</text:p>
          </table:table-cell>
          <table:table-cell table:formula="of:=[.L696]*100/[.$S$2]" office:value-type="float" office:value="0">
            <text:p>0,00</text:p>
          </table:table-cell>
          <table:table-cell table:formula="of:=[.I6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7]" office:value-type="float" office:value="0">
            <text:p>0</text:p>
          </table:table-cell>
          <table:table-cell office:value-type="float" office:value="696">
            <text:p>696</text:p>
          </table:table-cell>
          <table:table-cell table:formula="of:=['file:///home/diego/workspace/qin-cluster/pruebas/estadisticas/corrida-20120802000741.ods'#$secuencia.B697]" office:value-type="float" office:value="0">
            <text:p>0</text:p>
          </table:table-cell>
          <table:table-cell table:formula="of:=['file:///home/diego/workspace/qin-cluster/pruebas/estadisticas/corrida-20120802000741.ods'#$secuencia.C697]" office:value-type="float" office:value="0">
            <text:p>0,00</text:p>
          </table:table-cell>
          <table:table-cell table:formula="of:=[.C6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7]" office:value-type="float" office:value="0">
            <text:p>0</text:p>
          </table:table-cell>
          <table:table-cell table:formula="of:=['file:///home/diego/workspace/qin-cluster/pruebas/estadisticas/corrida-20120802000741.ods'#$acumulado.A697]" office:value-type="float" office:value="0">
            <text:p>0</text:p>
          </table:table-cell>
          <table:table-cell table:formula="of:=['file:///home/diego/workspace/qin-cluster/pruebas/estadisticas/corrida-20120802000741.ods'#$acumulado.C697]" office:value-type="float" office:value="0">
            <text:p>0</text:p>
          </table:table-cell>
          <table:table-cell table:formula="of:=['file:///home/diego/workspace/qin-cluster/pruebas/estadisticas/corrida-20120802000741.ods'#$acumulado.D697]" office:value-type="float" office:value="0">
            <text:p>0</text:p>
          </table:table-cell>
          <table:table-cell table:formula="of:=['file:///home/diego/workspace/qin-cluster/pruebas/estadisticas/corrida-20120802000741.ods'#$acumulado.E697]" office:value-type="float" office:value="0">
            <text:p>0</text:p>
          </table:table-cell>
          <table:table-cell table:formula="of:=['file:///home/diego/workspace/qin-cluster/pruebas/estadisticas/corrida-20120802000741.ods'#$acumulado.F697]" office:value-type="float" office:value="0">
            <text:p>0</text:p>
          </table:table-cell>
          <table:table-cell table:formula="of:=['file:///home/diego/workspace/qin-cluster/pruebas/estadisticas/corrida-20120802000741.ods'#$acumulado.G697]" office:value-type="float" office:value="0">
            <text:p>0</text:p>
          </table:table-cell>
          <table:table-cell table:formula="of:=[.L697]*100/[.$S$2]" office:value-type="float" office:value="0">
            <text:p>0,00</text:p>
          </table:table-cell>
          <table:table-cell table:formula="of:=[.I6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8]" office:value-type="float" office:value="0">
            <text:p>0</text:p>
          </table:table-cell>
          <table:table-cell office:value-type="float" office:value="697">
            <text:p>697</text:p>
          </table:table-cell>
          <table:table-cell table:formula="of:=['file:///home/diego/workspace/qin-cluster/pruebas/estadisticas/corrida-20120802000741.ods'#$secuencia.B698]" office:value-type="float" office:value="0">
            <text:p>0</text:p>
          </table:table-cell>
          <table:table-cell table:formula="of:=['file:///home/diego/workspace/qin-cluster/pruebas/estadisticas/corrida-20120802000741.ods'#$secuencia.C698]" office:value-type="float" office:value="0">
            <text:p>0,00</text:p>
          </table:table-cell>
          <table:table-cell table:formula="of:=[.C6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8]" office:value-type="float" office:value="0">
            <text:p>0</text:p>
          </table:table-cell>
          <table:table-cell table:formula="of:=['file:///home/diego/workspace/qin-cluster/pruebas/estadisticas/corrida-20120802000741.ods'#$acumulado.A698]" office:value-type="float" office:value="0">
            <text:p>0</text:p>
          </table:table-cell>
          <table:table-cell table:formula="of:=['file:///home/diego/workspace/qin-cluster/pruebas/estadisticas/corrida-20120802000741.ods'#$acumulado.C698]" office:value-type="float" office:value="0">
            <text:p>0</text:p>
          </table:table-cell>
          <table:table-cell table:formula="of:=['file:///home/diego/workspace/qin-cluster/pruebas/estadisticas/corrida-20120802000741.ods'#$acumulado.D698]" office:value-type="float" office:value="0">
            <text:p>0</text:p>
          </table:table-cell>
          <table:table-cell table:formula="of:=['file:///home/diego/workspace/qin-cluster/pruebas/estadisticas/corrida-20120802000741.ods'#$acumulado.E698]" office:value-type="float" office:value="0">
            <text:p>0</text:p>
          </table:table-cell>
          <table:table-cell table:formula="of:=['file:///home/diego/workspace/qin-cluster/pruebas/estadisticas/corrida-20120802000741.ods'#$acumulado.F698]" office:value-type="float" office:value="0">
            <text:p>0</text:p>
          </table:table-cell>
          <table:table-cell table:formula="of:=['file:///home/diego/workspace/qin-cluster/pruebas/estadisticas/corrida-20120802000741.ods'#$acumulado.G698]" office:value-type="float" office:value="0">
            <text:p>0</text:p>
          </table:table-cell>
          <table:table-cell table:formula="of:=[.L698]*100/[.$S$2]" office:value-type="float" office:value="0">
            <text:p>0,00</text:p>
          </table:table-cell>
          <table:table-cell table:formula="of:=[.I6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699]" office:value-type="float" office:value="0">
            <text:p>0</text:p>
          </table:table-cell>
          <table:table-cell office:value-type="float" office:value="698">
            <text:p>698</text:p>
          </table:table-cell>
          <table:table-cell table:formula="of:=['file:///home/diego/workspace/qin-cluster/pruebas/estadisticas/corrida-20120802000741.ods'#$secuencia.B699]" office:value-type="float" office:value="0">
            <text:p>0</text:p>
          </table:table-cell>
          <table:table-cell table:formula="of:=['file:///home/diego/workspace/qin-cluster/pruebas/estadisticas/corrida-20120802000741.ods'#$secuencia.C699]" office:value-type="float" office:value="0">
            <text:p>0,00</text:p>
          </table:table-cell>
          <table:table-cell table:formula="of:=[.C6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699]" office:value-type="float" office:value="0">
            <text:p>0</text:p>
          </table:table-cell>
          <table:table-cell table:formula="of:=['file:///home/diego/workspace/qin-cluster/pruebas/estadisticas/corrida-20120802000741.ods'#$acumulado.A699]" office:value-type="float" office:value="0">
            <text:p>0</text:p>
          </table:table-cell>
          <table:table-cell table:formula="of:=['file:///home/diego/workspace/qin-cluster/pruebas/estadisticas/corrida-20120802000741.ods'#$acumulado.C699]" office:value-type="float" office:value="0">
            <text:p>0</text:p>
          </table:table-cell>
          <table:table-cell table:formula="of:=['file:///home/diego/workspace/qin-cluster/pruebas/estadisticas/corrida-20120802000741.ods'#$acumulado.D699]" office:value-type="float" office:value="0">
            <text:p>0</text:p>
          </table:table-cell>
          <table:table-cell table:formula="of:=['file:///home/diego/workspace/qin-cluster/pruebas/estadisticas/corrida-20120802000741.ods'#$acumulado.E699]" office:value-type="float" office:value="0">
            <text:p>0</text:p>
          </table:table-cell>
          <table:table-cell table:formula="of:=['file:///home/diego/workspace/qin-cluster/pruebas/estadisticas/corrida-20120802000741.ods'#$acumulado.F699]" office:value-type="float" office:value="0">
            <text:p>0</text:p>
          </table:table-cell>
          <table:table-cell table:formula="of:=['file:///home/diego/workspace/qin-cluster/pruebas/estadisticas/corrida-20120802000741.ods'#$acumulado.G699]" office:value-type="float" office:value="0">
            <text:p>0</text:p>
          </table:table-cell>
          <table:table-cell table:formula="of:=[.L699]*100/[.$S$2]" office:value-type="float" office:value="0">
            <text:p>0,00</text:p>
          </table:table-cell>
          <table:table-cell table:formula="of:=[.I6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0]" office:value-type="float" office:value="0">
            <text:p>0</text:p>
          </table:table-cell>
          <table:table-cell office:value-type="float" office:value="699">
            <text:p>699</text:p>
          </table:table-cell>
          <table:table-cell table:formula="of:=['file:///home/diego/workspace/qin-cluster/pruebas/estadisticas/corrida-20120802000741.ods'#$secuencia.B700]" office:value-type="float" office:value="0">
            <text:p>0</text:p>
          </table:table-cell>
          <table:table-cell table:formula="of:=['file:///home/diego/workspace/qin-cluster/pruebas/estadisticas/corrida-20120802000741.ods'#$secuencia.C700]" office:value-type="float" office:value="0">
            <text:p>0,00</text:p>
          </table:table-cell>
          <table:table-cell table:formula="of:=[.C7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0]" office:value-type="float" office:value="0">
            <text:p>0</text:p>
          </table:table-cell>
          <table:table-cell table:formula="of:=['file:///home/diego/workspace/qin-cluster/pruebas/estadisticas/corrida-20120802000741.ods'#$acumulado.A700]" office:value-type="float" office:value="0">
            <text:p>0</text:p>
          </table:table-cell>
          <table:table-cell table:formula="of:=['file:///home/diego/workspace/qin-cluster/pruebas/estadisticas/corrida-20120802000741.ods'#$acumulado.C700]" office:value-type="float" office:value="0">
            <text:p>0</text:p>
          </table:table-cell>
          <table:table-cell table:formula="of:=['file:///home/diego/workspace/qin-cluster/pruebas/estadisticas/corrida-20120802000741.ods'#$acumulado.D700]" office:value-type="float" office:value="0">
            <text:p>0</text:p>
          </table:table-cell>
          <table:table-cell table:formula="of:=['file:///home/diego/workspace/qin-cluster/pruebas/estadisticas/corrida-20120802000741.ods'#$acumulado.E700]" office:value-type="float" office:value="0">
            <text:p>0</text:p>
          </table:table-cell>
          <table:table-cell table:formula="of:=['file:///home/diego/workspace/qin-cluster/pruebas/estadisticas/corrida-20120802000741.ods'#$acumulado.F700]" office:value-type="float" office:value="0">
            <text:p>0</text:p>
          </table:table-cell>
          <table:table-cell table:formula="of:=['file:///home/diego/workspace/qin-cluster/pruebas/estadisticas/corrida-20120802000741.ods'#$acumulado.G700]" office:value-type="float" office:value="0">
            <text:p>0</text:p>
          </table:table-cell>
          <table:table-cell table:formula="of:=[.L700]*100/[.$S$2]" office:value-type="float" office:value="0">
            <text:p>0,00</text:p>
          </table:table-cell>
          <table:table-cell table:formula="of:=[.I7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1]" office:value-type="float" office:value="0">
            <text:p>0</text:p>
          </table:table-cell>
          <table:table-cell office:value-type="float" office:value="700">
            <text:p>700</text:p>
          </table:table-cell>
          <table:table-cell table:formula="of:=['file:///home/diego/workspace/qin-cluster/pruebas/estadisticas/corrida-20120802000741.ods'#$secuencia.B701]" office:value-type="float" office:value="0">
            <text:p>0</text:p>
          </table:table-cell>
          <table:table-cell table:formula="of:=['file:///home/diego/workspace/qin-cluster/pruebas/estadisticas/corrida-20120802000741.ods'#$secuencia.C701]" office:value-type="float" office:value="0">
            <text:p>0,00</text:p>
          </table:table-cell>
          <table:table-cell table:formula="of:=[.C7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1]" office:value-type="float" office:value="0">
            <text:p>0</text:p>
          </table:table-cell>
          <table:table-cell table:formula="of:=['file:///home/diego/workspace/qin-cluster/pruebas/estadisticas/corrida-20120802000741.ods'#$acumulado.A701]" office:value-type="float" office:value="0">
            <text:p>0</text:p>
          </table:table-cell>
          <table:table-cell table:formula="of:=['file:///home/diego/workspace/qin-cluster/pruebas/estadisticas/corrida-20120802000741.ods'#$acumulado.C701]" office:value-type="float" office:value="0">
            <text:p>0</text:p>
          </table:table-cell>
          <table:table-cell table:formula="of:=['file:///home/diego/workspace/qin-cluster/pruebas/estadisticas/corrida-20120802000741.ods'#$acumulado.D701]" office:value-type="float" office:value="0">
            <text:p>0</text:p>
          </table:table-cell>
          <table:table-cell table:formula="of:=['file:///home/diego/workspace/qin-cluster/pruebas/estadisticas/corrida-20120802000741.ods'#$acumulado.E701]" office:value-type="float" office:value="0">
            <text:p>0</text:p>
          </table:table-cell>
          <table:table-cell table:formula="of:=['file:///home/diego/workspace/qin-cluster/pruebas/estadisticas/corrida-20120802000741.ods'#$acumulado.F701]" office:value-type="float" office:value="0">
            <text:p>0</text:p>
          </table:table-cell>
          <table:table-cell table:formula="of:=['file:///home/diego/workspace/qin-cluster/pruebas/estadisticas/corrida-20120802000741.ods'#$acumulado.G701]" office:value-type="float" office:value="0">
            <text:p>0</text:p>
          </table:table-cell>
          <table:table-cell table:formula="of:=[.L701]*100/[.$S$2]" office:value-type="float" office:value="0">
            <text:p>0,00</text:p>
          </table:table-cell>
          <table:table-cell table:formula="of:=[.I7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2]" office:value-type="float" office:value="0">
            <text:p>0</text:p>
          </table:table-cell>
          <table:table-cell office:value-type="float" office:value="701">
            <text:p>701</text:p>
          </table:table-cell>
          <table:table-cell table:formula="of:=['file:///home/diego/workspace/qin-cluster/pruebas/estadisticas/corrida-20120802000741.ods'#$secuencia.B702]" office:value-type="float" office:value="0">
            <text:p>0</text:p>
          </table:table-cell>
          <table:table-cell table:formula="of:=['file:///home/diego/workspace/qin-cluster/pruebas/estadisticas/corrida-20120802000741.ods'#$secuencia.C702]" office:value-type="float" office:value="0">
            <text:p>0,00</text:p>
          </table:table-cell>
          <table:table-cell table:formula="of:=[.C70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2]" office:value-type="float" office:value="0">
            <text:p>0</text:p>
          </table:table-cell>
          <table:table-cell table:formula="of:=['file:///home/diego/workspace/qin-cluster/pruebas/estadisticas/corrida-20120802000741.ods'#$acumulado.A702]" office:value-type="float" office:value="0">
            <text:p>0</text:p>
          </table:table-cell>
          <table:table-cell table:formula="of:=['file:///home/diego/workspace/qin-cluster/pruebas/estadisticas/corrida-20120802000741.ods'#$acumulado.C702]" office:value-type="float" office:value="0">
            <text:p>0</text:p>
          </table:table-cell>
          <table:table-cell table:formula="of:=['file:///home/diego/workspace/qin-cluster/pruebas/estadisticas/corrida-20120802000741.ods'#$acumulado.D702]" office:value-type="float" office:value="0">
            <text:p>0</text:p>
          </table:table-cell>
          <table:table-cell table:formula="of:=['file:///home/diego/workspace/qin-cluster/pruebas/estadisticas/corrida-20120802000741.ods'#$acumulado.E702]" office:value-type="float" office:value="0">
            <text:p>0</text:p>
          </table:table-cell>
          <table:table-cell table:formula="of:=['file:///home/diego/workspace/qin-cluster/pruebas/estadisticas/corrida-20120802000741.ods'#$acumulado.F702]" office:value-type="float" office:value="0">
            <text:p>0</text:p>
          </table:table-cell>
          <table:table-cell table:formula="of:=['file:///home/diego/workspace/qin-cluster/pruebas/estadisticas/corrida-20120802000741.ods'#$acumulado.G702]" office:value-type="float" office:value="0">
            <text:p>0</text:p>
          </table:table-cell>
          <table:table-cell table:formula="of:=[.L702]*100/[.$S$2]" office:value-type="float" office:value="0">
            <text:p>0,00</text:p>
          </table:table-cell>
          <table:table-cell table:formula="of:=[.I7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3]" office:value-type="float" office:value="0">
            <text:p>0</text:p>
          </table:table-cell>
          <table:table-cell office:value-type="float" office:value="702">
            <text:p>702</text:p>
          </table:table-cell>
          <table:table-cell table:formula="of:=['file:///home/diego/workspace/qin-cluster/pruebas/estadisticas/corrida-20120802000741.ods'#$secuencia.B703]" office:value-type="float" office:value="0">
            <text:p>0</text:p>
          </table:table-cell>
          <table:table-cell table:formula="of:=['file:///home/diego/workspace/qin-cluster/pruebas/estadisticas/corrida-20120802000741.ods'#$secuencia.C703]" office:value-type="float" office:value="0">
            <text:p>0,00</text:p>
          </table:table-cell>
          <table:table-cell table:formula="of:=[.C70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3]" office:value-type="float" office:value="0">
            <text:p>0</text:p>
          </table:table-cell>
          <table:table-cell table:formula="of:=['file:///home/diego/workspace/qin-cluster/pruebas/estadisticas/corrida-20120802000741.ods'#$acumulado.A703]" office:value-type="float" office:value="0">
            <text:p>0</text:p>
          </table:table-cell>
          <table:table-cell table:formula="of:=['file:///home/diego/workspace/qin-cluster/pruebas/estadisticas/corrida-20120802000741.ods'#$acumulado.C703]" office:value-type="float" office:value="0">
            <text:p>0</text:p>
          </table:table-cell>
          <table:table-cell table:formula="of:=['file:///home/diego/workspace/qin-cluster/pruebas/estadisticas/corrida-20120802000741.ods'#$acumulado.D703]" office:value-type="float" office:value="0">
            <text:p>0</text:p>
          </table:table-cell>
          <table:table-cell table:formula="of:=['file:///home/diego/workspace/qin-cluster/pruebas/estadisticas/corrida-20120802000741.ods'#$acumulado.E703]" office:value-type="float" office:value="0">
            <text:p>0</text:p>
          </table:table-cell>
          <table:table-cell table:formula="of:=['file:///home/diego/workspace/qin-cluster/pruebas/estadisticas/corrida-20120802000741.ods'#$acumulado.F703]" office:value-type="float" office:value="0">
            <text:p>0</text:p>
          </table:table-cell>
          <table:table-cell table:formula="of:=['file:///home/diego/workspace/qin-cluster/pruebas/estadisticas/corrida-20120802000741.ods'#$acumulado.G703]" office:value-type="float" office:value="0">
            <text:p>0</text:p>
          </table:table-cell>
          <table:table-cell table:formula="of:=[.L703]*100/[.$S$2]" office:value-type="float" office:value="0">
            <text:p>0,00</text:p>
          </table:table-cell>
          <table:table-cell table:formula="of:=[.I7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4]" office:value-type="float" office:value="0">
            <text:p>0</text:p>
          </table:table-cell>
          <table:table-cell office:value-type="float" office:value="703">
            <text:p>703</text:p>
          </table:table-cell>
          <table:table-cell table:formula="of:=['file:///home/diego/workspace/qin-cluster/pruebas/estadisticas/corrida-20120802000741.ods'#$secuencia.B704]" office:value-type="float" office:value="0">
            <text:p>0</text:p>
          </table:table-cell>
          <table:table-cell table:formula="of:=['file:///home/diego/workspace/qin-cluster/pruebas/estadisticas/corrida-20120802000741.ods'#$secuencia.C704]" office:value-type="float" office:value="0">
            <text:p>0,00</text:p>
          </table:table-cell>
          <table:table-cell table:formula="of:=[.C70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4]" office:value-type="float" office:value="0">
            <text:p>0</text:p>
          </table:table-cell>
          <table:table-cell table:formula="of:=['file:///home/diego/workspace/qin-cluster/pruebas/estadisticas/corrida-20120802000741.ods'#$acumulado.A704]" office:value-type="float" office:value="0">
            <text:p>0</text:p>
          </table:table-cell>
          <table:table-cell table:formula="of:=['file:///home/diego/workspace/qin-cluster/pruebas/estadisticas/corrida-20120802000741.ods'#$acumulado.C704]" office:value-type="float" office:value="0">
            <text:p>0</text:p>
          </table:table-cell>
          <table:table-cell table:formula="of:=['file:///home/diego/workspace/qin-cluster/pruebas/estadisticas/corrida-20120802000741.ods'#$acumulado.D704]" office:value-type="float" office:value="0">
            <text:p>0</text:p>
          </table:table-cell>
          <table:table-cell table:formula="of:=['file:///home/diego/workspace/qin-cluster/pruebas/estadisticas/corrida-20120802000741.ods'#$acumulado.E704]" office:value-type="float" office:value="0">
            <text:p>0</text:p>
          </table:table-cell>
          <table:table-cell table:formula="of:=['file:///home/diego/workspace/qin-cluster/pruebas/estadisticas/corrida-20120802000741.ods'#$acumulado.F704]" office:value-type="float" office:value="0">
            <text:p>0</text:p>
          </table:table-cell>
          <table:table-cell table:formula="of:=['file:///home/diego/workspace/qin-cluster/pruebas/estadisticas/corrida-20120802000741.ods'#$acumulado.G704]" office:value-type="float" office:value="0">
            <text:p>0</text:p>
          </table:table-cell>
          <table:table-cell table:formula="of:=[.L704]*100/[.$S$2]" office:value-type="float" office:value="0">
            <text:p>0,00</text:p>
          </table:table-cell>
          <table:table-cell table:formula="of:=[.I7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5]" office:value-type="float" office:value="0">
            <text:p>0</text:p>
          </table:table-cell>
          <table:table-cell office:value-type="float" office:value="704">
            <text:p>704</text:p>
          </table:table-cell>
          <table:table-cell table:formula="of:=['file:///home/diego/workspace/qin-cluster/pruebas/estadisticas/corrida-20120802000741.ods'#$secuencia.B705]" office:value-type="float" office:value="0">
            <text:p>0</text:p>
          </table:table-cell>
          <table:table-cell table:formula="of:=['file:///home/diego/workspace/qin-cluster/pruebas/estadisticas/corrida-20120802000741.ods'#$secuencia.C705]" office:value-type="float" office:value="0">
            <text:p>0,00</text:p>
          </table:table-cell>
          <table:table-cell table:formula="of:=[.C70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5]" office:value-type="float" office:value="0">
            <text:p>0</text:p>
          </table:table-cell>
          <table:table-cell table:formula="of:=['file:///home/diego/workspace/qin-cluster/pruebas/estadisticas/corrida-20120802000741.ods'#$acumulado.A705]" office:value-type="float" office:value="0">
            <text:p>0</text:p>
          </table:table-cell>
          <table:table-cell table:formula="of:=['file:///home/diego/workspace/qin-cluster/pruebas/estadisticas/corrida-20120802000741.ods'#$acumulado.C705]" office:value-type="float" office:value="0">
            <text:p>0</text:p>
          </table:table-cell>
          <table:table-cell table:formula="of:=['file:///home/diego/workspace/qin-cluster/pruebas/estadisticas/corrida-20120802000741.ods'#$acumulado.D705]" office:value-type="float" office:value="0">
            <text:p>0</text:p>
          </table:table-cell>
          <table:table-cell table:formula="of:=['file:///home/diego/workspace/qin-cluster/pruebas/estadisticas/corrida-20120802000741.ods'#$acumulado.E705]" office:value-type="float" office:value="0">
            <text:p>0</text:p>
          </table:table-cell>
          <table:table-cell table:formula="of:=['file:///home/diego/workspace/qin-cluster/pruebas/estadisticas/corrida-20120802000741.ods'#$acumulado.F705]" office:value-type="float" office:value="0">
            <text:p>0</text:p>
          </table:table-cell>
          <table:table-cell table:formula="of:=['file:///home/diego/workspace/qin-cluster/pruebas/estadisticas/corrida-20120802000741.ods'#$acumulado.G705]" office:value-type="float" office:value="0">
            <text:p>0</text:p>
          </table:table-cell>
          <table:table-cell table:formula="of:=[.L705]*100/[.$S$2]" office:value-type="float" office:value="0">
            <text:p>0,00</text:p>
          </table:table-cell>
          <table:table-cell table:formula="of:=[.I7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6]" office:value-type="float" office:value="0">
            <text:p>0</text:p>
          </table:table-cell>
          <table:table-cell office:value-type="float" office:value="705">
            <text:p>705</text:p>
          </table:table-cell>
          <table:table-cell table:formula="of:=['file:///home/diego/workspace/qin-cluster/pruebas/estadisticas/corrida-20120802000741.ods'#$secuencia.B706]" office:value-type="float" office:value="0">
            <text:p>0</text:p>
          </table:table-cell>
          <table:table-cell table:formula="of:=['file:///home/diego/workspace/qin-cluster/pruebas/estadisticas/corrida-20120802000741.ods'#$secuencia.C706]" office:value-type="float" office:value="0">
            <text:p>0,00</text:p>
          </table:table-cell>
          <table:table-cell table:formula="of:=[.C70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6]" office:value-type="float" office:value="0">
            <text:p>0</text:p>
          </table:table-cell>
          <table:table-cell table:formula="of:=['file:///home/diego/workspace/qin-cluster/pruebas/estadisticas/corrida-20120802000741.ods'#$acumulado.A706]" office:value-type="float" office:value="0">
            <text:p>0</text:p>
          </table:table-cell>
          <table:table-cell table:formula="of:=['file:///home/diego/workspace/qin-cluster/pruebas/estadisticas/corrida-20120802000741.ods'#$acumulado.C706]" office:value-type="float" office:value="0">
            <text:p>0</text:p>
          </table:table-cell>
          <table:table-cell table:formula="of:=['file:///home/diego/workspace/qin-cluster/pruebas/estadisticas/corrida-20120802000741.ods'#$acumulado.D706]" office:value-type="float" office:value="0">
            <text:p>0</text:p>
          </table:table-cell>
          <table:table-cell table:formula="of:=['file:///home/diego/workspace/qin-cluster/pruebas/estadisticas/corrida-20120802000741.ods'#$acumulado.E706]" office:value-type="float" office:value="0">
            <text:p>0</text:p>
          </table:table-cell>
          <table:table-cell table:formula="of:=['file:///home/diego/workspace/qin-cluster/pruebas/estadisticas/corrida-20120802000741.ods'#$acumulado.F706]" office:value-type="float" office:value="0">
            <text:p>0</text:p>
          </table:table-cell>
          <table:table-cell table:formula="of:=['file:///home/diego/workspace/qin-cluster/pruebas/estadisticas/corrida-20120802000741.ods'#$acumulado.G706]" office:value-type="float" office:value="0">
            <text:p>0</text:p>
          </table:table-cell>
          <table:table-cell table:formula="of:=[.L706]*100/[.$S$2]" office:value-type="float" office:value="0">
            <text:p>0,00</text:p>
          </table:table-cell>
          <table:table-cell table:formula="of:=[.I7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7]" office:value-type="float" office:value="0">
            <text:p>0</text:p>
          </table:table-cell>
          <table:table-cell office:value-type="float" office:value="706">
            <text:p>706</text:p>
          </table:table-cell>
          <table:table-cell table:formula="of:=['file:///home/diego/workspace/qin-cluster/pruebas/estadisticas/corrida-20120802000741.ods'#$secuencia.B707]" office:value-type="float" office:value="0">
            <text:p>0</text:p>
          </table:table-cell>
          <table:table-cell table:formula="of:=['file:///home/diego/workspace/qin-cluster/pruebas/estadisticas/corrida-20120802000741.ods'#$secuencia.C707]" office:value-type="float" office:value="0">
            <text:p>0,00</text:p>
          </table:table-cell>
          <table:table-cell table:formula="of:=[.C70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7]" office:value-type="float" office:value="0">
            <text:p>0</text:p>
          </table:table-cell>
          <table:table-cell table:formula="of:=['file:///home/diego/workspace/qin-cluster/pruebas/estadisticas/corrida-20120802000741.ods'#$acumulado.A707]" office:value-type="float" office:value="0">
            <text:p>0</text:p>
          </table:table-cell>
          <table:table-cell table:formula="of:=['file:///home/diego/workspace/qin-cluster/pruebas/estadisticas/corrida-20120802000741.ods'#$acumulado.C707]" office:value-type="float" office:value="0">
            <text:p>0</text:p>
          </table:table-cell>
          <table:table-cell table:formula="of:=['file:///home/diego/workspace/qin-cluster/pruebas/estadisticas/corrida-20120802000741.ods'#$acumulado.D707]" office:value-type="float" office:value="0">
            <text:p>0</text:p>
          </table:table-cell>
          <table:table-cell table:formula="of:=['file:///home/diego/workspace/qin-cluster/pruebas/estadisticas/corrida-20120802000741.ods'#$acumulado.E707]" office:value-type="float" office:value="0">
            <text:p>0</text:p>
          </table:table-cell>
          <table:table-cell table:formula="of:=['file:///home/diego/workspace/qin-cluster/pruebas/estadisticas/corrida-20120802000741.ods'#$acumulado.F707]" office:value-type="float" office:value="0">
            <text:p>0</text:p>
          </table:table-cell>
          <table:table-cell table:formula="of:=['file:///home/diego/workspace/qin-cluster/pruebas/estadisticas/corrida-20120802000741.ods'#$acumulado.G707]" office:value-type="float" office:value="0">
            <text:p>0</text:p>
          </table:table-cell>
          <table:table-cell table:formula="of:=[.L707]*100/[.$S$2]" office:value-type="float" office:value="0">
            <text:p>0,00</text:p>
          </table:table-cell>
          <table:table-cell table:formula="of:=[.I7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8]" office:value-type="float" office:value="0">
            <text:p>0</text:p>
          </table:table-cell>
          <table:table-cell office:value-type="float" office:value="707">
            <text:p>707</text:p>
          </table:table-cell>
          <table:table-cell table:formula="of:=['file:///home/diego/workspace/qin-cluster/pruebas/estadisticas/corrida-20120802000741.ods'#$secuencia.B708]" office:value-type="float" office:value="0">
            <text:p>0</text:p>
          </table:table-cell>
          <table:table-cell table:formula="of:=['file:///home/diego/workspace/qin-cluster/pruebas/estadisticas/corrida-20120802000741.ods'#$secuencia.C708]" office:value-type="float" office:value="0">
            <text:p>0,00</text:p>
          </table:table-cell>
          <table:table-cell table:formula="of:=[.C70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8]" office:value-type="float" office:value="0">
            <text:p>0</text:p>
          </table:table-cell>
          <table:table-cell table:formula="of:=['file:///home/diego/workspace/qin-cluster/pruebas/estadisticas/corrida-20120802000741.ods'#$acumulado.A708]" office:value-type="float" office:value="0">
            <text:p>0</text:p>
          </table:table-cell>
          <table:table-cell table:formula="of:=['file:///home/diego/workspace/qin-cluster/pruebas/estadisticas/corrida-20120802000741.ods'#$acumulado.C708]" office:value-type="float" office:value="0">
            <text:p>0</text:p>
          </table:table-cell>
          <table:table-cell table:formula="of:=['file:///home/diego/workspace/qin-cluster/pruebas/estadisticas/corrida-20120802000741.ods'#$acumulado.D708]" office:value-type="float" office:value="0">
            <text:p>0</text:p>
          </table:table-cell>
          <table:table-cell table:formula="of:=['file:///home/diego/workspace/qin-cluster/pruebas/estadisticas/corrida-20120802000741.ods'#$acumulado.E708]" office:value-type="float" office:value="0">
            <text:p>0</text:p>
          </table:table-cell>
          <table:table-cell table:formula="of:=['file:///home/diego/workspace/qin-cluster/pruebas/estadisticas/corrida-20120802000741.ods'#$acumulado.F708]" office:value-type="float" office:value="0">
            <text:p>0</text:p>
          </table:table-cell>
          <table:table-cell table:formula="of:=['file:///home/diego/workspace/qin-cluster/pruebas/estadisticas/corrida-20120802000741.ods'#$acumulado.G708]" office:value-type="float" office:value="0">
            <text:p>0</text:p>
          </table:table-cell>
          <table:table-cell table:formula="of:=[.L708]*100/[.$S$2]" office:value-type="float" office:value="0">
            <text:p>0,00</text:p>
          </table:table-cell>
          <table:table-cell table:formula="of:=[.I7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09]" office:value-type="float" office:value="0">
            <text:p>0</text:p>
          </table:table-cell>
          <table:table-cell office:value-type="float" office:value="708">
            <text:p>708</text:p>
          </table:table-cell>
          <table:table-cell table:formula="of:=['file:///home/diego/workspace/qin-cluster/pruebas/estadisticas/corrida-20120802000741.ods'#$secuencia.B709]" office:value-type="float" office:value="0">
            <text:p>0</text:p>
          </table:table-cell>
          <table:table-cell table:formula="of:=['file:///home/diego/workspace/qin-cluster/pruebas/estadisticas/corrida-20120802000741.ods'#$secuencia.C709]" office:value-type="float" office:value="0">
            <text:p>0,00</text:p>
          </table:table-cell>
          <table:table-cell table:formula="of:=[.C70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09]" office:value-type="float" office:value="0">
            <text:p>0</text:p>
          </table:table-cell>
          <table:table-cell table:formula="of:=['file:///home/diego/workspace/qin-cluster/pruebas/estadisticas/corrida-20120802000741.ods'#$acumulado.A709]" office:value-type="float" office:value="0">
            <text:p>0</text:p>
          </table:table-cell>
          <table:table-cell table:formula="of:=['file:///home/diego/workspace/qin-cluster/pruebas/estadisticas/corrida-20120802000741.ods'#$acumulado.C709]" office:value-type="float" office:value="0">
            <text:p>0</text:p>
          </table:table-cell>
          <table:table-cell table:formula="of:=['file:///home/diego/workspace/qin-cluster/pruebas/estadisticas/corrida-20120802000741.ods'#$acumulado.D709]" office:value-type="float" office:value="0">
            <text:p>0</text:p>
          </table:table-cell>
          <table:table-cell table:formula="of:=['file:///home/diego/workspace/qin-cluster/pruebas/estadisticas/corrida-20120802000741.ods'#$acumulado.E709]" office:value-type="float" office:value="0">
            <text:p>0</text:p>
          </table:table-cell>
          <table:table-cell table:formula="of:=['file:///home/diego/workspace/qin-cluster/pruebas/estadisticas/corrida-20120802000741.ods'#$acumulado.F709]" office:value-type="float" office:value="0">
            <text:p>0</text:p>
          </table:table-cell>
          <table:table-cell table:formula="of:=['file:///home/diego/workspace/qin-cluster/pruebas/estadisticas/corrida-20120802000741.ods'#$acumulado.G709]" office:value-type="float" office:value="0">
            <text:p>0</text:p>
          </table:table-cell>
          <table:table-cell table:formula="of:=[.L709]*100/[.$S$2]" office:value-type="float" office:value="0">
            <text:p>0,00</text:p>
          </table:table-cell>
          <table:table-cell table:formula="of:=[.I7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0]" office:value-type="float" office:value="0">
            <text:p>0</text:p>
          </table:table-cell>
          <table:table-cell office:value-type="float" office:value="709">
            <text:p>709</text:p>
          </table:table-cell>
          <table:table-cell table:formula="of:=['file:///home/diego/workspace/qin-cluster/pruebas/estadisticas/corrida-20120802000741.ods'#$secuencia.B710]" office:value-type="float" office:value="0">
            <text:p>0</text:p>
          </table:table-cell>
          <table:table-cell table:formula="of:=['file:///home/diego/workspace/qin-cluster/pruebas/estadisticas/corrida-20120802000741.ods'#$secuencia.C710]" office:value-type="float" office:value="0">
            <text:p>0,00</text:p>
          </table:table-cell>
          <table:table-cell table:formula="of:=[.C7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0]" office:value-type="float" office:value="0">
            <text:p>0</text:p>
          </table:table-cell>
          <table:table-cell table:formula="of:=['file:///home/diego/workspace/qin-cluster/pruebas/estadisticas/corrida-20120802000741.ods'#$acumulado.A710]" office:value-type="float" office:value="0">
            <text:p>0</text:p>
          </table:table-cell>
          <table:table-cell table:formula="of:=['file:///home/diego/workspace/qin-cluster/pruebas/estadisticas/corrida-20120802000741.ods'#$acumulado.C710]" office:value-type="float" office:value="0">
            <text:p>0</text:p>
          </table:table-cell>
          <table:table-cell table:formula="of:=['file:///home/diego/workspace/qin-cluster/pruebas/estadisticas/corrida-20120802000741.ods'#$acumulado.D710]" office:value-type="float" office:value="0">
            <text:p>0</text:p>
          </table:table-cell>
          <table:table-cell table:formula="of:=['file:///home/diego/workspace/qin-cluster/pruebas/estadisticas/corrida-20120802000741.ods'#$acumulado.E710]" office:value-type="float" office:value="0">
            <text:p>0</text:p>
          </table:table-cell>
          <table:table-cell table:formula="of:=['file:///home/diego/workspace/qin-cluster/pruebas/estadisticas/corrida-20120802000741.ods'#$acumulado.F710]" office:value-type="float" office:value="0">
            <text:p>0</text:p>
          </table:table-cell>
          <table:table-cell table:formula="of:=['file:///home/diego/workspace/qin-cluster/pruebas/estadisticas/corrida-20120802000741.ods'#$acumulado.G710]" office:value-type="float" office:value="0">
            <text:p>0</text:p>
          </table:table-cell>
          <table:table-cell table:formula="of:=[.L710]*100/[.$S$2]" office:value-type="float" office:value="0">
            <text:p>0,00</text:p>
          </table:table-cell>
          <table:table-cell table:formula="of:=[.I7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1]" office:value-type="float" office:value="0">
            <text:p>0</text:p>
          </table:table-cell>
          <table:table-cell office:value-type="float" office:value="710">
            <text:p>710</text:p>
          </table:table-cell>
          <table:table-cell table:formula="of:=['file:///home/diego/workspace/qin-cluster/pruebas/estadisticas/corrida-20120802000741.ods'#$secuencia.B711]" office:value-type="float" office:value="0">
            <text:p>0</text:p>
          </table:table-cell>
          <table:table-cell table:formula="of:=['file:///home/diego/workspace/qin-cluster/pruebas/estadisticas/corrida-20120802000741.ods'#$secuencia.C711]" office:value-type="float" office:value="0">
            <text:p>0,00</text:p>
          </table:table-cell>
          <table:table-cell table:formula="of:=[.C7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1]" office:value-type="float" office:value="0">
            <text:p>0</text:p>
          </table:table-cell>
          <table:table-cell table:formula="of:=['file:///home/diego/workspace/qin-cluster/pruebas/estadisticas/corrida-20120802000741.ods'#$acumulado.A711]" office:value-type="float" office:value="0">
            <text:p>0</text:p>
          </table:table-cell>
          <table:table-cell table:formula="of:=['file:///home/diego/workspace/qin-cluster/pruebas/estadisticas/corrida-20120802000741.ods'#$acumulado.C711]" office:value-type="float" office:value="0">
            <text:p>0</text:p>
          </table:table-cell>
          <table:table-cell table:formula="of:=['file:///home/diego/workspace/qin-cluster/pruebas/estadisticas/corrida-20120802000741.ods'#$acumulado.D711]" office:value-type="float" office:value="0">
            <text:p>0</text:p>
          </table:table-cell>
          <table:table-cell table:formula="of:=['file:///home/diego/workspace/qin-cluster/pruebas/estadisticas/corrida-20120802000741.ods'#$acumulado.E711]" office:value-type="float" office:value="0">
            <text:p>0</text:p>
          </table:table-cell>
          <table:table-cell table:formula="of:=['file:///home/diego/workspace/qin-cluster/pruebas/estadisticas/corrida-20120802000741.ods'#$acumulado.F711]" office:value-type="float" office:value="0">
            <text:p>0</text:p>
          </table:table-cell>
          <table:table-cell table:formula="of:=['file:///home/diego/workspace/qin-cluster/pruebas/estadisticas/corrida-20120802000741.ods'#$acumulado.G711]" office:value-type="float" office:value="0">
            <text:p>0</text:p>
          </table:table-cell>
          <table:table-cell table:formula="of:=[.L711]*100/[.$S$2]" office:value-type="float" office:value="0">
            <text:p>0,00</text:p>
          </table:table-cell>
          <table:table-cell table:formula="of:=[.I7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2]" office:value-type="float" office:value="0">
            <text:p>0</text:p>
          </table:table-cell>
          <table:table-cell office:value-type="float" office:value="711">
            <text:p>711</text:p>
          </table:table-cell>
          <table:table-cell table:formula="of:=['file:///home/diego/workspace/qin-cluster/pruebas/estadisticas/corrida-20120802000741.ods'#$secuencia.B712]" office:value-type="float" office:value="0">
            <text:p>0</text:p>
          </table:table-cell>
          <table:table-cell table:formula="of:=['file:///home/diego/workspace/qin-cluster/pruebas/estadisticas/corrida-20120802000741.ods'#$secuencia.C712]" office:value-type="float" office:value="0">
            <text:p>0,00</text:p>
          </table:table-cell>
          <table:table-cell table:formula="of:=[.C7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2]" office:value-type="float" office:value="0">
            <text:p>0</text:p>
          </table:table-cell>
          <table:table-cell table:formula="of:=['file:///home/diego/workspace/qin-cluster/pruebas/estadisticas/corrida-20120802000741.ods'#$acumulado.A712]" office:value-type="float" office:value="0">
            <text:p>0</text:p>
          </table:table-cell>
          <table:table-cell table:formula="of:=['file:///home/diego/workspace/qin-cluster/pruebas/estadisticas/corrida-20120802000741.ods'#$acumulado.C712]" office:value-type="float" office:value="0">
            <text:p>0</text:p>
          </table:table-cell>
          <table:table-cell table:formula="of:=['file:///home/diego/workspace/qin-cluster/pruebas/estadisticas/corrida-20120802000741.ods'#$acumulado.D712]" office:value-type="float" office:value="0">
            <text:p>0</text:p>
          </table:table-cell>
          <table:table-cell table:formula="of:=['file:///home/diego/workspace/qin-cluster/pruebas/estadisticas/corrida-20120802000741.ods'#$acumulado.E712]" office:value-type="float" office:value="0">
            <text:p>0</text:p>
          </table:table-cell>
          <table:table-cell table:formula="of:=['file:///home/diego/workspace/qin-cluster/pruebas/estadisticas/corrida-20120802000741.ods'#$acumulado.F712]" office:value-type="float" office:value="0">
            <text:p>0</text:p>
          </table:table-cell>
          <table:table-cell table:formula="of:=['file:///home/diego/workspace/qin-cluster/pruebas/estadisticas/corrida-20120802000741.ods'#$acumulado.G712]" office:value-type="float" office:value="0">
            <text:p>0</text:p>
          </table:table-cell>
          <table:table-cell table:formula="of:=[.L712]*100/[.$S$2]" office:value-type="float" office:value="0">
            <text:p>0,00</text:p>
          </table:table-cell>
          <table:table-cell table:formula="of:=[.I7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3]" office:value-type="float" office:value="0">
            <text:p>0</text:p>
          </table:table-cell>
          <table:table-cell office:value-type="float" office:value="712">
            <text:p>712</text:p>
          </table:table-cell>
          <table:table-cell table:formula="of:=['file:///home/diego/workspace/qin-cluster/pruebas/estadisticas/corrida-20120802000741.ods'#$secuencia.B713]" office:value-type="float" office:value="0">
            <text:p>0</text:p>
          </table:table-cell>
          <table:table-cell table:formula="of:=['file:///home/diego/workspace/qin-cluster/pruebas/estadisticas/corrida-20120802000741.ods'#$secuencia.C713]" office:value-type="float" office:value="0">
            <text:p>0,00</text:p>
          </table:table-cell>
          <table:table-cell table:formula="of:=[.C7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3]" office:value-type="float" office:value="0">
            <text:p>0</text:p>
          </table:table-cell>
          <table:table-cell table:formula="of:=['file:///home/diego/workspace/qin-cluster/pruebas/estadisticas/corrida-20120802000741.ods'#$acumulado.A713]" office:value-type="float" office:value="0">
            <text:p>0</text:p>
          </table:table-cell>
          <table:table-cell table:formula="of:=['file:///home/diego/workspace/qin-cluster/pruebas/estadisticas/corrida-20120802000741.ods'#$acumulado.C713]" office:value-type="float" office:value="0">
            <text:p>0</text:p>
          </table:table-cell>
          <table:table-cell table:formula="of:=['file:///home/diego/workspace/qin-cluster/pruebas/estadisticas/corrida-20120802000741.ods'#$acumulado.D713]" office:value-type="float" office:value="0">
            <text:p>0</text:p>
          </table:table-cell>
          <table:table-cell table:formula="of:=['file:///home/diego/workspace/qin-cluster/pruebas/estadisticas/corrida-20120802000741.ods'#$acumulado.E713]" office:value-type="float" office:value="0">
            <text:p>0</text:p>
          </table:table-cell>
          <table:table-cell table:formula="of:=['file:///home/diego/workspace/qin-cluster/pruebas/estadisticas/corrida-20120802000741.ods'#$acumulado.F713]" office:value-type="float" office:value="0">
            <text:p>0</text:p>
          </table:table-cell>
          <table:table-cell table:formula="of:=['file:///home/diego/workspace/qin-cluster/pruebas/estadisticas/corrida-20120802000741.ods'#$acumulado.G713]" office:value-type="float" office:value="0">
            <text:p>0</text:p>
          </table:table-cell>
          <table:table-cell table:formula="of:=[.L713]*100/[.$S$2]" office:value-type="float" office:value="0">
            <text:p>0,00</text:p>
          </table:table-cell>
          <table:table-cell table:formula="of:=[.I7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4]" office:value-type="float" office:value="0">
            <text:p>0</text:p>
          </table:table-cell>
          <table:table-cell office:value-type="float" office:value="713">
            <text:p>713</text:p>
          </table:table-cell>
          <table:table-cell table:formula="of:=['file:///home/diego/workspace/qin-cluster/pruebas/estadisticas/corrida-20120802000741.ods'#$secuencia.B714]" office:value-type="float" office:value="0">
            <text:p>0</text:p>
          </table:table-cell>
          <table:table-cell table:formula="of:=['file:///home/diego/workspace/qin-cluster/pruebas/estadisticas/corrida-20120802000741.ods'#$secuencia.C714]" office:value-type="float" office:value="0">
            <text:p>0,00</text:p>
          </table:table-cell>
          <table:table-cell table:formula="of:=[.C7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4]" office:value-type="float" office:value="0">
            <text:p>0</text:p>
          </table:table-cell>
          <table:table-cell table:formula="of:=['file:///home/diego/workspace/qin-cluster/pruebas/estadisticas/corrida-20120802000741.ods'#$acumulado.A714]" office:value-type="float" office:value="0">
            <text:p>0</text:p>
          </table:table-cell>
          <table:table-cell table:formula="of:=['file:///home/diego/workspace/qin-cluster/pruebas/estadisticas/corrida-20120802000741.ods'#$acumulado.C714]" office:value-type="float" office:value="0">
            <text:p>0</text:p>
          </table:table-cell>
          <table:table-cell table:formula="of:=['file:///home/diego/workspace/qin-cluster/pruebas/estadisticas/corrida-20120802000741.ods'#$acumulado.D714]" office:value-type="float" office:value="0">
            <text:p>0</text:p>
          </table:table-cell>
          <table:table-cell table:formula="of:=['file:///home/diego/workspace/qin-cluster/pruebas/estadisticas/corrida-20120802000741.ods'#$acumulado.E714]" office:value-type="float" office:value="0">
            <text:p>0</text:p>
          </table:table-cell>
          <table:table-cell table:formula="of:=['file:///home/diego/workspace/qin-cluster/pruebas/estadisticas/corrida-20120802000741.ods'#$acumulado.F714]" office:value-type="float" office:value="0">
            <text:p>0</text:p>
          </table:table-cell>
          <table:table-cell table:formula="of:=['file:///home/diego/workspace/qin-cluster/pruebas/estadisticas/corrida-20120802000741.ods'#$acumulado.G714]" office:value-type="float" office:value="0">
            <text:p>0</text:p>
          </table:table-cell>
          <table:table-cell table:formula="of:=[.L714]*100/[.$S$2]" office:value-type="float" office:value="0">
            <text:p>0,00</text:p>
          </table:table-cell>
          <table:table-cell table:formula="of:=[.I7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5]" office:value-type="float" office:value="0">
            <text:p>0</text:p>
          </table:table-cell>
          <table:table-cell office:value-type="float" office:value="714">
            <text:p>714</text:p>
          </table:table-cell>
          <table:table-cell table:formula="of:=['file:///home/diego/workspace/qin-cluster/pruebas/estadisticas/corrida-20120802000741.ods'#$secuencia.B715]" office:value-type="float" office:value="0">
            <text:p>0</text:p>
          </table:table-cell>
          <table:table-cell table:formula="of:=['file:///home/diego/workspace/qin-cluster/pruebas/estadisticas/corrida-20120802000741.ods'#$secuencia.C715]" office:value-type="float" office:value="0">
            <text:p>0,00</text:p>
          </table:table-cell>
          <table:table-cell table:formula="of:=[.C7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5]" office:value-type="float" office:value="0">
            <text:p>0</text:p>
          </table:table-cell>
          <table:table-cell table:formula="of:=['file:///home/diego/workspace/qin-cluster/pruebas/estadisticas/corrida-20120802000741.ods'#$acumulado.A715]" office:value-type="float" office:value="0">
            <text:p>0</text:p>
          </table:table-cell>
          <table:table-cell table:formula="of:=['file:///home/diego/workspace/qin-cluster/pruebas/estadisticas/corrida-20120802000741.ods'#$acumulado.C715]" office:value-type="float" office:value="0">
            <text:p>0</text:p>
          </table:table-cell>
          <table:table-cell table:formula="of:=['file:///home/diego/workspace/qin-cluster/pruebas/estadisticas/corrida-20120802000741.ods'#$acumulado.D715]" office:value-type="float" office:value="0">
            <text:p>0</text:p>
          </table:table-cell>
          <table:table-cell table:formula="of:=['file:///home/diego/workspace/qin-cluster/pruebas/estadisticas/corrida-20120802000741.ods'#$acumulado.E715]" office:value-type="float" office:value="0">
            <text:p>0</text:p>
          </table:table-cell>
          <table:table-cell table:formula="of:=['file:///home/diego/workspace/qin-cluster/pruebas/estadisticas/corrida-20120802000741.ods'#$acumulado.F715]" office:value-type="float" office:value="0">
            <text:p>0</text:p>
          </table:table-cell>
          <table:table-cell table:formula="of:=['file:///home/diego/workspace/qin-cluster/pruebas/estadisticas/corrida-20120802000741.ods'#$acumulado.G715]" office:value-type="float" office:value="0">
            <text:p>0</text:p>
          </table:table-cell>
          <table:table-cell table:formula="of:=[.L715]*100/[.$S$2]" office:value-type="float" office:value="0">
            <text:p>0,00</text:p>
          </table:table-cell>
          <table:table-cell table:formula="of:=[.I7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6]" office:value-type="float" office:value="0">
            <text:p>0</text:p>
          </table:table-cell>
          <table:table-cell office:value-type="float" office:value="715">
            <text:p>715</text:p>
          </table:table-cell>
          <table:table-cell table:formula="of:=['file:///home/diego/workspace/qin-cluster/pruebas/estadisticas/corrida-20120802000741.ods'#$secuencia.B716]" office:value-type="float" office:value="0">
            <text:p>0</text:p>
          </table:table-cell>
          <table:table-cell table:formula="of:=['file:///home/diego/workspace/qin-cluster/pruebas/estadisticas/corrida-20120802000741.ods'#$secuencia.C716]" office:value-type="float" office:value="0">
            <text:p>0,00</text:p>
          </table:table-cell>
          <table:table-cell table:formula="of:=[.C7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6]" office:value-type="float" office:value="0">
            <text:p>0</text:p>
          </table:table-cell>
          <table:table-cell table:formula="of:=['file:///home/diego/workspace/qin-cluster/pruebas/estadisticas/corrida-20120802000741.ods'#$acumulado.A716]" office:value-type="float" office:value="0">
            <text:p>0</text:p>
          </table:table-cell>
          <table:table-cell table:formula="of:=['file:///home/diego/workspace/qin-cluster/pruebas/estadisticas/corrida-20120802000741.ods'#$acumulado.C716]" office:value-type="float" office:value="0">
            <text:p>0</text:p>
          </table:table-cell>
          <table:table-cell table:formula="of:=['file:///home/diego/workspace/qin-cluster/pruebas/estadisticas/corrida-20120802000741.ods'#$acumulado.D716]" office:value-type="float" office:value="0">
            <text:p>0</text:p>
          </table:table-cell>
          <table:table-cell table:formula="of:=['file:///home/diego/workspace/qin-cluster/pruebas/estadisticas/corrida-20120802000741.ods'#$acumulado.E716]" office:value-type="float" office:value="0">
            <text:p>0</text:p>
          </table:table-cell>
          <table:table-cell table:formula="of:=['file:///home/diego/workspace/qin-cluster/pruebas/estadisticas/corrida-20120802000741.ods'#$acumulado.F716]" office:value-type="float" office:value="0">
            <text:p>0</text:p>
          </table:table-cell>
          <table:table-cell table:formula="of:=['file:///home/diego/workspace/qin-cluster/pruebas/estadisticas/corrida-20120802000741.ods'#$acumulado.G716]" office:value-type="float" office:value="0">
            <text:p>0</text:p>
          </table:table-cell>
          <table:table-cell table:formula="of:=[.L716]*100/[.$S$2]" office:value-type="float" office:value="0">
            <text:p>0,00</text:p>
          </table:table-cell>
          <table:table-cell table:formula="of:=[.I7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7]" office:value-type="float" office:value="0">
            <text:p>0</text:p>
          </table:table-cell>
          <table:table-cell office:value-type="float" office:value="716">
            <text:p>716</text:p>
          </table:table-cell>
          <table:table-cell table:formula="of:=['file:///home/diego/workspace/qin-cluster/pruebas/estadisticas/corrida-20120802000741.ods'#$secuencia.B717]" office:value-type="float" office:value="0">
            <text:p>0</text:p>
          </table:table-cell>
          <table:table-cell table:formula="of:=['file:///home/diego/workspace/qin-cluster/pruebas/estadisticas/corrida-20120802000741.ods'#$secuencia.C717]" office:value-type="float" office:value="0">
            <text:p>0,00</text:p>
          </table:table-cell>
          <table:table-cell table:formula="of:=[.C7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7]" office:value-type="float" office:value="0">
            <text:p>0</text:p>
          </table:table-cell>
          <table:table-cell table:formula="of:=['file:///home/diego/workspace/qin-cluster/pruebas/estadisticas/corrida-20120802000741.ods'#$acumulado.A717]" office:value-type="float" office:value="0">
            <text:p>0</text:p>
          </table:table-cell>
          <table:table-cell table:formula="of:=['file:///home/diego/workspace/qin-cluster/pruebas/estadisticas/corrida-20120802000741.ods'#$acumulado.C717]" office:value-type="float" office:value="0">
            <text:p>0</text:p>
          </table:table-cell>
          <table:table-cell table:formula="of:=['file:///home/diego/workspace/qin-cluster/pruebas/estadisticas/corrida-20120802000741.ods'#$acumulado.D717]" office:value-type="float" office:value="0">
            <text:p>0</text:p>
          </table:table-cell>
          <table:table-cell table:formula="of:=['file:///home/diego/workspace/qin-cluster/pruebas/estadisticas/corrida-20120802000741.ods'#$acumulado.E717]" office:value-type="float" office:value="0">
            <text:p>0</text:p>
          </table:table-cell>
          <table:table-cell table:formula="of:=['file:///home/diego/workspace/qin-cluster/pruebas/estadisticas/corrida-20120802000741.ods'#$acumulado.F717]" office:value-type="float" office:value="0">
            <text:p>0</text:p>
          </table:table-cell>
          <table:table-cell table:formula="of:=['file:///home/diego/workspace/qin-cluster/pruebas/estadisticas/corrida-20120802000741.ods'#$acumulado.G717]" office:value-type="float" office:value="0">
            <text:p>0</text:p>
          </table:table-cell>
          <table:table-cell table:formula="of:=[.L717]*100/[.$S$2]" office:value-type="float" office:value="0">
            <text:p>0,00</text:p>
          </table:table-cell>
          <table:table-cell table:formula="of:=[.I7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8]" office:value-type="float" office:value="0">
            <text:p>0</text:p>
          </table:table-cell>
          <table:table-cell office:value-type="float" office:value="717">
            <text:p>717</text:p>
          </table:table-cell>
          <table:table-cell table:formula="of:=['file:///home/diego/workspace/qin-cluster/pruebas/estadisticas/corrida-20120802000741.ods'#$secuencia.B718]" office:value-type="float" office:value="0">
            <text:p>0</text:p>
          </table:table-cell>
          <table:table-cell table:formula="of:=['file:///home/diego/workspace/qin-cluster/pruebas/estadisticas/corrida-20120802000741.ods'#$secuencia.C718]" office:value-type="float" office:value="0">
            <text:p>0,00</text:p>
          </table:table-cell>
          <table:table-cell table:formula="of:=[.C7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8]" office:value-type="float" office:value="0">
            <text:p>0</text:p>
          </table:table-cell>
          <table:table-cell table:formula="of:=['file:///home/diego/workspace/qin-cluster/pruebas/estadisticas/corrida-20120802000741.ods'#$acumulado.A718]" office:value-type="float" office:value="0">
            <text:p>0</text:p>
          </table:table-cell>
          <table:table-cell table:formula="of:=['file:///home/diego/workspace/qin-cluster/pruebas/estadisticas/corrida-20120802000741.ods'#$acumulado.C718]" office:value-type="float" office:value="0">
            <text:p>0</text:p>
          </table:table-cell>
          <table:table-cell table:formula="of:=['file:///home/diego/workspace/qin-cluster/pruebas/estadisticas/corrida-20120802000741.ods'#$acumulado.D718]" office:value-type="float" office:value="0">
            <text:p>0</text:p>
          </table:table-cell>
          <table:table-cell table:formula="of:=['file:///home/diego/workspace/qin-cluster/pruebas/estadisticas/corrida-20120802000741.ods'#$acumulado.E718]" office:value-type="float" office:value="0">
            <text:p>0</text:p>
          </table:table-cell>
          <table:table-cell table:formula="of:=['file:///home/diego/workspace/qin-cluster/pruebas/estadisticas/corrida-20120802000741.ods'#$acumulado.F718]" office:value-type="float" office:value="0">
            <text:p>0</text:p>
          </table:table-cell>
          <table:table-cell table:formula="of:=['file:///home/diego/workspace/qin-cluster/pruebas/estadisticas/corrida-20120802000741.ods'#$acumulado.G718]" office:value-type="float" office:value="0">
            <text:p>0</text:p>
          </table:table-cell>
          <table:table-cell table:formula="of:=[.L718]*100/[.$S$2]" office:value-type="float" office:value="0">
            <text:p>0,00</text:p>
          </table:table-cell>
          <table:table-cell table:formula="of:=[.I7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19]" office:value-type="float" office:value="0">
            <text:p>0</text:p>
          </table:table-cell>
          <table:table-cell office:value-type="float" office:value="718">
            <text:p>718</text:p>
          </table:table-cell>
          <table:table-cell table:formula="of:=['file:///home/diego/workspace/qin-cluster/pruebas/estadisticas/corrida-20120802000741.ods'#$secuencia.B719]" office:value-type="float" office:value="0">
            <text:p>0</text:p>
          </table:table-cell>
          <table:table-cell table:formula="of:=['file:///home/diego/workspace/qin-cluster/pruebas/estadisticas/corrida-20120802000741.ods'#$secuencia.C719]" office:value-type="float" office:value="0">
            <text:p>0,00</text:p>
          </table:table-cell>
          <table:table-cell table:formula="of:=[.C7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19]" office:value-type="float" office:value="0">
            <text:p>0</text:p>
          </table:table-cell>
          <table:table-cell table:formula="of:=['file:///home/diego/workspace/qin-cluster/pruebas/estadisticas/corrida-20120802000741.ods'#$acumulado.A719]" office:value-type="float" office:value="0">
            <text:p>0</text:p>
          </table:table-cell>
          <table:table-cell table:formula="of:=['file:///home/diego/workspace/qin-cluster/pruebas/estadisticas/corrida-20120802000741.ods'#$acumulado.C719]" office:value-type="float" office:value="0">
            <text:p>0</text:p>
          </table:table-cell>
          <table:table-cell table:formula="of:=['file:///home/diego/workspace/qin-cluster/pruebas/estadisticas/corrida-20120802000741.ods'#$acumulado.D719]" office:value-type="float" office:value="0">
            <text:p>0</text:p>
          </table:table-cell>
          <table:table-cell table:formula="of:=['file:///home/diego/workspace/qin-cluster/pruebas/estadisticas/corrida-20120802000741.ods'#$acumulado.E719]" office:value-type="float" office:value="0">
            <text:p>0</text:p>
          </table:table-cell>
          <table:table-cell table:formula="of:=['file:///home/diego/workspace/qin-cluster/pruebas/estadisticas/corrida-20120802000741.ods'#$acumulado.F719]" office:value-type="float" office:value="0">
            <text:p>0</text:p>
          </table:table-cell>
          <table:table-cell table:formula="of:=['file:///home/diego/workspace/qin-cluster/pruebas/estadisticas/corrida-20120802000741.ods'#$acumulado.G719]" office:value-type="float" office:value="0">
            <text:p>0</text:p>
          </table:table-cell>
          <table:table-cell table:formula="of:=[.L719]*100/[.$S$2]" office:value-type="float" office:value="0">
            <text:p>0,00</text:p>
          </table:table-cell>
          <table:table-cell table:formula="of:=[.I7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0]" office:value-type="float" office:value="0">
            <text:p>0</text:p>
          </table:table-cell>
          <table:table-cell office:value-type="float" office:value="719">
            <text:p>719</text:p>
          </table:table-cell>
          <table:table-cell table:formula="of:=['file:///home/diego/workspace/qin-cluster/pruebas/estadisticas/corrida-20120802000741.ods'#$secuencia.B720]" office:value-type="float" office:value="0">
            <text:p>0</text:p>
          </table:table-cell>
          <table:table-cell table:formula="of:=['file:///home/diego/workspace/qin-cluster/pruebas/estadisticas/corrida-20120802000741.ods'#$secuencia.C720]" office:value-type="float" office:value="0">
            <text:p>0,00</text:p>
          </table:table-cell>
          <table:table-cell table:formula="of:=[.C7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0]" office:value-type="float" office:value="0">
            <text:p>0</text:p>
          </table:table-cell>
          <table:table-cell table:formula="of:=['file:///home/diego/workspace/qin-cluster/pruebas/estadisticas/corrida-20120802000741.ods'#$acumulado.A720]" office:value-type="float" office:value="0">
            <text:p>0</text:p>
          </table:table-cell>
          <table:table-cell table:formula="of:=['file:///home/diego/workspace/qin-cluster/pruebas/estadisticas/corrida-20120802000741.ods'#$acumulado.C720]" office:value-type="float" office:value="0">
            <text:p>0</text:p>
          </table:table-cell>
          <table:table-cell table:formula="of:=['file:///home/diego/workspace/qin-cluster/pruebas/estadisticas/corrida-20120802000741.ods'#$acumulado.D720]" office:value-type="float" office:value="0">
            <text:p>0</text:p>
          </table:table-cell>
          <table:table-cell table:formula="of:=['file:///home/diego/workspace/qin-cluster/pruebas/estadisticas/corrida-20120802000741.ods'#$acumulado.E720]" office:value-type="float" office:value="0">
            <text:p>0</text:p>
          </table:table-cell>
          <table:table-cell table:formula="of:=['file:///home/diego/workspace/qin-cluster/pruebas/estadisticas/corrida-20120802000741.ods'#$acumulado.F720]" office:value-type="float" office:value="0">
            <text:p>0</text:p>
          </table:table-cell>
          <table:table-cell table:formula="of:=['file:///home/diego/workspace/qin-cluster/pruebas/estadisticas/corrida-20120802000741.ods'#$acumulado.G720]" office:value-type="float" office:value="0">
            <text:p>0</text:p>
          </table:table-cell>
          <table:table-cell table:formula="of:=[.L720]*100/[.$S$2]" office:value-type="float" office:value="0">
            <text:p>0,00</text:p>
          </table:table-cell>
          <table:table-cell table:formula="of:=[.I7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1]" office:value-type="float" office:value="0">
            <text:p>0</text:p>
          </table:table-cell>
          <table:table-cell office:value-type="float" office:value="720">
            <text:p>720</text:p>
          </table:table-cell>
          <table:table-cell table:formula="of:=['file:///home/diego/workspace/qin-cluster/pruebas/estadisticas/corrida-20120802000741.ods'#$secuencia.B721]" office:value-type="float" office:value="0">
            <text:p>0</text:p>
          </table:table-cell>
          <table:table-cell table:formula="of:=['file:///home/diego/workspace/qin-cluster/pruebas/estadisticas/corrida-20120802000741.ods'#$secuencia.C721]" office:value-type="float" office:value="0">
            <text:p>0,00</text:p>
          </table:table-cell>
          <table:table-cell table:formula="of:=[.C7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1]" office:value-type="float" office:value="0">
            <text:p>0</text:p>
          </table:table-cell>
          <table:table-cell table:formula="of:=['file:///home/diego/workspace/qin-cluster/pruebas/estadisticas/corrida-20120802000741.ods'#$acumulado.A721]" office:value-type="float" office:value="0">
            <text:p>0</text:p>
          </table:table-cell>
          <table:table-cell table:formula="of:=['file:///home/diego/workspace/qin-cluster/pruebas/estadisticas/corrida-20120802000741.ods'#$acumulado.C721]" office:value-type="float" office:value="0">
            <text:p>0</text:p>
          </table:table-cell>
          <table:table-cell table:formula="of:=['file:///home/diego/workspace/qin-cluster/pruebas/estadisticas/corrida-20120802000741.ods'#$acumulado.D721]" office:value-type="float" office:value="0">
            <text:p>0</text:p>
          </table:table-cell>
          <table:table-cell table:formula="of:=['file:///home/diego/workspace/qin-cluster/pruebas/estadisticas/corrida-20120802000741.ods'#$acumulado.E721]" office:value-type="float" office:value="0">
            <text:p>0</text:p>
          </table:table-cell>
          <table:table-cell table:formula="of:=['file:///home/diego/workspace/qin-cluster/pruebas/estadisticas/corrida-20120802000741.ods'#$acumulado.F721]" office:value-type="float" office:value="0">
            <text:p>0</text:p>
          </table:table-cell>
          <table:table-cell table:formula="of:=['file:///home/diego/workspace/qin-cluster/pruebas/estadisticas/corrida-20120802000741.ods'#$acumulado.G721]" office:value-type="float" office:value="0">
            <text:p>0</text:p>
          </table:table-cell>
          <table:table-cell table:formula="of:=[.L721]*100/[.$S$2]" office:value-type="float" office:value="0">
            <text:p>0,00</text:p>
          </table:table-cell>
          <table:table-cell table:formula="of:=[.I7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2]" office:value-type="float" office:value="0">
            <text:p>0</text:p>
          </table:table-cell>
          <table:table-cell office:value-type="float" office:value="721">
            <text:p>721</text:p>
          </table:table-cell>
          <table:table-cell table:formula="of:=['file:///home/diego/workspace/qin-cluster/pruebas/estadisticas/corrida-20120802000741.ods'#$secuencia.B722]" office:value-type="float" office:value="0">
            <text:p>0</text:p>
          </table:table-cell>
          <table:table-cell table:formula="of:=['file:///home/diego/workspace/qin-cluster/pruebas/estadisticas/corrida-20120802000741.ods'#$secuencia.C722]" office:value-type="float" office:value="0">
            <text:p>0,00</text:p>
          </table:table-cell>
          <table:table-cell table:formula="of:=[.C7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2]" office:value-type="float" office:value="0">
            <text:p>0</text:p>
          </table:table-cell>
          <table:table-cell table:formula="of:=['file:///home/diego/workspace/qin-cluster/pruebas/estadisticas/corrida-20120802000741.ods'#$acumulado.A722]" office:value-type="float" office:value="0">
            <text:p>0</text:p>
          </table:table-cell>
          <table:table-cell table:formula="of:=['file:///home/diego/workspace/qin-cluster/pruebas/estadisticas/corrida-20120802000741.ods'#$acumulado.C722]" office:value-type="float" office:value="0">
            <text:p>0</text:p>
          </table:table-cell>
          <table:table-cell table:formula="of:=['file:///home/diego/workspace/qin-cluster/pruebas/estadisticas/corrida-20120802000741.ods'#$acumulado.D722]" office:value-type="float" office:value="0">
            <text:p>0</text:p>
          </table:table-cell>
          <table:table-cell table:formula="of:=['file:///home/diego/workspace/qin-cluster/pruebas/estadisticas/corrida-20120802000741.ods'#$acumulado.E722]" office:value-type="float" office:value="0">
            <text:p>0</text:p>
          </table:table-cell>
          <table:table-cell table:formula="of:=['file:///home/diego/workspace/qin-cluster/pruebas/estadisticas/corrida-20120802000741.ods'#$acumulado.F722]" office:value-type="float" office:value="0">
            <text:p>0</text:p>
          </table:table-cell>
          <table:table-cell table:formula="of:=['file:///home/diego/workspace/qin-cluster/pruebas/estadisticas/corrida-20120802000741.ods'#$acumulado.G722]" office:value-type="float" office:value="0">
            <text:p>0</text:p>
          </table:table-cell>
          <table:table-cell table:formula="of:=[.L722]*100/[.$S$2]" office:value-type="float" office:value="0">
            <text:p>0,00</text:p>
          </table:table-cell>
          <table:table-cell table:formula="of:=[.I7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3]" office:value-type="float" office:value="0">
            <text:p>0</text:p>
          </table:table-cell>
          <table:table-cell office:value-type="float" office:value="722">
            <text:p>722</text:p>
          </table:table-cell>
          <table:table-cell table:formula="of:=['file:///home/diego/workspace/qin-cluster/pruebas/estadisticas/corrida-20120802000741.ods'#$secuencia.B723]" office:value-type="float" office:value="0">
            <text:p>0</text:p>
          </table:table-cell>
          <table:table-cell table:formula="of:=['file:///home/diego/workspace/qin-cluster/pruebas/estadisticas/corrida-20120802000741.ods'#$secuencia.C723]" office:value-type="float" office:value="0">
            <text:p>0,00</text:p>
          </table:table-cell>
          <table:table-cell table:formula="of:=[.C7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3]" office:value-type="float" office:value="0">
            <text:p>0</text:p>
          </table:table-cell>
          <table:table-cell table:formula="of:=['file:///home/diego/workspace/qin-cluster/pruebas/estadisticas/corrida-20120802000741.ods'#$acumulado.A723]" office:value-type="float" office:value="0">
            <text:p>0</text:p>
          </table:table-cell>
          <table:table-cell table:formula="of:=['file:///home/diego/workspace/qin-cluster/pruebas/estadisticas/corrida-20120802000741.ods'#$acumulado.C723]" office:value-type="float" office:value="0">
            <text:p>0</text:p>
          </table:table-cell>
          <table:table-cell table:formula="of:=['file:///home/diego/workspace/qin-cluster/pruebas/estadisticas/corrida-20120802000741.ods'#$acumulado.D723]" office:value-type="float" office:value="0">
            <text:p>0</text:p>
          </table:table-cell>
          <table:table-cell table:formula="of:=['file:///home/diego/workspace/qin-cluster/pruebas/estadisticas/corrida-20120802000741.ods'#$acumulado.E723]" office:value-type="float" office:value="0">
            <text:p>0</text:p>
          </table:table-cell>
          <table:table-cell table:formula="of:=['file:///home/diego/workspace/qin-cluster/pruebas/estadisticas/corrida-20120802000741.ods'#$acumulado.F723]" office:value-type="float" office:value="0">
            <text:p>0</text:p>
          </table:table-cell>
          <table:table-cell table:formula="of:=['file:///home/diego/workspace/qin-cluster/pruebas/estadisticas/corrida-20120802000741.ods'#$acumulado.G723]" office:value-type="float" office:value="0">
            <text:p>0</text:p>
          </table:table-cell>
          <table:table-cell table:formula="of:=[.L723]*100/[.$S$2]" office:value-type="float" office:value="0">
            <text:p>0,00</text:p>
          </table:table-cell>
          <table:table-cell table:formula="of:=[.I7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4]" office:value-type="float" office:value="0">
            <text:p>0</text:p>
          </table:table-cell>
          <table:table-cell office:value-type="float" office:value="723">
            <text:p>723</text:p>
          </table:table-cell>
          <table:table-cell table:formula="of:=['file:///home/diego/workspace/qin-cluster/pruebas/estadisticas/corrida-20120802000741.ods'#$secuencia.B724]" office:value-type="float" office:value="0">
            <text:p>0</text:p>
          </table:table-cell>
          <table:table-cell table:formula="of:=['file:///home/diego/workspace/qin-cluster/pruebas/estadisticas/corrida-20120802000741.ods'#$secuencia.C724]" office:value-type="float" office:value="0">
            <text:p>0,00</text:p>
          </table:table-cell>
          <table:table-cell table:formula="of:=[.C7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4]" office:value-type="float" office:value="0">
            <text:p>0</text:p>
          </table:table-cell>
          <table:table-cell table:formula="of:=['file:///home/diego/workspace/qin-cluster/pruebas/estadisticas/corrida-20120802000741.ods'#$acumulado.A724]" office:value-type="float" office:value="0">
            <text:p>0</text:p>
          </table:table-cell>
          <table:table-cell table:formula="of:=['file:///home/diego/workspace/qin-cluster/pruebas/estadisticas/corrida-20120802000741.ods'#$acumulado.C724]" office:value-type="float" office:value="0">
            <text:p>0</text:p>
          </table:table-cell>
          <table:table-cell table:formula="of:=['file:///home/diego/workspace/qin-cluster/pruebas/estadisticas/corrida-20120802000741.ods'#$acumulado.D724]" office:value-type="float" office:value="0">
            <text:p>0</text:p>
          </table:table-cell>
          <table:table-cell table:formula="of:=['file:///home/diego/workspace/qin-cluster/pruebas/estadisticas/corrida-20120802000741.ods'#$acumulado.E724]" office:value-type="float" office:value="0">
            <text:p>0</text:p>
          </table:table-cell>
          <table:table-cell table:formula="of:=['file:///home/diego/workspace/qin-cluster/pruebas/estadisticas/corrida-20120802000741.ods'#$acumulado.F724]" office:value-type="float" office:value="0">
            <text:p>0</text:p>
          </table:table-cell>
          <table:table-cell table:formula="of:=['file:///home/diego/workspace/qin-cluster/pruebas/estadisticas/corrida-20120802000741.ods'#$acumulado.G724]" office:value-type="float" office:value="0">
            <text:p>0</text:p>
          </table:table-cell>
          <table:table-cell table:formula="of:=[.L724]*100/[.$S$2]" office:value-type="float" office:value="0">
            <text:p>0,00</text:p>
          </table:table-cell>
          <table:table-cell table:formula="of:=[.I7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5]" office:value-type="float" office:value="0">
            <text:p>0</text:p>
          </table:table-cell>
          <table:table-cell office:value-type="float" office:value="724">
            <text:p>724</text:p>
          </table:table-cell>
          <table:table-cell table:formula="of:=['file:///home/diego/workspace/qin-cluster/pruebas/estadisticas/corrida-20120802000741.ods'#$secuencia.B725]" office:value-type="float" office:value="0">
            <text:p>0</text:p>
          </table:table-cell>
          <table:table-cell table:formula="of:=['file:///home/diego/workspace/qin-cluster/pruebas/estadisticas/corrida-20120802000741.ods'#$secuencia.C725]" office:value-type="float" office:value="0">
            <text:p>0,00</text:p>
          </table:table-cell>
          <table:table-cell table:formula="of:=[.C7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5]" office:value-type="float" office:value="0">
            <text:p>0</text:p>
          </table:table-cell>
          <table:table-cell table:formula="of:=['file:///home/diego/workspace/qin-cluster/pruebas/estadisticas/corrida-20120802000741.ods'#$acumulado.A725]" office:value-type="float" office:value="0">
            <text:p>0</text:p>
          </table:table-cell>
          <table:table-cell table:formula="of:=['file:///home/diego/workspace/qin-cluster/pruebas/estadisticas/corrida-20120802000741.ods'#$acumulado.C725]" office:value-type="float" office:value="0">
            <text:p>0</text:p>
          </table:table-cell>
          <table:table-cell table:formula="of:=['file:///home/diego/workspace/qin-cluster/pruebas/estadisticas/corrida-20120802000741.ods'#$acumulado.D725]" office:value-type="float" office:value="0">
            <text:p>0</text:p>
          </table:table-cell>
          <table:table-cell table:formula="of:=['file:///home/diego/workspace/qin-cluster/pruebas/estadisticas/corrida-20120802000741.ods'#$acumulado.E725]" office:value-type="float" office:value="0">
            <text:p>0</text:p>
          </table:table-cell>
          <table:table-cell table:formula="of:=['file:///home/diego/workspace/qin-cluster/pruebas/estadisticas/corrida-20120802000741.ods'#$acumulado.F725]" office:value-type="float" office:value="0">
            <text:p>0</text:p>
          </table:table-cell>
          <table:table-cell table:formula="of:=['file:///home/diego/workspace/qin-cluster/pruebas/estadisticas/corrida-20120802000741.ods'#$acumulado.G725]" office:value-type="float" office:value="0">
            <text:p>0</text:p>
          </table:table-cell>
          <table:table-cell table:formula="of:=[.L725]*100/[.$S$2]" office:value-type="float" office:value="0">
            <text:p>0,00</text:p>
          </table:table-cell>
          <table:table-cell table:formula="of:=[.I7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6]" office:value-type="float" office:value="0">
            <text:p>0</text:p>
          </table:table-cell>
          <table:table-cell office:value-type="float" office:value="725">
            <text:p>725</text:p>
          </table:table-cell>
          <table:table-cell table:formula="of:=['file:///home/diego/workspace/qin-cluster/pruebas/estadisticas/corrida-20120802000741.ods'#$secuencia.B726]" office:value-type="float" office:value="0">
            <text:p>0</text:p>
          </table:table-cell>
          <table:table-cell table:formula="of:=['file:///home/diego/workspace/qin-cluster/pruebas/estadisticas/corrida-20120802000741.ods'#$secuencia.C726]" office:value-type="float" office:value="0">
            <text:p>0,00</text:p>
          </table:table-cell>
          <table:table-cell table:formula="of:=[.C7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6]" office:value-type="float" office:value="0">
            <text:p>0</text:p>
          </table:table-cell>
          <table:table-cell table:formula="of:=['file:///home/diego/workspace/qin-cluster/pruebas/estadisticas/corrida-20120802000741.ods'#$acumulado.A726]" office:value-type="float" office:value="0">
            <text:p>0</text:p>
          </table:table-cell>
          <table:table-cell table:formula="of:=['file:///home/diego/workspace/qin-cluster/pruebas/estadisticas/corrida-20120802000741.ods'#$acumulado.C726]" office:value-type="float" office:value="0">
            <text:p>0</text:p>
          </table:table-cell>
          <table:table-cell table:formula="of:=['file:///home/diego/workspace/qin-cluster/pruebas/estadisticas/corrida-20120802000741.ods'#$acumulado.D726]" office:value-type="float" office:value="0">
            <text:p>0</text:p>
          </table:table-cell>
          <table:table-cell table:formula="of:=['file:///home/diego/workspace/qin-cluster/pruebas/estadisticas/corrida-20120802000741.ods'#$acumulado.E726]" office:value-type="float" office:value="0">
            <text:p>0</text:p>
          </table:table-cell>
          <table:table-cell table:formula="of:=['file:///home/diego/workspace/qin-cluster/pruebas/estadisticas/corrida-20120802000741.ods'#$acumulado.F726]" office:value-type="float" office:value="0">
            <text:p>0</text:p>
          </table:table-cell>
          <table:table-cell table:formula="of:=['file:///home/diego/workspace/qin-cluster/pruebas/estadisticas/corrida-20120802000741.ods'#$acumulado.G726]" office:value-type="float" office:value="0">
            <text:p>0</text:p>
          </table:table-cell>
          <table:table-cell table:formula="of:=[.L726]*100/[.$S$2]" office:value-type="float" office:value="0">
            <text:p>0,00</text:p>
          </table:table-cell>
          <table:table-cell table:formula="of:=[.I7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7]" office:value-type="float" office:value="0">
            <text:p>0</text:p>
          </table:table-cell>
          <table:table-cell office:value-type="float" office:value="726">
            <text:p>726</text:p>
          </table:table-cell>
          <table:table-cell table:formula="of:=['file:///home/diego/workspace/qin-cluster/pruebas/estadisticas/corrida-20120802000741.ods'#$secuencia.B727]" office:value-type="float" office:value="0">
            <text:p>0</text:p>
          </table:table-cell>
          <table:table-cell table:formula="of:=['file:///home/diego/workspace/qin-cluster/pruebas/estadisticas/corrida-20120802000741.ods'#$secuencia.C727]" office:value-type="float" office:value="0">
            <text:p>0,00</text:p>
          </table:table-cell>
          <table:table-cell table:formula="of:=[.C7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7]" office:value-type="float" office:value="0">
            <text:p>0</text:p>
          </table:table-cell>
          <table:table-cell table:formula="of:=['file:///home/diego/workspace/qin-cluster/pruebas/estadisticas/corrida-20120802000741.ods'#$acumulado.A727]" office:value-type="float" office:value="0">
            <text:p>0</text:p>
          </table:table-cell>
          <table:table-cell table:formula="of:=['file:///home/diego/workspace/qin-cluster/pruebas/estadisticas/corrida-20120802000741.ods'#$acumulado.C727]" office:value-type="float" office:value="0">
            <text:p>0</text:p>
          </table:table-cell>
          <table:table-cell table:formula="of:=['file:///home/diego/workspace/qin-cluster/pruebas/estadisticas/corrida-20120802000741.ods'#$acumulado.D727]" office:value-type="float" office:value="0">
            <text:p>0</text:p>
          </table:table-cell>
          <table:table-cell table:formula="of:=['file:///home/diego/workspace/qin-cluster/pruebas/estadisticas/corrida-20120802000741.ods'#$acumulado.E727]" office:value-type="float" office:value="0">
            <text:p>0</text:p>
          </table:table-cell>
          <table:table-cell table:formula="of:=['file:///home/diego/workspace/qin-cluster/pruebas/estadisticas/corrida-20120802000741.ods'#$acumulado.F727]" office:value-type="float" office:value="0">
            <text:p>0</text:p>
          </table:table-cell>
          <table:table-cell table:formula="of:=['file:///home/diego/workspace/qin-cluster/pruebas/estadisticas/corrida-20120802000741.ods'#$acumulado.G727]" office:value-type="float" office:value="0">
            <text:p>0</text:p>
          </table:table-cell>
          <table:table-cell table:formula="of:=[.L727]*100/[.$S$2]" office:value-type="float" office:value="0">
            <text:p>0,00</text:p>
          </table:table-cell>
          <table:table-cell table:formula="of:=[.I7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8]" office:value-type="float" office:value="0">
            <text:p>0</text:p>
          </table:table-cell>
          <table:table-cell office:value-type="float" office:value="727">
            <text:p>727</text:p>
          </table:table-cell>
          <table:table-cell table:formula="of:=['file:///home/diego/workspace/qin-cluster/pruebas/estadisticas/corrida-20120802000741.ods'#$secuencia.B728]" office:value-type="float" office:value="0">
            <text:p>0</text:p>
          </table:table-cell>
          <table:table-cell table:formula="of:=['file:///home/diego/workspace/qin-cluster/pruebas/estadisticas/corrida-20120802000741.ods'#$secuencia.C728]" office:value-type="float" office:value="0">
            <text:p>0,00</text:p>
          </table:table-cell>
          <table:table-cell table:formula="of:=[.C7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8]" office:value-type="float" office:value="0">
            <text:p>0</text:p>
          </table:table-cell>
          <table:table-cell table:formula="of:=['file:///home/diego/workspace/qin-cluster/pruebas/estadisticas/corrida-20120802000741.ods'#$acumulado.A728]" office:value-type="float" office:value="0">
            <text:p>0</text:p>
          </table:table-cell>
          <table:table-cell table:formula="of:=['file:///home/diego/workspace/qin-cluster/pruebas/estadisticas/corrida-20120802000741.ods'#$acumulado.C728]" office:value-type="float" office:value="0">
            <text:p>0</text:p>
          </table:table-cell>
          <table:table-cell table:formula="of:=['file:///home/diego/workspace/qin-cluster/pruebas/estadisticas/corrida-20120802000741.ods'#$acumulado.D728]" office:value-type="float" office:value="0">
            <text:p>0</text:p>
          </table:table-cell>
          <table:table-cell table:formula="of:=['file:///home/diego/workspace/qin-cluster/pruebas/estadisticas/corrida-20120802000741.ods'#$acumulado.E728]" office:value-type="float" office:value="0">
            <text:p>0</text:p>
          </table:table-cell>
          <table:table-cell table:formula="of:=['file:///home/diego/workspace/qin-cluster/pruebas/estadisticas/corrida-20120802000741.ods'#$acumulado.F728]" office:value-type="float" office:value="0">
            <text:p>0</text:p>
          </table:table-cell>
          <table:table-cell table:formula="of:=['file:///home/diego/workspace/qin-cluster/pruebas/estadisticas/corrida-20120802000741.ods'#$acumulado.G728]" office:value-type="float" office:value="0">
            <text:p>0</text:p>
          </table:table-cell>
          <table:table-cell table:formula="of:=[.L728]*100/[.$S$2]" office:value-type="float" office:value="0">
            <text:p>0,00</text:p>
          </table:table-cell>
          <table:table-cell table:formula="of:=[.I7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29]" office:value-type="float" office:value="0">
            <text:p>0</text:p>
          </table:table-cell>
          <table:table-cell office:value-type="float" office:value="728">
            <text:p>728</text:p>
          </table:table-cell>
          <table:table-cell table:formula="of:=['file:///home/diego/workspace/qin-cluster/pruebas/estadisticas/corrida-20120802000741.ods'#$secuencia.B729]" office:value-type="float" office:value="0">
            <text:p>0</text:p>
          </table:table-cell>
          <table:table-cell table:formula="of:=['file:///home/diego/workspace/qin-cluster/pruebas/estadisticas/corrida-20120802000741.ods'#$secuencia.C729]" office:value-type="float" office:value="0">
            <text:p>0,00</text:p>
          </table:table-cell>
          <table:table-cell table:formula="of:=[.C7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29]" office:value-type="float" office:value="0">
            <text:p>0</text:p>
          </table:table-cell>
          <table:table-cell table:formula="of:=['file:///home/diego/workspace/qin-cluster/pruebas/estadisticas/corrida-20120802000741.ods'#$acumulado.A729]" office:value-type="float" office:value="0">
            <text:p>0</text:p>
          </table:table-cell>
          <table:table-cell table:formula="of:=['file:///home/diego/workspace/qin-cluster/pruebas/estadisticas/corrida-20120802000741.ods'#$acumulado.C729]" office:value-type="float" office:value="0">
            <text:p>0</text:p>
          </table:table-cell>
          <table:table-cell table:formula="of:=['file:///home/diego/workspace/qin-cluster/pruebas/estadisticas/corrida-20120802000741.ods'#$acumulado.D729]" office:value-type="float" office:value="0">
            <text:p>0</text:p>
          </table:table-cell>
          <table:table-cell table:formula="of:=['file:///home/diego/workspace/qin-cluster/pruebas/estadisticas/corrida-20120802000741.ods'#$acumulado.E729]" office:value-type="float" office:value="0">
            <text:p>0</text:p>
          </table:table-cell>
          <table:table-cell table:formula="of:=['file:///home/diego/workspace/qin-cluster/pruebas/estadisticas/corrida-20120802000741.ods'#$acumulado.F729]" office:value-type="float" office:value="0">
            <text:p>0</text:p>
          </table:table-cell>
          <table:table-cell table:formula="of:=['file:///home/diego/workspace/qin-cluster/pruebas/estadisticas/corrida-20120802000741.ods'#$acumulado.G729]" office:value-type="float" office:value="0">
            <text:p>0</text:p>
          </table:table-cell>
          <table:table-cell table:formula="of:=[.L729]*100/[.$S$2]" office:value-type="float" office:value="0">
            <text:p>0,00</text:p>
          </table:table-cell>
          <table:table-cell table:formula="of:=[.I7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0]" office:value-type="float" office:value="0">
            <text:p>0</text:p>
          </table:table-cell>
          <table:table-cell office:value-type="float" office:value="729">
            <text:p>729</text:p>
          </table:table-cell>
          <table:table-cell table:formula="of:=['file:///home/diego/workspace/qin-cluster/pruebas/estadisticas/corrida-20120802000741.ods'#$secuencia.B730]" office:value-type="float" office:value="0">
            <text:p>0</text:p>
          </table:table-cell>
          <table:table-cell table:formula="of:=['file:///home/diego/workspace/qin-cluster/pruebas/estadisticas/corrida-20120802000741.ods'#$secuencia.C730]" office:value-type="float" office:value="0">
            <text:p>0,00</text:p>
          </table:table-cell>
          <table:table-cell table:formula="of:=[.C7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0]" office:value-type="float" office:value="0">
            <text:p>0</text:p>
          </table:table-cell>
          <table:table-cell table:formula="of:=['file:///home/diego/workspace/qin-cluster/pruebas/estadisticas/corrida-20120802000741.ods'#$acumulado.A730]" office:value-type="float" office:value="0">
            <text:p>0</text:p>
          </table:table-cell>
          <table:table-cell table:formula="of:=['file:///home/diego/workspace/qin-cluster/pruebas/estadisticas/corrida-20120802000741.ods'#$acumulado.C730]" office:value-type="float" office:value="0">
            <text:p>0</text:p>
          </table:table-cell>
          <table:table-cell table:formula="of:=['file:///home/diego/workspace/qin-cluster/pruebas/estadisticas/corrida-20120802000741.ods'#$acumulado.D730]" office:value-type="float" office:value="0">
            <text:p>0</text:p>
          </table:table-cell>
          <table:table-cell table:formula="of:=['file:///home/diego/workspace/qin-cluster/pruebas/estadisticas/corrida-20120802000741.ods'#$acumulado.E730]" office:value-type="float" office:value="0">
            <text:p>0</text:p>
          </table:table-cell>
          <table:table-cell table:formula="of:=['file:///home/diego/workspace/qin-cluster/pruebas/estadisticas/corrida-20120802000741.ods'#$acumulado.F730]" office:value-type="float" office:value="0">
            <text:p>0</text:p>
          </table:table-cell>
          <table:table-cell table:formula="of:=['file:///home/diego/workspace/qin-cluster/pruebas/estadisticas/corrida-20120802000741.ods'#$acumulado.G730]" office:value-type="float" office:value="0">
            <text:p>0</text:p>
          </table:table-cell>
          <table:table-cell table:formula="of:=[.L730]*100/[.$S$2]" office:value-type="float" office:value="0">
            <text:p>0,00</text:p>
          </table:table-cell>
          <table:table-cell table:formula="of:=[.I7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1]" office:value-type="float" office:value="0">
            <text:p>0</text:p>
          </table:table-cell>
          <table:table-cell office:value-type="float" office:value="730">
            <text:p>730</text:p>
          </table:table-cell>
          <table:table-cell table:formula="of:=['file:///home/diego/workspace/qin-cluster/pruebas/estadisticas/corrida-20120802000741.ods'#$secuencia.B731]" office:value-type="float" office:value="0">
            <text:p>0</text:p>
          </table:table-cell>
          <table:table-cell table:formula="of:=['file:///home/diego/workspace/qin-cluster/pruebas/estadisticas/corrida-20120802000741.ods'#$secuencia.C731]" office:value-type="float" office:value="0">
            <text:p>0,00</text:p>
          </table:table-cell>
          <table:table-cell table:formula="of:=[.C7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1]" office:value-type="float" office:value="0">
            <text:p>0</text:p>
          </table:table-cell>
          <table:table-cell table:formula="of:=['file:///home/diego/workspace/qin-cluster/pruebas/estadisticas/corrida-20120802000741.ods'#$acumulado.A731]" office:value-type="float" office:value="0">
            <text:p>0</text:p>
          </table:table-cell>
          <table:table-cell table:formula="of:=['file:///home/diego/workspace/qin-cluster/pruebas/estadisticas/corrida-20120802000741.ods'#$acumulado.C731]" office:value-type="float" office:value="0">
            <text:p>0</text:p>
          </table:table-cell>
          <table:table-cell table:formula="of:=['file:///home/diego/workspace/qin-cluster/pruebas/estadisticas/corrida-20120802000741.ods'#$acumulado.D731]" office:value-type="float" office:value="0">
            <text:p>0</text:p>
          </table:table-cell>
          <table:table-cell table:formula="of:=['file:///home/diego/workspace/qin-cluster/pruebas/estadisticas/corrida-20120802000741.ods'#$acumulado.E731]" office:value-type="float" office:value="0">
            <text:p>0</text:p>
          </table:table-cell>
          <table:table-cell table:formula="of:=['file:///home/diego/workspace/qin-cluster/pruebas/estadisticas/corrida-20120802000741.ods'#$acumulado.F731]" office:value-type="float" office:value="0">
            <text:p>0</text:p>
          </table:table-cell>
          <table:table-cell table:formula="of:=['file:///home/diego/workspace/qin-cluster/pruebas/estadisticas/corrida-20120802000741.ods'#$acumulado.G731]" office:value-type="float" office:value="0">
            <text:p>0</text:p>
          </table:table-cell>
          <table:table-cell table:formula="of:=[.L731]*100/[.$S$2]" office:value-type="float" office:value="0">
            <text:p>0,00</text:p>
          </table:table-cell>
          <table:table-cell table:formula="of:=[.I7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2]" office:value-type="float" office:value="0">
            <text:p>0</text:p>
          </table:table-cell>
          <table:table-cell office:value-type="float" office:value="731">
            <text:p>731</text:p>
          </table:table-cell>
          <table:table-cell table:formula="of:=['file:///home/diego/workspace/qin-cluster/pruebas/estadisticas/corrida-20120802000741.ods'#$secuencia.B732]" office:value-type="float" office:value="0">
            <text:p>0</text:p>
          </table:table-cell>
          <table:table-cell table:formula="of:=['file:///home/diego/workspace/qin-cluster/pruebas/estadisticas/corrida-20120802000741.ods'#$secuencia.C732]" office:value-type="float" office:value="0">
            <text:p>0,00</text:p>
          </table:table-cell>
          <table:table-cell table:formula="of:=[.C7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2]" office:value-type="float" office:value="0">
            <text:p>0</text:p>
          </table:table-cell>
          <table:table-cell table:formula="of:=['file:///home/diego/workspace/qin-cluster/pruebas/estadisticas/corrida-20120802000741.ods'#$acumulado.A732]" office:value-type="float" office:value="0">
            <text:p>0</text:p>
          </table:table-cell>
          <table:table-cell table:formula="of:=['file:///home/diego/workspace/qin-cluster/pruebas/estadisticas/corrida-20120802000741.ods'#$acumulado.C732]" office:value-type="float" office:value="0">
            <text:p>0</text:p>
          </table:table-cell>
          <table:table-cell table:formula="of:=['file:///home/diego/workspace/qin-cluster/pruebas/estadisticas/corrida-20120802000741.ods'#$acumulado.D732]" office:value-type="float" office:value="0">
            <text:p>0</text:p>
          </table:table-cell>
          <table:table-cell table:formula="of:=['file:///home/diego/workspace/qin-cluster/pruebas/estadisticas/corrida-20120802000741.ods'#$acumulado.E732]" office:value-type="float" office:value="0">
            <text:p>0</text:p>
          </table:table-cell>
          <table:table-cell table:formula="of:=['file:///home/diego/workspace/qin-cluster/pruebas/estadisticas/corrida-20120802000741.ods'#$acumulado.F732]" office:value-type="float" office:value="0">
            <text:p>0</text:p>
          </table:table-cell>
          <table:table-cell table:formula="of:=['file:///home/diego/workspace/qin-cluster/pruebas/estadisticas/corrida-20120802000741.ods'#$acumulado.G732]" office:value-type="float" office:value="0">
            <text:p>0</text:p>
          </table:table-cell>
          <table:table-cell table:formula="of:=[.L732]*100/[.$S$2]" office:value-type="float" office:value="0">
            <text:p>0,00</text:p>
          </table:table-cell>
          <table:table-cell table:formula="of:=[.I7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3]" office:value-type="float" office:value="0">
            <text:p>0</text:p>
          </table:table-cell>
          <table:table-cell office:value-type="float" office:value="732">
            <text:p>732</text:p>
          </table:table-cell>
          <table:table-cell table:formula="of:=['file:///home/diego/workspace/qin-cluster/pruebas/estadisticas/corrida-20120802000741.ods'#$secuencia.B733]" office:value-type="float" office:value="0">
            <text:p>0</text:p>
          </table:table-cell>
          <table:table-cell table:formula="of:=['file:///home/diego/workspace/qin-cluster/pruebas/estadisticas/corrida-20120802000741.ods'#$secuencia.C733]" office:value-type="float" office:value="0">
            <text:p>0,00</text:p>
          </table:table-cell>
          <table:table-cell table:formula="of:=[.C7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3]" office:value-type="float" office:value="0">
            <text:p>0</text:p>
          </table:table-cell>
          <table:table-cell table:formula="of:=['file:///home/diego/workspace/qin-cluster/pruebas/estadisticas/corrida-20120802000741.ods'#$acumulado.A733]" office:value-type="float" office:value="0">
            <text:p>0</text:p>
          </table:table-cell>
          <table:table-cell table:formula="of:=['file:///home/diego/workspace/qin-cluster/pruebas/estadisticas/corrida-20120802000741.ods'#$acumulado.C733]" office:value-type="float" office:value="0">
            <text:p>0</text:p>
          </table:table-cell>
          <table:table-cell table:formula="of:=['file:///home/diego/workspace/qin-cluster/pruebas/estadisticas/corrida-20120802000741.ods'#$acumulado.D733]" office:value-type="float" office:value="0">
            <text:p>0</text:p>
          </table:table-cell>
          <table:table-cell table:formula="of:=['file:///home/diego/workspace/qin-cluster/pruebas/estadisticas/corrida-20120802000741.ods'#$acumulado.E733]" office:value-type="float" office:value="0">
            <text:p>0</text:p>
          </table:table-cell>
          <table:table-cell table:formula="of:=['file:///home/diego/workspace/qin-cluster/pruebas/estadisticas/corrida-20120802000741.ods'#$acumulado.F733]" office:value-type="float" office:value="0">
            <text:p>0</text:p>
          </table:table-cell>
          <table:table-cell table:formula="of:=['file:///home/diego/workspace/qin-cluster/pruebas/estadisticas/corrida-20120802000741.ods'#$acumulado.G733]" office:value-type="float" office:value="0">
            <text:p>0</text:p>
          </table:table-cell>
          <table:table-cell table:formula="of:=[.L733]*100/[.$S$2]" office:value-type="float" office:value="0">
            <text:p>0,00</text:p>
          </table:table-cell>
          <table:table-cell table:formula="of:=[.I7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4]" office:value-type="float" office:value="0">
            <text:p>0</text:p>
          </table:table-cell>
          <table:table-cell office:value-type="float" office:value="733">
            <text:p>733</text:p>
          </table:table-cell>
          <table:table-cell table:formula="of:=['file:///home/diego/workspace/qin-cluster/pruebas/estadisticas/corrida-20120802000741.ods'#$secuencia.B734]" office:value-type="float" office:value="0">
            <text:p>0</text:p>
          </table:table-cell>
          <table:table-cell table:formula="of:=['file:///home/diego/workspace/qin-cluster/pruebas/estadisticas/corrida-20120802000741.ods'#$secuencia.C734]" office:value-type="float" office:value="0">
            <text:p>0,00</text:p>
          </table:table-cell>
          <table:table-cell table:formula="of:=[.C7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4]" office:value-type="float" office:value="0">
            <text:p>0</text:p>
          </table:table-cell>
          <table:table-cell table:formula="of:=['file:///home/diego/workspace/qin-cluster/pruebas/estadisticas/corrida-20120802000741.ods'#$acumulado.A734]" office:value-type="float" office:value="0">
            <text:p>0</text:p>
          </table:table-cell>
          <table:table-cell table:formula="of:=['file:///home/diego/workspace/qin-cluster/pruebas/estadisticas/corrida-20120802000741.ods'#$acumulado.C734]" office:value-type="float" office:value="0">
            <text:p>0</text:p>
          </table:table-cell>
          <table:table-cell table:formula="of:=['file:///home/diego/workspace/qin-cluster/pruebas/estadisticas/corrida-20120802000741.ods'#$acumulado.D734]" office:value-type="float" office:value="0">
            <text:p>0</text:p>
          </table:table-cell>
          <table:table-cell table:formula="of:=['file:///home/diego/workspace/qin-cluster/pruebas/estadisticas/corrida-20120802000741.ods'#$acumulado.E734]" office:value-type="float" office:value="0">
            <text:p>0</text:p>
          </table:table-cell>
          <table:table-cell table:formula="of:=['file:///home/diego/workspace/qin-cluster/pruebas/estadisticas/corrida-20120802000741.ods'#$acumulado.F734]" office:value-type="float" office:value="0">
            <text:p>0</text:p>
          </table:table-cell>
          <table:table-cell table:formula="of:=['file:///home/diego/workspace/qin-cluster/pruebas/estadisticas/corrida-20120802000741.ods'#$acumulado.G734]" office:value-type="float" office:value="0">
            <text:p>0</text:p>
          </table:table-cell>
          <table:table-cell table:formula="of:=[.L734]*100/[.$S$2]" office:value-type="float" office:value="0">
            <text:p>0,00</text:p>
          </table:table-cell>
          <table:table-cell table:formula="of:=[.I7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5]" office:value-type="float" office:value="0">
            <text:p>0</text:p>
          </table:table-cell>
          <table:table-cell office:value-type="float" office:value="734">
            <text:p>734</text:p>
          </table:table-cell>
          <table:table-cell table:formula="of:=['file:///home/diego/workspace/qin-cluster/pruebas/estadisticas/corrida-20120802000741.ods'#$secuencia.B735]" office:value-type="float" office:value="0">
            <text:p>0</text:p>
          </table:table-cell>
          <table:table-cell table:formula="of:=['file:///home/diego/workspace/qin-cluster/pruebas/estadisticas/corrida-20120802000741.ods'#$secuencia.C735]" office:value-type="float" office:value="0">
            <text:p>0,00</text:p>
          </table:table-cell>
          <table:table-cell table:formula="of:=[.C7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5]" office:value-type="float" office:value="0">
            <text:p>0</text:p>
          </table:table-cell>
          <table:table-cell table:formula="of:=['file:///home/diego/workspace/qin-cluster/pruebas/estadisticas/corrida-20120802000741.ods'#$acumulado.A735]" office:value-type="float" office:value="0">
            <text:p>0</text:p>
          </table:table-cell>
          <table:table-cell table:formula="of:=['file:///home/diego/workspace/qin-cluster/pruebas/estadisticas/corrida-20120802000741.ods'#$acumulado.C735]" office:value-type="float" office:value="0">
            <text:p>0</text:p>
          </table:table-cell>
          <table:table-cell table:formula="of:=['file:///home/diego/workspace/qin-cluster/pruebas/estadisticas/corrida-20120802000741.ods'#$acumulado.D735]" office:value-type="float" office:value="0">
            <text:p>0</text:p>
          </table:table-cell>
          <table:table-cell table:formula="of:=['file:///home/diego/workspace/qin-cluster/pruebas/estadisticas/corrida-20120802000741.ods'#$acumulado.E735]" office:value-type="float" office:value="0">
            <text:p>0</text:p>
          </table:table-cell>
          <table:table-cell table:formula="of:=['file:///home/diego/workspace/qin-cluster/pruebas/estadisticas/corrida-20120802000741.ods'#$acumulado.F735]" office:value-type="float" office:value="0">
            <text:p>0</text:p>
          </table:table-cell>
          <table:table-cell table:formula="of:=['file:///home/diego/workspace/qin-cluster/pruebas/estadisticas/corrida-20120802000741.ods'#$acumulado.G735]" office:value-type="float" office:value="0">
            <text:p>0</text:p>
          </table:table-cell>
          <table:table-cell table:formula="of:=[.L735]*100/[.$S$2]" office:value-type="float" office:value="0">
            <text:p>0,00</text:p>
          </table:table-cell>
          <table:table-cell table:formula="of:=[.I7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6]" office:value-type="float" office:value="0">
            <text:p>0</text:p>
          </table:table-cell>
          <table:table-cell office:value-type="float" office:value="735">
            <text:p>735</text:p>
          </table:table-cell>
          <table:table-cell table:formula="of:=['file:///home/diego/workspace/qin-cluster/pruebas/estadisticas/corrida-20120802000741.ods'#$secuencia.B736]" office:value-type="float" office:value="0">
            <text:p>0</text:p>
          </table:table-cell>
          <table:table-cell table:formula="of:=['file:///home/diego/workspace/qin-cluster/pruebas/estadisticas/corrida-20120802000741.ods'#$secuencia.C736]" office:value-type="float" office:value="0">
            <text:p>0,00</text:p>
          </table:table-cell>
          <table:table-cell table:formula="of:=[.C7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6]" office:value-type="float" office:value="0">
            <text:p>0</text:p>
          </table:table-cell>
          <table:table-cell table:formula="of:=['file:///home/diego/workspace/qin-cluster/pruebas/estadisticas/corrida-20120802000741.ods'#$acumulado.A736]" office:value-type="float" office:value="0">
            <text:p>0</text:p>
          </table:table-cell>
          <table:table-cell table:formula="of:=['file:///home/diego/workspace/qin-cluster/pruebas/estadisticas/corrida-20120802000741.ods'#$acumulado.C736]" office:value-type="float" office:value="0">
            <text:p>0</text:p>
          </table:table-cell>
          <table:table-cell table:formula="of:=['file:///home/diego/workspace/qin-cluster/pruebas/estadisticas/corrida-20120802000741.ods'#$acumulado.D736]" office:value-type="float" office:value="0">
            <text:p>0</text:p>
          </table:table-cell>
          <table:table-cell table:formula="of:=['file:///home/diego/workspace/qin-cluster/pruebas/estadisticas/corrida-20120802000741.ods'#$acumulado.E736]" office:value-type="float" office:value="0">
            <text:p>0</text:p>
          </table:table-cell>
          <table:table-cell table:formula="of:=['file:///home/diego/workspace/qin-cluster/pruebas/estadisticas/corrida-20120802000741.ods'#$acumulado.F736]" office:value-type="float" office:value="0">
            <text:p>0</text:p>
          </table:table-cell>
          <table:table-cell table:formula="of:=['file:///home/diego/workspace/qin-cluster/pruebas/estadisticas/corrida-20120802000741.ods'#$acumulado.G736]" office:value-type="float" office:value="0">
            <text:p>0</text:p>
          </table:table-cell>
          <table:table-cell table:formula="of:=[.L736]*100/[.$S$2]" office:value-type="float" office:value="0">
            <text:p>0,00</text:p>
          </table:table-cell>
          <table:table-cell table:formula="of:=[.I7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7]" office:value-type="float" office:value="0">
            <text:p>0</text:p>
          </table:table-cell>
          <table:table-cell office:value-type="float" office:value="736">
            <text:p>736</text:p>
          </table:table-cell>
          <table:table-cell table:formula="of:=['file:///home/diego/workspace/qin-cluster/pruebas/estadisticas/corrida-20120802000741.ods'#$secuencia.B737]" office:value-type="float" office:value="0">
            <text:p>0</text:p>
          </table:table-cell>
          <table:table-cell table:formula="of:=['file:///home/diego/workspace/qin-cluster/pruebas/estadisticas/corrida-20120802000741.ods'#$secuencia.C737]" office:value-type="float" office:value="0">
            <text:p>0,00</text:p>
          </table:table-cell>
          <table:table-cell table:formula="of:=[.C7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7]" office:value-type="float" office:value="0">
            <text:p>0</text:p>
          </table:table-cell>
          <table:table-cell table:formula="of:=['file:///home/diego/workspace/qin-cluster/pruebas/estadisticas/corrida-20120802000741.ods'#$acumulado.A737]" office:value-type="float" office:value="0">
            <text:p>0</text:p>
          </table:table-cell>
          <table:table-cell table:formula="of:=['file:///home/diego/workspace/qin-cluster/pruebas/estadisticas/corrida-20120802000741.ods'#$acumulado.C737]" office:value-type="float" office:value="0">
            <text:p>0</text:p>
          </table:table-cell>
          <table:table-cell table:formula="of:=['file:///home/diego/workspace/qin-cluster/pruebas/estadisticas/corrida-20120802000741.ods'#$acumulado.D737]" office:value-type="float" office:value="0">
            <text:p>0</text:p>
          </table:table-cell>
          <table:table-cell table:formula="of:=['file:///home/diego/workspace/qin-cluster/pruebas/estadisticas/corrida-20120802000741.ods'#$acumulado.E737]" office:value-type="float" office:value="0">
            <text:p>0</text:p>
          </table:table-cell>
          <table:table-cell table:formula="of:=['file:///home/diego/workspace/qin-cluster/pruebas/estadisticas/corrida-20120802000741.ods'#$acumulado.F737]" office:value-type="float" office:value="0">
            <text:p>0</text:p>
          </table:table-cell>
          <table:table-cell table:formula="of:=['file:///home/diego/workspace/qin-cluster/pruebas/estadisticas/corrida-20120802000741.ods'#$acumulado.G737]" office:value-type="float" office:value="0">
            <text:p>0</text:p>
          </table:table-cell>
          <table:table-cell table:formula="of:=[.L737]*100/[.$S$2]" office:value-type="float" office:value="0">
            <text:p>0,00</text:p>
          </table:table-cell>
          <table:table-cell table:formula="of:=[.I7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8]" office:value-type="float" office:value="0">
            <text:p>0</text:p>
          </table:table-cell>
          <table:table-cell office:value-type="float" office:value="737">
            <text:p>737</text:p>
          </table:table-cell>
          <table:table-cell table:formula="of:=['file:///home/diego/workspace/qin-cluster/pruebas/estadisticas/corrida-20120802000741.ods'#$secuencia.B738]" office:value-type="float" office:value="0">
            <text:p>0</text:p>
          </table:table-cell>
          <table:table-cell table:formula="of:=['file:///home/diego/workspace/qin-cluster/pruebas/estadisticas/corrida-20120802000741.ods'#$secuencia.C738]" office:value-type="float" office:value="0">
            <text:p>0,00</text:p>
          </table:table-cell>
          <table:table-cell table:formula="of:=[.C7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8]" office:value-type="float" office:value="0">
            <text:p>0</text:p>
          </table:table-cell>
          <table:table-cell table:formula="of:=['file:///home/diego/workspace/qin-cluster/pruebas/estadisticas/corrida-20120802000741.ods'#$acumulado.A738]" office:value-type="float" office:value="0">
            <text:p>0</text:p>
          </table:table-cell>
          <table:table-cell table:formula="of:=['file:///home/diego/workspace/qin-cluster/pruebas/estadisticas/corrida-20120802000741.ods'#$acumulado.C738]" office:value-type="float" office:value="0">
            <text:p>0</text:p>
          </table:table-cell>
          <table:table-cell table:formula="of:=['file:///home/diego/workspace/qin-cluster/pruebas/estadisticas/corrida-20120802000741.ods'#$acumulado.D738]" office:value-type="float" office:value="0">
            <text:p>0</text:p>
          </table:table-cell>
          <table:table-cell table:formula="of:=['file:///home/diego/workspace/qin-cluster/pruebas/estadisticas/corrida-20120802000741.ods'#$acumulado.E738]" office:value-type="float" office:value="0">
            <text:p>0</text:p>
          </table:table-cell>
          <table:table-cell table:formula="of:=['file:///home/diego/workspace/qin-cluster/pruebas/estadisticas/corrida-20120802000741.ods'#$acumulado.F738]" office:value-type="float" office:value="0">
            <text:p>0</text:p>
          </table:table-cell>
          <table:table-cell table:formula="of:=['file:///home/diego/workspace/qin-cluster/pruebas/estadisticas/corrida-20120802000741.ods'#$acumulado.G738]" office:value-type="float" office:value="0">
            <text:p>0</text:p>
          </table:table-cell>
          <table:table-cell table:formula="of:=[.L738]*100/[.$S$2]" office:value-type="float" office:value="0">
            <text:p>0,00</text:p>
          </table:table-cell>
          <table:table-cell table:formula="of:=[.I7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39]" office:value-type="float" office:value="0">
            <text:p>0</text:p>
          </table:table-cell>
          <table:table-cell office:value-type="float" office:value="738">
            <text:p>738</text:p>
          </table:table-cell>
          <table:table-cell table:formula="of:=['file:///home/diego/workspace/qin-cluster/pruebas/estadisticas/corrida-20120802000741.ods'#$secuencia.B739]" office:value-type="float" office:value="0">
            <text:p>0</text:p>
          </table:table-cell>
          <table:table-cell table:formula="of:=['file:///home/diego/workspace/qin-cluster/pruebas/estadisticas/corrida-20120802000741.ods'#$secuencia.C739]" office:value-type="float" office:value="0">
            <text:p>0,00</text:p>
          </table:table-cell>
          <table:table-cell table:formula="of:=[.C7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39]" office:value-type="float" office:value="0">
            <text:p>0</text:p>
          </table:table-cell>
          <table:table-cell table:formula="of:=['file:///home/diego/workspace/qin-cluster/pruebas/estadisticas/corrida-20120802000741.ods'#$acumulado.A739]" office:value-type="float" office:value="0">
            <text:p>0</text:p>
          </table:table-cell>
          <table:table-cell table:formula="of:=['file:///home/diego/workspace/qin-cluster/pruebas/estadisticas/corrida-20120802000741.ods'#$acumulado.C739]" office:value-type="float" office:value="0">
            <text:p>0</text:p>
          </table:table-cell>
          <table:table-cell table:formula="of:=['file:///home/diego/workspace/qin-cluster/pruebas/estadisticas/corrida-20120802000741.ods'#$acumulado.D739]" office:value-type="float" office:value="0">
            <text:p>0</text:p>
          </table:table-cell>
          <table:table-cell table:formula="of:=['file:///home/diego/workspace/qin-cluster/pruebas/estadisticas/corrida-20120802000741.ods'#$acumulado.E739]" office:value-type="float" office:value="0">
            <text:p>0</text:p>
          </table:table-cell>
          <table:table-cell table:formula="of:=['file:///home/diego/workspace/qin-cluster/pruebas/estadisticas/corrida-20120802000741.ods'#$acumulado.F739]" office:value-type="float" office:value="0">
            <text:p>0</text:p>
          </table:table-cell>
          <table:table-cell table:formula="of:=['file:///home/diego/workspace/qin-cluster/pruebas/estadisticas/corrida-20120802000741.ods'#$acumulado.G739]" office:value-type="float" office:value="0">
            <text:p>0</text:p>
          </table:table-cell>
          <table:table-cell table:formula="of:=[.L739]*100/[.$S$2]" office:value-type="float" office:value="0">
            <text:p>0,00</text:p>
          </table:table-cell>
          <table:table-cell table:formula="of:=[.I7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0]" office:value-type="float" office:value="0">
            <text:p>0</text:p>
          </table:table-cell>
          <table:table-cell office:value-type="float" office:value="739">
            <text:p>739</text:p>
          </table:table-cell>
          <table:table-cell table:formula="of:=['file:///home/diego/workspace/qin-cluster/pruebas/estadisticas/corrida-20120802000741.ods'#$secuencia.B740]" office:value-type="float" office:value="0">
            <text:p>0</text:p>
          </table:table-cell>
          <table:table-cell table:formula="of:=['file:///home/diego/workspace/qin-cluster/pruebas/estadisticas/corrida-20120802000741.ods'#$secuencia.C740]" office:value-type="float" office:value="0">
            <text:p>0,00</text:p>
          </table:table-cell>
          <table:table-cell table:formula="of:=[.C7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0]" office:value-type="float" office:value="0">
            <text:p>0</text:p>
          </table:table-cell>
          <table:table-cell table:formula="of:=['file:///home/diego/workspace/qin-cluster/pruebas/estadisticas/corrida-20120802000741.ods'#$acumulado.A740]" office:value-type="float" office:value="0">
            <text:p>0</text:p>
          </table:table-cell>
          <table:table-cell table:formula="of:=['file:///home/diego/workspace/qin-cluster/pruebas/estadisticas/corrida-20120802000741.ods'#$acumulado.C740]" office:value-type="float" office:value="0">
            <text:p>0</text:p>
          </table:table-cell>
          <table:table-cell table:formula="of:=['file:///home/diego/workspace/qin-cluster/pruebas/estadisticas/corrida-20120802000741.ods'#$acumulado.D740]" office:value-type="float" office:value="0">
            <text:p>0</text:p>
          </table:table-cell>
          <table:table-cell table:formula="of:=['file:///home/diego/workspace/qin-cluster/pruebas/estadisticas/corrida-20120802000741.ods'#$acumulado.E740]" office:value-type="float" office:value="0">
            <text:p>0</text:p>
          </table:table-cell>
          <table:table-cell table:formula="of:=['file:///home/diego/workspace/qin-cluster/pruebas/estadisticas/corrida-20120802000741.ods'#$acumulado.F740]" office:value-type="float" office:value="0">
            <text:p>0</text:p>
          </table:table-cell>
          <table:table-cell table:formula="of:=['file:///home/diego/workspace/qin-cluster/pruebas/estadisticas/corrida-20120802000741.ods'#$acumulado.G740]" office:value-type="float" office:value="0">
            <text:p>0</text:p>
          </table:table-cell>
          <table:table-cell table:formula="of:=[.L740]*100/[.$S$2]" office:value-type="float" office:value="0">
            <text:p>0,00</text:p>
          </table:table-cell>
          <table:table-cell table:formula="of:=[.I7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1]" office:value-type="float" office:value="0">
            <text:p>0</text:p>
          </table:table-cell>
          <table:table-cell office:value-type="float" office:value="740">
            <text:p>740</text:p>
          </table:table-cell>
          <table:table-cell table:formula="of:=['file:///home/diego/workspace/qin-cluster/pruebas/estadisticas/corrida-20120802000741.ods'#$secuencia.B741]" office:value-type="float" office:value="0">
            <text:p>0</text:p>
          </table:table-cell>
          <table:table-cell table:formula="of:=['file:///home/diego/workspace/qin-cluster/pruebas/estadisticas/corrida-20120802000741.ods'#$secuencia.C741]" office:value-type="float" office:value="0">
            <text:p>0,00</text:p>
          </table:table-cell>
          <table:table-cell table:formula="of:=[.C7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1]" office:value-type="float" office:value="0">
            <text:p>0</text:p>
          </table:table-cell>
          <table:table-cell table:formula="of:=['file:///home/diego/workspace/qin-cluster/pruebas/estadisticas/corrida-20120802000741.ods'#$acumulado.A741]" office:value-type="float" office:value="0">
            <text:p>0</text:p>
          </table:table-cell>
          <table:table-cell table:formula="of:=['file:///home/diego/workspace/qin-cluster/pruebas/estadisticas/corrida-20120802000741.ods'#$acumulado.C741]" office:value-type="float" office:value="0">
            <text:p>0</text:p>
          </table:table-cell>
          <table:table-cell table:formula="of:=['file:///home/diego/workspace/qin-cluster/pruebas/estadisticas/corrida-20120802000741.ods'#$acumulado.D741]" office:value-type="float" office:value="0">
            <text:p>0</text:p>
          </table:table-cell>
          <table:table-cell table:formula="of:=['file:///home/diego/workspace/qin-cluster/pruebas/estadisticas/corrida-20120802000741.ods'#$acumulado.E741]" office:value-type="float" office:value="0">
            <text:p>0</text:p>
          </table:table-cell>
          <table:table-cell table:formula="of:=['file:///home/diego/workspace/qin-cluster/pruebas/estadisticas/corrida-20120802000741.ods'#$acumulado.F741]" office:value-type="float" office:value="0">
            <text:p>0</text:p>
          </table:table-cell>
          <table:table-cell table:formula="of:=['file:///home/diego/workspace/qin-cluster/pruebas/estadisticas/corrida-20120802000741.ods'#$acumulado.G741]" office:value-type="float" office:value="0">
            <text:p>0</text:p>
          </table:table-cell>
          <table:table-cell table:formula="of:=[.L741]*100/[.$S$2]" office:value-type="float" office:value="0">
            <text:p>0,00</text:p>
          </table:table-cell>
          <table:table-cell table:formula="of:=[.I7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2]" office:value-type="float" office:value="0">
            <text:p>0</text:p>
          </table:table-cell>
          <table:table-cell office:value-type="float" office:value="741">
            <text:p>741</text:p>
          </table:table-cell>
          <table:table-cell table:formula="of:=['file:///home/diego/workspace/qin-cluster/pruebas/estadisticas/corrida-20120802000741.ods'#$secuencia.B742]" office:value-type="float" office:value="0">
            <text:p>0</text:p>
          </table:table-cell>
          <table:table-cell table:formula="of:=['file:///home/diego/workspace/qin-cluster/pruebas/estadisticas/corrida-20120802000741.ods'#$secuencia.C742]" office:value-type="float" office:value="0">
            <text:p>0,00</text:p>
          </table:table-cell>
          <table:table-cell table:formula="of:=[.C7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2]" office:value-type="float" office:value="0">
            <text:p>0</text:p>
          </table:table-cell>
          <table:table-cell table:formula="of:=['file:///home/diego/workspace/qin-cluster/pruebas/estadisticas/corrida-20120802000741.ods'#$acumulado.A742]" office:value-type="float" office:value="0">
            <text:p>0</text:p>
          </table:table-cell>
          <table:table-cell table:formula="of:=['file:///home/diego/workspace/qin-cluster/pruebas/estadisticas/corrida-20120802000741.ods'#$acumulado.C742]" office:value-type="float" office:value="0">
            <text:p>0</text:p>
          </table:table-cell>
          <table:table-cell table:formula="of:=['file:///home/diego/workspace/qin-cluster/pruebas/estadisticas/corrida-20120802000741.ods'#$acumulado.D742]" office:value-type="float" office:value="0">
            <text:p>0</text:p>
          </table:table-cell>
          <table:table-cell table:formula="of:=['file:///home/diego/workspace/qin-cluster/pruebas/estadisticas/corrida-20120802000741.ods'#$acumulado.E742]" office:value-type="float" office:value="0">
            <text:p>0</text:p>
          </table:table-cell>
          <table:table-cell table:formula="of:=['file:///home/diego/workspace/qin-cluster/pruebas/estadisticas/corrida-20120802000741.ods'#$acumulado.F742]" office:value-type="float" office:value="0">
            <text:p>0</text:p>
          </table:table-cell>
          <table:table-cell table:formula="of:=['file:///home/diego/workspace/qin-cluster/pruebas/estadisticas/corrida-20120802000741.ods'#$acumulado.G742]" office:value-type="float" office:value="0">
            <text:p>0</text:p>
          </table:table-cell>
          <table:table-cell table:formula="of:=[.L742]*100/[.$S$2]" office:value-type="float" office:value="0">
            <text:p>0,00</text:p>
          </table:table-cell>
          <table:table-cell table:formula="of:=[.I7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3]" office:value-type="float" office:value="0">
            <text:p>0</text:p>
          </table:table-cell>
          <table:table-cell office:value-type="float" office:value="742">
            <text:p>742</text:p>
          </table:table-cell>
          <table:table-cell table:formula="of:=['file:///home/diego/workspace/qin-cluster/pruebas/estadisticas/corrida-20120802000741.ods'#$secuencia.B743]" office:value-type="float" office:value="0">
            <text:p>0</text:p>
          </table:table-cell>
          <table:table-cell table:formula="of:=['file:///home/diego/workspace/qin-cluster/pruebas/estadisticas/corrida-20120802000741.ods'#$secuencia.C743]" office:value-type="float" office:value="0">
            <text:p>0,00</text:p>
          </table:table-cell>
          <table:table-cell table:formula="of:=[.C7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3]" office:value-type="float" office:value="0">
            <text:p>0</text:p>
          </table:table-cell>
          <table:table-cell table:formula="of:=['file:///home/diego/workspace/qin-cluster/pruebas/estadisticas/corrida-20120802000741.ods'#$acumulado.A743]" office:value-type="float" office:value="0">
            <text:p>0</text:p>
          </table:table-cell>
          <table:table-cell table:formula="of:=['file:///home/diego/workspace/qin-cluster/pruebas/estadisticas/corrida-20120802000741.ods'#$acumulado.C743]" office:value-type="float" office:value="0">
            <text:p>0</text:p>
          </table:table-cell>
          <table:table-cell table:formula="of:=['file:///home/diego/workspace/qin-cluster/pruebas/estadisticas/corrida-20120802000741.ods'#$acumulado.D743]" office:value-type="float" office:value="0">
            <text:p>0</text:p>
          </table:table-cell>
          <table:table-cell table:formula="of:=['file:///home/diego/workspace/qin-cluster/pruebas/estadisticas/corrida-20120802000741.ods'#$acumulado.E743]" office:value-type="float" office:value="0">
            <text:p>0</text:p>
          </table:table-cell>
          <table:table-cell table:formula="of:=['file:///home/diego/workspace/qin-cluster/pruebas/estadisticas/corrida-20120802000741.ods'#$acumulado.F743]" office:value-type="float" office:value="0">
            <text:p>0</text:p>
          </table:table-cell>
          <table:table-cell table:formula="of:=['file:///home/diego/workspace/qin-cluster/pruebas/estadisticas/corrida-20120802000741.ods'#$acumulado.G743]" office:value-type="float" office:value="0">
            <text:p>0</text:p>
          </table:table-cell>
          <table:table-cell table:formula="of:=[.L743]*100/[.$S$2]" office:value-type="float" office:value="0">
            <text:p>0,00</text:p>
          </table:table-cell>
          <table:table-cell table:formula="of:=[.I7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4]" office:value-type="float" office:value="0">
            <text:p>0</text:p>
          </table:table-cell>
          <table:table-cell office:value-type="float" office:value="743">
            <text:p>743</text:p>
          </table:table-cell>
          <table:table-cell table:formula="of:=['file:///home/diego/workspace/qin-cluster/pruebas/estadisticas/corrida-20120802000741.ods'#$secuencia.B744]" office:value-type="float" office:value="0">
            <text:p>0</text:p>
          </table:table-cell>
          <table:table-cell table:formula="of:=['file:///home/diego/workspace/qin-cluster/pruebas/estadisticas/corrida-20120802000741.ods'#$secuencia.C744]" office:value-type="float" office:value="0">
            <text:p>0,00</text:p>
          </table:table-cell>
          <table:table-cell table:formula="of:=[.C7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4]" office:value-type="float" office:value="0">
            <text:p>0</text:p>
          </table:table-cell>
          <table:table-cell table:formula="of:=['file:///home/diego/workspace/qin-cluster/pruebas/estadisticas/corrida-20120802000741.ods'#$acumulado.A744]" office:value-type="float" office:value="0">
            <text:p>0</text:p>
          </table:table-cell>
          <table:table-cell table:formula="of:=['file:///home/diego/workspace/qin-cluster/pruebas/estadisticas/corrida-20120802000741.ods'#$acumulado.C744]" office:value-type="float" office:value="0">
            <text:p>0</text:p>
          </table:table-cell>
          <table:table-cell table:formula="of:=['file:///home/diego/workspace/qin-cluster/pruebas/estadisticas/corrida-20120802000741.ods'#$acumulado.D744]" office:value-type="float" office:value="0">
            <text:p>0</text:p>
          </table:table-cell>
          <table:table-cell table:formula="of:=['file:///home/diego/workspace/qin-cluster/pruebas/estadisticas/corrida-20120802000741.ods'#$acumulado.E744]" office:value-type="float" office:value="0">
            <text:p>0</text:p>
          </table:table-cell>
          <table:table-cell table:formula="of:=['file:///home/diego/workspace/qin-cluster/pruebas/estadisticas/corrida-20120802000741.ods'#$acumulado.F744]" office:value-type="float" office:value="0">
            <text:p>0</text:p>
          </table:table-cell>
          <table:table-cell table:formula="of:=['file:///home/diego/workspace/qin-cluster/pruebas/estadisticas/corrida-20120802000741.ods'#$acumulado.G744]" office:value-type="float" office:value="0">
            <text:p>0</text:p>
          </table:table-cell>
          <table:table-cell table:formula="of:=[.L744]*100/[.$S$2]" office:value-type="float" office:value="0">
            <text:p>0,00</text:p>
          </table:table-cell>
          <table:table-cell table:formula="of:=[.I7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5]" office:value-type="float" office:value="0">
            <text:p>0</text:p>
          </table:table-cell>
          <table:table-cell office:value-type="float" office:value="744">
            <text:p>744</text:p>
          </table:table-cell>
          <table:table-cell table:formula="of:=['file:///home/diego/workspace/qin-cluster/pruebas/estadisticas/corrida-20120802000741.ods'#$secuencia.B745]" office:value-type="float" office:value="0">
            <text:p>0</text:p>
          </table:table-cell>
          <table:table-cell table:formula="of:=['file:///home/diego/workspace/qin-cluster/pruebas/estadisticas/corrida-20120802000741.ods'#$secuencia.C745]" office:value-type="float" office:value="0">
            <text:p>0,00</text:p>
          </table:table-cell>
          <table:table-cell table:formula="of:=[.C7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5]" office:value-type="float" office:value="0">
            <text:p>0</text:p>
          </table:table-cell>
          <table:table-cell table:formula="of:=['file:///home/diego/workspace/qin-cluster/pruebas/estadisticas/corrida-20120802000741.ods'#$acumulado.A745]" office:value-type="float" office:value="0">
            <text:p>0</text:p>
          </table:table-cell>
          <table:table-cell table:formula="of:=['file:///home/diego/workspace/qin-cluster/pruebas/estadisticas/corrida-20120802000741.ods'#$acumulado.C745]" office:value-type="float" office:value="0">
            <text:p>0</text:p>
          </table:table-cell>
          <table:table-cell table:formula="of:=['file:///home/diego/workspace/qin-cluster/pruebas/estadisticas/corrida-20120802000741.ods'#$acumulado.D745]" office:value-type="float" office:value="0">
            <text:p>0</text:p>
          </table:table-cell>
          <table:table-cell table:formula="of:=['file:///home/diego/workspace/qin-cluster/pruebas/estadisticas/corrida-20120802000741.ods'#$acumulado.E745]" office:value-type="float" office:value="0">
            <text:p>0</text:p>
          </table:table-cell>
          <table:table-cell table:formula="of:=['file:///home/diego/workspace/qin-cluster/pruebas/estadisticas/corrida-20120802000741.ods'#$acumulado.F745]" office:value-type="float" office:value="0">
            <text:p>0</text:p>
          </table:table-cell>
          <table:table-cell table:formula="of:=['file:///home/diego/workspace/qin-cluster/pruebas/estadisticas/corrida-20120802000741.ods'#$acumulado.G745]" office:value-type="float" office:value="0">
            <text:p>0</text:p>
          </table:table-cell>
          <table:table-cell table:formula="of:=[.L745]*100/[.$S$2]" office:value-type="float" office:value="0">
            <text:p>0,00</text:p>
          </table:table-cell>
          <table:table-cell table:formula="of:=[.I7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6]" office:value-type="float" office:value="0">
            <text:p>0</text:p>
          </table:table-cell>
          <table:table-cell office:value-type="float" office:value="745">
            <text:p>745</text:p>
          </table:table-cell>
          <table:table-cell table:formula="of:=['file:///home/diego/workspace/qin-cluster/pruebas/estadisticas/corrida-20120802000741.ods'#$secuencia.B746]" office:value-type="float" office:value="0">
            <text:p>0</text:p>
          </table:table-cell>
          <table:table-cell table:formula="of:=['file:///home/diego/workspace/qin-cluster/pruebas/estadisticas/corrida-20120802000741.ods'#$secuencia.C746]" office:value-type="float" office:value="0">
            <text:p>0,00</text:p>
          </table:table-cell>
          <table:table-cell table:formula="of:=[.C7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6]" office:value-type="float" office:value="0">
            <text:p>0</text:p>
          </table:table-cell>
          <table:table-cell table:formula="of:=['file:///home/diego/workspace/qin-cluster/pruebas/estadisticas/corrida-20120802000741.ods'#$acumulado.A746]" office:value-type="float" office:value="0">
            <text:p>0</text:p>
          </table:table-cell>
          <table:table-cell table:formula="of:=['file:///home/diego/workspace/qin-cluster/pruebas/estadisticas/corrida-20120802000741.ods'#$acumulado.C746]" office:value-type="float" office:value="0">
            <text:p>0</text:p>
          </table:table-cell>
          <table:table-cell table:formula="of:=['file:///home/diego/workspace/qin-cluster/pruebas/estadisticas/corrida-20120802000741.ods'#$acumulado.D746]" office:value-type="float" office:value="0">
            <text:p>0</text:p>
          </table:table-cell>
          <table:table-cell table:formula="of:=['file:///home/diego/workspace/qin-cluster/pruebas/estadisticas/corrida-20120802000741.ods'#$acumulado.E746]" office:value-type="float" office:value="0">
            <text:p>0</text:p>
          </table:table-cell>
          <table:table-cell table:formula="of:=['file:///home/diego/workspace/qin-cluster/pruebas/estadisticas/corrida-20120802000741.ods'#$acumulado.F746]" office:value-type="float" office:value="0">
            <text:p>0</text:p>
          </table:table-cell>
          <table:table-cell table:formula="of:=['file:///home/diego/workspace/qin-cluster/pruebas/estadisticas/corrida-20120802000741.ods'#$acumulado.G746]" office:value-type="float" office:value="0">
            <text:p>0</text:p>
          </table:table-cell>
          <table:table-cell table:formula="of:=[.L746]*100/[.$S$2]" office:value-type="float" office:value="0">
            <text:p>0,00</text:p>
          </table:table-cell>
          <table:table-cell table:formula="of:=[.I7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7]" office:value-type="float" office:value="0">
            <text:p>0</text:p>
          </table:table-cell>
          <table:table-cell office:value-type="float" office:value="746">
            <text:p>746</text:p>
          </table:table-cell>
          <table:table-cell table:formula="of:=['file:///home/diego/workspace/qin-cluster/pruebas/estadisticas/corrida-20120802000741.ods'#$secuencia.B747]" office:value-type="float" office:value="0">
            <text:p>0</text:p>
          </table:table-cell>
          <table:table-cell table:formula="of:=['file:///home/diego/workspace/qin-cluster/pruebas/estadisticas/corrida-20120802000741.ods'#$secuencia.C747]" office:value-type="float" office:value="0">
            <text:p>0,00</text:p>
          </table:table-cell>
          <table:table-cell table:formula="of:=[.C7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7]" office:value-type="float" office:value="0">
            <text:p>0</text:p>
          </table:table-cell>
          <table:table-cell table:formula="of:=['file:///home/diego/workspace/qin-cluster/pruebas/estadisticas/corrida-20120802000741.ods'#$acumulado.A747]" office:value-type="float" office:value="0">
            <text:p>0</text:p>
          </table:table-cell>
          <table:table-cell table:formula="of:=['file:///home/diego/workspace/qin-cluster/pruebas/estadisticas/corrida-20120802000741.ods'#$acumulado.C747]" office:value-type="float" office:value="0">
            <text:p>0</text:p>
          </table:table-cell>
          <table:table-cell table:formula="of:=['file:///home/diego/workspace/qin-cluster/pruebas/estadisticas/corrida-20120802000741.ods'#$acumulado.D747]" office:value-type="float" office:value="0">
            <text:p>0</text:p>
          </table:table-cell>
          <table:table-cell table:formula="of:=['file:///home/diego/workspace/qin-cluster/pruebas/estadisticas/corrida-20120802000741.ods'#$acumulado.E747]" office:value-type="float" office:value="0">
            <text:p>0</text:p>
          </table:table-cell>
          <table:table-cell table:formula="of:=['file:///home/diego/workspace/qin-cluster/pruebas/estadisticas/corrida-20120802000741.ods'#$acumulado.F747]" office:value-type="float" office:value="0">
            <text:p>0</text:p>
          </table:table-cell>
          <table:table-cell table:formula="of:=['file:///home/diego/workspace/qin-cluster/pruebas/estadisticas/corrida-20120802000741.ods'#$acumulado.G747]" office:value-type="float" office:value="0">
            <text:p>0</text:p>
          </table:table-cell>
          <table:table-cell table:formula="of:=[.L747]*100/[.$S$2]" office:value-type="float" office:value="0">
            <text:p>0,00</text:p>
          </table:table-cell>
          <table:table-cell table:formula="of:=[.I7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8]" office:value-type="float" office:value="0">
            <text:p>0</text:p>
          </table:table-cell>
          <table:table-cell office:value-type="float" office:value="747">
            <text:p>747</text:p>
          </table:table-cell>
          <table:table-cell table:formula="of:=['file:///home/diego/workspace/qin-cluster/pruebas/estadisticas/corrida-20120802000741.ods'#$secuencia.B748]" office:value-type="float" office:value="0">
            <text:p>0</text:p>
          </table:table-cell>
          <table:table-cell table:formula="of:=['file:///home/diego/workspace/qin-cluster/pruebas/estadisticas/corrida-20120802000741.ods'#$secuencia.C748]" office:value-type="float" office:value="0">
            <text:p>0,00</text:p>
          </table:table-cell>
          <table:table-cell table:formula="of:=[.C7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8]" office:value-type="float" office:value="0">
            <text:p>0</text:p>
          </table:table-cell>
          <table:table-cell table:formula="of:=['file:///home/diego/workspace/qin-cluster/pruebas/estadisticas/corrida-20120802000741.ods'#$acumulado.A748]" office:value-type="float" office:value="0">
            <text:p>0</text:p>
          </table:table-cell>
          <table:table-cell table:formula="of:=['file:///home/diego/workspace/qin-cluster/pruebas/estadisticas/corrida-20120802000741.ods'#$acumulado.C748]" office:value-type="float" office:value="0">
            <text:p>0</text:p>
          </table:table-cell>
          <table:table-cell table:formula="of:=['file:///home/diego/workspace/qin-cluster/pruebas/estadisticas/corrida-20120802000741.ods'#$acumulado.D748]" office:value-type="float" office:value="0">
            <text:p>0</text:p>
          </table:table-cell>
          <table:table-cell table:formula="of:=['file:///home/diego/workspace/qin-cluster/pruebas/estadisticas/corrida-20120802000741.ods'#$acumulado.E748]" office:value-type="float" office:value="0">
            <text:p>0</text:p>
          </table:table-cell>
          <table:table-cell table:formula="of:=['file:///home/diego/workspace/qin-cluster/pruebas/estadisticas/corrida-20120802000741.ods'#$acumulado.F748]" office:value-type="float" office:value="0">
            <text:p>0</text:p>
          </table:table-cell>
          <table:table-cell table:formula="of:=['file:///home/diego/workspace/qin-cluster/pruebas/estadisticas/corrida-20120802000741.ods'#$acumulado.G748]" office:value-type="float" office:value="0">
            <text:p>0</text:p>
          </table:table-cell>
          <table:table-cell table:formula="of:=[.L748]*100/[.$S$2]" office:value-type="float" office:value="0">
            <text:p>0,00</text:p>
          </table:table-cell>
          <table:table-cell table:formula="of:=[.I7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49]" office:value-type="float" office:value="0">
            <text:p>0</text:p>
          </table:table-cell>
          <table:table-cell office:value-type="float" office:value="748">
            <text:p>748</text:p>
          </table:table-cell>
          <table:table-cell table:formula="of:=['file:///home/diego/workspace/qin-cluster/pruebas/estadisticas/corrida-20120802000741.ods'#$secuencia.B749]" office:value-type="float" office:value="0">
            <text:p>0</text:p>
          </table:table-cell>
          <table:table-cell table:formula="of:=['file:///home/diego/workspace/qin-cluster/pruebas/estadisticas/corrida-20120802000741.ods'#$secuencia.C749]" office:value-type="float" office:value="0">
            <text:p>0,00</text:p>
          </table:table-cell>
          <table:table-cell table:formula="of:=[.C7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49]" office:value-type="float" office:value="0">
            <text:p>0</text:p>
          </table:table-cell>
          <table:table-cell table:formula="of:=['file:///home/diego/workspace/qin-cluster/pruebas/estadisticas/corrida-20120802000741.ods'#$acumulado.A749]" office:value-type="float" office:value="0">
            <text:p>0</text:p>
          </table:table-cell>
          <table:table-cell table:formula="of:=['file:///home/diego/workspace/qin-cluster/pruebas/estadisticas/corrida-20120802000741.ods'#$acumulado.C749]" office:value-type="float" office:value="0">
            <text:p>0</text:p>
          </table:table-cell>
          <table:table-cell table:formula="of:=['file:///home/diego/workspace/qin-cluster/pruebas/estadisticas/corrida-20120802000741.ods'#$acumulado.D749]" office:value-type="float" office:value="0">
            <text:p>0</text:p>
          </table:table-cell>
          <table:table-cell table:formula="of:=['file:///home/diego/workspace/qin-cluster/pruebas/estadisticas/corrida-20120802000741.ods'#$acumulado.E749]" office:value-type="float" office:value="0">
            <text:p>0</text:p>
          </table:table-cell>
          <table:table-cell table:formula="of:=['file:///home/diego/workspace/qin-cluster/pruebas/estadisticas/corrida-20120802000741.ods'#$acumulado.F749]" office:value-type="float" office:value="0">
            <text:p>0</text:p>
          </table:table-cell>
          <table:table-cell table:formula="of:=['file:///home/diego/workspace/qin-cluster/pruebas/estadisticas/corrida-20120802000741.ods'#$acumulado.G749]" office:value-type="float" office:value="0">
            <text:p>0</text:p>
          </table:table-cell>
          <table:table-cell table:formula="of:=[.L749]*100/[.$S$2]" office:value-type="float" office:value="0">
            <text:p>0,00</text:p>
          </table:table-cell>
          <table:table-cell table:formula="of:=[.I7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0]" office:value-type="float" office:value="0">
            <text:p>0</text:p>
          </table:table-cell>
          <table:table-cell office:value-type="float" office:value="749">
            <text:p>749</text:p>
          </table:table-cell>
          <table:table-cell table:formula="of:=['file:///home/diego/workspace/qin-cluster/pruebas/estadisticas/corrida-20120802000741.ods'#$secuencia.B750]" office:value-type="float" office:value="0">
            <text:p>0</text:p>
          </table:table-cell>
          <table:table-cell table:formula="of:=['file:///home/diego/workspace/qin-cluster/pruebas/estadisticas/corrida-20120802000741.ods'#$secuencia.C750]" office:value-type="float" office:value="0">
            <text:p>0,00</text:p>
          </table:table-cell>
          <table:table-cell table:formula="of:=[.C7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0]" office:value-type="float" office:value="0">
            <text:p>0</text:p>
          </table:table-cell>
          <table:table-cell table:formula="of:=['file:///home/diego/workspace/qin-cluster/pruebas/estadisticas/corrida-20120802000741.ods'#$acumulado.A750]" office:value-type="float" office:value="0">
            <text:p>0</text:p>
          </table:table-cell>
          <table:table-cell table:formula="of:=['file:///home/diego/workspace/qin-cluster/pruebas/estadisticas/corrida-20120802000741.ods'#$acumulado.C750]" office:value-type="float" office:value="0">
            <text:p>0</text:p>
          </table:table-cell>
          <table:table-cell table:formula="of:=['file:///home/diego/workspace/qin-cluster/pruebas/estadisticas/corrida-20120802000741.ods'#$acumulado.D750]" office:value-type="float" office:value="0">
            <text:p>0</text:p>
          </table:table-cell>
          <table:table-cell table:formula="of:=['file:///home/diego/workspace/qin-cluster/pruebas/estadisticas/corrida-20120802000741.ods'#$acumulado.E750]" office:value-type="float" office:value="0">
            <text:p>0</text:p>
          </table:table-cell>
          <table:table-cell table:formula="of:=['file:///home/diego/workspace/qin-cluster/pruebas/estadisticas/corrida-20120802000741.ods'#$acumulado.F750]" office:value-type="float" office:value="0">
            <text:p>0</text:p>
          </table:table-cell>
          <table:table-cell table:formula="of:=['file:///home/diego/workspace/qin-cluster/pruebas/estadisticas/corrida-20120802000741.ods'#$acumulado.G750]" office:value-type="float" office:value="0">
            <text:p>0</text:p>
          </table:table-cell>
          <table:table-cell table:formula="of:=[.L750]*100/[.$S$2]" office:value-type="float" office:value="0">
            <text:p>0,00</text:p>
          </table:table-cell>
          <table:table-cell table:formula="of:=[.I7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1]" office:value-type="float" office:value="0">
            <text:p>0</text:p>
          </table:table-cell>
          <table:table-cell office:value-type="float" office:value="750">
            <text:p>750</text:p>
          </table:table-cell>
          <table:table-cell table:formula="of:=['file:///home/diego/workspace/qin-cluster/pruebas/estadisticas/corrida-20120802000741.ods'#$secuencia.B751]" office:value-type="float" office:value="0">
            <text:p>0</text:p>
          </table:table-cell>
          <table:table-cell table:formula="of:=['file:///home/diego/workspace/qin-cluster/pruebas/estadisticas/corrida-20120802000741.ods'#$secuencia.C751]" office:value-type="float" office:value="0">
            <text:p>0,00</text:p>
          </table:table-cell>
          <table:table-cell table:formula="of:=[.C7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1]" office:value-type="float" office:value="0">
            <text:p>0</text:p>
          </table:table-cell>
          <table:table-cell table:formula="of:=['file:///home/diego/workspace/qin-cluster/pruebas/estadisticas/corrida-20120802000741.ods'#$acumulado.A751]" office:value-type="float" office:value="0">
            <text:p>0</text:p>
          </table:table-cell>
          <table:table-cell table:formula="of:=['file:///home/diego/workspace/qin-cluster/pruebas/estadisticas/corrida-20120802000741.ods'#$acumulado.C751]" office:value-type="float" office:value="0">
            <text:p>0</text:p>
          </table:table-cell>
          <table:table-cell table:formula="of:=['file:///home/diego/workspace/qin-cluster/pruebas/estadisticas/corrida-20120802000741.ods'#$acumulado.D751]" office:value-type="float" office:value="0">
            <text:p>0</text:p>
          </table:table-cell>
          <table:table-cell table:formula="of:=['file:///home/diego/workspace/qin-cluster/pruebas/estadisticas/corrida-20120802000741.ods'#$acumulado.E751]" office:value-type="float" office:value="0">
            <text:p>0</text:p>
          </table:table-cell>
          <table:table-cell table:formula="of:=['file:///home/diego/workspace/qin-cluster/pruebas/estadisticas/corrida-20120802000741.ods'#$acumulado.F751]" office:value-type="float" office:value="0">
            <text:p>0</text:p>
          </table:table-cell>
          <table:table-cell table:formula="of:=['file:///home/diego/workspace/qin-cluster/pruebas/estadisticas/corrida-20120802000741.ods'#$acumulado.G751]" office:value-type="float" office:value="0">
            <text:p>0</text:p>
          </table:table-cell>
          <table:table-cell table:formula="of:=[.L751]*100/[.$S$2]" office:value-type="float" office:value="0">
            <text:p>0,00</text:p>
          </table:table-cell>
          <table:table-cell table:formula="of:=[.I7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2]" office:value-type="float" office:value="0">
            <text:p>0</text:p>
          </table:table-cell>
          <table:table-cell office:value-type="float" office:value="751">
            <text:p>751</text:p>
          </table:table-cell>
          <table:table-cell table:formula="of:=['file:///home/diego/workspace/qin-cluster/pruebas/estadisticas/corrida-20120802000741.ods'#$secuencia.B752]" office:value-type="float" office:value="0">
            <text:p>0</text:p>
          </table:table-cell>
          <table:table-cell table:formula="of:=['file:///home/diego/workspace/qin-cluster/pruebas/estadisticas/corrida-20120802000741.ods'#$secuencia.C752]" office:value-type="float" office:value="0">
            <text:p>0,00</text:p>
          </table:table-cell>
          <table:table-cell table:formula="of:=[.C7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2]" office:value-type="float" office:value="0">
            <text:p>0</text:p>
          </table:table-cell>
          <table:table-cell table:formula="of:=['file:///home/diego/workspace/qin-cluster/pruebas/estadisticas/corrida-20120802000741.ods'#$acumulado.A752]" office:value-type="float" office:value="0">
            <text:p>0</text:p>
          </table:table-cell>
          <table:table-cell table:formula="of:=['file:///home/diego/workspace/qin-cluster/pruebas/estadisticas/corrida-20120802000741.ods'#$acumulado.C752]" office:value-type="float" office:value="0">
            <text:p>0</text:p>
          </table:table-cell>
          <table:table-cell table:formula="of:=['file:///home/diego/workspace/qin-cluster/pruebas/estadisticas/corrida-20120802000741.ods'#$acumulado.D752]" office:value-type="float" office:value="0">
            <text:p>0</text:p>
          </table:table-cell>
          <table:table-cell table:formula="of:=['file:///home/diego/workspace/qin-cluster/pruebas/estadisticas/corrida-20120802000741.ods'#$acumulado.E752]" office:value-type="float" office:value="0">
            <text:p>0</text:p>
          </table:table-cell>
          <table:table-cell table:formula="of:=['file:///home/diego/workspace/qin-cluster/pruebas/estadisticas/corrida-20120802000741.ods'#$acumulado.F752]" office:value-type="float" office:value="0">
            <text:p>0</text:p>
          </table:table-cell>
          <table:table-cell table:formula="of:=['file:///home/diego/workspace/qin-cluster/pruebas/estadisticas/corrida-20120802000741.ods'#$acumulado.G752]" office:value-type="float" office:value="0">
            <text:p>0</text:p>
          </table:table-cell>
          <table:table-cell table:formula="of:=[.L752]*100/[.$S$2]" office:value-type="float" office:value="0">
            <text:p>0,00</text:p>
          </table:table-cell>
          <table:table-cell table:formula="of:=[.I7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3]" office:value-type="float" office:value="0">
            <text:p>0</text:p>
          </table:table-cell>
          <table:table-cell office:value-type="float" office:value="752">
            <text:p>752</text:p>
          </table:table-cell>
          <table:table-cell table:formula="of:=['file:///home/diego/workspace/qin-cluster/pruebas/estadisticas/corrida-20120802000741.ods'#$secuencia.B753]" office:value-type="float" office:value="0">
            <text:p>0</text:p>
          </table:table-cell>
          <table:table-cell table:formula="of:=['file:///home/diego/workspace/qin-cluster/pruebas/estadisticas/corrida-20120802000741.ods'#$secuencia.C753]" office:value-type="float" office:value="0">
            <text:p>0,00</text:p>
          </table:table-cell>
          <table:table-cell table:formula="of:=[.C7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3]" office:value-type="float" office:value="0">
            <text:p>0</text:p>
          </table:table-cell>
          <table:table-cell table:formula="of:=['file:///home/diego/workspace/qin-cluster/pruebas/estadisticas/corrida-20120802000741.ods'#$acumulado.A753]" office:value-type="float" office:value="0">
            <text:p>0</text:p>
          </table:table-cell>
          <table:table-cell table:formula="of:=['file:///home/diego/workspace/qin-cluster/pruebas/estadisticas/corrida-20120802000741.ods'#$acumulado.C753]" office:value-type="float" office:value="0">
            <text:p>0</text:p>
          </table:table-cell>
          <table:table-cell table:formula="of:=['file:///home/diego/workspace/qin-cluster/pruebas/estadisticas/corrida-20120802000741.ods'#$acumulado.D753]" office:value-type="float" office:value="0">
            <text:p>0</text:p>
          </table:table-cell>
          <table:table-cell table:formula="of:=['file:///home/diego/workspace/qin-cluster/pruebas/estadisticas/corrida-20120802000741.ods'#$acumulado.E753]" office:value-type="float" office:value="0">
            <text:p>0</text:p>
          </table:table-cell>
          <table:table-cell table:formula="of:=['file:///home/diego/workspace/qin-cluster/pruebas/estadisticas/corrida-20120802000741.ods'#$acumulado.F753]" office:value-type="float" office:value="0">
            <text:p>0</text:p>
          </table:table-cell>
          <table:table-cell table:formula="of:=['file:///home/diego/workspace/qin-cluster/pruebas/estadisticas/corrida-20120802000741.ods'#$acumulado.G753]" office:value-type="float" office:value="0">
            <text:p>0</text:p>
          </table:table-cell>
          <table:table-cell table:formula="of:=[.L753]*100/[.$S$2]" office:value-type="float" office:value="0">
            <text:p>0,00</text:p>
          </table:table-cell>
          <table:table-cell table:formula="of:=[.I7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4]" office:value-type="float" office:value="0">
            <text:p>0</text:p>
          </table:table-cell>
          <table:table-cell office:value-type="float" office:value="753">
            <text:p>753</text:p>
          </table:table-cell>
          <table:table-cell table:formula="of:=['file:///home/diego/workspace/qin-cluster/pruebas/estadisticas/corrida-20120802000741.ods'#$secuencia.B754]" office:value-type="float" office:value="0">
            <text:p>0</text:p>
          </table:table-cell>
          <table:table-cell table:formula="of:=['file:///home/diego/workspace/qin-cluster/pruebas/estadisticas/corrida-20120802000741.ods'#$secuencia.C754]" office:value-type="float" office:value="0">
            <text:p>0,00</text:p>
          </table:table-cell>
          <table:table-cell table:formula="of:=[.C7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4]" office:value-type="float" office:value="0">
            <text:p>0</text:p>
          </table:table-cell>
          <table:table-cell table:formula="of:=['file:///home/diego/workspace/qin-cluster/pruebas/estadisticas/corrida-20120802000741.ods'#$acumulado.A754]" office:value-type="float" office:value="0">
            <text:p>0</text:p>
          </table:table-cell>
          <table:table-cell table:formula="of:=['file:///home/diego/workspace/qin-cluster/pruebas/estadisticas/corrida-20120802000741.ods'#$acumulado.C754]" office:value-type="float" office:value="0">
            <text:p>0</text:p>
          </table:table-cell>
          <table:table-cell table:formula="of:=['file:///home/diego/workspace/qin-cluster/pruebas/estadisticas/corrida-20120802000741.ods'#$acumulado.D754]" office:value-type="float" office:value="0">
            <text:p>0</text:p>
          </table:table-cell>
          <table:table-cell table:formula="of:=['file:///home/diego/workspace/qin-cluster/pruebas/estadisticas/corrida-20120802000741.ods'#$acumulado.E754]" office:value-type="float" office:value="0">
            <text:p>0</text:p>
          </table:table-cell>
          <table:table-cell table:formula="of:=['file:///home/diego/workspace/qin-cluster/pruebas/estadisticas/corrida-20120802000741.ods'#$acumulado.F754]" office:value-type="float" office:value="0">
            <text:p>0</text:p>
          </table:table-cell>
          <table:table-cell table:formula="of:=['file:///home/diego/workspace/qin-cluster/pruebas/estadisticas/corrida-20120802000741.ods'#$acumulado.G754]" office:value-type="float" office:value="0">
            <text:p>0</text:p>
          </table:table-cell>
          <table:table-cell table:formula="of:=[.L754]*100/[.$S$2]" office:value-type="float" office:value="0">
            <text:p>0,00</text:p>
          </table:table-cell>
          <table:table-cell table:formula="of:=[.I7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5]" office:value-type="float" office:value="0">
            <text:p>0</text:p>
          </table:table-cell>
          <table:table-cell office:value-type="float" office:value="754">
            <text:p>754</text:p>
          </table:table-cell>
          <table:table-cell table:formula="of:=['file:///home/diego/workspace/qin-cluster/pruebas/estadisticas/corrida-20120802000741.ods'#$secuencia.B755]" office:value-type="float" office:value="0">
            <text:p>0</text:p>
          </table:table-cell>
          <table:table-cell table:formula="of:=['file:///home/diego/workspace/qin-cluster/pruebas/estadisticas/corrida-20120802000741.ods'#$secuencia.C755]" office:value-type="float" office:value="0">
            <text:p>0,00</text:p>
          </table:table-cell>
          <table:table-cell table:formula="of:=[.C7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5]" office:value-type="float" office:value="0">
            <text:p>0</text:p>
          </table:table-cell>
          <table:table-cell table:formula="of:=['file:///home/diego/workspace/qin-cluster/pruebas/estadisticas/corrida-20120802000741.ods'#$acumulado.A755]" office:value-type="float" office:value="0">
            <text:p>0</text:p>
          </table:table-cell>
          <table:table-cell table:formula="of:=['file:///home/diego/workspace/qin-cluster/pruebas/estadisticas/corrida-20120802000741.ods'#$acumulado.C755]" office:value-type="float" office:value="0">
            <text:p>0</text:p>
          </table:table-cell>
          <table:table-cell table:formula="of:=['file:///home/diego/workspace/qin-cluster/pruebas/estadisticas/corrida-20120802000741.ods'#$acumulado.D755]" office:value-type="float" office:value="0">
            <text:p>0</text:p>
          </table:table-cell>
          <table:table-cell table:formula="of:=['file:///home/diego/workspace/qin-cluster/pruebas/estadisticas/corrida-20120802000741.ods'#$acumulado.E755]" office:value-type="float" office:value="0">
            <text:p>0</text:p>
          </table:table-cell>
          <table:table-cell table:formula="of:=['file:///home/diego/workspace/qin-cluster/pruebas/estadisticas/corrida-20120802000741.ods'#$acumulado.F755]" office:value-type="float" office:value="0">
            <text:p>0</text:p>
          </table:table-cell>
          <table:table-cell table:formula="of:=['file:///home/diego/workspace/qin-cluster/pruebas/estadisticas/corrida-20120802000741.ods'#$acumulado.G755]" office:value-type="float" office:value="0">
            <text:p>0</text:p>
          </table:table-cell>
          <table:table-cell table:formula="of:=[.L755]*100/[.$S$2]" office:value-type="float" office:value="0">
            <text:p>0,00</text:p>
          </table:table-cell>
          <table:table-cell table:formula="of:=[.I7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6]" office:value-type="float" office:value="0">
            <text:p>0</text:p>
          </table:table-cell>
          <table:table-cell office:value-type="float" office:value="755">
            <text:p>755</text:p>
          </table:table-cell>
          <table:table-cell table:formula="of:=['file:///home/diego/workspace/qin-cluster/pruebas/estadisticas/corrida-20120802000741.ods'#$secuencia.B756]" office:value-type="float" office:value="0">
            <text:p>0</text:p>
          </table:table-cell>
          <table:table-cell table:formula="of:=['file:///home/diego/workspace/qin-cluster/pruebas/estadisticas/corrida-20120802000741.ods'#$secuencia.C756]" office:value-type="float" office:value="0">
            <text:p>0,00</text:p>
          </table:table-cell>
          <table:table-cell table:formula="of:=[.C7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6]" office:value-type="float" office:value="0">
            <text:p>0</text:p>
          </table:table-cell>
          <table:table-cell table:formula="of:=['file:///home/diego/workspace/qin-cluster/pruebas/estadisticas/corrida-20120802000741.ods'#$acumulado.A756]" office:value-type="float" office:value="0">
            <text:p>0</text:p>
          </table:table-cell>
          <table:table-cell table:formula="of:=['file:///home/diego/workspace/qin-cluster/pruebas/estadisticas/corrida-20120802000741.ods'#$acumulado.C756]" office:value-type="float" office:value="0">
            <text:p>0</text:p>
          </table:table-cell>
          <table:table-cell table:formula="of:=['file:///home/diego/workspace/qin-cluster/pruebas/estadisticas/corrida-20120802000741.ods'#$acumulado.D756]" office:value-type="float" office:value="0">
            <text:p>0</text:p>
          </table:table-cell>
          <table:table-cell table:formula="of:=['file:///home/diego/workspace/qin-cluster/pruebas/estadisticas/corrida-20120802000741.ods'#$acumulado.E756]" office:value-type="float" office:value="0">
            <text:p>0</text:p>
          </table:table-cell>
          <table:table-cell table:formula="of:=['file:///home/diego/workspace/qin-cluster/pruebas/estadisticas/corrida-20120802000741.ods'#$acumulado.F756]" office:value-type="float" office:value="0">
            <text:p>0</text:p>
          </table:table-cell>
          <table:table-cell table:formula="of:=['file:///home/diego/workspace/qin-cluster/pruebas/estadisticas/corrida-20120802000741.ods'#$acumulado.G756]" office:value-type="float" office:value="0">
            <text:p>0</text:p>
          </table:table-cell>
          <table:table-cell table:formula="of:=[.L756]*100/[.$S$2]" office:value-type="float" office:value="0">
            <text:p>0,00</text:p>
          </table:table-cell>
          <table:table-cell table:formula="of:=[.I7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7]" office:value-type="float" office:value="0">
            <text:p>0</text:p>
          </table:table-cell>
          <table:table-cell office:value-type="float" office:value="756">
            <text:p>756</text:p>
          </table:table-cell>
          <table:table-cell table:formula="of:=['file:///home/diego/workspace/qin-cluster/pruebas/estadisticas/corrida-20120802000741.ods'#$secuencia.B757]" office:value-type="float" office:value="0">
            <text:p>0</text:p>
          </table:table-cell>
          <table:table-cell table:formula="of:=['file:///home/diego/workspace/qin-cluster/pruebas/estadisticas/corrida-20120802000741.ods'#$secuencia.C757]" office:value-type="float" office:value="0">
            <text:p>0,00</text:p>
          </table:table-cell>
          <table:table-cell table:formula="of:=[.C7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7]" office:value-type="float" office:value="0">
            <text:p>0</text:p>
          </table:table-cell>
          <table:table-cell table:formula="of:=['file:///home/diego/workspace/qin-cluster/pruebas/estadisticas/corrida-20120802000741.ods'#$acumulado.A757]" office:value-type="float" office:value="0">
            <text:p>0</text:p>
          </table:table-cell>
          <table:table-cell table:formula="of:=['file:///home/diego/workspace/qin-cluster/pruebas/estadisticas/corrida-20120802000741.ods'#$acumulado.C757]" office:value-type="float" office:value="0">
            <text:p>0</text:p>
          </table:table-cell>
          <table:table-cell table:formula="of:=['file:///home/diego/workspace/qin-cluster/pruebas/estadisticas/corrida-20120802000741.ods'#$acumulado.D757]" office:value-type="float" office:value="0">
            <text:p>0</text:p>
          </table:table-cell>
          <table:table-cell table:formula="of:=['file:///home/diego/workspace/qin-cluster/pruebas/estadisticas/corrida-20120802000741.ods'#$acumulado.E757]" office:value-type="float" office:value="0">
            <text:p>0</text:p>
          </table:table-cell>
          <table:table-cell table:formula="of:=['file:///home/diego/workspace/qin-cluster/pruebas/estadisticas/corrida-20120802000741.ods'#$acumulado.F757]" office:value-type="float" office:value="0">
            <text:p>0</text:p>
          </table:table-cell>
          <table:table-cell table:formula="of:=['file:///home/diego/workspace/qin-cluster/pruebas/estadisticas/corrida-20120802000741.ods'#$acumulado.G757]" office:value-type="float" office:value="0">
            <text:p>0</text:p>
          </table:table-cell>
          <table:table-cell table:formula="of:=[.L757]*100/[.$S$2]" office:value-type="float" office:value="0">
            <text:p>0,00</text:p>
          </table:table-cell>
          <table:table-cell table:formula="of:=[.I7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8]" office:value-type="float" office:value="0">
            <text:p>0</text:p>
          </table:table-cell>
          <table:table-cell office:value-type="float" office:value="757">
            <text:p>757</text:p>
          </table:table-cell>
          <table:table-cell table:formula="of:=['file:///home/diego/workspace/qin-cluster/pruebas/estadisticas/corrida-20120802000741.ods'#$secuencia.B758]" office:value-type="float" office:value="0">
            <text:p>0</text:p>
          </table:table-cell>
          <table:table-cell table:formula="of:=['file:///home/diego/workspace/qin-cluster/pruebas/estadisticas/corrida-20120802000741.ods'#$secuencia.C758]" office:value-type="float" office:value="0">
            <text:p>0,00</text:p>
          </table:table-cell>
          <table:table-cell table:formula="of:=[.C7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8]" office:value-type="float" office:value="0">
            <text:p>0</text:p>
          </table:table-cell>
          <table:table-cell table:formula="of:=['file:///home/diego/workspace/qin-cluster/pruebas/estadisticas/corrida-20120802000741.ods'#$acumulado.A758]" office:value-type="float" office:value="0">
            <text:p>0</text:p>
          </table:table-cell>
          <table:table-cell table:formula="of:=['file:///home/diego/workspace/qin-cluster/pruebas/estadisticas/corrida-20120802000741.ods'#$acumulado.C758]" office:value-type="float" office:value="0">
            <text:p>0</text:p>
          </table:table-cell>
          <table:table-cell table:formula="of:=['file:///home/diego/workspace/qin-cluster/pruebas/estadisticas/corrida-20120802000741.ods'#$acumulado.D758]" office:value-type="float" office:value="0">
            <text:p>0</text:p>
          </table:table-cell>
          <table:table-cell table:formula="of:=['file:///home/diego/workspace/qin-cluster/pruebas/estadisticas/corrida-20120802000741.ods'#$acumulado.E758]" office:value-type="float" office:value="0">
            <text:p>0</text:p>
          </table:table-cell>
          <table:table-cell table:formula="of:=['file:///home/diego/workspace/qin-cluster/pruebas/estadisticas/corrida-20120802000741.ods'#$acumulado.F758]" office:value-type="float" office:value="0">
            <text:p>0</text:p>
          </table:table-cell>
          <table:table-cell table:formula="of:=['file:///home/diego/workspace/qin-cluster/pruebas/estadisticas/corrida-20120802000741.ods'#$acumulado.G758]" office:value-type="float" office:value="0">
            <text:p>0</text:p>
          </table:table-cell>
          <table:table-cell table:formula="of:=[.L758]*100/[.$S$2]" office:value-type="float" office:value="0">
            <text:p>0,00</text:p>
          </table:table-cell>
          <table:table-cell table:formula="of:=[.I7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59]" office:value-type="float" office:value="0">
            <text:p>0</text:p>
          </table:table-cell>
          <table:table-cell office:value-type="float" office:value="758">
            <text:p>758</text:p>
          </table:table-cell>
          <table:table-cell table:formula="of:=['file:///home/diego/workspace/qin-cluster/pruebas/estadisticas/corrida-20120802000741.ods'#$secuencia.B759]" office:value-type="float" office:value="0">
            <text:p>0</text:p>
          </table:table-cell>
          <table:table-cell table:formula="of:=['file:///home/diego/workspace/qin-cluster/pruebas/estadisticas/corrida-20120802000741.ods'#$secuencia.C759]" office:value-type="float" office:value="0">
            <text:p>0,00</text:p>
          </table:table-cell>
          <table:table-cell table:formula="of:=[.C7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59]" office:value-type="float" office:value="0">
            <text:p>0</text:p>
          </table:table-cell>
          <table:table-cell table:formula="of:=['file:///home/diego/workspace/qin-cluster/pruebas/estadisticas/corrida-20120802000741.ods'#$acumulado.A759]" office:value-type="float" office:value="0">
            <text:p>0</text:p>
          </table:table-cell>
          <table:table-cell table:formula="of:=['file:///home/diego/workspace/qin-cluster/pruebas/estadisticas/corrida-20120802000741.ods'#$acumulado.C759]" office:value-type="float" office:value="0">
            <text:p>0</text:p>
          </table:table-cell>
          <table:table-cell table:formula="of:=['file:///home/diego/workspace/qin-cluster/pruebas/estadisticas/corrida-20120802000741.ods'#$acumulado.D759]" office:value-type="float" office:value="0">
            <text:p>0</text:p>
          </table:table-cell>
          <table:table-cell table:formula="of:=['file:///home/diego/workspace/qin-cluster/pruebas/estadisticas/corrida-20120802000741.ods'#$acumulado.E759]" office:value-type="float" office:value="0">
            <text:p>0</text:p>
          </table:table-cell>
          <table:table-cell table:formula="of:=['file:///home/diego/workspace/qin-cluster/pruebas/estadisticas/corrida-20120802000741.ods'#$acumulado.F759]" office:value-type="float" office:value="0">
            <text:p>0</text:p>
          </table:table-cell>
          <table:table-cell table:formula="of:=['file:///home/diego/workspace/qin-cluster/pruebas/estadisticas/corrida-20120802000741.ods'#$acumulado.G759]" office:value-type="float" office:value="0">
            <text:p>0</text:p>
          </table:table-cell>
          <table:table-cell table:formula="of:=[.L759]*100/[.$S$2]" office:value-type="float" office:value="0">
            <text:p>0,00</text:p>
          </table:table-cell>
          <table:table-cell table:formula="of:=[.I7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0]" office:value-type="float" office:value="0">
            <text:p>0</text:p>
          </table:table-cell>
          <table:table-cell office:value-type="float" office:value="759">
            <text:p>759</text:p>
          </table:table-cell>
          <table:table-cell table:formula="of:=['file:///home/diego/workspace/qin-cluster/pruebas/estadisticas/corrida-20120802000741.ods'#$secuencia.B760]" office:value-type="float" office:value="0">
            <text:p>0</text:p>
          </table:table-cell>
          <table:table-cell table:formula="of:=['file:///home/diego/workspace/qin-cluster/pruebas/estadisticas/corrida-20120802000741.ods'#$secuencia.C760]" office:value-type="float" office:value="0">
            <text:p>0,00</text:p>
          </table:table-cell>
          <table:table-cell table:formula="of:=[.C7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0]" office:value-type="float" office:value="0">
            <text:p>0</text:p>
          </table:table-cell>
          <table:table-cell table:formula="of:=['file:///home/diego/workspace/qin-cluster/pruebas/estadisticas/corrida-20120802000741.ods'#$acumulado.A760]" office:value-type="float" office:value="0">
            <text:p>0</text:p>
          </table:table-cell>
          <table:table-cell table:formula="of:=['file:///home/diego/workspace/qin-cluster/pruebas/estadisticas/corrida-20120802000741.ods'#$acumulado.C760]" office:value-type="float" office:value="0">
            <text:p>0</text:p>
          </table:table-cell>
          <table:table-cell table:formula="of:=['file:///home/diego/workspace/qin-cluster/pruebas/estadisticas/corrida-20120802000741.ods'#$acumulado.D760]" office:value-type="float" office:value="0">
            <text:p>0</text:p>
          </table:table-cell>
          <table:table-cell table:formula="of:=['file:///home/diego/workspace/qin-cluster/pruebas/estadisticas/corrida-20120802000741.ods'#$acumulado.E760]" office:value-type="float" office:value="0">
            <text:p>0</text:p>
          </table:table-cell>
          <table:table-cell table:formula="of:=['file:///home/diego/workspace/qin-cluster/pruebas/estadisticas/corrida-20120802000741.ods'#$acumulado.F760]" office:value-type="float" office:value="0">
            <text:p>0</text:p>
          </table:table-cell>
          <table:table-cell table:formula="of:=['file:///home/diego/workspace/qin-cluster/pruebas/estadisticas/corrida-20120802000741.ods'#$acumulado.G760]" office:value-type="float" office:value="0">
            <text:p>0</text:p>
          </table:table-cell>
          <table:table-cell table:formula="of:=[.L760]*100/[.$S$2]" office:value-type="float" office:value="0">
            <text:p>0,00</text:p>
          </table:table-cell>
          <table:table-cell table:formula="of:=[.I7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1]" office:value-type="float" office:value="0">
            <text:p>0</text:p>
          </table:table-cell>
          <table:table-cell office:value-type="float" office:value="760">
            <text:p>760</text:p>
          </table:table-cell>
          <table:table-cell table:formula="of:=['file:///home/diego/workspace/qin-cluster/pruebas/estadisticas/corrida-20120802000741.ods'#$secuencia.B761]" office:value-type="float" office:value="0">
            <text:p>0</text:p>
          </table:table-cell>
          <table:table-cell table:formula="of:=['file:///home/diego/workspace/qin-cluster/pruebas/estadisticas/corrida-20120802000741.ods'#$secuencia.C761]" office:value-type="float" office:value="0">
            <text:p>0,00</text:p>
          </table:table-cell>
          <table:table-cell table:formula="of:=[.C7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1]" office:value-type="float" office:value="0">
            <text:p>0</text:p>
          </table:table-cell>
          <table:table-cell table:formula="of:=['file:///home/diego/workspace/qin-cluster/pruebas/estadisticas/corrida-20120802000741.ods'#$acumulado.A761]" office:value-type="float" office:value="0">
            <text:p>0</text:p>
          </table:table-cell>
          <table:table-cell table:formula="of:=['file:///home/diego/workspace/qin-cluster/pruebas/estadisticas/corrida-20120802000741.ods'#$acumulado.C761]" office:value-type="float" office:value="0">
            <text:p>0</text:p>
          </table:table-cell>
          <table:table-cell table:formula="of:=['file:///home/diego/workspace/qin-cluster/pruebas/estadisticas/corrida-20120802000741.ods'#$acumulado.D761]" office:value-type="float" office:value="0">
            <text:p>0</text:p>
          </table:table-cell>
          <table:table-cell table:formula="of:=['file:///home/diego/workspace/qin-cluster/pruebas/estadisticas/corrida-20120802000741.ods'#$acumulado.E761]" office:value-type="float" office:value="0">
            <text:p>0</text:p>
          </table:table-cell>
          <table:table-cell table:formula="of:=['file:///home/diego/workspace/qin-cluster/pruebas/estadisticas/corrida-20120802000741.ods'#$acumulado.F761]" office:value-type="float" office:value="0">
            <text:p>0</text:p>
          </table:table-cell>
          <table:table-cell table:formula="of:=['file:///home/diego/workspace/qin-cluster/pruebas/estadisticas/corrida-20120802000741.ods'#$acumulado.G761]" office:value-type="float" office:value="0">
            <text:p>0</text:p>
          </table:table-cell>
          <table:table-cell table:formula="of:=[.L761]*100/[.$S$2]" office:value-type="float" office:value="0">
            <text:p>0,00</text:p>
          </table:table-cell>
          <table:table-cell table:formula="of:=[.I7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2]" office:value-type="float" office:value="0">
            <text:p>0</text:p>
          </table:table-cell>
          <table:table-cell office:value-type="float" office:value="761">
            <text:p>761</text:p>
          </table:table-cell>
          <table:table-cell table:formula="of:=['file:///home/diego/workspace/qin-cluster/pruebas/estadisticas/corrida-20120802000741.ods'#$secuencia.B762]" office:value-type="float" office:value="0">
            <text:p>0</text:p>
          </table:table-cell>
          <table:table-cell table:formula="of:=['file:///home/diego/workspace/qin-cluster/pruebas/estadisticas/corrida-20120802000741.ods'#$secuencia.C762]" office:value-type="float" office:value="0">
            <text:p>0,00</text:p>
          </table:table-cell>
          <table:table-cell table:formula="of:=[.C7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2]" office:value-type="float" office:value="0">
            <text:p>0</text:p>
          </table:table-cell>
          <table:table-cell table:formula="of:=['file:///home/diego/workspace/qin-cluster/pruebas/estadisticas/corrida-20120802000741.ods'#$acumulado.A762]" office:value-type="float" office:value="0">
            <text:p>0</text:p>
          </table:table-cell>
          <table:table-cell table:formula="of:=['file:///home/diego/workspace/qin-cluster/pruebas/estadisticas/corrida-20120802000741.ods'#$acumulado.C762]" office:value-type="float" office:value="0">
            <text:p>0</text:p>
          </table:table-cell>
          <table:table-cell table:formula="of:=['file:///home/diego/workspace/qin-cluster/pruebas/estadisticas/corrida-20120802000741.ods'#$acumulado.D762]" office:value-type="float" office:value="0">
            <text:p>0</text:p>
          </table:table-cell>
          <table:table-cell table:formula="of:=['file:///home/diego/workspace/qin-cluster/pruebas/estadisticas/corrida-20120802000741.ods'#$acumulado.E762]" office:value-type="float" office:value="0">
            <text:p>0</text:p>
          </table:table-cell>
          <table:table-cell table:formula="of:=['file:///home/diego/workspace/qin-cluster/pruebas/estadisticas/corrida-20120802000741.ods'#$acumulado.F762]" office:value-type="float" office:value="0">
            <text:p>0</text:p>
          </table:table-cell>
          <table:table-cell table:formula="of:=['file:///home/diego/workspace/qin-cluster/pruebas/estadisticas/corrida-20120802000741.ods'#$acumulado.G762]" office:value-type="float" office:value="0">
            <text:p>0</text:p>
          </table:table-cell>
          <table:table-cell table:formula="of:=[.L762]*100/[.$S$2]" office:value-type="float" office:value="0">
            <text:p>0,00</text:p>
          </table:table-cell>
          <table:table-cell table:formula="of:=[.I7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3]" office:value-type="float" office:value="0">
            <text:p>0</text:p>
          </table:table-cell>
          <table:table-cell office:value-type="float" office:value="762">
            <text:p>762</text:p>
          </table:table-cell>
          <table:table-cell table:formula="of:=['file:///home/diego/workspace/qin-cluster/pruebas/estadisticas/corrida-20120802000741.ods'#$secuencia.B763]" office:value-type="float" office:value="0">
            <text:p>0</text:p>
          </table:table-cell>
          <table:table-cell table:formula="of:=['file:///home/diego/workspace/qin-cluster/pruebas/estadisticas/corrida-20120802000741.ods'#$secuencia.C763]" office:value-type="float" office:value="0">
            <text:p>0,00</text:p>
          </table:table-cell>
          <table:table-cell table:formula="of:=[.C7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3]" office:value-type="float" office:value="0">
            <text:p>0</text:p>
          </table:table-cell>
          <table:table-cell table:formula="of:=['file:///home/diego/workspace/qin-cluster/pruebas/estadisticas/corrida-20120802000741.ods'#$acumulado.A763]" office:value-type="float" office:value="0">
            <text:p>0</text:p>
          </table:table-cell>
          <table:table-cell table:formula="of:=['file:///home/diego/workspace/qin-cluster/pruebas/estadisticas/corrida-20120802000741.ods'#$acumulado.C763]" office:value-type="float" office:value="0">
            <text:p>0</text:p>
          </table:table-cell>
          <table:table-cell table:formula="of:=['file:///home/diego/workspace/qin-cluster/pruebas/estadisticas/corrida-20120802000741.ods'#$acumulado.D763]" office:value-type="float" office:value="0">
            <text:p>0</text:p>
          </table:table-cell>
          <table:table-cell table:formula="of:=['file:///home/diego/workspace/qin-cluster/pruebas/estadisticas/corrida-20120802000741.ods'#$acumulado.E763]" office:value-type="float" office:value="0">
            <text:p>0</text:p>
          </table:table-cell>
          <table:table-cell table:formula="of:=['file:///home/diego/workspace/qin-cluster/pruebas/estadisticas/corrida-20120802000741.ods'#$acumulado.F763]" office:value-type="float" office:value="0">
            <text:p>0</text:p>
          </table:table-cell>
          <table:table-cell table:formula="of:=['file:///home/diego/workspace/qin-cluster/pruebas/estadisticas/corrida-20120802000741.ods'#$acumulado.G763]" office:value-type="float" office:value="0">
            <text:p>0</text:p>
          </table:table-cell>
          <table:table-cell table:formula="of:=[.L763]*100/[.$S$2]" office:value-type="float" office:value="0">
            <text:p>0,00</text:p>
          </table:table-cell>
          <table:table-cell table:formula="of:=[.I7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4]" office:value-type="float" office:value="0">
            <text:p>0</text:p>
          </table:table-cell>
          <table:table-cell office:value-type="float" office:value="763">
            <text:p>763</text:p>
          </table:table-cell>
          <table:table-cell table:formula="of:=['file:///home/diego/workspace/qin-cluster/pruebas/estadisticas/corrida-20120802000741.ods'#$secuencia.B764]" office:value-type="float" office:value="0">
            <text:p>0</text:p>
          </table:table-cell>
          <table:table-cell table:formula="of:=['file:///home/diego/workspace/qin-cluster/pruebas/estadisticas/corrida-20120802000741.ods'#$secuencia.C764]" office:value-type="float" office:value="0">
            <text:p>0,00</text:p>
          </table:table-cell>
          <table:table-cell table:formula="of:=[.C7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4]" office:value-type="float" office:value="0">
            <text:p>0</text:p>
          </table:table-cell>
          <table:table-cell table:formula="of:=['file:///home/diego/workspace/qin-cluster/pruebas/estadisticas/corrida-20120802000741.ods'#$acumulado.A764]" office:value-type="float" office:value="0">
            <text:p>0</text:p>
          </table:table-cell>
          <table:table-cell table:formula="of:=['file:///home/diego/workspace/qin-cluster/pruebas/estadisticas/corrida-20120802000741.ods'#$acumulado.C764]" office:value-type="float" office:value="0">
            <text:p>0</text:p>
          </table:table-cell>
          <table:table-cell table:formula="of:=['file:///home/diego/workspace/qin-cluster/pruebas/estadisticas/corrida-20120802000741.ods'#$acumulado.D764]" office:value-type="float" office:value="0">
            <text:p>0</text:p>
          </table:table-cell>
          <table:table-cell table:formula="of:=['file:///home/diego/workspace/qin-cluster/pruebas/estadisticas/corrida-20120802000741.ods'#$acumulado.E764]" office:value-type="float" office:value="0">
            <text:p>0</text:p>
          </table:table-cell>
          <table:table-cell table:formula="of:=['file:///home/diego/workspace/qin-cluster/pruebas/estadisticas/corrida-20120802000741.ods'#$acumulado.F764]" office:value-type="float" office:value="0">
            <text:p>0</text:p>
          </table:table-cell>
          <table:table-cell table:formula="of:=['file:///home/diego/workspace/qin-cluster/pruebas/estadisticas/corrida-20120802000741.ods'#$acumulado.G764]" office:value-type="float" office:value="0">
            <text:p>0</text:p>
          </table:table-cell>
          <table:table-cell table:formula="of:=[.L764]*100/[.$S$2]" office:value-type="float" office:value="0">
            <text:p>0,00</text:p>
          </table:table-cell>
          <table:table-cell table:formula="of:=[.I7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5]" office:value-type="float" office:value="0">
            <text:p>0</text:p>
          </table:table-cell>
          <table:table-cell office:value-type="float" office:value="764">
            <text:p>764</text:p>
          </table:table-cell>
          <table:table-cell table:formula="of:=['file:///home/diego/workspace/qin-cluster/pruebas/estadisticas/corrida-20120802000741.ods'#$secuencia.B765]" office:value-type="float" office:value="0">
            <text:p>0</text:p>
          </table:table-cell>
          <table:table-cell table:formula="of:=['file:///home/diego/workspace/qin-cluster/pruebas/estadisticas/corrida-20120802000741.ods'#$secuencia.C765]" office:value-type="float" office:value="0">
            <text:p>0,00</text:p>
          </table:table-cell>
          <table:table-cell table:formula="of:=[.C7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5]" office:value-type="float" office:value="0">
            <text:p>0</text:p>
          </table:table-cell>
          <table:table-cell table:formula="of:=['file:///home/diego/workspace/qin-cluster/pruebas/estadisticas/corrida-20120802000741.ods'#$acumulado.A765]" office:value-type="float" office:value="0">
            <text:p>0</text:p>
          </table:table-cell>
          <table:table-cell table:formula="of:=['file:///home/diego/workspace/qin-cluster/pruebas/estadisticas/corrida-20120802000741.ods'#$acumulado.C765]" office:value-type="float" office:value="0">
            <text:p>0</text:p>
          </table:table-cell>
          <table:table-cell table:formula="of:=['file:///home/diego/workspace/qin-cluster/pruebas/estadisticas/corrida-20120802000741.ods'#$acumulado.D765]" office:value-type="float" office:value="0">
            <text:p>0</text:p>
          </table:table-cell>
          <table:table-cell table:formula="of:=['file:///home/diego/workspace/qin-cluster/pruebas/estadisticas/corrida-20120802000741.ods'#$acumulado.E765]" office:value-type="float" office:value="0">
            <text:p>0</text:p>
          </table:table-cell>
          <table:table-cell table:formula="of:=['file:///home/diego/workspace/qin-cluster/pruebas/estadisticas/corrida-20120802000741.ods'#$acumulado.F765]" office:value-type="float" office:value="0">
            <text:p>0</text:p>
          </table:table-cell>
          <table:table-cell table:formula="of:=['file:///home/diego/workspace/qin-cluster/pruebas/estadisticas/corrida-20120802000741.ods'#$acumulado.G765]" office:value-type="float" office:value="0">
            <text:p>0</text:p>
          </table:table-cell>
          <table:table-cell table:formula="of:=[.L765]*100/[.$S$2]" office:value-type="float" office:value="0">
            <text:p>0,00</text:p>
          </table:table-cell>
          <table:table-cell table:formula="of:=[.I7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6]" office:value-type="float" office:value="0">
            <text:p>0</text:p>
          </table:table-cell>
          <table:table-cell office:value-type="float" office:value="765">
            <text:p>765</text:p>
          </table:table-cell>
          <table:table-cell table:formula="of:=['file:///home/diego/workspace/qin-cluster/pruebas/estadisticas/corrida-20120802000741.ods'#$secuencia.B766]" office:value-type="float" office:value="0">
            <text:p>0</text:p>
          </table:table-cell>
          <table:table-cell table:formula="of:=['file:///home/diego/workspace/qin-cluster/pruebas/estadisticas/corrida-20120802000741.ods'#$secuencia.C766]" office:value-type="float" office:value="0">
            <text:p>0,00</text:p>
          </table:table-cell>
          <table:table-cell table:formula="of:=[.C7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6]" office:value-type="float" office:value="0">
            <text:p>0</text:p>
          </table:table-cell>
          <table:table-cell table:formula="of:=['file:///home/diego/workspace/qin-cluster/pruebas/estadisticas/corrida-20120802000741.ods'#$acumulado.A766]" office:value-type="float" office:value="0">
            <text:p>0</text:p>
          </table:table-cell>
          <table:table-cell table:formula="of:=['file:///home/diego/workspace/qin-cluster/pruebas/estadisticas/corrida-20120802000741.ods'#$acumulado.C766]" office:value-type="float" office:value="0">
            <text:p>0</text:p>
          </table:table-cell>
          <table:table-cell table:formula="of:=['file:///home/diego/workspace/qin-cluster/pruebas/estadisticas/corrida-20120802000741.ods'#$acumulado.D766]" office:value-type="float" office:value="0">
            <text:p>0</text:p>
          </table:table-cell>
          <table:table-cell table:formula="of:=['file:///home/diego/workspace/qin-cluster/pruebas/estadisticas/corrida-20120802000741.ods'#$acumulado.E766]" office:value-type="float" office:value="0">
            <text:p>0</text:p>
          </table:table-cell>
          <table:table-cell table:formula="of:=['file:///home/diego/workspace/qin-cluster/pruebas/estadisticas/corrida-20120802000741.ods'#$acumulado.F766]" office:value-type="float" office:value="0">
            <text:p>0</text:p>
          </table:table-cell>
          <table:table-cell table:formula="of:=['file:///home/diego/workspace/qin-cluster/pruebas/estadisticas/corrida-20120802000741.ods'#$acumulado.G766]" office:value-type="float" office:value="0">
            <text:p>0</text:p>
          </table:table-cell>
          <table:table-cell table:formula="of:=[.L766]*100/[.$S$2]" office:value-type="float" office:value="0">
            <text:p>0,00</text:p>
          </table:table-cell>
          <table:table-cell table:formula="of:=[.I7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7]" office:value-type="float" office:value="0">
            <text:p>0</text:p>
          </table:table-cell>
          <table:table-cell office:value-type="float" office:value="766">
            <text:p>766</text:p>
          </table:table-cell>
          <table:table-cell table:formula="of:=['file:///home/diego/workspace/qin-cluster/pruebas/estadisticas/corrida-20120802000741.ods'#$secuencia.B767]" office:value-type="float" office:value="0">
            <text:p>0</text:p>
          </table:table-cell>
          <table:table-cell table:formula="of:=['file:///home/diego/workspace/qin-cluster/pruebas/estadisticas/corrida-20120802000741.ods'#$secuencia.C767]" office:value-type="float" office:value="0">
            <text:p>0,00</text:p>
          </table:table-cell>
          <table:table-cell table:formula="of:=[.C7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7]" office:value-type="float" office:value="0">
            <text:p>0</text:p>
          </table:table-cell>
          <table:table-cell table:formula="of:=['file:///home/diego/workspace/qin-cluster/pruebas/estadisticas/corrida-20120802000741.ods'#$acumulado.A767]" office:value-type="float" office:value="0">
            <text:p>0</text:p>
          </table:table-cell>
          <table:table-cell table:formula="of:=['file:///home/diego/workspace/qin-cluster/pruebas/estadisticas/corrida-20120802000741.ods'#$acumulado.C767]" office:value-type="float" office:value="0">
            <text:p>0</text:p>
          </table:table-cell>
          <table:table-cell table:formula="of:=['file:///home/diego/workspace/qin-cluster/pruebas/estadisticas/corrida-20120802000741.ods'#$acumulado.D767]" office:value-type="float" office:value="0">
            <text:p>0</text:p>
          </table:table-cell>
          <table:table-cell table:formula="of:=['file:///home/diego/workspace/qin-cluster/pruebas/estadisticas/corrida-20120802000741.ods'#$acumulado.E767]" office:value-type="float" office:value="0">
            <text:p>0</text:p>
          </table:table-cell>
          <table:table-cell table:formula="of:=['file:///home/diego/workspace/qin-cluster/pruebas/estadisticas/corrida-20120802000741.ods'#$acumulado.F767]" office:value-type="float" office:value="0">
            <text:p>0</text:p>
          </table:table-cell>
          <table:table-cell table:formula="of:=['file:///home/diego/workspace/qin-cluster/pruebas/estadisticas/corrida-20120802000741.ods'#$acumulado.G767]" office:value-type="float" office:value="0">
            <text:p>0</text:p>
          </table:table-cell>
          <table:table-cell table:formula="of:=[.L767]*100/[.$S$2]" office:value-type="float" office:value="0">
            <text:p>0,00</text:p>
          </table:table-cell>
          <table:table-cell table:formula="of:=[.I7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8]" office:value-type="float" office:value="0">
            <text:p>0</text:p>
          </table:table-cell>
          <table:table-cell office:value-type="float" office:value="767">
            <text:p>767</text:p>
          </table:table-cell>
          <table:table-cell table:formula="of:=['file:///home/diego/workspace/qin-cluster/pruebas/estadisticas/corrida-20120802000741.ods'#$secuencia.B768]" office:value-type="float" office:value="0">
            <text:p>0</text:p>
          </table:table-cell>
          <table:table-cell table:formula="of:=['file:///home/diego/workspace/qin-cluster/pruebas/estadisticas/corrida-20120802000741.ods'#$secuencia.C768]" office:value-type="float" office:value="0">
            <text:p>0,00</text:p>
          </table:table-cell>
          <table:table-cell table:formula="of:=[.C7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8]" office:value-type="float" office:value="0">
            <text:p>0</text:p>
          </table:table-cell>
          <table:table-cell table:formula="of:=['file:///home/diego/workspace/qin-cluster/pruebas/estadisticas/corrida-20120802000741.ods'#$acumulado.A768]" office:value-type="float" office:value="0">
            <text:p>0</text:p>
          </table:table-cell>
          <table:table-cell table:formula="of:=['file:///home/diego/workspace/qin-cluster/pruebas/estadisticas/corrida-20120802000741.ods'#$acumulado.C768]" office:value-type="float" office:value="0">
            <text:p>0</text:p>
          </table:table-cell>
          <table:table-cell table:formula="of:=['file:///home/diego/workspace/qin-cluster/pruebas/estadisticas/corrida-20120802000741.ods'#$acumulado.D768]" office:value-type="float" office:value="0">
            <text:p>0</text:p>
          </table:table-cell>
          <table:table-cell table:formula="of:=['file:///home/diego/workspace/qin-cluster/pruebas/estadisticas/corrida-20120802000741.ods'#$acumulado.E768]" office:value-type="float" office:value="0">
            <text:p>0</text:p>
          </table:table-cell>
          <table:table-cell table:formula="of:=['file:///home/diego/workspace/qin-cluster/pruebas/estadisticas/corrida-20120802000741.ods'#$acumulado.F768]" office:value-type="float" office:value="0">
            <text:p>0</text:p>
          </table:table-cell>
          <table:table-cell table:formula="of:=['file:///home/diego/workspace/qin-cluster/pruebas/estadisticas/corrida-20120802000741.ods'#$acumulado.G768]" office:value-type="float" office:value="0">
            <text:p>0</text:p>
          </table:table-cell>
          <table:table-cell table:formula="of:=[.L768]*100/[.$S$2]" office:value-type="float" office:value="0">
            <text:p>0,00</text:p>
          </table:table-cell>
          <table:table-cell table:formula="of:=[.I7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69]" office:value-type="float" office:value="0">
            <text:p>0</text:p>
          </table:table-cell>
          <table:table-cell office:value-type="float" office:value="768">
            <text:p>768</text:p>
          </table:table-cell>
          <table:table-cell table:formula="of:=['file:///home/diego/workspace/qin-cluster/pruebas/estadisticas/corrida-20120802000741.ods'#$secuencia.B769]" office:value-type="float" office:value="0">
            <text:p>0</text:p>
          </table:table-cell>
          <table:table-cell table:formula="of:=['file:///home/diego/workspace/qin-cluster/pruebas/estadisticas/corrida-20120802000741.ods'#$secuencia.C769]" office:value-type="float" office:value="0">
            <text:p>0,00</text:p>
          </table:table-cell>
          <table:table-cell table:formula="of:=[.C7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69]" office:value-type="float" office:value="0">
            <text:p>0</text:p>
          </table:table-cell>
          <table:table-cell table:formula="of:=['file:///home/diego/workspace/qin-cluster/pruebas/estadisticas/corrida-20120802000741.ods'#$acumulado.A769]" office:value-type="float" office:value="0">
            <text:p>0</text:p>
          </table:table-cell>
          <table:table-cell table:formula="of:=['file:///home/diego/workspace/qin-cluster/pruebas/estadisticas/corrida-20120802000741.ods'#$acumulado.C769]" office:value-type="float" office:value="0">
            <text:p>0</text:p>
          </table:table-cell>
          <table:table-cell table:formula="of:=['file:///home/diego/workspace/qin-cluster/pruebas/estadisticas/corrida-20120802000741.ods'#$acumulado.D769]" office:value-type="float" office:value="0">
            <text:p>0</text:p>
          </table:table-cell>
          <table:table-cell table:formula="of:=['file:///home/diego/workspace/qin-cluster/pruebas/estadisticas/corrida-20120802000741.ods'#$acumulado.E769]" office:value-type="float" office:value="0">
            <text:p>0</text:p>
          </table:table-cell>
          <table:table-cell table:formula="of:=['file:///home/diego/workspace/qin-cluster/pruebas/estadisticas/corrida-20120802000741.ods'#$acumulado.F769]" office:value-type="float" office:value="0">
            <text:p>0</text:p>
          </table:table-cell>
          <table:table-cell table:formula="of:=['file:///home/diego/workspace/qin-cluster/pruebas/estadisticas/corrida-20120802000741.ods'#$acumulado.G769]" office:value-type="float" office:value="0">
            <text:p>0</text:p>
          </table:table-cell>
          <table:table-cell table:formula="of:=[.L769]*100/[.$S$2]" office:value-type="float" office:value="0">
            <text:p>0,00</text:p>
          </table:table-cell>
          <table:table-cell table:formula="of:=[.I7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0]" office:value-type="float" office:value="0">
            <text:p>0</text:p>
          </table:table-cell>
          <table:table-cell office:value-type="float" office:value="769">
            <text:p>769</text:p>
          </table:table-cell>
          <table:table-cell table:formula="of:=['file:///home/diego/workspace/qin-cluster/pruebas/estadisticas/corrida-20120802000741.ods'#$secuencia.B770]" office:value-type="float" office:value="0">
            <text:p>0</text:p>
          </table:table-cell>
          <table:table-cell table:formula="of:=['file:///home/diego/workspace/qin-cluster/pruebas/estadisticas/corrida-20120802000741.ods'#$secuencia.C770]" office:value-type="float" office:value="0">
            <text:p>0,00</text:p>
          </table:table-cell>
          <table:table-cell table:formula="of:=[.C7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0]" office:value-type="float" office:value="0">
            <text:p>0</text:p>
          </table:table-cell>
          <table:table-cell table:formula="of:=['file:///home/diego/workspace/qin-cluster/pruebas/estadisticas/corrida-20120802000741.ods'#$acumulado.A770]" office:value-type="float" office:value="0">
            <text:p>0</text:p>
          </table:table-cell>
          <table:table-cell table:formula="of:=['file:///home/diego/workspace/qin-cluster/pruebas/estadisticas/corrida-20120802000741.ods'#$acumulado.C770]" office:value-type="float" office:value="0">
            <text:p>0</text:p>
          </table:table-cell>
          <table:table-cell table:formula="of:=['file:///home/diego/workspace/qin-cluster/pruebas/estadisticas/corrida-20120802000741.ods'#$acumulado.D770]" office:value-type="float" office:value="0">
            <text:p>0</text:p>
          </table:table-cell>
          <table:table-cell table:formula="of:=['file:///home/diego/workspace/qin-cluster/pruebas/estadisticas/corrida-20120802000741.ods'#$acumulado.E770]" office:value-type="float" office:value="0">
            <text:p>0</text:p>
          </table:table-cell>
          <table:table-cell table:formula="of:=['file:///home/diego/workspace/qin-cluster/pruebas/estadisticas/corrida-20120802000741.ods'#$acumulado.F770]" office:value-type="float" office:value="0">
            <text:p>0</text:p>
          </table:table-cell>
          <table:table-cell table:formula="of:=['file:///home/diego/workspace/qin-cluster/pruebas/estadisticas/corrida-20120802000741.ods'#$acumulado.G770]" office:value-type="float" office:value="0">
            <text:p>0</text:p>
          </table:table-cell>
          <table:table-cell table:formula="of:=[.L770]*100/[.$S$2]" office:value-type="float" office:value="0">
            <text:p>0,00</text:p>
          </table:table-cell>
          <table:table-cell table:formula="of:=[.I7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1]" office:value-type="float" office:value="0">
            <text:p>0</text:p>
          </table:table-cell>
          <table:table-cell office:value-type="float" office:value="770">
            <text:p>770</text:p>
          </table:table-cell>
          <table:table-cell table:formula="of:=['file:///home/diego/workspace/qin-cluster/pruebas/estadisticas/corrida-20120802000741.ods'#$secuencia.B771]" office:value-type="float" office:value="0">
            <text:p>0</text:p>
          </table:table-cell>
          <table:table-cell table:formula="of:=['file:///home/diego/workspace/qin-cluster/pruebas/estadisticas/corrida-20120802000741.ods'#$secuencia.C771]" office:value-type="float" office:value="0">
            <text:p>0,00</text:p>
          </table:table-cell>
          <table:table-cell table:formula="of:=[.C7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1]" office:value-type="float" office:value="0">
            <text:p>0</text:p>
          </table:table-cell>
          <table:table-cell table:formula="of:=['file:///home/diego/workspace/qin-cluster/pruebas/estadisticas/corrida-20120802000741.ods'#$acumulado.A771]" office:value-type="float" office:value="0">
            <text:p>0</text:p>
          </table:table-cell>
          <table:table-cell table:formula="of:=['file:///home/diego/workspace/qin-cluster/pruebas/estadisticas/corrida-20120802000741.ods'#$acumulado.C771]" office:value-type="float" office:value="0">
            <text:p>0</text:p>
          </table:table-cell>
          <table:table-cell table:formula="of:=['file:///home/diego/workspace/qin-cluster/pruebas/estadisticas/corrida-20120802000741.ods'#$acumulado.D771]" office:value-type="float" office:value="0">
            <text:p>0</text:p>
          </table:table-cell>
          <table:table-cell table:formula="of:=['file:///home/diego/workspace/qin-cluster/pruebas/estadisticas/corrida-20120802000741.ods'#$acumulado.E771]" office:value-type="float" office:value="0">
            <text:p>0</text:p>
          </table:table-cell>
          <table:table-cell table:formula="of:=['file:///home/diego/workspace/qin-cluster/pruebas/estadisticas/corrida-20120802000741.ods'#$acumulado.F771]" office:value-type="float" office:value="0">
            <text:p>0</text:p>
          </table:table-cell>
          <table:table-cell table:formula="of:=['file:///home/diego/workspace/qin-cluster/pruebas/estadisticas/corrida-20120802000741.ods'#$acumulado.G771]" office:value-type="float" office:value="0">
            <text:p>0</text:p>
          </table:table-cell>
          <table:table-cell table:formula="of:=[.L771]*100/[.$S$2]" office:value-type="float" office:value="0">
            <text:p>0,00</text:p>
          </table:table-cell>
          <table:table-cell table:formula="of:=[.I7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2]" office:value-type="float" office:value="0">
            <text:p>0</text:p>
          </table:table-cell>
          <table:table-cell office:value-type="float" office:value="771">
            <text:p>771</text:p>
          </table:table-cell>
          <table:table-cell table:formula="of:=['file:///home/diego/workspace/qin-cluster/pruebas/estadisticas/corrida-20120802000741.ods'#$secuencia.B772]" office:value-type="float" office:value="0">
            <text:p>0</text:p>
          </table:table-cell>
          <table:table-cell table:formula="of:=['file:///home/diego/workspace/qin-cluster/pruebas/estadisticas/corrida-20120802000741.ods'#$secuencia.C772]" office:value-type="float" office:value="0">
            <text:p>0,00</text:p>
          </table:table-cell>
          <table:table-cell table:formula="of:=[.C7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2]" office:value-type="float" office:value="0">
            <text:p>0</text:p>
          </table:table-cell>
          <table:table-cell table:formula="of:=['file:///home/diego/workspace/qin-cluster/pruebas/estadisticas/corrida-20120802000741.ods'#$acumulado.A772]" office:value-type="float" office:value="0">
            <text:p>0</text:p>
          </table:table-cell>
          <table:table-cell table:formula="of:=['file:///home/diego/workspace/qin-cluster/pruebas/estadisticas/corrida-20120802000741.ods'#$acumulado.C772]" office:value-type="float" office:value="0">
            <text:p>0</text:p>
          </table:table-cell>
          <table:table-cell table:formula="of:=['file:///home/diego/workspace/qin-cluster/pruebas/estadisticas/corrida-20120802000741.ods'#$acumulado.D772]" office:value-type="float" office:value="0">
            <text:p>0</text:p>
          </table:table-cell>
          <table:table-cell table:formula="of:=['file:///home/diego/workspace/qin-cluster/pruebas/estadisticas/corrida-20120802000741.ods'#$acumulado.E772]" office:value-type="float" office:value="0">
            <text:p>0</text:p>
          </table:table-cell>
          <table:table-cell table:formula="of:=['file:///home/diego/workspace/qin-cluster/pruebas/estadisticas/corrida-20120802000741.ods'#$acumulado.F772]" office:value-type="float" office:value="0">
            <text:p>0</text:p>
          </table:table-cell>
          <table:table-cell table:formula="of:=['file:///home/diego/workspace/qin-cluster/pruebas/estadisticas/corrida-20120802000741.ods'#$acumulado.G772]" office:value-type="float" office:value="0">
            <text:p>0</text:p>
          </table:table-cell>
          <table:table-cell table:formula="of:=[.L772]*100/[.$S$2]" office:value-type="float" office:value="0">
            <text:p>0,00</text:p>
          </table:table-cell>
          <table:table-cell table:formula="of:=[.I7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3]" office:value-type="float" office:value="0">
            <text:p>0</text:p>
          </table:table-cell>
          <table:table-cell office:value-type="float" office:value="772">
            <text:p>772</text:p>
          </table:table-cell>
          <table:table-cell table:formula="of:=['file:///home/diego/workspace/qin-cluster/pruebas/estadisticas/corrida-20120802000741.ods'#$secuencia.B773]" office:value-type="float" office:value="0">
            <text:p>0</text:p>
          </table:table-cell>
          <table:table-cell table:formula="of:=['file:///home/diego/workspace/qin-cluster/pruebas/estadisticas/corrida-20120802000741.ods'#$secuencia.C773]" office:value-type="float" office:value="0">
            <text:p>0,00</text:p>
          </table:table-cell>
          <table:table-cell table:formula="of:=[.C7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3]" office:value-type="float" office:value="0">
            <text:p>0</text:p>
          </table:table-cell>
          <table:table-cell table:formula="of:=['file:///home/diego/workspace/qin-cluster/pruebas/estadisticas/corrida-20120802000741.ods'#$acumulado.A773]" office:value-type="float" office:value="0">
            <text:p>0</text:p>
          </table:table-cell>
          <table:table-cell table:formula="of:=['file:///home/diego/workspace/qin-cluster/pruebas/estadisticas/corrida-20120802000741.ods'#$acumulado.C773]" office:value-type="float" office:value="0">
            <text:p>0</text:p>
          </table:table-cell>
          <table:table-cell table:formula="of:=['file:///home/diego/workspace/qin-cluster/pruebas/estadisticas/corrida-20120802000741.ods'#$acumulado.D773]" office:value-type="float" office:value="0">
            <text:p>0</text:p>
          </table:table-cell>
          <table:table-cell table:formula="of:=['file:///home/diego/workspace/qin-cluster/pruebas/estadisticas/corrida-20120802000741.ods'#$acumulado.E773]" office:value-type="float" office:value="0">
            <text:p>0</text:p>
          </table:table-cell>
          <table:table-cell table:formula="of:=['file:///home/diego/workspace/qin-cluster/pruebas/estadisticas/corrida-20120802000741.ods'#$acumulado.F773]" office:value-type="float" office:value="0">
            <text:p>0</text:p>
          </table:table-cell>
          <table:table-cell table:formula="of:=['file:///home/diego/workspace/qin-cluster/pruebas/estadisticas/corrida-20120802000741.ods'#$acumulado.G773]" office:value-type="float" office:value="0">
            <text:p>0</text:p>
          </table:table-cell>
          <table:table-cell table:formula="of:=[.L773]*100/[.$S$2]" office:value-type="float" office:value="0">
            <text:p>0,00</text:p>
          </table:table-cell>
          <table:table-cell table:formula="of:=[.I7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4]" office:value-type="float" office:value="0">
            <text:p>0</text:p>
          </table:table-cell>
          <table:table-cell office:value-type="float" office:value="773">
            <text:p>773</text:p>
          </table:table-cell>
          <table:table-cell table:formula="of:=['file:///home/diego/workspace/qin-cluster/pruebas/estadisticas/corrida-20120802000741.ods'#$secuencia.B774]" office:value-type="float" office:value="0">
            <text:p>0</text:p>
          </table:table-cell>
          <table:table-cell table:formula="of:=['file:///home/diego/workspace/qin-cluster/pruebas/estadisticas/corrida-20120802000741.ods'#$secuencia.C774]" office:value-type="float" office:value="0">
            <text:p>0,00</text:p>
          </table:table-cell>
          <table:table-cell table:formula="of:=[.C7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4]" office:value-type="float" office:value="0">
            <text:p>0</text:p>
          </table:table-cell>
          <table:table-cell table:formula="of:=['file:///home/diego/workspace/qin-cluster/pruebas/estadisticas/corrida-20120802000741.ods'#$acumulado.A774]" office:value-type="float" office:value="0">
            <text:p>0</text:p>
          </table:table-cell>
          <table:table-cell table:formula="of:=['file:///home/diego/workspace/qin-cluster/pruebas/estadisticas/corrida-20120802000741.ods'#$acumulado.C774]" office:value-type="float" office:value="0">
            <text:p>0</text:p>
          </table:table-cell>
          <table:table-cell table:formula="of:=['file:///home/diego/workspace/qin-cluster/pruebas/estadisticas/corrida-20120802000741.ods'#$acumulado.D774]" office:value-type="float" office:value="0">
            <text:p>0</text:p>
          </table:table-cell>
          <table:table-cell table:formula="of:=['file:///home/diego/workspace/qin-cluster/pruebas/estadisticas/corrida-20120802000741.ods'#$acumulado.E774]" office:value-type="float" office:value="0">
            <text:p>0</text:p>
          </table:table-cell>
          <table:table-cell table:formula="of:=['file:///home/diego/workspace/qin-cluster/pruebas/estadisticas/corrida-20120802000741.ods'#$acumulado.F774]" office:value-type="float" office:value="0">
            <text:p>0</text:p>
          </table:table-cell>
          <table:table-cell table:formula="of:=['file:///home/diego/workspace/qin-cluster/pruebas/estadisticas/corrida-20120802000741.ods'#$acumulado.G774]" office:value-type="float" office:value="0">
            <text:p>0</text:p>
          </table:table-cell>
          <table:table-cell table:formula="of:=[.L774]*100/[.$S$2]" office:value-type="float" office:value="0">
            <text:p>0,00</text:p>
          </table:table-cell>
          <table:table-cell table:formula="of:=[.I7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5]" office:value-type="float" office:value="0">
            <text:p>0</text:p>
          </table:table-cell>
          <table:table-cell office:value-type="float" office:value="774">
            <text:p>774</text:p>
          </table:table-cell>
          <table:table-cell table:formula="of:=['file:///home/diego/workspace/qin-cluster/pruebas/estadisticas/corrida-20120802000741.ods'#$secuencia.B775]" office:value-type="float" office:value="0">
            <text:p>0</text:p>
          </table:table-cell>
          <table:table-cell table:formula="of:=['file:///home/diego/workspace/qin-cluster/pruebas/estadisticas/corrida-20120802000741.ods'#$secuencia.C775]" office:value-type="float" office:value="0">
            <text:p>0,00</text:p>
          </table:table-cell>
          <table:table-cell table:formula="of:=[.C7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5]" office:value-type="float" office:value="0">
            <text:p>0</text:p>
          </table:table-cell>
          <table:table-cell table:formula="of:=['file:///home/diego/workspace/qin-cluster/pruebas/estadisticas/corrida-20120802000741.ods'#$acumulado.A775]" office:value-type="float" office:value="0">
            <text:p>0</text:p>
          </table:table-cell>
          <table:table-cell table:formula="of:=['file:///home/diego/workspace/qin-cluster/pruebas/estadisticas/corrida-20120802000741.ods'#$acumulado.C775]" office:value-type="float" office:value="0">
            <text:p>0</text:p>
          </table:table-cell>
          <table:table-cell table:formula="of:=['file:///home/diego/workspace/qin-cluster/pruebas/estadisticas/corrida-20120802000741.ods'#$acumulado.D775]" office:value-type="float" office:value="0">
            <text:p>0</text:p>
          </table:table-cell>
          <table:table-cell table:formula="of:=['file:///home/diego/workspace/qin-cluster/pruebas/estadisticas/corrida-20120802000741.ods'#$acumulado.E775]" office:value-type="float" office:value="0">
            <text:p>0</text:p>
          </table:table-cell>
          <table:table-cell table:formula="of:=['file:///home/diego/workspace/qin-cluster/pruebas/estadisticas/corrida-20120802000741.ods'#$acumulado.F775]" office:value-type="float" office:value="0">
            <text:p>0</text:p>
          </table:table-cell>
          <table:table-cell table:formula="of:=['file:///home/diego/workspace/qin-cluster/pruebas/estadisticas/corrida-20120802000741.ods'#$acumulado.G775]" office:value-type="float" office:value="0">
            <text:p>0</text:p>
          </table:table-cell>
          <table:table-cell table:formula="of:=[.L775]*100/[.$S$2]" office:value-type="float" office:value="0">
            <text:p>0,00</text:p>
          </table:table-cell>
          <table:table-cell table:formula="of:=[.I7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6]" office:value-type="float" office:value="0">
            <text:p>0</text:p>
          </table:table-cell>
          <table:table-cell office:value-type="float" office:value="775">
            <text:p>775</text:p>
          </table:table-cell>
          <table:table-cell table:formula="of:=['file:///home/diego/workspace/qin-cluster/pruebas/estadisticas/corrida-20120802000741.ods'#$secuencia.B776]" office:value-type="float" office:value="0">
            <text:p>0</text:p>
          </table:table-cell>
          <table:table-cell table:formula="of:=['file:///home/diego/workspace/qin-cluster/pruebas/estadisticas/corrida-20120802000741.ods'#$secuencia.C776]" office:value-type="float" office:value="0">
            <text:p>0,00</text:p>
          </table:table-cell>
          <table:table-cell table:formula="of:=[.C7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6]" office:value-type="float" office:value="0">
            <text:p>0</text:p>
          </table:table-cell>
          <table:table-cell table:formula="of:=['file:///home/diego/workspace/qin-cluster/pruebas/estadisticas/corrida-20120802000741.ods'#$acumulado.A776]" office:value-type="float" office:value="0">
            <text:p>0</text:p>
          </table:table-cell>
          <table:table-cell table:formula="of:=['file:///home/diego/workspace/qin-cluster/pruebas/estadisticas/corrida-20120802000741.ods'#$acumulado.C776]" office:value-type="float" office:value="0">
            <text:p>0</text:p>
          </table:table-cell>
          <table:table-cell table:formula="of:=['file:///home/diego/workspace/qin-cluster/pruebas/estadisticas/corrida-20120802000741.ods'#$acumulado.D776]" office:value-type="float" office:value="0">
            <text:p>0</text:p>
          </table:table-cell>
          <table:table-cell table:formula="of:=['file:///home/diego/workspace/qin-cluster/pruebas/estadisticas/corrida-20120802000741.ods'#$acumulado.E776]" office:value-type="float" office:value="0">
            <text:p>0</text:p>
          </table:table-cell>
          <table:table-cell table:formula="of:=['file:///home/diego/workspace/qin-cluster/pruebas/estadisticas/corrida-20120802000741.ods'#$acumulado.F776]" office:value-type="float" office:value="0">
            <text:p>0</text:p>
          </table:table-cell>
          <table:table-cell table:formula="of:=['file:///home/diego/workspace/qin-cluster/pruebas/estadisticas/corrida-20120802000741.ods'#$acumulado.G776]" office:value-type="float" office:value="0">
            <text:p>0</text:p>
          </table:table-cell>
          <table:table-cell table:formula="of:=[.L776]*100/[.$S$2]" office:value-type="float" office:value="0">
            <text:p>0,00</text:p>
          </table:table-cell>
          <table:table-cell table:formula="of:=[.I7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7]" office:value-type="float" office:value="0">
            <text:p>0</text:p>
          </table:table-cell>
          <table:table-cell office:value-type="float" office:value="776">
            <text:p>776</text:p>
          </table:table-cell>
          <table:table-cell table:formula="of:=['file:///home/diego/workspace/qin-cluster/pruebas/estadisticas/corrida-20120802000741.ods'#$secuencia.B777]" office:value-type="float" office:value="0">
            <text:p>0</text:p>
          </table:table-cell>
          <table:table-cell table:formula="of:=['file:///home/diego/workspace/qin-cluster/pruebas/estadisticas/corrida-20120802000741.ods'#$secuencia.C777]" office:value-type="float" office:value="0">
            <text:p>0,00</text:p>
          </table:table-cell>
          <table:table-cell table:formula="of:=[.C7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7]" office:value-type="float" office:value="0">
            <text:p>0</text:p>
          </table:table-cell>
          <table:table-cell table:formula="of:=['file:///home/diego/workspace/qin-cluster/pruebas/estadisticas/corrida-20120802000741.ods'#$acumulado.A777]" office:value-type="float" office:value="0">
            <text:p>0</text:p>
          </table:table-cell>
          <table:table-cell table:formula="of:=['file:///home/diego/workspace/qin-cluster/pruebas/estadisticas/corrida-20120802000741.ods'#$acumulado.C777]" office:value-type="float" office:value="0">
            <text:p>0</text:p>
          </table:table-cell>
          <table:table-cell table:formula="of:=['file:///home/diego/workspace/qin-cluster/pruebas/estadisticas/corrida-20120802000741.ods'#$acumulado.D777]" office:value-type="float" office:value="0">
            <text:p>0</text:p>
          </table:table-cell>
          <table:table-cell table:formula="of:=['file:///home/diego/workspace/qin-cluster/pruebas/estadisticas/corrida-20120802000741.ods'#$acumulado.E777]" office:value-type="float" office:value="0">
            <text:p>0</text:p>
          </table:table-cell>
          <table:table-cell table:formula="of:=['file:///home/diego/workspace/qin-cluster/pruebas/estadisticas/corrida-20120802000741.ods'#$acumulado.F777]" office:value-type="float" office:value="0">
            <text:p>0</text:p>
          </table:table-cell>
          <table:table-cell table:formula="of:=['file:///home/diego/workspace/qin-cluster/pruebas/estadisticas/corrida-20120802000741.ods'#$acumulado.G777]" office:value-type="float" office:value="0">
            <text:p>0</text:p>
          </table:table-cell>
          <table:table-cell table:formula="of:=[.L777]*100/[.$S$2]" office:value-type="float" office:value="0">
            <text:p>0,00</text:p>
          </table:table-cell>
          <table:table-cell table:formula="of:=[.I7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8]" office:value-type="float" office:value="0">
            <text:p>0</text:p>
          </table:table-cell>
          <table:table-cell office:value-type="float" office:value="777">
            <text:p>777</text:p>
          </table:table-cell>
          <table:table-cell table:formula="of:=['file:///home/diego/workspace/qin-cluster/pruebas/estadisticas/corrida-20120802000741.ods'#$secuencia.B778]" office:value-type="float" office:value="0">
            <text:p>0</text:p>
          </table:table-cell>
          <table:table-cell table:formula="of:=['file:///home/diego/workspace/qin-cluster/pruebas/estadisticas/corrida-20120802000741.ods'#$secuencia.C778]" office:value-type="float" office:value="0">
            <text:p>0,00</text:p>
          </table:table-cell>
          <table:table-cell table:formula="of:=[.C7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8]" office:value-type="float" office:value="0">
            <text:p>0</text:p>
          </table:table-cell>
          <table:table-cell table:formula="of:=['file:///home/diego/workspace/qin-cluster/pruebas/estadisticas/corrida-20120802000741.ods'#$acumulado.A778]" office:value-type="float" office:value="0">
            <text:p>0</text:p>
          </table:table-cell>
          <table:table-cell table:formula="of:=['file:///home/diego/workspace/qin-cluster/pruebas/estadisticas/corrida-20120802000741.ods'#$acumulado.C778]" office:value-type="float" office:value="0">
            <text:p>0</text:p>
          </table:table-cell>
          <table:table-cell table:formula="of:=['file:///home/diego/workspace/qin-cluster/pruebas/estadisticas/corrida-20120802000741.ods'#$acumulado.D778]" office:value-type="float" office:value="0">
            <text:p>0</text:p>
          </table:table-cell>
          <table:table-cell table:formula="of:=['file:///home/diego/workspace/qin-cluster/pruebas/estadisticas/corrida-20120802000741.ods'#$acumulado.E778]" office:value-type="float" office:value="0">
            <text:p>0</text:p>
          </table:table-cell>
          <table:table-cell table:formula="of:=['file:///home/diego/workspace/qin-cluster/pruebas/estadisticas/corrida-20120802000741.ods'#$acumulado.F778]" office:value-type="float" office:value="0">
            <text:p>0</text:p>
          </table:table-cell>
          <table:table-cell table:formula="of:=['file:///home/diego/workspace/qin-cluster/pruebas/estadisticas/corrida-20120802000741.ods'#$acumulado.G778]" office:value-type="float" office:value="0">
            <text:p>0</text:p>
          </table:table-cell>
          <table:table-cell table:formula="of:=[.L778]*100/[.$S$2]" office:value-type="float" office:value="0">
            <text:p>0,00</text:p>
          </table:table-cell>
          <table:table-cell table:formula="of:=[.I7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79]" office:value-type="float" office:value="0">
            <text:p>0</text:p>
          </table:table-cell>
          <table:table-cell office:value-type="float" office:value="778">
            <text:p>778</text:p>
          </table:table-cell>
          <table:table-cell table:formula="of:=['file:///home/diego/workspace/qin-cluster/pruebas/estadisticas/corrida-20120802000741.ods'#$secuencia.B779]" office:value-type="float" office:value="0">
            <text:p>0</text:p>
          </table:table-cell>
          <table:table-cell table:formula="of:=['file:///home/diego/workspace/qin-cluster/pruebas/estadisticas/corrida-20120802000741.ods'#$secuencia.C779]" office:value-type="float" office:value="0">
            <text:p>0,00</text:p>
          </table:table-cell>
          <table:table-cell table:formula="of:=[.C7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79]" office:value-type="float" office:value="0">
            <text:p>0</text:p>
          </table:table-cell>
          <table:table-cell table:formula="of:=['file:///home/diego/workspace/qin-cluster/pruebas/estadisticas/corrida-20120802000741.ods'#$acumulado.A779]" office:value-type="float" office:value="0">
            <text:p>0</text:p>
          </table:table-cell>
          <table:table-cell table:formula="of:=['file:///home/diego/workspace/qin-cluster/pruebas/estadisticas/corrida-20120802000741.ods'#$acumulado.C779]" office:value-type="float" office:value="0">
            <text:p>0</text:p>
          </table:table-cell>
          <table:table-cell table:formula="of:=['file:///home/diego/workspace/qin-cluster/pruebas/estadisticas/corrida-20120802000741.ods'#$acumulado.D779]" office:value-type="float" office:value="0">
            <text:p>0</text:p>
          </table:table-cell>
          <table:table-cell table:formula="of:=['file:///home/diego/workspace/qin-cluster/pruebas/estadisticas/corrida-20120802000741.ods'#$acumulado.E779]" office:value-type="float" office:value="0">
            <text:p>0</text:p>
          </table:table-cell>
          <table:table-cell table:formula="of:=['file:///home/diego/workspace/qin-cluster/pruebas/estadisticas/corrida-20120802000741.ods'#$acumulado.F779]" office:value-type="float" office:value="0">
            <text:p>0</text:p>
          </table:table-cell>
          <table:table-cell table:formula="of:=['file:///home/diego/workspace/qin-cluster/pruebas/estadisticas/corrida-20120802000741.ods'#$acumulado.G779]" office:value-type="float" office:value="0">
            <text:p>0</text:p>
          </table:table-cell>
          <table:table-cell table:formula="of:=[.L779]*100/[.$S$2]" office:value-type="float" office:value="0">
            <text:p>0,00</text:p>
          </table:table-cell>
          <table:table-cell table:formula="of:=[.I7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0]" office:value-type="float" office:value="0">
            <text:p>0</text:p>
          </table:table-cell>
          <table:table-cell office:value-type="float" office:value="779">
            <text:p>779</text:p>
          </table:table-cell>
          <table:table-cell table:formula="of:=['file:///home/diego/workspace/qin-cluster/pruebas/estadisticas/corrida-20120802000741.ods'#$secuencia.B780]" office:value-type="float" office:value="0">
            <text:p>0</text:p>
          </table:table-cell>
          <table:table-cell table:formula="of:=['file:///home/diego/workspace/qin-cluster/pruebas/estadisticas/corrida-20120802000741.ods'#$secuencia.C780]" office:value-type="float" office:value="0">
            <text:p>0,00</text:p>
          </table:table-cell>
          <table:table-cell table:formula="of:=[.C7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0]" office:value-type="float" office:value="0">
            <text:p>0</text:p>
          </table:table-cell>
          <table:table-cell table:formula="of:=['file:///home/diego/workspace/qin-cluster/pruebas/estadisticas/corrida-20120802000741.ods'#$acumulado.A780]" office:value-type="float" office:value="0">
            <text:p>0</text:p>
          </table:table-cell>
          <table:table-cell table:formula="of:=['file:///home/diego/workspace/qin-cluster/pruebas/estadisticas/corrida-20120802000741.ods'#$acumulado.C780]" office:value-type="float" office:value="0">
            <text:p>0</text:p>
          </table:table-cell>
          <table:table-cell table:formula="of:=['file:///home/diego/workspace/qin-cluster/pruebas/estadisticas/corrida-20120802000741.ods'#$acumulado.D780]" office:value-type="float" office:value="0">
            <text:p>0</text:p>
          </table:table-cell>
          <table:table-cell table:formula="of:=['file:///home/diego/workspace/qin-cluster/pruebas/estadisticas/corrida-20120802000741.ods'#$acumulado.E780]" office:value-type="float" office:value="0">
            <text:p>0</text:p>
          </table:table-cell>
          <table:table-cell table:formula="of:=['file:///home/diego/workspace/qin-cluster/pruebas/estadisticas/corrida-20120802000741.ods'#$acumulado.F780]" office:value-type="float" office:value="0">
            <text:p>0</text:p>
          </table:table-cell>
          <table:table-cell table:formula="of:=['file:///home/diego/workspace/qin-cluster/pruebas/estadisticas/corrida-20120802000741.ods'#$acumulado.G780]" office:value-type="float" office:value="0">
            <text:p>0</text:p>
          </table:table-cell>
          <table:table-cell table:formula="of:=[.L780]*100/[.$S$2]" office:value-type="float" office:value="0">
            <text:p>0,00</text:p>
          </table:table-cell>
          <table:table-cell table:formula="of:=[.I7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1]" office:value-type="float" office:value="0">
            <text:p>0</text:p>
          </table:table-cell>
          <table:table-cell office:value-type="float" office:value="780">
            <text:p>780</text:p>
          </table:table-cell>
          <table:table-cell table:formula="of:=['file:///home/diego/workspace/qin-cluster/pruebas/estadisticas/corrida-20120802000741.ods'#$secuencia.B781]" office:value-type="float" office:value="0">
            <text:p>0</text:p>
          </table:table-cell>
          <table:table-cell table:formula="of:=['file:///home/diego/workspace/qin-cluster/pruebas/estadisticas/corrida-20120802000741.ods'#$secuencia.C781]" office:value-type="float" office:value="0">
            <text:p>0,00</text:p>
          </table:table-cell>
          <table:table-cell table:formula="of:=[.C7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1]" office:value-type="float" office:value="0">
            <text:p>0</text:p>
          </table:table-cell>
          <table:table-cell table:formula="of:=['file:///home/diego/workspace/qin-cluster/pruebas/estadisticas/corrida-20120802000741.ods'#$acumulado.A781]" office:value-type="float" office:value="0">
            <text:p>0</text:p>
          </table:table-cell>
          <table:table-cell table:formula="of:=['file:///home/diego/workspace/qin-cluster/pruebas/estadisticas/corrida-20120802000741.ods'#$acumulado.C781]" office:value-type="float" office:value="0">
            <text:p>0</text:p>
          </table:table-cell>
          <table:table-cell table:formula="of:=['file:///home/diego/workspace/qin-cluster/pruebas/estadisticas/corrida-20120802000741.ods'#$acumulado.D781]" office:value-type="float" office:value="0">
            <text:p>0</text:p>
          </table:table-cell>
          <table:table-cell table:formula="of:=['file:///home/diego/workspace/qin-cluster/pruebas/estadisticas/corrida-20120802000741.ods'#$acumulado.E781]" office:value-type="float" office:value="0">
            <text:p>0</text:p>
          </table:table-cell>
          <table:table-cell table:formula="of:=['file:///home/diego/workspace/qin-cluster/pruebas/estadisticas/corrida-20120802000741.ods'#$acumulado.F781]" office:value-type="float" office:value="0">
            <text:p>0</text:p>
          </table:table-cell>
          <table:table-cell table:formula="of:=['file:///home/diego/workspace/qin-cluster/pruebas/estadisticas/corrida-20120802000741.ods'#$acumulado.G781]" office:value-type="float" office:value="0">
            <text:p>0</text:p>
          </table:table-cell>
          <table:table-cell table:formula="of:=[.L781]*100/[.$S$2]" office:value-type="float" office:value="0">
            <text:p>0,00</text:p>
          </table:table-cell>
          <table:table-cell table:formula="of:=[.I7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2]" office:value-type="float" office:value="0">
            <text:p>0</text:p>
          </table:table-cell>
          <table:table-cell office:value-type="float" office:value="781">
            <text:p>781</text:p>
          </table:table-cell>
          <table:table-cell table:formula="of:=['file:///home/diego/workspace/qin-cluster/pruebas/estadisticas/corrida-20120802000741.ods'#$secuencia.B782]" office:value-type="float" office:value="0">
            <text:p>0</text:p>
          </table:table-cell>
          <table:table-cell table:formula="of:=['file:///home/diego/workspace/qin-cluster/pruebas/estadisticas/corrida-20120802000741.ods'#$secuencia.C782]" office:value-type="float" office:value="0">
            <text:p>0,00</text:p>
          </table:table-cell>
          <table:table-cell table:formula="of:=[.C7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2]" office:value-type="float" office:value="0">
            <text:p>0</text:p>
          </table:table-cell>
          <table:table-cell table:formula="of:=['file:///home/diego/workspace/qin-cluster/pruebas/estadisticas/corrida-20120802000741.ods'#$acumulado.A782]" office:value-type="float" office:value="0">
            <text:p>0</text:p>
          </table:table-cell>
          <table:table-cell table:formula="of:=['file:///home/diego/workspace/qin-cluster/pruebas/estadisticas/corrida-20120802000741.ods'#$acumulado.C782]" office:value-type="float" office:value="0">
            <text:p>0</text:p>
          </table:table-cell>
          <table:table-cell table:formula="of:=['file:///home/diego/workspace/qin-cluster/pruebas/estadisticas/corrida-20120802000741.ods'#$acumulado.D782]" office:value-type="float" office:value="0">
            <text:p>0</text:p>
          </table:table-cell>
          <table:table-cell table:formula="of:=['file:///home/diego/workspace/qin-cluster/pruebas/estadisticas/corrida-20120802000741.ods'#$acumulado.E782]" office:value-type="float" office:value="0">
            <text:p>0</text:p>
          </table:table-cell>
          <table:table-cell table:formula="of:=['file:///home/diego/workspace/qin-cluster/pruebas/estadisticas/corrida-20120802000741.ods'#$acumulado.F782]" office:value-type="float" office:value="0">
            <text:p>0</text:p>
          </table:table-cell>
          <table:table-cell table:formula="of:=['file:///home/diego/workspace/qin-cluster/pruebas/estadisticas/corrida-20120802000741.ods'#$acumulado.G782]" office:value-type="float" office:value="0">
            <text:p>0</text:p>
          </table:table-cell>
          <table:table-cell table:formula="of:=[.L782]*100/[.$S$2]" office:value-type="float" office:value="0">
            <text:p>0,00</text:p>
          </table:table-cell>
          <table:table-cell table:formula="of:=[.I7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3]" office:value-type="float" office:value="0">
            <text:p>0</text:p>
          </table:table-cell>
          <table:table-cell office:value-type="float" office:value="782">
            <text:p>782</text:p>
          </table:table-cell>
          <table:table-cell table:formula="of:=['file:///home/diego/workspace/qin-cluster/pruebas/estadisticas/corrida-20120802000741.ods'#$secuencia.B783]" office:value-type="float" office:value="0">
            <text:p>0</text:p>
          </table:table-cell>
          <table:table-cell table:formula="of:=['file:///home/diego/workspace/qin-cluster/pruebas/estadisticas/corrida-20120802000741.ods'#$secuencia.C783]" office:value-type="float" office:value="0">
            <text:p>0,00</text:p>
          </table:table-cell>
          <table:table-cell table:formula="of:=[.C7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3]" office:value-type="float" office:value="0">
            <text:p>0</text:p>
          </table:table-cell>
          <table:table-cell table:formula="of:=['file:///home/diego/workspace/qin-cluster/pruebas/estadisticas/corrida-20120802000741.ods'#$acumulado.A783]" office:value-type="float" office:value="0">
            <text:p>0</text:p>
          </table:table-cell>
          <table:table-cell table:formula="of:=['file:///home/diego/workspace/qin-cluster/pruebas/estadisticas/corrida-20120802000741.ods'#$acumulado.C783]" office:value-type="float" office:value="0">
            <text:p>0</text:p>
          </table:table-cell>
          <table:table-cell table:formula="of:=['file:///home/diego/workspace/qin-cluster/pruebas/estadisticas/corrida-20120802000741.ods'#$acumulado.D783]" office:value-type="float" office:value="0">
            <text:p>0</text:p>
          </table:table-cell>
          <table:table-cell table:formula="of:=['file:///home/diego/workspace/qin-cluster/pruebas/estadisticas/corrida-20120802000741.ods'#$acumulado.E783]" office:value-type="float" office:value="0">
            <text:p>0</text:p>
          </table:table-cell>
          <table:table-cell table:formula="of:=['file:///home/diego/workspace/qin-cluster/pruebas/estadisticas/corrida-20120802000741.ods'#$acumulado.F783]" office:value-type="float" office:value="0">
            <text:p>0</text:p>
          </table:table-cell>
          <table:table-cell table:formula="of:=['file:///home/diego/workspace/qin-cluster/pruebas/estadisticas/corrida-20120802000741.ods'#$acumulado.G783]" office:value-type="float" office:value="0">
            <text:p>0</text:p>
          </table:table-cell>
          <table:table-cell table:formula="of:=[.L783]*100/[.$S$2]" office:value-type="float" office:value="0">
            <text:p>0,00</text:p>
          </table:table-cell>
          <table:table-cell table:formula="of:=[.I7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4]" office:value-type="float" office:value="0">
            <text:p>0</text:p>
          </table:table-cell>
          <table:table-cell office:value-type="float" office:value="783">
            <text:p>783</text:p>
          </table:table-cell>
          <table:table-cell table:formula="of:=['file:///home/diego/workspace/qin-cluster/pruebas/estadisticas/corrida-20120802000741.ods'#$secuencia.B784]" office:value-type="float" office:value="0">
            <text:p>0</text:p>
          </table:table-cell>
          <table:table-cell table:formula="of:=['file:///home/diego/workspace/qin-cluster/pruebas/estadisticas/corrida-20120802000741.ods'#$secuencia.C784]" office:value-type="float" office:value="0">
            <text:p>0,00</text:p>
          </table:table-cell>
          <table:table-cell table:formula="of:=[.C7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4]" office:value-type="float" office:value="0">
            <text:p>0</text:p>
          </table:table-cell>
          <table:table-cell table:formula="of:=['file:///home/diego/workspace/qin-cluster/pruebas/estadisticas/corrida-20120802000741.ods'#$acumulado.A784]" office:value-type="float" office:value="0">
            <text:p>0</text:p>
          </table:table-cell>
          <table:table-cell table:formula="of:=['file:///home/diego/workspace/qin-cluster/pruebas/estadisticas/corrida-20120802000741.ods'#$acumulado.C784]" office:value-type="float" office:value="0">
            <text:p>0</text:p>
          </table:table-cell>
          <table:table-cell table:formula="of:=['file:///home/diego/workspace/qin-cluster/pruebas/estadisticas/corrida-20120802000741.ods'#$acumulado.D784]" office:value-type="float" office:value="0">
            <text:p>0</text:p>
          </table:table-cell>
          <table:table-cell table:formula="of:=['file:///home/diego/workspace/qin-cluster/pruebas/estadisticas/corrida-20120802000741.ods'#$acumulado.E784]" office:value-type="float" office:value="0">
            <text:p>0</text:p>
          </table:table-cell>
          <table:table-cell table:formula="of:=['file:///home/diego/workspace/qin-cluster/pruebas/estadisticas/corrida-20120802000741.ods'#$acumulado.F784]" office:value-type="float" office:value="0">
            <text:p>0</text:p>
          </table:table-cell>
          <table:table-cell table:formula="of:=['file:///home/diego/workspace/qin-cluster/pruebas/estadisticas/corrida-20120802000741.ods'#$acumulado.G784]" office:value-type="float" office:value="0">
            <text:p>0</text:p>
          </table:table-cell>
          <table:table-cell table:formula="of:=[.L784]*100/[.$S$2]" office:value-type="float" office:value="0">
            <text:p>0,00</text:p>
          </table:table-cell>
          <table:table-cell table:formula="of:=[.I7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5]" office:value-type="float" office:value="0">
            <text:p>0</text:p>
          </table:table-cell>
          <table:table-cell office:value-type="float" office:value="784">
            <text:p>784</text:p>
          </table:table-cell>
          <table:table-cell table:formula="of:=['file:///home/diego/workspace/qin-cluster/pruebas/estadisticas/corrida-20120802000741.ods'#$secuencia.B785]" office:value-type="float" office:value="0">
            <text:p>0</text:p>
          </table:table-cell>
          <table:table-cell table:formula="of:=['file:///home/diego/workspace/qin-cluster/pruebas/estadisticas/corrida-20120802000741.ods'#$secuencia.C785]" office:value-type="float" office:value="0">
            <text:p>0,00</text:p>
          </table:table-cell>
          <table:table-cell table:formula="of:=[.C7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5]" office:value-type="float" office:value="0">
            <text:p>0</text:p>
          </table:table-cell>
          <table:table-cell table:formula="of:=['file:///home/diego/workspace/qin-cluster/pruebas/estadisticas/corrida-20120802000741.ods'#$acumulado.A785]" office:value-type="float" office:value="0">
            <text:p>0</text:p>
          </table:table-cell>
          <table:table-cell table:formula="of:=['file:///home/diego/workspace/qin-cluster/pruebas/estadisticas/corrida-20120802000741.ods'#$acumulado.C785]" office:value-type="float" office:value="0">
            <text:p>0</text:p>
          </table:table-cell>
          <table:table-cell table:formula="of:=['file:///home/diego/workspace/qin-cluster/pruebas/estadisticas/corrida-20120802000741.ods'#$acumulado.D785]" office:value-type="float" office:value="0">
            <text:p>0</text:p>
          </table:table-cell>
          <table:table-cell table:formula="of:=['file:///home/diego/workspace/qin-cluster/pruebas/estadisticas/corrida-20120802000741.ods'#$acumulado.E785]" office:value-type="float" office:value="0">
            <text:p>0</text:p>
          </table:table-cell>
          <table:table-cell table:formula="of:=['file:///home/diego/workspace/qin-cluster/pruebas/estadisticas/corrida-20120802000741.ods'#$acumulado.F785]" office:value-type="float" office:value="0">
            <text:p>0</text:p>
          </table:table-cell>
          <table:table-cell table:formula="of:=['file:///home/diego/workspace/qin-cluster/pruebas/estadisticas/corrida-20120802000741.ods'#$acumulado.G785]" office:value-type="float" office:value="0">
            <text:p>0</text:p>
          </table:table-cell>
          <table:table-cell table:formula="of:=[.L785]*100/[.$S$2]" office:value-type="float" office:value="0">
            <text:p>0,00</text:p>
          </table:table-cell>
          <table:table-cell table:formula="of:=[.I7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6]" office:value-type="float" office:value="0">
            <text:p>0</text:p>
          </table:table-cell>
          <table:table-cell office:value-type="float" office:value="785">
            <text:p>785</text:p>
          </table:table-cell>
          <table:table-cell table:formula="of:=['file:///home/diego/workspace/qin-cluster/pruebas/estadisticas/corrida-20120802000741.ods'#$secuencia.B786]" office:value-type="float" office:value="0">
            <text:p>0</text:p>
          </table:table-cell>
          <table:table-cell table:formula="of:=['file:///home/diego/workspace/qin-cluster/pruebas/estadisticas/corrida-20120802000741.ods'#$secuencia.C786]" office:value-type="float" office:value="0">
            <text:p>0,00</text:p>
          </table:table-cell>
          <table:table-cell table:formula="of:=[.C7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6]" office:value-type="float" office:value="0">
            <text:p>0</text:p>
          </table:table-cell>
          <table:table-cell table:formula="of:=['file:///home/diego/workspace/qin-cluster/pruebas/estadisticas/corrida-20120802000741.ods'#$acumulado.A786]" office:value-type="float" office:value="0">
            <text:p>0</text:p>
          </table:table-cell>
          <table:table-cell table:formula="of:=['file:///home/diego/workspace/qin-cluster/pruebas/estadisticas/corrida-20120802000741.ods'#$acumulado.C786]" office:value-type="float" office:value="0">
            <text:p>0</text:p>
          </table:table-cell>
          <table:table-cell table:formula="of:=['file:///home/diego/workspace/qin-cluster/pruebas/estadisticas/corrida-20120802000741.ods'#$acumulado.D786]" office:value-type="float" office:value="0">
            <text:p>0</text:p>
          </table:table-cell>
          <table:table-cell table:formula="of:=['file:///home/diego/workspace/qin-cluster/pruebas/estadisticas/corrida-20120802000741.ods'#$acumulado.E786]" office:value-type="float" office:value="0">
            <text:p>0</text:p>
          </table:table-cell>
          <table:table-cell table:formula="of:=['file:///home/diego/workspace/qin-cluster/pruebas/estadisticas/corrida-20120802000741.ods'#$acumulado.F786]" office:value-type="float" office:value="0">
            <text:p>0</text:p>
          </table:table-cell>
          <table:table-cell table:formula="of:=['file:///home/diego/workspace/qin-cluster/pruebas/estadisticas/corrida-20120802000741.ods'#$acumulado.G786]" office:value-type="float" office:value="0">
            <text:p>0</text:p>
          </table:table-cell>
          <table:table-cell table:formula="of:=[.L786]*100/[.$S$2]" office:value-type="float" office:value="0">
            <text:p>0,00</text:p>
          </table:table-cell>
          <table:table-cell table:formula="of:=[.I7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7]" office:value-type="float" office:value="0">
            <text:p>0</text:p>
          </table:table-cell>
          <table:table-cell office:value-type="float" office:value="786">
            <text:p>786</text:p>
          </table:table-cell>
          <table:table-cell table:formula="of:=['file:///home/diego/workspace/qin-cluster/pruebas/estadisticas/corrida-20120802000741.ods'#$secuencia.B787]" office:value-type="float" office:value="0">
            <text:p>0</text:p>
          </table:table-cell>
          <table:table-cell table:formula="of:=['file:///home/diego/workspace/qin-cluster/pruebas/estadisticas/corrida-20120802000741.ods'#$secuencia.C787]" office:value-type="float" office:value="0">
            <text:p>0,00</text:p>
          </table:table-cell>
          <table:table-cell table:formula="of:=[.C7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7]" office:value-type="float" office:value="0">
            <text:p>0</text:p>
          </table:table-cell>
          <table:table-cell table:formula="of:=['file:///home/diego/workspace/qin-cluster/pruebas/estadisticas/corrida-20120802000741.ods'#$acumulado.A787]" office:value-type="float" office:value="0">
            <text:p>0</text:p>
          </table:table-cell>
          <table:table-cell table:formula="of:=['file:///home/diego/workspace/qin-cluster/pruebas/estadisticas/corrida-20120802000741.ods'#$acumulado.C787]" office:value-type="float" office:value="0">
            <text:p>0</text:p>
          </table:table-cell>
          <table:table-cell table:formula="of:=['file:///home/diego/workspace/qin-cluster/pruebas/estadisticas/corrida-20120802000741.ods'#$acumulado.D787]" office:value-type="float" office:value="0">
            <text:p>0</text:p>
          </table:table-cell>
          <table:table-cell table:formula="of:=['file:///home/diego/workspace/qin-cluster/pruebas/estadisticas/corrida-20120802000741.ods'#$acumulado.E787]" office:value-type="float" office:value="0">
            <text:p>0</text:p>
          </table:table-cell>
          <table:table-cell table:formula="of:=['file:///home/diego/workspace/qin-cluster/pruebas/estadisticas/corrida-20120802000741.ods'#$acumulado.F787]" office:value-type="float" office:value="0">
            <text:p>0</text:p>
          </table:table-cell>
          <table:table-cell table:formula="of:=['file:///home/diego/workspace/qin-cluster/pruebas/estadisticas/corrida-20120802000741.ods'#$acumulado.G787]" office:value-type="float" office:value="0">
            <text:p>0</text:p>
          </table:table-cell>
          <table:table-cell table:formula="of:=[.L787]*100/[.$S$2]" office:value-type="float" office:value="0">
            <text:p>0,00</text:p>
          </table:table-cell>
          <table:table-cell table:formula="of:=[.I7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8]" office:value-type="float" office:value="0">
            <text:p>0</text:p>
          </table:table-cell>
          <table:table-cell office:value-type="float" office:value="787">
            <text:p>787</text:p>
          </table:table-cell>
          <table:table-cell table:formula="of:=['file:///home/diego/workspace/qin-cluster/pruebas/estadisticas/corrida-20120802000741.ods'#$secuencia.B788]" office:value-type="float" office:value="0">
            <text:p>0</text:p>
          </table:table-cell>
          <table:table-cell table:formula="of:=['file:///home/diego/workspace/qin-cluster/pruebas/estadisticas/corrida-20120802000741.ods'#$secuencia.C788]" office:value-type="float" office:value="0">
            <text:p>0,00</text:p>
          </table:table-cell>
          <table:table-cell table:formula="of:=[.C7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8]" office:value-type="float" office:value="0">
            <text:p>0</text:p>
          </table:table-cell>
          <table:table-cell table:formula="of:=['file:///home/diego/workspace/qin-cluster/pruebas/estadisticas/corrida-20120802000741.ods'#$acumulado.A788]" office:value-type="float" office:value="0">
            <text:p>0</text:p>
          </table:table-cell>
          <table:table-cell table:formula="of:=['file:///home/diego/workspace/qin-cluster/pruebas/estadisticas/corrida-20120802000741.ods'#$acumulado.C788]" office:value-type="float" office:value="0">
            <text:p>0</text:p>
          </table:table-cell>
          <table:table-cell table:formula="of:=['file:///home/diego/workspace/qin-cluster/pruebas/estadisticas/corrida-20120802000741.ods'#$acumulado.D788]" office:value-type="float" office:value="0">
            <text:p>0</text:p>
          </table:table-cell>
          <table:table-cell table:formula="of:=['file:///home/diego/workspace/qin-cluster/pruebas/estadisticas/corrida-20120802000741.ods'#$acumulado.E788]" office:value-type="float" office:value="0">
            <text:p>0</text:p>
          </table:table-cell>
          <table:table-cell table:formula="of:=['file:///home/diego/workspace/qin-cluster/pruebas/estadisticas/corrida-20120802000741.ods'#$acumulado.F788]" office:value-type="float" office:value="0">
            <text:p>0</text:p>
          </table:table-cell>
          <table:table-cell table:formula="of:=['file:///home/diego/workspace/qin-cluster/pruebas/estadisticas/corrida-20120802000741.ods'#$acumulado.G788]" office:value-type="float" office:value="0">
            <text:p>0</text:p>
          </table:table-cell>
          <table:table-cell table:formula="of:=[.L788]*100/[.$S$2]" office:value-type="float" office:value="0">
            <text:p>0,00</text:p>
          </table:table-cell>
          <table:table-cell table:formula="of:=[.I7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89]" office:value-type="float" office:value="0">
            <text:p>0</text:p>
          </table:table-cell>
          <table:table-cell office:value-type="float" office:value="788">
            <text:p>788</text:p>
          </table:table-cell>
          <table:table-cell table:formula="of:=['file:///home/diego/workspace/qin-cluster/pruebas/estadisticas/corrida-20120802000741.ods'#$secuencia.B789]" office:value-type="float" office:value="0">
            <text:p>0</text:p>
          </table:table-cell>
          <table:table-cell table:formula="of:=['file:///home/diego/workspace/qin-cluster/pruebas/estadisticas/corrida-20120802000741.ods'#$secuencia.C789]" office:value-type="float" office:value="0">
            <text:p>0,00</text:p>
          </table:table-cell>
          <table:table-cell table:formula="of:=[.C7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89]" office:value-type="float" office:value="0">
            <text:p>0</text:p>
          </table:table-cell>
          <table:table-cell table:formula="of:=['file:///home/diego/workspace/qin-cluster/pruebas/estadisticas/corrida-20120802000741.ods'#$acumulado.A789]" office:value-type="float" office:value="0">
            <text:p>0</text:p>
          </table:table-cell>
          <table:table-cell table:formula="of:=['file:///home/diego/workspace/qin-cluster/pruebas/estadisticas/corrida-20120802000741.ods'#$acumulado.C789]" office:value-type="float" office:value="0">
            <text:p>0</text:p>
          </table:table-cell>
          <table:table-cell table:formula="of:=['file:///home/diego/workspace/qin-cluster/pruebas/estadisticas/corrida-20120802000741.ods'#$acumulado.D789]" office:value-type="float" office:value="0">
            <text:p>0</text:p>
          </table:table-cell>
          <table:table-cell table:formula="of:=['file:///home/diego/workspace/qin-cluster/pruebas/estadisticas/corrida-20120802000741.ods'#$acumulado.E789]" office:value-type="float" office:value="0">
            <text:p>0</text:p>
          </table:table-cell>
          <table:table-cell table:formula="of:=['file:///home/diego/workspace/qin-cluster/pruebas/estadisticas/corrida-20120802000741.ods'#$acumulado.F789]" office:value-type="float" office:value="0">
            <text:p>0</text:p>
          </table:table-cell>
          <table:table-cell table:formula="of:=['file:///home/diego/workspace/qin-cluster/pruebas/estadisticas/corrida-20120802000741.ods'#$acumulado.G789]" office:value-type="float" office:value="0">
            <text:p>0</text:p>
          </table:table-cell>
          <table:table-cell table:formula="of:=[.L789]*100/[.$S$2]" office:value-type="float" office:value="0">
            <text:p>0,00</text:p>
          </table:table-cell>
          <table:table-cell table:formula="of:=[.I7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0]" office:value-type="float" office:value="0">
            <text:p>0</text:p>
          </table:table-cell>
          <table:table-cell office:value-type="float" office:value="789">
            <text:p>789</text:p>
          </table:table-cell>
          <table:table-cell table:formula="of:=['file:///home/diego/workspace/qin-cluster/pruebas/estadisticas/corrida-20120802000741.ods'#$secuencia.B790]" office:value-type="float" office:value="0">
            <text:p>0</text:p>
          </table:table-cell>
          <table:table-cell table:formula="of:=['file:///home/diego/workspace/qin-cluster/pruebas/estadisticas/corrida-20120802000741.ods'#$secuencia.C790]" office:value-type="float" office:value="0">
            <text:p>0,00</text:p>
          </table:table-cell>
          <table:table-cell table:formula="of:=[.C7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0]" office:value-type="float" office:value="0">
            <text:p>0</text:p>
          </table:table-cell>
          <table:table-cell table:formula="of:=['file:///home/diego/workspace/qin-cluster/pruebas/estadisticas/corrida-20120802000741.ods'#$acumulado.A790]" office:value-type="float" office:value="0">
            <text:p>0</text:p>
          </table:table-cell>
          <table:table-cell table:formula="of:=['file:///home/diego/workspace/qin-cluster/pruebas/estadisticas/corrida-20120802000741.ods'#$acumulado.C790]" office:value-type="float" office:value="0">
            <text:p>0</text:p>
          </table:table-cell>
          <table:table-cell table:formula="of:=['file:///home/diego/workspace/qin-cluster/pruebas/estadisticas/corrida-20120802000741.ods'#$acumulado.D790]" office:value-type="float" office:value="0">
            <text:p>0</text:p>
          </table:table-cell>
          <table:table-cell table:formula="of:=['file:///home/diego/workspace/qin-cluster/pruebas/estadisticas/corrida-20120802000741.ods'#$acumulado.E790]" office:value-type="float" office:value="0">
            <text:p>0</text:p>
          </table:table-cell>
          <table:table-cell table:formula="of:=['file:///home/diego/workspace/qin-cluster/pruebas/estadisticas/corrida-20120802000741.ods'#$acumulado.F790]" office:value-type="float" office:value="0">
            <text:p>0</text:p>
          </table:table-cell>
          <table:table-cell table:formula="of:=['file:///home/diego/workspace/qin-cluster/pruebas/estadisticas/corrida-20120802000741.ods'#$acumulado.G790]" office:value-type="float" office:value="0">
            <text:p>0</text:p>
          </table:table-cell>
          <table:table-cell table:formula="of:=[.L790]*100/[.$S$2]" office:value-type="float" office:value="0">
            <text:p>0,00</text:p>
          </table:table-cell>
          <table:table-cell table:formula="of:=[.I7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1]" office:value-type="float" office:value="0">
            <text:p>0</text:p>
          </table:table-cell>
          <table:table-cell office:value-type="float" office:value="790">
            <text:p>790</text:p>
          </table:table-cell>
          <table:table-cell table:formula="of:=['file:///home/diego/workspace/qin-cluster/pruebas/estadisticas/corrida-20120802000741.ods'#$secuencia.B791]" office:value-type="float" office:value="0">
            <text:p>0</text:p>
          </table:table-cell>
          <table:table-cell table:formula="of:=['file:///home/diego/workspace/qin-cluster/pruebas/estadisticas/corrida-20120802000741.ods'#$secuencia.C791]" office:value-type="float" office:value="0">
            <text:p>0,00</text:p>
          </table:table-cell>
          <table:table-cell table:formula="of:=[.C7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1]" office:value-type="float" office:value="0">
            <text:p>0</text:p>
          </table:table-cell>
          <table:table-cell table:formula="of:=['file:///home/diego/workspace/qin-cluster/pruebas/estadisticas/corrida-20120802000741.ods'#$acumulado.A791]" office:value-type="float" office:value="0">
            <text:p>0</text:p>
          </table:table-cell>
          <table:table-cell table:formula="of:=['file:///home/diego/workspace/qin-cluster/pruebas/estadisticas/corrida-20120802000741.ods'#$acumulado.C791]" office:value-type="float" office:value="0">
            <text:p>0</text:p>
          </table:table-cell>
          <table:table-cell table:formula="of:=['file:///home/diego/workspace/qin-cluster/pruebas/estadisticas/corrida-20120802000741.ods'#$acumulado.D791]" office:value-type="float" office:value="0">
            <text:p>0</text:p>
          </table:table-cell>
          <table:table-cell table:formula="of:=['file:///home/diego/workspace/qin-cluster/pruebas/estadisticas/corrida-20120802000741.ods'#$acumulado.E791]" office:value-type="float" office:value="0">
            <text:p>0</text:p>
          </table:table-cell>
          <table:table-cell table:formula="of:=['file:///home/diego/workspace/qin-cluster/pruebas/estadisticas/corrida-20120802000741.ods'#$acumulado.F791]" office:value-type="float" office:value="0">
            <text:p>0</text:p>
          </table:table-cell>
          <table:table-cell table:formula="of:=['file:///home/diego/workspace/qin-cluster/pruebas/estadisticas/corrida-20120802000741.ods'#$acumulado.G791]" office:value-type="float" office:value="0">
            <text:p>0</text:p>
          </table:table-cell>
          <table:table-cell table:formula="of:=[.L791]*100/[.$S$2]" office:value-type="float" office:value="0">
            <text:p>0,00</text:p>
          </table:table-cell>
          <table:table-cell table:formula="of:=[.I7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2]" office:value-type="float" office:value="0">
            <text:p>0</text:p>
          </table:table-cell>
          <table:table-cell office:value-type="float" office:value="791">
            <text:p>791</text:p>
          </table:table-cell>
          <table:table-cell table:formula="of:=['file:///home/diego/workspace/qin-cluster/pruebas/estadisticas/corrida-20120802000741.ods'#$secuencia.B792]" office:value-type="float" office:value="0">
            <text:p>0</text:p>
          </table:table-cell>
          <table:table-cell table:formula="of:=['file:///home/diego/workspace/qin-cluster/pruebas/estadisticas/corrida-20120802000741.ods'#$secuencia.C792]" office:value-type="float" office:value="0">
            <text:p>0,00</text:p>
          </table:table-cell>
          <table:table-cell table:formula="of:=[.C7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2]" office:value-type="float" office:value="0">
            <text:p>0</text:p>
          </table:table-cell>
          <table:table-cell table:formula="of:=['file:///home/diego/workspace/qin-cluster/pruebas/estadisticas/corrida-20120802000741.ods'#$acumulado.A792]" office:value-type="float" office:value="0">
            <text:p>0</text:p>
          </table:table-cell>
          <table:table-cell table:formula="of:=['file:///home/diego/workspace/qin-cluster/pruebas/estadisticas/corrida-20120802000741.ods'#$acumulado.C792]" office:value-type="float" office:value="0">
            <text:p>0</text:p>
          </table:table-cell>
          <table:table-cell table:formula="of:=['file:///home/diego/workspace/qin-cluster/pruebas/estadisticas/corrida-20120802000741.ods'#$acumulado.D792]" office:value-type="float" office:value="0">
            <text:p>0</text:p>
          </table:table-cell>
          <table:table-cell table:formula="of:=['file:///home/diego/workspace/qin-cluster/pruebas/estadisticas/corrida-20120802000741.ods'#$acumulado.E792]" office:value-type="float" office:value="0">
            <text:p>0</text:p>
          </table:table-cell>
          <table:table-cell table:formula="of:=['file:///home/diego/workspace/qin-cluster/pruebas/estadisticas/corrida-20120802000741.ods'#$acumulado.F792]" office:value-type="float" office:value="0">
            <text:p>0</text:p>
          </table:table-cell>
          <table:table-cell table:formula="of:=['file:///home/diego/workspace/qin-cluster/pruebas/estadisticas/corrida-20120802000741.ods'#$acumulado.G792]" office:value-type="float" office:value="0">
            <text:p>0</text:p>
          </table:table-cell>
          <table:table-cell table:formula="of:=[.L792]*100/[.$S$2]" office:value-type="float" office:value="0">
            <text:p>0,00</text:p>
          </table:table-cell>
          <table:table-cell table:formula="of:=[.I7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3]" office:value-type="float" office:value="0">
            <text:p>0</text:p>
          </table:table-cell>
          <table:table-cell office:value-type="float" office:value="792">
            <text:p>792</text:p>
          </table:table-cell>
          <table:table-cell table:formula="of:=['file:///home/diego/workspace/qin-cluster/pruebas/estadisticas/corrida-20120802000741.ods'#$secuencia.B793]" office:value-type="float" office:value="0">
            <text:p>0</text:p>
          </table:table-cell>
          <table:table-cell table:formula="of:=['file:///home/diego/workspace/qin-cluster/pruebas/estadisticas/corrida-20120802000741.ods'#$secuencia.C793]" office:value-type="float" office:value="0">
            <text:p>0,00</text:p>
          </table:table-cell>
          <table:table-cell table:formula="of:=[.C7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3]" office:value-type="float" office:value="0">
            <text:p>0</text:p>
          </table:table-cell>
          <table:table-cell table:formula="of:=['file:///home/diego/workspace/qin-cluster/pruebas/estadisticas/corrida-20120802000741.ods'#$acumulado.A793]" office:value-type="float" office:value="0">
            <text:p>0</text:p>
          </table:table-cell>
          <table:table-cell table:formula="of:=['file:///home/diego/workspace/qin-cluster/pruebas/estadisticas/corrida-20120802000741.ods'#$acumulado.C793]" office:value-type="float" office:value="0">
            <text:p>0</text:p>
          </table:table-cell>
          <table:table-cell table:formula="of:=['file:///home/diego/workspace/qin-cluster/pruebas/estadisticas/corrida-20120802000741.ods'#$acumulado.D793]" office:value-type="float" office:value="0">
            <text:p>0</text:p>
          </table:table-cell>
          <table:table-cell table:formula="of:=['file:///home/diego/workspace/qin-cluster/pruebas/estadisticas/corrida-20120802000741.ods'#$acumulado.E793]" office:value-type="float" office:value="0">
            <text:p>0</text:p>
          </table:table-cell>
          <table:table-cell table:formula="of:=['file:///home/diego/workspace/qin-cluster/pruebas/estadisticas/corrida-20120802000741.ods'#$acumulado.F793]" office:value-type="float" office:value="0">
            <text:p>0</text:p>
          </table:table-cell>
          <table:table-cell table:formula="of:=['file:///home/diego/workspace/qin-cluster/pruebas/estadisticas/corrida-20120802000741.ods'#$acumulado.G793]" office:value-type="float" office:value="0">
            <text:p>0</text:p>
          </table:table-cell>
          <table:table-cell table:formula="of:=[.L793]*100/[.$S$2]" office:value-type="float" office:value="0">
            <text:p>0,00</text:p>
          </table:table-cell>
          <table:table-cell table:formula="of:=[.I7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4]" office:value-type="float" office:value="0">
            <text:p>0</text:p>
          </table:table-cell>
          <table:table-cell office:value-type="float" office:value="793">
            <text:p>793</text:p>
          </table:table-cell>
          <table:table-cell table:formula="of:=['file:///home/diego/workspace/qin-cluster/pruebas/estadisticas/corrida-20120802000741.ods'#$secuencia.B794]" office:value-type="float" office:value="0">
            <text:p>0</text:p>
          </table:table-cell>
          <table:table-cell table:formula="of:=['file:///home/diego/workspace/qin-cluster/pruebas/estadisticas/corrida-20120802000741.ods'#$secuencia.C794]" office:value-type="float" office:value="0">
            <text:p>0,00</text:p>
          </table:table-cell>
          <table:table-cell table:formula="of:=[.C7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4]" office:value-type="float" office:value="0">
            <text:p>0</text:p>
          </table:table-cell>
          <table:table-cell table:formula="of:=['file:///home/diego/workspace/qin-cluster/pruebas/estadisticas/corrida-20120802000741.ods'#$acumulado.A794]" office:value-type="float" office:value="0">
            <text:p>0</text:p>
          </table:table-cell>
          <table:table-cell table:formula="of:=['file:///home/diego/workspace/qin-cluster/pruebas/estadisticas/corrida-20120802000741.ods'#$acumulado.C794]" office:value-type="float" office:value="0">
            <text:p>0</text:p>
          </table:table-cell>
          <table:table-cell table:formula="of:=['file:///home/diego/workspace/qin-cluster/pruebas/estadisticas/corrida-20120802000741.ods'#$acumulado.D794]" office:value-type="float" office:value="0">
            <text:p>0</text:p>
          </table:table-cell>
          <table:table-cell table:formula="of:=['file:///home/diego/workspace/qin-cluster/pruebas/estadisticas/corrida-20120802000741.ods'#$acumulado.E794]" office:value-type="float" office:value="0">
            <text:p>0</text:p>
          </table:table-cell>
          <table:table-cell table:formula="of:=['file:///home/diego/workspace/qin-cluster/pruebas/estadisticas/corrida-20120802000741.ods'#$acumulado.F794]" office:value-type="float" office:value="0">
            <text:p>0</text:p>
          </table:table-cell>
          <table:table-cell table:formula="of:=['file:///home/diego/workspace/qin-cluster/pruebas/estadisticas/corrida-20120802000741.ods'#$acumulado.G794]" office:value-type="float" office:value="0">
            <text:p>0</text:p>
          </table:table-cell>
          <table:table-cell table:formula="of:=[.L794]*100/[.$S$2]" office:value-type="float" office:value="0">
            <text:p>0,00</text:p>
          </table:table-cell>
          <table:table-cell table:formula="of:=[.I7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5]" office:value-type="float" office:value="0">
            <text:p>0</text:p>
          </table:table-cell>
          <table:table-cell office:value-type="float" office:value="794">
            <text:p>794</text:p>
          </table:table-cell>
          <table:table-cell table:formula="of:=['file:///home/diego/workspace/qin-cluster/pruebas/estadisticas/corrida-20120802000741.ods'#$secuencia.B795]" office:value-type="float" office:value="0">
            <text:p>0</text:p>
          </table:table-cell>
          <table:table-cell table:formula="of:=['file:///home/diego/workspace/qin-cluster/pruebas/estadisticas/corrida-20120802000741.ods'#$secuencia.C795]" office:value-type="float" office:value="0">
            <text:p>0,00</text:p>
          </table:table-cell>
          <table:table-cell table:formula="of:=[.C7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5]" office:value-type="float" office:value="0">
            <text:p>0</text:p>
          </table:table-cell>
          <table:table-cell table:formula="of:=['file:///home/diego/workspace/qin-cluster/pruebas/estadisticas/corrida-20120802000741.ods'#$acumulado.A795]" office:value-type="float" office:value="0">
            <text:p>0</text:p>
          </table:table-cell>
          <table:table-cell table:formula="of:=['file:///home/diego/workspace/qin-cluster/pruebas/estadisticas/corrida-20120802000741.ods'#$acumulado.C795]" office:value-type="float" office:value="0">
            <text:p>0</text:p>
          </table:table-cell>
          <table:table-cell table:formula="of:=['file:///home/diego/workspace/qin-cluster/pruebas/estadisticas/corrida-20120802000741.ods'#$acumulado.D795]" office:value-type="float" office:value="0">
            <text:p>0</text:p>
          </table:table-cell>
          <table:table-cell table:formula="of:=['file:///home/diego/workspace/qin-cluster/pruebas/estadisticas/corrida-20120802000741.ods'#$acumulado.E795]" office:value-type="float" office:value="0">
            <text:p>0</text:p>
          </table:table-cell>
          <table:table-cell table:formula="of:=['file:///home/diego/workspace/qin-cluster/pruebas/estadisticas/corrida-20120802000741.ods'#$acumulado.F795]" office:value-type="float" office:value="0">
            <text:p>0</text:p>
          </table:table-cell>
          <table:table-cell table:formula="of:=['file:///home/diego/workspace/qin-cluster/pruebas/estadisticas/corrida-20120802000741.ods'#$acumulado.G795]" office:value-type="float" office:value="0">
            <text:p>0</text:p>
          </table:table-cell>
          <table:table-cell table:formula="of:=[.L795]*100/[.$S$2]" office:value-type="float" office:value="0">
            <text:p>0,00</text:p>
          </table:table-cell>
          <table:table-cell table:formula="of:=[.I7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6]" office:value-type="float" office:value="0">
            <text:p>0</text:p>
          </table:table-cell>
          <table:table-cell office:value-type="float" office:value="795">
            <text:p>795</text:p>
          </table:table-cell>
          <table:table-cell table:formula="of:=['file:///home/diego/workspace/qin-cluster/pruebas/estadisticas/corrida-20120802000741.ods'#$secuencia.B796]" office:value-type="float" office:value="0">
            <text:p>0</text:p>
          </table:table-cell>
          <table:table-cell table:formula="of:=['file:///home/diego/workspace/qin-cluster/pruebas/estadisticas/corrida-20120802000741.ods'#$secuencia.C796]" office:value-type="float" office:value="0">
            <text:p>0,00</text:p>
          </table:table-cell>
          <table:table-cell table:formula="of:=[.C7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6]" office:value-type="float" office:value="0">
            <text:p>0</text:p>
          </table:table-cell>
          <table:table-cell table:formula="of:=['file:///home/diego/workspace/qin-cluster/pruebas/estadisticas/corrida-20120802000741.ods'#$acumulado.A796]" office:value-type="float" office:value="0">
            <text:p>0</text:p>
          </table:table-cell>
          <table:table-cell table:formula="of:=['file:///home/diego/workspace/qin-cluster/pruebas/estadisticas/corrida-20120802000741.ods'#$acumulado.C796]" office:value-type="float" office:value="0">
            <text:p>0</text:p>
          </table:table-cell>
          <table:table-cell table:formula="of:=['file:///home/diego/workspace/qin-cluster/pruebas/estadisticas/corrida-20120802000741.ods'#$acumulado.D796]" office:value-type="float" office:value="0">
            <text:p>0</text:p>
          </table:table-cell>
          <table:table-cell table:formula="of:=['file:///home/diego/workspace/qin-cluster/pruebas/estadisticas/corrida-20120802000741.ods'#$acumulado.E796]" office:value-type="float" office:value="0">
            <text:p>0</text:p>
          </table:table-cell>
          <table:table-cell table:formula="of:=['file:///home/diego/workspace/qin-cluster/pruebas/estadisticas/corrida-20120802000741.ods'#$acumulado.F796]" office:value-type="float" office:value="0">
            <text:p>0</text:p>
          </table:table-cell>
          <table:table-cell table:formula="of:=['file:///home/diego/workspace/qin-cluster/pruebas/estadisticas/corrida-20120802000741.ods'#$acumulado.G796]" office:value-type="float" office:value="0">
            <text:p>0</text:p>
          </table:table-cell>
          <table:table-cell table:formula="of:=[.L796]*100/[.$S$2]" office:value-type="float" office:value="0">
            <text:p>0,00</text:p>
          </table:table-cell>
          <table:table-cell table:formula="of:=[.I7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7]" office:value-type="float" office:value="0">
            <text:p>0</text:p>
          </table:table-cell>
          <table:table-cell office:value-type="float" office:value="796">
            <text:p>796</text:p>
          </table:table-cell>
          <table:table-cell table:formula="of:=['file:///home/diego/workspace/qin-cluster/pruebas/estadisticas/corrida-20120802000741.ods'#$secuencia.B797]" office:value-type="float" office:value="0">
            <text:p>0</text:p>
          </table:table-cell>
          <table:table-cell table:formula="of:=['file:///home/diego/workspace/qin-cluster/pruebas/estadisticas/corrida-20120802000741.ods'#$secuencia.C797]" office:value-type="float" office:value="0">
            <text:p>0,00</text:p>
          </table:table-cell>
          <table:table-cell table:formula="of:=[.C7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7]" office:value-type="float" office:value="0">
            <text:p>0</text:p>
          </table:table-cell>
          <table:table-cell table:formula="of:=['file:///home/diego/workspace/qin-cluster/pruebas/estadisticas/corrida-20120802000741.ods'#$acumulado.A797]" office:value-type="float" office:value="0">
            <text:p>0</text:p>
          </table:table-cell>
          <table:table-cell table:formula="of:=['file:///home/diego/workspace/qin-cluster/pruebas/estadisticas/corrida-20120802000741.ods'#$acumulado.C797]" office:value-type="float" office:value="0">
            <text:p>0</text:p>
          </table:table-cell>
          <table:table-cell table:formula="of:=['file:///home/diego/workspace/qin-cluster/pruebas/estadisticas/corrida-20120802000741.ods'#$acumulado.D797]" office:value-type="float" office:value="0">
            <text:p>0</text:p>
          </table:table-cell>
          <table:table-cell table:formula="of:=['file:///home/diego/workspace/qin-cluster/pruebas/estadisticas/corrida-20120802000741.ods'#$acumulado.E797]" office:value-type="float" office:value="0">
            <text:p>0</text:p>
          </table:table-cell>
          <table:table-cell table:formula="of:=['file:///home/diego/workspace/qin-cluster/pruebas/estadisticas/corrida-20120802000741.ods'#$acumulado.F797]" office:value-type="float" office:value="0">
            <text:p>0</text:p>
          </table:table-cell>
          <table:table-cell table:formula="of:=['file:///home/diego/workspace/qin-cluster/pruebas/estadisticas/corrida-20120802000741.ods'#$acumulado.G797]" office:value-type="float" office:value="0">
            <text:p>0</text:p>
          </table:table-cell>
          <table:table-cell table:formula="of:=[.L797]*100/[.$S$2]" office:value-type="float" office:value="0">
            <text:p>0,00</text:p>
          </table:table-cell>
          <table:table-cell table:formula="of:=[.I7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8]" office:value-type="float" office:value="0">
            <text:p>0</text:p>
          </table:table-cell>
          <table:table-cell office:value-type="float" office:value="797">
            <text:p>797</text:p>
          </table:table-cell>
          <table:table-cell table:formula="of:=['file:///home/diego/workspace/qin-cluster/pruebas/estadisticas/corrida-20120802000741.ods'#$secuencia.B798]" office:value-type="float" office:value="0">
            <text:p>0</text:p>
          </table:table-cell>
          <table:table-cell table:formula="of:=['file:///home/diego/workspace/qin-cluster/pruebas/estadisticas/corrida-20120802000741.ods'#$secuencia.C798]" office:value-type="float" office:value="0">
            <text:p>0,00</text:p>
          </table:table-cell>
          <table:table-cell table:formula="of:=[.C7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8]" office:value-type="float" office:value="0">
            <text:p>0</text:p>
          </table:table-cell>
          <table:table-cell table:formula="of:=['file:///home/diego/workspace/qin-cluster/pruebas/estadisticas/corrida-20120802000741.ods'#$acumulado.A798]" office:value-type="float" office:value="0">
            <text:p>0</text:p>
          </table:table-cell>
          <table:table-cell table:formula="of:=['file:///home/diego/workspace/qin-cluster/pruebas/estadisticas/corrida-20120802000741.ods'#$acumulado.C798]" office:value-type="float" office:value="0">
            <text:p>0</text:p>
          </table:table-cell>
          <table:table-cell table:formula="of:=['file:///home/diego/workspace/qin-cluster/pruebas/estadisticas/corrida-20120802000741.ods'#$acumulado.D798]" office:value-type="float" office:value="0">
            <text:p>0</text:p>
          </table:table-cell>
          <table:table-cell table:formula="of:=['file:///home/diego/workspace/qin-cluster/pruebas/estadisticas/corrida-20120802000741.ods'#$acumulado.E798]" office:value-type="float" office:value="0">
            <text:p>0</text:p>
          </table:table-cell>
          <table:table-cell table:formula="of:=['file:///home/diego/workspace/qin-cluster/pruebas/estadisticas/corrida-20120802000741.ods'#$acumulado.F798]" office:value-type="float" office:value="0">
            <text:p>0</text:p>
          </table:table-cell>
          <table:table-cell table:formula="of:=['file:///home/diego/workspace/qin-cluster/pruebas/estadisticas/corrida-20120802000741.ods'#$acumulado.G798]" office:value-type="float" office:value="0">
            <text:p>0</text:p>
          </table:table-cell>
          <table:table-cell table:formula="of:=[.L798]*100/[.$S$2]" office:value-type="float" office:value="0">
            <text:p>0,00</text:p>
          </table:table-cell>
          <table:table-cell table:formula="of:=[.I7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799]" office:value-type="float" office:value="0">
            <text:p>0</text:p>
          </table:table-cell>
          <table:table-cell office:value-type="float" office:value="798">
            <text:p>798</text:p>
          </table:table-cell>
          <table:table-cell table:formula="of:=['file:///home/diego/workspace/qin-cluster/pruebas/estadisticas/corrida-20120802000741.ods'#$secuencia.B799]" office:value-type="float" office:value="0">
            <text:p>0</text:p>
          </table:table-cell>
          <table:table-cell table:formula="of:=['file:///home/diego/workspace/qin-cluster/pruebas/estadisticas/corrida-20120802000741.ods'#$secuencia.C799]" office:value-type="float" office:value="0">
            <text:p>0,00</text:p>
          </table:table-cell>
          <table:table-cell table:formula="of:=[.C7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799]" office:value-type="float" office:value="0">
            <text:p>0</text:p>
          </table:table-cell>
          <table:table-cell table:formula="of:=['file:///home/diego/workspace/qin-cluster/pruebas/estadisticas/corrida-20120802000741.ods'#$acumulado.A799]" office:value-type="float" office:value="0">
            <text:p>0</text:p>
          </table:table-cell>
          <table:table-cell table:formula="of:=['file:///home/diego/workspace/qin-cluster/pruebas/estadisticas/corrida-20120802000741.ods'#$acumulado.C799]" office:value-type="float" office:value="0">
            <text:p>0</text:p>
          </table:table-cell>
          <table:table-cell table:formula="of:=['file:///home/diego/workspace/qin-cluster/pruebas/estadisticas/corrida-20120802000741.ods'#$acumulado.D799]" office:value-type="float" office:value="0">
            <text:p>0</text:p>
          </table:table-cell>
          <table:table-cell table:formula="of:=['file:///home/diego/workspace/qin-cluster/pruebas/estadisticas/corrida-20120802000741.ods'#$acumulado.E799]" office:value-type="float" office:value="0">
            <text:p>0</text:p>
          </table:table-cell>
          <table:table-cell table:formula="of:=['file:///home/diego/workspace/qin-cluster/pruebas/estadisticas/corrida-20120802000741.ods'#$acumulado.F799]" office:value-type="float" office:value="0">
            <text:p>0</text:p>
          </table:table-cell>
          <table:table-cell table:formula="of:=['file:///home/diego/workspace/qin-cluster/pruebas/estadisticas/corrida-20120802000741.ods'#$acumulado.G799]" office:value-type="float" office:value="0">
            <text:p>0</text:p>
          </table:table-cell>
          <table:table-cell table:formula="of:=[.L799]*100/[.$S$2]" office:value-type="float" office:value="0">
            <text:p>0,00</text:p>
          </table:table-cell>
          <table:table-cell table:formula="of:=[.I7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0]" office:value-type="float" office:value="0">
            <text:p>0</text:p>
          </table:table-cell>
          <table:table-cell office:value-type="float" office:value="799">
            <text:p>799</text:p>
          </table:table-cell>
          <table:table-cell table:formula="of:=['file:///home/diego/workspace/qin-cluster/pruebas/estadisticas/corrida-20120802000741.ods'#$secuencia.B800]" office:value-type="float" office:value="0">
            <text:p>0</text:p>
          </table:table-cell>
          <table:table-cell table:formula="of:=['file:///home/diego/workspace/qin-cluster/pruebas/estadisticas/corrida-20120802000741.ods'#$secuencia.C800]" office:value-type="float" office:value="0">
            <text:p>0,00</text:p>
          </table:table-cell>
          <table:table-cell table:formula="of:=[.C8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0]" office:value-type="float" office:value="0">
            <text:p>0</text:p>
          </table:table-cell>
          <table:table-cell table:formula="of:=['file:///home/diego/workspace/qin-cluster/pruebas/estadisticas/corrida-20120802000741.ods'#$acumulado.A800]" office:value-type="float" office:value="0">
            <text:p>0</text:p>
          </table:table-cell>
          <table:table-cell table:formula="of:=['file:///home/diego/workspace/qin-cluster/pruebas/estadisticas/corrida-20120802000741.ods'#$acumulado.C800]" office:value-type="float" office:value="0">
            <text:p>0</text:p>
          </table:table-cell>
          <table:table-cell table:formula="of:=['file:///home/diego/workspace/qin-cluster/pruebas/estadisticas/corrida-20120802000741.ods'#$acumulado.D800]" office:value-type="float" office:value="0">
            <text:p>0</text:p>
          </table:table-cell>
          <table:table-cell table:formula="of:=['file:///home/diego/workspace/qin-cluster/pruebas/estadisticas/corrida-20120802000741.ods'#$acumulado.E800]" office:value-type="float" office:value="0">
            <text:p>0</text:p>
          </table:table-cell>
          <table:table-cell table:formula="of:=['file:///home/diego/workspace/qin-cluster/pruebas/estadisticas/corrida-20120802000741.ods'#$acumulado.F800]" office:value-type="float" office:value="0">
            <text:p>0</text:p>
          </table:table-cell>
          <table:table-cell table:formula="of:=['file:///home/diego/workspace/qin-cluster/pruebas/estadisticas/corrida-20120802000741.ods'#$acumulado.G800]" office:value-type="float" office:value="0">
            <text:p>0</text:p>
          </table:table-cell>
          <table:table-cell table:formula="of:=[.L800]*100/[.$S$2]" office:value-type="float" office:value="0">
            <text:p>0,00</text:p>
          </table:table-cell>
          <table:table-cell table:formula="of:=[.I8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1]"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'file:///home/diego/workspace/qin-cluster/pruebas/estadisticas/corrida-20120802000741.ods'#$secuencia.B801]" office:value-type="float" office:value="0">
            <text:p>0</text:p>
          </table:table-cell>
          <table:table-cell table:formula="of:=['file:///home/diego/workspace/qin-cluster/pruebas/estadisticas/corrida-20120802000741.ods'#$secuencia.C801]" office:value-type="float" office:value="0">
            <text:p>0,00</text:p>
          </table:table-cell>
          <table:table-cell table:formula="of:=[.C8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1]" office:value-type="float" office:value="0">
            <text:p>0</text:p>
          </table:table-cell>
          <table:table-cell table:formula="of:=['file:///home/diego/workspace/qin-cluster/pruebas/estadisticas/corrida-20120802000741.ods'#$acumulado.A801]" office:value-type="float" office:value="0">
            <text:p>0</text:p>
          </table:table-cell>
          <table:table-cell table:formula="of:=['file:///home/diego/workspace/qin-cluster/pruebas/estadisticas/corrida-20120802000741.ods'#$acumulado.C801]" office:value-type="float" office:value="0">
            <text:p>0</text:p>
          </table:table-cell>
          <table:table-cell table:formula="of:=['file:///home/diego/workspace/qin-cluster/pruebas/estadisticas/corrida-20120802000741.ods'#$acumulado.D801]" office:value-type="float" office:value="0">
            <text:p>0</text:p>
          </table:table-cell>
          <table:table-cell table:formula="of:=['file:///home/diego/workspace/qin-cluster/pruebas/estadisticas/corrida-20120802000741.ods'#$acumulado.E801]" office:value-type="float" office:value="0">
            <text:p>0</text:p>
          </table:table-cell>
          <table:table-cell table:formula="of:=['file:///home/diego/workspace/qin-cluster/pruebas/estadisticas/corrida-20120802000741.ods'#$acumulado.F801]" office:value-type="float" office:value="0">
            <text:p>0</text:p>
          </table:table-cell>
          <table:table-cell table:formula="of:=['file:///home/diego/workspace/qin-cluster/pruebas/estadisticas/corrida-20120802000741.ods'#$acumulado.G801]" office:value-type="float" office:value="0">
            <text:p>0</text:p>
          </table:table-cell>
          <table:table-cell table:formula="of:=[.L801]*100/[.$S$2]" office:value-type="float" office:value="0">
            <text:p>0,00</text:p>
          </table:table-cell>
          <table:table-cell table:formula="of:=[.I8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2]" office:value-type="float" office:value="0">
            <text:p>0</text:p>
          </table:table-cell>
          <table:table-cell office:value-type="float" office:value="801">
            <text:p>801</text:p>
          </table:table-cell>
          <table:table-cell table:formula="of:=['file:///home/diego/workspace/qin-cluster/pruebas/estadisticas/corrida-20120802000741.ods'#$secuencia.B802]" office:value-type="float" office:value="0">
            <text:p>0</text:p>
          </table:table-cell>
          <table:table-cell table:formula="of:=['file:///home/diego/workspace/qin-cluster/pruebas/estadisticas/corrida-20120802000741.ods'#$secuencia.C802]" office:value-type="float" office:value="0">
            <text:p>0,00</text:p>
          </table:table-cell>
          <table:table-cell table:formula="of:=[.C80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2]" office:value-type="float" office:value="0">
            <text:p>0</text:p>
          </table:table-cell>
          <table:table-cell table:formula="of:=['file:///home/diego/workspace/qin-cluster/pruebas/estadisticas/corrida-20120802000741.ods'#$acumulado.A802]" office:value-type="float" office:value="0">
            <text:p>0</text:p>
          </table:table-cell>
          <table:table-cell table:formula="of:=['file:///home/diego/workspace/qin-cluster/pruebas/estadisticas/corrida-20120802000741.ods'#$acumulado.C802]" office:value-type="float" office:value="0">
            <text:p>0</text:p>
          </table:table-cell>
          <table:table-cell table:formula="of:=['file:///home/diego/workspace/qin-cluster/pruebas/estadisticas/corrida-20120802000741.ods'#$acumulado.D802]" office:value-type="float" office:value="0">
            <text:p>0</text:p>
          </table:table-cell>
          <table:table-cell table:formula="of:=['file:///home/diego/workspace/qin-cluster/pruebas/estadisticas/corrida-20120802000741.ods'#$acumulado.E802]" office:value-type="float" office:value="0">
            <text:p>0</text:p>
          </table:table-cell>
          <table:table-cell table:formula="of:=['file:///home/diego/workspace/qin-cluster/pruebas/estadisticas/corrida-20120802000741.ods'#$acumulado.F802]" office:value-type="float" office:value="0">
            <text:p>0</text:p>
          </table:table-cell>
          <table:table-cell table:formula="of:=['file:///home/diego/workspace/qin-cluster/pruebas/estadisticas/corrida-20120802000741.ods'#$acumulado.G802]" office:value-type="float" office:value="0">
            <text:p>0</text:p>
          </table:table-cell>
          <table:table-cell table:formula="of:=[.L802]*100/[.$S$2]" office:value-type="float" office:value="0">
            <text:p>0,00</text:p>
          </table:table-cell>
          <table:table-cell table:formula="of:=[.I8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3]" office:value-type="float" office:value="0">
            <text:p>0</text:p>
          </table:table-cell>
          <table:table-cell office:value-type="float" office:value="802">
            <text:p>802</text:p>
          </table:table-cell>
          <table:table-cell table:formula="of:=['file:///home/diego/workspace/qin-cluster/pruebas/estadisticas/corrida-20120802000741.ods'#$secuencia.B803]" office:value-type="float" office:value="0">
            <text:p>0</text:p>
          </table:table-cell>
          <table:table-cell table:formula="of:=['file:///home/diego/workspace/qin-cluster/pruebas/estadisticas/corrida-20120802000741.ods'#$secuencia.C803]" office:value-type="float" office:value="0">
            <text:p>0,00</text:p>
          </table:table-cell>
          <table:table-cell table:formula="of:=[.C80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3]" office:value-type="float" office:value="0">
            <text:p>0</text:p>
          </table:table-cell>
          <table:table-cell table:formula="of:=['file:///home/diego/workspace/qin-cluster/pruebas/estadisticas/corrida-20120802000741.ods'#$acumulado.A803]" office:value-type="float" office:value="0">
            <text:p>0</text:p>
          </table:table-cell>
          <table:table-cell table:formula="of:=['file:///home/diego/workspace/qin-cluster/pruebas/estadisticas/corrida-20120802000741.ods'#$acumulado.C803]" office:value-type="float" office:value="0">
            <text:p>0</text:p>
          </table:table-cell>
          <table:table-cell table:formula="of:=['file:///home/diego/workspace/qin-cluster/pruebas/estadisticas/corrida-20120802000741.ods'#$acumulado.D803]" office:value-type="float" office:value="0">
            <text:p>0</text:p>
          </table:table-cell>
          <table:table-cell table:formula="of:=['file:///home/diego/workspace/qin-cluster/pruebas/estadisticas/corrida-20120802000741.ods'#$acumulado.E803]" office:value-type="float" office:value="0">
            <text:p>0</text:p>
          </table:table-cell>
          <table:table-cell table:formula="of:=['file:///home/diego/workspace/qin-cluster/pruebas/estadisticas/corrida-20120802000741.ods'#$acumulado.F803]" office:value-type="float" office:value="0">
            <text:p>0</text:p>
          </table:table-cell>
          <table:table-cell table:formula="of:=['file:///home/diego/workspace/qin-cluster/pruebas/estadisticas/corrida-20120802000741.ods'#$acumulado.G803]" office:value-type="float" office:value="0">
            <text:p>0</text:p>
          </table:table-cell>
          <table:table-cell table:formula="of:=[.L803]*100/[.$S$2]" office:value-type="float" office:value="0">
            <text:p>0,00</text:p>
          </table:table-cell>
          <table:table-cell table:formula="of:=[.I8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4]" office:value-type="float" office:value="0">
            <text:p>0</text:p>
          </table:table-cell>
          <table:table-cell office:value-type="float" office:value="803">
            <text:p>803</text:p>
          </table:table-cell>
          <table:table-cell table:formula="of:=['file:///home/diego/workspace/qin-cluster/pruebas/estadisticas/corrida-20120802000741.ods'#$secuencia.B804]" office:value-type="float" office:value="0">
            <text:p>0</text:p>
          </table:table-cell>
          <table:table-cell table:formula="of:=['file:///home/diego/workspace/qin-cluster/pruebas/estadisticas/corrida-20120802000741.ods'#$secuencia.C804]" office:value-type="float" office:value="0">
            <text:p>0,00</text:p>
          </table:table-cell>
          <table:table-cell table:formula="of:=[.C80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4]" office:value-type="float" office:value="0">
            <text:p>0</text:p>
          </table:table-cell>
          <table:table-cell table:formula="of:=['file:///home/diego/workspace/qin-cluster/pruebas/estadisticas/corrida-20120802000741.ods'#$acumulado.A804]" office:value-type="float" office:value="0">
            <text:p>0</text:p>
          </table:table-cell>
          <table:table-cell table:formula="of:=['file:///home/diego/workspace/qin-cluster/pruebas/estadisticas/corrida-20120802000741.ods'#$acumulado.C804]" office:value-type="float" office:value="0">
            <text:p>0</text:p>
          </table:table-cell>
          <table:table-cell table:formula="of:=['file:///home/diego/workspace/qin-cluster/pruebas/estadisticas/corrida-20120802000741.ods'#$acumulado.D804]" office:value-type="float" office:value="0">
            <text:p>0</text:p>
          </table:table-cell>
          <table:table-cell table:formula="of:=['file:///home/diego/workspace/qin-cluster/pruebas/estadisticas/corrida-20120802000741.ods'#$acumulado.E804]" office:value-type="float" office:value="0">
            <text:p>0</text:p>
          </table:table-cell>
          <table:table-cell table:formula="of:=['file:///home/diego/workspace/qin-cluster/pruebas/estadisticas/corrida-20120802000741.ods'#$acumulado.F804]" office:value-type="float" office:value="0">
            <text:p>0</text:p>
          </table:table-cell>
          <table:table-cell table:formula="of:=['file:///home/diego/workspace/qin-cluster/pruebas/estadisticas/corrida-20120802000741.ods'#$acumulado.G804]" office:value-type="float" office:value="0">
            <text:p>0</text:p>
          </table:table-cell>
          <table:table-cell table:formula="of:=[.L804]*100/[.$S$2]" office:value-type="float" office:value="0">
            <text:p>0,00</text:p>
          </table:table-cell>
          <table:table-cell table:formula="of:=[.I8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5]" office:value-type="float" office:value="0">
            <text:p>0</text:p>
          </table:table-cell>
          <table:table-cell office:value-type="float" office:value="804">
            <text:p>804</text:p>
          </table:table-cell>
          <table:table-cell table:formula="of:=['file:///home/diego/workspace/qin-cluster/pruebas/estadisticas/corrida-20120802000741.ods'#$secuencia.B805]" office:value-type="float" office:value="0">
            <text:p>0</text:p>
          </table:table-cell>
          <table:table-cell table:formula="of:=['file:///home/diego/workspace/qin-cluster/pruebas/estadisticas/corrida-20120802000741.ods'#$secuencia.C805]" office:value-type="float" office:value="0">
            <text:p>0,00</text:p>
          </table:table-cell>
          <table:table-cell table:formula="of:=[.C80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5]" office:value-type="float" office:value="0">
            <text:p>0</text:p>
          </table:table-cell>
          <table:table-cell table:formula="of:=['file:///home/diego/workspace/qin-cluster/pruebas/estadisticas/corrida-20120802000741.ods'#$acumulado.A805]" office:value-type="float" office:value="0">
            <text:p>0</text:p>
          </table:table-cell>
          <table:table-cell table:formula="of:=['file:///home/diego/workspace/qin-cluster/pruebas/estadisticas/corrida-20120802000741.ods'#$acumulado.C805]" office:value-type="float" office:value="0">
            <text:p>0</text:p>
          </table:table-cell>
          <table:table-cell table:formula="of:=['file:///home/diego/workspace/qin-cluster/pruebas/estadisticas/corrida-20120802000741.ods'#$acumulado.D805]" office:value-type="float" office:value="0">
            <text:p>0</text:p>
          </table:table-cell>
          <table:table-cell table:formula="of:=['file:///home/diego/workspace/qin-cluster/pruebas/estadisticas/corrida-20120802000741.ods'#$acumulado.E805]" office:value-type="float" office:value="0">
            <text:p>0</text:p>
          </table:table-cell>
          <table:table-cell table:formula="of:=['file:///home/diego/workspace/qin-cluster/pruebas/estadisticas/corrida-20120802000741.ods'#$acumulado.F805]" office:value-type="float" office:value="0">
            <text:p>0</text:p>
          </table:table-cell>
          <table:table-cell table:formula="of:=['file:///home/diego/workspace/qin-cluster/pruebas/estadisticas/corrida-20120802000741.ods'#$acumulado.G805]" office:value-type="float" office:value="0">
            <text:p>0</text:p>
          </table:table-cell>
          <table:table-cell table:formula="of:=[.L805]*100/[.$S$2]" office:value-type="float" office:value="0">
            <text:p>0,00</text:p>
          </table:table-cell>
          <table:table-cell table:formula="of:=[.I8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6]" office:value-type="float" office:value="0">
            <text:p>0</text:p>
          </table:table-cell>
          <table:table-cell office:value-type="float" office:value="805">
            <text:p>805</text:p>
          </table:table-cell>
          <table:table-cell table:formula="of:=['file:///home/diego/workspace/qin-cluster/pruebas/estadisticas/corrida-20120802000741.ods'#$secuencia.B806]" office:value-type="float" office:value="0">
            <text:p>0</text:p>
          </table:table-cell>
          <table:table-cell table:formula="of:=['file:///home/diego/workspace/qin-cluster/pruebas/estadisticas/corrida-20120802000741.ods'#$secuencia.C806]" office:value-type="float" office:value="0">
            <text:p>0,00</text:p>
          </table:table-cell>
          <table:table-cell table:formula="of:=[.C80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6]" office:value-type="float" office:value="0">
            <text:p>0</text:p>
          </table:table-cell>
          <table:table-cell table:formula="of:=['file:///home/diego/workspace/qin-cluster/pruebas/estadisticas/corrida-20120802000741.ods'#$acumulado.A806]" office:value-type="float" office:value="0">
            <text:p>0</text:p>
          </table:table-cell>
          <table:table-cell table:formula="of:=['file:///home/diego/workspace/qin-cluster/pruebas/estadisticas/corrida-20120802000741.ods'#$acumulado.C806]" office:value-type="float" office:value="0">
            <text:p>0</text:p>
          </table:table-cell>
          <table:table-cell table:formula="of:=['file:///home/diego/workspace/qin-cluster/pruebas/estadisticas/corrida-20120802000741.ods'#$acumulado.D806]" office:value-type="float" office:value="0">
            <text:p>0</text:p>
          </table:table-cell>
          <table:table-cell table:formula="of:=['file:///home/diego/workspace/qin-cluster/pruebas/estadisticas/corrida-20120802000741.ods'#$acumulado.E806]" office:value-type="float" office:value="0">
            <text:p>0</text:p>
          </table:table-cell>
          <table:table-cell table:formula="of:=['file:///home/diego/workspace/qin-cluster/pruebas/estadisticas/corrida-20120802000741.ods'#$acumulado.F806]" office:value-type="float" office:value="0">
            <text:p>0</text:p>
          </table:table-cell>
          <table:table-cell table:formula="of:=['file:///home/diego/workspace/qin-cluster/pruebas/estadisticas/corrida-20120802000741.ods'#$acumulado.G806]" office:value-type="float" office:value="0">
            <text:p>0</text:p>
          </table:table-cell>
          <table:table-cell table:formula="of:=[.L806]*100/[.$S$2]" office:value-type="float" office:value="0">
            <text:p>0,00</text:p>
          </table:table-cell>
          <table:table-cell table:formula="of:=[.I8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7]" office:value-type="float" office:value="0">
            <text:p>0</text:p>
          </table:table-cell>
          <table:table-cell office:value-type="float" office:value="806">
            <text:p>806</text:p>
          </table:table-cell>
          <table:table-cell table:formula="of:=['file:///home/diego/workspace/qin-cluster/pruebas/estadisticas/corrida-20120802000741.ods'#$secuencia.B807]" office:value-type="float" office:value="0">
            <text:p>0</text:p>
          </table:table-cell>
          <table:table-cell table:formula="of:=['file:///home/diego/workspace/qin-cluster/pruebas/estadisticas/corrida-20120802000741.ods'#$secuencia.C807]" office:value-type="float" office:value="0">
            <text:p>0,00</text:p>
          </table:table-cell>
          <table:table-cell table:formula="of:=[.C80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7]" office:value-type="float" office:value="0">
            <text:p>0</text:p>
          </table:table-cell>
          <table:table-cell table:formula="of:=['file:///home/diego/workspace/qin-cluster/pruebas/estadisticas/corrida-20120802000741.ods'#$acumulado.A807]" office:value-type="float" office:value="0">
            <text:p>0</text:p>
          </table:table-cell>
          <table:table-cell table:formula="of:=['file:///home/diego/workspace/qin-cluster/pruebas/estadisticas/corrida-20120802000741.ods'#$acumulado.C807]" office:value-type="float" office:value="0">
            <text:p>0</text:p>
          </table:table-cell>
          <table:table-cell table:formula="of:=['file:///home/diego/workspace/qin-cluster/pruebas/estadisticas/corrida-20120802000741.ods'#$acumulado.D807]" office:value-type="float" office:value="0">
            <text:p>0</text:p>
          </table:table-cell>
          <table:table-cell table:formula="of:=['file:///home/diego/workspace/qin-cluster/pruebas/estadisticas/corrida-20120802000741.ods'#$acumulado.E807]" office:value-type="float" office:value="0">
            <text:p>0</text:p>
          </table:table-cell>
          <table:table-cell table:formula="of:=['file:///home/diego/workspace/qin-cluster/pruebas/estadisticas/corrida-20120802000741.ods'#$acumulado.F807]" office:value-type="float" office:value="0">
            <text:p>0</text:p>
          </table:table-cell>
          <table:table-cell table:formula="of:=['file:///home/diego/workspace/qin-cluster/pruebas/estadisticas/corrida-20120802000741.ods'#$acumulado.G807]" office:value-type="float" office:value="0">
            <text:p>0</text:p>
          </table:table-cell>
          <table:table-cell table:formula="of:=[.L807]*100/[.$S$2]" office:value-type="float" office:value="0">
            <text:p>0,00</text:p>
          </table:table-cell>
          <table:table-cell table:formula="of:=[.I8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8]" office:value-type="float" office:value="0">
            <text:p>0</text:p>
          </table:table-cell>
          <table:table-cell office:value-type="float" office:value="807">
            <text:p>807</text:p>
          </table:table-cell>
          <table:table-cell table:formula="of:=['file:///home/diego/workspace/qin-cluster/pruebas/estadisticas/corrida-20120802000741.ods'#$secuencia.B808]" office:value-type="float" office:value="0">
            <text:p>0</text:p>
          </table:table-cell>
          <table:table-cell table:formula="of:=['file:///home/diego/workspace/qin-cluster/pruebas/estadisticas/corrida-20120802000741.ods'#$secuencia.C808]" office:value-type="float" office:value="0">
            <text:p>0,00</text:p>
          </table:table-cell>
          <table:table-cell table:formula="of:=[.C80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8]" office:value-type="float" office:value="0">
            <text:p>0</text:p>
          </table:table-cell>
          <table:table-cell table:formula="of:=['file:///home/diego/workspace/qin-cluster/pruebas/estadisticas/corrida-20120802000741.ods'#$acumulado.A808]" office:value-type="float" office:value="0">
            <text:p>0</text:p>
          </table:table-cell>
          <table:table-cell table:formula="of:=['file:///home/diego/workspace/qin-cluster/pruebas/estadisticas/corrida-20120802000741.ods'#$acumulado.C808]" office:value-type="float" office:value="0">
            <text:p>0</text:p>
          </table:table-cell>
          <table:table-cell table:formula="of:=['file:///home/diego/workspace/qin-cluster/pruebas/estadisticas/corrida-20120802000741.ods'#$acumulado.D808]" office:value-type="float" office:value="0">
            <text:p>0</text:p>
          </table:table-cell>
          <table:table-cell table:formula="of:=['file:///home/diego/workspace/qin-cluster/pruebas/estadisticas/corrida-20120802000741.ods'#$acumulado.E808]" office:value-type="float" office:value="0">
            <text:p>0</text:p>
          </table:table-cell>
          <table:table-cell table:formula="of:=['file:///home/diego/workspace/qin-cluster/pruebas/estadisticas/corrida-20120802000741.ods'#$acumulado.F808]" office:value-type="float" office:value="0">
            <text:p>0</text:p>
          </table:table-cell>
          <table:table-cell table:formula="of:=['file:///home/diego/workspace/qin-cluster/pruebas/estadisticas/corrida-20120802000741.ods'#$acumulado.G808]" office:value-type="float" office:value="0">
            <text:p>0</text:p>
          </table:table-cell>
          <table:table-cell table:formula="of:=[.L808]*100/[.$S$2]" office:value-type="float" office:value="0">
            <text:p>0,00</text:p>
          </table:table-cell>
          <table:table-cell table:formula="of:=[.I8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09]" office:value-type="float" office:value="0">
            <text:p>0</text:p>
          </table:table-cell>
          <table:table-cell office:value-type="float" office:value="808">
            <text:p>808</text:p>
          </table:table-cell>
          <table:table-cell table:formula="of:=['file:///home/diego/workspace/qin-cluster/pruebas/estadisticas/corrida-20120802000741.ods'#$secuencia.B809]" office:value-type="float" office:value="0">
            <text:p>0</text:p>
          </table:table-cell>
          <table:table-cell table:formula="of:=['file:///home/diego/workspace/qin-cluster/pruebas/estadisticas/corrida-20120802000741.ods'#$secuencia.C809]" office:value-type="float" office:value="0">
            <text:p>0,00</text:p>
          </table:table-cell>
          <table:table-cell table:formula="of:=[.C80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09]" office:value-type="float" office:value="0">
            <text:p>0</text:p>
          </table:table-cell>
          <table:table-cell table:formula="of:=['file:///home/diego/workspace/qin-cluster/pruebas/estadisticas/corrida-20120802000741.ods'#$acumulado.A809]" office:value-type="float" office:value="0">
            <text:p>0</text:p>
          </table:table-cell>
          <table:table-cell table:formula="of:=['file:///home/diego/workspace/qin-cluster/pruebas/estadisticas/corrida-20120802000741.ods'#$acumulado.C809]" office:value-type="float" office:value="0">
            <text:p>0</text:p>
          </table:table-cell>
          <table:table-cell table:formula="of:=['file:///home/diego/workspace/qin-cluster/pruebas/estadisticas/corrida-20120802000741.ods'#$acumulado.D809]" office:value-type="float" office:value="0">
            <text:p>0</text:p>
          </table:table-cell>
          <table:table-cell table:formula="of:=['file:///home/diego/workspace/qin-cluster/pruebas/estadisticas/corrida-20120802000741.ods'#$acumulado.E809]" office:value-type="float" office:value="0">
            <text:p>0</text:p>
          </table:table-cell>
          <table:table-cell table:formula="of:=['file:///home/diego/workspace/qin-cluster/pruebas/estadisticas/corrida-20120802000741.ods'#$acumulado.F809]" office:value-type="float" office:value="0">
            <text:p>0</text:p>
          </table:table-cell>
          <table:table-cell table:formula="of:=['file:///home/diego/workspace/qin-cluster/pruebas/estadisticas/corrida-20120802000741.ods'#$acumulado.G809]" office:value-type="float" office:value="0">
            <text:p>0</text:p>
          </table:table-cell>
          <table:table-cell table:formula="of:=[.L809]*100/[.$S$2]" office:value-type="float" office:value="0">
            <text:p>0,00</text:p>
          </table:table-cell>
          <table:table-cell table:formula="of:=[.I8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0]" office:value-type="float" office:value="0">
            <text:p>0</text:p>
          </table:table-cell>
          <table:table-cell office:value-type="float" office:value="809">
            <text:p>809</text:p>
          </table:table-cell>
          <table:table-cell table:formula="of:=['file:///home/diego/workspace/qin-cluster/pruebas/estadisticas/corrida-20120802000741.ods'#$secuencia.B810]" office:value-type="float" office:value="0">
            <text:p>0</text:p>
          </table:table-cell>
          <table:table-cell table:formula="of:=['file:///home/diego/workspace/qin-cluster/pruebas/estadisticas/corrida-20120802000741.ods'#$secuencia.C810]" office:value-type="float" office:value="0">
            <text:p>0,00</text:p>
          </table:table-cell>
          <table:table-cell table:formula="of:=[.C8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0]" office:value-type="float" office:value="0">
            <text:p>0</text:p>
          </table:table-cell>
          <table:table-cell table:formula="of:=['file:///home/diego/workspace/qin-cluster/pruebas/estadisticas/corrida-20120802000741.ods'#$acumulado.A810]" office:value-type="float" office:value="0">
            <text:p>0</text:p>
          </table:table-cell>
          <table:table-cell table:formula="of:=['file:///home/diego/workspace/qin-cluster/pruebas/estadisticas/corrida-20120802000741.ods'#$acumulado.C810]" office:value-type="float" office:value="0">
            <text:p>0</text:p>
          </table:table-cell>
          <table:table-cell table:formula="of:=['file:///home/diego/workspace/qin-cluster/pruebas/estadisticas/corrida-20120802000741.ods'#$acumulado.D810]" office:value-type="float" office:value="0">
            <text:p>0</text:p>
          </table:table-cell>
          <table:table-cell table:formula="of:=['file:///home/diego/workspace/qin-cluster/pruebas/estadisticas/corrida-20120802000741.ods'#$acumulado.E810]" office:value-type="float" office:value="0">
            <text:p>0</text:p>
          </table:table-cell>
          <table:table-cell table:formula="of:=['file:///home/diego/workspace/qin-cluster/pruebas/estadisticas/corrida-20120802000741.ods'#$acumulado.F810]" office:value-type="float" office:value="0">
            <text:p>0</text:p>
          </table:table-cell>
          <table:table-cell table:formula="of:=['file:///home/diego/workspace/qin-cluster/pruebas/estadisticas/corrida-20120802000741.ods'#$acumulado.G810]" office:value-type="float" office:value="0">
            <text:p>0</text:p>
          </table:table-cell>
          <table:table-cell table:formula="of:=[.L810]*100/[.$S$2]" office:value-type="float" office:value="0">
            <text:p>0,00</text:p>
          </table:table-cell>
          <table:table-cell table:formula="of:=[.I8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1]" office:value-type="float" office:value="0">
            <text:p>0</text:p>
          </table:table-cell>
          <table:table-cell office:value-type="float" office:value="810">
            <text:p>810</text:p>
          </table:table-cell>
          <table:table-cell table:formula="of:=['file:///home/diego/workspace/qin-cluster/pruebas/estadisticas/corrida-20120802000741.ods'#$secuencia.B811]" office:value-type="float" office:value="0">
            <text:p>0</text:p>
          </table:table-cell>
          <table:table-cell table:formula="of:=['file:///home/diego/workspace/qin-cluster/pruebas/estadisticas/corrida-20120802000741.ods'#$secuencia.C811]" office:value-type="float" office:value="0">
            <text:p>0,00</text:p>
          </table:table-cell>
          <table:table-cell table:formula="of:=[.C8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1]" office:value-type="float" office:value="0">
            <text:p>0</text:p>
          </table:table-cell>
          <table:table-cell table:formula="of:=['file:///home/diego/workspace/qin-cluster/pruebas/estadisticas/corrida-20120802000741.ods'#$acumulado.A811]" office:value-type="float" office:value="0">
            <text:p>0</text:p>
          </table:table-cell>
          <table:table-cell table:formula="of:=['file:///home/diego/workspace/qin-cluster/pruebas/estadisticas/corrida-20120802000741.ods'#$acumulado.C811]" office:value-type="float" office:value="0">
            <text:p>0</text:p>
          </table:table-cell>
          <table:table-cell table:formula="of:=['file:///home/diego/workspace/qin-cluster/pruebas/estadisticas/corrida-20120802000741.ods'#$acumulado.D811]" office:value-type="float" office:value="0">
            <text:p>0</text:p>
          </table:table-cell>
          <table:table-cell table:formula="of:=['file:///home/diego/workspace/qin-cluster/pruebas/estadisticas/corrida-20120802000741.ods'#$acumulado.E811]" office:value-type="float" office:value="0">
            <text:p>0</text:p>
          </table:table-cell>
          <table:table-cell table:formula="of:=['file:///home/diego/workspace/qin-cluster/pruebas/estadisticas/corrida-20120802000741.ods'#$acumulado.F811]" office:value-type="float" office:value="0">
            <text:p>0</text:p>
          </table:table-cell>
          <table:table-cell table:formula="of:=['file:///home/diego/workspace/qin-cluster/pruebas/estadisticas/corrida-20120802000741.ods'#$acumulado.G811]" office:value-type="float" office:value="0">
            <text:p>0</text:p>
          </table:table-cell>
          <table:table-cell table:formula="of:=[.L811]*100/[.$S$2]" office:value-type="float" office:value="0">
            <text:p>0,00</text:p>
          </table:table-cell>
          <table:table-cell table:formula="of:=[.I8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2]" office:value-type="float" office:value="0">
            <text:p>0</text:p>
          </table:table-cell>
          <table:table-cell office:value-type="float" office:value="811">
            <text:p>811</text:p>
          </table:table-cell>
          <table:table-cell table:formula="of:=['file:///home/diego/workspace/qin-cluster/pruebas/estadisticas/corrida-20120802000741.ods'#$secuencia.B812]" office:value-type="float" office:value="0">
            <text:p>0</text:p>
          </table:table-cell>
          <table:table-cell table:formula="of:=['file:///home/diego/workspace/qin-cluster/pruebas/estadisticas/corrida-20120802000741.ods'#$secuencia.C812]" office:value-type="float" office:value="0">
            <text:p>0,00</text:p>
          </table:table-cell>
          <table:table-cell table:formula="of:=[.C8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2]" office:value-type="float" office:value="0">
            <text:p>0</text:p>
          </table:table-cell>
          <table:table-cell table:formula="of:=['file:///home/diego/workspace/qin-cluster/pruebas/estadisticas/corrida-20120802000741.ods'#$acumulado.A812]" office:value-type="float" office:value="0">
            <text:p>0</text:p>
          </table:table-cell>
          <table:table-cell table:formula="of:=['file:///home/diego/workspace/qin-cluster/pruebas/estadisticas/corrida-20120802000741.ods'#$acumulado.C812]" office:value-type="float" office:value="0">
            <text:p>0</text:p>
          </table:table-cell>
          <table:table-cell table:formula="of:=['file:///home/diego/workspace/qin-cluster/pruebas/estadisticas/corrida-20120802000741.ods'#$acumulado.D812]" office:value-type="float" office:value="0">
            <text:p>0</text:p>
          </table:table-cell>
          <table:table-cell table:formula="of:=['file:///home/diego/workspace/qin-cluster/pruebas/estadisticas/corrida-20120802000741.ods'#$acumulado.E812]" office:value-type="float" office:value="0">
            <text:p>0</text:p>
          </table:table-cell>
          <table:table-cell table:formula="of:=['file:///home/diego/workspace/qin-cluster/pruebas/estadisticas/corrida-20120802000741.ods'#$acumulado.F812]" office:value-type="float" office:value="0">
            <text:p>0</text:p>
          </table:table-cell>
          <table:table-cell table:formula="of:=['file:///home/diego/workspace/qin-cluster/pruebas/estadisticas/corrida-20120802000741.ods'#$acumulado.G812]" office:value-type="float" office:value="0">
            <text:p>0</text:p>
          </table:table-cell>
          <table:table-cell table:formula="of:=[.L812]*100/[.$S$2]" office:value-type="float" office:value="0">
            <text:p>0,00</text:p>
          </table:table-cell>
          <table:table-cell table:formula="of:=[.I8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3]" office:value-type="float" office:value="0">
            <text:p>0</text:p>
          </table:table-cell>
          <table:table-cell office:value-type="float" office:value="812">
            <text:p>812</text:p>
          </table:table-cell>
          <table:table-cell table:formula="of:=['file:///home/diego/workspace/qin-cluster/pruebas/estadisticas/corrida-20120802000741.ods'#$secuencia.B813]" office:value-type="float" office:value="0">
            <text:p>0</text:p>
          </table:table-cell>
          <table:table-cell table:formula="of:=['file:///home/diego/workspace/qin-cluster/pruebas/estadisticas/corrida-20120802000741.ods'#$secuencia.C813]" office:value-type="float" office:value="0">
            <text:p>0,00</text:p>
          </table:table-cell>
          <table:table-cell table:formula="of:=[.C8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3]" office:value-type="float" office:value="0">
            <text:p>0</text:p>
          </table:table-cell>
          <table:table-cell table:formula="of:=['file:///home/diego/workspace/qin-cluster/pruebas/estadisticas/corrida-20120802000741.ods'#$acumulado.A813]" office:value-type="float" office:value="0">
            <text:p>0</text:p>
          </table:table-cell>
          <table:table-cell table:formula="of:=['file:///home/diego/workspace/qin-cluster/pruebas/estadisticas/corrida-20120802000741.ods'#$acumulado.C813]" office:value-type="float" office:value="0">
            <text:p>0</text:p>
          </table:table-cell>
          <table:table-cell table:formula="of:=['file:///home/diego/workspace/qin-cluster/pruebas/estadisticas/corrida-20120802000741.ods'#$acumulado.D813]" office:value-type="float" office:value="0">
            <text:p>0</text:p>
          </table:table-cell>
          <table:table-cell table:formula="of:=['file:///home/diego/workspace/qin-cluster/pruebas/estadisticas/corrida-20120802000741.ods'#$acumulado.E813]" office:value-type="float" office:value="0">
            <text:p>0</text:p>
          </table:table-cell>
          <table:table-cell table:formula="of:=['file:///home/diego/workspace/qin-cluster/pruebas/estadisticas/corrida-20120802000741.ods'#$acumulado.F813]" office:value-type="float" office:value="0">
            <text:p>0</text:p>
          </table:table-cell>
          <table:table-cell table:formula="of:=['file:///home/diego/workspace/qin-cluster/pruebas/estadisticas/corrida-20120802000741.ods'#$acumulado.G813]" office:value-type="float" office:value="0">
            <text:p>0</text:p>
          </table:table-cell>
          <table:table-cell table:formula="of:=[.L813]*100/[.$S$2]" office:value-type="float" office:value="0">
            <text:p>0,00</text:p>
          </table:table-cell>
          <table:table-cell table:formula="of:=[.I8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4]" office:value-type="float" office:value="0">
            <text:p>0</text:p>
          </table:table-cell>
          <table:table-cell office:value-type="float" office:value="813">
            <text:p>813</text:p>
          </table:table-cell>
          <table:table-cell table:formula="of:=['file:///home/diego/workspace/qin-cluster/pruebas/estadisticas/corrida-20120802000741.ods'#$secuencia.B814]" office:value-type="float" office:value="0">
            <text:p>0</text:p>
          </table:table-cell>
          <table:table-cell table:formula="of:=['file:///home/diego/workspace/qin-cluster/pruebas/estadisticas/corrida-20120802000741.ods'#$secuencia.C814]" office:value-type="float" office:value="0">
            <text:p>0,00</text:p>
          </table:table-cell>
          <table:table-cell table:formula="of:=[.C8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4]" office:value-type="float" office:value="0">
            <text:p>0</text:p>
          </table:table-cell>
          <table:table-cell table:formula="of:=['file:///home/diego/workspace/qin-cluster/pruebas/estadisticas/corrida-20120802000741.ods'#$acumulado.A814]" office:value-type="float" office:value="0">
            <text:p>0</text:p>
          </table:table-cell>
          <table:table-cell table:formula="of:=['file:///home/diego/workspace/qin-cluster/pruebas/estadisticas/corrida-20120802000741.ods'#$acumulado.C814]" office:value-type="float" office:value="0">
            <text:p>0</text:p>
          </table:table-cell>
          <table:table-cell table:formula="of:=['file:///home/diego/workspace/qin-cluster/pruebas/estadisticas/corrida-20120802000741.ods'#$acumulado.D814]" office:value-type="float" office:value="0">
            <text:p>0</text:p>
          </table:table-cell>
          <table:table-cell table:formula="of:=['file:///home/diego/workspace/qin-cluster/pruebas/estadisticas/corrida-20120802000741.ods'#$acumulado.E814]" office:value-type="float" office:value="0">
            <text:p>0</text:p>
          </table:table-cell>
          <table:table-cell table:formula="of:=['file:///home/diego/workspace/qin-cluster/pruebas/estadisticas/corrida-20120802000741.ods'#$acumulado.F814]" office:value-type="float" office:value="0">
            <text:p>0</text:p>
          </table:table-cell>
          <table:table-cell table:formula="of:=['file:///home/diego/workspace/qin-cluster/pruebas/estadisticas/corrida-20120802000741.ods'#$acumulado.G814]" office:value-type="float" office:value="0">
            <text:p>0</text:p>
          </table:table-cell>
          <table:table-cell table:formula="of:=[.L814]*100/[.$S$2]" office:value-type="float" office:value="0">
            <text:p>0,00</text:p>
          </table:table-cell>
          <table:table-cell table:formula="of:=[.I8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5]" office:value-type="float" office:value="0">
            <text:p>0</text:p>
          </table:table-cell>
          <table:table-cell office:value-type="float" office:value="814">
            <text:p>814</text:p>
          </table:table-cell>
          <table:table-cell table:formula="of:=['file:///home/diego/workspace/qin-cluster/pruebas/estadisticas/corrida-20120802000741.ods'#$secuencia.B815]" office:value-type="float" office:value="0">
            <text:p>0</text:p>
          </table:table-cell>
          <table:table-cell table:formula="of:=['file:///home/diego/workspace/qin-cluster/pruebas/estadisticas/corrida-20120802000741.ods'#$secuencia.C815]" office:value-type="float" office:value="0">
            <text:p>0,00</text:p>
          </table:table-cell>
          <table:table-cell table:formula="of:=[.C8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5]" office:value-type="float" office:value="0">
            <text:p>0</text:p>
          </table:table-cell>
          <table:table-cell table:formula="of:=['file:///home/diego/workspace/qin-cluster/pruebas/estadisticas/corrida-20120802000741.ods'#$acumulado.A815]" office:value-type="float" office:value="0">
            <text:p>0</text:p>
          </table:table-cell>
          <table:table-cell table:formula="of:=['file:///home/diego/workspace/qin-cluster/pruebas/estadisticas/corrida-20120802000741.ods'#$acumulado.C815]" office:value-type="float" office:value="0">
            <text:p>0</text:p>
          </table:table-cell>
          <table:table-cell table:formula="of:=['file:///home/diego/workspace/qin-cluster/pruebas/estadisticas/corrida-20120802000741.ods'#$acumulado.D815]" office:value-type="float" office:value="0">
            <text:p>0</text:p>
          </table:table-cell>
          <table:table-cell table:formula="of:=['file:///home/diego/workspace/qin-cluster/pruebas/estadisticas/corrida-20120802000741.ods'#$acumulado.E815]" office:value-type="float" office:value="0">
            <text:p>0</text:p>
          </table:table-cell>
          <table:table-cell table:formula="of:=['file:///home/diego/workspace/qin-cluster/pruebas/estadisticas/corrida-20120802000741.ods'#$acumulado.F815]" office:value-type="float" office:value="0">
            <text:p>0</text:p>
          </table:table-cell>
          <table:table-cell table:formula="of:=['file:///home/diego/workspace/qin-cluster/pruebas/estadisticas/corrida-20120802000741.ods'#$acumulado.G815]" office:value-type="float" office:value="0">
            <text:p>0</text:p>
          </table:table-cell>
          <table:table-cell table:formula="of:=[.L815]*100/[.$S$2]" office:value-type="float" office:value="0">
            <text:p>0,00</text:p>
          </table:table-cell>
          <table:table-cell table:formula="of:=[.I8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6]" office:value-type="float" office:value="0">
            <text:p>0</text:p>
          </table:table-cell>
          <table:table-cell office:value-type="float" office:value="815">
            <text:p>815</text:p>
          </table:table-cell>
          <table:table-cell table:formula="of:=['file:///home/diego/workspace/qin-cluster/pruebas/estadisticas/corrida-20120802000741.ods'#$secuencia.B816]" office:value-type="float" office:value="0">
            <text:p>0</text:p>
          </table:table-cell>
          <table:table-cell table:formula="of:=['file:///home/diego/workspace/qin-cluster/pruebas/estadisticas/corrida-20120802000741.ods'#$secuencia.C816]" office:value-type="float" office:value="0">
            <text:p>0,00</text:p>
          </table:table-cell>
          <table:table-cell table:formula="of:=[.C8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6]" office:value-type="float" office:value="0">
            <text:p>0</text:p>
          </table:table-cell>
          <table:table-cell table:formula="of:=['file:///home/diego/workspace/qin-cluster/pruebas/estadisticas/corrida-20120802000741.ods'#$acumulado.A816]" office:value-type="float" office:value="0">
            <text:p>0</text:p>
          </table:table-cell>
          <table:table-cell table:formula="of:=['file:///home/diego/workspace/qin-cluster/pruebas/estadisticas/corrida-20120802000741.ods'#$acumulado.C816]" office:value-type="float" office:value="0">
            <text:p>0</text:p>
          </table:table-cell>
          <table:table-cell table:formula="of:=['file:///home/diego/workspace/qin-cluster/pruebas/estadisticas/corrida-20120802000741.ods'#$acumulado.D816]" office:value-type="float" office:value="0">
            <text:p>0</text:p>
          </table:table-cell>
          <table:table-cell table:formula="of:=['file:///home/diego/workspace/qin-cluster/pruebas/estadisticas/corrida-20120802000741.ods'#$acumulado.E816]" office:value-type="float" office:value="0">
            <text:p>0</text:p>
          </table:table-cell>
          <table:table-cell table:formula="of:=['file:///home/diego/workspace/qin-cluster/pruebas/estadisticas/corrida-20120802000741.ods'#$acumulado.F816]" office:value-type="float" office:value="0">
            <text:p>0</text:p>
          </table:table-cell>
          <table:table-cell table:formula="of:=['file:///home/diego/workspace/qin-cluster/pruebas/estadisticas/corrida-20120802000741.ods'#$acumulado.G816]" office:value-type="float" office:value="0">
            <text:p>0</text:p>
          </table:table-cell>
          <table:table-cell table:formula="of:=[.L816]*100/[.$S$2]" office:value-type="float" office:value="0">
            <text:p>0,00</text:p>
          </table:table-cell>
          <table:table-cell table:formula="of:=[.I8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7]" office:value-type="float" office:value="0">
            <text:p>0</text:p>
          </table:table-cell>
          <table:table-cell office:value-type="float" office:value="816">
            <text:p>816</text:p>
          </table:table-cell>
          <table:table-cell table:formula="of:=['file:///home/diego/workspace/qin-cluster/pruebas/estadisticas/corrida-20120802000741.ods'#$secuencia.B817]" office:value-type="float" office:value="0">
            <text:p>0</text:p>
          </table:table-cell>
          <table:table-cell table:formula="of:=['file:///home/diego/workspace/qin-cluster/pruebas/estadisticas/corrida-20120802000741.ods'#$secuencia.C817]" office:value-type="float" office:value="0">
            <text:p>0,00</text:p>
          </table:table-cell>
          <table:table-cell table:formula="of:=[.C8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7]" office:value-type="float" office:value="0">
            <text:p>0</text:p>
          </table:table-cell>
          <table:table-cell table:formula="of:=['file:///home/diego/workspace/qin-cluster/pruebas/estadisticas/corrida-20120802000741.ods'#$acumulado.A817]" office:value-type="float" office:value="0">
            <text:p>0</text:p>
          </table:table-cell>
          <table:table-cell table:formula="of:=['file:///home/diego/workspace/qin-cluster/pruebas/estadisticas/corrida-20120802000741.ods'#$acumulado.C817]" office:value-type="float" office:value="0">
            <text:p>0</text:p>
          </table:table-cell>
          <table:table-cell table:formula="of:=['file:///home/diego/workspace/qin-cluster/pruebas/estadisticas/corrida-20120802000741.ods'#$acumulado.D817]" office:value-type="float" office:value="0">
            <text:p>0</text:p>
          </table:table-cell>
          <table:table-cell table:formula="of:=['file:///home/diego/workspace/qin-cluster/pruebas/estadisticas/corrida-20120802000741.ods'#$acumulado.E817]" office:value-type="float" office:value="0">
            <text:p>0</text:p>
          </table:table-cell>
          <table:table-cell table:formula="of:=['file:///home/diego/workspace/qin-cluster/pruebas/estadisticas/corrida-20120802000741.ods'#$acumulado.F817]" office:value-type="float" office:value="0">
            <text:p>0</text:p>
          </table:table-cell>
          <table:table-cell table:formula="of:=['file:///home/diego/workspace/qin-cluster/pruebas/estadisticas/corrida-20120802000741.ods'#$acumulado.G817]" office:value-type="float" office:value="0">
            <text:p>0</text:p>
          </table:table-cell>
          <table:table-cell table:formula="of:=[.L817]*100/[.$S$2]" office:value-type="float" office:value="0">
            <text:p>0,00</text:p>
          </table:table-cell>
          <table:table-cell table:formula="of:=[.I8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8]" office:value-type="float" office:value="0">
            <text:p>0</text:p>
          </table:table-cell>
          <table:table-cell office:value-type="float" office:value="817">
            <text:p>817</text:p>
          </table:table-cell>
          <table:table-cell table:formula="of:=['file:///home/diego/workspace/qin-cluster/pruebas/estadisticas/corrida-20120802000741.ods'#$secuencia.B818]" office:value-type="float" office:value="0">
            <text:p>0</text:p>
          </table:table-cell>
          <table:table-cell table:formula="of:=['file:///home/diego/workspace/qin-cluster/pruebas/estadisticas/corrida-20120802000741.ods'#$secuencia.C818]" office:value-type="float" office:value="0">
            <text:p>0,00</text:p>
          </table:table-cell>
          <table:table-cell table:formula="of:=[.C8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8]" office:value-type="float" office:value="0">
            <text:p>0</text:p>
          </table:table-cell>
          <table:table-cell table:formula="of:=['file:///home/diego/workspace/qin-cluster/pruebas/estadisticas/corrida-20120802000741.ods'#$acumulado.A818]" office:value-type="float" office:value="0">
            <text:p>0</text:p>
          </table:table-cell>
          <table:table-cell table:formula="of:=['file:///home/diego/workspace/qin-cluster/pruebas/estadisticas/corrida-20120802000741.ods'#$acumulado.C818]" office:value-type="float" office:value="0">
            <text:p>0</text:p>
          </table:table-cell>
          <table:table-cell table:formula="of:=['file:///home/diego/workspace/qin-cluster/pruebas/estadisticas/corrida-20120802000741.ods'#$acumulado.D818]" office:value-type="float" office:value="0">
            <text:p>0</text:p>
          </table:table-cell>
          <table:table-cell table:formula="of:=['file:///home/diego/workspace/qin-cluster/pruebas/estadisticas/corrida-20120802000741.ods'#$acumulado.E818]" office:value-type="float" office:value="0">
            <text:p>0</text:p>
          </table:table-cell>
          <table:table-cell table:formula="of:=['file:///home/diego/workspace/qin-cluster/pruebas/estadisticas/corrida-20120802000741.ods'#$acumulado.F818]" office:value-type="float" office:value="0">
            <text:p>0</text:p>
          </table:table-cell>
          <table:table-cell table:formula="of:=['file:///home/diego/workspace/qin-cluster/pruebas/estadisticas/corrida-20120802000741.ods'#$acumulado.G818]" office:value-type="float" office:value="0">
            <text:p>0</text:p>
          </table:table-cell>
          <table:table-cell table:formula="of:=[.L818]*100/[.$S$2]" office:value-type="float" office:value="0">
            <text:p>0,00</text:p>
          </table:table-cell>
          <table:table-cell table:formula="of:=[.I8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19]" office:value-type="float" office:value="0">
            <text:p>0</text:p>
          </table:table-cell>
          <table:table-cell office:value-type="float" office:value="818">
            <text:p>818</text:p>
          </table:table-cell>
          <table:table-cell table:formula="of:=['file:///home/diego/workspace/qin-cluster/pruebas/estadisticas/corrida-20120802000741.ods'#$secuencia.B819]" office:value-type="float" office:value="0">
            <text:p>0</text:p>
          </table:table-cell>
          <table:table-cell table:formula="of:=['file:///home/diego/workspace/qin-cluster/pruebas/estadisticas/corrida-20120802000741.ods'#$secuencia.C819]" office:value-type="float" office:value="0">
            <text:p>0,00</text:p>
          </table:table-cell>
          <table:table-cell table:formula="of:=[.C8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19]" office:value-type="float" office:value="0">
            <text:p>0</text:p>
          </table:table-cell>
          <table:table-cell table:formula="of:=['file:///home/diego/workspace/qin-cluster/pruebas/estadisticas/corrida-20120802000741.ods'#$acumulado.A819]" office:value-type="float" office:value="0">
            <text:p>0</text:p>
          </table:table-cell>
          <table:table-cell table:formula="of:=['file:///home/diego/workspace/qin-cluster/pruebas/estadisticas/corrida-20120802000741.ods'#$acumulado.C819]" office:value-type="float" office:value="0">
            <text:p>0</text:p>
          </table:table-cell>
          <table:table-cell table:formula="of:=['file:///home/diego/workspace/qin-cluster/pruebas/estadisticas/corrida-20120802000741.ods'#$acumulado.D819]" office:value-type="float" office:value="0">
            <text:p>0</text:p>
          </table:table-cell>
          <table:table-cell table:formula="of:=['file:///home/diego/workspace/qin-cluster/pruebas/estadisticas/corrida-20120802000741.ods'#$acumulado.E819]" office:value-type="float" office:value="0">
            <text:p>0</text:p>
          </table:table-cell>
          <table:table-cell table:formula="of:=['file:///home/diego/workspace/qin-cluster/pruebas/estadisticas/corrida-20120802000741.ods'#$acumulado.F819]" office:value-type="float" office:value="0">
            <text:p>0</text:p>
          </table:table-cell>
          <table:table-cell table:formula="of:=['file:///home/diego/workspace/qin-cluster/pruebas/estadisticas/corrida-20120802000741.ods'#$acumulado.G819]" office:value-type="float" office:value="0">
            <text:p>0</text:p>
          </table:table-cell>
          <table:table-cell table:formula="of:=[.L819]*100/[.$S$2]" office:value-type="float" office:value="0">
            <text:p>0,00</text:p>
          </table:table-cell>
          <table:table-cell table:formula="of:=[.I8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0]" office:value-type="float" office:value="0">
            <text:p>0</text:p>
          </table:table-cell>
          <table:table-cell office:value-type="float" office:value="819">
            <text:p>819</text:p>
          </table:table-cell>
          <table:table-cell table:formula="of:=['file:///home/diego/workspace/qin-cluster/pruebas/estadisticas/corrida-20120802000741.ods'#$secuencia.B820]" office:value-type="float" office:value="0">
            <text:p>0</text:p>
          </table:table-cell>
          <table:table-cell table:formula="of:=['file:///home/diego/workspace/qin-cluster/pruebas/estadisticas/corrida-20120802000741.ods'#$secuencia.C820]" office:value-type="float" office:value="0">
            <text:p>0,00</text:p>
          </table:table-cell>
          <table:table-cell table:formula="of:=[.C8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0]" office:value-type="float" office:value="0">
            <text:p>0</text:p>
          </table:table-cell>
          <table:table-cell table:formula="of:=['file:///home/diego/workspace/qin-cluster/pruebas/estadisticas/corrida-20120802000741.ods'#$acumulado.A820]" office:value-type="float" office:value="0">
            <text:p>0</text:p>
          </table:table-cell>
          <table:table-cell table:formula="of:=['file:///home/diego/workspace/qin-cluster/pruebas/estadisticas/corrida-20120802000741.ods'#$acumulado.C820]" office:value-type="float" office:value="0">
            <text:p>0</text:p>
          </table:table-cell>
          <table:table-cell table:formula="of:=['file:///home/diego/workspace/qin-cluster/pruebas/estadisticas/corrida-20120802000741.ods'#$acumulado.D820]" office:value-type="float" office:value="0">
            <text:p>0</text:p>
          </table:table-cell>
          <table:table-cell table:formula="of:=['file:///home/diego/workspace/qin-cluster/pruebas/estadisticas/corrida-20120802000741.ods'#$acumulado.E820]" office:value-type="float" office:value="0">
            <text:p>0</text:p>
          </table:table-cell>
          <table:table-cell table:formula="of:=['file:///home/diego/workspace/qin-cluster/pruebas/estadisticas/corrida-20120802000741.ods'#$acumulado.F820]" office:value-type="float" office:value="0">
            <text:p>0</text:p>
          </table:table-cell>
          <table:table-cell table:formula="of:=['file:///home/diego/workspace/qin-cluster/pruebas/estadisticas/corrida-20120802000741.ods'#$acumulado.G820]" office:value-type="float" office:value="0">
            <text:p>0</text:p>
          </table:table-cell>
          <table:table-cell table:formula="of:=[.L820]*100/[.$S$2]" office:value-type="float" office:value="0">
            <text:p>0,00</text:p>
          </table:table-cell>
          <table:table-cell table:formula="of:=[.I8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1]" office:value-type="float" office:value="0">
            <text:p>0</text:p>
          </table:table-cell>
          <table:table-cell office:value-type="float" office:value="820">
            <text:p>820</text:p>
          </table:table-cell>
          <table:table-cell table:formula="of:=['file:///home/diego/workspace/qin-cluster/pruebas/estadisticas/corrida-20120802000741.ods'#$secuencia.B821]" office:value-type="float" office:value="0">
            <text:p>0</text:p>
          </table:table-cell>
          <table:table-cell table:formula="of:=['file:///home/diego/workspace/qin-cluster/pruebas/estadisticas/corrida-20120802000741.ods'#$secuencia.C821]" office:value-type="float" office:value="0">
            <text:p>0,00</text:p>
          </table:table-cell>
          <table:table-cell table:formula="of:=[.C8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1]" office:value-type="float" office:value="0">
            <text:p>0</text:p>
          </table:table-cell>
          <table:table-cell table:formula="of:=['file:///home/diego/workspace/qin-cluster/pruebas/estadisticas/corrida-20120802000741.ods'#$acumulado.A821]" office:value-type="float" office:value="0">
            <text:p>0</text:p>
          </table:table-cell>
          <table:table-cell table:formula="of:=['file:///home/diego/workspace/qin-cluster/pruebas/estadisticas/corrida-20120802000741.ods'#$acumulado.C821]" office:value-type="float" office:value="0">
            <text:p>0</text:p>
          </table:table-cell>
          <table:table-cell table:formula="of:=['file:///home/diego/workspace/qin-cluster/pruebas/estadisticas/corrida-20120802000741.ods'#$acumulado.D821]" office:value-type="float" office:value="0">
            <text:p>0</text:p>
          </table:table-cell>
          <table:table-cell table:formula="of:=['file:///home/diego/workspace/qin-cluster/pruebas/estadisticas/corrida-20120802000741.ods'#$acumulado.E821]" office:value-type="float" office:value="0">
            <text:p>0</text:p>
          </table:table-cell>
          <table:table-cell table:formula="of:=['file:///home/diego/workspace/qin-cluster/pruebas/estadisticas/corrida-20120802000741.ods'#$acumulado.F821]" office:value-type="float" office:value="0">
            <text:p>0</text:p>
          </table:table-cell>
          <table:table-cell table:formula="of:=['file:///home/diego/workspace/qin-cluster/pruebas/estadisticas/corrida-20120802000741.ods'#$acumulado.G821]" office:value-type="float" office:value="0">
            <text:p>0</text:p>
          </table:table-cell>
          <table:table-cell table:formula="of:=[.L821]*100/[.$S$2]" office:value-type="float" office:value="0">
            <text:p>0,00</text:p>
          </table:table-cell>
          <table:table-cell table:formula="of:=[.I8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2]" office:value-type="float" office:value="0">
            <text:p>0</text:p>
          </table:table-cell>
          <table:table-cell office:value-type="float" office:value="821">
            <text:p>821</text:p>
          </table:table-cell>
          <table:table-cell table:formula="of:=['file:///home/diego/workspace/qin-cluster/pruebas/estadisticas/corrida-20120802000741.ods'#$secuencia.B822]" office:value-type="float" office:value="0">
            <text:p>0</text:p>
          </table:table-cell>
          <table:table-cell table:formula="of:=['file:///home/diego/workspace/qin-cluster/pruebas/estadisticas/corrida-20120802000741.ods'#$secuencia.C822]" office:value-type="float" office:value="0">
            <text:p>0,00</text:p>
          </table:table-cell>
          <table:table-cell table:formula="of:=[.C8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2]" office:value-type="float" office:value="0">
            <text:p>0</text:p>
          </table:table-cell>
          <table:table-cell table:formula="of:=['file:///home/diego/workspace/qin-cluster/pruebas/estadisticas/corrida-20120802000741.ods'#$acumulado.A822]" office:value-type="float" office:value="0">
            <text:p>0</text:p>
          </table:table-cell>
          <table:table-cell table:formula="of:=['file:///home/diego/workspace/qin-cluster/pruebas/estadisticas/corrida-20120802000741.ods'#$acumulado.C822]" office:value-type="float" office:value="0">
            <text:p>0</text:p>
          </table:table-cell>
          <table:table-cell table:formula="of:=['file:///home/diego/workspace/qin-cluster/pruebas/estadisticas/corrida-20120802000741.ods'#$acumulado.D822]" office:value-type="float" office:value="0">
            <text:p>0</text:p>
          </table:table-cell>
          <table:table-cell table:formula="of:=['file:///home/diego/workspace/qin-cluster/pruebas/estadisticas/corrida-20120802000741.ods'#$acumulado.E822]" office:value-type="float" office:value="0">
            <text:p>0</text:p>
          </table:table-cell>
          <table:table-cell table:formula="of:=['file:///home/diego/workspace/qin-cluster/pruebas/estadisticas/corrida-20120802000741.ods'#$acumulado.F822]" office:value-type="float" office:value="0">
            <text:p>0</text:p>
          </table:table-cell>
          <table:table-cell table:formula="of:=['file:///home/diego/workspace/qin-cluster/pruebas/estadisticas/corrida-20120802000741.ods'#$acumulado.G822]" office:value-type="float" office:value="0">
            <text:p>0</text:p>
          </table:table-cell>
          <table:table-cell table:formula="of:=[.L822]*100/[.$S$2]" office:value-type="float" office:value="0">
            <text:p>0,00</text:p>
          </table:table-cell>
          <table:table-cell table:formula="of:=[.I8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3]" office:value-type="float" office:value="0">
            <text:p>0</text:p>
          </table:table-cell>
          <table:table-cell office:value-type="float" office:value="822">
            <text:p>822</text:p>
          </table:table-cell>
          <table:table-cell table:formula="of:=['file:///home/diego/workspace/qin-cluster/pruebas/estadisticas/corrida-20120802000741.ods'#$secuencia.B823]" office:value-type="float" office:value="0">
            <text:p>0</text:p>
          </table:table-cell>
          <table:table-cell table:formula="of:=['file:///home/diego/workspace/qin-cluster/pruebas/estadisticas/corrida-20120802000741.ods'#$secuencia.C823]" office:value-type="float" office:value="0">
            <text:p>0,00</text:p>
          </table:table-cell>
          <table:table-cell table:formula="of:=[.C8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3]" office:value-type="float" office:value="0">
            <text:p>0</text:p>
          </table:table-cell>
          <table:table-cell table:formula="of:=['file:///home/diego/workspace/qin-cluster/pruebas/estadisticas/corrida-20120802000741.ods'#$acumulado.A823]" office:value-type="float" office:value="0">
            <text:p>0</text:p>
          </table:table-cell>
          <table:table-cell table:formula="of:=['file:///home/diego/workspace/qin-cluster/pruebas/estadisticas/corrida-20120802000741.ods'#$acumulado.C823]" office:value-type="float" office:value="0">
            <text:p>0</text:p>
          </table:table-cell>
          <table:table-cell table:formula="of:=['file:///home/diego/workspace/qin-cluster/pruebas/estadisticas/corrida-20120802000741.ods'#$acumulado.D823]" office:value-type="float" office:value="0">
            <text:p>0</text:p>
          </table:table-cell>
          <table:table-cell table:formula="of:=['file:///home/diego/workspace/qin-cluster/pruebas/estadisticas/corrida-20120802000741.ods'#$acumulado.E823]" office:value-type="float" office:value="0">
            <text:p>0</text:p>
          </table:table-cell>
          <table:table-cell table:formula="of:=['file:///home/diego/workspace/qin-cluster/pruebas/estadisticas/corrida-20120802000741.ods'#$acumulado.F823]" office:value-type="float" office:value="0">
            <text:p>0</text:p>
          </table:table-cell>
          <table:table-cell table:formula="of:=['file:///home/diego/workspace/qin-cluster/pruebas/estadisticas/corrida-20120802000741.ods'#$acumulado.G823]" office:value-type="float" office:value="0">
            <text:p>0</text:p>
          </table:table-cell>
          <table:table-cell table:formula="of:=[.L823]*100/[.$S$2]" office:value-type="float" office:value="0">
            <text:p>0,00</text:p>
          </table:table-cell>
          <table:table-cell table:formula="of:=[.I8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4]" office:value-type="float" office:value="0">
            <text:p>0</text:p>
          </table:table-cell>
          <table:table-cell office:value-type="float" office:value="823">
            <text:p>823</text:p>
          </table:table-cell>
          <table:table-cell table:formula="of:=['file:///home/diego/workspace/qin-cluster/pruebas/estadisticas/corrida-20120802000741.ods'#$secuencia.B824]" office:value-type="float" office:value="0">
            <text:p>0</text:p>
          </table:table-cell>
          <table:table-cell table:formula="of:=['file:///home/diego/workspace/qin-cluster/pruebas/estadisticas/corrida-20120802000741.ods'#$secuencia.C824]" office:value-type="float" office:value="0">
            <text:p>0,00</text:p>
          </table:table-cell>
          <table:table-cell table:formula="of:=[.C8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4]" office:value-type="float" office:value="0">
            <text:p>0</text:p>
          </table:table-cell>
          <table:table-cell table:formula="of:=['file:///home/diego/workspace/qin-cluster/pruebas/estadisticas/corrida-20120802000741.ods'#$acumulado.A824]" office:value-type="float" office:value="0">
            <text:p>0</text:p>
          </table:table-cell>
          <table:table-cell table:formula="of:=['file:///home/diego/workspace/qin-cluster/pruebas/estadisticas/corrida-20120802000741.ods'#$acumulado.C824]" office:value-type="float" office:value="0">
            <text:p>0</text:p>
          </table:table-cell>
          <table:table-cell table:formula="of:=['file:///home/diego/workspace/qin-cluster/pruebas/estadisticas/corrida-20120802000741.ods'#$acumulado.D824]" office:value-type="float" office:value="0">
            <text:p>0</text:p>
          </table:table-cell>
          <table:table-cell table:formula="of:=['file:///home/diego/workspace/qin-cluster/pruebas/estadisticas/corrida-20120802000741.ods'#$acumulado.E824]" office:value-type="float" office:value="0">
            <text:p>0</text:p>
          </table:table-cell>
          <table:table-cell table:formula="of:=['file:///home/diego/workspace/qin-cluster/pruebas/estadisticas/corrida-20120802000741.ods'#$acumulado.F824]" office:value-type="float" office:value="0">
            <text:p>0</text:p>
          </table:table-cell>
          <table:table-cell table:formula="of:=['file:///home/diego/workspace/qin-cluster/pruebas/estadisticas/corrida-20120802000741.ods'#$acumulado.G824]" office:value-type="float" office:value="0">
            <text:p>0</text:p>
          </table:table-cell>
          <table:table-cell table:formula="of:=[.L824]*100/[.$S$2]" office:value-type="float" office:value="0">
            <text:p>0,00</text:p>
          </table:table-cell>
          <table:table-cell table:formula="of:=[.I8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5]" office:value-type="float" office:value="0">
            <text:p>0</text:p>
          </table:table-cell>
          <table:table-cell office:value-type="float" office:value="824">
            <text:p>824</text:p>
          </table:table-cell>
          <table:table-cell table:formula="of:=['file:///home/diego/workspace/qin-cluster/pruebas/estadisticas/corrida-20120802000741.ods'#$secuencia.B825]" office:value-type="float" office:value="0">
            <text:p>0</text:p>
          </table:table-cell>
          <table:table-cell table:formula="of:=['file:///home/diego/workspace/qin-cluster/pruebas/estadisticas/corrida-20120802000741.ods'#$secuencia.C825]" office:value-type="float" office:value="0">
            <text:p>0,00</text:p>
          </table:table-cell>
          <table:table-cell table:formula="of:=[.C8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5]" office:value-type="float" office:value="0">
            <text:p>0</text:p>
          </table:table-cell>
          <table:table-cell table:formula="of:=['file:///home/diego/workspace/qin-cluster/pruebas/estadisticas/corrida-20120802000741.ods'#$acumulado.A825]" office:value-type="float" office:value="0">
            <text:p>0</text:p>
          </table:table-cell>
          <table:table-cell table:formula="of:=['file:///home/diego/workspace/qin-cluster/pruebas/estadisticas/corrida-20120802000741.ods'#$acumulado.C825]" office:value-type="float" office:value="0">
            <text:p>0</text:p>
          </table:table-cell>
          <table:table-cell table:formula="of:=['file:///home/diego/workspace/qin-cluster/pruebas/estadisticas/corrida-20120802000741.ods'#$acumulado.D825]" office:value-type="float" office:value="0">
            <text:p>0</text:p>
          </table:table-cell>
          <table:table-cell table:formula="of:=['file:///home/diego/workspace/qin-cluster/pruebas/estadisticas/corrida-20120802000741.ods'#$acumulado.E825]" office:value-type="float" office:value="0">
            <text:p>0</text:p>
          </table:table-cell>
          <table:table-cell table:formula="of:=['file:///home/diego/workspace/qin-cluster/pruebas/estadisticas/corrida-20120802000741.ods'#$acumulado.F825]" office:value-type="float" office:value="0">
            <text:p>0</text:p>
          </table:table-cell>
          <table:table-cell table:formula="of:=['file:///home/diego/workspace/qin-cluster/pruebas/estadisticas/corrida-20120802000741.ods'#$acumulado.G825]" office:value-type="float" office:value="0">
            <text:p>0</text:p>
          </table:table-cell>
          <table:table-cell table:formula="of:=[.L825]*100/[.$S$2]" office:value-type="float" office:value="0">
            <text:p>0,00</text:p>
          </table:table-cell>
          <table:table-cell table:formula="of:=[.I8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6]" office:value-type="float" office:value="0">
            <text:p>0</text:p>
          </table:table-cell>
          <table:table-cell office:value-type="float" office:value="825">
            <text:p>825</text:p>
          </table:table-cell>
          <table:table-cell table:formula="of:=['file:///home/diego/workspace/qin-cluster/pruebas/estadisticas/corrida-20120802000741.ods'#$secuencia.B826]" office:value-type="float" office:value="0">
            <text:p>0</text:p>
          </table:table-cell>
          <table:table-cell table:formula="of:=['file:///home/diego/workspace/qin-cluster/pruebas/estadisticas/corrida-20120802000741.ods'#$secuencia.C826]" office:value-type="float" office:value="0">
            <text:p>0,00</text:p>
          </table:table-cell>
          <table:table-cell table:formula="of:=[.C8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6]" office:value-type="float" office:value="0">
            <text:p>0</text:p>
          </table:table-cell>
          <table:table-cell table:formula="of:=['file:///home/diego/workspace/qin-cluster/pruebas/estadisticas/corrida-20120802000741.ods'#$acumulado.A826]" office:value-type="float" office:value="0">
            <text:p>0</text:p>
          </table:table-cell>
          <table:table-cell table:formula="of:=['file:///home/diego/workspace/qin-cluster/pruebas/estadisticas/corrida-20120802000741.ods'#$acumulado.C826]" office:value-type="float" office:value="0">
            <text:p>0</text:p>
          </table:table-cell>
          <table:table-cell table:formula="of:=['file:///home/diego/workspace/qin-cluster/pruebas/estadisticas/corrida-20120802000741.ods'#$acumulado.D826]" office:value-type="float" office:value="0">
            <text:p>0</text:p>
          </table:table-cell>
          <table:table-cell table:formula="of:=['file:///home/diego/workspace/qin-cluster/pruebas/estadisticas/corrida-20120802000741.ods'#$acumulado.E826]" office:value-type="float" office:value="0">
            <text:p>0</text:p>
          </table:table-cell>
          <table:table-cell table:formula="of:=['file:///home/diego/workspace/qin-cluster/pruebas/estadisticas/corrida-20120802000741.ods'#$acumulado.F826]" office:value-type="float" office:value="0">
            <text:p>0</text:p>
          </table:table-cell>
          <table:table-cell table:formula="of:=['file:///home/diego/workspace/qin-cluster/pruebas/estadisticas/corrida-20120802000741.ods'#$acumulado.G826]" office:value-type="float" office:value="0">
            <text:p>0</text:p>
          </table:table-cell>
          <table:table-cell table:formula="of:=[.L826]*100/[.$S$2]" office:value-type="float" office:value="0">
            <text:p>0,00</text:p>
          </table:table-cell>
          <table:table-cell table:formula="of:=[.I8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7]" office:value-type="float" office:value="0">
            <text:p>0</text:p>
          </table:table-cell>
          <table:table-cell office:value-type="float" office:value="826">
            <text:p>826</text:p>
          </table:table-cell>
          <table:table-cell table:formula="of:=['file:///home/diego/workspace/qin-cluster/pruebas/estadisticas/corrida-20120802000741.ods'#$secuencia.B827]" office:value-type="float" office:value="0">
            <text:p>0</text:p>
          </table:table-cell>
          <table:table-cell table:formula="of:=['file:///home/diego/workspace/qin-cluster/pruebas/estadisticas/corrida-20120802000741.ods'#$secuencia.C827]" office:value-type="float" office:value="0">
            <text:p>0,00</text:p>
          </table:table-cell>
          <table:table-cell table:formula="of:=[.C8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7]" office:value-type="float" office:value="0">
            <text:p>0</text:p>
          </table:table-cell>
          <table:table-cell table:formula="of:=['file:///home/diego/workspace/qin-cluster/pruebas/estadisticas/corrida-20120802000741.ods'#$acumulado.A827]" office:value-type="float" office:value="0">
            <text:p>0</text:p>
          </table:table-cell>
          <table:table-cell table:formula="of:=['file:///home/diego/workspace/qin-cluster/pruebas/estadisticas/corrida-20120802000741.ods'#$acumulado.C827]" office:value-type="float" office:value="0">
            <text:p>0</text:p>
          </table:table-cell>
          <table:table-cell table:formula="of:=['file:///home/diego/workspace/qin-cluster/pruebas/estadisticas/corrida-20120802000741.ods'#$acumulado.D827]" office:value-type="float" office:value="0">
            <text:p>0</text:p>
          </table:table-cell>
          <table:table-cell table:formula="of:=['file:///home/diego/workspace/qin-cluster/pruebas/estadisticas/corrida-20120802000741.ods'#$acumulado.E827]" office:value-type="float" office:value="0">
            <text:p>0</text:p>
          </table:table-cell>
          <table:table-cell table:formula="of:=['file:///home/diego/workspace/qin-cluster/pruebas/estadisticas/corrida-20120802000741.ods'#$acumulado.F827]" office:value-type="float" office:value="0">
            <text:p>0</text:p>
          </table:table-cell>
          <table:table-cell table:formula="of:=['file:///home/diego/workspace/qin-cluster/pruebas/estadisticas/corrida-20120802000741.ods'#$acumulado.G827]" office:value-type="float" office:value="0">
            <text:p>0</text:p>
          </table:table-cell>
          <table:table-cell table:formula="of:=[.L827]*100/[.$S$2]" office:value-type="float" office:value="0">
            <text:p>0,00</text:p>
          </table:table-cell>
          <table:table-cell table:formula="of:=[.I8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8]" office:value-type="float" office:value="0">
            <text:p>0</text:p>
          </table:table-cell>
          <table:table-cell office:value-type="float" office:value="827">
            <text:p>827</text:p>
          </table:table-cell>
          <table:table-cell table:formula="of:=['file:///home/diego/workspace/qin-cluster/pruebas/estadisticas/corrida-20120802000741.ods'#$secuencia.B828]" office:value-type="float" office:value="0">
            <text:p>0</text:p>
          </table:table-cell>
          <table:table-cell table:formula="of:=['file:///home/diego/workspace/qin-cluster/pruebas/estadisticas/corrida-20120802000741.ods'#$secuencia.C828]" office:value-type="float" office:value="0">
            <text:p>0,00</text:p>
          </table:table-cell>
          <table:table-cell table:formula="of:=[.C8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8]" office:value-type="float" office:value="0">
            <text:p>0</text:p>
          </table:table-cell>
          <table:table-cell table:formula="of:=['file:///home/diego/workspace/qin-cluster/pruebas/estadisticas/corrida-20120802000741.ods'#$acumulado.A828]" office:value-type="float" office:value="0">
            <text:p>0</text:p>
          </table:table-cell>
          <table:table-cell table:formula="of:=['file:///home/diego/workspace/qin-cluster/pruebas/estadisticas/corrida-20120802000741.ods'#$acumulado.C828]" office:value-type="float" office:value="0">
            <text:p>0</text:p>
          </table:table-cell>
          <table:table-cell table:formula="of:=['file:///home/diego/workspace/qin-cluster/pruebas/estadisticas/corrida-20120802000741.ods'#$acumulado.D828]" office:value-type="float" office:value="0">
            <text:p>0</text:p>
          </table:table-cell>
          <table:table-cell table:formula="of:=['file:///home/diego/workspace/qin-cluster/pruebas/estadisticas/corrida-20120802000741.ods'#$acumulado.E828]" office:value-type="float" office:value="0">
            <text:p>0</text:p>
          </table:table-cell>
          <table:table-cell table:formula="of:=['file:///home/diego/workspace/qin-cluster/pruebas/estadisticas/corrida-20120802000741.ods'#$acumulado.F828]" office:value-type="float" office:value="0">
            <text:p>0</text:p>
          </table:table-cell>
          <table:table-cell table:formula="of:=['file:///home/diego/workspace/qin-cluster/pruebas/estadisticas/corrida-20120802000741.ods'#$acumulado.G828]" office:value-type="float" office:value="0">
            <text:p>0</text:p>
          </table:table-cell>
          <table:table-cell table:formula="of:=[.L828]*100/[.$S$2]" office:value-type="float" office:value="0">
            <text:p>0,00</text:p>
          </table:table-cell>
          <table:table-cell table:formula="of:=[.I8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29]" office:value-type="float" office:value="0">
            <text:p>0</text:p>
          </table:table-cell>
          <table:table-cell office:value-type="float" office:value="828">
            <text:p>828</text:p>
          </table:table-cell>
          <table:table-cell table:formula="of:=['file:///home/diego/workspace/qin-cluster/pruebas/estadisticas/corrida-20120802000741.ods'#$secuencia.B829]" office:value-type="float" office:value="0">
            <text:p>0</text:p>
          </table:table-cell>
          <table:table-cell table:formula="of:=['file:///home/diego/workspace/qin-cluster/pruebas/estadisticas/corrida-20120802000741.ods'#$secuencia.C829]" office:value-type="float" office:value="0">
            <text:p>0,00</text:p>
          </table:table-cell>
          <table:table-cell table:formula="of:=[.C8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29]" office:value-type="float" office:value="0">
            <text:p>0</text:p>
          </table:table-cell>
          <table:table-cell table:formula="of:=['file:///home/diego/workspace/qin-cluster/pruebas/estadisticas/corrida-20120802000741.ods'#$acumulado.A829]" office:value-type="float" office:value="0">
            <text:p>0</text:p>
          </table:table-cell>
          <table:table-cell table:formula="of:=['file:///home/diego/workspace/qin-cluster/pruebas/estadisticas/corrida-20120802000741.ods'#$acumulado.C829]" office:value-type="float" office:value="0">
            <text:p>0</text:p>
          </table:table-cell>
          <table:table-cell table:formula="of:=['file:///home/diego/workspace/qin-cluster/pruebas/estadisticas/corrida-20120802000741.ods'#$acumulado.D829]" office:value-type="float" office:value="0">
            <text:p>0</text:p>
          </table:table-cell>
          <table:table-cell table:formula="of:=['file:///home/diego/workspace/qin-cluster/pruebas/estadisticas/corrida-20120802000741.ods'#$acumulado.E829]" office:value-type="float" office:value="0">
            <text:p>0</text:p>
          </table:table-cell>
          <table:table-cell table:formula="of:=['file:///home/diego/workspace/qin-cluster/pruebas/estadisticas/corrida-20120802000741.ods'#$acumulado.F829]" office:value-type="float" office:value="0">
            <text:p>0</text:p>
          </table:table-cell>
          <table:table-cell table:formula="of:=['file:///home/diego/workspace/qin-cluster/pruebas/estadisticas/corrida-20120802000741.ods'#$acumulado.G829]" office:value-type="float" office:value="0">
            <text:p>0</text:p>
          </table:table-cell>
          <table:table-cell table:formula="of:=[.L829]*100/[.$S$2]" office:value-type="float" office:value="0">
            <text:p>0,00</text:p>
          </table:table-cell>
          <table:table-cell table:formula="of:=[.I8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0]" office:value-type="float" office:value="0">
            <text:p>0</text:p>
          </table:table-cell>
          <table:table-cell office:value-type="float" office:value="829">
            <text:p>829</text:p>
          </table:table-cell>
          <table:table-cell table:formula="of:=['file:///home/diego/workspace/qin-cluster/pruebas/estadisticas/corrida-20120802000741.ods'#$secuencia.B830]" office:value-type="float" office:value="0">
            <text:p>0</text:p>
          </table:table-cell>
          <table:table-cell table:formula="of:=['file:///home/diego/workspace/qin-cluster/pruebas/estadisticas/corrida-20120802000741.ods'#$secuencia.C830]" office:value-type="float" office:value="0">
            <text:p>0,00</text:p>
          </table:table-cell>
          <table:table-cell table:formula="of:=[.C8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0]" office:value-type="float" office:value="0">
            <text:p>0</text:p>
          </table:table-cell>
          <table:table-cell table:formula="of:=['file:///home/diego/workspace/qin-cluster/pruebas/estadisticas/corrida-20120802000741.ods'#$acumulado.A830]" office:value-type="float" office:value="0">
            <text:p>0</text:p>
          </table:table-cell>
          <table:table-cell table:formula="of:=['file:///home/diego/workspace/qin-cluster/pruebas/estadisticas/corrida-20120802000741.ods'#$acumulado.C830]" office:value-type="float" office:value="0">
            <text:p>0</text:p>
          </table:table-cell>
          <table:table-cell table:formula="of:=['file:///home/diego/workspace/qin-cluster/pruebas/estadisticas/corrida-20120802000741.ods'#$acumulado.D830]" office:value-type="float" office:value="0">
            <text:p>0</text:p>
          </table:table-cell>
          <table:table-cell table:formula="of:=['file:///home/diego/workspace/qin-cluster/pruebas/estadisticas/corrida-20120802000741.ods'#$acumulado.E830]" office:value-type="float" office:value="0">
            <text:p>0</text:p>
          </table:table-cell>
          <table:table-cell table:formula="of:=['file:///home/diego/workspace/qin-cluster/pruebas/estadisticas/corrida-20120802000741.ods'#$acumulado.F830]" office:value-type="float" office:value="0">
            <text:p>0</text:p>
          </table:table-cell>
          <table:table-cell table:formula="of:=['file:///home/diego/workspace/qin-cluster/pruebas/estadisticas/corrida-20120802000741.ods'#$acumulado.G830]" office:value-type="float" office:value="0">
            <text:p>0</text:p>
          </table:table-cell>
          <table:table-cell table:formula="of:=[.L830]*100/[.$S$2]" office:value-type="float" office:value="0">
            <text:p>0,00</text:p>
          </table:table-cell>
          <table:table-cell table:formula="of:=[.I8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1]" office:value-type="float" office:value="0">
            <text:p>0</text:p>
          </table:table-cell>
          <table:table-cell office:value-type="float" office:value="830">
            <text:p>830</text:p>
          </table:table-cell>
          <table:table-cell table:formula="of:=['file:///home/diego/workspace/qin-cluster/pruebas/estadisticas/corrida-20120802000741.ods'#$secuencia.B831]" office:value-type="float" office:value="0">
            <text:p>0</text:p>
          </table:table-cell>
          <table:table-cell table:formula="of:=['file:///home/diego/workspace/qin-cluster/pruebas/estadisticas/corrida-20120802000741.ods'#$secuencia.C831]" office:value-type="float" office:value="0">
            <text:p>0,00</text:p>
          </table:table-cell>
          <table:table-cell table:formula="of:=[.C8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1]" office:value-type="float" office:value="0">
            <text:p>0</text:p>
          </table:table-cell>
          <table:table-cell table:formula="of:=['file:///home/diego/workspace/qin-cluster/pruebas/estadisticas/corrida-20120802000741.ods'#$acumulado.A831]" office:value-type="float" office:value="0">
            <text:p>0</text:p>
          </table:table-cell>
          <table:table-cell table:formula="of:=['file:///home/diego/workspace/qin-cluster/pruebas/estadisticas/corrida-20120802000741.ods'#$acumulado.C831]" office:value-type="float" office:value="0">
            <text:p>0</text:p>
          </table:table-cell>
          <table:table-cell table:formula="of:=['file:///home/diego/workspace/qin-cluster/pruebas/estadisticas/corrida-20120802000741.ods'#$acumulado.D831]" office:value-type="float" office:value="0">
            <text:p>0</text:p>
          </table:table-cell>
          <table:table-cell table:formula="of:=['file:///home/diego/workspace/qin-cluster/pruebas/estadisticas/corrida-20120802000741.ods'#$acumulado.E831]" office:value-type="float" office:value="0">
            <text:p>0</text:p>
          </table:table-cell>
          <table:table-cell table:formula="of:=['file:///home/diego/workspace/qin-cluster/pruebas/estadisticas/corrida-20120802000741.ods'#$acumulado.F831]" office:value-type="float" office:value="0">
            <text:p>0</text:p>
          </table:table-cell>
          <table:table-cell table:formula="of:=['file:///home/diego/workspace/qin-cluster/pruebas/estadisticas/corrida-20120802000741.ods'#$acumulado.G831]" office:value-type="float" office:value="0">
            <text:p>0</text:p>
          </table:table-cell>
          <table:table-cell table:formula="of:=[.L831]*100/[.$S$2]" office:value-type="float" office:value="0">
            <text:p>0,00</text:p>
          </table:table-cell>
          <table:table-cell table:formula="of:=[.I8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2]" office:value-type="float" office:value="0">
            <text:p>0</text:p>
          </table:table-cell>
          <table:table-cell office:value-type="float" office:value="831">
            <text:p>831</text:p>
          </table:table-cell>
          <table:table-cell table:formula="of:=['file:///home/diego/workspace/qin-cluster/pruebas/estadisticas/corrida-20120802000741.ods'#$secuencia.B832]" office:value-type="float" office:value="0">
            <text:p>0</text:p>
          </table:table-cell>
          <table:table-cell table:formula="of:=['file:///home/diego/workspace/qin-cluster/pruebas/estadisticas/corrida-20120802000741.ods'#$secuencia.C832]" office:value-type="float" office:value="0">
            <text:p>0,00</text:p>
          </table:table-cell>
          <table:table-cell table:formula="of:=[.C8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2]" office:value-type="float" office:value="0">
            <text:p>0</text:p>
          </table:table-cell>
          <table:table-cell table:formula="of:=['file:///home/diego/workspace/qin-cluster/pruebas/estadisticas/corrida-20120802000741.ods'#$acumulado.A832]" office:value-type="float" office:value="0">
            <text:p>0</text:p>
          </table:table-cell>
          <table:table-cell table:formula="of:=['file:///home/diego/workspace/qin-cluster/pruebas/estadisticas/corrida-20120802000741.ods'#$acumulado.C832]" office:value-type="float" office:value="0">
            <text:p>0</text:p>
          </table:table-cell>
          <table:table-cell table:formula="of:=['file:///home/diego/workspace/qin-cluster/pruebas/estadisticas/corrida-20120802000741.ods'#$acumulado.D832]" office:value-type="float" office:value="0">
            <text:p>0</text:p>
          </table:table-cell>
          <table:table-cell table:formula="of:=['file:///home/diego/workspace/qin-cluster/pruebas/estadisticas/corrida-20120802000741.ods'#$acumulado.E832]" office:value-type="float" office:value="0">
            <text:p>0</text:p>
          </table:table-cell>
          <table:table-cell table:formula="of:=['file:///home/diego/workspace/qin-cluster/pruebas/estadisticas/corrida-20120802000741.ods'#$acumulado.F832]" office:value-type="float" office:value="0">
            <text:p>0</text:p>
          </table:table-cell>
          <table:table-cell table:formula="of:=['file:///home/diego/workspace/qin-cluster/pruebas/estadisticas/corrida-20120802000741.ods'#$acumulado.G832]" office:value-type="float" office:value="0">
            <text:p>0</text:p>
          </table:table-cell>
          <table:table-cell table:formula="of:=[.L832]*100/[.$S$2]" office:value-type="float" office:value="0">
            <text:p>0,00</text:p>
          </table:table-cell>
          <table:table-cell table:formula="of:=[.I8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3]" office:value-type="float" office:value="0">
            <text:p>0</text:p>
          </table:table-cell>
          <table:table-cell office:value-type="float" office:value="832">
            <text:p>832</text:p>
          </table:table-cell>
          <table:table-cell table:formula="of:=['file:///home/diego/workspace/qin-cluster/pruebas/estadisticas/corrida-20120802000741.ods'#$secuencia.B833]" office:value-type="float" office:value="0">
            <text:p>0</text:p>
          </table:table-cell>
          <table:table-cell table:formula="of:=['file:///home/diego/workspace/qin-cluster/pruebas/estadisticas/corrida-20120802000741.ods'#$secuencia.C833]" office:value-type="float" office:value="0">
            <text:p>0,00</text:p>
          </table:table-cell>
          <table:table-cell table:formula="of:=[.C8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3]" office:value-type="float" office:value="0">
            <text:p>0</text:p>
          </table:table-cell>
          <table:table-cell table:formula="of:=['file:///home/diego/workspace/qin-cluster/pruebas/estadisticas/corrida-20120802000741.ods'#$acumulado.A833]" office:value-type="float" office:value="0">
            <text:p>0</text:p>
          </table:table-cell>
          <table:table-cell table:formula="of:=['file:///home/diego/workspace/qin-cluster/pruebas/estadisticas/corrida-20120802000741.ods'#$acumulado.C833]" office:value-type="float" office:value="0">
            <text:p>0</text:p>
          </table:table-cell>
          <table:table-cell table:formula="of:=['file:///home/diego/workspace/qin-cluster/pruebas/estadisticas/corrida-20120802000741.ods'#$acumulado.D833]" office:value-type="float" office:value="0">
            <text:p>0</text:p>
          </table:table-cell>
          <table:table-cell table:formula="of:=['file:///home/diego/workspace/qin-cluster/pruebas/estadisticas/corrida-20120802000741.ods'#$acumulado.E833]" office:value-type="float" office:value="0">
            <text:p>0</text:p>
          </table:table-cell>
          <table:table-cell table:formula="of:=['file:///home/diego/workspace/qin-cluster/pruebas/estadisticas/corrida-20120802000741.ods'#$acumulado.F833]" office:value-type="float" office:value="0">
            <text:p>0</text:p>
          </table:table-cell>
          <table:table-cell table:formula="of:=['file:///home/diego/workspace/qin-cluster/pruebas/estadisticas/corrida-20120802000741.ods'#$acumulado.G833]" office:value-type="float" office:value="0">
            <text:p>0</text:p>
          </table:table-cell>
          <table:table-cell table:formula="of:=[.L833]*100/[.$S$2]" office:value-type="float" office:value="0">
            <text:p>0,00</text:p>
          </table:table-cell>
          <table:table-cell table:formula="of:=[.I8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4]" office:value-type="float" office:value="0">
            <text:p>0</text:p>
          </table:table-cell>
          <table:table-cell office:value-type="float" office:value="833">
            <text:p>833</text:p>
          </table:table-cell>
          <table:table-cell table:formula="of:=['file:///home/diego/workspace/qin-cluster/pruebas/estadisticas/corrida-20120802000741.ods'#$secuencia.B834]" office:value-type="float" office:value="0">
            <text:p>0</text:p>
          </table:table-cell>
          <table:table-cell table:formula="of:=['file:///home/diego/workspace/qin-cluster/pruebas/estadisticas/corrida-20120802000741.ods'#$secuencia.C834]" office:value-type="float" office:value="0">
            <text:p>0,00</text:p>
          </table:table-cell>
          <table:table-cell table:formula="of:=[.C8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4]" office:value-type="float" office:value="0">
            <text:p>0</text:p>
          </table:table-cell>
          <table:table-cell table:formula="of:=['file:///home/diego/workspace/qin-cluster/pruebas/estadisticas/corrida-20120802000741.ods'#$acumulado.A834]" office:value-type="float" office:value="0">
            <text:p>0</text:p>
          </table:table-cell>
          <table:table-cell table:formula="of:=['file:///home/diego/workspace/qin-cluster/pruebas/estadisticas/corrida-20120802000741.ods'#$acumulado.C834]" office:value-type="float" office:value="0">
            <text:p>0</text:p>
          </table:table-cell>
          <table:table-cell table:formula="of:=['file:///home/diego/workspace/qin-cluster/pruebas/estadisticas/corrida-20120802000741.ods'#$acumulado.D834]" office:value-type="float" office:value="0">
            <text:p>0</text:p>
          </table:table-cell>
          <table:table-cell table:formula="of:=['file:///home/diego/workspace/qin-cluster/pruebas/estadisticas/corrida-20120802000741.ods'#$acumulado.E834]" office:value-type="float" office:value="0">
            <text:p>0</text:p>
          </table:table-cell>
          <table:table-cell table:formula="of:=['file:///home/diego/workspace/qin-cluster/pruebas/estadisticas/corrida-20120802000741.ods'#$acumulado.F834]" office:value-type="float" office:value="0">
            <text:p>0</text:p>
          </table:table-cell>
          <table:table-cell table:formula="of:=['file:///home/diego/workspace/qin-cluster/pruebas/estadisticas/corrida-20120802000741.ods'#$acumulado.G834]" office:value-type="float" office:value="0">
            <text:p>0</text:p>
          </table:table-cell>
          <table:table-cell table:formula="of:=[.L834]*100/[.$S$2]" office:value-type="float" office:value="0">
            <text:p>0,00</text:p>
          </table:table-cell>
          <table:table-cell table:formula="of:=[.I8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5]" office:value-type="float" office:value="0">
            <text:p>0</text:p>
          </table:table-cell>
          <table:table-cell office:value-type="float" office:value="834">
            <text:p>834</text:p>
          </table:table-cell>
          <table:table-cell table:formula="of:=['file:///home/diego/workspace/qin-cluster/pruebas/estadisticas/corrida-20120802000741.ods'#$secuencia.B835]" office:value-type="float" office:value="0">
            <text:p>0</text:p>
          </table:table-cell>
          <table:table-cell table:formula="of:=['file:///home/diego/workspace/qin-cluster/pruebas/estadisticas/corrida-20120802000741.ods'#$secuencia.C835]" office:value-type="float" office:value="0">
            <text:p>0,00</text:p>
          </table:table-cell>
          <table:table-cell table:formula="of:=[.C8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5]" office:value-type="float" office:value="0">
            <text:p>0</text:p>
          </table:table-cell>
          <table:table-cell table:formula="of:=['file:///home/diego/workspace/qin-cluster/pruebas/estadisticas/corrida-20120802000741.ods'#$acumulado.A835]" office:value-type="float" office:value="0">
            <text:p>0</text:p>
          </table:table-cell>
          <table:table-cell table:formula="of:=['file:///home/diego/workspace/qin-cluster/pruebas/estadisticas/corrida-20120802000741.ods'#$acumulado.C835]" office:value-type="float" office:value="0">
            <text:p>0</text:p>
          </table:table-cell>
          <table:table-cell table:formula="of:=['file:///home/diego/workspace/qin-cluster/pruebas/estadisticas/corrida-20120802000741.ods'#$acumulado.D835]" office:value-type="float" office:value="0">
            <text:p>0</text:p>
          </table:table-cell>
          <table:table-cell table:formula="of:=['file:///home/diego/workspace/qin-cluster/pruebas/estadisticas/corrida-20120802000741.ods'#$acumulado.E835]" office:value-type="float" office:value="0">
            <text:p>0</text:p>
          </table:table-cell>
          <table:table-cell table:formula="of:=['file:///home/diego/workspace/qin-cluster/pruebas/estadisticas/corrida-20120802000741.ods'#$acumulado.F835]" office:value-type="float" office:value="0">
            <text:p>0</text:p>
          </table:table-cell>
          <table:table-cell table:formula="of:=['file:///home/diego/workspace/qin-cluster/pruebas/estadisticas/corrida-20120802000741.ods'#$acumulado.G835]" office:value-type="float" office:value="0">
            <text:p>0</text:p>
          </table:table-cell>
          <table:table-cell table:formula="of:=[.L835]*100/[.$S$2]" office:value-type="float" office:value="0">
            <text:p>0,00</text:p>
          </table:table-cell>
          <table:table-cell table:formula="of:=[.I8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6]" office:value-type="float" office:value="0">
            <text:p>0</text:p>
          </table:table-cell>
          <table:table-cell office:value-type="float" office:value="835">
            <text:p>835</text:p>
          </table:table-cell>
          <table:table-cell table:formula="of:=['file:///home/diego/workspace/qin-cluster/pruebas/estadisticas/corrida-20120802000741.ods'#$secuencia.B836]" office:value-type="float" office:value="0">
            <text:p>0</text:p>
          </table:table-cell>
          <table:table-cell table:formula="of:=['file:///home/diego/workspace/qin-cluster/pruebas/estadisticas/corrida-20120802000741.ods'#$secuencia.C836]" office:value-type="float" office:value="0">
            <text:p>0,00</text:p>
          </table:table-cell>
          <table:table-cell table:formula="of:=[.C8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6]" office:value-type="float" office:value="0">
            <text:p>0</text:p>
          </table:table-cell>
          <table:table-cell table:formula="of:=['file:///home/diego/workspace/qin-cluster/pruebas/estadisticas/corrida-20120802000741.ods'#$acumulado.A836]" office:value-type="float" office:value="0">
            <text:p>0</text:p>
          </table:table-cell>
          <table:table-cell table:formula="of:=['file:///home/diego/workspace/qin-cluster/pruebas/estadisticas/corrida-20120802000741.ods'#$acumulado.C836]" office:value-type="float" office:value="0">
            <text:p>0</text:p>
          </table:table-cell>
          <table:table-cell table:formula="of:=['file:///home/diego/workspace/qin-cluster/pruebas/estadisticas/corrida-20120802000741.ods'#$acumulado.D836]" office:value-type="float" office:value="0">
            <text:p>0</text:p>
          </table:table-cell>
          <table:table-cell table:formula="of:=['file:///home/diego/workspace/qin-cluster/pruebas/estadisticas/corrida-20120802000741.ods'#$acumulado.E836]" office:value-type="float" office:value="0">
            <text:p>0</text:p>
          </table:table-cell>
          <table:table-cell table:formula="of:=['file:///home/diego/workspace/qin-cluster/pruebas/estadisticas/corrida-20120802000741.ods'#$acumulado.F836]" office:value-type="float" office:value="0">
            <text:p>0</text:p>
          </table:table-cell>
          <table:table-cell table:formula="of:=['file:///home/diego/workspace/qin-cluster/pruebas/estadisticas/corrida-20120802000741.ods'#$acumulado.G836]" office:value-type="float" office:value="0">
            <text:p>0</text:p>
          </table:table-cell>
          <table:table-cell table:formula="of:=[.L836]*100/[.$S$2]" office:value-type="float" office:value="0">
            <text:p>0,00</text:p>
          </table:table-cell>
          <table:table-cell table:formula="of:=[.I8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7]" office:value-type="float" office:value="0">
            <text:p>0</text:p>
          </table:table-cell>
          <table:table-cell office:value-type="float" office:value="836">
            <text:p>836</text:p>
          </table:table-cell>
          <table:table-cell table:formula="of:=['file:///home/diego/workspace/qin-cluster/pruebas/estadisticas/corrida-20120802000741.ods'#$secuencia.B837]" office:value-type="float" office:value="0">
            <text:p>0</text:p>
          </table:table-cell>
          <table:table-cell table:formula="of:=['file:///home/diego/workspace/qin-cluster/pruebas/estadisticas/corrida-20120802000741.ods'#$secuencia.C837]" office:value-type="float" office:value="0">
            <text:p>0,00</text:p>
          </table:table-cell>
          <table:table-cell table:formula="of:=[.C8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7]" office:value-type="float" office:value="0">
            <text:p>0</text:p>
          </table:table-cell>
          <table:table-cell table:formula="of:=['file:///home/diego/workspace/qin-cluster/pruebas/estadisticas/corrida-20120802000741.ods'#$acumulado.A837]" office:value-type="float" office:value="0">
            <text:p>0</text:p>
          </table:table-cell>
          <table:table-cell table:formula="of:=['file:///home/diego/workspace/qin-cluster/pruebas/estadisticas/corrida-20120802000741.ods'#$acumulado.C837]" office:value-type="float" office:value="0">
            <text:p>0</text:p>
          </table:table-cell>
          <table:table-cell table:formula="of:=['file:///home/diego/workspace/qin-cluster/pruebas/estadisticas/corrida-20120802000741.ods'#$acumulado.D837]" office:value-type="float" office:value="0">
            <text:p>0</text:p>
          </table:table-cell>
          <table:table-cell table:formula="of:=['file:///home/diego/workspace/qin-cluster/pruebas/estadisticas/corrida-20120802000741.ods'#$acumulado.E837]" office:value-type="float" office:value="0">
            <text:p>0</text:p>
          </table:table-cell>
          <table:table-cell table:formula="of:=['file:///home/diego/workspace/qin-cluster/pruebas/estadisticas/corrida-20120802000741.ods'#$acumulado.F837]" office:value-type="float" office:value="0">
            <text:p>0</text:p>
          </table:table-cell>
          <table:table-cell table:formula="of:=['file:///home/diego/workspace/qin-cluster/pruebas/estadisticas/corrida-20120802000741.ods'#$acumulado.G837]" office:value-type="float" office:value="0">
            <text:p>0</text:p>
          </table:table-cell>
          <table:table-cell table:formula="of:=[.L837]*100/[.$S$2]" office:value-type="float" office:value="0">
            <text:p>0,00</text:p>
          </table:table-cell>
          <table:table-cell table:formula="of:=[.I8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8]" office:value-type="float" office:value="0">
            <text:p>0</text:p>
          </table:table-cell>
          <table:table-cell office:value-type="float" office:value="837">
            <text:p>837</text:p>
          </table:table-cell>
          <table:table-cell table:formula="of:=['file:///home/diego/workspace/qin-cluster/pruebas/estadisticas/corrida-20120802000741.ods'#$secuencia.B838]" office:value-type="float" office:value="0">
            <text:p>0</text:p>
          </table:table-cell>
          <table:table-cell table:formula="of:=['file:///home/diego/workspace/qin-cluster/pruebas/estadisticas/corrida-20120802000741.ods'#$secuencia.C838]" office:value-type="float" office:value="0">
            <text:p>0,00</text:p>
          </table:table-cell>
          <table:table-cell table:formula="of:=[.C8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8]" office:value-type="float" office:value="0">
            <text:p>0</text:p>
          </table:table-cell>
          <table:table-cell table:formula="of:=['file:///home/diego/workspace/qin-cluster/pruebas/estadisticas/corrida-20120802000741.ods'#$acumulado.A838]" office:value-type="float" office:value="0">
            <text:p>0</text:p>
          </table:table-cell>
          <table:table-cell table:formula="of:=['file:///home/diego/workspace/qin-cluster/pruebas/estadisticas/corrida-20120802000741.ods'#$acumulado.C838]" office:value-type="float" office:value="0">
            <text:p>0</text:p>
          </table:table-cell>
          <table:table-cell table:formula="of:=['file:///home/diego/workspace/qin-cluster/pruebas/estadisticas/corrida-20120802000741.ods'#$acumulado.D838]" office:value-type="float" office:value="0">
            <text:p>0</text:p>
          </table:table-cell>
          <table:table-cell table:formula="of:=['file:///home/diego/workspace/qin-cluster/pruebas/estadisticas/corrida-20120802000741.ods'#$acumulado.E838]" office:value-type="float" office:value="0">
            <text:p>0</text:p>
          </table:table-cell>
          <table:table-cell table:formula="of:=['file:///home/diego/workspace/qin-cluster/pruebas/estadisticas/corrida-20120802000741.ods'#$acumulado.F838]" office:value-type="float" office:value="0">
            <text:p>0</text:p>
          </table:table-cell>
          <table:table-cell table:formula="of:=['file:///home/diego/workspace/qin-cluster/pruebas/estadisticas/corrida-20120802000741.ods'#$acumulado.G838]" office:value-type="float" office:value="0">
            <text:p>0</text:p>
          </table:table-cell>
          <table:table-cell table:formula="of:=[.L838]*100/[.$S$2]" office:value-type="float" office:value="0">
            <text:p>0,00</text:p>
          </table:table-cell>
          <table:table-cell table:formula="of:=[.I8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39]" office:value-type="float" office:value="0">
            <text:p>0</text:p>
          </table:table-cell>
          <table:table-cell office:value-type="float" office:value="838">
            <text:p>838</text:p>
          </table:table-cell>
          <table:table-cell table:formula="of:=['file:///home/diego/workspace/qin-cluster/pruebas/estadisticas/corrida-20120802000741.ods'#$secuencia.B839]" office:value-type="float" office:value="0">
            <text:p>0</text:p>
          </table:table-cell>
          <table:table-cell table:formula="of:=['file:///home/diego/workspace/qin-cluster/pruebas/estadisticas/corrida-20120802000741.ods'#$secuencia.C839]" office:value-type="float" office:value="0">
            <text:p>0,00</text:p>
          </table:table-cell>
          <table:table-cell table:formula="of:=[.C8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39]" office:value-type="float" office:value="0">
            <text:p>0</text:p>
          </table:table-cell>
          <table:table-cell table:formula="of:=['file:///home/diego/workspace/qin-cluster/pruebas/estadisticas/corrida-20120802000741.ods'#$acumulado.A839]" office:value-type="float" office:value="0">
            <text:p>0</text:p>
          </table:table-cell>
          <table:table-cell table:formula="of:=['file:///home/diego/workspace/qin-cluster/pruebas/estadisticas/corrida-20120802000741.ods'#$acumulado.C839]" office:value-type="float" office:value="0">
            <text:p>0</text:p>
          </table:table-cell>
          <table:table-cell table:formula="of:=['file:///home/diego/workspace/qin-cluster/pruebas/estadisticas/corrida-20120802000741.ods'#$acumulado.D839]" office:value-type="float" office:value="0">
            <text:p>0</text:p>
          </table:table-cell>
          <table:table-cell table:formula="of:=['file:///home/diego/workspace/qin-cluster/pruebas/estadisticas/corrida-20120802000741.ods'#$acumulado.E839]" office:value-type="float" office:value="0">
            <text:p>0</text:p>
          </table:table-cell>
          <table:table-cell table:formula="of:=['file:///home/diego/workspace/qin-cluster/pruebas/estadisticas/corrida-20120802000741.ods'#$acumulado.F839]" office:value-type="float" office:value="0">
            <text:p>0</text:p>
          </table:table-cell>
          <table:table-cell table:formula="of:=['file:///home/diego/workspace/qin-cluster/pruebas/estadisticas/corrida-20120802000741.ods'#$acumulado.G839]" office:value-type="float" office:value="0">
            <text:p>0</text:p>
          </table:table-cell>
          <table:table-cell table:formula="of:=[.L839]*100/[.$S$2]" office:value-type="float" office:value="0">
            <text:p>0,00</text:p>
          </table:table-cell>
          <table:table-cell table:formula="of:=[.I8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0]" office:value-type="float" office:value="0">
            <text:p>0</text:p>
          </table:table-cell>
          <table:table-cell office:value-type="float" office:value="839">
            <text:p>839</text:p>
          </table:table-cell>
          <table:table-cell table:formula="of:=['file:///home/diego/workspace/qin-cluster/pruebas/estadisticas/corrida-20120802000741.ods'#$secuencia.B840]" office:value-type="float" office:value="0">
            <text:p>0</text:p>
          </table:table-cell>
          <table:table-cell table:formula="of:=['file:///home/diego/workspace/qin-cluster/pruebas/estadisticas/corrida-20120802000741.ods'#$secuencia.C840]" office:value-type="float" office:value="0">
            <text:p>0,00</text:p>
          </table:table-cell>
          <table:table-cell table:formula="of:=[.C8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0]" office:value-type="float" office:value="0">
            <text:p>0</text:p>
          </table:table-cell>
          <table:table-cell table:formula="of:=['file:///home/diego/workspace/qin-cluster/pruebas/estadisticas/corrida-20120802000741.ods'#$acumulado.A840]" office:value-type="float" office:value="0">
            <text:p>0</text:p>
          </table:table-cell>
          <table:table-cell table:formula="of:=['file:///home/diego/workspace/qin-cluster/pruebas/estadisticas/corrida-20120802000741.ods'#$acumulado.C840]" office:value-type="float" office:value="0">
            <text:p>0</text:p>
          </table:table-cell>
          <table:table-cell table:formula="of:=['file:///home/diego/workspace/qin-cluster/pruebas/estadisticas/corrida-20120802000741.ods'#$acumulado.D840]" office:value-type="float" office:value="0">
            <text:p>0</text:p>
          </table:table-cell>
          <table:table-cell table:formula="of:=['file:///home/diego/workspace/qin-cluster/pruebas/estadisticas/corrida-20120802000741.ods'#$acumulado.E840]" office:value-type="float" office:value="0">
            <text:p>0</text:p>
          </table:table-cell>
          <table:table-cell table:formula="of:=['file:///home/diego/workspace/qin-cluster/pruebas/estadisticas/corrida-20120802000741.ods'#$acumulado.F840]" office:value-type="float" office:value="0">
            <text:p>0</text:p>
          </table:table-cell>
          <table:table-cell table:formula="of:=['file:///home/diego/workspace/qin-cluster/pruebas/estadisticas/corrida-20120802000741.ods'#$acumulado.G840]" office:value-type="float" office:value="0">
            <text:p>0</text:p>
          </table:table-cell>
          <table:table-cell table:formula="of:=[.L840]*100/[.$S$2]" office:value-type="float" office:value="0">
            <text:p>0,00</text:p>
          </table:table-cell>
          <table:table-cell table:formula="of:=[.I8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1]" office:value-type="float" office:value="0">
            <text:p>0</text:p>
          </table:table-cell>
          <table:table-cell office:value-type="float" office:value="840">
            <text:p>840</text:p>
          </table:table-cell>
          <table:table-cell table:formula="of:=['file:///home/diego/workspace/qin-cluster/pruebas/estadisticas/corrida-20120802000741.ods'#$secuencia.B841]" office:value-type="float" office:value="0">
            <text:p>0</text:p>
          </table:table-cell>
          <table:table-cell table:formula="of:=['file:///home/diego/workspace/qin-cluster/pruebas/estadisticas/corrida-20120802000741.ods'#$secuencia.C841]" office:value-type="float" office:value="0">
            <text:p>0,00</text:p>
          </table:table-cell>
          <table:table-cell table:formula="of:=[.C8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1]" office:value-type="float" office:value="0">
            <text:p>0</text:p>
          </table:table-cell>
          <table:table-cell table:formula="of:=['file:///home/diego/workspace/qin-cluster/pruebas/estadisticas/corrida-20120802000741.ods'#$acumulado.A841]" office:value-type="float" office:value="0">
            <text:p>0</text:p>
          </table:table-cell>
          <table:table-cell table:formula="of:=['file:///home/diego/workspace/qin-cluster/pruebas/estadisticas/corrida-20120802000741.ods'#$acumulado.C841]" office:value-type="float" office:value="0">
            <text:p>0</text:p>
          </table:table-cell>
          <table:table-cell table:formula="of:=['file:///home/diego/workspace/qin-cluster/pruebas/estadisticas/corrida-20120802000741.ods'#$acumulado.D841]" office:value-type="float" office:value="0">
            <text:p>0</text:p>
          </table:table-cell>
          <table:table-cell table:formula="of:=['file:///home/diego/workspace/qin-cluster/pruebas/estadisticas/corrida-20120802000741.ods'#$acumulado.E841]" office:value-type="float" office:value="0">
            <text:p>0</text:p>
          </table:table-cell>
          <table:table-cell table:formula="of:=['file:///home/diego/workspace/qin-cluster/pruebas/estadisticas/corrida-20120802000741.ods'#$acumulado.F841]" office:value-type="float" office:value="0">
            <text:p>0</text:p>
          </table:table-cell>
          <table:table-cell table:formula="of:=['file:///home/diego/workspace/qin-cluster/pruebas/estadisticas/corrida-20120802000741.ods'#$acumulado.G841]" office:value-type="float" office:value="0">
            <text:p>0</text:p>
          </table:table-cell>
          <table:table-cell table:formula="of:=[.L841]*100/[.$S$2]" office:value-type="float" office:value="0">
            <text:p>0,00</text:p>
          </table:table-cell>
          <table:table-cell table:formula="of:=[.I8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2]" office:value-type="float" office:value="0">
            <text:p>0</text:p>
          </table:table-cell>
          <table:table-cell office:value-type="float" office:value="841">
            <text:p>841</text:p>
          </table:table-cell>
          <table:table-cell table:formula="of:=['file:///home/diego/workspace/qin-cluster/pruebas/estadisticas/corrida-20120802000741.ods'#$secuencia.B842]" office:value-type="float" office:value="0">
            <text:p>0</text:p>
          </table:table-cell>
          <table:table-cell table:formula="of:=['file:///home/diego/workspace/qin-cluster/pruebas/estadisticas/corrida-20120802000741.ods'#$secuencia.C842]" office:value-type="float" office:value="0">
            <text:p>0,00</text:p>
          </table:table-cell>
          <table:table-cell table:formula="of:=[.C8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2]" office:value-type="float" office:value="0">
            <text:p>0</text:p>
          </table:table-cell>
          <table:table-cell table:formula="of:=['file:///home/diego/workspace/qin-cluster/pruebas/estadisticas/corrida-20120802000741.ods'#$acumulado.A842]" office:value-type="float" office:value="0">
            <text:p>0</text:p>
          </table:table-cell>
          <table:table-cell table:formula="of:=['file:///home/diego/workspace/qin-cluster/pruebas/estadisticas/corrida-20120802000741.ods'#$acumulado.C842]" office:value-type="float" office:value="0">
            <text:p>0</text:p>
          </table:table-cell>
          <table:table-cell table:formula="of:=['file:///home/diego/workspace/qin-cluster/pruebas/estadisticas/corrida-20120802000741.ods'#$acumulado.D842]" office:value-type="float" office:value="0">
            <text:p>0</text:p>
          </table:table-cell>
          <table:table-cell table:formula="of:=['file:///home/diego/workspace/qin-cluster/pruebas/estadisticas/corrida-20120802000741.ods'#$acumulado.E842]" office:value-type="float" office:value="0">
            <text:p>0</text:p>
          </table:table-cell>
          <table:table-cell table:formula="of:=['file:///home/diego/workspace/qin-cluster/pruebas/estadisticas/corrida-20120802000741.ods'#$acumulado.F842]" office:value-type="float" office:value="0">
            <text:p>0</text:p>
          </table:table-cell>
          <table:table-cell table:formula="of:=['file:///home/diego/workspace/qin-cluster/pruebas/estadisticas/corrida-20120802000741.ods'#$acumulado.G842]" office:value-type="float" office:value="0">
            <text:p>0</text:p>
          </table:table-cell>
          <table:table-cell table:formula="of:=[.L842]*100/[.$S$2]" office:value-type="float" office:value="0">
            <text:p>0,00</text:p>
          </table:table-cell>
          <table:table-cell table:formula="of:=[.I8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3]" office:value-type="float" office:value="0">
            <text:p>0</text:p>
          </table:table-cell>
          <table:table-cell office:value-type="float" office:value="842">
            <text:p>842</text:p>
          </table:table-cell>
          <table:table-cell table:formula="of:=['file:///home/diego/workspace/qin-cluster/pruebas/estadisticas/corrida-20120802000741.ods'#$secuencia.B843]" office:value-type="float" office:value="0">
            <text:p>0</text:p>
          </table:table-cell>
          <table:table-cell table:formula="of:=['file:///home/diego/workspace/qin-cluster/pruebas/estadisticas/corrida-20120802000741.ods'#$secuencia.C843]" office:value-type="float" office:value="0">
            <text:p>0,00</text:p>
          </table:table-cell>
          <table:table-cell table:formula="of:=[.C8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3]" office:value-type="float" office:value="0">
            <text:p>0</text:p>
          </table:table-cell>
          <table:table-cell table:formula="of:=['file:///home/diego/workspace/qin-cluster/pruebas/estadisticas/corrida-20120802000741.ods'#$acumulado.A843]" office:value-type="float" office:value="0">
            <text:p>0</text:p>
          </table:table-cell>
          <table:table-cell table:formula="of:=['file:///home/diego/workspace/qin-cluster/pruebas/estadisticas/corrida-20120802000741.ods'#$acumulado.C843]" office:value-type="float" office:value="0">
            <text:p>0</text:p>
          </table:table-cell>
          <table:table-cell table:formula="of:=['file:///home/diego/workspace/qin-cluster/pruebas/estadisticas/corrida-20120802000741.ods'#$acumulado.D843]" office:value-type="float" office:value="0">
            <text:p>0</text:p>
          </table:table-cell>
          <table:table-cell table:formula="of:=['file:///home/diego/workspace/qin-cluster/pruebas/estadisticas/corrida-20120802000741.ods'#$acumulado.E843]" office:value-type="float" office:value="0">
            <text:p>0</text:p>
          </table:table-cell>
          <table:table-cell table:formula="of:=['file:///home/diego/workspace/qin-cluster/pruebas/estadisticas/corrida-20120802000741.ods'#$acumulado.F843]" office:value-type="float" office:value="0">
            <text:p>0</text:p>
          </table:table-cell>
          <table:table-cell table:formula="of:=['file:///home/diego/workspace/qin-cluster/pruebas/estadisticas/corrida-20120802000741.ods'#$acumulado.G843]" office:value-type="float" office:value="0">
            <text:p>0</text:p>
          </table:table-cell>
          <table:table-cell table:formula="of:=[.L843]*100/[.$S$2]" office:value-type="float" office:value="0">
            <text:p>0,00</text:p>
          </table:table-cell>
          <table:table-cell table:formula="of:=[.I8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4]" office:value-type="float" office:value="0">
            <text:p>0</text:p>
          </table:table-cell>
          <table:table-cell office:value-type="float" office:value="843">
            <text:p>843</text:p>
          </table:table-cell>
          <table:table-cell table:formula="of:=['file:///home/diego/workspace/qin-cluster/pruebas/estadisticas/corrida-20120802000741.ods'#$secuencia.B844]" office:value-type="float" office:value="0">
            <text:p>0</text:p>
          </table:table-cell>
          <table:table-cell table:formula="of:=['file:///home/diego/workspace/qin-cluster/pruebas/estadisticas/corrida-20120802000741.ods'#$secuencia.C844]" office:value-type="float" office:value="0">
            <text:p>0,00</text:p>
          </table:table-cell>
          <table:table-cell table:formula="of:=[.C8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4]" office:value-type="float" office:value="0">
            <text:p>0</text:p>
          </table:table-cell>
          <table:table-cell table:formula="of:=['file:///home/diego/workspace/qin-cluster/pruebas/estadisticas/corrida-20120802000741.ods'#$acumulado.A844]" office:value-type="float" office:value="0">
            <text:p>0</text:p>
          </table:table-cell>
          <table:table-cell table:formula="of:=['file:///home/diego/workspace/qin-cluster/pruebas/estadisticas/corrida-20120802000741.ods'#$acumulado.C844]" office:value-type="float" office:value="0">
            <text:p>0</text:p>
          </table:table-cell>
          <table:table-cell table:formula="of:=['file:///home/diego/workspace/qin-cluster/pruebas/estadisticas/corrida-20120802000741.ods'#$acumulado.D844]" office:value-type="float" office:value="0">
            <text:p>0</text:p>
          </table:table-cell>
          <table:table-cell table:formula="of:=['file:///home/diego/workspace/qin-cluster/pruebas/estadisticas/corrida-20120802000741.ods'#$acumulado.E844]" office:value-type="float" office:value="0">
            <text:p>0</text:p>
          </table:table-cell>
          <table:table-cell table:formula="of:=['file:///home/diego/workspace/qin-cluster/pruebas/estadisticas/corrida-20120802000741.ods'#$acumulado.F844]" office:value-type="float" office:value="0">
            <text:p>0</text:p>
          </table:table-cell>
          <table:table-cell table:formula="of:=['file:///home/diego/workspace/qin-cluster/pruebas/estadisticas/corrida-20120802000741.ods'#$acumulado.G844]" office:value-type="float" office:value="0">
            <text:p>0</text:p>
          </table:table-cell>
          <table:table-cell table:formula="of:=[.L844]*100/[.$S$2]" office:value-type="float" office:value="0">
            <text:p>0,00</text:p>
          </table:table-cell>
          <table:table-cell table:formula="of:=[.I8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5]" office:value-type="float" office:value="0">
            <text:p>0</text:p>
          </table:table-cell>
          <table:table-cell office:value-type="float" office:value="844">
            <text:p>844</text:p>
          </table:table-cell>
          <table:table-cell table:formula="of:=['file:///home/diego/workspace/qin-cluster/pruebas/estadisticas/corrida-20120802000741.ods'#$secuencia.B845]" office:value-type="float" office:value="0">
            <text:p>0</text:p>
          </table:table-cell>
          <table:table-cell table:formula="of:=['file:///home/diego/workspace/qin-cluster/pruebas/estadisticas/corrida-20120802000741.ods'#$secuencia.C845]" office:value-type="float" office:value="0">
            <text:p>0,00</text:p>
          </table:table-cell>
          <table:table-cell table:formula="of:=[.C8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5]" office:value-type="float" office:value="0">
            <text:p>0</text:p>
          </table:table-cell>
          <table:table-cell table:formula="of:=['file:///home/diego/workspace/qin-cluster/pruebas/estadisticas/corrida-20120802000741.ods'#$acumulado.A845]" office:value-type="float" office:value="0">
            <text:p>0</text:p>
          </table:table-cell>
          <table:table-cell table:formula="of:=['file:///home/diego/workspace/qin-cluster/pruebas/estadisticas/corrida-20120802000741.ods'#$acumulado.C845]" office:value-type="float" office:value="0">
            <text:p>0</text:p>
          </table:table-cell>
          <table:table-cell table:formula="of:=['file:///home/diego/workspace/qin-cluster/pruebas/estadisticas/corrida-20120802000741.ods'#$acumulado.D845]" office:value-type="float" office:value="0">
            <text:p>0</text:p>
          </table:table-cell>
          <table:table-cell table:formula="of:=['file:///home/diego/workspace/qin-cluster/pruebas/estadisticas/corrida-20120802000741.ods'#$acumulado.E845]" office:value-type="float" office:value="0">
            <text:p>0</text:p>
          </table:table-cell>
          <table:table-cell table:formula="of:=['file:///home/diego/workspace/qin-cluster/pruebas/estadisticas/corrida-20120802000741.ods'#$acumulado.F845]" office:value-type="float" office:value="0">
            <text:p>0</text:p>
          </table:table-cell>
          <table:table-cell table:formula="of:=['file:///home/diego/workspace/qin-cluster/pruebas/estadisticas/corrida-20120802000741.ods'#$acumulado.G845]" office:value-type="float" office:value="0">
            <text:p>0</text:p>
          </table:table-cell>
          <table:table-cell table:formula="of:=[.L845]*100/[.$S$2]" office:value-type="float" office:value="0">
            <text:p>0,00</text:p>
          </table:table-cell>
          <table:table-cell table:formula="of:=[.I8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6]" office:value-type="float" office:value="0">
            <text:p>0</text:p>
          </table:table-cell>
          <table:table-cell office:value-type="float" office:value="845">
            <text:p>845</text:p>
          </table:table-cell>
          <table:table-cell table:formula="of:=['file:///home/diego/workspace/qin-cluster/pruebas/estadisticas/corrida-20120802000741.ods'#$secuencia.B846]" office:value-type="float" office:value="0">
            <text:p>0</text:p>
          </table:table-cell>
          <table:table-cell table:formula="of:=['file:///home/diego/workspace/qin-cluster/pruebas/estadisticas/corrida-20120802000741.ods'#$secuencia.C846]" office:value-type="float" office:value="0">
            <text:p>0,00</text:p>
          </table:table-cell>
          <table:table-cell table:formula="of:=[.C8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6]" office:value-type="float" office:value="0">
            <text:p>0</text:p>
          </table:table-cell>
          <table:table-cell table:formula="of:=['file:///home/diego/workspace/qin-cluster/pruebas/estadisticas/corrida-20120802000741.ods'#$acumulado.A846]" office:value-type="float" office:value="0">
            <text:p>0</text:p>
          </table:table-cell>
          <table:table-cell table:formula="of:=['file:///home/diego/workspace/qin-cluster/pruebas/estadisticas/corrida-20120802000741.ods'#$acumulado.C846]" office:value-type="float" office:value="0">
            <text:p>0</text:p>
          </table:table-cell>
          <table:table-cell table:formula="of:=['file:///home/diego/workspace/qin-cluster/pruebas/estadisticas/corrida-20120802000741.ods'#$acumulado.D846]" office:value-type="float" office:value="0">
            <text:p>0</text:p>
          </table:table-cell>
          <table:table-cell table:formula="of:=['file:///home/diego/workspace/qin-cluster/pruebas/estadisticas/corrida-20120802000741.ods'#$acumulado.E846]" office:value-type="float" office:value="0">
            <text:p>0</text:p>
          </table:table-cell>
          <table:table-cell table:formula="of:=['file:///home/diego/workspace/qin-cluster/pruebas/estadisticas/corrida-20120802000741.ods'#$acumulado.F846]" office:value-type="float" office:value="0">
            <text:p>0</text:p>
          </table:table-cell>
          <table:table-cell table:formula="of:=['file:///home/diego/workspace/qin-cluster/pruebas/estadisticas/corrida-20120802000741.ods'#$acumulado.G846]" office:value-type="float" office:value="0">
            <text:p>0</text:p>
          </table:table-cell>
          <table:table-cell table:formula="of:=[.L846]*100/[.$S$2]" office:value-type="float" office:value="0">
            <text:p>0,00</text:p>
          </table:table-cell>
          <table:table-cell table:formula="of:=[.I8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7]" office:value-type="float" office:value="0">
            <text:p>0</text:p>
          </table:table-cell>
          <table:table-cell office:value-type="float" office:value="846">
            <text:p>846</text:p>
          </table:table-cell>
          <table:table-cell table:formula="of:=['file:///home/diego/workspace/qin-cluster/pruebas/estadisticas/corrida-20120802000741.ods'#$secuencia.B847]" office:value-type="float" office:value="0">
            <text:p>0</text:p>
          </table:table-cell>
          <table:table-cell table:formula="of:=['file:///home/diego/workspace/qin-cluster/pruebas/estadisticas/corrida-20120802000741.ods'#$secuencia.C847]" office:value-type="float" office:value="0">
            <text:p>0,00</text:p>
          </table:table-cell>
          <table:table-cell table:formula="of:=[.C8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7]" office:value-type="float" office:value="0">
            <text:p>0</text:p>
          </table:table-cell>
          <table:table-cell table:formula="of:=['file:///home/diego/workspace/qin-cluster/pruebas/estadisticas/corrida-20120802000741.ods'#$acumulado.A847]" office:value-type="float" office:value="0">
            <text:p>0</text:p>
          </table:table-cell>
          <table:table-cell table:formula="of:=['file:///home/diego/workspace/qin-cluster/pruebas/estadisticas/corrida-20120802000741.ods'#$acumulado.C847]" office:value-type="float" office:value="0">
            <text:p>0</text:p>
          </table:table-cell>
          <table:table-cell table:formula="of:=['file:///home/diego/workspace/qin-cluster/pruebas/estadisticas/corrida-20120802000741.ods'#$acumulado.D847]" office:value-type="float" office:value="0">
            <text:p>0</text:p>
          </table:table-cell>
          <table:table-cell table:formula="of:=['file:///home/diego/workspace/qin-cluster/pruebas/estadisticas/corrida-20120802000741.ods'#$acumulado.E847]" office:value-type="float" office:value="0">
            <text:p>0</text:p>
          </table:table-cell>
          <table:table-cell table:formula="of:=['file:///home/diego/workspace/qin-cluster/pruebas/estadisticas/corrida-20120802000741.ods'#$acumulado.F847]" office:value-type="float" office:value="0">
            <text:p>0</text:p>
          </table:table-cell>
          <table:table-cell table:formula="of:=['file:///home/diego/workspace/qin-cluster/pruebas/estadisticas/corrida-20120802000741.ods'#$acumulado.G847]" office:value-type="float" office:value="0">
            <text:p>0</text:p>
          </table:table-cell>
          <table:table-cell table:formula="of:=[.L847]*100/[.$S$2]" office:value-type="float" office:value="0">
            <text:p>0,00</text:p>
          </table:table-cell>
          <table:table-cell table:formula="of:=[.I8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8]" office:value-type="float" office:value="0">
            <text:p>0</text:p>
          </table:table-cell>
          <table:table-cell office:value-type="float" office:value="847">
            <text:p>847</text:p>
          </table:table-cell>
          <table:table-cell table:formula="of:=['file:///home/diego/workspace/qin-cluster/pruebas/estadisticas/corrida-20120802000741.ods'#$secuencia.B848]" office:value-type="float" office:value="0">
            <text:p>0</text:p>
          </table:table-cell>
          <table:table-cell table:formula="of:=['file:///home/diego/workspace/qin-cluster/pruebas/estadisticas/corrida-20120802000741.ods'#$secuencia.C848]" office:value-type="float" office:value="0">
            <text:p>0,00</text:p>
          </table:table-cell>
          <table:table-cell table:formula="of:=[.C8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8]" office:value-type="float" office:value="0">
            <text:p>0</text:p>
          </table:table-cell>
          <table:table-cell table:formula="of:=['file:///home/diego/workspace/qin-cluster/pruebas/estadisticas/corrida-20120802000741.ods'#$acumulado.A848]" office:value-type="float" office:value="0">
            <text:p>0</text:p>
          </table:table-cell>
          <table:table-cell table:formula="of:=['file:///home/diego/workspace/qin-cluster/pruebas/estadisticas/corrida-20120802000741.ods'#$acumulado.C848]" office:value-type="float" office:value="0">
            <text:p>0</text:p>
          </table:table-cell>
          <table:table-cell table:formula="of:=['file:///home/diego/workspace/qin-cluster/pruebas/estadisticas/corrida-20120802000741.ods'#$acumulado.D848]" office:value-type="float" office:value="0">
            <text:p>0</text:p>
          </table:table-cell>
          <table:table-cell table:formula="of:=['file:///home/diego/workspace/qin-cluster/pruebas/estadisticas/corrida-20120802000741.ods'#$acumulado.E848]" office:value-type="float" office:value="0">
            <text:p>0</text:p>
          </table:table-cell>
          <table:table-cell table:formula="of:=['file:///home/diego/workspace/qin-cluster/pruebas/estadisticas/corrida-20120802000741.ods'#$acumulado.F848]" office:value-type="float" office:value="0">
            <text:p>0</text:p>
          </table:table-cell>
          <table:table-cell table:formula="of:=['file:///home/diego/workspace/qin-cluster/pruebas/estadisticas/corrida-20120802000741.ods'#$acumulado.G848]" office:value-type="float" office:value="0">
            <text:p>0</text:p>
          </table:table-cell>
          <table:table-cell table:formula="of:=[.L848]*100/[.$S$2]" office:value-type="float" office:value="0">
            <text:p>0,00</text:p>
          </table:table-cell>
          <table:table-cell table:formula="of:=[.I8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49]" office:value-type="float" office:value="0">
            <text:p>0</text:p>
          </table:table-cell>
          <table:table-cell office:value-type="float" office:value="848">
            <text:p>848</text:p>
          </table:table-cell>
          <table:table-cell table:formula="of:=['file:///home/diego/workspace/qin-cluster/pruebas/estadisticas/corrida-20120802000741.ods'#$secuencia.B849]" office:value-type="float" office:value="0">
            <text:p>0</text:p>
          </table:table-cell>
          <table:table-cell table:formula="of:=['file:///home/diego/workspace/qin-cluster/pruebas/estadisticas/corrida-20120802000741.ods'#$secuencia.C849]" office:value-type="float" office:value="0">
            <text:p>0,00</text:p>
          </table:table-cell>
          <table:table-cell table:formula="of:=[.C8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49]" office:value-type="float" office:value="0">
            <text:p>0</text:p>
          </table:table-cell>
          <table:table-cell table:formula="of:=['file:///home/diego/workspace/qin-cluster/pruebas/estadisticas/corrida-20120802000741.ods'#$acumulado.A849]" office:value-type="float" office:value="0">
            <text:p>0</text:p>
          </table:table-cell>
          <table:table-cell table:formula="of:=['file:///home/diego/workspace/qin-cluster/pruebas/estadisticas/corrida-20120802000741.ods'#$acumulado.C849]" office:value-type="float" office:value="0">
            <text:p>0</text:p>
          </table:table-cell>
          <table:table-cell table:formula="of:=['file:///home/diego/workspace/qin-cluster/pruebas/estadisticas/corrida-20120802000741.ods'#$acumulado.D849]" office:value-type="float" office:value="0">
            <text:p>0</text:p>
          </table:table-cell>
          <table:table-cell table:formula="of:=['file:///home/diego/workspace/qin-cluster/pruebas/estadisticas/corrida-20120802000741.ods'#$acumulado.E849]" office:value-type="float" office:value="0">
            <text:p>0</text:p>
          </table:table-cell>
          <table:table-cell table:formula="of:=['file:///home/diego/workspace/qin-cluster/pruebas/estadisticas/corrida-20120802000741.ods'#$acumulado.F849]" office:value-type="float" office:value="0">
            <text:p>0</text:p>
          </table:table-cell>
          <table:table-cell table:formula="of:=['file:///home/diego/workspace/qin-cluster/pruebas/estadisticas/corrida-20120802000741.ods'#$acumulado.G849]" office:value-type="float" office:value="0">
            <text:p>0</text:p>
          </table:table-cell>
          <table:table-cell table:formula="of:=[.L849]*100/[.$S$2]" office:value-type="float" office:value="0">
            <text:p>0,00</text:p>
          </table:table-cell>
          <table:table-cell table:formula="of:=[.I8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0]" office:value-type="float" office:value="0">
            <text:p>0</text:p>
          </table:table-cell>
          <table:table-cell office:value-type="float" office:value="849">
            <text:p>849</text:p>
          </table:table-cell>
          <table:table-cell table:formula="of:=['file:///home/diego/workspace/qin-cluster/pruebas/estadisticas/corrida-20120802000741.ods'#$secuencia.B850]" office:value-type="float" office:value="0">
            <text:p>0</text:p>
          </table:table-cell>
          <table:table-cell table:formula="of:=['file:///home/diego/workspace/qin-cluster/pruebas/estadisticas/corrida-20120802000741.ods'#$secuencia.C850]" office:value-type="float" office:value="0">
            <text:p>0,00</text:p>
          </table:table-cell>
          <table:table-cell table:formula="of:=[.C8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0]" office:value-type="float" office:value="0">
            <text:p>0</text:p>
          </table:table-cell>
          <table:table-cell table:formula="of:=['file:///home/diego/workspace/qin-cluster/pruebas/estadisticas/corrida-20120802000741.ods'#$acumulado.A850]" office:value-type="float" office:value="0">
            <text:p>0</text:p>
          </table:table-cell>
          <table:table-cell table:formula="of:=['file:///home/diego/workspace/qin-cluster/pruebas/estadisticas/corrida-20120802000741.ods'#$acumulado.C850]" office:value-type="float" office:value="0">
            <text:p>0</text:p>
          </table:table-cell>
          <table:table-cell table:formula="of:=['file:///home/diego/workspace/qin-cluster/pruebas/estadisticas/corrida-20120802000741.ods'#$acumulado.D850]" office:value-type="float" office:value="0">
            <text:p>0</text:p>
          </table:table-cell>
          <table:table-cell table:formula="of:=['file:///home/diego/workspace/qin-cluster/pruebas/estadisticas/corrida-20120802000741.ods'#$acumulado.E850]" office:value-type="float" office:value="0">
            <text:p>0</text:p>
          </table:table-cell>
          <table:table-cell table:formula="of:=['file:///home/diego/workspace/qin-cluster/pruebas/estadisticas/corrida-20120802000741.ods'#$acumulado.F850]" office:value-type="float" office:value="0">
            <text:p>0</text:p>
          </table:table-cell>
          <table:table-cell table:formula="of:=['file:///home/diego/workspace/qin-cluster/pruebas/estadisticas/corrida-20120802000741.ods'#$acumulado.G850]" office:value-type="float" office:value="0">
            <text:p>0</text:p>
          </table:table-cell>
          <table:table-cell table:formula="of:=[.L850]*100/[.$S$2]" office:value-type="float" office:value="0">
            <text:p>0,00</text:p>
          </table:table-cell>
          <table:table-cell table:formula="of:=[.I8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1]" office:value-type="float" office:value="0">
            <text:p>0</text:p>
          </table:table-cell>
          <table:table-cell office:value-type="float" office:value="850">
            <text:p>850</text:p>
          </table:table-cell>
          <table:table-cell table:formula="of:=['file:///home/diego/workspace/qin-cluster/pruebas/estadisticas/corrida-20120802000741.ods'#$secuencia.B851]" office:value-type="float" office:value="0">
            <text:p>0</text:p>
          </table:table-cell>
          <table:table-cell table:formula="of:=['file:///home/diego/workspace/qin-cluster/pruebas/estadisticas/corrida-20120802000741.ods'#$secuencia.C851]" office:value-type="float" office:value="0">
            <text:p>0,00</text:p>
          </table:table-cell>
          <table:table-cell table:formula="of:=[.C8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1]" office:value-type="float" office:value="0">
            <text:p>0</text:p>
          </table:table-cell>
          <table:table-cell table:formula="of:=['file:///home/diego/workspace/qin-cluster/pruebas/estadisticas/corrida-20120802000741.ods'#$acumulado.A851]" office:value-type="float" office:value="0">
            <text:p>0</text:p>
          </table:table-cell>
          <table:table-cell table:formula="of:=['file:///home/diego/workspace/qin-cluster/pruebas/estadisticas/corrida-20120802000741.ods'#$acumulado.C851]" office:value-type="float" office:value="0">
            <text:p>0</text:p>
          </table:table-cell>
          <table:table-cell table:formula="of:=['file:///home/diego/workspace/qin-cluster/pruebas/estadisticas/corrida-20120802000741.ods'#$acumulado.D851]" office:value-type="float" office:value="0">
            <text:p>0</text:p>
          </table:table-cell>
          <table:table-cell table:formula="of:=['file:///home/diego/workspace/qin-cluster/pruebas/estadisticas/corrida-20120802000741.ods'#$acumulado.E851]" office:value-type="float" office:value="0">
            <text:p>0</text:p>
          </table:table-cell>
          <table:table-cell table:formula="of:=['file:///home/diego/workspace/qin-cluster/pruebas/estadisticas/corrida-20120802000741.ods'#$acumulado.F851]" office:value-type="float" office:value="0">
            <text:p>0</text:p>
          </table:table-cell>
          <table:table-cell table:formula="of:=['file:///home/diego/workspace/qin-cluster/pruebas/estadisticas/corrida-20120802000741.ods'#$acumulado.G851]" office:value-type="float" office:value="0">
            <text:p>0</text:p>
          </table:table-cell>
          <table:table-cell table:formula="of:=[.L851]*100/[.$S$2]" office:value-type="float" office:value="0">
            <text:p>0,00</text:p>
          </table:table-cell>
          <table:table-cell table:formula="of:=[.I8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2]" office:value-type="float" office:value="0">
            <text:p>0</text:p>
          </table:table-cell>
          <table:table-cell office:value-type="float" office:value="851">
            <text:p>851</text:p>
          </table:table-cell>
          <table:table-cell table:formula="of:=['file:///home/diego/workspace/qin-cluster/pruebas/estadisticas/corrida-20120802000741.ods'#$secuencia.B852]" office:value-type="float" office:value="0">
            <text:p>0</text:p>
          </table:table-cell>
          <table:table-cell table:formula="of:=['file:///home/diego/workspace/qin-cluster/pruebas/estadisticas/corrida-20120802000741.ods'#$secuencia.C852]" office:value-type="float" office:value="0">
            <text:p>0,00</text:p>
          </table:table-cell>
          <table:table-cell table:formula="of:=[.C8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2]" office:value-type="float" office:value="0">
            <text:p>0</text:p>
          </table:table-cell>
          <table:table-cell table:formula="of:=['file:///home/diego/workspace/qin-cluster/pruebas/estadisticas/corrida-20120802000741.ods'#$acumulado.A852]" office:value-type="float" office:value="0">
            <text:p>0</text:p>
          </table:table-cell>
          <table:table-cell table:formula="of:=['file:///home/diego/workspace/qin-cluster/pruebas/estadisticas/corrida-20120802000741.ods'#$acumulado.C852]" office:value-type="float" office:value="0">
            <text:p>0</text:p>
          </table:table-cell>
          <table:table-cell table:formula="of:=['file:///home/diego/workspace/qin-cluster/pruebas/estadisticas/corrida-20120802000741.ods'#$acumulado.D852]" office:value-type="float" office:value="0">
            <text:p>0</text:p>
          </table:table-cell>
          <table:table-cell table:formula="of:=['file:///home/diego/workspace/qin-cluster/pruebas/estadisticas/corrida-20120802000741.ods'#$acumulado.E852]" office:value-type="float" office:value="0">
            <text:p>0</text:p>
          </table:table-cell>
          <table:table-cell table:formula="of:=['file:///home/diego/workspace/qin-cluster/pruebas/estadisticas/corrida-20120802000741.ods'#$acumulado.F852]" office:value-type="float" office:value="0">
            <text:p>0</text:p>
          </table:table-cell>
          <table:table-cell table:formula="of:=['file:///home/diego/workspace/qin-cluster/pruebas/estadisticas/corrida-20120802000741.ods'#$acumulado.G852]" office:value-type="float" office:value="0">
            <text:p>0</text:p>
          </table:table-cell>
          <table:table-cell table:formula="of:=[.L852]*100/[.$S$2]" office:value-type="float" office:value="0">
            <text:p>0,00</text:p>
          </table:table-cell>
          <table:table-cell table:formula="of:=[.I8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3]" office:value-type="float" office:value="0">
            <text:p>0</text:p>
          </table:table-cell>
          <table:table-cell office:value-type="float" office:value="852">
            <text:p>852</text:p>
          </table:table-cell>
          <table:table-cell table:formula="of:=['file:///home/diego/workspace/qin-cluster/pruebas/estadisticas/corrida-20120802000741.ods'#$secuencia.B853]" office:value-type="float" office:value="0">
            <text:p>0</text:p>
          </table:table-cell>
          <table:table-cell table:formula="of:=['file:///home/diego/workspace/qin-cluster/pruebas/estadisticas/corrida-20120802000741.ods'#$secuencia.C853]" office:value-type="float" office:value="0">
            <text:p>0,00</text:p>
          </table:table-cell>
          <table:table-cell table:formula="of:=[.C8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3]" office:value-type="float" office:value="0">
            <text:p>0</text:p>
          </table:table-cell>
          <table:table-cell table:formula="of:=['file:///home/diego/workspace/qin-cluster/pruebas/estadisticas/corrida-20120802000741.ods'#$acumulado.A853]" office:value-type="float" office:value="0">
            <text:p>0</text:p>
          </table:table-cell>
          <table:table-cell table:formula="of:=['file:///home/diego/workspace/qin-cluster/pruebas/estadisticas/corrida-20120802000741.ods'#$acumulado.C853]" office:value-type="float" office:value="0">
            <text:p>0</text:p>
          </table:table-cell>
          <table:table-cell table:formula="of:=['file:///home/diego/workspace/qin-cluster/pruebas/estadisticas/corrida-20120802000741.ods'#$acumulado.D853]" office:value-type="float" office:value="0">
            <text:p>0</text:p>
          </table:table-cell>
          <table:table-cell table:formula="of:=['file:///home/diego/workspace/qin-cluster/pruebas/estadisticas/corrida-20120802000741.ods'#$acumulado.E853]" office:value-type="float" office:value="0">
            <text:p>0</text:p>
          </table:table-cell>
          <table:table-cell table:formula="of:=['file:///home/diego/workspace/qin-cluster/pruebas/estadisticas/corrida-20120802000741.ods'#$acumulado.F853]" office:value-type="float" office:value="0">
            <text:p>0</text:p>
          </table:table-cell>
          <table:table-cell table:formula="of:=['file:///home/diego/workspace/qin-cluster/pruebas/estadisticas/corrida-20120802000741.ods'#$acumulado.G853]" office:value-type="float" office:value="0">
            <text:p>0</text:p>
          </table:table-cell>
          <table:table-cell table:formula="of:=[.L853]*100/[.$S$2]" office:value-type="float" office:value="0">
            <text:p>0,00</text:p>
          </table:table-cell>
          <table:table-cell table:formula="of:=[.I8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4]" office:value-type="float" office:value="0">
            <text:p>0</text:p>
          </table:table-cell>
          <table:table-cell office:value-type="float" office:value="853">
            <text:p>853</text:p>
          </table:table-cell>
          <table:table-cell table:formula="of:=['file:///home/diego/workspace/qin-cluster/pruebas/estadisticas/corrida-20120802000741.ods'#$secuencia.B854]" office:value-type="float" office:value="0">
            <text:p>0</text:p>
          </table:table-cell>
          <table:table-cell table:formula="of:=['file:///home/diego/workspace/qin-cluster/pruebas/estadisticas/corrida-20120802000741.ods'#$secuencia.C854]" office:value-type="float" office:value="0">
            <text:p>0,00</text:p>
          </table:table-cell>
          <table:table-cell table:formula="of:=[.C8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4]" office:value-type="float" office:value="0">
            <text:p>0</text:p>
          </table:table-cell>
          <table:table-cell table:formula="of:=['file:///home/diego/workspace/qin-cluster/pruebas/estadisticas/corrida-20120802000741.ods'#$acumulado.A854]" office:value-type="float" office:value="0">
            <text:p>0</text:p>
          </table:table-cell>
          <table:table-cell table:formula="of:=['file:///home/diego/workspace/qin-cluster/pruebas/estadisticas/corrida-20120802000741.ods'#$acumulado.C854]" office:value-type="float" office:value="0">
            <text:p>0</text:p>
          </table:table-cell>
          <table:table-cell table:formula="of:=['file:///home/diego/workspace/qin-cluster/pruebas/estadisticas/corrida-20120802000741.ods'#$acumulado.D854]" office:value-type="float" office:value="0">
            <text:p>0</text:p>
          </table:table-cell>
          <table:table-cell table:formula="of:=['file:///home/diego/workspace/qin-cluster/pruebas/estadisticas/corrida-20120802000741.ods'#$acumulado.E854]" office:value-type="float" office:value="0">
            <text:p>0</text:p>
          </table:table-cell>
          <table:table-cell table:formula="of:=['file:///home/diego/workspace/qin-cluster/pruebas/estadisticas/corrida-20120802000741.ods'#$acumulado.F854]" office:value-type="float" office:value="0">
            <text:p>0</text:p>
          </table:table-cell>
          <table:table-cell table:formula="of:=['file:///home/diego/workspace/qin-cluster/pruebas/estadisticas/corrida-20120802000741.ods'#$acumulado.G854]" office:value-type="float" office:value="0">
            <text:p>0</text:p>
          </table:table-cell>
          <table:table-cell table:formula="of:=[.L854]*100/[.$S$2]" office:value-type="float" office:value="0">
            <text:p>0,00</text:p>
          </table:table-cell>
          <table:table-cell table:formula="of:=[.I8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5]" office:value-type="float" office:value="0">
            <text:p>0</text:p>
          </table:table-cell>
          <table:table-cell office:value-type="float" office:value="854">
            <text:p>854</text:p>
          </table:table-cell>
          <table:table-cell table:formula="of:=['file:///home/diego/workspace/qin-cluster/pruebas/estadisticas/corrida-20120802000741.ods'#$secuencia.B855]" office:value-type="float" office:value="0">
            <text:p>0</text:p>
          </table:table-cell>
          <table:table-cell table:formula="of:=['file:///home/diego/workspace/qin-cluster/pruebas/estadisticas/corrida-20120802000741.ods'#$secuencia.C855]" office:value-type="float" office:value="0">
            <text:p>0,00</text:p>
          </table:table-cell>
          <table:table-cell table:formula="of:=[.C8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5]" office:value-type="float" office:value="0">
            <text:p>0</text:p>
          </table:table-cell>
          <table:table-cell table:formula="of:=['file:///home/diego/workspace/qin-cluster/pruebas/estadisticas/corrida-20120802000741.ods'#$acumulado.A855]" office:value-type="float" office:value="0">
            <text:p>0</text:p>
          </table:table-cell>
          <table:table-cell table:formula="of:=['file:///home/diego/workspace/qin-cluster/pruebas/estadisticas/corrida-20120802000741.ods'#$acumulado.C855]" office:value-type="float" office:value="0">
            <text:p>0</text:p>
          </table:table-cell>
          <table:table-cell table:formula="of:=['file:///home/diego/workspace/qin-cluster/pruebas/estadisticas/corrida-20120802000741.ods'#$acumulado.D855]" office:value-type="float" office:value="0">
            <text:p>0</text:p>
          </table:table-cell>
          <table:table-cell table:formula="of:=['file:///home/diego/workspace/qin-cluster/pruebas/estadisticas/corrida-20120802000741.ods'#$acumulado.E855]" office:value-type="float" office:value="0">
            <text:p>0</text:p>
          </table:table-cell>
          <table:table-cell table:formula="of:=['file:///home/diego/workspace/qin-cluster/pruebas/estadisticas/corrida-20120802000741.ods'#$acumulado.F855]" office:value-type="float" office:value="0">
            <text:p>0</text:p>
          </table:table-cell>
          <table:table-cell table:formula="of:=['file:///home/diego/workspace/qin-cluster/pruebas/estadisticas/corrida-20120802000741.ods'#$acumulado.G855]" office:value-type="float" office:value="0">
            <text:p>0</text:p>
          </table:table-cell>
          <table:table-cell table:formula="of:=[.L855]*100/[.$S$2]" office:value-type="float" office:value="0">
            <text:p>0,00</text:p>
          </table:table-cell>
          <table:table-cell table:formula="of:=[.I8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6]" office:value-type="float" office:value="0">
            <text:p>0</text:p>
          </table:table-cell>
          <table:table-cell office:value-type="float" office:value="855">
            <text:p>855</text:p>
          </table:table-cell>
          <table:table-cell table:formula="of:=['file:///home/diego/workspace/qin-cluster/pruebas/estadisticas/corrida-20120802000741.ods'#$secuencia.B856]" office:value-type="float" office:value="0">
            <text:p>0</text:p>
          </table:table-cell>
          <table:table-cell table:formula="of:=['file:///home/diego/workspace/qin-cluster/pruebas/estadisticas/corrida-20120802000741.ods'#$secuencia.C856]" office:value-type="float" office:value="0">
            <text:p>0,00</text:p>
          </table:table-cell>
          <table:table-cell table:formula="of:=[.C8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6]" office:value-type="float" office:value="0">
            <text:p>0</text:p>
          </table:table-cell>
          <table:table-cell table:formula="of:=['file:///home/diego/workspace/qin-cluster/pruebas/estadisticas/corrida-20120802000741.ods'#$acumulado.A856]" office:value-type="float" office:value="0">
            <text:p>0</text:p>
          </table:table-cell>
          <table:table-cell table:formula="of:=['file:///home/diego/workspace/qin-cluster/pruebas/estadisticas/corrida-20120802000741.ods'#$acumulado.C856]" office:value-type="float" office:value="0">
            <text:p>0</text:p>
          </table:table-cell>
          <table:table-cell table:formula="of:=['file:///home/diego/workspace/qin-cluster/pruebas/estadisticas/corrida-20120802000741.ods'#$acumulado.D856]" office:value-type="float" office:value="0">
            <text:p>0</text:p>
          </table:table-cell>
          <table:table-cell table:formula="of:=['file:///home/diego/workspace/qin-cluster/pruebas/estadisticas/corrida-20120802000741.ods'#$acumulado.E856]" office:value-type="float" office:value="0">
            <text:p>0</text:p>
          </table:table-cell>
          <table:table-cell table:formula="of:=['file:///home/diego/workspace/qin-cluster/pruebas/estadisticas/corrida-20120802000741.ods'#$acumulado.F856]" office:value-type="float" office:value="0">
            <text:p>0</text:p>
          </table:table-cell>
          <table:table-cell table:formula="of:=['file:///home/diego/workspace/qin-cluster/pruebas/estadisticas/corrida-20120802000741.ods'#$acumulado.G856]" office:value-type="float" office:value="0">
            <text:p>0</text:p>
          </table:table-cell>
          <table:table-cell table:formula="of:=[.L856]*100/[.$S$2]" office:value-type="float" office:value="0">
            <text:p>0,00</text:p>
          </table:table-cell>
          <table:table-cell table:formula="of:=[.I8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7]" office:value-type="float" office:value="0">
            <text:p>0</text:p>
          </table:table-cell>
          <table:table-cell office:value-type="float" office:value="856">
            <text:p>856</text:p>
          </table:table-cell>
          <table:table-cell table:formula="of:=['file:///home/diego/workspace/qin-cluster/pruebas/estadisticas/corrida-20120802000741.ods'#$secuencia.B857]" office:value-type="float" office:value="0">
            <text:p>0</text:p>
          </table:table-cell>
          <table:table-cell table:formula="of:=['file:///home/diego/workspace/qin-cluster/pruebas/estadisticas/corrida-20120802000741.ods'#$secuencia.C857]" office:value-type="float" office:value="0">
            <text:p>0,00</text:p>
          </table:table-cell>
          <table:table-cell table:formula="of:=[.C8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7]" office:value-type="float" office:value="0">
            <text:p>0</text:p>
          </table:table-cell>
          <table:table-cell table:formula="of:=['file:///home/diego/workspace/qin-cluster/pruebas/estadisticas/corrida-20120802000741.ods'#$acumulado.A857]" office:value-type="float" office:value="0">
            <text:p>0</text:p>
          </table:table-cell>
          <table:table-cell table:formula="of:=['file:///home/diego/workspace/qin-cluster/pruebas/estadisticas/corrida-20120802000741.ods'#$acumulado.C857]" office:value-type="float" office:value="0">
            <text:p>0</text:p>
          </table:table-cell>
          <table:table-cell table:formula="of:=['file:///home/diego/workspace/qin-cluster/pruebas/estadisticas/corrida-20120802000741.ods'#$acumulado.D857]" office:value-type="float" office:value="0">
            <text:p>0</text:p>
          </table:table-cell>
          <table:table-cell table:formula="of:=['file:///home/diego/workspace/qin-cluster/pruebas/estadisticas/corrida-20120802000741.ods'#$acumulado.E857]" office:value-type="float" office:value="0">
            <text:p>0</text:p>
          </table:table-cell>
          <table:table-cell table:formula="of:=['file:///home/diego/workspace/qin-cluster/pruebas/estadisticas/corrida-20120802000741.ods'#$acumulado.F857]" office:value-type="float" office:value="0">
            <text:p>0</text:p>
          </table:table-cell>
          <table:table-cell table:formula="of:=['file:///home/diego/workspace/qin-cluster/pruebas/estadisticas/corrida-20120802000741.ods'#$acumulado.G857]" office:value-type="float" office:value="0">
            <text:p>0</text:p>
          </table:table-cell>
          <table:table-cell table:formula="of:=[.L857]*100/[.$S$2]" office:value-type="float" office:value="0">
            <text:p>0,00</text:p>
          </table:table-cell>
          <table:table-cell table:formula="of:=[.I8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8]"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'file:///home/diego/workspace/qin-cluster/pruebas/estadisticas/corrida-20120802000741.ods'#$secuencia.B858]" office:value-type="float" office:value="0">
            <text:p>0</text:p>
          </table:table-cell>
          <table:table-cell table:formula="of:=['file:///home/diego/workspace/qin-cluster/pruebas/estadisticas/corrida-20120802000741.ods'#$secuencia.C858]" office:value-type="float" office:value="0">
            <text:p>0,00</text:p>
          </table:table-cell>
          <table:table-cell table:formula="of:=[.C8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8]" office:value-type="float" office:value="0">
            <text:p>0</text:p>
          </table:table-cell>
          <table:table-cell table:formula="of:=['file:///home/diego/workspace/qin-cluster/pruebas/estadisticas/corrida-20120802000741.ods'#$acumulado.A858]" office:value-type="float" office:value="0">
            <text:p>0</text:p>
          </table:table-cell>
          <table:table-cell table:formula="of:=['file:///home/diego/workspace/qin-cluster/pruebas/estadisticas/corrida-20120802000741.ods'#$acumulado.C858]" office:value-type="float" office:value="0">
            <text:p>0</text:p>
          </table:table-cell>
          <table:table-cell table:formula="of:=['file:///home/diego/workspace/qin-cluster/pruebas/estadisticas/corrida-20120802000741.ods'#$acumulado.D858]" office:value-type="float" office:value="0">
            <text:p>0</text:p>
          </table:table-cell>
          <table:table-cell table:formula="of:=['file:///home/diego/workspace/qin-cluster/pruebas/estadisticas/corrida-20120802000741.ods'#$acumulado.E858]" office:value-type="float" office:value="0">
            <text:p>0</text:p>
          </table:table-cell>
          <table:table-cell table:formula="of:=['file:///home/diego/workspace/qin-cluster/pruebas/estadisticas/corrida-20120802000741.ods'#$acumulado.F858]" office:value-type="float" office:value="0">
            <text:p>0</text:p>
          </table:table-cell>
          <table:table-cell table:formula="of:=['file:///home/diego/workspace/qin-cluster/pruebas/estadisticas/corrida-20120802000741.ods'#$acumulado.G858]" office:value-type="float" office:value="0">
            <text:p>0</text:p>
          </table:table-cell>
          <table:table-cell table:formula="of:=[.L858]*100/[.$S$2]" office:value-type="float" office:value="0">
            <text:p>0,00</text:p>
          </table:table-cell>
          <table:table-cell table:formula="of:=[.I8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59]" office:value-type="float" office:value="0">
            <text:p>0</text:p>
          </table:table-cell>
          <table:table-cell office:value-type="float" office:value="858">
            <text:p>858</text:p>
          </table:table-cell>
          <table:table-cell table:formula="of:=['file:///home/diego/workspace/qin-cluster/pruebas/estadisticas/corrida-20120802000741.ods'#$secuencia.B859]" office:value-type="float" office:value="0">
            <text:p>0</text:p>
          </table:table-cell>
          <table:table-cell table:formula="of:=['file:///home/diego/workspace/qin-cluster/pruebas/estadisticas/corrida-20120802000741.ods'#$secuencia.C859]" office:value-type="float" office:value="0">
            <text:p>0,00</text:p>
          </table:table-cell>
          <table:table-cell table:formula="of:=[.C8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59]" office:value-type="float" office:value="0">
            <text:p>0</text:p>
          </table:table-cell>
          <table:table-cell table:formula="of:=['file:///home/diego/workspace/qin-cluster/pruebas/estadisticas/corrida-20120802000741.ods'#$acumulado.A859]" office:value-type="float" office:value="0">
            <text:p>0</text:p>
          </table:table-cell>
          <table:table-cell table:formula="of:=['file:///home/diego/workspace/qin-cluster/pruebas/estadisticas/corrida-20120802000741.ods'#$acumulado.C859]" office:value-type="float" office:value="0">
            <text:p>0</text:p>
          </table:table-cell>
          <table:table-cell table:formula="of:=['file:///home/diego/workspace/qin-cluster/pruebas/estadisticas/corrida-20120802000741.ods'#$acumulado.D859]" office:value-type="float" office:value="0">
            <text:p>0</text:p>
          </table:table-cell>
          <table:table-cell table:formula="of:=['file:///home/diego/workspace/qin-cluster/pruebas/estadisticas/corrida-20120802000741.ods'#$acumulado.E859]" office:value-type="float" office:value="0">
            <text:p>0</text:p>
          </table:table-cell>
          <table:table-cell table:formula="of:=['file:///home/diego/workspace/qin-cluster/pruebas/estadisticas/corrida-20120802000741.ods'#$acumulado.F859]" office:value-type="float" office:value="0">
            <text:p>0</text:p>
          </table:table-cell>
          <table:table-cell table:formula="of:=['file:///home/diego/workspace/qin-cluster/pruebas/estadisticas/corrida-20120802000741.ods'#$acumulado.G859]" office:value-type="float" office:value="0">
            <text:p>0</text:p>
          </table:table-cell>
          <table:table-cell table:formula="of:=[.L859]*100/[.$S$2]" office:value-type="float" office:value="0">
            <text:p>0,00</text:p>
          </table:table-cell>
          <table:table-cell table:formula="of:=[.I8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0]" office:value-type="float" office:value="0">
            <text:p>0</text:p>
          </table:table-cell>
          <table:table-cell office:value-type="float" office:value="859">
            <text:p>859</text:p>
          </table:table-cell>
          <table:table-cell table:formula="of:=['file:///home/diego/workspace/qin-cluster/pruebas/estadisticas/corrida-20120802000741.ods'#$secuencia.B860]" office:value-type="float" office:value="0">
            <text:p>0</text:p>
          </table:table-cell>
          <table:table-cell table:formula="of:=['file:///home/diego/workspace/qin-cluster/pruebas/estadisticas/corrida-20120802000741.ods'#$secuencia.C860]" office:value-type="float" office:value="0">
            <text:p>0,00</text:p>
          </table:table-cell>
          <table:table-cell table:formula="of:=[.C8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0]" office:value-type="float" office:value="0">
            <text:p>0</text:p>
          </table:table-cell>
          <table:table-cell table:formula="of:=['file:///home/diego/workspace/qin-cluster/pruebas/estadisticas/corrida-20120802000741.ods'#$acumulado.A860]" office:value-type="float" office:value="0">
            <text:p>0</text:p>
          </table:table-cell>
          <table:table-cell table:formula="of:=['file:///home/diego/workspace/qin-cluster/pruebas/estadisticas/corrida-20120802000741.ods'#$acumulado.C860]" office:value-type="float" office:value="0">
            <text:p>0</text:p>
          </table:table-cell>
          <table:table-cell table:formula="of:=['file:///home/diego/workspace/qin-cluster/pruebas/estadisticas/corrida-20120802000741.ods'#$acumulado.D860]" office:value-type="float" office:value="0">
            <text:p>0</text:p>
          </table:table-cell>
          <table:table-cell table:formula="of:=['file:///home/diego/workspace/qin-cluster/pruebas/estadisticas/corrida-20120802000741.ods'#$acumulado.E860]" office:value-type="float" office:value="0">
            <text:p>0</text:p>
          </table:table-cell>
          <table:table-cell table:formula="of:=['file:///home/diego/workspace/qin-cluster/pruebas/estadisticas/corrida-20120802000741.ods'#$acumulado.F860]" office:value-type="float" office:value="0">
            <text:p>0</text:p>
          </table:table-cell>
          <table:table-cell table:formula="of:=['file:///home/diego/workspace/qin-cluster/pruebas/estadisticas/corrida-20120802000741.ods'#$acumulado.G860]" office:value-type="float" office:value="0">
            <text:p>0</text:p>
          </table:table-cell>
          <table:table-cell table:formula="of:=[.L860]*100/[.$S$2]" office:value-type="float" office:value="0">
            <text:p>0,00</text:p>
          </table:table-cell>
          <table:table-cell table:formula="of:=[.I8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1]" office:value-type="float" office:value="0">
            <text:p>0</text:p>
          </table:table-cell>
          <table:table-cell office:value-type="float" office:value="860">
            <text:p>860</text:p>
          </table:table-cell>
          <table:table-cell table:formula="of:=['file:///home/diego/workspace/qin-cluster/pruebas/estadisticas/corrida-20120802000741.ods'#$secuencia.B861]" office:value-type="float" office:value="0">
            <text:p>0</text:p>
          </table:table-cell>
          <table:table-cell table:formula="of:=['file:///home/diego/workspace/qin-cluster/pruebas/estadisticas/corrida-20120802000741.ods'#$secuencia.C861]" office:value-type="float" office:value="0">
            <text:p>0,00</text:p>
          </table:table-cell>
          <table:table-cell table:formula="of:=[.C8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1]" office:value-type="float" office:value="0">
            <text:p>0</text:p>
          </table:table-cell>
          <table:table-cell table:formula="of:=['file:///home/diego/workspace/qin-cluster/pruebas/estadisticas/corrida-20120802000741.ods'#$acumulado.A861]" office:value-type="float" office:value="0">
            <text:p>0</text:p>
          </table:table-cell>
          <table:table-cell table:formula="of:=['file:///home/diego/workspace/qin-cluster/pruebas/estadisticas/corrida-20120802000741.ods'#$acumulado.C861]" office:value-type="float" office:value="0">
            <text:p>0</text:p>
          </table:table-cell>
          <table:table-cell table:formula="of:=['file:///home/diego/workspace/qin-cluster/pruebas/estadisticas/corrida-20120802000741.ods'#$acumulado.D861]" office:value-type="float" office:value="0">
            <text:p>0</text:p>
          </table:table-cell>
          <table:table-cell table:formula="of:=['file:///home/diego/workspace/qin-cluster/pruebas/estadisticas/corrida-20120802000741.ods'#$acumulado.E861]" office:value-type="float" office:value="0">
            <text:p>0</text:p>
          </table:table-cell>
          <table:table-cell table:formula="of:=['file:///home/diego/workspace/qin-cluster/pruebas/estadisticas/corrida-20120802000741.ods'#$acumulado.F861]" office:value-type="float" office:value="0">
            <text:p>0</text:p>
          </table:table-cell>
          <table:table-cell table:formula="of:=['file:///home/diego/workspace/qin-cluster/pruebas/estadisticas/corrida-20120802000741.ods'#$acumulado.G861]" office:value-type="float" office:value="0">
            <text:p>0</text:p>
          </table:table-cell>
          <table:table-cell table:formula="of:=[.L861]*100/[.$S$2]" office:value-type="float" office:value="0">
            <text:p>0,00</text:p>
          </table:table-cell>
          <table:table-cell table:formula="of:=[.I8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2]" office:value-type="float" office:value="0">
            <text:p>0</text:p>
          </table:table-cell>
          <table:table-cell office:value-type="float" office:value="861">
            <text:p>861</text:p>
          </table:table-cell>
          <table:table-cell table:formula="of:=['file:///home/diego/workspace/qin-cluster/pruebas/estadisticas/corrida-20120802000741.ods'#$secuencia.B862]" office:value-type="float" office:value="0">
            <text:p>0</text:p>
          </table:table-cell>
          <table:table-cell table:formula="of:=['file:///home/diego/workspace/qin-cluster/pruebas/estadisticas/corrida-20120802000741.ods'#$secuencia.C862]" office:value-type="float" office:value="0">
            <text:p>0,00</text:p>
          </table:table-cell>
          <table:table-cell table:formula="of:=[.C8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2]" office:value-type="float" office:value="0">
            <text:p>0</text:p>
          </table:table-cell>
          <table:table-cell table:formula="of:=['file:///home/diego/workspace/qin-cluster/pruebas/estadisticas/corrida-20120802000741.ods'#$acumulado.A862]" office:value-type="float" office:value="0">
            <text:p>0</text:p>
          </table:table-cell>
          <table:table-cell table:formula="of:=['file:///home/diego/workspace/qin-cluster/pruebas/estadisticas/corrida-20120802000741.ods'#$acumulado.C862]" office:value-type="float" office:value="0">
            <text:p>0</text:p>
          </table:table-cell>
          <table:table-cell table:formula="of:=['file:///home/diego/workspace/qin-cluster/pruebas/estadisticas/corrida-20120802000741.ods'#$acumulado.D862]" office:value-type="float" office:value="0">
            <text:p>0</text:p>
          </table:table-cell>
          <table:table-cell table:formula="of:=['file:///home/diego/workspace/qin-cluster/pruebas/estadisticas/corrida-20120802000741.ods'#$acumulado.E862]" office:value-type="float" office:value="0">
            <text:p>0</text:p>
          </table:table-cell>
          <table:table-cell table:formula="of:=['file:///home/diego/workspace/qin-cluster/pruebas/estadisticas/corrida-20120802000741.ods'#$acumulado.F862]" office:value-type="float" office:value="0">
            <text:p>0</text:p>
          </table:table-cell>
          <table:table-cell table:formula="of:=['file:///home/diego/workspace/qin-cluster/pruebas/estadisticas/corrida-20120802000741.ods'#$acumulado.G862]" office:value-type="float" office:value="0">
            <text:p>0</text:p>
          </table:table-cell>
          <table:table-cell table:formula="of:=[.L862]*100/[.$S$2]" office:value-type="float" office:value="0">
            <text:p>0,00</text:p>
          </table:table-cell>
          <table:table-cell table:formula="of:=[.I8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3]" office:value-type="float" office:value="0">
            <text:p>0</text:p>
          </table:table-cell>
          <table:table-cell office:value-type="float" office:value="862">
            <text:p>862</text:p>
          </table:table-cell>
          <table:table-cell table:formula="of:=['file:///home/diego/workspace/qin-cluster/pruebas/estadisticas/corrida-20120802000741.ods'#$secuencia.B863]" office:value-type="float" office:value="0">
            <text:p>0</text:p>
          </table:table-cell>
          <table:table-cell table:formula="of:=['file:///home/diego/workspace/qin-cluster/pruebas/estadisticas/corrida-20120802000741.ods'#$secuencia.C863]" office:value-type="float" office:value="0">
            <text:p>0,00</text:p>
          </table:table-cell>
          <table:table-cell table:formula="of:=[.C8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3]" office:value-type="float" office:value="0">
            <text:p>0</text:p>
          </table:table-cell>
          <table:table-cell table:formula="of:=['file:///home/diego/workspace/qin-cluster/pruebas/estadisticas/corrida-20120802000741.ods'#$acumulado.A863]" office:value-type="float" office:value="0">
            <text:p>0</text:p>
          </table:table-cell>
          <table:table-cell table:formula="of:=['file:///home/diego/workspace/qin-cluster/pruebas/estadisticas/corrida-20120802000741.ods'#$acumulado.C863]" office:value-type="float" office:value="0">
            <text:p>0</text:p>
          </table:table-cell>
          <table:table-cell table:formula="of:=['file:///home/diego/workspace/qin-cluster/pruebas/estadisticas/corrida-20120802000741.ods'#$acumulado.D863]" office:value-type="float" office:value="0">
            <text:p>0</text:p>
          </table:table-cell>
          <table:table-cell table:formula="of:=['file:///home/diego/workspace/qin-cluster/pruebas/estadisticas/corrida-20120802000741.ods'#$acumulado.E863]" office:value-type="float" office:value="0">
            <text:p>0</text:p>
          </table:table-cell>
          <table:table-cell table:formula="of:=['file:///home/diego/workspace/qin-cluster/pruebas/estadisticas/corrida-20120802000741.ods'#$acumulado.F863]" office:value-type="float" office:value="0">
            <text:p>0</text:p>
          </table:table-cell>
          <table:table-cell table:formula="of:=['file:///home/diego/workspace/qin-cluster/pruebas/estadisticas/corrida-20120802000741.ods'#$acumulado.G863]" office:value-type="float" office:value="0">
            <text:p>0</text:p>
          </table:table-cell>
          <table:table-cell table:formula="of:=[.L863]*100/[.$S$2]" office:value-type="float" office:value="0">
            <text:p>0,00</text:p>
          </table:table-cell>
          <table:table-cell table:formula="of:=[.I8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4]" office:value-type="float" office:value="0">
            <text:p>0</text:p>
          </table:table-cell>
          <table:table-cell office:value-type="float" office:value="863">
            <text:p>863</text:p>
          </table:table-cell>
          <table:table-cell table:formula="of:=['file:///home/diego/workspace/qin-cluster/pruebas/estadisticas/corrida-20120802000741.ods'#$secuencia.B864]" office:value-type="float" office:value="0">
            <text:p>0</text:p>
          </table:table-cell>
          <table:table-cell table:formula="of:=['file:///home/diego/workspace/qin-cluster/pruebas/estadisticas/corrida-20120802000741.ods'#$secuencia.C864]" office:value-type="float" office:value="0">
            <text:p>0,00</text:p>
          </table:table-cell>
          <table:table-cell table:formula="of:=[.C8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4]" office:value-type="float" office:value="0">
            <text:p>0</text:p>
          </table:table-cell>
          <table:table-cell table:formula="of:=['file:///home/diego/workspace/qin-cluster/pruebas/estadisticas/corrida-20120802000741.ods'#$acumulado.A864]" office:value-type="float" office:value="0">
            <text:p>0</text:p>
          </table:table-cell>
          <table:table-cell table:formula="of:=['file:///home/diego/workspace/qin-cluster/pruebas/estadisticas/corrida-20120802000741.ods'#$acumulado.C864]" office:value-type="float" office:value="0">
            <text:p>0</text:p>
          </table:table-cell>
          <table:table-cell table:formula="of:=['file:///home/diego/workspace/qin-cluster/pruebas/estadisticas/corrida-20120802000741.ods'#$acumulado.D864]" office:value-type="float" office:value="0">
            <text:p>0</text:p>
          </table:table-cell>
          <table:table-cell table:formula="of:=['file:///home/diego/workspace/qin-cluster/pruebas/estadisticas/corrida-20120802000741.ods'#$acumulado.E864]" office:value-type="float" office:value="0">
            <text:p>0</text:p>
          </table:table-cell>
          <table:table-cell table:formula="of:=['file:///home/diego/workspace/qin-cluster/pruebas/estadisticas/corrida-20120802000741.ods'#$acumulado.F864]" office:value-type="float" office:value="0">
            <text:p>0</text:p>
          </table:table-cell>
          <table:table-cell table:formula="of:=['file:///home/diego/workspace/qin-cluster/pruebas/estadisticas/corrida-20120802000741.ods'#$acumulado.G864]" office:value-type="float" office:value="0">
            <text:p>0</text:p>
          </table:table-cell>
          <table:table-cell table:formula="of:=[.L864]*100/[.$S$2]" office:value-type="float" office:value="0">
            <text:p>0,00</text:p>
          </table:table-cell>
          <table:table-cell table:formula="of:=[.I8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5]" office:value-type="float" office:value="0">
            <text:p>0</text:p>
          </table:table-cell>
          <table:table-cell office:value-type="float" office:value="864">
            <text:p>864</text:p>
          </table:table-cell>
          <table:table-cell table:formula="of:=['file:///home/diego/workspace/qin-cluster/pruebas/estadisticas/corrida-20120802000741.ods'#$secuencia.B865]" office:value-type="float" office:value="0">
            <text:p>0</text:p>
          </table:table-cell>
          <table:table-cell table:formula="of:=['file:///home/diego/workspace/qin-cluster/pruebas/estadisticas/corrida-20120802000741.ods'#$secuencia.C865]" office:value-type="float" office:value="0">
            <text:p>0,00</text:p>
          </table:table-cell>
          <table:table-cell table:formula="of:=[.C8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5]" office:value-type="float" office:value="0">
            <text:p>0</text:p>
          </table:table-cell>
          <table:table-cell table:formula="of:=['file:///home/diego/workspace/qin-cluster/pruebas/estadisticas/corrida-20120802000741.ods'#$acumulado.A865]" office:value-type="float" office:value="0">
            <text:p>0</text:p>
          </table:table-cell>
          <table:table-cell table:formula="of:=['file:///home/diego/workspace/qin-cluster/pruebas/estadisticas/corrida-20120802000741.ods'#$acumulado.C865]" office:value-type="float" office:value="0">
            <text:p>0</text:p>
          </table:table-cell>
          <table:table-cell table:formula="of:=['file:///home/diego/workspace/qin-cluster/pruebas/estadisticas/corrida-20120802000741.ods'#$acumulado.D865]" office:value-type="float" office:value="0">
            <text:p>0</text:p>
          </table:table-cell>
          <table:table-cell table:formula="of:=['file:///home/diego/workspace/qin-cluster/pruebas/estadisticas/corrida-20120802000741.ods'#$acumulado.E865]" office:value-type="float" office:value="0">
            <text:p>0</text:p>
          </table:table-cell>
          <table:table-cell table:formula="of:=['file:///home/diego/workspace/qin-cluster/pruebas/estadisticas/corrida-20120802000741.ods'#$acumulado.F865]" office:value-type="float" office:value="0">
            <text:p>0</text:p>
          </table:table-cell>
          <table:table-cell table:formula="of:=['file:///home/diego/workspace/qin-cluster/pruebas/estadisticas/corrida-20120802000741.ods'#$acumulado.G865]" office:value-type="float" office:value="0">
            <text:p>0</text:p>
          </table:table-cell>
          <table:table-cell table:formula="of:=[.L865]*100/[.$S$2]" office:value-type="float" office:value="0">
            <text:p>0,00</text:p>
          </table:table-cell>
          <table:table-cell table:formula="of:=[.I8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6]" office:value-type="float" office:value="0">
            <text:p>0</text:p>
          </table:table-cell>
          <table:table-cell office:value-type="float" office:value="865">
            <text:p>865</text:p>
          </table:table-cell>
          <table:table-cell table:formula="of:=['file:///home/diego/workspace/qin-cluster/pruebas/estadisticas/corrida-20120802000741.ods'#$secuencia.B866]" office:value-type="float" office:value="0">
            <text:p>0</text:p>
          </table:table-cell>
          <table:table-cell table:formula="of:=['file:///home/diego/workspace/qin-cluster/pruebas/estadisticas/corrida-20120802000741.ods'#$secuencia.C866]" office:value-type="float" office:value="0">
            <text:p>0,00</text:p>
          </table:table-cell>
          <table:table-cell table:formula="of:=[.C8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6]" office:value-type="float" office:value="0">
            <text:p>0</text:p>
          </table:table-cell>
          <table:table-cell table:formula="of:=['file:///home/diego/workspace/qin-cluster/pruebas/estadisticas/corrida-20120802000741.ods'#$acumulado.A866]" office:value-type="float" office:value="0">
            <text:p>0</text:p>
          </table:table-cell>
          <table:table-cell table:formula="of:=['file:///home/diego/workspace/qin-cluster/pruebas/estadisticas/corrida-20120802000741.ods'#$acumulado.C866]" office:value-type="float" office:value="0">
            <text:p>0</text:p>
          </table:table-cell>
          <table:table-cell table:formula="of:=['file:///home/diego/workspace/qin-cluster/pruebas/estadisticas/corrida-20120802000741.ods'#$acumulado.D866]" office:value-type="float" office:value="0">
            <text:p>0</text:p>
          </table:table-cell>
          <table:table-cell table:formula="of:=['file:///home/diego/workspace/qin-cluster/pruebas/estadisticas/corrida-20120802000741.ods'#$acumulado.E866]" office:value-type="float" office:value="0">
            <text:p>0</text:p>
          </table:table-cell>
          <table:table-cell table:formula="of:=['file:///home/diego/workspace/qin-cluster/pruebas/estadisticas/corrida-20120802000741.ods'#$acumulado.F866]" office:value-type="float" office:value="0">
            <text:p>0</text:p>
          </table:table-cell>
          <table:table-cell table:formula="of:=['file:///home/diego/workspace/qin-cluster/pruebas/estadisticas/corrida-20120802000741.ods'#$acumulado.G866]" office:value-type="float" office:value="0">
            <text:p>0</text:p>
          </table:table-cell>
          <table:table-cell table:formula="of:=[.L866]*100/[.$S$2]" office:value-type="float" office:value="0">
            <text:p>0,00</text:p>
          </table:table-cell>
          <table:table-cell table:formula="of:=[.I8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7]" office:value-type="float" office:value="0">
            <text:p>0</text:p>
          </table:table-cell>
          <table:table-cell office:value-type="float" office:value="866">
            <text:p>866</text:p>
          </table:table-cell>
          <table:table-cell table:formula="of:=['file:///home/diego/workspace/qin-cluster/pruebas/estadisticas/corrida-20120802000741.ods'#$secuencia.B867]" office:value-type="float" office:value="0">
            <text:p>0</text:p>
          </table:table-cell>
          <table:table-cell table:formula="of:=['file:///home/diego/workspace/qin-cluster/pruebas/estadisticas/corrida-20120802000741.ods'#$secuencia.C867]" office:value-type="float" office:value="0">
            <text:p>0,00</text:p>
          </table:table-cell>
          <table:table-cell table:formula="of:=[.C8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7]" office:value-type="float" office:value="0">
            <text:p>0</text:p>
          </table:table-cell>
          <table:table-cell table:formula="of:=['file:///home/diego/workspace/qin-cluster/pruebas/estadisticas/corrida-20120802000741.ods'#$acumulado.A867]" office:value-type="float" office:value="0">
            <text:p>0</text:p>
          </table:table-cell>
          <table:table-cell table:formula="of:=['file:///home/diego/workspace/qin-cluster/pruebas/estadisticas/corrida-20120802000741.ods'#$acumulado.C867]" office:value-type="float" office:value="0">
            <text:p>0</text:p>
          </table:table-cell>
          <table:table-cell table:formula="of:=['file:///home/diego/workspace/qin-cluster/pruebas/estadisticas/corrida-20120802000741.ods'#$acumulado.D867]" office:value-type="float" office:value="0">
            <text:p>0</text:p>
          </table:table-cell>
          <table:table-cell table:formula="of:=['file:///home/diego/workspace/qin-cluster/pruebas/estadisticas/corrida-20120802000741.ods'#$acumulado.E867]" office:value-type="float" office:value="0">
            <text:p>0</text:p>
          </table:table-cell>
          <table:table-cell table:formula="of:=['file:///home/diego/workspace/qin-cluster/pruebas/estadisticas/corrida-20120802000741.ods'#$acumulado.F867]" office:value-type="float" office:value="0">
            <text:p>0</text:p>
          </table:table-cell>
          <table:table-cell table:formula="of:=['file:///home/diego/workspace/qin-cluster/pruebas/estadisticas/corrida-20120802000741.ods'#$acumulado.G867]" office:value-type="float" office:value="0">
            <text:p>0</text:p>
          </table:table-cell>
          <table:table-cell table:formula="of:=[.L867]*100/[.$S$2]" office:value-type="float" office:value="0">
            <text:p>0,00</text:p>
          </table:table-cell>
          <table:table-cell table:formula="of:=[.I8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8]" office:value-type="float" office:value="0">
            <text:p>0</text:p>
          </table:table-cell>
          <table:table-cell office:value-type="float" office:value="867">
            <text:p>867</text:p>
          </table:table-cell>
          <table:table-cell table:formula="of:=['file:///home/diego/workspace/qin-cluster/pruebas/estadisticas/corrida-20120802000741.ods'#$secuencia.B868]" office:value-type="float" office:value="0">
            <text:p>0</text:p>
          </table:table-cell>
          <table:table-cell table:formula="of:=['file:///home/diego/workspace/qin-cluster/pruebas/estadisticas/corrida-20120802000741.ods'#$secuencia.C868]" office:value-type="float" office:value="0">
            <text:p>0,00</text:p>
          </table:table-cell>
          <table:table-cell table:formula="of:=[.C8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8]" office:value-type="float" office:value="0">
            <text:p>0</text:p>
          </table:table-cell>
          <table:table-cell table:formula="of:=['file:///home/diego/workspace/qin-cluster/pruebas/estadisticas/corrida-20120802000741.ods'#$acumulado.A868]" office:value-type="float" office:value="0">
            <text:p>0</text:p>
          </table:table-cell>
          <table:table-cell table:formula="of:=['file:///home/diego/workspace/qin-cluster/pruebas/estadisticas/corrida-20120802000741.ods'#$acumulado.C868]" office:value-type="float" office:value="0">
            <text:p>0</text:p>
          </table:table-cell>
          <table:table-cell table:formula="of:=['file:///home/diego/workspace/qin-cluster/pruebas/estadisticas/corrida-20120802000741.ods'#$acumulado.D868]" office:value-type="float" office:value="0">
            <text:p>0</text:p>
          </table:table-cell>
          <table:table-cell table:formula="of:=['file:///home/diego/workspace/qin-cluster/pruebas/estadisticas/corrida-20120802000741.ods'#$acumulado.E868]" office:value-type="float" office:value="0">
            <text:p>0</text:p>
          </table:table-cell>
          <table:table-cell table:formula="of:=['file:///home/diego/workspace/qin-cluster/pruebas/estadisticas/corrida-20120802000741.ods'#$acumulado.F868]" office:value-type="float" office:value="0">
            <text:p>0</text:p>
          </table:table-cell>
          <table:table-cell table:formula="of:=['file:///home/diego/workspace/qin-cluster/pruebas/estadisticas/corrida-20120802000741.ods'#$acumulado.G868]" office:value-type="float" office:value="0">
            <text:p>0</text:p>
          </table:table-cell>
          <table:table-cell table:formula="of:=[.L868]*100/[.$S$2]" office:value-type="float" office:value="0">
            <text:p>0,00</text:p>
          </table:table-cell>
          <table:table-cell table:formula="of:=[.I8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69]" office:value-type="float" office:value="0">
            <text:p>0</text:p>
          </table:table-cell>
          <table:table-cell office:value-type="float" office:value="868">
            <text:p>868</text:p>
          </table:table-cell>
          <table:table-cell table:formula="of:=['file:///home/diego/workspace/qin-cluster/pruebas/estadisticas/corrida-20120802000741.ods'#$secuencia.B869]" office:value-type="float" office:value="0">
            <text:p>0</text:p>
          </table:table-cell>
          <table:table-cell table:formula="of:=['file:///home/diego/workspace/qin-cluster/pruebas/estadisticas/corrida-20120802000741.ods'#$secuencia.C869]" office:value-type="float" office:value="0">
            <text:p>0,00</text:p>
          </table:table-cell>
          <table:table-cell table:formula="of:=[.C8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69]" office:value-type="float" office:value="0">
            <text:p>0</text:p>
          </table:table-cell>
          <table:table-cell table:formula="of:=['file:///home/diego/workspace/qin-cluster/pruebas/estadisticas/corrida-20120802000741.ods'#$acumulado.A869]" office:value-type="float" office:value="0">
            <text:p>0</text:p>
          </table:table-cell>
          <table:table-cell table:formula="of:=['file:///home/diego/workspace/qin-cluster/pruebas/estadisticas/corrida-20120802000741.ods'#$acumulado.C869]" office:value-type="float" office:value="0">
            <text:p>0</text:p>
          </table:table-cell>
          <table:table-cell table:formula="of:=['file:///home/diego/workspace/qin-cluster/pruebas/estadisticas/corrida-20120802000741.ods'#$acumulado.D869]" office:value-type="float" office:value="0">
            <text:p>0</text:p>
          </table:table-cell>
          <table:table-cell table:formula="of:=['file:///home/diego/workspace/qin-cluster/pruebas/estadisticas/corrida-20120802000741.ods'#$acumulado.E869]" office:value-type="float" office:value="0">
            <text:p>0</text:p>
          </table:table-cell>
          <table:table-cell table:formula="of:=['file:///home/diego/workspace/qin-cluster/pruebas/estadisticas/corrida-20120802000741.ods'#$acumulado.F869]" office:value-type="float" office:value="0">
            <text:p>0</text:p>
          </table:table-cell>
          <table:table-cell table:formula="of:=['file:///home/diego/workspace/qin-cluster/pruebas/estadisticas/corrida-20120802000741.ods'#$acumulado.G869]" office:value-type="float" office:value="0">
            <text:p>0</text:p>
          </table:table-cell>
          <table:table-cell table:formula="of:=[.L869]*100/[.$S$2]" office:value-type="float" office:value="0">
            <text:p>0,00</text:p>
          </table:table-cell>
          <table:table-cell table:formula="of:=[.I8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0]" office:value-type="float" office:value="0">
            <text:p>0</text:p>
          </table:table-cell>
          <table:table-cell office:value-type="float" office:value="869">
            <text:p>869</text:p>
          </table:table-cell>
          <table:table-cell table:formula="of:=['file:///home/diego/workspace/qin-cluster/pruebas/estadisticas/corrida-20120802000741.ods'#$secuencia.B870]" office:value-type="float" office:value="0">
            <text:p>0</text:p>
          </table:table-cell>
          <table:table-cell table:formula="of:=['file:///home/diego/workspace/qin-cluster/pruebas/estadisticas/corrida-20120802000741.ods'#$secuencia.C870]" office:value-type="float" office:value="0">
            <text:p>0,00</text:p>
          </table:table-cell>
          <table:table-cell table:formula="of:=[.C8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0]" office:value-type="float" office:value="0">
            <text:p>0</text:p>
          </table:table-cell>
          <table:table-cell table:formula="of:=['file:///home/diego/workspace/qin-cluster/pruebas/estadisticas/corrida-20120802000741.ods'#$acumulado.A870]" office:value-type="float" office:value="0">
            <text:p>0</text:p>
          </table:table-cell>
          <table:table-cell table:formula="of:=['file:///home/diego/workspace/qin-cluster/pruebas/estadisticas/corrida-20120802000741.ods'#$acumulado.C870]" office:value-type="float" office:value="0">
            <text:p>0</text:p>
          </table:table-cell>
          <table:table-cell table:formula="of:=['file:///home/diego/workspace/qin-cluster/pruebas/estadisticas/corrida-20120802000741.ods'#$acumulado.D870]" office:value-type="float" office:value="0">
            <text:p>0</text:p>
          </table:table-cell>
          <table:table-cell table:formula="of:=['file:///home/diego/workspace/qin-cluster/pruebas/estadisticas/corrida-20120802000741.ods'#$acumulado.E870]" office:value-type="float" office:value="0">
            <text:p>0</text:p>
          </table:table-cell>
          <table:table-cell table:formula="of:=['file:///home/diego/workspace/qin-cluster/pruebas/estadisticas/corrida-20120802000741.ods'#$acumulado.F870]" office:value-type="float" office:value="0">
            <text:p>0</text:p>
          </table:table-cell>
          <table:table-cell table:formula="of:=['file:///home/diego/workspace/qin-cluster/pruebas/estadisticas/corrida-20120802000741.ods'#$acumulado.G870]" office:value-type="float" office:value="0">
            <text:p>0</text:p>
          </table:table-cell>
          <table:table-cell table:formula="of:=[.L870]*100/[.$S$2]" office:value-type="float" office:value="0">
            <text:p>0,00</text:p>
          </table:table-cell>
          <table:table-cell table:formula="of:=[.I8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1]" office:value-type="float" office:value="0">
            <text:p>0</text:p>
          </table:table-cell>
          <table:table-cell office:value-type="float" office:value="870">
            <text:p>870</text:p>
          </table:table-cell>
          <table:table-cell table:formula="of:=['file:///home/diego/workspace/qin-cluster/pruebas/estadisticas/corrida-20120802000741.ods'#$secuencia.B871]" office:value-type="float" office:value="0">
            <text:p>0</text:p>
          </table:table-cell>
          <table:table-cell table:formula="of:=['file:///home/diego/workspace/qin-cluster/pruebas/estadisticas/corrida-20120802000741.ods'#$secuencia.C871]" office:value-type="float" office:value="0">
            <text:p>0,00</text:p>
          </table:table-cell>
          <table:table-cell table:formula="of:=[.C8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1]" office:value-type="float" office:value="0">
            <text:p>0</text:p>
          </table:table-cell>
          <table:table-cell table:formula="of:=['file:///home/diego/workspace/qin-cluster/pruebas/estadisticas/corrida-20120802000741.ods'#$acumulado.A871]" office:value-type="float" office:value="0">
            <text:p>0</text:p>
          </table:table-cell>
          <table:table-cell table:formula="of:=['file:///home/diego/workspace/qin-cluster/pruebas/estadisticas/corrida-20120802000741.ods'#$acumulado.C871]" office:value-type="float" office:value="0">
            <text:p>0</text:p>
          </table:table-cell>
          <table:table-cell table:formula="of:=['file:///home/diego/workspace/qin-cluster/pruebas/estadisticas/corrida-20120802000741.ods'#$acumulado.D871]" office:value-type="float" office:value="0">
            <text:p>0</text:p>
          </table:table-cell>
          <table:table-cell table:formula="of:=['file:///home/diego/workspace/qin-cluster/pruebas/estadisticas/corrida-20120802000741.ods'#$acumulado.E871]" office:value-type="float" office:value="0">
            <text:p>0</text:p>
          </table:table-cell>
          <table:table-cell table:formula="of:=['file:///home/diego/workspace/qin-cluster/pruebas/estadisticas/corrida-20120802000741.ods'#$acumulado.F871]" office:value-type="float" office:value="0">
            <text:p>0</text:p>
          </table:table-cell>
          <table:table-cell table:formula="of:=['file:///home/diego/workspace/qin-cluster/pruebas/estadisticas/corrida-20120802000741.ods'#$acumulado.G871]" office:value-type="float" office:value="0">
            <text:p>0</text:p>
          </table:table-cell>
          <table:table-cell table:formula="of:=[.L871]*100/[.$S$2]" office:value-type="float" office:value="0">
            <text:p>0,00</text:p>
          </table:table-cell>
          <table:table-cell table:formula="of:=[.I8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2]" office:value-type="float" office:value="0">
            <text:p>0</text:p>
          </table:table-cell>
          <table:table-cell office:value-type="float" office:value="871">
            <text:p>871</text:p>
          </table:table-cell>
          <table:table-cell table:formula="of:=['file:///home/diego/workspace/qin-cluster/pruebas/estadisticas/corrida-20120802000741.ods'#$secuencia.B872]" office:value-type="float" office:value="0">
            <text:p>0</text:p>
          </table:table-cell>
          <table:table-cell table:formula="of:=['file:///home/diego/workspace/qin-cluster/pruebas/estadisticas/corrida-20120802000741.ods'#$secuencia.C872]" office:value-type="float" office:value="0">
            <text:p>0,00</text:p>
          </table:table-cell>
          <table:table-cell table:formula="of:=[.C8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2]" office:value-type="float" office:value="0">
            <text:p>0</text:p>
          </table:table-cell>
          <table:table-cell table:formula="of:=['file:///home/diego/workspace/qin-cluster/pruebas/estadisticas/corrida-20120802000741.ods'#$acumulado.A872]" office:value-type="float" office:value="0">
            <text:p>0</text:p>
          </table:table-cell>
          <table:table-cell table:formula="of:=['file:///home/diego/workspace/qin-cluster/pruebas/estadisticas/corrida-20120802000741.ods'#$acumulado.C872]" office:value-type="float" office:value="0">
            <text:p>0</text:p>
          </table:table-cell>
          <table:table-cell table:formula="of:=['file:///home/diego/workspace/qin-cluster/pruebas/estadisticas/corrida-20120802000741.ods'#$acumulado.D872]" office:value-type="float" office:value="0">
            <text:p>0</text:p>
          </table:table-cell>
          <table:table-cell table:formula="of:=['file:///home/diego/workspace/qin-cluster/pruebas/estadisticas/corrida-20120802000741.ods'#$acumulado.E872]" office:value-type="float" office:value="0">
            <text:p>0</text:p>
          </table:table-cell>
          <table:table-cell table:formula="of:=['file:///home/diego/workspace/qin-cluster/pruebas/estadisticas/corrida-20120802000741.ods'#$acumulado.F872]" office:value-type="float" office:value="0">
            <text:p>0</text:p>
          </table:table-cell>
          <table:table-cell table:formula="of:=['file:///home/diego/workspace/qin-cluster/pruebas/estadisticas/corrida-20120802000741.ods'#$acumulado.G872]" office:value-type="float" office:value="0">
            <text:p>0</text:p>
          </table:table-cell>
          <table:table-cell table:formula="of:=[.L872]*100/[.$S$2]" office:value-type="float" office:value="0">
            <text:p>0,00</text:p>
          </table:table-cell>
          <table:table-cell table:formula="of:=[.I8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3]" office:value-type="float" office:value="0">
            <text:p>0</text:p>
          </table:table-cell>
          <table:table-cell office:value-type="float" office:value="872">
            <text:p>872</text:p>
          </table:table-cell>
          <table:table-cell table:formula="of:=['file:///home/diego/workspace/qin-cluster/pruebas/estadisticas/corrida-20120802000741.ods'#$secuencia.B873]" office:value-type="float" office:value="0">
            <text:p>0</text:p>
          </table:table-cell>
          <table:table-cell table:formula="of:=['file:///home/diego/workspace/qin-cluster/pruebas/estadisticas/corrida-20120802000741.ods'#$secuencia.C873]" office:value-type="float" office:value="0">
            <text:p>0,00</text:p>
          </table:table-cell>
          <table:table-cell table:formula="of:=[.C8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3]" office:value-type="float" office:value="0">
            <text:p>0</text:p>
          </table:table-cell>
          <table:table-cell table:formula="of:=['file:///home/diego/workspace/qin-cluster/pruebas/estadisticas/corrida-20120802000741.ods'#$acumulado.A873]" office:value-type="float" office:value="0">
            <text:p>0</text:p>
          </table:table-cell>
          <table:table-cell table:formula="of:=['file:///home/diego/workspace/qin-cluster/pruebas/estadisticas/corrida-20120802000741.ods'#$acumulado.C873]" office:value-type="float" office:value="0">
            <text:p>0</text:p>
          </table:table-cell>
          <table:table-cell table:formula="of:=['file:///home/diego/workspace/qin-cluster/pruebas/estadisticas/corrida-20120802000741.ods'#$acumulado.D873]" office:value-type="float" office:value="0">
            <text:p>0</text:p>
          </table:table-cell>
          <table:table-cell table:formula="of:=['file:///home/diego/workspace/qin-cluster/pruebas/estadisticas/corrida-20120802000741.ods'#$acumulado.E873]" office:value-type="float" office:value="0">
            <text:p>0</text:p>
          </table:table-cell>
          <table:table-cell table:formula="of:=['file:///home/diego/workspace/qin-cluster/pruebas/estadisticas/corrida-20120802000741.ods'#$acumulado.F873]" office:value-type="float" office:value="0">
            <text:p>0</text:p>
          </table:table-cell>
          <table:table-cell table:formula="of:=['file:///home/diego/workspace/qin-cluster/pruebas/estadisticas/corrida-20120802000741.ods'#$acumulado.G873]" office:value-type="float" office:value="0">
            <text:p>0</text:p>
          </table:table-cell>
          <table:table-cell table:formula="of:=[.L873]*100/[.$S$2]" office:value-type="float" office:value="0">
            <text:p>0,00</text:p>
          </table:table-cell>
          <table:table-cell table:formula="of:=[.I8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4]" office:value-type="float" office:value="0">
            <text:p>0</text:p>
          </table:table-cell>
          <table:table-cell office:value-type="float" office:value="873">
            <text:p>873</text:p>
          </table:table-cell>
          <table:table-cell table:formula="of:=['file:///home/diego/workspace/qin-cluster/pruebas/estadisticas/corrida-20120802000741.ods'#$secuencia.B874]" office:value-type="float" office:value="0">
            <text:p>0</text:p>
          </table:table-cell>
          <table:table-cell table:formula="of:=['file:///home/diego/workspace/qin-cluster/pruebas/estadisticas/corrida-20120802000741.ods'#$secuencia.C874]" office:value-type="float" office:value="0">
            <text:p>0,00</text:p>
          </table:table-cell>
          <table:table-cell table:formula="of:=[.C8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4]" office:value-type="float" office:value="0">
            <text:p>0</text:p>
          </table:table-cell>
          <table:table-cell table:formula="of:=['file:///home/diego/workspace/qin-cluster/pruebas/estadisticas/corrida-20120802000741.ods'#$acumulado.A874]" office:value-type="float" office:value="0">
            <text:p>0</text:p>
          </table:table-cell>
          <table:table-cell table:formula="of:=['file:///home/diego/workspace/qin-cluster/pruebas/estadisticas/corrida-20120802000741.ods'#$acumulado.C874]" office:value-type="float" office:value="0">
            <text:p>0</text:p>
          </table:table-cell>
          <table:table-cell table:formula="of:=['file:///home/diego/workspace/qin-cluster/pruebas/estadisticas/corrida-20120802000741.ods'#$acumulado.D874]" office:value-type="float" office:value="0">
            <text:p>0</text:p>
          </table:table-cell>
          <table:table-cell table:formula="of:=['file:///home/diego/workspace/qin-cluster/pruebas/estadisticas/corrida-20120802000741.ods'#$acumulado.E874]" office:value-type="float" office:value="0">
            <text:p>0</text:p>
          </table:table-cell>
          <table:table-cell table:formula="of:=['file:///home/diego/workspace/qin-cluster/pruebas/estadisticas/corrida-20120802000741.ods'#$acumulado.F874]" office:value-type="float" office:value="0">
            <text:p>0</text:p>
          </table:table-cell>
          <table:table-cell table:formula="of:=['file:///home/diego/workspace/qin-cluster/pruebas/estadisticas/corrida-20120802000741.ods'#$acumulado.G874]" office:value-type="float" office:value="0">
            <text:p>0</text:p>
          </table:table-cell>
          <table:table-cell table:formula="of:=[.L874]*100/[.$S$2]" office:value-type="float" office:value="0">
            <text:p>0,00</text:p>
          </table:table-cell>
          <table:table-cell table:formula="of:=[.I8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5]" office:value-type="float" office:value="0">
            <text:p>0</text:p>
          </table:table-cell>
          <table:table-cell office:value-type="float" office:value="874">
            <text:p>874</text:p>
          </table:table-cell>
          <table:table-cell table:formula="of:=['file:///home/diego/workspace/qin-cluster/pruebas/estadisticas/corrida-20120802000741.ods'#$secuencia.B875]" office:value-type="float" office:value="0">
            <text:p>0</text:p>
          </table:table-cell>
          <table:table-cell table:formula="of:=['file:///home/diego/workspace/qin-cluster/pruebas/estadisticas/corrida-20120802000741.ods'#$secuencia.C875]" office:value-type="float" office:value="0">
            <text:p>0,00</text:p>
          </table:table-cell>
          <table:table-cell table:formula="of:=[.C8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5]" office:value-type="float" office:value="0">
            <text:p>0</text:p>
          </table:table-cell>
          <table:table-cell table:formula="of:=['file:///home/diego/workspace/qin-cluster/pruebas/estadisticas/corrida-20120802000741.ods'#$acumulado.A875]" office:value-type="float" office:value="0">
            <text:p>0</text:p>
          </table:table-cell>
          <table:table-cell table:formula="of:=['file:///home/diego/workspace/qin-cluster/pruebas/estadisticas/corrida-20120802000741.ods'#$acumulado.C875]" office:value-type="float" office:value="0">
            <text:p>0</text:p>
          </table:table-cell>
          <table:table-cell table:formula="of:=['file:///home/diego/workspace/qin-cluster/pruebas/estadisticas/corrida-20120802000741.ods'#$acumulado.D875]" office:value-type="float" office:value="0">
            <text:p>0</text:p>
          </table:table-cell>
          <table:table-cell table:formula="of:=['file:///home/diego/workspace/qin-cluster/pruebas/estadisticas/corrida-20120802000741.ods'#$acumulado.E875]" office:value-type="float" office:value="0">
            <text:p>0</text:p>
          </table:table-cell>
          <table:table-cell table:formula="of:=['file:///home/diego/workspace/qin-cluster/pruebas/estadisticas/corrida-20120802000741.ods'#$acumulado.F875]" office:value-type="float" office:value="0">
            <text:p>0</text:p>
          </table:table-cell>
          <table:table-cell table:formula="of:=['file:///home/diego/workspace/qin-cluster/pruebas/estadisticas/corrida-20120802000741.ods'#$acumulado.G875]" office:value-type="float" office:value="0">
            <text:p>0</text:p>
          </table:table-cell>
          <table:table-cell table:formula="of:=[.L875]*100/[.$S$2]" office:value-type="float" office:value="0">
            <text:p>0,00</text:p>
          </table:table-cell>
          <table:table-cell table:formula="of:=[.I8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6]" office:value-type="float" office:value="0">
            <text:p>0</text:p>
          </table:table-cell>
          <table:table-cell office:value-type="float" office:value="875">
            <text:p>875</text:p>
          </table:table-cell>
          <table:table-cell table:formula="of:=['file:///home/diego/workspace/qin-cluster/pruebas/estadisticas/corrida-20120802000741.ods'#$secuencia.B876]" office:value-type="float" office:value="0">
            <text:p>0</text:p>
          </table:table-cell>
          <table:table-cell table:formula="of:=['file:///home/diego/workspace/qin-cluster/pruebas/estadisticas/corrida-20120802000741.ods'#$secuencia.C876]" office:value-type="float" office:value="0">
            <text:p>0,00</text:p>
          </table:table-cell>
          <table:table-cell table:formula="of:=[.C8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6]" office:value-type="float" office:value="0">
            <text:p>0</text:p>
          </table:table-cell>
          <table:table-cell table:formula="of:=['file:///home/diego/workspace/qin-cluster/pruebas/estadisticas/corrida-20120802000741.ods'#$acumulado.A876]" office:value-type="float" office:value="0">
            <text:p>0</text:p>
          </table:table-cell>
          <table:table-cell table:formula="of:=['file:///home/diego/workspace/qin-cluster/pruebas/estadisticas/corrida-20120802000741.ods'#$acumulado.C876]" office:value-type="float" office:value="0">
            <text:p>0</text:p>
          </table:table-cell>
          <table:table-cell table:formula="of:=['file:///home/diego/workspace/qin-cluster/pruebas/estadisticas/corrida-20120802000741.ods'#$acumulado.D876]" office:value-type="float" office:value="0">
            <text:p>0</text:p>
          </table:table-cell>
          <table:table-cell table:formula="of:=['file:///home/diego/workspace/qin-cluster/pruebas/estadisticas/corrida-20120802000741.ods'#$acumulado.E876]" office:value-type="float" office:value="0">
            <text:p>0</text:p>
          </table:table-cell>
          <table:table-cell table:formula="of:=['file:///home/diego/workspace/qin-cluster/pruebas/estadisticas/corrida-20120802000741.ods'#$acumulado.F876]" office:value-type="float" office:value="0">
            <text:p>0</text:p>
          </table:table-cell>
          <table:table-cell table:formula="of:=['file:///home/diego/workspace/qin-cluster/pruebas/estadisticas/corrida-20120802000741.ods'#$acumulado.G876]" office:value-type="float" office:value="0">
            <text:p>0</text:p>
          </table:table-cell>
          <table:table-cell table:formula="of:=[.L876]*100/[.$S$2]" office:value-type="float" office:value="0">
            <text:p>0,00</text:p>
          </table:table-cell>
          <table:table-cell table:formula="of:=[.I8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7]" office:value-type="float" office:value="0">
            <text:p>0</text:p>
          </table:table-cell>
          <table:table-cell office:value-type="float" office:value="876">
            <text:p>876</text:p>
          </table:table-cell>
          <table:table-cell table:formula="of:=['file:///home/diego/workspace/qin-cluster/pruebas/estadisticas/corrida-20120802000741.ods'#$secuencia.B877]" office:value-type="float" office:value="0">
            <text:p>0</text:p>
          </table:table-cell>
          <table:table-cell table:formula="of:=['file:///home/diego/workspace/qin-cluster/pruebas/estadisticas/corrida-20120802000741.ods'#$secuencia.C877]" office:value-type="float" office:value="0">
            <text:p>0,00</text:p>
          </table:table-cell>
          <table:table-cell table:formula="of:=[.C8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7]" office:value-type="float" office:value="0">
            <text:p>0</text:p>
          </table:table-cell>
          <table:table-cell table:formula="of:=['file:///home/diego/workspace/qin-cluster/pruebas/estadisticas/corrida-20120802000741.ods'#$acumulado.A877]" office:value-type="float" office:value="0">
            <text:p>0</text:p>
          </table:table-cell>
          <table:table-cell table:formula="of:=['file:///home/diego/workspace/qin-cluster/pruebas/estadisticas/corrida-20120802000741.ods'#$acumulado.C877]" office:value-type="float" office:value="0">
            <text:p>0</text:p>
          </table:table-cell>
          <table:table-cell table:formula="of:=['file:///home/diego/workspace/qin-cluster/pruebas/estadisticas/corrida-20120802000741.ods'#$acumulado.D877]" office:value-type="float" office:value="0">
            <text:p>0</text:p>
          </table:table-cell>
          <table:table-cell table:formula="of:=['file:///home/diego/workspace/qin-cluster/pruebas/estadisticas/corrida-20120802000741.ods'#$acumulado.E877]" office:value-type="float" office:value="0">
            <text:p>0</text:p>
          </table:table-cell>
          <table:table-cell table:formula="of:=['file:///home/diego/workspace/qin-cluster/pruebas/estadisticas/corrida-20120802000741.ods'#$acumulado.F877]" office:value-type="float" office:value="0">
            <text:p>0</text:p>
          </table:table-cell>
          <table:table-cell table:formula="of:=['file:///home/diego/workspace/qin-cluster/pruebas/estadisticas/corrida-20120802000741.ods'#$acumulado.G877]" office:value-type="float" office:value="0">
            <text:p>0</text:p>
          </table:table-cell>
          <table:table-cell table:formula="of:=[.L877]*100/[.$S$2]" office:value-type="float" office:value="0">
            <text:p>0,00</text:p>
          </table:table-cell>
          <table:table-cell table:formula="of:=[.I8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8]" office:value-type="float" office:value="0">
            <text:p>0</text:p>
          </table:table-cell>
          <table:table-cell office:value-type="float" office:value="877">
            <text:p>877</text:p>
          </table:table-cell>
          <table:table-cell table:formula="of:=['file:///home/diego/workspace/qin-cluster/pruebas/estadisticas/corrida-20120802000741.ods'#$secuencia.B878]" office:value-type="float" office:value="0">
            <text:p>0</text:p>
          </table:table-cell>
          <table:table-cell table:formula="of:=['file:///home/diego/workspace/qin-cluster/pruebas/estadisticas/corrida-20120802000741.ods'#$secuencia.C878]" office:value-type="float" office:value="0">
            <text:p>0,00</text:p>
          </table:table-cell>
          <table:table-cell table:formula="of:=[.C8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8]" office:value-type="float" office:value="0">
            <text:p>0</text:p>
          </table:table-cell>
          <table:table-cell table:formula="of:=['file:///home/diego/workspace/qin-cluster/pruebas/estadisticas/corrida-20120802000741.ods'#$acumulado.A878]" office:value-type="float" office:value="0">
            <text:p>0</text:p>
          </table:table-cell>
          <table:table-cell table:formula="of:=['file:///home/diego/workspace/qin-cluster/pruebas/estadisticas/corrida-20120802000741.ods'#$acumulado.C878]" office:value-type="float" office:value="0">
            <text:p>0</text:p>
          </table:table-cell>
          <table:table-cell table:formula="of:=['file:///home/diego/workspace/qin-cluster/pruebas/estadisticas/corrida-20120802000741.ods'#$acumulado.D878]" office:value-type="float" office:value="0">
            <text:p>0</text:p>
          </table:table-cell>
          <table:table-cell table:formula="of:=['file:///home/diego/workspace/qin-cluster/pruebas/estadisticas/corrida-20120802000741.ods'#$acumulado.E878]" office:value-type="float" office:value="0">
            <text:p>0</text:p>
          </table:table-cell>
          <table:table-cell table:formula="of:=['file:///home/diego/workspace/qin-cluster/pruebas/estadisticas/corrida-20120802000741.ods'#$acumulado.F878]" office:value-type="float" office:value="0">
            <text:p>0</text:p>
          </table:table-cell>
          <table:table-cell table:formula="of:=['file:///home/diego/workspace/qin-cluster/pruebas/estadisticas/corrida-20120802000741.ods'#$acumulado.G878]" office:value-type="float" office:value="0">
            <text:p>0</text:p>
          </table:table-cell>
          <table:table-cell table:formula="of:=[.L878]*100/[.$S$2]" office:value-type="float" office:value="0">
            <text:p>0,00</text:p>
          </table:table-cell>
          <table:table-cell table:formula="of:=[.I8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79]" office:value-type="float" office:value="0">
            <text:p>0</text:p>
          </table:table-cell>
          <table:table-cell office:value-type="float" office:value="878">
            <text:p>878</text:p>
          </table:table-cell>
          <table:table-cell table:formula="of:=['file:///home/diego/workspace/qin-cluster/pruebas/estadisticas/corrida-20120802000741.ods'#$secuencia.B879]" office:value-type="float" office:value="0">
            <text:p>0</text:p>
          </table:table-cell>
          <table:table-cell table:formula="of:=['file:///home/diego/workspace/qin-cluster/pruebas/estadisticas/corrida-20120802000741.ods'#$secuencia.C879]" office:value-type="float" office:value="0">
            <text:p>0,00</text:p>
          </table:table-cell>
          <table:table-cell table:formula="of:=[.C8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79]" office:value-type="float" office:value="0">
            <text:p>0</text:p>
          </table:table-cell>
          <table:table-cell table:formula="of:=['file:///home/diego/workspace/qin-cluster/pruebas/estadisticas/corrida-20120802000741.ods'#$acumulado.A879]" office:value-type="float" office:value="0">
            <text:p>0</text:p>
          </table:table-cell>
          <table:table-cell table:formula="of:=['file:///home/diego/workspace/qin-cluster/pruebas/estadisticas/corrida-20120802000741.ods'#$acumulado.C879]" office:value-type="float" office:value="0">
            <text:p>0</text:p>
          </table:table-cell>
          <table:table-cell table:formula="of:=['file:///home/diego/workspace/qin-cluster/pruebas/estadisticas/corrida-20120802000741.ods'#$acumulado.D879]" office:value-type="float" office:value="0">
            <text:p>0</text:p>
          </table:table-cell>
          <table:table-cell table:formula="of:=['file:///home/diego/workspace/qin-cluster/pruebas/estadisticas/corrida-20120802000741.ods'#$acumulado.E879]" office:value-type="float" office:value="0">
            <text:p>0</text:p>
          </table:table-cell>
          <table:table-cell table:formula="of:=['file:///home/diego/workspace/qin-cluster/pruebas/estadisticas/corrida-20120802000741.ods'#$acumulado.F879]" office:value-type="float" office:value="0">
            <text:p>0</text:p>
          </table:table-cell>
          <table:table-cell table:formula="of:=['file:///home/diego/workspace/qin-cluster/pruebas/estadisticas/corrida-20120802000741.ods'#$acumulado.G879]" office:value-type="float" office:value="0">
            <text:p>0</text:p>
          </table:table-cell>
          <table:table-cell table:formula="of:=[.L879]*100/[.$S$2]" office:value-type="float" office:value="0">
            <text:p>0,00</text:p>
          </table:table-cell>
          <table:table-cell table:formula="of:=[.I8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0]" office:value-type="float" office:value="0">
            <text:p>0</text:p>
          </table:table-cell>
          <table:table-cell office:value-type="float" office:value="879">
            <text:p>879</text:p>
          </table:table-cell>
          <table:table-cell table:formula="of:=['file:///home/diego/workspace/qin-cluster/pruebas/estadisticas/corrida-20120802000741.ods'#$secuencia.B880]" office:value-type="float" office:value="0">
            <text:p>0</text:p>
          </table:table-cell>
          <table:table-cell table:formula="of:=['file:///home/diego/workspace/qin-cluster/pruebas/estadisticas/corrida-20120802000741.ods'#$secuencia.C880]" office:value-type="float" office:value="0">
            <text:p>0,00</text:p>
          </table:table-cell>
          <table:table-cell table:formula="of:=[.C8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0]" office:value-type="float" office:value="0">
            <text:p>0</text:p>
          </table:table-cell>
          <table:table-cell table:formula="of:=['file:///home/diego/workspace/qin-cluster/pruebas/estadisticas/corrida-20120802000741.ods'#$acumulado.A880]" office:value-type="float" office:value="0">
            <text:p>0</text:p>
          </table:table-cell>
          <table:table-cell table:formula="of:=['file:///home/diego/workspace/qin-cluster/pruebas/estadisticas/corrida-20120802000741.ods'#$acumulado.C880]" office:value-type="float" office:value="0">
            <text:p>0</text:p>
          </table:table-cell>
          <table:table-cell table:formula="of:=['file:///home/diego/workspace/qin-cluster/pruebas/estadisticas/corrida-20120802000741.ods'#$acumulado.D880]" office:value-type="float" office:value="0">
            <text:p>0</text:p>
          </table:table-cell>
          <table:table-cell table:formula="of:=['file:///home/diego/workspace/qin-cluster/pruebas/estadisticas/corrida-20120802000741.ods'#$acumulado.E880]" office:value-type="float" office:value="0">
            <text:p>0</text:p>
          </table:table-cell>
          <table:table-cell table:formula="of:=['file:///home/diego/workspace/qin-cluster/pruebas/estadisticas/corrida-20120802000741.ods'#$acumulado.F880]" office:value-type="float" office:value="0">
            <text:p>0</text:p>
          </table:table-cell>
          <table:table-cell table:formula="of:=['file:///home/diego/workspace/qin-cluster/pruebas/estadisticas/corrida-20120802000741.ods'#$acumulado.G880]" office:value-type="float" office:value="0">
            <text:p>0</text:p>
          </table:table-cell>
          <table:table-cell table:formula="of:=[.L880]*100/[.$S$2]" office:value-type="float" office:value="0">
            <text:p>0,00</text:p>
          </table:table-cell>
          <table:table-cell table:formula="of:=[.I8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1]" office:value-type="float" office:value="0">
            <text:p>0</text:p>
          </table:table-cell>
          <table:table-cell office:value-type="float" office:value="880">
            <text:p>880</text:p>
          </table:table-cell>
          <table:table-cell table:formula="of:=['file:///home/diego/workspace/qin-cluster/pruebas/estadisticas/corrida-20120802000741.ods'#$secuencia.B881]" office:value-type="float" office:value="0">
            <text:p>0</text:p>
          </table:table-cell>
          <table:table-cell table:formula="of:=['file:///home/diego/workspace/qin-cluster/pruebas/estadisticas/corrida-20120802000741.ods'#$secuencia.C881]" office:value-type="float" office:value="0">
            <text:p>0,00</text:p>
          </table:table-cell>
          <table:table-cell table:formula="of:=[.C8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1]" office:value-type="float" office:value="0">
            <text:p>0</text:p>
          </table:table-cell>
          <table:table-cell table:formula="of:=['file:///home/diego/workspace/qin-cluster/pruebas/estadisticas/corrida-20120802000741.ods'#$acumulado.A881]" office:value-type="float" office:value="0">
            <text:p>0</text:p>
          </table:table-cell>
          <table:table-cell table:formula="of:=['file:///home/diego/workspace/qin-cluster/pruebas/estadisticas/corrida-20120802000741.ods'#$acumulado.C881]" office:value-type="float" office:value="0">
            <text:p>0</text:p>
          </table:table-cell>
          <table:table-cell table:formula="of:=['file:///home/diego/workspace/qin-cluster/pruebas/estadisticas/corrida-20120802000741.ods'#$acumulado.D881]" office:value-type="float" office:value="0">
            <text:p>0</text:p>
          </table:table-cell>
          <table:table-cell table:formula="of:=['file:///home/diego/workspace/qin-cluster/pruebas/estadisticas/corrida-20120802000741.ods'#$acumulado.E881]" office:value-type="float" office:value="0">
            <text:p>0</text:p>
          </table:table-cell>
          <table:table-cell table:formula="of:=['file:///home/diego/workspace/qin-cluster/pruebas/estadisticas/corrida-20120802000741.ods'#$acumulado.F881]" office:value-type="float" office:value="0">
            <text:p>0</text:p>
          </table:table-cell>
          <table:table-cell table:formula="of:=['file:///home/diego/workspace/qin-cluster/pruebas/estadisticas/corrida-20120802000741.ods'#$acumulado.G881]" office:value-type="float" office:value="0">
            <text:p>0</text:p>
          </table:table-cell>
          <table:table-cell table:formula="of:=[.L881]*100/[.$S$2]" office:value-type="float" office:value="0">
            <text:p>0,00</text:p>
          </table:table-cell>
          <table:table-cell table:formula="of:=[.I8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2]" office:value-type="float" office:value="0">
            <text:p>0</text:p>
          </table:table-cell>
          <table:table-cell office:value-type="float" office:value="881">
            <text:p>881</text:p>
          </table:table-cell>
          <table:table-cell table:formula="of:=['file:///home/diego/workspace/qin-cluster/pruebas/estadisticas/corrida-20120802000741.ods'#$secuencia.B882]" office:value-type="float" office:value="0">
            <text:p>0</text:p>
          </table:table-cell>
          <table:table-cell table:formula="of:=['file:///home/diego/workspace/qin-cluster/pruebas/estadisticas/corrida-20120802000741.ods'#$secuencia.C882]" office:value-type="float" office:value="0">
            <text:p>0,00</text:p>
          </table:table-cell>
          <table:table-cell table:formula="of:=[.C8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2]" office:value-type="float" office:value="0">
            <text:p>0</text:p>
          </table:table-cell>
          <table:table-cell table:formula="of:=['file:///home/diego/workspace/qin-cluster/pruebas/estadisticas/corrida-20120802000741.ods'#$acumulado.A882]" office:value-type="float" office:value="0">
            <text:p>0</text:p>
          </table:table-cell>
          <table:table-cell table:formula="of:=['file:///home/diego/workspace/qin-cluster/pruebas/estadisticas/corrida-20120802000741.ods'#$acumulado.C882]" office:value-type="float" office:value="0">
            <text:p>0</text:p>
          </table:table-cell>
          <table:table-cell table:formula="of:=['file:///home/diego/workspace/qin-cluster/pruebas/estadisticas/corrida-20120802000741.ods'#$acumulado.D882]" office:value-type="float" office:value="0">
            <text:p>0</text:p>
          </table:table-cell>
          <table:table-cell table:formula="of:=['file:///home/diego/workspace/qin-cluster/pruebas/estadisticas/corrida-20120802000741.ods'#$acumulado.E882]" office:value-type="float" office:value="0">
            <text:p>0</text:p>
          </table:table-cell>
          <table:table-cell table:formula="of:=['file:///home/diego/workspace/qin-cluster/pruebas/estadisticas/corrida-20120802000741.ods'#$acumulado.F882]" office:value-type="float" office:value="0">
            <text:p>0</text:p>
          </table:table-cell>
          <table:table-cell table:formula="of:=['file:///home/diego/workspace/qin-cluster/pruebas/estadisticas/corrida-20120802000741.ods'#$acumulado.G882]" office:value-type="float" office:value="0">
            <text:p>0</text:p>
          </table:table-cell>
          <table:table-cell table:formula="of:=[.L882]*100/[.$S$2]" office:value-type="float" office:value="0">
            <text:p>0,00</text:p>
          </table:table-cell>
          <table:table-cell table:formula="of:=[.I8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3]" office:value-type="float" office:value="0">
            <text:p>0</text:p>
          </table:table-cell>
          <table:table-cell office:value-type="float" office:value="882">
            <text:p>882</text:p>
          </table:table-cell>
          <table:table-cell table:formula="of:=['file:///home/diego/workspace/qin-cluster/pruebas/estadisticas/corrida-20120802000741.ods'#$secuencia.B883]" office:value-type="float" office:value="0">
            <text:p>0</text:p>
          </table:table-cell>
          <table:table-cell table:formula="of:=['file:///home/diego/workspace/qin-cluster/pruebas/estadisticas/corrida-20120802000741.ods'#$secuencia.C883]" office:value-type="float" office:value="0">
            <text:p>0,00</text:p>
          </table:table-cell>
          <table:table-cell table:formula="of:=[.C8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3]" office:value-type="float" office:value="0">
            <text:p>0</text:p>
          </table:table-cell>
          <table:table-cell table:formula="of:=['file:///home/diego/workspace/qin-cluster/pruebas/estadisticas/corrida-20120802000741.ods'#$acumulado.A883]" office:value-type="float" office:value="0">
            <text:p>0</text:p>
          </table:table-cell>
          <table:table-cell table:formula="of:=['file:///home/diego/workspace/qin-cluster/pruebas/estadisticas/corrida-20120802000741.ods'#$acumulado.C883]" office:value-type="float" office:value="0">
            <text:p>0</text:p>
          </table:table-cell>
          <table:table-cell table:formula="of:=['file:///home/diego/workspace/qin-cluster/pruebas/estadisticas/corrida-20120802000741.ods'#$acumulado.D883]" office:value-type="float" office:value="0">
            <text:p>0</text:p>
          </table:table-cell>
          <table:table-cell table:formula="of:=['file:///home/diego/workspace/qin-cluster/pruebas/estadisticas/corrida-20120802000741.ods'#$acumulado.E883]" office:value-type="float" office:value="0">
            <text:p>0</text:p>
          </table:table-cell>
          <table:table-cell table:formula="of:=['file:///home/diego/workspace/qin-cluster/pruebas/estadisticas/corrida-20120802000741.ods'#$acumulado.F883]" office:value-type="float" office:value="0">
            <text:p>0</text:p>
          </table:table-cell>
          <table:table-cell table:formula="of:=['file:///home/diego/workspace/qin-cluster/pruebas/estadisticas/corrida-20120802000741.ods'#$acumulado.G883]" office:value-type="float" office:value="0">
            <text:p>0</text:p>
          </table:table-cell>
          <table:table-cell table:formula="of:=[.L883]*100/[.$S$2]" office:value-type="float" office:value="0">
            <text:p>0,00</text:p>
          </table:table-cell>
          <table:table-cell table:formula="of:=[.I8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4]" office:value-type="float" office:value="0">
            <text:p>0</text:p>
          </table:table-cell>
          <table:table-cell office:value-type="float" office:value="883">
            <text:p>883</text:p>
          </table:table-cell>
          <table:table-cell table:formula="of:=['file:///home/diego/workspace/qin-cluster/pruebas/estadisticas/corrida-20120802000741.ods'#$secuencia.B884]" office:value-type="float" office:value="0">
            <text:p>0</text:p>
          </table:table-cell>
          <table:table-cell table:formula="of:=['file:///home/diego/workspace/qin-cluster/pruebas/estadisticas/corrida-20120802000741.ods'#$secuencia.C884]" office:value-type="float" office:value="0">
            <text:p>0,00</text:p>
          </table:table-cell>
          <table:table-cell table:formula="of:=[.C8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4]" office:value-type="float" office:value="0">
            <text:p>0</text:p>
          </table:table-cell>
          <table:table-cell table:formula="of:=['file:///home/diego/workspace/qin-cluster/pruebas/estadisticas/corrida-20120802000741.ods'#$acumulado.A884]" office:value-type="float" office:value="0">
            <text:p>0</text:p>
          </table:table-cell>
          <table:table-cell table:formula="of:=['file:///home/diego/workspace/qin-cluster/pruebas/estadisticas/corrida-20120802000741.ods'#$acumulado.C884]" office:value-type="float" office:value="0">
            <text:p>0</text:p>
          </table:table-cell>
          <table:table-cell table:formula="of:=['file:///home/diego/workspace/qin-cluster/pruebas/estadisticas/corrida-20120802000741.ods'#$acumulado.D884]" office:value-type="float" office:value="0">
            <text:p>0</text:p>
          </table:table-cell>
          <table:table-cell table:formula="of:=['file:///home/diego/workspace/qin-cluster/pruebas/estadisticas/corrida-20120802000741.ods'#$acumulado.E884]" office:value-type="float" office:value="0">
            <text:p>0</text:p>
          </table:table-cell>
          <table:table-cell table:formula="of:=['file:///home/diego/workspace/qin-cluster/pruebas/estadisticas/corrida-20120802000741.ods'#$acumulado.F884]" office:value-type="float" office:value="0">
            <text:p>0</text:p>
          </table:table-cell>
          <table:table-cell table:formula="of:=['file:///home/diego/workspace/qin-cluster/pruebas/estadisticas/corrida-20120802000741.ods'#$acumulado.G884]" office:value-type="float" office:value="0">
            <text:p>0</text:p>
          </table:table-cell>
          <table:table-cell table:formula="of:=[.L884]*100/[.$S$2]" office:value-type="float" office:value="0">
            <text:p>0,00</text:p>
          </table:table-cell>
          <table:table-cell table:formula="of:=[.I8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5]" office:value-type="float" office:value="0">
            <text:p>0</text:p>
          </table:table-cell>
          <table:table-cell office:value-type="float" office:value="884">
            <text:p>884</text:p>
          </table:table-cell>
          <table:table-cell table:formula="of:=['file:///home/diego/workspace/qin-cluster/pruebas/estadisticas/corrida-20120802000741.ods'#$secuencia.B885]" office:value-type="float" office:value="0">
            <text:p>0</text:p>
          </table:table-cell>
          <table:table-cell table:formula="of:=['file:///home/diego/workspace/qin-cluster/pruebas/estadisticas/corrida-20120802000741.ods'#$secuencia.C885]" office:value-type="float" office:value="0">
            <text:p>0,00</text:p>
          </table:table-cell>
          <table:table-cell table:formula="of:=[.C8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5]" office:value-type="float" office:value="0">
            <text:p>0</text:p>
          </table:table-cell>
          <table:table-cell table:formula="of:=['file:///home/diego/workspace/qin-cluster/pruebas/estadisticas/corrida-20120802000741.ods'#$acumulado.A885]" office:value-type="float" office:value="0">
            <text:p>0</text:p>
          </table:table-cell>
          <table:table-cell table:formula="of:=['file:///home/diego/workspace/qin-cluster/pruebas/estadisticas/corrida-20120802000741.ods'#$acumulado.C885]" office:value-type="float" office:value="0">
            <text:p>0</text:p>
          </table:table-cell>
          <table:table-cell table:formula="of:=['file:///home/diego/workspace/qin-cluster/pruebas/estadisticas/corrida-20120802000741.ods'#$acumulado.D885]" office:value-type="float" office:value="0">
            <text:p>0</text:p>
          </table:table-cell>
          <table:table-cell table:formula="of:=['file:///home/diego/workspace/qin-cluster/pruebas/estadisticas/corrida-20120802000741.ods'#$acumulado.E885]" office:value-type="float" office:value="0">
            <text:p>0</text:p>
          </table:table-cell>
          <table:table-cell table:formula="of:=['file:///home/diego/workspace/qin-cluster/pruebas/estadisticas/corrida-20120802000741.ods'#$acumulado.F885]" office:value-type="float" office:value="0">
            <text:p>0</text:p>
          </table:table-cell>
          <table:table-cell table:formula="of:=['file:///home/diego/workspace/qin-cluster/pruebas/estadisticas/corrida-20120802000741.ods'#$acumulado.G885]" office:value-type="float" office:value="0">
            <text:p>0</text:p>
          </table:table-cell>
          <table:table-cell table:formula="of:=[.L885]*100/[.$S$2]" office:value-type="float" office:value="0">
            <text:p>0,00</text:p>
          </table:table-cell>
          <table:table-cell table:formula="of:=[.I8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6]" office:value-type="float" office:value="0">
            <text:p>0</text:p>
          </table:table-cell>
          <table:table-cell office:value-type="float" office:value="885">
            <text:p>885</text:p>
          </table:table-cell>
          <table:table-cell table:formula="of:=['file:///home/diego/workspace/qin-cluster/pruebas/estadisticas/corrida-20120802000741.ods'#$secuencia.B886]" office:value-type="float" office:value="0">
            <text:p>0</text:p>
          </table:table-cell>
          <table:table-cell table:formula="of:=['file:///home/diego/workspace/qin-cluster/pruebas/estadisticas/corrida-20120802000741.ods'#$secuencia.C886]" office:value-type="float" office:value="0">
            <text:p>0,00</text:p>
          </table:table-cell>
          <table:table-cell table:formula="of:=[.C8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6]" office:value-type="float" office:value="0">
            <text:p>0</text:p>
          </table:table-cell>
          <table:table-cell table:formula="of:=['file:///home/diego/workspace/qin-cluster/pruebas/estadisticas/corrida-20120802000741.ods'#$acumulado.A886]" office:value-type="float" office:value="0">
            <text:p>0</text:p>
          </table:table-cell>
          <table:table-cell table:formula="of:=['file:///home/diego/workspace/qin-cluster/pruebas/estadisticas/corrida-20120802000741.ods'#$acumulado.C886]" office:value-type="float" office:value="0">
            <text:p>0</text:p>
          </table:table-cell>
          <table:table-cell table:formula="of:=['file:///home/diego/workspace/qin-cluster/pruebas/estadisticas/corrida-20120802000741.ods'#$acumulado.D886]" office:value-type="float" office:value="0">
            <text:p>0</text:p>
          </table:table-cell>
          <table:table-cell table:formula="of:=['file:///home/diego/workspace/qin-cluster/pruebas/estadisticas/corrida-20120802000741.ods'#$acumulado.E886]" office:value-type="float" office:value="0">
            <text:p>0</text:p>
          </table:table-cell>
          <table:table-cell table:formula="of:=['file:///home/diego/workspace/qin-cluster/pruebas/estadisticas/corrida-20120802000741.ods'#$acumulado.F886]" office:value-type="float" office:value="0">
            <text:p>0</text:p>
          </table:table-cell>
          <table:table-cell table:formula="of:=['file:///home/diego/workspace/qin-cluster/pruebas/estadisticas/corrida-20120802000741.ods'#$acumulado.G886]" office:value-type="float" office:value="0">
            <text:p>0</text:p>
          </table:table-cell>
          <table:table-cell table:formula="of:=[.L886]*100/[.$S$2]" office:value-type="float" office:value="0">
            <text:p>0,00</text:p>
          </table:table-cell>
          <table:table-cell table:formula="of:=[.I8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7]" office:value-type="float" office:value="0">
            <text:p>0</text:p>
          </table:table-cell>
          <table:table-cell office:value-type="float" office:value="886">
            <text:p>886</text:p>
          </table:table-cell>
          <table:table-cell table:formula="of:=['file:///home/diego/workspace/qin-cluster/pruebas/estadisticas/corrida-20120802000741.ods'#$secuencia.B887]" office:value-type="float" office:value="0">
            <text:p>0</text:p>
          </table:table-cell>
          <table:table-cell table:formula="of:=['file:///home/diego/workspace/qin-cluster/pruebas/estadisticas/corrida-20120802000741.ods'#$secuencia.C887]" office:value-type="float" office:value="0">
            <text:p>0,00</text:p>
          </table:table-cell>
          <table:table-cell table:formula="of:=[.C8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7]" office:value-type="float" office:value="0">
            <text:p>0</text:p>
          </table:table-cell>
          <table:table-cell table:formula="of:=['file:///home/diego/workspace/qin-cluster/pruebas/estadisticas/corrida-20120802000741.ods'#$acumulado.A887]" office:value-type="float" office:value="0">
            <text:p>0</text:p>
          </table:table-cell>
          <table:table-cell table:formula="of:=['file:///home/diego/workspace/qin-cluster/pruebas/estadisticas/corrida-20120802000741.ods'#$acumulado.C887]" office:value-type="float" office:value="0">
            <text:p>0</text:p>
          </table:table-cell>
          <table:table-cell table:formula="of:=['file:///home/diego/workspace/qin-cluster/pruebas/estadisticas/corrida-20120802000741.ods'#$acumulado.D887]" office:value-type="float" office:value="0">
            <text:p>0</text:p>
          </table:table-cell>
          <table:table-cell table:formula="of:=['file:///home/diego/workspace/qin-cluster/pruebas/estadisticas/corrida-20120802000741.ods'#$acumulado.E887]" office:value-type="float" office:value="0">
            <text:p>0</text:p>
          </table:table-cell>
          <table:table-cell table:formula="of:=['file:///home/diego/workspace/qin-cluster/pruebas/estadisticas/corrida-20120802000741.ods'#$acumulado.F887]" office:value-type="float" office:value="0">
            <text:p>0</text:p>
          </table:table-cell>
          <table:table-cell table:formula="of:=['file:///home/diego/workspace/qin-cluster/pruebas/estadisticas/corrida-20120802000741.ods'#$acumulado.G887]" office:value-type="float" office:value="0">
            <text:p>0</text:p>
          </table:table-cell>
          <table:table-cell table:formula="of:=[.L887]*100/[.$S$2]" office:value-type="float" office:value="0">
            <text:p>0,00</text:p>
          </table:table-cell>
          <table:table-cell table:formula="of:=[.I8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8]" office:value-type="float" office:value="0">
            <text:p>0</text:p>
          </table:table-cell>
          <table:table-cell office:value-type="float" office:value="887">
            <text:p>887</text:p>
          </table:table-cell>
          <table:table-cell table:formula="of:=['file:///home/diego/workspace/qin-cluster/pruebas/estadisticas/corrida-20120802000741.ods'#$secuencia.B888]" office:value-type="float" office:value="0">
            <text:p>0</text:p>
          </table:table-cell>
          <table:table-cell table:formula="of:=['file:///home/diego/workspace/qin-cluster/pruebas/estadisticas/corrida-20120802000741.ods'#$secuencia.C888]" office:value-type="float" office:value="0">
            <text:p>0,00</text:p>
          </table:table-cell>
          <table:table-cell table:formula="of:=[.C8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8]" office:value-type="float" office:value="0">
            <text:p>0</text:p>
          </table:table-cell>
          <table:table-cell table:formula="of:=['file:///home/diego/workspace/qin-cluster/pruebas/estadisticas/corrida-20120802000741.ods'#$acumulado.A888]" office:value-type="float" office:value="0">
            <text:p>0</text:p>
          </table:table-cell>
          <table:table-cell table:formula="of:=['file:///home/diego/workspace/qin-cluster/pruebas/estadisticas/corrida-20120802000741.ods'#$acumulado.C888]" office:value-type="float" office:value="0">
            <text:p>0</text:p>
          </table:table-cell>
          <table:table-cell table:formula="of:=['file:///home/diego/workspace/qin-cluster/pruebas/estadisticas/corrida-20120802000741.ods'#$acumulado.D888]" office:value-type="float" office:value="0">
            <text:p>0</text:p>
          </table:table-cell>
          <table:table-cell table:formula="of:=['file:///home/diego/workspace/qin-cluster/pruebas/estadisticas/corrida-20120802000741.ods'#$acumulado.E888]" office:value-type="float" office:value="0">
            <text:p>0</text:p>
          </table:table-cell>
          <table:table-cell table:formula="of:=['file:///home/diego/workspace/qin-cluster/pruebas/estadisticas/corrida-20120802000741.ods'#$acumulado.F888]" office:value-type="float" office:value="0">
            <text:p>0</text:p>
          </table:table-cell>
          <table:table-cell table:formula="of:=['file:///home/diego/workspace/qin-cluster/pruebas/estadisticas/corrida-20120802000741.ods'#$acumulado.G888]" office:value-type="float" office:value="0">
            <text:p>0</text:p>
          </table:table-cell>
          <table:table-cell table:formula="of:=[.L888]*100/[.$S$2]" office:value-type="float" office:value="0">
            <text:p>0,00</text:p>
          </table:table-cell>
          <table:table-cell table:formula="of:=[.I8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89]" office:value-type="float" office:value="0">
            <text:p>0</text:p>
          </table:table-cell>
          <table:table-cell office:value-type="float" office:value="888">
            <text:p>888</text:p>
          </table:table-cell>
          <table:table-cell table:formula="of:=['file:///home/diego/workspace/qin-cluster/pruebas/estadisticas/corrida-20120802000741.ods'#$secuencia.B889]" office:value-type="float" office:value="0">
            <text:p>0</text:p>
          </table:table-cell>
          <table:table-cell table:formula="of:=['file:///home/diego/workspace/qin-cluster/pruebas/estadisticas/corrida-20120802000741.ods'#$secuencia.C889]" office:value-type="float" office:value="0">
            <text:p>0,00</text:p>
          </table:table-cell>
          <table:table-cell table:formula="of:=[.C8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89]" office:value-type="float" office:value="0">
            <text:p>0</text:p>
          </table:table-cell>
          <table:table-cell table:formula="of:=['file:///home/diego/workspace/qin-cluster/pruebas/estadisticas/corrida-20120802000741.ods'#$acumulado.A889]" office:value-type="float" office:value="0">
            <text:p>0</text:p>
          </table:table-cell>
          <table:table-cell table:formula="of:=['file:///home/diego/workspace/qin-cluster/pruebas/estadisticas/corrida-20120802000741.ods'#$acumulado.C889]" office:value-type="float" office:value="0">
            <text:p>0</text:p>
          </table:table-cell>
          <table:table-cell table:formula="of:=['file:///home/diego/workspace/qin-cluster/pruebas/estadisticas/corrida-20120802000741.ods'#$acumulado.D889]" office:value-type="float" office:value="0">
            <text:p>0</text:p>
          </table:table-cell>
          <table:table-cell table:formula="of:=['file:///home/diego/workspace/qin-cluster/pruebas/estadisticas/corrida-20120802000741.ods'#$acumulado.E889]" office:value-type="float" office:value="0">
            <text:p>0</text:p>
          </table:table-cell>
          <table:table-cell table:formula="of:=['file:///home/diego/workspace/qin-cluster/pruebas/estadisticas/corrida-20120802000741.ods'#$acumulado.F889]" office:value-type="float" office:value="0">
            <text:p>0</text:p>
          </table:table-cell>
          <table:table-cell table:formula="of:=['file:///home/diego/workspace/qin-cluster/pruebas/estadisticas/corrida-20120802000741.ods'#$acumulado.G889]" office:value-type="float" office:value="0">
            <text:p>0</text:p>
          </table:table-cell>
          <table:table-cell table:formula="of:=[.L889]*100/[.$S$2]" office:value-type="float" office:value="0">
            <text:p>0,00</text:p>
          </table:table-cell>
          <table:table-cell table:formula="of:=[.I8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0]" office:value-type="float" office:value="0">
            <text:p>0</text:p>
          </table:table-cell>
          <table:table-cell office:value-type="float" office:value="889">
            <text:p>889</text:p>
          </table:table-cell>
          <table:table-cell table:formula="of:=['file:///home/diego/workspace/qin-cluster/pruebas/estadisticas/corrida-20120802000741.ods'#$secuencia.B890]" office:value-type="float" office:value="0">
            <text:p>0</text:p>
          </table:table-cell>
          <table:table-cell table:formula="of:=['file:///home/diego/workspace/qin-cluster/pruebas/estadisticas/corrida-20120802000741.ods'#$secuencia.C890]" office:value-type="float" office:value="0">
            <text:p>0,00</text:p>
          </table:table-cell>
          <table:table-cell table:formula="of:=[.C8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0]" office:value-type="float" office:value="0">
            <text:p>0</text:p>
          </table:table-cell>
          <table:table-cell table:formula="of:=['file:///home/diego/workspace/qin-cluster/pruebas/estadisticas/corrida-20120802000741.ods'#$acumulado.A890]" office:value-type="float" office:value="0">
            <text:p>0</text:p>
          </table:table-cell>
          <table:table-cell table:formula="of:=['file:///home/diego/workspace/qin-cluster/pruebas/estadisticas/corrida-20120802000741.ods'#$acumulado.C890]" office:value-type="float" office:value="0">
            <text:p>0</text:p>
          </table:table-cell>
          <table:table-cell table:formula="of:=['file:///home/diego/workspace/qin-cluster/pruebas/estadisticas/corrida-20120802000741.ods'#$acumulado.D890]" office:value-type="float" office:value="0">
            <text:p>0</text:p>
          </table:table-cell>
          <table:table-cell table:formula="of:=['file:///home/diego/workspace/qin-cluster/pruebas/estadisticas/corrida-20120802000741.ods'#$acumulado.E890]" office:value-type="float" office:value="0">
            <text:p>0</text:p>
          </table:table-cell>
          <table:table-cell table:formula="of:=['file:///home/diego/workspace/qin-cluster/pruebas/estadisticas/corrida-20120802000741.ods'#$acumulado.F890]" office:value-type="float" office:value="0">
            <text:p>0</text:p>
          </table:table-cell>
          <table:table-cell table:formula="of:=['file:///home/diego/workspace/qin-cluster/pruebas/estadisticas/corrida-20120802000741.ods'#$acumulado.G890]" office:value-type="float" office:value="0">
            <text:p>0</text:p>
          </table:table-cell>
          <table:table-cell table:formula="of:=[.L890]*100/[.$S$2]" office:value-type="float" office:value="0">
            <text:p>0,00</text:p>
          </table:table-cell>
          <table:table-cell table:formula="of:=[.I8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1]" office:value-type="float" office:value="0">
            <text:p>0</text:p>
          </table:table-cell>
          <table:table-cell office:value-type="float" office:value="890">
            <text:p>890</text:p>
          </table:table-cell>
          <table:table-cell table:formula="of:=['file:///home/diego/workspace/qin-cluster/pruebas/estadisticas/corrida-20120802000741.ods'#$secuencia.B891]" office:value-type="float" office:value="0">
            <text:p>0</text:p>
          </table:table-cell>
          <table:table-cell table:formula="of:=['file:///home/diego/workspace/qin-cluster/pruebas/estadisticas/corrida-20120802000741.ods'#$secuencia.C891]" office:value-type="float" office:value="0">
            <text:p>0,00</text:p>
          </table:table-cell>
          <table:table-cell table:formula="of:=[.C8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1]" office:value-type="float" office:value="0">
            <text:p>0</text:p>
          </table:table-cell>
          <table:table-cell table:formula="of:=['file:///home/diego/workspace/qin-cluster/pruebas/estadisticas/corrida-20120802000741.ods'#$acumulado.A891]" office:value-type="float" office:value="0">
            <text:p>0</text:p>
          </table:table-cell>
          <table:table-cell table:formula="of:=['file:///home/diego/workspace/qin-cluster/pruebas/estadisticas/corrida-20120802000741.ods'#$acumulado.C891]" office:value-type="float" office:value="0">
            <text:p>0</text:p>
          </table:table-cell>
          <table:table-cell table:formula="of:=['file:///home/diego/workspace/qin-cluster/pruebas/estadisticas/corrida-20120802000741.ods'#$acumulado.D891]" office:value-type="float" office:value="0">
            <text:p>0</text:p>
          </table:table-cell>
          <table:table-cell table:formula="of:=['file:///home/diego/workspace/qin-cluster/pruebas/estadisticas/corrida-20120802000741.ods'#$acumulado.E891]" office:value-type="float" office:value="0">
            <text:p>0</text:p>
          </table:table-cell>
          <table:table-cell table:formula="of:=['file:///home/diego/workspace/qin-cluster/pruebas/estadisticas/corrida-20120802000741.ods'#$acumulado.F891]" office:value-type="float" office:value="0">
            <text:p>0</text:p>
          </table:table-cell>
          <table:table-cell table:formula="of:=['file:///home/diego/workspace/qin-cluster/pruebas/estadisticas/corrida-20120802000741.ods'#$acumulado.G891]" office:value-type="float" office:value="0">
            <text:p>0</text:p>
          </table:table-cell>
          <table:table-cell table:formula="of:=[.L891]*100/[.$S$2]" office:value-type="float" office:value="0">
            <text:p>0,00</text:p>
          </table:table-cell>
          <table:table-cell table:formula="of:=[.I8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2]" office:value-type="float" office:value="0">
            <text:p>0</text:p>
          </table:table-cell>
          <table:table-cell office:value-type="float" office:value="891">
            <text:p>891</text:p>
          </table:table-cell>
          <table:table-cell table:formula="of:=['file:///home/diego/workspace/qin-cluster/pruebas/estadisticas/corrida-20120802000741.ods'#$secuencia.B892]" office:value-type="float" office:value="0">
            <text:p>0</text:p>
          </table:table-cell>
          <table:table-cell table:formula="of:=['file:///home/diego/workspace/qin-cluster/pruebas/estadisticas/corrida-20120802000741.ods'#$secuencia.C892]" office:value-type="float" office:value="0">
            <text:p>0,00</text:p>
          </table:table-cell>
          <table:table-cell table:formula="of:=[.C8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2]" office:value-type="float" office:value="0">
            <text:p>0</text:p>
          </table:table-cell>
          <table:table-cell table:formula="of:=['file:///home/diego/workspace/qin-cluster/pruebas/estadisticas/corrida-20120802000741.ods'#$acumulado.A892]" office:value-type="float" office:value="0">
            <text:p>0</text:p>
          </table:table-cell>
          <table:table-cell table:formula="of:=['file:///home/diego/workspace/qin-cluster/pruebas/estadisticas/corrida-20120802000741.ods'#$acumulado.C892]" office:value-type="float" office:value="0">
            <text:p>0</text:p>
          </table:table-cell>
          <table:table-cell table:formula="of:=['file:///home/diego/workspace/qin-cluster/pruebas/estadisticas/corrida-20120802000741.ods'#$acumulado.D892]" office:value-type="float" office:value="0">
            <text:p>0</text:p>
          </table:table-cell>
          <table:table-cell table:formula="of:=['file:///home/diego/workspace/qin-cluster/pruebas/estadisticas/corrida-20120802000741.ods'#$acumulado.E892]" office:value-type="float" office:value="0">
            <text:p>0</text:p>
          </table:table-cell>
          <table:table-cell table:formula="of:=['file:///home/diego/workspace/qin-cluster/pruebas/estadisticas/corrida-20120802000741.ods'#$acumulado.F892]" office:value-type="float" office:value="0">
            <text:p>0</text:p>
          </table:table-cell>
          <table:table-cell table:formula="of:=['file:///home/diego/workspace/qin-cluster/pruebas/estadisticas/corrida-20120802000741.ods'#$acumulado.G892]" office:value-type="float" office:value="0">
            <text:p>0</text:p>
          </table:table-cell>
          <table:table-cell table:formula="of:=[.L892]*100/[.$S$2]" office:value-type="float" office:value="0">
            <text:p>0,00</text:p>
          </table:table-cell>
          <table:table-cell table:formula="of:=[.I8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3]" office:value-type="float" office:value="0">
            <text:p>0</text:p>
          </table:table-cell>
          <table:table-cell office:value-type="float" office:value="892">
            <text:p>892</text:p>
          </table:table-cell>
          <table:table-cell table:formula="of:=['file:///home/diego/workspace/qin-cluster/pruebas/estadisticas/corrida-20120802000741.ods'#$secuencia.B893]" office:value-type="float" office:value="0">
            <text:p>0</text:p>
          </table:table-cell>
          <table:table-cell table:formula="of:=['file:///home/diego/workspace/qin-cluster/pruebas/estadisticas/corrida-20120802000741.ods'#$secuencia.C893]" office:value-type="float" office:value="0">
            <text:p>0,00</text:p>
          </table:table-cell>
          <table:table-cell table:formula="of:=[.C8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3]" office:value-type="float" office:value="0">
            <text:p>0</text:p>
          </table:table-cell>
          <table:table-cell table:formula="of:=['file:///home/diego/workspace/qin-cluster/pruebas/estadisticas/corrida-20120802000741.ods'#$acumulado.A893]" office:value-type="float" office:value="0">
            <text:p>0</text:p>
          </table:table-cell>
          <table:table-cell table:formula="of:=['file:///home/diego/workspace/qin-cluster/pruebas/estadisticas/corrida-20120802000741.ods'#$acumulado.C893]" office:value-type="float" office:value="0">
            <text:p>0</text:p>
          </table:table-cell>
          <table:table-cell table:formula="of:=['file:///home/diego/workspace/qin-cluster/pruebas/estadisticas/corrida-20120802000741.ods'#$acumulado.D893]" office:value-type="float" office:value="0">
            <text:p>0</text:p>
          </table:table-cell>
          <table:table-cell table:formula="of:=['file:///home/diego/workspace/qin-cluster/pruebas/estadisticas/corrida-20120802000741.ods'#$acumulado.E893]" office:value-type="float" office:value="0">
            <text:p>0</text:p>
          </table:table-cell>
          <table:table-cell table:formula="of:=['file:///home/diego/workspace/qin-cluster/pruebas/estadisticas/corrida-20120802000741.ods'#$acumulado.F893]" office:value-type="float" office:value="0">
            <text:p>0</text:p>
          </table:table-cell>
          <table:table-cell table:formula="of:=['file:///home/diego/workspace/qin-cluster/pruebas/estadisticas/corrida-20120802000741.ods'#$acumulado.G893]" office:value-type="float" office:value="0">
            <text:p>0</text:p>
          </table:table-cell>
          <table:table-cell table:formula="of:=[.L893]*100/[.$S$2]" office:value-type="float" office:value="0">
            <text:p>0,00</text:p>
          </table:table-cell>
          <table:table-cell table:formula="of:=[.I8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4]" office:value-type="float" office:value="0">
            <text:p>0</text:p>
          </table:table-cell>
          <table:table-cell office:value-type="float" office:value="893">
            <text:p>893</text:p>
          </table:table-cell>
          <table:table-cell table:formula="of:=['file:///home/diego/workspace/qin-cluster/pruebas/estadisticas/corrida-20120802000741.ods'#$secuencia.B894]" office:value-type="float" office:value="0">
            <text:p>0</text:p>
          </table:table-cell>
          <table:table-cell table:formula="of:=['file:///home/diego/workspace/qin-cluster/pruebas/estadisticas/corrida-20120802000741.ods'#$secuencia.C894]" office:value-type="float" office:value="0">
            <text:p>0,00</text:p>
          </table:table-cell>
          <table:table-cell table:formula="of:=[.C8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4]" office:value-type="float" office:value="0">
            <text:p>0</text:p>
          </table:table-cell>
          <table:table-cell table:formula="of:=['file:///home/diego/workspace/qin-cluster/pruebas/estadisticas/corrida-20120802000741.ods'#$acumulado.A894]" office:value-type="float" office:value="0">
            <text:p>0</text:p>
          </table:table-cell>
          <table:table-cell table:formula="of:=['file:///home/diego/workspace/qin-cluster/pruebas/estadisticas/corrida-20120802000741.ods'#$acumulado.C894]" office:value-type="float" office:value="0">
            <text:p>0</text:p>
          </table:table-cell>
          <table:table-cell table:formula="of:=['file:///home/diego/workspace/qin-cluster/pruebas/estadisticas/corrida-20120802000741.ods'#$acumulado.D894]" office:value-type="float" office:value="0">
            <text:p>0</text:p>
          </table:table-cell>
          <table:table-cell table:formula="of:=['file:///home/diego/workspace/qin-cluster/pruebas/estadisticas/corrida-20120802000741.ods'#$acumulado.E894]" office:value-type="float" office:value="0">
            <text:p>0</text:p>
          </table:table-cell>
          <table:table-cell table:formula="of:=['file:///home/diego/workspace/qin-cluster/pruebas/estadisticas/corrida-20120802000741.ods'#$acumulado.F894]" office:value-type="float" office:value="0">
            <text:p>0</text:p>
          </table:table-cell>
          <table:table-cell table:formula="of:=['file:///home/diego/workspace/qin-cluster/pruebas/estadisticas/corrida-20120802000741.ods'#$acumulado.G894]" office:value-type="float" office:value="0">
            <text:p>0</text:p>
          </table:table-cell>
          <table:table-cell table:formula="of:=[.L894]*100/[.$S$2]" office:value-type="float" office:value="0">
            <text:p>0,00</text:p>
          </table:table-cell>
          <table:table-cell table:formula="of:=[.I8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5]" office:value-type="float" office:value="0">
            <text:p>0</text:p>
          </table:table-cell>
          <table:table-cell office:value-type="float" office:value="894">
            <text:p>894</text:p>
          </table:table-cell>
          <table:table-cell table:formula="of:=['file:///home/diego/workspace/qin-cluster/pruebas/estadisticas/corrida-20120802000741.ods'#$secuencia.B895]" office:value-type="float" office:value="0">
            <text:p>0</text:p>
          </table:table-cell>
          <table:table-cell table:formula="of:=['file:///home/diego/workspace/qin-cluster/pruebas/estadisticas/corrida-20120802000741.ods'#$secuencia.C895]" office:value-type="float" office:value="0">
            <text:p>0,00</text:p>
          </table:table-cell>
          <table:table-cell table:formula="of:=[.C8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5]" office:value-type="float" office:value="0">
            <text:p>0</text:p>
          </table:table-cell>
          <table:table-cell table:formula="of:=['file:///home/diego/workspace/qin-cluster/pruebas/estadisticas/corrida-20120802000741.ods'#$acumulado.A895]" office:value-type="float" office:value="0">
            <text:p>0</text:p>
          </table:table-cell>
          <table:table-cell table:formula="of:=['file:///home/diego/workspace/qin-cluster/pruebas/estadisticas/corrida-20120802000741.ods'#$acumulado.C895]" office:value-type="float" office:value="0">
            <text:p>0</text:p>
          </table:table-cell>
          <table:table-cell table:formula="of:=['file:///home/diego/workspace/qin-cluster/pruebas/estadisticas/corrida-20120802000741.ods'#$acumulado.D895]" office:value-type="float" office:value="0">
            <text:p>0</text:p>
          </table:table-cell>
          <table:table-cell table:formula="of:=['file:///home/diego/workspace/qin-cluster/pruebas/estadisticas/corrida-20120802000741.ods'#$acumulado.E895]" office:value-type="float" office:value="0">
            <text:p>0</text:p>
          </table:table-cell>
          <table:table-cell table:formula="of:=['file:///home/diego/workspace/qin-cluster/pruebas/estadisticas/corrida-20120802000741.ods'#$acumulado.F895]" office:value-type="float" office:value="0">
            <text:p>0</text:p>
          </table:table-cell>
          <table:table-cell table:formula="of:=['file:///home/diego/workspace/qin-cluster/pruebas/estadisticas/corrida-20120802000741.ods'#$acumulado.G895]" office:value-type="float" office:value="0">
            <text:p>0</text:p>
          </table:table-cell>
          <table:table-cell table:formula="of:=[.L895]*100/[.$S$2]" office:value-type="float" office:value="0">
            <text:p>0,00</text:p>
          </table:table-cell>
          <table:table-cell table:formula="of:=[.I8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6]" office:value-type="float" office:value="0">
            <text:p>0</text:p>
          </table:table-cell>
          <table:table-cell office:value-type="float" office:value="895">
            <text:p>895</text:p>
          </table:table-cell>
          <table:table-cell table:formula="of:=['file:///home/diego/workspace/qin-cluster/pruebas/estadisticas/corrida-20120802000741.ods'#$secuencia.B896]" office:value-type="float" office:value="0">
            <text:p>0</text:p>
          </table:table-cell>
          <table:table-cell table:formula="of:=['file:///home/diego/workspace/qin-cluster/pruebas/estadisticas/corrida-20120802000741.ods'#$secuencia.C896]" office:value-type="float" office:value="0">
            <text:p>0,00</text:p>
          </table:table-cell>
          <table:table-cell table:formula="of:=[.C8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6]" office:value-type="float" office:value="0">
            <text:p>0</text:p>
          </table:table-cell>
          <table:table-cell table:formula="of:=['file:///home/diego/workspace/qin-cluster/pruebas/estadisticas/corrida-20120802000741.ods'#$acumulado.A896]" office:value-type="float" office:value="0">
            <text:p>0</text:p>
          </table:table-cell>
          <table:table-cell table:formula="of:=['file:///home/diego/workspace/qin-cluster/pruebas/estadisticas/corrida-20120802000741.ods'#$acumulado.C896]" office:value-type="float" office:value="0">
            <text:p>0</text:p>
          </table:table-cell>
          <table:table-cell table:formula="of:=['file:///home/diego/workspace/qin-cluster/pruebas/estadisticas/corrida-20120802000741.ods'#$acumulado.D896]" office:value-type="float" office:value="0">
            <text:p>0</text:p>
          </table:table-cell>
          <table:table-cell table:formula="of:=['file:///home/diego/workspace/qin-cluster/pruebas/estadisticas/corrida-20120802000741.ods'#$acumulado.E896]" office:value-type="float" office:value="0">
            <text:p>0</text:p>
          </table:table-cell>
          <table:table-cell table:formula="of:=['file:///home/diego/workspace/qin-cluster/pruebas/estadisticas/corrida-20120802000741.ods'#$acumulado.F896]" office:value-type="float" office:value="0">
            <text:p>0</text:p>
          </table:table-cell>
          <table:table-cell table:formula="of:=['file:///home/diego/workspace/qin-cluster/pruebas/estadisticas/corrida-20120802000741.ods'#$acumulado.G896]" office:value-type="float" office:value="0">
            <text:p>0</text:p>
          </table:table-cell>
          <table:table-cell table:formula="of:=[.L896]*100/[.$S$2]" office:value-type="float" office:value="0">
            <text:p>0,00</text:p>
          </table:table-cell>
          <table:table-cell table:formula="of:=[.I8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7]" office:value-type="float" office:value="0">
            <text:p>0</text:p>
          </table:table-cell>
          <table:table-cell office:value-type="float" office:value="896">
            <text:p>896</text:p>
          </table:table-cell>
          <table:table-cell table:formula="of:=['file:///home/diego/workspace/qin-cluster/pruebas/estadisticas/corrida-20120802000741.ods'#$secuencia.B897]" office:value-type="float" office:value="0">
            <text:p>0</text:p>
          </table:table-cell>
          <table:table-cell table:formula="of:=['file:///home/diego/workspace/qin-cluster/pruebas/estadisticas/corrida-20120802000741.ods'#$secuencia.C897]" office:value-type="float" office:value="0">
            <text:p>0,00</text:p>
          </table:table-cell>
          <table:table-cell table:formula="of:=[.C8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7]" office:value-type="float" office:value="0">
            <text:p>0</text:p>
          </table:table-cell>
          <table:table-cell table:formula="of:=['file:///home/diego/workspace/qin-cluster/pruebas/estadisticas/corrida-20120802000741.ods'#$acumulado.A897]" office:value-type="float" office:value="0">
            <text:p>0</text:p>
          </table:table-cell>
          <table:table-cell table:formula="of:=['file:///home/diego/workspace/qin-cluster/pruebas/estadisticas/corrida-20120802000741.ods'#$acumulado.C897]" office:value-type="float" office:value="0">
            <text:p>0</text:p>
          </table:table-cell>
          <table:table-cell table:formula="of:=['file:///home/diego/workspace/qin-cluster/pruebas/estadisticas/corrida-20120802000741.ods'#$acumulado.D897]" office:value-type="float" office:value="0">
            <text:p>0</text:p>
          </table:table-cell>
          <table:table-cell table:formula="of:=['file:///home/diego/workspace/qin-cluster/pruebas/estadisticas/corrida-20120802000741.ods'#$acumulado.E897]" office:value-type="float" office:value="0">
            <text:p>0</text:p>
          </table:table-cell>
          <table:table-cell table:formula="of:=['file:///home/diego/workspace/qin-cluster/pruebas/estadisticas/corrida-20120802000741.ods'#$acumulado.F897]" office:value-type="float" office:value="0">
            <text:p>0</text:p>
          </table:table-cell>
          <table:table-cell table:formula="of:=['file:///home/diego/workspace/qin-cluster/pruebas/estadisticas/corrida-20120802000741.ods'#$acumulado.G897]" office:value-type="float" office:value="0">
            <text:p>0</text:p>
          </table:table-cell>
          <table:table-cell table:formula="of:=[.L897]*100/[.$S$2]" office:value-type="float" office:value="0">
            <text:p>0,00</text:p>
          </table:table-cell>
          <table:table-cell table:formula="of:=[.I8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8]" office:value-type="float" office:value="0">
            <text:p>0</text:p>
          </table:table-cell>
          <table:table-cell office:value-type="float" office:value="897">
            <text:p>897</text:p>
          </table:table-cell>
          <table:table-cell table:formula="of:=['file:///home/diego/workspace/qin-cluster/pruebas/estadisticas/corrida-20120802000741.ods'#$secuencia.B898]" office:value-type="float" office:value="0">
            <text:p>0</text:p>
          </table:table-cell>
          <table:table-cell table:formula="of:=['file:///home/diego/workspace/qin-cluster/pruebas/estadisticas/corrida-20120802000741.ods'#$secuencia.C898]" office:value-type="float" office:value="0">
            <text:p>0,00</text:p>
          </table:table-cell>
          <table:table-cell table:formula="of:=[.C8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8]" office:value-type="float" office:value="0">
            <text:p>0</text:p>
          </table:table-cell>
          <table:table-cell table:formula="of:=['file:///home/diego/workspace/qin-cluster/pruebas/estadisticas/corrida-20120802000741.ods'#$acumulado.A898]" office:value-type="float" office:value="0">
            <text:p>0</text:p>
          </table:table-cell>
          <table:table-cell table:formula="of:=['file:///home/diego/workspace/qin-cluster/pruebas/estadisticas/corrida-20120802000741.ods'#$acumulado.C898]" office:value-type="float" office:value="0">
            <text:p>0</text:p>
          </table:table-cell>
          <table:table-cell table:formula="of:=['file:///home/diego/workspace/qin-cluster/pruebas/estadisticas/corrida-20120802000741.ods'#$acumulado.D898]" office:value-type="float" office:value="0">
            <text:p>0</text:p>
          </table:table-cell>
          <table:table-cell table:formula="of:=['file:///home/diego/workspace/qin-cluster/pruebas/estadisticas/corrida-20120802000741.ods'#$acumulado.E898]" office:value-type="float" office:value="0">
            <text:p>0</text:p>
          </table:table-cell>
          <table:table-cell table:formula="of:=['file:///home/diego/workspace/qin-cluster/pruebas/estadisticas/corrida-20120802000741.ods'#$acumulado.F898]" office:value-type="float" office:value="0">
            <text:p>0</text:p>
          </table:table-cell>
          <table:table-cell table:formula="of:=['file:///home/diego/workspace/qin-cluster/pruebas/estadisticas/corrida-20120802000741.ods'#$acumulado.G898]" office:value-type="float" office:value="0">
            <text:p>0</text:p>
          </table:table-cell>
          <table:table-cell table:formula="of:=[.L898]*100/[.$S$2]" office:value-type="float" office:value="0">
            <text:p>0,00</text:p>
          </table:table-cell>
          <table:table-cell table:formula="of:=[.I8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899]" office:value-type="float" office:value="0">
            <text:p>0</text:p>
          </table:table-cell>
          <table:table-cell office:value-type="float" office:value="898">
            <text:p>898</text:p>
          </table:table-cell>
          <table:table-cell table:formula="of:=['file:///home/diego/workspace/qin-cluster/pruebas/estadisticas/corrida-20120802000741.ods'#$secuencia.B899]" office:value-type="float" office:value="0">
            <text:p>0</text:p>
          </table:table-cell>
          <table:table-cell table:formula="of:=['file:///home/diego/workspace/qin-cluster/pruebas/estadisticas/corrida-20120802000741.ods'#$secuencia.C899]" office:value-type="float" office:value="0">
            <text:p>0,00</text:p>
          </table:table-cell>
          <table:table-cell table:formula="of:=[.C8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899]" office:value-type="float" office:value="0">
            <text:p>0</text:p>
          </table:table-cell>
          <table:table-cell table:formula="of:=['file:///home/diego/workspace/qin-cluster/pruebas/estadisticas/corrida-20120802000741.ods'#$acumulado.A899]" office:value-type="float" office:value="0">
            <text:p>0</text:p>
          </table:table-cell>
          <table:table-cell table:formula="of:=['file:///home/diego/workspace/qin-cluster/pruebas/estadisticas/corrida-20120802000741.ods'#$acumulado.C899]" office:value-type="float" office:value="0">
            <text:p>0</text:p>
          </table:table-cell>
          <table:table-cell table:formula="of:=['file:///home/diego/workspace/qin-cluster/pruebas/estadisticas/corrida-20120802000741.ods'#$acumulado.D899]" office:value-type="float" office:value="0">
            <text:p>0</text:p>
          </table:table-cell>
          <table:table-cell table:formula="of:=['file:///home/diego/workspace/qin-cluster/pruebas/estadisticas/corrida-20120802000741.ods'#$acumulado.E899]" office:value-type="float" office:value="0">
            <text:p>0</text:p>
          </table:table-cell>
          <table:table-cell table:formula="of:=['file:///home/diego/workspace/qin-cluster/pruebas/estadisticas/corrida-20120802000741.ods'#$acumulado.F899]" office:value-type="float" office:value="0">
            <text:p>0</text:p>
          </table:table-cell>
          <table:table-cell table:formula="of:=['file:///home/diego/workspace/qin-cluster/pruebas/estadisticas/corrida-20120802000741.ods'#$acumulado.G899]" office:value-type="float" office:value="0">
            <text:p>0</text:p>
          </table:table-cell>
          <table:table-cell table:formula="of:=[.L899]*100/[.$S$2]" office:value-type="float" office:value="0">
            <text:p>0,00</text:p>
          </table:table-cell>
          <table:table-cell table:formula="of:=[.I8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0]" office:value-type="float" office:value="0">
            <text:p>0</text:p>
          </table:table-cell>
          <table:table-cell office:value-type="float" office:value="899">
            <text:p>899</text:p>
          </table:table-cell>
          <table:table-cell table:formula="of:=['file:///home/diego/workspace/qin-cluster/pruebas/estadisticas/corrida-20120802000741.ods'#$secuencia.B900]" office:value-type="float" office:value="0">
            <text:p>0</text:p>
          </table:table-cell>
          <table:table-cell table:formula="of:=['file:///home/diego/workspace/qin-cluster/pruebas/estadisticas/corrida-20120802000741.ods'#$secuencia.C900]" office:value-type="float" office:value="0">
            <text:p>0,00</text:p>
          </table:table-cell>
          <table:table-cell table:formula="of:=[.C9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0]" office:value-type="float" office:value="0">
            <text:p>0</text:p>
          </table:table-cell>
          <table:table-cell table:formula="of:=['file:///home/diego/workspace/qin-cluster/pruebas/estadisticas/corrida-20120802000741.ods'#$acumulado.A900]" office:value-type="float" office:value="0">
            <text:p>0</text:p>
          </table:table-cell>
          <table:table-cell table:formula="of:=['file:///home/diego/workspace/qin-cluster/pruebas/estadisticas/corrida-20120802000741.ods'#$acumulado.C900]" office:value-type="float" office:value="0">
            <text:p>0</text:p>
          </table:table-cell>
          <table:table-cell table:formula="of:=['file:///home/diego/workspace/qin-cluster/pruebas/estadisticas/corrida-20120802000741.ods'#$acumulado.D900]" office:value-type="float" office:value="0">
            <text:p>0</text:p>
          </table:table-cell>
          <table:table-cell table:formula="of:=['file:///home/diego/workspace/qin-cluster/pruebas/estadisticas/corrida-20120802000741.ods'#$acumulado.E900]" office:value-type="float" office:value="0">
            <text:p>0</text:p>
          </table:table-cell>
          <table:table-cell table:formula="of:=['file:///home/diego/workspace/qin-cluster/pruebas/estadisticas/corrida-20120802000741.ods'#$acumulado.F900]" office:value-type="float" office:value="0">
            <text:p>0</text:p>
          </table:table-cell>
          <table:table-cell table:formula="of:=['file:///home/diego/workspace/qin-cluster/pruebas/estadisticas/corrida-20120802000741.ods'#$acumulado.G900]" office:value-type="float" office:value="0">
            <text:p>0</text:p>
          </table:table-cell>
          <table:table-cell table:formula="of:=[.L900]*100/[.$S$2]" office:value-type="float" office:value="0">
            <text:p>0,00</text:p>
          </table:table-cell>
          <table:table-cell table:formula="of:=[.I9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1]" office:value-type="float" office:value="0">
            <text:p>0</text:p>
          </table:table-cell>
          <table:table-cell office:value-type="float" office:value="900">
            <text:p>900</text:p>
          </table:table-cell>
          <table:table-cell table:formula="of:=['file:///home/diego/workspace/qin-cluster/pruebas/estadisticas/corrida-20120802000741.ods'#$secuencia.B901]" office:value-type="float" office:value="0">
            <text:p>0</text:p>
          </table:table-cell>
          <table:table-cell table:formula="of:=['file:///home/diego/workspace/qin-cluster/pruebas/estadisticas/corrida-20120802000741.ods'#$secuencia.C901]" office:value-type="float" office:value="0">
            <text:p>0,00</text:p>
          </table:table-cell>
          <table:table-cell table:formula="of:=[.C9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1]" office:value-type="float" office:value="0">
            <text:p>0</text:p>
          </table:table-cell>
          <table:table-cell table:formula="of:=['file:///home/diego/workspace/qin-cluster/pruebas/estadisticas/corrida-20120802000741.ods'#$acumulado.A901]" office:value-type="float" office:value="0">
            <text:p>0</text:p>
          </table:table-cell>
          <table:table-cell table:formula="of:=['file:///home/diego/workspace/qin-cluster/pruebas/estadisticas/corrida-20120802000741.ods'#$acumulado.C901]" office:value-type="float" office:value="0">
            <text:p>0</text:p>
          </table:table-cell>
          <table:table-cell table:formula="of:=['file:///home/diego/workspace/qin-cluster/pruebas/estadisticas/corrida-20120802000741.ods'#$acumulado.D901]" office:value-type="float" office:value="0">
            <text:p>0</text:p>
          </table:table-cell>
          <table:table-cell table:formula="of:=['file:///home/diego/workspace/qin-cluster/pruebas/estadisticas/corrida-20120802000741.ods'#$acumulado.E901]" office:value-type="float" office:value="0">
            <text:p>0</text:p>
          </table:table-cell>
          <table:table-cell table:formula="of:=['file:///home/diego/workspace/qin-cluster/pruebas/estadisticas/corrida-20120802000741.ods'#$acumulado.F901]" office:value-type="float" office:value="0">
            <text:p>0</text:p>
          </table:table-cell>
          <table:table-cell table:formula="of:=['file:///home/diego/workspace/qin-cluster/pruebas/estadisticas/corrida-20120802000741.ods'#$acumulado.G901]" office:value-type="float" office:value="0">
            <text:p>0</text:p>
          </table:table-cell>
          <table:table-cell table:formula="of:=[.L901]*100/[.$S$2]" office:value-type="float" office:value="0">
            <text:p>0,00</text:p>
          </table:table-cell>
          <table:table-cell table:formula="of:=[.I9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2]" office:value-type="float" office:value="0">
            <text:p>0</text:p>
          </table:table-cell>
          <table:table-cell office:value-type="float" office:value="901">
            <text:p>901</text:p>
          </table:table-cell>
          <table:table-cell table:formula="of:=['file:///home/diego/workspace/qin-cluster/pruebas/estadisticas/corrida-20120802000741.ods'#$secuencia.B902]" office:value-type="float" office:value="0">
            <text:p>0</text:p>
          </table:table-cell>
          <table:table-cell table:formula="of:=['file:///home/diego/workspace/qin-cluster/pruebas/estadisticas/corrida-20120802000741.ods'#$secuencia.C902]" office:value-type="float" office:value="0">
            <text:p>0,00</text:p>
          </table:table-cell>
          <table:table-cell table:formula="of:=[.C90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2]" office:value-type="float" office:value="0">
            <text:p>0</text:p>
          </table:table-cell>
          <table:table-cell table:formula="of:=['file:///home/diego/workspace/qin-cluster/pruebas/estadisticas/corrida-20120802000741.ods'#$acumulado.A902]" office:value-type="float" office:value="0">
            <text:p>0</text:p>
          </table:table-cell>
          <table:table-cell table:formula="of:=['file:///home/diego/workspace/qin-cluster/pruebas/estadisticas/corrida-20120802000741.ods'#$acumulado.C902]" office:value-type="float" office:value="0">
            <text:p>0</text:p>
          </table:table-cell>
          <table:table-cell table:formula="of:=['file:///home/diego/workspace/qin-cluster/pruebas/estadisticas/corrida-20120802000741.ods'#$acumulado.D902]" office:value-type="float" office:value="0">
            <text:p>0</text:p>
          </table:table-cell>
          <table:table-cell table:formula="of:=['file:///home/diego/workspace/qin-cluster/pruebas/estadisticas/corrida-20120802000741.ods'#$acumulado.E902]" office:value-type="float" office:value="0">
            <text:p>0</text:p>
          </table:table-cell>
          <table:table-cell table:formula="of:=['file:///home/diego/workspace/qin-cluster/pruebas/estadisticas/corrida-20120802000741.ods'#$acumulado.F902]" office:value-type="float" office:value="0">
            <text:p>0</text:p>
          </table:table-cell>
          <table:table-cell table:formula="of:=['file:///home/diego/workspace/qin-cluster/pruebas/estadisticas/corrida-20120802000741.ods'#$acumulado.G902]" office:value-type="float" office:value="0">
            <text:p>0</text:p>
          </table:table-cell>
          <table:table-cell table:formula="of:=[.L902]*100/[.$S$2]" office:value-type="float" office:value="0">
            <text:p>0,00</text:p>
          </table:table-cell>
          <table:table-cell table:formula="of:=[.I9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3]" office:value-type="float" office:value="0">
            <text:p>0</text:p>
          </table:table-cell>
          <table:table-cell office:value-type="float" office:value="902">
            <text:p>902</text:p>
          </table:table-cell>
          <table:table-cell table:formula="of:=['file:///home/diego/workspace/qin-cluster/pruebas/estadisticas/corrida-20120802000741.ods'#$secuencia.B903]" office:value-type="float" office:value="0">
            <text:p>0</text:p>
          </table:table-cell>
          <table:table-cell table:formula="of:=['file:///home/diego/workspace/qin-cluster/pruebas/estadisticas/corrida-20120802000741.ods'#$secuencia.C903]" office:value-type="float" office:value="0">
            <text:p>0,00</text:p>
          </table:table-cell>
          <table:table-cell table:formula="of:=[.C90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3]" office:value-type="float" office:value="0">
            <text:p>0</text:p>
          </table:table-cell>
          <table:table-cell table:formula="of:=['file:///home/diego/workspace/qin-cluster/pruebas/estadisticas/corrida-20120802000741.ods'#$acumulado.A903]" office:value-type="float" office:value="0">
            <text:p>0</text:p>
          </table:table-cell>
          <table:table-cell table:formula="of:=['file:///home/diego/workspace/qin-cluster/pruebas/estadisticas/corrida-20120802000741.ods'#$acumulado.C903]" office:value-type="float" office:value="0">
            <text:p>0</text:p>
          </table:table-cell>
          <table:table-cell table:formula="of:=['file:///home/diego/workspace/qin-cluster/pruebas/estadisticas/corrida-20120802000741.ods'#$acumulado.D903]" office:value-type="float" office:value="0">
            <text:p>0</text:p>
          </table:table-cell>
          <table:table-cell table:formula="of:=['file:///home/diego/workspace/qin-cluster/pruebas/estadisticas/corrida-20120802000741.ods'#$acumulado.E903]" office:value-type="float" office:value="0">
            <text:p>0</text:p>
          </table:table-cell>
          <table:table-cell table:formula="of:=['file:///home/diego/workspace/qin-cluster/pruebas/estadisticas/corrida-20120802000741.ods'#$acumulado.F903]" office:value-type="float" office:value="0">
            <text:p>0</text:p>
          </table:table-cell>
          <table:table-cell table:formula="of:=['file:///home/diego/workspace/qin-cluster/pruebas/estadisticas/corrida-20120802000741.ods'#$acumulado.G903]" office:value-type="float" office:value="0">
            <text:p>0</text:p>
          </table:table-cell>
          <table:table-cell table:formula="of:=[.L903]*100/[.$S$2]" office:value-type="float" office:value="0">
            <text:p>0,00</text:p>
          </table:table-cell>
          <table:table-cell table:formula="of:=[.I9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4]" office:value-type="float" office:value="0">
            <text:p>0</text:p>
          </table:table-cell>
          <table:table-cell office:value-type="float" office:value="903">
            <text:p>903</text:p>
          </table:table-cell>
          <table:table-cell table:formula="of:=['file:///home/diego/workspace/qin-cluster/pruebas/estadisticas/corrida-20120802000741.ods'#$secuencia.B904]" office:value-type="float" office:value="0">
            <text:p>0</text:p>
          </table:table-cell>
          <table:table-cell table:formula="of:=['file:///home/diego/workspace/qin-cluster/pruebas/estadisticas/corrida-20120802000741.ods'#$secuencia.C904]" office:value-type="float" office:value="0">
            <text:p>0,00</text:p>
          </table:table-cell>
          <table:table-cell table:formula="of:=[.C90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4]" office:value-type="float" office:value="0">
            <text:p>0</text:p>
          </table:table-cell>
          <table:table-cell table:formula="of:=['file:///home/diego/workspace/qin-cluster/pruebas/estadisticas/corrida-20120802000741.ods'#$acumulado.A904]" office:value-type="float" office:value="0">
            <text:p>0</text:p>
          </table:table-cell>
          <table:table-cell table:formula="of:=['file:///home/diego/workspace/qin-cluster/pruebas/estadisticas/corrida-20120802000741.ods'#$acumulado.C904]" office:value-type="float" office:value="0">
            <text:p>0</text:p>
          </table:table-cell>
          <table:table-cell table:formula="of:=['file:///home/diego/workspace/qin-cluster/pruebas/estadisticas/corrida-20120802000741.ods'#$acumulado.D904]" office:value-type="float" office:value="0">
            <text:p>0</text:p>
          </table:table-cell>
          <table:table-cell table:formula="of:=['file:///home/diego/workspace/qin-cluster/pruebas/estadisticas/corrida-20120802000741.ods'#$acumulado.E904]" office:value-type="float" office:value="0">
            <text:p>0</text:p>
          </table:table-cell>
          <table:table-cell table:formula="of:=['file:///home/diego/workspace/qin-cluster/pruebas/estadisticas/corrida-20120802000741.ods'#$acumulado.F904]" office:value-type="float" office:value="0">
            <text:p>0</text:p>
          </table:table-cell>
          <table:table-cell table:formula="of:=['file:///home/diego/workspace/qin-cluster/pruebas/estadisticas/corrida-20120802000741.ods'#$acumulado.G904]" office:value-type="float" office:value="0">
            <text:p>0</text:p>
          </table:table-cell>
          <table:table-cell table:formula="of:=[.L904]*100/[.$S$2]" office:value-type="float" office:value="0">
            <text:p>0,00</text:p>
          </table:table-cell>
          <table:table-cell table:formula="of:=[.I9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5]" office:value-type="float" office:value="0">
            <text:p>0</text:p>
          </table:table-cell>
          <table:table-cell office:value-type="float" office:value="904">
            <text:p>904</text:p>
          </table:table-cell>
          <table:table-cell table:formula="of:=['file:///home/diego/workspace/qin-cluster/pruebas/estadisticas/corrida-20120802000741.ods'#$secuencia.B905]" office:value-type="float" office:value="0">
            <text:p>0</text:p>
          </table:table-cell>
          <table:table-cell table:formula="of:=['file:///home/diego/workspace/qin-cluster/pruebas/estadisticas/corrida-20120802000741.ods'#$secuencia.C905]" office:value-type="float" office:value="0">
            <text:p>0,00</text:p>
          </table:table-cell>
          <table:table-cell table:formula="of:=[.C90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5]" office:value-type="float" office:value="0">
            <text:p>0</text:p>
          </table:table-cell>
          <table:table-cell table:formula="of:=['file:///home/diego/workspace/qin-cluster/pruebas/estadisticas/corrida-20120802000741.ods'#$acumulado.A905]" office:value-type="float" office:value="0">
            <text:p>0</text:p>
          </table:table-cell>
          <table:table-cell table:formula="of:=['file:///home/diego/workspace/qin-cluster/pruebas/estadisticas/corrida-20120802000741.ods'#$acumulado.C905]" office:value-type="float" office:value="0">
            <text:p>0</text:p>
          </table:table-cell>
          <table:table-cell table:formula="of:=['file:///home/diego/workspace/qin-cluster/pruebas/estadisticas/corrida-20120802000741.ods'#$acumulado.D905]" office:value-type="float" office:value="0">
            <text:p>0</text:p>
          </table:table-cell>
          <table:table-cell table:formula="of:=['file:///home/diego/workspace/qin-cluster/pruebas/estadisticas/corrida-20120802000741.ods'#$acumulado.E905]" office:value-type="float" office:value="0">
            <text:p>0</text:p>
          </table:table-cell>
          <table:table-cell table:formula="of:=['file:///home/diego/workspace/qin-cluster/pruebas/estadisticas/corrida-20120802000741.ods'#$acumulado.F905]" office:value-type="float" office:value="0">
            <text:p>0</text:p>
          </table:table-cell>
          <table:table-cell table:formula="of:=['file:///home/diego/workspace/qin-cluster/pruebas/estadisticas/corrida-20120802000741.ods'#$acumulado.G905]" office:value-type="float" office:value="0">
            <text:p>0</text:p>
          </table:table-cell>
          <table:table-cell table:formula="of:=[.L905]*100/[.$S$2]" office:value-type="float" office:value="0">
            <text:p>0,00</text:p>
          </table:table-cell>
          <table:table-cell table:formula="of:=[.I9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6]" office:value-type="float" office:value="0">
            <text:p>0</text:p>
          </table:table-cell>
          <table:table-cell office:value-type="float" office:value="905">
            <text:p>905</text:p>
          </table:table-cell>
          <table:table-cell table:formula="of:=['file:///home/diego/workspace/qin-cluster/pruebas/estadisticas/corrida-20120802000741.ods'#$secuencia.B906]" office:value-type="float" office:value="0">
            <text:p>0</text:p>
          </table:table-cell>
          <table:table-cell table:formula="of:=['file:///home/diego/workspace/qin-cluster/pruebas/estadisticas/corrida-20120802000741.ods'#$secuencia.C906]" office:value-type="float" office:value="0">
            <text:p>0,00</text:p>
          </table:table-cell>
          <table:table-cell table:formula="of:=[.C90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6]" office:value-type="float" office:value="0">
            <text:p>0</text:p>
          </table:table-cell>
          <table:table-cell table:formula="of:=['file:///home/diego/workspace/qin-cluster/pruebas/estadisticas/corrida-20120802000741.ods'#$acumulado.A906]" office:value-type="float" office:value="0">
            <text:p>0</text:p>
          </table:table-cell>
          <table:table-cell table:formula="of:=['file:///home/diego/workspace/qin-cluster/pruebas/estadisticas/corrida-20120802000741.ods'#$acumulado.C906]" office:value-type="float" office:value="0">
            <text:p>0</text:p>
          </table:table-cell>
          <table:table-cell table:formula="of:=['file:///home/diego/workspace/qin-cluster/pruebas/estadisticas/corrida-20120802000741.ods'#$acumulado.D906]" office:value-type="float" office:value="0">
            <text:p>0</text:p>
          </table:table-cell>
          <table:table-cell table:formula="of:=['file:///home/diego/workspace/qin-cluster/pruebas/estadisticas/corrida-20120802000741.ods'#$acumulado.E906]" office:value-type="float" office:value="0">
            <text:p>0</text:p>
          </table:table-cell>
          <table:table-cell table:formula="of:=['file:///home/diego/workspace/qin-cluster/pruebas/estadisticas/corrida-20120802000741.ods'#$acumulado.F906]" office:value-type="float" office:value="0">
            <text:p>0</text:p>
          </table:table-cell>
          <table:table-cell table:formula="of:=['file:///home/diego/workspace/qin-cluster/pruebas/estadisticas/corrida-20120802000741.ods'#$acumulado.G906]" office:value-type="float" office:value="0">
            <text:p>0</text:p>
          </table:table-cell>
          <table:table-cell table:formula="of:=[.L906]*100/[.$S$2]" office:value-type="float" office:value="0">
            <text:p>0,00</text:p>
          </table:table-cell>
          <table:table-cell table:formula="of:=[.I9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7]" office:value-type="float" office:value="0">
            <text:p>0</text:p>
          </table:table-cell>
          <table:table-cell office:value-type="float" office:value="906">
            <text:p>906</text:p>
          </table:table-cell>
          <table:table-cell table:formula="of:=['file:///home/diego/workspace/qin-cluster/pruebas/estadisticas/corrida-20120802000741.ods'#$secuencia.B907]" office:value-type="float" office:value="0">
            <text:p>0</text:p>
          </table:table-cell>
          <table:table-cell table:formula="of:=['file:///home/diego/workspace/qin-cluster/pruebas/estadisticas/corrida-20120802000741.ods'#$secuencia.C907]" office:value-type="float" office:value="0">
            <text:p>0,00</text:p>
          </table:table-cell>
          <table:table-cell table:formula="of:=[.C90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7]" office:value-type="float" office:value="0">
            <text:p>0</text:p>
          </table:table-cell>
          <table:table-cell table:formula="of:=['file:///home/diego/workspace/qin-cluster/pruebas/estadisticas/corrida-20120802000741.ods'#$acumulado.A907]" office:value-type="float" office:value="0">
            <text:p>0</text:p>
          </table:table-cell>
          <table:table-cell table:formula="of:=['file:///home/diego/workspace/qin-cluster/pruebas/estadisticas/corrida-20120802000741.ods'#$acumulado.C907]" office:value-type="float" office:value="0">
            <text:p>0</text:p>
          </table:table-cell>
          <table:table-cell table:formula="of:=['file:///home/diego/workspace/qin-cluster/pruebas/estadisticas/corrida-20120802000741.ods'#$acumulado.D907]" office:value-type="float" office:value="0">
            <text:p>0</text:p>
          </table:table-cell>
          <table:table-cell table:formula="of:=['file:///home/diego/workspace/qin-cluster/pruebas/estadisticas/corrida-20120802000741.ods'#$acumulado.E907]" office:value-type="float" office:value="0">
            <text:p>0</text:p>
          </table:table-cell>
          <table:table-cell table:formula="of:=['file:///home/diego/workspace/qin-cluster/pruebas/estadisticas/corrida-20120802000741.ods'#$acumulado.F907]" office:value-type="float" office:value="0">
            <text:p>0</text:p>
          </table:table-cell>
          <table:table-cell table:formula="of:=['file:///home/diego/workspace/qin-cluster/pruebas/estadisticas/corrida-20120802000741.ods'#$acumulado.G907]" office:value-type="float" office:value="0">
            <text:p>0</text:p>
          </table:table-cell>
          <table:table-cell table:formula="of:=[.L907]*100/[.$S$2]" office:value-type="float" office:value="0">
            <text:p>0,00</text:p>
          </table:table-cell>
          <table:table-cell table:formula="of:=[.I9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8]"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f:=['file:///home/diego/workspace/qin-cluster/pruebas/estadisticas/corrida-20120802000741.ods'#$secuencia.B908]" office:value-type="float" office:value="0">
            <text:p>0</text:p>
          </table:table-cell>
          <table:table-cell table:formula="of:=['file:///home/diego/workspace/qin-cluster/pruebas/estadisticas/corrida-20120802000741.ods'#$secuencia.C908]" office:value-type="float" office:value="0">
            <text:p>0,00</text:p>
          </table:table-cell>
          <table:table-cell table:formula="of:=[.C90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8]" office:value-type="float" office:value="0">
            <text:p>0</text:p>
          </table:table-cell>
          <table:table-cell table:formula="of:=['file:///home/diego/workspace/qin-cluster/pruebas/estadisticas/corrida-20120802000741.ods'#$acumulado.A908]" office:value-type="float" office:value="0">
            <text:p>0</text:p>
          </table:table-cell>
          <table:table-cell table:formula="of:=['file:///home/diego/workspace/qin-cluster/pruebas/estadisticas/corrida-20120802000741.ods'#$acumulado.C908]" office:value-type="float" office:value="0">
            <text:p>0</text:p>
          </table:table-cell>
          <table:table-cell table:formula="of:=['file:///home/diego/workspace/qin-cluster/pruebas/estadisticas/corrida-20120802000741.ods'#$acumulado.D908]" office:value-type="float" office:value="0">
            <text:p>0</text:p>
          </table:table-cell>
          <table:table-cell table:formula="of:=['file:///home/diego/workspace/qin-cluster/pruebas/estadisticas/corrida-20120802000741.ods'#$acumulado.E908]" office:value-type="float" office:value="0">
            <text:p>0</text:p>
          </table:table-cell>
          <table:table-cell table:formula="of:=['file:///home/diego/workspace/qin-cluster/pruebas/estadisticas/corrida-20120802000741.ods'#$acumulado.F908]" office:value-type="float" office:value="0">
            <text:p>0</text:p>
          </table:table-cell>
          <table:table-cell table:formula="of:=['file:///home/diego/workspace/qin-cluster/pruebas/estadisticas/corrida-20120802000741.ods'#$acumulado.G908]" office:value-type="float" office:value="0">
            <text:p>0</text:p>
          </table:table-cell>
          <table:table-cell table:formula="of:=[.L908]*100/[.$S$2]" office:value-type="float" office:value="0">
            <text:p>0,00</text:p>
          </table:table-cell>
          <table:table-cell table:formula="of:=[.I9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09]" office:value-type="float" office:value="0">
            <text:p>0</text:p>
          </table:table-cell>
          <table:table-cell office:value-type="float" office:value="908">
            <text:p>908</text:p>
          </table:table-cell>
          <table:table-cell table:formula="of:=['file:///home/diego/workspace/qin-cluster/pruebas/estadisticas/corrida-20120802000741.ods'#$secuencia.B909]" office:value-type="float" office:value="0">
            <text:p>0</text:p>
          </table:table-cell>
          <table:table-cell table:formula="of:=['file:///home/diego/workspace/qin-cluster/pruebas/estadisticas/corrida-20120802000741.ods'#$secuencia.C909]" office:value-type="float" office:value="0">
            <text:p>0,00</text:p>
          </table:table-cell>
          <table:table-cell table:formula="of:=[.C90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09]" office:value-type="float" office:value="0">
            <text:p>0</text:p>
          </table:table-cell>
          <table:table-cell table:formula="of:=['file:///home/diego/workspace/qin-cluster/pruebas/estadisticas/corrida-20120802000741.ods'#$acumulado.A909]" office:value-type="float" office:value="0">
            <text:p>0</text:p>
          </table:table-cell>
          <table:table-cell table:formula="of:=['file:///home/diego/workspace/qin-cluster/pruebas/estadisticas/corrida-20120802000741.ods'#$acumulado.C909]" office:value-type="float" office:value="0">
            <text:p>0</text:p>
          </table:table-cell>
          <table:table-cell table:formula="of:=['file:///home/diego/workspace/qin-cluster/pruebas/estadisticas/corrida-20120802000741.ods'#$acumulado.D909]" office:value-type="float" office:value="0">
            <text:p>0</text:p>
          </table:table-cell>
          <table:table-cell table:formula="of:=['file:///home/diego/workspace/qin-cluster/pruebas/estadisticas/corrida-20120802000741.ods'#$acumulado.E909]" office:value-type="float" office:value="0">
            <text:p>0</text:p>
          </table:table-cell>
          <table:table-cell table:formula="of:=['file:///home/diego/workspace/qin-cluster/pruebas/estadisticas/corrida-20120802000741.ods'#$acumulado.F909]" office:value-type="float" office:value="0">
            <text:p>0</text:p>
          </table:table-cell>
          <table:table-cell table:formula="of:=['file:///home/diego/workspace/qin-cluster/pruebas/estadisticas/corrida-20120802000741.ods'#$acumulado.G909]" office:value-type="float" office:value="0">
            <text:p>0</text:p>
          </table:table-cell>
          <table:table-cell table:formula="of:=[.L909]*100/[.$S$2]" office:value-type="float" office:value="0">
            <text:p>0,00</text:p>
          </table:table-cell>
          <table:table-cell table:formula="of:=[.I9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0]" office:value-type="float" office:value="0">
            <text:p>0</text:p>
          </table:table-cell>
          <table:table-cell office:value-type="float" office:value="909">
            <text:p>909</text:p>
          </table:table-cell>
          <table:table-cell table:formula="of:=['file:///home/diego/workspace/qin-cluster/pruebas/estadisticas/corrida-20120802000741.ods'#$secuencia.B910]" office:value-type="float" office:value="0">
            <text:p>0</text:p>
          </table:table-cell>
          <table:table-cell table:formula="of:=['file:///home/diego/workspace/qin-cluster/pruebas/estadisticas/corrida-20120802000741.ods'#$secuencia.C910]" office:value-type="float" office:value="0">
            <text:p>0,00</text:p>
          </table:table-cell>
          <table:table-cell table:formula="of:=[.C91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0]" office:value-type="float" office:value="0">
            <text:p>0</text:p>
          </table:table-cell>
          <table:table-cell table:formula="of:=['file:///home/diego/workspace/qin-cluster/pruebas/estadisticas/corrida-20120802000741.ods'#$acumulado.A910]" office:value-type="float" office:value="0">
            <text:p>0</text:p>
          </table:table-cell>
          <table:table-cell table:formula="of:=['file:///home/diego/workspace/qin-cluster/pruebas/estadisticas/corrida-20120802000741.ods'#$acumulado.C910]" office:value-type="float" office:value="0">
            <text:p>0</text:p>
          </table:table-cell>
          <table:table-cell table:formula="of:=['file:///home/diego/workspace/qin-cluster/pruebas/estadisticas/corrida-20120802000741.ods'#$acumulado.D910]" office:value-type="float" office:value="0">
            <text:p>0</text:p>
          </table:table-cell>
          <table:table-cell table:formula="of:=['file:///home/diego/workspace/qin-cluster/pruebas/estadisticas/corrida-20120802000741.ods'#$acumulado.E910]" office:value-type="float" office:value="0">
            <text:p>0</text:p>
          </table:table-cell>
          <table:table-cell table:formula="of:=['file:///home/diego/workspace/qin-cluster/pruebas/estadisticas/corrida-20120802000741.ods'#$acumulado.F910]" office:value-type="float" office:value="0">
            <text:p>0</text:p>
          </table:table-cell>
          <table:table-cell table:formula="of:=['file:///home/diego/workspace/qin-cluster/pruebas/estadisticas/corrida-20120802000741.ods'#$acumulado.G910]" office:value-type="float" office:value="0">
            <text:p>0</text:p>
          </table:table-cell>
          <table:table-cell table:formula="of:=[.L910]*100/[.$S$2]" office:value-type="float" office:value="0">
            <text:p>0,00</text:p>
          </table:table-cell>
          <table:table-cell table:formula="of:=[.I9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1]" office:value-type="float" office:value="0">
            <text:p>0</text:p>
          </table:table-cell>
          <table:table-cell office:value-type="float" office:value="910">
            <text:p>910</text:p>
          </table:table-cell>
          <table:table-cell table:formula="of:=['file:///home/diego/workspace/qin-cluster/pruebas/estadisticas/corrida-20120802000741.ods'#$secuencia.B911]" office:value-type="float" office:value="0">
            <text:p>0</text:p>
          </table:table-cell>
          <table:table-cell table:formula="of:=['file:///home/diego/workspace/qin-cluster/pruebas/estadisticas/corrida-20120802000741.ods'#$secuencia.C911]" office:value-type="float" office:value="0">
            <text:p>0,00</text:p>
          </table:table-cell>
          <table:table-cell table:formula="of:=[.C91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1]" office:value-type="float" office:value="0">
            <text:p>0</text:p>
          </table:table-cell>
          <table:table-cell table:formula="of:=['file:///home/diego/workspace/qin-cluster/pruebas/estadisticas/corrida-20120802000741.ods'#$acumulado.A911]" office:value-type="float" office:value="0">
            <text:p>0</text:p>
          </table:table-cell>
          <table:table-cell table:formula="of:=['file:///home/diego/workspace/qin-cluster/pruebas/estadisticas/corrida-20120802000741.ods'#$acumulado.C911]" office:value-type="float" office:value="0">
            <text:p>0</text:p>
          </table:table-cell>
          <table:table-cell table:formula="of:=['file:///home/diego/workspace/qin-cluster/pruebas/estadisticas/corrida-20120802000741.ods'#$acumulado.D911]" office:value-type="float" office:value="0">
            <text:p>0</text:p>
          </table:table-cell>
          <table:table-cell table:formula="of:=['file:///home/diego/workspace/qin-cluster/pruebas/estadisticas/corrida-20120802000741.ods'#$acumulado.E911]" office:value-type="float" office:value="0">
            <text:p>0</text:p>
          </table:table-cell>
          <table:table-cell table:formula="of:=['file:///home/diego/workspace/qin-cluster/pruebas/estadisticas/corrida-20120802000741.ods'#$acumulado.F911]" office:value-type="float" office:value="0">
            <text:p>0</text:p>
          </table:table-cell>
          <table:table-cell table:formula="of:=['file:///home/diego/workspace/qin-cluster/pruebas/estadisticas/corrida-20120802000741.ods'#$acumulado.G911]" office:value-type="float" office:value="0">
            <text:p>0</text:p>
          </table:table-cell>
          <table:table-cell table:formula="of:=[.L911]*100/[.$S$2]" office:value-type="float" office:value="0">
            <text:p>0,00</text:p>
          </table:table-cell>
          <table:table-cell table:formula="of:=[.I9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2]" office:value-type="float" office:value="0">
            <text:p>0</text:p>
          </table:table-cell>
          <table:table-cell office:value-type="float" office:value="911">
            <text:p>911</text:p>
          </table:table-cell>
          <table:table-cell table:formula="of:=['file:///home/diego/workspace/qin-cluster/pruebas/estadisticas/corrida-20120802000741.ods'#$secuencia.B912]" office:value-type="float" office:value="0">
            <text:p>0</text:p>
          </table:table-cell>
          <table:table-cell table:formula="of:=['file:///home/diego/workspace/qin-cluster/pruebas/estadisticas/corrida-20120802000741.ods'#$secuencia.C912]" office:value-type="float" office:value="0">
            <text:p>0,00</text:p>
          </table:table-cell>
          <table:table-cell table:formula="of:=[.C91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2]" office:value-type="float" office:value="0">
            <text:p>0</text:p>
          </table:table-cell>
          <table:table-cell table:formula="of:=['file:///home/diego/workspace/qin-cluster/pruebas/estadisticas/corrida-20120802000741.ods'#$acumulado.A912]" office:value-type="float" office:value="0">
            <text:p>0</text:p>
          </table:table-cell>
          <table:table-cell table:formula="of:=['file:///home/diego/workspace/qin-cluster/pruebas/estadisticas/corrida-20120802000741.ods'#$acumulado.C912]" office:value-type="float" office:value="0">
            <text:p>0</text:p>
          </table:table-cell>
          <table:table-cell table:formula="of:=['file:///home/diego/workspace/qin-cluster/pruebas/estadisticas/corrida-20120802000741.ods'#$acumulado.D912]" office:value-type="float" office:value="0">
            <text:p>0</text:p>
          </table:table-cell>
          <table:table-cell table:formula="of:=['file:///home/diego/workspace/qin-cluster/pruebas/estadisticas/corrida-20120802000741.ods'#$acumulado.E912]" office:value-type="float" office:value="0">
            <text:p>0</text:p>
          </table:table-cell>
          <table:table-cell table:formula="of:=['file:///home/diego/workspace/qin-cluster/pruebas/estadisticas/corrida-20120802000741.ods'#$acumulado.F912]" office:value-type="float" office:value="0">
            <text:p>0</text:p>
          </table:table-cell>
          <table:table-cell table:formula="of:=['file:///home/diego/workspace/qin-cluster/pruebas/estadisticas/corrida-20120802000741.ods'#$acumulado.G912]" office:value-type="float" office:value="0">
            <text:p>0</text:p>
          </table:table-cell>
          <table:table-cell table:formula="of:=[.L912]*100/[.$S$2]" office:value-type="float" office:value="0">
            <text:p>0,00</text:p>
          </table:table-cell>
          <table:table-cell table:formula="of:=[.I9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3]" office:value-type="float" office:value="0">
            <text:p>0</text:p>
          </table:table-cell>
          <table:table-cell office:value-type="float" office:value="912">
            <text:p>912</text:p>
          </table:table-cell>
          <table:table-cell table:formula="of:=['file:///home/diego/workspace/qin-cluster/pruebas/estadisticas/corrida-20120802000741.ods'#$secuencia.B913]" office:value-type="float" office:value="0">
            <text:p>0</text:p>
          </table:table-cell>
          <table:table-cell table:formula="of:=['file:///home/diego/workspace/qin-cluster/pruebas/estadisticas/corrida-20120802000741.ods'#$secuencia.C913]" office:value-type="float" office:value="0">
            <text:p>0,00</text:p>
          </table:table-cell>
          <table:table-cell table:formula="of:=[.C91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3]" office:value-type="float" office:value="0">
            <text:p>0</text:p>
          </table:table-cell>
          <table:table-cell table:formula="of:=['file:///home/diego/workspace/qin-cluster/pruebas/estadisticas/corrida-20120802000741.ods'#$acumulado.A913]" office:value-type="float" office:value="0">
            <text:p>0</text:p>
          </table:table-cell>
          <table:table-cell table:formula="of:=['file:///home/diego/workspace/qin-cluster/pruebas/estadisticas/corrida-20120802000741.ods'#$acumulado.C913]" office:value-type="float" office:value="0">
            <text:p>0</text:p>
          </table:table-cell>
          <table:table-cell table:formula="of:=['file:///home/diego/workspace/qin-cluster/pruebas/estadisticas/corrida-20120802000741.ods'#$acumulado.D913]" office:value-type="float" office:value="0">
            <text:p>0</text:p>
          </table:table-cell>
          <table:table-cell table:formula="of:=['file:///home/diego/workspace/qin-cluster/pruebas/estadisticas/corrida-20120802000741.ods'#$acumulado.E913]" office:value-type="float" office:value="0">
            <text:p>0</text:p>
          </table:table-cell>
          <table:table-cell table:formula="of:=['file:///home/diego/workspace/qin-cluster/pruebas/estadisticas/corrida-20120802000741.ods'#$acumulado.F913]" office:value-type="float" office:value="0">
            <text:p>0</text:p>
          </table:table-cell>
          <table:table-cell table:formula="of:=['file:///home/diego/workspace/qin-cluster/pruebas/estadisticas/corrida-20120802000741.ods'#$acumulado.G913]" office:value-type="float" office:value="0">
            <text:p>0</text:p>
          </table:table-cell>
          <table:table-cell table:formula="of:=[.L913]*100/[.$S$2]" office:value-type="float" office:value="0">
            <text:p>0,00</text:p>
          </table:table-cell>
          <table:table-cell table:formula="of:=[.I9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4]" office:value-type="float" office:value="0">
            <text:p>0</text:p>
          </table:table-cell>
          <table:table-cell office:value-type="float" office:value="913">
            <text:p>913</text:p>
          </table:table-cell>
          <table:table-cell table:formula="of:=['file:///home/diego/workspace/qin-cluster/pruebas/estadisticas/corrida-20120802000741.ods'#$secuencia.B914]" office:value-type="float" office:value="0">
            <text:p>0</text:p>
          </table:table-cell>
          <table:table-cell table:formula="of:=['file:///home/diego/workspace/qin-cluster/pruebas/estadisticas/corrida-20120802000741.ods'#$secuencia.C914]" office:value-type="float" office:value="0">
            <text:p>0,00</text:p>
          </table:table-cell>
          <table:table-cell table:formula="of:=[.C91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4]" office:value-type="float" office:value="0">
            <text:p>0</text:p>
          </table:table-cell>
          <table:table-cell table:formula="of:=['file:///home/diego/workspace/qin-cluster/pruebas/estadisticas/corrida-20120802000741.ods'#$acumulado.A914]" office:value-type="float" office:value="0">
            <text:p>0</text:p>
          </table:table-cell>
          <table:table-cell table:formula="of:=['file:///home/diego/workspace/qin-cluster/pruebas/estadisticas/corrida-20120802000741.ods'#$acumulado.C914]" office:value-type="float" office:value="0">
            <text:p>0</text:p>
          </table:table-cell>
          <table:table-cell table:formula="of:=['file:///home/diego/workspace/qin-cluster/pruebas/estadisticas/corrida-20120802000741.ods'#$acumulado.D914]" office:value-type="float" office:value="0">
            <text:p>0</text:p>
          </table:table-cell>
          <table:table-cell table:formula="of:=['file:///home/diego/workspace/qin-cluster/pruebas/estadisticas/corrida-20120802000741.ods'#$acumulado.E914]" office:value-type="float" office:value="0">
            <text:p>0</text:p>
          </table:table-cell>
          <table:table-cell table:formula="of:=['file:///home/diego/workspace/qin-cluster/pruebas/estadisticas/corrida-20120802000741.ods'#$acumulado.F914]" office:value-type="float" office:value="0">
            <text:p>0</text:p>
          </table:table-cell>
          <table:table-cell table:formula="of:=['file:///home/diego/workspace/qin-cluster/pruebas/estadisticas/corrida-20120802000741.ods'#$acumulado.G914]" office:value-type="float" office:value="0">
            <text:p>0</text:p>
          </table:table-cell>
          <table:table-cell table:formula="of:=[.L914]*100/[.$S$2]" office:value-type="float" office:value="0">
            <text:p>0,00</text:p>
          </table:table-cell>
          <table:table-cell table:formula="of:=[.I9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5]" office:value-type="float" office:value="0">
            <text:p>0</text:p>
          </table:table-cell>
          <table:table-cell office:value-type="float" office:value="914">
            <text:p>914</text:p>
          </table:table-cell>
          <table:table-cell table:formula="of:=['file:///home/diego/workspace/qin-cluster/pruebas/estadisticas/corrida-20120802000741.ods'#$secuencia.B915]" office:value-type="float" office:value="0">
            <text:p>0</text:p>
          </table:table-cell>
          <table:table-cell table:formula="of:=['file:///home/diego/workspace/qin-cluster/pruebas/estadisticas/corrida-20120802000741.ods'#$secuencia.C915]" office:value-type="float" office:value="0">
            <text:p>0,00</text:p>
          </table:table-cell>
          <table:table-cell table:formula="of:=[.C91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5]" office:value-type="float" office:value="0">
            <text:p>0</text:p>
          </table:table-cell>
          <table:table-cell table:formula="of:=['file:///home/diego/workspace/qin-cluster/pruebas/estadisticas/corrida-20120802000741.ods'#$acumulado.A915]" office:value-type="float" office:value="0">
            <text:p>0</text:p>
          </table:table-cell>
          <table:table-cell table:formula="of:=['file:///home/diego/workspace/qin-cluster/pruebas/estadisticas/corrida-20120802000741.ods'#$acumulado.C915]" office:value-type="float" office:value="0">
            <text:p>0</text:p>
          </table:table-cell>
          <table:table-cell table:formula="of:=['file:///home/diego/workspace/qin-cluster/pruebas/estadisticas/corrida-20120802000741.ods'#$acumulado.D915]" office:value-type="float" office:value="0">
            <text:p>0</text:p>
          </table:table-cell>
          <table:table-cell table:formula="of:=['file:///home/diego/workspace/qin-cluster/pruebas/estadisticas/corrida-20120802000741.ods'#$acumulado.E915]" office:value-type="float" office:value="0">
            <text:p>0</text:p>
          </table:table-cell>
          <table:table-cell table:formula="of:=['file:///home/diego/workspace/qin-cluster/pruebas/estadisticas/corrida-20120802000741.ods'#$acumulado.F915]" office:value-type="float" office:value="0">
            <text:p>0</text:p>
          </table:table-cell>
          <table:table-cell table:formula="of:=['file:///home/diego/workspace/qin-cluster/pruebas/estadisticas/corrida-20120802000741.ods'#$acumulado.G915]" office:value-type="float" office:value="0">
            <text:p>0</text:p>
          </table:table-cell>
          <table:table-cell table:formula="of:=[.L915]*100/[.$S$2]" office:value-type="float" office:value="0">
            <text:p>0,00</text:p>
          </table:table-cell>
          <table:table-cell table:formula="of:=[.I9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6]" office:value-type="float" office:value="0">
            <text:p>0</text:p>
          </table:table-cell>
          <table:table-cell office:value-type="float" office:value="915">
            <text:p>915</text:p>
          </table:table-cell>
          <table:table-cell table:formula="of:=['file:///home/diego/workspace/qin-cluster/pruebas/estadisticas/corrida-20120802000741.ods'#$secuencia.B916]" office:value-type="float" office:value="0">
            <text:p>0</text:p>
          </table:table-cell>
          <table:table-cell table:formula="of:=['file:///home/diego/workspace/qin-cluster/pruebas/estadisticas/corrida-20120802000741.ods'#$secuencia.C916]" office:value-type="float" office:value="0">
            <text:p>0,00</text:p>
          </table:table-cell>
          <table:table-cell table:formula="of:=[.C91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6]" office:value-type="float" office:value="0">
            <text:p>0</text:p>
          </table:table-cell>
          <table:table-cell table:formula="of:=['file:///home/diego/workspace/qin-cluster/pruebas/estadisticas/corrida-20120802000741.ods'#$acumulado.A916]" office:value-type="float" office:value="0">
            <text:p>0</text:p>
          </table:table-cell>
          <table:table-cell table:formula="of:=['file:///home/diego/workspace/qin-cluster/pruebas/estadisticas/corrida-20120802000741.ods'#$acumulado.C916]" office:value-type="float" office:value="0">
            <text:p>0</text:p>
          </table:table-cell>
          <table:table-cell table:formula="of:=['file:///home/diego/workspace/qin-cluster/pruebas/estadisticas/corrida-20120802000741.ods'#$acumulado.D916]" office:value-type="float" office:value="0">
            <text:p>0</text:p>
          </table:table-cell>
          <table:table-cell table:formula="of:=['file:///home/diego/workspace/qin-cluster/pruebas/estadisticas/corrida-20120802000741.ods'#$acumulado.E916]" office:value-type="float" office:value="0">
            <text:p>0</text:p>
          </table:table-cell>
          <table:table-cell table:formula="of:=['file:///home/diego/workspace/qin-cluster/pruebas/estadisticas/corrida-20120802000741.ods'#$acumulado.F916]" office:value-type="float" office:value="0">
            <text:p>0</text:p>
          </table:table-cell>
          <table:table-cell table:formula="of:=['file:///home/diego/workspace/qin-cluster/pruebas/estadisticas/corrida-20120802000741.ods'#$acumulado.G916]" office:value-type="float" office:value="0">
            <text:p>0</text:p>
          </table:table-cell>
          <table:table-cell table:formula="of:=[.L916]*100/[.$S$2]" office:value-type="float" office:value="0">
            <text:p>0,00</text:p>
          </table:table-cell>
          <table:table-cell table:formula="of:=[.I9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7]" office:value-type="float" office:value="0">
            <text:p>0</text:p>
          </table:table-cell>
          <table:table-cell office:value-type="float" office:value="916">
            <text:p>916</text:p>
          </table:table-cell>
          <table:table-cell table:formula="of:=['file:///home/diego/workspace/qin-cluster/pruebas/estadisticas/corrida-20120802000741.ods'#$secuencia.B917]" office:value-type="float" office:value="0">
            <text:p>0</text:p>
          </table:table-cell>
          <table:table-cell table:formula="of:=['file:///home/diego/workspace/qin-cluster/pruebas/estadisticas/corrida-20120802000741.ods'#$secuencia.C917]" office:value-type="float" office:value="0">
            <text:p>0,00</text:p>
          </table:table-cell>
          <table:table-cell table:formula="of:=[.C91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7]" office:value-type="float" office:value="0">
            <text:p>0</text:p>
          </table:table-cell>
          <table:table-cell table:formula="of:=['file:///home/diego/workspace/qin-cluster/pruebas/estadisticas/corrida-20120802000741.ods'#$acumulado.A917]" office:value-type="float" office:value="0">
            <text:p>0</text:p>
          </table:table-cell>
          <table:table-cell table:formula="of:=['file:///home/diego/workspace/qin-cluster/pruebas/estadisticas/corrida-20120802000741.ods'#$acumulado.C917]" office:value-type="float" office:value="0">
            <text:p>0</text:p>
          </table:table-cell>
          <table:table-cell table:formula="of:=['file:///home/diego/workspace/qin-cluster/pruebas/estadisticas/corrida-20120802000741.ods'#$acumulado.D917]" office:value-type="float" office:value="0">
            <text:p>0</text:p>
          </table:table-cell>
          <table:table-cell table:formula="of:=['file:///home/diego/workspace/qin-cluster/pruebas/estadisticas/corrida-20120802000741.ods'#$acumulado.E917]" office:value-type="float" office:value="0">
            <text:p>0</text:p>
          </table:table-cell>
          <table:table-cell table:formula="of:=['file:///home/diego/workspace/qin-cluster/pruebas/estadisticas/corrida-20120802000741.ods'#$acumulado.F917]" office:value-type="float" office:value="0">
            <text:p>0</text:p>
          </table:table-cell>
          <table:table-cell table:formula="of:=['file:///home/diego/workspace/qin-cluster/pruebas/estadisticas/corrida-20120802000741.ods'#$acumulado.G917]" office:value-type="float" office:value="0">
            <text:p>0</text:p>
          </table:table-cell>
          <table:table-cell table:formula="of:=[.L917]*100/[.$S$2]" office:value-type="float" office:value="0">
            <text:p>0,00</text:p>
          </table:table-cell>
          <table:table-cell table:formula="of:=[.I9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8]" office:value-type="float" office:value="0">
            <text:p>0</text:p>
          </table:table-cell>
          <table:table-cell office:value-type="float" office:value="917">
            <text:p>917</text:p>
          </table:table-cell>
          <table:table-cell table:formula="of:=['file:///home/diego/workspace/qin-cluster/pruebas/estadisticas/corrida-20120802000741.ods'#$secuencia.B918]" office:value-type="float" office:value="0">
            <text:p>0</text:p>
          </table:table-cell>
          <table:table-cell table:formula="of:=['file:///home/diego/workspace/qin-cluster/pruebas/estadisticas/corrida-20120802000741.ods'#$secuencia.C918]" office:value-type="float" office:value="0">
            <text:p>0,00</text:p>
          </table:table-cell>
          <table:table-cell table:formula="of:=[.C91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8]" office:value-type="float" office:value="0">
            <text:p>0</text:p>
          </table:table-cell>
          <table:table-cell table:formula="of:=['file:///home/diego/workspace/qin-cluster/pruebas/estadisticas/corrida-20120802000741.ods'#$acumulado.A918]" office:value-type="float" office:value="0">
            <text:p>0</text:p>
          </table:table-cell>
          <table:table-cell table:formula="of:=['file:///home/diego/workspace/qin-cluster/pruebas/estadisticas/corrida-20120802000741.ods'#$acumulado.C918]" office:value-type="float" office:value="0">
            <text:p>0</text:p>
          </table:table-cell>
          <table:table-cell table:formula="of:=['file:///home/diego/workspace/qin-cluster/pruebas/estadisticas/corrida-20120802000741.ods'#$acumulado.D918]" office:value-type="float" office:value="0">
            <text:p>0</text:p>
          </table:table-cell>
          <table:table-cell table:formula="of:=['file:///home/diego/workspace/qin-cluster/pruebas/estadisticas/corrida-20120802000741.ods'#$acumulado.E918]" office:value-type="float" office:value="0">
            <text:p>0</text:p>
          </table:table-cell>
          <table:table-cell table:formula="of:=['file:///home/diego/workspace/qin-cluster/pruebas/estadisticas/corrida-20120802000741.ods'#$acumulado.F918]" office:value-type="float" office:value="0">
            <text:p>0</text:p>
          </table:table-cell>
          <table:table-cell table:formula="of:=['file:///home/diego/workspace/qin-cluster/pruebas/estadisticas/corrida-20120802000741.ods'#$acumulado.G918]" office:value-type="float" office:value="0">
            <text:p>0</text:p>
          </table:table-cell>
          <table:table-cell table:formula="of:=[.L918]*100/[.$S$2]" office:value-type="float" office:value="0">
            <text:p>0,00</text:p>
          </table:table-cell>
          <table:table-cell table:formula="of:=[.I9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19]" office:value-type="float" office:value="0">
            <text:p>0</text:p>
          </table:table-cell>
          <table:table-cell office:value-type="float" office:value="918">
            <text:p>918</text:p>
          </table:table-cell>
          <table:table-cell table:formula="of:=['file:///home/diego/workspace/qin-cluster/pruebas/estadisticas/corrida-20120802000741.ods'#$secuencia.B919]" office:value-type="float" office:value="0">
            <text:p>0</text:p>
          </table:table-cell>
          <table:table-cell table:formula="of:=['file:///home/diego/workspace/qin-cluster/pruebas/estadisticas/corrida-20120802000741.ods'#$secuencia.C919]" office:value-type="float" office:value="0">
            <text:p>0,00</text:p>
          </table:table-cell>
          <table:table-cell table:formula="of:=[.C91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19]" office:value-type="float" office:value="0">
            <text:p>0</text:p>
          </table:table-cell>
          <table:table-cell table:formula="of:=['file:///home/diego/workspace/qin-cluster/pruebas/estadisticas/corrida-20120802000741.ods'#$acumulado.A919]" office:value-type="float" office:value="0">
            <text:p>0</text:p>
          </table:table-cell>
          <table:table-cell table:formula="of:=['file:///home/diego/workspace/qin-cluster/pruebas/estadisticas/corrida-20120802000741.ods'#$acumulado.C919]" office:value-type="float" office:value="0">
            <text:p>0</text:p>
          </table:table-cell>
          <table:table-cell table:formula="of:=['file:///home/diego/workspace/qin-cluster/pruebas/estadisticas/corrida-20120802000741.ods'#$acumulado.D919]" office:value-type="float" office:value="0">
            <text:p>0</text:p>
          </table:table-cell>
          <table:table-cell table:formula="of:=['file:///home/diego/workspace/qin-cluster/pruebas/estadisticas/corrida-20120802000741.ods'#$acumulado.E919]" office:value-type="float" office:value="0">
            <text:p>0</text:p>
          </table:table-cell>
          <table:table-cell table:formula="of:=['file:///home/diego/workspace/qin-cluster/pruebas/estadisticas/corrida-20120802000741.ods'#$acumulado.F919]" office:value-type="float" office:value="0">
            <text:p>0</text:p>
          </table:table-cell>
          <table:table-cell table:formula="of:=['file:///home/diego/workspace/qin-cluster/pruebas/estadisticas/corrida-20120802000741.ods'#$acumulado.G919]" office:value-type="float" office:value="0">
            <text:p>0</text:p>
          </table:table-cell>
          <table:table-cell table:formula="of:=[.L919]*100/[.$S$2]" office:value-type="float" office:value="0">
            <text:p>0,00</text:p>
          </table:table-cell>
          <table:table-cell table:formula="of:=[.I9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0]" office:value-type="float" office:value="0">
            <text:p>0</text:p>
          </table:table-cell>
          <table:table-cell office:value-type="float" office:value="919">
            <text:p>919</text:p>
          </table:table-cell>
          <table:table-cell table:formula="of:=['file:///home/diego/workspace/qin-cluster/pruebas/estadisticas/corrida-20120802000741.ods'#$secuencia.B920]" office:value-type="float" office:value="0">
            <text:p>0</text:p>
          </table:table-cell>
          <table:table-cell table:formula="of:=['file:///home/diego/workspace/qin-cluster/pruebas/estadisticas/corrida-20120802000741.ods'#$secuencia.C920]" office:value-type="float" office:value="0">
            <text:p>0,00</text:p>
          </table:table-cell>
          <table:table-cell table:formula="of:=[.C92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0]" office:value-type="float" office:value="0">
            <text:p>0</text:p>
          </table:table-cell>
          <table:table-cell table:formula="of:=['file:///home/diego/workspace/qin-cluster/pruebas/estadisticas/corrida-20120802000741.ods'#$acumulado.A920]" office:value-type="float" office:value="0">
            <text:p>0</text:p>
          </table:table-cell>
          <table:table-cell table:formula="of:=['file:///home/diego/workspace/qin-cluster/pruebas/estadisticas/corrida-20120802000741.ods'#$acumulado.C920]" office:value-type="float" office:value="0">
            <text:p>0</text:p>
          </table:table-cell>
          <table:table-cell table:formula="of:=['file:///home/diego/workspace/qin-cluster/pruebas/estadisticas/corrida-20120802000741.ods'#$acumulado.D920]" office:value-type="float" office:value="0">
            <text:p>0</text:p>
          </table:table-cell>
          <table:table-cell table:formula="of:=['file:///home/diego/workspace/qin-cluster/pruebas/estadisticas/corrida-20120802000741.ods'#$acumulado.E920]" office:value-type="float" office:value="0">
            <text:p>0</text:p>
          </table:table-cell>
          <table:table-cell table:formula="of:=['file:///home/diego/workspace/qin-cluster/pruebas/estadisticas/corrida-20120802000741.ods'#$acumulado.F920]" office:value-type="float" office:value="0">
            <text:p>0</text:p>
          </table:table-cell>
          <table:table-cell table:formula="of:=['file:///home/diego/workspace/qin-cluster/pruebas/estadisticas/corrida-20120802000741.ods'#$acumulado.G920]" office:value-type="float" office:value="0">
            <text:p>0</text:p>
          </table:table-cell>
          <table:table-cell table:formula="of:=[.L920]*100/[.$S$2]" office:value-type="float" office:value="0">
            <text:p>0,00</text:p>
          </table:table-cell>
          <table:table-cell table:formula="of:=[.I9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1]" office:value-type="float" office:value="0">
            <text:p>0</text:p>
          </table:table-cell>
          <table:table-cell office:value-type="float" office:value="920">
            <text:p>920</text:p>
          </table:table-cell>
          <table:table-cell table:formula="of:=['file:///home/diego/workspace/qin-cluster/pruebas/estadisticas/corrida-20120802000741.ods'#$secuencia.B921]" office:value-type="float" office:value="0">
            <text:p>0</text:p>
          </table:table-cell>
          <table:table-cell table:formula="of:=['file:///home/diego/workspace/qin-cluster/pruebas/estadisticas/corrida-20120802000741.ods'#$secuencia.C921]" office:value-type="float" office:value="0">
            <text:p>0,00</text:p>
          </table:table-cell>
          <table:table-cell table:formula="of:=[.C92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1]" office:value-type="float" office:value="0">
            <text:p>0</text:p>
          </table:table-cell>
          <table:table-cell table:formula="of:=['file:///home/diego/workspace/qin-cluster/pruebas/estadisticas/corrida-20120802000741.ods'#$acumulado.A921]" office:value-type="float" office:value="0">
            <text:p>0</text:p>
          </table:table-cell>
          <table:table-cell table:formula="of:=['file:///home/diego/workspace/qin-cluster/pruebas/estadisticas/corrida-20120802000741.ods'#$acumulado.C921]" office:value-type="float" office:value="0">
            <text:p>0</text:p>
          </table:table-cell>
          <table:table-cell table:formula="of:=['file:///home/diego/workspace/qin-cluster/pruebas/estadisticas/corrida-20120802000741.ods'#$acumulado.D921]" office:value-type="float" office:value="0">
            <text:p>0</text:p>
          </table:table-cell>
          <table:table-cell table:formula="of:=['file:///home/diego/workspace/qin-cluster/pruebas/estadisticas/corrida-20120802000741.ods'#$acumulado.E921]" office:value-type="float" office:value="0">
            <text:p>0</text:p>
          </table:table-cell>
          <table:table-cell table:formula="of:=['file:///home/diego/workspace/qin-cluster/pruebas/estadisticas/corrida-20120802000741.ods'#$acumulado.F921]" office:value-type="float" office:value="0">
            <text:p>0</text:p>
          </table:table-cell>
          <table:table-cell table:formula="of:=['file:///home/diego/workspace/qin-cluster/pruebas/estadisticas/corrida-20120802000741.ods'#$acumulado.G921]" office:value-type="float" office:value="0">
            <text:p>0</text:p>
          </table:table-cell>
          <table:table-cell table:formula="of:=[.L921]*100/[.$S$2]" office:value-type="float" office:value="0">
            <text:p>0,00</text:p>
          </table:table-cell>
          <table:table-cell table:formula="of:=[.I9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2]" office:value-type="float" office:value="0">
            <text:p>0</text:p>
          </table:table-cell>
          <table:table-cell office:value-type="float" office:value="921">
            <text:p>921</text:p>
          </table:table-cell>
          <table:table-cell table:formula="of:=['file:///home/diego/workspace/qin-cluster/pruebas/estadisticas/corrida-20120802000741.ods'#$secuencia.B922]" office:value-type="float" office:value="0">
            <text:p>0</text:p>
          </table:table-cell>
          <table:table-cell table:formula="of:=['file:///home/diego/workspace/qin-cluster/pruebas/estadisticas/corrida-20120802000741.ods'#$secuencia.C922]" office:value-type="float" office:value="0">
            <text:p>0,00</text:p>
          </table:table-cell>
          <table:table-cell table:formula="of:=[.C92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2]" office:value-type="float" office:value="0">
            <text:p>0</text:p>
          </table:table-cell>
          <table:table-cell table:formula="of:=['file:///home/diego/workspace/qin-cluster/pruebas/estadisticas/corrida-20120802000741.ods'#$acumulado.A922]" office:value-type="float" office:value="0">
            <text:p>0</text:p>
          </table:table-cell>
          <table:table-cell table:formula="of:=['file:///home/diego/workspace/qin-cluster/pruebas/estadisticas/corrida-20120802000741.ods'#$acumulado.C922]" office:value-type="float" office:value="0">
            <text:p>0</text:p>
          </table:table-cell>
          <table:table-cell table:formula="of:=['file:///home/diego/workspace/qin-cluster/pruebas/estadisticas/corrida-20120802000741.ods'#$acumulado.D922]" office:value-type="float" office:value="0">
            <text:p>0</text:p>
          </table:table-cell>
          <table:table-cell table:formula="of:=['file:///home/diego/workspace/qin-cluster/pruebas/estadisticas/corrida-20120802000741.ods'#$acumulado.E922]" office:value-type="float" office:value="0">
            <text:p>0</text:p>
          </table:table-cell>
          <table:table-cell table:formula="of:=['file:///home/diego/workspace/qin-cluster/pruebas/estadisticas/corrida-20120802000741.ods'#$acumulado.F922]" office:value-type="float" office:value="0">
            <text:p>0</text:p>
          </table:table-cell>
          <table:table-cell table:formula="of:=['file:///home/diego/workspace/qin-cluster/pruebas/estadisticas/corrida-20120802000741.ods'#$acumulado.G922]" office:value-type="float" office:value="0">
            <text:p>0</text:p>
          </table:table-cell>
          <table:table-cell table:formula="of:=[.L922]*100/[.$S$2]" office:value-type="float" office:value="0">
            <text:p>0,00</text:p>
          </table:table-cell>
          <table:table-cell table:formula="of:=[.I9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3]" office:value-type="float" office:value="0">
            <text:p>0</text:p>
          </table:table-cell>
          <table:table-cell office:value-type="float" office:value="922">
            <text:p>922</text:p>
          </table:table-cell>
          <table:table-cell table:formula="of:=['file:///home/diego/workspace/qin-cluster/pruebas/estadisticas/corrida-20120802000741.ods'#$secuencia.B923]" office:value-type="float" office:value="0">
            <text:p>0</text:p>
          </table:table-cell>
          <table:table-cell table:formula="of:=['file:///home/diego/workspace/qin-cluster/pruebas/estadisticas/corrida-20120802000741.ods'#$secuencia.C923]" office:value-type="float" office:value="0">
            <text:p>0,00</text:p>
          </table:table-cell>
          <table:table-cell table:formula="of:=[.C92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3]" office:value-type="float" office:value="0">
            <text:p>0</text:p>
          </table:table-cell>
          <table:table-cell table:formula="of:=['file:///home/diego/workspace/qin-cluster/pruebas/estadisticas/corrida-20120802000741.ods'#$acumulado.A923]" office:value-type="float" office:value="0">
            <text:p>0</text:p>
          </table:table-cell>
          <table:table-cell table:formula="of:=['file:///home/diego/workspace/qin-cluster/pruebas/estadisticas/corrida-20120802000741.ods'#$acumulado.C923]" office:value-type="float" office:value="0">
            <text:p>0</text:p>
          </table:table-cell>
          <table:table-cell table:formula="of:=['file:///home/diego/workspace/qin-cluster/pruebas/estadisticas/corrida-20120802000741.ods'#$acumulado.D923]" office:value-type="float" office:value="0">
            <text:p>0</text:p>
          </table:table-cell>
          <table:table-cell table:formula="of:=['file:///home/diego/workspace/qin-cluster/pruebas/estadisticas/corrida-20120802000741.ods'#$acumulado.E923]" office:value-type="float" office:value="0">
            <text:p>0</text:p>
          </table:table-cell>
          <table:table-cell table:formula="of:=['file:///home/diego/workspace/qin-cluster/pruebas/estadisticas/corrida-20120802000741.ods'#$acumulado.F923]" office:value-type="float" office:value="0">
            <text:p>0</text:p>
          </table:table-cell>
          <table:table-cell table:formula="of:=['file:///home/diego/workspace/qin-cluster/pruebas/estadisticas/corrida-20120802000741.ods'#$acumulado.G923]" office:value-type="float" office:value="0">
            <text:p>0</text:p>
          </table:table-cell>
          <table:table-cell table:formula="of:=[.L923]*100/[.$S$2]" office:value-type="float" office:value="0">
            <text:p>0,00</text:p>
          </table:table-cell>
          <table:table-cell table:formula="of:=[.I9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4]" office:value-type="float" office:value="0">
            <text:p>0</text:p>
          </table:table-cell>
          <table:table-cell office:value-type="float" office:value="923">
            <text:p>923</text:p>
          </table:table-cell>
          <table:table-cell table:formula="of:=['file:///home/diego/workspace/qin-cluster/pruebas/estadisticas/corrida-20120802000741.ods'#$secuencia.B924]" office:value-type="float" office:value="0">
            <text:p>0</text:p>
          </table:table-cell>
          <table:table-cell table:formula="of:=['file:///home/diego/workspace/qin-cluster/pruebas/estadisticas/corrida-20120802000741.ods'#$secuencia.C924]" office:value-type="float" office:value="0">
            <text:p>0,00</text:p>
          </table:table-cell>
          <table:table-cell table:formula="of:=[.C92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4]" office:value-type="float" office:value="0">
            <text:p>0</text:p>
          </table:table-cell>
          <table:table-cell table:formula="of:=['file:///home/diego/workspace/qin-cluster/pruebas/estadisticas/corrida-20120802000741.ods'#$acumulado.A924]" office:value-type="float" office:value="0">
            <text:p>0</text:p>
          </table:table-cell>
          <table:table-cell table:formula="of:=['file:///home/diego/workspace/qin-cluster/pruebas/estadisticas/corrida-20120802000741.ods'#$acumulado.C924]" office:value-type="float" office:value="0">
            <text:p>0</text:p>
          </table:table-cell>
          <table:table-cell table:formula="of:=['file:///home/diego/workspace/qin-cluster/pruebas/estadisticas/corrida-20120802000741.ods'#$acumulado.D924]" office:value-type="float" office:value="0">
            <text:p>0</text:p>
          </table:table-cell>
          <table:table-cell table:formula="of:=['file:///home/diego/workspace/qin-cluster/pruebas/estadisticas/corrida-20120802000741.ods'#$acumulado.E924]" office:value-type="float" office:value="0">
            <text:p>0</text:p>
          </table:table-cell>
          <table:table-cell table:formula="of:=['file:///home/diego/workspace/qin-cluster/pruebas/estadisticas/corrida-20120802000741.ods'#$acumulado.F924]" office:value-type="float" office:value="0">
            <text:p>0</text:p>
          </table:table-cell>
          <table:table-cell table:formula="of:=['file:///home/diego/workspace/qin-cluster/pruebas/estadisticas/corrida-20120802000741.ods'#$acumulado.G924]" office:value-type="float" office:value="0">
            <text:p>0</text:p>
          </table:table-cell>
          <table:table-cell table:formula="of:=[.L924]*100/[.$S$2]" office:value-type="float" office:value="0">
            <text:p>0,00</text:p>
          </table:table-cell>
          <table:table-cell table:formula="of:=[.I9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5]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'file:///home/diego/workspace/qin-cluster/pruebas/estadisticas/corrida-20120802000741.ods'#$secuencia.B925]" office:value-type="float" office:value="0">
            <text:p>0</text:p>
          </table:table-cell>
          <table:table-cell table:formula="of:=['file:///home/diego/workspace/qin-cluster/pruebas/estadisticas/corrida-20120802000741.ods'#$secuencia.C925]" office:value-type="float" office:value="0">
            <text:p>0,00</text:p>
          </table:table-cell>
          <table:table-cell table:formula="of:=[.C92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5]" office:value-type="float" office:value="0">
            <text:p>0</text:p>
          </table:table-cell>
          <table:table-cell table:formula="of:=['file:///home/diego/workspace/qin-cluster/pruebas/estadisticas/corrida-20120802000741.ods'#$acumulado.A925]" office:value-type="float" office:value="0">
            <text:p>0</text:p>
          </table:table-cell>
          <table:table-cell table:formula="of:=['file:///home/diego/workspace/qin-cluster/pruebas/estadisticas/corrida-20120802000741.ods'#$acumulado.C925]" office:value-type="float" office:value="0">
            <text:p>0</text:p>
          </table:table-cell>
          <table:table-cell table:formula="of:=['file:///home/diego/workspace/qin-cluster/pruebas/estadisticas/corrida-20120802000741.ods'#$acumulado.D925]" office:value-type="float" office:value="0">
            <text:p>0</text:p>
          </table:table-cell>
          <table:table-cell table:formula="of:=['file:///home/diego/workspace/qin-cluster/pruebas/estadisticas/corrida-20120802000741.ods'#$acumulado.E925]" office:value-type="float" office:value="0">
            <text:p>0</text:p>
          </table:table-cell>
          <table:table-cell table:formula="of:=['file:///home/diego/workspace/qin-cluster/pruebas/estadisticas/corrida-20120802000741.ods'#$acumulado.F925]" office:value-type="float" office:value="0">
            <text:p>0</text:p>
          </table:table-cell>
          <table:table-cell table:formula="of:=['file:///home/diego/workspace/qin-cluster/pruebas/estadisticas/corrida-20120802000741.ods'#$acumulado.G925]" office:value-type="float" office:value="0">
            <text:p>0</text:p>
          </table:table-cell>
          <table:table-cell table:formula="of:=[.L925]*100/[.$S$2]" office:value-type="float" office:value="0">
            <text:p>0,00</text:p>
          </table:table-cell>
          <table:table-cell table:formula="of:=[.I9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6]" office:value-type="float" office:value="0">
            <text:p>0</text:p>
          </table:table-cell>
          <table:table-cell office:value-type="float" office:value="925">
            <text:p>925</text:p>
          </table:table-cell>
          <table:table-cell table:formula="of:=['file:///home/diego/workspace/qin-cluster/pruebas/estadisticas/corrida-20120802000741.ods'#$secuencia.B926]" office:value-type="float" office:value="0">
            <text:p>0</text:p>
          </table:table-cell>
          <table:table-cell table:formula="of:=['file:///home/diego/workspace/qin-cluster/pruebas/estadisticas/corrida-20120802000741.ods'#$secuencia.C926]" office:value-type="float" office:value="0">
            <text:p>0,00</text:p>
          </table:table-cell>
          <table:table-cell table:formula="of:=[.C92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6]" office:value-type="float" office:value="0">
            <text:p>0</text:p>
          </table:table-cell>
          <table:table-cell table:formula="of:=['file:///home/diego/workspace/qin-cluster/pruebas/estadisticas/corrida-20120802000741.ods'#$acumulado.A926]" office:value-type="float" office:value="0">
            <text:p>0</text:p>
          </table:table-cell>
          <table:table-cell table:formula="of:=['file:///home/diego/workspace/qin-cluster/pruebas/estadisticas/corrida-20120802000741.ods'#$acumulado.C926]" office:value-type="float" office:value="0">
            <text:p>0</text:p>
          </table:table-cell>
          <table:table-cell table:formula="of:=['file:///home/diego/workspace/qin-cluster/pruebas/estadisticas/corrida-20120802000741.ods'#$acumulado.D926]" office:value-type="float" office:value="0">
            <text:p>0</text:p>
          </table:table-cell>
          <table:table-cell table:formula="of:=['file:///home/diego/workspace/qin-cluster/pruebas/estadisticas/corrida-20120802000741.ods'#$acumulado.E926]" office:value-type="float" office:value="0">
            <text:p>0</text:p>
          </table:table-cell>
          <table:table-cell table:formula="of:=['file:///home/diego/workspace/qin-cluster/pruebas/estadisticas/corrida-20120802000741.ods'#$acumulado.F926]" office:value-type="float" office:value="0">
            <text:p>0</text:p>
          </table:table-cell>
          <table:table-cell table:formula="of:=['file:///home/diego/workspace/qin-cluster/pruebas/estadisticas/corrida-20120802000741.ods'#$acumulado.G926]" office:value-type="float" office:value="0">
            <text:p>0</text:p>
          </table:table-cell>
          <table:table-cell table:formula="of:=[.L926]*100/[.$S$2]" office:value-type="float" office:value="0">
            <text:p>0,00</text:p>
          </table:table-cell>
          <table:table-cell table:formula="of:=[.I9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7]" office:value-type="float" office:value="0">
            <text:p>0</text:p>
          </table:table-cell>
          <table:table-cell office:value-type="float" office:value="926">
            <text:p>926</text:p>
          </table:table-cell>
          <table:table-cell table:formula="of:=['file:///home/diego/workspace/qin-cluster/pruebas/estadisticas/corrida-20120802000741.ods'#$secuencia.B927]" office:value-type="float" office:value="0">
            <text:p>0</text:p>
          </table:table-cell>
          <table:table-cell table:formula="of:=['file:///home/diego/workspace/qin-cluster/pruebas/estadisticas/corrida-20120802000741.ods'#$secuencia.C927]" office:value-type="float" office:value="0">
            <text:p>0,00</text:p>
          </table:table-cell>
          <table:table-cell table:formula="of:=[.C92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7]" office:value-type="float" office:value="0">
            <text:p>0</text:p>
          </table:table-cell>
          <table:table-cell table:formula="of:=['file:///home/diego/workspace/qin-cluster/pruebas/estadisticas/corrida-20120802000741.ods'#$acumulado.A927]" office:value-type="float" office:value="0">
            <text:p>0</text:p>
          </table:table-cell>
          <table:table-cell table:formula="of:=['file:///home/diego/workspace/qin-cluster/pruebas/estadisticas/corrida-20120802000741.ods'#$acumulado.C927]" office:value-type="float" office:value="0">
            <text:p>0</text:p>
          </table:table-cell>
          <table:table-cell table:formula="of:=['file:///home/diego/workspace/qin-cluster/pruebas/estadisticas/corrida-20120802000741.ods'#$acumulado.D927]" office:value-type="float" office:value="0">
            <text:p>0</text:p>
          </table:table-cell>
          <table:table-cell table:formula="of:=['file:///home/diego/workspace/qin-cluster/pruebas/estadisticas/corrida-20120802000741.ods'#$acumulado.E927]" office:value-type="float" office:value="0">
            <text:p>0</text:p>
          </table:table-cell>
          <table:table-cell table:formula="of:=['file:///home/diego/workspace/qin-cluster/pruebas/estadisticas/corrida-20120802000741.ods'#$acumulado.F927]" office:value-type="float" office:value="0">
            <text:p>0</text:p>
          </table:table-cell>
          <table:table-cell table:formula="of:=['file:///home/diego/workspace/qin-cluster/pruebas/estadisticas/corrida-20120802000741.ods'#$acumulado.G927]" office:value-type="float" office:value="0">
            <text:p>0</text:p>
          </table:table-cell>
          <table:table-cell table:formula="of:=[.L927]*100/[.$S$2]" office:value-type="float" office:value="0">
            <text:p>0,00</text:p>
          </table:table-cell>
          <table:table-cell table:formula="of:=[.I9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8]" office:value-type="float" office:value="0">
            <text:p>0</text:p>
          </table:table-cell>
          <table:table-cell office:value-type="float" office:value="927">
            <text:p>927</text:p>
          </table:table-cell>
          <table:table-cell table:formula="of:=['file:///home/diego/workspace/qin-cluster/pruebas/estadisticas/corrida-20120802000741.ods'#$secuencia.B928]" office:value-type="float" office:value="0">
            <text:p>0</text:p>
          </table:table-cell>
          <table:table-cell table:formula="of:=['file:///home/diego/workspace/qin-cluster/pruebas/estadisticas/corrida-20120802000741.ods'#$secuencia.C928]" office:value-type="float" office:value="0">
            <text:p>0,00</text:p>
          </table:table-cell>
          <table:table-cell table:formula="of:=[.C92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8]" office:value-type="float" office:value="0">
            <text:p>0</text:p>
          </table:table-cell>
          <table:table-cell table:formula="of:=['file:///home/diego/workspace/qin-cluster/pruebas/estadisticas/corrida-20120802000741.ods'#$acumulado.A928]" office:value-type="float" office:value="0">
            <text:p>0</text:p>
          </table:table-cell>
          <table:table-cell table:formula="of:=['file:///home/diego/workspace/qin-cluster/pruebas/estadisticas/corrida-20120802000741.ods'#$acumulado.C928]" office:value-type="float" office:value="0">
            <text:p>0</text:p>
          </table:table-cell>
          <table:table-cell table:formula="of:=['file:///home/diego/workspace/qin-cluster/pruebas/estadisticas/corrida-20120802000741.ods'#$acumulado.D928]" office:value-type="float" office:value="0">
            <text:p>0</text:p>
          </table:table-cell>
          <table:table-cell table:formula="of:=['file:///home/diego/workspace/qin-cluster/pruebas/estadisticas/corrida-20120802000741.ods'#$acumulado.E928]" office:value-type="float" office:value="0">
            <text:p>0</text:p>
          </table:table-cell>
          <table:table-cell table:formula="of:=['file:///home/diego/workspace/qin-cluster/pruebas/estadisticas/corrida-20120802000741.ods'#$acumulado.F928]" office:value-type="float" office:value="0">
            <text:p>0</text:p>
          </table:table-cell>
          <table:table-cell table:formula="of:=['file:///home/diego/workspace/qin-cluster/pruebas/estadisticas/corrida-20120802000741.ods'#$acumulado.G928]" office:value-type="float" office:value="0">
            <text:p>0</text:p>
          </table:table-cell>
          <table:table-cell table:formula="of:=[.L928]*100/[.$S$2]" office:value-type="float" office:value="0">
            <text:p>0,00</text:p>
          </table:table-cell>
          <table:table-cell table:formula="of:=[.I9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29]" office:value-type="float" office:value="0">
            <text:p>0</text:p>
          </table:table-cell>
          <table:table-cell office:value-type="float" office:value="928">
            <text:p>928</text:p>
          </table:table-cell>
          <table:table-cell table:formula="of:=['file:///home/diego/workspace/qin-cluster/pruebas/estadisticas/corrida-20120802000741.ods'#$secuencia.B929]" office:value-type="float" office:value="0">
            <text:p>0</text:p>
          </table:table-cell>
          <table:table-cell table:formula="of:=['file:///home/diego/workspace/qin-cluster/pruebas/estadisticas/corrida-20120802000741.ods'#$secuencia.C929]" office:value-type="float" office:value="0">
            <text:p>0,00</text:p>
          </table:table-cell>
          <table:table-cell table:formula="of:=[.C92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29]" office:value-type="float" office:value="0">
            <text:p>0</text:p>
          </table:table-cell>
          <table:table-cell table:formula="of:=['file:///home/diego/workspace/qin-cluster/pruebas/estadisticas/corrida-20120802000741.ods'#$acumulado.A929]" office:value-type="float" office:value="0">
            <text:p>0</text:p>
          </table:table-cell>
          <table:table-cell table:formula="of:=['file:///home/diego/workspace/qin-cluster/pruebas/estadisticas/corrida-20120802000741.ods'#$acumulado.C929]" office:value-type="float" office:value="0">
            <text:p>0</text:p>
          </table:table-cell>
          <table:table-cell table:formula="of:=['file:///home/diego/workspace/qin-cluster/pruebas/estadisticas/corrida-20120802000741.ods'#$acumulado.D929]" office:value-type="float" office:value="0">
            <text:p>0</text:p>
          </table:table-cell>
          <table:table-cell table:formula="of:=['file:///home/diego/workspace/qin-cluster/pruebas/estadisticas/corrida-20120802000741.ods'#$acumulado.E929]" office:value-type="float" office:value="0">
            <text:p>0</text:p>
          </table:table-cell>
          <table:table-cell table:formula="of:=['file:///home/diego/workspace/qin-cluster/pruebas/estadisticas/corrida-20120802000741.ods'#$acumulado.F929]" office:value-type="float" office:value="0">
            <text:p>0</text:p>
          </table:table-cell>
          <table:table-cell table:formula="of:=['file:///home/diego/workspace/qin-cluster/pruebas/estadisticas/corrida-20120802000741.ods'#$acumulado.G929]" office:value-type="float" office:value="0">
            <text:p>0</text:p>
          </table:table-cell>
          <table:table-cell table:formula="of:=[.L929]*100/[.$S$2]" office:value-type="float" office:value="0">
            <text:p>0,00</text:p>
          </table:table-cell>
          <table:table-cell table:formula="of:=[.I9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0]" office:value-type="float" office:value="0">
            <text:p>0</text:p>
          </table:table-cell>
          <table:table-cell office:value-type="float" office:value="929">
            <text:p>929</text:p>
          </table:table-cell>
          <table:table-cell table:formula="of:=['file:///home/diego/workspace/qin-cluster/pruebas/estadisticas/corrida-20120802000741.ods'#$secuencia.B930]" office:value-type="float" office:value="0">
            <text:p>0</text:p>
          </table:table-cell>
          <table:table-cell table:formula="of:=['file:///home/diego/workspace/qin-cluster/pruebas/estadisticas/corrida-20120802000741.ods'#$secuencia.C930]" office:value-type="float" office:value="0">
            <text:p>0,00</text:p>
          </table:table-cell>
          <table:table-cell table:formula="of:=[.C93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0]" office:value-type="float" office:value="0">
            <text:p>0</text:p>
          </table:table-cell>
          <table:table-cell table:formula="of:=['file:///home/diego/workspace/qin-cluster/pruebas/estadisticas/corrida-20120802000741.ods'#$acumulado.A930]" office:value-type="float" office:value="0">
            <text:p>0</text:p>
          </table:table-cell>
          <table:table-cell table:formula="of:=['file:///home/diego/workspace/qin-cluster/pruebas/estadisticas/corrida-20120802000741.ods'#$acumulado.C930]" office:value-type="float" office:value="0">
            <text:p>0</text:p>
          </table:table-cell>
          <table:table-cell table:formula="of:=['file:///home/diego/workspace/qin-cluster/pruebas/estadisticas/corrida-20120802000741.ods'#$acumulado.D930]" office:value-type="float" office:value="0">
            <text:p>0</text:p>
          </table:table-cell>
          <table:table-cell table:formula="of:=['file:///home/diego/workspace/qin-cluster/pruebas/estadisticas/corrida-20120802000741.ods'#$acumulado.E930]" office:value-type="float" office:value="0">
            <text:p>0</text:p>
          </table:table-cell>
          <table:table-cell table:formula="of:=['file:///home/diego/workspace/qin-cluster/pruebas/estadisticas/corrida-20120802000741.ods'#$acumulado.F930]" office:value-type="float" office:value="0">
            <text:p>0</text:p>
          </table:table-cell>
          <table:table-cell table:formula="of:=['file:///home/diego/workspace/qin-cluster/pruebas/estadisticas/corrida-20120802000741.ods'#$acumulado.G930]" office:value-type="float" office:value="0">
            <text:p>0</text:p>
          </table:table-cell>
          <table:table-cell table:formula="of:=[.L930]*100/[.$S$2]" office:value-type="float" office:value="0">
            <text:p>0,00</text:p>
          </table:table-cell>
          <table:table-cell table:formula="of:=[.I9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1]" office:value-type="float" office:value="0">
            <text:p>0</text:p>
          </table:table-cell>
          <table:table-cell office:value-type="float" office:value="930">
            <text:p>930</text:p>
          </table:table-cell>
          <table:table-cell table:formula="of:=['file:///home/diego/workspace/qin-cluster/pruebas/estadisticas/corrida-20120802000741.ods'#$secuencia.B931]" office:value-type="float" office:value="0">
            <text:p>0</text:p>
          </table:table-cell>
          <table:table-cell table:formula="of:=['file:///home/diego/workspace/qin-cluster/pruebas/estadisticas/corrida-20120802000741.ods'#$secuencia.C931]" office:value-type="float" office:value="0">
            <text:p>0,00</text:p>
          </table:table-cell>
          <table:table-cell table:formula="of:=[.C93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1]" office:value-type="float" office:value="0">
            <text:p>0</text:p>
          </table:table-cell>
          <table:table-cell table:formula="of:=['file:///home/diego/workspace/qin-cluster/pruebas/estadisticas/corrida-20120802000741.ods'#$acumulado.A931]" office:value-type="float" office:value="0">
            <text:p>0</text:p>
          </table:table-cell>
          <table:table-cell table:formula="of:=['file:///home/diego/workspace/qin-cluster/pruebas/estadisticas/corrida-20120802000741.ods'#$acumulado.C931]" office:value-type="float" office:value="0">
            <text:p>0</text:p>
          </table:table-cell>
          <table:table-cell table:formula="of:=['file:///home/diego/workspace/qin-cluster/pruebas/estadisticas/corrida-20120802000741.ods'#$acumulado.D931]" office:value-type="float" office:value="0">
            <text:p>0</text:p>
          </table:table-cell>
          <table:table-cell table:formula="of:=['file:///home/diego/workspace/qin-cluster/pruebas/estadisticas/corrida-20120802000741.ods'#$acumulado.E931]" office:value-type="float" office:value="0">
            <text:p>0</text:p>
          </table:table-cell>
          <table:table-cell table:formula="of:=['file:///home/diego/workspace/qin-cluster/pruebas/estadisticas/corrida-20120802000741.ods'#$acumulado.F931]" office:value-type="float" office:value="0">
            <text:p>0</text:p>
          </table:table-cell>
          <table:table-cell table:formula="of:=['file:///home/diego/workspace/qin-cluster/pruebas/estadisticas/corrida-20120802000741.ods'#$acumulado.G931]" office:value-type="float" office:value="0">
            <text:p>0</text:p>
          </table:table-cell>
          <table:table-cell table:formula="of:=[.L931]*100/[.$S$2]" office:value-type="float" office:value="0">
            <text:p>0,00</text:p>
          </table:table-cell>
          <table:table-cell table:formula="of:=[.I9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2]" office:value-type="float" office:value="0">
            <text:p>0</text:p>
          </table:table-cell>
          <table:table-cell office:value-type="float" office:value="931">
            <text:p>931</text:p>
          </table:table-cell>
          <table:table-cell table:formula="of:=['file:///home/diego/workspace/qin-cluster/pruebas/estadisticas/corrida-20120802000741.ods'#$secuencia.B932]" office:value-type="float" office:value="0">
            <text:p>0</text:p>
          </table:table-cell>
          <table:table-cell table:formula="of:=['file:///home/diego/workspace/qin-cluster/pruebas/estadisticas/corrida-20120802000741.ods'#$secuencia.C932]" office:value-type="float" office:value="0">
            <text:p>0,00</text:p>
          </table:table-cell>
          <table:table-cell table:formula="of:=[.C93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2]" office:value-type="float" office:value="0">
            <text:p>0</text:p>
          </table:table-cell>
          <table:table-cell table:formula="of:=['file:///home/diego/workspace/qin-cluster/pruebas/estadisticas/corrida-20120802000741.ods'#$acumulado.A932]" office:value-type="float" office:value="0">
            <text:p>0</text:p>
          </table:table-cell>
          <table:table-cell table:formula="of:=['file:///home/diego/workspace/qin-cluster/pruebas/estadisticas/corrida-20120802000741.ods'#$acumulado.C932]" office:value-type="float" office:value="0">
            <text:p>0</text:p>
          </table:table-cell>
          <table:table-cell table:formula="of:=['file:///home/diego/workspace/qin-cluster/pruebas/estadisticas/corrida-20120802000741.ods'#$acumulado.D932]" office:value-type="float" office:value="0">
            <text:p>0</text:p>
          </table:table-cell>
          <table:table-cell table:formula="of:=['file:///home/diego/workspace/qin-cluster/pruebas/estadisticas/corrida-20120802000741.ods'#$acumulado.E932]" office:value-type="float" office:value="0">
            <text:p>0</text:p>
          </table:table-cell>
          <table:table-cell table:formula="of:=['file:///home/diego/workspace/qin-cluster/pruebas/estadisticas/corrida-20120802000741.ods'#$acumulado.F932]" office:value-type="float" office:value="0">
            <text:p>0</text:p>
          </table:table-cell>
          <table:table-cell table:formula="of:=['file:///home/diego/workspace/qin-cluster/pruebas/estadisticas/corrida-20120802000741.ods'#$acumulado.G932]" office:value-type="float" office:value="0">
            <text:p>0</text:p>
          </table:table-cell>
          <table:table-cell table:formula="of:=[.L932]*100/[.$S$2]" office:value-type="float" office:value="0">
            <text:p>0,00</text:p>
          </table:table-cell>
          <table:table-cell table:formula="of:=[.I9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3]" office:value-type="float" office:value="0">
            <text:p>0</text:p>
          </table:table-cell>
          <table:table-cell office:value-type="float" office:value="932">
            <text:p>932</text:p>
          </table:table-cell>
          <table:table-cell table:formula="of:=['file:///home/diego/workspace/qin-cluster/pruebas/estadisticas/corrida-20120802000741.ods'#$secuencia.B933]" office:value-type="float" office:value="0">
            <text:p>0</text:p>
          </table:table-cell>
          <table:table-cell table:formula="of:=['file:///home/diego/workspace/qin-cluster/pruebas/estadisticas/corrida-20120802000741.ods'#$secuencia.C933]" office:value-type="float" office:value="0">
            <text:p>0,00</text:p>
          </table:table-cell>
          <table:table-cell table:formula="of:=[.C93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3]" office:value-type="float" office:value="0">
            <text:p>0</text:p>
          </table:table-cell>
          <table:table-cell table:formula="of:=['file:///home/diego/workspace/qin-cluster/pruebas/estadisticas/corrida-20120802000741.ods'#$acumulado.A933]" office:value-type="float" office:value="0">
            <text:p>0</text:p>
          </table:table-cell>
          <table:table-cell table:formula="of:=['file:///home/diego/workspace/qin-cluster/pruebas/estadisticas/corrida-20120802000741.ods'#$acumulado.C933]" office:value-type="float" office:value="0">
            <text:p>0</text:p>
          </table:table-cell>
          <table:table-cell table:formula="of:=['file:///home/diego/workspace/qin-cluster/pruebas/estadisticas/corrida-20120802000741.ods'#$acumulado.D933]" office:value-type="float" office:value="0">
            <text:p>0</text:p>
          </table:table-cell>
          <table:table-cell table:formula="of:=['file:///home/diego/workspace/qin-cluster/pruebas/estadisticas/corrida-20120802000741.ods'#$acumulado.E933]" office:value-type="float" office:value="0">
            <text:p>0</text:p>
          </table:table-cell>
          <table:table-cell table:formula="of:=['file:///home/diego/workspace/qin-cluster/pruebas/estadisticas/corrida-20120802000741.ods'#$acumulado.F933]" office:value-type="float" office:value="0">
            <text:p>0</text:p>
          </table:table-cell>
          <table:table-cell table:formula="of:=['file:///home/diego/workspace/qin-cluster/pruebas/estadisticas/corrida-20120802000741.ods'#$acumulado.G933]" office:value-type="float" office:value="0">
            <text:p>0</text:p>
          </table:table-cell>
          <table:table-cell table:formula="of:=[.L933]*100/[.$S$2]" office:value-type="float" office:value="0">
            <text:p>0,00</text:p>
          </table:table-cell>
          <table:table-cell table:formula="of:=[.I9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4]" office:value-type="float" office:value="0">
            <text:p>0</text:p>
          </table:table-cell>
          <table:table-cell office:value-type="float" office:value="933">
            <text:p>933</text:p>
          </table:table-cell>
          <table:table-cell table:formula="of:=['file:///home/diego/workspace/qin-cluster/pruebas/estadisticas/corrida-20120802000741.ods'#$secuencia.B934]" office:value-type="float" office:value="0">
            <text:p>0</text:p>
          </table:table-cell>
          <table:table-cell table:formula="of:=['file:///home/diego/workspace/qin-cluster/pruebas/estadisticas/corrida-20120802000741.ods'#$secuencia.C934]" office:value-type="float" office:value="0">
            <text:p>0,00</text:p>
          </table:table-cell>
          <table:table-cell table:formula="of:=[.C93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4]" office:value-type="float" office:value="0">
            <text:p>0</text:p>
          </table:table-cell>
          <table:table-cell table:formula="of:=['file:///home/diego/workspace/qin-cluster/pruebas/estadisticas/corrida-20120802000741.ods'#$acumulado.A934]" office:value-type="float" office:value="0">
            <text:p>0</text:p>
          </table:table-cell>
          <table:table-cell table:formula="of:=['file:///home/diego/workspace/qin-cluster/pruebas/estadisticas/corrida-20120802000741.ods'#$acumulado.C934]" office:value-type="float" office:value="0">
            <text:p>0</text:p>
          </table:table-cell>
          <table:table-cell table:formula="of:=['file:///home/diego/workspace/qin-cluster/pruebas/estadisticas/corrida-20120802000741.ods'#$acumulado.D934]" office:value-type="float" office:value="0">
            <text:p>0</text:p>
          </table:table-cell>
          <table:table-cell table:formula="of:=['file:///home/diego/workspace/qin-cluster/pruebas/estadisticas/corrida-20120802000741.ods'#$acumulado.E934]" office:value-type="float" office:value="0">
            <text:p>0</text:p>
          </table:table-cell>
          <table:table-cell table:formula="of:=['file:///home/diego/workspace/qin-cluster/pruebas/estadisticas/corrida-20120802000741.ods'#$acumulado.F934]" office:value-type="float" office:value="0">
            <text:p>0</text:p>
          </table:table-cell>
          <table:table-cell table:formula="of:=['file:///home/diego/workspace/qin-cluster/pruebas/estadisticas/corrida-20120802000741.ods'#$acumulado.G934]" office:value-type="float" office:value="0">
            <text:p>0</text:p>
          </table:table-cell>
          <table:table-cell table:formula="of:=[.L934]*100/[.$S$2]" office:value-type="float" office:value="0">
            <text:p>0,00</text:p>
          </table:table-cell>
          <table:table-cell table:formula="of:=[.I9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5]" office:value-type="float" office:value="0">
            <text:p>0</text:p>
          </table:table-cell>
          <table:table-cell office:value-type="float" office:value="934">
            <text:p>934</text:p>
          </table:table-cell>
          <table:table-cell table:formula="of:=['file:///home/diego/workspace/qin-cluster/pruebas/estadisticas/corrida-20120802000741.ods'#$secuencia.B935]" office:value-type="float" office:value="0">
            <text:p>0</text:p>
          </table:table-cell>
          <table:table-cell table:formula="of:=['file:///home/diego/workspace/qin-cluster/pruebas/estadisticas/corrida-20120802000741.ods'#$secuencia.C935]" office:value-type="float" office:value="0">
            <text:p>0,00</text:p>
          </table:table-cell>
          <table:table-cell table:formula="of:=[.C93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5]" office:value-type="float" office:value="0">
            <text:p>0</text:p>
          </table:table-cell>
          <table:table-cell table:formula="of:=['file:///home/diego/workspace/qin-cluster/pruebas/estadisticas/corrida-20120802000741.ods'#$acumulado.A935]" office:value-type="float" office:value="0">
            <text:p>0</text:p>
          </table:table-cell>
          <table:table-cell table:formula="of:=['file:///home/diego/workspace/qin-cluster/pruebas/estadisticas/corrida-20120802000741.ods'#$acumulado.C935]" office:value-type="float" office:value="0">
            <text:p>0</text:p>
          </table:table-cell>
          <table:table-cell table:formula="of:=['file:///home/diego/workspace/qin-cluster/pruebas/estadisticas/corrida-20120802000741.ods'#$acumulado.D935]" office:value-type="float" office:value="0">
            <text:p>0</text:p>
          </table:table-cell>
          <table:table-cell table:formula="of:=['file:///home/diego/workspace/qin-cluster/pruebas/estadisticas/corrida-20120802000741.ods'#$acumulado.E935]" office:value-type="float" office:value="0">
            <text:p>0</text:p>
          </table:table-cell>
          <table:table-cell table:formula="of:=['file:///home/diego/workspace/qin-cluster/pruebas/estadisticas/corrida-20120802000741.ods'#$acumulado.F935]" office:value-type="float" office:value="0">
            <text:p>0</text:p>
          </table:table-cell>
          <table:table-cell table:formula="of:=['file:///home/diego/workspace/qin-cluster/pruebas/estadisticas/corrida-20120802000741.ods'#$acumulado.G935]" office:value-type="float" office:value="0">
            <text:p>0</text:p>
          </table:table-cell>
          <table:table-cell table:formula="of:=[.L935]*100/[.$S$2]" office:value-type="float" office:value="0">
            <text:p>0,00</text:p>
          </table:table-cell>
          <table:table-cell table:formula="of:=[.I9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6]" office:value-type="float" office:value="0">
            <text:p>0</text:p>
          </table:table-cell>
          <table:table-cell office:value-type="float" office:value="935">
            <text:p>935</text:p>
          </table:table-cell>
          <table:table-cell table:formula="of:=['file:///home/diego/workspace/qin-cluster/pruebas/estadisticas/corrida-20120802000741.ods'#$secuencia.B936]" office:value-type="float" office:value="0">
            <text:p>0</text:p>
          </table:table-cell>
          <table:table-cell table:formula="of:=['file:///home/diego/workspace/qin-cluster/pruebas/estadisticas/corrida-20120802000741.ods'#$secuencia.C936]" office:value-type="float" office:value="0">
            <text:p>0,00</text:p>
          </table:table-cell>
          <table:table-cell table:formula="of:=[.C93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6]" office:value-type="float" office:value="0">
            <text:p>0</text:p>
          </table:table-cell>
          <table:table-cell table:formula="of:=['file:///home/diego/workspace/qin-cluster/pruebas/estadisticas/corrida-20120802000741.ods'#$acumulado.A936]" office:value-type="float" office:value="0">
            <text:p>0</text:p>
          </table:table-cell>
          <table:table-cell table:formula="of:=['file:///home/diego/workspace/qin-cluster/pruebas/estadisticas/corrida-20120802000741.ods'#$acumulado.C936]" office:value-type="float" office:value="0">
            <text:p>0</text:p>
          </table:table-cell>
          <table:table-cell table:formula="of:=['file:///home/diego/workspace/qin-cluster/pruebas/estadisticas/corrida-20120802000741.ods'#$acumulado.D936]" office:value-type="float" office:value="0">
            <text:p>0</text:p>
          </table:table-cell>
          <table:table-cell table:formula="of:=['file:///home/diego/workspace/qin-cluster/pruebas/estadisticas/corrida-20120802000741.ods'#$acumulado.E936]" office:value-type="float" office:value="0">
            <text:p>0</text:p>
          </table:table-cell>
          <table:table-cell table:formula="of:=['file:///home/diego/workspace/qin-cluster/pruebas/estadisticas/corrida-20120802000741.ods'#$acumulado.F936]" office:value-type="float" office:value="0">
            <text:p>0</text:p>
          </table:table-cell>
          <table:table-cell table:formula="of:=['file:///home/diego/workspace/qin-cluster/pruebas/estadisticas/corrida-20120802000741.ods'#$acumulado.G936]" office:value-type="float" office:value="0">
            <text:p>0</text:p>
          </table:table-cell>
          <table:table-cell table:formula="of:=[.L936]*100/[.$S$2]" office:value-type="float" office:value="0">
            <text:p>0,00</text:p>
          </table:table-cell>
          <table:table-cell table:formula="of:=[.I9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7]" office:value-type="float" office:value="0">
            <text:p>0</text:p>
          </table:table-cell>
          <table:table-cell office:value-type="float" office:value="936">
            <text:p>936</text:p>
          </table:table-cell>
          <table:table-cell table:formula="of:=['file:///home/diego/workspace/qin-cluster/pruebas/estadisticas/corrida-20120802000741.ods'#$secuencia.B937]" office:value-type="float" office:value="0">
            <text:p>0</text:p>
          </table:table-cell>
          <table:table-cell table:formula="of:=['file:///home/diego/workspace/qin-cluster/pruebas/estadisticas/corrida-20120802000741.ods'#$secuencia.C937]" office:value-type="float" office:value="0">
            <text:p>0,00</text:p>
          </table:table-cell>
          <table:table-cell table:formula="of:=[.C93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7]" office:value-type="float" office:value="0">
            <text:p>0</text:p>
          </table:table-cell>
          <table:table-cell table:formula="of:=['file:///home/diego/workspace/qin-cluster/pruebas/estadisticas/corrida-20120802000741.ods'#$acumulado.A937]" office:value-type="float" office:value="0">
            <text:p>0</text:p>
          </table:table-cell>
          <table:table-cell table:formula="of:=['file:///home/diego/workspace/qin-cluster/pruebas/estadisticas/corrida-20120802000741.ods'#$acumulado.C937]" office:value-type="float" office:value="0">
            <text:p>0</text:p>
          </table:table-cell>
          <table:table-cell table:formula="of:=['file:///home/diego/workspace/qin-cluster/pruebas/estadisticas/corrida-20120802000741.ods'#$acumulado.D937]" office:value-type="float" office:value="0">
            <text:p>0</text:p>
          </table:table-cell>
          <table:table-cell table:formula="of:=['file:///home/diego/workspace/qin-cluster/pruebas/estadisticas/corrida-20120802000741.ods'#$acumulado.E937]" office:value-type="float" office:value="0">
            <text:p>0</text:p>
          </table:table-cell>
          <table:table-cell table:formula="of:=['file:///home/diego/workspace/qin-cluster/pruebas/estadisticas/corrida-20120802000741.ods'#$acumulado.F937]" office:value-type="float" office:value="0">
            <text:p>0</text:p>
          </table:table-cell>
          <table:table-cell table:formula="of:=['file:///home/diego/workspace/qin-cluster/pruebas/estadisticas/corrida-20120802000741.ods'#$acumulado.G937]" office:value-type="float" office:value="0">
            <text:p>0</text:p>
          </table:table-cell>
          <table:table-cell table:formula="of:=[.L937]*100/[.$S$2]" office:value-type="float" office:value="0">
            <text:p>0,00</text:p>
          </table:table-cell>
          <table:table-cell table:formula="of:=[.I9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8]" office:value-type="float" office:value="0">
            <text:p>0</text:p>
          </table:table-cell>
          <table:table-cell office:value-type="float" office:value="937">
            <text:p>937</text:p>
          </table:table-cell>
          <table:table-cell table:formula="of:=['file:///home/diego/workspace/qin-cluster/pruebas/estadisticas/corrida-20120802000741.ods'#$secuencia.B938]" office:value-type="float" office:value="0">
            <text:p>0</text:p>
          </table:table-cell>
          <table:table-cell table:formula="of:=['file:///home/diego/workspace/qin-cluster/pruebas/estadisticas/corrida-20120802000741.ods'#$secuencia.C938]" office:value-type="float" office:value="0">
            <text:p>0,00</text:p>
          </table:table-cell>
          <table:table-cell table:formula="of:=[.C93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8]" office:value-type="float" office:value="0">
            <text:p>0</text:p>
          </table:table-cell>
          <table:table-cell table:formula="of:=['file:///home/diego/workspace/qin-cluster/pruebas/estadisticas/corrida-20120802000741.ods'#$acumulado.A938]" office:value-type="float" office:value="0">
            <text:p>0</text:p>
          </table:table-cell>
          <table:table-cell table:formula="of:=['file:///home/diego/workspace/qin-cluster/pruebas/estadisticas/corrida-20120802000741.ods'#$acumulado.C938]" office:value-type="float" office:value="0">
            <text:p>0</text:p>
          </table:table-cell>
          <table:table-cell table:formula="of:=['file:///home/diego/workspace/qin-cluster/pruebas/estadisticas/corrida-20120802000741.ods'#$acumulado.D938]" office:value-type="float" office:value="0">
            <text:p>0</text:p>
          </table:table-cell>
          <table:table-cell table:formula="of:=['file:///home/diego/workspace/qin-cluster/pruebas/estadisticas/corrida-20120802000741.ods'#$acumulado.E938]" office:value-type="float" office:value="0">
            <text:p>0</text:p>
          </table:table-cell>
          <table:table-cell table:formula="of:=['file:///home/diego/workspace/qin-cluster/pruebas/estadisticas/corrida-20120802000741.ods'#$acumulado.F938]" office:value-type="float" office:value="0">
            <text:p>0</text:p>
          </table:table-cell>
          <table:table-cell table:formula="of:=['file:///home/diego/workspace/qin-cluster/pruebas/estadisticas/corrida-20120802000741.ods'#$acumulado.G938]" office:value-type="float" office:value="0">
            <text:p>0</text:p>
          </table:table-cell>
          <table:table-cell table:formula="of:=[.L938]*100/[.$S$2]" office:value-type="float" office:value="0">
            <text:p>0,00</text:p>
          </table:table-cell>
          <table:table-cell table:formula="of:=[.I9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39]" office:value-type="float" office:value="0">
            <text:p>0</text:p>
          </table:table-cell>
          <table:table-cell office:value-type="float" office:value="938">
            <text:p>938</text:p>
          </table:table-cell>
          <table:table-cell table:formula="of:=['file:///home/diego/workspace/qin-cluster/pruebas/estadisticas/corrida-20120802000741.ods'#$secuencia.B939]" office:value-type="float" office:value="0">
            <text:p>0</text:p>
          </table:table-cell>
          <table:table-cell table:formula="of:=['file:///home/diego/workspace/qin-cluster/pruebas/estadisticas/corrida-20120802000741.ods'#$secuencia.C939]" office:value-type="float" office:value="0">
            <text:p>0,00</text:p>
          </table:table-cell>
          <table:table-cell table:formula="of:=[.C93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39]" office:value-type="float" office:value="0">
            <text:p>0</text:p>
          </table:table-cell>
          <table:table-cell table:formula="of:=['file:///home/diego/workspace/qin-cluster/pruebas/estadisticas/corrida-20120802000741.ods'#$acumulado.A939]" office:value-type="float" office:value="0">
            <text:p>0</text:p>
          </table:table-cell>
          <table:table-cell table:formula="of:=['file:///home/diego/workspace/qin-cluster/pruebas/estadisticas/corrida-20120802000741.ods'#$acumulado.C939]" office:value-type="float" office:value="0">
            <text:p>0</text:p>
          </table:table-cell>
          <table:table-cell table:formula="of:=['file:///home/diego/workspace/qin-cluster/pruebas/estadisticas/corrida-20120802000741.ods'#$acumulado.D939]" office:value-type="float" office:value="0">
            <text:p>0</text:p>
          </table:table-cell>
          <table:table-cell table:formula="of:=['file:///home/diego/workspace/qin-cluster/pruebas/estadisticas/corrida-20120802000741.ods'#$acumulado.E939]" office:value-type="float" office:value="0">
            <text:p>0</text:p>
          </table:table-cell>
          <table:table-cell table:formula="of:=['file:///home/diego/workspace/qin-cluster/pruebas/estadisticas/corrida-20120802000741.ods'#$acumulado.F939]" office:value-type="float" office:value="0">
            <text:p>0</text:p>
          </table:table-cell>
          <table:table-cell table:formula="of:=['file:///home/diego/workspace/qin-cluster/pruebas/estadisticas/corrida-20120802000741.ods'#$acumulado.G939]" office:value-type="float" office:value="0">
            <text:p>0</text:p>
          </table:table-cell>
          <table:table-cell table:formula="of:=[.L939]*100/[.$S$2]" office:value-type="float" office:value="0">
            <text:p>0,00</text:p>
          </table:table-cell>
          <table:table-cell table:formula="of:=[.I9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0]" office:value-type="float" office:value="0">
            <text:p>0</text:p>
          </table:table-cell>
          <table:table-cell office:value-type="float" office:value="939">
            <text:p>939</text:p>
          </table:table-cell>
          <table:table-cell table:formula="of:=['file:///home/diego/workspace/qin-cluster/pruebas/estadisticas/corrida-20120802000741.ods'#$secuencia.B940]" office:value-type="float" office:value="0">
            <text:p>0</text:p>
          </table:table-cell>
          <table:table-cell table:formula="of:=['file:///home/diego/workspace/qin-cluster/pruebas/estadisticas/corrida-20120802000741.ods'#$secuencia.C940]" office:value-type="float" office:value="0">
            <text:p>0,00</text:p>
          </table:table-cell>
          <table:table-cell table:formula="of:=[.C94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0]" office:value-type="float" office:value="0">
            <text:p>0</text:p>
          </table:table-cell>
          <table:table-cell table:formula="of:=['file:///home/diego/workspace/qin-cluster/pruebas/estadisticas/corrida-20120802000741.ods'#$acumulado.A940]" office:value-type="float" office:value="0">
            <text:p>0</text:p>
          </table:table-cell>
          <table:table-cell table:formula="of:=['file:///home/diego/workspace/qin-cluster/pruebas/estadisticas/corrida-20120802000741.ods'#$acumulado.C940]" office:value-type="float" office:value="0">
            <text:p>0</text:p>
          </table:table-cell>
          <table:table-cell table:formula="of:=['file:///home/diego/workspace/qin-cluster/pruebas/estadisticas/corrida-20120802000741.ods'#$acumulado.D940]" office:value-type="float" office:value="0">
            <text:p>0</text:p>
          </table:table-cell>
          <table:table-cell table:formula="of:=['file:///home/diego/workspace/qin-cluster/pruebas/estadisticas/corrida-20120802000741.ods'#$acumulado.E940]" office:value-type="float" office:value="0">
            <text:p>0</text:p>
          </table:table-cell>
          <table:table-cell table:formula="of:=['file:///home/diego/workspace/qin-cluster/pruebas/estadisticas/corrida-20120802000741.ods'#$acumulado.F940]" office:value-type="float" office:value="0">
            <text:p>0</text:p>
          </table:table-cell>
          <table:table-cell table:formula="of:=['file:///home/diego/workspace/qin-cluster/pruebas/estadisticas/corrida-20120802000741.ods'#$acumulado.G940]" office:value-type="float" office:value="0">
            <text:p>0</text:p>
          </table:table-cell>
          <table:table-cell table:formula="of:=[.L940]*100/[.$S$2]" office:value-type="float" office:value="0">
            <text:p>0,00</text:p>
          </table:table-cell>
          <table:table-cell table:formula="of:=[.I9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1]" office:value-type="float" office:value="0">
            <text:p>0</text:p>
          </table:table-cell>
          <table:table-cell office:value-type="float" office:value="940">
            <text:p>940</text:p>
          </table:table-cell>
          <table:table-cell table:formula="of:=['file:///home/diego/workspace/qin-cluster/pruebas/estadisticas/corrida-20120802000741.ods'#$secuencia.B941]" office:value-type="float" office:value="0">
            <text:p>0</text:p>
          </table:table-cell>
          <table:table-cell table:formula="of:=['file:///home/diego/workspace/qin-cluster/pruebas/estadisticas/corrida-20120802000741.ods'#$secuencia.C941]" office:value-type="float" office:value="0">
            <text:p>0,00</text:p>
          </table:table-cell>
          <table:table-cell table:formula="of:=[.C94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1]" office:value-type="float" office:value="0">
            <text:p>0</text:p>
          </table:table-cell>
          <table:table-cell table:formula="of:=['file:///home/diego/workspace/qin-cluster/pruebas/estadisticas/corrida-20120802000741.ods'#$acumulado.A941]" office:value-type="float" office:value="0">
            <text:p>0</text:p>
          </table:table-cell>
          <table:table-cell table:formula="of:=['file:///home/diego/workspace/qin-cluster/pruebas/estadisticas/corrida-20120802000741.ods'#$acumulado.C941]" office:value-type="float" office:value="0">
            <text:p>0</text:p>
          </table:table-cell>
          <table:table-cell table:formula="of:=['file:///home/diego/workspace/qin-cluster/pruebas/estadisticas/corrida-20120802000741.ods'#$acumulado.D941]" office:value-type="float" office:value="0">
            <text:p>0</text:p>
          </table:table-cell>
          <table:table-cell table:formula="of:=['file:///home/diego/workspace/qin-cluster/pruebas/estadisticas/corrida-20120802000741.ods'#$acumulado.E941]" office:value-type="float" office:value="0">
            <text:p>0</text:p>
          </table:table-cell>
          <table:table-cell table:formula="of:=['file:///home/diego/workspace/qin-cluster/pruebas/estadisticas/corrida-20120802000741.ods'#$acumulado.F941]" office:value-type="float" office:value="0">
            <text:p>0</text:p>
          </table:table-cell>
          <table:table-cell table:formula="of:=['file:///home/diego/workspace/qin-cluster/pruebas/estadisticas/corrida-20120802000741.ods'#$acumulado.G941]" office:value-type="float" office:value="0">
            <text:p>0</text:p>
          </table:table-cell>
          <table:table-cell table:formula="of:=[.L941]*100/[.$S$2]" office:value-type="float" office:value="0">
            <text:p>0,00</text:p>
          </table:table-cell>
          <table:table-cell table:formula="of:=[.I9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2]" office:value-type="float" office:value="0">
            <text:p>0</text:p>
          </table:table-cell>
          <table:table-cell office:value-type="float" office:value="941">
            <text:p>941</text:p>
          </table:table-cell>
          <table:table-cell table:formula="of:=['file:///home/diego/workspace/qin-cluster/pruebas/estadisticas/corrida-20120802000741.ods'#$secuencia.B942]" office:value-type="float" office:value="0">
            <text:p>0</text:p>
          </table:table-cell>
          <table:table-cell table:formula="of:=['file:///home/diego/workspace/qin-cluster/pruebas/estadisticas/corrida-20120802000741.ods'#$secuencia.C942]" office:value-type="float" office:value="0">
            <text:p>0,00</text:p>
          </table:table-cell>
          <table:table-cell table:formula="of:=[.C94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2]" office:value-type="float" office:value="0">
            <text:p>0</text:p>
          </table:table-cell>
          <table:table-cell table:formula="of:=['file:///home/diego/workspace/qin-cluster/pruebas/estadisticas/corrida-20120802000741.ods'#$acumulado.A942]" office:value-type="float" office:value="0">
            <text:p>0</text:p>
          </table:table-cell>
          <table:table-cell table:formula="of:=['file:///home/diego/workspace/qin-cluster/pruebas/estadisticas/corrida-20120802000741.ods'#$acumulado.C942]" office:value-type="float" office:value="0">
            <text:p>0</text:p>
          </table:table-cell>
          <table:table-cell table:formula="of:=['file:///home/diego/workspace/qin-cluster/pruebas/estadisticas/corrida-20120802000741.ods'#$acumulado.D942]" office:value-type="float" office:value="0">
            <text:p>0</text:p>
          </table:table-cell>
          <table:table-cell table:formula="of:=['file:///home/diego/workspace/qin-cluster/pruebas/estadisticas/corrida-20120802000741.ods'#$acumulado.E942]" office:value-type="float" office:value="0">
            <text:p>0</text:p>
          </table:table-cell>
          <table:table-cell table:formula="of:=['file:///home/diego/workspace/qin-cluster/pruebas/estadisticas/corrida-20120802000741.ods'#$acumulado.F942]" office:value-type="float" office:value="0">
            <text:p>0</text:p>
          </table:table-cell>
          <table:table-cell table:formula="of:=['file:///home/diego/workspace/qin-cluster/pruebas/estadisticas/corrida-20120802000741.ods'#$acumulado.G942]" office:value-type="float" office:value="0">
            <text:p>0</text:p>
          </table:table-cell>
          <table:table-cell table:formula="of:=[.L942]*100/[.$S$2]" office:value-type="float" office:value="0">
            <text:p>0,00</text:p>
          </table:table-cell>
          <table:table-cell table:formula="of:=[.I9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3]" office:value-type="float" office:value="0">
            <text:p>0</text:p>
          </table:table-cell>
          <table:table-cell office:value-type="float" office:value="942">
            <text:p>942</text:p>
          </table:table-cell>
          <table:table-cell table:formula="of:=['file:///home/diego/workspace/qin-cluster/pruebas/estadisticas/corrida-20120802000741.ods'#$secuencia.B943]" office:value-type="float" office:value="0">
            <text:p>0</text:p>
          </table:table-cell>
          <table:table-cell table:formula="of:=['file:///home/diego/workspace/qin-cluster/pruebas/estadisticas/corrida-20120802000741.ods'#$secuencia.C943]" office:value-type="float" office:value="0">
            <text:p>0,00</text:p>
          </table:table-cell>
          <table:table-cell table:formula="of:=[.C94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3]" office:value-type="float" office:value="0">
            <text:p>0</text:p>
          </table:table-cell>
          <table:table-cell table:formula="of:=['file:///home/diego/workspace/qin-cluster/pruebas/estadisticas/corrida-20120802000741.ods'#$acumulado.A943]" office:value-type="float" office:value="0">
            <text:p>0</text:p>
          </table:table-cell>
          <table:table-cell table:formula="of:=['file:///home/diego/workspace/qin-cluster/pruebas/estadisticas/corrida-20120802000741.ods'#$acumulado.C943]" office:value-type="float" office:value="0">
            <text:p>0</text:p>
          </table:table-cell>
          <table:table-cell table:formula="of:=['file:///home/diego/workspace/qin-cluster/pruebas/estadisticas/corrida-20120802000741.ods'#$acumulado.D943]" office:value-type="float" office:value="0">
            <text:p>0</text:p>
          </table:table-cell>
          <table:table-cell table:formula="of:=['file:///home/diego/workspace/qin-cluster/pruebas/estadisticas/corrida-20120802000741.ods'#$acumulado.E943]" office:value-type="float" office:value="0">
            <text:p>0</text:p>
          </table:table-cell>
          <table:table-cell table:formula="of:=['file:///home/diego/workspace/qin-cluster/pruebas/estadisticas/corrida-20120802000741.ods'#$acumulado.F943]" office:value-type="float" office:value="0">
            <text:p>0</text:p>
          </table:table-cell>
          <table:table-cell table:formula="of:=['file:///home/diego/workspace/qin-cluster/pruebas/estadisticas/corrida-20120802000741.ods'#$acumulado.G943]" office:value-type="float" office:value="0">
            <text:p>0</text:p>
          </table:table-cell>
          <table:table-cell table:formula="of:=[.L943]*100/[.$S$2]" office:value-type="float" office:value="0">
            <text:p>0,00</text:p>
          </table:table-cell>
          <table:table-cell table:formula="of:=[.I9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4]" office:value-type="float" office:value="0">
            <text:p>0</text:p>
          </table:table-cell>
          <table:table-cell office:value-type="float" office:value="943">
            <text:p>943</text:p>
          </table:table-cell>
          <table:table-cell table:formula="of:=['file:///home/diego/workspace/qin-cluster/pruebas/estadisticas/corrida-20120802000741.ods'#$secuencia.B944]" office:value-type="float" office:value="0">
            <text:p>0</text:p>
          </table:table-cell>
          <table:table-cell table:formula="of:=['file:///home/diego/workspace/qin-cluster/pruebas/estadisticas/corrida-20120802000741.ods'#$secuencia.C944]" office:value-type="float" office:value="0">
            <text:p>0,00</text:p>
          </table:table-cell>
          <table:table-cell table:formula="of:=[.C94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4]" office:value-type="float" office:value="0">
            <text:p>0</text:p>
          </table:table-cell>
          <table:table-cell table:formula="of:=['file:///home/diego/workspace/qin-cluster/pruebas/estadisticas/corrida-20120802000741.ods'#$acumulado.A944]" office:value-type="float" office:value="0">
            <text:p>0</text:p>
          </table:table-cell>
          <table:table-cell table:formula="of:=['file:///home/diego/workspace/qin-cluster/pruebas/estadisticas/corrida-20120802000741.ods'#$acumulado.C944]" office:value-type="float" office:value="0">
            <text:p>0</text:p>
          </table:table-cell>
          <table:table-cell table:formula="of:=['file:///home/diego/workspace/qin-cluster/pruebas/estadisticas/corrida-20120802000741.ods'#$acumulado.D944]" office:value-type="float" office:value="0">
            <text:p>0</text:p>
          </table:table-cell>
          <table:table-cell table:formula="of:=['file:///home/diego/workspace/qin-cluster/pruebas/estadisticas/corrida-20120802000741.ods'#$acumulado.E944]" office:value-type="float" office:value="0">
            <text:p>0</text:p>
          </table:table-cell>
          <table:table-cell table:formula="of:=['file:///home/diego/workspace/qin-cluster/pruebas/estadisticas/corrida-20120802000741.ods'#$acumulado.F944]" office:value-type="float" office:value="0">
            <text:p>0</text:p>
          </table:table-cell>
          <table:table-cell table:formula="of:=['file:///home/diego/workspace/qin-cluster/pruebas/estadisticas/corrida-20120802000741.ods'#$acumulado.G944]" office:value-type="float" office:value="0">
            <text:p>0</text:p>
          </table:table-cell>
          <table:table-cell table:formula="of:=[.L944]*100/[.$S$2]" office:value-type="float" office:value="0">
            <text:p>0,00</text:p>
          </table:table-cell>
          <table:table-cell table:formula="of:=[.I9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5]" office:value-type="float" office:value="0">
            <text:p>0</text:p>
          </table:table-cell>
          <table:table-cell office:value-type="float" office:value="944">
            <text:p>944</text:p>
          </table:table-cell>
          <table:table-cell table:formula="of:=['file:///home/diego/workspace/qin-cluster/pruebas/estadisticas/corrida-20120802000741.ods'#$secuencia.B945]" office:value-type="float" office:value="0">
            <text:p>0</text:p>
          </table:table-cell>
          <table:table-cell table:formula="of:=['file:///home/diego/workspace/qin-cluster/pruebas/estadisticas/corrida-20120802000741.ods'#$secuencia.C945]" office:value-type="float" office:value="0">
            <text:p>0,00</text:p>
          </table:table-cell>
          <table:table-cell table:formula="of:=[.C94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5]" office:value-type="float" office:value="0">
            <text:p>0</text:p>
          </table:table-cell>
          <table:table-cell table:formula="of:=['file:///home/diego/workspace/qin-cluster/pruebas/estadisticas/corrida-20120802000741.ods'#$acumulado.A945]" office:value-type="float" office:value="0">
            <text:p>0</text:p>
          </table:table-cell>
          <table:table-cell table:formula="of:=['file:///home/diego/workspace/qin-cluster/pruebas/estadisticas/corrida-20120802000741.ods'#$acumulado.C945]" office:value-type="float" office:value="0">
            <text:p>0</text:p>
          </table:table-cell>
          <table:table-cell table:formula="of:=['file:///home/diego/workspace/qin-cluster/pruebas/estadisticas/corrida-20120802000741.ods'#$acumulado.D945]" office:value-type="float" office:value="0">
            <text:p>0</text:p>
          </table:table-cell>
          <table:table-cell table:formula="of:=['file:///home/diego/workspace/qin-cluster/pruebas/estadisticas/corrida-20120802000741.ods'#$acumulado.E945]" office:value-type="float" office:value="0">
            <text:p>0</text:p>
          </table:table-cell>
          <table:table-cell table:formula="of:=['file:///home/diego/workspace/qin-cluster/pruebas/estadisticas/corrida-20120802000741.ods'#$acumulado.F945]" office:value-type="float" office:value="0">
            <text:p>0</text:p>
          </table:table-cell>
          <table:table-cell table:formula="of:=['file:///home/diego/workspace/qin-cluster/pruebas/estadisticas/corrida-20120802000741.ods'#$acumulado.G945]" office:value-type="float" office:value="0">
            <text:p>0</text:p>
          </table:table-cell>
          <table:table-cell table:formula="of:=[.L945]*100/[.$S$2]" office:value-type="float" office:value="0">
            <text:p>0,00</text:p>
          </table:table-cell>
          <table:table-cell table:formula="of:=[.I9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6]" office:value-type="float" office:value="0">
            <text:p>0</text:p>
          </table:table-cell>
          <table:table-cell office:value-type="float" office:value="945">
            <text:p>945</text:p>
          </table:table-cell>
          <table:table-cell table:formula="of:=['file:///home/diego/workspace/qin-cluster/pruebas/estadisticas/corrida-20120802000741.ods'#$secuencia.B946]" office:value-type="float" office:value="0">
            <text:p>0</text:p>
          </table:table-cell>
          <table:table-cell table:formula="of:=['file:///home/diego/workspace/qin-cluster/pruebas/estadisticas/corrida-20120802000741.ods'#$secuencia.C946]" office:value-type="float" office:value="0">
            <text:p>0,00</text:p>
          </table:table-cell>
          <table:table-cell table:formula="of:=[.C94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6]" office:value-type="float" office:value="0">
            <text:p>0</text:p>
          </table:table-cell>
          <table:table-cell table:formula="of:=['file:///home/diego/workspace/qin-cluster/pruebas/estadisticas/corrida-20120802000741.ods'#$acumulado.A946]" office:value-type="float" office:value="0">
            <text:p>0</text:p>
          </table:table-cell>
          <table:table-cell table:formula="of:=['file:///home/diego/workspace/qin-cluster/pruebas/estadisticas/corrida-20120802000741.ods'#$acumulado.C946]" office:value-type="float" office:value="0">
            <text:p>0</text:p>
          </table:table-cell>
          <table:table-cell table:formula="of:=['file:///home/diego/workspace/qin-cluster/pruebas/estadisticas/corrida-20120802000741.ods'#$acumulado.D946]" office:value-type="float" office:value="0">
            <text:p>0</text:p>
          </table:table-cell>
          <table:table-cell table:formula="of:=['file:///home/diego/workspace/qin-cluster/pruebas/estadisticas/corrida-20120802000741.ods'#$acumulado.E946]" office:value-type="float" office:value="0">
            <text:p>0</text:p>
          </table:table-cell>
          <table:table-cell table:formula="of:=['file:///home/diego/workspace/qin-cluster/pruebas/estadisticas/corrida-20120802000741.ods'#$acumulado.F946]" office:value-type="float" office:value="0">
            <text:p>0</text:p>
          </table:table-cell>
          <table:table-cell table:formula="of:=['file:///home/diego/workspace/qin-cluster/pruebas/estadisticas/corrida-20120802000741.ods'#$acumulado.G946]" office:value-type="float" office:value="0">
            <text:p>0</text:p>
          </table:table-cell>
          <table:table-cell table:formula="of:=[.L946]*100/[.$S$2]" office:value-type="float" office:value="0">
            <text:p>0,00</text:p>
          </table:table-cell>
          <table:table-cell table:formula="of:=[.I9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7]" office:value-type="float" office:value="0">
            <text:p>0</text:p>
          </table:table-cell>
          <table:table-cell office:value-type="float" office:value="946">
            <text:p>946</text:p>
          </table:table-cell>
          <table:table-cell table:formula="of:=['file:///home/diego/workspace/qin-cluster/pruebas/estadisticas/corrida-20120802000741.ods'#$secuencia.B947]" office:value-type="float" office:value="0">
            <text:p>0</text:p>
          </table:table-cell>
          <table:table-cell table:formula="of:=['file:///home/diego/workspace/qin-cluster/pruebas/estadisticas/corrida-20120802000741.ods'#$secuencia.C947]" office:value-type="float" office:value="0">
            <text:p>0,00</text:p>
          </table:table-cell>
          <table:table-cell table:formula="of:=[.C94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7]" office:value-type="float" office:value="0">
            <text:p>0</text:p>
          </table:table-cell>
          <table:table-cell table:formula="of:=['file:///home/diego/workspace/qin-cluster/pruebas/estadisticas/corrida-20120802000741.ods'#$acumulado.A947]" office:value-type="float" office:value="0">
            <text:p>0</text:p>
          </table:table-cell>
          <table:table-cell table:formula="of:=['file:///home/diego/workspace/qin-cluster/pruebas/estadisticas/corrida-20120802000741.ods'#$acumulado.C947]" office:value-type="float" office:value="0">
            <text:p>0</text:p>
          </table:table-cell>
          <table:table-cell table:formula="of:=['file:///home/diego/workspace/qin-cluster/pruebas/estadisticas/corrida-20120802000741.ods'#$acumulado.D947]" office:value-type="float" office:value="0">
            <text:p>0</text:p>
          </table:table-cell>
          <table:table-cell table:formula="of:=['file:///home/diego/workspace/qin-cluster/pruebas/estadisticas/corrida-20120802000741.ods'#$acumulado.E947]" office:value-type="float" office:value="0">
            <text:p>0</text:p>
          </table:table-cell>
          <table:table-cell table:formula="of:=['file:///home/diego/workspace/qin-cluster/pruebas/estadisticas/corrida-20120802000741.ods'#$acumulado.F947]" office:value-type="float" office:value="0">
            <text:p>0</text:p>
          </table:table-cell>
          <table:table-cell table:formula="of:=['file:///home/diego/workspace/qin-cluster/pruebas/estadisticas/corrida-20120802000741.ods'#$acumulado.G947]" office:value-type="float" office:value="0">
            <text:p>0</text:p>
          </table:table-cell>
          <table:table-cell table:formula="of:=[.L947]*100/[.$S$2]" office:value-type="float" office:value="0">
            <text:p>0,00</text:p>
          </table:table-cell>
          <table:table-cell table:formula="of:=[.I9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8]" office:value-type="float" office:value="0">
            <text:p>0</text:p>
          </table:table-cell>
          <table:table-cell office:value-type="float" office:value="947">
            <text:p>947</text:p>
          </table:table-cell>
          <table:table-cell table:formula="of:=['file:///home/diego/workspace/qin-cluster/pruebas/estadisticas/corrida-20120802000741.ods'#$secuencia.B948]" office:value-type="float" office:value="0">
            <text:p>0</text:p>
          </table:table-cell>
          <table:table-cell table:formula="of:=['file:///home/diego/workspace/qin-cluster/pruebas/estadisticas/corrida-20120802000741.ods'#$secuencia.C948]" office:value-type="float" office:value="0">
            <text:p>0,00</text:p>
          </table:table-cell>
          <table:table-cell table:formula="of:=[.C94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8]" office:value-type="float" office:value="0">
            <text:p>0</text:p>
          </table:table-cell>
          <table:table-cell table:formula="of:=['file:///home/diego/workspace/qin-cluster/pruebas/estadisticas/corrida-20120802000741.ods'#$acumulado.A948]" office:value-type="float" office:value="0">
            <text:p>0</text:p>
          </table:table-cell>
          <table:table-cell table:formula="of:=['file:///home/diego/workspace/qin-cluster/pruebas/estadisticas/corrida-20120802000741.ods'#$acumulado.C948]" office:value-type="float" office:value="0">
            <text:p>0</text:p>
          </table:table-cell>
          <table:table-cell table:formula="of:=['file:///home/diego/workspace/qin-cluster/pruebas/estadisticas/corrida-20120802000741.ods'#$acumulado.D948]" office:value-type="float" office:value="0">
            <text:p>0</text:p>
          </table:table-cell>
          <table:table-cell table:formula="of:=['file:///home/diego/workspace/qin-cluster/pruebas/estadisticas/corrida-20120802000741.ods'#$acumulado.E948]" office:value-type="float" office:value="0">
            <text:p>0</text:p>
          </table:table-cell>
          <table:table-cell table:formula="of:=['file:///home/diego/workspace/qin-cluster/pruebas/estadisticas/corrida-20120802000741.ods'#$acumulado.F948]" office:value-type="float" office:value="0">
            <text:p>0</text:p>
          </table:table-cell>
          <table:table-cell table:formula="of:=['file:///home/diego/workspace/qin-cluster/pruebas/estadisticas/corrida-20120802000741.ods'#$acumulado.G948]" office:value-type="float" office:value="0">
            <text:p>0</text:p>
          </table:table-cell>
          <table:table-cell table:formula="of:=[.L948]*100/[.$S$2]" office:value-type="float" office:value="0">
            <text:p>0,00</text:p>
          </table:table-cell>
          <table:table-cell table:formula="of:=[.I9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49]" office:value-type="float" office:value="0">
            <text:p>0</text:p>
          </table:table-cell>
          <table:table-cell office:value-type="float" office:value="948">
            <text:p>948</text:p>
          </table:table-cell>
          <table:table-cell table:formula="of:=['file:///home/diego/workspace/qin-cluster/pruebas/estadisticas/corrida-20120802000741.ods'#$secuencia.B949]" office:value-type="float" office:value="0">
            <text:p>0</text:p>
          </table:table-cell>
          <table:table-cell table:formula="of:=['file:///home/diego/workspace/qin-cluster/pruebas/estadisticas/corrida-20120802000741.ods'#$secuencia.C949]" office:value-type="float" office:value="0">
            <text:p>0,00</text:p>
          </table:table-cell>
          <table:table-cell table:formula="of:=[.C94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49]" office:value-type="float" office:value="0">
            <text:p>0</text:p>
          </table:table-cell>
          <table:table-cell table:formula="of:=['file:///home/diego/workspace/qin-cluster/pruebas/estadisticas/corrida-20120802000741.ods'#$acumulado.A949]" office:value-type="float" office:value="0">
            <text:p>0</text:p>
          </table:table-cell>
          <table:table-cell table:formula="of:=['file:///home/diego/workspace/qin-cluster/pruebas/estadisticas/corrida-20120802000741.ods'#$acumulado.C949]" office:value-type="float" office:value="0">
            <text:p>0</text:p>
          </table:table-cell>
          <table:table-cell table:formula="of:=['file:///home/diego/workspace/qin-cluster/pruebas/estadisticas/corrida-20120802000741.ods'#$acumulado.D949]" office:value-type="float" office:value="0">
            <text:p>0</text:p>
          </table:table-cell>
          <table:table-cell table:formula="of:=['file:///home/diego/workspace/qin-cluster/pruebas/estadisticas/corrida-20120802000741.ods'#$acumulado.E949]" office:value-type="float" office:value="0">
            <text:p>0</text:p>
          </table:table-cell>
          <table:table-cell table:formula="of:=['file:///home/diego/workspace/qin-cluster/pruebas/estadisticas/corrida-20120802000741.ods'#$acumulado.F949]" office:value-type="float" office:value="0">
            <text:p>0</text:p>
          </table:table-cell>
          <table:table-cell table:formula="of:=['file:///home/diego/workspace/qin-cluster/pruebas/estadisticas/corrida-20120802000741.ods'#$acumulado.G949]" office:value-type="float" office:value="0">
            <text:p>0</text:p>
          </table:table-cell>
          <table:table-cell table:formula="of:=[.L949]*100/[.$S$2]" office:value-type="float" office:value="0">
            <text:p>0,00</text:p>
          </table:table-cell>
          <table:table-cell table:formula="of:=[.I9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0]" office:value-type="float" office:value="0">
            <text:p>0</text:p>
          </table:table-cell>
          <table:table-cell office:value-type="float" office:value="949">
            <text:p>949</text:p>
          </table:table-cell>
          <table:table-cell table:formula="of:=['file:///home/diego/workspace/qin-cluster/pruebas/estadisticas/corrida-20120802000741.ods'#$secuencia.B950]" office:value-type="float" office:value="0">
            <text:p>0</text:p>
          </table:table-cell>
          <table:table-cell table:formula="of:=['file:///home/diego/workspace/qin-cluster/pruebas/estadisticas/corrida-20120802000741.ods'#$secuencia.C950]" office:value-type="float" office:value="0">
            <text:p>0,00</text:p>
          </table:table-cell>
          <table:table-cell table:formula="of:=[.C95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0]" office:value-type="float" office:value="0">
            <text:p>0</text:p>
          </table:table-cell>
          <table:table-cell table:formula="of:=['file:///home/diego/workspace/qin-cluster/pruebas/estadisticas/corrida-20120802000741.ods'#$acumulado.A950]" office:value-type="float" office:value="0">
            <text:p>0</text:p>
          </table:table-cell>
          <table:table-cell table:formula="of:=['file:///home/diego/workspace/qin-cluster/pruebas/estadisticas/corrida-20120802000741.ods'#$acumulado.C950]" office:value-type="float" office:value="0">
            <text:p>0</text:p>
          </table:table-cell>
          <table:table-cell table:formula="of:=['file:///home/diego/workspace/qin-cluster/pruebas/estadisticas/corrida-20120802000741.ods'#$acumulado.D950]" office:value-type="float" office:value="0">
            <text:p>0</text:p>
          </table:table-cell>
          <table:table-cell table:formula="of:=['file:///home/diego/workspace/qin-cluster/pruebas/estadisticas/corrida-20120802000741.ods'#$acumulado.E950]" office:value-type="float" office:value="0">
            <text:p>0</text:p>
          </table:table-cell>
          <table:table-cell table:formula="of:=['file:///home/diego/workspace/qin-cluster/pruebas/estadisticas/corrida-20120802000741.ods'#$acumulado.F950]" office:value-type="float" office:value="0">
            <text:p>0</text:p>
          </table:table-cell>
          <table:table-cell table:formula="of:=['file:///home/diego/workspace/qin-cluster/pruebas/estadisticas/corrida-20120802000741.ods'#$acumulado.G950]" office:value-type="float" office:value="0">
            <text:p>0</text:p>
          </table:table-cell>
          <table:table-cell table:formula="of:=[.L950]*100/[.$S$2]" office:value-type="float" office:value="0">
            <text:p>0,00</text:p>
          </table:table-cell>
          <table:table-cell table:formula="of:=[.I9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1]" office:value-type="float" office:value="0">
            <text:p>0</text:p>
          </table:table-cell>
          <table:table-cell office:value-type="float" office:value="950">
            <text:p>950</text:p>
          </table:table-cell>
          <table:table-cell table:formula="of:=['file:///home/diego/workspace/qin-cluster/pruebas/estadisticas/corrida-20120802000741.ods'#$secuencia.B951]" office:value-type="float" office:value="0">
            <text:p>0</text:p>
          </table:table-cell>
          <table:table-cell table:formula="of:=['file:///home/diego/workspace/qin-cluster/pruebas/estadisticas/corrida-20120802000741.ods'#$secuencia.C951]" office:value-type="float" office:value="0">
            <text:p>0,00</text:p>
          </table:table-cell>
          <table:table-cell table:formula="of:=[.C95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1]" office:value-type="float" office:value="0">
            <text:p>0</text:p>
          </table:table-cell>
          <table:table-cell table:formula="of:=['file:///home/diego/workspace/qin-cluster/pruebas/estadisticas/corrida-20120802000741.ods'#$acumulado.A951]" office:value-type="float" office:value="0">
            <text:p>0</text:p>
          </table:table-cell>
          <table:table-cell table:formula="of:=['file:///home/diego/workspace/qin-cluster/pruebas/estadisticas/corrida-20120802000741.ods'#$acumulado.C951]" office:value-type="float" office:value="0">
            <text:p>0</text:p>
          </table:table-cell>
          <table:table-cell table:formula="of:=['file:///home/diego/workspace/qin-cluster/pruebas/estadisticas/corrida-20120802000741.ods'#$acumulado.D951]" office:value-type="float" office:value="0">
            <text:p>0</text:p>
          </table:table-cell>
          <table:table-cell table:formula="of:=['file:///home/diego/workspace/qin-cluster/pruebas/estadisticas/corrida-20120802000741.ods'#$acumulado.E951]" office:value-type="float" office:value="0">
            <text:p>0</text:p>
          </table:table-cell>
          <table:table-cell table:formula="of:=['file:///home/diego/workspace/qin-cluster/pruebas/estadisticas/corrida-20120802000741.ods'#$acumulado.F951]" office:value-type="float" office:value="0">
            <text:p>0</text:p>
          </table:table-cell>
          <table:table-cell table:formula="of:=['file:///home/diego/workspace/qin-cluster/pruebas/estadisticas/corrida-20120802000741.ods'#$acumulado.G951]" office:value-type="float" office:value="0">
            <text:p>0</text:p>
          </table:table-cell>
          <table:table-cell table:formula="of:=[.L951]*100/[.$S$2]" office:value-type="float" office:value="0">
            <text:p>0,00</text:p>
          </table:table-cell>
          <table:table-cell table:formula="of:=[.I9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2]" office:value-type="float" office:value="0">
            <text:p>0</text:p>
          </table:table-cell>
          <table:table-cell office:value-type="float" office:value="951">
            <text:p>951</text:p>
          </table:table-cell>
          <table:table-cell table:formula="of:=['file:///home/diego/workspace/qin-cluster/pruebas/estadisticas/corrida-20120802000741.ods'#$secuencia.B952]" office:value-type="float" office:value="0">
            <text:p>0</text:p>
          </table:table-cell>
          <table:table-cell table:formula="of:=['file:///home/diego/workspace/qin-cluster/pruebas/estadisticas/corrida-20120802000741.ods'#$secuencia.C952]" office:value-type="float" office:value="0">
            <text:p>0,00</text:p>
          </table:table-cell>
          <table:table-cell table:formula="of:=[.C95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2]" office:value-type="float" office:value="0">
            <text:p>0</text:p>
          </table:table-cell>
          <table:table-cell table:formula="of:=['file:///home/diego/workspace/qin-cluster/pruebas/estadisticas/corrida-20120802000741.ods'#$acumulado.A952]" office:value-type="float" office:value="0">
            <text:p>0</text:p>
          </table:table-cell>
          <table:table-cell table:formula="of:=['file:///home/diego/workspace/qin-cluster/pruebas/estadisticas/corrida-20120802000741.ods'#$acumulado.C952]" office:value-type="float" office:value="0">
            <text:p>0</text:p>
          </table:table-cell>
          <table:table-cell table:formula="of:=['file:///home/diego/workspace/qin-cluster/pruebas/estadisticas/corrida-20120802000741.ods'#$acumulado.D952]" office:value-type="float" office:value="0">
            <text:p>0</text:p>
          </table:table-cell>
          <table:table-cell table:formula="of:=['file:///home/diego/workspace/qin-cluster/pruebas/estadisticas/corrida-20120802000741.ods'#$acumulado.E952]" office:value-type="float" office:value="0">
            <text:p>0</text:p>
          </table:table-cell>
          <table:table-cell table:formula="of:=['file:///home/diego/workspace/qin-cluster/pruebas/estadisticas/corrida-20120802000741.ods'#$acumulado.F952]" office:value-type="float" office:value="0">
            <text:p>0</text:p>
          </table:table-cell>
          <table:table-cell table:formula="of:=['file:///home/diego/workspace/qin-cluster/pruebas/estadisticas/corrida-20120802000741.ods'#$acumulado.G952]" office:value-type="float" office:value="0">
            <text:p>0</text:p>
          </table:table-cell>
          <table:table-cell table:formula="of:=[.L952]*100/[.$S$2]" office:value-type="float" office:value="0">
            <text:p>0,00</text:p>
          </table:table-cell>
          <table:table-cell table:formula="of:=[.I9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3]" office:value-type="float" office:value="0">
            <text:p>0</text:p>
          </table:table-cell>
          <table:table-cell office:value-type="float" office:value="952">
            <text:p>952</text:p>
          </table:table-cell>
          <table:table-cell table:formula="of:=['file:///home/diego/workspace/qin-cluster/pruebas/estadisticas/corrida-20120802000741.ods'#$secuencia.B953]" office:value-type="float" office:value="0">
            <text:p>0</text:p>
          </table:table-cell>
          <table:table-cell table:formula="of:=['file:///home/diego/workspace/qin-cluster/pruebas/estadisticas/corrida-20120802000741.ods'#$secuencia.C953]" office:value-type="float" office:value="0">
            <text:p>0,00</text:p>
          </table:table-cell>
          <table:table-cell table:formula="of:=[.C95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3]" office:value-type="float" office:value="0">
            <text:p>0</text:p>
          </table:table-cell>
          <table:table-cell table:formula="of:=['file:///home/diego/workspace/qin-cluster/pruebas/estadisticas/corrida-20120802000741.ods'#$acumulado.A953]" office:value-type="float" office:value="0">
            <text:p>0</text:p>
          </table:table-cell>
          <table:table-cell table:formula="of:=['file:///home/diego/workspace/qin-cluster/pruebas/estadisticas/corrida-20120802000741.ods'#$acumulado.C953]" office:value-type="float" office:value="0">
            <text:p>0</text:p>
          </table:table-cell>
          <table:table-cell table:formula="of:=['file:///home/diego/workspace/qin-cluster/pruebas/estadisticas/corrida-20120802000741.ods'#$acumulado.D953]" office:value-type="float" office:value="0">
            <text:p>0</text:p>
          </table:table-cell>
          <table:table-cell table:formula="of:=['file:///home/diego/workspace/qin-cluster/pruebas/estadisticas/corrida-20120802000741.ods'#$acumulado.E953]" office:value-type="float" office:value="0">
            <text:p>0</text:p>
          </table:table-cell>
          <table:table-cell table:formula="of:=['file:///home/diego/workspace/qin-cluster/pruebas/estadisticas/corrida-20120802000741.ods'#$acumulado.F953]" office:value-type="float" office:value="0">
            <text:p>0</text:p>
          </table:table-cell>
          <table:table-cell table:formula="of:=['file:///home/diego/workspace/qin-cluster/pruebas/estadisticas/corrida-20120802000741.ods'#$acumulado.G953]" office:value-type="float" office:value="0">
            <text:p>0</text:p>
          </table:table-cell>
          <table:table-cell table:formula="of:=[.L953]*100/[.$S$2]" office:value-type="float" office:value="0">
            <text:p>0,00</text:p>
          </table:table-cell>
          <table:table-cell table:formula="of:=[.I9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4]" office:value-type="float" office:value="0">
            <text:p>0</text:p>
          </table:table-cell>
          <table:table-cell office:value-type="float" office:value="953">
            <text:p>953</text:p>
          </table:table-cell>
          <table:table-cell table:formula="of:=['file:///home/diego/workspace/qin-cluster/pruebas/estadisticas/corrida-20120802000741.ods'#$secuencia.B954]" office:value-type="float" office:value="0">
            <text:p>0</text:p>
          </table:table-cell>
          <table:table-cell table:formula="of:=['file:///home/diego/workspace/qin-cluster/pruebas/estadisticas/corrida-20120802000741.ods'#$secuencia.C954]" office:value-type="float" office:value="0">
            <text:p>0,00</text:p>
          </table:table-cell>
          <table:table-cell table:formula="of:=[.C95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4]" office:value-type="float" office:value="0">
            <text:p>0</text:p>
          </table:table-cell>
          <table:table-cell table:formula="of:=['file:///home/diego/workspace/qin-cluster/pruebas/estadisticas/corrida-20120802000741.ods'#$acumulado.A954]" office:value-type="float" office:value="0">
            <text:p>0</text:p>
          </table:table-cell>
          <table:table-cell table:formula="of:=['file:///home/diego/workspace/qin-cluster/pruebas/estadisticas/corrida-20120802000741.ods'#$acumulado.C954]" office:value-type="float" office:value="0">
            <text:p>0</text:p>
          </table:table-cell>
          <table:table-cell table:formula="of:=['file:///home/diego/workspace/qin-cluster/pruebas/estadisticas/corrida-20120802000741.ods'#$acumulado.D954]" office:value-type="float" office:value="0">
            <text:p>0</text:p>
          </table:table-cell>
          <table:table-cell table:formula="of:=['file:///home/diego/workspace/qin-cluster/pruebas/estadisticas/corrida-20120802000741.ods'#$acumulado.E954]" office:value-type="float" office:value="0">
            <text:p>0</text:p>
          </table:table-cell>
          <table:table-cell table:formula="of:=['file:///home/diego/workspace/qin-cluster/pruebas/estadisticas/corrida-20120802000741.ods'#$acumulado.F954]" office:value-type="float" office:value="0">
            <text:p>0</text:p>
          </table:table-cell>
          <table:table-cell table:formula="of:=['file:///home/diego/workspace/qin-cluster/pruebas/estadisticas/corrida-20120802000741.ods'#$acumulado.G954]" office:value-type="float" office:value="0">
            <text:p>0</text:p>
          </table:table-cell>
          <table:table-cell table:formula="of:=[.L954]*100/[.$S$2]" office:value-type="float" office:value="0">
            <text:p>0,00</text:p>
          </table:table-cell>
          <table:table-cell table:formula="of:=[.I9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5]" office:value-type="float" office:value="0">
            <text:p>0</text:p>
          </table:table-cell>
          <table:table-cell office:value-type="float" office:value="954">
            <text:p>954</text:p>
          </table:table-cell>
          <table:table-cell table:formula="of:=['file:///home/diego/workspace/qin-cluster/pruebas/estadisticas/corrida-20120802000741.ods'#$secuencia.B955]" office:value-type="float" office:value="0">
            <text:p>0</text:p>
          </table:table-cell>
          <table:table-cell table:formula="of:=['file:///home/diego/workspace/qin-cluster/pruebas/estadisticas/corrida-20120802000741.ods'#$secuencia.C955]" office:value-type="float" office:value="0">
            <text:p>0,00</text:p>
          </table:table-cell>
          <table:table-cell table:formula="of:=[.C95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5]" office:value-type="float" office:value="0">
            <text:p>0</text:p>
          </table:table-cell>
          <table:table-cell table:formula="of:=['file:///home/diego/workspace/qin-cluster/pruebas/estadisticas/corrida-20120802000741.ods'#$acumulado.A955]" office:value-type="float" office:value="0">
            <text:p>0</text:p>
          </table:table-cell>
          <table:table-cell table:formula="of:=['file:///home/diego/workspace/qin-cluster/pruebas/estadisticas/corrida-20120802000741.ods'#$acumulado.C955]" office:value-type="float" office:value="0">
            <text:p>0</text:p>
          </table:table-cell>
          <table:table-cell table:formula="of:=['file:///home/diego/workspace/qin-cluster/pruebas/estadisticas/corrida-20120802000741.ods'#$acumulado.D955]" office:value-type="float" office:value="0">
            <text:p>0</text:p>
          </table:table-cell>
          <table:table-cell table:formula="of:=['file:///home/diego/workspace/qin-cluster/pruebas/estadisticas/corrida-20120802000741.ods'#$acumulado.E955]" office:value-type="float" office:value="0">
            <text:p>0</text:p>
          </table:table-cell>
          <table:table-cell table:formula="of:=['file:///home/diego/workspace/qin-cluster/pruebas/estadisticas/corrida-20120802000741.ods'#$acumulado.F955]" office:value-type="float" office:value="0">
            <text:p>0</text:p>
          </table:table-cell>
          <table:table-cell table:formula="of:=['file:///home/diego/workspace/qin-cluster/pruebas/estadisticas/corrida-20120802000741.ods'#$acumulado.G955]" office:value-type="float" office:value="0">
            <text:p>0</text:p>
          </table:table-cell>
          <table:table-cell table:formula="of:=[.L955]*100/[.$S$2]" office:value-type="float" office:value="0">
            <text:p>0,00</text:p>
          </table:table-cell>
          <table:table-cell table:formula="of:=[.I9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6]" office:value-type="float" office:value="0">
            <text:p>0</text:p>
          </table:table-cell>
          <table:table-cell office:value-type="float" office:value="955">
            <text:p>955</text:p>
          </table:table-cell>
          <table:table-cell table:formula="of:=['file:///home/diego/workspace/qin-cluster/pruebas/estadisticas/corrida-20120802000741.ods'#$secuencia.B956]" office:value-type="float" office:value="0">
            <text:p>0</text:p>
          </table:table-cell>
          <table:table-cell table:formula="of:=['file:///home/diego/workspace/qin-cluster/pruebas/estadisticas/corrida-20120802000741.ods'#$secuencia.C956]" office:value-type="float" office:value="0">
            <text:p>0,00</text:p>
          </table:table-cell>
          <table:table-cell table:formula="of:=[.C95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6]" office:value-type="float" office:value="0">
            <text:p>0</text:p>
          </table:table-cell>
          <table:table-cell table:formula="of:=['file:///home/diego/workspace/qin-cluster/pruebas/estadisticas/corrida-20120802000741.ods'#$acumulado.A956]" office:value-type="float" office:value="0">
            <text:p>0</text:p>
          </table:table-cell>
          <table:table-cell table:formula="of:=['file:///home/diego/workspace/qin-cluster/pruebas/estadisticas/corrida-20120802000741.ods'#$acumulado.C956]" office:value-type="float" office:value="0">
            <text:p>0</text:p>
          </table:table-cell>
          <table:table-cell table:formula="of:=['file:///home/diego/workspace/qin-cluster/pruebas/estadisticas/corrida-20120802000741.ods'#$acumulado.D956]" office:value-type="float" office:value="0">
            <text:p>0</text:p>
          </table:table-cell>
          <table:table-cell table:formula="of:=['file:///home/diego/workspace/qin-cluster/pruebas/estadisticas/corrida-20120802000741.ods'#$acumulado.E956]" office:value-type="float" office:value="0">
            <text:p>0</text:p>
          </table:table-cell>
          <table:table-cell table:formula="of:=['file:///home/diego/workspace/qin-cluster/pruebas/estadisticas/corrida-20120802000741.ods'#$acumulado.F956]" office:value-type="float" office:value="0">
            <text:p>0</text:p>
          </table:table-cell>
          <table:table-cell table:formula="of:=['file:///home/diego/workspace/qin-cluster/pruebas/estadisticas/corrida-20120802000741.ods'#$acumulado.G956]" office:value-type="float" office:value="0">
            <text:p>0</text:p>
          </table:table-cell>
          <table:table-cell table:formula="of:=[.L956]*100/[.$S$2]" office:value-type="float" office:value="0">
            <text:p>0,00</text:p>
          </table:table-cell>
          <table:table-cell table:formula="of:=[.I9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7]" office:value-type="float" office:value="0">
            <text:p>0</text:p>
          </table:table-cell>
          <table:table-cell office:value-type="float" office:value="956">
            <text:p>956</text:p>
          </table:table-cell>
          <table:table-cell table:formula="of:=['file:///home/diego/workspace/qin-cluster/pruebas/estadisticas/corrida-20120802000741.ods'#$secuencia.B957]" office:value-type="float" office:value="0">
            <text:p>0</text:p>
          </table:table-cell>
          <table:table-cell table:formula="of:=['file:///home/diego/workspace/qin-cluster/pruebas/estadisticas/corrida-20120802000741.ods'#$secuencia.C957]" office:value-type="float" office:value="0">
            <text:p>0,00</text:p>
          </table:table-cell>
          <table:table-cell table:formula="of:=[.C95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7]" office:value-type="float" office:value="0">
            <text:p>0</text:p>
          </table:table-cell>
          <table:table-cell table:formula="of:=['file:///home/diego/workspace/qin-cluster/pruebas/estadisticas/corrida-20120802000741.ods'#$acumulado.A957]" office:value-type="float" office:value="0">
            <text:p>0</text:p>
          </table:table-cell>
          <table:table-cell table:formula="of:=['file:///home/diego/workspace/qin-cluster/pruebas/estadisticas/corrida-20120802000741.ods'#$acumulado.C957]" office:value-type="float" office:value="0">
            <text:p>0</text:p>
          </table:table-cell>
          <table:table-cell table:formula="of:=['file:///home/diego/workspace/qin-cluster/pruebas/estadisticas/corrida-20120802000741.ods'#$acumulado.D957]" office:value-type="float" office:value="0">
            <text:p>0</text:p>
          </table:table-cell>
          <table:table-cell table:formula="of:=['file:///home/diego/workspace/qin-cluster/pruebas/estadisticas/corrida-20120802000741.ods'#$acumulado.E957]" office:value-type="float" office:value="0">
            <text:p>0</text:p>
          </table:table-cell>
          <table:table-cell table:formula="of:=['file:///home/diego/workspace/qin-cluster/pruebas/estadisticas/corrida-20120802000741.ods'#$acumulado.F957]" office:value-type="float" office:value="0">
            <text:p>0</text:p>
          </table:table-cell>
          <table:table-cell table:formula="of:=['file:///home/diego/workspace/qin-cluster/pruebas/estadisticas/corrida-20120802000741.ods'#$acumulado.G957]" office:value-type="float" office:value="0">
            <text:p>0</text:p>
          </table:table-cell>
          <table:table-cell table:formula="of:=[.L957]*100/[.$S$2]" office:value-type="float" office:value="0">
            <text:p>0,00</text:p>
          </table:table-cell>
          <table:table-cell table:formula="of:=[.I9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8]" office:value-type="float" office:value="0">
            <text:p>0</text:p>
          </table:table-cell>
          <table:table-cell office:value-type="float" office:value="957">
            <text:p>957</text:p>
          </table:table-cell>
          <table:table-cell table:formula="of:=['file:///home/diego/workspace/qin-cluster/pruebas/estadisticas/corrida-20120802000741.ods'#$secuencia.B958]" office:value-type="float" office:value="0">
            <text:p>0</text:p>
          </table:table-cell>
          <table:table-cell table:formula="of:=['file:///home/diego/workspace/qin-cluster/pruebas/estadisticas/corrida-20120802000741.ods'#$secuencia.C958]" office:value-type="float" office:value="0">
            <text:p>0,00</text:p>
          </table:table-cell>
          <table:table-cell table:formula="of:=[.C95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8]" office:value-type="float" office:value="0">
            <text:p>0</text:p>
          </table:table-cell>
          <table:table-cell table:formula="of:=['file:///home/diego/workspace/qin-cluster/pruebas/estadisticas/corrida-20120802000741.ods'#$acumulado.A958]" office:value-type="float" office:value="0">
            <text:p>0</text:p>
          </table:table-cell>
          <table:table-cell table:formula="of:=['file:///home/diego/workspace/qin-cluster/pruebas/estadisticas/corrida-20120802000741.ods'#$acumulado.C958]" office:value-type="float" office:value="0">
            <text:p>0</text:p>
          </table:table-cell>
          <table:table-cell table:formula="of:=['file:///home/diego/workspace/qin-cluster/pruebas/estadisticas/corrida-20120802000741.ods'#$acumulado.D958]" office:value-type="float" office:value="0">
            <text:p>0</text:p>
          </table:table-cell>
          <table:table-cell table:formula="of:=['file:///home/diego/workspace/qin-cluster/pruebas/estadisticas/corrida-20120802000741.ods'#$acumulado.E958]" office:value-type="float" office:value="0">
            <text:p>0</text:p>
          </table:table-cell>
          <table:table-cell table:formula="of:=['file:///home/diego/workspace/qin-cluster/pruebas/estadisticas/corrida-20120802000741.ods'#$acumulado.F958]" office:value-type="float" office:value="0">
            <text:p>0</text:p>
          </table:table-cell>
          <table:table-cell table:formula="of:=['file:///home/diego/workspace/qin-cluster/pruebas/estadisticas/corrida-20120802000741.ods'#$acumulado.G958]" office:value-type="float" office:value="0">
            <text:p>0</text:p>
          </table:table-cell>
          <table:table-cell table:formula="of:=[.L958]*100/[.$S$2]" office:value-type="float" office:value="0">
            <text:p>0,00</text:p>
          </table:table-cell>
          <table:table-cell table:formula="of:=[.I9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59]" office:value-type="float" office:value="0">
            <text:p>0</text:p>
          </table:table-cell>
          <table:table-cell office:value-type="float" office:value="958">
            <text:p>958</text:p>
          </table:table-cell>
          <table:table-cell table:formula="of:=['file:///home/diego/workspace/qin-cluster/pruebas/estadisticas/corrida-20120802000741.ods'#$secuencia.B959]" office:value-type="float" office:value="0">
            <text:p>0</text:p>
          </table:table-cell>
          <table:table-cell table:formula="of:=['file:///home/diego/workspace/qin-cluster/pruebas/estadisticas/corrida-20120802000741.ods'#$secuencia.C959]" office:value-type="float" office:value="0">
            <text:p>0,00</text:p>
          </table:table-cell>
          <table:table-cell table:formula="of:=[.C95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59]" office:value-type="float" office:value="0">
            <text:p>0</text:p>
          </table:table-cell>
          <table:table-cell table:formula="of:=['file:///home/diego/workspace/qin-cluster/pruebas/estadisticas/corrida-20120802000741.ods'#$acumulado.A959]" office:value-type="float" office:value="0">
            <text:p>0</text:p>
          </table:table-cell>
          <table:table-cell table:formula="of:=['file:///home/diego/workspace/qin-cluster/pruebas/estadisticas/corrida-20120802000741.ods'#$acumulado.C959]" office:value-type="float" office:value="0">
            <text:p>0</text:p>
          </table:table-cell>
          <table:table-cell table:formula="of:=['file:///home/diego/workspace/qin-cluster/pruebas/estadisticas/corrida-20120802000741.ods'#$acumulado.D959]" office:value-type="float" office:value="0">
            <text:p>0</text:p>
          </table:table-cell>
          <table:table-cell table:formula="of:=['file:///home/diego/workspace/qin-cluster/pruebas/estadisticas/corrida-20120802000741.ods'#$acumulado.E959]" office:value-type="float" office:value="0">
            <text:p>0</text:p>
          </table:table-cell>
          <table:table-cell table:formula="of:=['file:///home/diego/workspace/qin-cluster/pruebas/estadisticas/corrida-20120802000741.ods'#$acumulado.F959]" office:value-type="float" office:value="0">
            <text:p>0</text:p>
          </table:table-cell>
          <table:table-cell table:formula="of:=['file:///home/diego/workspace/qin-cluster/pruebas/estadisticas/corrida-20120802000741.ods'#$acumulado.G959]" office:value-type="float" office:value="0">
            <text:p>0</text:p>
          </table:table-cell>
          <table:table-cell table:formula="of:=[.L959]*100/[.$S$2]" office:value-type="float" office:value="0">
            <text:p>0,00</text:p>
          </table:table-cell>
          <table:table-cell table:formula="of:=[.I9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0]" office:value-type="float" office:value="0">
            <text:p>0</text:p>
          </table:table-cell>
          <table:table-cell office:value-type="float" office:value="959">
            <text:p>959</text:p>
          </table:table-cell>
          <table:table-cell table:formula="of:=['file:///home/diego/workspace/qin-cluster/pruebas/estadisticas/corrida-20120802000741.ods'#$secuencia.B960]" office:value-type="float" office:value="0">
            <text:p>0</text:p>
          </table:table-cell>
          <table:table-cell table:formula="of:=['file:///home/diego/workspace/qin-cluster/pruebas/estadisticas/corrida-20120802000741.ods'#$secuencia.C960]" office:value-type="float" office:value="0">
            <text:p>0,00</text:p>
          </table:table-cell>
          <table:table-cell table:formula="of:=[.C96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0]" office:value-type="float" office:value="0">
            <text:p>0</text:p>
          </table:table-cell>
          <table:table-cell table:formula="of:=['file:///home/diego/workspace/qin-cluster/pruebas/estadisticas/corrida-20120802000741.ods'#$acumulado.A960]" office:value-type="float" office:value="0">
            <text:p>0</text:p>
          </table:table-cell>
          <table:table-cell table:formula="of:=['file:///home/diego/workspace/qin-cluster/pruebas/estadisticas/corrida-20120802000741.ods'#$acumulado.C960]" office:value-type="float" office:value="0">
            <text:p>0</text:p>
          </table:table-cell>
          <table:table-cell table:formula="of:=['file:///home/diego/workspace/qin-cluster/pruebas/estadisticas/corrida-20120802000741.ods'#$acumulado.D960]" office:value-type="float" office:value="0">
            <text:p>0</text:p>
          </table:table-cell>
          <table:table-cell table:formula="of:=['file:///home/diego/workspace/qin-cluster/pruebas/estadisticas/corrida-20120802000741.ods'#$acumulado.E960]" office:value-type="float" office:value="0">
            <text:p>0</text:p>
          </table:table-cell>
          <table:table-cell table:formula="of:=['file:///home/diego/workspace/qin-cluster/pruebas/estadisticas/corrida-20120802000741.ods'#$acumulado.F960]" office:value-type="float" office:value="0">
            <text:p>0</text:p>
          </table:table-cell>
          <table:table-cell table:formula="of:=['file:///home/diego/workspace/qin-cluster/pruebas/estadisticas/corrida-20120802000741.ods'#$acumulado.G960]" office:value-type="float" office:value="0">
            <text:p>0</text:p>
          </table:table-cell>
          <table:table-cell table:formula="of:=[.L960]*100/[.$S$2]" office:value-type="float" office:value="0">
            <text:p>0,00</text:p>
          </table:table-cell>
          <table:table-cell table:formula="of:=[.I9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1]" office:value-type="float" office:value="0">
            <text:p>0</text:p>
          </table:table-cell>
          <table:table-cell office:value-type="float" office:value="960">
            <text:p>960</text:p>
          </table:table-cell>
          <table:table-cell table:formula="of:=['file:///home/diego/workspace/qin-cluster/pruebas/estadisticas/corrida-20120802000741.ods'#$secuencia.B961]" office:value-type="float" office:value="0">
            <text:p>0</text:p>
          </table:table-cell>
          <table:table-cell table:formula="of:=['file:///home/diego/workspace/qin-cluster/pruebas/estadisticas/corrida-20120802000741.ods'#$secuencia.C961]" office:value-type="float" office:value="0">
            <text:p>0,00</text:p>
          </table:table-cell>
          <table:table-cell table:formula="of:=[.C96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1]" office:value-type="float" office:value="0">
            <text:p>0</text:p>
          </table:table-cell>
          <table:table-cell table:formula="of:=['file:///home/diego/workspace/qin-cluster/pruebas/estadisticas/corrida-20120802000741.ods'#$acumulado.A961]" office:value-type="float" office:value="0">
            <text:p>0</text:p>
          </table:table-cell>
          <table:table-cell table:formula="of:=['file:///home/diego/workspace/qin-cluster/pruebas/estadisticas/corrida-20120802000741.ods'#$acumulado.C961]" office:value-type="float" office:value="0">
            <text:p>0</text:p>
          </table:table-cell>
          <table:table-cell table:formula="of:=['file:///home/diego/workspace/qin-cluster/pruebas/estadisticas/corrida-20120802000741.ods'#$acumulado.D961]" office:value-type="float" office:value="0">
            <text:p>0</text:p>
          </table:table-cell>
          <table:table-cell table:formula="of:=['file:///home/diego/workspace/qin-cluster/pruebas/estadisticas/corrida-20120802000741.ods'#$acumulado.E961]" office:value-type="float" office:value="0">
            <text:p>0</text:p>
          </table:table-cell>
          <table:table-cell table:formula="of:=['file:///home/diego/workspace/qin-cluster/pruebas/estadisticas/corrida-20120802000741.ods'#$acumulado.F961]" office:value-type="float" office:value="0">
            <text:p>0</text:p>
          </table:table-cell>
          <table:table-cell table:formula="of:=['file:///home/diego/workspace/qin-cluster/pruebas/estadisticas/corrida-20120802000741.ods'#$acumulado.G961]" office:value-type="float" office:value="0">
            <text:p>0</text:p>
          </table:table-cell>
          <table:table-cell table:formula="of:=[.L961]*100/[.$S$2]" office:value-type="float" office:value="0">
            <text:p>0,00</text:p>
          </table:table-cell>
          <table:table-cell table:formula="of:=[.I9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2]" office:value-type="float" office:value="0">
            <text:p>0</text:p>
          </table:table-cell>
          <table:table-cell office:value-type="float" office:value="961">
            <text:p>961</text:p>
          </table:table-cell>
          <table:table-cell table:formula="of:=['file:///home/diego/workspace/qin-cluster/pruebas/estadisticas/corrida-20120802000741.ods'#$secuencia.B962]" office:value-type="float" office:value="0">
            <text:p>0</text:p>
          </table:table-cell>
          <table:table-cell table:formula="of:=['file:///home/diego/workspace/qin-cluster/pruebas/estadisticas/corrida-20120802000741.ods'#$secuencia.C962]" office:value-type="float" office:value="0">
            <text:p>0,00</text:p>
          </table:table-cell>
          <table:table-cell table:formula="of:=[.C96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2]" office:value-type="float" office:value="0">
            <text:p>0</text:p>
          </table:table-cell>
          <table:table-cell table:formula="of:=['file:///home/diego/workspace/qin-cluster/pruebas/estadisticas/corrida-20120802000741.ods'#$acumulado.A962]" office:value-type="float" office:value="0">
            <text:p>0</text:p>
          </table:table-cell>
          <table:table-cell table:formula="of:=['file:///home/diego/workspace/qin-cluster/pruebas/estadisticas/corrida-20120802000741.ods'#$acumulado.C962]" office:value-type="float" office:value="0">
            <text:p>0</text:p>
          </table:table-cell>
          <table:table-cell table:formula="of:=['file:///home/diego/workspace/qin-cluster/pruebas/estadisticas/corrida-20120802000741.ods'#$acumulado.D962]" office:value-type="float" office:value="0">
            <text:p>0</text:p>
          </table:table-cell>
          <table:table-cell table:formula="of:=['file:///home/diego/workspace/qin-cluster/pruebas/estadisticas/corrida-20120802000741.ods'#$acumulado.E962]" office:value-type="float" office:value="0">
            <text:p>0</text:p>
          </table:table-cell>
          <table:table-cell table:formula="of:=['file:///home/diego/workspace/qin-cluster/pruebas/estadisticas/corrida-20120802000741.ods'#$acumulado.F962]" office:value-type="float" office:value="0">
            <text:p>0</text:p>
          </table:table-cell>
          <table:table-cell table:formula="of:=['file:///home/diego/workspace/qin-cluster/pruebas/estadisticas/corrida-20120802000741.ods'#$acumulado.G962]" office:value-type="float" office:value="0">
            <text:p>0</text:p>
          </table:table-cell>
          <table:table-cell table:formula="of:=[.L962]*100/[.$S$2]" office:value-type="float" office:value="0">
            <text:p>0,00</text:p>
          </table:table-cell>
          <table:table-cell table:formula="of:=[.I9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3]" office:value-type="float" office:value="0">
            <text:p>0</text:p>
          </table:table-cell>
          <table:table-cell office:value-type="float" office:value="962">
            <text:p>962</text:p>
          </table:table-cell>
          <table:table-cell table:formula="of:=['file:///home/diego/workspace/qin-cluster/pruebas/estadisticas/corrida-20120802000741.ods'#$secuencia.B963]" office:value-type="float" office:value="0">
            <text:p>0</text:p>
          </table:table-cell>
          <table:table-cell table:formula="of:=['file:///home/diego/workspace/qin-cluster/pruebas/estadisticas/corrida-20120802000741.ods'#$secuencia.C963]" office:value-type="float" office:value="0">
            <text:p>0,00</text:p>
          </table:table-cell>
          <table:table-cell table:formula="of:=[.C96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3]" office:value-type="float" office:value="0">
            <text:p>0</text:p>
          </table:table-cell>
          <table:table-cell table:formula="of:=['file:///home/diego/workspace/qin-cluster/pruebas/estadisticas/corrida-20120802000741.ods'#$acumulado.A963]" office:value-type="float" office:value="0">
            <text:p>0</text:p>
          </table:table-cell>
          <table:table-cell table:formula="of:=['file:///home/diego/workspace/qin-cluster/pruebas/estadisticas/corrida-20120802000741.ods'#$acumulado.C963]" office:value-type="float" office:value="0">
            <text:p>0</text:p>
          </table:table-cell>
          <table:table-cell table:formula="of:=['file:///home/diego/workspace/qin-cluster/pruebas/estadisticas/corrida-20120802000741.ods'#$acumulado.D963]" office:value-type="float" office:value="0">
            <text:p>0</text:p>
          </table:table-cell>
          <table:table-cell table:formula="of:=['file:///home/diego/workspace/qin-cluster/pruebas/estadisticas/corrida-20120802000741.ods'#$acumulado.E963]" office:value-type="float" office:value="0">
            <text:p>0</text:p>
          </table:table-cell>
          <table:table-cell table:formula="of:=['file:///home/diego/workspace/qin-cluster/pruebas/estadisticas/corrida-20120802000741.ods'#$acumulado.F963]" office:value-type="float" office:value="0">
            <text:p>0</text:p>
          </table:table-cell>
          <table:table-cell table:formula="of:=['file:///home/diego/workspace/qin-cluster/pruebas/estadisticas/corrida-20120802000741.ods'#$acumulado.G963]" office:value-type="float" office:value="0">
            <text:p>0</text:p>
          </table:table-cell>
          <table:table-cell table:formula="of:=[.L963]*100/[.$S$2]" office:value-type="float" office:value="0">
            <text:p>0,00</text:p>
          </table:table-cell>
          <table:table-cell table:formula="of:=[.I9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4]" office:value-type="float" office:value="0">
            <text:p>0</text:p>
          </table:table-cell>
          <table:table-cell office:value-type="float" office:value="963">
            <text:p>963</text:p>
          </table:table-cell>
          <table:table-cell table:formula="of:=['file:///home/diego/workspace/qin-cluster/pruebas/estadisticas/corrida-20120802000741.ods'#$secuencia.B964]" office:value-type="float" office:value="0">
            <text:p>0</text:p>
          </table:table-cell>
          <table:table-cell table:formula="of:=['file:///home/diego/workspace/qin-cluster/pruebas/estadisticas/corrida-20120802000741.ods'#$secuencia.C964]" office:value-type="float" office:value="0">
            <text:p>0,00</text:p>
          </table:table-cell>
          <table:table-cell table:formula="of:=[.C96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4]" office:value-type="float" office:value="0">
            <text:p>0</text:p>
          </table:table-cell>
          <table:table-cell table:formula="of:=['file:///home/diego/workspace/qin-cluster/pruebas/estadisticas/corrida-20120802000741.ods'#$acumulado.A964]" office:value-type="float" office:value="0">
            <text:p>0</text:p>
          </table:table-cell>
          <table:table-cell table:formula="of:=['file:///home/diego/workspace/qin-cluster/pruebas/estadisticas/corrida-20120802000741.ods'#$acumulado.C964]" office:value-type="float" office:value="0">
            <text:p>0</text:p>
          </table:table-cell>
          <table:table-cell table:formula="of:=['file:///home/diego/workspace/qin-cluster/pruebas/estadisticas/corrida-20120802000741.ods'#$acumulado.D964]" office:value-type="float" office:value="0">
            <text:p>0</text:p>
          </table:table-cell>
          <table:table-cell table:formula="of:=['file:///home/diego/workspace/qin-cluster/pruebas/estadisticas/corrida-20120802000741.ods'#$acumulado.E964]" office:value-type="float" office:value="0">
            <text:p>0</text:p>
          </table:table-cell>
          <table:table-cell table:formula="of:=['file:///home/diego/workspace/qin-cluster/pruebas/estadisticas/corrida-20120802000741.ods'#$acumulado.F964]" office:value-type="float" office:value="0">
            <text:p>0</text:p>
          </table:table-cell>
          <table:table-cell table:formula="of:=['file:///home/diego/workspace/qin-cluster/pruebas/estadisticas/corrida-20120802000741.ods'#$acumulado.G964]" office:value-type="float" office:value="0">
            <text:p>0</text:p>
          </table:table-cell>
          <table:table-cell table:formula="of:=[.L964]*100/[.$S$2]" office:value-type="float" office:value="0">
            <text:p>0,00</text:p>
          </table:table-cell>
          <table:table-cell table:formula="of:=[.I9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5]" office:value-type="float" office:value="0">
            <text:p>0</text:p>
          </table:table-cell>
          <table:table-cell office:value-type="float" office:value="964">
            <text:p>964</text:p>
          </table:table-cell>
          <table:table-cell table:formula="of:=['file:///home/diego/workspace/qin-cluster/pruebas/estadisticas/corrida-20120802000741.ods'#$secuencia.B965]" office:value-type="float" office:value="0">
            <text:p>0</text:p>
          </table:table-cell>
          <table:table-cell table:formula="of:=['file:///home/diego/workspace/qin-cluster/pruebas/estadisticas/corrida-20120802000741.ods'#$secuencia.C965]" office:value-type="float" office:value="0">
            <text:p>0,00</text:p>
          </table:table-cell>
          <table:table-cell table:formula="of:=[.C96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5]" office:value-type="float" office:value="0">
            <text:p>0</text:p>
          </table:table-cell>
          <table:table-cell table:formula="of:=['file:///home/diego/workspace/qin-cluster/pruebas/estadisticas/corrida-20120802000741.ods'#$acumulado.A965]" office:value-type="float" office:value="0">
            <text:p>0</text:p>
          </table:table-cell>
          <table:table-cell table:formula="of:=['file:///home/diego/workspace/qin-cluster/pruebas/estadisticas/corrida-20120802000741.ods'#$acumulado.C965]" office:value-type="float" office:value="0">
            <text:p>0</text:p>
          </table:table-cell>
          <table:table-cell table:formula="of:=['file:///home/diego/workspace/qin-cluster/pruebas/estadisticas/corrida-20120802000741.ods'#$acumulado.D965]" office:value-type="float" office:value="0">
            <text:p>0</text:p>
          </table:table-cell>
          <table:table-cell table:formula="of:=['file:///home/diego/workspace/qin-cluster/pruebas/estadisticas/corrida-20120802000741.ods'#$acumulado.E965]" office:value-type="float" office:value="0">
            <text:p>0</text:p>
          </table:table-cell>
          <table:table-cell table:formula="of:=['file:///home/diego/workspace/qin-cluster/pruebas/estadisticas/corrida-20120802000741.ods'#$acumulado.F965]" office:value-type="float" office:value="0">
            <text:p>0</text:p>
          </table:table-cell>
          <table:table-cell table:formula="of:=['file:///home/diego/workspace/qin-cluster/pruebas/estadisticas/corrida-20120802000741.ods'#$acumulado.G965]" office:value-type="float" office:value="0">
            <text:p>0</text:p>
          </table:table-cell>
          <table:table-cell table:formula="of:=[.L965]*100/[.$S$2]" office:value-type="float" office:value="0">
            <text:p>0,00</text:p>
          </table:table-cell>
          <table:table-cell table:formula="of:=[.I9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6]" office:value-type="float" office:value="0">
            <text:p>0</text:p>
          </table:table-cell>
          <table:table-cell office:value-type="float" office:value="965">
            <text:p>965</text:p>
          </table:table-cell>
          <table:table-cell table:formula="of:=['file:///home/diego/workspace/qin-cluster/pruebas/estadisticas/corrida-20120802000741.ods'#$secuencia.B966]" office:value-type="float" office:value="0">
            <text:p>0</text:p>
          </table:table-cell>
          <table:table-cell table:formula="of:=['file:///home/diego/workspace/qin-cluster/pruebas/estadisticas/corrida-20120802000741.ods'#$secuencia.C966]" office:value-type="float" office:value="0">
            <text:p>0,00</text:p>
          </table:table-cell>
          <table:table-cell table:formula="of:=[.C96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6]" office:value-type="float" office:value="0">
            <text:p>0</text:p>
          </table:table-cell>
          <table:table-cell table:formula="of:=['file:///home/diego/workspace/qin-cluster/pruebas/estadisticas/corrida-20120802000741.ods'#$acumulado.A966]" office:value-type="float" office:value="0">
            <text:p>0</text:p>
          </table:table-cell>
          <table:table-cell table:formula="of:=['file:///home/diego/workspace/qin-cluster/pruebas/estadisticas/corrida-20120802000741.ods'#$acumulado.C966]" office:value-type="float" office:value="0">
            <text:p>0</text:p>
          </table:table-cell>
          <table:table-cell table:formula="of:=['file:///home/diego/workspace/qin-cluster/pruebas/estadisticas/corrida-20120802000741.ods'#$acumulado.D966]" office:value-type="float" office:value="0">
            <text:p>0</text:p>
          </table:table-cell>
          <table:table-cell table:formula="of:=['file:///home/diego/workspace/qin-cluster/pruebas/estadisticas/corrida-20120802000741.ods'#$acumulado.E966]" office:value-type="float" office:value="0">
            <text:p>0</text:p>
          </table:table-cell>
          <table:table-cell table:formula="of:=['file:///home/diego/workspace/qin-cluster/pruebas/estadisticas/corrida-20120802000741.ods'#$acumulado.F966]" office:value-type="float" office:value="0">
            <text:p>0</text:p>
          </table:table-cell>
          <table:table-cell table:formula="of:=['file:///home/diego/workspace/qin-cluster/pruebas/estadisticas/corrida-20120802000741.ods'#$acumulado.G966]" office:value-type="float" office:value="0">
            <text:p>0</text:p>
          </table:table-cell>
          <table:table-cell table:formula="of:=[.L966]*100/[.$S$2]" office:value-type="float" office:value="0">
            <text:p>0,00</text:p>
          </table:table-cell>
          <table:table-cell table:formula="of:=[.I9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7]" office:value-type="float" office:value="0">
            <text:p>0</text:p>
          </table:table-cell>
          <table:table-cell office:value-type="float" office:value="966">
            <text:p>966</text:p>
          </table:table-cell>
          <table:table-cell table:formula="of:=['file:///home/diego/workspace/qin-cluster/pruebas/estadisticas/corrida-20120802000741.ods'#$secuencia.B967]" office:value-type="float" office:value="0">
            <text:p>0</text:p>
          </table:table-cell>
          <table:table-cell table:formula="of:=['file:///home/diego/workspace/qin-cluster/pruebas/estadisticas/corrida-20120802000741.ods'#$secuencia.C967]" office:value-type="float" office:value="0">
            <text:p>0,00</text:p>
          </table:table-cell>
          <table:table-cell table:formula="of:=[.C96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7]" office:value-type="float" office:value="0">
            <text:p>0</text:p>
          </table:table-cell>
          <table:table-cell table:formula="of:=['file:///home/diego/workspace/qin-cluster/pruebas/estadisticas/corrida-20120802000741.ods'#$acumulado.A967]" office:value-type="float" office:value="0">
            <text:p>0</text:p>
          </table:table-cell>
          <table:table-cell table:formula="of:=['file:///home/diego/workspace/qin-cluster/pruebas/estadisticas/corrida-20120802000741.ods'#$acumulado.C967]" office:value-type="float" office:value="0">
            <text:p>0</text:p>
          </table:table-cell>
          <table:table-cell table:formula="of:=['file:///home/diego/workspace/qin-cluster/pruebas/estadisticas/corrida-20120802000741.ods'#$acumulado.D967]" office:value-type="float" office:value="0">
            <text:p>0</text:p>
          </table:table-cell>
          <table:table-cell table:formula="of:=['file:///home/diego/workspace/qin-cluster/pruebas/estadisticas/corrida-20120802000741.ods'#$acumulado.E967]" office:value-type="float" office:value="0">
            <text:p>0</text:p>
          </table:table-cell>
          <table:table-cell table:formula="of:=['file:///home/diego/workspace/qin-cluster/pruebas/estadisticas/corrida-20120802000741.ods'#$acumulado.F967]" office:value-type="float" office:value="0">
            <text:p>0</text:p>
          </table:table-cell>
          <table:table-cell table:formula="of:=['file:///home/diego/workspace/qin-cluster/pruebas/estadisticas/corrida-20120802000741.ods'#$acumulado.G967]" office:value-type="float" office:value="0">
            <text:p>0</text:p>
          </table:table-cell>
          <table:table-cell table:formula="of:=[.L967]*100/[.$S$2]" office:value-type="float" office:value="0">
            <text:p>0,00</text:p>
          </table:table-cell>
          <table:table-cell table:formula="of:=[.I9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8]" office:value-type="float" office:value="0">
            <text:p>0</text:p>
          </table:table-cell>
          <table:table-cell office:value-type="float" office:value="967">
            <text:p>967</text:p>
          </table:table-cell>
          <table:table-cell table:formula="of:=['file:///home/diego/workspace/qin-cluster/pruebas/estadisticas/corrida-20120802000741.ods'#$secuencia.B968]" office:value-type="float" office:value="0">
            <text:p>0</text:p>
          </table:table-cell>
          <table:table-cell table:formula="of:=['file:///home/diego/workspace/qin-cluster/pruebas/estadisticas/corrida-20120802000741.ods'#$secuencia.C968]" office:value-type="float" office:value="0">
            <text:p>0,00</text:p>
          </table:table-cell>
          <table:table-cell table:formula="of:=[.C96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8]" office:value-type="float" office:value="0">
            <text:p>0</text:p>
          </table:table-cell>
          <table:table-cell table:formula="of:=['file:///home/diego/workspace/qin-cluster/pruebas/estadisticas/corrida-20120802000741.ods'#$acumulado.A968]" office:value-type="float" office:value="0">
            <text:p>0</text:p>
          </table:table-cell>
          <table:table-cell table:formula="of:=['file:///home/diego/workspace/qin-cluster/pruebas/estadisticas/corrida-20120802000741.ods'#$acumulado.C968]" office:value-type="float" office:value="0">
            <text:p>0</text:p>
          </table:table-cell>
          <table:table-cell table:formula="of:=['file:///home/diego/workspace/qin-cluster/pruebas/estadisticas/corrida-20120802000741.ods'#$acumulado.D968]" office:value-type="float" office:value="0">
            <text:p>0</text:p>
          </table:table-cell>
          <table:table-cell table:formula="of:=['file:///home/diego/workspace/qin-cluster/pruebas/estadisticas/corrida-20120802000741.ods'#$acumulado.E968]" office:value-type="float" office:value="0">
            <text:p>0</text:p>
          </table:table-cell>
          <table:table-cell table:formula="of:=['file:///home/diego/workspace/qin-cluster/pruebas/estadisticas/corrida-20120802000741.ods'#$acumulado.F968]" office:value-type="float" office:value="0">
            <text:p>0</text:p>
          </table:table-cell>
          <table:table-cell table:formula="of:=['file:///home/diego/workspace/qin-cluster/pruebas/estadisticas/corrida-20120802000741.ods'#$acumulado.G968]" office:value-type="float" office:value="0">
            <text:p>0</text:p>
          </table:table-cell>
          <table:table-cell table:formula="of:=[.L968]*100/[.$S$2]" office:value-type="float" office:value="0">
            <text:p>0,00</text:p>
          </table:table-cell>
          <table:table-cell table:formula="of:=[.I9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69]" office:value-type="float" office:value="0">
            <text:p>0</text:p>
          </table:table-cell>
          <table:table-cell office:value-type="float" office:value="968">
            <text:p>968</text:p>
          </table:table-cell>
          <table:table-cell table:formula="of:=['file:///home/diego/workspace/qin-cluster/pruebas/estadisticas/corrida-20120802000741.ods'#$secuencia.B969]" office:value-type="float" office:value="0">
            <text:p>0</text:p>
          </table:table-cell>
          <table:table-cell table:formula="of:=['file:///home/diego/workspace/qin-cluster/pruebas/estadisticas/corrida-20120802000741.ods'#$secuencia.C969]" office:value-type="float" office:value="0">
            <text:p>0,00</text:p>
          </table:table-cell>
          <table:table-cell table:formula="of:=[.C96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69]" office:value-type="float" office:value="0">
            <text:p>0</text:p>
          </table:table-cell>
          <table:table-cell table:formula="of:=['file:///home/diego/workspace/qin-cluster/pruebas/estadisticas/corrida-20120802000741.ods'#$acumulado.A969]" office:value-type="float" office:value="0">
            <text:p>0</text:p>
          </table:table-cell>
          <table:table-cell table:formula="of:=['file:///home/diego/workspace/qin-cluster/pruebas/estadisticas/corrida-20120802000741.ods'#$acumulado.C969]" office:value-type="float" office:value="0">
            <text:p>0</text:p>
          </table:table-cell>
          <table:table-cell table:formula="of:=['file:///home/diego/workspace/qin-cluster/pruebas/estadisticas/corrida-20120802000741.ods'#$acumulado.D969]" office:value-type="float" office:value="0">
            <text:p>0</text:p>
          </table:table-cell>
          <table:table-cell table:formula="of:=['file:///home/diego/workspace/qin-cluster/pruebas/estadisticas/corrida-20120802000741.ods'#$acumulado.E969]" office:value-type="float" office:value="0">
            <text:p>0</text:p>
          </table:table-cell>
          <table:table-cell table:formula="of:=['file:///home/diego/workspace/qin-cluster/pruebas/estadisticas/corrida-20120802000741.ods'#$acumulado.F969]" office:value-type="float" office:value="0">
            <text:p>0</text:p>
          </table:table-cell>
          <table:table-cell table:formula="of:=['file:///home/diego/workspace/qin-cluster/pruebas/estadisticas/corrida-20120802000741.ods'#$acumulado.G969]" office:value-type="float" office:value="0">
            <text:p>0</text:p>
          </table:table-cell>
          <table:table-cell table:formula="of:=[.L969]*100/[.$S$2]" office:value-type="float" office:value="0">
            <text:p>0,00</text:p>
          </table:table-cell>
          <table:table-cell table:formula="of:=[.I9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0]" office:value-type="float" office:value="0">
            <text:p>0</text:p>
          </table:table-cell>
          <table:table-cell office:value-type="float" office:value="969">
            <text:p>969</text:p>
          </table:table-cell>
          <table:table-cell table:formula="of:=['file:///home/diego/workspace/qin-cluster/pruebas/estadisticas/corrida-20120802000741.ods'#$secuencia.B970]" office:value-type="float" office:value="0">
            <text:p>0</text:p>
          </table:table-cell>
          <table:table-cell table:formula="of:=['file:///home/diego/workspace/qin-cluster/pruebas/estadisticas/corrida-20120802000741.ods'#$secuencia.C970]" office:value-type="float" office:value="0">
            <text:p>0,00</text:p>
          </table:table-cell>
          <table:table-cell table:formula="of:=[.C97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0]" office:value-type="float" office:value="0">
            <text:p>0</text:p>
          </table:table-cell>
          <table:table-cell table:formula="of:=['file:///home/diego/workspace/qin-cluster/pruebas/estadisticas/corrida-20120802000741.ods'#$acumulado.A970]" office:value-type="float" office:value="0">
            <text:p>0</text:p>
          </table:table-cell>
          <table:table-cell table:formula="of:=['file:///home/diego/workspace/qin-cluster/pruebas/estadisticas/corrida-20120802000741.ods'#$acumulado.C970]" office:value-type="float" office:value="0">
            <text:p>0</text:p>
          </table:table-cell>
          <table:table-cell table:formula="of:=['file:///home/diego/workspace/qin-cluster/pruebas/estadisticas/corrida-20120802000741.ods'#$acumulado.D970]" office:value-type="float" office:value="0">
            <text:p>0</text:p>
          </table:table-cell>
          <table:table-cell table:formula="of:=['file:///home/diego/workspace/qin-cluster/pruebas/estadisticas/corrida-20120802000741.ods'#$acumulado.E970]" office:value-type="float" office:value="0">
            <text:p>0</text:p>
          </table:table-cell>
          <table:table-cell table:formula="of:=['file:///home/diego/workspace/qin-cluster/pruebas/estadisticas/corrida-20120802000741.ods'#$acumulado.F970]" office:value-type="float" office:value="0">
            <text:p>0</text:p>
          </table:table-cell>
          <table:table-cell table:formula="of:=['file:///home/diego/workspace/qin-cluster/pruebas/estadisticas/corrida-20120802000741.ods'#$acumulado.G970]" office:value-type="float" office:value="0">
            <text:p>0</text:p>
          </table:table-cell>
          <table:table-cell table:formula="of:=[.L970]*100/[.$S$2]" office:value-type="float" office:value="0">
            <text:p>0,00</text:p>
          </table:table-cell>
          <table:table-cell table:formula="of:=[.I9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1]" office:value-type="float" office:value="0">
            <text:p>0</text:p>
          </table:table-cell>
          <table:table-cell office:value-type="float" office:value="970">
            <text:p>970</text:p>
          </table:table-cell>
          <table:table-cell table:formula="of:=['file:///home/diego/workspace/qin-cluster/pruebas/estadisticas/corrida-20120802000741.ods'#$secuencia.B971]" office:value-type="float" office:value="0">
            <text:p>0</text:p>
          </table:table-cell>
          <table:table-cell table:formula="of:=['file:///home/diego/workspace/qin-cluster/pruebas/estadisticas/corrida-20120802000741.ods'#$secuencia.C971]" office:value-type="float" office:value="0">
            <text:p>0,00</text:p>
          </table:table-cell>
          <table:table-cell table:formula="of:=[.C97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1]" office:value-type="float" office:value="0">
            <text:p>0</text:p>
          </table:table-cell>
          <table:table-cell table:formula="of:=['file:///home/diego/workspace/qin-cluster/pruebas/estadisticas/corrida-20120802000741.ods'#$acumulado.A971]" office:value-type="float" office:value="0">
            <text:p>0</text:p>
          </table:table-cell>
          <table:table-cell table:formula="of:=['file:///home/diego/workspace/qin-cluster/pruebas/estadisticas/corrida-20120802000741.ods'#$acumulado.C971]" office:value-type="float" office:value="0">
            <text:p>0</text:p>
          </table:table-cell>
          <table:table-cell table:formula="of:=['file:///home/diego/workspace/qin-cluster/pruebas/estadisticas/corrida-20120802000741.ods'#$acumulado.D971]" office:value-type="float" office:value="0">
            <text:p>0</text:p>
          </table:table-cell>
          <table:table-cell table:formula="of:=['file:///home/diego/workspace/qin-cluster/pruebas/estadisticas/corrida-20120802000741.ods'#$acumulado.E971]" office:value-type="float" office:value="0">
            <text:p>0</text:p>
          </table:table-cell>
          <table:table-cell table:formula="of:=['file:///home/diego/workspace/qin-cluster/pruebas/estadisticas/corrida-20120802000741.ods'#$acumulado.F971]" office:value-type="float" office:value="0">
            <text:p>0</text:p>
          </table:table-cell>
          <table:table-cell table:formula="of:=['file:///home/diego/workspace/qin-cluster/pruebas/estadisticas/corrida-20120802000741.ods'#$acumulado.G971]" office:value-type="float" office:value="0">
            <text:p>0</text:p>
          </table:table-cell>
          <table:table-cell table:formula="of:=[.L971]*100/[.$S$2]" office:value-type="float" office:value="0">
            <text:p>0,00</text:p>
          </table:table-cell>
          <table:table-cell table:formula="of:=[.I9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2]" office:value-type="float" office:value="0">
            <text:p>0</text:p>
          </table:table-cell>
          <table:table-cell office:value-type="float" office:value="971">
            <text:p>971</text:p>
          </table:table-cell>
          <table:table-cell table:formula="of:=['file:///home/diego/workspace/qin-cluster/pruebas/estadisticas/corrida-20120802000741.ods'#$secuencia.B972]" office:value-type="float" office:value="0">
            <text:p>0</text:p>
          </table:table-cell>
          <table:table-cell table:formula="of:=['file:///home/diego/workspace/qin-cluster/pruebas/estadisticas/corrida-20120802000741.ods'#$secuencia.C972]" office:value-type="float" office:value="0">
            <text:p>0,00</text:p>
          </table:table-cell>
          <table:table-cell table:formula="of:=[.C97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2]" office:value-type="float" office:value="0">
            <text:p>0</text:p>
          </table:table-cell>
          <table:table-cell table:formula="of:=['file:///home/diego/workspace/qin-cluster/pruebas/estadisticas/corrida-20120802000741.ods'#$acumulado.A972]" office:value-type="float" office:value="0">
            <text:p>0</text:p>
          </table:table-cell>
          <table:table-cell table:formula="of:=['file:///home/diego/workspace/qin-cluster/pruebas/estadisticas/corrida-20120802000741.ods'#$acumulado.C972]" office:value-type="float" office:value="0">
            <text:p>0</text:p>
          </table:table-cell>
          <table:table-cell table:formula="of:=['file:///home/diego/workspace/qin-cluster/pruebas/estadisticas/corrida-20120802000741.ods'#$acumulado.D972]" office:value-type="float" office:value="0">
            <text:p>0</text:p>
          </table:table-cell>
          <table:table-cell table:formula="of:=['file:///home/diego/workspace/qin-cluster/pruebas/estadisticas/corrida-20120802000741.ods'#$acumulado.E972]" office:value-type="float" office:value="0">
            <text:p>0</text:p>
          </table:table-cell>
          <table:table-cell table:formula="of:=['file:///home/diego/workspace/qin-cluster/pruebas/estadisticas/corrida-20120802000741.ods'#$acumulado.F972]" office:value-type="float" office:value="0">
            <text:p>0</text:p>
          </table:table-cell>
          <table:table-cell table:formula="of:=['file:///home/diego/workspace/qin-cluster/pruebas/estadisticas/corrida-20120802000741.ods'#$acumulado.G972]" office:value-type="float" office:value="0">
            <text:p>0</text:p>
          </table:table-cell>
          <table:table-cell table:formula="of:=[.L972]*100/[.$S$2]" office:value-type="float" office:value="0">
            <text:p>0,00</text:p>
          </table:table-cell>
          <table:table-cell table:formula="of:=[.I9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3]" office:value-type="float" office:value="0">
            <text:p>0</text:p>
          </table:table-cell>
          <table:table-cell office:value-type="float" office:value="972">
            <text:p>972</text:p>
          </table:table-cell>
          <table:table-cell table:formula="of:=['file:///home/diego/workspace/qin-cluster/pruebas/estadisticas/corrida-20120802000741.ods'#$secuencia.B973]" office:value-type="float" office:value="0">
            <text:p>0</text:p>
          </table:table-cell>
          <table:table-cell table:formula="of:=['file:///home/diego/workspace/qin-cluster/pruebas/estadisticas/corrida-20120802000741.ods'#$secuencia.C973]" office:value-type="float" office:value="0">
            <text:p>0,00</text:p>
          </table:table-cell>
          <table:table-cell table:formula="of:=[.C97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3]" office:value-type="float" office:value="0">
            <text:p>0</text:p>
          </table:table-cell>
          <table:table-cell table:formula="of:=['file:///home/diego/workspace/qin-cluster/pruebas/estadisticas/corrida-20120802000741.ods'#$acumulado.A973]" office:value-type="float" office:value="0">
            <text:p>0</text:p>
          </table:table-cell>
          <table:table-cell table:formula="of:=['file:///home/diego/workspace/qin-cluster/pruebas/estadisticas/corrida-20120802000741.ods'#$acumulado.C973]" office:value-type="float" office:value="0">
            <text:p>0</text:p>
          </table:table-cell>
          <table:table-cell table:formula="of:=['file:///home/diego/workspace/qin-cluster/pruebas/estadisticas/corrida-20120802000741.ods'#$acumulado.D973]" office:value-type="float" office:value="0">
            <text:p>0</text:p>
          </table:table-cell>
          <table:table-cell table:formula="of:=['file:///home/diego/workspace/qin-cluster/pruebas/estadisticas/corrida-20120802000741.ods'#$acumulado.E973]" office:value-type="float" office:value="0">
            <text:p>0</text:p>
          </table:table-cell>
          <table:table-cell table:formula="of:=['file:///home/diego/workspace/qin-cluster/pruebas/estadisticas/corrida-20120802000741.ods'#$acumulado.F973]" office:value-type="float" office:value="0">
            <text:p>0</text:p>
          </table:table-cell>
          <table:table-cell table:formula="of:=['file:///home/diego/workspace/qin-cluster/pruebas/estadisticas/corrida-20120802000741.ods'#$acumulado.G973]" office:value-type="float" office:value="0">
            <text:p>0</text:p>
          </table:table-cell>
          <table:table-cell table:formula="of:=[.L973]*100/[.$S$2]" office:value-type="float" office:value="0">
            <text:p>0,00</text:p>
          </table:table-cell>
          <table:table-cell table:formula="of:=[.I9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4]" office:value-type="float" office:value="0">
            <text:p>0</text:p>
          </table:table-cell>
          <table:table-cell office:value-type="float" office:value="973">
            <text:p>973</text:p>
          </table:table-cell>
          <table:table-cell table:formula="of:=['file:///home/diego/workspace/qin-cluster/pruebas/estadisticas/corrida-20120802000741.ods'#$secuencia.B974]" office:value-type="float" office:value="0">
            <text:p>0</text:p>
          </table:table-cell>
          <table:table-cell table:formula="of:=['file:///home/diego/workspace/qin-cluster/pruebas/estadisticas/corrida-20120802000741.ods'#$secuencia.C974]" office:value-type="float" office:value="0">
            <text:p>0,00</text:p>
          </table:table-cell>
          <table:table-cell table:formula="of:=[.C97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4]" office:value-type="float" office:value="0">
            <text:p>0</text:p>
          </table:table-cell>
          <table:table-cell table:formula="of:=['file:///home/diego/workspace/qin-cluster/pruebas/estadisticas/corrida-20120802000741.ods'#$acumulado.A974]" office:value-type="float" office:value="0">
            <text:p>0</text:p>
          </table:table-cell>
          <table:table-cell table:formula="of:=['file:///home/diego/workspace/qin-cluster/pruebas/estadisticas/corrida-20120802000741.ods'#$acumulado.C974]" office:value-type="float" office:value="0">
            <text:p>0</text:p>
          </table:table-cell>
          <table:table-cell table:formula="of:=['file:///home/diego/workspace/qin-cluster/pruebas/estadisticas/corrida-20120802000741.ods'#$acumulado.D974]" office:value-type="float" office:value="0">
            <text:p>0</text:p>
          </table:table-cell>
          <table:table-cell table:formula="of:=['file:///home/diego/workspace/qin-cluster/pruebas/estadisticas/corrida-20120802000741.ods'#$acumulado.E974]" office:value-type="float" office:value="0">
            <text:p>0</text:p>
          </table:table-cell>
          <table:table-cell table:formula="of:=['file:///home/diego/workspace/qin-cluster/pruebas/estadisticas/corrida-20120802000741.ods'#$acumulado.F974]" office:value-type="float" office:value="0">
            <text:p>0</text:p>
          </table:table-cell>
          <table:table-cell table:formula="of:=['file:///home/diego/workspace/qin-cluster/pruebas/estadisticas/corrida-20120802000741.ods'#$acumulado.G974]" office:value-type="float" office:value="0">
            <text:p>0</text:p>
          </table:table-cell>
          <table:table-cell table:formula="of:=[.L974]*100/[.$S$2]" office:value-type="float" office:value="0">
            <text:p>0,00</text:p>
          </table:table-cell>
          <table:table-cell table:formula="of:=[.I9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5]" office:value-type="float" office:value="0">
            <text:p>0</text:p>
          </table:table-cell>
          <table:table-cell office:value-type="float" office:value="974">
            <text:p>974</text:p>
          </table:table-cell>
          <table:table-cell table:formula="of:=['file:///home/diego/workspace/qin-cluster/pruebas/estadisticas/corrida-20120802000741.ods'#$secuencia.B975]" office:value-type="float" office:value="0">
            <text:p>0</text:p>
          </table:table-cell>
          <table:table-cell table:formula="of:=['file:///home/diego/workspace/qin-cluster/pruebas/estadisticas/corrida-20120802000741.ods'#$secuencia.C975]" office:value-type="float" office:value="0">
            <text:p>0,00</text:p>
          </table:table-cell>
          <table:table-cell table:formula="of:=[.C97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5]" office:value-type="float" office:value="0">
            <text:p>0</text:p>
          </table:table-cell>
          <table:table-cell table:formula="of:=['file:///home/diego/workspace/qin-cluster/pruebas/estadisticas/corrida-20120802000741.ods'#$acumulado.A975]" office:value-type="float" office:value="0">
            <text:p>0</text:p>
          </table:table-cell>
          <table:table-cell table:formula="of:=['file:///home/diego/workspace/qin-cluster/pruebas/estadisticas/corrida-20120802000741.ods'#$acumulado.C975]" office:value-type="float" office:value="0">
            <text:p>0</text:p>
          </table:table-cell>
          <table:table-cell table:formula="of:=['file:///home/diego/workspace/qin-cluster/pruebas/estadisticas/corrida-20120802000741.ods'#$acumulado.D975]" office:value-type="float" office:value="0">
            <text:p>0</text:p>
          </table:table-cell>
          <table:table-cell table:formula="of:=['file:///home/diego/workspace/qin-cluster/pruebas/estadisticas/corrida-20120802000741.ods'#$acumulado.E975]" office:value-type="float" office:value="0">
            <text:p>0</text:p>
          </table:table-cell>
          <table:table-cell table:formula="of:=['file:///home/diego/workspace/qin-cluster/pruebas/estadisticas/corrida-20120802000741.ods'#$acumulado.F975]" office:value-type="float" office:value="0">
            <text:p>0</text:p>
          </table:table-cell>
          <table:table-cell table:formula="of:=['file:///home/diego/workspace/qin-cluster/pruebas/estadisticas/corrida-20120802000741.ods'#$acumulado.G975]" office:value-type="float" office:value="0">
            <text:p>0</text:p>
          </table:table-cell>
          <table:table-cell table:formula="of:=[.L975]*100/[.$S$2]" office:value-type="float" office:value="0">
            <text:p>0,00</text:p>
          </table:table-cell>
          <table:table-cell table:formula="of:=[.I9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6]" office:value-type="float" office:value="0">
            <text:p>0</text:p>
          </table:table-cell>
          <table:table-cell office:value-type="float" office:value="975">
            <text:p>975</text:p>
          </table:table-cell>
          <table:table-cell table:formula="of:=['file:///home/diego/workspace/qin-cluster/pruebas/estadisticas/corrida-20120802000741.ods'#$secuencia.B976]" office:value-type="float" office:value="0">
            <text:p>0</text:p>
          </table:table-cell>
          <table:table-cell table:formula="of:=['file:///home/diego/workspace/qin-cluster/pruebas/estadisticas/corrida-20120802000741.ods'#$secuencia.C976]" office:value-type="float" office:value="0">
            <text:p>0,00</text:p>
          </table:table-cell>
          <table:table-cell table:formula="of:=[.C97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6]" office:value-type="float" office:value="0">
            <text:p>0</text:p>
          </table:table-cell>
          <table:table-cell table:formula="of:=['file:///home/diego/workspace/qin-cluster/pruebas/estadisticas/corrida-20120802000741.ods'#$acumulado.A976]" office:value-type="float" office:value="0">
            <text:p>0</text:p>
          </table:table-cell>
          <table:table-cell table:formula="of:=['file:///home/diego/workspace/qin-cluster/pruebas/estadisticas/corrida-20120802000741.ods'#$acumulado.C976]" office:value-type="float" office:value="0">
            <text:p>0</text:p>
          </table:table-cell>
          <table:table-cell table:formula="of:=['file:///home/diego/workspace/qin-cluster/pruebas/estadisticas/corrida-20120802000741.ods'#$acumulado.D976]" office:value-type="float" office:value="0">
            <text:p>0</text:p>
          </table:table-cell>
          <table:table-cell table:formula="of:=['file:///home/diego/workspace/qin-cluster/pruebas/estadisticas/corrida-20120802000741.ods'#$acumulado.E976]" office:value-type="float" office:value="0">
            <text:p>0</text:p>
          </table:table-cell>
          <table:table-cell table:formula="of:=['file:///home/diego/workspace/qin-cluster/pruebas/estadisticas/corrida-20120802000741.ods'#$acumulado.F976]" office:value-type="float" office:value="0">
            <text:p>0</text:p>
          </table:table-cell>
          <table:table-cell table:formula="of:=['file:///home/diego/workspace/qin-cluster/pruebas/estadisticas/corrida-20120802000741.ods'#$acumulado.G976]" office:value-type="float" office:value="0">
            <text:p>0</text:p>
          </table:table-cell>
          <table:table-cell table:formula="of:=[.L976]*100/[.$S$2]" office:value-type="float" office:value="0">
            <text:p>0,00</text:p>
          </table:table-cell>
          <table:table-cell table:formula="of:=[.I9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7]" office:value-type="float" office:value="0">
            <text:p>0</text:p>
          </table:table-cell>
          <table:table-cell office:value-type="float" office:value="976">
            <text:p>976</text:p>
          </table:table-cell>
          <table:table-cell table:formula="of:=['file:///home/diego/workspace/qin-cluster/pruebas/estadisticas/corrida-20120802000741.ods'#$secuencia.B977]" office:value-type="float" office:value="0">
            <text:p>0</text:p>
          </table:table-cell>
          <table:table-cell table:formula="of:=['file:///home/diego/workspace/qin-cluster/pruebas/estadisticas/corrida-20120802000741.ods'#$secuencia.C977]" office:value-type="float" office:value="0">
            <text:p>0,00</text:p>
          </table:table-cell>
          <table:table-cell table:formula="of:=[.C97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7]" office:value-type="float" office:value="0">
            <text:p>0</text:p>
          </table:table-cell>
          <table:table-cell table:formula="of:=['file:///home/diego/workspace/qin-cluster/pruebas/estadisticas/corrida-20120802000741.ods'#$acumulado.A977]" office:value-type="float" office:value="0">
            <text:p>0</text:p>
          </table:table-cell>
          <table:table-cell table:formula="of:=['file:///home/diego/workspace/qin-cluster/pruebas/estadisticas/corrida-20120802000741.ods'#$acumulado.C977]" office:value-type="float" office:value="0">
            <text:p>0</text:p>
          </table:table-cell>
          <table:table-cell table:formula="of:=['file:///home/diego/workspace/qin-cluster/pruebas/estadisticas/corrida-20120802000741.ods'#$acumulado.D977]" office:value-type="float" office:value="0">
            <text:p>0</text:p>
          </table:table-cell>
          <table:table-cell table:formula="of:=['file:///home/diego/workspace/qin-cluster/pruebas/estadisticas/corrida-20120802000741.ods'#$acumulado.E977]" office:value-type="float" office:value="0">
            <text:p>0</text:p>
          </table:table-cell>
          <table:table-cell table:formula="of:=['file:///home/diego/workspace/qin-cluster/pruebas/estadisticas/corrida-20120802000741.ods'#$acumulado.F977]" office:value-type="float" office:value="0">
            <text:p>0</text:p>
          </table:table-cell>
          <table:table-cell table:formula="of:=['file:///home/diego/workspace/qin-cluster/pruebas/estadisticas/corrida-20120802000741.ods'#$acumulado.G977]" office:value-type="float" office:value="0">
            <text:p>0</text:p>
          </table:table-cell>
          <table:table-cell table:formula="of:=[.L977]*100/[.$S$2]" office:value-type="float" office:value="0">
            <text:p>0,00</text:p>
          </table:table-cell>
          <table:table-cell table:formula="of:=[.I9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8]" office:value-type="float" office:value="0">
            <text:p>0</text:p>
          </table:table-cell>
          <table:table-cell office:value-type="float" office:value="977">
            <text:p>977</text:p>
          </table:table-cell>
          <table:table-cell table:formula="of:=['file:///home/diego/workspace/qin-cluster/pruebas/estadisticas/corrida-20120802000741.ods'#$secuencia.B978]" office:value-type="float" office:value="0">
            <text:p>0</text:p>
          </table:table-cell>
          <table:table-cell table:formula="of:=['file:///home/diego/workspace/qin-cluster/pruebas/estadisticas/corrida-20120802000741.ods'#$secuencia.C978]" office:value-type="float" office:value="0">
            <text:p>0,00</text:p>
          </table:table-cell>
          <table:table-cell table:formula="of:=[.C97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8]" office:value-type="float" office:value="0">
            <text:p>0</text:p>
          </table:table-cell>
          <table:table-cell table:formula="of:=['file:///home/diego/workspace/qin-cluster/pruebas/estadisticas/corrida-20120802000741.ods'#$acumulado.A978]" office:value-type="float" office:value="0">
            <text:p>0</text:p>
          </table:table-cell>
          <table:table-cell table:formula="of:=['file:///home/diego/workspace/qin-cluster/pruebas/estadisticas/corrida-20120802000741.ods'#$acumulado.C978]" office:value-type="float" office:value="0">
            <text:p>0</text:p>
          </table:table-cell>
          <table:table-cell table:formula="of:=['file:///home/diego/workspace/qin-cluster/pruebas/estadisticas/corrida-20120802000741.ods'#$acumulado.D978]" office:value-type="float" office:value="0">
            <text:p>0</text:p>
          </table:table-cell>
          <table:table-cell table:formula="of:=['file:///home/diego/workspace/qin-cluster/pruebas/estadisticas/corrida-20120802000741.ods'#$acumulado.E978]" office:value-type="float" office:value="0">
            <text:p>0</text:p>
          </table:table-cell>
          <table:table-cell table:formula="of:=['file:///home/diego/workspace/qin-cluster/pruebas/estadisticas/corrida-20120802000741.ods'#$acumulado.F978]" office:value-type="float" office:value="0">
            <text:p>0</text:p>
          </table:table-cell>
          <table:table-cell table:formula="of:=['file:///home/diego/workspace/qin-cluster/pruebas/estadisticas/corrida-20120802000741.ods'#$acumulado.G978]" office:value-type="float" office:value="0">
            <text:p>0</text:p>
          </table:table-cell>
          <table:table-cell table:formula="of:=[.L978]*100/[.$S$2]" office:value-type="float" office:value="0">
            <text:p>0,00</text:p>
          </table:table-cell>
          <table:table-cell table:formula="of:=[.I9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79]" office:value-type="float" office:value="0">
            <text:p>0</text:p>
          </table:table-cell>
          <table:table-cell office:value-type="float" office:value="978">
            <text:p>978</text:p>
          </table:table-cell>
          <table:table-cell table:formula="of:=['file:///home/diego/workspace/qin-cluster/pruebas/estadisticas/corrida-20120802000741.ods'#$secuencia.B979]" office:value-type="float" office:value="0">
            <text:p>0</text:p>
          </table:table-cell>
          <table:table-cell table:formula="of:=['file:///home/diego/workspace/qin-cluster/pruebas/estadisticas/corrida-20120802000741.ods'#$secuencia.C979]" office:value-type="float" office:value="0">
            <text:p>0,00</text:p>
          </table:table-cell>
          <table:table-cell table:formula="of:=[.C97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79]" office:value-type="float" office:value="0">
            <text:p>0</text:p>
          </table:table-cell>
          <table:table-cell table:formula="of:=['file:///home/diego/workspace/qin-cluster/pruebas/estadisticas/corrida-20120802000741.ods'#$acumulado.A979]" office:value-type="float" office:value="0">
            <text:p>0</text:p>
          </table:table-cell>
          <table:table-cell table:formula="of:=['file:///home/diego/workspace/qin-cluster/pruebas/estadisticas/corrida-20120802000741.ods'#$acumulado.C979]" office:value-type="float" office:value="0">
            <text:p>0</text:p>
          </table:table-cell>
          <table:table-cell table:formula="of:=['file:///home/diego/workspace/qin-cluster/pruebas/estadisticas/corrida-20120802000741.ods'#$acumulado.D979]" office:value-type="float" office:value="0">
            <text:p>0</text:p>
          </table:table-cell>
          <table:table-cell table:formula="of:=['file:///home/diego/workspace/qin-cluster/pruebas/estadisticas/corrida-20120802000741.ods'#$acumulado.E979]" office:value-type="float" office:value="0">
            <text:p>0</text:p>
          </table:table-cell>
          <table:table-cell table:formula="of:=['file:///home/diego/workspace/qin-cluster/pruebas/estadisticas/corrida-20120802000741.ods'#$acumulado.F979]" office:value-type="float" office:value="0">
            <text:p>0</text:p>
          </table:table-cell>
          <table:table-cell table:formula="of:=['file:///home/diego/workspace/qin-cluster/pruebas/estadisticas/corrida-20120802000741.ods'#$acumulado.G979]" office:value-type="float" office:value="0">
            <text:p>0</text:p>
          </table:table-cell>
          <table:table-cell table:formula="of:=[.L979]*100/[.$S$2]" office:value-type="float" office:value="0">
            <text:p>0,00</text:p>
          </table:table-cell>
          <table:table-cell table:formula="of:=[.I9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0]" office:value-type="float" office:value="0">
            <text:p>0</text:p>
          </table:table-cell>
          <table:table-cell office:value-type="float" office:value="979">
            <text:p>979</text:p>
          </table:table-cell>
          <table:table-cell table:formula="of:=['file:///home/diego/workspace/qin-cluster/pruebas/estadisticas/corrida-20120802000741.ods'#$secuencia.B980]" office:value-type="float" office:value="0">
            <text:p>0</text:p>
          </table:table-cell>
          <table:table-cell table:formula="of:=['file:///home/diego/workspace/qin-cluster/pruebas/estadisticas/corrida-20120802000741.ods'#$secuencia.C980]" office:value-type="float" office:value="0">
            <text:p>0,00</text:p>
          </table:table-cell>
          <table:table-cell table:formula="of:=[.C98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0]" office:value-type="float" office:value="0">
            <text:p>0</text:p>
          </table:table-cell>
          <table:table-cell table:formula="of:=['file:///home/diego/workspace/qin-cluster/pruebas/estadisticas/corrida-20120802000741.ods'#$acumulado.A980]" office:value-type="float" office:value="0">
            <text:p>0</text:p>
          </table:table-cell>
          <table:table-cell table:formula="of:=['file:///home/diego/workspace/qin-cluster/pruebas/estadisticas/corrida-20120802000741.ods'#$acumulado.C980]" office:value-type="float" office:value="0">
            <text:p>0</text:p>
          </table:table-cell>
          <table:table-cell table:formula="of:=['file:///home/diego/workspace/qin-cluster/pruebas/estadisticas/corrida-20120802000741.ods'#$acumulado.D980]" office:value-type="float" office:value="0">
            <text:p>0</text:p>
          </table:table-cell>
          <table:table-cell table:formula="of:=['file:///home/diego/workspace/qin-cluster/pruebas/estadisticas/corrida-20120802000741.ods'#$acumulado.E980]" office:value-type="float" office:value="0">
            <text:p>0</text:p>
          </table:table-cell>
          <table:table-cell table:formula="of:=['file:///home/diego/workspace/qin-cluster/pruebas/estadisticas/corrida-20120802000741.ods'#$acumulado.F980]" office:value-type="float" office:value="0">
            <text:p>0</text:p>
          </table:table-cell>
          <table:table-cell table:formula="of:=['file:///home/diego/workspace/qin-cluster/pruebas/estadisticas/corrida-20120802000741.ods'#$acumulado.G980]" office:value-type="float" office:value="0">
            <text:p>0</text:p>
          </table:table-cell>
          <table:table-cell table:formula="of:=[.L980]*100/[.$S$2]" office:value-type="float" office:value="0">
            <text:p>0,00</text:p>
          </table:table-cell>
          <table:table-cell table:formula="of:=[.I9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1]" office:value-type="float" office:value="0">
            <text:p>0</text:p>
          </table:table-cell>
          <table:table-cell office:value-type="float" office:value="980">
            <text:p>980</text:p>
          </table:table-cell>
          <table:table-cell table:formula="of:=['file:///home/diego/workspace/qin-cluster/pruebas/estadisticas/corrida-20120802000741.ods'#$secuencia.B981]" office:value-type="float" office:value="0">
            <text:p>0</text:p>
          </table:table-cell>
          <table:table-cell table:formula="of:=['file:///home/diego/workspace/qin-cluster/pruebas/estadisticas/corrida-20120802000741.ods'#$secuencia.C981]" office:value-type="float" office:value="0">
            <text:p>0,00</text:p>
          </table:table-cell>
          <table:table-cell table:formula="of:=[.C98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1]" office:value-type="float" office:value="0">
            <text:p>0</text:p>
          </table:table-cell>
          <table:table-cell table:formula="of:=['file:///home/diego/workspace/qin-cluster/pruebas/estadisticas/corrida-20120802000741.ods'#$acumulado.A981]" office:value-type="float" office:value="0">
            <text:p>0</text:p>
          </table:table-cell>
          <table:table-cell table:formula="of:=['file:///home/diego/workspace/qin-cluster/pruebas/estadisticas/corrida-20120802000741.ods'#$acumulado.C981]" office:value-type="float" office:value="0">
            <text:p>0</text:p>
          </table:table-cell>
          <table:table-cell table:formula="of:=['file:///home/diego/workspace/qin-cluster/pruebas/estadisticas/corrida-20120802000741.ods'#$acumulado.D981]" office:value-type="float" office:value="0">
            <text:p>0</text:p>
          </table:table-cell>
          <table:table-cell table:formula="of:=['file:///home/diego/workspace/qin-cluster/pruebas/estadisticas/corrida-20120802000741.ods'#$acumulado.E981]" office:value-type="float" office:value="0">
            <text:p>0</text:p>
          </table:table-cell>
          <table:table-cell table:formula="of:=['file:///home/diego/workspace/qin-cluster/pruebas/estadisticas/corrida-20120802000741.ods'#$acumulado.F981]" office:value-type="float" office:value="0">
            <text:p>0</text:p>
          </table:table-cell>
          <table:table-cell table:formula="of:=['file:///home/diego/workspace/qin-cluster/pruebas/estadisticas/corrida-20120802000741.ods'#$acumulado.G981]" office:value-type="float" office:value="0">
            <text:p>0</text:p>
          </table:table-cell>
          <table:table-cell table:formula="of:=[.L981]*100/[.$S$2]" office:value-type="float" office:value="0">
            <text:p>0,00</text:p>
          </table:table-cell>
          <table:table-cell table:formula="of:=[.I9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2]" office:value-type="float" office:value="0">
            <text:p>0</text:p>
          </table:table-cell>
          <table:table-cell office:value-type="float" office:value="981">
            <text:p>981</text:p>
          </table:table-cell>
          <table:table-cell table:formula="of:=['file:///home/diego/workspace/qin-cluster/pruebas/estadisticas/corrida-20120802000741.ods'#$secuencia.B982]" office:value-type="float" office:value="0">
            <text:p>0</text:p>
          </table:table-cell>
          <table:table-cell table:formula="of:=['file:///home/diego/workspace/qin-cluster/pruebas/estadisticas/corrida-20120802000741.ods'#$secuencia.C982]" office:value-type="float" office:value="0">
            <text:p>0,00</text:p>
          </table:table-cell>
          <table:table-cell table:formula="of:=[.C98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2]" office:value-type="float" office:value="0">
            <text:p>0</text:p>
          </table:table-cell>
          <table:table-cell table:formula="of:=['file:///home/diego/workspace/qin-cluster/pruebas/estadisticas/corrida-20120802000741.ods'#$acumulado.A982]" office:value-type="float" office:value="0">
            <text:p>0</text:p>
          </table:table-cell>
          <table:table-cell table:formula="of:=['file:///home/diego/workspace/qin-cluster/pruebas/estadisticas/corrida-20120802000741.ods'#$acumulado.C982]" office:value-type="float" office:value="0">
            <text:p>0</text:p>
          </table:table-cell>
          <table:table-cell table:formula="of:=['file:///home/diego/workspace/qin-cluster/pruebas/estadisticas/corrida-20120802000741.ods'#$acumulado.D982]" office:value-type="float" office:value="0">
            <text:p>0</text:p>
          </table:table-cell>
          <table:table-cell table:formula="of:=['file:///home/diego/workspace/qin-cluster/pruebas/estadisticas/corrida-20120802000741.ods'#$acumulado.E982]" office:value-type="float" office:value="0">
            <text:p>0</text:p>
          </table:table-cell>
          <table:table-cell table:formula="of:=['file:///home/diego/workspace/qin-cluster/pruebas/estadisticas/corrida-20120802000741.ods'#$acumulado.F982]" office:value-type="float" office:value="0">
            <text:p>0</text:p>
          </table:table-cell>
          <table:table-cell table:formula="of:=['file:///home/diego/workspace/qin-cluster/pruebas/estadisticas/corrida-20120802000741.ods'#$acumulado.G982]" office:value-type="float" office:value="0">
            <text:p>0</text:p>
          </table:table-cell>
          <table:table-cell table:formula="of:=[.L982]*100/[.$S$2]" office:value-type="float" office:value="0">
            <text:p>0,00</text:p>
          </table:table-cell>
          <table:table-cell table:formula="of:=[.I9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3]" office:value-type="float" office:value="0">
            <text:p>0</text:p>
          </table:table-cell>
          <table:table-cell office:value-type="float" office:value="982">
            <text:p>982</text:p>
          </table:table-cell>
          <table:table-cell table:formula="of:=['file:///home/diego/workspace/qin-cluster/pruebas/estadisticas/corrida-20120802000741.ods'#$secuencia.B983]" office:value-type="float" office:value="0">
            <text:p>0</text:p>
          </table:table-cell>
          <table:table-cell table:formula="of:=['file:///home/diego/workspace/qin-cluster/pruebas/estadisticas/corrida-20120802000741.ods'#$secuencia.C983]" office:value-type="float" office:value="0">
            <text:p>0,00</text:p>
          </table:table-cell>
          <table:table-cell table:formula="of:=[.C98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3]" office:value-type="float" office:value="0">
            <text:p>0</text:p>
          </table:table-cell>
          <table:table-cell table:formula="of:=['file:///home/diego/workspace/qin-cluster/pruebas/estadisticas/corrida-20120802000741.ods'#$acumulado.A983]" office:value-type="float" office:value="0">
            <text:p>0</text:p>
          </table:table-cell>
          <table:table-cell table:formula="of:=['file:///home/diego/workspace/qin-cluster/pruebas/estadisticas/corrida-20120802000741.ods'#$acumulado.C983]" office:value-type="float" office:value="0">
            <text:p>0</text:p>
          </table:table-cell>
          <table:table-cell table:formula="of:=['file:///home/diego/workspace/qin-cluster/pruebas/estadisticas/corrida-20120802000741.ods'#$acumulado.D983]" office:value-type="float" office:value="0">
            <text:p>0</text:p>
          </table:table-cell>
          <table:table-cell table:formula="of:=['file:///home/diego/workspace/qin-cluster/pruebas/estadisticas/corrida-20120802000741.ods'#$acumulado.E983]" office:value-type="float" office:value="0">
            <text:p>0</text:p>
          </table:table-cell>
          <table:table-cell table:formula="of:=['file:///home/diego/workspace/qin-cluster/pruebas/estadisticas/corrida-20120802000741.ods'#$acumulado.F983]" office:value-type="float" office:value="0">
            <text:p>0</text:p>
          </table:table-cell>
          <table:table-cell table:formula="of:=['file:///home/diego/workspace/qin-cluster/pruebas/estadisticas/corrida-20120802000741.ods'#$acumulado.G983]" office:value-type="float" office:value="0">
            <text:p>0</text:p>
          </table:table-cell>
          <table:table-cell table:formula="of:=[.L983]*100/[.$S$2]" office:value-type="float" office:value="0">
            <text:p>0,00</text:p>
          </table:table-cell>
          <table:table-cell table:formula="of:=[.I9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4]"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'file:///home/diego/workspace/qin-cluster/pruebas/estadisticas/corrida-20120802000741.ods'#$secuencia.B984]" office:value-type="float" office:value="0">
            <text:p>0</text:p>
          </table:table-cell>
          <table:table-cell table:formula="of:=['file:///home/diego/workspace/qin-cluster/pruebas/estadisticas/corrida-20120802000741.ods'#$secuencia.C984]" office:value-type="float" office:value="0">
            <text:p>0,00</text:p>
          </table:table-cell>
          <table:table-cell table:formula="of:=[.C98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4]" office:value-type="float" office:value="0">
            <text:p>0</text:p>
          </table:table-cell>
          <table:table-cell table:formula="of:=['file:///home/diego/workspace/qin-cluster/pruebas/estadisticas/corrida-20120802000741.ods'#$acumulado.A984]" office:value-type="float" office:value="0">
            <text:p>0</text:p>
          </table:table-cell>
          <table:table-cell table:formula="of:=['file:///home/diego/workspace/qin-cluster/pruebas/estadisticas/corrida-20120802000741.ods'#$acumulado.C984]" office:value-type="float" office:value="0">
            <text:p>0</text:p>
          </table:table-cell>
          <table:table-cell table:formula="of:=['file:///home/diego/workspace/qin-cluster/pruebas/estadisticas/corrida-20120802000741.ods'#$acumulado.D984]" office:value-type="float" office:value="0">
            <text:p>0</text:p>
          </table:table-cell>
          <table:table-cell table:formula="of:=['file:///home/diego/workspace/qin-cluster/pruebas/estadisticas/corrida-20120802000741.ods'#$acumulado.E984]" office:value-type="float" office:value="0">
            <text:p>0</text:p>
          </table:table-cell>
          <table:table-cell table:formula="of:=['file:///home/diego/workspace/qin-cluster/pruebas/estadisticas/corrida-20120802000741.ods'#$acumulado.F984]" office:value-type="float" office:value="0">
            <text:p>0</text:p>
          </table:table-cell>
          <table:table-cell table:formula="of:=['file:///home/diego/workspace/qin-cluster/pruebas/estadisticas/corrida-20120802000741.ods'#$acumulado.G984]" office:value-type="float" office:value="0">
            <text:p>0</text:p>
          </table:table-cell>
          <table:table-cell table:formula="of:=[.L984]*100/[.$S$2]" office:value-type="float" office:value="0">
            <text:p>0,00</text:p>
          </table:table-cell>
          <table:table-cell table:formula="of:=[.I9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5]" office:value-type="float" office:value="0">
            <text:p>0</text:p>
          </table:table-cell>
          <table:table-cell office:value-type="float" office:value="984">
            <text:p>984</text:p>
          </table:table-cell>
          <table:table-cell table:formula="of:=['file:///home/diego/workspace/qin-cluster/pruebas/estadisticas/corrida-20120802000741.ods'#$secuencia.B985]" office:value-type="float" office:value="0">
            <text:p>0</text:p>
          </table:table-cell>
          <table:table-cell table:formula="of:=['file:///home/diego/workspace/qin-cluster/pruebas/estadisticas/corrida-20120802000741.ods'#$secuencia.C985]" office:value-type="float" office:value="0">
            <text:p>0,00</text:p>
          </table:table-cell>
          <table:table-cell table:formula="of:=[.C98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5]" office:value-type="float" office:value="0">
            <text:p>0</text:p>
          </table:table-cell>
          <table:table-cell table:formula="of:=['file:///home/diego/workspace/qin-cluster/pruebas/estadisticas/corrida-20120802000741.ods'#$acumulado.A985]" office:value-type="float" office:value="0">
            <text:p>0</text:p>
          </table:table-cell>
          <table:table-cell table:formula="of:=['file:///home/diego/workspace/qin-cluster/pruebas/estadisticas/corrida-20120802000741.ods'#$acumulado.C985]" office:value-type="float" office:value="0">
            <text:p>0</text:p>
          </table:table-cell>
          <table:table-cell table:formula="of:=['file:///home/diego/workspace/qin-cluster/pruebas/estadisticas/corrida-20120802000741.ods'#$acumulado.D985]" office:value-type="float" office:value="0">
            <text:p>0</text:p>
          </table:table-cell>
          <table:table-cell table:formula="of:=['file:///home/diego/workspace/qin-cluster/pruebas/estadisticas/corrida-20120802000741.ods'#$acumulado.E985]" office:value-type="float" office:value="0">
            <text:p>0</text:p>
          </table:table-cell>
          <table:table-cell table:formula="of:=['file:///home/diego/workspace/qin-cluster/pruebas/estadisticas/corrida-20120802000741.ods'#$acumulado.F985]" office:value-type="float" office:value="0">
            <text:p>0</text:p>
          </table:table-cell>
          <table:table-cell table:formula="of:=['file:///home/diego/workspace/qin-cluster/pruebas/estadisticas/corrida-20120802000741.ods'#$acumulado.G985]" office:value-type="float" office:value="0">
            <text:p>0</text:p>
          </table:table-cell>
          <table:table-cell table:formula="of:=[.L985]*100/[.$S$2]" office:value-type="float" office:value="0">
            <text:p>0,00</text:p>
          </table:table-cell>
          <table:table-cell table:formula="of:=[.I9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6]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'file:///home/diego/workspace/qin-cluster/pruebas/estadisticas/corrida-20120802000741.ods'#$secuencia.B986]" office:value-type="float" office:value="0">
            <text:p>0</text:p>
          </table:table-cell>
          <table:table-cell table:formula="of:=['file:///home/diego/workspace/qin-cluster/pruebas/estadisticas/corrida-20120802000741.ods'#$secuencia.C986]" office:value-type="float" office:value="0">
            <text:p>0,00</text:p>
          </table:table-cell>
          <table:table-cell table:formula="of:=[.C98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6]" office:value-type="float" office:value="0">
            <text:p>0</text:p>
          </table:table-cell>
          <table:table-cell table:formula="of:=['file:///home/diego/workspace/qin-cluster/pruebas/estadisticas/corrida-20120802000741.ods'#$acumulado.A986]" office:value-type="float" office:value="0">
            <text:p>0</text:p>
          </table:table-cell>
          <table:table-cell table:formula="of:=['file:///home/diego/workspace/qin-cluster/pruebas/estadisticas/corrida-20120802000741.ods'#$acumulado.C986]" office:value-type="float" office:value="0">
            <text:p>0</text:p>
          </table:table-cell>
          <table:table-cell table:formula="of:=['file:///home/diego/workspace/qin-cluster/pruebas/estadisticas/corrida-20120802000741.ods'#$acumulado.D986]" office:value-type="float" office:value="0">
            <text:p>0</text:p>
          </table:table-cell>
          <table:table-cell table:formula="of:=['file:///home/diego/workspace/qin-cluster/pruebas/estadisticas/corrida-20120802000741.ods'#$acumulado.E986]" office:value-type="float" office:value="0">
            <text:p>0</text:p>
          </table:table-cell>
          <table:table-cell table:formula="of:=['file:///home/diego/workspace/qin-cluster/pruebas/estadisticas/corrida-20120802000741.ods'#$acumulado.F986]" office:value-type="float" office:value="0">
            <text:p>0</text:p>
          </table:table-cell>
          <table:table-cell table:formula="of:=['file:///home/diego/workspace/qin-cluster/pruebas/estadisticas/corrida-20120802000741.ods'#$acumulado.G986]" office:value-type="float" office:value="0">
            <text:p>0</text:p>
          </table:table-cell>
          <table:table-cell table:formula="of:=[.L986]*100/[.$S$2]" office:value-type="float" office:value="0">
            <text:p>0,00</text:p>
          </table:table-cell>
          <table:table-cell table:formula="of:=[.I9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7]" office:value-type="float" office:value="0">
            <text:p>0</text:p>
          </table:table-cell>
          <table:table-cell office:value-type="float" office:value="986">
            <text:p>986</text:p>
          </table:table-cell>
          <table:table-cell table:formula="of:=['file:///home/diego/workspace/qin-cluster/pruebas/estadisticas/corrida-20120802000741.ods'#$secuencia.B987]" office:value-type="float" office:value="0">
            <text:p>0</text:p>
          </table:table-cell>
          <table:table-cell table:formula="of:=['file:///home/diego/workspace/qin-cluster/pruebas/estadisticas/corrida-20120802000741.ods'#$secuencia.C987]" office:value-type="float" office:value="0">
            <text:p>0,00</text:p>
          </table:table-cell>
          <table:table-cell table:formula="of:=[.C98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7]" office:value-type="float" office:value="0">
            <text:p>0</text:p>
          </table:table-cell>
          <table:table-cell table:formula="of:=['file:///home/diego/workspace/qin-cluster/pruebas/estadisticas/corrida-20120802000741.ods'#$acumulado.A987]" office:value-type="float" office:value="0">
            <text:p>0</text:p>
          </table:table-cell>
          <table:table-cell table:formula="of:=['file:///home/diego/workspace/qin-cluster/pruebas/estadisticas/corrida-20120802000741.ods'#$acumulado.C987]" office:value-type="float" office:value="0">
            <text:p>0</text:p>
          </table:table-cell>
          <table:table-cell table:formula="of:=['file:///home/diego/workspace/qin-cluster/pruebas/estadisticas/corrida-20120802000741.ods'#$acumulado.D987]" office:value-type="float" office:value="0">
            <text:p>0</text:p>
          </table:table-cell>
          <table:table-cell table:formula="of:=['file:///home/diego/workspace/qin-cluster/pruebas/estadisticas/corrida-20120802000741.ods'#$acumulado.E987]" office:value-type="float" office:value="0">
            <text:p>0</text:p>
          </table:table-cell>
          <table:table-cell table:formula="of:=['file:///home/diego/workspace/qin-cluster/pruebas/estadisticas/corrida-20120802000741.ods'#$acumulado.F987]" office:value-type="float" office:value="0">
            <text:p>0</text:p>
          </table:table-cell>
          <table:table-cell table:formula="of:=['file:///home/diego/workspace/qin-cluster/pruebas/estadisticas/corrida-20120802000741.ods'#$acumulado.G987]" office:value-type="float" office:value="0">
            <text:p>0</text:p>
          </table:table-cell>
          <table:table-cell table:formula="of:=[.L987]*100/[.$S$2]" office:value-type="float" office:value="0">
            <text:p>0,00</text:p>
          </table:table-cell>
          <table:table-cell table:formula="of:=[.I9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8]" office:value-type="float" office:value="0">
            <text:p>0</text:p>
          </table:table-cell>
          <table:table-cell office:value-type="float" office:value="987">
            <text:p>987</text:p>
          </table:table-cell>
          <table:table-cell table:formula="of:=['file:///home/diego/workspace/qin-cluster/pruebas/estadisticas/corrida-20120802000741.ods'#$secuencia.B988]" office:value-type="float" office:value="0">
            <text:p>0</text:p>
          </table:table-cell>
          <table:table-cell table:formula="of:=['file:///home/diego/workspace/qin-cluster/pruebas/estadisticas/corrida-20120802000741.ods'#$secuencia.C988]" office:value-type="float" office:value="0">
            <text:p>0,00</text:p>
          </table:table-cell>
          <table:table-cell table:formula="of:=[.C98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8]" office:value-type="float" office:value="0">
            <text:p>0</text:p>
          </table:table-cell>
          <table:table-cell table:formula="of:=['file:///home/diego/workspace/qin-cluster/pruebas/estadisticas/corrida-20120802000741.ods'#$acumulado.A988]" office:value-type="float" office:value="0">
            <text:p>0</text:p>
          </table:table-cell>
          <table:table-cell table:formula="of:=['file:///home/diego/workspace/qin-cluster/pruebas/estadisticas/corrida-20120802000741.ods'#$acumulado.C988]" office:value-type="float" office:value="0">
            <text:p>0</text:p>
          </table:table-cell>
          <table:table-cell table:formula="of:=['file:///home/diego/workspace/qin-cluster/pruebas/estadisticas/corrida-20120802000741.ods'#$acumulado.D988]" office:value-type="float" office:value="0">
            <text:p>0</text:p>
          </table:table-cell>
          <table:table-cell table:formula="of:=['file:///home/diego/workspace/qin-cluster/pruebas/estadisticas/corrida-20120802000741.ods'#$acumulado.E988]" office:value-type="float" office:value="0">
            <text:p>0</text:p>
          </table:table-cell>
          <table:table-cell table:formula="of:=['file:///home/diego/workspace/qin-cluster/pruebas/estadisticas/corrida-20120802000741.ods'#$acumulado.F988]" office:value-type="float" office:value="0">
            <text:p>0</text:p>
          </table:table-cell>
          <table:table-cell table:formula="of:=['file:///home/diego/workspace/qin-cluster/pruebas/estadisticas/corrida-20120802000741.ods'#$acumulado.G988]" office:value-type="float" office:value="0">
            <text:p>0</text:p>
          </table:table-cell>
          <table:table-cell table:formula="of:=[.L988]*100/[.$S$2]" office:value-type="float" office:value="0">
            <text:p>0,00</text:p>
          </table:table-cell>
          <table:table-cell table:formula="of:=[.I9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89]" office:value-type="float" office:value="0">
            <text:p>0</text:p>
          </table:table-cell>
          <table:table-cell office:value-type="float" office:value="988">
            <text:p>988</text:p>
          </table:table-cell>
          <table:table-cell table:formula="of:=['file:///home/diego/workspace/qin-cluster/pruebas/estadisticas/corrida-20120802000741.ods'#$secuencia.B989]" office:value-type="float" office:value="0">
            <text:p>0</text:p>
          </table:table-cell>
          <table:table-cell table:formula="of:=['file:///home/diego/workspace/qin-cluster/pruebas/estadisticas/corrida-20120802000741.ods'#$secuencia.C989]" office:value-type="float" office:value="0">
            <text:p>0,00</text:p>
          </table:table-cell>
          <table:table-cell table:formula="of:=[.C98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89]" office:value-type="float" office:value="0">
            <text:p>0</text:p>
          </table:table-cell>
          <table:table-cell table:formula="of:=['file:///home/diego/workspace/qin-cluster/pruebas/estadisticas/corrida-20120802000741.ods'#$acumulado.A989]" office:value-type="float" office:value="0">
            <text:p>0</text:p>
          </table:table-cell>
          <table:table-cell table:formula="of:=['file:///home/diego/workspace/qin-cluster/pruebas/estadisticas/corrida-20120802000741.ods'#$acumulado.C989]" office:value-type="float" office:value="0">
            <text:p>0</text:p>
          </table:table-cell>
          <table:table-cell table:formula="of:=['file:///home/diego/workspace/qin-cluster/pruebas/estadisticas/corrida-20120802000741.ods'#$acumulado.D989]" office:value-type="float" office:value="0">
            <text:p>0</text:p>
          </table:table-cell>
          <table:table-cell table:formula="of:=['file:///home/diego/workspace/qin-cluster/pruebas/estadisticas/corrida-20120802000741.ods'#$acumulado.E989]" office:value-type="float" office:value="0">
            <text:p>0</text:p>
          </table:table-cell>
          <table:table-cell table:formula="of:=['file:///home/diego/workspace/qin-cluster/pruebas/estadisticas/corrida-20120802000741.ods'#$acumulado.F989]" office:value-type="float" office:value="0">
            <text:p>0</text:p>
          </table:table-cell>
          <table:table-cell table:formula="of:=['file:///home/diego/workspace/qin-cluster/pruebas/estadisticas/corrida-20120802000741.ods'#$acumulado.G989]" office:value-type="float" office:value="0">
            <text:p>0</text:p>
          </table:table-cell>
          <table:table-cell table:formula="of:=[.L989]*100/[.$S$2]" office:value-type="float" office:value="0">
            <text:p>0,00</text:p>
          </table:table-cell>
          <table:table-cell table:formula="of:=[.I9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0]" office:value-type="float" office:value="0">
            <text:p>0</text:p>
          </table:table-cell>
          <table:table-cell office:value-type="float" office:value="989">
            <text:p>989</text:p>
          </table:table-cell>
          <table:table-cell table:formula="of:=['file:///home/diego/workspace/qin-cluster/pruebas/estadisticas/corrida-20120802000741.ods'#$secuencia.B990]" office:value-type="float" office:value="0">
            <text:p>0</text:p>
          </table:table-cell>
          <table:table-cell table:formula="of:=['file:///home/diego/workspace/qin-cluster/pruebas/estadisticas/corrida-20120802000741.ods'#$secuencia.C990]" office:value-type="float" office:value="0">
            <text:p>0,00</text:p>
          </table:table-cell>
          <table:table-cell table:formula="of:=[.C99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0]" office:value-type="float" office:value="0">
            <text:p>0</text:p>
          </table:table-cell>
          <table:table-cell table:formula="of:=['file:///home/diego/workspace/qin-cluster/pruebas/estadisticas/corrida-20120802000741.ods'#$acumulado.A990]" office:value-type="float" office:value="0">
            <text:p>0</text:p>
          </table:table-cell>
          <table:table-cell table:formula="of:=['file:///home/diego/workspace/qin-cluster/pruebas/estadisticas/corrida-20120802000741.ods'#$acumulado.C990]" office:value-type="float" office:value="0">
            <text:p>0</text:p>
          </table:table-cell>
          <table:table-cell table:formula="of:=['file:///home/diego/workspace/qin-cluster/pruebas/estadisticas/corrida-20120802000741.ods'#$acumulado.D990]" office:value-type="float" office:value="0">
            <text:p>0</text:p>
          </table:table-cell>
          <table:table-cell table:formula="of:=['file:///home/diego/workspace/qin-cluster/pruebas/estadisticas/corrida-20120802000741.ods'#$acumulado.E990]" office:value-type="float" office:value="0">
            <text:p>0</text:p>
          </table:table-cell>
          <table:table-cell table:formula="of:=['file:///home/diego/workspace/qin-cluster/pruebas/estadisticas/corrida-20120802000741.ods'#$acumulado.F990]" office:value-type="float" office:value="0">
            <text:p>0</text:p>
          </table:table-cell>
          <table:table-cell table:formula="of:=['file:///home/diego/workspace/qin-cluster/pruebas/estadisticas/corrida-20120802000741.ods'#$acumulado.G990]" office:value-type="float" office:value="0">
            <text:p>0</text:p>
          </table:table-cell>
          <table:table-cell table:formula="of:=[.L990]*100/[.$S$2]" office:value-type="float" office:value="0">
            <text:p>0,00</text:p>
          </table:table-cell>
          <table:table-cell table:formula="of:=[.I9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1]" office:value-type="float" office:value="0">
            <text:p>0</text:p>
          </table:table-cell>
          <table:table-cell office:value-type="float" office:value="990">
            <text:p>990</text:p>
          </table:table-cell>
          <table:table-cell table:formula="of:=['file:///home/diego/workspace/qin-cluster/pruebas/estadisticas/corrida-20120802000741.ods'#$secuencia.B991]" office:value-type="float" office:value="0">
            <text:p>0</text:p>
          </table:table-cell>
          <table:table-cell table:formula="of:=['file:///home/diego/workspace/qin-cluster/pruebas/estadisticas/corrida-20120802000741.ods'#$secuencia.C991]" office:value-type="float" office:value="0">
            <text:p>0,00</text:p>
          </table:table-cell>
          <table:table-cell table:formula="of:=[.C99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1]" office:value-type="float" office:value="0">
            <text:p>0</text:p>
          </table:table-cell>
          <table:table-cell table:formula="of:=['file:///home/diego/workspace/qin-cluster/pruebas/estadisticas/corrida-20120802000741.ods'#$acumulado.A991]" office:value-type="float" office:value="0">
            <text:p>0</text:p>
          </table:table-cell>
          <table:table-cell table:formula="of:=['file:///home/diego/workspace/qin-cluster/pruebas/estadisticas/corrida-20120802000741.ods'#$acumulado.C991]" office:value-type="float" office:value="0">
            <text:p>0</text:p>
          </table:table-cell>
          <table:table-cell table:formula="of:=['file:///home/diego/workspace/qin-cluster/pruebas/estadisticas/corrida-20120802000741.ods'#$acumulado.D991]" office:value-type="float" office:value="0">
            <text:p>0</text:p>
          </table:table-cell>
          <table:table-cell table:formula="of:=['file:///home/diego/workspace/qin-cluster/pruebas/estadisticas/corrida-20120802000741.ods'#$acumulado.E991]" office:value-type="float" office:value="0">
            <text:p>0</text:p>
          </table:table-cell>
          <table:table-cell table:formula="of:=['file:///home/diego/workspace/qin-cluster/pruebas/estadisticas/corrida-20120802000741.ods'#$acumulado.F991]" office:value-type="float" office:value="0">
            <text:p>0</text:p>
          </table:table-cell>
          <table:table-cell table:formula="of:=['file:///home/diego/workspace/qin-cluster/pruebas/estadisticas/corrida-20120802000741.ods'#$acumulado.G991]" office:value-type="float" office:value="0">
            <text:p>0</text:p>
          </table:table-cell>
          <table:table-cell table:formula="of:=[.L991]*100/[.$S$2]" office:value-type="float" office:value="0">
            <text:p>0,00</text:p>
          </table:table-cell>
          <table:table-cell table:formula="of:=[.I9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2]" office:value-type="float" office:value="0">
            <text:p>0</text:p>
          </table:table-cell>
          <table:table-cell office:value-type="float" office:value="991">
            <text:p>991</text:p>
          </table:table-cell>
          <table:table-cell table:formula="of:=['file:///home/diego/workspace/qin-cluster/pruebas/estadisticas/corrida-20120802000741.ods'#$secuencia.B992]" office:value-type="float" office:value="0">
            <text:p>0</text:p>
          </table:table-cell>
          <table:table-cell table:formula="of:=['file:///home/diego/workspace/qin-cluster/pruebas/estadisticas/corrida-20120802000741.ods'#$secuencia.C992]" office:value-type="float" office:value="0">
            <text:p>0,00</text:p>
          </table:table-cell>
          <table:table-cell table:formula="of:=[.C992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2]" office:value-type="float" office:value="0">
            <text:p>0</text:p>
          </table:table-cell>
          <table:table-cell table:formula="of:=['file:///home/diego/workspace/qin-cluster/pruebas/estadisticas/corrida-20120802000741.ods'#$acumulado.A992]" office:value-type="float" office:value="0">
            <text:p>0</text:p>
          </table:table-cell>
          <table:table-cell table:formula="of:=['file:///home/diego/workspace/qin-cluster/pruebas/estadisticas/corrida-20120802000741.ods'#$acumulado.C992]" office:value-type="float" office:value="0">
            <text:p>0</text:p>
          </table:table-cell>
          <table:table-cell table:formula="of:=['file:///home/diego/workspace/qin-cluster/pruebas/estadisticas/corrida-20120802000741.ods'#$acumulado.D992]" office:value-type="float" office:value="0">
            <text:p>0</text:p>
          </table:table-cell>
          <table:table-cell table:formula="of:=['file:///home/diego/workspace/qin-cluster/pruebas/estadisticas/corrida-20120802000741.ods'#$acumulado.E992]" office:value-type="float" office:value="0">
            <text:p>0</text:p>
          </table:table-cell>
          <table:table-cell table:formula="of:=['file:///home/diego/workspace/qin-cluster/pruebas/estadisticas/corrida-20120802000741.ods'#$acumulado.F992]" office:value-type="float" office:value="0">
            <text:p>0</text:p>
          </table:table-cell>
          <table:table-cell table:formula="of:=['file:///home/diego/workspace/qin-cluster/pruebas/estadisticas/corrida-20120802000741.ods'#$acumulado.G992]" office:value-type="float" office:value="0">
            <text:p>0</text:p>
          </table:table-cell>
          <table:table-cell table:formula="of:=[.L992]*100/[.$S$2]" office:value-type="float" office:value="0">
            <text:p>0,00</text:p>
          </table:table-cell>
          <table:table-cell table:formula="of:=[.I9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3]" office:value-type="float" office:value="0">
            <text:p>0</text:p>
          </table:table-cell>
          <table:table-cell office:value-type="float" office:value="992">
            <text:p>992</text:p>
          </table:table-cell>
          <table:table-cell table:formula="of:=['file:///home/diego/workspace/qin-cluster/pruebas/estadisticas/corrida-20120802000741.ods'#$secuencia.B993]" office:value-type="float" office:value="0">
            <text:p>0</text:p>
          </table:table-cell>
          <table:table-cell table:formula="of:=['file:///home/diego/workspace/qin-cluster/pruebas/estadisticas/corrida-20120802000741.ods'#$secuencia.C993]" office:value-type="float" office:value="0">
            <text:p>0,00</text:p>
          </table:table-cell>
          <table:table-cell table:formula="of:=[.C993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3]" office:value-type="float" office:value="0">
            <text:p>0</text:p>
          </table:table-cell>
          <table:table-cell table:formula="of:=['file:///home/diego/workspace/qin-cluster/pruebas/estadisticas/corrida-20120802000741.ods'#$acumulado.A993]" office:value-type="float" office:value="0">
            <text:p>0</text:p>
          </table:table-cell>
          <table:table-cell table:formula="of:=['file:///home/diego/workspace/qin-cluster/pruebas/estadisticas/corrida-20120802000741.ods'#$acumulado.C993]" office:value-type="float" office:value="0">
            <text:p>0</text:p>
          </table:table-cell>
          <table:table-cell table:formula="of:=['file:///home/diego/workspace/qin-cluster/pruebas/estadisticas/corrida-20120802000741.ods'#$acumulado.D993]" office:value-type="float" office:value="0">
            <text:p>0</text:p>
          </table:table-cell>
          <table:table-cell table:formula="of:=['file:///home/diego/workspace/qin-cluster/pruebas/estadisticas/corrida-20120802000741.ods'#$acumulado.E993]" office:value-type="float" office:value="0">
            <text:p>0</text:p>
          </table:table-cell>
          <table:table-cell table:formula="of:=['file:///home/diego/workspace/qin-cluster/pruebas/estadisticas/corrida-20120802000741.ods'#$acumulado.F993]" office:value-type="float" office:value="0">
            <text:p>0</text:p>
          </table:table-cell>
          <table:table-cell table:formula="of:=['file:///home/diego/workspace/qin-cluster/pruebas/estadisticas/corrida-20120802000741.ods'#$acumulado.G993]" office:value-type="float" office:value="0">
            <text:p>0</text:p>
          </table:table-cell>
          <table:table-cell table:formula="of:=[.L993]*100/[.$S$2]" office:value-type="float" office:value="0">
            <text:p>0,00</text:p>
          </table:table-cell>
          <table:table-cell table:formula="of:=[.I9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4]" office:value-type="float" office:value="0">
            <text:p>0</text:p>
          </table:table-cell>
          <table:table-cell office:value-type="float" office:value="993">
            <text:p>993</text:p>
          </table:table-cell>
          <table:table-cell table:formula="of:=['file:///home/diego/workspace/qin-cluster/pruebas/estadisticas/corrida-20120802000741.ods'#$secuencia.B994]" office:value-type="float" office:value="0">
            <text:p>0</text:p>
          </table:table-cell>
          <table:table-cell table:formula="of:=['file:///home/diego/workspace/qin-cluster/pruebas/estadisticas/corrida-20120802000741.ods'#$secuencia.C994]" office:value-type="float" office:value="0">
            <text:p>0,00</text:p>
          </table:table-cell>
          <table:table-cell table:formula="of:=[.C994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4]" office:value-type="float" office:value="0">
            <text:p>0</text:p>
          </table:table-cell>
          <table:table-cell table:formula="of:=['file:///home/diego/workspace/qin-cluster/pruebas/estadisticas/corrida-20120802000741.ods'#$acumulado.A994]" office:value-type="float" office:value="0">
            <text:p>0</text:p>
          </table:table-cell>
          <table:table-cell table:formula="of:=['file:///home/diego/workspace/qin-cluster/pruebas/estadisticas/corrida-20120802000741.ods'#$acumulado.C994]" office:value-type="float" office:value="0">
            <text:p>0</text:p>
          </table:table-cell>
          <table:table-cell table:formula="of:=['file:///home/diego/workspace/qin-cluster/pruebas/estadisticas/corrida-20120802000741.ods'#$acumulado.D994]" office:value-type="float" office:value="0">
            <text:p>0</text:p>
          </table:table-cell>
          <table:table-cell table:formula="of:=['file:///home/diego/workspace/qin-cluster/pruebas/estadisticas/corrida-20120802000741.ods'#$acumulado.E994]" office:value-type="float" office:value="0">
            <text:p>0</text:p>
          </table:table-cell>
          <table:table-cell table:formula="of:=['file:///home/diego/workspace/qin-cluster/pruebas/estadisticas/corrida-20120802000741.ods'#$acumulado.F994]" office:value-type="float" office:value="0">
            <text:p>0</text:p>
          </table:table-cell>
          <table:table-cell table:formula="of:=['file:///home/diego/workspace/qin-cluster/pruebas/estadisticas/corrida-20120802000741.ods'#$acumulado.G994]" office:value-type="float" office:value="0">
            <text:p>0</text:p>
          </table:table-cell>
          <table:table-cell table:formula="of:=[.L994]*100/[.$S$2]" office:value-type="float" office:value="0">
            <text:p>0,00</text:p>
          </table:table-cell>
          <table:table-cell table:formula="of:=[.I9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5]" office:value-type="float" office:value="0">
            <text:p>0</text:p>
          </table:table-cell>
          <table:table-cell office:value-type="float" office:value="994">
            <text:p>994</text:p>
          </table:table-cell>
          <table:table-cell table:formula="of:=['file:///home/diego/workspace/qin-cluster/pruebas/estadisticas/corrida-20120802000741.ods'#$secuencia.B995]" office:value-type="float" office:value="0">
            <text:p>0</text:p>
          </table:table-cell>
          <table:table-cell table:formula="of:=['file:///home/diego/workspace/qin-cluster/pruebas/estadisticas/corrida-20120802000741.ods'#$secuencia.C995]" office:value-type="float" office:value="0">
            <text:p>0,00</text:p>
          </table:table-cell>
          <table:table-cell table:formula="of:=[.C995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5]" office:value-type="float" office:value="0">
            <text:p>0</text:p>
          </table:table-cell>
          <table:table-cell table:formula="of:=['file:///home/diego/workspace/qin-cluster/pruebas/estadisticas/corrida-20120802000741.ods'#$acumulado.A995]" office:value-type="float" office:value="0">
            <text:p>0</text:p>
          </table:table-cell>
          <table:table-cell table:formula="of:=['file:///home/diego/workspace/qin-cluster/pruebas/estadisticas/corrida-20120802000741.ods'#$acumulado.C995]" office:value-type="float" office:value="0">
            <text:p>0</text:p>
          </table:table-cell>
          <table:table-cell table:formula="of:=['file:///home/diego/workspace/qin-cluster/pruebas/estadisticas/corrida-20120802000741.ods'#$acumulado.D995]" office:value-type="float" office:value="0">
            <text:p>0</text:p>
          </table:table-cell>
          <table:table-cell table:formula="of:=['file:///home/diego/workspace/qin-cluster/pruebas/estadisticas/corrida-20120802000741.ods'#$acumulado.E995]" office:value-type="float" office:value="0">
            <text:p>0</text:p>
          </table:table-cell>
          <table:table-cell table:formula="of:=['file:///home/diego/workspace/qin-cluster/pruebas/estadisticas/corrida-20120802000741.ods'#$acumulado.F995]" office:value-type="float" office:value="0">
            <text:p>0</text:p>
          </table:table-cell>
          <table:table-cell table:formula="of:=['file:///home/diego/workspace/qin-cluster/pruebas/estadisticas/corrida-20120802000741.ods'#$acumulado.G995]" office:value-type="float" office:value="0">
            <text:p>0</text:p>
          </table:table-cell>
          <table:table-cell table:formula="of:=[.L995]*100/[.$S$2]" office:value-type="float" office:value="0">
            <text:p>0,00</text:p>
          </table:table-cell>
          <table:table-cell table:formula="of:=[.I9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6]" office:value-type="float" office:value="0">
            <text:p>0</text:p>
          </table:table-cell>
          <table:table-cell office:value-type="float" office:value="995">
            <text:p>995</text:p>
          </table:table-cell>
          <table:table-cell table:formula="of:=['file:///home/diego/workspace/qin-cluster/pruebas/estadisticas/corrida-20120802000741.ods'#$secuencia.B996]" office:value-type="float" office:value="0">
            <text:p>0</text:p>
          </table:table-cell>
          <table:table-cell table:formula="of:=['file:///home/diego/workspace/qin-cluster/pruebas/estadisticas/corrida-20120802000741.ods'#$secuencia.C996]" office:value-type="float" office:value="0">
            <text:p>0,00</text:p>
          </table:table-cell>
          <table:table-cell table:formula="of:=[.C996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6]" office:value-type="float" office:value="0">
            <text:p>0</text:p>
          </table:table-cell>
          <table:table-cell table:formula="of:=['file:///home/diego/workspace/qin-cluster/pruebas/estadisticas/corrida-20120802000741.ods'#$acumulado.A996]" office:value-type="float" office:value="0">
            <text:p>0</text:p>
          </table:table-cell>
          <table:table-cell table:formula="of:=['file:///home/diego/workspace/qin-cluster/pruebas/estadisticas/corrida-20120802000741.ods'#$acumulado.C996]" office:value-type="float" office:value="0">
            <text:p>0</text:p>
          </table:table-cell>
          <table:table-cell table:formula="of:=['file:///home/diego/workspace/qin-cluster/pruebas/estadisticas/corrida-20120802000741.ods'#$acumulado.D996]" office:value-type="float" office:value="0">
            <text:p>0</text:p>
          </table:table-cell>
          <table:table-cell table:formula="of:=['file:///home/diego/workspace/qin-cluster/pruebas/estadisticas/corrida-20120802000741.ods'#$acumulado.E996]" office:value-type="float" office:value="0">
            <text:p>0</text:p>
          </table:table-cell>
          <table:table-cell table:formula="of:=['file:///home/diego/workspace/qin-cluster/pruebas/estadisticas/corrida-20120802000741.ods'#$acumulado.F996]" office:value-type="float" office:value="0">
            <text:p>0</text:p>
          </table:table-cell>
          <table:table-cell table:formula="of:=['file:///home/diego/workspace/qin-cluster/pruebas/estadisticas/corrida-20120802000741.ods'#$acumulado.G996]" office:value-type="float" office:value="0">
            <text:p>0</text:p>
          </table:table-cell>
          <table:table-cell table:formula="of:=[.L996]*100/[.$S$2]" office:value-type="float" office:value="0">
            <text:p>0,00</text:p>
          </table:table-cell>
          <table:table-cell table:formula="of:=[.I9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7]" office:value-type="float" office:value="0">
            <text:p>0</text:p>
          </table:table-cell>
          <table:table-cell office:value-type="float" office:value="996">
            <text:p>996</text:p>
          </table:table-cell>
          <table:table-cell table:formula="of:=['file:///home/diego/workspace/qin-cluster/pruebas/estadisticas/corrida-20120802000741.ods'#$secuencia.B997]" office:value-type="float" office:value="0">
            <text:p>0</text:p>
          </table:table-cell>
          <table:table-cell table:formula="of:=['file:///home/diego/workspace/qin-cluster/pruebas/estadisticas/corrida-20120802000741.ods'#$secuencia.C997]" office:value-type="float" office:value="0">
            <text:p>0,00</text:p>
          </table:table-cell>
          <table:table-cell table:formula="of:=[.C997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7]" office:value-type="float" office:value="0">
            <text:p>0</text:p>
          </table:table-cell>
          <table:table-cell table:formula="of:=['file:///home/diego/workspace/qin-cluster/pruebas/estadisticas/corrida-20120802000741.ods'#$acumulado.A997]" office:value-type="float" office:value="0">
            <text:p>0</text:p>
          </table:table-cell>
          <table:table-cell table:formula="of:=['file:///home/diego/workspace/qin-cluster/pruebas/estadisticas/corrida-20120802000741.ods'#$acumulado.C997]" office:value-type="float" office:value="0">
            <text:p>0</text:p>
          </table:table-cell>
          <table:table-cell table:formula="of:=['file:///home/diego/workspace/qin-cluster/pruebas/estadisticas/corrida-20120802000741.ods'#$acumulado.D997]" office:value-type="float" office:value="0">
            <text:p>0</text:p>
          </table:table-cell>
          <table:table-cell table:formula="of:=['file:///home/diego/workspace/qin-cluster/pruebas/estadisticas/corrida-20120802000741.ods'#$acumulado.E997]" office:value-type="float" office:value="0">
            <text:p>0</text:p>
          </table:table-cell>
          <table:table-cell table:formula="of:=['file:///home/diego/workspace/qin-cluster/pruebas/estadisticas/corrida-20120802000741.ods'#$acumulado.F997]" office:value-type="float" office:value="0">
            <text:p>0</text:p>
          </table:table-cell>
          <table:table-cell table:formula="of:=['file:///home/diego/workspace/qin-cluster/pruebas/estadisticas/corrida-20120802000741.ods'#$acumulado.G997]" office:value-type="float" office:value="0">
            <text:p>0</text:p>
          </table:table-cell>
          <table:table-cell table:formula="of:=[.L997]*100/[.$S$2]" office:value-type="float" office:value="0">
            <text:p>0,00</text:p>
          </table:table-cell>
          <table:table-cell table:formula="of:=[.I9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8]" office:value-type="float" office:value="0">
            <text:p>0</text:p>
          </table:table-cell>
          <table:table-cell office:value-type="float" office:value="997">
            <text:p>997</text:p>
          </table:table-cell>
          <table:table-cell table:formula="of:=['file:///home/diego/workspace/qin-cluster/pruebas/estadisticas/corrida-20120802000741.ods'#$secuencia.B998]" office:value-type="float" office:value="0">
            <text:p>0</text:p>
          </table:table-cell>
          <table:table-cell table:formula="of:=['file:///home/diego/workspace/qin-cluster/pruebas/estadisticas/corrida-20120802000741.ods'#$secuencia.C998]" office:value-type="float" office:value="0">
            <text:p>0,00</text:p>
          </table:table-cell>
          <table:table-cell table:formula="of:=[.C998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8]" office:value-type="float" office:value="0">
            <text:p>0</text:p>
          </table:table-cell>
          <table:table-cell table:formula="of:=['file:///home/diego/workspace/qin-cluster/pruebas/estadisticas/corrida-20120802000741.ods'#$acumulado.A998]" office:value-type="float" office:value="0">
            <text:p>0</text:p>
          </table:table-cell>
          <table:table-cell table:formula="of:=['file:///home/diego/workspace/qin-cluster/pruebas/estadisticas/corrida-20120802000741.ods'#$acumulado.C998]" office:value-type="float" office:value="0">
            <text:p>0</text:p>
          </table:table-cell>
          <table:table-cell table:formula="of:=['file:///home/diego/workspace/qin-cluster/pruebas/estadisticas/corrida-20120802000741.ods'#$acumulado.D998]" office:value-type="float" office:value="0">
            <text:p>0</text:p>
          </table:table-cell>
          <table:table-cell table:formula="of:=['file:///home/diego/workspace/qin-cluster/pruebas/estadisticas/corrida-20120802000741.ods'#$acumulado.E998]" office:value-type="float" office:value="0">
            <text:p>0</text:p>
          </table:table-cell>
          <table:table-cell table:formula="of:=['file:///home/diego/workspace/qin-cluster/pruebas/estadisticas/corrida-20120802000741.ods'#$acumulado.F998]" office:value-type="float" office:value="0">
            <text:p>0</text:p>
          </table:table-cell>
          <table:table-cell table:formula="of:=['file:///home/diego/workspace/qin-cluster/pruebas/estadisticas/corrida-20120802000741.ods'#$acumulado.G998]" office:value-type="float" office:value="0">
            <text:p>0</text:p>
          </table:table-cell>
          <table:table-cell table:formula="of:=[.L998]*100/[.$S$2]" office:value-type="float" office:value="0">
            <text:p>0,00</text:p>
          </table:table-cell>
          <table:table-cell table:formula="of:=[.I9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999]" office:value-type="float" office:value="0">
            <text:p>0</text:p>
          </table:table-cell>
          <table:table-cell office:value-type="float" office:value="998">
            <text:p>998</text:p>
          </table:table-cell>
          <table:table-cell table:formula="of:=['file:///home/diego/workspace/qin-cluster/pruebas/estadisticas/corrida-20120802000741.ods'#$secuencia.B999]" office:value-type="float" office:value="0">
            <text:p>0</text:p>
          </table:table-cell>
          <table:table-cell table:formula="of:=['file:///home/diego/workspace/qin-cluster/pruebas/estadisticas/corrida-20120802000741.ods'#$secuencia.C999]" office:value-type="float" office:value="0">
            <text:p>0,00</text:p>
          </table:table-cell>
          <table:table-cell table:formula="of:=[.C999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999]" office:value-type="float" office:value="0">
            <text:p>0</text:p>
          </table:table-cell>
          <table:table-cell table:formula="of:=['file:///home/diego/workspace/qin-cluster/pruebas/estadisticas/corrida-20120802000741.ods'#$acumulado.A999]" office:value-type="float" office:value="0">
            <text:p>0</text:p>
          </table:table-cell>
          <table:table-cell table:formula="of:=['file:///home/diego/workspace/qin-cluster/pruebas/estadisticas/corrida-20120802000741.ods'#$acumulado.C999]" office:value-type="float" office:value="0">
            <text:p>0</text:p>
          </table:table-cell>
          <table:table-cell table:formula="of:=['file:///home/diego/workspace/qin-cluster/pruebas/estadisticas/corrida-20120802000741.ods'#$acumulado.D999]" office:value-type="float" office:value="0">
            <text:p>0</text:p>
          </table:table-cell>
          <table:table-cell table:formula="of:=['file:///home/diego/workspace/qin-cluster/pruebas/estadisticas/corrida-20120802000741.ods'#$acumulado.E999]" office:value-type="float" office:value="0">
            <text:p>0</text:p>
          </table:table-cell>
          <table:table-cell table:formula="of:=['file:///home/diego/workspace/qin-cluster/pruebas/estadisticas/corrida-20120802000741.ods'#$acumulado.F999]" office:value-type="float" office:value="0">
            <text:p>0</text:p>
          </table:table-cell>
          <table:table-cell table:formula="of:=['file:///home/diego/workspace/qin-cluster/pruebas/estadisticas/corrida-20120802000741.ods'#$acumulado.G999]" office:value-type="float" office:value="0">
            <text:p>0</text:p>
          </table:table-cell>
          <table:table-cell table:formula="of:=[.L999]*100/[.$S$2]" office:value-type="float" office:value="0">
            <text:p>0,00</text:p>
          </table:table-cell>
          <table:table-cell table:formula="of:=[.I9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00]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'file:///home/diego/workspace/qin-cluster/pruebas/estadisticas/corrida-20120802000741.ods'#$secuencia.B1000]" office:value-type="float" office:value="0">
            <text:p>0</text:p>
          </table:table-cell>
          <table:table-cell table:formula="of:=['file:///home/diego/workspace/qin-cluster/pruebas/estadisticas/corrida-20120802000741.ods'#$secuencia.C1000]" office:value-type="float" office:value="0">
            <text:p>0,00</text:p>
          </table:table-cell>
          <table:table-cell table:formula="of:=[.C1000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00]" office:value-type="float" office:value="0">
            <text:p>0</text:p>
          </table:table-cell>
          <table:table-cell table:formula="of:=['file:///home/diego/workspace/qin-cluster/pruebas/estadisticas/corrida-20120802000741.ods'#$acumulado.A1000]" office:value-type="float" office:value="0">
            <text:p>0</text:p>
          </table:table-cell>
          <table:table-cell table:formula="of:=['file:///home/diego/workspace/qin-cluster/pruebas/estadisticas/corrida-20120802000741.ods'#$acumulado.C1000]" office:value-type="float" office:value="0">
            <text:p>0</text:p>
          </table:table-cell>
          <table:table-cell table:formula="of:=['file:///home/diego/workspace/qin-cluster/pruebas/estadisticas/corrida-20120802000741.ods'#$acumulado.D1000]" office:value-type="float" office:value="0">
            <text:p>0</text:p>
          </table:table-cell>
          <table:table-cell table:formula="of:=['file:///home/diego/workspace/qin-cluster/pruebas/estadisticas/corrida-20120802000741.ods'#$acumulado.E1000]" office:value-type="float" office:value="0">
            <text:p>0</text:p>
          </table:table-cell>
          <table:table-cell table:formula="of:=['file:///home/diego/workspace/qin-cluster/pruebas/estadisticas/corrida-20120802000741.ods'#$acumulado.F1000]" office:value-type="float" office:value="0">
            <text:p>0</text:p>
          </table:table-cell>
          <table:table-cell table:formula="of:=['file:///home/diego/workspace/qin-cluster/pruebas/estadisticas/corrida-20120802000741.ods'#$acumulado.G1000]" office:value-type="float" office:value="0">
            <text:p>0</text:p>
          </table:table-cell>
          <table:table-cell table:formula="of:=[.L1000]*100/[.$S$2]" office:value-type="float" office:value="0">
            <text:p>0,00</text:p>
          </table:table-cell>
          <table:table-cell table:formula="of:=[.I10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file:///home/diego/workspace/qin-cluster/pruebas/estadisticas/corrida-20120802000741.ods'#$secuencia.A1001]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'file:///home/diego/workspace/qin-cluster/pruebas/estadisticas/corrida-20120802000741.ods'#$secuencia.B1001]" office:value-type="float" office:value="0">
            <text:p>0</text:p>
          </table:table-cell>
          <table:table-cell table:formula="of:=['file:///home/diego/workspace/qin-cluster/pruebas/estadisticas/corrida-20120802000741.ods'#$secuencia.C1001]" office:value-type="float" office:value="0">
            <text:p>0,00</text:p>
          </table:table-cell>
          <table:table-cell table:formula="of:=[.C1001]*100/[.$G$2]" office:value-type="float" office:value="0">
            <text:p>0,00</text:p>
          </table:table-cell>
          <table:table-cell table:number-columns-repeated="3"/>
          <table:table-cell table:formula="of:=['file:///home/diego/workspace/qin-cluster/pruebas/estadisticas/corrida-20120802000741.ods'#$acumulado.B1001]" office:value-type="float" office:value="0">
            <text:p>0</text:p>
          </table:table-cell>
          <table:table-cell table:formula="of:=['file:///home/diego/workspace/qin-cluster/pruebas/estadisticas/corrida-20120802000741.ods'#$acumulado.A1001]" office:value-type="float" office:value="0">
            <text:p>0</text:p>
          </table:table-cell>
          <table:table-cell table:formula="of:=['file:///home/diego/workspace/qin-cluster/pruebas/estadisticas/corrida-20120802000741.ods'#$acumulado.C1001]" office:value-type="float" office:value="0">
            <text:p>0</text:p>
          </table:table-cell>
          <table:table-cell table:formula="of:=['file:///home/diego/workspace/qin-cluster/pruebas/estadisticas/corrida-20120802000741.ods'#$acumulado.D1001]" office:value-type="float" office:value="0">
            <text:p>0</text:p>
          </table:table-cell>
          <table:table-cell table:formula="of:=['file:///home/diego/workspace/qin-cluster/pruebas/estadisticas/corrida-20120802000741.ods'#$acumulado.E1001]" office:value-type="float" office:value="0">
            <text:p>0</text:p>
          </table:table-cell>
          <table:table-cell table:formula="of:=['file:///home/diego/workspace/qin-cluster/pruebas/estadisticas/corrida-20120802000741.ods'#$acumulado.F1001]" office:value-type="float" office:value="0">
            <text:p>0</text:p>
          </table:table-cell>
          <table:table-cell table:formula="of:=['file:///home/diego/workspace/qin-cluster/pruebas/estadisticas/corrida-20120802000741.ods'#$acumulado.G1001]" office:value-type="float" office:value="0">
            <text:p>0</text:p>
          </table:table-cell>
          <table:table-cell table:formula="of:=[.L1001]*100/[.$S$2]" office:value-type="float" office:value="0">
            <text:p>0,00</text:p>
          </table:table-cell>
          <table:table-cell table:formula="of:=[.I1001]" office:value-type="float" office:value="0">
            <text:p>0</text:p>
          </table:table-cell>
          <table:table-cell table:number-columns-repeated="2"/>
        </table:table-row>
      </table:table>
      <table:table table:name="'file:///home/diego/workspace/qin-cluster/pruebas/estadisticas/corrida-20120802000741.ods'#secuencia" table:print="false" table:style-name="ta_extref">
        <table:table-source xlink:type="simple" xlink:href="../corrida-20120802000741.ods" table:table-name="secuencia" table:mode="copy-results-only"/>
        <table:table-column table:number-columns-repeated="3"/>
        <table:table-row>
          <table:table-cell table:style-name="ce1" office:value-type="string">
            <text:p>metodo</text:p>
          </table:table-cell>
          <table:table-cell table:style-name="ce1" office:value-type="string">
            <text:p>tiempo [milisegundos]</text:p>
          </table:table-cell>
          <table:table-cell table:style-name="ce1" office:value-type="string">
            <text:p>tiempo [segundos]</text:p>
          </table:table-cell>
        </table:table-row>
        <table:table-row>
          <table:table-cell table:style-name="ce1" office:value-type="string">
            <text:p>com,qin,controller,LoginController,home</text:p>
          </table:table-cell>
          <table:table-cell table:style-name="ce3" office:value-type="float" office:value="218">
            <text:p>218</text:p>
          </table:table-cell>
          <table:table-cell table:style-name="ce3" office:value-type="float" office:value="218">
            <text:p>218</text:p>
          </table:table-cell>
        </table:table-row>
        <table:table-row>
          <table:table-cell table:style-name="ce1" office:value-type="string">
            <text:p>com,qin,controller,ConsultaController,consulta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>
          <table:table-cell table:style-name="ce1" office:value-type="string">
            <text:p>com,qin,controller,BusquedaTPController,buscarTPs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03">
            <text:p>0.03</text:p>
          </table:table-cell>
        </table:table-row>
        <table:table-row>
          <table:table-cell table:style-name="ce1" office:value-type="string">
            <text:p>com,qin,controller,ElaboracionResolucionController,popularMateria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</table:table-row>
        <table:table-row>
          <table:table-cell table:style-name="ce1" office:value-type="string">
            <text:p>com,qin,controller,ElaboracionResolucionController,altaTP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84">
            <text:p>284</text:p>
          </table:table-cell>
        </table:table-row>
        <table:table-row>
          <table:table-cell table:style-name="ce1" office:value-type="string">
            <text:p>com,qin,controller,SincronizadorTPController,sincronizar</text:p>
          </table:table-cell>
          <table:table-cell table:style-name="ce3" office:value-type="float" office:value="296">
            <text:p>296</text:p>
          </table:table-cell>
          <table:table-cell table:style-name="ce3" office:value-type="float" office:value="296">
            <text:p>296</text:p>
          </table:table-cell>
        </table:table-row>
        <table:table-row>
          <table:table-cell table:style-name="ce1" office:value-type="string">
            <text:p>com,qin,controller,SincronizadorTPController,sincronizar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</table:table-row>
        <table:table-row>
          <table:table-cell table:style-name="ce1" office:value-type="string">
            <text:p>com,qin,controller,SincronizadorTPController,sincronizar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</table:table-row>
      </table:table>
      <table:table table:name="'file:///home/diego/workspace/qin-cluster/pruebas/estadisticas/corrida-20120802000741.ods'#acumulado" table:print="false" table:style-name="ta_extref">
        <table:table-source xlink:type="simple" xlink:href="../corrida-20120802000741.ods" table:table-name="acumulado" table:mode="copy-results-only"/>
        <table:table-column table:number-columns-repeated="7"/>
        <table:table-row>
          <table:table-cell table:style-name="ce1" office:value-type="string">
            <text:p>indice</text:p>
          </table:table-cell>
          <table:table-cell table:style-name="ce1" office:value-type="string">
            <text:p>metodo</text:p>
          </table:table-cell>
          <table:table-cell table:style-name="ce1" office:value-type="string">
            <text:p>cantidad de invocaciones</text:p>
          </table:table-cell>
          <table:table-cell table:style-name="ce1" office:value-type="string">
            <text:p>suma total de tiempo [milisegundos]</text:p>
          </table:table-cell>
          <table:table-cell table:style-name="ce1" office:value-type="string">
            <text:p>suma total de tiempo [segundos]</text:p>
          </table:table-cell>
          <table:table-cell table:style-name="ce1" office:value-type="string">
            <text:p>promedio de tiempo [milisegundos]</text:p>
          </table:table-cell>
          <table:table-cell table:style-name="ce1" office:value-type="string">
            <text:p>promedio de tiempo [segundos]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1" office:value-type="string">
            <text:p>com,qin,controller,LoginController,home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18">
            <text:p>218</text:p>
          </table:table-cell>
          <table:table-cell table:style-name="ce3" office:value-type="float" office:value="218">
            <text:p>218</text:p>
          </table:table-cell>
          <table:table-cell table:style-name="ce3" office:value-type="float" office:value="218">
            <text:p>218</text:p>
          </table:table-cell>
          <table:table-cell table:style-name="ce3" office:value-type="float" office:value="218">
            <text:p>218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1" office:value-type="string">
            <text:p>com,qin,controller,ConsultaController,consulta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1" office:value-type="string">
            <text:p>com,qin,controller,BusquedaTPController,buscarTPs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03">
            <text:p>0.03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1" office:value-type="string">
            <text:p>com,qin,controller,ElaboracionResolucionController,popularMaterias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1" office:value-type="string">
            <text:p>com,qin,controller,ElaboracionResolucionController,altaTP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84">
            <text:p>284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1" office:value-type="string">
            <text:p>com,qin,controller,SincronizadorTPController,sincronizar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104.666666666667">
            <text:p>104.666666666667</text:p>
          </table:table-cell>
          <table:table-cell table:style-name="ce3" office:value-type="float" office:value="0.104666666666667">
            <text:p>0.104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02T00:18:56</meta:creation-date>
    <meta:generator>LibreOffice/3.5$Linux_X86_64 LibreOffice_project/350m1$Build-2</meta:generator>
    <dc:date>2012-08-02T01:46:51</dc:date>
    <dc:creator>diego </dc:creator>
    <meta:editing-duration>PT1H24M28S</meta:editing-duration>
    <meta:editing-cycles>20</meta:editing-cycles>
    <meta:document-statistic meta:table-count="1" meta:cell-count="140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96cm" svg:y="3.703cm" style:legend-expansion="high" chart:style-name="ch2"/>
        <chart:plot-area chart:style-name="ch3" table:cell-range-address="corrida.B2:corrida.E31 corrida.C1:corrida.E1" chart:data-source-has-labels="row" svg:x="0.77cm" svg:y="0.855cm" svg:width="9.886cm" svg:height="7.545cm">
          <chartooo:coordinate-region svg:x="2.053cm" svg:y="1.055cm" svg:width="8.416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rrida.C2:corrida.C31" chart:label-cell-address="corrida.C1:corrida.C1" chart:class="chart:scatter">
            <chart:domain table:cell-range-address="corrida.B2:corrida.B31"/>
            <chart:data-point chart:repeated="30"/>
          </chart:series>
          <chart:series chart:style-name="ch8" chart:values-cell-range-address="corrida.D2:corrida.D31" chart:label-cell-address="corrida.D1:corrida.D1" chart:class="chart:scatter">
            <chart:data-point chart:repeated="30"/>
          </chart:series>
          <chart:series chart:style-name="ch9" chart:values-cell-range-address="corrida.E2:corrida.E31" chart:label-cell-address="corrida.E1:corrida.E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[milisegundos]</text:p>
                <draw:g>
                  <svg:desc>corrida.C1:corrida.C1</svg:desc>
                </draw:g>
              </table:table-cell>
              <table:table-cell office:value-type="string">
                <text:p>tiempo [segundos]</text:p>
                <draw:g>
                  <svg:desc>corrida.D1:corrida.D1</svg:desc>
                </draw:g>
              </table:table-cell>
              <table:table-cell office:value-type="string">
                <text:p>porcentual [%]</text:p>
                <draw:g>
                  <svg:desc>corrida.E1:corrid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rrida.B2:corrida.B31</svg:desc>
                </draw:g>
              </table:table-cell>
              <table:table-cell office:value-type="float" office:value="218">
                <text:p>218</text:p>
                <draw:g>
                  <svg:desc>corrida.C2:corrida.C31</svg:desc>
                </draw:g>
              </table:table-cell>
              <table:table-cell office:value-type="float" office:value="218">
                <text:p>218</text:p>
                <draw:g>
                  <svg:desc>corrida.D2:corrida.D31</svg:desc>
                </draw:g>
              </table:table-cell>
              <table:table-cell office:value-type="float" office:value="25.3783469150175">
                <text:p>25.3783469150175</text:p>
                <draw:g>
                  <svg:desc>corrida.E2:corrida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414435389988">
                <text:p>0.11641443538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3.49243306169965">
                <text:p>3.49243306169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9697322467986">
                <text:p>1.39697322467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3.0616996507567">
                <text:p>33.0616996507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4.4586728754366">
                <text:p>34.4586728754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9848661233993">
                <text:p>0.69848661233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9697322467986">
                <text:p>1.39697322467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